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81mm"/>
    </style:style>
    <style:style style:name="co4" style:family="table-column">
      <style:table-column-properties fo:break-before="auto" style:column-width="17.9mm"/>
    </style:style>
    <style:style style:name="co5" style:family="table-column">
      <style:table-column-properties fo:break-before="auto" style:column-width="15.5mm"/>
    </style:style>
    <style:style style:name="co6" style:family="table-column">
      <style:table-column-properties fo:break-before="auto" style:column-width="15.06mm"/>
    </style:style>
    <style:style style:name="co7" style:family="table-column">
      <style:table-column-properties fo:break-before="auto" style:column-width="16.97mm"/>
    </style:style>
    <style:style style:name="co8" style:family="table-column">
      <style:table-column-properties fo:break-before="auto" style:column-width="17.23mm"/>
    </style:style>
    <style:style style:name="co9" style:family="table-column">
      <style:table-column-properties fo:break-before="auto" style:column-width="15.33mm"/>
    </style:style>
    <style:style style:name="co10" style:family="table-column">
      <style:table-column-properties fo:break-before="auto" style:column-width="11.57mm"/>
    </style:style>
    <style:style style:name="co11" style:family="table-column">
      <style:table-column-properties fo:break-before="auto" style:column-width="11.8mm"/>
    </style:style>
    <style:style style:name="co12" style:family="table-column">
      <style:table-column-properties fo:break-before="auto" style:column-width="16.85mm"/>
    </style:style>
    <style:style style:name="co13" style:family="table-column">
      <style:table-column-properties fo:break-before="auto" style:column-width="72.6mm"/>
    </style:style>
    <style:style style:name="co14" style:family="table-column">
      <style:table-column-properties fo:break-before="auto" style:column-width="23.99mm"/>
    </style:style>
    <style:style style:name="co15" style:family="table-column">
      <style:table-column-properties fo:break-before="auto" style:column-width="27.32mm"/>
    </style:style>
    <style:style style:name="co16" style:family="table-column">
      <style:table-column-properties fo:break-before="auto" style:column-width="71.31mm"/>
    </style:style>
    <style:style style:name="co17" style:family="table-column">
      <style:table-column-properties fo:break-before="auto" style:column-width="24.87mm"/>
    </style:style>
    <style:style style:name="co18" style:family="table-column">
      <style:table-column-properties fo:break-before="auto" style:column-width="26.74mm"/>
    </style:style>
    <style:style style:name="co19" style:family="table-column">
      <style:table-column-properties fo:break-before="auto" style:column-width="22.91mm"/>
    </style:style>
    <style:style style:name="co20" style:family="table-column">
      <style:table-column-properties fo:break-before="auto" style:column-width="40.06mm"/>
    </style:style>
    <style:style style:name="co21" style:family="table-column">
      <style:table-column-properties fo:break-before="auto" style:column-width="53.71mm"/>
    </style:style>
    <style:style style:name="co22" style:family="table-column">
      <style:table-column-properties fo:break-before="auto" style:column-width="41.43mm"/>
    </style:style>
    <style:style style:name="co23" style:family="table-column">
      <style:table-column-properties fo:break-before="auto" style:column-width="27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1" style:family="table-cell" style:parent-style-name="Default" style:data-style-name="N61"/>
    <style:style style:name="ce32" style:family="table-cell" style:parent-style-name="Default" style:data-style-name="N61">
      <style:table-cell-properties fo:border="none"/>
    </style:style>
    <style:style style:name="ce33" style:family="table-cell" style:parent-style-name="Default" style:data-style-name="N61">
      <style:text-properties fo:font-weight="bold" style:font-weight-asian="bold" style:font-weight-complex="bold"/>
    </style:style>
    <style:style style:name="ce6" style:family="table-cell" style:parent-style-name="Default" style:data-style-name="N61">
      <style:text-properties fo:font-weight="normal" style:font-weight-asian="normal" style:font-weight-complex="normal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37" style:family="table-cell" style:parent-style-name="Default" style:data-style-name="N11">
      <style:table-cell-properties fo:border-bottom="0.74pt solid #000000" fo:border-left="0.74pt solid #000000" fo:border-right="none" fo:border-top="none"/>
    </style:style>
    <style:style style:name="ce38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41" style:family="table-cell" style:parent-style-name="Default" style:data-style-name="N11">
      <style:table-cell-properties fo:border-bottom="0.74pt solid #000000" fo:border-left="none" fo:border-right="none" fo:border-top="none"/>
    </style:style>
    <style:style style:name="ce42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4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44" style:family="table-cell" style:parent-style-name="Default" style:data-style-name="N11">
      <style:table-cell-properties fo:border-bottom="0.74pt solid #000000" fo:border-left="none" fo:border-right="0.74pt solid #000000" fo:border-top="none"/>
    </style:style>
    <style:style style:name="ce45" style:family="table-cell" style:parent-style-name="Default" style:data-style-name="N11"/>
    <style:style style:name="ce46" style:family="table-cell" style:parent-style-name="Default" style:data-style-name="N115"/>
    <style:style style:name="ce47" style:family="table-cell" style:parent-style-name="Default" style:data-style-name="N115">
      <style:table-cell-properties fo:border="none"/>
    </style:style>
    <style:style style:name="ce48" style:family="table-cell" style:parent-style-name="Default" style:data-style-name="N115">
      <style:text-properties fo:font-weight="bold" style:font-weight-asian="bold" style:font-weight-complex="bold"/>
    </style:style>
    <style:style style:name="ce57" style:family="table-cell" style:parent-style-name="Default" style:data-style-name="N115">
      <style:table-cell-properties fo:border="none"/>
      <style:text-properties fo:font-weight="bold" style:font-weight-asian="bold" style:font-weight-complex="bold"/>
    </style:style>
    <style:style style:name="ce83" style:family="table-cell" style:parent-style-name="Default" style:data-style-name="N1"/>
    <style:style style:name="ce84" style:family="table-cell" style:parent-style-name="Default" style:data-style-name="N1">
      <style:text-properties fo:font-weight="bold" style:font-weight-asian="bold" style:font-weight-complex="bold"/>
    </style:style>
    <style:style style:name="ce85" style:family="table-cell" style:parent-style-name="Default" style:data-style-name="N116"/>
    <style:style style:name="ce86" style:family="table-cell" style:parent-style-name="Default" style:data-style-name="N116">
      <style:text-properties fo:font-weight="bold" style:font-weight-asian="bold" style:font-weight-complex="bold"/>
    </style:style>
    <style:style style:name="ce28" style:family="table-cell" style:parent-style-name="Default" style:data-style-name="N118"/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6" style:family="table-cell" style:parent-style-name="Default">
      <style:text-properties style:font-name="Liberation Sans" style:font-name-asian="Arial Unicode MS" style:font-name-complex="Arial Unicode MS"/>
    </style:style>
    <style:style style:name="ce77" style:family="table-cell" style:parent-style-name="Default">
      <style:text-properties style:font-name="Liberation Sans" fo:font-weight="bold" style:font-name-asian="Arial Unicode MS" style:font-weight-asian="bold" style:font-name-complex="Arial Unicode MS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Learning Rate" table:style-name="ta1">
        <table:table-column table:style-name="co1" table:number-columns-repeated="20" table:default-cell-style-name="ce31"/>
        <table:table-column table:style-name="co1" table:default-cell-style-name="Default"/>
        <table:table-column table:style-name="co2" table:number-columns-repeated="1003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Learning Rate by Generation</text:p>
          </table:table-cell>
          <table:covered-table-cell table:number-columns-repeated="19" table:style-name="Default"/>
          <table:table-cell/>
          <table:table-cell table:style-name="ce31" table:number-columns-repeated="1003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1">
          <table:table-cell table:style-name="ce1" office:value-type="string" calcext:value-type="string" table:number-columns-spanned="20" table:number-rows-spanned="1">
            <text:p>Base EA MNIST LCMC</text:p>
          </table:table-cell>
          <table:covered-table-cell table:number-columns-repeated="19" table:style-name="Default"/>
          <table:table-cell table:number-columns-repeated="1004"/>
        </table:table-row>
        <table:table-row table:style-name="ro1">
          <table:table-cell table:style-name="ce30" office:value-type="float" office:value="1" calcext:value-type="float" table:number-columns-spanned="10" table:number-rows-spanned="1">
            <text:p>1</text:p>
          </table:table-cell>
          <table:covered-table-cell table:number-columns-repeated="9" table:style-name="ce30"/>
          <table:table-cell table:style-name="ce30" office:value-type="float" office:value="2" calcext:value-type="float" table:number-columns-spanned="10" table:number-rows-spanned="1">
            <text:p>2</text:p>
          </table:table-cell>
          <table:covered-table-cell table:number-columns-repeated="9" table:style-name="ce30"/>
          <table:table-cell table:number-columns-repeated="100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04"/>
        </table:table-row>
        <table:table-row table:style-name="ro1">
          <table:table-cell office:value-type="float" office:value="0.033579643068772" calcext:value-type="float">
            <text:p>3.36E-02</text:p>
          </table:table-cell>
          <table:table-cell office:value-type="float" office:value="0.0390347846842509" calcext:value-type="float">
            <text:p>3.90E-02</text:p>
          </table:table-cell>
          <table:table-cell office:value-type="float" office:value="0.130088299815813" calcext:value-type="float">
            <text:p>1.30E-01</text:p>
          </table:table-cell>
          <table:table-cell table:number-columns-repeated="3" office:value-type="float" office:value="0.0849324678349063" calcext:value-type="float">
            <text:p>8.49E-02</text:p>
          </table:table-cell>
          <table:table-cell office:value-type="float" office:value="0.0610826851436379" calcext:value-type="float">
            <text:p>6.11E-02</text:p>
          </table:table-cell>
          <table:table-cell office:value-type="float" office:value="0.123563992843436" calcext:value-type="float">
            <text:p>1.24E-01</text:p>
          </table:table-cell>
          <table:table-cell office:value-type="float" office:value="0.0601503444609332" calcext:value-type="float">
            <text:p>6.02E-02</text:p>
          </table:table-cell>
          <table:table-cell table:number-columns-repeated="3" office:value-type="float" office:value="0.0175374093838512" calcext:value-type="float">
            <text:p>1.75E-02</text:p>
          </table:table-cell>
          <table:table-cell table:number-columns-repeated="2" office:value-type="float" office:value="0.0324645658740565" calcext:value-type="float">
            <text:p>3.25E-02</text:p>
          </table:table-cell>
          <table:table-cell table:number-columns-repeated="2" office:value-type="float" office:value="0.0325456292675146" calcext:value-type="float">
            <text:p>3.25E-02</text:p>
          </table:table-cell>
          <table:table-cell table:number-columns-repeated="4" office:value-type="float" office:value="0.000001" calcext:value-type="float">
            <text:p>1.00E-06</text:p>
          </table:table-cell>
          <table:table-cell table:number-columns-repeated="1004"/>
        </table:table-row>
        <table:table-row table:style-name="ro1">
          <table:table-cell office:value-type="float" office:value="0.0861115799417652" calcext:value-type="float">
            <text:p>8.61E-02</text:p>
          </table:table-cell>
          <table:table-cell office:value-type="float" office:value="0.10498879915617" calcext:value-type="float">
            <text:p>1.05E-01</text:p>
          </table:table-cell>
          <table:table-cell office:value-type="float" office:value="0.0714905618756764" calcext:value-type="float">
            <text:p>7.15E-02</text:p>
          </table:table-cell>
          <table:table-cell table:number-columns-repeated="2" office:value-type="float" office:value="0.0484234813186229" calcext:value-type="float">
            <text:p>4.84E-02</text:p>
          </table:table-cell>
          <table:table-cell office:value-type="float" office:value="0.0654744279036775" calcext:value-type="float">
            <text:p>6.55E-02</text:p>
          </table:table-cell>
          <table:table-cell table:number-columns-repeated="2" office:value-type="float" office:value="0.0258406797614886" calcext:value-type="float">
            <text:p>2.58E-02</text:p>
          </table:table-cell>
          <table:table-cell office:value-type="float" office:value="0.000001" calcext:value-type="float">
            <text:p>1.00E-06</text:p>
          </table:table-cell>
          <table:table-cell table:number-columns-repeated="3" office:value-type="float" office:value="0.00158249424419547" calcext:value-type="float">
            <text:p>1.58E-03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number-columns-repeated="5" office:value-type="float" office:value="0.0024000100336116" calcext:value-type="float">
            <text:p>2.40E-03</text:p>
          </table:table-cell>
          <table:table-cell office:value-type="float" office:value="0.000001" calcext:value-type="float">
            <text:p>1.00E-06</text:p>
          </table:table-cell>
          <table:table-cell table:number-columns-repeated="1004"/>
        </table:table-row>
        <table:table-row table:style-name="ro1">
          <table:table-cell office:value-type="float" office:value="0.0618432638854239" calcext:value-type="float">
            <text:p>6.18E-02</text:p>
          </table:table-cell>
          <table:table-cell office:value-type="float" office:value="0.0708282230105171" calcext:value-type="float">
            <text:p>7.08E-02</text:p>
          </table:table-cell>
          <table:table-cell office:value-type="float" office:value="0.0272195136777802" calcext:value-type="float">
            <text:p>2.72E-02</text:p>
          </table:table-cell>
          <table:table-cell office:value-type="float" office:value="0.0101865045009477" calcext:value-type="float">
            <text:p>1.02E-02</text:p>
          </table:table-cell>
          <table:table-cell table:number-columns-repeated="2" office:value-type="float" office:value="0.00535613535562568" calcext:value-type="float">
            <text:p>5.36E-03</text:p>
          </table:table-cell>
          <table:table-cell office:value-type="float" office:value="0.0213260407424353" calcext:value-type="float">
            <text:p>2.13E-02</text:p>
          </table:table-cell>
          <table:table-cell table:number-columns-repeated="4" office:value-type="float" office:value="0.00001" calcext:value-type="float">
            <text:p>1.00E-05</text:p>
          </table:table-cell>
          <table:table-cell table:number-columns-repeated="2" office:value-type="float" office:value="0.0275581680802575" calcext:value-type="float">
            <text:p>2.76E-02</text:p>
          </table:table-cell>
          <table:table-cell table:number-columns-repeated="3" office:value-type="float" office:value="0.0326820559128197" calcext:value-type="float">
            <text:p>3.27E-02</text:p>
          </table:table-cell>
          <table:table-cell table:number-columns-repeated="3" office:value-type="float" office:value="0.0252194077581358" calcext:value-type="float">
            <text:p>2.52E-02</text:p>
          </table:table-cell>
          <table:table-cell office:value-type="float" office:value="0.00001" calcext:value-type="float">
            <text:p>1.00E-05</text:p>
          </table:table-cell>
          <table:table-cell table:number-columns-repeated="1004"/>
        </table:table-row>
        <table:table-row table:style-name="ro1">
          <table:table-cell table:number-columns-repeated="3" office:value-type="float" office:value="0.0272915435735429" calcext:value-type="float">
            <text:p>2.73E-02</text:p>
          </table:table-cell>
          <table:table-cell office:value-type="float" office:value="0.0221847272444521" calcext:value-type="float">
            <text:p>2.22E-02</text:p>
          </table:table-cell>
          <table:table-cell table:number-columns-repeated="6" office:value-type="float" office:value="0.0104968697432273" calcext:value-type="float">
            <text:p>1.05E-02</text:p>
          </table:table-cell>
          <table:table-cell table:number-columns-repeated="2" office:value-type="float" office:value="0.0165731305859627" calcext:value-type="float">
            <text:p>1.66E-02</text:p>
          </table:table-cell>
          <table:table-cell table:number-columns-repeated="2" office:value-type="float" office:value="0.0547736623279775" calcext:value-type="float">
            <text:p>5.48E-02</text:p>
          </table:table-cell>
          <table:table-cell office:value-type="float" office:value="0.0366803189875595" calcext:value-type="float">
            <text:p>3.67E-02</text:p>
          </table:table-cell>
          <table:table-cell table:number-columns-repeated="2" office:value-type="float" office:value="0.001" calcext:value-type="float">
            <text:p>1.00E-03</text:p>
          </table:table-cell>
          <table:table-cell table:number-columns-repeated="3" office:value-type="float" office:value="0.00624845957141436" calcext:value-type="float">
            <text:p>6.25E-03</text:p>
          </table:table-cell>
          <table:table-cell table:number-columns-repeated="1004"/>
        </table:table-row>
        <table:table-row table:style-name="ro1">
          <table:table-cell table:number-columns-repeated="3" office:value-type="float" office:value="0.129352823426438" calcext:value-type="float">
            <text:p>1.29E-01</text:p>
          </table:table-cell>
          <table:table-cell table:number-columns-repeated="3" office:value-type="float" office:value="0.12380412233088" calcext:value-type="float">
            <text:p>1.24E-01</text:p>
          </table:table-cell>
          <table:table-cell table:number-columns-repeated="3" office:value-type="float" office:value="0.0345717227352932" calcext:value-type="float">
            <text:p>3.46E-02</text:p>
          </table:table-cell>
          <table:table-cell table:number-columns-repeated="5" office:value-type="float" office:value="0.001" calcext:value-type="float">
            <text:p>1.00E-03</text:p>
          </table:table-cell>
          <table:table-cell office:value-type="float" office:value="0.0250467352594438" calcext:value-type="float">
            <text:p>2.50E-02</text:p>
          </table:table-cell>
          <table:table-cell table:number-columns-repeated="3" office:value-type="float" office:value="0.001" calcext:value-type="float">
            <text:p>1.00E-03</text:p>
          </table:table-cell>
          <table:table-cell office:value-type="float" office:value="0.00839914498417114" calcext:value-type="float">
            <text:p>8.40E-03</text:p>
          </table:table-cell>
          <table:table-cell office:value-type="float" office:value="0.036188109397911" calcext:value-type="float">
            <text:p>3.62E-02</text:p>
          </table:table-cell>
          <table:table-cell table:number-columns-repeated="1004"/>
        </table:table-row>
        <table:table-row table:style-name="ro1">
          <table:table-cell office:value-type="float" office:value="0.0814511795454513" calcext:value-type="float">
            <text:p>8.15E-02</text:p>
          </table:table-cell>
          <table:table-cell table:number-columns-repeated="5" office:value-type="float" office:value="0.00968851713634639" calcext:value-type="float">
            <text:p>9.69E-03</text:p>
          </table:table-cell>
          <table:table-cell table:number-columns-repeated="2" office:value-type="float" office:value="0.0126484617220935" calcext:value-type="float">
            <text:p>1.26E-02</text:p>
          </table:table-cell>
          <table:table-cell table:number-columns-repeated="12" office:value-type="float" office:value="0.001" calcext:value-type="float">
            <text:p>1.00E-03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0.103041303298865" calcext:value-type="float">
            <text:p>1.03E-01</text:p>
          </table:table-cell>
          <table:table-cell table:number-columns-repeated="4" office:value-type="float" office:value="0.0199019756934753" calcext:value-type="float">
            <text:p>1.99E-02</text:p>
          </table:table-cell>
          <table:table-cell table:number-columns-repeated="2" office:value-type="float" office:value="0.040915761629588" calcext:value-type="float">
            <text:p>4.09E-02</text:p>
          </table:table-cell>
          <table:table-cell table:number-columns-repeated="3" office:value-type="float" office:value="0.00645124252363345" calcext:value-type="float">
            <text:p>6.45E-03</text:p>
          </table:table-cell>
          <table:table-cell table:number-columns-repeated="3" office:value-type="float" office:value="0.0133113654559585" calcext:value-type="float">
            <text:p>1.33E-02</text:p>
          </table:table-cell>
          <table:table-cell table:number-columns-repeated="3" office:value-type="float" office:value="0.0204022235997437" calcext:value-type="float">
            <text:p>2.04E-02</text:p>
          </table:table-cell>
          <table:table-cell table:number-columns-repeated="3" office:value-type="float" office:value="0.0143566487300884" calcext:value-type="float">
            <text:p>1.44E-02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0.0001" calcext:value-type="float">
            <text:p>1.00E-04</text:p>
          </table:table-cell>
          <table:table-cell office:value-type="float" office:value="0.0410133005737318" calcext:value-type="float">
            <text:p>4.10E-02</text:p>
          </table:table-cell>
          <table:table-cell table:number-columns-repeated="5" office:value-type="float" office:value="0.0100997669202335" calcext:value-type="float">
            <text:p>1.01E-02</text:p>
          </table:table-cell>
          <table:table-cell table:number-columns-repeated="2" office:value-type="float" office:value="0.0315833354738371" calcext:value-type="float">
            <text:p>3.16E-02</text:p>
          </table:table-cell>
          <table:table-cell table:number-columns-repeated="5" office:value-type="float" office:value="0.0206546584746138" calcext:value-type="float">
            <text:p>2.07E-02</text:p>
          </table:table-cell>
          <table:table-cell table:number-columns-repeated="3" office:value-type="float" office:value="0.0132725421611773" calcext:value-type="float">
            <text:p>1.33E-02</text:p>
          </table:table-cell>
          <table:table-cell table:number-columns-repeated="2" office:value-type="float" office:value="0.0001" calcext:value-type="float">
            <text:p>1.00E-04</text:p>
          </table:table-cell>
          <table:table-cell table:number-columns-repeated="1004"/>
        </table:table-row>
        <table:table-row table:style-name="ro1">
          <table:table-cell table:number-columns-repeated="4" office:value-type="float" office:value="0.0112376763704193" calcext:value-type="float">
            <text:p>1.12E-02</text:p>
          </table:table-cell>
          <table:table-cell table:number-columns-repeated="2" office:value-type="float" office:value="0.0001" calcext:value-type="float">
            <text:p>1.00E-04</text:p>
          </table:table-cell>
          <table:table-cell office:value-type="float" office:value="0.0497747947848538" calcext:value-type="float">
            <text:p>4.98E-02</text:p>
          </table:table-cell>
          <table:table-cell office:value-type="float" office:value="0.0329716319174322" calcext:value-type="float">
            <text:p>3.30E-02</text:p>
          </table:table-cell>
          <table:table-cell table:number-columns-repeated="5" office:value-type="float" office:value="0.0172456264727131" calcext:value-type="float">
            <text:p>1.72E-02</text:p>
          </table:table-cell>
          <table:table-cell table:number-columns-repeated="2" office:value-type="float" office:value="0.0148115674437314" calcext:value-type="float">
            <text:p>1.48E-02</text:p>
          </table:table-cell>
          <table:table-cell office:value-type="float" office:value="0.0001" calcext:value-type="float">
            <text:p>1.00E-04</text:p>
          </table:table-cell>
          <table:table-cell table:number-columns-repeated="3" office:value-type="float" office:value="0.00904806523255267" calcext:value-type="float">
            <text:p>9.05E-03</text:p>
          </table:table-cell>
          <table:table-cell office:value-type="float" office:value="0.0148399822344187" calcext:value-type="float">
            <text:p>1.48E-02</text:p>
          </table:table-cell>
          <table:table-cell table:number-columns-repeated="1004"/>
        </table:table-row>
        <table:table-row table:style-name="ro1">
          <table:table-cell table:style-name="ce32" office:value-type="float" office:value="0.0001" calcext:value-type="float">
            <text:p>1.00E-04</text:p>
          </table:table-cell>
          <table:table-cell table:number-columns-repeated="3" table:style-name="ce32" office:value-type="float" office:value="0.0559317092479438" calcext:value-type="float">
            <text:p>5.59E-02</text:p>
          </table:table-cell>
          <table:table-cell table:style-name="ce32" office:value-type="float" office:value="0.0001" calcext:value-type="float">
            <text:p>1.00E-04</text:p>
          </table:table-cell>
          <table:table-cell table:number-columns-repeated="3" table:style-name="ce32" office:value-type="float" office:value="0.00129364444433805" calcext:value-type="float">
            <text:p>1.29E-03</text:p>
          </table:table-cell>
          <table:table-cell table:style-name="ce32" office:value-type="float" office:value="0.0451126803879479" calcext:value-type="float">
            <text:p>4.51E-02</text:p>
          </table:table-cell>
          <table:table-cell table:style-name="ce32" office:value-type="float" office:value="0.0118870783242332" calcext:value-type="float">
            <text:p>1.19E-02</text:p>
          </table:table-cell>
          <table:table-cell table:style-name="ce32" office:value-type="float" office:value="0.0404697348006232" calcext:value-type="float">
            <text:p>4.05E-02</text:p>
          </table:table-cell>
          <table:table-cell table:style-name="ce32" office:value-type="float" office:value="0.0328146307515553" calcext:value-type="float">
            <text:p>3.28E-02</text:p>
          </table:table-cell>
          <table:table-cell table:style-name="ce32" office:value-type="float" office:value="0.0001" calcext:value-type="float">
            <text:p>1.00E-04</text:p>
          </table:table-cell>
          <table:table-cell table:style-name="ce32" office:value-type="float" office:value="0.0412590876131887" calcext:value-type="float">
            <text:p>4.13E-02</text:p>
          </table:table-cell>
          <table:table-cell table:number-columns-repeated="2" table:style-name="ce32" office:value-type="float" office:value="0.0204166267569447" calcext:value-type="float">
            <text:p>2.04E-02</text:p>
          </table:table-cell>
          <table:table-cell table:number-columns-repeated="3" table:style-name="ce32" office:value-type="float" office:value="0.0428585371549207" calcext:value-type="float">
            <text:p>4.29E-02</text:p>
          </table:table-cell>
          <table:table-cell table:style-name="ce32" office:value-type="float" office:value="0.0001" calcext:value-type="float">
            <text:p>1.00E-04</text:p>
          </table:table-cell>
          <table:table-cell table:number-columns-repeated="1004"/>
        </table:table-row>
        <table:table-row table:style-name="ro1">
          <table:table-cell table:style-name="ce33" table:formula="of:=AVERAGE([.A6:.A15])" office:value-type="float" office:value="0.0534109013110678" calcext:value-type="float">
            <text:p>5.34E-02</text:p>
          </table:table-cell>
          <table:table-cell table:style-name="ce33" table:formula="of:=AVERAGE([.B6:.B15])" office:value-type="float" office:value="0.0551495379904493" calcext:value-type="float">
            <text:p>5.51E-02</text:p>
          </table:table-cell>
          <table:table-cell table:style-name="ce33" table:formula="of:=AVERAGE([.C6:.C15])" office:value-type="float" office:value="0.0523215921391167" calcext:value-type="float">
            <text:p>5.23E-02</text:p>
          </table:table-cell>
          <table:table-cell table:style-name="ce33" table:formula="of:=AVERAGE([.D6:.D15])" office:value-type="float" office:value="0.0396390948598227" calcext:value-type="float">
            <text:p>3.96E-02</text:p>
          </table:table-cell>
          <table:table-cell table:style-name="ce33" table:formula="of:=AVERAGE([.E6:.E15])" office:value-type="float" office:value="0.0312903336333317" calcext:value-type="float">
            <text:p>3.13E-02</text:p>
          </table:table-cell>
          <table:table-cell table:style-name="ce33" table:formula="of:=AVERAGE([.F6:.F15])" office:value-type="float" office:value="0.033114792736271" calcext:value-type="float">
            <text:p>3.31E-02</text:p>
          </table:table-cell>
          <table:table-cell table:style-name="ce33" table:formula="of:=AVERAGE([.G6:.G15])" office:value-type="float" office:value="0.0268050427627189" calcext:value-type="float">
            <text:p>2.68E-02</text:p>
          </table:table-cell>
          <table:table-cell table:style-name="ce33" table:formula="of:=AVERAGE([.H6:.H15])" office:value-type="float" office:value="0.029241253171713" calcext:value-type="float">
            <text:p>2.92E-02</text:p>
          </table:table-cell>
          <table:table-cell table:style-name="ce33" table:formula="of:=AVERAGE([.I6:.I15])" office:value-type="float" office:value="0.0206622821797585" calcext:value-type="float">
            <text:p>2.07E-02</text:p>
          </table:table-cell>
          <table:table-cell table:style-name="ce33" table:formula="of:=AVERAGE([.J6:.J15])" office:value-type="float" office:value="0.00987940561656908" calcext:value-type="float">
            <text:p>9.88E-03</text:p>
          </table:table-cell>
          <table:table-cell table:style-name="ce33" table:formula="of:=AVERAGE([.K6:.K15])" office:value-type="float" office:value="0.0122524296485593" calcext:value-type="float">
            <text:p>1.23E-02</text:p>
          </table:table-cell>
          <table:table-cell table:style-name="ce33" table:formula="of:=AVERAGE([.L6:.L15])" office:value-type="float" office:value="0.0149277483449108" calcext:value-type="float">
            <text:p>1.49E-02</text:p>
          </table:table-cell>
          <table:table-cell table:style-name="ce33" table:formula="of:=AVERAGE([.M6:.M15])" office:value-type="float" office:value="0.0168109046685577" calcext:value-type="float">
            <text:p>1.68E-02</text:p>
          </table:table-cell>
          <table:table-cell table:style-name="ce33" table:formula="of:=AVERAGE([.N6:.N15])" office:value-type="float" office:value="0.0211957963102346" calcext:value-type="float">
            <text:p>2.12E-02</text:p>
          </table:table-cell>
          <table:table-cell table:style-name="ce33" table:formula="of:=AVERAGE([.O6:.O15])" office:value-type="float" office:value="0.0206639825735983" calcext:value-type="float">
            <text:p>2.07E-02</text:p>
          </table:table-cell>
          <table:table-cell table:style-name="ce33" table:formula="of:=AVERAGE([.P6:.P15])" office:value-type="float" office:value="0.0124819087731812" calcext:value-type="float">
            <text:p>1.25E-02</text:p>
          </table:table-cell>
          <table:table-cell table:style-name="ce33" table:formula="of:=AVERAGE([.Q6:.Q15])" office:value-type="float" office:value="0.0116201785940142" calcext:value-type="float">
            <text:p>1.16E-02</text:p>
          </table:table-cell>
          <table:table-cell table:style-name="ce33" table:formula="of:=AVERAGE([.R6:.R15])" office:value-type="float" office:value="0.0115404670641901" calcext:value-type="float">
            <text:p>1.15E-02</text:p>
          </table:table-cell>
          <table:table-cell table:style-name="ce33" table:formula="of:=AVERAGE([.S6:.S15])" office:value-type="float" office:value="0.0109631273464895" calcext:value-type="float">
            <text:p>1.10E-02</text:p>
          </table:table-cell>
          <table:table-cell table:style-name="ce33" table:formula="of:=AVERAGE([.T6:.T15])" office:value-type="float" office:value="0.00728451999338325" calcext:value-type="float">
            <text:p>7.28E-03</text:p>
          </table:table-cell>
          <table:table-cell table:number-columns-repeated="1004"/>
        </table:table-row>
        <table:table-row table:style-name="ro1">
          <table:table-cell table:style-name="ce33" table:formula="of:=MEDIAN([.A6:.A15])" office:value-type="float" office:value="0.0477114534770979" calcext:value-type="float">
            <text:p>4.77E-02</text:p>
          </table:table-cell>
          <table:table-cell table:style-name="ce33" table:formula="of:=MEDIAN([.B6:.B15])" office:value-type="float" office:value="0.0474832469660973" calcext:value-type="float">
            <text:p>4.75E-02</text:p>
          </table:table-cell>
          <table:table-cell table:style-name="ce33" table:formula="of:=MEDIAN([.C6:.C15])" office:value-type="float" office:value="0.0341524220736373" calcext:value-type="float">
            <text:p>3.42E-02</text:p>
          </table:table-cell>
          <table:table-cell table:style-name="ce33" table:formula="of:=MEDIAN([.D6:.D15])" office:value-type="float" office:value="0.0210433514689637" calcext:value-type="float">
            <text:p>2.10E-02</text:p>
          </table:table-cell>
          <table:table-cell table:style-name="ce33" table:formula="of:=MEDIAN([.E6:.E15])" office:value-type="float" office:value="0.0102983183317304" calcext:value-type="float">
            <text:p>1.03E-02</text:p>
          </table:table-cell>
          <table:table-cell table:style-name="ce33" table:formula="of:=MEDIAN([.F6:.F15])" office:value-type="float" office:value="0.0102983183317304" calcext:value-type="float">
            <text:p>1.03E-02</text:p>
          </table:table-cell>
          <table:table-cell table:style-name="ce33" table:formula="of:=MEDIAN([.G6:.G15])" office:value-type="float" office:value="0.0235833602519619" calcext:value-type="float">
            <text:p>2.36E-02</text:p>
          </table:table-cell>
          <table:table-cell table:style-name="ce33" table:formula="of:=MEDIAN([.H6:.H15])" office:value-type="float" office:value="0.019244570741791" calcext:value-type="float">
            <text:p>1.92E-02</text:p>
          </table:table-cell>
          <table:table-cell table:style-name="ce33" table:formula="of:=MEDIAN([.I6:.I15])" office:value-type="float" office:value="0.0138712481079702" calcext:value-type="float">
            <text:p>1.39E-02</text:p>
          </table:table-cell>
          <table:table-cell table:style-name="ce33" table:formula="of:=MEDIAN([.J6:.J15])" office:value-type="float" office:value="0.00847405613343038" calcext:value-type="float">
            <text:p>8.47E-03</text:p>
          </table:table-cell>
          <table:table-cell table:style-name="ce33" table:formula="of:=MEDIAN([.K6:.K15])" office:value-type="float" office:value="0.0115121865547981" calcext:value-type="float">
            <text:p>1.15E-02</text:p>
          </table:table-cell>
          <table:table-cell table:style-name="ce33" table:formula="of:=MEDIAN([.L6:.L15])" office:value-type="float" office:value="0.0169093785293379" calcext:value-type="float">
            <text:p>1.69E-02</text:p>
          </table:table-cell>
          <table:table-cell table:style-name="ce33" table:formula="of:=MEDIAN([.M6:.M15])" office:value-type="float" office:value="0.0152784959643358" calcext:value-type="float">
            <text:p>1.53E-02</text:p>
          </table:table-cell>
          <table:table-cell table:style-name="ce33" table:formula="of:=MEDIAN([.N6:.N15])" office:value-type="float" office:value="0.0177331129591726" calcext:value-type="float">
            <text:p>1.77E-02</text:p>
          </table:table-cell>
          <table:table-cell table:style-name="ce33" table:formula="of:=MEDIAN([.O6:.O15])" office:value-type="float" office:value="0.0205356426157792" calcext:value-type="float">
            <text:p>2.05E-02</text:p>
          </table:table-cell>
          <table:table-cell table:style-name="ce33" table:formula="of:=MEDIAN([.P6:.P15])" office:value-type="float" office:value="0.00783627609739445" calcext:value-type="float">
            <text:p>7.84E-03</text:p>
          </table:table-cell>
          <table:table-cell table:style-name="ce33" table:formula="of:=MEDIAN([.Q6:.Q15])" office:value-type="float" office:value="0.00572403763308213" calcext:value-type="float">
            <text:p>5.72E-03</text:p>
          </table:table-cell>
          <table:table-cell table:style-name="ce33" table:formula="of:=MEDIAN([.R6:.R15])" office:value-type="float" office:value="0.00764826240198352" calcext:value-type="float">
            <text:p>7.65E-03</text:p>
          </table:table-cell>
          <table:table-cell table:style-name="ce33" table:formula="of:=MEDIAN([.S6:.S15])" office:value-type="float" office:value="0.00732380227779275" calcext:value-type="float">
            <text:p>7.32E-03</text:p>
          </table:table-cell>
          <table:table-cell table:style-name="ce33" table:formula="of:=MEDIAN([.T6:.T15])" office:value-type="float" office:value="0.00055" calcext:value-type="float">
            <text:p>5.50E-04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20"/>
          <table:table-cell table:number-columns-repeated="1004"/>
        </table:table-row>
        <table:table-row table:style-name="ro1">
          <table:table-cell table:style-name="ce1" office:value-type="string" calcext:value-type="string" table:number-columns-spanned="20" table:number-rows-spanned="1">
            <text:p>Base EA MNIST MSE</text:p>
          </table:table-cell>
          <table:covered-table-cell table:number-columns-repeated="19" table:style-name="Default"/>
          <table:table-cell table:number-columns-repeated="1004"/>
        </table:table-row>
        <table:table-row table:style-name="ro1">
          <table:table-cell table:style-name="ce30" office:value-type="float" office:value="1" calcext:value-type="float" table:number-columns-spanned="10" table:number-rows-spanned="1">
            <text:p>1</text:p>
          </table:table-cell>
          <table:covered-table-cell table:number-columns-repeated="9" table:style-name="ce30"/>
          <table:table-cell table:style-name="ce30" office:value-type="float" office:value="2" calcext:value-type="float" table:number-columns-spanned="10" table:number-rows-spanned="1">
            <text:p>2</text:p>
          </table:table-cell>
          <table:covered-table-cell table:number-columns-repeated="9" table:style-name="ce30"/>
          <table:table-cell table:number-columns-repeated="100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04"/>
        </table:table-row>
        <table:table-row table:style-name="ro1">
          <table:table-cell table:number-columns-repeated="3" office:value-type="float" office:value="0.10125563874932" calcext:value-type="float">
            <text:p>1.01E-01</text:p>
          </table:table-cell>
          <table:table-cell table:number-columns-repeated="2" office:value-type="float" office:value="0.0114170178274602" calcext:value-type="float">
            <text:p>1.14E-0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595764759184872" calcext:value-type="float">
            <text:p>5.96E-03</text:p>
          </table:table-cell>
          <table:table-cell table:number-columns-repeated="6" office:value-type="float" office:value="0.0154817269516121" calcext:value-type="float">
            <text:p>1.55E-02</text:p>
          </table:table-cell>
          <table:table-cell office:value-type="float" office:value="0.00001" calcext:value-type="float">
            <text:p>1.00E-05</text:p>
          </table:table-cell>
          <table:table-cell table:number-columns-repeated="3" office:value-type="float" office:value="0.00590063611393444" calcext:value-type="float">
            <text:p>5.90E-03</text:p>
          </table:table-cell>
          <table:table-cell table:number-columns-repeated="2" office:value-type="float" office:value="0.00324230070428927" calcext:value-type="float">
            <text:p>3.24E-03</text:p>
          </table:table-cell>
          <table:table-cell office:value-type="float" office:value="0.00001" calcext:value-type="float">
            <text:p>1.00E-05</text:p>
          </table:table-cell>
          <table:table-cell table:number-columns-repeated="1004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0.0480247584191427" calcext:value-type="float">
            <text:p>4.80E-02</text:p>
          </table:table-cell>
          <table:table-cell table:number-columns-repeated="3" office:value-type="float" office:value="0.0537234271526622" calcext:value-type="float">
            <text:p>5.37E-02</text:p>
          </table:table-cell>
          <table:table-cell table:number-columns-repeated="5" office:value-type="float" office:value="0.00649559986315586" calcext:value-type="float">
            <text:p>6.50E-03</text:p>
          </table:table-cell>
          <table:table-cell table:number-columns-repeated="2" office:value-type="float" office:value="0.0585776620215555" calcext:value-type="float">
            <text:p>5.86E-02</text:p>
          </table:table-cell>
          <table:table-cell office:value-type="float" office:value="0.0492031124362645" calcext:value-type="float">
            <text:p>4.92E-02</text:p>
          </table:table-cell>
          <table:table-cell office:value-type="float" office:value="0.0110593830457706" calcext:value-type="float">
            <text:p>1.11E-02</text:p>
          </table:table-cell>
          <table:table-cell office:value-type="float" office:value="0.00645503387071982" calcext:value-type="float">
            <text:p>6.46E-03</text:p>
          </table:table-cell>
          <table:table-cell table:number-columns-repeated="5" office:value-type="float" office:value="0.00001" calcext:value-type="float">
            <text:p>1.00E-05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0.0750403382910577" calcext:value-type="float">
            <text:p>7.50E-02</text:p>
          </table:table-cell>
          <table:table-cell office:value-type="float" office:value="0.0916738183115339" calcext:value-type="float">
            <text:p>9.17E-02</text:p>
          </table:table-cell>
          <table:table-cell table:number-columns-repeated="7" office:value-type="float" office:value="0.00885807530972023" calcext:value-type="float">
            <text:p>8.86E-03</text:p>
          </table:table-cell>
          <table:table-cell office:value-type="float" office:value="0.0377946767117566" calcext:value-type="float">
            <text:p>3.78E-02</text:p>
          </table:table-cell>
          <table:table-cell table:number-columns-repeated="2" office:value-type="float" office:value="0.0122899844723889" calcext:value-type="float">
            <text:p>1.23E-02</text:p>
          </table:table-cell>
          <table:table-cell table:number-columns-repeated="5" office:value-type="float" office:value="0.0176348243541705" calcext:value-type="float">
            <text:p>1.76E-02</text:p>
          </table:table-cell>
          <table:table-cell table:number-columns-repeated="2" office:value-type="float" office:value="0.00308549543997986" calcext:value-type="float">
            <text:p>3.09E-03</text:p>
          </table:table-cell>
          <table:table-cell table:number-columns-repeated="1004"/>
        </table:table-row>
        <table:table-row table:style-name="ro1">
          <table:table-cell table:number-columns-repeated="4" office:value-type="float" office:value="0.042309407289135" calcext:value-type="float">
            <text:p>4.23E-02</text:p>
          </table:table-cell>
          <table:table-cell office:value-type="float" office:value="0.0191517449020713" calcext:value-type="float">
            <text:p>1.92E-02</text:p>
          </table:table-cell>
          <table:table-cell table:number-columns-repeated="5" office:value-type="float" office:value="0.00001" calcext:value-type="float">
            <text:p>1.00E-05</text:p>
          </table:table-cell>
          <table:table-cell table:number-columns-repeated="2" office:value-type="float" office:value="0.0429331075414536" calcext:value-type="float">
            <text:p>4.29E-02</text:p>
          </table:table-cell>
          <table:table-cell table:number-columns-repeated="2" office:value-type="float" office:value="0.05561452783909" calcext:value-type="float">
            <text:p>5.56E-02</text:p>
          </table:table-cell>
          <table:table-cell office:value-type="float" office:value="0.0519232811698811" calcext:value-type="float">
            <text:p>5.19E-02</text:p>
          </table:table-cell>
          <table:table-cell office:value-type="float" office:value="0.00538111356101327" calcext:value-type="float">
            <text:p>5.38E-03</text:p>
          </table:table-cell>
          <table:table-cell table:number-columns-repeated="3" office:value-type="float" office:value="0.0103981821154792" calcext:value-type="float">
            <text:p>1.04E-02</text:p>
          </table:table-cell>
          <table:table-cell office:value-type="float" office:value="0.00001" calcext:value-type="float">
            <text:p>1.00E-05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0.0531319052210712" calcext:value-type="float">
            <text:p>5.31E-02</text:p>
          </table:table-cell>
          <table:table-cell table:number-columns-repeated="2" office:value-type="float" office:value="0.0183788269834816" calcext:value-type="float">
            <text:p>1.84E-02</text:p>
          </table:table-cell>
          <table:table-cell office:value-type="float" office:value="0.00001" calcext:value-type="float">
            <text:p>1.00E-05</text:p>
          </table:table-cell>
          <table:table-cell table:number-columns-repeated="2" office:value-type="float" office:value="0.0178015849940191" calcext:value-type="float">
            <text:p>1.78E-02</text:p>
          </table:table-cell>
          <table:table-cell table:number-columns-repeated="3" office:value-type="float" office:value="0.00001" calcext:value-type="float">
            <text:p>1.00E-05</text:p>
          </table:table-cell>
          <table:table-cell table:number-columns-repeated="4" office:value-type="float" office:value="0.0287594449846313" calcext:value-type="float">
            <text:p>2.88E-02</text:p>
          </table:table-cell>
          <table:table-cell table:number-columns-repeated="5" office:value-type="float" office:value="0.0118142838554279" calcext:value-type="float">
            <text:p>1.18E-02</text:p>
          </table:table-cell>
          <table:table-cell office:value-type="float" office:value="0.00001" calcext:value-type="float">
            <text:p>1.00E-05</text:p>
          </table:table-cell>
          <table:table-cell table:number-columns-repeated="1004"/>
        </table:table-row>
        <table:table-row table:style-name="ro1">
          <table:table-cell office:value-type="float" office:value="0.0349440400643215" calcext:value-type="float">
            <text:p>3.49E-02</text:p>
          </table:table-cell>
          <table:table-cell office:value-type="float" office:value="0.0418421478741629" calcext:value-type="float">
            <text:p>4.18E-02</text:p>
          </table:table-cell>
          <table:table-cell office:value-type="float" office:value="0.0041176965229794" calcext:value-type="float">
            <text:p>4.12E-03</text:p>
          </table:table-cell>
          <table:table-cell table:number-columns-repeated="3" office:value-type="float" office:value="0.00001" calcext:value-type="float">
            <text:p>1.00E-05</text:p>
          </table:table-cell>
          <table:table-cell office:value-type="float" office:value="0.016550719645083" calcext:value-type="float">
            <text:p>1.66E-02</text:p>
          </table:table-cell>
          <table:table-cell table:number-columns-repeated="3" office:value-type="float" office:value="0.00001" calcext:value-type="float">
            <text:p>1.00E-05</text:p>
          </table:table-cell>
          <table:table-cell table:number-columns-repeated="2" office:value-type="float" office:value="0.0414047790652228" calcext:value-type="float">
            <text:p>4.14E-02</text:p>
          </table:table-cell>
          <table:table-cell office:value-type="float" office:value="0.0401316089162527" calcext:value-type="float">
            <text:p>4.01E-02</text:p>
          </table:table-cell>
          <table:table-cell table:number-columns-repeated="2" office:value-type="float" office:value="0.0427996584592199" calcext:value-type="float">
            <text:p>4.28E-02</text:p>
          </table:table-cell>
          <table:table-cell table:number-columns-repeated="3" office:value-type="float" office:value="0.00001" calcext:value-type="float">
            <text:p>1.00E-05</text:p>
          </table:table-cell>
          <table:table-cell office:value-type="float" office:value="0.0163105418651224" calcext:value-type="float">
            <text:p>1.63E-02</text:p>
          </table:table-cell>
          <table:table-cell office:value-type="float" office:value="0.0143727296623785" calcext:value-type="float">
            <text:p>1.44E-02</text:p>
          </table:table-cell>
          <table:table-cell table:number-columns-repeated="1004"/>
        </table:table-row>
        <table:table-row table:style-name="ro1">
          <table:table-cell table:number-columns-repeated="3" office:value-type="float" office:value="0.0966363510816928" calcext:value-type="float">
            <text:p>9.66E-02</text:p>
          </table:table-cell>
          <table:table-cell office:value-type="float" office:value="0.0502610155724337" calcext:value-type="float">
            <text:p>5.03E-02</text:p>
          </table:table-cell>
          <table:table-cell table:number-columns-repeated="3" office:value-type="float" office:value="0.00001" calcext:value-type="float">
            <text:p>1.00E-05</text:p>
          </table:table-cell>
          <table:table-cell table:number-columns-repeated="7" office:value-type="float" office:value="0.0137333790807637" calcext:value-type="float">
            <text:p>1.37E-02</text:p>
          </table:table-cell>
          <table:table-cell table:number-columns-repeated="5" office:value-type="float" office:value="0.00652945327439439" calcext:value-type="float">
            <text:p>6.53E-03</text:p>
          </table:table-cell>
          <table:table-cell office:value-type="float" office:value="0.00001" calcext:value-type="float">
            <text:p>1.00E-05</text:p>
          </table:table-cell>
          <table:table-cell table:number-columns-repeated="1004"/>
        </table:table-row>
        <table:table-row table:style-name="ro1">
          <table:table-cell table:number-columns-repeated="3" office:value-type="float" office:value="0.0077751934459549" calcext:value-type="float">
            <text:p>7.78E-03</text:p>
          </table:table-cell>
          <table:table-cell table:number-columns-repeated="4" office:value-type="float" office:value="0.00842159347916583" calcext:value-type="float">
            <text:p>8.42E-03</text:p>
          </table:table-cell>
          <table:table-cell table:number-columns-repeated="4" office:value-type="float" office:value="0.00713193034927065" calcext:value-type="float">
            <text:p>7.13E-03</text:p>
          </table:table-cell>
          <table:table-cell office:value-type="float" office:value="0.0169191724257621" calcext:value-type="float">
            <text:p>1.69E-02</text:p>
          </table:table-cell>
          <table:table-cell table:number-columns-repeated="6" office:value-type="float" office:value="0.00498995451771885" calcext:value-type="float">
            <text:p>4.99E-03</text:p>
          </table:table-cell>
          <table:table-cell table:number-columns-repeated="2" office:value-type="float" office:value="0.00001" calcext:value-type="float">
            <text:p>1.00E-05</text:p>
          </table:table-cell>
          <table:table-cell table:number-columns-repeated="1004"/>
        </table:table-row>
        <table:table-row table:style-name="ro1">
          <table:table-cell office:value-type="float" office:value="0.0656326339627292" calcext:value-type="float">
            <text:p>6.56E-02</text:p>
          </table:table-cell>
          <table:table-cell table:number-columns-repeated="2" office:value-type="float" office:value="0.00001" calcext:value-type="float">
            <text:p>1.00E-05</text:p>
          </table:table-cell>
          <table:table-cell table:number-columns-repeated="3" office:value-type="float" office:value="0.0422137691807302" calcext:value-type="float">
            <text:p>4.22E-02</text:p>
          </table:table-cell>
          <table:table-cell table:number-columns-repeated="2" office:value-type="float" office:value="0.00001" calcext:value-type="float">
            <text:p>1.00E-05</text:p>
          </table:table-cell>
          <table:table-cell table:number-columns-repeated="3" office:value-type="float" office:value="0.00323952190509948" calcext:value-type="float">
            <text:p>3.24E-03</text:p>
          </table:table-cell>
          <table:table-cell table:number-columns-repeated="6" office:value-type="float" office:value="0.0423374197384233" calcext:value-type="float">
            <text:p>4.23E-02</text:p>
          </table:table-cell>
          <table:table-cell table:number-columns-repeated="3" office:value-type="float" office:value="0.0212574435709123" calcext:value-type="float">
            <text:p>2.13E-02</text:p>
          </table:table-cell>
          <table:table-cell table:number-columns-repeated="1004"/>
        </table:table-row>
        <table:table-row table:style-name="ro1">
          <table:table-cell table:style-name="ce32" office:value-type="float" office:value="0.109216418898017" calcext:value-type="float">
            <text:p>1.09E-01</text:p>
          </table:table-cell>
          <table:table-cell table:number-columns-repeated="2" table:style-name="ce32" office:value-type="float" office:value="0.138976721448646" calcext:value-type="float">
            <text:p>1.39E-01</text:p>
          </table:table-cell>
          <table:table-cell table:style-name="ce32" office:value-type="float" office:value="0.16583085271875" calcext:value-type="float">
            <text:p>1.66E-01</text:p>
          </table:table-cell>
          <table:table-cell table:style-name="ce32" office:value-type="float" office:value="0.106163026747399" calcext:value-type="float">
            <text:p>1.06E-01</text:p>
          </table:table-cell>
          <table:table-cell table:number-columns-repeated="3" table:style-name="ce32" office:value-type="float" office:value="0.071951866599852" calcext:value-type="float">
            <text:p>7.20E-02</text:p>
          </table:table-cell>
          <table:table-cell table:number-columns-repeated="2" table:style-name="ce32" office:value-type="float" office:value="0.0292681721403961" calcext:value-type="float">
            <text:p>2.93E-02</text:p>
          </table:table-cell>
          <table:table-cell table:number-columns-repeated="6" table:style-name="ce32" office:value-type="float" office:value="0.0245988257095253" calcext:value-type="float">
            <text:p>2.46E-02</text:p>
          </table:table-cell>
          <table:table-cell table:style-name="ce32" office:value-type="float" office:value="0.00001" calcext:value-type="float">
            <text:p>1.00E-05</text:p>
          </table:table-cell>
          <table:table-cell table:number-columns-repeated="3" table:style-name="ce32" office:value-type="float" office:value="0.00938165610182017" calcext:value-type="float">
            <text:p>9.38E-03</text:p>
          </table:table-cell>
          <table:table-cell table:number-columns-repeated="1004"/>
        </table:table-row>
        <table:table-row table:style-name="ro1">
          <table:table-cell table:style-name="ce33" table:formula="of:=AVERAGE([.A24:.A33])" office:value-type="float" office:value="0.0585951927003299" calcext:value-type="float">
            <text:p>5.86E-02</text:p>
          </table:table-cell>
          <table:table-cell table:style-name="ce33" table:formula="of:=AVERAGE([.B24:.B33])" office:value-type="float" office:value="0.0605002461820183" calcext:value-type="float">
            <text:p>6.05E-02</text:p>
          </table:table-cell>
          <table:table-cell table:style-name="ce33" table:formula="of:=AVERAGE([.C24:.C33])" office:value-type="float" office:value="0.0554857080985406" calcext:value-type="float">
            <text:p>5.55E-02</text:p>
          </table:table-cell>
          <table:table-cell table:style-name="ce33" table:formula="of:=AVERAGE([.D24:.D33])" office:value-type="float" office:value="0.0401423985513539" calcext:value-type="float">
            <text:p>4.01E-02</text:p>
          </table:table-cell>
          <table:table-cell table:style-name="ce33" table:formula="of:=AVERAGE([.E24:.E33])" office:value-type="float" office:value="0.0249978654599209" calcext:value-type="float">
            <text:p>2.50E-02</text:p>
          </table:table-cell>
          <table:table-cell table:style-name="ce33" table:formula="of:=AVERAGE([.F24:.F33])" office:value-type="float" office:value="0.0155782489426643" calcext:value-type="float">
            <text:p>1.56E-02</text:p>
          </table:table-cell>
          <table:table-cell table:style-name="ce33" table:formula="of:=AVERAGE([.G24:.G33])" office:value-type="float" office:value="0.0136067087482845" calcext:value-type="float">
            <text:p>1.36E-02</text:p>
          </table:table-cell>
          <table:table-cell table:style-name="ce33" table:formula="of:=AVERAGE([.H24:.H33])" office:value-type="float" office:value="0.0123692578154375" calcext:value-type="float">
            <text:p>1.24E-02</text:p>
          </table:table-cell>
          <table:table-cell table:style-name="ce33" table:formula="of:=AVERAGE([.I24:.I33])" office:value-type="float" office:value="0.00842384056000181" calcext:value-type="float">
            <text:p>8.42E-03</text:p>
          </table:table-cell>
          <table:table-cell table:style-name="ce33" table:formula="of:=AVERAGE([.J24:.J33])" office:value-type="float" office:value="0.00842384056000181" calcext:value-type="float">
            <text:p>8.42E-03</text:p>
          </table:table-cell>
          <table:table-cell table:style-name="ce33" table:formula="of:=AVERAGE([.K24:.K33])" office:value-type="float" office:value="0.0273655054320891" calcext:value-type="float">
            <text:p>2.74E-02</text:p>
          </table:table-cell>
          <table:table-cell table:style-name="ce33" table:formula="of:=AVERAGE([.L24:.L33])" office:value-type="float" office:value="0.0297035501991339" calcext:value-type="float">
            <text:p>2.97E-02</text:p>
          </table:table-cell>
          <table:table-cell table:style-name="ce33" table:formula="of:=AVERAGE([.M24:.M33])" office:value-type="float" office:value="0.0287139984646671" calcext:value-type="float">
            <text:p>2.87E-02</text:p>
          </table:table-cell>
          <table:table-cell table:style-name="ce33" table:formula="of:=AVERAGE([.N24:.N33])" office:value-type="float" office:value="0.0241537417729313" calcext:value-type="float">
            <text:p>2.42E-02</text:p>
          </table:table-cell>
          <table:table-cell table:style-name="ce33" table:formula="of:=AVERAGE([.O24:.O33])" office:value-type="float" office:value="0.0214983371063415" calcext:value-type="float">
            <text:p>2.15E-02</text:p>
          </table:table-cell>
          <table:table-cell table:style-name="ce33" table:formula="of:=AVERAGE([.P24:.P33])" office:value-type="float" office:value="0.0119206511124608" calcext:value-type="float">
            <text:p>1.19E-02</text:p>
          </table:table-cell>
          <table:table-cell table:style-name="ce33" table:formula="of:=AVERAGE([.Q24:.Q33])" office:value-type="float" office:value="0.00996347539695486" calcext:value-type="float">
            <text:p>9.96E-03</text:p>
          </table:table-cell>
          <table:table-cell table:style-name="ce33" table:formula="of:=AVERAGE([.R24:.R33])" office:value-type="float" office:value="0.00852680984942126" calcext:value-type="float">
            <text:p>8.53E-03</text:p>
          </table:table-cell>
          <table:table-cell table:style-name="ce33" table:formula="of:=AVERAGE([.S24:.S33])" office:value-type="float" office:value="0.00820393569274255" calcext:value-type="float">
            <text:p>8.20E-03</text:p>
          </table:table-cell>
          <table:table-cell table:style-name="ce33" table:formula="of:=AVERAGE([.T24:.T33])" office:value-type="float" office:value="0.00481573247750908" calcext:value-type="float">
            <text:p>4.82E-03</text:p>
          </table:table-cell>
          <table:table-cell table:number-columns-repeated="1004"/>
        </table:table-row>
        <table:table-row table:style-name="ro1">
          <table:table-cell table:style-name="ce33" table:formula="of:=MEDIAN([.A24:.A33])" office:value-type="float" office:value="0.0593822695919002" calcext:value-type="float">
            <text:p>5.94E-02</text:p>
          </table:table-cell>
          <table:table-cell table:style-name="ce33" table:formula="of:=MEDIAN([.B24:.B33])" office:value-type="float" office:value="0.0505783318201069" calcext:value-type="float">
            <text:p>5.06E-02</text:p>
          </table:table-cell>
          <table:table-cell table:style-name="ce33" table:formula="of:=MEDIAN([.C24:.C33])" office:value-type="float" office:value="0.0480164172208986" calcext:value-type="float">
            <text:p>4.80E-02</text:p>
          </table:table-cell>
          <table:table-cell table:style-name="ce33" table:formula="of:=MEDIAN([.D24:.D33])" office:value-type="float" office:value="0.0302962980821059" calcext:value-type="float">
            <text:p>3.03E-02</text:p>
          </table:table-cell>
          <table:table-cell table:style-name="ce33" table:formula="of:=MEDIAN([.E24:.E33])" office:value-type="float" office:value="0.0101375465685902" calcext:value-type="float">
            <text:p>1.01E-02</text:p>
          </table:table-cell>
          <table:table-cell table:style-name="ce33" table:formula="of:=MEDIAN([.F24:.F33])" office:value-type="float" office:value="0.00745859667116085" calcext:value-type="float">
            <text:p>7.46E-03</text:p>
          </table:table-cell>
          <table:table-cell table:style-name="ce33" table:formula="of:=MEDIAN([.G24:.G33])" office:value-type="float" office:value="0.00745859667116085" calcext:value-type="float">
            <text:p>7.46E-03</text:p>
          </table:table-cell>
          <table:table-cell table:style-name="ce33" table:formula="of:=MEDIAN([.H24:.H33])" office:value-type="float" office:value="0.00681376510621326" calcext:value-type="float">
            <text:p>6.81E-03</text:p>
          </table:table-cell>
          <table:table-cell table:style-name="ce33" table:formula="of:=MEDIAN([.I24:.I33])" office:value-type="float" office:value="0.00681376510621326" calcext:value-type="float">
            <text:p>6.81E-03</text:p>
          </table:table-cell>
          <table:table-cell table:style-name="ce33" table:formula="of:=MEDIAN([.J24:.J33])" office:value-type="float" office:value="0.00681376510621326" calcext:value-type="float">
            <text:p>6.81E-03</text:p>
          </table:table-cell>
          <table:table-cell table:style-name="ce33" table:formula="of:=MEDIAN([.K24:.K33])" office:value-type="float" office:value="0.0266791353470783" calcext:value-type="float">
            <text:p>2.67E-02</text:p>
          </table:table-cell>
          <table:table-cell table:style-name="ce33" table:formula="of:=MEDIAN([.L24:.L33])" office:value-type="float" office:value="0.0266791353470783" calcext:value-type="float">
            <text:p>2.67E-02</text:p>
          </table:table-cell>
          <table:table-cell table:style-name="ce33" table:formula="of:=MEDIAN([.M24:.M33])" office:value-type="float" office:value="0.0266791353470783" calcext:value-type="float">
            <text:p>2.67E-02</text:p>
          </table:table-cell>
          <table:table-cell table:style-name="ce33" table:formula="of:=MEDIAN([.N24:.N33])" office:value-type="float" office:value="0.0211168250318479" calcext:value-type="float">
            <text:p>2.11E-02</text:p>
          </table:table-cell>
          <table:table-cell table:style-name="ce33" table:formula="of:=MEDIAN([.O24:.O33])" office:value-type="float" office:value="0.0147245541047992" calcext:value-type="float">
            <text:p>1.47E-02</text:p>
          </table:table-cell>
          <table:table-cell table:style-name="ce33" table:formula="of:=MEDIAN([.P24:.P33])" office:value-type="float" office:value="0.00621504469416442" calcext:value-type="float">
            <text:p>6.22E-03</text:p>
          </table:table-cell>
          <table:table-cell table:style-name="ce33" table:formula="of:=MEDIAN([.Q24:.Q33])" office:value-type="float" office:value="0.00621504469416442" calcext:value-type="float">
            <text:p>6.22E-03</text:p>
          </table:table-cell>
          <table:table-cell table:style-name="ce33" table:formula="of:=MEDIAN([.R24:.R33])" office:value-type="float" office:value="0.00795555468810728" calcext:value-type="float">
            <text:p>7.96E-03</text:p>
          </table:table-cell>
          <table:table-cell table:style-name="ce33" table:formula="of:=MEDIAN([.S24:.S33])" office:value-type="float" office:value="0.00795555468810728" calcext:value-type="float">
            <text:p>7.96E-03</text:p>
          </table:table-cell>
          <table:table-cell table:style-name="ce33" table:formula="of:=MEDIAN([.T24:.T33])" office:value-type="float" office:value="0.00001" calcext:value-type="float">
            <text:p>1.00E-05</text:p>
          </table:table-cell>
          <table:table-cell table:number-columns-repeated="1004"/>
        </table:table-row>
        <table:table-row table:style-name="ro1">
          <table:table-cell table:style-name="Default" table:number-columns-repeated="8"/>
          <table:table-cell table:number-columns-repeated="3"/>
          <table:table-cell table:style-name="Default" table:number-columns-repeated="9"/>
          <table:table-cell table:number-columns-repeated="1004"/>
        </table:table-row>
        <table:table-row table:style-name="ro1" table:number-rows-repeated="2">
          <table:table-cell table:style-name="Default" table:number-columns-repeated="20"/>
          <table:table-cell table:number-columns-repeated="1004"/>
        </table:table-row>
        <table:table-row table:style-name="ro1">
          <table:table-cell table:style-name="ce1" office:value-type="string" calcext:value-type="string" table:number-columns-spanned="20" table:number-rows-spanned="1">
            <text:p>Base EA Fashion-MNIST LCMC</text:p>
          </table:table-cell>
          <table:covered-table-cell table:number-columns-repeated="19" table:style-name="Default"/>
          <table:table-cell table:number-columns-repeated="1004"/>
        </table:table-row>
        <table:table-row table:style-name="ro1">
          <table:table-cell table:style-name="ce30" office:value-type="float" office:value="1" calcext:value-type="float" table:number-columns-spanned="10" table:number-rows-spanned="1">
            <text:p>1</text:p>
          </table:table-cell>
          <table:covered-table-cell table:number-columns-repeated="9" table:style-name="ce30"/>
          <table:table-cell table:style-name="ce30" office:value-type="float" office:value="2" calcext:value-type="float" table:number-columns-spanned="10" table:number-rows-spanned="1">
            <text:p>2</text:p>
          </table:table-cell>
          <table:covered-table-cell table:number-columns-repeated="9" table:style-name="ce30"/>
          <table:table-cell table:number-columns-repeated="100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0.0134021110958889" calcext:value-type="float">
            <text:p>1.34E-02</text:p>
          </table:table-cell>
          <table:table-cell table:number-columns-repeated="2" office:value-type="float" office:value="0.00492056921876065" calcext:value-type="float">
            <text:p>4.92E-03</text:p>
          </table:table-cell>
          <table:table-cell table:number-columns-repeated="7" office:value-type="float" office:value="0.000001" calcext:value-type="float">
            <text:p>1.00E-06</text:p>
          </table:table-cell>
          <table:table-cell table:number-columns-repeated="2" office:value-type="float" office:value="0.0089372139230711" calcext:value-type="float">
            <text:p>8.94E-03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number-columns-repeated="5" office:value-type="float" office:value="0.0109263430747687" calcext:value-type="float">
            <text:p>1.09E-02</text:p>
          </table:table-cell>
          <table:table-cell table:number-columns-repeated="1004"/>
        </table:table-row>
        <table:table-row table:style-name="ro1">
          <table:table-cell table:number-columns-repeated="6" office:value-type="float" office:value="0.0472425903547306" calcext:value-type="float">
            <text:p>4.72E-02</text:p>
          </table:table-cell>
          <table:table-cell table:number-columns-repeated="3" office:value-type="float" office:value="0.0292239915571534" calcext:value-type="float">
            <text:p>2.92E-02</text:p>
          </table:table-cell>
          <table:table-cell office:value-type="float" office:value="0.0185283815768888" calcext:value-type="float">
            <text:p>1.85E-02</text:p>
          </table:table-cell>
          <table:table-cell table:number-columns-repeated="3" office:value-type="float" office:value="0.0124635952499024" calcext:value-type="float">
            <text:p>1.25E-02</text:p>
          </table:table-cell>
          <table:table-cell office:value-type="float" office:value="0.00523783619754057" calcext:value-type="float">
            <text:p>5.24E-03</text:p>
          </table:table-cell>
          <table:table-cell table:number-columns-repeated="6" office:value-type="float" office:value="0.000001" calcext:value-type="float">
            <text:p>1.00E-06</text:p>
          </table:table-cell>
          <table:table-cell table:number-columns-repeated="1004"/>
        </table:table-row>
        <table:table-row table:style-name="ro1">
          <table:table-cell office:value-type="float" office:value="0.122291745168773" calcext:value-type="float">
            <text:p>1.22E-01</text:p>
          </table:table-cell>
          <table:table-cell table:number-columns-repeated="2" office:value-type="float" office:value="0.069897229189839" calcext:value-type="float">
            <text:p>6.99E-02</text:p>
          </table:table-cell>
          <table:table-cell table:number-columns-repeated="4" office:value-type="float" office:value="0.11480391443074" calcext:value-type="float">
            <text:p>1.15E-01</text:p>
          </table:table-cell>
          <table:table-cell table:number-columns-repeated="2" office:value-type="float" office:value="0.0567862567661555" calcext:value-type="float">
            <text:p>5.68E-02</text:p>
          </table:table-cell>
          <table:table-cell office:value-type="float" office:value="0.00128821139935562" calcext:value-type="float">
            <text:p>1.29E-03</text:p>
          </table:table-cell>
          <table:table-cell office:value-type="float" office:value="0.0226303084783205" calcext:value-type="float">
            <text:p>2.26E-02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0601552858423509" calcext:value-type="float">
            <text:p>6.02E-04</text:p>
          </table:table-cell>
          <table:table-cell office:value-type="float" office:value="0.00148812453434386" calcext:value-type="float">
            <text:p>1.49E-03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322288555891607" calcext:value-type="float">
            <text:p>3.22E-03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0.0594484269767109" calcext:value-type="float">
            <text:p>5.94E-02</text:p>
          </table:table-cell>
          <table:table-cell office:value-type="float" office:value="0.075845407130367" calcext:value-type="float">
            <text:p>7.58E-02</text:p>
          </table:table-cell>
          <table:table-cell office:value-type="float" office:value="0.0420420442966585" calcext:value-type="float">
            <text:p>4.20E-02</text:p>
          </table:table-cell>
          <table:table-cell table:number-columns-repeated="4" office:value-type="float" office:value="0.000001" calcext:value-type="float">
            <text:p>1.00E-06</text:p>
          </table:table-cell>
          <table:table-cell table:number-columns-repeated="5" office:value-type="float" office:value="0.0152727115980172" calcext:value-type="float">
            <text:p>1.53E-02</text:p>
          </table:table-cell>
          <table:table-cell office:value-type="float" office:value="0.0108021723966473" calcext:value-type="float">
            <text:p>1.08E-02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0156336720755637" calcext:value-type="float">
            <text:p>1.56E-04</text:p>
          </table:table-cell>
          <table:table-cell office:value-type="float" office:value="0.000001" calcext:value-type="float">
            <text:p>1.00E-06</text:p>
          </table:table-cell>
          <table:table-cell table:number-columns-repeated="1004"/>
        </table:table-row>
        <table:table-row table:style-name="ro1">
          <table:table-cell office:value-type="float" office:value="0.0247702346734928" calcext:value-type="float">
            <text:p>2.48E-02</text:p>
          </table:table-cell>
          <table:table-cell office:value-type="float" office:value="0.000001" calcext:value-type="float">
            <text:p>1.00E-06</text:p>
          </table:table-cell>
          <table:table-cell table:number-columns-repeated="15" office:value-type="float" office:value="0.00868507843903404" calcext:value-type="float">
            <text:p>8.69E-03</text:p>
          </table:table-cell>
          <table:table-cell table:number-columns-repeated="3" office:value-type="float" office:value="0.000001" calcext:value-type="float">
            <text:p>1.00E-06</text:p>
          </table:table-cell>
          <table:table-cell table:number-columns-repeated="1004"/>
        </table:table-row>
        <table:table-row table:style-name="ro1">
          <table:table-cell office:value-type="float" office:value="0.135021259349969" calcext:value-type="float">
            <text:p>1.35E-01</text:p>
          </table:table-cell>
          <table:table-cell table:number-columns-repeated="2" office:value-type="float" office:value="0.0682301230436198" calcext:value-type="float">
            <text:p>6.82E-02</text:p>
          </table:table-cell>
          <table:table-cell table:number-columns-repeated="3" office:value-type="float" office:value="0.000001" calcext:value-type="float">
            <text:p>1.00E-06</text:p>
          </table:table-cell>
          <table:table-cell table:number-columns-repeated="10" office:value-type="float" office:value="0.0285312732240517" calcext:value-type="float">
            <text:p>2.85E-02</text:p>
          </table:table-cell>
          <table:table-cell table:number-columns-repeated="4" office:value-type="float" office:value="0.000001" calcext:value-type="float">
            <text:p>1.00E-06</text:p>
          </table:table-cell>
          <table:table-cell table:number-columns-repeated="1004"/>
        </table:table-row>
        <table:table-row table:style-name="ro1">
          <table:table-cell office:value-type="float" office:value="0.0959714351373092" calcext:value-type="float">
            <text:p>9.60E-02</text:p>
          </table:table-cell>
          <table:table-cell table:number-columns-repeated="2" office:value-type="float" office:value="0.0760650907341886" calcext:value-type="float">
            <text:p>7.61E-02</text:p>
          </table:table-cell>
          <table:table-cell table:number-columns-repeated="3" office:value-type="float" office:value="0.00753918680035923" calcext:value-type="float">
            <text:p>7.54E-03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111965306968729" calcext:value-type="float">
            <text:p>1.12E-02</text:p>
          </table:table-cell>
          <table:table-cell office:value-type="float" office:value="0.000001" calcext:value-type="float">
            <text:p>1.00E-06</text:p>
          </table:table-cell>
          <table:table-cell table:number-columns-repeated="2" office:value-type="float" office:value="0.0219175555498577" calcext:value-type="float">
            <text:p>2.19E-02</text:p>
          </table:table-cell>
          <table:table-cell table:number-columns-repeated="3" office:value-type="float" office:value="0.000001" calcext:value-type="float">
            <text:p>1.00E-06</text:p>
          </table:table-cell>
          <table:table-cell office:value-type="float" office:value="0.0237127428079875" calcext:value-type="float">
            <text:p>2.37E-02</text:p>
          </table:table-cell>
          <table:table-cell table:number-columns-repeated="4" office:value-type="float" office:value="0.0239657153137643" calcext:value-type="float">
            <text:p>2.40E-02</text:p>
          </table:table-cell>
          <table:table-cell office:value-type="float" office:value="0.0594498114309425" calcext:value-type="float">
            <text:p>5.94E-02</text:p>
          </table:table-cell>
          <table:table-cell table:number-columns-repeated="1004"/>
        </table:table-row>
        <table:table-row table:style-name="ro1">
          <table:table-cell office:value-type="float" office:value="0.04793202400858" calcext:value-type="float">
            <text:p>4.79E-02</text:p>
          </table:table-cell>
          <table:table-cell office:value-type="float" office:value="0.000841338470008855" calcext:value-type="float">
            <text:p>8.41E-04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33305374858963" calcext:value-type="float">
            <text:p>3.33E-02</text:p>
          </table:table-cell>
          <table:table-cell table:number-columns-repeated="3" office:value-type="float" office:value="0.0365726648438338" calcext:value-type="float">
            <text:p>3.66E-02</text:p>
          </table:table-cell>
          <table:table-cell table:number-columns-repeated="5" office:value-type="float" office:value="0.0583351543818869" calcext:value-type="float">
            <text:p>5.83E-02</text:p>
          </table:table-cell>
          <table:table-cell table:number-columns-repeated="3" office:value-type="float" office:value="0.0345743408967821" calcext:value-type="float">
            <text:p>3.46E-02</text:p>
          </table:table-cell>
          <table:table-cell office:value-type="float" office:value="0.0135149014137019" calcext:value-type="float">
            <text:p>1.35E-02</text:p>
          </table:table-cell>
          <table:table-cell office:value-type="float" office:value="0.0496115212457129" calcext:value-type="float">
            <text:p>4.96E-02</text:p>
          </table:table-cell>
          <table:table-cell table:number-columns-repeated="2" office:value-type="float" office:value="0.0496583766999007" calcext:value-type="float">
            <text:p>4.97E-02</text:p>
          </table:table-cell>
          <table:table-cell office:value-type="float" office:value="0.0114309408493946" calcext:value-type="float">
            <text:p>1.14E-02</text:p>
          </table:table-cell>
          <table:table-cell table:number-columns-repeated="1004"/>
        </table:table-row>
        <table:table-row table:style-name="ro1">
          <table:table-cell table:number-columns-repeated="4" office:value-type="float" office:value="0.0185926413966743" calcext:value-type="float">
            <text:p>1.86E-02</text:p>
          </table:table-cell>
          <table:table-cell table:number-columns-repeated="6" office:value-type="float" office:value="0.00167504154719385" calcext:value-type="float">
            <text:p>1.68E-03</text:p>
          </table:table-cell>
          <table:table-cell office:value-type="float" office:value="0.0388412595095561" calcext:value-type="float">
            <text:p>3.88E-02</text:p>
          </table:table-cell>
          <table:table-cell office:value-type="float" office:value="0.0246228669830861" calcext:value-type="float">
            <text:p>2.46E-02</text:p>
          </table:table-cell>
          <table:table-cell office:value-type="float" office:value="0.0567330215041094" calcext:value-type="float">
            <text:p>5.67E-02</text:p>
          </table:table-cell>
          <table:table-cell table:number-columns-repeated="4" office:value-type="float" office:value="0.0571774648797904" calcext:value-type="float">
            <text:p>5.72E-02</text:p>
          </table:table-cell>
          <table:table-cell office:value-type="float" office:value="0.0592167671184877" calcext:value-type="float">
            <text:p>5.92E-02</text:p>
          </table:table-cell>
          <table:table-cell office:value-type="float" office:value="0.0610010978816685" calcext:value-type="float">
            <text:p>6.10E-02</text:p>
          </table:table-cell>
          <table:table-cell office:value-type="float" office:value="0.0589979006349811" calcext:value-type="float">
            <text:p>5.90E-02</text:p>
          </table:table-cell>
          <table:table-cell table:number-columns-repeated="1004"/>
        </table:table-row>
        <table:table-row table:style-name="ro1">
          <table:table-cell table:number-columns-repeated="3" table:style-name="ce32" office:value-type="float" office:value="0.0528904689078784" calcext:value-type="float">
            <text:p>5.29E-02</text:p>
          </table:table-cell>
          <table:table-cell table:style-name="ce32" office:value-type="float" office:value="0.0527860390937164" calcext:value-type="float">
            <text:p>5.28E-02</text:p>
          </table:table-cell>
          <table:table-cell table:style-name="ce32" office:value-type="float" office:value="0.0176958343885586" calcext:value-type="float">
            <text:p>1.77E-02</text:p>
          </table:table-cell>
          <table:table-cell table:style-name="ce32" office:value-type="float" office:value="0.000892539129509352" calcext:value-type="float">
            <text:p>8.93E-04</text:p>
          </table:table-cell>
          <table:table-cell table:style-name="ce32" office:value-type="float" office:value="0.00881134944703744" calcext:value-type="float">
            <text:p>8.81E-03</text:p>
          </table:table-cell>
          <table:table-cell table:number-columns-repeated="3" table:style-name="ce32" office:value-type="float" office:value="0.00353639741727318" calcext:value-type="float">
            <text:p>3.54E-03</text:p>
          </table:table-cell>
          <table:table-cell table:style-name="ce32" office:value-type="float" office:value="0.0107012038330334" calcext:value-type="float">
            <text:p>1.07E-02</text:p>
          </table:table-cell>
          <table:table-cell table:number-columns-repeated="2" table:style-name="ce32" office:value-type="float" office:value="0.00001" calcext:value-type="float">
            <text:p>1.00E-05</text:p>
          </table:table-cell>
          <table:table-cell table:number-columns-repeated="3" table:style-name="ce32" office:value-type="float" office:value="0.00184596224628381" calcext:value-type="float">
            <text:p>1.85E-03</text:p>
          </table:table-cell>
          <table:table-cell table:number-columns-repeated="4" table:style-name="ce32" office:value-type="float" office:value="0.00001" calcext:value-type="float">
            <text:p>1.00E-05</text:p>
          </table:table-cell>
          <table:table-cell table:number-columns-repeated="1004"/>
        </table:table-row>
        <table:table-row table:style-name="ro1">
          <table:table-cell table:style-name="ce33" table:formula="of:=AVERAGE([.A42:.A51])" office:value-type="float" office:value="0.0617562937070007" calcext:value-type="float">
            <text:p>6.18E-02</text:p>
          </table:table-cell>
          <table:table-cell table:style-name="ce33" table:formula="of:=AVERAGE([.B42:.B51])" office:value-type="float" office:value="0.0406611020169539" calcext:value-type="float">
            <text:p>4.07E-02</text:p>
          </table:table-cell>
          <table:table-cell table:style-name="ce33" table:formula="of:=AVERAGE([.C42:.C51])" office:value-type="float" office:value="0.0422370198415092" calcext:value-type="float">
            <text:p>4.22E-02</text:p>
          </table:table-cell>
          <table:table-cell table:style-name="ce33" table:formula="of:=AVERAGE([.D42:.D51])" office:value-type="float" office:value="0.0329918438889637" calcext:value-type="float">
            <text:p>3.30E-02</text:p>
          </table:table-cell>
          <table:table-cell table:style-name="ce33" table:formula="of:=AVERAGE([.E42:.E51])" office:value-type="float" office:value="0.023421731080445" calcext:value-type="float">
            <text:p>2.34E-02</text:p>
          </table:table-cell>
          <table:table-cell table:style-name="ce33" table:formula="of:=AVERAGE([.F42:.F51])" office:value-type="float" office:value="0.0217414015545401" calcext:value-type="float">
            <text:p>2.17E-02</text:p>
          </table:table-cell>
          <table:table-cell table:style-name="ce33" table:formula="of:=AVERAGE([.G42:.G51])" office:value-type="float" office:value="0.0228306313489044" calcext:value-type="float">
            <text:p>2.28E-02</text:p>
          </table:table-cell>
          <table:table-cell table:style-name="ce33" table:formula="of:=AVERAGE([.H42:.H51])" office:value-type="float" office:value="0.0197971724029622" calcext:value-type="float">
            <text:p>1.98E-02</text:p>
          </table:table-cell>
          <table:table-cell table:style-name="ce33" table:formula="of:=AVERAGE([.I42:.I51])" office:value-type="float" office:value="0.0202047904930766" calcext:value-type="float">
            <text:p>2.02E-02</text:p>
          </table:table-cell>
          <table:table-cell table:style-name="ce33" table:formula="of:=AVERAGE([.J42:.J51])" office:value-type="float" office:value="0.0157770805133559" calcext:value-type="float">
            <text:p>1.58E-02</text:p>
          </table:table-cell>
          <table:table-cell table:style-name="ce33" table:formula="of:=AVERAGE([.K42:.K51])" office:value-type="float" office:value="0.021737914026366" calcext:value-type="float">
            <text:p>2.17E-02</text:p>
          </table:table-cell>
          <table:table-cell table:style-name="ce33" table:formula="of:=AVERAGE([.L42:.L51])" office:value-type="float" office:value="0.0156859893799049" calcext:value-type="float">
            <text:p>1.57E-02</text:p>
          </table:table-cell>
          <table:table-cell table:style-name="ce33" table:formula="of:=AVERAGE([.M42:.M51])" office:value-type="float" office:value="0.0165209234834968" calcext:value-type="float">
            <text:p>1.65E-02</text:p>
          </table:table-cell>
          <table:table-cell table:style-name="ce33" table:formula="of:=AVERAGE([.N42:.N51])" office:value-type="float" office:value="0.0147457681138553" calcext:value-type="float">
            <text:p>1.47E-02</text:p>
          </table:table-cell>
          <table:table-cell table:style-name="ce33" table:formula="of:=AVERAGE([.O42:.O51])" office:value-type="float" office:value="0.0156017987028273" calcext:value-type="float">
            <text:p>1.56E-02</text:p>
          </table:table-cell>
          <table:table-cell table:style-name="ce33" table:formula="of:=AVERAGE([.P42:.P51])" office:value-type="float" office:value="0.0144649738591395" calcext:value-type="float">
            <text:p>1.45E-02</text:p>
          </table:table-cell>
          <table:table-cell table:style-name="ce33" table:formula="of:=AVERAGE([.Q42:.Q51])" office:value-type="float" office:value="0.015038012295307" calcext:value-type="float">
            <text:p>1.50E-02</text:p>
          </table:table-cell>
          <table:table-cell table:style-name="ce33" table:formula="of:=AVERAGE([.R42:.R51])" office:value-type="float" office:value="0.0147004087765837" calcext:value-type="float">
            <text:p>1.47E-02</text:p>
          </table:table-cell>
          <table:table-cell table:style-name="ce33" table:formula="of:=AVERAGE([.S42:.S51])" office:value-type="float" office:value="0.0145721869690858" calcext:value-type="float">
            <text:p>1.46E-02</text:p>
          </table:table-cell>
          <table:table-cell table:style-name="ce33" table:formula="of:=AVERAGE([.T42:.T51])" office:value-type="float" office:value="0.0140819995990087" calcext:value-type="float">
            <text:p>1.41E-02</text:p>
          </table:table-cell>
          <table:table-cell table:number-columns-repeated="1004"/>
        </table:table-row>
        <table:table-row table:style-name="ro1">
          <table:table-cell table:style-name="ce33" table:formula="of:=MEDIAN([.A42:.A51])" office:value-type="float" office:value="0.0504112464582292" calcext:value-type="float">
            <text:p>5.04E-02</text:p>
          </table:table-cell>
          <table:table-cell table:style-name="ce33" table:formula="of:=MEDIAN([.B42:.B51])" office:value-type="float" office:value="0.0500665296313045" calcext:value-type="float">
            <text:p>5.01E-02</text:p>
          </table:table-cell>
          <table:table-cell table:style-name="ce33" table:formula="of:=MEDIAN([.C42:.C51])" office:value-type="float" office:value="0.0500665296313045" calcext:value-type="float">
            <text:p>5.01E-02</text:p>
          </table:table-cell>
          <table:table-cell table:style-name="ce33" table:formula="of:=MEDIAN([.D42:.D51])" office:value-type="float" office:value="0.0259490081278187" calcext:value-type="float">
            <text:p>2.59E-02</text:p>
          </table:table-cell>
          <table:table-cell table:style-name="ce33" table:formula="of:=MEDIAN([.E42:.E51])" office:value-type="float" office:value="0.00811213261969663" calcext:value-type="float">
            <text:p>8.11E-03</text:p>
          </table:table-cell>
          <table:table-cell table:style-name="ce33" table:formula="of:=MEDIAN([.F42:.F51])" office:value-type="float" office:value="0.00460711417377654" calcext:value-type="float">
            <text:p>4.61E-03</text:p>
          </table:table-cell>
          <table:table-cell table:style-name="ce33" table:formula="of:=MEDIAN([.G42:.G51])" office:value-type="float" office:value="0.00874821394303574" calcext:value-type="float">
            <text:p>8.75E-03</text:p>
          </table:table-cell>
          <table:table-cell table:style-name="ce33" table:formula="of:=MEDIAN([.H42:.H51])" office:value-type="float" office:value="0.00994080456795347" calcext:value-type="float">
            <text:p>9.94E-03</text:p>
          </table:table-cell>
          <table:table-cell table:style-name="ce33" table:formula="of:=MEDIAN([.I42:.I51])" office:value-type="float" office:value="0.0119788950185256" calcext:value-type="float">
            <text:p>1.20E-02</text:p>
          </table:table-cell>
          <table:table-cell table:style-name="ce33" table:formula="of:=MEDIAN([.J42:.J51])" office:value-type="float" office:value="0.0119788950185256" calcext:value-type="float">
            <text:p>1.20E-02</text:p>
          </table:table-cell>
          <table:table-cell table:style-name="ce33" table:formula="of:=MEDIAN([.K42:.K51])" office:value-type="float" office:value="0.0185951335739375" calcext:value-type="float">
            <text:p>1.86E-02</text:p>
          </table:table-cell>
          <table:table-cell table:style-name="ce33" table:formula="of:=MEDIAN([.L42:.L51])" office:value-type="float" office:value="0.0107004045864868" calcext:value-type="float">
            <text:p>1.07E-02</text:p>
          </table:table-cell>
          <table:table-cell table:style-name="ce33" table:formula="of:=MEDIAN([.M42:.M51])" office:value-type="float" office:value="0.0107004045864868" calcext:value-type="float">
            <text:p>1.07E-02</text:p>
          </table:table-cell>
          <table:table-cell table:style-name="ce33" table:formula="of:=MEDIAN([.N42:.N51])" office:value-type="float" office:value="0.00696145731828731" calcext:value-type="float">
            <text:p>6.96E-03</text:p>
          </table:table-cell>
          <table:table-cell table:style-name="ce33" table:formula="of:=MEDIAN([.O42:.O51])" office:value-type="float" office:value="0.00526552034265893" calcext:value-type="float">
            <text:p>5.27E-03</text:p>
          </table:table-cell>
          <table:table-cell table:style-name="ce33" table:formula="of:=MEDIAN([.P42:.P51])" office:value-type="float" office:value="0.00980571075690137" calcext:value-type="float">
            <text:p>9.81E-03</text:p>
          </table:table-cell>
          <table:table-cell table:style-name="ce33" table:formula="of:=MEDIAN([.Q42:.Q51])" office:value-type="float" office:value="0.00434753921951702" calcext:value-type="float">
            <text:p>4.35E-03</text:p>
          </table:table-cell>
          <table:table-cell table:style-name="ce33" table:formula="of:=MEDIAN([.R42:.R51])" office:value-type="float" office:value="0.00161644277945804" calcext:value-type="float">
            <text:p>1.62E-03</text:p>
          </table:table-cell>
          <table:table-cell table:style-name="ce33" table:formula="of:=MEDIAN([.S42:.S51])" office:value-type="float" office:value="0.0000831683603778185" calcext:value-type="float">
            <text:p>8.32E-05</text:p>
          </table:table-cell>
          <table:table-cell table:style-name="ce33" table:formula="of:=MEDIAN([.T42:.T51])" office:value-type="float" office:value="0.0000055" calcext:value-type="float">
            <text:p>5.50E-06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20"/>
          <table:table-cell table:number-columns-repeated="1004"/>
        </table:table-row>
        <table:table-row table:style-name="ro1">
          <table:table-cell table:style-name="ce1" office:value-type="string" calcext:value-type="string" table:number-columns-spanned="20" table:number-rows-spanned="1">
            <text:p>EA MNIST Target-Size 10 LCMC</text:p>
          </table:table-cell>
          <table:covered-table-cell table:number-columns-repeated="19" table:style-name="Default"/>
          <table:table-cell table:number-columns-repeated="1004"/>
        </table:table-row>
        <table:table-row table:style-name="ro1">
          <table:table-cell table:style-name="ce30" office:value-type="float" office:value="1" calcext:value-type="float" table:number-columns-spanned="10" table:number-rows-spanned="1">
            <text:p>1</text:p>
          </table:table-cell>
          <table:covered-table-cell table:number-columns-repeated="9" table:style-name="ce30"/>
          <table:table-cell table:style-name="ce30" office:value-type="float" office:value="2" calcext:value-type="float" table:number-columns-spanned="10" table:number-rows-spanned="1">
            <text:p>2</text:p>
          </table:table-cell>
          <table:covered-table-cell table:number-columns-repeated="9" table:style-name="ce30"/>
          <table:table-cell table:number-columns-repeated="100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04"/>
        </table:table-row>
        <table:table-row table:style-name="ro1">
          <table:table-cell office:value-type="float" office:value="0.0220671109246568" calcext:value-type="float">
            <text:p>2.21E-02</text:p>
          </table:table-cell>
          <table:table-cell table:number-columns-repeated="4" office:value-type="float" office:value="0.0130614378297974" calcext:value-type="float">
            <text:p>1.31E-02</text:p>
          </table:table-cell>
          <table:table-cell table:number-columns-repeated="7" office:value-type="float" office:value="0.00319813322532817" calcext:value-type="float">
            <text:p>3.20E-03</text:p>
          </table:table-cell>
          <table:table-cell table:number-columns-repeated="8" office:value-type="float" office:value="0.00001" calcext:value-type="float">
            <text:p>1.00E-05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0.0793689656020995" calcext:value-type="float">
            <text:p>7.94E-02</text:p>
          </table:table-cell>
          <table:table-cell table:number-columns-repeated="5" office:value-type="float" office:value="0.087043060594056" calcext:value-type="float">
            <text:p>8.70E-02</text:p>
          </table:table-cell>
          <table:table-cell office:value-type="float" office:value="0.0808263251148509" calcext:value-type="float">
            <text:p>8.08E-02</text:p>
          </table:table-cell>
          <table:table-cell office:value-type="float" office:value="0.074729464412975" calcext:value-type="float">
            <text:p>7.47E-02</text:p>
          </table:table-cell>
          <table:table-cell office:value-type="float" office:value="0.096844057388081" calcext:value-type="float">
            <text:p>9.68E-02</text:p>
          </table:table-cell>
          <table:table-cell office:value-type="float" office:value="0.12438107739507" calcext:value-type="float">
            <text:p>1.24E-01</text:p>
          </table:table-cell>
          <table:table-cell office:value-type="float" office:value="0.146216488027967" calcext:value-type="float">
            <text:p>1.46E-01</text:p>
          </table:table-cell>
          <table:table-cell office:value-type="float" office:value="0.148096951110904" calcext:value-type="float">
            <text:p>1.48E-01</text:p>
          </table:table-cell>
          <table:table-cell table:number-columns-repeated="3" office:value-type="float" office:value="0.125178163902217" calcext:value-type="float">
            <text:p>1.25E-01</text:p>
          </table:table-cell>
          <table:table-cell table:number-columns-repeated="4" office:value-type="float" office:value="0.101860620551987" calcext:value-type="float">
            <text:p>1.02E-01</text:p>
          </table:table-cell>
          <table:table-cell table:number-columns-repeated="1004"/>
        </table:table-row>
        <table:table-row table:style-name="ro1">
          <table:table-cell office:value-type="float" office:value="0.0513052185119512" calcext:value-type="float">
            <text:p>5.13E-02</text:p>
          </table:table-cell>
          <table:table-cell office:value-type="float" office:value="0.0388982199535372" calcext:value-type="float">
            <text:p>3.89E-02</text:p>
          </table:table-cell>
          <table:table-cell office:value-type="float" office:value="0.00001" calcext:value-type="float">
            <text:p>1.00E-05</text:p>
          </table:table-cell>
          <table:table-cell table:number-columns-repeated="8" office:value-type="float" office:value="0.00549071080238117" calcext:value-type="float">
            <text:p>5.49E-03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157752768621535" calcext:value-type="float">
            <text:p>1.58E-03</text:p>
          </table:table-cell>
          <table:table-cell office:value-type="float" office:value="0.00675730883676305" calcext:value-type="float">
            <text:p>6.76E-03</text:p>
          </table:table-cell>
          <table:table-cell table:number-columns-repeated="5" office:value-type="float" office:value="0.00001" calcext:value-type="float">
            <text:p>1.00E-05</text:p>
          </table:table-cell>
          <table:table-cell office:value-type="float" office:value="0.00383332400411807" calcext:value-type="float">
            <text:p>3.83E-03</text:p>
          </table:table-cell>
          <table:table-cell table:number-columns-repeated="1004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0.00575562046387607" calcext:value-type="float">
            <text:p>5.76E-03</text:p>
          </table:table-cell>
          <table:table-cell table:number-columns-repeated="2" office:value-type="float" office:value="0.0495797829848233" calcext:value-type="float">
            <text:p>4.96E-02</text:p>
          </table:table-cell>
          <table:table-cell table:number-columns-repeated="2" office:value-type="float" office:value="0.0352605007987014" calcext:value-type="float">
            <text:p>3.53E-02</text:p>
          </table:table-cell>
          <table:table-cell table:number-columns-repeated="2" office:value-type="float" office:value="0.0398745243527876" calcext:value-type="float">
            <text:p>3.99E-02</text:p>
          </table:table-cell>
          <table:table-cell table:number-columns-repeated="9" office:value-type="float" office:value="0.0216534157508986" calcext:value-type="float">
            <text:p>2.17E-02</text:p>
          </table:table-cell>
          <table:table-cell table:number-columns-repeated="3" office:value-type="float" office:value="0.019304191656597" calcext:value-type="float">
            <text:p>1.93E-02</text:p>
          </table:table-cell>
          <table:table-cell table:number-columns-repeated="1004"/>
        </table:table-row>
        <table:table-row table:style-name="ro1">
          <table:table-cell office:value-type="float" office:value="0.0838005573355503" calcext:value-type="float">
            <text:p>8.38E-02</text:p>
          </table:table-cell>
          <table:table-cell office:value-type="float" office:value="0.0773037616875325" calcext:value-type="float">
            <text:p>7.73E-02</text:p>
          </table:table-cell>
          <table:table-cell office:value-type="float" office:value="0.0662398499775717" calcext:value-type="float">
            <text:p>6.62E-02</text:p>
          </table:table-cell>
          <table:table-cell table:number-columns-repeated="2" office:value-type="float" office:value="0.0421258040368639" calcext:value-type="float">
            <text:p>4.21E-02</text:p>
          </table:table-cell>
          <table:table-cell office:value-type="float" office:value="0.0474094619101145" calcext:value-type="float">
            <text:p>4.74E-02</text:p>
          </table:table-cell>
          <table:table-cell table:number-columns-repeated="2" office:value-type="float" office:value="0.0251486713629186" calcext:value-type="float">
            <text:p>2.51E-02</text:p>
          </table:table-cell>
          <table:table-cell table:number-columns-repeated="5" office:value-type="float" office:value="0.0125441035646611" calcext:value-type="float">
            <text:p>1.25E-02</text:p>
          </table:table-cell>
          <table:table-cell office:value-type="float" office:value="0.00729074706021719" calcext:value-type="float">
            <text:p>7.29E-03</text:p>
          </table:table-cell>
          <table:table-cell office:value-type="float" office:value="0.0142315890245861" calcext:value-type="float">
            <text:p>1.42E-02</text:p>
          </table:table-cell>
          <table:table-cell table:number-columns-repeated="4" office:value-type="float" office:value="0.00344085540314522" calcext:value-type="float">
            <text:p>3.44E-03</text:p>
          </table:table-cell>
          <table:table-cell office:value-type="float" office:value="0.016579649001159" calcext:value-type="float">
            <text:p>1.66E-02</text:p>
          </table:table-cell>
          <table:table-cell table:number-columns-repeated="1004"/>
        </table:table-row>
        <table:table-row table:style-name="ro1">
          <table:table-cell office:value-type="float" office:value="0.0386827931001701" calcext:value-type="float">
            <text:p>3.87E-02</text:p>
          </table:table-cell>
          <table:table-cell office:value-type="float" office:value="0.0387620938819121" calcext:value-type="float">
            <text:p>3.88E-02</text:p>
          </table:table-cell>
          <table:table-cell table:number-columns-repeated="3" office:value-type="float" office:value="0.00001" calcext:value-type="float">
            <text:p>1.00E-05</text:p>
          </table:table-cell>
          <table:table-cell table:number-columns-repeated="8" office:value-type="float" office:value="0.00545120308874214" calcext:value-type="float">
            <text:p>5.45E-03</text:p>
          </table:table-cell>
          <table:table-cell office:value-type="float" office:value="0.0185241873219645" calcext:value-type="float">
            <text:p>1.85E-02</text:p>
          </table:table-cell>
          <table:table-cell office:value-type="float" office:value="0.0181298435336368" calcext:value-type="float">
            <text:p>1.81E-02</text:p>
          </table:table-cell>
          <table:table-cell table:number-columns-repeated="4" office:value-type="float" office:value="0.0182067672873921" calcext:value-type="float">
            <text:p>1.82E-02</text:p>
          </table:table-cell>
          <table:table-cell office:value-type="float" office:value="0.00001" calcext:value-type="float">
            <text:p>1.00E-05</text:p>
          </table:table-cell>
          <table:table-cell table:number-columns-repeated="1004"/>
        </table:table-row>
        <table:table-row table:style-name="ro1">
          <table:table-cell office:value-type="float" office:value="0.0286097029932878" calcext:value-type="float">
            <text:p>2.86E-02</text:p>
          </table:table-cell>
          <table:table-cell office:value-type="float" office:value="0.0307180377774712" calcext:value-type="float">
            <text:p>3.07E-02</text:p>
          </table:table-cell>
          <table:table-cell table:number-columns-repeated="3" office:value-type="float" office:value="0.00001" calcext:value-type="float">
            <text:p>1.00E-05</text:p>
          </table:table-cell>
          <table:table-cell table:number-columns-repeated="5" office:value-type="float" office:value="0.00583050967833412" calcext:value-type="float">
            <text:p>5.83E-03</text:p>
          </table:table-cell>
          <table:table-cell office:value-type="float" office:value="0.0118991610626509" calcext:value-type="float">
            <text:p>1.19E-02</text:p>
          </table:table-cell>
          <table:table-cell office:value-type="float" office:value="0.0136401920945721" calcext:value-type="float">
            <text:p>1.36E-02</text:p>
          </table:table-cell>
          <table:table-cell table:number-columns-repeated="8" office:value-type="float" office:value="0.00001" calcext:value-type="float">
            <text:p>1.00E-05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0.0853485019189079" calcext:value-type="float">
            <text:p>8.53E-02</text:p>
          </table:table-cell>
          <table:table-cell office:value-type="float" office:value="0.0317195957305272" calcext:value-type="float">
            <text:p>3.17E-02</text:p>
          </table:table-cell>
          <table:table-cell table:number-columns-repeated="2" office:value-type="float" office:value="0.00001" calcext:value-type="float">
            <text:p>1.00E-05</text:p>
          </table:table-cell>
          <table:table-cell office:value-type="float" office:value="0.0123412143468012" calcext:value-type="float">
            <text:p>1.23E-02</text:p>
          </table:table-cell>
          <table:table-cell office:value-type="float" office:value="0.00562651744229203" calcext:value-type="float">
            <text:p>5.63E-03</text:p>
          </table:table-cell>
          <table:table-cell table:number-columns-repeated="3" office:value-type="float" office:value="0.00001" calcext:value-type="float">
            <text:p>1.00E-05</text:p>
          </table:table-cell>
          <table:table-cell office:value-type="float" office:value="0.0133443769846535" calcext:value-type="float">
            <text:p>1.33E-02</text:p>
          </table:table-cell>
          <table:table-cell office:value-type="float" office:value="0.00957733814081476" calcext:value-type="float">
            <text:p>9.58E-03</text:p>
          </table:table-cell>
          <table:table-cell office:value-type="float" office:value="0.0142161450285029" calcext:value-type="float">
            <text:p>1.42E-02</text:p>
          </table:table-cell>
          <table:table-cell table:number-columns-repeated="5" office:value-type="float" office:value="0.00001" calcext:value-type="float">
            <text:p>1.00E-05</text:p>
          </table:table-cell>
          <table:table-cell office:value-type="float" office:value="0.0255210485071107" calcext:value-type="float">
            <text:p>2.55E-02</text:p>
          </table:table-cell>
          <table:table-cell office:value-type="float" office:value="0.00417211974432253" calcext:value-type="float">
            <text:p>4.17E-03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0.058279542219737" calcext:value-type="float">
            <text:p>5.83E-02</text:p>
          </table:table-cell>
          <table:table-cell office:value-type="float" office:value="0.0469278630971027" calcext:value-type="float">
            <text:p>4.69E-02</text:p>
          </table:table-cell>
          <table:table-cell office:value-type="float" office:value="0.0457666556599112" calcext:value-type="float">
            <text:p>4.58E-02</text:p>
          </table:table-cell>
          <table:table-cell office:value-type="float" office:value="0.00827089234397336" calcext:value-type="float">
            <text:p>8.27E-03</text:p>
          </table:table-cell>
          <table:table-cell table:number-columns-repeated="2" office:value-type="float" office:value="0.00001" calcext:value-type="float">
            <text:p>1.00E-05</text:p>
          </table:table-cell>
          <table:table-cell office:value-type="float" office:value="0.0234180209707542" calcext:value-type="float">
            <text:p>2.34E-02</text:p>
          </table:table-cell>
          <table:table-cell table:number-columns-repeated="5" office:value-type="float" office:value="0.0084216566857039" calcext:value-type="float">
            <text:p>8.42E-03</text:p>
          </table:table-cell>
          <table:table-cell table:number-columns-repeated="7" office:value-type="float" office:value="0.00001" calcext:value-type="float">
            <text:p>1.00E-05</text:p>
          </table:table-cell>
          <table:table-cell table:number-columns-repeated="1004"/>
        </table:table-row>
        <table:table-row table:style-name="ro1">
          <table:table-cell table:number-columns-repeated="2" table:style-name="ce32" office:value-type="float" office:value="0.0620688033148465" calcext:value-type="float">
            <text:p>6.21E-02</text:p>
          </table:table-cell>
          <table:table-cell table:style-name="ce32" office:value-type="float" office:value="0.0887876568203694" calcext:value-type="float">
            <text:p>8.88E-02</text:p>
          </table:table-cell>
          <table:table-cell table:number-columns-repeated="2" table:style-name="ce32" office:value-type="float" office:value="0.118577348798839" calcext:value-type="float">
            <text:p>1.19E-01</text:p>
          </table:table-cell>
          <table:table-cell table:style-name="ce32" office:value-type="float" office:value="0.110951367707213" calcext:value-type="float">
            <text:p>1.11E-01</text:p>
          </table:table-cell>
          <table:table-cell table:number-columns-repeated="2" table:style-name="ce32" office:value-type="float" office:value="0.0833630899983047" calcext:value-type="float">
            <text:p>8.34E-02</text:p>
          </table:table-cell>
          <table:table-cell table:number-columns-repeated="2" table:style-name="ce32" office:value-type="float" office:value="0.0621456094745671" calcext:value-type="float">
            <text:p>6.21E-02</text:p>
          </table:table-cell>
          <table:table-cell table:number-columns-repeated="4" table:style-name="ce32" office:value-type="float" office:value="0.0614320887049013" calcext:value-type="float">
            <text:p>6.14E-02</text:p>
          </table:table-cell>
          <table:table-cell table:style-name="ce32" office:value-type="float" office:value="0.0683850922903616" calcext:value-type="float">
            <text:p>6.84E-02</text:p>
          </table:table-cell>
          <table:table-cell table:number-columns-repeated="2" table:style-name="ce32" office:value-type="float" office:value="0.0222507611897218" calcext:value-type="float">
            <text:p>2.23E-02</text:p>
          </table:table-cell>
          <table:table-cell table:style-name="ce32" office:value-type="float" office:value="0.0195725255314632" calcext:value-type="float">
            <text:p>1.96E-02</text:p>
          </table:table-cell>
          <table:table-cell table:number-columns-repeated="2" table:style-name="ce32" office:value-type="float" office:value="0.00001" calcext:value-type="float">
            <text:p>1.00E-05</text:p>
          </table:table-cell>
          <table:table-cell table:number-columns-repeated="1004"/>
        </table:table-row>
        <table:table-row table:style-name="ro1">
          <table:table-cell table:style-name="ce33" table:formula="of:=AVERAGE([.A60:.A69])" office:value-type="float" office:value="0.0509541195921207" calcext:value-type="float">
            <text:p>5.10E-02</text:p>
          </table:table-cell>
          <table:table-cell table:style-name="ce33" table:formula="of:=AVERAGE([.B60:.B69])" office:value-type="float" office:value="0.0489564984649717" calcext:value-type="float">
            <text:p>4.90E-02</text:p>
          </table:table-cell>
          <table:table-cell table:style-name="ce33" table:formula="of:=AVERAGE([.C60:.C69])" office:value-type="float" office:value="0.0383389247034248" calcext:value-type="float">
            <text:p>3.83E-02</text:p>
          </table:table-cell>
          <table:table-cell table:style-name="ce33" table:formula="of:=AVERAGE([.D60:.D69])" office:value-type="float" office:value="0.0361674800706672" calcext:value-type="float">
            <text:p>3.62E-02</text:p>
          </table:table-cell>
          <table:table-cell table:style-name="ce33" table:formula="of:=AVERAGE([.E60:.E69])" office:value-type="float" office:value="0.0309859755204612" calcext:value-type="float">
            <text:p>3.10E-02</text:p>
          </table:table-cell>
          <table:table-cell table:style-name="ce33" table:formula="of:=AVERAGE([.F60:.F69])" office:value-type="float" office:value="0.0312986162151672" calcext:value-type="float">
            <text:p>3.13E-02</text:p>
          </table:table-cell>
          <table:table-cell table:style-name="ce33" table:formula="of:=AVERAGE([.G60:.G69])" office:value-type="float" office:value="0.0261036420545145" calcext:value-type="float">
            <text:p>2.61E-02</text:p>
          </table:table-cell>
          <table:table-cell table:style-name="ce33" table:formula="of:=AVERAGE([.H60:.H69])" office:value-type="float" office:value="0.0272611188594402" calcext:value-type="float">
            <text:p>2.73E-02</text:p>
          </table:table-cell>
          <table:table-cell table:style-name="ce33" table:formula="of:=AVERAGE([.I60:.I69])" office:value-type="float" office:value="0.0199474806683591" calcext:value-type="float">
            <text:p>1.99E-02</text:p>
          </table:table-cell>
          <table:table-cell table:style-name="ce33" table:formula="of:=AVERAGE([.J60:.J69])" office:value-type="float" office:value="0.0221589399658697" calcext:value-type="float">
            <text:p>2.22E-02</text:p>
          </table:table-cell>
          <table:table-cell table:style-name="ce33" table:formula="of:=AVERAGE([.K60:.K69])" office:value-type="float" office:value="0.0267815927264991" calcext:value-type="float">
            <text:p>2.68E-02</text:p>
          </table:table-cell>
          <table:table-cell table:style-name="ce33" table:formula="of:=AVERAGE([.L60:.L69])" office:value-type="float" office:value="0.0282144619283589" calcext:value-type="float">
            <text:p>2.82E-02</text:p>
          </table:table-cell>
          <table:table-cell table:style-name="ce33" table:formula="of:=AVERAGE([.M60:.M69])" office:value-type="float" office:value="0.0273413091620529" calcext:value-type="float">
            <text:p>2.73E-02</text:p>
          </table:table-cell>
          <table:table-cell table:style-name="ce33" table:formula="of:=AVERAGE([.N60:.N69])" office:value-type="float" office:value="0.0240875911576962" calcext:value-type="float">
            <text:p>2.41E-02</text:p>
          </table:table-cell>
          <table:table-cell table:style-name="ce33" table:formula="of:=AVERAGE([.O60:.O69])" office:value-type="float" office:value="0.02476281045017" calcext:value-type="float">
            <text:p>2.48E-02</text:p>
          </table:table-cell>
          <table:table-cell table:style-name="ce33" table:formula="of:=AVERAGE([.P60:.P69])" office:value-type="float" office:value="0.0190779963533375" calcext:value-type="float">
            <text:p>1.91E-02</text:p>
          </table:table-cell>
          <table:table-cell table:style-name="ce33" table:formula="of:=AVERAGE([.Q60:.Q69])" office:value-type="float" office:value="0.0167462420183145" calcext:value-type="float">
            <text:p>1.67E-02</text:p>
          </table:table-cell>
          <table:table-cell table:style-name="ce33" table:formula="of:=AVERAGE([.R60:.R69])" office:value-type="float" office:value="0.0162434960430585" calcext:value-type="float">
            <text:p>1.62E-02</text:p>
          </table:table-cell>
          <table:table-cell table:style-name="ce33" table:formula="of:=AVERAGE([.S60:.S69])" office:value-type="float" office:value="0.0168383483406232" calcext:value-type="float">
            <text:p>1.68E-02</text:p>
          </table:table-cell>
          <table:table-cell table:style-name="ce33" table:formula="of:=AVERAGE([.T60:.T69])" office:value-type="float" office:value="0.0145799904958184" calcext:value-type="float">
            <text:p>1.46E-02</text:p>
          </table:table-cell>
          <table:table-cell table:number-columns-repeated="1004"/>
        </table:table-row>
        <table:table-row table:style-name="ro1">
          <table:table-cell table:style-name="ce33" table:formula="of:=MEDIAN([.A60:.A69])" office:value-type="float" office:value="0.0547923803658441" calcext:value-type="float">
            <text:p>5.48E-02</text:p>
          </table:table-cell>
          <table:table-cell table:style-name="ce33" table:formula="of:=MEDIAN([.B60:.B69])" office:value-type="float" office:value="0.0485888810866371" calcext:value-type="float">
            <text:p>4.86E-02</text:p>
          </table:table-cell>
          <table:table-cell table:style-name="ce33" table:formula="of:=MEDIAN([.C60:.C69])" office:value-type="float" office:value="0.0393237294138149" calcext:value-type="float">
            <text:p>3.93E-02</text:p>
          </table:table-cell>
          <table:table-cell table:style-name="ce33" table:formula="of:=MEDIAN([.D60:.D69])" office:value-type="float" office:value="0.0275936209333306" calcext:value-type="float">
            <text:p>2.76E-02</text:p>
          </table:table-cell>
          <table:table-cell table:style-name="ce33" table:formula="of:=MEDIAN([.E60:.E69])" office:value-type="float" office:value="0.0106661650868854" calcext:value-type="float">
            <text:p>1.07E-02</text:p>
          </table:table-cell>
          <table:table-cell table:style-name="ce33" table:formula="of:=MEDIAN([.F60:.F69])" office:value-type="float" office:value="0.00908586201256766" calcext:value-type="float">
            <text:p>9.09E-03</text:p>
          </table:table-cell>
          <table:table-cell table:style-name="ce33" table:formula="of:=MEDIAN([.G60:.G69])" office:value-type="float" office:value="0.00572851356031307" calcext:value-type="float">
            <text:p>5.73E-03</text:p>
          </table:table-cell>
          <table:table-cell table:style-name="ce33" table:formula="of:=MEDIAN([.H60:.H69])" office:value-type="float" office:value="0.0146242653245442" calcext:value-type="float">
            <text:p>1.46E-02</text:p>
          </table:table-cell>
          <table:table-cell table:style-name="ce33" table:formula="of:=MEDIAN([.I60:.I69])" office:value-type="float" office:value="0.00712608318201901" calcext:value-type="float">
            <text:p>7.13E-03</text:p>
          </table:table-cell>
          <table:table-cell table:style-name="ce33" table:formula="of:=MEDIAN([.J60:.J69])" office:value-type="float" office:value="0.00712608318201901" calcext:value-type="float">
            <text:p>7.13E-03</text:p>
          </table:table-cell>
          <table:table-cell table:style-name="ce33" table:formula="of:=MEDIAN([.K60:.K69])" office:value-type="float" office:value="0.012221632313656" calcext:value-type="float">
            <text:p>1.22E-02</text:p>
          </table:table-cell>
          <table:table-cell table:style-name="ce33" table:formula="of:=MEDIAN([.L60:.L69])" office:value-type="float" office:value="0.0110607208527379" calcext:value-type="float">
            <text:p>1.11E-02</text:p>
          </table:table-cell>
          <table:table-cell table:style-name="ce33" table:formula="of:=MEDIAN([.M60:.M69])" office:value-type="float" office:value="0.0104828801251825" calcext:value-type="float">
            <text:p>1.05E-02</text:p>
          </table:table-cell>
          <table:table-cell table:style-name="ce33" table:formula="of:=MEDIAN([.N60:.N69])" office:value-type="float" office:value="0.00702402794849012" calcext:value-type="float">
            <text:p>7.02E-03</text:p>
          </table:table-cell>
          <table:table-cell table:style-name="ce33" table:formula="of:=MEDIAN([.O60:.O69])" office:value-type="float" office:value="0.00712079451229305" calcext:value-type="float">
            <text:p>7.12E-03</text:p>
          </table:table-cell>
          <table:table-cell table:style-name="ce33" table:formula="of:=MEDIAN([.P60:.P69])" office:value-type="float" office:value="0.00172542770157261" calcext:value-type="float">
            <text:p>1.73E-03</text:p>
          </table:table-cell>
          <table:table-cell table:style-name="ce33" table:formula="of:=MEDIAN([.Q60:.Q69])" office:value-type="float" office:value="0.00172542770157261" calcext:value-type="float">
            <text:p>1.73E-03</text:p>
          </table:table-cell>
          <table:table-cell table:style-name="ce33" table:formula="of:=MEDIAN([.R60:.R69])" office:value-type="float" office:value="0.00172542770157261" calcext:value-type="float">
            <text:p>1.73E-03</text:p>
          </table:table-cell>
          <table:table-cell table:style-name="ce33" table:formula="of:=MEDIAN([.S60:.S69])" office:value-type="float" office:value="0.00172542770157261" calcext:value-type="float">
            <text:p>1.73E-03</text:p>
          </table:table-cell>
          <table:table-cell table:style-name="ce33" table:formula="of:=MEDIAN([.T60:.T69])" office:value-type="float" office:value="0.00192166200205904" calcext:value-type="float">
            <text:p>1.92E-03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20"/>
          <table:table-cell table:number-columns-repeated="1004"/>
        </table:table-row>
        <table:table-row table:style-name="ro1">
          <table:table-cell table:style-name="ce1" office:value-type="string" calcext:value-type="string" table:number-columns-spanned="20" table:number-rows-spanned="1">
            <text:p>EA MNIST Target-Size 2 LCMC</text:p>
          </table:table-cell>
          <table:covered-table-cell table:number-columns-repeated="19" table:style-name="Default"/>
          <table:table-cell table:number-columns-repeated="1004"/>
        </table:table-row>
        <table:table-row table:style-name="ro1">
          <table:table-cell table:style-name="ce30" office:value-type="float" office:value="1" calcext:value-type="float" table:number-columns-spanned="10" table:number-rows-spanned="1">
            <text:p>1</text:p>
          </table:table-cell>
          <table:covered-table-cell table:number-columns-repeated="9" table:style-name="ce30"/>
          <table:table-cell table:style-name="ce30" office:value-type="float" office:value="2" calcext:value-type="float" table:number-columns-spanned="10" table:number-rows-spanned="1">
            <text:p>2</text:p>
          </table:table-cell>
          <table:covered-table-cell table:number-columns-repeated="9" table:style-name="ce30"/>
          <table:table-cell table:number-columns-repeated="100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04"/>
        </table:table-row>
        <table:table-row table:style-name="ro1">
          <table:table-cell office:value-type="float" office:value="0.0315579171648681" calcext:value-type="float">
            <text:p>3.16E-02</text:p>
          </table:table-cell>
          <table:table-cell office:value-type="float" office:value="0.000785607241376877" calcext:value-type="float">
            <text:p>7.86E-04</text:p>
          </table:table-cell>
          <table:table-cell office:value-type="float" office:value="0.00001" calcext:value-type="float">
            <text:p>1.00E-05</text:p>
          </table:table-cell>
          <table:table-cell table:number-columns-repeated="2" office:value-type="float" office:value="0.00362320005509901" calcext:value-type="float">
            <text:p>3.62E-03</text:p>
          </table:table-cell>
          <table:table-cell table:number-columns-repeated="7" office:value-type="float" office:value="0.00001" calcext:value-type="float">
            <text:p>1.00E-05</text:p>
          </table:table-cell>
          <table:table-cell table:number-columns-repeated="3" office:value-type="float" office:value="0.0043282174726733" calcext:value-type="float">
            <text:p>4.33E-03</text:p>
          </table:table-cell>
          <table:table-cell table:number-columns-repeated="3" office:value-type="float" office:value="0.00001" calcext:value-type="float">
            <text:p>1.00E-05</text:p>
          </table:table-cell>
          <table:table-cell office:value-type="float" office:value="0.00985240029400875" calcext:value-type="float">
            <text:p>9.85E-03</text:p>
          </table:table-cell>
          <table:table-cell office:value-type="float" office:value="0.00162397304607712" calcext:value-type="float">
            <text:p>1.62E-03</text:p>
          </table:table-cell>
          <table:table-cell table:number-columns-repeated="1004"/>
        </table:table-row>
        <table:table-row table:style-name="ro1">
          <table:table-cell table:number-columns-repeated="4" office:value-type="float" office:value="0.075061500149396" calcext:value-type="float">
            <text:p>7.51E-02</text:p>
          </table:table-cell>
          <table:table-cell office:value-type="float" office:value="0.0216211356767744" calcext:value-type="float">
            <text:p>2.16E-0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360359876694348" calcext:value-type="float">
            <text:p>3.60E-03</text:p>
          </table:table-cell>
          <table:table-cell table:number-columns-repeated="3" office:value-type="float" office:value="0.00001" calcext:value-type="float">
            <text:p>1.00E-05</text:p>
          </table:table-cell>
          <table:table-cell office:value-type="float" office:value="0.0203705369379706" calcext:value-type="float">
            <text:p>2.04E-02</text:p>
          </table:table-cell>
          <table:table-cell table:number-columns-repeated="2" office:value-type="float" office:value="0.0484738029061406" calcext:value-type="float">
            <text:p>4.85E-02</text:p>
          </table:table-cell>
          <table:table-cell table:number-columns-repeated="2" office:value-type="float" office:value="0.00991750142825075" calcext:value-type="float">
            <text:p>9.92E-03</text:p>
          </table:table-cell>
          <table:table-cell office:value-type="float" office:value="0.00317685978122239" calcext:value-type="float">
            <text:p>3.18E-03</text:p>
          </table:table-cell>
          <table:table-cell office:value-type="float" office:value="0.00001" calcext:value-type="float">
            <text:p>1.00E-05</text:p>
          </table:table-cell>
          <table:table-cell table:number-columns-repeated="2" office:value-type="float" office:value="0.0337933591968594" calcext:value-type="float">
            <text:p>3.38E-02</text:p>
          </table:table-cell>
          <table:table-cell office:value-type="float" office:value="0.0670199062065557" calcext:value-type="float">
            <text:p>6.70E-02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0.0069393858327793" calcext:value-type="float">
            <text:p>6.94E-03</text:p>
          </table:table-cell>
          <table:table-cell office:value-type="float" office:value="0.0117352881235601" calcext:value-type="float">
            <text:p>1.17E-02</text:p>
          </table:table-cell>
          <table:table-cell office:value-type="float" office:value="0.023470802274522" calcext:value-type="float">
            <text:p>2.35E-02</text:p>
          </table:table-cell>
          <table:table-cell table:number-columns-repeated="2" office:value-type="float" office:value="0.00601430514572549" calcext:value-type="float">
            <text:p>6.01E-03</text:p>
          </table:table-cell>
          <table:table-cell table:number-columns-repeated="2" office:value-type="float" office:value="0.00297997922741408" calcext:value-type="float">
            <text:p>2.98E-03</text:p>
          </table:table-cell>
          <table:table-cell table:number-columns-repeated="3" office:value-type="float" office:value="0.00001" calcext:value-type="float">
            <text:p>1.00E-05</text:p>
          </table:table-cell>
          <table:table-cell table:number-columns-repeated="8" office:value-type="float" office:value="0.00542530507358465" calcext:value-type="float">
            <text:p>5.43E-03</text:p>
          </table:table-cell>
          <table:table-cell office:value-type="float" office:value="0.0128906163907591" calcext:value-type="float">
            <text:p>1.29E-02</text:p>
          </table:table-cell>
          <table:table-cell table:number-columns-repeated="1004"/>
        </table:table-row>
        <table:table-row table:style-name="ro1">
          <table:table-cell office:value-type="float" office:value="0.0459222323978486" calcext:value-type="float">
            <text:p>4.59E-02</text:p>
          </table:table-cell>
          <table:table-cell office:value-type="float" office:value="0.0372872102860141" calcext:value-type="float">
            <text:p>3.73E-02</text:p>
          </table:table-cell>
          <table:table-cell table:number-columns-repeated="3" office:value-type="float" office:value="0.03394373798013" calcext:value-type="float">
            <text:p>3.39E-02</text:p>
          </table:table-cell>
          <table:table-cell office:value-type="float" office:value="0.00827270760208558" calcext:value-type="float">
            <text:p>8.27E-03</text:p>
          </table:table-cell>
          <table:table-cell table:number-columns-repeated="5" office:value-type="float" office:value="0.00402741265170531" calcext:value-type="float">
            <text:p>4.03E-03</text:p>
          </table:table-cell>
          <table:table-cell table:number-columns-repeated="9" office:value-type="float" office:value="0.00001" calcext:value-type="float">
            <text:p>1.00E-05</text:p>
          </table:table-cell>
          <table:table-cell table:number-columns-repeated="1004"/>
        </table:table-row>
        <table:table-row table:style-name="ro1">
          <table:table-cell table:number-columns-repeated="4" office:value-type="float" office:value="0.00606492048580017" calcext:value-type="float">
            <text:p>6.06E-03</text:p>
          </table:table-cell>
          <table:table-cell office:value-type="float" office:value="0.0228284965530948" calcext:value-type="float">
            <text:p>2.28E-02</text:p>
          </table:table-cell>
          <table:table-cell office:value-type="float" office:value="0.00931905761288628" calcext:value-type="float">
            <text:p>9.32E-03</text:p>
          </table:table-cell>
          <table:table-cell table:number-columns-repeated="2" office:value-type="float" office:value="0.00545601229449684" calcext:value-type="float">
            <text:p>5.46E-03</text:p>
          </table:table-cell>
          <table:table-cell table:number-columns-repeated="2" office:value-type="float" office:value="0.00001" calcext:value-type="float">
            <text:p>1.00E-05</text:p>
          </table:table-cell>
          <table:table-cell office:value-type="float" office:value="0.00275217856699492" calcext:value-type="float">
            <text:p>2.75E-03</text:p>
          </table:table-cell>
          <table:table-cell office:value-type="float" office:value="0.00001" calcext:value-type="float">
            <text:p>1.00E-05</text:p>
          </table:table-cell>
          <table:table-cell table:number-columns-repeated="2" office:value-type="float" office:value="0.0295120805633889" calcext:value-type="float">
            <text:p>2.95E-02</text:p>
          </table:table-cell>
          <table:table-cell table:number-columns-repeated="2" office:value-type="float" office:value="0.0195480199449921" calcext:value-type="float">
            <text:p>1.95E-02</text:p>
          </table:table-cell>
          <table:table-cell office:value-type="float" office:value="0.0363512896918847" calcext:value-type="float">
            <text:p>3.64E-02</text:p>
          </table:table-cell>
          <table:table-cell office:value-type="float" office:value="0.0364115549989802" calcext:value-type="float">
            <text:p>3.64E-02</text:p>
          </table:table-cell>
          <table:table-cell table:number-columns-repeated="2" office:value-type="float" office:value="0.0305173809116573" calcext:value-type="float">
            <text:p>3.05E-02</text:p>
          </table:table-cell>
          <table:table-cell table:number-columns-repeated="1004"/>
        </table:table-row>
        <table:table-row table:style-name="ro1">
          <table:table-cell table:number-columns-repeated="5" office:value-type="float" office:value="0.0789905678727774" calcext:value-type="float">
            <text:p>7.90E-02</text:p>
          </table:table-cell>
          <table:table-cell office:value-type="float" office:value="0.0539982388018341" calcext:value-type="float">
            <text:p>5.40E-02</text:p>
          </table:table-cell>
          <table:table-cell office:value-type="float" office:value="0.0412458855152334" calcext:value-type="float">
            <text:p>4.12E-02</text:p>
          </table:table-cell>
          <table:table-cell table:number-columns-repeated="2" office:value-type="float" office:value="0.0112988786044472" calcext:value-type="float">
            <text:p>1.13E-02</text:p>
          </table:table-cell>
          <table:table-cell table:number-columns-repeated="5" office:value-type="float" office:value="0.0144214900627523" calcext:value-type="float">
            <text:p>1.44E-02</text:p>
          </table:table-cell>
          <table:table-cell office:value-type="float" office:value="0.00211729581850714" calcext:value-type="float">
            <text:p>2.12E-03</text:p>
          </table:table-cell>
          <table:table-cell table:number-columns-repeated="5" office:value-type="float" office:value="0.00001" calcext:value-type="float">
            <text:p>1.00E-05</text:p>
          </table:table-cell>
          <table:table-cell table:number-columns-repeated="1004"/>
        </table:table-row>
        <table:table-row table:style-name="ro1">
          <table:table-cell office:value-type="float" office:value="0.0669713059977019" calcext:value-type="float">
            <text:p>6.70E-02</text:p>
          </table:table-cell>
          <table:table-cell table:number-columns-repeated="8" office:value-type="float" office:value="0.0113785328669493" calcext:value-type="float">
            <text:p>1.14E-02</text:p>
          </table:table-cell>
          <table:table-cell table:number-columns-repeated="4" office:value-type="float" office:value="0.0054391515171029" calcext:value-type="float">
            <text:p>5.44E-03</text:p>
          </table:table-cell>
          <table:table-cell office:value-type="float" office:value="0.01642456933755" calcext:value-type="float">
            <text:p>1.64E-02</text:p>
          </table:table-cell>
          <table:table-cell table:number-columns-repeated="2" office:value-type="float" office:value="0.0186499552608142" calcext:value-type="float">
            <text:p>1.86E-02</text:p>
          </table:table-cell>
          <table:table-cell table:number-columns-repeated="2" office:value-type="float" office:value="0.00842827094057864" calcext:value-type="float">
            <text:p>8.43E-03</text:p>
          </table:table-cell>
          <table:table-cell table:number-columns-repeated="2" office:value-type="float" office:value="0.00253675662232165" calcext:value-type="float">
            <text:p>2.54E-03</text:p>
          </table:table-cell>
          <table:table-cell table:number-columns-repeated="1004"/>
        </table:table-row>
        <table:table-row table:style-name="ro1">
          <table:table-cell office:value-type="float" office:value="0.00821040073635444" calcext:value-type="float">
            <text:p>8.21E-03</text:p>
          </table:table-cell>
          <table:table-cell office:value-type="float" office:value="0.00001" calcext:value-type="float">
            <text:p>1.00E-05</text:p>
          </table:table-cell>
          <table:table-cell table:number-columns-repeated="2" office:value-type="float" office:value="0.0124014577941696" calcext:value-type="float">
            <text:p>1.24E-02</text:p>
          </table:table-cell>
          <table:table-cell table:number-columns-repeated="10" office:value-type="float" office:value="0.00646246923745286" calcext:value-type="float">
            <text:p>6.46E-03</text:p>
          </table:table-cell>
          <table:table-cell table:number-columns-repeated="5" office:value-type="float" office:value="0.00001" calcext:value-type="float">
            <text:p>1.00E-05</text:p>
          </table:table-cell>
          <table:table-cell office:value-type="float" office:value="0.000644913071021146" calcext:value-type="float">
            <text:p>6.45E-04</text:p>
          </table:table-cell>
          <table:table-cell table:number-columns-repeated="1004"/>
        </table:table-row>
        <table:table-row table:style-name="ro1">
          <table:table-cell office:value-type="float" office:value="0.0537859081954872" calcext:value-type="float">
            <text:p>5.38E-02</text:p>
          </table:table-cell>
          <table:table-cell office:value-type="float" office:value="0.0764664944589395" calcext:value-type="float">
            <text:p>7.65E-02</text:p>
          </table:table-cell>
          <table:table-cell office:value-type="float" office:value="0.0711577307306834" calcext:value-type="float">
            <text:p>7.12E-02</text:p>
          </table:table-cell>
          <table:table-cell office:value-type="float" office:value="0.0459143783532383" calcext:value-type="float">
            <text:p>4.59E-02</text:p>
          </table:table-cell>
          <table:table-cell office:value-type="float" office:value="0.076590951901021" calcext:value-type="float">
            <text:p>7.66E-02</text:p>
          </table:table-cell>
          <table:table-cell office:value-type="float" office:value="0.0433273933192824" calcext:value-type="float">
            <text:p>4.33E-02</text:p>
          </table:table-cell>
          <table:table-cell table:number-columns-repeated="2" office:value-type="float" office:value="0.0255103743103343" calcext:value-type="float">
            <text:p>2.55E-02</text:p>
          </table:table-cell>
          <table:table-cell table:number-columns-repeated="2" office:value-type="float" office:value="0.00001" calcext:value-type="float">
            <text:p>1.00E-05</text:p>
          </table:table-cell>
          <table:table-cell office:value-type="float" office:value="0.0434343438014277" calcext:value-type="float">
            <text:p>4.34E-02</text:p>
          </table:table-cell>
          <table:table-cell table:number-columns-repeated="3" office:value-type="float" office:value="0.0922669364065697" calcext:value-type="float">
            <text:p>9.23E-02</text:p>
          </table:table-cell>
          <table:table-cell office:value-type="float" office:value="0.0702496883850996" calcext:value-type="float">
            <text:p>7.02E-02</text:p>
          </table:table-cell>
          <table:table-cell table:number-columns-repeated="4" office:value-type="float" office:value="0.00001" calcext:value-type="float">
            <text:p>1.00E-05</text:p>
          </table:table-cell>
          <table:table-cell office:value-type="float" office:value="0.0171917832561439" calcext:value-type="float">
            <text:p>1.72E-02</text:p>
          </table:table-cell>
          <table:table-cell table:number-columns-repeated="1004"/>
        </table:table-row>
        <table:table-row table:style-name="ro1">
          <table:table-cell table:style-name="ce32" office:value-type="float" office:value="0.0264107064911875" calcext:value-type="float">
            <text:p>2.64E-02</text:p>
          </table:table-cell>
          <table:table-cell table:number-columns-repeated="6" table:style-name="ce32" office:value-type="float" office:value="0.023602631846543" calcext:value-type="float">
            <text:p>2.36E-02</text:p>
          </table:table-cell>
          <table:table-cell table:number-columns-repeated="2" table:style-name="ce32" office:value-type="float" office:value="0.0194247302854114" calcext:value-type="float">
            <text:p>1.94E-02</text:p>
          </table:table-cell>
          <table:table-cell table:number-columns-repeated="2" table:style-name="ce32" office:value-type="float" office:value="0.0117056174304637" calcext:value-type="float">
            <text:p>1.17E-02</text:p>
          </table:table-cell>
          <table:table-cell table:number-columns-repeated="6" table:style-name="ce32" office:value-type="float" office:value="0.00001" calcext:value-type="float">
            <text:p>1.00E-05</text:p>
          </table:table-cell>
          <table:table-cell table:number-columns-repeated="3" table:style-name="ce32" office:value-type="float" office:value="0.0171695832625476" calcext:value-type="float">
            <text:p>1.72E-02</text:p>
          </table:table-cell>
          <table:table-cell table:number-columns-repeated="1004"/>
        </table:table-row>
        <table:table-row table:style-name="ro1">
          <table:table-cell table:style-name="ce33" table:formula="of:=AVERAGE([.A78:.A87])" office:value-type="float" office:value="0.0399914845324201" calcext:value-type="float">
            <text:p>4.00E-02</text:p>
          </table:table-cell>
          <table:table-cell table:style-name="ce33" table:formula="of:=AVERAGE([.B78:.B87])" office:value-type="float" office:value="0.0316586851040576" calcext:value-type="float">
            <text:p>3.17E-02</text:p>
          </table:table-cell>
          <table:table-cell table:style-name="ce33" table:formula="of:=AVERAGE([.C78:.C87])" office:value-type="float" office:value="0.0324346367850009" calcext:value-type="float">
            <text:p>3.24E-02</text:p>
          </table:table-cell>
          <table:table-cell table:style-name="ce33" table:formula="of:=AVERAGE([.D78:.D87])" office:value-type="float" office:value="0.0314451729678625" calcext:value-type="float">
            <text:p>3.14E-02</text:p>
          </table:table-cell>
          <table:table-cell table:style-name="ce33" table:formula="of:=AVERAGE([.E78:.E87])" office:value-type="float" office:value="0.0285056029135567" calcext:value-type="float">
            <text:p>2.85E-02</text:p>
          </table:table-cell>
          <table:table-cell table:style-name="ce33" table:formula="of:=AVERAGE([.F78:.F87])" office:value-type="float" office:value="0.0162395336432759" calcext:value-type="float">
            <text:p>1.62E-02</text:p>
          </table:table-cell>
          <table:table-cell table:style-name="ce33" table:formula="of:=AVERAGE([.G78:.G87])" office:value-type="float" office:value="0.0124276896717073" calcext:value-type="float">
            <text:p>1.24E-02</text:p>
          </table:table-cell>
          <table:table-cell table:style-name="ce33" table:formula="of:=AVERAGE([.H78:.H87])" office:value-type="float" office:value="0.00865583894782113" calcext:value-type="float">
            <text:p>8.66E-03</text:p>
          </table:table-cell>
          <table:table-cell table:style-name="ce33" table:formula="of:=AVERAGE([.I78:.I87])" office:value-type="float" office:value="0.00526420236459661" calcext:value-type="float">
            <text:p>5.26E-03</text:p>
          </table:table-cell>
          <table:table-cell table:style-name="ce33" table:formula="of:=AVERAGE([.J78:.J87])" office:value-type="float" office:value="0.00421061408994771" calcext:value-type="float">
            <text:p>4.21E-03</text:p>
          </table:table-cell>
          <table:table-cell table:style-name="ce33" table:formula="of:=AVERAGE([.K78:.K87])" office:value-type="float" office:value="0.010863320020587" calcext:value-type="float">
            <text:p>1.09E-02</text:p>
          </table:table-cell>
          <table:table-cell table:style-name="ce33" table:formula="of:=AVERAGE([.L78:.L87])" office:value-type="float" office:value="0.0172529155203603" calcext:value-type="float">
            <text:p>1.73E-02</text:p>
          </table:table-cell>
          <table:table-cell table:style-name="ce33" table:formula="of:=AVERAGE([.M78:.M87])" office:value-type="float" office:value="0.0206349453239665" calcext:value-type="float">
            <text:p>2.06E-02</text:p>
          </table:table-cell>
          <table:table-cell table:style-name="ce33" table:formula="of:=AVERAGE([.N78:.N87])" office:value-type="float" office:value="0.0178778569582222" calcext:value-type="float">
            <text:p>1.79E-02</text:p>
          </table:table-cell>
          <table:table-cell table:style-name="ce33" table:formula="of:=AVERAGE([.O78:.O87])" office:value-type="float" office:value="0.0130265983383922" calcext:value-type="float">
            <text:p>1.30E-02</text:p>
          </table:table-cell>
          <table:table-cell table:style-name="ce33" table:formula="of:=AVERAGE([.P78:.P87])" office:value-type="float" office:value="0.00468601400606133" calcext:value-type="float">
            <text:p>4.69E-03</text:p>
          </table:table-cell>
          <table:table-cell table:style-name="ce33" table:formula="of:=AVERAGE([.Q78:.Q87])" office:value-type="float" office:value="0.0050274865706048" calcext:value-type="float">
            <text:p>5.03E-03</text:p>
          </table:table-cell>
          <table:table-cell table:style-name="ce33" table:formula="of:=AVERAGE([.R78:.R87])" office:value-type="float" office:value="0.0101278073472551" calcext:value-type="float">
            <text:p>1.01E-02</text:p>
          </table:table-cell>
          <table:table-cell table:style-name="ce33" table:formula="of:=AVERAGE([.S78:.S87])" office:value-type="float" office:value="0.00993347853609794" calcext:value-type="float">
            <text:p>9.93E-03</text:p>
          </table:table-cell>
          <table:table-cell table:style-name="ce33" table:formula="of:=AVERAGE([.T78:.T87])" office:value-type="float" office:value="0.0149614912767084" calcext:value-type="float">
            <text:p>1.50E-02</text:p>
          </table:table-cell>
          <table:table-cell table:number-columns-repeated="1004"/>
        </table:table-row>
        <table:table-row table:style-name="ro1">
          <table:table-cell table:style-name="ce33" table:formula="of:=MEDIAN([.A78:.A87])" office:value-type="float" office:value="0.0387400747813584" calcext:value-type="float">
            <text:p>3.87E-02</text:p>
          </table:table-cell>
          <table:table-cell table:style-name="ce33" table:formula="of:=MEDIAN([.B78:.B87])" office:value-type="float" office:value="0.0174905823567462" calcext:value-type="float">
            <text:p>1.75E-02</text:p>
          </table:table-cell>
          <table:table-cell table:style-name="ce33" table:formula="of:=MEDIAN([.C78:.C87])" office:value-type="float" office:value="0.0180020448203563" calcext:value-type="float">
            <text:p>1.80E-02</text:p>
          </table:table-cell>
          <table:table-cell table:style-name="ce33" table:formula="of:=MEDIAN([.D78:.D87])" office:value-type="float" office:value="0.0235367170605325" calcext:value-type="float">
            <text:p>2.35E-02</text:p>
          </table:table-cell>
          <table:table-cell table:style-name="ce33" table:formula="of:=MEDIAN([.E78:.E87])" office:value-type="float" office:value="0.0222248161149346" calcext:value-type="float">
            <text:p>2.22E-02</text:p>
          </table:table-cell>
          <table:table-cell table:style-name="ce33" table:formula="of:=MEDIAN([.F78:.F87])" office:value-type="float" office:value="0.00879588260748593" calcext:value-type="float">
            <text:p>8.80E-03</text:p>
          </table:table-cell>
          <table:table-cell table:style-name="ce33" table:formula="of:=MEDIAN([.G78:.G87])" office:value-type="float" office:value="0.00595924076597485" calcext:value-type="float">
            <text:p>5.96E-03</text:p>
          </table:table-cell>
          <table:table-cell table:style-name="ce33" table:formula="of:=MEDIAN([.H78:.H87])" office:value-type="float" office:value="0.00595924076597485" calcext:value-type="float">
            <text:p>5.96E-03</text:p>
          </table:table-cell>
          <table:table-cell table:style-name="ce33" table:formula="of:=MEDIAN([.I78:.I87])" office:value-type="float" office:value="0.00201870632585265" calcext:value-type="float">
            <text:p>2.02E-03</text:p>
          </table:table-cell>
          <table:table-cell table:style-name="ce33" table:formula="of:=MEDIAN([.J78:.J87])" office:value-type="float" office:value="0.00201870632585265" calcext:value-type="float">
            <text:p>2.02E-03</text:p>
          </table:table-cell>
          <table:table-cell table:style-name="ce33" table:formula="of:=MEDIAN([.K78:.K87])" office:value-type="float" office:value="0.00595081037727788" calcext:value-type="float">
            <text:p>5.95E-03</text:p>
          </table:table-cell>
          <table:table-cell table:style-name="ce33" table:formula="of:=MEDIAN([.L78:.L87])" office:value-type="float" office:value="0.00543222829534378" calcext:value-type="float">
            <text:p>5.43E-03</text:p>
          </table:table-cell>
          <table:table-cell table:style-name="ce33" table:formula="of:=MEDIAN([.M78:.M87])" office:value-type="float" office:value="0.00595081037727788" calcext:value-type="float">
            <text:p>5.95E-03</text:p>
          </table:table-cell>
          <table:table-cell table:style-name="ce33" table:formula="of:=MEDIAN([.N78:.N87])" office:value-type="float" office:value="0.00818998533285181" calcext:value-type="float">
            <text:p>8.19E-03</text:p>
          </table:table-cell>
          <table:table-cell table:style-name="ce33" table:formula="of:=MEDIAN([.O78:.O87])" office:value-type="float" office:value="0.00487676127312898" calcext:value-type="float">
            <text:p>4.88E-03</text:p>
          </table:table-cell>
          <table:table-cell table:style-name="ce33" table:formula="of:=MEDIAN([.P78:.P87])" office:value-type="float" office:value="0.00001" calcext:value-type="float">
            <text:p>1.00E-05</text:p>
          </table:table-cell>
          <table:table-cell table:style-name="ce33" table:formula="of:=MEDIAN([.Q78:.Q87])" office:value-type="float" office:value="0.00001" calcext:value-type="float">
            <text:p>1.00E-05</text:p>
          </table:table-cell>
          <table:table-cell table:style-name="ce33" table:formula="of:=MEDIAN([.R78:.R87])" office:value-type="float" office:value="0.00271765253679232" calcext:value-type="float">
            <text:p>2.72E-03</text:p>
          </table:table-cell>
          <table:table-cell table:style-name="ce33" table:formula="of:=MEDIAN([.S78:.S87])" office:value-type="float" office:value="0.00398103084795315" calcext:value-type="float">
            <text:p>3.98E-03</text:p>
          </table:table-cell>
          <table:table-cell table:style-name="ce33" table:formula="of:=MEDIAN([.T78:.T87])" office:value-type="float" office:value="0.00771368650654037" calcext:value-type="float">
            <text:p>7.71E-03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20"/>
          <table:table-cell table:number-columns-repeated="1004"/>
        </table:table-row>
        <table:table-row table:style-name="ro1">
          <table:table-cell table:style-name="ce1" office:value-type="string" calcext:value-type="string" table:number-columns-spanned="20" table:number-rows-spanned="1">
            <text:p>EA YPMSD Target-Size 22 LCMC</text:p>
          </table:table-cell>
          <table:covered-table-cell table:number-columns-repeated="19" table:style-name="Default"/>
          <table:table-cell table:number-columns-repeated="1004"/>
        </table:table-row>
        <table:table-row table:style-name="ro1">
          <table:table-cell table:style-name="ce30" office:value-type="float" office:value="1" calcext:value-type="float" table:number-columns-spanned="10" table:number-rows-spanned="1">
            <text:p>1</text:p>
          </table:table-cell>
          <table:covered-table-cell table:number-columns-repeated="9" table:style-name="ce30"/>
          <table:table-cell table:style-name="ce30" office:value-type="float" office:value="2" calcext:value-type="float" table:number-columns-spanned="10" table:number-rows-spanned="1">
            <text:p>2</text:p>
          </table:table-cell>
          <table:covered-table-cell table:number-columns-repeated="9" table:style-name="ce30"/>
          <table:table-cell table:number-columns-repeated="100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04"/>
        </table:table-row>
        <table:table-row table:style-name="ro1">
          <table:table-cell office:value-type="float" office:value="0.0496209189435207" calcext:value-type="float">
            <text:p>4.96E-02</text:p>
          </table:table-cell>
          <table:table-cell office:value-type="float" office:value="0.0244910526334716" calcext:value-type="float">
            <text:p>2.45E-02</text:p>
          </table:table-cell>
          <table:table-cell table:number-columns-repeated="10" office:value-type="float" office:value="0.00001" calcext:value-type="float">
            <text:p>1.00E-05</text:p>
          </table:table-cell>
          <table:table-cell table:number-columns-repeated="4" office:value-type="float" office:value="0.00529081953243125" calcext:value-type="float">
            <text:p>5.29E-03</text:p>
          </table:table-cell>
          <table:table-cell table:number-columns-repeated="2" office:value-type="float" office:value="0.00413148221293902" calcext:value-type="float">
            <text:p>4.13E-03</text:p>
          </table:table-cell>
          <table:table-cell table:number-columns-repeated="2" office:value-type="float" office:value="0.00001" calcext:value-type="float">
            <text:p>1.00E-05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0.0218839157264392" calcext:value-type="float">
            <text:p>2.19E-02</text:p>
          </table:table-cell>
          <table:table-cell office:value-type="float" office:value="0.0241712135447172" calcext:value-type="float">
            <text:p>2.42E-02</text:p>
          </table:table-cell>
          <table:table-cell table:number-columns-repeated="9" office:value-type="float" office:value="0.00001" calcext:value-type="float">
            <text:p>1.00E-05</text:p>
          </table:table-cell>
          <table:table-cell table:number-columns-repeated="5" office:value-type="float" office:value="0.024381434033457" calcext:value-type="float">
            <text:p>2.44E-02</text:p>
          </table:table-cell>
          <table:table-cell office:value-type="float" office:value="0.0169991326124745" calcext:value-type="float">
            <text:p>1.70E-02</text:p>
          </table:table-cell>
          <table:table-cell table:number-columns-repeated="2" office:value-type="float" office:value="0.00001" calcext:value-type="float">
            <text:p>1.00E-05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0.0194427976037013" calcext:value-type="float">
            <text:p>1.94E-02</text:p>
          </table:table-cell>
          <table:table-cell table:number-columns-repeated="2" office:value-type="float" office:value="0.0105398450533412" calcext:value-type="float">
            <text:p>1.05E-02</text:p>
          </table:table-cell>
          <table:table-cell table:number-columns-repeated="2" office:value-type="float" office:value="0.000143467918084084" calcext:value-type="float">
            <text:p>1.43E-04</text:p>
          </table:table-cell>
          <table:table-cell office:value-type="float" office:value="0.00001" calcext:value-type="float">
            <text:p>1.00E-05</text:p>
          </table:table-cell>
          <table:table-cell table:number-columns-repeated="5" office:value-type="float" office:value="0.00790601169739419" calcext:value-type="float">
            <text:p>7.91E-03</text:p>
          </table:table-cell>
          <table:table-cell table:number-columns-repeated="2" office:value-type="float" office:value="0.00691217790685003" calcext:value-type="float">
            <text:p>6.91E-03</text:p>
          </table:table-cell>
          <table:table-cell table:number-columns-repeated="6" office:value-type="float" office:value="0.00001" calcext:value-type="float">
            <text:p>1.00E-05</text:p>
          </table:table-cell>
          <table:table-cell table:number-columns-repeated="1004"/>
        </table:table-row>
        <table:table-row table:style-name="ro1">
          <table:table-cell office:value-type="float" office:value="0.0297081661911573" calcext:value-type="float">
            <text:p>2.97E-02</text:p>
          </table:table-cell>
          <table:table-cell office:value-type="float" office:value="0.0474533919147976" calcext:value-type="float">
            <text:p>4.75E-02</text:p>
          </table:table-cell>
          <table:table-cell table:number-columns-repeated="3" office:value-type="float" office:value="0.00001" calcext:value-type="float">
            <text:p>1.00E-05</text:p>
          </table:table-cell>
          <table:table-cell table:number-columns-repeated="7" office:value-type="float" office:value="0.0232612037338088" calcext:value-type="float">
            <text:p>2.33E-02</text:p>
          </table:table-cell>
          <table:table-cell table:number-columns-repeated="3" office:value-type="float" office:value="0.0315138836119247" calcext:value-type="float">
            <text:p>3.15E-02</text:p>
          </table:table-cell>
          <table:table-cell table:number-columns-repeated="5" office:value-type="float" office:value="0.00001" calcext:value-type="float">
            <text:p>1.00E-05</text:p>
          </table:table-cell>
          <table:table-cell table:number-columns-repeated="1004"/>
        </table:table-row>
        <table:table-row table:style-name="ro1">
          <table:table-cell office:value-type="float" office:value="0.013052705077636" calcext:value-type="float">
            <text:p>1.31E-02</text:p>
          </table:table-cell>
          <table:table-cell table:number-columns-repeated="10" office:value-type="float" office:value="0.00001" calcext:value-type="float">
            <text:p>1.00E-05</text:p>
          </table:table-cell>
          <table:table-cell office:value-type="float" office:value="0.00871562480403404" calcext:value-type="float">
            <text:p>8.72E-03</text:p>
          </table:table-cell>
          <table:table-cell office:value-type="float" office:value="0.0178188603387114" calcext:value-type="float">
            <text:p>1.78E-02</text:p>
          </table:table-cell>
          <table:table-cell office:value-type="float" office:value="0.00001" calcext:value-type="float">
            <text:p>1.00E-05</text:p>
          </table:table-cell>
          <table:table-cell table:number-columns-repeated="3" office:value-type="float" office:value="0.0146474976566567" calcext:value-type="float">
            <text:p>1.46E-02</text:p>
          </table:table-cell>
          <table:table-cell table:number-columns-repeated="3" office:value-type="float" office:value="0.00001" calcext:value-type="float">
            <text:p>1.00E-05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0.0255701558730178" calcext:value-type="float">
            <text:p>2.56E-02</text:p>
          </table:table-cell>
          <table:table-cell table:number-columns-repeated="10" office:value-type="float" office:value="0.00001" calcext:value-type="float">
            <text:p>1.00E-05</text:p>
          </table:table-cell>
          <table:table-cell office:value-type="float" office:value="0.000446085757336183" calcext:value-type="float">
            <text:p>4.46E-04</text:p>
          </table:table-cell>
          <table:table-cell office:value-type="float" office:value="0.00001" calcext:value-type="float">
            <text:p>1.00E-05</text:p>
          </table:table-cell>
          <table:table-cell table:number-columns-repeated="2" office:value-type="float" office:value="0.0054694242605761" calcext:value-type="float">
            <text:p>5.47E-03</text:p>
          </table:table-cell>
          <table:table-cell table:number-columns-repeated="4" office:value-type="float" office:value="0.00001" calcext:value-type="float">
            <text:p>1.00E-05</text:p>
          </table:table-cell>
          <table:table-cell table:number-columns-repeated="1004"/>
        </table:table-row>
        <table:table-row table:style-name="ro1">
          <table:table-cell office:value-type="float" office:value="0.0558749305023053" calcext:value-type="float">
            <text:p>5.59E-02</text:p>
          </table:table-cell>
          <table:table-cell office:value-type="float" office:value="0.0676890282420235" calcext:value-type="float">
            <text:p>6.77E-02</text:p>
          </table:table-cell>
          <table:table-cell table:number-columns-repeated="4" office:value-type="float" office:value="0.0278296576716112" calcext:value-type="float">
            <text:p>2.78E-02</text:p>
          </table:table-cell>
          <table:table-cell office:value-type="float" office:value="0.0184765193256979" calcext:value-type="float">
            <text:p>1.85E-02</text:p>
          </table:table-cell>
          <table:table-cell table:number-columns-repeated="5" office:value-type="float" office:value="0.0142005907178259" calcext:value-type="float">
            <text:p>1.42E-02</text:p>
          </table:table-cell>
          <table:table-cell office:value-type="float" office:value="0.0186989517156235" calcext:value-type="float">
            <text:p>1.87E-02</text:p>
          </table:table-cell>
          <table:table-cell table:number-columns-repeated="2" office:value-type="float" office:value="0.0262848197747392" calcext:value-type="float">
            <text:p>2.63E-02</text:p>
          </table:table-cell>
          <table:table-cell office:value-type="float" office:value="0.0162420612239419" calcext:value-type="float">
            <text:p>1.62E-02</text:p>
          </table:table-cell>
          <table:table-cell table:number-columns-repeated="4" office:value-type="float" office:value="0.00001" calcext:value-type="float">
            <text:p>1.00E-05</text:p>
          </table:table-cell>
          <table:table-cell table:number-columns-repeated="1004"/>
        </table:table-row>
        <table:table-row table:style-name="ro1">
          <table:table-cell office:value-type="float" office:value="0.0771858859723546" calcext:value-type="float">
            <text:p>7.72E-02</text:p>
          </table:table-cell>
          <table:table-cell table:number-columns-repeated="2" office:value-type="float" office:value="0.0326863071577493" calcext:value-type="float">
            <text:p>3.27E-02</text:p>
          </table:table-cell>
          <table:table-cell office:value-type="float" office:value="0.0199932333554355" calcext:value-type="float">
            <text:p>2.00E-02</text:p>
          </table:table-cell>
          <table:table-cell office:value-type="float" office:value="0.0156888864592547" calcext:value-type="float">
            <text:p>1.57E-02</text:p>
          </table:table-cell>
          <table:table-cell table:number-columns-repeated="5" office:value-type="float" office:value="0.00119189823535112" calcext:value-type="float">
            <text:p>1.19E-03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11959171326713" calcext:value-type="float">
            <text:p>1.20E-02</text:p>
          </table:table-cell>
          <table:table-cell table:number-columns-repeated="2" office:value-type="float" office:value="0.0168804671755434" calcext:value-type="float">
            <text:p>1.69E-02</text:p>
          </table:table-cell>
          <table:table-cell table:number-columns-repeated="6" office:value-type="float" office:value="0.00001" calcext:value-type="float">
            <text:p>1.00E-05</text:p>
          </table:table-cell>
          <table:table-cell table:number-columns-repeated="1004"/>
        </table:table-row>
        <table:table-row table:style-name="ro1">
          <table:table-cell office:value-type="float" office:value="0.0517751067699461" calcext:value-type="float">
            <text:p>5.18E-02</text:p>
          </table:table-cell>
          <table:table-cell table:number-columns-repeated="12" office:value-type="float" office:value="0.00986593695894018" calcext:value-type="float">
            <text:p>9.87E-03</text:p>
          </table:table-cell>
          <table:table-cell table:number-columns-repeated="7" office:value-type="float" office:value="0.00001" calcext:value-type="float">
            <text:p>1.00E-05</text:p>
          </table:table-cell>
          <table:table-cell table:number-columns-repeated="1004"/>
        </table:table-row>
        <table:table-row table:style-name="ro1">
          <table:table-cell table:number-columns-repeated="3" table:style-name="ce32" office:value-type="float" office:value="0.0117366839212651" calcext:value-type="float">
            <text:p>1.17E-02</text:p>
          </table:table-cell>
          <table:table-cell table:number-columns-repeated="9" table:style-name="ce32" office:value-type="float" office:value="0.00001" calcext:value-type="float">
            <text:p>1.00E-05</text:p>
          </table:table-cell>
          <table:table-cell table:number-columns-repeated="2" table:style-name="ce32" office:value-type="float" office:value="0.0120336569180293" calcext:value-type="float">
            <text:p>1.20E-02</text:p>
          </table:table-cell>
          <table:table-cell table:number-columns-repeated="6" table:style-name="ce32" office:value-type="float" office:value="0.00001" calcext:value-type="float">
            <text:p>1.00E-05</text:p>
          </table:table-cell>
          <table:table-cell table:number-columns-repeated="1004"/>
        </table:table-row>
        <table:table-row table:style-name="ro1">
          <table:table-cell table:style-name="ce33" table:formula="of:=AVERAGE([.A96:.A105])" office:value-type="float" office:value="0.0355851266581343" calcext:value-type="float">
            <text:p>3.56E-02</text:p>
          </table:table-cell>
          <table:table-cell table:style-name="ce33" table:formula="of:=AVERAGE([.B96:.B105])" office:value-type="float" office:value="0.0260829270031406" calcext:value-type="float">
            <text:p>2.61E-02</text:p>
          </table:table-cell>
          <table:table-cell table:style-name="ce33" table:formula="of:=AVERAGE([.C96:.C105])" office:value-type="float" office:value="0.0116869644307624" calcext:value-type="float">
            <text:p>1.17E-02</text:p>
          </table:table-cell>
          <table:table-cell table:style-name="ce33" table:formula="of:=AVERAGE([.D96:.D105])" office:value-type="float" office:value="0.00682886730393281" calcext:value-type="float">
            <text:p>6.83E-03</text:p>
          </table:table-cell>
          <table:table-cell table:style-name="ce33" table:formula="of:=AVERAGE([.E96:.E105])" office:value-type="float" office:value="0.00535879490078902" calcext:value-type="float">
            <text:p>5.36E-03</text:p>
          </table:table-cell>
          <table:table-cell table:style-name="ce33" table:formula="of:=AVERAGE([.F96:.F105])" office:value-type="float" office:value="0.00623421645177954" calcext:value-type="float">
            <text:p>6.23E-03</text:p>
          </table:table-cell>
          <table:table-cell table:style-name="ce33" table:formula="of:=AVERAGE([.G96:.G105])" office:value-type="float" office:value="0.0052855558253798" calcext:value-type="float">
            <text:p>5.29E-03</text:p>
          </table:table-cell>
          <table:table-cell table:style-name="ce33" table:formula="of:=AVERAGE([.H96:.H105])" office:value-type="float" office:value="0.00564756413433202" calcext:value-type="float">
            <text:p>5.65E-03</text:p>
          </table:table-cell>
          <table:table-cell table:style-name="ce33" table:formula="of:=AVERAGE([.I96:.I105])" office:value-type="float" office:value="0.00564756413433202" calcext:value-type="float">
            <text:p>5.65E-03</text:p>
          </table:table-cell>
          <table:table-cell table:style-name="ce33" table:formula="of:=AVERAGE([.J96:.J105])" office:value-type="float" office:value="0.00564756413433202" calcext:value-type="float">
            <text:p>5.65E-03</text:p>
          </table:table-cell>
          <table:table-cell table:style-name="ce33" table:formula="of:=AVERAGE([.K96:.K105])" office:value-type="float" office:value="0.00552937431079691" calcext:value-type="float">
            <text:p>5.53E-03</text:p>
          </table:table-cell>
          <table:table-cell table:style-name="ce33" table:formula="of:=AVERAGE([.L96:.L105])" office:value-type="float" office:value="0.00759485392387161" calcext:value-type="float">
            <text:p>7.59E-03</text:p>
          </table:table-cell>
          <table:table-cell table:style-name="ce33" table:formula="of:=AVERAGE([.M96:.M105])" office:value-type="float" office:value="0.0143842273948847" calcext:value-type="float">
            <text:p>1.44E-02</text:p>
          </table:table-cell>
          <table:table-cell table:style-name="ce33" table:formula="of:=AVERAGE([.N96:.N105])" office:value-type="float" office:value="0.0123327258952975" calcext:value-type="float">
            <text:p>1.23E-02</text:p>
          </table:table-cell>
          <table:table-cell table:style-name="ce33" table:formula="of:=AVERAGE([.O96:.O105])" office:value-type="float" office:value="0.0107627878869785" calcext:value-type="float">
            <text:p>1.08E-02</text:p>
          </table:table-cell>
          <table:table-cell table:style-name="ce33" table:formula="of:=AVERAGE([.P96:.P105])" office:value-type="float" office:value="0.0066081236707063" calcext:value-type="float">
            <text:p>6.61E-03</text:p>
          </table:table-cell>
          <table:table-cell table:style-name="ce33" table:formula="of:=AVERAGE([.Q96:.Q105])" office:value-type="float" office:value="0.00432304139030527" calcext:value-type="float">
            <text:p>4.32E-03</text:p>
          </table:table-cell>
          <table:table-cell table:style-name="ce33" table:formula="of:=AVERAGE([.R96:.R105])" office:value-type="float" office:value="0.00212106148254135" calcext:value-type="float">
            <text:p>2.12E-03</text:p>
          </table:table-cell>
          <table:table-cell table:style-name="ce33" table:formula="of:=AVERAGE([.S96:.S105])" office:value-type="float" office:value="0.00001" calcext:value-type="float">
            <text:p>1.00E-05</text:p>
          </table:table-cell>
          <table:table-cell table:style-name="ce33" table:formula="of:=AVERAGE([.T96:.T105])" office:value-type="float" office:value="0.00001" calcext:value-type="float">
            <text:p>1.00E-05</text:p>
          </table:table-cell>
          <table:table-cell table:number-columns-repeated="1004"/>
        </table:table-row>
        <table:table-row table:style-name="ro1">
          <table:table-cell table:style-name="ce33" table:formula="of:=MEDIAN([.A96:.A105])" office:value-type="float" office:value="0.0276391610320875" calcext:value-type="float">
            <text:p>2.76E-02</text:p>
          </table:table-cell>
          <table:table-cell table:style-name="ce33" table:formula="of:=MEDIAN([.B96:.B105])" office:value-type="float" office:value="0.0231874841799554" calcext:value-type="float">
            <text:p>2.32E-02</text:p>
          </table:table-cell>
          <table:table-cell table:style-name="ce33" table:formula="of:=MEDIAN([.C96:.C105])" office:value-type="float" office:value="0.0102028910061407" calcext:value-type="float">
            <text:p>1.02E-02</text:p>
          </table:table-cell>
          <table:table-cell table:style-name="ce33" table:formula="of:=MEDIAN([.D96:.D105])" office:value-type="float" office:value="0.00001" calcext:value-type="float">
            <text:p>1.00E-05</text:p>
          </table:table-cell>
          <table:table-cell table:style-name="ce33" table:formula="of:=MEDIAN([.E96:.E105])" office:value-type="float" office:value="0.00001" calcext:value-type="float">
            <text:p>1.00E-05</text:p>
          </table:table-cell>
          <table:table-cell table:style-name="ce33" table:formula="of:=MEDIAN([.F96:.F105])" office:value-type="float" office:value="0.000076733959042042" calcext:value-type="float">
            <text:p>7.67E-05</text:p>
          </table:table-cell>
          <table:table-cell table:style-name="ce33" table:formula="of:=MEDIAN([.G96:.G105])" office:value-type="float" office:value="0.00001" calcext:value-type="float">
            <text:p>1.00E-05</text:p>
          </table:table-cell>
          <table:table-cell table:style-name="ce33" table:formula="of:=MEDIAN([.H96:.H105])" office:value-type="float" office:value="0.00060094911767556" calcext:value-type="float">
            <text:p>6.01E-04</text:p>
          </table:table-cell>
          <table:table-cell table:style-name="ce33" table:formula="of:=MEDIAN([.I96:.I105])" office:value-type="float" office:value="0.00060094911767556" calcext:value-type="float">
            <text:p>6.01E-04</text:p>
          </table:table-cell>
          <table:table-cell table:style-name="ce33" table:formula="of:=MEDIAN([.J96:.J105])" office:value-type="float" office:value="0.00060094911767556" calcext:value-type="float">
            <text:p>6.01E-04</text:p>
          </table:table-cell>
          <table:table-cell table:style-name="ce33" table:formula="of:=MEDIAN([.K96:.K105])" office:value-type="float" office:value="0.00001" calcext:value-type="float">
            <text:p>1.00E-05</text:p>
          </table:table-cell>
          <table:table-cell table:style-name="ce33" table:formula="of:=MEDIAN([.L96:.L105])" office:value-type="float" office:value="0.00831081825071412" calcext:value-type="float">
            <text:p>8.31E-03</text:p>
          </table:table-cell>
          <table:table-cell table:style-name="ce33" table:formula="of:=MEDIAN([.M96:.M105])" office:value-type="float" office:value="0.0144570620467863" calcext:value-type="float">
            <text:p>1.45E-02</text:p>
          </table:table-cell>
          <table:table-cell table:style-name="ce33" table:formula="of:=MEDIAN([.N96:.N105])" office:value-type="float" office:value="0.00947291741243967" calcext:value-type="float">
            <text:p>9.47E-03</text:p>
          </table:table-cell>
          <table:table-cell table:style-name="ce33" table:formula="of:=MEDIAN([.O96:.O105])" office:value-type="float" office:value="0.00538012189650368" calcext:value-type="float">
            <text:p>5.38E-03</text:p>
          </table:table-cell>
          <table:table-cell table:style-name="ce33" table:formula="of:=MEDIAN([.P96:.P105])" office:value-type="float" office:value="0.00265040976621562" calcext:value-type="float">
            <text:p>2.65E-03</text:p>
          </table:table-cell>
          <table:table-cell table:style-name="ce33" table:formula="of:=MEDIAN([.Q96:.Q105])" office:value-type="float" office:value="0.00001" calcext:value-type="float">
            <text:p>1.00E-05</text:p>
          </table:table-cell>
          <table:table-cell table:style-name="ce33" table:formula="of:=MEDIAN([.R96:.R105])" office:value-type="float" office:value="0.00001" calcext:value-type="float">
            <text:p>1.00E-05</text:p>
          </table:table-cell>
          <table:table-cell table:style-name="ce33" table:formula="of:=MEDIAN([.S96:.S105])" office:value-type="float" office:value="0.00001" calcext:value-type="float">
            <text:p>1.00E-05</text:p>
          </table:table-cell>
          <table:table-cell table:style-name="ce33" table:formula="of:=MEDIAN([.T96:.T105])" office:value-type="float" office:value="0.00001" calcext:value-type="float">
            <text:p>1.00E-05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20"/>
          <table:table-cell table:number-columns-repeated="1004"/>
        </table:table-row>
        <table:table-row table:style-name="ro1">
          <table:table-cell table:style-name="ce1" office:value-type="string" calcext:value-type="string" table:number-columns-spanned="20" table:number-rows-spanned="1">
            <text:p>EA YPMSD lin enc Target-Size 22 LCMC</text:p>
          </table:table-cell>
          <table:covered-table-cell table:number-columns-repeated="19" table:style-name="Default"/>
          <table:table-cell table:number-columns-repeated="1004"/>
        </table:table-row>
        <table:table-row table:style-name="ro1">
          <table:table-cell table:style-name="ce30" office:value-type="float" office:value="1" calcext:value-type="float" table:number-columns-spanned="10" table:number-rows-spanned="1">
            <text:p>1</text:p>
          </table:table-cell>
          <table:covered-table-cell table:number-columns-repeated="9" table:style-name="ce30"/>
          <table:table-cell table:style-name="ce30" office:value-type="float" office:value="2" calcext:value-type="float" table:number-columns-spanned="10" table:number-rows-spanned="1">
            <text:p>2</text:p>
          </table:table-cell>
          <table:covered-table-cell table:number-columns-repeated="9" table:style-name="ce30"/>
          <table:table-cell table:number-columns-repeated="100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04"/>
        </table:table-row>
        <table:table-row table:style-name="ro1">
          <table:table-cell table:number-columns-repeated="3" office:value-type="float" office:value="0.0244323246978158" calcext:value-type="float">
            <text:p>2.44E-02</text:p>
          </table:table-cell>
          <table:table-cell office:value-type="float" office:value="0.0124171277878446" calcext:value-type="float">
            <text:p>1.24E-02</text:p>
          </table:table-cell>
          <table:table-cell table:number-columns-repeated="3" office:value-type="float" office:value="0.016693109398792" calcext:value-type="float">
            <text:p>1.67E-02</text:p>
          </table:table-cell>
          <table:table-cell table:number-columns-repeated="5" office:value-type="float" office:value="0.00327538191207119" calcext:value-type="float">
            <text:p>3.28E-03</text:p>
          </table:table-cell>
          <table:table-cell office:value-type="float" office:value="0.00001" calcext:value-type="float">
            <text:p>1.00E-05</text:p>
          </table:table-cell>
          <table:table-cell table:number-columns-repeated="2" office:value-type="float" office:value="0.001465257876058" calcext:value-type="float">
            <text:p>1.47E-03</text:p>
          </table:table-cell>
          <table:table-cell office:value-type="float" office:value="0.00001" calcext:value-type="float">
            <text:p>1.00E-05</text:p>
          </table:table-cell>
          <table:table-cell table:number-columns-repeated="4" office:value-type="float" office:value="0.0010461513230604" calcext:value-type="float">
            <text:p>1.05E-03</text:p>
          </table:table-cell>
          <table:table-cell table:number-columns-repeated="1004"/>
        </table:table-row>
        <table:table-row table:style-name="ro1">
          <table:table-cell table:number-columns-repeated="4" office:value-type="float" office:value="0.0127482388392363" calcext:value-type="float">
            <text:p>1.27E-02</text:p>
          </table:table-cell>
          <table:table-cell table:number-columns-repeated="4" office:value-type="float" office:value="0.00001" calcext:value-type="float">
            <text:p>1.00E-05</text:p>
          </table:table-cell>
          <table:table-cell office:value-type="float" office:value="0.00223606630648474" calcext:value-type="float">
            <text:p>2.24E-03</text:p>
          </table:table-cell>
          <table:table-cell table:number-columns-repeated="2" office:value-type="float" office:value="0.00001" calcext:value-type="float">
            <text:p>1.00E-05</text:p>
          </table:table-cell>
          <table:table-cell table:number-columns-repeated="4" office:value-type="float" office:value="0.00169162625780918" calcext:value-type="float">
            <text:p>1.69E-03</text:p>
          </table:table-cell>
          <table:table-cell table:number-columns-repeated="2" office:value-type="float" office:value="0.00598303464855186" calcext:value-type="float">
            <text:p>5.98E-03</text:p>
          </table:table-cell>
          <table:table-cell office:value-type="float" office:value="0.00001" calcext:value-type="float">
            <text:p>1.00E-05</text:p>
          </table:table-cell>
          <table:table-cell table:number-columns-repeated="2" office:value-type="float" office:value="0.00350743342563664" calcext:value-type="float">
            <text:p>3.51E-03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0.00971789578404184" calcext:value-type="float">
            <text:p>9.72E-03</text:p>
          </table:table-cell>
          <table:table-cell table:number-columns-repeated="9" office:value-type="float" office:value="0.00001" calcext:value-type="float">
            <text:p>1.00E-05</text:p>
          </table:table-cell>
          <table:table-cell table:number-columns-repeated="3" office:value-type="float" office:value="0.029346388698194" calcext:value-type="float">
            <text:p>2.93E-02</text:p>
          </table:table-cell>
          <table:table-cell table:number-columns-repeated="2" office:value-type="float" office:value="0.0186374137850708" calcext:value-type="float">
            <text:p>1.86E-02</text:p>
          </table:table-cell>
          <table:table-cell office:value-type="float" office:value="0.0143238623949384" calcext:value-type="float">
            <text:p>1.43E-02</text:p>
          </table:table-cell>
          <table:table-cell table:number-columns-repeated="2" office:value-type="float" office:value="0.00001" calcext:value-type="float">
            <text:p>1.00E-05</text:p>
          </table:table-cell>
          <table:table-cell office:value-type="float" office:value="0.00587944065915689" calcext:value-type="float">
            <text:p>5.88E-03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0.0291670362992427" calcext:value-type="float">
            <text:p>2.92E-02</text:p>
          </table:table-cell>
          <table:table-cell office:value-type="float" office:value="0.0333078988770964" calcext:value-type="float">
            <text:p>3.33E-02</text:p>
          </table:table-cell>
          <table:table-cell table:number-columns-repeated="5" office:value-type="float" office:value="0.00001" calcext:value-type="float">
            <text:p>1.00E-05</text:p>
          </table:table-cell>
          <table:table-cell table:number-columns-repeated="6" office:value-type="float" office:value="0.0062634294514194" calcext:value-type="float">
            <text:p>6.26E-03</text:p>
          </table:table-cell>
          <table:table-cell table:number-columns-repeated="6" office:value-type="float" office:value="0.00001" calcext:value-type="float">
            <text:p>1.00E-05</text:p>
          </table:table-cell>
          <table:table-cell table:number-columns-repeated="1004"/>
        </table:table-row>
        <table:table-row table:style-name="ro1">
          <table:table-cell office:value-type="float" office:value="0.0417010022873288" calcext:value-type="float">
            <text:p>4.17E-02</text:p>
          </table:table-cell>
          <table:table-cell table:number-columns-repeated="2" office:value-type="float" office:value="0.0366982343771053" calcext:value-type="float">
            <text:p>3.67E-02</text:p>
          </table:table-cell>
          <table:table-cell table:number-columns-repeated="2" office:value-type="float" office:value="0.0185982310423822" calcext:value-type="float">
            <text:p>1.86E-02</text:p>
          </table:table-cell>
          <table:table-cell table:number-columns-repeated="12" office:value-type="float" office:value="0.00252249936232555" calcext:value-type="float">
            <text:p>2.52E-03</text:p>
          </table:table-cell>
          <table:table-cell table:number-columns-repeated="3" office:value-type="float" office:value="0.00001" calcext:value-type="float">
            <text:p>1.00E-05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0.0274586375421727" calcext:value-type="float">
            <text:p>2.75E-02</text:p>
          </table:table-cell>
          <table:table-cell table:number-columns-repeated="9" office:value-type="float" office:value="0.00001" calcext:value-type="float">
            <text:p>1.00E-05</text:p>
          </table:table-cell>
          <table:table-cell table:number-columns-repeated="2" office:value-type="float" office:value="0.0144139855386674" calcext:value-type="float">
            <text:p>1.44E-02</text:p>
          </table:table-cell>
          <table:table-cell office:value-type="float" office:value="0.00039580699732825" calcext:value-type="float">
            <text:p>3.96E-04</text:p>
          </table:table-cell>
          <table:table-cell table:number-columns-repeated="3" office:value-type="float" office:value="0.00001" calcext:value-type="float">
            <text:p>1.00E-05</text:p>
          </table:table-cell>
          <table:table-cell office:value-type="float" office:value="0.00751981672986978" calcext:value-type="float">
            <text:p>7.52E-03</text:p>
          </table:table-cell>
          <table:table-cell table:number-columns-repeated="2" office:value-type="float" office:value="0.00357266690609612" calcext:value-type="float">
            <text:p>3.57E-03</text:p>
          </table:table-cell>
          <table:table-cell table:number-columns-repeated="1004"/>
        </table:table-row>
        <table:table-row table:style-name="ro1">
          <table:table-cell office:value-type="float" office:value="0.0163395691572203" calcext:value-type="float">
            <text:p>1.63E-02</text:p>
          </table:table-cell>
          <table:table-cell table:number-columns-repeated="12" office:value-type="float" office:value="0.00001" calcext:value-type="float">
            <text:p>1.00E-05</text:p>
          </table:table-cell>
          <table:table-cell office:value-type="float" office:value="0.0125285203724114" calcext:value-type="float">
            <text:p>1.25E-02</text:p>
          </table:table-cell>
          <table:table-cell table:number-columns-repeated="6" office:value-type="float" office:value="0.00001" calcext:value-type="float">
            <text:p>1.00E-05</text:p>
          </table:table-cell>
          <table:table-cell table:number-columns-repeated="1004"/>
        </table:table-row>
        <table:table-row table:style-name="ro1">
          <table:table-cell office:value-type="float" office:value="0.0650339383156573" calcext:value-type="float">
            <text:p>6.50E-02</text:p>
          </table:table-cell>
          <table:table-cell table:number-columns-repeated="3" office:value-type="float" office:value="0.0123808070605581" calcext:value-type="float">
            <text:p>1.24E-02</text:p>
          </table:table-cell>
          <table:table-cell office:value-type="float" office:value="0.0304607896350754" calcext:value-type="float">
            <text:p>3.05E-02</text:p>
          </table:table-cell>
          <table:table-cell office:value-type="float" office:value="0.000759702049908516" calcext:value-type="float">
            <text:p>7.60E-04</text:p>
          </table:table-cell>
          <table:table-cell table:number-columns-repeated="4" office:value-type="float" office:value="0.00001" calcext:value-type="float">
            <text:p>1.00E-05</text:p>
          </table:table-cell>
          <table:table-cell table:number-columns-repeated="4" office:value-type="float" office:value="0.00850210450289325" calcext:value-type="float">
            <text:p>8.50E-03</text:p>
          </table:table-cell>
          <table:table-cell table:number-columns-repeated="6" office:value-type="float" office:value="0.00001" calcext:value-type="float">
            <text:p>1.00E-05</text:p>
          </table:table-cell>
          <table:table-cell table:number-columns-repeated="1004"/>
        </table:table-row>
        <table:table-row table:style-name="ro1">
          <table:table-cell office:value-type="float" office:value="0.0506225330619997" calcext:value-type="float">
            <text:p>5.06E-02</text:p>
          </table:table-cell>
          <table:table-cell office:value-type="float" office:value="0.0146343574510776" calcext:value-type="float">
            <text:p>1.46E-02</text:p>
          </table:table-cell>
          <table:table-cell table:number-columns-repeated="8" office:value-type="float" office:value="0.00001" calcext:value-type="float">
            <text:p>1.00E-05</text:p>
          </table:table-cell>
          <table:table-cell table:number-columns-repeated="2" office:value-type="float" office:value="0.0143766968931781" calcext:value-type="float">
            <text:p>1.44E-02</text:p>
          </table:table-cell>
          <table:table-cell table:number-columns-repeated="8" office:value-type="float" office:value="0.00001" calcext:value-type="float">
            <text:p>1.00E-05</text:p>
          </table:table-cell>
          <table:table-cell table:number-columns-repeated="1004"/>
        </table:table-row>
        <table:table-row table:style-name="ro1">
          <table:table-cell table:style-name="ce32" office:value-type="float" office:value="0.0115873956387733" calcext:value-type="float">
            <text:p>1.16E-02</text:p>
          </table:table-cell>
          <table:table-cell table:number-columns-repeated="9" table:style-name="ce32" office:value-type="float" office:value="0.00001" calcext:value-type="float">
            <text:p>1.00E-05</text:p>
          </table:table-cell>
          <table:table-cell table:number-columns-repeated="2" table:style-name="ce32" office:value-type="float" office:value="0.0186844351825113" calcext:value-type="float">
            <text:p>1.87E-02</text:p>
          </table:table-cell>
          <table:table-cell table:number-columns-repeated="3" table:style-name="ce32" office:value-type="float" office:value="0.00524980662593784" calcext:value-type="float">
            <text:p>5.25E-03</text:p>
          </table:table-cell>
          <table:table-cell table:number-columns-repeated="3" table:style-name="ce32" office:value-type="float" office:value="0.00001" calcext:value-type="float">
            <text:p>1.00E-05</text:p>
          </table:table-cell>
          <table:table-cell table:number-columns-repeated="2" table:style-name="ce32" office:value-type="float" office:value="0.00111159557784181" calcext:value-type="float">
            <text:p>1.11E-03</text:p>
          </table:table-cell>
          <table:table-cell table:number-columns-repeated="1004"/>
        </table:table-row>
        <table:table-row table:style-name="ro1">
          <table:table-cell table:style-name="ce33" table:formula="of:=AVERAGE([.A114:.A123])" office:value-type="float" office:value="0.0288808571623489" calcext:value-type="float">
            <text:p>2.89E-02</text:p>
          </table:table-cell>
          <table:table-cell table:style-name="ce33" table:formula="of:=AVERAGE([.B114:.B123])" office:value-type="float" office:value="0.016725753205125" calcext:value-type="float">
            <text:p>1.67E-02</text:p>
          </table:table-cell>
          <table:table-cell table:style-name="ce33" table:formula="of:=AVERAGE([.C114:.C123])" office:value-type="float" office:value="0.0119617503851812" calcext:value-type="float">
            <text:p>1.20E-02</text:p>
          </table:table-cell>
          <table:table-cell table:style-name="ce33" table:formula="of:=AVERAGE([.D114:.D123])" office:value-type="float" office:value="0.00562044047300211" calcext:value-type="float">
            <text:p>5.62E-03</text:p>
          </table:table-cell>
          <table:table-cell table:style-name="ce33" table:formula="of:=AVERAGE([.E114:.E123])" office:value-type="float" office:value="0.00658221300762496" calcext:value-type="float">
            <text:p>6.58E-03</text:p>
          </table:table-cell>
          <table:table-cell table:style-name="ce33" table:formula="of:=AVERAGE([.F114:.F123])" office:value-type="float" office:value="0.00200453108110261" calcext:value-type="float">
            <text:p>2.00E-03</text:p>
          </table:table-cell>
          <table:table-cell table:style-name="ce33" table:formula="of:=AVERAGE([.G114:.G123])" office:value-type="float" office:value="0.00192956087611176" calcext:value-type="float">
            <text:p>1.93E-03</text:p>
          </table:table-cell>
          <table:table-cell table:style-name="ce33" table:formula="of:=AVERAGE([.H114:.H123])" office:value-type="float" office:value="0.000587788127439674" calcext:value-type="float">
            <text:p>5.88E-04</text:p>
          </table:table-cell>
          <table:table-cell table:style-name="ce33" table:formula="of:=AVERAGE([.I114:.I123])" office:value-type="float" office:value="0.00143573770323009" calcext:value-type="float">
            <text:p>1.44E-03</text:p>
          </table:table-cell>
          <table:table-cell table:style-name="ce33" table:formula="of:=AVERAGE([.J114:.J123])" office:value-type="float" office:value="0.00121313107258161" calcext:value-type="float">
            <text:p>1.21E-03</text:p>
          </table:table-cell>
          <table:table-cell table:style-name="ce33" table:formula="of:=AVERAGE([.K114:.K123])" office:value-type="float" office:value="0.00536645473043987" calcext:value-type="float">
            <text:p>5.37E-03</text:p>
          </table:table-cell>
          <table:table-cell table:style-name="ce33" table:formula="of:=AVERAGE([.L114:.L123])" office:value-type="float" office:value="0.00990865477990693" calcext:value-type="float">
            <text:p>9.91E-03</text:p>
          </table:table-cell>
          <table:table-cell table:style-name="ce33" table:formula="of:=AVERAGE([.M114:.M123])" office:value-type="float" office:value="0.00680198404372466" calcext:value-type="float">
            <text:p>6.80E-03</text:p>
          </table:table-cell>
          <table:table-cell table:style-name="ce33" table:formula="of:=AVERAGE([.N114:.N123])" office:value-type="float" office:value="0.00679754401443768" calcext:value-type="float">
            <text:p>6.80E-03</text:p>
          </table:table-cell>
          <table:table-cell table:style-name="ce33" table:formula="of:=AVERAGE([.O114:.O123])" office:value-type="float" office:value="0.00296166039072014" calcext:value-type="float">
            <text:p>2.96E-03</text:p>
          </table:table-cell>
          <table:table-cell table:style-name="ce33" table:formula="of:=AVERAGE([.P114:.P123])" office:value-type="float" office:value="0.00272129477959482" calcext:value-type="float">
            <text:p>2.72E-03</text:p>
          </table:table-cell>
          <table:table-cell table:style-name="ce33" table:formula="of:=AVERAGE([.Q114:.Q123])" office:value-type="float" office:value="0.00239355477288762" calcext:value-type="float">
            <text:p>2.39E-03</text:p>
          </table:table-cell>
          <table:table-cell table:style-name="ce33" table:formula="of:=AVERAGE([.R114:.R123])" office:value-type="float" office:value="0.000864596805293017" calcext:value-type="float">
            <text:p>8.65E-04</text:p>
          </table:table-cell>
          <table:table-cell table:style-name="ce33" table:formula="of:=AVERAGE([.S114:.S123])" office:value-type="float" office:value="0.000929784723263497" calcext:value-type="float">
            <text:p>9.30E-04</text:p>
          </table:table-cell>
          <table:table-cell table:style-name="ce33" table:formula="of:=AVERAGE([.T114:.T123])" office:value-type="float" office:value="0.00151672878917919" calcext:value-type="float">
            <text:p>1.52E-03</text:p>
          </table:table-cell>
          <table:table-cell table:number-columns-repeated="1004"/>
        </table:table-row>
        <table:table-row table:style-name="ro1">
          <table:table-cell table:style-name="ce33" table:formula="of:=MEDIAN([.A114:.A123])" office:value-type="float" office:value="0.0259454811199942" calcext:value-type="float">
            <text:p>2.59E-02</text:p>
          </table:table-cell>
          <table:table-cell table:style-name="ce33" table:formula="of:=MEDIAN([.B114:.B123])" office:value-type="float" office:value="0.0136912981451569" calcext:value-type="float">
            <text:p>1.37E-02</text:p>
          </table:table-cell>
          <table:table-cell table:style-name="ce33" table:formula="of:=MEDIAN([.C114:.C123])" office:value-type="float" office:value="0.00619540353027904" calcext:value-type="float">
            <text:p>6.20E-03</text:p>
          </table:table-cell>
          <table:table-cell table:style-name="ce33" table:formula="of:=MEDIAN([.D114:.D123])" office:value-type="float" office:value="0.00001" calcext:value-type="float">
            <text:p>1.00E-05</text:p>
          </table:table-cell>
          <table:table-cell table:style-name="ce33" table:formula="of:=MEDIAN([.E114:.E123])" office:value-type="float" office:value="0.00001" calcext:value-type="float">
            <text:p>1.00E-05</text:p>
          </table:table-cell>
          <table:table-cell table:style-name="ce33" table:formula="of:=MEDIAN([.F114:.F123])" office:value-type="float" office:value="0.00001" calcext:value-type="float">
            <text:p>1.00E-05</text:p>
          </table:table-cell>
          <table:table-cell table:style-name="ce33" table:formula="of:=MEDIAN([.G114:.G123])" office:value-type="float" office:value="0.00001" calcext:value-type="float">
            <text:p>1.00E-05</text:p>
          </table:table-cell>
          <table:table-cell table:style-name="ce33" table:formula="of:=MEDIAN([.H114:.H123])" office:value-type="float" office:value="0.00001" calcext:value-type="float">
            <text:p>1.00E-05</text:p>
          </table:table-cell>
          <table:table-cell table:style-name="ce33" table:formula="of:=MEDIAN([.I114:.I123])" office:value-type="float" office:value="0.00001" calcext:value-type="float">
            <text:p>1.00E-05</text:p>
          </table:table-cell>
          <table:table-cell table:style-name="ce33" table:formula="of:=MEDIAN([.J114:.J123])" office:value-type="float" office:value="0.00001" calcext:value-type="float">
            <text:p>1.00E-05</text:p>
          </table:table-cell>
          <table:table-cell table:style-name="ce33" table:formula="of:=MEDIAN([.K114:.K123])" office:value-type="float" office:value="0.00289894063719837" calcext:value-type="float">
            <text:p>2.90E-03</text:p>
          </table:table-cell>
          <table:table-cell table:style-name="ce33" table:formula="of:=MEDIAN([.L114:.L123])" office:value-type="float" office:value="0.00738276697715633" calcext:value-type="float">
            <text:p>7.38E-03</text:p>
          </table:table-cell>
          <table:table-cell table:style-name="ce33" table:formula="of:=MEDIAN([.M114:.M123])" office:value-type="float" office:value="0.0038861529941317" calcext:value-type="float">
            <text:p>3.89E-03</text:p>
          </table:table-cell>
          <table:table-cell table:style-name="ce33" table:formula="of:=MEDIAN([.N114:.N123])" office:value-type="float" office:value="0.0038861529941317" calcext:value-type="float">
            <text:p>3.89E-03</text:p>
          </table:table-cell>
          <table:table-cell table:style-name="ce33" table:formula="of:=MEDIAN([.O114:.O123])" office:value-type="float" office:value="0.000737628938028999" calcext:value-type="float">
            <text:p>7.38E-04</text:p>
          </table:table-cell>
          <table:table-cell table:style-name="ce33" table:formula="of:=MEDIAN([.P114:.P123])" office:value-type="float" office:value="0.00001" calcext:value-type="float">
            <text:p>1.00E-05</text:p>
          </table:table-cell>
          <table:table-cell table:style-name="ce33" table:formula="of:=MEDIAN([.Q114:.Q123])" office:value-type="float" office:value="0.00001" calcext:value-type="float">
            <text:p>1.00E-05</text:p>
          </table:table-cell>
          <table:table-cell table:style-name="ce33" table:formula="of:=MEDIAN([.R114:.R123])" office:value-type="float" office:value="0.00001" calcext:value-type="float">
            <text:p>1.00E-05</text:p>
          </table:table-cell>
          <table:table-cell table:style-name="ce33" table:formula="of:=MEDIAN([.S114:.S123])" office:value-type="float" office:value="0.00001" calcext:value-type="float">
            <text:p>1.00E-05</text:p>
          </table:table-cell>
          <table:table-cell table:style-name="ce33" table:formula="of:=MEDIAN([.T114:.T123])" office:value-type="float" office:value="0.000528075661530201" calcext:value-type="float">
            <text:p>5.28E-04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20"/>
          <table:table-cell table:number-columns-repeated="1004"/>
        </table:table-row>
        <table:table-row table:style-name="ro1">
          <table:table-cell table:style-name="ce1" office:value-type="string" calcext:value-type="string" table:number-columns-spanned="30" table:number-rows-spanned="1">
            <text:p>EA MNIST Target-Size 10 6 layers LCMC</text:p>
          </table:table-cell>
          <table:covered-table-cell table:number-columns-repeated="19" table:style-name="Default"/>
          <table:covered-table-cell table:number-columns-repeated="10"/>
          <table:table-cell table:number-columns-repeated="994"/>
        </table:table-row>
        <table:table-row table:style-name="ro1">
          <table:table-cell table:style-name="ce30" office:value-type="float" office:value="1" calcext:value-type="float" table:number-columns-spanned="10" table:number-rows-spanned="1">
            <text:p>1</text:p>
          </table:table-cell>
          <table:covered-table-cell table:number-columns-repeated="9" table:style-name="ce30"/>
          <table:table-cell table:style-name="ce30" office:value-type="float" office:value="2" calcext:value-type="float" table:number-columns-spanned="10" table:number-rows-spanned="1">
            <text:p>2</text:p>
          </table:table-cell>
          <table:covered-table-cell table:number-columns-repeated="9" table:style-name="ce30"/>
          <table:table-cell table:style-name="ce30" office:value-type="float" office:value="3" calcext:value-type="float" table:number-columns-spanned="10" table:number-rows-spanned="1">
            <text:p>3</text:p>
          </table:table-cell>
          <table:covered-table-cell table:number-columns-repeated="9"/>
          <table:table-cell table:number-columns-repeated="99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994"/>
        </table:table-row>
        <table:table-row table:style-name="ro1">
          <table:table-cell table:number-columns-repeated="2" office:value-type="float" office:value="0.0357941249642202" calcext:value-type="float">
            <text:p>3.58E-02</text:p>
          </table:table-cell>
          <table:table-cell office:value-type="float" office:value="0.0486587813086985" calcext:value-type="float">
            <text:p>4.87E-02</text:p>
          </table:table-cell>
          <table:table-cell office:value-type="float" office:value="0.024307842041337" calcext:value-type="float">
            <text:p>2.43E-02</text:p>
          </table:table-cell>
          <table:table-cell office:value-type="float" office:value="0.0274507662677053" calcext:value-type="float">
            <text:p>2.75E-02</text:p>
          </table:table-cell>
          <table:table-cell office:value-type="float" office:value="0.00904241965664827" calcext:value-type="float">
            <text:p>9.04E-03</text:p>
          </table:table-cell>
          <table:table-cell table:number-columns-repeated="2" office:value-type="float" office:value="0.00001" calcext:value-type="float">
            <text:p>1.00E-05</text:p>
          </table:table-cell>
          <table:table-cell table:number-columns-repeated="3" office:value-type="float" office:value="0.00695365261458749" calcext:value-type="float">
            <text:p>6.95E-03</text:p>
          </table:table-cell>
          <table:table-cell table:number-columns-repeated="4" office:value-type="float" office:value="0.00001" calcext:value-type="float">
            <text:p>1.00E-05</text:p>
          </table:table-cell>
          <table:table-cell table:number-columns-repeated="5" office:value-type="float" office:value="0.00400132266280449" calcext:value-type="float">
            <text:p>4.00E-03</text:p>
          </table:table-cell>
          <table:table-cell table:number-columns-repeated="3" table:style-name="ce31" office:value-type="float" office:value="0.00400132266280449" calcext:value-type="float">
            <text:p>4.00E-03</text:p>
          </table:table-cell>
          <table:table-cell table:style-name="ce31" office:value-type="float" office:value="0.00331392859752104" calcext:value-type="float">
            <text:p>3.31E-03</text:p>
          </table:table-cell>
          <table:table-cell table:number-columns-repeated="6" table:style-name="ce31" office:value-type="float" office:value="0.00001" calcext:value-type="float">
            <text:p>1.00E-05</text:p>
          </table:table-cell>
          <table:table-cell table:number-columns-repeated="994"/>
        </table:table-row>
        <table:table-row table:style-name="ro1">
          <table:table-cell table:number-columns-repeated="3" office:value-type="float" office:value="0.0404285507627556" calcext:value-type="float">
            <text:p>4.04E-02</text:p>
          </table:table-cell>
          <table:table-cell table:number-columns-repeated="2" office:value-type="float" office:value="0.0399388512487012" calcext:value-type="float">
            <text:p>3.99E-02</text:p>
          </table:table-cell>
          <table:table-cell table:number-columns-repeated="2" office:value-type="float" office:value="0.031861915178651" calcext:value-type="float">
            <text:p>3.19E-02</text:p>
          </table:table-cell>
          <table:table-cell office:value-type="float" office:value="0.0280721853303065" calcext:value-type="float">
            <text:p>2.81E-02</text:p>
          </table:table-cell>
          <table:table-cell office:value-type="float" office:value="0.0254356179904919" calcext:value-type="float">
            <text:p>2.54E-02</text:p>
          </table:table-cell>
          <table:table-cell table:number-columns-repeated="2" office:value-type="float" office:value="0.010133686395778" calcext:value-type="float">
            <text:p>1.01E-02</text:p>
          </table:table-cell>
          <table:table-cell table:number-columns-repeated="3" office:value-type="float" office:value="0.00835216540110411" calcext:value-type="float">
            <text:p>8.35E-03</text:p>
          </table:table-cell>
          <table:table-cell table:number-columns-repeated="6" office:value-type="float" office:value="0.00001" calcext:value-type="float">
            <text:p>1.00E-05</text:p>
          </table:table-cell>
          <table:table-cell table:style-name="ce31" office:value-type="float" office:value="0.00195340682316195" calcext:value-type="float">
            <text:p>1.95E-03</text:p>
          </table:table-cell>
          <table:table-cell table:style-name="ce31" office:value-type="float" office:value="0.00001" calcext:value-type="float">
            <text:p>1.00E-05</text:p>
          </table:table-cell>
          <table:table-cell table:number-columns-repeated="6" table:style-name="ce31" office:value-type="float" office:value="0.0126905691670646" calcext:value-type="float">
            <text:p>1.27E-02</text:p>
          </table:table-cell>
          <table:table-cell table:number-columns-repeated="2" table:style-name="ce31" office:value-type="float" office:value="0.00001" calcext:value-type="float">
            <text:p>1.00E-05</text:p>
          </table:table-cell>
          <table:table-cell table:number-columns-repeated="994"/>
        </table:table-row>
        <table:table-row table:style-name="ro1">
          <table:table-cell office:value-type="float" office:value="0.0709284915856912" calcext:value-type="float">
            <text:p>7.09E-02</text:p>
          </table:table-cell>
          <table:table-cell office:value-type="float" office:value="0.0399669296715423" calcext:value-type="float">
            <text:p>4.00E-02</text:p>
          </table:table-cell>
          <table:table-cell table:number-columns-repeated="3" office:value-type="float" office:value="0.0295166414118566" calcext:value-type="float">
            <text:p>2.95E-02</text:p>
          </table:table-cell>
          <table:table-cell office:value-type="float" office:value="0.0191838816981255" calcext:value-type="float">
            <text:p>1.92E-02</text:p>
          </table:table-cell>
          <table:table-cell table:number-columns-repeated="3" office:value-type="float" office:value="0.0169306638797793" calcext:value-type="float">
            <text:p>1.69E-0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209906438778539" calcext:value-type="float">
            <text:p>2.10E-02</text:p>
          </table:table-cell>
          <table:table-cell table:number-columns-repeated="2" office:value-type="float" office:value="0.0131148729332841" calcext:value-type="float">
            <text:p>1.31E-02</text:p>
          </table:table-cell>
          <table:table-cell table:number-columns-repeated="2" office:value-type="float" office:value="0.00820222181259378" calcext:value-type="float">
            <text:p>8.20E-03</text:p>
          </table:table-cell>
          <table:table-cell table:number-columns-repeated="5" office:value-type="float" office:value="0.00369539872098877" calcext:value-type="float">
            <text:p>3.70E-03</text:p>
          </table:table-cell>
          <table:table-cell table:number-columns-repeated="3" table:style-name="ce31" office:value-type="float" office:value="0.00369539872098877" calcext:value-type="float">
            <text:p>3.70E-03</text:p>
          </table:table-cell>
          <table:table-cell table:number-columns-repeated="7" table:style-name="ce31" office:value-type="float" office:value="0.00001" calcext:value-type="float">
            <text:p>1.00E-05</text:p>
          </table:table-cell>
          <table:table-cell table:number-columns-repeated="994"/>
        </table:table-row>
        <table:table-row table:style-name="ro1">
          <table:table-cell table:number-columns-repeated="2" office:value-type="float" office:value="0.0360128583635809" calcext:value-type="float">
            <text:p>3.60E-02</text:p>
          </table:table-cell>
          <table:table-cell table:number-columns-repeated="2" office:value-type="float" office:value="0.0446960593074848" calcext:value-type="float">
            <text:p>4.47E-02</text:p>
          </table:table-cell>
          <table:table-cell table:number-columns-repeated="2" office:value-type="float" office:value="0.0616785488346888" calcext:value-type="float">
            <text:p>6.17E-02</text:p>
          </table:table-cell>
          <table:table-cell office:value-type="float" office:value="0.0835843307311378" calcext:value-type="float">
            <text:p>8.36E-02</text:p>
          </table:table-cell>
          <table:table-cell office:value-type="float" office:value="0.045886146764709" calcext:value-type="float">
            <text:p>4.59E-02</text:p>
          </table:table-cell>
          <table:table-cell office:value-type="float" office:value="0.0274275165533019" calcext:value-type="float">
            <text:p>2.74E-02</text:p>
          </table:table-cell>
          <table:table-cell table:number-columns-repeated="4" office:value-type="float" office:value="0.00990856196456295" calcext:value-type="float">
            <text:p>9.91E-03</text:p>
          </table:table-cell>
          <table:table-cell table:number-columns-repeated="3" office:value-type="float" office:value="0.00884191740711261" calcext:value-type="float">
            <text:p>8.84E-03</text:p>
          </table:table-cell>
          <table:table-cell table:number-columns-repeated="4" office:value-type="float" office:value="0.00001" calcext:value-type="float">
            <text:p>1.00E-05</text:p>
          </table:table-cell>
          <table:table-cell table:style-name="ce31" office:value-type="float" office:value="0.0147888292321837" calcext:value-type="float">
            <text:p>1.48E-02</text:p>
          </table:table-cell>
          <table:table-cell table:number-columns-repeated="3" table:style-name="ce31" office:value-type="float" office:value="0.0172560426071306" calcext:value-type="float">
            <text:p>1.73E-02</text:p>
          </table:table-cell>
          <table:table-cell table:number-columns-repeated="2" table:style-name="ce31" office:value-type="float" office:value="0.0155326048704139" calcext:value-type="float">
            <text:p>1.55E-02</text:p>
          </table:table-cell>
          <table:table-cell table:number-columns-repeated="4" table:style-name="ce31" office:value-type="float" office:value="0.00307426765391871" calcext:value-type="float">
            <text:p>3.07E-03</text:p>
          </table:table-cell>
          <table:table-cell table:number-columns-repeated="994"/>
        </table:table-row>
        <table:table-row table:style-name="ro1">
          <table:table-cell office:value-type="float" office:value="0.0397439845739999" calcext:value-type="float">
            <text:p>3.97E-02</text:p>
          </table:table-cell>
          <table:table-cell office:value-type="float" office:value="0.0117322699840692" calcext:value-type="float">
            <text:p>1.17E-02</text:p>
          </table:table-cell>
          <table:table-cell office:value-type="float" office:value="0.0278034444878255" calcext:value-type="float">
            <text:p>2.78E-02</text:p>
          </table:table-cell>
          <table:table-cell table:number-columns-repeated="2" office:value-type="float" office:value="0.0212770223805669" calcext:value-type="float">
            <text:p>2.13E-02</text:p>
          </table:table-cell>
          <table:table-cell table:number-columns-repeated="4" office:value-type="float" office:value="0.00001" calcext:value-type="float">
            <text:p>1.00E-05</text:p>
          </table:table-cell>
          <table:table-cell table:number-columns-repeated="6" office:value-type="float" office:value="0.0191892012700061" calcext:value-type="float">
            <text:p>1.92E-02</text:p>
          </table:table-cell>
          <table:table-cell table:number-columns-repeated="5" office:value-type="float" office:value="0.00224417415435991" calcext:value-type="float">
            <text:p>2.24E-03</text:p>
          </table:table-cell>
          <table:table-cell table:style-name="ce31" office:value-type="float" office:value="0.00224417415435991" calcext:value-type="float">
            <text:p>2.24E-03</text:p>
          </table:table-cell>
          <table:table-cell table:number-columns-repeated="2" table:style-name="ce31" office:value-type="float" office:value="0.00880787542825806" calcext:value-type="float">
            <text:p>8.81E-03</text:p>
          </table:table-cell>
          <table:table-cell table:number-columns-repeated="7" table:style-name="ce31" office:value-type="float" office:value="0.00001" calcext:value-type="float">
            <text:p>1.00E-05</text:p>
          </table:table-cell>
          <table:table-cell table:number-columns-repeated="994"/>
        </table:table-row>
        <table:table-row table:style-name="ro1">
          <table:table-cell table:number-columns-repeated="7" office:value-type="float" office:value="0.0204761322627383" calcext:value-type="float">
            <text:p>2.05E-02</text:p>
          </table:table-cell>
          <table:table-cell table:number-columns-repeated="4" office:value-type="float" office:value="0.012426588451302" calcext:value-type="float">
            <text:p>1.24E-02</text:p>
          </table:table-cell>
          <table:table-cell table:number-columns-repeated="5" office:value-type="float" office:value="0.028168433801208" calcext:value-type="float">
            <text:p>2.82E-02</text:p>
          </table:table-cell>
          <table:table-cell office:value-type="float" office:value="0.013527727981131" calcext:value-type="float">
            <text:p>1.35E-02</text:p>
          </table:table-cell>
          <table:table-cell table:number-columns-repeated="3" office:value-type="float" office:value="0.00001" calcext:value-type="float">
            <text:p>1.00E-05</text:p>
          </table:table-cell>
          <table:table-cell table:style-name="ce31" office:value-type="float" office:value="0.00001" calcext:value-type="float">
            <text:p>1.00E-05</text:p>
          </table:table-cell>
          <table:table-cell table:number-columns-repeated="4" table:style-name="ce31" office:value-type="float" office:value="0.0255259789791736" calcext:value-type="float">
            <text:p>2.55E-02</text:p>
          </table:table-cell>
          <table:table-cell table:number-columns-repeated="5" table:style-name="ce31" office:value-type="float" office:value="0.00887558073765765" calcext:value-type="float">
            <text:p>8.88E-03</text:p>
          </table:table-cell>
          <table:table-cell table:number-columns-repeated="994"/>
        </table:table-row>
        <table:table-row table:style-name="ro1">
          <table:table-cell office:value-type="float" office:value="0.0708470291381674" calcext:value-type="float">
            <text:p>7.08E-02</text:p>
          </table:table-cell>
          <table:table-cell office:value-type="float" office:value="0.0513837350430861" calcext:value-type="float">
            <text:p>5.14E-02</text:p>
          </table:table-cell>
          <table:table-cell table:number-columns-repeated="2" office:value-type="float" office:value="0.0288538943902299" calcext:value-type="float">
            <text:p>2.89E-02</text:p>
          </table:table-cell>
          <table:table-cell office:value-type="float" office:value="0.0313000580303177" calcext:value-type="float">
            <text:p>3.13E-02</text:p>
          </table:table-cell>
          <table:table-cell office:value-type="float" office:value="0.0616521767484689" calcext:value-type="float">
            <text:p>6.17E-02</text:p>
          </table:table-cell>
          <table:table-cell office:value-type="float" office:value="0.0309204860434233" calcext:value-type="float">
            <text:p>3.09E-02</text:p>
          </table:table-cell>
          <table:table-cell table:number-columns-repeated="4" office:value-type="float" office:value="0.0200823045728416" calcext:value-type="float">
            <text:p>2.01E-02</text:p>
          </table:table-cell>
          <table:table-cell table:number-columns-repeated="2" office:value-type="float" office:value="0.00001" calcext:value-type="float">
            <text:p>1.00E-05</text:p>
          </table:table-cell>
          <table:table-cell table:number-columns-repeated="3" office:value-type="float" office:value="0.00798121181294874" calcext:value-type="float">
            <text:p>7.98E-03</text:p>
          </table:table-cell>
          <table:table-cell table:number-columns-repeated="4" office:value-type="float" office:value="0.0050336672221996" calcext:value-type="float">
            <text:p>5.03E-03</text:p>
          </table:table-cell>
          <table:table-cell table:number-columns-repeated="3" table:style-name="ce31" office:value-type="float" office:value="0.0050336672221996" calcext:value-type="float">
            <text:p>5.03E-03</text:p>
          </table:table-cell>
          <table:table-cell table:style-name="ce31" office:value-type="float" office:value="0.00001" calcext:value-type="float">
            <text:p>1.00E-05</text:p>
          </table:table-cell>
          <table:table-cell table:style-name="ce31" office:value-type="float" office:value="0.00235822712977114" calcext:value-type="float">
            <text:p>2.36E-03</text:p>
          </table:table-cell>
          <table:table-cell table:number-columns-repeated="2" table:style-name="ce31" office:value-type="float" office:value="0.00001" calcext:value-type="float">
            <text:p>1.00E-05</text:p>
          </table:table-cell>
          <table:table-cell table:number-columns-repeated="3" table:style-name="ce31" office:value-type="float" office:value="0.00878738704328267" calcext:value-type="float">
            <text:p>8.79E-03</text:p>
          </table:table-cell>
          <table:table-cell table:number-columns-repeated="994"/>
        </table:table-row>
        <table:table-row table:style-name="ro1">
          <table:table-cell office:value-type="float" office:value="0.0844880486987059" calcext:value-type="float">
            <text:p>8.45E-02</text:p>
          </table:table-cell>
          <table:table-cell table:number-columns-repeated="2" office:value-type="float" office:value="0.0544444166743808" calcext:value-type="float">
            <text:p>5.44E-02</text:p>
          </table:table-cell>
          <table:table-cell office:value-type="float" office:value="0.0301674361248031" calcext:value-type="float">
            <text:p>3.02E-0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213100655398697" calcext:value-type="float">
            <text:p>2.13E-02</text:p>
          </table:table-cell>
          <table:table-cell office:value-type="float" office:value="0.0365078183648101" calcext:value-type="float">
            <text:p>3.65E-02</text:p>
          </table:table-cell>
          <table:table-cell table:number-columns-repeated="3" office:value-type="float" office:value="0.017556547090519" calcext:value-type="float">
            <text:p>1.76E-02</text:p>
          </table:table-cell>
          <table:table-cell office:value-type="float" office:value="0.0191036650633341" calcext:value-type="float">
            <text:p>1.91E-02</text:p>
          </table:table-cell>
          <table:table-cell table:number-columns-repeated="2" office:value-type="float" office:value="0.00702303633572642" calcext:value-type="float">
            <text:p>7.02E-03</text:p>
          </table:table-cell>
          <table:table-cell table:number-columns-repeated="4" office:value-type="float" office:value="0.00001" calcext:value-type="float">
            <text:p>1.00E-05</text:p>
          </table:table-cell>
          <table:table-cell table:number-columns-repeated="3" office:value-type="float" office:value="0.00321962138889922" calcext:value-type="float">
            <text:p>3.22E-03</text:p>
          </table:table-cell>
          <table:table-cell table:style-name="ce31" office:value-type="float" office:value="0.00321962138889922" calcext:value-type="float">
            <text:p>3.22E-03</text:p>
          </table:table-cell>
          <table:table-cell table:number-columns-repeated="9" table:style-name="ce31" office:value-type="float" office:value="0.00001" calcext:value-type="float">
            <text:p>1.00E-05</text:p>
          </table:table-cell>
          <table:table-cell table:number-columns-repeated="994"/>
        </table:table-row>
        <table:table-row table:style-name="ro1">
          <table:table-cell table:number-columns-repeated="3" office:value-type="float" office:value="0.0409733007858186" calcext:value-type="float">
            <text:p>4.10E-02</text:p>
          </table:table-cell>
          <table:table-cell office:value-type="float" office:value="0.0457944999938683" calcext:value-type="float">
            <text:p>4.58E-02</text:p>
          </table:table-cell>
          <table:table-cell table:number-columns-repeated="2" office:value-type="float" office:value="0.0353917552294644" calcext:value-type="float">
            <text:p>3.54E-02</text:p>
          </table:table-cell>
          <table:table-cell office:value-type="float" office:value="0.0162556076770676" calcext:value-type="float">
            <text:p>1.63E-02</text:p>
          </table:table-cell>
          <table:table-cell table:number-columns-repeated="2" office:value-type="float" office:value="0.0197979220720992" calcext:value-type="float">
            <text:p>1.98E-02</text:p>
          </table:table-cell>
          <table:table-cell office:value-type="float" office:value="0.000797559549061421" calcext:value-type="float">
            <text:p>7.98E-04</text:p>
          </table:table-cell>
          <table:table-cell office:value-type="float" office:value="0.00929787334159882" calcext:value-type="float">
            <text:p>9.30E-03</text:p>
          </table:table-cell>
          <table:table-cell table:number-columns-repeated="2" office:value-type="float" office:value="0.00001" calcext:value-type="float">
            <text:p>1.00E-05</text:p>
          </table:table-cell>
          <table:table-cell table:number-columns-repeated="4" office:value-type="float" office:value="0.0104114726007003" calcext:value-type="float">
            <text:p>1.04E-02</text:p>
          </table:table-cell>
          <table:table-cell table:number-columns-repeated="3" office:value-type="float" office:value="0.00001" calcext:value-type="float">
            <text:p>1.00E-05</text:p>
          </table:table-cell>
          <table:table-cell table:style-name="ce31" office:value-type="float" office:value="0.024048694917393" calcext:value-type="float">
            <text:p>2.40E-02</text:p>
          </table:table-cell>
          <table:table-cell table:number-columns-repeated="2" table:style-name="ce31" office:value-type="float" office:value="0.00001" calcext:value-type="float">
            <text:p>1.00E-05</text:p>
          </table:table-cell>
          <table:table-cell table:style-name="ce31" office:value-type="float" office:value="0.0155911110195415" calcext:value-type="float">
            <text:p>1.56E-02</text:p>
          </table:table-cell>
          <table:table-cell table:number-columns-repeated="5" table:style-name="ce31" office:value-type="float" office:value="0.00991478050887794" calcext:value-type="float">
            <text:p>9.91E-03</text:p>
          </table:table-cell>
          <table:table-cell table:style-name="ce31" office:value-type="float" office:value="0.0168293407959014" calcext:value-type="float">
            <text:p>1.68E-02</text:p>
          </table:table-cell>
          <table:table-cell table:number-columns-repeated="994"/>
        </table:table-row>
        <table:table-row table:style-name="ro1">
          <table:table-cell table:number-columns-repeated="2" table:style-name="ce32" office:value-type="float" office:value="0.0998192792520208" calcext:value-type="float">
            <text:p>9.98E-02</text:p>
          </table:table-cell>
          <table:table-cell table:style-name="ce32" office:value-type="float" office:value="0.0580368312634962" calcext:value-type="float">
            <text:p>5.80E-02</text:p>
          </table:table-cell>
          <table:table-cell table:style-name="ce32" office:value-type="float" office:value="0.0423106972431321" calcext:value-type="float">
            <text:p>4.23E-02</text:p>
          </table:table-cell>
          <table:table-cell table:style-name="ce32" office:value-type="float" office:value="0.0116834990534002" calcext:value-type="float">
            <text:p>1.17E-02</text:p>
          </table:table-cell>
          <table:table-cell table:number-columns-repeated="5" table:style-name="ce32" office:value-type="float" office:value="0.0141435206974572" calcext:value-type="float">
            <text:p>1.41E-02</text:p>
          </table:table-cell>
          <table:table-cell table:number-columns-repeated="3" table:style-name="ce32" office:value-type="float" office:value="0.0451413503506214" calcext:value-type="float">
            <text:p>4.51E-02</text:p>
          </table:table-cell>
          <table:table-cell table:number-columns-repeated="2" table:style-name="ce32" office:value-type="float" office:value="0.0462554114844934" calcext:value-type="float">
            <text:p>4.63E-02</text:p>
          </table:table-cell>
          <table:table-cell table:style-name="ce32" office:value-type="float" office:value="0.00544490126010674" calcext:value-type="float">
            <text:p>5.44E-03</text:p>
          </table:table-cell>
          <table:table-cell table:number-columns-repeated="3" table:style-name="ce32" office:value-type="float" office:value="0.00001" calcext:value-type="float">
            <text:p>1.00E-05</text:p>
          </table:table-cell>
          <table:table-cell table:number-columns-repeated="3" table:style-name="ce32" office:value-type="float" office:value="0.035248191452731" calcext:value-type="float">
            <text:p>3.52E-02</text:p>
          </table:table-cell>
          <table:table-cell table:number-columns-repeated="2" table:style-name="ce32" office:value-type="float" office:value="0.0472728102518567" calcext:value-type="float">
            <text:p>4.73E-02</text:p>
          </table:table-cell>
          <table:table-cell table:number-columns-repeated="3" table:style-name="ce32" office:value-type="float" office:value="0.0397155319375038" calcext:value-type="float">
            <text:p>3.97E-02</text:p>
          </table:table-cell>
          <table:table-cell table:number-columns-repeated="3" table:style-name="ce32" office:value-type="float" office:value="0.00001" calcext:value-type="float">
            <text:p>1.00E-05</text:p>
          </table:table-cell>
          <table:table-cell table:number-columns-repeated="994"/>
        </table:table-row>
        <table:table-row table:style-name="ro1">
          <table:table-cell table:style-name="ce33" table:formula="of:=AVERAGE([.A132:.A141])" office:value-type="float" office:value="0.0539511800387699" calcext:value-type="float">
            <text:p>5.40E-02</text:p>
          </table:table-cell>
          <table:table-cell table:style-name="ce33" table:formula="of:=AVERAGE([.B132:.B141])" office:value-type="float" office:value="0.0431031597764213" calcext:value-type="float">
            <text:p>4.31E-02</text:p>
          </table:table-cell>
          <table:table-cell table:style-name="ce33" table:formula="of:=AVERAGE([.C132:.C141])" office:value-type="float" office:value="0.0393888052655285" calcext:value-type="float">
            <text:p>3.94E-02</text:p>
          </table:table-cell>
          <table:table-cell table:style-name="ce33" table:formula="of:=AVERAGE([.D132:.D141])" office:value-type="float" office:value="0.0327339076404718" calcext:value-type="float">
            <text:p>3.27E-02</text:p>
          </table:table-cell>
          <table:table-cell table:style-name="ce33" table:formula="of:=AVERAGE([.E132:.E141])" office:value-type="float" office:value="0.0278723274719439" calcext:value-type="float">
            <text:p>2.79E-02</text:p>
          </table:table-cell>
          <table:table-cell table:style-name="ce33" table:formula="of:=AVERAGE([.F132:.F141])" office:value-type="float" office:value="0.0274750415846112" calcext:value-type="float">
            <text:p>2.75E-02</text:p>
          </table:table-cell>
          <table:table-cell table:style-name="ce33" table:formula="of:=AVERAGE([.G132:.G141])" office:value-type="float" office:value="0.0250700474835065" calcext:value-type="float">
            <text:p>2.51E-02</text:p>
          </table:table-cell>
          <table:table-cell table:style-name="ce33" table:formula="of:=AVERAGE([.H132:.H141])" office:value-type="float" office:value="0.0174915878859014" calcext:value-type="float">
            <text:p>1.75E-02</text:p>
          </table:table-cell>
          <table:table-cell table:style-name="ce33" table:formula="of:=AVERAGE([.I132:.I141])" office:value-type="float" office:value="0.016076433392238" calcext:value-type="float">
            <text:p>1.61E-02</text:p>
          </table:table-cell>
          <table:table-cell table:style-name="ce33" table:formula="of:=AVERAGE([.J132:.J141])" office:value-type="float" office:value="0.0111201622606116" calcext:value-type="float">
            <text:p>1.11E-02</text:p>
          </table:table-cell>
          <table:table-cell table:style-name="ce33" table:formula="of:=AVERAGE([.K132:.K141])" office:value-type="float" office:value="0.0173227527902486" calcext:value-type="float">
            <text:p>1.73E-02</text:p>
          </table:table-cell>
          <table:table-cell table:style-name="ce33" table:formula="of:=AVERAGE([.L132:.L141])" office:value-type="float" office:value="0.0130927622056513" calcext:value-type="float">
            <text:p>1.31E-02</text:p>
          </table:table-cell>
          <table:table-cell table:style-name="ce33" table:formula="of:=AVERAGE([.M132:.M141])" office:value-type="float" office:value="0.0130927622056513" calcext:value-type="float">
            <text:p>1.31E-02</text:p>
          </table:table-cell>
          <table:table-cell table:style-name="ce33" table:formula="of:=AVERAGE([.N132:.N141])" office:value-type="float" office:value="0.0137422035590167" calcext:value-type="float">
            <text:p>1.37E-02</text:p>
          </table:table-cell>
          <table:table-cell table:style-name="ce33" table:formula="of:=AVERAGE([.O132:.O141])" office:value-type="float" office:value="0.0129079870189063" calcext:value-type="float">
            <text:p>1.29E-02</text:p>
          </table:table-cell>
          <table:table-cell table:style-name="ce33" table:formula="of:=AVERAGE([.P132:.P141])" office:value-type="float" office:value="0.00708088324202297" calcext:value-type="float">
            <text:p>7.08E-03</text:p>
          </table:table-cell>
          <table:table-cell table:style-name="ce33" table:formula="of:=AVERAGE([.Q132:.Q141])" office:value-type="float" office:value="0.00389537633421841" calcext:value-type="float">
            <text:p>3.90E-03</text:p>
          </table:table-cell>
          <table:table-cell table:style-name="ce33" table:formula="of:=AVERAGE([.R132:.R141])" office:value-type="float" office:value="0.0018244184149252" calcext:value-type="float">
            <text:p>1.82E-03</text:p>
          </table:table-cell>
          <table:table-cell table:style-name="ce33" table:formula="of:=AVERAGE([.S132:.S141])" office:value-type="float" office:value="0.0018244184149252" calcext:value-type="float">
            <text:p>1.82E-03</text:p>
          </table:table-cell>
          <table:table-cell table:style-name="ce33" table:formula="of:=AVERAGE([.T132:.T141])" office:value-type="float" office:value="0.0053482375601983" calcext:value-type="float">
            <text:p>5.35E-03</text:p>
          </table:table-cell>
          <table:table-cell table:style-name="ce33" table:formula="of:=AVERAGE([.U132:.U141])" office:value-type="float" office:value="0.00942433065747216" calcext:value-type="float">
            <text:p>9.42E-03</text:p>
          </table:table-cell>
          <table:table-cell table:style-name="ce33" table:formula="of:=AVERAGE([.V132:.V141])" office:value-type="float" office:value="0.0099598477073286" calcext:value-type="float">
            <text:p>9.96E-03</text:p>
          </table:table-cell>
          <table:table-cell table:style-name="ce33" table:formula="of:=AVERAGE([.W132:.W141])" office:value-type="float" office:value="0.0124303665039476" calcext:value-type="float">
            <text:p>1.24E-02</text:p>
          </table:table-cell>
          <table:table-cell table:style-name="ce33" table:formula="of:=AVERAGE([.X132:.X141])" office:value-type="float" office:value="0.0121690440622288" calcext:value-type="float">
            <text:p>1.22E-02</text:p>
          </table:table-cell>
          <table:table-cell table:style-name="ce33" table:formula="of:=AVERAGE([.Y132:.Y141])" office:value-type="float" office:value="0.0105777692592805" calcext:value-type="float">
            <text:p>1.06E-02</text:p>
          </table:table-cell>
          <table:table-cell table:style-name="ce33" table:formula="of:=AVERAGE([.Z132:.Z141])" office:value-type="float" office:value="0.00867790672215179" calcext:value-type="float">
            <text:p>8.68E-03</text:p>
          </table:table-cell>
          <table:table-cell table:style-name="ce33" table:formula="of:=AVERAGE([.AA132:.AA141])" office:value-type="float" office:value="0.00743207300050227" calcext:value-type="float">
            <text:p>7.43E-03</text:p>
          </table:table-cell>
          <table:table-cell table:style-name="ce33" table:formula="of:=AVERAGE([.AB132:.AB141])" office:value-type="float" office:value="0.00433925851108016" calcext:value-type="float">
            <text:p>4.34E-03</text:p>
          </table:table-cell>
          <table:table-cell table:style-name="ce33" table:formula="of:=AVERAGE([.AC132:.AC141])" office:value-type="float" office:value="0.0030712015943737" calcext:value-type="float">
            <text:p>3.07E-03</text:p>
          </table:table-cell>
          <table:table-cell table:style-name="ce33" table:formula="of:=AVERAGE([.AD132:.AD141])" office:value-type="float" office:value="0.00376265762307604" calcext:value-type="float">
            <text:p>3.76E-03</text:p>
          </table:table-cell>
          <table:table-cell table:number-columns-repeated="994"/>
        </table:table-row>
        <table:table-row table:style-name="ro1">
          <table:table-cell table:style-name="ce33" table:formula="of:=MEDIAN([.A132:.A141])" office:value-type="float" office:value="0.0407009257742871" calcext:value-type="float">
            <text:p>4.07E-02</text:p>
          </table:table-cell>
          <table:table-cell table:style-name="ce33" table:formula="of:=MEDIAN([.B132:.B141])" office:value-type="float" office:value="0.040197740217149" calcext:value-type="float">
            <text:p>4.02E-02</text:p>
          </table:table-cell>
          <table:table-cell table:style-name="ce33" table:formula="of:=MEDIAN([.C132:.C141])" office:value-type="float" office:value="0.0407009257742871" calcext:value-type="float">
            <text:p>4.07E-02</text:p>
          </table:table-cell>
          <table:table-cell table:style-name="ce33" table:formula="of:=MEDIAN([.D132:.D141])" office:value-type="float" office:value="0.0298420387683299" calcext:value-type="float">
            <text:p>2.98E-02</text:p>
          </table:table-cell>
          <table:table-cell table:style-name="ce33" table:formula="of:=MEDIAN([.E132:.E141])" office:value-type="float" office:value="0.028483703839781" calcext:value-type="float">
            <text:p>2.85E-02</text:p>
          </table:table-cell>
          <table:table-cell table:style-name="ce33" table:formula="of:=MEDIAN([.F132:.F141])" office:value-type="float" office:value="0.020893098901304" calcext:value-type="float">
            <text:p>2.09E-02</text:p>
          </table:table-cell>
          <table:table-cell table:style-name="ce33" table:formula="of:=MEDIAN([.G132:.G141])" office:value-type="float" office:value="0.0187033980712588" calcext:value-type="float">
            <text:p>1.87E-02</text:p>
          </table:table-cell>
          <table:table-cell table:style-name="ce33" table:formula="of:=MEDIAN([.H132:.H141])" office:value-type="float" office:value="0.0172436054851491" calcext:value-type="float">
            <text:p>1.72E-02</text:p>
          </table:table-cell>
          <table:table-cell table:style-name="ce33" table:formula="of:=MEDIAN([.I132:.I141])" office:value-type="float" office:value="0.0172436054851491" calcext:value-type="float">
            <text:p>1.72E-02</text:p>
          </table:table-cell>
          <table:table-cell table:style-name="ce33" table:formula="of:=MEDIAN([.J132:.J141])" office:value-type="float" office:value="0.01128013742354" calcext:value-type="float">
            <text:p>1.13E-02</text:p>
          </table:table-cell>
          <table:table-cell table:style-name="ce33" table:formula="of:=MEDIAN([.K132:.K141])" office:value-type="float" office:value="0.015765126757318" calcext:value-type="float">
            <text:p>1.58E-02</text:p>
          </table:table-cell>
          <table:table-cell table:style-name="ce33" table:formula="of:=MEDIAN([.L132:.L141])" office:value-type="float" office:value="0.00913036368283353" calcext:value-type="float">
            <text:p>9.13E-03</text:p>
          </table:table-cell>
          <table:table-cell table:style-name="ce33" table:formula="of:=MEDIAN([.M132:.M141])" office:value-type="float" office:value="0.00913036368283353" calcext:value-type="float">
            <text:p>9.13E-03</text:p>
          </table:table-cell>
          <table:table-cell table:style-name="ce33" table:formula="of:=MEDIAN([.N132:.N141])" office:value-type="float" office:value="0.00859704140410836" calcext:value-type="float">
            <text:p>8.60E-03</text:p>
          </table:table-cell>
          <table:table-cell table:style-name="ce33" table:formula="of:=MEDIAN([.O132:.O141])" office:value-type="float" office:value="0.00852206960985319" calcext:value-type="float">
            <text:p>8.52E-03</text:p>
          </table:table-cell>
          <table:table-cell table:style-name="ce33" table:formula="of:=MEDIAN([.P132:.P141])" office:value-type="float" office:value="0.00472311196145561" calcext:value-type="float">
            <text:p>4.72E-03</text:p>
          </table:table-cell>
          <table:table-cell table:style-name="ce33" table:formula="of:=MEDIAN([.Q132:.Q141])" office:value-type="float" office:value="0.00296978643767434" calcext:value-type="float">
            <text:p>2.97E-03</text:p>
          </table:table-cell>
          <table:table-cell table:style-name="ce33" table:formula="of:=MEDIAN([.R132:.R141])" office:value-type="float" office:value="0.00112708707717996" calcext:value-type="float">
            <text:p>1.13E-03</text:p>
          </table:table-cell>
          <table:table-cell table:style-name="ce33" table:formula="of:=MEDIAN([.S132:.S141])" office:value-type="float" office:value="0.00112708707717996" calcext:value-type="float">
            <text:p>1.13E-03</text:p>
          </table:table-cell>
          <table:table-cell table:style-name="ce33" table:formula="of:=MEDIAN([.T132:.T141])" office:value-type="float" office:value="0.00273189777162957" calcext:value-type="float">
            <text:p>2.73E-03</text:p>
          </table:table-cell>
          <table:table-cell table:style-name="ce33" table:formula="of:=MEDIAN([.U132:.U141])" office:value-type="float" office:value="0.00384836069189663" calcext:value-type="float">
            <text:p>3.85E-03</text:p>
          </table:table-cell>
          <table:table-cell table:style-name="ce33" table:formula="of:=MEDIAN([.V132:.V141])" office:value-type="float" office:value="0.00451749494250204" calcext:value-type="float">
            <text:p>4.52E-03</text:p>
          </table:table-cell>
          <table:table-cell table:style-name="ce33" table:formula="of:=MEDIAN([.W132:.W141])" office:value-type="float" office:value="0.00692077132522883" calcext:value-type="float">
            <text:p>6.92E-03</text:p>
          </table:table-cell>
          <table:table-cell table:style-name="ce33" table:formula="of:=MEDIAN([.X132:.X141])" office:value-type="float" office:value="0.00800224888229283" calcext:value-type="float">
            <text:p>8.00E-03</text:p>
          </table:table-cell>
          <table:table-cell table:style-name="ce33" table:formula="of:=MEDIAN([.Y132:.Y141])" office:value-type="float" office:value="0.00613650381932454" calcext:value-type="float">
            <text:p>6.14E-03</text:p>
          </table:table-cell>
          <table:table-cell table:style-name="ce33" table:formula="of:=MEDIAN([.Z132:.Z141])" office:value-type="float" office:value="0.00444279036882883" calcext:value-type="float">
            <text:p>4.44E-03</text:p>
          </table:table-cell>
          <table:table-cell table:style-name="ce33" table:formula="of:=MEDIAN([.AA132:.AA141])" office:value-type="float" office:value="0.00154213382695936" calcext:value-type="float">
            <text:p>1.54E-03</text:p>
          </table:table-cell>
          <table:table-cell table:style-name="ce33" table:formula="of:=MEDIAN([.AB132:.AB141])" office:value-type="float" office:value="0.00154213382695936" calcext:value-type="float">
            <text:p>1.54E-03</text:p>
          </table:table-cell>
          <table:table-cell table:style-name="ce33" table:formula="of:=MEDIAN([.AC132:.AC141])" office:value-type="float" office:value="0.00001" calcext:value-type="float">
            <text:p>1.00E-05</text:p>
          </table:table-cell>
          <table:table-cell table:style-name="ce33" table:formula="of:=MEDIAN([.AD132:.AD141])" office:value-type="float" office:value="0.00001" calcext:value-type="float">
            <text:p>1.00E-05</text:p>
          </table:table-cell>
          <table:table-cell table:number-columns-repeated="994"/>
        </table:table-row>
      </table:table>
      <table:table table:name="Momentum" table:style-name="ta1">
        <table:table-column table:style-name="co1" table:number-columns-repeated="9" table:default-cell-style-name="ce31"/>
        <table:table-column table:style-name="co3" table:number-columns-repeated="3" table:default-cell-style-name="ce31"/>
        <table:table-column table:style-name="co4" table:default-cell-style-name="ce31"/>
        <table:table-column table:style-name="co1" table:number-columns-repeated="6" table:default-cell-style-name="ce31"/>
        <table:table-column table:style-name="co4" table:default-cell-style-name="ce31"/>
        <table:table-column table:style-name="co2" table:number-columns-repeated="10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Momentum by Generation</text:p>
          </table:table-cell>
          <table:covered-table-cell table:number-columns-repeated="19" table:style-name="Default"/>
          <table:table-cell table:number-columns-repeated="10"/>
        </table:table-row>
        <table:table-row table:style-name="ro1">
          <table:table-cell table:style-name="Default" table:number-columns-repeated="20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20" table:number-rows-spanned="1">
            <text:p>Base EA MNIST LCMC</text:p>
          </table:table-cell>
          <table:covered-table-cell table:number-columns-repeated="19" table:style-name="Default"/>
          <table:table-cell table:number-columns-repeated="10"/>
        </table:table-row>
        <table:table-row table:style-name="ro1">
          <table:table-cell table:style-name="ce30" office:value-type="float" office:value="1" calcext:value-type="float" table:number-columns-spanned="10" table:number-rows-spanned="1">
            <text:p>1</text:p>
          </table:table-cell>
          <table:covered-table-cell table:number-columns-repeated="9" table:style-name="ce30"/>
          <table:table-cell table:style-name="ce30" office:value-type="float" office:value="2" calcext:value-type="float" table:number-columns-spanned="10" table:number-rows-spanned="1">
            <text:p>2</text:p>
          </table:table-cell>
          <table:covered-table-cell table:number-columns-repeated="9" table:style-name="ce30"/>
          <table:table-cell table:number-columns-repeated="1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0.118780876612994" calcext:value-type="float">
            <text:p>1.19E-01</text:p>
          </table:table-cell>
          <table:table-cell office:value-type="float" office:value="0.0142051847140182" calcext:value-type="float">
            <text:p>1.42E-02</text:p>
          </table:table-cell>
          <table:table-cell office:value-type="float" office:value="0.0546251722219643" calcext:value-type="float">
            <text:p>5.46E-02</text:p>
          </table:table-cell>
          <table:table-cell table:number-columns-repeated="3" office:value-type="float" office:value="0.0653234780970403" calcext:value-type="float">
            <text:p>6.53E-02</text:p>
          </table:table-cell>
          <table:table-cell office:value-type="float" office:value="0.0295161352517948" calcext:value-type="float">
            <text:p>2.95E-02</text:p>
          </table:table-cell>
          <table:table-cell table:number-columns-repeated="2" office:value-type="float" office:value="0" calcext:value-type="float">
            <text:p>0.00E+00</text:p>
          </table:table-cell>
          <table:table-cell table:number-columns-repeated="3" office:value-type="float" office:value="0.0383346172260952" calcext:value-type="float">
            <text:p>3.83E-02</text:p>
          </table:table-cell>
          <table:table-cell table:number-columns-repeated="2" office:value-type="float" office:value="0.0465182603637649" calcext:value-type="float">
            <text:p>4.65E-02</text:p>
          </table:table-cell>
          <table:table-cell table:number-columns-repeated="2" office:value-type="float" office:value="0.12358839462944" calcext:value-type="float">
            <text:p>1.24E-01</text:p>
          </table:table-cell>
          <table:table-cell office:value-type="float" office:value="0.166399463259894" calcext:value-type="float">
            <text:p>1.66E-01</text:p>
          </table:table-cell>
          <table:table-cell table:number-columns-repeated="3" office:value-type="float" office:value="0.211897494463709" calcext:value-type="float">
            <text:p>2.12E-01</text:p>
          </table:table-cell>
          <table:table-cell table:number-columns-repeated="10"/>
        </table:table-row>
        <table:table-row table:style-name="ro1">
          <table:table-cell office:value-type="float" office:value="0.144393124315146" calcext:value-type="float">
            <text:p>1.44E-01</text:p>
          </table:table-cell>
          <table:table-cell office:value-type="float" office:value="0.110475565496063" calcext:value-type="float">
            <text:p>1.10E-01</text:p>
          </table:table-cell>
          <table:table-cell office:value-type="float" office:value="0.0363586328571314" calcext:value-type="float">
            <text:p>3.64E-02</text:p>
          </table:table-cell>
          <table:table-cell table:number-columns-repeated="2" office:value-type="float" office:value="0.119961275716601" calcext:value-type="float">
            <text:p>1.20E-01</text:p>
          </table:table-cell>
          <table:table-cell office:value-type="float" office:value="0.0944229168424774" calcext:value-type="float">
            <text:p>9.44E-02</text:p>
          </table:table-cell>
          <table:table-cell table:number-columns-repeated="2" office:value-type="float" office:value="0.134056090863793" calcext:value-type="float">
            <text:p>1.34E-01</text:p>
          </table:table-cell>
          <table:table-cell office:value-type="float" office:value="0.0922707917187425" calcext:value-type="float">
            <text:p>9.23E-02</text:p>
          </table:table-cell>
          <table:table-cell table:number-columns-repeated="3" office:value-type="float" office:value="0.0743899985179038" calcext:value-type="float">
            <text:p>7.44E-02</text:p>
          </table:table-cell>
          <table:table-cell table:number-columns-repeated="2" office:value-type="float" office:value="0.107297542891472" calcext:value-type="float">
            <text:p>1.07E-01</text:p>
          </table:table-cell>
          <table:table-cell table:number-columns-repeated="5" office:value-type="float" office:value="0.0259831758653273" calcext:value-type="float">
            <text:p>2.60E-02</text:p>
          </table:table-cell>
          <table:table-cell office:value-type="float" office:value="0.014023003894932" calcext:value-type="float">
            <text:p>1.40E-02</text:p>
          </table:table-cell>
          <table:table-cell table:number-columns-repeated="10"/>
        </table:table-row>
        <table:table-row table:style-name="ro1">
          <table:table-cell office:value-type="float" office:value="0.0803850285736282" calcext:value-type="float">
            <text:p>8.04E-02</text:p>
          </table:table-cell>
          <table:table-cell office:value-type="float" office:value="0.0129205858695265" calcext:value-type="float">
            <text:p>1.29E-02</text:p>
          </table:table-cell>
          <table:table-cell office:value-type="float" office:value="0.110177084411662" calcext:value-type="float">
            <text:p>1.10E-01</text:p>
          </table:table-cell>
          <table:table-cell office:value-type="float" office:value="0.0507823088645973" calcext:value-type="float">
            <text:p>5.08E-02</text:p>
          </table:table-cell>
          <table:table-cell table:number-columns-repeated="2" office:value-type="float" office:value="0.0252780070375359" calcext:value-type="float">
            <text:p>2.53E-02</text:p>
          </table:table-cell>
          <table:table-cell office:value-type="float" office:value="0.059539919341097" calcext:value-type="float">
            <text:p>5.95E-02</text:p>
          </table:table-cell>
          <table:table-cell table:number-columns-repeated="4" office:value-type="float" office:value="0.0368616749150468" calcext:value-type="float">
            <text:p>3.69E-02</text:p>
          </table:table-cell>
          <table:table-cell table:number-columns-repeated="2" office:value-type="float" office:value="0.0111143064017196" calcext:value-type="float">
            <text:p>1.11E-02</text:p>
          </table:table-cell>
          <table:table-cell table:number-columns-repeated="3" office:value-type="float" office:value="0" calcext:value-type="float">
            <text:p>0.00E+00</text:p>
          </table:table-cell>
          <table:table-cell table:number-columns-repeated="3" office:value-type="float" office:value="0.00828569490668145" calcext:value-type="float">
            <text:p>8.29E-03</text:p>
          </table:table-cell>
          <table:table-cell office:value-type="float" office:value="0.00931903700337163" calcext:value-type="float">
            <text:p>9.32E-03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0.107768712714676" calcext:value-type="float">
            <text:p>1.08E-01</text:p>
          </table:table-cell>
          <table:table-cell office:value-type="float" office:value="0.0919433781145825" calcext:value-type="float">
            <text:p>9.19E-02</text:p>
          </table:table-cell>
          <table:table-cell table:number-columns-repeated="6" office:value-type="float" office:value="0.063665189888977" calcext:value-type="float">
            <text:p>6.37E-02</text:p>
          </table:table-cell>
          <table:table-cell table:number-columns-repeated="2" office:value-type="float" office:value="0.00381315345447494" calcext:value-type="float">
            <text:p>3.81E-03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0.0251321453593363" calcext:value-type="float">
            <text:p>2.51E-02</text:p>
          </table:table-cell>
          <table:table-cell office:value-type="float" office:value="0.0213991487340349" calcext:value-type="float">
            <text:p>2.14E-02</text:p>
          </table:table-cell>
          <table:table-cell office:value-type="float" office:value="0.139840537953546" calcext:value-type="float">
            <text:p>1.40E-01</text:p>
          </table:table-cell>
          <table:table-cell table:number-columns-repeated="3" office:value-type="float" office:value="0.121520944882786" calcext:value-type="float">
            <text:p>1.22E-01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0.0986756275654324" calcext:value-type="float">
            <text:p>9.87E-02</text:p>
          </table:table-cell>
          <table:table-cell table:number-columns-repeated="3" office:value-type="float" office:value="0.037069393891322" calcext:value-type="float">
            <text:p>3.71E-02</text:p>
          </table:table-cell>
          <table:table-cell table:number-columns-repeated="6" office:value-type="float" office:value="0" calcext:value-type="float">
            <text:p>0.00E+00</text:p>
          </table:table-cell>
          <table:table-cell table:number-columns-repeated="2" office:value-type="float" office:value="0.0563704836452721" calcext:value-type="float">
            <text:p>5.64E-02</text:p>
          </table:table-cell>
          <table:table-cell office:value-type="float" office:value="0" calcext:value-type="float">
            <text:p>0.00E+00</text:p>
          </table:table-cell>
          <table:table-cell table:number-columns-repeated="2" office:value-type="float" office:value="0.0408239006390989" calcext:value-type="float">
            <text:p>4.08E-02</text:p>
          </table:table-cell>
          <table:table-cell office:value-type="float" office:value="0.005144137124668" calcext:value-type="float">
            <text:p>5.14E-03</text:p>
          </table:table-cell>
          <table:table-cell office:value-type="float" office:value="0.0125099176747281" calcext:value-type="float">
            <text:p>1.25E-02</text:p>
          </table:table-cell>
          <table:table-cell office:value-type="float" office:value="0.0429414451527438" calcext:value-type="float">
            <text:p>4.29E-02</text:p>
          </table:table-cell>
          <table:table-cell table:number-columns-repeated="10"/>
        </table:table-row>
        <table:table-row table:style-name="ro1">
          <table:table-cell office:value-type="float" office:value="0.173762451003356" calcext:value-type="float">
            <text:p>1.74E-01</text:p>
          </table:table-cell>
          <table:table-cell table:number-columns-repeated="5" office:value-type="float" office:value="0.102275769602714" calcext:value-type="float">
            <text:p>1.02E-01</text:p>
          </table:table-cell>
          <table:table-cell table:number-columns-repeated="2" office:value-type="float" office:value="0.0678889035815736" calcext:value-type="float">
            <text:p>6.79E-02</text:p>
          </table:table-cell>
          <table:table-cell table:number-columns-repeated="3" office:value-type="float" office:value="0.128728758071955" calcext:value-type="float">
            <text:p>1.29E-01</text:p>
          </table:table-cell>
          <table:table-cell table:number-columns-repeated="2" office:value-type="float" office:value="0.111941381525521" calcext:value-type="float">
            <text:p>1.12E-01</text:p>
          </table:table-cell>
          <table:table-cell table:number-columns-repeated="3" office:value-type="float" office:value="0.0919109532442573" calcext:value-type="float">
            <text:p>9.19E-02</text:p>
          </table:table-cell>
          <table:table-cell table:number-columns-repeated="3" office:value-type="float" office:value="0.150789662500384" calcext:value-type="float">
            <text:p>1.51E-01</text:p>
          </table:table-cell>
          <table:table-cell office:value-type="float" office:value="0.162681036012535" calcext:value-type="float">
            <text:p>1.63E-0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102815169978025" calcext:value-type="float">
            <text:p>1.03E-01</text:p>
          </table:table-cell>
          <table:table-cell table:number-columns-repeated="4" office:value-type="float" office:value="0.0923884848851034" calcext:value-type="float">
            <text:p>9.24E-02</text:p>
          </table:table-cell>
          <table:table-cell table:number-columns-repeated="2" office:value-type="float" office:value="0.0662130697407934" calcext:value-type="float">
            <text:p>6.62E-02</text:p>
          </table:table-cell>
          <table:table-cell table:number-columns-repeated="3" office:value-type="float" office:value="0" calcext:value-type="float">
            <text:p>0.00E+00</text:p>
          </table:table-cell>
          <table:table-cell table:number-columns-repeated="3" office:value-type="float" office:value="0.0635671727003611" calcext:value-type="float">
            <text:p>6.36E-02</text:p>
          </table:table-cell>
          <table:table-cell table:number-columns-repeated="3" office:value-type="float" office:value="0.137709536587681" calcext:value-type="float">
            <text:p>1.38E-01</text:p>
          </table:table-cell>
          <table:table-cell table:number-columns-repeated="3" office:value-type="float" office:value="0.122753592590379" calcext:value-type="float">
            <text:p>1.23E-01</text:p>
          </table:table-cell>
          <table:table-cell table:number-columns-repeated="10"/>
        </table:table-row>
        <table:table-row table:style-name="ro1">
          <table:table-cell office:value-type="float" office:value="0.191041605092629" calcext:value-type="float">
            <text:p>1.91E-01</text:p>
          </table:table-cell>
          <table:table-cell office:value-type="float" office:value="0.167343165327396" calcext:value-type="float">
            <text:p>1.67E-01</text:p>
          </table:table-cell>
          <table:table-cell office:value-type="float" office:value="0.0699469881353679" calcext:value-type="float">
            <text:p>6.99E-02</text:p>
          </table:table-cell>
          <table:table-cell table:number-columns-repeated="5" office:value-type="float" office:value="0.121466908924884" calcext:value-type="float">
            <text:p>1.21E-01</text:p>
          </table:table-cell>
          <table:table-cell table:number-columns-repeated="2" office:value-type="float" office:value="0.110068361061999" calcext:value-type="float">
            <text:p>1.10E-01</text:p>
          </table:table-cell>
          <table:table-cell table:number-columns-repeated="5" office:value-type="float" office:value="0.00814826562766143" calcext:value-type="float">
            <text:p>8.15E-03</text:p>
          </table:table-cell>
          <table:table-cell table:number-columns-repeated="5" office:value-type="float" office:value="0" calcext:value-type="float">
            <text:p>0.00E+00</text:p>
          </table:table-cell>
          <table:table-cell table:number-columns-repeated="10"/>
        </table:table-row>
        <table:table-row table:style-name="ro1">
          <table:table-cell table:number-columns-repeated="4" office:value-type="float" office:value="0.134877273699037" calcext:value-type="float">
            <text:p>1.35E-01</text:p>
          </table:table-cell>
          <table:table-cell office:value-type="float" office:value="0.108726848785724" calcext:value-type="float">
            <text:p>1.09E-01</text:p>
          </table:table-cell>
          <table:table-cell office:value-type="float" office:value="0.0536071550965107" calcext:value-type="float">
            <text:p>5.36E-02</text:p>
          </table:table-cell>
          <table:table-cell office:value-type="float" office:value="0.06211927579845" calcext:value-type="float">
            <text:p>6.21E-02</text:p>
          </table:table-cell>
          <table:table-cell office:value-type="float" office:value="0.05933532238769" calcext:value-type="float">
            <text:p>5.93E-02</text:p>
          </table:table-cell>
          <table:table-cell table:number-columns-repeated="5" office:value-type="float" office:value="0.0438952204353624" calcext:value-type="float">
            <text:p>4.39E-02</text:p>
          </table:table-cell>
          <table:table-cell table:number-columns-repeated="2" office:value-type="float" office:value="0.105513535309473" calcext:value-type="float">
            <text:p>1.06E-01</text:p>
          </table:table-cell>
          <table:table-cell office:value-type="float" office:value="0.0996780232186014" calcext:value-type="float">
            <text:p>9.97E-02</text:p>
          </table:table-cell>
          <table:table-cell table:number-columns-repeated="3" office:value-type="float" office:value="0.0712488725074707" calcext:value-type="float">
            <text:p>7.12E-02</text:p>
          </table:table-cell>
          <table:table-cell office:value-type="float" office:value="0.0545115409881472" calcext:value-type="float">
            <text:p>5.45E-02</text:p>
          </table:table-cell>
          <table:table-cell table:number-columns-repeated="10"/>
        </table:table-row>
        <table:table-row table:style-name="ro1">
          <table:table-cell table:style-name="ce32" office:value-type="float" office:value="0.122618251702259" calcext:value-type="float">
            <text:p>1.23E-01</text:p>
          </table:table-cell>
          <table:table-cell table:number-columns-repeated="3" table:style-name="ce32" office:value-type="float" office:value="0.0972693376818109" calcext:value-type="float">
            <text:p>9.73E-02</text:p>
          </table:table-cell>
          <table:table-cell table:style-name="ce32" office:value-type="float" office:value="0.164950686555012" calcext:value-type="float">
            <text:p>1.65E-01</text:p>
          </table:table-cell>
          <table:table-cell table:number-columns-repeated="3" table:style-name="ce32" office:value-type="float" office:value="0.153692325678898" calcext:value-type="float">
            <text:p>1.54E-01</text:p>
          </table:table-cell>
          <table:table-cell table:style-name="ce32" office:value-type="float" office:value="0.138352755715798" calcext:value-type="float">
            <text:p>1.38E-01</text:p>
          </table:table-cell>
          <table:table-cell table:style-name="ce32" office:value-type="float" office:value="0.169211997437015" calcext:value-type="float">
            <text:p>1.69E-01</text:p>
          </table:table-cell>
          <table:table-cell table:style-name="ce32" office:value-type="float" office:value="0.146034557273664" calcext:value-type="float">
            <text:p>1.46E-01</text:p>
          </table:table-cell>
          <table:table-cell table:style-name="ce32" office:value-type="float" office:value="0.147166959331188" calcext:value-type="float">
            <text:p>1.47E-01</text:p>
          </table:table-cell>
          <table:table-cell table:style-name="ce32" office:value-type="float" office:value="0.131924705290237" calcext:value-type="float">
            <text:p>1.32E-01</text:p>
          </table:table-cell>
          <table:table-cell table:style-name="ce32" office:value-type="float" office:value="0.144271411740826" calcext:value-type="float">
            <text:p>1.44E-01</text:p>
          </table:table-cell>
          <table:table-cell table:number-columns-repeated="2" table:style-name="ce32" office:value-type="float" office:value="0.149201050306005" calcext:value-type="float">
            <text:p>1.49E-01</text:p>
          </table:table-cell>
          <table:table-cell table:number-columns-repeated="3" table:style-name="ce32" office:value-type="float" office:value="0.142324930135461" calcext:value-type="float">
            <text:p>1.42E-01</text:p>
          </table:table-cell>
          <table:table-cell table:style-name="ce32" office:value-type="float" office:value="0.162262718883345" calcext:value-type="float">
            <text:p>1.62E-01</text:p>
          </table:table-cell>
          <table:table-cell table:number-columns-repeated="10"/>
        </table:table-row>
        <table:table-row table:style-name="ro1">
          <table:table-cell table:style-name="ce33" table:formula="of:=AVERAGE([.A6:.A15])" office:value-type="float" office:value="0.127511812125718" calcext:value-type="float">
            <text:p>1.28E-01</text:p>
          </table:table-cell>
          <table:table-cell table:style-name="ce33" table:formula="of:=AVERAGE([.B6:.B15])" office:value-type="float" office:value="0.0948626392648699" calcext:value-type="float">
            <text:p>9.49E-02</text:p>
          </table:table-cell>
          <table:table-cell table:style-name="ce33" table:formula="of:=AVERAGE([.C6:.C15])" office:value-type="float" office:value="0.0904363083774899" calcext:value-type="float">
            <text:p>9.04E-02</text:p>
          </table:table-cell>
          <table:table-cell table:style-name="ce33" table:formula="of:=AVERAGE([.D6:.D15])" office:value-type="float" office:value="0.0913357609477693" calcext:value-type="float">
            <text:p>9.13E-02</text:p>
          </table:table-cell>
          <table:table-cell table:style-name="ce33" table:formula="of:=AVERAGE([.E6:.E15])" office:value-type="float" office:value="0.0901106043384914" calcext:value-type="float">
            <text:p>9.01E-02</text:p>
          </table:table-cell>
          <table:table-cell table:style-name="ce33" table:formula="of:=AVERAGE([.F6:.F15])" office:value-type="float" office:value="0.0809189629945463" calcext:value-type="float">
            <text:p>8.09E-02</text:p>
          </table:table-cell>
          <table:table-cell table:style-name="ce33" table:formula="of:=AVERAGE([.G6:.G15])" office:value-type="float" office:value="0.0758157819070261" calcext:value-type="float">
            <text:p>7.58E-02</text:p>
          </table:table-cell>
          <table:table-cell table:style-name="ce33" table:formula="of:=AVERAGE([.H6:.H15])" office:value-type="float" office:value="0.0703179485981656" calcext:value-type="float">
            <text:p>7.03E-02</text:p>
          </table:table-cell>
          <table:table-cell table:style-name="ce33" table:formula="of:=AVERAGE([.I6:.I15])" office:value-type="float" office:value="0.0613842751807881" calcext:value-type="float">
            <text:p>6.14E-02</text:p>
          </table:table-cell>
          <table:table-cell table:style-name="ce33" table:formula="of:=AVERAGE([.J6:.J15])" office:value-type="float" office:value="0.0665155817554354" calcext:value-type="float">
            <text:p>6.65E-02</text:p>
          </table:table-cell>
          <table:table-cell table:style-name="ce33" table:formula="of:=AVERAGE([.K6:.K15])" office:value-type="float" office:value="0.0480206245522164" calcext:value-type="float">
            <text:p>4.80E-02</text:p>
          </table:table-cell>
          <table:table-cell table:style-name="ce33" table:formula="of:=AVERAGE([.L6:.L15])" office:value-type="float" office:value="0.0502371075220287" calcext:value-type="float">
            <text:p>5.02E-02</text:p>
          </table:table-cell>
          <table:table-cell table:style-name="ce33" table:formula="of:=AVERAGE([.M6:.M15])" office:value-type="float" office:value="0.0580777338881372" calcext:value-type="float">
            <text:p>5.81E-02</text:p>
          </table:table-cell>
          <table:table-cell table:style-name="ce33" table:formula="of:=AVERAGE([.N6:.N15])" office:value-type="float" office:value="0.0623597625523088" calcext:value-type="float">
            <text:p>6.24E-02</text:p>
          </table:table-cell>
          <table:table-cell table:style-name="ce33" table:formula="of:=AVERAGE([.O6:.O15])" office:value-type="float" office:value="0.0667187056929181" calcext:value-type="float">
            <text:p>6.67E-02</text:p>
          </table:table-cell>
          <table:table-cell table:style-name="ce33" table:formula="of:=AVERAGE([.P6:.P15])" office:value-type="float" office:value="0.0690294183224446" calcext:value-type="float">
            <text:p>6.90E-02</text:p>
          </table:table-cell>
          <table:table-cell table:style-name="ce33" table:formula="of:=AVERAGE([.Q6:.Q15])" office:value-type="float" office:value="0.0883405774355544" calcext:value-type="float">
            <text:p>8.83E-02</text:p>
          </table:table-cell>
          <table:table-cell table:style-name="ce33" table:formula="of:=AVERAGE([.R6:.R15])" office:value-type="float" office:value="0.0859948504976866" calcext:value-type="float">
            <text:p>8.60E-02</text:p>
          </table:table-cell>
          <table:table-cell table:style-name="ce33" table:formula="of:=AVERAGE([.S6:.S15])" office:value-type="float" office:value="0.0867314285526926" calcext:value-type="float">
            <text:p>8.67E-02</text:p>
          </table:table-cell>
          <table:table-cell table:style-name="ce33" table:formula="of:=AVERAGE([.T6:.T15])" office:value-type="float" office:value="0.0901910813871949" calcext:value-type="float">
            <text:p>9.02E-02</text:p>
          </table:table-cell>
          <table:table-cell table:number-columns-repeated="10"/>
        </table:table-row>
        <table:table-row table:style-name="ro1">
          <table:table-cell table:style-name="ce33" table:formula="of:=MEDIAN([.A6:.A15])" office:value-type="float" office:value="0.120699564157627" calcext:value-type="float">
            <text:p>1.21E-01</text:p>
          </table:table-cell>
          <table:table-cell table:style-name="ce33" table:formula="of:=MEDIAN([.B6:.B15])" office:value-type="float" office:value="0.10254546979037" calcext:value-type="float">
            <text:p>1.03E-01</text:p>
          </table:table-cell>
          <table:table-cell table:style-name="ce33" table:formula="of:=MEDIAN([.C6:.C15])" office:value-type="float" office:value="0.0979724826236217" calcext:value-type="float">
            <text:p>9.80E-02</text:p>
          </table:table-cell>
          <table:table-cell table:style-name="ce33" table:formula="of:=MEDIAN([.D6:.D15])" office:value-type="float" office:value="0.0948289112834572" calcext:value-type="float">
            <text:p>9.48E-02</text:p>
          </table:table-cell>
          <table:table-cell table:style-name="ce33" table:formula="of:=MEDIAN([.E6:.E15])" office:value-type="float" office:value="0.0973321272439087" calcext:value-type="float">
            <text:p>9.73E-02</text:p>
          </table:table-cell>
          <table:table-cell table:style-name="ce33" table:formula="of:=MEDIAN([.F6:.F15])" office:value-type="float" office:value="0.0788559814910718" calcext:value-type="float">
            <text:p>7.89E-02</text:p>
          </table:table-cell>
          <table:table-cell table:style-name="ce33" table:formula="of:=MEDIAN([.G6:.G15])" office:value-type="float" office:value="0.0649391298148852" calcext:value-type="float">
            <text:p>6.49E-02</text:p>
          </table:table-cell>
          <table:table-cell table:style-name="ce33" table:formula="of:=MEDIAN([.H6:.H15])" office:value-type="float" office:value="0.0649391298148852" calcext:value-type="float">
            <text:p>6.49E-02</text:p>
          </table:table-cell>
          <table:table-cell table:style-name="ce33" table:formula="of:=MEDIAN([.I6:.I15])" office:value-type="float" office:value="0.0537802051621697" calcext:value-type="float">
            <text:p>5.38E-02</text:p>
          </table:table-cell>
          <table:table-cell table:style-name="ce33" table:formula="of:=MEDIAN([.J6:.J15])" office:value-type="float" office:value="0.0537802051621697" calcext:value-type="float">
            <text:p>5.38E-02</text:p>
          </table:table-cell>
          <table:table-cell table:style-name="ce33" table:formula="of:=MEDIAN([.K6:.K15])" office:value-type="float" office:value="0.037598146070571" calcext:value-type="float">
            <text:p>3.76E-02</text:p>
          </table:table-cell>
          <table:table-cell table:style-name="ce33" table:formula="of:=MEDIAN([.L6:.L15])" office:value-type="float" office:value="0.0411149188307288" calcext:value-type="float">
            <text:p>4.11E-02</text:p>
          </table:table-cell>
          <table:table-cell table:style-name="ce33" table:formula="of:=MEDIAN([.M6:.M15])" office:value-type="float" office:value="0.0514443720045185" calcext:value-type="float">
            <text:p>5.14E-02</text:p>
          </table:table-cell>
          <table:table-cell table:style-name="ce33" table:formula="of:=MEDIAN([.N6:.N15])" office:value-type="float" office:value="0.0599688281728166" calcext:value-type="float">
            <text:p>6.00E-02</text:p>
          </table:table-cell>
          <table:table-cell table:style-name="ce33" table:formula="of:=MEDIAN([.O6:.O15])" office:value-type="float" office:value="0.0589470645547923" calcext:value-type="float">
            <text:p>5.89E-02</text:p>
          </table:table-cell>
          <table:table-cell table:style-name="ce33" table:formula="of:=MEDIAN([.P6:.P15])" office:value-type="float" office:value="0.0663674269416781" calcext:value-type="float">
            <text:p>6.64E-02</text:p>
          </table:table-cell>
          <table:table-cell table:style-name="ce33" table:formula="of:=MEDIAN([.Q6:.Q15])" office:value-type="float" office:value="0.104479204547576" calcext:value-type="float">
            <text:p>1.04E-01</text:p>
          </table:table-cell>
          <table:table-cell table:style-name="ce33" table:formula="of:=MEDIAN([.R6:.R15])" office:value-type="float" office:value="0.0963849086951283" calcext:value-type="float">
            <text:p>9.64E-02</text:p>
          </table:table-cell>
          <table:table-cell table:style-name="ce33" table:formula="of:=MEDIAN([.S6:.S15])" office:value-type="float" office:value="0.0963849086951283" calcext:value-type="float">
            <text:p>9.64E-02</text:p>
          </table:table-cell>
          <table:table-cell table:style-name="ce33" table:formula="of:=MEDIAN([.T6:.T15])" office:value-type="float" office:value="0.0880162429354666" calcext:value-type="float">
            <text:p>8.80E-02</text:p>
          </table:table-cell>
          <table:table-cell table:number-columns-repeated="10"/>
        </table:table-row>
        <table:table-row table:style-name="ro1" table:number-rows-repeated="3">
          <table:table-cell table:style-name="Default" table:number-columns-repeated="20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20" table:number-rows-spanned="1">
            <text:p>Base EA MNIST MSE</text:p>
          </table:table-cell>
          <table:covered-table-cell table:number-columns-repeated="19" table:style-name="Default"/>
          <table:table-cell table:number-columns-repeated="10"/>
        </table:table-row>
        <table:table-row table:style-name="ro1">
          <table:table-cell table:style-name="ce30" office:value-type="float" office:value="1" calcext:value-type="float" table:number-columns-spanned="10" table:number-rows-spanned="1">
            <text:p>1</text:p>
          </table:table-cell>
          <table:covered-table-cell table:number-columns-repeated="9" table:style-name="ce30"/>
          <table:table-cell table:style-name="ce30" office:value-type="float" office:value="2" calcext:value-type="float" table:number-columns-spanned="10" table:number-rows-spanned="1">
            <text:p>2</text:p>
          </table:table-cell>
          <table:covered-table-cell table:number-columns-repeated="9" table:style-name="ce30"/>
          <table:table-cell table:number-columns-repeated="1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0.0715746650612399" calcext:value-type="float">
            <text:p>7.16E-02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0.000411849965184222" calcext:value-type="float">
            <text:p>4.12E-04</text:p>
          </table:table-cell>
          <table:table-cell table:number-columns-repeated="8" office:value-type="float" office:value="0" calcext:value-type="float">
            <text:p>0.00E+00</text:p>
          </table:table-cell>
          <table:table-cell table:number-columns-repeated="3" office:value-type="float" office:value="0.0301689128539529" calcext:value-type="float">
            <text:p>3.02E-02</text:p>
          </table:table-cell>
          <table:table-cell table:number-columns-repeated="2" office:value-type="float" office:value="0.0387277952742725" calcext:value-type="float">
            <text:p>3.87E-02</text:p>
          </table:table-cell>
          <table:table-cell office:value-type="float" office:value="0.0201328895776708" calcext:value-type="float">
            <text:p>2.01E-02</text:p>
          </table:table-cell>
          <table:table-cell table:number-columns-repeated="10"/>
        </table:table-row>
        <table:table-row table:style-name="ro1">
          <table:table-cell office:value-type="float" office:value="0.082929681237734" calcext:value-type="float">
            <text:p>8.29E-02</text:p>
          </table:table-cell>
          <table:table-cell office:value-type="float" office:value="0.07547026480292" calcext:value-type="float">
            <text:p>7.55E-02</text:p>
          </table:table-cell>
          <table:table-cell table:number-columns-repeated="3" office:value-type="float" office:value="0.0638618463297498" calcext:value-type="float">
            <text:p>6.39E-02</text:p>
          </table:table-cell>
          <table:table-cell table:number-columns-repeated="5" office:value-type="float" office:value="0.0314011740013777" calcext:value-type="float">
            <text:p>3.14E-02</text:p>
          </table:table-cell>
          <table:table-cell table:number-columns-repeated="2" office:value-type="float" office:value="0.148114205319831" calcext:value-type="float">
            <text:p>1.48E-01</text:p>
          </table:table-cell>
          <table:table-cell office:value-type="float" office:value="0.202143773283965" calcext:value-type="float">
            <text:p>2.02E-01</text:p>
          </table:table-cell>
          <table:table-cell office:value-type="float" office:value="0.254233819980018" calcext:value-type="float">
            <text:p>2.54E-01</text:p>
          </table:table-cell>
          <table:table-cell office:value-type="float" office:value="0.169630756124311" calcext:value-type="float">
            <text:p>1.70E-01</text:p>
          </table:table-cell>
          <table:table-cell office:value-type="float" office:value="0.158299848094177" calcext:value-type="float">
            <text:p>1.58E-01</text:p>
          </table:table-cell>
          <table:table-cell table:number-columns-repeated="3" office:value-type="float" office:value="0.121483714702919" calcext:value-type="float">
            <text:p>1.21E-01</text:p>
          </table:table-cell>
          <table:table-cell office:value-type="float" office:value="0.133680372985652" calcext:value-type="float">
            <text:p>1.34E-0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226850210099241" calcext:value-type="float">
            <text:p>2.27E-01</text:p>
          </table:table-cell>
          <table:table-cell office:value-type="float" office:value="0.268341006703164" calcext:value-type="float">
            <text:p>2.68E-01</text:p>
          </table:table-cell>
          <table:table-cell table:number-columns-repeated="7" office:value-type="float" office:value="0.305368257286089" calcext:value-type="float">
            <text:p>3.05E-01</text:p>
          </table:table-cell>
          <table:table-cell office:value-type="float" office:value="0.330841839036272" calcext:value-type="float">
            <text:p>3.31E-01</text:p>
          </table:table-cell>
          <table:table-cell table:number-columns-repeated="2" office:value-type="float" office:value="0.246340257467156" calcext:value-type="float">
            <text:p>2.46E-01</text:p>
          </table:table-cell>
          <table:table-cell table:number-columns-repeated="5" office:value-type="float" office:value="0.257625343053722" calcext:value-type="float">
            <text:p>2.58E-01</text:p>
          </table:table-cell>
          <table:table-cell table:number-columns-repeated="2" office:value-type="float" office:value="0.265389711021748" calcext:value-type="float">
            <text:p>2.65E-01</text:p>
          </table:table-cell>
          <table:table-cell table:number-columns-repeated="10"/>
        </table:table-row>
        <table:table-row table:style-name="ro1">
          <table:table-cell table:number-columns-repeated="4" office:value-type="float" office:value="0.15188703236661" calcext:value-type="float">
            <text:p>1.52E-01</text:p>
          </table:table-cell>
          <table:table-cell office:value-type="float" office:value="0.25391488663203" calcext:value-type="float">
            <text:p>2.54E-01</text:p>
          </table:table-cell>
          <table:table-cell table:number-columns-repeated="2" office:value-type="float" office:value="0.280603974453846" calcext:value-type="float">
            <text:p>2.81E-01</text:p>
          </table:table-cell>
          <table:table-cell table:number-columns-repeated="3" office:value-type="float" office:value="0.271237920210346" calcext:value-type="float">
            <text:p>2.71E-01</text:p>
          </table:table-cell>
          <table:table-cell table:number-columns-repeated="2" office:value-type="float" office:value="0.330387019520701" calcext:value-type="float">
            <text:p>3.30E-01</text:p>
          </table:table-cell>
          <table:table-cell table:number-columns-repeated="2" office:value-type="float" office:value="0.25447080678591" calcext:value-type="float">
            <text:p>2.54E-01</text:p>
          </table:table-cell>
          <table:table-cell office:value-type="float" office:value="0.28668957144315" calcext:value-type="float">
            <text:p>2.87E-01</text:p>
          </table:table-cell>
          <table:table-cell office:value-type="float" office:value="0.342751345134316" calcext:value-type="float">
            <text:p>3.43E-01</text:p>
          </table:table-cell>
          <table:table-cell table:number-columns-repeated="3" office:value-type="float" office:value="0.323875348335784" calcext:value-type="float">
            <text:p>3.24E-01</text:p>
          </table:table-cell>
          <table:table-cell office:value-type="float" office:value="0.371538861745322" calcext:value-type="float">
            <text:p>3.72E-0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895812531695262" calcext:value-type="float">
            <text:p>8.96E-02</text:p>
          </table:table-cell>
          <table:table-cell table:number-columns-repeated="2" office:value-type="float" office:value="0.0578820559448491" calcext:value-type="float">
            <text:p>5.79E-02</text:p>
          </table:table-cell>
          <table:table-cell office:value-type="float" office:value="0.165412867019987" calcext:value-type="float">
            <text:p>1.65E-01</text:p>
          </table:table-cell>
          <table:table-cell table:number-columns-repeated="2" office:value-type="float" office:value="0.178492616131353" calcext:value-type="float">
            <text:p>1.78E-01</text:p>
          </table:table-cell>
          <table:table-cell table:number-columns-repeated="2" office:value-type="float" office:value="0.156838248156839" calcext:value-type="float">
            <text:p>1.57E-01</text:p>
          </table:table-cell>
          <table:table-cell office:value-type="float" office:value="0.127194838980079" calcext:value-type="float">
            <text:p>1.27E-01</text:p>
          </table:table-cell>
          <table:table-cell table:number-columns-repeated="4" office:value-type="float" office:value="0.273639254940006" calcext:value-type="float">
            <text:p>2.74E-01</text:p>
          </table:table-cell>
          <table:table-cell table:number-columns-repeated="5" office:value-type="float" office:value="0.331472808040983" calcext:value-type="float">
            <text:p>3.31E-01</text:p>
          </table:table-cell>
          <table:table-cell office:value-type="float" office:value="0.378457226496001" calcext:value-type="float">
            <text:p>3.78E-01</text:p>
          </table:table-cell>
          <table:table-cell table:number-columns-repeated="10"/>
        </table:table-row>
        <table:table-row table:style-name="ro1">
          <table:table-cell office:value-type="float" office:value="0.0676593081255076" calcext:value-type="float">
            <text:p>6.77E-02</text:p>
          </table:table-cell>
          <table:table-cell office:value-type="float" office:value="0.11621898331148" calcext:value-type="float">
            <text:p>1.16E-01</text:p>
          </table:table-cell>
          <table:table-cell office:value-type="float" office:value="0.258445891215587" calcext:value-type="float">
            <text:p>2.58E-01</text:p>
          </table:table-cell>
          <table:table-cell table:number-columns-repeated="3" office:value-type="float" office:value="0.248357894398505" calcext:value-type="float">
            <text:p>2.48E-01</text:p>
          </table:table-cell>
          <table:table-cell office:value-type="float" office:value="0.282687646103862" calcext:value-type="float">
            <text:p>2.83E-01</text:p>
          </table:table-cell>
          <table:table-cell table:number-columns-repeated="3" office:value-type="float" office:value="0.308635063464823" calcext:value-type="float">
            <text:p>3.09E-01</text:p>
          </table:table-cell>
          <table:table-cell table:number-columns-repeated="2" office:value-type="float" office:value="0.21716783299077" calcext:value-type="float">
            <text:p>2.17E-01</text:p>
          </table:table-cell>
          <table:table-cell office:value-type="float" office:value="0.219887023345153" calcext:value-type="float">
            <text:p>2.20E-01</text:p>
          </table:table-cell>
          <table:table-cell table:number-columns-repeated="2" office:value-type="float" office:value="0.157057140976728" calcext:value-type="float">
            <text:p>1.57E-01</text:p>
          </table:table-cell>
          <table:table-cell table:number-columns-repeated="3" office:value-type="float" office:value="0.177561785516316" calcext:value-type="float">
            <text:p>1.78E-01</text:p>
          </table:table-cell>
          <table:table-cell office:value-type="float" office:value="0.211662347393641" calcext:value-type="float">
            <text:p>2.12E-01</text:p>
          </table:table-cell>
          <table:table-cell office:value-type="float" office:value="0.240654025539292" calcext:value-type="float">
            <text:p>2.41E-01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0.114885012248169" calcext:value-type="float">
            <text:p>1.15E-01</text:p>
          </table:table-cell>
          <table:table-cell office:value-type="float" office:value="0.0997105977196308" calcext:value-type="float">
            <text:p>9.97E-02</text:p>
          </table:table-cell>
          <table:table-cell office:value-type="float" office:value="0.126948936539551" calcext:value-type="float">
            <text:p>1.27E-01</text:p>
          </table:table-cell>
          <table:table-cell office:value-type="float" office:value="0.11113984775578" calcext:value-type="float">
            <text:p>1.11E-01</text:p>
          </table:table-cell>
          <table:table-cell office:value-type="float" office:value="0.108892780662365" calcext:value-type="float">
            <text:p>1.09E-01</text:p>
          </table:table-cell>
          <table:table-cell table:number-columns-repeated="7" office:value-type="float" office:value="0.165172123185821" calcext:value-type="float">
            <text:p>1.65E-01</text:p>
          </table:table-cell>
          <table:table-cell table:number-columns-repeated="5" office:value-type="float" office:value="0.245959035742308" calcext:value-type="float">
            <text:p>2.46E-01</text:p>
          </table:table-cell>
          <table:table-cell office:value-type="float" office:value="0.195585945220726" calcext:value-type="float">
            <text:p>1.96E-01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0.0771019386212862" calcext:value-type="float">
            <text:p>7.71E-02</text:p>
          </table:table-cell>
          <table:table-cell table:number-columns-repeated="4" office:value-type="float" office:value="0.0345443266706713" calcext:value-type="float">
            <text:p>3.45E-02</text:p>
          </table:table-cell>
          <table:table-cell table:number-columns-repeated="4" office:value-type="float" office:value="0.0576396671503348" calcext:value-type="float">
            <text:p>5.76E-02</text:p>
          </table:table-cell>
          <table:table-cell office:value-type="float" office:value="0.0408213702087393" calcext:value-type="float">
            <text:p>4.08E-02</text:p>
          </table:table-cell>
          <table:table-cell table:number-columns-repeated="6" office:value-type="float" office:value="0.0662097892528309" calcext:value-type="float">
            <text:p>6.62E-02</text:p>
          </table:table-cell>
          <table:table-cell table:number-columns-repeated="2" office:value-type="float" office:value="0.0430547419453202" calcext:value-type="float">
            <text:p>4.31E-02</text:p>
          </table:table-cell>
          <table:table-cell table:number-columns-repeated="10"/>
        </table:table-row>
        <table:table-row table:style-name="ro1">
          <table:table-cell office:value-type="float" office:value="0.108021924957201" calcext:value-type="float">
            <text:p>1.08E-01</text:p>
          </table:table-cell>
          <table:table-cell office:value-type="float" office:value="0.15070170410525" calcext:value-type="float">
            <text:p>1.51E-01</text:p>
          </table:table-cell>
          <table:table-cell office:value-type="float" office:value="0.0820427783302099" calcext:value-type="float">
            <text:p>8.20E-02</text:p>
          </table:table-cell>
          <table:table-cell table:number-columns-repeated="3" office:value-type="float" office:value="0.115109925882202" calcext:value-type="float">
            <text:p>1.15E-01</text:p>
          </table:table-cell>
          <table:table-cell table:number-columns-repeated="2" office:value-type="float" office:value="0.0894612379072397" calcext:value-type="float">
            <text:p>8.95E-02</text:p>
          </table:table-cell>
          <table:table-cell table:number-columns-repeated="3" office:value-type="float" office:value="0.124863201447695" calcext:value-type="float">
            <text:p>1.25E-01</text:p>
          </table:table-cell>
          <table:table-cell table:number-columns-repeated="6" office:value-type="float" office:value="0.178979538604261" calcext:value-type="float">
            <text:p>1.79E-01</text:p>
          </table:table-cell>
          <table:table-cell table:number-columns-repeated="3" office:value-type="float" office:value="0.138908459985317" calcext:value-type="float">
            <text:p>1.39E-01</text:p>
          </table:table-cell>
          <table:table-cell table:number-columns-repeated="10"/>
        </table:table-row>
        <table:table-row table:style-name="ro1">
          <table:table-cell table:style-name="ce32" office:value-type="float" office:value="0.088377552951973" calcext:value-type="float">
            <text:p>8.84E-02</text:p>
          </table:table-cell>
          <table:table-cell table:number-columns-repeated="2" table:style-name="ce32" office:value-type="float" office:value="0.099538770802645" calcext:value-type="float">
            <text:p>9.95E-02</text:p>
          </table:table-cell>
          <table:table-cell table:style-name="ce32" office:value-type="float" office:value="0.113081967532586" calcext:value-type="float">
            <text:p>1.13E-01</text:p>
          </table:table-cell>
          <table:table-cell table:style-name="ce32" office:value-type="float" office:value="0.145284923934369" calcext:value-type="float">
            <text:p>1.45E-01</text:p>
          </table:table-cell>
          <table:table-cell table:number-columns-repeated="3" table:style-name="ce32" office:value-type="float" office:value="0.202592703946009" calcext:value-type="float">
            <text:p>2.03E-01</text:p>
          </table:table-cell>
          <table:table-cell table:number-columns-repeated="2" table:style-name="ce32" office:value-type="float" office:value="0.235984990822697" calcext:value-type="float">
            <text:p>2.36E-01</text:p>
          </table:table-cell>
          <table:table-cell table:number-columns-repeated="6" table:style-name="ce32" office:value-type="float" office:value="0.231565193668423" calcext:value-type="float">
            <text:p>2.32E-01</text:p>
          </table:table-cell>
          <table:table-cell table:style-name="ce32" office:value-type="float" office:value="0.154921625849827" calcext:value-type="float">
            <text:p>1.55E-01</text:p>
          </table:table-cell>
          <table:table-cell table:number-columns-repeated="3" table:style-name="ce32" office:value-type="float" office:value="0.0695741009907846" calcext:value-type="float">
            <text:p>6.96E-02</text:p>
          </table:table-cell>
          <table:table-cell table:number-columns-repeated="10"/>
        </table:table-row>
        <table:table-row table:style-name="ro1">
          <table:table-cell table:style-name="ce33" table:formula="of:=AVERAGE([.A24:.A33])" office:value-type="float" office:value="0.107886857883849" calcext:value-type="float">
            <text:p>1.08E-01</text:p>
          </table:table-cell>
          <table:table-cell table:style-name="ce33" table:formula="of:=AVERAGE([.B24:.B33])" office:value-type="float" office:value="0.117380983458837" calcext:value-type="float">
            <text:p>1.17E-01</text:p>
          </table:table-cell>
          <table:table-cell table:style-name="ce33" table:formula="of:=AVERAGE([.C24:.C33])" office:value-type="float" office:value="0.124556099762351" calcext:value-type="float">
            <text:p>1.25E-01</text:p>
          </table:table-cell>
          <table:table-cell table:style-name="ce33" table:formula="of:=AVERAGE([.D24:.D33])" office:value-type="float" office:value="0.118980390413089" calcext:value-type="float">
            <text:p>1.19E-01</text:p>
          </table:table-cell>
          <table:table-cell table:style-name="ce33" table:formula="of:=AVERAGE([.E24:.E33])" office:value-type="float" office:value="0.145880386469315" calcext:value-type="float">
            <text:p>1.46E-01</text:p>
          </table:table-cell>
          <table:table-cell table:style-name="ce33" table:formula="of:=AVERAGE([.F24:.F33])" office:value-type="float" office:value="0.150802257049102" calcext:value-type="float">
            <text:p>1.51E-01</text:p>
          </table:table-cell>
          <table:table-cell table:style-name="ce33" table:formula="of:=AVERAGE([.G24:.G33])" office:value-type="float" office:value="0.151404471716281" calcext:value-type="float">
            <text:p>1.51E-01</text:p>
          </table:table-cell>
          <table:table-cell table:style-name="ce33" table:formula="of:=AVERAGE([.H24:.H33])" office:value-type="float" office:value="0.158834639530888" calcext:value-type="float">
            <text:p>1.59E-01</text:p>
          </table:table-cell>
          <table:table-cell table:style-name="ce33" table:formula="of:=AVERAGE([.I24:.I33])" office:value-type="float" office:value="0.165714064572602" calcext:value-type="float">
            <text:p>1.66E-01</text:p>
          </table:table-cell>
          <table:table-cell table:style-name="ce33" table:formula="of:=AVERAGE([.J24:.J33])" office:value-type="float" office:value="0.162749723654926" calcext:value-type="float">
            <text:p>1.63E-01</text:p>
          </table:table-cell>
          <table:table-cell table:style-name="ce33" table:formula="of:=AVERAGE([.K24:.K33])" office:value-type="float" office:value="0.187939033725985" calcext:value-type="float">
            <text:p>1.88E-01</text:p>
          </table:table-cell>
          <table:table-cell table:style-name="ce33" table:formula="of:=AVERAGE([.L24:.L33])" office:value-type="float" office:value="0.183218679590571" calcext:value-type="float">
            <text:p>1.83E-01</text:p>
          </table:table-cell>
          <table:table-cell table:style-name="ce33" table:formula="of:=AVERAGE([.M24:.M33])" office:value-type="float" office:value="0.183840776053353" calcext:value-type="float">
            <text:p>1.84E-01</text:p>
          </table:table-cell>
          <table:table-cell table:style-name="ce33" table:formula="of:=AVERAGE([.N24:.N33])" office:value-type="float" office:value="0.183895301044772" calcext:value-type="float">
            <text:p>1.84E-01</text:p>
          </table:table-cell>
          <table:table-cell table:style-name="ce33" table:formula="of:=AVERAGE([.O24:.O33])" office:value-type="float" office:value="0.195535808976067" calcext:value-type="float">
            <text:p>1.96E-01</text:p>
          </table:table-cell>
          <table:table-cell table:style-name="ce33" table:formula="of:=AVERAGE([.P24:.P33])" office:value-type="float" office:value="0.202059359996129" calcext:value-type="float">
            <text:p>2.02E-01</text:p>
          </table:table-cell>
          <table:table-cell table:style-name="ce33" table:formula="of:=AVERAGE([.Q24:.Q33])" office:value-type="float" office:value="0.18882579019529" calcext:value-type="float">
            <text:p>1.89E-01</text:p>
          </table:table-cell>
          <table:table-cell table:style-name="ce33" table:formula="of:=AVERAGE([.R24:.R33])" office:value-type="float" office:value="0.177139818089524" calcext:value-type="float">
            <text:p>1.77E-01</text:p>
          </table:table-cell>
          <table:table-cell table:style-name="ce33" table:formula="of:=AVERAGE([.S24:.S33])" office:value-type="float" office:value="0.179010806343308" calcext:value-type="float">
            <text:p>1.79E-01</text:p>
          </table:table-cell>
          <table:table-cell table:style-name="ce33" table:formula="of:=AVERAGE([.T24:.T33])" office:value-type="float" office:value="0.185697633550783" calcext:value-type="float">
            <text:p>1.86E-01</text:p>
          </table:table-cell>
          <table:table-cell table:number-columns-repeated="10"/>
        </table:table-row>
        <table:table-row table:style-name="ro1">
          <table:table-cell table:style-name="ce33" table:formula="of:=MEDIAN([.A24:.A33])" office:value-type="float" office:value="0.0889794030607496" calcext:value-type="float">
            <text:p>8.90E-02</text:p>
          </table:table-cell>
          <table:table-cell table:style-name="ce33" table:formula="of:=MEDIAN([.B24:.B33])" office:value-type="float" office:value="0.107211891525407" calcext:value-type="float">
            <text:p>1.07E-01</text:p>
          </table:table-cell>
          <table:table-cell table:style-name="ce33" table:formula="of:=MEDIAN([.C24:.C33])" office:value-type="float" office:value="0.0907907745664275" calcext:value-type="float">
            <text:p>9.08E-02</text:p>
          </table:table-cell>
          <table:table-cell table:style-name="ce33" table:formula="of:=MEDIAN([.D24:.D33])" office:value-type="float" office:value="0.106396282626108" calcext:value-type="float">
            <text:p>1.06E-01</text:p>
          </table:table-cell>
          <table:table-cell table:style-name="ce33" table:formula="of:=MEDIAN([.E24:.E33])" office:value-type="float" office:value="0.13611693023696" calcext:value-type="float">
            <text:p>1.36E-01</text:p>
          </table:table-cell>
          <table:table-cell table:style-name="ce33" table:formula="of:=MEDIAN([.F24:.F33])" office:value-type="float" office:value="0.146801271006778" calcext:value-type="float">
            <text:p>1.47E-01</text:p>
          </table:table-cell>
          <table:table-cell table:style-name="ce33" table:formula="of:=MEDIAN([.G24:.G33])" office:value-type="float" office:value="0.143692698396859" calcext:value-type="float">
            <text:p>1.44E-01</text:p>
          </table:table-cell>
          <table:table-cell table:style-name="ce33" table:formula="of:=MEDIAN([.H24:.H33])" office:value-type="float" office:value="0.16100518567133" calcext:value-type="float">
            <text:p>1.61E-01</text:p>
          </table:table-cell>
          <table:table-cell table:style-name="ce33" table:formula="of:=MEDIAN([.I24:.I33])" office:value-type="float" office:value="0.16100518567133" calcext:value-type="float">
            <text:p>1.61E-01</text:p>
          </table:table-cell>
          <table:table-cell table:style-name="ce33" table:formula="of:=MEDIAN([.J24:.J33])" office:value-type="float" office:value="0.14618348108295" calcext:value-type="float">
            <text:p>1.46E-01</text:p>
          </table:table-cell>
          <table:table-cell table:style-name="ce33" table:formula="of:=MEDIAN([.K24:.K33])" office:value-type="float" office:value="0.191169978088296" calcext:value-type="float">
            <text:p>1.91E-01</text:p>
          </table:table-cell>
          <table:table-cell table:style-name="ce33" table:formula="of:=MEDIAN([.L24:.L33])" office:value-type="float" office:value="0.198073685797515" calcext:value-type="float">
            <text:p>1.98E-01</text:p>
          </table:table-cell>
          <table:table-cell table:style-name="ce33" table:formula="of:=MEDIAN([.M24:.M33])" office:value-type="float" office:value="0.211015398314559" calcext:value-type="float">
            <text:p>2.11E-01</text:p>
          </table:table-cell>
          <table:table-cell table:style-name="ce33" table:formula="of:=MEDIAN([.N24:.N33])" office:value-type="float" office:value="0.205272366136342" calcext:value-type="float">
            <text:p>2.05E-01</text:p>
          </table:table-cell>
          <table:table-cell table:style-name="ce33" table:formula="of:=MEDIAN([.O24:.O33])" office:value-type="float" office:value="0.205272366136342" calcext:value-type="float">
            <text:p>2.05E-01</text:p>
          </table:table-cell>
          <table:table-cell table:style-name="ce33" table:formula="of:=MEDIAN([.P24:.P33])" office:value-type="float" office:value="0.205272366136342" calcext:value-type="float">
            <text:p>2.05E-01</text:p>
          </table:table-cell>
          <table:table-cell table:style-name="ce33" table:formula="of:=MEDIAN([.Q24:.Q33])" office:value-type="float" office:value="0.178270662060289" calcext:value-type="float">
            <text:p>1.78E-01</text:p>
          </table:table-cell>
          <table:table-cell table:style-name="ce33" table:formula="of:=MEDIAN([.R24:.R33])" office:value-type="float" office:value="0.158235122750817" calcext:value-type="float">
            <text:p>1.58E-01</text:p>
          </table:table-cell>
          <table:table-cell table:style-name="ce33" table:formula="of:=MEDIAN([.S24:.S33])" office:value-type="float" office:value="0.175285403689479" calcext:value-type="float">
            <text:p>1.75E-01</text:p>
          </table:table-cell>
          <table:table-cell table:style-name="ce33" table:formula="of:=MEDIAN([.T24:.T33])" office:value-type="float" office:value="0.167247202603022" calcext:value-type="float">
            <text:p>1.67E-01</text:p>
          </table:table-cell>
          <table:table-cell table:number-columns-repeated="10"/>
        </table:table-row>
        <table:table-row table:style-name="ro1" table:number-rows-repeated="3">
          <table:table-cell table:style-name="Default" table:number-columns-repeated="20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20" table:number-rows-spanned="1">
            <text:p>Base EA Fashion-MNIST LCMC</text:p>
          </table:table-cell>
          <table:covered-table-cell table:number-columns-repeated="19" table:style-name="Default"/>
          <table:table-cell table:number-columns-repeated="10"/>
        </table:table-row>
        <table:table-row table:style-name="ro1">
          <table:table-cell table:style-name="ce30" office:value-type="float" office:value="1" calcext:value-type="float" table:number-columns-spanned="10" table:number-rows-spanned="1">
            <text:p>1</text:p>
          </table:table-cell>
          <table:covered-table-cell table:number-columns-repeated="9" table:style-name="ce30"/>
          <table:table-cell table:style-name="ce30" office:value-type="float" office:value="2" calcext:value-type="float" table:number-columns-spanned="10" table:number-rows-spanned="1">
            <text:p>2</text:p>
          </table:table-cell>
          <table:covered-table-cell table:number-columns-repeated="9" table:style-name="ce30"/>
          <table:table-cell table:number-columns-repeated="1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143199702575496" calcext:value-type="float">
            <text:p>1.43E-01</text:p>
          </table:table-cell>
          <table:table-cell table:number-columns-repeated="2" office:value-type="float" office:value="0.200868894206613" calcext:value-type="float">
            <text:p>2.01E-01</text:p>
          </table:table-cell>
          <table:table-cell office:value-type="float" office:value="0.111991658814824" calcext:value-type="float">
            <text:p>1.12E-01</text:p>
          </table:table-cell>
          <table:table-cell office:value-type="float" office:value="0.134856566549233" calcext:value-type="float">
            <text:p>1.35E-01</text:p>
          </table:table-cell>
          <table:table-cell table:number-columns-repeated="5" office:value-type="float" office:value="0.12464175301125" calcext:value-type="float">
            <text:p>1.25E-01</text:p>
          </table:table-cell>
          <table:table-cell table:number-columns-repeated="2" office:value-type="float" office:value="0.120037789291352" calcext:value-type="float">
            <text:p>1.20E-01</text:p>
          </table:table-cell>
          <table:table-cell table:number-columns-repeated="2" office:value-type="float" office:value="0.172833190544827" calcext:value-type="float">
            <text:p>1.73E-01</text:p>
          </table:table-cell>
          <table:table-cell table:number-columns-repeated="5" office:value-type="float" office:value="0.249648275280766" calcext:value-type="float">
            <text:p>2.50E-01</text:p>
          </table:table-cell>
          <table:table-cell table:number-columns-repeated="10"/>
        </table:table-row>
        <table:table-row table:style-name="ro1">
          <table:table-cell table:number-columns-repeated="6" office:value-type="float" office:value="0.0436434897514373" calcext:value-type="float">
            <text:p>4.36E-02</text:p>
          </table:table-cell>
          <table:table-cell table:number-columns-repeated="3" office:value-type="float" office:value="0.00804367181587072" calcext:value-type="float">
            <text:p>8.04E-03</text:p>
          </table:table-cell>
          <table:table-cell table:number-columns-repeated="4" office:value-type="float" office:value="0" calcext:value-type="float">
            <text:p>0.00E+00</text:p>
          </table:table-cell>
          <table:table-cell office:value-type="float" office:value="0.0098725993331903" calcext:value-type="float">
            <text:p>9.87E-03</text:p>
          </table:table-cell>
          <table:table-cell table:number-columns-repeated="6" office:value-type="float" office:value="0" calcext:value-type="float">
            <text:p>0.00E+00</text:p>
          </table:table-cell>
          <table:table-cell table:number-columns-repeated="10"/>
        </table:table-row>
        <table:table-row table:style-name="ro1">
          <table:table-cell office:value-type="float" office:value="0.0585458471503488" calcext:value-type="float">
            <text:p>5.85E-02</text:p>
          </table:table-cell>
          <table:table-cell table:number-columns-repeated="2" office:value-type="float" office:value="0.0423310263065004" calcext:value-type="float">
            <text:p>4.23E-02</text:p>
          </table:table-cell>
          <table:table-cell table:number-columns-repeated="4" office:value-type="float" office:value="0.0351756492911053" calcext:value-type="float">
            <text:p>3.52E-02</text:p>
          </table:table-cell>
          <table:table-cell table:number-columns-repeated="2" office:value-type="float" office:value="0.0625384502368958" calcext:value-type="float">
            <text:p>6.25E-02</text:p>
          </table:table-cell>
          <table:table-cell office:value-type="float" office:value="0.123303317471679" calcext:value-type="float">
            <text:p>1.23E-01</text:p>
          </table:table-cell>
          <table:table-cell office:value-type="float" office:value="0.0885698276584311" calcext:value-type="float">
            <text:p>8.86E-02</text:p>
          </table:table-cell>
          <table:table-cell table:number-columns-repeated="2" office:value-type="float" office:value="0.112459953761463" calcext:value-type="float">
            <text:p>1.12E-01</text:p>
          </table:table-cell>
          <table:table-cell office:value-type="float" office:value="0.0314913334991231" calcext:value-type="float">
            <text:p>3.15E-02</text:p>
          </table:table-cell>
          <table:table-cell office:value-type="float" office:value="0.0820585614635811" calcext:value-type="float">
            <text:p>8.21E-02</text:p>
          </table:table-cell>
          <table:table-cell table:number-columns-repeated="2" office:value-type="float" office:value="0.200811921274609" calcext:value-type="float">
            <text:p>2.01E-01</text:p>
          </table:table-cell>
          <table:table-cell office:value-type="float" office:value="0.207952938409908" calcext:value-type="float">
            <text:p>2.08E-01</text:p>
          </table:table-cell>
          <table:table-cell table:number-columns-repeated="2" office:value-type="float" office:value="0.290467944489911" calcext:value-type="float">
            <text:p>2.90E-0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232483847302358" calcext:value-type="float">
            <text:p>2.32E-02</text:p>
          </table:table-cell>
          <table:table-cell office:value-type="float" office:value="0.00913087983573865" calcext:value-type="float">
            <text:p>9.13E-03</text:p>
          </table:table-cell>
          <table:table-cell office:value-type="float" office:value="0.0182231170642433" calcext:value-type="float">
            <text:p>1.82E-02</text:p>
          </table:table-cell>
          <table:table-cell table:number-columns-repeated="2" office:value-type="float" office:value="0" calcext:value-type="float">
            <text:p>0.00E+00</text:p>
          </table:table-cell>
          <table:table-cell table:number-columns-repeated="2" office:value-type="float" office:value="0.066966037648244" calcext:value-type="float">
            <text:p>6.70E-02</text:p>
          </table:table-cell>
          <table:table-cell table:number-columns-repeated="5" office:value-type="float" office:value="0.144335555061239" calcext:value-type="float">
            <text:p>1.44E-01</text:p>
          </table:table-cell>
          <table:table-cell office:value-type="float" office:value="0.159117212732119" calcext:value-type="float">
            <text:p>1.59E-01</text:p>
          </table:table-cell>
          <table:table-cell table:number-columns-repeated="4" office:value-type="float" office:value="0.10906616324054" calcext:value-type="float">
            <text:p>1.09E-01</text:p>
          </table:table-cell>
          <table:table-cell office:value-type="float" office:value="0.117704574281841" calcext:value-type="float">
            <text:p>1.18E-01</text:p>
          </table:table-cell>
          <table:table-cell office:value-type="float" office:value="0.132359518994812" calcext:value-type="float">
            <text:p>1.32E-01</text:p>
          </table:table-cell>
          <table:table-cell table:number-columns-repeated="10"/>
        </table:table-row>
        <table:table-row table:style-name="ro1">
          <table:table-cell office:value-type="float" office:value="0.104319342000421" calcext:value-type="float">
            <text:p>1.04E-01</text:p>
          </table:table-cell>
          <table:table-cell office:value-type="float" office:value="0.158578667963566" calcext:value-type="float">
            <text:p>1.59E-01</text:p>
          </table:table-cell>
          <table:table-cell table:number-columns-repeated="15" office:value-type="float" office:value="0.0575139197201607" calcext:value-type="float">
            <text:p>5.75E-02</text:p>
          </table:table-cell>
          <table:table-cell table:number-columns-repeated="3" office:value-type="float" office:value="0.130422886762393" calcext:value-type="float">
            <text:p>1.30E-01</text:p>
          </table:table-cell>
          <table:table-cell table:number-columns-repeated="10"/>
        </table:table-row>
        <table:table-row table:style-name="ro1">
          <table:table-cell office:value-type="float" office:value="0.207446199220169" calcext:value-type="float">
            <text:p>2.07E-01</text:p>
          </table:table-cell>
          <table:table-cell table:number-columns-repeated="2" office:value-type="float" office:value="0.216558441078323" calcext:value-type="float">
            <text:p>2.17E-01</text:p>
          </table:table-cell>
          <table:table-cell table:number-columns-repeated="2" office:value-type="float" office:value="0.142534881554885" calcext:value-type="float">
            <text:p>1.43E-01</text:p>
          </table:table-cell>
          <table:table-cell office:value-type="float" office:value="0.161167734189348" calcext:value-type="float">
            <text:p>1.61E-01</text:p>
          </table:table-cell>
          <table:table-cell table:number-columns-repeated="10" office:value-type="float" office:value="0.0970153853916829" calcext:value-type="float">
            <text:p>9.70E-02</text:p>
          </table:table-cell>
          <table:table-cell table:number-columns-repeated="3" office:value-type="float" office:value="0.130815750218677" calcext:value-type="float">
            <text:p>1.31E-01</text:p>
          </table:table-cell>
          <table:table-cell office:value-type="float" office:value="0.140746249962745" calcext:value-type="float">
            <text:p>1.41E-01</text:p>
          </table:table-cell>
          <table:table-cell table:number-columns-repeated="10"/>
        </table:table-row>
        <table:table-row table:style-name="ro1">
          <table:table-cell office:value-type="float" office:value="0.12255748521592" calcext:value-type="float">
            <text:p>1.23E-01</text:p>
          </table:table-cell>
          <table:table-cell table:number-columns-repeated="2" office:value-type="float" office:value="0.16422657850594" calcext:value-type="float">
            <text:p>1.64E-01</text:p>
          </table:table-cell>
          <table:table-cell table:number-columns-repeated="3" office:value-type="float" office:value="0.13509758092384" calcext:value-type="float">
            <text:p>1.35E-01</text:p>
          </table:table-cell>
          <table:table-cell office:value-type="float" office:value="0.0975134912086014" calcext:value-type="float">
            <text:p>9.75E-02</text:p>
          </table:table-cell>
          <table:table-cell office:value-type="float" office:value="0.133842515145156" calcext:value-type="float">
            <text:p>1.34E-01</text:p>
          </table:table-cell>
          <table:table-cell office:value-type="float" office:value="0.0843282709073914" calcext:value-type="float">
            <text:p>8.43E-02</text:p>
          </table:table-cell>
          <table:table-cell table:number-columns-repeated="2" office:value-type="float" office:value="0.0584076107888529" calcext:value-type="float">
            <text:p>5.84E-02</text:p>
          </table:table-cell>
          <table:table-cell table:number-columns-repeated="3" office:value-type="float" office:value="0.0203131936077587" calcext:value-type="float">
            <text:p>2.03E-02</text:p>
          </table:table-cell>
          <table:table-cell office:value-type="float" office:value="0.0146699998378847" calcext:value-type="float">
            <text:p>1.47E-02</text:p>
          </table:table-cell>
          <table:table-cell table:number-columns-repeated="4" office:value-type="float" office:value="0.0176822514954954" calcext:value-type="float">
            <text:p>1.77E-02</text:p>
          </table:table-cell>
          <table:table-cell office:value-type="float" office:value="0.0617798537444768" calcext:value-type="float">
            <text:p>6.18E-02</text:p>
          </table:table-cell>
          <table:table-cell table:number-columns-repeated="10"/>
        </table:table-row>
        <table:table-row table:style-name="ro1">
          <table:table-cell office:value-type="float" office:value="0.116880442437477" calcext:value-type="float">
            <text:p>1.17E-01</text:p>
          </table:table-cell>
          <table:table-cell office:value-type="float" office:value="0.224199716740132" calcext:value-type="float">
            <text:p>2.24E-01</text:p>
          </table:table-cell>
          <table:table-cell office:value-type="float" office:value="0.295263779633725" calcext:value-type="float">
            <text:p>2.95E-01</text:p>
          </table:table-cell>
          <table:table-cell office:value-type="float" office:value="0.370487595580241" calcext:value-type="float">
            <text:p>3.70E-01</text:p>
          </table:table-cell>
          <table:table-cell table:number-columns-repeated="3" office:value-type="float" office:value="0.373910201137025" calcext:value-type="float">
            <text:p>3.74E-01</text:p>
          </table:table-cell>
          <table:table-cell table:number-columns-repeated="5" office:value-type="float" office:value="0.355607956538879" calcext:value-type="float">
            <text:p>3.56E-01</text:p>
          </table:table-cell>
          <table:table-cell table:number-columns-repeated="3" office:value-type="float" office:value="0.335780923682159" calcext:value-type="float">
            <text:p>3.36E-01</text:p>
          </table:table-cell>
          <table:table-cell office:value-type="float" office:value="0.179438177430646" calcext:value-type="float">
            <text:p>1.79E-01</text:p>
          </table:table-cell>
          <table:table-cell office:value-type="float" office:value="0.216365818551544" calcext:value-type="float">
            <text:p>2.16E-01</text:p>
          </table:table-cell>
          <table:table-cell table:number-columns-repeated="2" office:value-type="float" office:value="0.154070608900711" calcext:value-type="float">
            <text:p>1.54E-01</text:p>
          </table:table-cell>
          <table:table-cell office:value-type="float" office:value="0.138031328324523" calcext:value-type="float">
            <text:p>1.38E-01</text:p>
          </table:table-cell>
          <table:table-cell table:number-columns-repeated="10"/>
        </table:table-row>
        <table:table-row table:style-name="ro1">
          <table:table-cell table:number-columns-repeated="4" office:value-type="float" office:value="0.0954346542253618" calcext:value-type="float">
            <text:p>9.54E-02</text:p>
          </table:table-cell>
          <table:table-cell table:number-columns-repeated="6" office:value-type="float" office:value="0.0505471578690311" calcext:value-type="float">
            <text:p>5.05E-02</text:p>
          </table:table-cell>
          <table:table-cell office:value-type="float" office:value="0.0192623040220465" calcext:value-type="float">
            <text:p>1.93E-02</text:p>
          </table:table-cell>
          <table:table-cell office:value-type="float" office:value="0.0225302375167831" calcext:value-type="float">
            <text:p>2.25E-02</text:p>
          </table:table-cell>
          <table:table-cell table:number-columns-repeated="7" office:value-type="float" office:value="0" calcext:value-type="float">
            <text:p>0.00E+00</text:p>
          </table:table-cell>
          <table:table-cell office:value-type="float" office:value="0.0240062668611749" calcext:value-type="float">
            <text:p>2.40E-02</text:p>
          </table:table-cell>
          <table:table-cell table:number-columns-repeated="10"/>
        </table:table-row>
        <table:table-row table:style-name="ro1">
          <table:table-cell table:number-columns-repeated="3" table:style-name="ce32" office:value-type="float" office:value="0.124044301680471" calcext:value-type="float">
            <text:p>1.24E-01</text:p>
          </table:table-cell>
          <table:table-cell table:style-name="ce32" office:value-type="float" office:value="0.16072914425203" calcext:value-type="float">
            <text:p>1.61E-01</text:p>
          </table:table-cell>
          <table:table-cell table:style-name="ce32" office:value-type="float" office:value="0.215339130716669" calcext:value-type="float">
            <text:p>2.15E-01</text:p>
          </table:table-cell>
          <table:table-cell table:style-name="ce32" office:value-type="float" office:value="0.283107724306893" calcext:value-type="float">
            <text:p>2.83E-01</text:p>
          </table:table-cell>
          <table:table-cell table:style-name="ce32" office:value-type="float" office:value="0.282635745381565" calcext:value-type="float">
            <text:p>2.83E-01</text:p>
          </table:table-cell>
          <table:table-cell table:number-columns-repeated="3" table:style-name="ce32" office:value-type="float" office:value="0.330561096656986" calcext:value-type="float">
            <text:p>3.31E-01</text:p>
          </table:table-cell>
          <table:table-cell table:style-name="ce32" office:value-type="float" office:value="0.306171788810008" calcext:value-type="float">
            <text:p>3.06E-01</text:p>
          </table:table-cell>
          <table:table-cell table:number-columns-repeated="2" table:style-name="ce32" office:value-type="float" office:value="0.277590673113603" calcext:value-type="float">
            <text:p>2.78E-01</text:p>
          </table:table-cell>
          <table:table-cell table:number-columns-repeated="3" table:style-name="ce32" office:value-type="float" office:value="0.224461946956849" calcext:value-type="float">
            <text:p>2.24E-01</text:p>
          </table:table-cell>
          <table:table-cell table:number-columns-repeated="3" table:style-name="ce32" office:value-type="float" office:value="0.255549292090352" calcext:value-type="float">
            <text:p>2.56E-01</text:p>
          </table:table-cell>
          <table:table-cell table:style-name="ce32" office:value-type="float" office:value="0.290101109587599" calcext:value-type="float">
            <text:p>2.90E-01</text:p>
          </table:table-cell>
          <table:table-cell table:number-columns-repeated="10"/>
        </table:table-row>
        <table:table-row table:style-name="ro1">
          <table:table-cell table:style-name="ce33" table:formula="of:=AVERAGE([.A42:.A51])" office:value-type="float" office:value="0.103931984898734" calcext:value-type="float">
            <text:p>1.04E-01</text:p>
          </table:table-cell>
          <table:table-cell table:style-name="ce33" table:formula="of:=AVERAGE([.B42:.B51])" office:value-type="float" office:value="0.123546496355746" calcext:value-type="float">
            <text:p>1.24E-01</text:p>
          </table:table-cell>
          <table:table-cell table:style-name="ce33" table:formula="of:=AVERAGE([.C42:.C51])" office:value-type="float" office:value="0.124901596494427" calcext:value-type="float">
            <text:p>1.25E-01</text:p>
          </table:table-cell>
          <table:table-cell table:style-name="ce33" table:formula="of:=AVERAGE([.D42:.D51])" office:value-type="float" office:value="0.125970892656992" calcext:value-type="float">
            <text:p>1.26E-01</text:p>
          </table:table-cell>
          <table:table-cell table:style-name="ce33" table:formula="of:=AVERAGE([.E42:.E51])" office:value-type="float" office:value="0.116575366977898" calcext:value-type="float">
            <text:p>1.17E-01</text:p>
          </table:table-cell>
          <table:table-cell table:style-name="ce33" table:formula="of:=AVERAGE([.F42:.F51])" office:value-type="float" office:value="0.127502002373807" calcext:value-type="float">
            <text:p>1.28E-01</text:p>
          </table:table-cell>
          <table:table-cell table:style-name="ce33" table:formula="of:=AVERAGE([.G42:.G51])" office:value-type="float" office:value="0.119396301247454" calcext:value-type="float">
            <text:p>1.19E-01</text:p>
          </table:table-cell>
          <table:table-cell table:style-name="ce33" table:formula="of:=AVERAGE([.H42:.H51])" office:value-type="float" office:value="0.128727794403416" calcext:value-type="float">
            <text:p>1.29E-01</text:p>
          </table:table-cell>
          <table:table-cell table:style-name="ce33" table:formula="of:=AVERAGE([.I42:.I51])" office:value-type="float" office:value="0.131513321720939" calcext:value-type="float">
            <text:p>1.32E-01</text:p>
          </table:table-cell>
          <table:table-cell table:style-name="ce33" table:formula="of:=AVERAGE([.J42:.J51])" office:value-type="float" office:value="0.134193375250976" calcext:value-type="float">
            <text:p>1.34E-01</text:p>
          </table:table-cell>
          <table:table-cell table:style-name="ce33" table:formula="of:=AVERAGE([.K42:.K51])" office:value-type="float" office:value="0.125152610100255" calcext:value-type="float">
            <text:p>1.25E-01</text:p>
          </table:table-cell>
          <table:table-cell table:style-name="ce33" table:formula="of:=AVERAGE([.L42:.L51])" office:value-type="float" office:value="0.120740466400292" calcext:value-type="float">
            <text:p>1.21E-01</text:p>
          </table:table-cell>
          <table:table-cell table:style-name="ce33" table:formula="of:=AVERAGE([.M42:.M51])" office:value-type="float" office:value="0.116504739362942" calcext:value-type="float">
            <text:p>1.17E-01</text:p>
          </table:table-cell>
          <table:table-cell table:style-name="ce33" table:formula="of:=AVERAGE([.N42:.N51])" office:value-type="float" office:value="0.110839970546787" calcext:value-type="float">
            <text:p>1.11E-01</text:p>
          </table:table-cell>
          <table:table-cell table:style-name="ce33" table:formula="of:=AVERAGE([.O42:.O51])" office:value-type="float" office:value="0.109340009083768" calcext:value-type="float">
            <text:p>1.09E-01</text:p>
          </table:table-cell>
          <table:table-cell table:style-name="ce33" table:formula="of:=AVERAGE([.P42:.P51])" office:value-type="float" office:value="0.113563804079075" calcext:value-type="float">
            <text:p>1.14E-01</text:p>
          </table:table-cell>
          <table:table-cell table:style-name="ce33" table:formula="of:=AVERAGE([.Q42:.Q51])" office:value-type="float" office:value="0.123745339187214" calcext:value-type="float">
            <text:p>1.24E-01</text:p>
          </table:table-cell>
          <table:table-cell table:style-name="ce33" table:formula="of:=AVERAGE([.R42:.R51])" office:value-type="float" office:value="0.125520816639884" calcext:value-type="float">
            <text:p>1.26E-01</text:p>
          </table:table-cell>
          <table:table-cell table:style-name="ce33" table:formula="of:=AVERAGE([.S42:.S51])" office:value-type="float" office:value="0.134636158352015" calcext:value-type="float">
            <text:p>1.35E-01</text:p>
          </table:table-cell>
          <table:table-cell table:style-name="ce33" table:formula="of:=AVERAGE([.T42:.T51])" office:value-type="float" office:value="0.14575634340084" calcext:value-type="float">
            <text:p>1.46E-01</text:p>
          </table:table-cell>
          <table:table-cell table:number-columns-repeated="10"/>
        </table:table-row>
        <table:table-row table:style-name="ro1">
          <table:table-cell table:style-name="ce33" table:formula="of:=MEDIAN([.A42:.A51])" office:value-type="float" office:value="0.110599892218949" calcext:value-type="float">
            <text:p>1.11E-01</text:p>
          </table:table-cell>
          <table:table-cell table:style-name="ce33" table:formula="of:=MEDIAN([.B42:.B51])" office:value-type="float" office:value="0.133622002127984" calcext:value-type="float">
            <text:p>1.34E-01</text:p>
          </table:table-cell>
          <table:table-cell table:style-name="ce33" table:formula="of:=MEDIAN([.C42:.C51])" office:value-type="float" office:value="0.109739477952916" calcext:value-type="float">
            <text:p>1.10E-01</text:p>
          </table:table-cell>
          <table:table-cell table:style-name="ce33" table:formula="of:=MEDIAN([.D42:.D51])" office:value-type="float" office:value="0.115266117574601" calcext:value-type="float">
            <text:p>1.15E-01</text:p>
          </table:table-cell>
          <table:table-cell table:style-name="ce33" table:formula="of:=MEDIAN([.E42:.E51])" office:value-type="float" office:value="0.0847527892674924" calcext:value-type="float">
            <text:p>8.48E-02</text:p>
          </table:table-cell>
          <table:table-cell table:style-name="ce33" table:formula="of:=MEDIAN([.F42:.F51])" office:value-type="float" office:value="0.0961852431346969" calcext:value-type="float">
            <text:p>9.62E-02</text:p>
          </table:table-cell>
          <table:table-cell table:style-name="ce33" table:formula="of:=MEDIAN([.G42:.G51])" office:value-type="float" office:value="0.0819907115199635" calcext:value-type="float">
            <text:p>8.20E-02</text:p>
          </table:table-cell>
          <table:table-cell table:style-name="ce33" table:formula="of:=MEDIAN([.H42:.H51])" office:value-type="float" office:value="0.0819907115199635" calcext:value-type="float">
            <text:p>8.20E-02</text:p>
          </table:table-cell>
          <table:table-cell table:style-name="ce33" table:formula="of:=MEDIAN([.I42:.I51])" office:value-type="float" office:value="0.0906718281495371" calcext:value-type="float">
            <text:p>9.07E-02</text:p>
          </table:table-cell>
          <table:table-cell table:style-name="ce33" table:formula="of:=MEDIAN([.J42:.J51])" office:value-type="float" office:value="0.110159351431681" calcext:value-type="float">
            <text:p>1.10E-01</text:p>
          </table:table-cell>
          <table:table-cell table:style-name="ce33" table:formula="of:=MEDIAN([.K42:.K51])" office:value-type="float" office:value="0.092792606525057" calcext:value-type="float">
            <text:p>9.28E-02</text:p>
          </table:table-cell>
          <table:table-cell table:style-name="ce33" table:formula="of:=MEDIAN([.L42:.L51])" office:value-type="float" office:value="0.104737669576573" calcext:value-type="float">
            <text:p>1.05E-01</text:p>
          </table:table-cell>
          <table:table-cell table:style-name="ce33" table:formula="of:=MEDIAN([.M42:.M51])" office:value-type="float" office:value="0.104737669576573" calcext:value-type="float">
            <text:p>1.05E-01</text:p>
          </table:table-cell>
          <table:table-cell table:style-name="ce33" table:formula="of:=MEDIAN([.N42:.N51])" office:value-type="float" office:value="0.0772646525559218" calcext:value-type="float">
            <text:p>7.73E-02</text:p>
          </table:table-cell>
          <table:table-cell table:style-name="ce33" table:formula="of:=MEDIAN([.O42:.O51])" office:value-type="float" office:value="0.089536973427632" calcext:value-type="float">
            <text:p>8.95E-02</text:p>
          </table:table-cell>
          <table:table-cell table:style-name="ce33" table:formula="of:=MEDIAN([.P42:.P51])" office:value-type="float" office:value="0.103040774316111" calcext:value-type="float">
            <text:p>1.03E-01</text:p>
          </table:table-cell>
          <table:table-cell table:style-name="ce33" table:formula="of:=MEDIAN([.Q42:.Q51])" office:value-type="float" office:value="0.119940956729609" calcext:value-type="float">
            <text:p>1.20E-01</text:p>
          </table:table-cell>
          <table:table-cell table:style-name="ce33" table:formula="of:=MEDIAN([.R42:.R51])" office:value-type="float" office:value="0.130619318490535" calcext:value-type="float">
            <text:p>1.31E-01</text:p>
          </table:table-cell>
          <table:table-cell table:style-name="ce33" table:formula="of:=MEDIAN([.S42:.S51])" office:value-type="float" office:value="0.130619318490535" calcext:value-type="float">
            <text:p>1.31E-01</text:p>
          </table:table-cell>
          <table:table-cell table:style-name="ce33" table:formula="of:=MEDIAN([.T42:.T51])" office:value-type="float" office:value="0.135195423659668" calcext:value-type="float">
            <text:p>1.35E-01</text:p>
          </table:table-cell>
          <table:table-cell table:number-columns-repeated="10"/>
        </table:table-row>
        <table:table-row table:style-name="ro1" table:number-rows-repeated="3">
          <table:table-cell table:style-name="Default" table:number-columns-repeated="20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20" table:number-rows-spanned="1">
            <text:p>EA MNIST Target-Size 10 LCMC</text:p>
          </table:table-cell>
          <table:covered-table-cell table:number-columns-repeated="19" table:style-name="Default"/>
          <table:table-cell table:number-columns-repeated="10"/>
        </table:table-row>
        <table:table-row table:style-name="ro1">
          <table:table-cell table:style-name="ce30" office:value-type="float" office:value="1" calcext:value-type="float" table:number-columns-spanned="10" table:number-rows-spanned="1">
            <text:p>1</text:p>
          </table:table-cell>
          <table:covered-table-cell table:number-columns-repeated="9" table:style-name="ce30"/>
          <table:table-cell table:style-name="ce30" office:value-type="float" office:value="2" calcext:value-type="float" table:number-columns-spanned="10" table:number-rows-spanned="1">
            <text:p>2</text:p>
          </table:table-cell>
          <table:covered-table-cell table:number-columns-repeated="9" table:style-name="ce30"/>
          <table:table-cell table:number-columns-repeated="1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0.171152948470806" calcext:value-type="float">
            <text:p>1.71E-01</text:p>
          </table:table-cell>
          <table:table-cell table:number-columns-repeated="4" office:value-type="float" office:value="0.072829708054619" calcext:value-type="float">
            <text:p>7.28E-02</text:p>
          </table:table-cell>
          <table:table-cell table:number-columns-repeated="7" office:value-type="float" office:value="0.060294039183361" calcext:value-type="float">
            <text:p>6.03E-02</text:p>
          </table:table-cell>
          <table:table-cell table:number-columns-repeated="3" office:value-type="float" office:value="0.000249313970727749" calcext:value-type="float">
            <text:p>2.49E-04</text:p>
          </table:table-cell>
          <table:table-cell table:number-columns-repeated="5" office:value-type="float" office:value="0" calcext:value-type="float">
            <text:p>0.00E+0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0793305998222374" calcext:value-type="float">
            <text:p>7.93E-03</text:p>
          </table:table-cell>
          <table:table-cell table:number-columns-repeated="5" office:value-type="float" office:value="0.118973914641779" calcext:value-type="float">
            <text:p>1.19E-01</text:p>
          </table:table-cell>
          <table:table-cell office:value-type="float" office:value="0.146651696312676" calcext:value-type="float">
            <text:p>1.47E-01</text:p>
          </table:table-cell>
          <table:table-cell office:value-type="float" office:value="0.0493462658510869" calcext:value-type="float">
            <text:p>4.93E-02</text:p>
          </table:table-cell>
          <table:table-cell office:value-type="float" office:value="0.0691952582872749" calcext:value-type="float">
            <text:p>6.92E-02</text:p>
          </table:table-cell>
          <table:table-cell office:value-type="float" office:value="0.0686232282297192" calcext:value-type="float">
            <text:p>6.86E-02</text:p>
          </table:table-cell>
          <table:table-cell office:value-type="float" office:value="0.100997304519629" calcext:value-type="float">
            <text:p>1.01E-01</text:p>
          </table:table-cell>
          <table:table-cell office:value-type="float" office:value="0.0961702289016866" calcext:value-type="float">
            <text:p>9.62E-02</text:p>
          </table:table-cell>
          <table:table-cell table:number-columns-repeated="3" office:value-type="float" office:value="0.105328628773839" calcext:value-type="float">
            <text:p>1.05E-01</text:p>
          </table:table-cell>
          <table:table-cell table:number-columns-repeated="4" office:value-type="float" office:value="0.0871703877515996" calcext:value-type="float">
            <text:p>8.72E-02</text:p>
          </table:table-cell>
          <table:table-cell table:number-columns-repeated="10"/>
        </table:table-row>
        <table:table-row table:style-name="ro1">
          <table:table-cell office:value-type="float" office:value="0.095240274098728" calcext:value-type="float">
            <text:p>9.52E-02</text:p>
          </table:table-cell>
          <table:table-cell office:value-type="float" office:value="0.146369604626209" calcext:value-type="float">
            <text:p>1.46E-01</text:p>
          </table:table-cell>
          <table:table-cell office:value-type="float" office:value="0.0912507879824725" calcext:value-type="float">
            <text:p>9.13E-02</text:p>
          </table:table-cell>
          <table:table-cell table:number-columns-repeated="8" office:value-type="float" office:value="0.111388080324332" calcext:value-type="float">
            <text:p>1.11E-01</text:p>
          </table:table-cell>
          <table:table-cell office:value-type="float" office:value="0.0714206617967301" calcext:value-type="float">
            <text:p>7.14E-02</text:p>
          </table:table-cell>
          <table:table-cell office:value-type="float" office:value="0.039498452490655" calcext:value-type="float">
            <text:p>3.95E-02</text:p>
          </table:table-cell>
          <table:table-cell office:value-type="float" office:value="0.0893072972267195" calcext:value-type="float">
            <text:p>8.93E-02</text:p>
          </table:table-cell>
          <table:table-cell table:number-columns-repeated="4" office:value-type="float" office:value="0.0328286677813997" calcext:value-type="float">
            <text:p>3.28E-02</text:p>
          </table:table-cell>
          <table:table-cell office:value-type="float" office:value="0.0392835171193837" calcext:value-type="float">
            <text:p>3.93E-02</text:p>
          </table:table-cell>
          <table:table-cell office:value-type="float" office:value="0.0283409015542804" calcext:value-type="float">
            <text:p>2.83E-02</text:p>
          </table:table-cell>
          <table:table-cell table:number-columns-repeated="10"/>
        </table:table-row>
        <table:table-row table:style-name="ro1">
          <table:table-cell office:value-type="float" office:value="0.161199610842808" calcext:value-type="float">
            <text:p>1.61E-01</text:p>
          </table:table-cell>
          <table:table-cell office:value-type="float" office:value="0.124928488710925" calcext:value-type="float">
            <text:p>1.25E-01</text:p>
          </table:table-cell>
          <table:table-cell table:number-columns-repeated="2" office:value-type="float" office:value="0.11759734541674" calcext:value-type="float">
            <text:p>1.18E-01</text:p>
          </table:table-cell>
          <table:table-cell table:number-columns-repeated="2" office:value-type="float" office:value="0.0671494304172303" calcext:value-type="float">
            <text:p>6.71E-02</text:p>
          </table:table-cell>
          <table:table-cell table:number-columns-repeated="2" office:value-type="float" office:value="0.0395994792694657" calcext:value-type="float">
            <text:p>3.96E-02</text:p>
          </table:table-cell>
          <table:table-cell table:number-columns-repeated="9" office:value-type="float" office:value="0.0577024518252552" calcext:value-type="float">
            <text:p>5.77E-02</text:p>
          </table:table-cell>
          <table:table-cell table:number-columns-repeated="3" office:value-type="float" office:value="0.0562902159355797" calcext:value-type="float">
            <text:p>5.63E-02</text:p>
          </table:table-cell>
          <table:table-cell table:number-columns-repeated="10"/>
        </table:table-row>
        <table:table-row table:style-name="ro1">
          <table:table-cell office:value-type="float" office:value="0.155252955313954" calcext:value-type="float">
            <text:p>1.55E-01</text:p>
          </table:table-cell>
          <table:table-cell office:value-type="float" office:value="0.168142360575349" calcext:value-type="float">
            <text:p>1.68E-01</text:p>
          </table:table-cell>
          <table:table-cell office:value-type="float" office:value="0.172303945992059" calcext:value-type="float">
            <text:p>1.72E-01</text:p>
          </table:table-cell>
          <table:table-cell table:number-columns-repeated="2" office:value-type="float" office:value="0.237398924610794" calcext:value-type="float">
            <text:p>2.37E-01</text:p>
          </table:table-cell>
          <table:table-cell office:value-type="float" office:value="0.342898291336682" calcext:value-type="float">
            <text:p>3.43E-01</text:p>
          </table:table-cell>
          <table:table-cell table:number-columns-repeated="2" office:value-type="float" office:value="0.292115107228105" calcext:value-type="float">
            <text:p>2.92E-01</text:p>
          </table:table-cell>
          <table:table-cell table:number-columns-repeated="5" office:value-type="float" office:value="0.278680614064446" calcext:value-type="float">
            <text:p>2.79E-01</text:p>
          </table:table-cell>
          <table:table-cell office:value-type="float" office:value="0.235644351863587" calcext:value-type="float">
            <text:p>2.36E-01</text:p>
          </table:table-cell>
          <table:table-cell office:value-type="float" office:value="0.329486550509267" calcext:value-type="float">
            <text:p>3.29E-01</text:p>
          </table:table-cell>
          <table:table-cell table:number-columns-repeated="4" office:value-type="float" office:value="0.332065008134097" calcext:value-type="float">
            <text:p>3.32E-01</text:p>
          </table:table-cell>
          <table:table-cell office:value-type="float" office:value="0.319259662683963" calcext:value-type="float">
            <text:p>3.19E-01</text:p>
          </table:table-cell>
          <table:table-cell table:number-columns-repeated="10"/>
        </table:table-row>
        <table:table-row table:style-name="ro1">
          <table:table-cell office:value-type="float" office:value="0.150621202543766" calcext:value-type="float">
            <text:p>1.51E-01</text:p>
          </table:table-cell>
          <table:table-cell office:value-type="float" office:value="0.318390585508606" calcext:value-type="float">
            <text:p>3.18E-01</text:p>
          </table:table-cell>
          <table:table-cell office:value-type="float" office:value="0.318551162743614" calcext:value-type="float">
            <text:p>3.19E-01</text:p>
          </table:table-cell>
          <table:table-cell office:value-type="float" office:value="0.356052837492185" calcext:value-type="float">
            <text:p>3.56E-01</text:p>
          </table:table-cell>
          <table:table-cell office:value-type="float" office:value="0.354062318975363" calcext:value-type="float">
            <text:p>3.54E-01</text:p>
          </table:table-cell>
          <table:table-cell table:number-columns-repeated="8" office:value-type="float" office:value="0.398010226079803" calcext:value-type="float">
            <text:p>3.98E-01</text:p>
          </table:table-cell>
          <table:table-cell office:value-type="float" office:value="0.450526925499696" calcext:value-type="float">
            <text:p>4.51E-01</text:p>
          </table:table-cell>
          <table:table-cell office:value-type="float" office:value="0.433093342909985" calcext:value-type="float">
            <text:p>4.33E-01</text:p>
          </table:table-cell>
          <table:table-cell table:number-columns-repeated="4" office:value-type="float" office:value="0.491577280836977" calcext:value-type="float">
            <text:p>4.92E-01</text:p>
          </table:table-cell>
          <table:table-cell office:value-type="float" office:value="0.510110017313438" calcext:value-type="float">
            <text:p>5.10E-01</text:p>
          </table:table-cell>
          <table:table-cell table:number-columns-repeated="10"/>
        </table:table-row>
        <table:table-row table:style-name="ro1">
          <table:table-cell office:value-type="float" office:value="0.137435472009973" calcext:value-type="float">
            <text:p>1.37E-01</text:p>
          </table:table-cell>
          <table:table-cell office:value-type="float" office:value="0.167262641642618" calcext:value-type="float">
            <text:p>1.67E-01</text:p>
          </table:table-cell>
          <table:table-cell table:number-columns-repeated="2" office:value-type="float" office:value="0.0919765272740668" calcext:value-type="float">
            <text:p>9.20E-02</text:p>
          </table:table-cell>
          <table:table-cell office:value-type="float" office:value="0.0575282323743541" calcext:value-type="float">
            <text:p>5.75E-02</text:p>
          </table:table-cell>
          <table:table-cell table:number-columns-repeated="5" office:value-type="float" office:value="0.0426447701752115" calcext:value-type="float">
            <text:p>4.26E-02</text:p>
          </table:table-cell>
          <table:table-cell office:value-type="float" office:value="0.106330092714067" calcext:value-type="float">
            <text:p>1.06E-01</text:p>
          </table:table-cell>
          <table:table-cell office:value-type="float" office:value="0.115736664786258" calcext:value-type="float">
            <text:p>1.16E-01</text:p>
          </table:table-cell>
          <table:table-cell table:number-columns-repeated="2" office:value-type="float" office:value="0.112716606050678" calcext:value-type="float">
            <text:p>1.13E-01</text:p>
          </table:table-cell>
          <table:table-cell table:number-columns-repeated="6" office:value-type="float" office:value="0.0735486831661276" calcext:value-type="float">
            <text:p>7.35E-02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124461137531133" calcext:value-type="float">
            <text:p>1.24E-01</text:p>
          </table:table-cell>
          <table:table-cell office:value-type="float" office:value="0.134913260342047" calcext:value-type="float">
            <text:p>1.35E-01</text:p>
          </table:table-cell>
          <table:table-cell table:number-columns-repeated="2" office:value-type="float" office:value="0.0949316266290102" calcext:value-type="float">
            <text:p>9.49E-02</text:p>
          </table:table-cell>
          <table:table-cell office:value-type="float" office:value="0.0340164379236887" calcext:value-type="float">
            <text:p>3.40E-02</text:p>
          </table:table-cell>
          <table:table-cell table:number-columns-repeated="4" office:value-type="float" office:value="0" calcext:value-type="float">
            <text:p>0.00E+00</text:p>
          </table:table-cell>
          <table:table-cell office:value-type="float" office:value="0.0718834070030409" calcext:value-type="float">
            <text:p>7.19E-02</text:p>
          </table:table-cell>
          <table:table-cell office:value-type="float" office:value="0.11660677041336" calcext:value-type="float">
            <text:p>1.17E-01</text:p>
          </table:table-cell>
          <table:table-cell office:value-type="float" office:value="0.0500583086629677" calcext:value-type="float">
            <text:p>5.01E-02</text:p>
          </table:table-cell>
          <table:table-cell table:number-columns-repeated="5" office:value-type="float" office:value="0.100721960374133" calcext:value-type="float">
            <text:p>1.01E-01</text:p>
          </table:table-cell>
          <table:table-cell office:value-type="float" office:value="0.0284441166301895" calcext:value-type="float">
            <text:p>2.84E-02</text:p>
          </table:table-cell>
          <table:table-cell office:value-type="float" office:value="0" calcext:value-type="float">
            <text:p>0.00E+0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68585621860045" calcext:value-type="float">
            <text:p>6.69E-02</text:p>
          </table:table-cell>
          <table:table-cell office:value-type="float" office:value="0.0446097888691568" calcext:value-type="float">
            <text:p>4.46E-02</text:p>
          </table:table-cell>
          <table:table-cell table:number-columns-repeated="5" office:value-type="float" office:value="0" calcext:value-type="float">
            <text:p>0.00E+00</text:p>
          </table:table-cell>
          <table:table-cell table:number-columns-repeated="5" office:value-type="float" office:value="0.0827213720284827" calcext:value-type="float">
            <text:p>8.27E-02</text:p>
          </table:table-cell>
          <table:table-cell office:value-type="float" office:value="0.134157382031161" calcext:value-type="float">
            <text:p>1.34E-01</text:p>
          </table:table-cell>
          <table:table-cell table:number-columns-repeated="4" office:value-type="float" office:value="0.215821511435626" calcext:value-type="float">
            <text:p>2.16E-01</text:p>
          </table:table-cell>
          <table:table-cell table:number-columns-repeated="2" office:value-type="float" office:value="0.14648465787065" calcext:value-type="float">
            <text:p>1.46E-01</text:p>
          </table:table-cell>
          <table:table-cell table:number-columns-repeated="10"/>
        </table:table-row>
        <table:table-row table:style-name="ro1">
          <table:table-cell table:number-columns-repeated="2" table:style-name="ce32" office:value-type="float" office:value="0.107904476913515" calcext:value-type="float">
            <text:p>1.08E-01</text:p>
          </table:table-cell>
          <table:table-cell table:style-name="ce32" office:value-type="float" office:value="0.119911476560185" calcext:value-type="float">
            <text:p>1.20E-01</text:p>
          </table:table-cell>
          <table:table-cell table:number-columns-repeated="2" table:style-name="ce32" office:value-type="float" office:value="0.125202400355629" calcext:value-type="float">
            <text:p>1.25E-01</text:p>
          </table:table-cell>
          <table:table-cell table:style-name="ce32" office:value-type="float" office:value="0.0827501265230741" calcext:value-type="float">
            <text:p>8.28E-02</text:p>
          </table:table-cell>
          <table:table-cell table:number-columns-repeated="2" table:style-name="ce32" office:value-type="float" office:value="0.0324484835821071" calcext:value-type="float">
            <text:p>3.24E-02</text:p>
          </table:table-cell>
          <table:table-cell table:number-columns-repeated="2" table:style-name="ce32" office:value-type="float" office:value="0.0230325834939029" calcext:value-type="float">
            <text:p>2.30E-02</text:p>
          </table:table-cell>
          <table:table-cell table:number-columns-repeated="4" table:style-name="ce32" office:value-type="float" office:value="0" calcext:value-type="float">
            <text:p>0.00E+00</text:p>
          </table:table-cell>
          <table:table-cell table:style-name="ce32" office:value-type="float" office:value="0.0752784916935745" calcext:value-type="float">
            <text:p>7.53E-02</text:p>
          </table:table-cell>
          <table:table-cell table:number-columns-repeated="2" table:style-name="ce32" office:value-type="float" office:value="0.124427146317144" calcext:value-type="float">
            <text:p>1.24E-01</text:p>
          </table:table-cell>
          <table:table-cell table:style-name="ce32" office:value-type="float" office:value="0.0611471744484698" calcext:value-type="float">
            <text:p>6.11E-02</text:p>
          </table:table-cell>
          <table:table-cell table:number-columns-repeated="2" table:style-name="ce32" office:value-type="float" office:value="0" calcext:value-type="float">
            <text:p>0.00E+00</text:p>
          </table:table-cell>
          <table:table-cell table:number-columns-repeated="10"/>
        </table:table-row>
        <table:table-row table:style-name="ro1">
          <table:table-cell table:style-name="ce33" table:formula="of:=AVERAGE([.A60:.A69])" office:value-type="float" office:value="0.117805969989291" calcext:value-type="float">
            <text:p>1.18E-01</text:p>
          </table:table-cell>
          <table:table-cell table:style-name="ce33" table:formula="of:=AVERAGE([.B60:.B69])" office:value-type="float" office:value="0.13050806257312" calcext:value-type="float">
            <text:p>1.31E-01</text:p>
          </table:table-cell>
          <table:table-cell table:style-name="ce33" table:formula="of:=AVERAGE([.C60:.C69])" office:value-type="float" office:value="0.128291791787674" calcext:value-type="float">
            <text:p>1.28E-01</text:p>
          </table:table-cell>
          <table:table-cell table:style-name="ce33" table:formula="of:=AVERAGE([.D60:.D69])" office:value-type="float" office:value="0.132635136479916" calcext:value-type="float">
            <text:p>1.33E-01</text:p>
          </table:table-cell>
          <table:table-cell table:style-name="ce33" table:formula="of:=AVERAGE([.E60:.E69])" office:value-type="float" office:value="0.123946463638311" calcext:value-type="float">
            <text:p>1.24E-01</text:p>
          </table:table-cell>
          <table:table-cell table:style-name="ce33" table:formula="of:=AVERAGE([.F60:.F69])" office:value-type="float" office:value="0.125812531660516" calcext:value-type="float">
            <text:p>1.26E-01</text:p>
          </table:table-cell>
          <table:table-cell table:style-name="ce33" table:formula="of:=AVERAGE([.G60:.G69])" office:value-type="float" office:value="0.109547410048416" calcext:value-type="float">
            <text:p>1.10E-01</text:p>
          </table:table-cell>
          <table:table-cell table:style-name="ce33" table:formula="of:=AVERAGE([.H60:.H69])" office:value-type="float" office:value="0.112315188215506" calcext:value-type="float">
            <text:p>1.12E-01</text:p>
          </table:table-cell>
          <table:table-cell table:style-name="ce33" table:formula="of:=AVERAGE([.I60:.I69])" office:value-type="float" office:value="0.110382040302588" calcext:value-type="float">
            <text:p>1.10E-01</text:p>
          </table:table-cell>
          <table:table-cell table:style-name="ce33" table:formula="of:=AVERAGE([.J60:.J69])" office:value-type="float" office:value="0.112366939546207" calcext:value-type="float">
            <text:p>1.12E-01</text:p>
          </table:table-cell>
          <table:table-cell table:style-name="ce33" table:formula="of:=AVERAGE([.K60:.K69])" office:value-type="float" office:value="0.123563351145251" calcext:value-type="float">
            <text:p>1.24E-01</text:p>
          </table:table-cell>
          <table:table-cell table:style-name="ce33" table:formula="of:=AVERAGE([.L60:.L69])" office:value-type="float" office:value="0.128217010469733" calcext:value-type="float">
            <text:p>1.28E-01</text:p>
          </table:table-cell>
          <table:table-cell table:style-name="ce33" table:formula="of:=AVERAGE([.M60:.M69])" office:value-type="float" office:value="0.11158075740747" calcext:value-type="float">
            <text:p>1.12E-01</text:p>
          </table:table-cell>
          <table:table-cell table:style-name="ce33" table:formula="of:=AVERAGE([.N60:.N69])" office:value-type="float" office:value="0.12863549176158" calcext:value-type="float">
            <text:p>1.29E-01</text:p>
          </table:table-cell>
          <table:table-cell table:style-name="ce33" table:formula="of:=AVERAGE([.O60:.O69])" office:value-type="float" office:value="0.142405960243993" calcext:value-type="float">
            <text:p>1.42E-01</text:p>
          </table:table-cell>
          <table:table-cell table:style-name="ce33" table:formula="of:=AVERAGE([.P60:.P69])" office:value-type="float" office:value="0.15340213386446" calcext:value-type="float">
            <text:p>1.53E-01</text:p>
          </table:table-cell>
          <table:table-cell table:style-name="ce33" table:formula="of:=AVERAGE([.Q60:.Q69])" office:value-type="float" office:value="0.151586309762236" calcext:value-type="float">
            <text:p>1.52E-01</text:p>
          </table:table-cell>
          <table:table-cell table:style-name="ce33" table:formula="of:=AVERAGE([.R60:.R69])" office:value-type="float" office:value="0.145117088986401" calcext:value-type="float">
            <text:p>1.45E-01</text:p>
          </table:table-cell>
          <table:table-cell table:style-name="ce33" table:formula="of:=AVERAGE([.S60:.S69])" office:value-type="float" office:value="0.12548638674446" calcext:value-type="float">
            <text:p>1.25E-01</text:p>
          </table:table-cell>
          <table:table-cell table:style-name="ce33" table:formula="of:=AVERAGE([.T60:.T69])" office:value-type="float" office:value="0.122120452627564" calcext:value-type="float">
            <text:p>1.22E-01</text:p>
          </table:table-cell>
          <table:table-cell table:number-columns-repeated="10"/>
        </table:table-row>
        <table:table-row table:style-name="ro1">
          <table:table-cell table:style-name="ce33" table:formula="of:=MEDIAN([.A60:.A69])" office:value-type="float" office:value="0.130948304770553" calcext:value-type="float">
            <text:p>1.31E-01</text:p>
          </table:table-cell>
          <table:table-cell table:style-name="ce33" table:formula="of:=MEDIAN([.B60:.B69])" office:value-type="float" office:value="0.124694813121029" calcext:value-type="float">
            <text:p>1.25E-01</text:p>
          </table:table-cell>
          <table:table-cell table:style-name="ce33" table:formula="of:=MEDIAN([.C60:.C69])" office:value-type="float" office:value="0.11828563002926" calcext:value-type="float">
            <text:p>1.18E-01</text:p>
          </table:table-cell>
          <table:table-cell table:style-name="ce33" table:formula="of:=MEDIAN([.D60:.D69])" office:value-type="float" office:value="0.114492712870536" calcext:value-type="float">
            <text:p>1.14E-01</text:p>
          </table:table-cell>
          <table:table-cell table:style-name="ce33" table:formula="of:=MEDIAN([.E60:.E69])" office:value-type="float" office:value="0.103159853476671" calcext:value-type="float">
            <text:p>1.03E-01</text:p>
          </table:table-cell>
          <table:table-cell table:style-name="ce33" table:formula="of:=MEDIAN([.F60:.F69])" office:value-type="float" office:value="0.0749497784701522" calcext:value-type="float">
            <text:p>7.49E-02</text:p>
          </table:table-cell>
          <table:table-cell table:style-name="ce33" table:formula="of:=MEDIAN([.G60:.G69])" office:value-type="float" office:value="0.0514694046792862" calcext:value-type="float">
            <text:p>5.15E-02</text:p>
          </table:table-cell>
          <table:table-cell table:style-name="ce33" table:formula="of:=MEDIAN([.H60:.H69])" office:value-type="float" office:value="0.0514694046792862" calcext:value-type="float">
            <text:p>5.15E-02</text:p>
          </table:table-cell>
          <table:table-cell table:style-name="ce33" table:formula="of:=MEDIAN([.I60:.I69])" office:value-type="float" office:value="0.0589982455043081" calcext:value-type="float">
            <text:p>5.90E-02</text:p>
          </table:table-cell>
          <table:table-cell table:style-name="ce33" table:formula="of:=MEDIAN([.J60:.J69])" office:value-type="float" office:value="0.064744648735318" calcext:value-type="float">
            <text:p>6.47E-02</text:p>
          </table:table-cell>
          <table:table-cell table:style-name="ce33" table:formula="of:=MEDIAN([.K60:.K69])" office:value-type="float" office:value="0.0773023895157618" calcext:value-type="float">
            <text:p>7.73E-02</text:p>
          </table:table-cell>
          <table:table-cell table:style-name="ce33" table:formula="of:=MEDIAN([.L60:.L69])" office:value-type="float" office:value="0.0918593382740558" calcext:value-type="float">
            <text:p>9.19E-02</text:p>
          </table:table-cell>
          <table:table-cell table:style-name="ce33" table:formula="of:=MEDIAN([.M60:.M69])" office:value-type="float" office:value="0.070211911926869" calcext:value-type="float">
            <text:p>7.02E-02</text:p>
          </table:table-cell>
          <table:table-cell table:style-name="ce33" table:formula="of:=MEDIAN([.N60:.N69])" office:value-type="float" office:value="0.103025294573986" calcext:value-type="float">
            <text:p>1.03E-01</text:p>
          </table:table-cell>
          <table:table-cell table:style-name="ce33" table:formula="of:=MEDIAN([.O60:.O69])" office:value-type="float" office:value="0.0880002260338537" calcext:value-type="float">
            <text:p>8.80E-02</text:p>
          </table:table-cell>
          <table:table-cell table:style-name="ce33" table:formula="of:=MEDIAN([.P60:.P69])" office:value-type="float" office:value="0.103025294573986" calcext:value-type="float">
            <text:p>1.03E-01</text:p>
          </table:table-cell>
          <table:table-cell table:style-name="ce33" table:formula="of:=MEDIAN([.Q60:.Q69])" office:value-type="float" office:value="0.0939461740628663" calcext:value-type="float">
            <text:p>9.39E-02</text:p>
          </table:table-cell>
          <table:table-cell table:style-name="ce33" table:formula="of:=MEDIAN([.R60:.R69])" office:value-type="float" office:value="0.0803595354588636" calcext:value-type="float">
            <text:p>8.04E-02</text:p>
          </table:table-cell>
          <table:table-cell table:style-name="ce33" table:formula="of:=MEDIAN([.S60:.S69])" office:value-type="float" office:value="0.0649194495508537" calcext:value-type="float">
            <text:p>6.49E-02</text:p>
          </table:table-cell>
          <table:table-cell table:style-name="ce33" table:formula="of:=MEDIAN([.T60:.T69])" office:value-type="float" office:value="0.0649194495508537" calcext:value-type="float">
            <text:p>6.49E-02</text:p>
          </table:table-cell>
          <table:table-cell table:number-columns-repeated="10"/>
        </table:table-row>
        <table:table-row table:style-name="ro1" table:number-rows-repeated="3">
          <table:table-cell table:style-name="Default" table:number-columns-repeated="20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20" table:number-rows-spanned="1">
            <text:p>EA MNIST Target-Size 2 LCMC</text:p>
          </table:table-cell>
          <table:covered-table-cell table:number-columns-repeated="19" table:style-name="Default"/>
          <table:table-cell table:number-columns-repeated="10"/>
        </table:table-row>
        <table:table-row table:style-name="ro1">
          <table:table-cell table:style-name="ce30" office:value-type="float" office:value="1" calcext:value-type="float" table:number-columns-spanned="10" table:number-rows-spanned="1">
            <text:p>1</text:p>
          </table:table-cell>
          <table:covered-table-cell table:number-columns-repeated="9" table:style-name="ce30"/>
          <table:table-cell table:style-name="ce30" office:value-type="float" office:value="2" calcext:value-type="float" table:number-columns-spanned="10" table:number-rows-spanned="1">
            <text:p>2</text:p>
          </table:table-cell>
          <table:covered-table-cell table:number-columns-repeated="9" table:style-name="ce30"/>
          <table:table-cell table:number-columns-repeated="1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0.130869623290736" calcext:value-type="float">
            <text:p>1.31E-01</text:p>
          </table:table-cell>
          <table:table-cell office:value-type="float" office:value="0.145097025797284" calcext:value-type="float">
            <text:p>1.45E-01</text:p>
          </table:table-cell>
          <table:table-cell office:value-type="float" office:value="0.11119171929284" calcext:value-type="float">
            <text:p>1.11E-01</text:p>
          </table:table-cell>
          <table:table-cell table:number-columns-repeated="2" office:value-type="float" office:value="0.0666797654025845" calcext:value-type="float">
            <text:p>6.67E-02</text:p>
          </table:table-cell>
          <table:table-cell table:number-columns-repeated="6" office:value-type="float" office:value="0.111970524791909" calcext:value-type="float">
            <text:p>1.12E-01</text:p>
          </table:table-cell>
          <table:table-cell office:value-type="float" office:value="0.232473610098601" calcext:value-type="float">
            <text:p>2.32E-01</text:p>
          </table:table-cell>
          <table:table-cell table:number-columns-repeated="3" office:value-type="float" office:value="0.23683613788205" calcext:value-type="float">
            <text:p>2.37E-01</text:p>
          </table:table-cell>
          <table:table-cell table:number-columns-repeated="3" office:value-type="float" office:value="0.227997035189289" calcext:value-type="float">
            <text:p>2.28E-01</text:p>
          </table:table-cell>
          <table:table-cell office:value-type="float" office:value="0.233437309788593" calcext:value-type="float">
            <text:p>2.33E-01</text:p>
          </table:table-cell>
          <table:table-cell office:value-type="float" office:value="0.199951380791169" calcext:value-type="float">
            <text:p>2.00E-01</text:p>
          </table:table-cell>
          <table:table-cell table:number-columns-repeated="10"/>
        </table:table-row>
        <table:table-row table:style-name="ro1">
          <table:table-cell table:number-columns-repeated="4" office:value-type="float" office:value="0.148495997769692" calcext:value-type="float">
            <text:p>1.48E-01</text:p>
          </table:table-cell>
          <table:table-cell office:value-type="float" office:value="0.0940430266960452" calcext:value-type="float">
            <text:p>9.40E-02</text:p>
          </table:table-cell>
          <table:table-cell office:value-type="float" office:value="0.0100127648630151" calcext:value-type="float">
            <text:p>1.00E-02</text:p>
          </table:table-cell>
          <table:table-cell office:value-type="float" office:value="0" calcext:value-type="float">
            <text:p>0.00E+00</text:p>
          </table:table-cell>
          <table:table-cell office:value-type="float" office:value="0.00930381613793568" calcext:value-type="float">
            <text:p>9.30E-03</text:p>
          </table:table-cell>
          <table:table-cell table:number-columns-repeated="2" office:value-type="float" office:value="0.0710383383882736" calcext:value-type="float">
            <text:p>7.10E-02</text:p>
          </table:table-cell>
          <table:table-cell office:value-type="float" office:value="0.118571506552789" calcext:value-type="float">
            <text:p>1.19E-01</text:p>
          </table:table-cell>
          <table:table-cell table:number-columns-repeated="2" office:value-type="float" office:value="0.153311438286776" calcext:value-type="float">
            <text:p>1.53E-01</text:p>
          </table:table-cell>
          <table:table-cell table:number-columns-repeated="2" office:value-type="float" office:value="0.169786077482275" calcext:value-type="float">
            <text:p>1.70E-01</text:p>
          </table:table-cell>
          <table:table-cell office:value-type="float" office:value="0.237584464887565" calcext:value-type="float">
            <text:p>2.38E-01</text:p>
          </table:table-cell>
          <table:table-cell office:value-type="float" office:value="0.221694322077267" calcext:value-type="float">
            <text:p>2.22E-01</text:p>
          </table:table-cell>
          <table:table-cell table:number-columns-repeated="2" office:value-type="float" office:value="0.19752783684206" calcext:value-type="float">
            <text:p>1.98E-01</text:p>
          </table:table-cell>
          <table:table-cell office:value-type="float" office:value="0.0974129690558475" calcext:value-type="float">
            <text:p>9.74E-02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162434506383188" calcext:value-type="float">
            <text:p>1.62E-01</text:p>
          </table:table-cell>
          <table:table-cell office:value-type="float" office:value="0.0917640498609013" calcext:value-type="float">
            <text:p>9.18E-02</text:p>
          </table:table-cell>
          <table:table-cell office:value-type="float" office:value="0.0769610309364788" calcext:value-type="float">
            <text:p>7.70E-02</text:p>
          </table:table-cell>
          <table:table-cell table:number-columns-repeated="2" office:value-type="float" office:value="0.068682992109907" calcext:value-type="float">
            <text:p>6.87E-02</text:p>
          </table:table-cell>
          <table:table-cell table:number-columns-repeated="2" office:value-type="float" office:value="0.133190210089779" calcext:value-type="float">
            <text:p>1.33E-01</text:p>
          </table:table-cell>
          <table:table-cell office:value-type="float" office:value="0.138367695787816" calcext:value-type="float">
            <text:p>1.38E-01</text:p>
          </table:table-cell>
          <table:table-cell office:value-type="float" office:value="0.0888853604029092" calcext:value-type="float">
            <text:p>8.89E-02</text:p>
          </table:table-cell>
          <table:table-cell office:value-type="float" office:value="0.0987956323657746" calcext:value-type="float">
            <text:p>9.88E-02</text:p>
          </table:table-cell>
          <table:table-cell table:number-columns-repeated="8" office:value-type="float" office:value="0.0882554093097369" calcext:value-type="float">
            <text:p>8.83E-02</text:p>
          </table:table-cell>
          <table:table-cell office:value-type="float" office:value="0.146916229439556" calcext:value-type="float">
            <text:p>1.47E-01</text:p>
          </table:table-cell>
          <table:table-cell table:number-columns-repeated="10"/>
        </table:table-row>
        <table:table-row table:style-name="ro1">
          <table:table-cell office:value-type="float" office:value="0.00300981186530672" calcext:value-type="float">
            <text:p>3.01E-03</text:p>
          </table:table-cell>
          <table:table-cell office:value-type="float" office:value="0.0997771546477822" calcext:value-type="float">
            <text:p>9.98E-02</text:p>
          </table:table-cell>
          <table:table-cell table:number-columns-repeated="3" office:value-type="float" office:value="0.0147878293092882" calcext:value-type="float">
            <text:p>1.48E-02</text:p>
          </table:table-cell>
          <table:table-cell office:value-type="float" office:value="0.0605676969025261" calcext:value-type="float">
            <text:p>6.06E-02</text:p>
          </table:table-cell>
          <table:table-cell table:number-columns-repeated="5" office:value-type="float" office:value="0.150718062700269" calcext:value-type="float">
            <text:p>1.51E-01</text:p>
          </table:table-cell>
          <table:table-cell office:value-type="float" office:value="0.116501725790194" calcext:value-type="float">
            <text:p>1.17E-01</text:p>
          </table:table-cell>
          <table:table-cell table:number-columns-repeated="4" office:value-type="float" office:value="0.0883988353734476" calcext:value-type="float">
            <text:p>8.84E-02</text:p>
          </table:table-cell>
          <table:table-cell table:number-columns-repeated="4" office:value-type="float" office:value="0.0594427639841415" calcext:value-type="float">
            <text:p>5.94E-02</text:p>
          </table:table-cell>
          <table:table-cell table:number-columns-repeated="10"/>
        </table:table-row>
        <table:table-row table:style-name="ro1">
          <table:table-cell table:number-columns-repeated="4" office:value-type="float" office:value="0.0443748441133969" calcext:value-type="float">
            <text:p>4.44E-02</text:p>
          </table:table-cell>
          <table:table-cell office:value-type="float" office:value="0.0000551292400430697" calcext:value-type="float">
            <text:p>5.51E-05</text:p>
          </table:table-cell>
          <table:table-cell table:number-columns-repeated="3" office:value-type="float" office:value="0" calcext:value-type="float">
            <text:p>0.00E+00</text:p>
          </table:table-cell>
          <table:table-cell table:number-columns-repeated="2" office:value-type="float" office:value="0.0469662097240813" calcext:value-type="float">
            <text:p>4.70E-02</text:p>
          </table:table-cell>
          <table:table-cell office:value-type="float" office:value="0.0657056468907479" calcext:value-type="float">
            <text:p>6.57E-02</text:p>
          </table:table-cell>
          <table:table-cell office:value-type="float" office:value="0.0534077114627402" calcext:value-type="float">
            <text:p>5.34E-02</text:p>
          </table:table-cell>
          <table:table-cell table:number-columns-repeated="2" office:value-type="float" office:value="0.0571834511842629" calcext:value-type="float">
            <text:p>5.72E-02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0360012646976623" calcext:value-type="float">
            <text:p>3.60E-02</text:p>
          </table:table-cell>
          <table:table-cell table:number-columns-repeated="2" office:value-type="float" office:value="0.070927812973813" calcext:value-type="float">
            <text:p>7.09E-02</text:p>
          </table:table-cell>
          <table:table-cell table:number-columns-repeated="10"/>
        </table:table-row>
        <table:table-row table:style-name="ro1">
          <table:table-cell table:number-columns-repeated="5" office:value-type="float" office:value="0.125461539714044" calcext:value-type="float">
            <text:p>1.25E-01</text:p>
          </table:table-cell>
          <table:table-cell office:value-type="float" office:value="0.133994161607629" calcext:value-type="float">
            <text:p>1.34E-01</text:p>
          </table:table-cell>
          <table:table-cell office:value-type="float" office:value="0.196683804330463" calcext:value-type="float">
            <text:p>1.97E-01</text:p>
          </table:table-cell>
          <table:table-cell table:number-columns-repeated="2" office:value-type="float" office:value="0.103077795164216" calcext:value-type="float">
            <text:p>1.03E-01</text:p>
          </table:table-cell>
          <table:table-cell table:number-columns-repeated="5" office:value-type="float" office:value="0.139621180621166" calcext:value-type="float">
            <text:p>1.40E-01</text:p>
          </table:table-cell>
          <table:table-cell office:value-type="float" office:value="0.161406190300912" calcext:value-type="float">
            <text:p>1.61E-01</text:p>
          </table:table-cell>
          <table:table-cell table:number-columns-repeated="2" office:value-type="float" office:value="0.13519616845972" calcext:value-type="float">
            <text:p>1.35E-01</text:p>
          </table:table-cell>
          <table:table-cell office:value-type="float" office:value="0.129765205003354" calcext:value-type="float">
            <text:p>1.30E-01</text:p>
          </table:table-cell>
          <table:table-cell table:number-columns-repeated="2" office:value-type="float" office:value="0.16291172309533" calcext:value-type="float">
            <text:p>1.63E-01</text:p>
          </table:table-cell>
          <table:table-cell table:number-columns-repeated="10"/>
        </table:table-row>
        <table:table-row table:style-name="ro1">
          <table:table-cell office:value-type="float" office:value="0.0513832341658057" calcext:value-type="float">
            <text:p>5.14E-02</text:p>
          </table:table-cell>
          <table:table-cell table:number-columns-repeated="8" office:value-type="float" office:value="0.124575479107817" calcext:value-type="float">
            <text:p>1.25E-01</text:p>
          </table:table-cell>
          <table:table-cell table:number-columns-repeated="4" office:value-type="float" office:value="0.202278228426808" calcext:value-type="float">
            <text:p>2.02E-01</text:p>
          </table:table-cell>
          <table:table-cell office:value-type="float" office:value="0.370914981250714" calcext:value-type="float">
            <text:p>3.71E-01</text:p>
          </table:table-cell>
          <table:table-cell table:number-columns-repeated="2" office:value-type="float" office:value="0.311156983980026" calcext:value-type="float">
            <text:p>3.11E-01</text:p>
          </table:table-cell>
          <table:table-cell table:number-columns-repeated="2" office:value-type="float" office:value="0.301574160765559" calcext:value-type="float">
            <text:p>3.02E-01</text:p>
          </table:table-cell>
          <table:table-cell table:number-columns-repeated="2" office:value-type="float" office:value="0.22104009982609" calcext:value-type="float">
            <text:p>2.21E-01</text:p>
          </table:table-cell>
          <table:table-cell table:number-columns-repeated="10"/>
        </table:table-row>
        <table:table-row table:style-name="ro1">
          <table:table-cell office:value-type="float" office:value="0.141208678106579" calcext:value-type="float">
            <text:p>1.41E-01</text:p>
          </table:table-cell>
          <table:table-cell office:value-type="float" office:value="0.155875844865136" calcext:value-type="float">
            <text:p>1.56E-01</text:p>
          </table:table-cell>
          <table:table-cell table:number-columns-repeated="2" office:value-type="float" office:value="0.151576654607253" calcext:value-type="float">
            <text:p>1.52E-01</text:p>
          </table:table-cell>
          <table:table-cell table:number-columns-repeated="10" office:value-type="float" office:value="0.0598218798137976" calcext:value-type="float">
            <text:p>5.98E-02</text:p>
          </table:table-cell>
          <table:table-cell office:value-type="float" office:value="0.100454731558576" calcext:value-type="float">
            <text:p>1.00E-01</text:p>
          </table:table-cell>
          <table:table-cell table:number-columns-repeated="2" office:value-type="float" office:value="0.0656938109595564" calcext:value-type="float">
            <text:p>6.57E-02</text:p>
          </table:table-cell>
          <table:table-cell table:number-columns-repeated="2" office:value-type="float" office:value="0.0536935669731933" calcext:value-type="float">
            <text:p>5.37E-02</text:p>
          </table:table-cell>
          <table:table-cell office:value-type="float" office:value="0.145505250721264" calcext:value-type="float">
            <text:p>1.46E-01</text:p>
          </table:table-cell>
          <table:table-cell table:number-columns-repeated="10"/>
        </table:table-row>
        <table:table-row table:style-name="ro1">
          <table:table-cell office:value-type="float" office:value="0.173201462163485" calcext:value-type="float">
            <text:p>1.73E-01</text:p>
          </table:table-cell>
          <table:table-cell office:value-type="float" office:value="0.119626382491101" calcext:value-type="float">
            <text:p>1.20E-01</text:p>
          </table:table-cell>
          <table:table-cell office:value-type="float" office:value="0.118453656889928" calcext:value-type="float">
            <text:p>1.18E-01</text:p>
          </table:table-cell>
          <table:table-cell office:value-type="float" office:value="0.185209491005397" calcext:value-type="float">
            <text:p>1.85E-01</text:p>
          </table:table-cell>
          <table:table-cell office:value-type="float" office:value="0.19371966839179" calcext:value-type="float">
            <text:p>1.94E-01</text:p>
          </table:table-cell>
          <table:table-cell office:value-type="float" office:value="0.0740603886699401" calcext:value-type="float">
            <text:p>7.41E-02</text:p>
          </table:table-cell>
          <table:table-cell table:number-columns-repeated="2" office:value-type="float" office:value="0.0671851746475319" calcext:value-type="float">
            <text:p>6.72E-02</text:p>
          </table:table-cell>
          <table:table-cell table:number-columns-repeated="2" office:value-type="float" office:value="0.166963371496867" calcext:value-type="float">
            <text:p>1.67E-01</text:p>
          </table:table-cell>
          <table:table-cell office:value-type="float" office:value="0.173371766706" calcext:value-type="float">
            <text:p>1.73E-01</text:p>
          </table:table-cell>
          <table:table-cell table:number-columns-repeated="3" office:value-type="float" office:value="0.146574964346489" calcext:value-type="float">
            <text:p>1.47E-01</text:p>
          </table:table-cell>
          <table:table-cell office:value-type="float" office:value="0.104590937069431" calcext:value-type="float">
            <text:p>1.05E-01</text:p>
          </table:table-cell>
          <table:table-cell office:value-type="float" office:value="0.095378673959151" calcext:value-type="float">
            <text:p>9.54E-02</text:p>
          </table:table-cell>
          <table:table-cell table:number-columns-repeated="3" office:value-type="float" office:value="0.0990336210403333" calcext:value-type="float">
            <text:p>9.90E-02</text:p>
          </table:table-cell>
          <table:table-cell office:value-type="float" office:value="0.140251634417511" calcext:value-type="float">
            <text:p>1.40E-01</text:p>
          </table:table-cell>
          <table:table-cell table:number-columns-repeated="10"/>
        </table:table-row>
        <table:table-row table:style-name="ro1">
          <table:table-cell table:style-name="ce32" office:value-type="float" office:value="0.00302277358743959" calcext:value-type="float">
            <text:p>3.02E-03</text:p>
          </table:table-cell>
          <table:table-cell table:number-columns-repeated="6" table:style-name="ce32" office:value-type="float" office:value="0" calcext:value-type="float">
            <text:p>0.00E+00</text:p>
          </table:table-cell>
          <table:table-cell table:number-columns-repeated="2" table:style-name="ce32" office:value-type="float" office:value="0.00792194534070897" calcext:value-type="float">
            <text:p>7.92E-03</text:p>
          </table:table-cell>
          <table:table-cell table:number-columns-repeated="2" table:style-name="ce32" office:value-type="float" office:value="0.00655203731778435" calcext:value-type="float">
            <text:p>6.55E-03</text:p>
          </table:table-cell>
          <table:table-cell table:style-name="ce32" office:value-type="float" office:value="0.024715102579726" calcext:value-type="float">
            <text:p>2.47E-02</text:p>
          </table:table-cell>
          <table:table-cell table:number-columns-repeated="2" table:style-name="ce32" office:value-type="float" office:value="0.0238757849930669" calcext:value-type="float">
            <text:p>2.39E-02</text:p>
          </table:table-cell>
          <table:table-cell table:number-columns-repeated="6" table:style-name="ce32" office:value-type="float" office:value="0" calcext:value-type="float">
            <text:p>0.00E+00</text:p>
          </table:table-cell>
          <table:table-cell table:number-columns-repeated="10"/>
        </table:table-row>
        <table:table-row table:style-name="ro1">
          <table:table-cell table:style-name="ce33" table:formula="of:=AVERAGE([.A78:.A87])" office:value-type="float" office:value="0.0983462471159673" calcext:value-type="float">
            <text:p>9.83E-02</text:p>
          </table:table-cell>
          <table:table-cell table:style-name="ce33" table:formula="of:=AVERAGE([.B78:.B87])" office:value-type="float" office:value="0.112571877488944" calcext:value-type="float">
            <text:p>1.13E-01</text:p>
          </table:table-cell>
          <table:table-cell table:style-name="ce33" table:formula="of:=AVERAGE([.C78:.C87])" office:value-type="float" office:value="0.093068177066516" calcext:value-type="float">
            <text:p>9.31E-02</text:p>
          </table:table-cell>
          <table:table-cell table:style-name="ce33" table:formula="of:=AVERAGE([.D78:.D87])" office:value-type="float" office:value="0.0938122631965951" calcext:value-type="float">
            <text:p>9.38E-02</text:p>
          </table:table-cell>
          <table:table-cell table:style-name="ce33" table:formula="of:=AVERAGE([.E78:.E87])" office:value-type="float" office:value="0.0747827309785317" calcext:value-type="float">
            <text:p>7.48E-02</text:p>
          </table:table-cell>
          <table:table-cell table:style-name="ce33" table:formula="of:=AVERAGE([.F78:.F87])" office:value-type="float" office:value="0.0643685887866541" calcext:value-type="float">
            <text:p>6.44E-02</text:p>
          </table:table-cell>
          <table:table-cell table:style-name="ce33" table:formula="of:=AVERAGE([.G78:.G87])" office:value-type="float" office:value="0.0844145135481567" calcext:value-type="float">
            <text:p>8.44E-02</text:p>
          </table:table-cell>
          <table:table-cell table:style-name="ce33" table:formula="of:=AVERAGE([.H78:.H87])" office:value-type="float" office:value="0.0767764887793964" calcext:value-type="float">
            <text:p>7.68E-02</text:p>
          </table:table-cell>
          <table:table-cell table:style-name="ce33" table:formula="of:=AVERAGE([.I78:.I87])" office:value-type="float" office:value="0.0981421302315756" calcext:value-type="float">
            <text:p>9.81E-02</text:p>
          </table:table-cell>
          <table:table-cell table:style-name="ce33" table:formula="of:=AVERAGE([.J78:.J87])" office:value-type="float" office:value="0.104481519368387" calcext:value-type="float">
            <text:p>1.04E-01</text:p>
          </table:table-cell>
          <table:table-cell table:style-name="ce33" table:formula="of:=AVERAGE([.K78:.K87])" office:value-type="float" office:value="0.112740646618704" calcext:value-type="float">
            <text:p>1.13E-01</text:p>
          </table:table-cell>
          <table:table-cell table:style-name="ce33" table:formula="of:=AVERAGE([.L78:.L87])" office:value-type="float" office:value="0.121696125073603" calcext:value-type="float">
            <text:p>1.22E-01</text:p>
          </table:table-cell>
          <table:table-cell table:style-name="ce33" table:formula="of:=AVERAGE([.M78:.M87])" office:value-type="float" office:value="0.11961573102376" calcext:value-type="float">
            <text:p>1.20E-01</text:p>
          </table:table-cell>
          <table:table-cell table:style-name="ce33" table:formula="of:=AVERAGE([.N78:.N87])" office:value-type="float" office:value="0.138126870225701" calcext:value-type="float">
            <text:p>1.38E-01</text:p>
          </table:table-cell>
          <table:table-cell table:style-name="ce33" table:formula="of:=AVERAGE([.O78:.O87])" office:value-type="float" office:value="0.126088530295645" calcext:value-type="float">
            <text:p>1.26E-01</text:p>
          </table:table-cell>
          <table:table-cell table:style-name="ce33" table:formula="of:=AVERAGE([.P78:.P87])" office:value-type="float" office:value="0.124966138211849" calcext:value-type="float">
            <text:p>1.25E-01</text:p>
          </table:table-cell>
          <table:table-cell table:style-name="ce33" table:formula="of:=AVERAGE([.Q78:.Q87])" office:value-type="float" office:value="0.11988872917856" calcext:value-type="float">
            <text:p>1.20E-01</text:p>
          </table:table-cell>
          <table:table-cell table:style-name="ce33" table:formula="of:=AVERAGE([.R78:.R87])" office:value-type="float" office:value="0.119329086380533" calcext:value-type="float">
            <text:p>1.19E-01</text:p>
          </table:table-cell>
          <table:table-cell table:style-name="ce33" table:formula="of:=AVERAGE([.S78:.S87])" office:value-type="float" office:value="0.118627014383329" calcext:value-type="float">
            <text:p>1.19E-01</text:p>
          </table:table-cell>
          <table:table-cell table:style-name="ce33" table:formula="of:=AVERAGE([.T78:.T87])" office:value-type="float" office:value="0.124435986430472" calcext:value-type="float">
            <text:p>1.24E-01</text:p>
          </table:table-cell>
          <table:table-cell table:number-columns-repeated="10"/>
        </table:table-row>
        <table:table-row table:style-name="ro1">
          <table:table-cell table:style-name="ce33" table:formula="of:=MEDIAN([.A78:.A87])" office:value-type="float" office:value="0.12816558150239" calcext:value-type="float">
            <text:p>1.28E-01</text:p>
          </table:table-cell>
          <table:table-cell table:style-name="ce33" table:formula="of:=MEDIAN([.B78:.B87])" office:value-type="float" office:value="0.125018509410931" calcext:value-type="float">
            <text:p>1.25E-01</text:p>
          </table:table-cell>
          <table:table-cell table:style-name="ce33" table:formula="of:=MEDIAN([.C78:.C87])" office:value-type="float" office:value="0.114822688091384" calcext:value-type="float">
            <text:p>1.15E-01</text:p>
          </table:table-cell>
          <table:table-cell table:style-name="ce33" table:formula="of:=MEDIAN([.D78:.D87])" office:value-type="float" office:value="0.100768255022148" calcext:value-type="float">
            <text:p>1.01E-01</text:p>
          </table:table-cell>
          <table:table-cell table:style-name="ce33" table:formula="of:=MEDIAN([.E78:.E87])" office:value-type="float" office:value="0.0676813787562458" calcext:value-type="float">
            <text:p>6.77E-02</text:p>
          </table:table-cell>
          <table:table-cell table:style-name="ce33" table:formula="of:=MEDIAN([.F78:.F87])" office:value-type="float" office:value="0.0646253445062165" calcext:value-type="float">
            <text:p>6.46E-02</text:p>
          </table:table-cell>
          <table:table-cell table:style-name="ce33" table:formula="of:=MEDIAN([.G78:.G87])" office:value-type="float" office:value="0.0895778497197205" calcext:value-type="float">
            <text:p>8.96E-02</text:p>
          </table:table-cell>
          <table:table-cell table:style-name="ce33" table:formula="of:=MEDIAN([.H78:.H87])" office:value-type="float" office:value="0.085131484905874" calcext:value-type="float">
            <text:p>8.51E-02</text:p>
          </table:table-cell>
          <table:table-cell table:style-name="ce33" table:formula="of:=MEDIAN([.I78:.I87])" office:value-type="float" office:value="0.107524159978062" calcext:value-type="float">
            <text:p>1.08E-01</text:p>
          </table:table-cell>
          <table:table-cell table:style-name="ce33" table:formula="of:=MEDIAN([.J78:.J87])" office:value-type="float" office:value="0.100427942597409" calcext:value-type="float">
            <text:p>1.00E-01</text:p>
          </table:table-cell>
          <table:table-cell table:style-name="ce33" table:formula="of:=MEDIAN([.K78:.K87])" office:value-type="float" office:value="0.115271015672349" calcext:value-type="float">
            <text:p>1.15E-01</text:p>
          </table:table-cell>
          <table:table-cell table:style-name="ce33" table:formula="of:=MEDIAN([.L78:.L87])" office:value-type="float" office:value="0.12806145320568" calcext:value-type="float">
            <text:p>1.28E-01</text:p>
          </table:table-cell>
          <table:table-cell table:style-name="ce33" table:formula="of:=MEDIAN([.M78:.M87])" office:value-type="float" office:value="0.114010007997307" calcext:value-type="float">
            <text:p>1.14E-01</text:p>
          </table:table-cell>
          <table:table-cell table:style-name="ce33" table:formula="of:=MEDIAN([.N78:.N87])" office:value-type="float" office:value="0.114010007997307" calcext:value-type="float">
            <text:p>1.14E-01</text:p>
          </table:table-cell>
          <table:table-cell table:style-name="ce33" table:formula="of:=MEDIAN([.O78:.O87])" office:value-type="float" office:value="0.102522834314004" calcext:value-type="float">
            <text:p>1.03E-01</text:p>
          </table:table-cell>
          <table:table-cell table:style-name="ce33" table:formula="of:=MEDIAN([.P78:.P87])" office:value-type="float" office:value="0.0918887546662993" calcext:value-type="float">
            <text:p>9.19E-02</text:p>
          </table:table-cell>
          <table:table-cell table:style-name="ce33" table:formula="of:=MEDIAN([.Q78:.Q87])" office:value-type="float" office:value="0.0936445151750351" calcext:value-type="float">
            <text:p>9.36E-02</text:p>
          </table:table-cell>
          <table:table-cell table:style-name="ce33" table:formula="of:=MEDIAN([.R78:.R87])" office:value-type="float" office:value="0.0936445151750351" calcext:value-type="float">
            <text:p>9.36E-02</text:p>
          </table:table-cell>
          <table:table-cell table:style-name="ce33" table:formula="of:=MEDIAN([.S78:.S87])" office:value-type="float" office:value="0.0936445151750351" calcext:value-type="float">
            <text:p>9.36E-02</text:p>
          </table:table-cell>
          <table:table-cell table:style-name="ce33" table:formula="of:=MEDIAN([.T78:.T87])" office:value-type="float" office:value="0.142878442569388" calcext:value-type="float">
            <text:p>1.43E-01</text:p>
          </table:table-cell>
          <table:table-cell table:number-columns-repeated="10"/>
        </table:table-row>
        <table:table-row table:style-name="ro1" table:number-rows-repeated="3">
          <table:table-cell table:style-name="Default" table:number-columns-repeated="20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20" table:number-rows-spanned="1">
            <text:p>EA YPMSD Target-Size 22 LCMC</text:p>
          </table:table-cell>
          <table:covered-table-cell table:number-columns-repeated="19" table:style-name="Default"/>
          <table:table-cell table:number-columns-repeated="10"/>
        </table:table-row>
        <table:table-row table:style-name="ro1">
          <table:table-cell table:style-name="ce30" office:value-type="float" office:value="1" calcext:value-type="float" table:number-columns-spanned="10" table:number-rows-spanned="1">
            <text:p>1</text:p>
          </table:table-cell>
          <table:covered-table-cell table:number-columns-repeated="9" table:style-name="ce30"/>
          <table:table-cell table:style-name="ce30" office:value-type="float" office:value="2" calcext:value-type="float" table:number-columns-spanned="10" table:number-rows-spanned="1">
            <text:p>2</text:p>
          </table:table-cell>
          <table:covered-table-cell table:number-columns-repeated="9" table:style-name="ce30"/>
          <table:table-cell table:number-columns-repeated="1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0.0864321713631188" calcext:value-type="float">
            <text:p>8.64E-02</text:p>
          </table:table-cell>
          <table:table-cell office:value-type="float" office:value="0.126422117972437" calcext:value-type="float">
            <text:p>1.26E-01</text:p>
          </table:table-cell>
          <table:table-cell table:number-columns-repeated="9" office:value-type="float" office:value="0.0767404028583865" calcext:value-type="float">
            <text:p>7.67E-02</text:p>
          </table:table-cell>
          <table:table-cell office:value-type="float" office:value="0.0632259227030637" calcext:value-type="float">
            <text:p>6.32E-02</text:p>
          </table:table-cell>
          <table:table-cell table:number-columns-repeated="4" office:value-type="float" office:value="0.0797950203751633" calcext:value-type="float">
            <text:p>7.98E-02</text:p>
          </table:table-cell>
          <table:table-cell table:number-columns-repeated="2" office:value-type="float" office:value="0.0445214684931718" calcext:value-type="float">
            <text:p>4.45E-02</text:p>
          </table:table-cell>
          <table:table-cell table:number-columns-repeated="2" office:value-type="float" office:value="0.012566288603009" calcext:value-type="float">
            <text:p>1.26E-02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102580673648892" calcext:value-type="float">
            <text:p>1.03E-01</text:p>
          </table:table-cell>
          <table:table-cell office:value-type="float" office:value="0.0934041667091786" calcext:value-type="float">
            <text:p>9.34E-02</text:p>
          </table:table-cell>
          <table:table-cell table:number-columns-repeated="4" office:value-type="float" office:value="0.0157298401888763" calcext:value-type="float">
            <text:p>1.57E-02</text:p>
          </table:table-cell>
          <table:table-cell office:value-type="float" office:value="0.0329370513863138" calcext:value-type="float">
            <text:p>3.29E-02</text:p>
          </table:table-cell>
          <table:table-cell table:number-columns-repeated="4" office:value-type="float" office:value="0.0202532797357803" calcext:value-type="float">
            <text:p>2.03E-02</text:p>
          </table:table-cell>
          <table:table-cell table:number-columns-repeated="5" office:value-type="float" office:value="0.038407495005147" calcext:value-type="float">
            <text:p>3.84E-02</text:p>
          </table:table-cell>
          <table:table-cell office:value-type="float" office:value="0.0384658583469291" calcext:value-type="float">
            <text:p>3.85E-02</text:p>
          </table:table-cell>
          <table:table-cell office:value-type="float" office:value="0.0393878706070391" calcext:value-type="float">
            <text:p>3.94E-02</text:p>
          </table:table-cell>
          <table:table-cell office:value-type="float" office:value="0.0674214925080843" calcext:value-type="float">
            <text:p>6.74E-02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8241515578252" calcext:value-type="float">
            <text:p>6.82E-02</text:p>
          </table:table-cell>
          <table:table-cell table:number-columns-repeated="2" office:value-type="float" office:value="0.0477930123003472" calcext:value-type="float">
            <text:p>4.78E-02</text:p>
          </table:table-cell>
          <table:table-cell table:number-columns-repeated="2" office:value-type="float" office:value="0.115455695068929" calcext:value-type="float">
            <text:p>1.15E-01</text:p>
          </table:table-cell>
          <table:table-cell office:value-type="float" office:value="0.0692286098503753" calcext:value-type="float">
            <text:p>6.92E-02</text:p>
          </table:table-cell>
          <table:table-cell table:number-columns-repeated="5" office:value-type="float" office:value="0.037260524086683" calcext:value-type="float">
            <text:p>3.73E-02</text:p>
          </table:table-cell>
          <table:table-cell table:number-columns-repeated="2" office:value-type="float" office:value="0.101345500898305" calcext:value-type="float">
            <text:p>1.01E-01</text:p>
          </table:table-cell>
          <table:table-cell table:number-columns-repeated="4" office:value-type="float" office:value="0.178044170264036" calcext:value-type="float">
            <text:p>1.78E-01</text:p>
          </table:table-cell>
          <table:table-cell table:number-columns-repeated="2" office:value-type="float" office:value="0.214271504431292" calcext:value-type="float">
            <text:p>2.14E-01</text:p>
          </table:table-cell>
          <table:table-cell table:number-columns-repeated="10"/>
        </table:table-row>
        <table:table-row table:style-name="ro1">
          <table:table-cell office:value-type="float" office:value="0.0944482713093765" calcext:value-type="float">
            <text:p>9.44E-02</text:p>
          </table:table-cell>
          <table:table-cell office:value-type="float" office:value="0.0925845946651042" calcext:value-type="float">
            <text:p>9.26E-02</text:p>
          </table:table-cell>
          <table:table-cell table:number-columns-repeated="3" office:value-type="float" office:value="0.0462756626165762" calcext:value-type="float">
            <text:p>4.63E-02</text:p>
          </table:table-cell>
          <table:table-cell table:number-columns-repeated="7" office:value-type="float" office:value="0.160916775515551" calcext:value-type="float">
            <text:p>1.61E-01</text:p>
          </table:table-cell>
          <table:table-cell table:number-columns-repeated="3" office:value-type="float" office:value="0.144636728387867" calcext:value-type="float">
            <text:p>1.45E-01</text:p>
          </table:table-cell>
          <table:table-cell office:value-type="float" office:value="0.180403067406344" calcext:value-type="float">
            <text:p>1.80E-01</text:p>
          </table:table-cell>
          <table:table-cell table:number-columns-repeated="4" office:value-type="float" office:value="0.20067400902766" calcext:value-type="float">
            <text:p>2.01E-01</text:p>
          </table:table-cell>
          <table:table-cell table:number-columns-repeated="10"/>
        </table:table-row>
        <table:table-row table:style-name="ro1">
          <table:table-cell office:value-type="float" office:value="0.128301603465277" calcext:value-type="float">
            <text:p>1.28E-01</text:p>
          </table:table-cell>
          <table:table-cell table:number-columns-repeated="2" office:value-type="float" office:value="0.151311049807796" calcext:value-type="float">
            <text:p>1.51E-01</text:p>
          </table:table-cell>
          <table:table-cell office:value-type="float" office:value="0.140045278888792" calcext:value-type="float">
            <text:p>1.40E-01</text:p>
          </table:table-cell>
          <table:table-cell table:number-columns-repeated="2" office:value-type="float" office:value="0.20871680802248" calcext:value-type="float">
            <text:p>2.09E-01</text:p>
          </table:table-cell>
          <table:table-cell table:number-columns-repeated="5" office:value-type="float" office:value="0.227696082884629" calcext:value-type="float">
            <text:p>2.28E-01</text:p>
          </table:table-cell>
          <table:table-cell office:value-type="float" office:value="0.153156855616434" calcext:value-type="float">
            <text:p>1.53E-01</text:p>
          </table:table-cell>
          <table:table-cell office:value-type="float" office:value="0.266588922391244" calcext:value-type="float">
            <text:p>2.67E-01</text:p>
          </table:table-cell>
          <table:table-cell office:value-type="float" office:value="0.317189034232927" calcext:value-type="float">
            <text:p>3.17E-01</text:p>
          </table:table-cell>
          <table:table-cell table:number-columns-repeated="3" office:value-type="float" office:value="0.289452129557094" calcext:value-type="float">
            <text:p>2.89E-01</text:p>
          </table:table-cell>
          <table:table-cell office:value-type="float" office:value="0.242537821282596" calcext:value-type="float">
            <text:p>2.43E-01</text:p>
          </table:table-cell>
          <table:table-cell table:number-columns-repeated="2" office:value-type="float" office:value="0.345531591643221" calcext:value-type="float">
            <text:p>3.46E-0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21088498609683" calcext:value-type="float">
            <text:p>2.11E-01</text:p>
          </table:table-cell>
          <table:table-cell table:number-columns-repeated="5" office:value-type="float" office:value="0.222967723979253" calcext:value-type="float">
            <text:p>2.23E-01</text:p>
          </table:table-cell>
          <table:table-cell table:number-columns-repeated="3" office:value-type="float" office:value="0.31023578283823" calcext:value-type="float">
            <text:p>3.10E-01</text:p>
          </table:table-cell>
          <table:table-cell table:number-columns-repeated="2" office:value-type="float" office:value="0.417063744849847" calcext:value-type="float">
            <text:p>4.17E-01</text:p>
          </table:table-cell>
          <table:table-cell office:value-type="float" office:value="0.494393229696047" calcext:value-type="float">
            <text:p>4.94E-01</text:p>
          </table:table-cell>
          <table:table-cell office:value-type="float" office:value="0.532345594452352" calcext:value-type="float">
            <text:p>5.32E-01</text:p>
          </table:table-cell>
          <table:table-cell table:number-columns-repeated="2" office:value-type="float" office:value="0.593025104827303" calcext:value-type="float">
            <text:p>5.93E-01</text:p>
          </table:table-cell>
          <table:table-cell table:number-columns-repeated="4" office:value-type="float" office:value="0.634583868041721" calcext:value-type="float">
            <text:p>6.35E-01</text:p>
          </table:table-cell>
          <table:table-cell table:number-columns-repeated="10"/>
        </table:table-row>
        <table:table-row table:style-name="ro1">
          <table:table-cell office:value-type="float" office:value="0.112575920900731" calcext:value-type="float">
            <text:p>1.13E-01</text:p>
          </table:table-cell>
          <table:table-cell office:value-type="float" office:value="0.16449825442569" calcext:value-type="float">
            <text:p>1.64E-01</text:p>
          </table:table-cell>
          <table:table-cell table:number-columns-repeated="4" office:value-type="float" office:value="0.193352131045895" calcext:value-type="float">
            <text:p>1.93E-01</text:p>
          </table:table-cell>
          <table:table-cell office:value-type="float" office:value="0.272459781808949" calcext:value-type="float">
            <text:p>2.72E-01</text:p>
          </table:table-cell>
          <table:table-cell table:number-columns-repeated="5" office:value-type="float" office:value="0.292018515144303" calcext:value-type="float">
            <text:p>2.92E-01</text:p>
          </table:table-cell>
          <table:table-cell office:value-type="float" office:value="0.295472364216776" calcext:value-type="float">
            <text:p>2.95E-01</text:p>
          </table:table-cell>
          <table:table-cell table:number-columns-repeated="2" office:value-type="float" office:value="0.237952485518647" calcext:value-type="float">
            <text:p>2.38E-01</text:p>
          </table:table-cell>
          <table:table-cell office:value-type="float" office:value="0.204396805920757" calcext:value-type="float">
            <text:p>2.04E-01</text:p>
          </table:table-cell>
          <table:table-cell table:number-columns-repeated="4" office:value-type="float" office:value="0.217626178184191" calcext:value-type="float">
            <text:p>2.18E-01</text:p>
          </table:table-cell>
          <table:table-cell table:number-columns-repeated="10"/>
        </table:table-row>
        <table:table-row table:style-name="ro1">
          <table:table-cell office:value-type="float" office:value="0.029592055824765" calcext:value-type="float">
            <text:p>2.96E-02</text:p>
          </table:table-cell>
          <table:table-cell table:number-columns-repeated="2" office:value-type="float" office:value="0.0739514735876289" calcext:value-type="float">
            <text:p>7.40E-02</text:p>
          </table:table-cell>
          <table:table-cell office:value-type="float" office:value="0.139188021252144" calcext:value-type="float">
            <text:p>1.39E-01</text:p>
          </table:table-cell>
          <table:table-cell office:value-type="float" office:value="0.142233253273222" calcext:value-type="float">
            <text:p>1.42E-01</text:p>
          </table:table-cell>
          <table:table-cell table:number-columns-repeated="5" office:value-type="float" office:value="0.148905382152083" calcext:value-type="float">
            <text:p>1.49E-01</text:p>
          </table:table-cell>
          <table:table-cell office:value-type="float" office:value="0.2095782359242" calcext:value-type="float">
            <text:p>2.10E-01</text:p>
          </table:table-cell>
          <table:table-cell office:value-type="float" office:value="0.13104145540143" calcext:value-type="float">
            <text:p>1.31E-01</text:p>
          </table:table-cell>
          <table:table-cell table:number-columns-repeated="2" office:value-type="float" office:value="0.277468584672087" calcext:value-type="float">
            <text:p>2.77E-01</text:p>
          </table:table-cell>
          <table:table-cell table:number-columns-repeated="5" office:value-type="float" office:value="0.19558426593345" calcext:value-type="float">
            <text:p>1.96E-01</text:p>
          </table:table-cell>
          <table:table-cell office:value-type="float" office:value="0.152776043891958" calcext:value-type="float">
            <text:p>1.53E-01</text:p>
          </table:table-cell>
          <table:table-cell table:number-columns-repeated="10"/>
        </table:table-row>
        <table:table-row table:style-name="ro1">
          <table:table-cell office:value-type="float" office:value="0.116695793839008" calcext:value-type="float">
            <text:p>1.17E-01</text:p>
          </table:table-cell>
          <table:table-cell table:number-columns-repeated="12" office:value-type="float" office:value="0.155075779135599" calcext:value-type="float">
            <text:p>1.55E-01</text:p>
          </table:table-cell>
          <table:table-cell table:number-columns-repeated="4" office:value-type="float" office:value="0.201289102356874" calcext:value-type="float">
            <text:p>2.01E-01</text:p>
          </table:table-cell>
          <table:table-cell table:number-columns-repeated="3" office:value-type="float" office:value="0.147567042783075" calcext:value-type="float">
            <text:p>1.48E-01</text:p>
          </table:table-cell>
          <table:table-cell table:number-columns-repeated="10"/>
        </table:table-row>
        <table:table-row table:style-name="ro1">
          <table:table-cell table:number-columns-repeated="3" table:style-name="ce32" office:value-type="float" office:value="0.0731954658668875" calcext:value-type="float">
            <text:p>7.32E-02</text:p>
          </table:table-cell>
          <table:table-cell table:number-columns-repeated="3" table:style-name="ce32" office:value-type="float" office:value="0.1425192775678" calcext:value-type="float">
            <text:p>1.43E-01</text:p>
          </table:table-cell>
          <table:table-cell table:number-columns-repeated="3" table:style-name="ce32" office:value-type="float" office:value="0.115566294288156" calcext:value-type="float">
            <text:p>1.16E-01</text:p>
          </table:table-cell>
          <table:table-cell table:style-name="ce32" office:value-type="float" office:value="0.0678593452986683" calcext:value-type="float">
            <text:p>6.79E-02</text:p>
          </table:table-cell>
          <table:table-cell table:number-columns-repeated="2" table:style-name="ce32" office:value-type="float" office:value="0.216250842100889" calcext:value-type="float">
            <text:p>2.16E-01</text:p>
          </table:table-cell>
          <table:table-cell table:number-columns-repeated="2" table:style-name="ce32" office:value-type="float" office:value="0.209654951354178" calcext:value-type="float">
            <text:p>2.10E-01</text:p>
          </table:table-cell>
          <table:table-cell table:number-columns-repeated="4" table:style-name="ce32" office:value-type="float" office:value="0.227482345374857" calcext:value-type="float">
            <text:p>2.27E-01</text:p>
          </table:table-cell>
          <table:table-cell table:style-name="ce32" office:value-type="float" office:value="0.220265981081169" calcext:value-type="float">
            <text:p>2.20E-01</text:p>
          </table:table-cell>
          <table:table-cell table:style-name="ce32" office:value-type="float" office:value="0.144089180780794" calcext:value-type="float">
            <text:p>1.44E-01</text:p>
          </table:table-cell>
          <table:table-cell table:number-columns-repeated="10"/>
        </table:table-row>
        <table:table-row table:style-name="ro1">
          <table:table-cell table:style-name="ce33" table:formula="of:=AVERAGE([.A96:.A105])" office:value-type="float" office:value="0.102294845789314" calcext:value-type="float">
            <text:p>1.02E-01</text:p>
          </table:table-cell>
          <table:table-cell table:style-name="ce33" table:formula="of:=AVERAGE([.B96:.B105])" office:value-type="float" office:value="0.121874591078512" calcext:value-type="float">
            <text:p>1.22E-01</text:p>
          </table:table-cell>
          <table:table-cell table:style-name="ce33" table:formula="of:=AVERAGE([.C96:.C105])" office:value-type="float" office:value="0.113406686790755" calcext:value-type="float">
            <text:p>1.13E-01</text:p>
          </table:table-cell>
          <table:table-cell table:style-name="ce33" table:formula="of:=AVERAGE([.D96:.D105])" office:value-type="float" office:value="0.117968712983367" calcext:value-type="float">
            <text:p>1.18E-01</text:p>
          </table:table-cell>
          <table:table-cell table:style-name="ce33" table:formula="of:=AVERAGE([.E96:.E105])" office:value-type="float" office:value="0.131906657375702" calcext:value-type="float">
            <text:p>1.32E-01</text:p>
          </table:table-cell>
          <table:table-cell table:style-name="ce33" table:formula="of:=AVERAGE([.F96:.F105])" office:value-type="float" office:value="0.144037981553485" calcext:value-type="float">
            <text:p>1.44E-01</text:p>
          </table:table-cell>
          <table:table-cell table:style-name="ce33" table:formula="of:=AVERAGE([.G96:.G105])" office:value-type="float" office:value="0.146528667266186" calcext:value-type="float">
            <text:p>1.47E-01</text:p>
          </table:table-cell>
          <table:table-cell table:style-name="ce33" table:formula="of:=AVERAGE([.H96:.H105])" office:value-type="float" office:value="0.155735259028993" calcext:value-type="float">
            <text:p>1.56E-01</text:p>
          </table:table-cell>
          <table:table-cell table:style-name="ce33" table:formula="of:=AVERAGE([.I96:.I105])" office:value-type="float" office:value="0.15446688186394" calcext:value-type="float">
            <text:p>1.54E-01</text:p>
          </table:table-cell>
          <table:table-cell table:style-name="ce33" table:formula="of:=AVERAGE([.J96:.J105])" office:value-type="float" office:value="0.149696186964991" calcext:value-type="float">
            <text:p>1.50E-01</text:p>
          </table:table-cell>
          <table:table-cell table:style-name="ce33" table:formula="of:=AVERAGE([.K96:.K105])" office:value-type="float" office:value="0.181285418223587" calcext:value-type="float">
            <text:p>1.81E-01</text:p>
          </table:table-cell>
          <table:table-cell table:style-name="ce33" table:formula="of:=AVERAGE([.L96:.L105])" office:value-type="float" office:value="0.164626369428958" calcext:value-type="float">
            <text:p>1.65E-01</text:p>
          </table:table-cell>
          <table:table-cell table:style-name="ce33" table:formula="of:=AVERAGE([.M96:.M105])" office:value-type="float" office:value="0.206283857613241" calcext:value-type="float">
            <text:p>2.06E-01</text:p>
          </table:table-cell>
          <table:table-cell table:style-name="ce33" table:formula="of:=AVERAGE([.N96:.N105])" office:value-type="float" office:value="0.214008449725355" calcext:value-type="float">
            <text:p>2.14E-01</text:p>
          </table:table-cell>
          <table:table-cell table:style-name="ce33" table:formula="of:=AVERAGE([.O96:.O105])" office:value-type="float" office:value="0.218566884760044" calcext:value-type="float">
            <text:p>2.19E-01</text:p>
          </table:table-cell>
          <table:table-cell table:style-name="ce33" table:formula="of:=AVERAGE([.P96:.P105])" office:value-type="float" office:value="0.218787950702103" calcext:value-type="float">
            <text:p>2.19E-01</text:p>
          </table:table-cell>
          <table:table-cell table:style-name="ce33" table:formula="of:=AVERAGE([.Q96:.Q105])" office:value-type="float" office:value="0.22276650322382" calcext:value-type="float">
            <text:p>2.23E-01</text:p>
          </table:table-cell>
          <table:table-cell table:style-name="ce33" table:formula="of:=AVERAGE([.R96:.R105])" office:value-type="float" office:value="0.212708702773169" calcext:value-type="float">
            <text:p>2.13E-01</text:p>
          </table:table-cell>
          <table:table-cell table:style-name="ce33" table:formula="of:=AVERAGE([.S96:.S105])" office:value-type="float" office:value="0.222805860033583" calcext:value-type="float">
            <text:p>2.23E-01</text:p>
          </table:table-cell>
          <table:table-cell table:style-name="ce33" table:formula="of:=AVERAGE([.T96:.T105])" office:value-type="float" office:value="0.2137107199895" calcext:value-type="float">
            <text:p>2.14E-01</text:p>
          </table:table-cell>
          <table:table-cell table:number-columns-repeated="10"/>
        </table:table-row>
        <table:table-row table:style-name="ro1">
          <table:table-cell table:style-name="ce33" table:formula="of:=MEDIAN([.A96:.A105])" office:value-type="float" office:value="0.0985144724791343" calcext:value-type="float">
            <text:p>9.85E-02</text:p>
          </table:table-cell>
          <table:table-cell table:style-name="ce33" table:formula="of:=MEDIAN([.B96:.B105])" office:value-type="float" office:value="0.114501395810665" calcext:value-type="float">
            <text:p>1.15E-01</text:p>
          </table:table-cell>
          <table:table-cell table:style-name="ce33" table:formula="of:=MEDIAN([.C96:.C105])" office:value-type="float" office:value="0.0850722847837826" calcext:value-type="float">
            <text:p>8.51E-02</text:p>
          </table:table-cell>
          <table:table-cell table:style-name="ce33" table:formula="of:=MEDIAN([.D96:.D105])" office:value-type="float" office:value="0.139616650070468" calcext:value-type="float">
            <text:p>1.40E-01</text:p>
          </table:table-cell>
          <table:table-cell table:style-name="ce33" table:formula="of:=MEDIAN([.E96:.E105])" office:value-type="float" office:value="0.142376265420511" calcext:value-type="float">
            <text:p>1.42E-01</text:p>
          </table:table-cell>
          <table:table-cell table:style-name="ce33" table:formula="of:=MEDIAN([.F96:.F105])" office:value-type="float" office:value="0.151990580643841" calcext:value-type="float">
            <text:p>1.52E-01</text:p>
          </table:table-cell>
          <table:table-cell table:style-name="ce33" table:formula="of:=MEDIAN([.G96:.G105])" office:value-type="float" office:value="0.151990580643841" calcext:value-type="float">
            <text:p>1.52E-01</text:p>
          </table:table-cell>
          <table:table-cell table:style-name="ce33" table:formula="of:=MEDIAN([.H96:.H105])" office:value-type="float" office:value="0.151990580643841" calcext:value-type="float">
            <text:p>1.52E-01</text:p>
          </table:table-cell>
          <table:table-cell table:style-name="ce33" table:formula="of:=MEDIAN([.I96:.I105])" office:value-type="float" office:value="0.151990580643841" calcext:value-type="float">
            <text:p>1.52E-01</text:p>
          </table:table-cell>
          <table:table-cell table:style-name="ce33" table:formula="of:=MEDIAN([.J96:.J105])" office:value-type="float" office:value="0.151990580643841" calcext:value-type="float">
            <text:p>1.52E-01</text:p>
          </table:table-cell>
          <table:table-cell table:style-name="ce33" table:formula="of:=MEDIAN([.K96:.K105])" office:value-type="float" office:value="0.185247505719875" calcext:value-type="float">
            <text:p>1.85E-01</text:p>
          </table:table-cell>
          <table:table-cell table:style-name="ce33" table:formula="of:=MEDIAN([.L96:.L105])" office:value-type="float" office:value="0.154116317376017" calcext:value-type="float">
            <text:p>1.54E-01</text:p>
          </table:table-cell>
          <table:table-cell table:style-name="ce33" table:formula="of:=MEDIAN([.M96:.M105])" office:value-type="float" office:value="0.182365365244888" calcext:value-type="float">
            <text:p>1.82E-01</text:p>
          </table:table-cell>
          <table:table-cell table:style-name="ce33" table:formula="of:=MEDIAN([.N96:.N105])" office:value-type="float" office:value="0.205472026855526" calcext:value-type="float">
            <text:p>2.05E-01</text:p>
          </table:table-cell>
          <table:table-cell table:style-name="ce33" table:formula="of:=MEDIAN([.O96:.O105])" office:value-type="float" office:value="0.198436684145162" calcext:value-type="float">
            <text:p>1.98E-01</text:p>
          </table:table-cell>
          <table:table-cell table:style-name="ce33" table:formula="of:=MEDIAN([.P96:.P105])" office:value-type="float" office:value="0.198436684145162" calcext:value-type="float">
            <text:p>1.98E-01</text:p>
          </table:table-cell>
          <table:table-cell table:style-name="ce33" table:formula="of:=MEDIAN([.Q96:.Q105])" office:value-type="float" office:value="0.200981555692267" calcext:value-type="float">
            <text:p>2.01E-01</text:p>
          </table:table-cell>
          <table:table-cell table:style-name="ce33" table:formula="of:=MEDIAN([.R96:.R105])" office:value-type="float" office:value="0.198129137480555" calcext:value-type="float">
            <text:p>1.98E-01</text:p>
          </table:table-cell>
          <table:table-cell table:style-name="ce33" table:formula="of:=MEDIAN([.S96:.S105])" office:value-type="float" office:value="0.207472756729476" calcext:value-type="float">
            <text:p>2.07E-01</text:p>
          </table:table-cell>
          <table:table-cell table:style-name="ce33" table:formula="of:=MEDIAN([.T96:.T105])" office:value-type="float" office:value="0.176725026459809" calcext:value-type="float">
            <text:p>1.77E-01</text:p>
          </table:table-cell>
          <table:table-cell table:number-columns-repeated="10"/>
        </table:table-row>
        <table:table-row table:style-name="ro1" table:number-rows-repeated="3">
          <table:table-cell table:style-name="Default" table:number-columns-repeated="20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20" table:number-rows-spanned="1">
            <text:p>EA YPMSD lin enc Target-Size 22 LCMC</text:p>
          </table:table-cell>
          <table:covered-table-cell table:number-columns-repeated="19" table:style-name="Default"/>
          <table:table-cell table:number-columns-repeated="10"/>
        </table:table-row>
        <table:table-row table:style-name="ro1">
          <table:table-cell table:style-name="ce30" office:value-type="float" office:value="1" calcext:value-type="float" table:number-columns-spanned="10" table:number-rows-spanned="1">
            <text:p>1</text:p>
          </table:table-cell>
          <table:covered-table-cell table:number-columns-repeated="9" table:style-name="ce30"/>
          <table:table-cell table:style-name="ce30" office:value-type="float" office:value="2" calcext:value-type="float" table:number-columns-spanned="10" table:number-rows-spanned="1">
            <text:p>2</text:p>
          </table:table-cell>
          <table:covered-table-cell table:number-columns-repeated="9" table:style-name="ce30"/>
          <table:table-cell table:number-columns-repeated="1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0.136431330670861" calcext:value-type="float">
            <text:p>1.36E-01</text:p>
          </table:table-cell>
          <table:table-cell office:value-type="float" office:value="0.194569759439524" calcext:value-type="float">
            <text:p>1.95E-01</text:p>
          </table:table-cell>
          <table:table-cell table:number-columns-repeated="3" office:value-type="float" office:value="0.236170721770851" calcext:value-type="float">
            <text:p>2.36E-01</text:p>
          </table:table-cell>
          <table:table-cell table:number-columns-repeated="5" office:value-type="float" office:value="0.215874082794589" calcext:value-type="float">
            <text:p>2.16E-01</text:p>
          </table:table-cell>
          <table:table-cell office:value-type="float" office:value="0.208078509893378" calcext:value-type="float">
            <text:p>2.08E-01</text:p>
          </table:table-cell>
          <table:table-cell table:number-columns-repeated="2" office:value-type="float" office:value="0.183620652735858" calcext:value-type="float">
            <text:p>1.84E-01</text:p>
          </table:table-cell>
          <table:table-cell office:value-type="float" office:value="0.120179787699714" calcext:value-type="float">
            <text:p>1.20E-01</text:p>
          </table:table-cell>
          <table:table-cell table:number-columns-repeated="4" office:value-type="float" office:value="0.167185895685532" calcext:value-type="float">
            <text:p>1.67E-01</text:p>
          </table:table-cell>
          <table:table-cell table:number-columns-repeated="10"/>
        </table:table-row>
        <table:table-row table:style-name="ro1">
          <table:table-cell table:number-columns-repeated="4" office:value-type="float" office:value="0.161512031079992" calcext:value-type="float">
            <text:p>1.62E-01</text:p>
          </table:table-cell>
          <table:table-cell table:number-columns-repeated="2" office:value-type="float" office:value="0.194185166282547" calcext:value-type="float">
            <text:p>1.94E-01</text:p>
          </table:table-cell>
          <table:table-cell table:number-columns-repeated="2" office:value-type="float" office:value="0.1598446095291" calcext:value-type="float">
            <text:p>1.60E-01</text:p>
          </table:table-cell>
          <table:table-cell office:value-type="float" office:value="0.180345231870685" calcext:value-type="float">
            <text:p>1.80E-01</text:p>
          </table:table-cell>
          <table:table-cell table:number-columns-repeated="2" office:value-type="float" office:value="0.156194092320172" calcext:value-type="float">
            <text:p>1.56E-01</text:p>
          </table:table-cell>
          <table:table-cell table:number-columns-repeated="4" office:value-type="float" office:value="0.290089577879373" calcext:value-type="float">
            <text:p>2.90E-01</text:p>
          </table:table-cell>
          <table:table-cell table:number-columns-repeated="2" office:value-type="float" office:value="0.377834473743863" calcext:value-type="float">
            <text:p>3.78E-01</text:p>
          </table:table-cell>
          <table:table-cell office:value-type="float" office:value="0.446181189354215" calcext:value-type="float">
            <text:p>4.46E-01</text:p>
          </table:table-cell>
          <table:table-cell table:number-columns-repeated="2" office:value-type="float" office:value="0.389585056851826" calcext:value-type="float">
            <text:p>3.90E-0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43496081107472" calcext:value-type="float">
            <text:p>6.43E-02</text:p>
          </table:table-cell>
          <table:table-cell table:number-columns-repeated="9" office:value-type="float" office:value="0.0442496022056856" calcext:value-type="float">
            <text:p>4.42E-02</text:p>
          </table:table-cell>
          <table:table-cell table:number-columns-repeated="3" office:value-type="float" office:value="0.0661804898837362" calcext:value-type="float">
            <text:p>6.62E-02</text:p>
          </table:table-cell>
          <table:table-cell table:number-columns-repeated="2" office:value-type="float" office:value="0.0471347202296865" calcext:value-type="float">
            <text:p>4.71E-02</text:p>
          </table:table-cell>
          <table:table-cell office:value-type="float" office:value="0.101744238546717" calcext:value-type="float">
            <text:p>1.02E-01</text:p>
          </table:table-cell>
          <table:table-cell office:value-type="float" office:value="0.090615856170779" calcext:value-type="float">
            <text:p>9.06E-02</text:p>
          </table:table-cell>
          <table:table-cell office:value-type="float" office:value="0.110504114880964" calcext:value-type="float">
            <text:p>1.11E-01</text:p>
          </table:table-cell>
          <table:table-cell office:value-type="float" office:value="0.145205934527108" calcext:value-type="float">
            <text:p>1.45E-0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556244430905208" calcext:value-type="float">
            <text:p>5.56E-02</text:p>
          </table:table-cell>
          <table:table-cell office:value-type="float" office:value="0.145698716906706" calcext:value-type="float">
            <text:p>1.46E-01</text:p>
          </table:table-cell>
          <table:table-cell table:number-columns-repeated="4" office:value-type="float" office:value="0.10445452489771" calcext:value-type="float">
            <text:p>1.04E-01</text:p>
          </table:table-cell>
          <table:table-cell office:value-type="float" office:value="0.226624776927218" calcext:value-type="float">
            <text:p>2.27E-01</text:p>
          </table:table-cell>
          <table:table-cell table:number-columns-repeated="6" office:value-type="float" office:value="0.281427773337982" calcext:value-type="float">
            <text:p>2.81E-01</text:p>
          </table:table-cell>
          <table:table-cell office:value-type="float" office:value="0.325883751029942" calcext:value-type="float">
            <text:p>3.26E-01</text:p>
          </table:table-cell>
          <table:table-cell office:value-type="float" office:value="0.271992656969583" calcext:value-type="float">
            <text:p>2.72E-01</text:p>
          </table:table-cell>
          <table:table-cell table:number-columns-repeated="2" office:value-type="float" office:value="0.308001043152916" calcext:value-type="float">
            <text:p>3.08E-01</text:p>
          </table:table-cell>
          <table:table-cell office:value-type="float" office:value="0.32466243671549" calcext:value-type="float">
            <text:p>3.25E-01</text:p>
          </table:table-cell>
          <table:table-cell office:value-type="float" office:value="0.335982824810032" calcext:value-type="float">
            <text:p>3.36E-01</text:p>
          </table:table-cell>
          <table:table-cell table:number-columns-repeated="10"/>
        </table:table-row>
        <table:table-row table:style-name="ro1">
          <table:table-cell office:value-type="float" office:value="0.077665373344679" calcext:value-type="float">
            <text:p>7.77E-02</text:p>
          </table:table-cell>
          <table:table-cell table:number-columns-repeated="2" office:value-type="float" office:value="0.150374201951489" calcext:value-type="float">
            <text:p>1.50E-01</text:p>
          </table:table-cell>
          <table:table-cell table:number-columns-repeated="2" office:value-type="float" office:value="0.126710859796359" calcext:value-type="float">
            <text:p>1.27E-01</text:p>
          </table:table-cell>
          <table:table-cell table:number-columns-repeated="12" office:value-type="float" office:value="0.12948392177349" calcext:value-type="float">
            <text:p>1.29E-01</text:p>
          </table:table-cell>
          <table:table-cell table:number-columns-repeated="3" office:value-type="float" office:value="0.0797786066191018" calcext:value-type="float">
            <text:p>7.98E-02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107701241412895" calcext:value-type="float">
            <text:p>1.08E-01</text:p>
          </table:table-cell>
          <table:table-cell table:number-columns-repeated="3" office:value-type="float" office:value="0.0890018634813024" calcext:value-type="float">
            <text:p>8.90E-02</text:p>
          </table:table-cell>
          <table:table-cell office:value-type="float" office:value="0.103379746947067" calcext:value-type="float">
            <text:p>1.03E-01</text:p>
          </table:table-cell>
          <table:table-cell table:number-columns-repeated="5" office:value-type="float" office:value="0.116161853015202" calcext:value-type="float">
            <text:p>1.16E-01</text:p>
          </table:table-cell>
          <table:table-cell table:number-columns-repeated="2" office:value-type="float" office:value="0.123898302398394" calcext:value-type="float">
            <text:p>1.24E-01</text:p>
          </table:table-cell>
          <table:table-cell office:value-type="float" office:value="0.197529671763545" calcext:value-type="float">
            <text:p>1.98E-01</text:p>
          </table:table-cell>
          <table:table-cell table:number-columns-repeated="3" office:value-type="float" office:value="0.221579410878995" calcext:value-type="float">
            <text:p>2.22E-01</text:p>
          </table:table-cell>
          <table:table-cell office:value-type="float" office:value="0.224355239795218" calcext:value-type="float">
            <text:p>2.24E-01</text:p>
          </table:table-cell>
          <table:table-cell table:number-columns-repeated="2" office:value-type="float" office:value="0.219501907494764" calcext:value-type="float">
            <text:p>2.20E-01</text:p>
          </table:table-cell>
          <table:table-cell table:number-columns-repeated="10"/>
        </table:table-row>
        <table:table-row table:style-name="ro1">
          <table:table-cell office:value-type="float" office:value="0.0203277305889812" calcext:value-type="float">
            <text:p>2.03E-02</text:p>
          </table:table-cell>
          <table:table-cell table:number-columns-repeated="8" office:value-type="float" office:value="0.0115746751744977" calcext:value-type="float">
            <text:p>1.16E-02</text:p>
          </table:table-cell>
          <table:table-cell table:number-columns-repeated="4" office:value-type="float" office:value="0.113464508333341" calcext:value-type="float">
            <text:p>1.13E-01</text:p>
          </table:table-cell>
          <table:table-cell office:value-type="float" office:value="0.0713559681977058" calcext:value-type="float">
            <text:p>7.14E-02</text:p>
          </table:table-cell>
          <table:table-cell table:number-columns-repeated="6" office:value-type="float" office:value="0.0695390987673955" calcext:value-type="float">
            <text:p>6.95E-02</text:p>
          </table:table-cell>
          <table:table-cell table:number-columns-repeated="10"/>
        </table:table-row>
        <table:table-row table:style-name="ro1">
          <table:table-cell office:value-type="float" office:value="0.0914753546656186" calcext:value-type="float">
            <text:p>9.15E-02</text:p>
          </table:table-cell>
          <table:table-cell table:number-columns-repeated="3" office:value-type="float" office:value="0.0776462112494338" calcext:value-type="float">
            <text:p>7.76E-02</text:p>
          </table:table-cell>
          <table:table-cell office:value-type="float" office:value="0.159164547171694" calcext:value-type="float">
            <text:p>1.59E-01</text:p>
          </table:table-cell>
          <table:table-cell office:value-type="float" office:value="0.185724329727216" calcext:value-type="float">
            <text:p>1.86E-01</text:p>
          </table:table-cell>
          <table:table-cell table:number-columns-repeated="3" office:value-type="float" office:value="0.223944110380537" calcext:value-type="float">
            <text:p>2.24E-01</text:p>
          </table:table-cell>
          <table:table-cell office:value-type="float" office:value="0.177937585836319" calcext:value-type="float">
            <text:p>1.78E-01</text:p>
          </table:table-cell>
          <table:table-cell table:number-columns-repeated="4" office:value-type="float" office:value="0.16680284733034" calcext:value-type="float">
            <text:p>1.67E-01</text:p>
          </table:table-cell>
          <table:table-cell table:number-columns-repeated="4" office:value-type="float" office:value="0.141388977528763" calcext:value-type="float">
            <text:p>1.41E-01</text:p>
          </table:table-cell>
          <table:table-cell office:value-type="float" office:value="0.283070318372987" calcext:value-type="float">
            <text:p>2.83E-01</text:p>
          </table:table-cell>
          <table:table-cell office:value-type="float" office:value="0.255856358588537" calcext:value-type="float">
            <text:p>2.56E-01</text:p>
          </table:table-cell>
          <table:table-cell table:number-columns-repeated="10"/>
        </table:table-row>
        <table:table-row table:style-name="ro1">
          <table:table-cell office:value-type="float" office:value="0.12379768824553" calcext:value-type="float">
            <text:p>1.24E-01</text:p>
          </table:table-cell>
          <table:table-cell office:value-type="float" office:value="0.213985801396568" calcext:value-type="float">
            <text:p>2.14E-01</text:p>
          </table:table-cell>
          <table:table-cell table:number-columns-repeated="2" office:value-type="float" office:value="0.150654404144669" calcext:value-type="float">
            <text:p>1.51E-01</text:p>
          </table:table-cell>
          <table:table-cell office:value-type="float" office:value="0.122778538672349" calcext:value-type="float">
            <text:p>1.23E-01</text:p>
          </table:table-cell>
          <table:table-cell table:number-columns-repeated="5" office:value-type="float" office:value="0.151347480962871" calcext:value-type="float">
            <text:p>1.51E-01</text:p>
          </table:table-cell>
          <table:table-cell table:number-columns-repeated="2" office:value-type="float" office:value="0.146977512355449" calcext:value-type="float">
            <text:p>1.47E-01</text:p>
          </table:table-cell>
          <table:table-cell table:number-columns-repeated="2" office:value-type="float" office:value="0.172626322642305" calcext:value-type="float">
            <text:p>1.73E-01</text:p>
          </table:table-cell>
          <table:table-cell table:number-columns-repeated="4" office:value-type="float" office:value="0.258292234614366" calcext:value-type="float">
            <text:p>2.58E-01</text:p>
          </table:table-cell>
          <table:table-cell table:number-columns-repeated="2" office:value-type="float" office:value="0.267957408761513" calcext:value-type="float">
            <text:p>2.68E-01</text:p>
          </table:table-cell>
          <table:table-cell table:number-columns-repeated="10"/>
        </table:table-row>
        <table:table-row table:style-name="ro1">
          <table:table-cell table:style-name="ce32" office:value-type="float" office:value="0.0929399703782916" calcext:value-type="float">
            <text:p>9.29E-02</text:p>
          </table:table-cell>
          <table:table-cell table:number-columns-repeated="2" table:style-name="ce32" office:value-type="float" office:value="0.126036345418478" calcext:value-type="float">
            <text:p>1.26E-01</text:p>
          </table:table-cell>
          <table:table-cell table:number-columns-repeated="7" table:style-name="ce32" office:value-type="float" office:value="0.153565374890677" calcext:value-type="float">
            <text:p>1.54E-01</text:p>
          </table:table-cell>
          <table:table-cell table:number-columns-repeated="2" table:style-name="ce32" office:value-type="float" office:value="0.148011486446922" calcext:value-type="float">
            <text:p>1.48E-01</text:p>
          </table:table-cell>
          <table:table-cell table:number-columns-repeated="3" table:style-name="ce32" office:value-type="float" office:value="0.248438315105706" calcext:value-type="float">
            <text:p>2.48E-01</text:p>
          </table:table-cell>
          <table:table-cell table:number-columns-repeated="2" table:style-name="ce32" office:value-type="float" office:value="0.307595914828262" calcext:value-type="float">
            <text:p>3.08E-01</text:p>
          </table:table-cell>
          <table:table-cell table:style-name="ce32" office:value-type="float" office:value="0.219118377226203" calcext:value-type="float">
            <text:p>2.19E-01</text:p>
          </table:table-cell>
          <table:table-cell table:number-columns-repeated="2" table:style-name="ce32" office:value-type="float" office:value="0.241811905532845" calcext:value-type="float">
            <text:p>2.42E-01</text:p>
          </table:table-cell>
          <table:table-cell table:number-columns-repeated="10"/>
        </table:table-row>
        <table:table-row table:style-name="ro1">
          <table:table-cell table:style-name="ce33" table:formula="of:=AVERAGE([.A114:.A123])" office:value-type="float" office:value="0.0931824771588118" calcext:value-type="float">
            <text:p>9.32E-02</text:p>
          </table:table-cell>
          <table:table-cell table:style-name="ce33" table:formula="of:=AVERAGE([.B114:.B123])" office:value-type="float" office:value="0.110523588955548" calcext:value-type="float">
            <text:p>1.11E-01</text:p>
          </table:table-cell>
          <table:table-cell table:style-name="ce33" table:formula="of:=AVERAGE([.C114:.C123])" office:value-type="float" office:value="0.109317938228311" calcext:value-type="float">
            <text:p>1.09E-01</text:p>
          </table:table-cell>
          <table:table-cell table:style-name="ce33" table:formula="of:=AVERAGE([.D114:.D123])" office:value-type="float" office:value="0.111393930635985" calcext:value-type="float">
            <text:p>1.11E-01</text:p>
          </table:table-cell>
          <table:table-cell table:style-name="ce33" table:formula="of:=AVERAGE([.E114:.E123])" office:value-type="float" office:value="0.124185587434367" calcext:value-type="float">
            <text:p>1.24E-01</text:p>
          </table:table-cell>
          <table:table-cell table:style-name="ce33" table:formula="of:=AVERAGE([.F114:.F123])" office:value-type="float" office:value="0.131413554463261" calcext:value-type="float">
            <text:p>1.31E-01</text:p>
          </table:table-cell>
          <table:table-cell table:style-name="ce33" table:formula="of:=AVERAGE([.G114:.G123])" office:value-type="float" office:value="0.133079687460062" calcext:value-type="float">
            <text:p>1.33E-01</text:p>
          </table:table-cell>
          <table:table-cell table:style-name="ce33" table:formula="of:=AVERAGE([.H114:.H123])" office:value-type="float" office:value="0.143267048765387" calcext:value-type="float">
            <text:p>1.43E-01</text:p>
          </table:table-cell>
          <table:table-cell table:style-name="ce33" table:formula="of:=AVERAGE([.I114:.I123])" office:value-type="float" office:value="0.150797410640622" calcext:value-type="float">
            <text:p>1.51E-01</text:p>
          </table:table-cell>
          <table:table-cell table:style-name="ce33" table:formula="of:=AVERAGE([.J114:.J123])" office:value-type="float" office:value="0.153970627547033" calcext:value-type="float">
            <text:p>1.54E-01</text:p>
          </table:table-cell>
          <table:table-cell table:style-name="ce33" table:formula="of:=AVERAGE([.K114:.K123])" office:value-type="float" office:value="0.151864767991317" calcext:value-type="float">
            <text:p>1.52E-01</text:p>
          </table:table-cell>
          <table:table-cell table:style-name="ce33" table:formula="of:=AVERAGE([.L114:.L123])" office:value-type="float" office:value="0.168221050253362" calcext:value-type="float">
            <text:p>1.68E-01</text:p>
          </table:table-cell>
          <table:table-cell table:style-name="ce33" table:formula="of:=AVERAGE([.M114:.M123])" office:value-type="float" office:value="0.180049056857805" calcext:value-type="float">
            <text:p>1.80E-01</text:p>
          </table:table-cell>
          <table:table-cell table:style-name="ce33" table:formula="of:=AVERAGE([.N114:.N123])" office:value-type="float" office:value="0.180755554065004" calcext:value-type="float">
            <text:p>1.81E-01</text:p>
          </table:table-cell>
          <table:table-cell table:style-name="ce33" table:formula="of:=AVERAGE([.O114:.O123])" office:value-type="float" office:value="0.191545066054358" calcext:value-type="float">
            <text:p>1.92E-01</text:p>
          </table:table-cell>
          <table:table-cell table:style-name="ce33" table:formula="of:=AVERAGE([.P114:.P123])" office:value-type="float" office:value="0.194502119703412" calcext:value-type="float">
            <text:p>1.95E-01</text:p>
          </table:table-cell>
          <table:table-cell table:style-name="ce33" table:formula="of:=AVERAGE([.Q114:.Q123])" office:value-type="float" office:value="0.20826452095203" calcext:value-type="float">
            <text:p>2.08E-01</text:p>
          </table:table-cell>
          <table:table-cell table:style-name="ce33" table:formula="of:=AVERAGE([.R114:.R123])" office:value-type="float" office:value="0.200445651891449" calcext:value-type="float">
            <text:p>2.00E-01</text:p>
          </table:table-cell>
          <table:table-cell table:style-name="ce33" table:formula="of:=AVERAGE([.S114:.S123])" office:value-type="float" office:value="0.215359674968242" calcext:value-type="float">
            <text:p>2.15E-01</text:p>
          </table:table-cell>
          <table:table-cell table:style-name="ce33" table:formula="of:=AVERAGE([.T114:.T123])" office:value-type="float" office:value="0.217240499763865" calcext:value-type="float">
            <text:p>2.17E-01</text:p>
          </table:table-cell>
          <table:table-cell table:number-columns-repeated="10"/>
        </table:table-row>
        <table:table-row table:style-name="ro1">
          <table:table-cell table:style-name="ce33" table:formula="of:=MEDIAN([.A114:.A123])" office:value-type="float" office:value="0.0922076625219551" calcext:value-type="float">
            <text:p>9.22E-02</text:p>
          </table:table-cell>
          <table:table-cell table:style-name="ce33" table:formula="of:=MEDIAN([.B114:.B123])" office:value-type="float" office:value="0.116868793415687" calcext:value-type="float">
            <text:p>1.17E-01</text:p>
          </table:table-cell>
          <table:table-cell table:style-name="ce33" table:formula="of:=MEDIAN([.C114:.C123])" office:value-type="float" office:value="0.131233838044669" calcext:value-type="float">
            <text:p>1.31E-01</text:p>
          </table:table-cell>
          <table:table-cell table:style-name="ce33" table:formula="of:=MEDIAN([.D114:.D123])" office:value-type="float" office:value="0.115582692347035" calcext:value-type="float">
            <text:p>1.16E-01</text:p>
          </table:table-cell>
          <table:table-cell table:style-name="ce33" table:formula="of:=MEDIAN([.E114:.E123])" office:value-type="float" office:value="0.124744699234354" calcext:value-type="float">
            <text:p>1.25E-01</text:p>
          </table:table-cell>
          <table:table-cell table:style-name="ce33" table:formula="of:=MEDIAN([.F114:.F123])" office:value-type="float" office:value="0.140415701368181" calcext:value-type="float">
            <text:p>1.40E-01</text:p>
          </table:table-cell>
          <table:table-cell table:style-name="ce33" table:formula="of:=MEDIAN([.G114:.G123])" office:value-type="float" office:value="0.140415701368181" calcext:value-type="float">
            <text:p>1.40E-01</text:p>
          </table:table-cell>
          <table:table-cell table:style-name="ce33" table:formula="of:=MEDIAN([.H114:.H123])" office:value-type="float" office:value="0.152456427926774" calcext:value-type="float">
            <text:p>1.52E-01</text:p>
          </table:table-cell>
          <table:table-cell table:style-name="ce33" table:formula="of:=MEDIAN([.I114:.I123])" office:value-type="float" office:value="0.152456427926774" calcext:value-type="float">
            <text:p>1.52E-01</text:p>
          </table:table-cell>
          <table:table-cell table:style-name="ce33" table:formula="of:=MEDIAN([.J114:.J123])" office:value-type="float" office:value="0.152456427926774" calcext:value-type="float">
            <text:p>1.52E-01</text:p>
          </table:table-cell>
          <table:table-cell table:style-name="ce33" table:formula="of:=MEDIAN([.K114:.K123])" office:value-type="float" office:value="0.147494499401185" calcext:value-type="float">
            <text:p>1.47E-01</text:p>
          </table:table-cell>
          <table:table-cell table:style-name="ce33" table:formula="of:=MEDIAN([.L114:.L123])" office:value-type="float" office:value="0.147494499401185" calcext:value-type="float">
            <text:p>1.47E-01</text:p>
          </table:table-cell>
          <table:table-cell table:style-name="ce33" table:formula="of:=MEDIAN([.M114:.M123])" office:value-type="float" office:value="0.169714584986322" calcext:value-type="float">
            <text:p>1.70E-01</text:p>
          </table:table-cell>
          <table:table-cell table:style-name="ce33" table:formula="of:=MEDIAN([.N114:.N123])" office:value-type="float" office:value="0.178123487689081" calcext:value-type="float">
            <text:p>1.78E-01</text:p>
          </table:table-cell>
          <table:table-cell table:style-name="ce33" table:formula="of:=MEDIAN([.O114:.O123])" office:value-type="float" office:value="0.202600031807427" calcext:value-type="float">
            <text:p>2.03E-01</text:p>
          </table:table-cell>
          <table:table-cell table:style-name="ce33" table:formula="of:=MEDIAN([.P114:.P123])" office:value-type="float" office:value="0.181484194203879" calcext:value-type="float">
            <text:p>1.81E-01</text:p>
          </table:table-cell>
          <table:table-cell table:style-name="ce33" table:formula="of:=MEDIAN([.Q114:.Q123])" office:value-type="float" office:value="0.194382653282264" calcext:value-type="float">
            <text:p>1.94E-01</text:p>
          </table:table-cell>
          <table:table-cell table:style-name="ce33" table:formula="of:=MEDIAN([.R114:.R123])" office:value-type="float" office:value="0.193152136455867" calcext:value-type="float">
            <text:p>1.93E-01</text:p>
          </table:table-cell>
          <table:table-cell table:style-name="ce33" table:formula="of:=MEDIAN([.S114:.S123])" office:value-type="float" office:value="0.230656906513804" calcext:value-type="float">
            <text:p>2.31E-01</text:p>
          </table:table-cell>
          <table:table-cell table:style-name="ce33" table:formula="of:=MEDIAN([.T114:.T123])" office:value-type="float" office:value="0.230656906513804" calcext:value-type="float">
            <text:p>2.31E-01</text:p>
          </table:table-cell>
          <table:table-cell table:number-columns-repeated="10"/>
        </table:table-row>
        <table:table-row table:style-name="ro1" table:number-rows-repeated="3">
          <table:table-cell table:style-name="Default" table:number-columns-repeated="20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30" table:number-rows-spanned="1">
            <text:p>EA MNIST Target-Size 10 6 layers LCMC</text:p>
          </table:table-cell>
          <table:covered-table-cell table:number-columns-repeated="19" table:style-name="Default"/>
          <table:covered-table-cell table:style-name="ce1"/>
          <table:covered-table-cell table:number-columns-repeated="6"/>
          <table:covered-table-cell table:style-name="ce1"/>
          <table:covered-table-cell table:number-columns-repeated="2"/>
        </table:table-row>
        <table:table-row table:style-name="ro1">
          <table:table-cell table:style-name="ce30" office:value-type="float" office:value="1" calcext:value-type="float" table:number-columns-spanned="10" table:number-rows-spanned="1">
            <text:p>1</text:p>
          </table:table-cell>
          <table:covered-table-cell table:number-columns-repeated="9" table:style-name="ce30"/>
          <table:table-cell table:style-name="ce30" office:value-type="float" office:value="2" calcext:value-type="float" table:number-columns-spanned="10" table:number-rows-spanned="1">
            <text:p>2</text:p>
          </table:table-cell>
          <table:covered-table-cell table:number-columns-repeated="9" table:style-name="ce30"/>
          <table:table-cell table:style-name="ce30" office:value-type="float" office:value="3" calcext:value-type="float" table:number-columns-spanned="10" table:number-rows-spanned="1">
            <text:p>3</text:p>
          </table:table-cell>
          <table:covered-table-cell table:number-columns-repeated="6" table:style-name="ce30"/>
          <table:covered-table-cell table:style-name="ce30" office:value-type="float" office:value="2" calcext:value-type="float">
            <text:p>2</text:p>
          </table:covered-table-cell>
          <table:covered-table-cell table:number-columns-repeated="2" table:style-name="ce3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 office:value-type="float" office:value="0" calcext:value-type="float">
            <text:p>0.00E+00</text:p>
          </table:table-cell>
          <table:table-cell office:value-type="float" office:value="0.0898911722471818" calcext:value-type="float">
            <text:p>8.99E-02</text:p>
          </table:table-cell>
          <table:table-cell office:value-type="float" office:value="0.0573311968718122" calcext:value-type="float">
            <text:p>5.73E-02</text:p>
          </table:table-cell>
          <table:table-cell office:value-type="float" office:value="0.0234833686518153" calcext:value-type="float">
            <text:p>2.35E-02</text:p>
          </table:table-cell>
          <table:table-cell table:number-columns-repeated="2" office:value-type="float" office:value="0.060606887611776" calcext:value-type="float">
            <text:p>6.06E-02</text:p>
          </table:table-cell>
          <table:table-cell table:number-columns-repeated="3" office:value-type="float" office:value="0.105644955236998" calcext:value-type="float">
            <text:p>1.06E-01</text:p>
          </table:table-cell>
          <table:table-cell office:value-type="float" office:value="0.111942479048691" calcext:value-type="float">
            <text:p>1.12E-01</text:p>
          </table:table-cell>
          <table:table-cell office:value-type="float" office:value="0.154328289991828" calcext:value-type="float">
            <text:p>1.54E-01</text:p>
          </table:table-cell>
          <table:table-cell table:number-columns-repeated="2" office:value-type="float" office:value="0.181519376882439" calcext:value-type="float">
            <text:p>1.82E-01</text:p>
          </table:table-cell>
          <table:table-cell table:number-columns-repeated="5" office:value-type="float" office:value="0.229810242999813" calcext:value-type="float">
            <text:p>2.30E-01</text:p>
          </table:table-cell>
          <table:table-cell table:number-columns-repeated="3" table:style-name="ce31" office:value-type="float" office:value="0.229810242999813" calcext:value-type="float">
            <text:p>2.30E-01</text:p>
          </table:table-cell>
          <table:table-cell table:style-name="ce31" office:value-type="float" office:value="0.183189472004762" calcext:value-type="float">
            <text:p>1.83E-01</text:p>
          </table:table-cell>
          <table:table-cell table:number-columns-repeated="6" table:style-name="ce31" office:value-type="float" office:value="0.184023072501334" calcext:value-type="float">
            <text:p>1.84E-01</text:p>
          </table:table-cell>
        </table:table-row>
        <table:table-row table:style-name="ro1">
          <table:table-cell table:number-columns-repeated="3" office:value-type="float" office:value="0.24550783349694" calcext:value-type="float">
            <text:p>2.46E-01</text:p>
          </table:table-cell>
          <table:table-cell table:number-columns-repeated="2" office:value-type="float" office:value="0.229387708249277" calcext:value-type="float">
            <text:p>2.29E-01</text:p>
          </table:table-cell>
          <table:table-cell table:number-columns-repeated="2" office:value-type="float" office:value="0.320881111337512" calcext:value-type="float">
            <text:p>3.21E-01</text:p>
          </table:table-cell>
          <table:table-cell office:value-type="float" office:value="0.297452758312141" calcext:value-type="float">
            <text:p>2.97E-01</text:p>
          </table:table-cell>
          <table:table-cell office:value-type="float" office:value="0.332819465137809" calcext:value-type="float">
            <text:p>3.33E-01</text:p>
          </table:table-cell>
          <table:table-cell table:number-columns-repeated="2" office:value-type="float" office:value="0.285462939744408" calcext:value-type="float">
            <text:p>2.85E-01</text:p>
          </table:table-cell>
          <table:table-cell table:number-columns-repeated="3" office:value-type="float" office:value="0.284313616480423" calcext:value-type="float">
            <text:p>2.84E-01</text:p>
          </table:table-cell>
          <table:table-cell office:value-type="float" office:value="0.284156876838834" calcext:value-type="float">
            <text:p>2.84E-01</text:p>
          </table:table-cell>
          <table:table-cell table:number-columns-repeated="5" office:value-type="float" office:value="0.304300424842959" calcext:value-type="float">
            <text:p>3.04E-01</text:p>
          </table:table-cell>
          <table:table-cell table:style-name="ce31" office:value-type="float" office:value="0.322399173992902" calcext:value-type="float">
            <text:p>3.22E-01</text:p>
          </table:table-cell>
          <table:table-cell table:style-name="ce31" office:value-type="float" office:value="0.325170118333274" calcext:value-type="float">
            <text:p>3.25E-01</text:p>
          </table:table-cell>
          <table:table-cell table:number-columns-repeated="6" table:style-name="ce31" office:value-type="float" office:value="0.256724657665514" calcext:value-type="float">
            <text:p>2.57E-01</text:p>
          </table:table-cell>
          <table:table-cell table:style-name="ce31" office:value-type="float" office:value="0.277600224777126" calcext:value-type="float">
            <text:p>2.78E-01</text:p>
          </table:table-cell>
          <table:table-cell table:style-name="ce31" office:value-type="float" office:value="0.312780197339861" calcext:value-type="float">
            <text:p>3.13E-01</text:p>
          </table:table-cell>
        </table:table-row>
        <table:table-row table:style-name="ro1">
          <table:table-cell office:value-type="float" office:value="0.130117862858763" calcext:value-type="float">
            <text:p>1.30E-01</text:p>
          </table:table-cell>
          <table:table-cell office:value-type="float" office:value="0.146732939566047" calcext:value-type="float">
            <text:p>1.47E-01</text:p>
          </table:table-cell>
          <table:table-cell table:number-columns-repeated="3" office:value-type="float" office:value="0.144801135031492" calcext:value-type="float">
            <text:p>1.45E-01</text:p>
          </table:table-cell>
          <table:table-cell office:value-type="float" office:value="0.0954105909170318" calcext:value-type="float">
            <text:p>9.54E-02</text:p>
          </table:table-cell>
          <table:table-cell table:number-columns-repeated="3" office:value-type="float" office:value="0.0871156652891851" calcext:value-type="float">
            <text:p>8.71E-02</text:p>
          </table:table-cell>
          <table:table-cell office:value-type="float" office:value="0.0580733594918145" calcext:value-type="float">
            <text:p>5.81E-02</text:p>
          </table:table-cell>
          <table:table-cell office:value-type="float" office:value="0.0926092664778158" calcext:value-type="float">
            <text:p>9.26E-02</text:p>
          </table:table-cell>
          <table:table-cell table:number-columns-repeated="2" office:value-type="float" office:value="0.079804153570643" calcext:value-type="float">
            <text:p>7.98E-02</text:p>
          </table:table-cell>
          <table:table-cell table:number-columns-repeated="2" office:value-type="float" office:value="0.0377777530644517" calcext:value-type="float">
            <text:p>3.78E-02</text:p>
          </table:table-cell>
          <table:table-cell table:number-columns-repeated="5" office:value-type="float" office:value="0.0618622629733067" calcext:value-type="float">
            <text:p>6.19E-02</text:p>
          </table:table-cell>
          <table:table-cell table:number-columns-repeated="3" table:style-name="ce31" office:value-type="float" office:value="0.0618622629733067" calcext:value-type="float">
            <text:p>6.19E-02</text:p>
          </table:table-cell>
          <table:table-cell table:number-columns-repeated="2" table:style-name="ce31" office:value-type="float" office:value="0.126041826387429" calcext:value-type="float">
            <text:p>1.26E-01</text:p>
          </table:table-cell>
          <table:table-cell table:number-columns-repeated="4" table:style-name="ce31" office:value-type="float" office:value="0.0786738093839504" calcext:value-type="float">
            <text:p>7.87E-02</text:p>
          </table:table-cell>
          <table:table-cell table:style-name="ce31" office:value-type="float" office:value="0.086670013412704" calcext:value-type="float">
            <text:p>8.67E-02</text:p>
          </table:table-cell>
        </table:table-row>
        <table:table-row table:style-name="ro1">
          <table:table-cell table:number-columns-repeated="2" office:value-type="float" office:value="0.164922689159329" calcext:value-type="float">
            <text:p>1.65E-01</text:p>
          </table:table-cell>
          <table:table-cell table:number-columns-repeated="2" office:value-type="float" office:value="0.20892425167039" calcext:value-type="float">
            <text:p>2.09E-01</text:p>
          </table:table-cell>
          <table:table-cell table:number-columns-repeated="2" office:value-type="float" office:value="0.243828686375222" calcext:value-type="float">
            <text:p>2.44E-01</text:p>
          </table:table-cell>
          <table:table-cell office:value-type="float" office:value="0.330503248821846" calcext:value-type="float">
            <text:p>3.31E-01</text:p>
          </table:table-cell>
          <table:table-cell office:value-type="float" office:value="0.398758620626722" calcext:value-type="float">
            <text:p>3.99E-01</text:p>
          </table:table-cell>
          <table:table-cell office:value-type="float" office:value="0.288324790680733" calcext:value-type="float">
            <text:p>2.88E-01</text:p>
          </table:table-cell>
          <table:table-cell table:number-columns-repeated="4" office:value-type="float" office:value="0.18093236610496" calcext:value-type="float">
            <text:p>1.81E-01</text:p>
          </table:table-cell>
          <table:table-cell table:number-columns-repeated="3" office:value-type="float" office:value="0.223632771831342" calcext:value-type="float">
            <text:p>2.24E-01</text:p>
          </table:table-cell>
          <table:table-cell table:number-columns-repeated="4" office:value-type="float" office:value="0.249588085833189" calcext:value-type="float">
            <text:p>2.50E-01</text:p>
          </table:table-cell>
          <table:table-cell table:style-name="ce31" office:value-type="float" office:value="0.295475909753413" calcext:value-type="float">
            <text:p>2.95E-01</text:p>
          </table:table-cell>
          <table:table-cell table:number-columns-repeated="3" table:style-name="ce31" office:value-type="float" office:value="0.266763223620579" calcext:value-type="float">
            <text:p>2.67E-01</text:p>
          </table:table-cell>
          <table:table-cell table:number-columns-repeated="2" table:style-name="ce31" office:value-type="float" office:value="0.309490784946667" calcext:value-type="float">
            <text:p>3.09E-01</text:p>
          </table:table-cell>
          <table:table-cell table:number-columns-repeated="4" table:style-name="ce31" office:value-type="float" office:value="0.294645994061278" calcext:value-type="float">
            <text:p>2.95E-01</text:p>
          </table:table-cell>
        </table:table-row>
        <table:table-row table:style-name="ro1">
          <table:table-cell office:value-type="float" office:value="0.148072732813538" calcext:value-type="float">
            <text:p>1.48E-01</text:p>
          </table:table-cell>
          <table:table-cell office:value-type="float" office:value="0.122677132997633" calcext:value-type="float">
            <text:p>1.23E-01</text:p>
          </table:table-cell>
          <table:table-cell office:value-type="float" office:value="0.04627695937654" calcext:value-type="float">
            <text:p>4.63E-02</text:p>
          </table:table-cell>
          <table:table-cell table:number-columns-repeated="2" office:value-type="float" office:value="0.0981135685989393" calcext:value-type="float">
            <text:p>9.81E-02</text:p>
          </table:table-cell>
          <table:table-cell table:number-columns-repeated="2" office:value-type="float" office:value="0.164398139112957" calcext:value-type="float">
            <text:p>1.64E-01</text:p>
          </table:table-cell>
          <table:table-cell office:value-type="float" office:value="0.19353914849655" calcext:value-type="float">
            <text:p>1.94E-01</text:p>
          </table:table-cell>
          <table:table-cell office:value-type="float" office:value="0.227704624627275" calcext:value-type="float">
            <text:p>2.28E-01</text:p>
          </table:table-cell>
          <table:table-cell table:number-columns-repeated="6" office:value-type="float" office:value="0.273557463662705" calcext:value-type="float">
            <text:p>2.74E-01</text:p>
          </table:table-cell>
          <table:table-cell table:number-columns-repeated="5" office:value-type="float" office:value="0.223176071663131" calcext:value-type="float">
            <text:p>2.23E-01</text:p>
          </table:table-cell>
          <table:table-cell table:style-name="ce31" office:value-type="float" office:value="0.223176071663131" calcext:value-type="float">
            <text:p>2.23E-01</text:p>
          </table:table-cell>
          <table:table-cell table:number-columns-repeated="2" table:style-name="ce31" office:value-type="float" office:value="0.274534385179907" calcext:value-type="float">
            <text:p>2.75E-01</text:p>
          </table:table-cell>
          <table:table-cell table:style-name="ce31" office:value-type="float" office:value="0.265630183789903" calcext:value-type="float">
            <text:p>2.66E-01</text:p>
          </table:table-cell>
          <table:table-cell table:number-columns-repeated="6" table:style-name="ce31" office:value-type="float" office:value="0.26570259751617" calcext:value-type="float">
            <text:p>2.66E-01</text:p>
          </table:table-cell>
        </table:table-row>
        <table:table-row table:style-name="ro1">
          <table:table-cell table:number-columns-repeated="7" office:value-type="float" office:value="0.0935154833891333" calcext:value-type="float">
            <text:p>9.35E-02</text:p>
          </table:table-cell>
          <table:table-cell table:number-columns-repeated="4" office:value-type="float" office:value="0.12209328803609" calcext:value-type="float">
            <text:p>1.22E-01</text:p>
          </table:table-cell>
          <table:table-cell table:number-columns-repeated="5" office:value-type="float" office:value="0.114977965474369" calcext:value-type="float">
            <text:p>1.15E-01</text:p>
          </table:table-cell>
          <table:table-cell office:value-type="float" office:value="0.0955232853373855" calcext:value-type="float">
            <text:p>9.55E-02</text:p>
          </table:table-cell>
          <table:table-cell table:number-columns-repeated="3" office:value-type="float" office:value="0.179568587276322" calcext:value-type="float">
            <text:p>1.80E-01</text:p>
          </table:table-cell>
          <table:table-cell table:style-name="ce31" office:value-type="float" office:value="0.179568587276322" calcext:value-type="float">
            <text:p>1.80E-01</text:p>
          </table:table-cell>
          <table:table-cell table:number-columns-repeated="4" table:style-name="ce31" office:value-type="float" office:value="0.248644264993223" calcext:value-type="float">
            <text:p>2.49E-01</text:p>
          </table:table-cell>
          <table:table-cell table:number-columns-repeated="5" table:style-name="ce31" office:value-type="float" office:value="0.254972223487728" calcext:value-type="float">
            <text:p>2.55E-01</text:p>
          </table:table-cell>
        </table:table-row>
        <table:table-row table:style-name="ro1">
          <table:table-cell office:value-type="float" office:value="0.160496027086571" calcext:value-type="float">
            <text:p>1.60E-01</text:p>
          </table:table-cell>
          <table:table-cell office:value-type="float" office:value="0.169966481938628" calcext:value-type="float">
            <text:p>1.70E-01</text:p>
          </table:table-cell>
          <table:table-cell table:number-columns-repeated="2" office:value-type="float" office:value="0.223082141611977" calcext:value-type="float">
            <text:p>2.23E-01</text:p>
          </table:table-cell>
          <table:table-cell office:value-type="float" office:value="0.262817915695141" calcext:value-type="float">
            <text:p>2.63E-01</text:p>
          </table:table-cell>
          <table:table-cell office:value-type="float" office:value="0.159156905922047" calcext:value-type="float">
            <text:p>1.59E-01</text:p>
          </table:table-cell>
          <table:table-cell office:value-type="float" office:value="0.197969729690216" calcext:value-type="float">
            <text:p>1.98E-01</text:p>
          </table:table-cell>
          <table:table-cell table:number-columns-repeated="4" office:value-type="float" office:value="0.258797673193156" calcext:value-type="float">
            <text:p>2.59E-01</text:p>
          </table:table-cell>
          <table:table-cell table:number-columns-repeated="2" office:value-type="float" office:value="0.27908294477945" calcext:value-type="float">
            <text:p>2.79E-01</text:p>
          </table:table-cell>
          <table:table-cell table:number-columns-repeated="3" office:value-type="float" office:value="0.372314061549272" calcext:value-type="float">
            <text:p>3.72E-01</text:p>
          </table:table-cell>
          <table:table-cell table:number-columns-repeated="4" office:value-type="float" office:value="0.41196880442112" calcext:value-type="float">
            <text:p>4.12E-01</text:p>
          </table:table-cell>
          <table:table-cell table:number-columns-repeated="3" table:style-name="ce31" office:value-type="float" office:value="0.41196880442112" calcext:value-type="float">
            <text:p>4.12E-01</text:p>
          </table:table-cell>
          <table:table-cell table:style-name="ce31" office:value-type="float" office:value="0.372052615077407" calcext:value-type="float">
            <text:p>3.72E-01</text:p>
          </table:table-cell>
          <table:table-cell table:style-name="ce31" office:value-type="float" office:value="0.244988134657985" calcext:value-type="float">
            <text:p>2.45E-01</text:p>
          </table:table-cell>
          <table:table-cell table:number-columns-repeated="2" table:style-name="ce31" office:value-type="float" office:value="0.221366718801309" calcext:value-type="float">
            <text:p>2.21E-01</text:p>
          </table:table-cell>
          <table:table-cell table:number-columns-repeated="3" table:style-name="ce31" office:value-type="float" office:value="0.138730104520208" calcext:value-type="float">
            <text:p>1.39E-01</text:p>
          </table:table-cell>
        </table:table-row>
        <table:table-row table:style-name="ro1">
          <table:table-cell office:value-type="float" office:value="0.0763052024791286" calcext:value-type="float">
            <text:p>7.63E-02</text:p>
          </table:table-cell>
          <table:table-cell table:number-columns-repeated="2" office:value-type="float" office:value="0.0856265214287684" calcext:value-type="float">
            <text:p>8.56E-02</text:p>
          </table:table-cell>
          <table:table-cell office:value-type="float" office:value="0.116895013416779" calcext:value-type="float">
            <text:p>1.17E-01</text:p>
          </table:table-cell>
          <table:table-cell office:value-type="float" office:value="0.157928523516474" calcext:value-type="float">
            <text:p>1.58E-01</text:p>
          </table:table-cell>
          <table:table-cell office:value-type="float" office:value="0.18611993054709" calcext:value-type="float">
            <text:p>1.86E-01</text:p>
          </table:table-cell>
          <table:table-cell office:value-type="float" office:value="0.127938441754426" calcext:value-type="float">
            <text:p>1.28E-01</text:p>
          </table:table-cell>
          <table:table-cell table:number-columns-repeated="3" office:value-type="float" office:value="0.112638545296605" calcext:value-type="float">
            <text:p>1.13E-01</text:p>
          </table:table-cell>
          <table:table-cell office:value-type="float" office:value="0.104941441697234" calcext:value-type="float">
            <text:p>1.05E-01</text:p>
          </table:table-cell>
          <table:table-cell table:number-columns-repeated="2" office:value-type="float" office:value="0.0997214234435367" calcext:value-type="float">
            <text:p>9.97E-02</text:p>
          </table:table-cell>
          <table:table-cell table:number-columns-repeated="3" office:value-type="float" office:value="0.0744422240925539" calcext:value-type="float">
            <text:p>7.44E-02</text:p>
          </table:table-cell>
          <table:table-cell office:value-type="float" office:value="0.0952699458246479" calcext:value-type="float">
            <text:p>9.53E-02</text:p>
          </table:table-cell>
          <table:table-cell table:number-columns-repeated="3" office:value-type="float" office:value="0.0881785415757825" calcext:value-type="float">
            <text:p>8.82E-02</text:p>
          </table:table-cell>
          <table:table-cell table:style-name="ce31" office:value-type="float" office:value="0.0881785415757825" calcext:value-type="float">
            <text:p>8.82E-02</text:p>
          </table:table-cell>
          <table:table-cell table:number-columns-repeated="4" table:style-name="ce31" office:value-type="float" office:value="0.0817755356656565" calcext:value-type="float">
            <text:p>8.18E-02</text:p>
          </table:table-cell>
          <table:table-cell table:number-columns-repeated="4" table:style-name="ce31" office:value-type="float" office:value="0.115517652258855" calcext:value-type="float">
            <text:p>1.16E-01</text:p>
          </table:table-cell>
          <table:table-cell table:style-name="ce31" office:value-type="float" office:value="0.0552293108182609" calcext:value-type="float">
            <text:p>5.52E-02</text:p>
          </table:table-cell>
        </table:table-row>
        <table:table-row table:style-name="ro1">
          <table:table-cell table:style-name="ce6" office:value-type="float" office:value="0.111173190112709" calcext:value-type="float">
            <text:p>1.11E-01</text:p>
          </table:table-cell>
          <table:table-cell table:number-columns-repeated="2" office:value-type="float" office:value="0.111173190112709" calcext:value-type="float">
            <text:p>1.11E-01</text:p>
          </table:table-cell>
          <table:table-cell office:value-type="float" office:value="0.0204294279423804" calcext:value-type="float">
            <text:p>2.04E-02</text:p>
          </table:table-cell>
          <table:table-cell table:number-columns-repeated="3" office:value-type="float" office:value="0" calcext:value-type="float">
            <text:p>0.00E+00</text:p>
          </table:table-cell>
          <table:table-cell table:number-columns-repeated="2" office:value-type="float" office:value="0.00709086868368214" calcext:value-type="float">
            <text:p>7.09E-03</text:p>
          </table:table-cell>
          <table:table-cell office:value-type="float" office:value="0.0196148680902087" calcext:value-type="float">
            <text:p>1.96E-02</text:p>
          </table:table-cell>
          <table:table-cell office:value-type="float" office:value="0.0607389042554212" calcext:value-type="float">
            <text:p>6.07E-02</text:p>
          </table:table-cell>
          <table:table-cell table:number-columns-repeated="2" office:value-type="float" office:value="0.00929414062618252" calcext:value-type="float">
            <text:p>9.29E-03</text:p>
          </table:table-cell>
          <table:table-cell table:number-columns-repeated="4" office:value-type="float" office:value="0.0298860807227732" calcext:value-type="float">
            <text:p>2.99E-02</text:p>
          </table:table-cell>
          <table:table-cell table:number-columns-repeated="3" office:value-type="float" office:value="0.104255099994546" calcext:value-type="float">
            <text:p>1.04E-01</text:p>
          </table:table-cell>
          <table:table-cell table:style-name="ce31" office:value-type="float" office:value="0.0790738125530708" calcext:value-type="float">
            <text:p>7.91E-02</text:p>
          </table:table-cell>
          <table:table-cell table:number-columns-repeated="2" table:style-name="ce31" office:value-type="float" office:value="0.04918339689752" calcext:value-type="float">
            <text:p>4.92E-02</text:p>
          </table:table-cell>
          <table:table-cell table:style-name="ce31" office:value-type="float" office:value="0.104424953063571" calcext:value-type="float">
            <text:p>1.04E-01</text:p>
          </table:table-cell>
          <table:table-cell table:number-columns-repeated="5" table:style-name="ce31" office:value-type="float" office:value="0.215280806266248" calcext:value-type="float">
            <text:p>2.15E-01</text:p>
          </table:table-cell>
          <table:table-cell table:style-name="ce31" office:value-type="float" office:value="0.202019251331467" calcext:value-type="float">
            <text:p>2.02E-01</text:p>
          </table:table-cell>
        </table:table-row>
        <table:table-row table:style-name="ro1">
          <table:table-cell table:number-columns-repeated="2" table:style-name="ce32" office:value-type="float" office:value="0.021784124516134" calcext:value-type="float">
            <text:p>2.18E-02</text:p>
          </table:table-cell>
          <table:table-cell table:style-name="ce32" office:value-type="float" office:value="0.0509820367262802" calcext:value-type="float">
            <text:p>5.10E-02</text:p>
          </table:table-cell>
          <table:table-cell table:number-columns-repeated="2" table:style-name="ce32" office:value-type="float" office:value="0" calcext:value-type="float">
            <text:p>0.00E+00</text:p>
          </table:table-cell>
          <table:table-cell table:number-columns-repeated="5" table:style-name="ce32" office:value-type="float" office:value="0.0538105517723881" calcext:value-type="float">
            <text:p>5.38E-02</text:p>
          </table:table-cell>
          <table:table-cell table:number-columns-repeated="3" table:style-name="ce32" office:value-type="float" office:value="0.0430622385047215" calcext:value-type="float">
            <text:p>4.31E-02</text:p>
          </table:table-cell>
          <table:table-cell table:number-columns-repeated="2" table:style-name="ce32" office:value-type="float" office:value="0.0609280110811474" calcext:value-type="float">
            <text:p>6.09E-02</text:p>
          </table:table-cell>
          <table:table-cell table:style-name="ce32" office:value-type="float" office:value="0.00246744019070041" calcext:value-type="float">
            <text:p>2.47E-03</text:p>
          </table:table-cell>
          <table:table-cell table:number-columns-repeated="2" table:style-name="ce32" office:value-type="float" office:value="0" calcext:value-type="float">
            <text:p>0.00E+00</text:p>
          </table:table-cell>
          <table:table-cell table:style-name="ce32" office:value-type="float" office:value="0.0600290946725527" calcext:value-type="float">
            <text:p>6.00E-02</text:p>
          </table:table-cell>
          <table:table-cell table:number-columns-repeated="3" table:style-name="ce32" office:value-type="float" office:value="0.0565665883667832" calcext:value-type="float">
            <text:p>5.66E-02</text:p>
          </table:table-cell>
          <table:table-cell table:number-columns-repeated="2" table:style-name="ce32" office:value-type="float" office:value="0.0431792746617656" calcext:value-type="float">
            <text:p>4.32E-02</text:p>
          </table:table-cell>
          <table:table-cell table:number-columns-repeated="3" table:style-name="ce32" office:value-type="float" office:value="0.152565090422785" calcext:value-type="float">
            <text:p>1.53E-01</text:p>
          </table:table-cell>
          <table:table-cell table:number-columns-repeated="3" table:style-name="ce32" office:value-type="float" office:value="0.176666164007429" calcext:value-type="float">
            <text:p>1.77E-01</text:p>
          </table:table-cell>
        </table:table-row>
        <table:table-row table:style-name="ro1">
          <table:table-cell table:style-name="ce33" table:formula="of:=AVERAGE([.A132:.A141])" office:value-type="float" office:value="0.115189514591225" calcext:value-type="float">
            <text:p>1.15E-01</text:p>
          </table:table-cell>
          <table:table-cell table:style-name="ce33" table:formula="of:=AVERAGE([.B132:.B141])" office:value-type="float" office:value="0.116190639660532" calcext:value-type="float">
            <text:p>1.16E-01</text:p>
          </table:table-cell>
          <table:table-cell table:style-name="ce33" table:formula="of:=AVERAGE([.C132:.C141])" office:value-type="float" office:value="0.120988955284423" calcext:value-type="float">
            <text:p>1.21E-01</text:p>
          </table:table-cell>
          <table:table-cell table:style-name="ce33" table:formula="of:=AVERAGE([.D132:.D141])" office:value-type="float" office:value="0.122503990215755" calcext:value-type="float">
            <text:p>1.23E-01</text:p>
          </table:table-cell>
          <table:table-cell table:style-name="ce33" table:formula="of:=AVERAGE([.E132:.E141])" office:value-type="float" office:value="0.128772421772749" calcext:value-type="float">
            <text:p>1.29E-01</text:p>
          </table:table-cell>
          <table:table-cell table:style-name="ce33" table:formula="of:=AVERAGE([.F132:.F141])" office:value-type="float" office:value="0.13406047680252" calcext:value-type="float">
            <text:p>1.34E-01</text:p>
          </table:table-cell>
          <table:table-cell table:style-name="ce33" table:formula="of:=AVERAGE([.G132:.G141])" office:value-type="float" office:value="0.143673925877944" calcext:value-type="float">
            <text:p>1.44E-01</text:p>
          </table:table-cell>
          <table:table-cell table:style-name="ce33" table:formula="of:=AVERAGE([.H132:.H141])" office:value-type="float" office:value="0.15919040073183" calcext:value-type="float">
            <text:p>1.59E-01</text:p>
          </table:table-cell>
          <table:table-cell table:style-name="ce33" table:formula="of:=AVERAGE([.I132:.I141])" office:value-type="float" office:value="0.159604042795392" calcext:value-type="float">
            <text:p>1.60E-01</text:p>
          </table:table-cell>
          <table:table-cell table:style-name="ce33" table:formula="of:=AVERAGE([.J132:.J141])" office:value-type="float" office:value="0.147062601062933" calcext:value-type="float">
            <text:p>1.47E-01</text:p>
          </table:table-cell>
          <table:table-cell table:style-name="ce33" table:formula="of:=AVERAGE([.K132:.K141])" office:value-type="float" office:value="0.152784053691351" calcext:value-type="float">
            <text:p>1.53E-01</text:p>
          </table:table-cell>
          <table:table-cell table:style-name="ce33" table:formula="of:=AVERAGE([.L132:.L141])" office:value-type="float" office:value="0.147668879169568" calcext:value-type="float">
            <text:p>1.48E-01</text:p>
          </table:table-cell>
          <table:table-cell table:style-name="ce33" table:formula="of:=AVERAGE([.M132:.M141])" office:value-type="float" office:value="0.151907460263882" calcext:value-type="float">
            <text:p>1.52E-01</text:p>
          </table:table-cell>
          <table:table-cell table:style-name="ce33" table:formula="of:=AVERAGE([.N132:.N141])" office:value-type="float" office:value="0.165334932484148" calcext:value-type="float">
            <text:p>1.65E-01</text:p>
          </table:table-cell>
          <table:table-cell table:style-name="ce33" table:formula="of:=AVERAGE([.O132:.O141])" office:value-type="float" office:value="0.165319258519989" calcext:value-type="float">
            <text:p>1.65E-01</text:p>
          </table:table-cell>
          <table:table-cell table:style-name="ce33" table:formula="of:=AVERAGE([.P132:.P141])" office:value-type="float" office:value="0.163686954634022" calcext:value-type="float">
            <text:p>1.64E-01</text:p>
          </table:table-cell>
          <table:table-cell table:style-name="ce33" table:formula="of:=AVERAGE([.Q132:.Q141])" office:value-type="float" office:value="0.170138520461833" calcext:value-type="float">
            <text:p>1.70E-01</text:p>
          </table:table-cell>
          <table:table-cell table:style-name="ce33" table:formula="of:=AVERAGE([.R132:.R141])" office:value-type="float" office:value="0.185270812158017" calcext:value-type="float">
            <text:p>1.85E-01</text:p>
          </table:table-cell>
          <table:table-cell table:style-name="ce33" table:formula="of:=AVERAGE([.S132:.S141])" office:value-type="float" office:value="0.191273721625272" calcext:value-type="float">
            <text:p>1.91E-01</text:p>
          </table:table-cell>
          <table:table-cell table:style-name="ce33" table:formula="of:=AVERAGE([.T132:.T141])" office:value-type="float" office:value="0.190927470994695" calcext:value-type="float">
            <text:p>1.91E-01</text:p>
          </table:table-cell>
          <table:table-cell table:style-name="ce33" table:formula="of:=AVERAGE([.U132:.U141])" office:value-type="float" office:value="0.194807999557564" calcext:value-type="float">
            <text:p>1.95E-01</text:p>
          </table:table-cell>
          <table:table-cell table:style-name="ce33" table:formula="of:=AVERAGE([.V132:.V141])" office:value-type="float" office:value="0.200627882345118" calcext:value-type="float">
            <text:p>2.01E-01</text:p>
          </table:table-cell>
          <table:table-cell table:style-name="ce33" table:formula="of:=AVERAGE([.W132:.W141])" office:value-type="float" office:value="0.192444604907841" calcext:value-type="float">
            <text:p>1.92E-01</text:p>
          </table:table-cell>
          <table:table-cell table:style-name="ce33" table:formula="of:=AVERAGE([.X132:.X141])" office:value-type="float" office:value="0.194842600692981" calcext:value-type="float">
            <text:p>1.95E-01</text:p>
          </table:table-cell>
          <table:table-cell table:style-name="ce33" table:formula="of:=AVERAGE([.Y132:.Y141])" office:value-type="float" office:value="0.208523677102301" calcext:value-type="float">
            <text:p>2.09E-01</text:p>
          </table:table-cell>
          <table:table-cell table:style-name="ce33" table:formula="of:=AVERAGE([.Z132:.Z141])" office:value-type="float" office:value="0.205431741325056" calcext:value-type="float">
            <text:p>2.05E-01</text:p>
          </table:table-cell>
          <table:table-cell table:style-name="ce33" table:formula="of:=AVERAGE([.AA132:.AA141])" office:value-type="float" office:value="0.203947262236517" calcext:value-type="float">
            <text:p>2.04E-01</text:p>
          </table:table-cell>
          <table:table-cell table:style-name="ce33" table:formula="of:=AVERAGE([.AB132:.AB141])" office:value-type="float" office:value="0.198093708166872" calcext:value-type="float">
            <text:p>1.98E-01</text:p>
          </table:table-cell>
          <table:table-cell table:style-name="ce33" table:formula="of:=AVERAGE([.AC132:.AC141])" office:value-type="float" office:value="0.200181264878033" calcext:value-type="float">
            <text:p>2.00E-01</text:p>
          </table:table-cell>
          <table:table-cell table:style-name="ce33" table:formula="of:=AVERAGE([.AD132:.AD141])" office:value-type="float" office:value="0.197143892899644" calcext:value-type="float">
            <text:p>1.97E-01</text:p>
          </table:table-cell>
        </table:table-row>
        <table:table-row table:style-name="ro1">
          <table:table-cell table:style-name="ce33" table:formula="of:=MEDIAN([.A132:.A141])" office:value-type="float" office:value="0.120645526485736" calcext:value-type="float">
            <text:p>1.21E-01</text:p>
          </table:table-cell>
          <table:table-cell table:style-name="ce33" table:formula="of:=MEDIAN([.B132:.B141])" office:value-type="float" office:value="0.116925161555171" calcext:value-type="float">
            <text:p>1.17E-01</text:p>
          </table:table-cell>
          <table:table-cell table:style-name="ce33" table:formula="of:=MEDIAN([.C132:.C141])" office:value-type="float" office:value="0.102344336750921" calcext:value-type="float">
            <text:p>1.02E-01</text:p>
          </table:table-cell>
          <table:table-cell table:style-name="ce33" table:formula="of:=MEDIAN([.D132:.D141])" office:value-type="float" office:value="0.107504291007859" calcext:value-type="float">
            <text:p>1.08E-01</text:p>
          </table:table-cell>
          <table:table-cell table:style-name="ce33" table:formula="of:=MEDIAN([.E132:.E141])" office:value-type="float" office:value="0.121457351815215" calcext:value-type="float">
            <text:p>1.21E-01</text:p>
          </table:table-cell>
          <table:table-cell table:style-name="ce33" table:formula="of:=MEDIAN([.F132:.F141])" office:value-type="float" office:value="0.12728374841954" calcext:value-type="float">
            <text:p>1.27E-01</text:p>
          </table:table-cell>
          <table:table-cell table:style-name="ce33" table:formula="of:=MEDIAN([.G132:.G141])" office:value-type="float" office:value="0.11072696257178" calcext:value-type="float">
            <text:p>1.11E-01</text:p>
          </table:table-cell>
          <table:table-cell table:style-name="ce33" table:formula="of:=MEDIAN([.H132:.H141])" office:value-type="float" office:value="0.117365916666348" calcext:value-type="float">
            <text:p>1.17E-01</text:p>
          </table:table-cell>
          <table:table-cell table:style-name="ce33" table:formula="of:=MEDIAN([.I132:.I141])" office:value-type="float" office:value="0.117365916666348" calcext:value-type="float">
            <text:p>1.17E-01</text:p>
          </table:table-cell>
          <table:table-cell table:style-name="ce33" table:formula="of:=MEDIAN([.J132:.J141])" office:value-type="float" office:value="0.117365916666348" calcext:value-type="float">
            <text:p>1.17E-01</text:p>
          </table:table-cell>
          <table:table-cell table:style-name="ce33" table:formula="of:=MEDIAN([.K132:.K141])" office:value-type="float" office:value="0.113869121636544" calcext:value-type="float">
            <text:p>1.14E-01</text:p>
          </table:table-cell>
          <table:table-cell table:style-name="ce33" table:formula="of:=MEDIAN([.L132:.L141])" office:value-type="float" office:value="0.11346022226153" calcext:value-type="float">
            <text:p>1.13E-01</text:p>
          </table:table-cell>
          <table:table-cell table:style-name="ce33" table:formula="of:=MEDIAN([.M132:.M141])" office:value-type="float" office:value="0.134653127733098" calcext:value-type="float">
            <text:p>1.35E-01</text:p>
          </table:table-cell>
          <table:table-cell table:style-name="ce33" table:formula="of:=MEDIAN([.N132:.N141])" office:value-type="float" office:value="0.148248671178404" calcext:value-type="float">
            <text:p>1.48E-01</text:p>
          </table:table-cell>
          <table:table-cell table:style-name="ce33" table:formula="of:=MEDIAN([.O132:.O141])" office:value-type="float" office:value="0.148248671178404" calcext:value-type="float">
            <text:p>1.48E-01</text:p>
          </table:table-cell>
          <table:table-cell table:style-name="ce33" table:formula="of:=MEDIAN([.P132:.P141])" office:value-type="float" office:value="0.16907701856875" calcext:value-type="float">
            <text:p>1.69E-01</text:p>
          </table:table-cell>
          <table:table-cell table:style-name="ce33" table:formula="of:=MEDIAN([.Q132:.Q141])" office:value-type="float" office:value="0.159349678500258" calcext:value-type="float">
            <text:p>1.59E-01</text:p>
          </table:table-cell>
          <table:table-cell table:style-name="ce33" table:formula="of:=MEDIAN([.R132:.R141])" office:value-type="float" office:value="0.201372329469726" calcext:value-type="float">
            <text:p>2.01E-01</text:p>
          </table:table-cell>
          <table:table-cell table:style-name="ce33" table:formula="of:=MEDIAN([.S132:.S141])" office:value-type="float" office:value="0.201372329469726" calcext:value-type="float">
            <text:p>2.01E-01</text:p>
          </table:table-cell>
          <table:table-cell table:style-name="ce33" table:formula="of:=MEDIAN([.T132:.T141])" office:value-type="float" office:value="0.201372329469726" calcext:value-type="float">
            <text:p>2.01E-01</text:p>
          </table:table-cell>
          <table:table-cell table:style-name="ce33" table:formula="of:=MEDIAN([.U132:.U141])" office:value-type="float" office:value="0.201372329469726" calcext:value-type="float">
            <text:p>2.01E-01</text:p>
          </table:table-cell>
          <table:table-cell table:style-name="ce33" table:formula="of:=MEDIAN([.V132:.V141])" office:value-type="float" office:value="0.239227253996518" calcext:value-type="float">
            <text:p>2.39E-01</text:p>
          </table:table-cell>
          <table:table-cell table:style-name="ce33" table:formula="of:=MEDIAN([.W132:.W141])" office:value-type="float" office:value="0.239227253996518" calcext:value-type="float">
            <text:p>2.39E-01</text:p>
          </table:table-cell>
          <table:table-cell table:style-name="ce33" table:formula="of:=MEDIAN([.X132:.X141])" office:value-type="float" office:value="0.215916868498993" calcext:value-type="float">
            <text:p>2.16E-01</text:p>
          </table:table-cell>
          <table:table-cell table:style-name="ce33" table:formula="of:=MEDIAN([.Y132:.Y141])" office:value-type="float" office:value="0.230134470462116" calcext:value-type="float">
            <text:p>2.30E-01</text:p>
          </table:table-cell>
          <table:table-cell table:style-name="ce33" table:formula="of:=MEDIAN([.Z132:.Z141])" office:value-type="float" office:value="0.218323762533778" calcext:value-type="float">
            <text:p>2.18E-01</text:p>
          </table:table-cell>
          <table:table-cell table:style-name="ce33" table:formula="of:=MEDIAN([.AA132:.AA141])" office:value-type="float" office:value="0.218323762533778" calcext:value-type="float">
            <text:p>2.18E-01</text:p>
          </table:table-cell>
          <table:table-cell table:style-name="ce33" table:formula="of:=MEDIAN([.AB132:.AB141])" office:value-type="float" office:value="0.199651939383791" calcext:value-type="float">
            <text:p>2.00E-01</text:p>
          </table:table-cell>
          <table:table-cell table:style-name="ce33" table:formula="of:=MEDIAN([.AC132:.AC141])" office:value-type="float" office:value="0.199651939383791" calcext:value-type="float">
            <text:p>2.00E-01</text:p>
          </table:table-cell>
          <table:table-cell table:style-name="ce33" table:formula="of:=MEDIAN([.AD132:.AD141])" office:value-type="float" office:value="0.193021161916401" calcext:value-type="float">
            <text:p>1.93E-01</text:p>
          </table:table-cell>
        </table:table-row>
      </table:table>
      <table:table table:name="Activations" table:style-name="ta1">
        <table:table-column table:style-name="co2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7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Final Activations</text:p>
          </table:table-cell>
          <table:covered-table-cell table:number-columns-repeated="3"/>
          <table:table-cell table:number-columns-repeated="22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4" table:number-rows-spanned="1">
            <text:p>Base EA MNIST LCMC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6" table:number-rows-spanned="1">
            <text:p>Encoder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Decoder</text:p>
          </table:table-cell>
          <table:covered-table-cell table:number-columns-repeated="5" table:style-name="ce1"/>
          <table:table-cell table:number-columns-repeated="8"/>
        </table:table-row>
        <table:table-row table:style-name="ro1">
          <table:table-cell table:style-name="ce30" office:value-type="string" calcext:value-type="string" table:number-columns-spanned="2" table:number-rows-spanned="1">
            <text:p>Encoder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Decoder</text:p>
          </table:table-cell>
          <table:covered-table-cell table:style-name="ce30"/>
          <table:table-cell/>
          <table:table-cell table:style-name="ce34" office:value-type="string" calcext:value-type="string">
            <text:p>Layer</text:p>
          </table:table-cell>
          <table:table-cell table:style-name="ce35" office:value-type="float" office:value="1" calcext:value-type="float" table:number-columns-spanned="3" table:number-rows-spanned="1">
            <text:p>1</text:p>
          </table:table-cell>
          <table:covered-table-cell table:style-name="ce39"/>
          <table:covered-table-cell table:style-name="ce42"/>
          <table:table-cell table:style-name="ce35" office:value-type="float" office:value="2" calcext:value-type="float" table:number-columns-spanned="3" table:number-rows-spanned="1">
            <text:p>2</text:p>
          </table:table-cell>
          <table:covered-table-cell table:style-name="ce39"/>
          <table:covered-table-cell table:style-name="ce42"/>
          <table:table-cell table:style-name="ce35" office:value-type="float" office:value="3" calcext:value-type="float" table:number-columns-spanned="3" table:number-rows-spanned="1">
            <text:p>3</text:p>
          </table:table-cell>
          <table:covered-table-cell table:style-name="ce39"/>
          <table:covered-table-cell table:style-name="ce42"/>
          <table:table-cell table:style-name="ce35" office:value-type="float" office:value="4" calcext:value-type="float" table:number-columns-spanned="3" table:number-rows-spanned="1">
            <text:p>4</text:p>
          </table:table-cell>
          <table:covered-table-cell table:style-name="ce39"/>
          <table:covered-table-cell table:style-name="ce42"/>
          <table:table-cell table:style-name="ce30" table:number-columns-repeated="2"/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sigmoid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igmoid</text:p>
          </table:table-cell>
          <table:table-cell/>
          <table:table-cell table:style-name="ce34"/>
          <table:table-cell table:style-name="ce36" office:value-type="string" calcext:value-type="string">
            <text:p>sigmoid</text:p>
          </table:table-cell>
          <table:table-cell table:style-name="ce30" office:value-type="string" calcext:value-type="string">
            <text:p>relu</text:p>
          </table:table-cell>
          <table:table-cell table:style-name="ce43" office:value-type="string" calcext:value-type="string">
            <text:p>tanh</text:p>
          </table:table-cell>
          <table:table-cell table:style-name="ce36" office:value-type="string" calcext:value-type="string">
            <text:p>sigmoid</text:p>
          </table:table-cell>
          <table:table-cell table:style-name="ce30" office:value-type="string" calcext:value-type="string">
            <text:p>relu</text:p>
          </table:table-cell>
          <table:table-cell table:style-name="ce43" office:value-type="string" calcext:value-type="string">
            <text:p>tanh</text:p>
          </table:table-cell>
          <table:table-cell table:style-name="ce36" office:value-type="string" calcext:value-type="string">
            <text:p>sigmoid</text:p>
          </table:table-cell>
          <table:table-cell table:style-name="ce30" office:value-type="string" calcext:value-type="string">
            <text:p>relu</text:p>
          </table:table-cell>
          <table:table-cell table:style-name="ce43" office:value-type="string" calcext:value-type="string">
            <text:p>tanh</text:p>
          </table:table-cell>
          <table:table-cell table:style-name="ce36" office:value-type="string" calcext:value-type="string">
            <text:p>sigmoid</text:p>
          </table:table-cell>
          <table:table-cell table:style-name="ce30" office:value-type="string" calcext:value-type="string">
            <text:p>relu</text:p>
          </table:table-cell>
          <table:table-cell table:style-name="ce43" office:value-type="string" calcext:value-type="string">
            <text:p>tan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gmoid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/>
          <table:table-cell table:style-name="ce34"/>
          <table:table-cell table:style-name="ce36" table:formula="of:=COUNTIF([.A5:.A14];&quot;=sigmoid&quot;)" office:value-type="float" office:value="7" calcext:value-type="float">
            <text:p>7</text:p>
          </table:table-cell>
          <table:table-cell table:style-name="ce40" table:formula="of:=COUNTIF([.A5:.A14];&quot;=relu&quot;)" office:value-type="float" office:value="0" calcext:value-type="float">
            <text:p>0</text:p>
          </table:table-cell>
          <table:table-cell table:style-name="ce43" table:formula="of:=COUNTIF([.A5:.A14];&quot;=tanh&quot;)" office:value-type="float" office:value="3" calcext:value-type="float">
            <text:p>3</text:p>
          </table:table-cell>
          <table:table-cell table:style-name="ce36" table:formula="of:=COUNTIF([.B5:.B14];&quot;=sigmoid&quot;)" office:value-type="float" office:value="6" calcext:value-type="float">
            <text:p>6</text:p>
          </table:table-cell>
          <table:table-cell table:style-name="ce40" table:formula="of:=COUNTIF([.B5:.B14];&quot;=relu&quot;)" office:value-type="float" office:value="1" calcext:value-type="float">
            <text:p>1</text:p>
          </table:table-cell>
          <table:table-cell table:style-name="ce43" table:formula="of:=COUNTIF([.B5:.B14];&quot;=tanh&quot;)" office:value-type="float" office:value="3" calcext:value-type="float">
            <text:p>3</text:p>
          </table:table-cell>
          <table:table-cell table:style-name="ce36" table:formula="of:=COUNTIF([.C5:.C14];&quot;=sigmoid&quot;)" office:value-type="float" office:value="4" calcext:value-type="float">
            <text:p>4</text:p>
          </table:table-cell>
          <table:table-cell table:style-name="ce40" table:formula="of:=COUNTIF([.C5:.C14];&quot;=relu&quot;)" office:value-type="float" office:value="2" calcext:value-type="float">
            <text:p>2</text:p>
          </table:table-cell>
          <table:table-cell table:style-name="ce43" table:formula="of:=COUNTIF([.C5:.C14];&quot;=tanh&quot;)" office:value-type="float" office:value="4" calcext:value-type="float">
            <text:p>4</text:p>
          </table:table-cell>
          <table:table-cell table:style-name="ce36" table:formula="of:=COUNTIF([.D5:.D14];&quot;=sigmoid&quot;)" office:value-type="float" office:value="10" calcext:value-type="float">
            <text:p>10</text:p>
          </table:table-cell>
          <table:table-cell table:style-name="ce40" table:formula="of:=COUNTIF([.D5:.D14];&quot;=relu&quot;)" office:value-type="float" office:value="0" calcext:value-type="float">
            <text:p>0</text:p>
          </table:table-cell>
          <table:table-cell table:style-name="ce43" table:formula="of:=COUNTIF([.D5:.D14];&quot;=tanh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nh</text:p>
          </table:table-cell>
          <table:table-cell table:number-columns-repeated="3" office:value-type="string" calcext:value-type="string">
            <text:p>sigmoid</text:p>
          </table:table-cell>
          <table:table-cell/>
          <table:table-cell table:style-name="ce34"/>
          <table:table-cell table:style-name="ce37" table:formula="of:=[.G6]/COUNTA([.A5:.A14])" office:value-type="percentage" office:value="0.7" calcext:value-type="percentage">
            <text:p>70.00%</text:p>
          </table:table-cell>
          <table:table-cell table:style-name="ce41" table:formula="of:=[.H6]/COUNTA([.A5:.A14])" office:value-type="percentage" office:value="0" calcext:value-type="percentage">
            <text:p>0.00%</text:p>
          </table:table-cell>
          <table:table-cell table:style-name="ce44" table:formula="of:=[.I6]/COUNTA([.A5:.A14])" office:value-type="percentage" office:value="0.3" calcext:value-type="percentage">
            <text:p>30.00%</text:p>
          </table:table-cell>
          <table:table-cell table:style-name="ce37" table:formula="of:=[.J6]/COUNTA([.B5:.B14])" office:value-type="percentage" office:value="0.6" calcext:value-type="percentage">
            <text:p>60.00%</text:p>
          </table:table-cell>
          <table:table-cell table:style-name="ce41" table:formula="of:=[.K6]/COUNTA([.B5:.B14])" office:value-type="percentage" office:value="0.1" calcext:value-type="percentage">
            <text:p>10.00%</text:p>
          </table:table-cell>
          <table:table-cell table:style-name="ce44" table:formula="of:=[.L6]/COUNTA([.B5:.B14])" office:value-type="percentage" office:value="0.3" calcext:value-type="percentage">
            <text:p>30.00%</text:p>
          </table:table-cell>
          <table:table-cell table:style-name="ce37" table:formula="of:=[.M6]/COUNTA([.C5:.C14])" office:value-type="percentage" office:value="0.4" calcext:value-type="percentage">
            <text:p>40.00%</text:p>
          </table:table-cell>
          <table:table-cell table:style-name="ce41" table:formula="of:=[.N6]/COUNTA([.C5:.C14])" office:value-type="percentage" office:value="0.2" calcext:value-type="percentage">
            <text:p>20.00%</text:p>
          </table:table-cell>
          <table:table-cell table:style-name="ce44" table:formula="of:=[.O6]/COUNTA([.C5:.C14])" office:value-type="percentage" office:value="0.4" calcext:value-type="percentage">
            <text:p>40.00%</text:p>
          </table:table-cell>
          <table:table-cell table:style-name="ce37" table:formula="of:=[.P6]/COUNTA([.D5:.D14])" office:value-type="percentage" office:value="1" calcext:value-type="percentage">
            <text:p>100.00%</text:p>
          </table:table-cell>
          <table:table-cell table:style-name="ce41" table:formula="of:=[.Q6]/COUNTA([.D5:.D14])" office:value-type="percentage" office:value="0" calcext:value-type="percentage">
            <text:p>0.00%</text:p>
          </table:table-cell>
          <table:table-cell table:style-name="ce44" table:formula="of:=[.R6]/COUNTA([.D5:.D14])" office:value-type="percentage" office:value="0" calcext:value-type="percentage">
            <text:p>0.00%</text:p>
          </table:table-cell>
          <table:table-cell table:number-columns-repeated="8"/>
        </table:table-row>
        <table:table-row table:style-name="ro1">
          <table:table-cell table:number-columns-repeated="4" office:value-type="string" calcext:value-type="string">
            <text:p>sigmoid</text:p>
          </table:table-cell>
          <table:table-cell/>
          <table:table-cell table:style-name="ce34"/>
          <table:table-cell table:number-columns-repeated="20"/>
        </table:table-row>
        <table:table-row table:style-name="ro1">
          <table:table-cell office:value-type="string" calcext:value-type="string">
            <text:p>tanh</text:p>
          </table:table-cell>
          <table:table-cell table:number-columns-repeated="3" office:value-type="string" calcext:value-type="string">
            <text:p>sigmoid</text:p>
          </table:table-cell>
          <table:table-cell/>
          <table:table-cell table:style-name="ce34"/>
          <table:table-cell office:value-type="string" calcext:value-type="string">
            <text:p>sigmoid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tan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igmoid</text:p>
          </table:table-cell>
          <table:table-cell table:number-columns-repeated="2"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/>
          <table:table-cell table:style-name="ce34" office:value-type="string" calcext:value-type="string">
            <text:p>Total</text:p>
          </table:table-cell>
          <table:table-cell table:style-name="ce30" table:formula="of:=[.G6]+[.J6]+[.M6]+[.P6]" office:value-type="float" office:value="27" calcext:value-type="float">
            <text:p>27</text:p>
          </table:table-cell>
          <table:table-cell table:style-name="ce30" table:formula="of:=[.H6]+[.K6]+[.N6]+[.Q6]" office:value-type="float" office:value="3" calcext:value-type="float">
            <text:p>3</text:p>
          </table:table-cell>
          <table:table-cell table:style-name="ce30" table:formula="of:=[.I6]+[.L6]+[.O6]+[.R6]"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igmoid</text:p>
          </table:table-cell>
          <table:table-cell table:number-columns-repeated="2" office:value-type="string" calcext:value-type="string">
            <text:p>tanh</text:p>
          </table:table-cell>
          <table:table-cell office:value-type="string" calcext:value-type="string">
            <text:p>sigmoid</text:p>
          </table:table-cell>
          <table:table-cell/>
          <table:table-cell table:style-name="ce34" office:value-type="string" calcext:value-type="string">
            <text:p>%</text:p>
          </table:table-cell>
          <table:table-cell table:style-name="ce38" table:formula="of:=[.G10]/COUNTA([.A5:.D14])" office:value-type="percentage" office:value="0.675" calcext:value-type="percentage">
            <text:p>67.50%</text:p>
          </table:table-cell>
          <table:table-cell table:style-name="ce38" table:formula="of:=[.H10]/COUNTA([.A5:.D14])" office:value-type="percentage" office:value="0.075" calcext:value-type="percentage">
            <text:p>7.50%</text:p>
          </table:table-cell>
          <table:table-cell table:style-name="ce38" table:formula="of:=[.I10]/COUNTA([.A5:.D14])" office:value-type="percentage" office:value="0.25" calcext:value-type="percentage">
            <text:p>25.00%</text:p>
          </table:table-cell>
          <table:table-cell table:style-name="ce45"/>
          <table:table-cell table:number-columns-repeated="16"/>
        </table:table-row>
        <table:table-row table:style-name="ro1">
          <table:table-cell table:number-columns-repeated="3" office:value-type="string" calcext:value-type="string">
            <text:p>tanh</text:p>
          </table:table-cell>
          <table:table-cell office:value-type="string" calcext:value-type="string">
            <text:p>sigmoid</text:p>
          </table:table-cell>
          <table:table-cell table:number-columns-repeated="22"/>
        </table:table-row>
        <table:table-row table:style-name="ro1">
          <table:table-cell table:number-columns-repeated="2" office:value-type="string" calcext:value-type="string">
            <text:p>sigmoid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igmoid</text:p>
          </table:table-cell>
          <table:table-cell table:number-columns-repeated="22"/>
        </table:table-row>
        <table:table-row table:style-name="ro1">
          <table:table-cell table:number-columns-repeated="4" office:value-type="string" calcext:value-type="string">
            <text:p>sigmoid</text:p>
          </table:table-cell>
          <table:table-cell table:number-columns-repeated="15"/>
          <table:table-cell table:style-name="ce45"/>
          <table:table-cell table:number-columns-repeated="6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4" table:number-rows-spanned="1">
            <text:p>Base EA MNIST MSE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6" table:number-rows-spanned="1">
            <text:p>Encoder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Decoder</text:p>
          </table:table-cell>
          <table:covered-table-cell table:number-columns-repeated="5" table:style-name="ce1"/>
          <table:table-cell table:number-columns-repeated="8"/>
        </table:table-row>
        <table:table-row table:style-name="ro1">
          <table:table-cell table:style-name="ce30" office:value-type="string" calcext:value-type="string" table:number-columns-spanned="2" table:number-rows-spanned="1">
            <text:p>Encoder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Decoder</text:p>
          </table:table-cell>
          <table:covered-table-cell table:style-name="ce30"/>
          <table:table-cell/>
          <table:table-cell table:style-name="ce34" office:value-type="string" calcext:value-type="string">
            <text:p>Layer</text:p>
          </table:table-cell>
          <table:table-cell table:style-name="ce35" office:value-type="float" office:value="1" calcext:value-type="float" table:number-columns-spanned="3" table:number-rows-spanned="1">
            <text:p>1</text:p>
          </table:table-cell>
          <table:covered-table-cell table:style-name="ce39"/>
          <table:covered-table-cell table:style-name="ce42"/>
          <table:table-cell table:style-name="ce35" office:value-type="float" office:value="2" calcext:value-type="float" table:number-columns-spanned="3" table:number-rows-spanned="1">
            <text:p>2</text:p>
          </table:table-cell>
          <table:covered-table-cell table:style-name="ce39"/>
          <table:covered-table-cell table:style-name="ce42"/>
          <table:table-cell table:style-name="ce35" office:value-type="float" office:value="3" calcext:value-type="float" table:number-columns-spanned="3" table:number-rows-spanned="1">
            <text:p>3</text:p>
          </table:table-cell>
          <table:covered-table-cell table:style-name="ce39"/>
          <table:covered-table-cell table:style-name="ce42"/>
          <table:table-cell table:style-name="ce35" office:value-type="float" office:value="4" calcext:value-type="float" table:number-columns-spanned="3" table:number-rows-spanned="1">
            <text:p>4</text:p>
          </table:table-cell>
          <table:covered-table-cell table:style-name="ce39"/>
          <table:covered-table-cell table:style-name="ce42"/>
          <table:table-cell table:number-columns-repeated="8"/>
        </table:table-row>
        <table:table-row table:style-name="ro1">
          <table:table-cell office:value-type="string" calcext:value-type="string">
            <text:p>sigmoid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sigmoid</text:p>
          </table:table-cell>
          <table:table-cell table:number-columns-repeated="2"/>
          <table:table-cell table:style-name="ce36" office:value-type="string" calcext:value-type="string">
            <text:p>sigmoid</text:p>
          </table:table-cell>
          <table:table-cell table:style-name="ce30" office:value-type="string" calcext:value-type="string">
            <text:p>relu</text:p>
          </table:table-cell>
          <table:table-cell table:style-name="ce43" office:value-type="string" calcext:value-type="string">
            <text:p>tanh</text:p>
          </table:table-cell>
          <table:table-cell table:style-name="ce36" office:value-type="string" calcext:value-type="string">
            <text:p>sigmoid</text:p>
          </table:table-cell>
          <table:table-cell table:style-name="ce30" office:value-type="string" calcext:value-type="string">
            <text:p>relu</text:p>
          </table:table-cell>
          <table:table-cell table:style-name="ce43" office:value-type="string" calcext:value-type="string">
            <text:p>tanh</text:p>
          </table:table-cell>
          <table:table-cell table:style-name="ce36" office:value-type="string" calcext:value-type="string">
            <text:p>sigmoid</text:p>
          </table:table-cell>
          <table:table-cell table:style-name="ce30" office:value-type="string" calcext:value-type="string">
            <text:p>relu</text:p>
          </table:table-cell>
          <table:table-cell table:style-name="ce43" office:value-type="string" calcext:value-type="string">
            <text:p>tanh</text:p>
          </table:table-cell>
          <table:table-cell table:style-name="ce36" office:value-type="string" calcext:value-type="string">
            <text:p>sigmoid</text:p>
          </table:table-cell>
          <table:table-cell table:style-name="ce30" office:value-type="string" calcext:value-type="string">
            <text:p>relu</text:p>
          </table:table-cell>
          <table:table-cell table:style-name="ce43" office:value-type="string" calcext:value-type="string">
            <text:p>tan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nh</text:p>
          </table:table-cell>
          <table:table-cell table:number-columns-repeated="3" office:value-type="string" calcext:value-type="string">
            <text:p>sigmoid</text:p>
          </table:table-cell>
          <table:table-cell table:number-columns-repeated="2"/>
          <table:table-cell table:style-name="ce36" table:formula="of:=COUNTIF([.A20:.A29];&quot;=sigmoid&quot;)" office:value-type="float" office:value="6" calcext:value-type="float">
            <text:p>6</text:p>
          </table:table-cell>
          <table:table-cell table:style-name="ce40" table:formula="of:=COUNTIF([.A20:.A29];&quot;=relu&quot;)" office:value-type="float" office:value="1" calcext:value-type="float">
            <text:p>1</text:p>
          </table:table-cell>
          <table:table-cell table:style-name="ce43" table:formula="of:=COUNTIF([.A20:.A29];&quot;=tanh&quot;)" office:value-type="float" office:value="3" calcext:value-type="float">
            <text:p>3</text:p>
          </table:table-cell>
          <table:table-cell table:style-name="ce36" table:formula="of:=COUNTIF([.B20:.B29];&quot;=sigmoid&quot;)" office:value-type="float" office:value="6" calcext:value-type="float">
            <text:p>6</text:p>
          </table:table-cell>
          <table:table-cell table:style-name="ce40" table:formula="of:=COUNTIF([.B20:.B29];&quot;=relu&quot;)" office:value-type="float" office:value="2" calcext:value-type="float">
            <text:p>2</text:p>
          </table:table-cell>
          <table:table-cell table:style-name="ce43" table:formula="of:=COUNTIF([.B20:.B29];&quot;=tanh&quot;)" office:value-type="float" office:value="2" calcext:value-type="float">
            <text:p>2</text:p>
          </table:table-cell>
          <table:table-cell table:style-name="ce36" table:formula="of:=COUNTIF([.C20:.C29];&quot;=sigmoid&quot;)" office:value-type="float" office:value="8" calcext:value-type="float">
            <text:p>8</text:p>
          </table:table-cell>
          <table:table-cell table:style-name="ce40" table:formula="of:=COUNTIF([.C20:.C29];&quot;=relu&quot;)" office:value-type="float" office:value="1" calcext:value-type="float">
            <text:p>1</text:p>
          </table:table-cell>
          <table:table-cell table:style-name="ce43" table:formula="of:=COUNTIF([.C20:.C29];&quot;=tanh&quot;)" office:value-type="float" office:value="1" calcext:value-type="float">
            <text:p>1</text:p>
          </table:table-cell>
          <table:table-cell table:style-name="ce36" table:formula="of:=COUNTIF([.D20:.D29];&quot;=sigmoid&quot;)" office:value-type="float" office:value="10" calcext:value-type="float">
            <text:p>10</text:p>
          </table:table-cell>
          <table:table-cell table:style-name="ce40" table:formula="of:=COUNTIF([.D20:.D29];&quot;=relu&quot;)" office:value-type="float" office:value="0" calcext:value-type="float">
            <text:p>0</text:p>
          </table:table-cell>
          <table:table-cell table:style-name="ce43" table:formula="of:=COUNTIF([.D20:.D29];&quot;=tanh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4" office:value-type="string" calcext:value-type="string">
            <text:p>sigmoid</text:p>
          </table:table-cell>
          <table:table-cell table:number-columns-repeated="2"/>
          <table:table-cell table:style-name="ce37" table:formula="of:=[.G21]/COUNTA([.A20:.A29])" office:value-type="percentage" office:value="0.6" calcext:value-type="percentage">
            <text:p>60.00%</text:p>
          </table:table-cell>
          <table:table-cell table:style-name="ce41" table:formula="of:=[.H21]/COUNTA([.A20:.A29])" office:value-type="percentage" office:value="0.1" calcext:value-type="percentage">
            <text:p>10.00%</text:p>
          </table:table-cell>
          <table:table-cell table:style-name="ce44" table:formula="of:=[.I21]/COUNTA([.A20:.A29])" office:value-type="percentage" office:value="0.3" calcext:value-type="percentage">
            <text:p>30.00%</text:p>
          </table:table-cell>
          <table:table-cell table:style-name="ce37" table:formula="of:=[.J21]/COUNTA([.B20:.B29])" office:value-type="percentage" office:value="0.6" calcext:value-type="percentage">
            <text:p>60.00%</text:p>
          </table:table-cell>
          <table:table-cell table:style-name="ce41" table:formula="of:=[.K21]/COUNTA([.B20:.B29])" office:value-type="percentage" office:value="0.2" calcext:value-type="percentage">
            <text:p>20.00%</text:p>
          </table:table-cell>
          <table:table-cell table:style-name="ce44" table:formula="of:=[.L21]/COUNTA([.B20:.B29])" office:value-type="percentage" office:value="0.2" calcext:value-type="percentage">
            <text:p>20.00%</text:p>
          </table:table-cell>
          <table:table-cell table:style-name="ce37" table:formula="of:=[.M21]/COUNTA([.C20:.C29])" office:value-type="percentage" office:value="0.8" calcext:value-type="percentage">
            <text:p>80.00%</text:p>
          </table:table-cell>
          <table:table-cell table:style-name="ce41" table:formula="of:=[.N21]/COUNTA([.C20:.C29])" office:value-type="percentage" office:value="0.1" calcext:value-type="percentage">
            <text:p>10.00%</text:p>
          </table:table-cell>
          <table:table-cell table:style-name="ce44" table:formula="of:=[.O21]/COUNTA([.C20:.C29])" office:value-type="percentage" office:value="0.1" calcext:value-type="percentage">
            <text:p>10.00%</text:p>
          </table:table-cell>
          <table:table-cell table:style-name="ce37" table:formula="of:=[.P21]/COUNTA([.D20:.D29])" office:value-type="percentage" office:value="1" calcext:value-type="percentage">
            <text:p>100.00%</text:p>
          </table:table-cell>
          <table:table-cell table:style-name="ce41" table:formula="of:=[.Q21]/COUNTA([.D20:.D29])" office:value-type="percentage" office:value="0" calcext:value-type="percentage">
            <text:p>0.00%</text:p>
          </table:table-cell>
          <table:table-cell table:style-name="ce44" table:formula="of:=[.R21]/COUNTA([.D20:.D29])" office:value-type="percentage" office:value="0" calcext:value-type="percentage">
            <text:p>0.00%</text:p>
          </table:table-cell>
          <table:table-cell table:number-columns-repeated="8"/>
        </table:table-row>
        <table:table-row table:style-name="ro1">
          <table:table-cell table:number-columns-repeated="4" office:value-type="string" calcext:value-type="string">
            <text:p>sigmoi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igmoid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sigmoid</text:p>
          </table:table-cell>
          <table:table-cell table:number-columns-repeated="2"/>
          <table:table-cell office:value-type="string" calcext:value-type="string">
            <text:p>sigmoid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tan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igmoid</text:p>
          </table:table-cell>
          <table:table-cell office:value-type="string" calcext:value-type="string">
            <text:p>tanh</text:p>
          </table:table-cell>
          <table:table-cell table:number-columns-repeated="2" office:value-type="string" calcext:value-type="string">
            <text:p>sigmoid</text:p>
          </table:table-cell>
          <table:table-cell/>
          <table:table-cell table:style-name="ce34" office:value-type="string" calcext:value-type="string">
            <text:p>Total</text:p>
          </table:table-cell>
          <table:table-cell table:style-name="ce30" table:formula="of:=[.G21]+[.J21]+[.M21]+[.P21]" office:value-type="float" office:value="30" calcext:value-type="float">
            <text:p>30</text:p>
          </table:table-cell>
          <table:table-cell table:style-name="ce30" table:formula="of:=[.H21]+[.K21]+[.N21]+[.Q21]" office:value-type="float" office:value="4" calcext:value-type="float">
            <text:p>4</text:p>
          </table:table-cell>
          <table:table-cell table:style-name="ce30" table:formula="of:=[.I21]+[.L21]+[.O21]+[.R21]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table:number-columns-repeated="2" office:value-type="string" calcext:value-type="string">
            <text:p>sigmoid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igmoid</text:p>
          </table:table-cell>
          <table:table-cell/>
          <table:table-cell table:style-name="ce34" office:value-type="string" calcext:value-type="string">
            <text:p>%</text:p>
          </table:table-cell>
          <table:table-cell table:style-name="ce38" table:formula="of:=[.G25]/COUNTA([.A20:.D29])" office:value-type="percentage" office:value="0.75" calcext:value-type="percentage">
            <text:p>75.00%</text:p>
          </table:table-cell>
          <table:table-cell table:style-name="ce38" table:formula="of:=[.H25]/COUNTA([.A20:.D29])" office:value-type="percentage" office:value="0.1" calcext:value-type="percentage">
            <text:p>10.00%</text:p>
          </table:table-cell>
          <table:table-cell table:style-name="ce38" table:formula="of:=[.I25]/COUNTA([.A20:.D29])" office:value-type="percentage" office:value="0.15" calcext:value-type="percentage">
            <text:p>15.00%</text:p>
          </table:table-cell>
          <table:table-cell table:style-name="ce45"/>
          <table:table-cell table:number-columns-repeated="16"/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anh</text:p>
          </table:table-cell>
          <table:table-cell table:number-columns-repeated="3" office:value-type="string" calcext:value-type="string">
            <text:p>sigmoi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lu</text:p>
          </table:table-cell>
          <table:table-cell office:value-type="string" calcext:value-type="string">
            <text:p>tanh</text:p>
          </table:table-cell>
          <table:table-cell table:number-columns-repeated="2" office:value-type="string" calcext:value-type="string">
            <text:p>sigmoid</text:p>
          </table:table-cell>
          <table:table-cell table:number-columns-repeated="22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4" table:number-rows-spanned="1">
            <text:p>Base EA Fashion-MNIST LCMC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6" table:number-rows-spanned="1">
            <text:p>Encoder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Decoder</text:p>
          </table:table-cell>
          <table:covered-table-cell table:number-columns-repeated="5" table:style-name="ce1"/>
          <table:table-cell table:number-columns-repeated="8"/>
        </table:table-row>
        <table:table-row table:style-name="ro1">
          <table:table-cell table:style-name="ce30" office:value-type="string" calcext:value-type="string" table:number-columns-spanned="2" table:number-rows-spanned="1">
            <text:p>Encoder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Decoder</text:p>
          </table:table-cell>
          <table:covered-table-cell table:style-name="ce30"/>
          <table:table-cell/>
          <table:table-cell table:style-name="ce34" office:value-type="string" calcext:value-type="string">
            <text:p>Layer</text:p>
          </table:table-cell>
          <table:table-cell table:style-name="ce35" office:value-type="float" office:value="1" calcext:value-type="float" table:number-columns-spanned="3" table:number-rows-spanned="1">
            <text:p>1</text:p>
          </table:table-cell>
          <table:covered-table-cell table:style-name="ce39"/>
          <table:covered-table-cell table:style-name="ce42"/>
          <table:table-cell table:style-name="ce35" office:value-type="float" office:value="2" calcext:value-type="float" table:number-columns-spanned="3" table:number-rows-spanned="1">
            <text:p>2</text:p>
          </table:table-cell>
          <table:covered-table-cell table:style-name="ce39"/>
          <table:covered-table-cell table:style-name="ce42"/>
          <table:table-cell table:style-name="ce35" office:value-type="float" office:value="3" calcext:value-type="float" table:number-columns-spanned="3" table:number-rows-spanned="1">
            <text:p>3</text:p>
          </table:table-cell>
          <table:covered-table-cell table:style-name="ce39"/>
          <table:covered-table-cell table:style-name="ce42"/>
          <table:table-cell table:style-name="ce35" office:value-type="float" office:value="4" calcext:value-type="float" table:number-columns-spanned="3" table:number-rows-spanned="1">
            <text:p>4</text:p>
          </table:table-cell>
          <table:covered-table-cell table:style-name="ce39"/>
          <table:covered-table-cell table:style-name="ce42"/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/>
          <table:table-cell table:style-name="ce34"/>
          <table:table-cell table:style-name="ce36" office:value-type="string" calcext:value-type="string">
            <text:p>sigmoid</text:p>
          </table:table-cell>
          <table:table-cell table:style-name="ce30" office:value-type="string" calcext:value-type="string">
            <text:p>relu</text:p>
          </table:table-cell>
          <table:table-cell table:style-name="ce43" office:value-type="string" calcext:value-type="string">
            <text:p>tanh</text:p>
          </table:table-cell>
          <table:table-cell table:style-name="ce36" office:value-type="string" calcext:value-type="string">
            <text:p>sigmoid</text:p>
          </table:table-cell>
          <table:table-cell table:style-name="ce30" office:value-type="string" calcext:value-type="string">
            <text:p>relu</text:p>
          </table:table-cell>
          <table:table-cell table:style-name="ce43" office:value-type="string" calcext:value-type="string">
            <text:p>tanh</text:p>
          </table:table-cell>
          <table:table-cell table:style-name="ce36" office:value-type="string" calcext:value-type="string">
            <text:p>sigmoid</text:p>
          </table:table-cell>
          <table:table-cell table:style-name="ce30" office:value-type="string" calcext:value-type="string">
            <text:p>relu</text:p>
          </table:table-cell>
          <table:table-cell table:style-name="ce43" office:value-type="string" calcext:value-type="string">
            <text:p>tanh</text:p>
          </table:table-cell>
          <table:table-cell table:style-name="ce36" office:value-type="string" calcext:value-type="string">
            <text:p>sigmoid</text:p>
          </table:table-cell>
          <table:table-cell table:style-name="ce30" office:value-type="string" calcext:value-type="string">
            <text:p>relu</text:p>
          </table:table-cell>
          <table:table-cell table:style-name="ce43" office:value-type="string" calcext:value-type="string">
            <text:p>tanh</text:p>
          </table:table-cell>
          <table:table-cell table:number-columns-repeated="8"/>
        </table:table-row>
        <table:table-row table:style-name="ro1">
          <table:table-cell table:number-columns-repeated="4" office:value-type="string" calcext:value-type="string">
            <text:p>sigmoid</text:p>
          </table:table-cell>
          <table:table-cell/>
          <table:table-cell table:style-name="ce34"/>
          <table:table-cell table:style-name="ce36" table:formula="of:=COUNTIF([.A35:.A44];&quot;=sigmoid&quot;)" office:value-type="float" office:value="9" calcext:value-type="float">
            <text:p>9</text:p>
          </table:table-cell>
          <table:table-cell table:style-name="ce40" table:formula="of:=COUNTIF([.A35:.A44];&quot;=relu&quot;)" office:value-type="float" office:value="0" calcext:value-type="float">
            <text:p>0</text:p>
          </table:table-cell>
          <table:table-cell table:style-name="ce43" table:formula="of:=COUNTIF([.A35:.A44];&quot;=tanh&quot;)" office:value-type="float" office:value="1" calcext:value-type="float">
            <text:p>1</text:p>
          </table:table-cell>
          <table:table-cell table:style-name="ce36" table:formula="of:=COUNTIF([.B35:.B44];&quot;=sigmoid&quot;)" office:value-type="float" office:value="5" calcext:value-type="float">
            <text:p>5</text:p>
          </table:table-cell>
          <table:table-cell table:style-name="ce40" table:formula="of:=COUNTIF([.B35:.B44];&quot;=relu&quot;)" office:value-type="float" office:value="2" calcext:value-type="float">
            <text:p>2</text:p>
          </table:table-cell>
          <table:table-cell table:style-name="ce43" table:formula="of:=COUNTIF([.B35:.B44];&quot;=tanh&quot;)" office:value-type="float" office:value="3" calcext:value-type="float">
            <text:p>3</text:p>
          </table:table-cell>
          <table:table-cell table:style-name="ce36" table:formula="of:=COUNTIF([.C35:.C44];&quot;=sigmoid&quot;)" office:value-type="float" office:value="7" calcext:value-type="float">
            <text:p>7</text:p>
          </table:table-cell>
          <table:table-cell table:style-name="ce40" table:formula="of:=COUNTIF([.C35:.C44];&quot;=relu&quot;)" office:value-type="float" office:value="1" calcext:value-type="float">
            <text:p>1</text:p>
          </table:table-cell>
          <table:table-cell table:style-name="ce43" table:formula="of:=COUNTIF([.C35:.C44];&quot;=tanh&quot;)" office:value-type="float" office:value="2" calcext:value-type="float">
            <text:p>2</text:p>
          </table:table-cell>
          <table:table-cell table:style-name="ce36" table:formula="of:=COUNTIF([.D35:.D44];&quot;=sigmoid&quot;)" office:value-type="float" office:value="10" calcext:value-type="float">
            <text:p>10</text:p>
          </table:table-cell>
          <table:table-cell table:style-name="ce40" table:formula="of:=COUNTIF([.D35:.D44];&quot;=relu&quot;)" office:value-type="float" office:value="0" calcext:value-type="float">
            <text:p>0</text:p>
          </table:table-cell>
          <table:table-cell table:style-name="ce43" table:formula="of:=COUNTIF([.D35:.D44];&quot;=tanh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gmoid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igmoid</text:p>
          </table:table-cell>
          <table:table-cell/>
          <table:table-cell table:style-name="ce34"/>
          <table:table-cell table:style-name="ce37" table:formula="of:=[.G36]/COUNTA([.A35:.A44])" office:value-type="percentage" office:value="0.9" calcext:value-type="percentage">
            <text:p>90.00%</text:p>
          </table:table-cell>
          <table:table-cell table:style-name="ce41" table:formula="of:=[.H36]/COUNTA([.A35:.A44])" office:value-type="percentage" office:value="0" calcext:value-type="percentage">
            <text:p>0.00%</text:p>
          </table:table-cell>
          <table:table-cell table:style-name="ce44" table:formula="of:=[.I36]/COUNTA([.A35:.A44])" office:value-type="percentage" office:value="0.1" calcext:value-type="percentage">
            <text:p>10.00%</text:p>
          </table:table-cell>
          <table:table-cell table:style-name="ce37" table:formula="of:=[.J36]/COUNTA([.B35:.B44])" office:value-type="percentage" office:value="0.5" calcext:value-type="percentage">
            <text:p>50.00%</text:p>
          </table:table-cell>
          <table:table-cell table:style-name="ce41" table:formula="of:=[.K36]/COUNTA([.B35:.B44])" office:value-type="percentage" office:value="0.2" calcext:value-type="percentage">
            <text:p>20.00%</text:p>
          </table:table-cell>
          <table:table-cell table:style-name="ce44" table:formula="of:=[.L36]/COUNTA([.B35:.B44])" office:value-type="percentage" office:value="0.3" calcext:value-type="percentage">
            <text:p>30.00%</text:p>
          </table:table-cell>
          <table:table-cell table:style-name="ce37" table:formula="of:=[.M36]/COUNTA([.C35:.C44])" office:value-type="percentage" office:value="0.7" calcext:value-type="percentage">
            <text:p>70.00%</text:p>
          </table:table-cell>
          <table:table-cell table:style-name="ce41" table:formula="of:=[.N36]/COUNTA([.C35:.C44])" office:value-type="percentage" office:value="0.1" calcext:value-type="percentage">
            <text:p>10.00%</text:p>
          </table:table-cell>
          <table:table-cell table:style-name="ce44" table:formula="of:=[.O36]/COUNTA([.C35:.C44])" office:value-type="percentage" office:value="0.2" calcext:value-type="percentage">
            <text:p>20.00%</text:p>
          </table:table-cell>
          <table:table-cell table:style-name="ce37" table:formula="of:=[.P36]/COUNTA([.D35:.D44])" office:value-type="percentage" office:value="1" calcext:value-type="percentage">
            <text:p>100.00%</text:p>
          </table:table-cell>
          <table:table-cell table:style-name="ce41" table:formula="of:=[.Q36]/COUNTA([.D35:.D44])" office:value-type="percentage" office:value="0" calcext:value-type="percentage">
            <text:p>0.00%</text:p>
          </table:table-cell>
          <table:table-cell table:style-name="ce44" table:formula="of:=[.R36]/COUNTA([.D35:.D44])" office:value-type="percentage" office:value="0" calcext:value-type="percentage">
            <text:p>0.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gmoid</text:p>
          </table:table-cell>
          <table:table-cell table:number-columns-repeated="2" office:value-type="string" calcext:value-type="string">
            <text:p>tanh</text:p>
          </table:table-cell>
          <table:table-cell office:value-type="string" calcext:value-type="string">
            <text:p>sigmoid</text:p>
          </table:table-cell>
          <table:table-cell/>
          <table:table-cell table:style-name="ce34"/>
          <table:table-cell table:number-columns-repeated="20"/>
        </table:table-row>
        <table:table-row table:style-name="ro1">
          <table:table-cell office:value-type="string" calcext:value-type="string">
            <text:p>sigmoid</text:p>
          </table:table-cell>
          <table:table-cell office:value-type="string" calcext:value-type="string">
            <text:p>tanh</text:p>
          </table:table-cell>
          <table:table-cell table:number-columns-repeated="2" office:value-type="string" calcext:value-type="string">
            <text:p>sigmoid</text:p>
          </table:table-cell>
          <table:table-cell/>
          <table:table-cell table:style-name="ce34"/>
          <table:table-cell office:value-type="string" calcext:value-type="string">
            <text:p>sigmoid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tanh</text:p>
          </table:table-cell>
          <table:table-cell table:number-columns-repeated="17"/>
        </table:table-row>
        <table:table-row table:style-name="ro1">
          <table:table-cell table:number-columns-repeated="4" office:value-type="string" calcext:value-type="string">
            <text:p>sigmoid</text:p>
          </table:table-cell>
          <table:table-cell/>
          <table:table-cell table:style-name="ce34" office:value-type="string" calcext:value-type="string">
            <text:p>Total</text:p>
          </table:table-cell>
          <table:table-cell table:style-name="ce30" table:formula="of:=[.G36]+[.J36]+[.M36]+[.P36]" office:value-type="float" office:value="31" calcext:value-type="float">
            <text:p>31</text:p>
          </table:table-cell>
          <table:table-cell table:style-name="ce30" table:formula="of:=[.H36]+[.K36]+[.N36]+[.Q36]" office:value-type="float" office:value="3" calcext:value-type="float">
            <text:p>3</text:p>
          </table:table-cell>
          <table:table-cell table:style-name="ce30" table:formula="of:=[.I36]+[.L36]+[.O36]+[.R36]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table:number-columns-repeated="4" office:value-type="string" calcext:value-type="string">
            <text:p>sigmoid</text:p>
          </table:table-cell>
          <table:table-cell/>
          <table:table-cell table:style-name="ce34" office:value-type="string" calcext:value-type="string">
            <text:p>%</text:p>
          </table:table-cell>
          <table:table-cell table:style-name="ce38" table:formula="of:=[.G40]/COUNTA([.A35:.D44])" office:value-type="percentage" office:value="0.775" calcext:value-type="percentage">
            <text:p>77.50%</text:p>
          </table:table-cell>
          <table:table-cell table:style-name="ce38" table:formula="of:=[.H40]/COUNTA([.A35:.D44])" office:value-type="percentage" office:value="0.075" calcext:value-type="percentage">
            <text:p>7.50%</text:p>
          </table:table-cell>
          <table:table-cell table:style-name="ce38" table:formula="of:=[.I40]/COUNTA([.A35:.D44])" office:value-type="percentage" office:value="0.15" calcext:value-type="percentage">
            <text:p>15.00%</text:p>
          </table:table-cell>
          <table:table-cell table:style-name="ce45"/>
          <table:table-cell table:number-columns-repeated="16"/>
        </table:table-row>
        <table:table-row table:style-name="ro1">
          <table:table-cell table:number-columns-repeated="4" office:value-type="string" calcext:value-type="string">
            <text:p>sigmoid</text:p>
          </table:table-cell>
          <table:table-cell table:number-columns-repeated="22"/>
        </table:table-row>
        <table:table-row table:style-name="ro1">
          <table:table-cell table:number-columns-repeated="4" office:value-type="string" calcext:value-type="string">
            <text:p>sigmoi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igmoid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sigmoid</text:p>
          </table:table-cell>
          <table:table-cell table:number-columns-repeated="22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4" table:number-rows-spanned="1">
            <text:p>EA MNIST Target-Size 10 LCMC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6" table:number-rows-spanned="1">
            <text:p>Encoder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Decoder</text:p>
          </table:table-cell>
          <table:covered-table-cell table:number-columns-repeated="5" table:style-name="ce1"/>
          <table:table-cell table:number-columns-repeated="8"/>
        </table:table-row>
        <table:table-row table:style-name="ro1">
          <table:table-cell table:style-name="ce30" office:value-type="string" calcext:value-type="string" table:number-columns-spanned="2" table:number-rows-spanned="1">
            <text:p>Encoder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Decoder</text:p>
          </table:table-cell>
          <table:covered-table-cell table:style-name="ce30"/>
          <table:table-cell/>
          <table:table-cell table:style-name="ce34" office:value-type="string" calcext:value-type="string">
            <text:p>Layer</text:p>
          </table:table-cell>
          <table:table-cell table:style-name="ce35" office:value-type="float" office:value="1" calcext:value-type="float" table:number-columns-spanned="3" table:number-rows-spanned="1">
            <text:p>1</text:p>
          </table:table-cell>
          <table:covered-table-cell table:style-name="ce39"/>
          <table:covered-table-cell table:style-name="ce42"/>
          <table:table-cell table:style-name="ce35" office:value-type="float" office:value="2" calcext:value-type="float" table:number-columns-spanned="3" table:number-rows-spanned="1">
            <text:p>2</text:p>
          </table:table-cell>
          <table:covered-table-cell table:style-name="ce39"/>
          <table:covered-table-cell table:style-name="ce42"/>
          <table:table-cell table:style-name="ce35" office:value-type="float" office:value="3" calcext:value-type="float" table:number-columns-spanned="3" table:number-rows-spanned="1">
            <text:p>3</text:p>
          </table:table-cell>
          <table:covered-table-cell table:style-name="ce39"/>
          <table:covered-table-cell table:style-name="ce42"/>
          <table:table-cell table:style-name="ce35" office:value-type="float" office:value="4" calcext:value-type="float" table:number-columns-spanned="3" table:number-rows-spanned="1">
            <text:p>4</text:p>
          </table:table-cell>
          <table:covered-table-cell table:style-name="ce39"/>
          <table:covered-table-cell table:style-name="ce42"/>
          <table:table-cell table:number-columns-repeated="8"/>
        </table:table-row>
        <table:table-row table:style-name="ro1">
          <table:table-cell office:value-type="string" calcext:value-type="string">
            <text:p>tanh</text:p>
          </table:table-cell>
          <table:table-cell table:number-columns-repeated="2"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/>
          <table:table-cell table:style-name="ce34"/>
          <table:table-cell table:style-name="ce36" office:value-type="string" calcext:value-type="string">
            <text:p>sigmoid</text:p>
          </table:table-cell>
          <table:table-cell table:style-name="ce30" office:value-type="string" calcext:value-type="string">
            <text:p>relu</text:p>
          </table:table-cell>
          <table:table-cell table:style-name="ce43" office:value-type="string" calcext:value-type="string">
            <text:p>tanh</text:p>
          </table:table-cell>
          <table:table-cell table:style-name="ce36" office:value-type="string" calcext:value-type="string">
            <text:p>sigmoid</text:p>
          </table:table-cell>
          <table:table-cell table:style-name="ce30" office:value-type="string" calcext:value-type="string">
            <text:p>relu</text:p>
          </table:table-cell>
          <table:table-cell table:style-name="ce43" office:value-type="string" calcext:value-type="string">
            <text:p>tanh</text:p>
          </table:table-cell>
          <table:table-cell table:style-name="ce36" office:value-type="string" calcext:value-type="string">
            <text:p>sigmoid</text:p>
          </table:table-cell>
          <table:table-cell table:style-name="ce30" office:value-type="string" calcext:value-type="string">
            <text:p>relu</text:p>
          </table:table-cell>
          <table:table-cell table:style-name="ce43" office:value-type="string" calcext:value-type="string">
            <text:p>tanh</text:p>
          </table:table-cell>
          <table:table-cell table:style-name="ce36" office:value-type="string" calcext:value-type="string">
            <text:p>sigmoid</text:p>
          </table:table-cell>
          <table:table-cell table:style-name="ce30" office:value-type="string" calcext:value-type="string">
            <text:p>relu</text:p>
          </table:table-cell>
          <table:table-cell table:style-name="ce43" office:value-type="string" calcext:value-type="string">
            <text:p>tan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igmoid</text:p>
          </table:table-cell>
          <table:table-cell/>
          <table:table-cell table:style-name="ce34"/>
          <table:table-cell table:style-name="ce36" table:formula="of:=COUNTIF([.A50:.A59];&quot;=sigmoid&quot;)" office:value-type="float" office:value="7" calcext:value-type="float">
            <text:p>7</text:p>
          </table:table-cell>
          <table:table-cell table:style-name="ce40" table:formula="of:=COUNTIF([.A50:.A59];&quot;=relu&quot;)" office:value-type="float" office:value="2" calcext:value-type="float">
            <text:p>2</text:p>
          </table:table-cell>
          <table:table-cell table:style-name="ce43" table:formula="of:=COUNTIF([.A50:.A59];&quot;=tanh&quot;)" office:value-type="float" office:value="1" calcext:value-type="float">
            <text:p>1</text:p>
          </table:table-cell>
          <table:table-cell table:style-name="ce36" table:formula="of:=COUNTIF([.B50:.B59];&quot;=sigmoid&quot;)" office:value-type="float" office:value="5" calcext:value-type="float">
            <text:p>5</text:p>
          </table:table-cell>
          <table:table-cell table:style-name="ce40" table:formula="of:=COUNTIF([.B50:.B59];&quot;=relu&quot;)" office:value-type="float" office:value="3" calcext:value-type="float">
            <text:p>3</text:p>
          </table:table-cell>
          <table:table-cell table:style-name="ce43" table:formula="of:=COUNTIF([.B50:.B59];&quot;=tanh&quot;)" office:value-type="float" office:value="2" calcext:value-type="float">
            <text:p>2</text:p>
          </table:table-cell>
          <table:table-cell table:style-name="ce36" table:formula="of:=COUNTIF([.C50:.C59];&quot;=sigmoid&quot;)" office:value-type="float" office:value="4" calcext:value-type="float">
            <text:p>4</text:p>
          </table:table-cell>
          <table:table-cell table:style-name="ce40" table:formula="of:=COUNTIF([.C50:.C59];&quot;=relu&quot;)" office:value-type="float" office:value="2" calcext:value-type="float">
            <text:p>2</text:p>
          </table:table-cell>
          <table:table-cell table:style-name="ce43" table:formula="of:=COUNTIF([.C50:.C59];&quot;=tanh&quot;)" office:value-type="float" office:value="4" calcext:value-type="float">
            <text:p>4</text:p>
          </table:table-cell>
          <table:table-cell table:style-name="ce36" table:formula="of:=COUNTIF([.D50:.D59];&quot;=sigmoid&quot;)" office:value-type="float" office:value="10" calcext:value-type="float">
            <text:p>10</text:p>
          </table:table-cell>
          <table:table-cell table:style-name="ce40" table:formula="of:=COUNTIF([.D50:.D59];&quot;=relu&quot;)" office:value-type="float" office:value="0" calcext:value-type="float">
            <text:p>0</text:p>
          </table:table-cell>
          <table:table-cell table:style-name="ce43" table:formula="of:=COUNTIF([.D50:.D59];&quot;=tanh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gmoid</text:p>
          </table:table-cell>
          <table:table-cell office:value-type="string" calcext:value-type="string">
            <text:p>tanh</text:p>
          </table:table-cell>
          <table:table-cell table:number-columns-repeated="2" office:value-type="string" calcext:value-type="string">
            <text:p>sigmoid</text:p>
          </table:table-cell>
          <table:table-cell/>
          <table:table-cell table:style-name="ce34"/>
          <table:table-cell table:style-name="ce37" table:formula="of:=[.G51]/COUNTA([.A50:.A59])" office:value-type="percentage" office:value="0.7" calcext:value-type="percentage">
            <text:p>70.00%</text:p>
          </table:table-cell>
          <table:table-cell table:style-name="ce41" table:formula="of:=[.H51]/COUNTA([.A50:.A59])" office:value-type="percentage" office:value="0.2" calcext:value-type="percentage">
            <text:p>20.00%</text:p>
          </table:table-cell>
          <table:table-cell table:style-name="ce44" table:formula="of:=[.I51]/COUNTA([.A50:.A59])" office:value-type="percentage" office:value="0.1" calcext:value-type="percentage">
            <text:p>10.00%</text:p>
          </table:table-cell>
          <table:table-cell table:style-name="ce37" table:formula="of:=[.J51]/COUNTA([.B50:.B59])" office:value-type="percentage" office:value="0.5" calcext:value-type="percentage">
            <text:p>50.00%</text:p>
          </table:table-cell>
          <table:table-cell table:style-name="ce41" table:formula="of:=[.K51]/COUNTA([.B50:.B59])" office:value-type="percentage" office:value="0.3" calcext:value-type="percentage">
            <text:p>30.00%</text:p>
          </table:table-cell>
          <table:table-cell table:style-name="ce44" table:formula="of:=[.L51]/COUNTA([.B50:.B59])" office:value-type="percentage" office:value="0.2" calcext:value-type="percentage">
            <text:p>20.00%</text:p>
          </table:table-cell>
          <table:table-cell table:style-name="ce37" table:formula="of:=[.M51]/COUNTA([.C50:.C59])" office:value-type="percentage" office:value="0.4" calcext:value-type="percentage">
            <text:p>40.00%</text:p>
          </table:table-cell>
          <table:table-cell table:style-name="ce41" table:formula="of:=[.N51]/COUNTA([.C50:.C59])" office:value-type="percentage" office:value="0.2" calcext:value-type="percentage">
            <text:p>20.00%</text:p>
          </table:table-cell>
          <table:table-cell table:style-name="ce44" table:formula="of:=[.O51]/COUNTA([.C50:.C59])" office:value-type="percentage" office:value="0.4" calcext:value-type="percentage">
            <text:p>40.00%</text:p>
          </table:table-cell>
          <table:table-cell table:style-name="ce37" table:formula="of:=[.P51]/COUNTA([.D50:.D59])" office:value-type="percentage" office:value="1" calcext:value-type="percentage">
            <text:p>100.00%</text:p>
          </table:table-cell>
          <table:table-cell table:style-name="ce41" table:formula="of:=[.Q51]/COUNTA([.D50:.D59])" office:value-type="percentage" office:value="0" calcext:value-type="percentage">
            <text:p>0.00%</text:p>
          </table:table-cell>
          <table:table-cell table:style-name="ce44" table:formula="of:=[.R51]/COUNTA([.D50:.D59])" office:value-type="percentage" office:value="0" calcext:value-type="percentage">
            <text:p>0.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gmoid</text:p>
          </table:table-cell>
          <table:table-cell office:value-type="string" calcext:value-type="string">
            <text:p>tanh</text:p>
          </table:table-cell>
          <table:table-cell table:number-columns-repeated="2" office:value-type="string" calcext:value-type="string">
            <text:p>sigmoid</text:p>
          </table:table-cell>
          <table:table-cell/>
          <table:table-cell table:style-name="ce34"/>
          <table:table-cell table:number-columns-repeated="20"/>
        </table:table-row>
        <table:table-row table:style-name="ro1">
          <table:table-cell table:number-columns-repeated="2" office:value-type="string" calcext:value-type="string">
            <text:p>sigmoid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/>
          <table:table-cell table:style-name="ce34"/>
          <table:table-cell office:value-type="string" calcext:value-type="string">
            <text:p>sigmoid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tanh</text:p>
          </table:table-cell>
          <table:table-cell table:number-columns-repeated="17"/>
        </table:table-row>
        <table:table-row table:style-name="ro1">
          <table:table-cell table:number-columns-repeated="2" office:value-type="string" calcext:value-type="string">
            <text:p>sigmoid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igmoid</text:p>
          </table:table-cell>
          <table:table-cell/>
          <table:table-cell table:style-name="ce34" office:value-type="string" calcext:value-type="string">
            <text:p>Total</text:p>
          </table:table-cell>
          <table:table-cell table:style-name="ce30" table:formula="of:=[.G51]+[.J51]+[.M51]+[.P51]" office:value-type="float" office:value="26" calcext:value-type="float">
            <text:p>26</text:p>
          </table:table-cell>
          <table:table-cell table:style-name="ce30" table:formula="of:=[.H51]+[.K51]+[.N51]+[.Q51]" office:value-type="float" office:value="7" calcext:value-type="float">
            <text:p>7</text:p>
          </table:table-cell>
          <table:table-cell table:style-name="ce30" table:formula="of:=[.I51]+[.L51]+[.O51]+[.R51]"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table:number-columns-repeated="2" office:value-type="string" calcext:value-type="string">
            <text:p>sigmoid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igmoid</text:p>
          </table:table-cell>
          <table:table-cell/>
          <table:table-cell table:style-name="ce34" office:value-type="string" calcext:value-type="string">
            <text:p>%</text:p>
          </table:table-cell>
          <table:table-cell table:style-name="ce38" table:formula="of:=[.G55]/COUNTA([.A50:.D59])" office:value-type="percentage" office:value="0.65" calcext:value-type="percentage">
            <text:p>65.00%</text:p>
          </table:table-cell>
          <table:table-cell table:style-name="ce38" table:formula="of:=[.H55]/COUNTA([.A50:.D59])" office:value-type="percentage" office:value="0.175" calcext:value-type="percentage">
            <text:p>17.50%</text:p>
          </table:table-cell>
          <table:table-cell table:style-name="ce38" table:formula="of:=[.I55]/COUNTA([.A50:.D59])" office:value-type="percentage" office:value="0.175" calcext:value-type="percentage">
            <text:p>17.50%</text:p>
          </table:table-cell>
          <table:table-cell table:style-name="ce45"/>
          <table:table-cell table:number-columns-repeated="16"/>
        </table:table-row>
        <table:table-row table:style-name="ro1">
          <table:table-cell table:number-columns-repeated="2" office:value-type="string" calcext:value-type="string">
            <text:p>sigmoid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igmoid</text:p>
          </table:table-cell>
          <table:table-cell table:number-columns-repeated="22"/>
        </table:table-row>
        <table:table-row table:style-name="ro1">
          <table:table-cell table:number-columns-repeated="2" office:value-type="string" calcext:value-type="string">
            <text:p>relu</text:p>
          </table:table-cell>
          <table:table-cell table:number-columns-repeated="2" office:value-type="string" calcext:value-type="string">
            <text:p>sigmoi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igmoid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sigmoid</text:p>
          </table:table-cell>
          <table:table-cell table:number-columns-repeated="22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4" table:number-rows-spanned="1">
            <text:p>EA MNIST Target-Size 2 LCMC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6" table:number-rows-spanned="1">
            <text:p>Encoder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Decoder</text:p>
          </table:table-cell>
          <table:covered-table-cell table:number-columns-repeated="5" table:style-name="ce1"/>
          <table:table-cell table:number-columns-repeated="8"/>
        </table:table-row>
        <table:table-row table:style-name="ro1">
          <table:table-cell table:style-name="ce30" office:value-type="string" calcext:value-type="string" table:number-columns-spanned="2" table:number-rows-spanned="1">
            <text:p>Encoder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Decoder</text:p>
          </table:table-cell>
          <table:covered-table-cell table:style-name="ce30"/>
          <table:table-cell/>
          <table:table-cell table:style-name="ce34" office:value-type="string" calcext:value-type="string">
            <text:p>Layer</text:p>
          </table:table-cell>
          <table:table-cell table:style-name="ce35" office:value-type="float" office:value="1" calcext:value-type="float" table:number-columns-spanned="3" table:number-rows-spanned="1">
            <text:p>1</text:p>
          </table:table-cell>
          <table:covered-table-cell table:style-name="ce39"/>
          <table:covered-table-cell table:style-name="ce42"/>
          <table:table-cell table:style-name="ce35" office:value-type="float" office:value="2" calcext:value-type="float" table:number-columns-spanned="3" table:number-rows-spanned="1">
            <text:p>2</text:p>
          </table:table-cell>
          <table:covered-table-cell table:style-name="ce39"/>
          <table:covered-table-cell table:style-name="ce42"/>
          <table:table-cell table:style-name="ce35" office:value-type="float" office:value="3" calcext:value-type="float" table:number-columns-spanned="3" table:number-rows-spanned="1">
            <text:p>3</text:p>
          </table:table-cell>
          <table:covered-table-cell table:style-name="ce39"/>
          <table:covered-table-cell table:style-name="ce42"/>
          <table:table-cell table:style-name="ce35" office:value-type="float" office:value="4" calcext:value-type="float" table:number-columns-spanned="3" table:number-rows-spanned="1">
            <text:p>4</text:p>
          </table:table-cell>
          <table:covered-table-cell table:style-name="ce39"/>
          <table:covered-table-cell table:style-name="ce42"/>
          <table:table-cell table:number-columns-repeated="8"/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/>
          <table:table-cell table:style-name="ce34"/>
          <table:table-cell table:style-name="ce36" office:value-type="string" calcext:value-type="string">
            <text:p>sigmoid</text:p>
          </table:table-cell>
          <table:table-cell table:style-name="ce30" office:value-type="string" calcext:value-type="string">
            <text:p>relu</text:p>
          </table:table-cell>
          <table:table-cell table:style-name="ce43" office:value-type="string" calcext:value-type="string">
            <text:p>tanh</text:p>
          </table:table-cell>
          <table:table-cell table:style-name="ce36" office:value-type="string" calcext:value-type="string">
            <text:p>sigmoid</text:p>
          </table:table-cell>
          <table:table-cell table:style-name="ce30" office:value-type="string" calcext:value-type="string">
            <text:p>relu</text:p>
          </table:table-cell>
          <table:table-cell table:style-name="ce43" office:value-type="string" calcext:value-type="string">
            <text:p>tanh</text:p>
          </table:table-cell>
          <table:table-cell table:style-name="ce36" office:value-type="string" calcext:value-type="string">
            <text:p>sigmoid</text:p>
          </table:table-cell>
          <table:table-cell table:style-name="ce30" office:value-type="string" calcext:value-type="string">
            <text:p>relu</text:p>
          </table:table-cell>
          <table:table-cell table:style-name="ce43" office:value-type="string" calcext:value-type="string">
            <text:p>tanh</text:p>
          </table:table-cell>
          <table:table-cell table:style-name="ce36" office:value-type="string" calcext:value-type="string">
            <text:p>sigmoid</text:p>
          </table:table-cell>
          <table:table-cell table:style-name="ce30" office:value-type="string" calcext:value-type="string">
            <text:p>relu</text:p>
          </table:table-cell>
          <table:table-cell table:style-name="ce43" office:value-type="string" calcext:value-type="string">
            <text:p>tanh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igmoid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igmoid</text:p>
          </table:table-cell>
          <table:table-cell/>
          <table:table-cell table:style-name="ce34"/>
          <table:table-cell table:style-name="ce36" table:formula="of:=COUNTIF([.A65:.A74];&quot;=sigmoid&quot;)" office:value-type="float" office:value="7" calcext:value-type="float">
            <text:p>7</text:p>
          </table:table-cell>
          <table:table-cell table:style-name="ce40" table:formula="of:=COUNTIF([.A65:.A74];&quot;=relu&quot;)" office:value-type="float" office:value="2" calcext:value-type="float">
            <text:p>2</text:p>
          </table:table-cell>
          <table:table-cell table:style-name="ce43" table:formula="of:=COUNTIF([.A65:.A74];&quot;=tanh&quot;)" office:value-type="float" office:value="1" calcext:value-type="float">
            <text:p>1</text:p>
          </table:table-cell>
          <table:table-cell table:style-name="ce36" table:formula="of:=COUNTIF([.B65:.B74];&quot;=sigmoid&quot;)" office:value-type="float" office:value="5" calcext:value-type="float">
            <text:p>5</text:p>
          </table:table-cell>
          <table:table-cell table:style-name="ce40" table:formula="of:=COUNTIF([.B65:.B74];&quot;=relu&quot;)" office:value-type="float" office:value="2" calcext:value-type="float">
            <text:p>2</text:p>
          </table:table-cell>
          <table:table-cell table:style-name="ce43" table:formula="of:=COUNTIF([.B65:.B74];&quot;=tanh&quot;)" office:value-type="float" office:value="3" calcext:value-type="float">
            <text:p>3</text:p>
          </table:table-cell>
          <table:table-cell table:style-name="ce36" table:formula="of:=COUNTIF([.C65:.C74];&quot;=sigmoid&quot;)" office:value-type="float" office:value="3" calcext:value-type="float">
            <text:p>3</text:p>
          </table:table-cell>
          <table:table-cell table:style-name="ce40" table:formula="of:=COUNTIF([.C65:.C74];&quot;=relu&quot;)" office:value-type="float" office:value="1" calcext:value-type="float">
            <text:p>1</text:p>
          </table:table-cell>
          <table:table-cell table:style-name="ce43" table:formula="of:=COUNTIF([.C65:.C74];&quot;=tanh&quot;)" office:value-type="float" office:value="6" calcext:value-type="float">
            <text:p>6</text:p>
          </table:table-cell>
          <table:table-cell table:style-name="ce36" table:formula="of:=COUNTIF([.D65:.D74];&quot;=sigmoid&quot;)" office:value-type="float" office:value="9" calcext:value-type="float">
            <text:p>9</text:p>
          </table:table-cell>
          <table:table-cell table:style-name="ce40" table:formula="of:=COUNTIF([.D65:.D74];&quot;=relu&quot;)" office:value-type="float" office:value="1" calcext:value-type="float">
            <text:p>1</text:p>
          </table:table-cell>
          <table:table-cell table:style-name="ce43" table:formula="of:=COUNTIF([.D65:.D74];&quot;=tanh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lu</text:p>
          </table:table-cell>
          <table:table-cell office:value-type="string" calcext:value-type="string">
            <text:p>tanh</text:p>
          </table:table-cell>
          <table:table-cell table:number-columns-repeated="2" office:value-type="string" calcext:value-type="string">
            <text:p>sigmoid</text:p>
          </table:table-cell>
          <table:table-cell/>
          <table:table-cell table:style-name="ce34"/>
          <table:table-cell table:style-name="ce37" table:formula="of:=[.G66]/COUNTA([.A65:.A74])" office:value-type="percentage" office:value="0.7" calcext:value-type="percentage">
            <text:p>70.00%</text:p>
          </table:table-cell>
          <table:table-cell table:style-name="ce41" table:formula="of:=[.H66]/COUNTA([.A65:.A74])" office:value-type="percentage" office:value="0.2" calcext:value-type="percentage">
            <text:p>20.00%</text:p>
          </table:table-cell>
          <table:table-cell table:style-name="ce44" table:formula="of:=[.I66]/COUNTA([.A65:.A74])" office:value-type="percentage" office:value="0.1" calcext:value-type="percentage">
            <text:p>10.00%</text:p>
          </table:table-cell>
          <table:table-cell table:style-name="ce37" table:formula="of:=[.J66]/COUNTA([.B65:.B74])" office:value-type="percentage" office:value="0.5" calcext:value-type="percentage">
            <text:p>50.00%</text:p>
          </table:table-cell>
          <table:table-cell table:style-name="ce41" table:formula="of:=[.K66]/COUNTA([.B65:.B74])" office:value-type="percentage" office:value="0.2" calcext:value-type="percentage">
            <text:p>20.00%</text:p>
          </table:table-cell>
          <table:table-cell table:style-name="ce44" table:formula="of:=[.L66]/COUNTA([.B65:.B74])" office:value-type="percentage" office:value="0.3" calcext:value-type="percentage">
            <text:p>30.00%</text:p>
          </table:table-cell>
          <table:table-cell table:style-name="ce37" table:formula="of:=[.M66]/COUNTA([.C65:.C74])" office:value-type="percentage" office:value="0.3" calcext:value-type="percentage">
            <text:p>30.00%</text:p>
          </table:table-cell>
          <table:table-cell table:style-name="ce41" table:formula="of:=[.N66]/COUNTA([.C65:.C74])" office:value-type="percentage" office:value="0.1" calcext:value-type="percentage">
            <text:p>10.00%</text:p>
          </table:table-cell>
          <table:table-cell table:style-name="ce44" table:formula="of:=[.O66]/COUNTA([.C65:.C74])" office:value-type="percentage" office:value="0.6" calcext:value-type="percentage">
            <text:p>60.00%</text:p>
          </table:table-cell>
          <table:table-cell table:style-name="ce37" table:formula="of:=[.P66]/COUNTA([.D65:.D74])" office:value-type="percentage" office:value="0.9" calcext:value-type="percentage">
            <text:p>90.00%</text:p>
          </table:table-cell>
          <table:table-cell table:style-name="ce41" table:formula="of:=[.Q66]/COUNTA([.D65:.D74])" office:value-type="percentage" office:value="0.1" calcext:value-type="percentage">
            <text:p>10.00%</text:p>
          </table:table-cell>
          <table:table-cell table:style-name="ce44" table:formula="of:=[.R66]/COUNTA([.D65:.D74])" office:value-type="percentage" office:value="0" calcext:value-type="percentage">
            <text:p>0.00%</text:p>
          </table:table-cell>
          <table:table-cell table:number-columns-repeated="8"/>
        </table:table-row>
        <table:table-row table:style-name="ro1">
          <table:table-cell table:number-columns-repeated="4" office:value-type="string" calcext:value-type="string">
            <text:p>sigmoid</text:p>
          </table:table-cell>
          <table:table-cell/>
          <table:table-cell table:style-name="ce34"/>
          <table:table-cell table:number-columns-repeated="20"/>
        </table:table-row>
        <table:table-row table:style-name="ro1">
          <table:table-cell table:number-columns-repeated="2" office:value-type="string" calcext:value-type="string">
            <text:p>relu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igmoid</text:p>
          </table:table-cell>
          <table:table-cell/>
          <table:table-cell table:style-name="ce34"/>
          <table:table-cell office:value-type="string" calcext:value-type="string">
            <text:p>sigmoid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tan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igmoid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sigmoid</text:p>
          </table:table-cell>
          <table:table-cell/>
          <table:table-cell table:style-name="ce34" office:value-type="string" calcext:value-type="string">
            <text:p>Total</text:p>
          </table:table-cell>
          <table:table-cell table:style-name="ce30" table:formula="of:=[.G66]+[.J66]+[.M66]+[.P66]" office:value-type="float" office:value="24" calcext:value-type="float">
            <text:p>24</text:p>
          </table:table-cell>
          <table:table-cell table:style-name="ce30" table:formula="of:=[.H66]+[.K66]+[.N66]+[.Q66]" office:value-type="float" office:value="6" calcext:value-type="float">
            <text:p>6</text:p>
          </table:table-cell>
          <table:table-cell table:style-name="ce30" table:formula="of:=[.I66]+[.L66]+[.O66]+[.R66]"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table:number-columns-repeated="2" office:value-type="string" calcext:value-type="string">
            <text:p>sigmoid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/>
          <table:table-cell table:style-name="ce34" office:value-type="string" calcext:value-type="string">
            <text:p>%</text:p>
          </table:table-cell>
          <table:table-cell table:style-name="ce38" table:formula="of:=[.G70]/COUNTA([.A65:.D74])" office:value-type="percentage" office:value="0.6" calcext:value-type="percentage">
            <text:p>60.00%</text:p>
          </table:table-cell>
          <table:table-cell table:style-name="ce38" table:formula="of:=[.H70]/COUNTA([.A65:.D74])" office:value-type="percentage" office:value="0.15" calcext:value-type="percentage">
            <text:p>15.00%</text:p>
          </table:table-cell>
          <table:table-cell table:style-name="ce38" table:formula="of:=[.I70]/COUNTA([.A65:.D74])" office:value-type="percentage" office:value="0.25" calcext:value-type="percentage">
            <text:p>25.00%</text:p>
          </table:table-cell>
          <table:table-cell table:style-name="ce45"/>
          <table:table-cell table:number-columns-repeated="16"/>
        </table:table-row>
        <table:table-row table:style-name="ro1">
          <table:table-cell office:value-type="string" calcext:value-type="string">
            <text:p>sigmoid</text:p>
          </table:table-cell>
          <table:table-cell table:number-columns-repeated="2" office:value-type="string" calcext:value-type="string">
            <text:p>tanh</text:p>
          </table:table-cell>
          <table:table-cell office:value-type="string" calcext:value-type="string">
            <text:p>sigmoid</text:p>
          </table:table-cell>
          <table:table-cell table:number-columns-repeated="22"/>
        </table:table-row>
        <table:table-row table:style-name="ro1">
          <table:table-cell table:number-columns-repeated="2" office:value-type="string" calcext:value-type="string">
            <text:p>sigmoid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igmoi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igmoid</text:p>
          </table:table-cell>
          <table:table-cell table:number-columns-repeated="2" office:value-type="string" calcext:value-type="string">
            <text:p>tanh</text:p>
          </table:table-cell>
          <table:table-cell office:value-type="string" calcext:value-type="string">
            <text:p>sigmoid</text:p>
          </table:table-cell>
          <table:table-cell table:number-columns-repeated="22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4" table:number-rows-spanned="1">
            <text:p>EA YPMSD Target-Size 22 LCMC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6" table:number-rows-spanned="1">
            <text:p>Encoder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Decoder</text:p>
          </table:table-cell>
          <table:covered-table-cell table:number-columns-repeated="5" table:style-name="ce1"/>
          <table:table-cell table:number-columns-repeated="8"/>
        </table:table-row>
        <table:table-row table:style-name="ro1">
          <table:table-cell table:style-name="ce30" office:value-type="string" calcext:value-type="string" table:number-columns-spanned="2" table:number-rows-spanned="1">
            <text:p>Encoder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Decoder</text:p>
          </table:table-cell>
          <table:covered-table-cell table:style-name="ce30"/>
          <table:table-cell/>
          <table:table-cell table:style-name="ce34" office:value-type="string" calcext:value-type="string">
            <text:p>Layer</text:p>
          </table:table-cell>
          <table:table-cell table:style-name="ce35" office:value-type="float" office:value="1" calcext:value-type="float" table:number-columns-spanned="3" table:number-rows-spanned="1">
            <text:p>1</text:p>
          </table:table-cell>
          <table:covered-table-cell table:style-name="ce39"/>
          <table:covered-table-cell table:style-name="ce42"/>
          <table:table-cell table:style-name="ce35" office:value-type="float" office:value="2" calcext:value-type="float" table:number-columns-spanned="3" table:number-rows-spanned="1">
            <text:p>2</text:p>
          </table:table-cell>
          <table:covered-table-cell table:style-name="ce39"/>
          <table:covered-table-cell table:style-name="ce42"/>
          <table:table-cell table:style-name="ce35" office:value-type="float" office:value="3" calcext:value-type="float" table:number-columns-spanned="3" table:number-rows-spanned="1">
            <text:p>3</text:p>
          </table:table-cell>
          <table:covered-table-cell table:style-name="ce39"/>
          <table:covered-table-cell table:style-name="ce42"/>
          <table:table-cell table:style-name="ce35" office:value-type="float" office:value="4" calcext:value-type="float" table:number-columns-spanned="3" table:number-rows-spanned="1">
            <text:p>4</text:p>
          </table:table-cell>
          <table:covered-table-cell table:style-name="ce39"/>
          <table:covered-table-cell table:style-name="ce42"/>
          <table:table-cell table:number-columns-repeated="8"/>
        </table:table-row>
        <table:table-row table:style-name="ro1"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inear</text:p>
          </table:table-cell>
          <table:table-cell/>
          <table:table-cell table:style-name="ce34"/>
          <table:table-cell table:style-name="ce36" office:value-type="string" calcext:value-type="string">
            <text:p>sigmoid</text:p>
          </table:table-cell>
          <table:table-cell table:style-name="ce30" office:value-type="string" calcext:value-type="string">
            <text:p>relu</text:p>
          </table:table-cell>
          <table:table-cell table:style-name="ce43" office:value-type="string" calcext:value-type="string">
            <text:p>tanh</text:p>
          </table:table-cell>
          <table:table-cell table:style-name="ce36" office:value-type="string" calcext:value-type="string">
            <text:p>sigmoid</text:p>
          </table:table-cell>
          <table:table-cell table:style-name="ce30" office:value-type="string" calcext:value-type="string">
            <text:p>relu</text:p>
          </table:table-cell>
          <table:table-cell table:style-name="ce43" office:value-type="string" calcext:value-type="string">
            <text:p>tanh</text:p>
          </table:table-cell>
          <table:table-cell table:style-name="ce36" office:value-type="string" calcext:value-type="string">
            <text:p>sigmoid</text:p>
          </table:table-cell>
          <table:table-cell table:style-name="ce30" office:value-type="string" calcext:value-type="string">
            <text:p>relu</text:p>
          </table:table-cell>
          <table:table-cell table:style-name="ce43" office:value-type="string" calcext:value-type="string">
            <text:p>tanh</text:p>
          </table:table-cell>
          <table:table-cell table:style-name="ce36" office:value-type="string" calcext:value-type="string">
            <text:p>sigmoid</text:p>
          </table:table-cell>
          <table:table-cell table:style-name="ce30" office:value-type="string" calcext:value-type="string">
            <text:p>relu</text:p>
          </table:table-cell>
          <table:table-cell table:style-name="ce43" office:value-type="string" calcext:value-type="string">
            <text:p>tanh</text:p>
          </table:table-cell>
          <table:table-cell table:number-columns-repeated="8"/>
        </table:table-row>
        <table:table-row table:style-name="ro1">
          <table:table-cell table:number-columns-repeated="3" office:value-type="string" calcext:value-type="string">
            <text:p>relu</text:p>
          </table:table-cell>
          <table:table-cell office:value-type="string" calcext:value-type="string">
            <text:p>linear</text:p>
          </table:table-cell>
          <table:table-cell/>
          <table:table-cell table:style-name="ce34"/>
          <table:table-cell table:style-name="ce36" table:formula="of:=COUNTIF([.A80:.A89];&quot;=sigmoid&quot;)" office:value-type="float" office:value="0" calcext:value-type="float">
            <text:p>0</text:p>
          </table:table-cell>
          <table:table-cell table:style-name="ce40" table:formula="of:=COUNTIF([.A80:.A89];&quot;=relu&quot;)" office:value-type="float" office:value="10" calcext:value-type="float">
            <text:p>10</text:p>
          </table:table-cell>
          <table:table-cell table:style-name="ce43" table:formula="of:=COUNTIF([.A80:.A89];&quot;=tanh&quot;)" office:value-type="float" office:value="0" calcext:value-type="float">
            <text:p>0</text:p>
          </table:table-cell>
          <table:table-cell table:style-name="ce36" table:formula="of:=COUNTIF([.B80:.B89];&quot;=sigmoid&quot;)" office:value-type="float" office:value="2" calcext:value-type="float">
            <text:p>2</text:p>
          </table:table-cell>
          <table:table-cell table:style-name="ce40" table:formula="of:=COUNTIF([.B80:.B89];&quot;=relu&quot;)" office:value-type="float" office:value="8" calcext:value-type="float">
            <text:p>8</text:p>
          </table:table-cell>
          <table:table-cell table:style-name="ce43" table:formula="of:=COUNTIF([.B80:.B89];&quot;=tanh&quot;)" office:value-type="float" office:value="0" calcext:value-type="float">
            <text:p>0</text:p>
          </table:table-cell>
          <table:table-cell table:style-name="ce36" table:formula="of:=COUNTIF([.C80:.C89];&quot;=sigmoid&quot;)" office:value-type="float" office:value="1" calcext:value-type="float">
            <text:p>1</text:p>
          </table:table-cell>
          <table:table-cell table:style-name="ce40" table:formula="of:=COUNTIF([.C80:.C89];&quot;=relu&quot;)" office:value-type="float" office:value="9" calcext:value-type="float">
            <text:p>9</text:p>
          </table:table-cell>
          <table:table-cell table:style-name="ce43" table:formula="of:=COUNTIF([.C80:.C89];&quot;=tanh&quot;)" office:value-type="float" office:value="0" calcext:value-type="float">
            <text:p>0</text:p>
          </table:table-cell>
          <table:table-cell table:style-name="ce36" table:formula="of:=COUNTIF([.D80:.D89];&quot;=sigmoid&quot;)" office:value-type="float" office:value="0" calcext:value-type="float">
            <text:p>0</text:p>
          </table:table-cell>
          <table:table-cell table:style-name="ce40" table:formula="of:=COUNTIF([.D80:.D89];&quot;=relu&quot;)" office:value-type="float" office:value="0" calcext:value-type="float">
            <text:p>0</text:p>
          </table:table-cell>
          <table:table-cell table:style-name="ce43" table:formula="of:=COUNTIF([.D80:.D89];&quot;=tanh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string" calcext:value-type="string">
            <text:p>relu</text:p>
          </table:table-cell>
          <table:table-cell office:value-type="string" calcext:value-type="string">
            <text:p>linear</text:p>
          </table:table-cell>
          <table:table-cell/>
          <table:table-cell table:style-name="ce34"/>
          <table:table-cell table:style-name="ce37" table:formula="of:=[.G81]/COUNTA([.A80:.A89])" office:value-type="percentage" office:value="0" calcext:value-type="percentage">
            <text:p>0.00%</text:p>
          </table:table-cell>
          <table:table-cell table:style-name="ce41" table:formula="of:=[.H81]/COUNTA([.A80:.A89])" office:value-type="percentage" office:value="1" calcext:value-type="percentage">
            <text:p>100.00%</text:p>
          </table:table-cell>
          <table:table-cell table:style-name="ce44" table:formula="of:=[.I81]/COUNTA([.A80:.A89])" office:value-type="percentage" office:value="0" calcext:value-type="percentage">
            <text:p>0.00%</text:p>
          </table:table-cell>
          <table:table-cell table:style-name="ce37" table:formula="of:=[.J81]/COUNTA([.B80:.B89])" office:value-type="percentage" office:value="0.2" calcext:value-type="percentage">
            <text:p>20.00%</text:p>
          </table:table-cell>
          <table:table-cell table:style-name="ce41" table:formula="of:=[.K81]/COUNTA([.B80:.B89])" office:value-type="percentage" office:value="0.8" calcext:value-type="percentage">
            <text:p>80.00%</text:p>
          </table:table-cell>
          <table:table-cell table:style-name="ce44" table:formula="of:=[.L81]/COUNTA([.B80:.B89])" office:value-type="percentage" office:value="0" calcext:value-type="percentage">
            <text:p>0.00%</text:p>
          </table:table-cell>
          <table:table-cell table:style-name="ce37" table:formula="of:=[.M81]/COUNTA([.C80:.C89])" office:value-type="percentage" office:value="0.1" calcext:value-type="percentage">
            <text:p>10.00%</text:p>
          </table:table-cell>
          <table:table-cell table:style-name="ce41" table:formula="of:=[.N81]/COUNTA([.C80:.C89])" office:value-type="percentage" office:value="0.9" calcext:value-type="percentage">
            <text:p>90.00%</text:p>
          </table:table-cell>
          <table:table-cell table:style-name="ce44" table:formula="of:=[.O81]/COUNTA([.C80:.C89])" office:value-type="percentage" office:value="0" calcext:value-type="percentage">
            <text:p>0.00%</text:p>
          </table:table-cell>
          <table:table-cell table:style-name="ce37" table:formula="of:=[.P81]/COUNTA([.D80:.D89])" office:value-type="percentage" office:value="0" calcext:value-type="percentage">
            <text:p>0.00%</text:p>
          </table:table-cell>
          <table:table-cell table:style-name="ce41" table:formula="of:=[.Q81]/COUNTA([.D80:.D89])" office:value-type="percentage" office:value="0" calcext:value-type="percentage">
            <text:p>0.00%</text:p>
          </table:table-cell>
          <table:table-cell table:style-name="ce44" table:formula="of:=[.R81]/COUNTA([.D80:.D89])" office:value-type="percentage" office:value="0" calcext:value-type="percentage">
            <text:p>0.00%</text:p>
          </table:table-cell>
          <table:table-cell table:number-columns-repeated="8"/>
        </table:table-row>
        <table:table-row table:style-name="ro1">
          <table:table-cell table:number-columns-repeated="3" office:value-type="string" calcext:value-type="string">
            <text:p>relu</text:p>
          </table:table-cell>
          <table:table-cell office:value-type="string" calcext:value-type="string">
            <text:p>linear</text:p>
          </table:table-cell>
          <table:table-cell/>
          <table:table-cell table:style-name="ce34"/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relu</text:p>
          </table:table-cell>
          <table:table-cell office:value-type="string" calcext:value-type="string">
            <text:p>linear</text:p>
          </table:table-cell>
          <table:table-cell/>
          <table:table-cell table:style-name="ce34"/>
          <table:table-cell office:value-type="string" calcext:value-type="string">
            <text:p>sigmoid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tanh</text:p>
          </table:table-cell>
          <table:table-cell table:number-columns-repeated="17"/>
        </table:table-row>
        <table:table-row table:style-name="ro1">
          <table:table-cell table:number-columns-repeated="3" office:value-type="string" calcext:value-type="string">
            <text:p>relu</text:p>
          </table:table-cell>
          <table:table-cell office:value-type="string" calcext:value-type="string">
            <text:p>linear</text:p>
          </table:table-cell>
          <table:table-cell/>
          <table:table-cell table:style-name="ce34" office:value-type="string" calcext:value-type="string">
            <text:p>Total</text:p>
          </table:table-cell>
          <table:table-cell table:style-name="ce30" table:formula="of:=[.G81]+[.J81]+[.M81]+[.P81]" office:value-type="float" office:value="3" calcext:value-type="float">
            <text:p>3</text:p>
          </table:table-cell>
          <table:table-cell table:style-name="ce30" table:formula="of:=[.H81]+[.K81]+[.N81]+[.Q81]" office:value-type="float" office:value="27" calcext:value-type="float">
            <text:p>27</text:p>
          </table:table-cell>
          <table:table-cell table:style-name="ce30" table:formula="of:=[.I81]+[.L81]+[.O81]+[.R81]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3" office:value-type="string" calcext:value-type="string">
            <text:p>relu</text:p>
          </table:table-cell>
          <table:table-cell office:value-type="string" calcext:value-type="string">
            <text:p>linear</text:p>
          </table:table-cell>
          <table:table-cell/>
          <table:table-cell table:style-name="ce34" office:value-type="string" calcext:value-type="string">
            <text:p>%</text:p>
          </table:table-cell>
          <table:table-cell table:style-name="ce38" table:formula="of:=[.G85]/COUNTA([.A80:.D89])" office:value-type="percentage" office:value="0.075" calcext:value-type="percentage">
            <text:p>7.50%</text:p>
          </table:table-cell>
          <table:table-cell table:style-name="ce38" table:formula="of:=[.H85]/COUNTA([.A80:.D89])" office:value-type="percentage" office:value="0.675" calcext:value-type="percentage">
            <text:p>67.50%</text:p>
          </table:table-cell>
          <table:table-cell table:style-name="ce38" table:formula="of:=[.I85]/COUNTA([.A80:.D89])" office:value-type="percentage" office:value="0" calcext:value-type="percentage">
            <text:p>0.00%</text:p>
          </table:table-cell>
          <table:table-cell table:style-name="ce45"/>
          <table:table-cell table:number-columns-repeated="16"/>
        </table:table-row>
        <table:table-row table:style-name="ro1">
          <table:table-cell table:number-columns-repeated="2"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linea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inear</text:p>
          </table:table-cell>
          <table:table-cell table:number-columns-repeated="22"/>
        </table:table-row>
        <table:table-row table:style-name="ro1">
          <table:table-cell table:number-columns-repeated="3" office:value-type="string" calcext:value-type="string">
            <text:p>relu</text:p>
          </table:table-cell>
          <table:table-cell office:value-type="string" calcext:value-type="string">
            <text:p>linear</text:p>
          </table:table-cell>
          <table:table-cell table:number-columns-repeated="22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4" table:number-rows-spanned="1">
            <text:p>EA YPMSD lin enc Target-Size 22 LCMC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6" table:number-rows-spanned="1">
            <text:p>Encoder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Decoder</text:p>
          </table:table-cell>
          <table:covered-table-cell table:number-columns-repeated="5" table:style-name="ce1"/>
          <table:table-cell table:number-columns-repeated="8"/>
        </table:table-row>
        <table:table-row table:style-name="ro1">
          <table:table-cell table:style-name="ce30" office:value-type="string" calcext:value-type="string" table:number-columns-spanned="2" table:number-rows-spanned="1">
            <text:p>Encoder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Decoder</text:p>
          </table:table-cell>
          <table:covered-table-cell table:style-name="ce30"/>
          <table:table-cell/>
          <table:table-cell table:style-name="ce34" office:value-type="string" calcext:value-type="string">
            <text:p>Layer</text:p>
          </table:table-cell>
          <table:table-cell table:style-name="ce35" office:value-type="float" office:value="1" calcext:value-type="float" table:number-columns-spanned="3" table:number-rows-spanned="1">
            <text:p>1</text:p>
          </table:table-cell>
          <table:covered-table-cell table:style-name="ce39"/>
          <table:covered-table-cell table:style-name="ce42"/>
          <table:table-cell table:style-name="ce35" office:value-type="float" office:value="2" calcext:value-type="float" table:number-columns-spanned="3" table:number-rows-spanned="1">
            <text:p>2</text:p>
          </table:table-cell>
          <table:covered-table-cell table:style-name="ce39"/>
          <table:covered-table-cell table:style-name="ce42"/>
          <table:table-cell table:style-name="ce35" office:value-type="float" office:value="3" calcext:value-type="float" table:number-columns-spanned="3" table:number-rows-spanned="1">
            <text:p>3</text:p>
          </table:table-cell>
          <table:covered-table-cell table:style-name="ce39"/>
          <table:covered-table-cell table:style-name="ce42"/>
          <table:table-cell table:style-name="ce35" office:value-type="float" office:value="4" calcext:value-type="float" table:number-columns-spanned="3" table:number-rows-spanned="1">
            <text:p>4</text:p>
          </table:table-cell>
          <table:covered-table-cell table:style-name="ce39"/>
          <table:covered-table-cell table:style-name="ce42"/>
          <table:table-cell table:number-columns-repeated="8"/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inear</text:p>
          </table:table-cell>
          <table:table-cell/>
          <table:table-cell table:style-name="ce34"/>
          <table:table-cell table:style-name="ce36" office:value-type="string" calcext:value-type="string">
            <text:p>sigmoid</text:p>
          </table:table-cell>
          <table:table-cell table:style-name="ce30" office:value-type="string" calcext:value-type="string">
            <text:p>relu</text:p>
          </table:table-cell>
          <table:table-cell table:style-name="ce43" office:value-type="string" calcext:value-type="string">
            <text:p>tanh</text:p>
          </table:table-cell>
          <table:table-cell table:style-name="ce36" office:value-type="string" calcext:value-type="string">
            <text:p>sigmoid</text:p>
          </table:table-cell>
          <table:table-cell table:style-name="ce30" office:value-type="string" calcext:value-type="string">
            <text:p>relu</text:p>
          </table:table-cell>
          <table:table-cell table:style-name="ce43" office:value-type="string" calcext:value-type="string">
            <text:p>tanh</text:p>
          </table:table-cell>
          <table:table-cell table:style-name="ce36" office:value-type="string" calcext:value-type="string">
            <text:p>sigmoid</text:p>
          </table:table-cell>
          <table:table-cell table:style-name="ce30" office:value-type="string" calcext:value-type="string">
            <text:p>relu</text:p>
          </table:table-cell>
          <table:table-cell table:style-name="ce43" office:value-type="string" calcext:value-type="string">
            <text:p>tanh</text:p>
          </table:table-cell>
          <table:table-cell table:style-name="ce36" office:value-type="string" calcext:value-type="string">
            <text:p>sigmoid</text:p>
          </table:table-cell>
          <table:table-cell table:style-name="ce30" office:value-type="string" calcext:value-type="string">
            <text:p>relu</text:p>
          </table:table-cell>
          <table:table-cell table:style-name="ce43" office:value-type="string" calcext:value-type="string">
            <text:p>tan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lu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inear</text:p>
          </table:table-cell>
          <table:table-cell/>
          <table:table-cell table:style-name="ce34"/>
          <table:table-cell table:style-name="ce36" table:formula="of:=COUNTIF([.A95:.A104];&quot;=sigmoid&quot;)" office:value-type="float" office:value="4" calcext:value-type="float">
            <text:p>4</text:p>
          </table:table-cell>
          <table:table-cell table:style-name="ce40" table:formula="of:=COUNTIF([.A95:.A104];&quot;=relu&quot;)" office:value-type="float" office:value="3" calcext:value-type="float">
            <text:p>3</text:p>
          </table:table-cell>
          <table:table-cell table:style-name="ce43" table:formula="of:=COUNTIF([.A95:.A104];&quot;=tanh&quot;)" office:value-type="float" office:value="3" calcext:value-type="float">
            <text:p>3</text:p>
          </table:table-cell>
          <table:table-cell table:style-name="ce36" table:formula="of:=COUNTIF([.B95:.B104];&quot;=sigmoid&quot;)" office:value-type="float" office:value="0" calcext:value-type="float">
            <text:p>0</text:p>
          </table:table-cell>
          <table:table-cell table:style-name="ce40" table:formula="of:=COUNTIF([.B95:.B104];&quot;=relu&quot;)" office:value-type="float" office:value="0" calcext:value-type="float">
            <text:p>0</text:p>
          </table:table-cell>
          <table:table-cell table:style-name="ce43" table:formula="of:=COUNTIF([.B95:.B104];&quot;=tanh&quot;)" office:value-type="float" office:value="0" calcext:value-type="float">
            <text:p>0</text:p>
          </table:table-cell>
          <table:table-cell table:style-name="ce36" table:formula="of:=COUNTIF([.C95:.C104];&quot;=sigmoid&quot;)" office:value-type="float" office:value="1" calcext:value-type="float">
            <text:p>1</text:p>
          </table:table-cell>
          <table:table-cell table:style-name="ce40" table:formula="of:=COUNTIF([.C95:.C104];&quot;=relu&quot;)" office:value-type="float" office:value="9" calcext:value-type="float">
            <text:p>9</text:p>
          </table:table-cell>
          <table:table-cell table:style-name="ce43" table:formula="of:=COUNTIF([.C95:.C104];&quot;=tanh&quot;)" office:value-type="float" office:value="0" calcext:value-type="float">
            <text:p>0</text:p>
          </table:table-cell>
          <table:table-cell table:style-name="ce36" table:formula="of:=COUNTIF([.D95:.D104];&quot;=sigmoid&quot;)" office:value-type="float" office:value="0" calcext:value-type="float">
            <text:p>0</text:p>
          </table:table-cell>
          <table:table-cell table:style-name="ce40" table:formula="of:=COUNTIF([.D95:.D104];&quot;=relu&quot;)" office:value-type="float" office:value="0" calcext:value-type="float">
            <text:p>0</text:p>
          </table:table-cell>
          <table:table-cell table:style-name="ce43" table:formula="of:=COUNTIF([.D95:.D104];&quot;=tanh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lu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inear</text:p>
          </table:table-cell>
          <table:table-cell/>
          <table:table-cell table:style-name="ce34"/>
          <table:table-cell table:style-name="ce37" table:formula="of:=[.G96]/COUNTA([.A95:.A104])" office:value-type="percentage" office:value="0.4" calcext:value-type="percentage">
            <text:p>40.00%</text:p>
          </table:table-cell>
          <table:table-cell table:style-name="ce41" table:formula="of:=[.H96]/COUNTA([.A95:.A104])" office:value-type="percentage" office:value="0.3" calcext:value-type="percentage">
            <text:p>30.00%</text:p>
          </table:table-cell>
          <table:table-cell table:style-name="ce44" table:formula="of:=[.I96]/COUNTA([.A95:.A104])" office:value-type="percentage" office:value="0.3" calcext:value-type="percentage">
            <text:p>30.00%</text:p>
          </table:table-cell>
          <table:table-cell table:style-name="ce37" table:formula="of:=[.J96]/COUNTA([.B95:.B104])" office:value-type="percentage" office:value="0" calcext:value-type="percentage">
            <text:p>0.00%</text:p>
          </table:table-cell>
          <table:table-cell table:style-name="ce41" table:formula="of:=[.K96]/COUNTA([.B95:.B104])" office:value-type="percentage" office:value="0" calcext:value-type="percentage">
            <text:p>0.00%</text:p>
          </table:table-cell>
          <table:table-cell table:style-name="ce44" table:formula="of:=[.L96]/COUNTA([.B95:.B104])" office:value-type="percentage" office:value="0" calcext:value-type="percentage">
            <text:p>0.00%</text:p>
          </table:table-cell>
          <table:table-cell table:style-name="ce37" table:formula="of:=[.M96]/COUNTA([.C95:.C104])" office:value-type="percentage" office:value="0.1" calcext:value-type="percentage">
            <text:p>10.00%</text:p>
          </table:table-cell>
          <table:table-cell table:style-name="ce41" table:formula="of:=[.N96]/COUNTA([.C95:.C104])" office:value-type="percentage" office:value="0.9" calcext:value-type="percentage">
            <text:p>90.00%</text:p>
          </table:table-cell>
          <table:table-cell table:style-name="ce44" table:formula="of:=[.O96]/COUNTA([.C95:.C104])" office:value-type="percentage" office:value="0" calcext:value-type="percentage">
            <text:p>0.00%</text:p>
          </table:table-cell>
          <table:table-cell table:style-name="ce37" table:formula="of:=[.P96]/COUNTA([.D95:.D104])" office:value-type="percentage" office:value="0" calcext:value-type="percentage">
            <text:p>0.00%</text:p>
          </table:table-cell>
          <table:table-cell table:style-name="ce41" table:formula="of:=[.Q96]/COUNTA([.D95:.D104])" office:value-type="percentage" office:value="0" calcext:value-type="percentage">
            <text:p>0.00%</text:p>
          </table:table-cell>
          <table:table-cell table:style-name="ce44" table:formula="of:=[.R96]/COUNTA([.D95:.D104])" office:value-type="percentage" office:value="0" calcext:value-type="percentage">
            <text:p>0.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gmoid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inear</text:p>
          </table:table-cell>
          <table:table-cell/>
          <table:table-cell table:style-name="ce34"/>
          <table:table-cell table:number-columns-repeated="20"/>
        </table:table-row>
        <table:table-row table:style-name="ro1">
          <table:table-cell office:value-type="string" calcext:value-type="string">
            <text:p>sigmoid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inear</text:p>
          </table:table-cell>
          <table:table-cell/>
          <table:table-cell table:style-name="ce34"/>
          <table:table-cell office:value-type="string" calcext:value-type="string">
            <text:p>sigmoid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tan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igmoid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inear</text:p>
          </table:table-cell>
          <table:table-cell/>
          <table:table-cell table:style-name="ce34" office:value-type="string" calcext:value-type="string">
            <text:p>Total</text:p>
          </table:table-cell>
          <table:table-cell table:style-name="ce30" table:formula="of:=[.G96]+[.J96]+[.M96]+[.P96]" office:value-type="float" office:value="5" calcext:value-type="float">
            <text:p>5</text:p>
          </table:table-cell>
          <table:table-cell table:style-name="ce30" table:formula="of:=[.H96]+[.K96]+[.N96]+[.Q96]" office:value-type="float" office:value="12" calcext:value-type="float">
            <text:p>12</text:p>
          </table:table-cell>
          <table:table-cell table:style-name="ce30" table:formula="of:=[.I96]+[.L96]+[.O96]+[.R96]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inear</text:p>
          </table:table-cell>
          <table:table-cell/>
          <table:table-cell table:style-name="ce34" office:value-type="string" calcext:value-type="string">
            <text:p>%</text:p>
          </table:table-cell>
          <table:table-cell table:style-name="ce38" table:formula="of:=[.G100]/COUNTA([.A95:.D104])" office:value-type="percentage" office:value="0.125" calcext:value-type="percentage">
            <text:p>12.50%</text:p>
          </table:table-cell>
          <table:table-cell table:style-name="ce38" table:formula="of:=[.H100]/COUNTA([.A95:.D104])" office:value-type="percentage" office:value="0.3" calcext:value-type="percentage">
            <text:p>30.00%</text:p>
          </table:table-cell>
          <table:table-cell table:style-name="ce38" table:formula="of:=[.I100]/COUNTA([.A95:.D104])" office:value-type="percentage" office:value="0.075" calcext:value-type="percentage">
            <text:p>7.50%</text:p>
          </table:table-cell>
          <table:table-cell table:style-name="ce45"/>
          <table:table-cell table:number-columns-repeated="16"/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inea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lu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inea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igmoid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linear</text:p>
          </table:table-cell>
          <table:table-cell table:number-columns-repeated="22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4" table:number-rows-spanned="1">
            <text:p>EA MNIST Target-Size 10 6 layers LCMC</text:p>
          </table:table-cell>
          <table:covered-table-cell table:number-columns-repeated="3"/>
          <table:table-cell table:number-columns-repeated="4"/>
          <table:table-cell table:style-name="ce1" office:value-type="string" calcext:value-type="string">
            <text:p>Encoder</text:p>
          </table:table-cell>
          <table:table-cell table:style-name="ce1" table:number-columns-repeated="9"/>
          <table:table-cell table:style-name="ce1" office:value-type="string" calcext:value-type="string">
            <text:p>Decoder</text:p>
          </table:table-cell>
          <table:table-cell table:style-name="ce1"/>
          <table:table-cell table:number-columns-repeated="6"/>
        </table:table-row>
        <table:table-row table:style-name="ro1">
          <table:table-cell table:style-name="ce30" office:value-type="string" calcext:value-type="string" table:number-columns-spanned="3" table:number-rows-spanned="1">
            <text:p>Encoder</text:p>
          </table:table-cell>
          <table:covered-table-cell table:number-columns-repeated="2" table:style-name="ce30"/>
          <table:table-cell table:style-name="ce30" office:value-type="string" calcext:value-type="string" table:number-columns-spanned="3" table:number-rows-spanned="1">
            <text:p>Decoder</text:p>
          </table:table-cell>
          <table:covered-table-cell table:number-columns-repeated="2"/>
          <table:table-cell/>
          <table:table-cell table:style-name="ce34" office:value-type="string" calcext:value-type="string">
            <text:p>Layer</text:p>
          </table:table-cell>
          <table:table-cell table:style-name="ce35" office:value-type="float" office:value="1" calcext:value-type="float" table:number-columns-spanned="3" table:number-rows-spanned="1">
            <text:p>1</text:p>
          </table:table-cell>
          <table:covered-table-cell table:style-name="ce39"/>
          <table:covered-table-cell table:style-name="ce42"/>
          <table:table-cell table:style-name="ce35" office:value-type="float" office:value="2" calcext:value-type="float" table:number-columns-spanned="3" table:number-rows-spanned="1">
            <text:p>2</text:p>
          </table:table-cell>
          <table:covered-table-cell table:style-name="ce39"/>
          <table:covered-table-cell table:style-name="ce42"/>
          <table:table-cell table:style-name="ce35" office:value-type="float" office:value="3" calcext:value-type="float" table:number-columns-spanned="3" table:number-rows-spanned="1">
            <text:p>3</text:p>
          </table:table-cell>
          <table:covered-table-cell table:style-name="ce39"/>
          <table:covered-table-cell table:style-name="ce42"/>
          <table:table-cell table:style-name="ce35" office:value-type="float" office:value="4" calcext:value-type="float" table:number-columns-spanned="3" table:number-rows-spanned="1">
            <text:p>4</text:p>
          </table:table-cell>
          <table:covered-table-cell table:style-name="ce39"/>
          <table:covered-table-cell table:style-name="ce42"/>
          <table:table-cell table:style-name="ce35" office:value-type="float" office:value="5" calcext:value-type="float" table:number-columns-spanned="3" table:number-rows-spanned="1">
            <text:p>5</text:p>
          </table:table-cell>
          <table:covered-table-cell table:style-name="ce39"/>
          <table:covered-table-cell table:style-name="ce42"/>
          <table:table-cell table:style-name="ce35" office:value-type="float" office:value="6" calcext:value-type="float" table:number-columns-spanned="3" table:number-rows-spanned="1">
            <text:p>6</text:p>
          </table:table-cell>
          <table:covered-table-cell table:style-name="ce39"/>
          <table:covered-table-cell table:style-name="ce42"/>
        </table:table-row>
        <table:table-row table:style-name="ro1">
          <table:table-cell office:value-type="string" calcext:value-type="string">
            <text:p>sigmoid</text:p>
          </table:table-cell>
          <table:table-cell table:number-columns-repeated="2" office:value-type="string" calcext:value-type="string">
            <text:p>tanh</text:p>
          </table:table-cell>
          <table:table-cell table:number-columns-repeated="2"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/>
          <table:table-cell table:style-name="ce34"/>
          <table:table-cell table:style-name="ce36" office:value-type="string" calcext:value-type="string">
            <text:p>sigmoid</text:p>
          </table:table-cell>
          <table:table-cell table:style-name="ce30" office:value-type="string" calcext:value-type="string">
            <text:p>relu</text:p>
          </table:table-cell>
          <table:table-cell table:style-name="ce43" office:value-type="string" calcext:value-type="string">
            <text:p>tanh</text:p>
          </table:table-cell>
          <table:table-cell table:style-name="ce36" office:value-type="string" calcext:value-type="string">
            <text:p>sigmoid</text:p>
          </table:table-cell>
          <table:table-cell table:style-name="ce30" office:value-type="string" calcext:value-type="string">
            <text:p>relu</text:p>
          </table:table-cell>
          <table:table-cell table:style-name="ce43" office:value-type="string" calcext:value-type="string">
            <text:p>tanh</text:p>
          </table:table-cell>
          <table:table-cell table:style-name="ce36" office:value-type="string" calcext:value-type="string">
            <text:p>sigmoid</text:p>
          </table:table-cell>
          <table:table-cell table:style-name="ce30" office:value-type="string" calcext:value-type="string">
            <text:p>relu</text:p>
          </table:table-cell>
          <table:table-cell table:style-name="ce43" office:value-type="string" calcext:value-type="string">
            <text:p>tanh</text:p>
          </table:table-cell>
          <table:table-cell table:style-name="ce36" office:value-type="string" calcext:value-type="string">
            <text:p>sigmoid</text:p>
          </table:table-cell>
          <table:table-cell table:style-name="ce30" office:value-type="string" calcext:value-type="string">
            <text:p>relu</text:p>
          </table:table-cell>
          <table:table-cell table:style-name="ce43" office:value-type="string" calcext:value-type="string">
            <text:p>tanh</text:p>
          </table:table-cell>
          <table:table-cell table:style-name="ce36" office:value-type="string" calcext:value-type="string">
            <text:p>sigmoid</text:p>
          </table:table-cell>
          <table:table-cell table:style-name="ce30" office:value-type="string" calcext:value-type="string">
            <text:p>relu</text:p>
          </table:table-cell>
          <table:table-cell table:style-name="ce43" office:value-type="string" calcext:value-type="string">
            <text:p>tanh</text:p>
          </table:table-cell>
          <table:table-cell table:style-name="ce36" office:value-type="string" calcext:value-type="string">
            <text:p>sigmoid</text:p>
          </table:table-cell>
          <table:table-cell table:style-name="ce30" office:value-type="string" calcext:value-type="string">
            <text:p>relu</text:p>
          </table:table-cell>
          <table:table-cell table:style-name="ce43" office:value-type="string" calcext:value-type="string">
            <text:p>tanh</text:p>
          </table:table-cell>
        </table:table-row>
        <table:table-row table:style-name="ro1">
          <table:table-cell table:number-columns-repeated="2" office:value-type="string" calcext:value-type="string">
            <text:p>sigmoid</text:p>
          </table:table-cell>
          <table:table-cell table:number-columns-repeated="3"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/>
          <table:table-cell table:style-name="ce34"/>
          <table:table-cell table:style-name="ce36" table:formula="of:=COUNTIF([.A110:.A119];&quot;=sigmoid&quot;)" office:value-type="float" office:value="9" calcext:value-type="float">
            <text:p>9</text:p>
          </table:table-cell>
          <table:table-cell table:style-name="ce40" table:formula="of:=COUNTIF([.A110:.A119];&quot;=relu&quot;)" office:value-type="float" office:value="1" calcext:value-type="float">
            <text:p>1</text:p>
          </table:table-cell>
          <table:table-cell table:style-name="ce43" table:formula="of:=COUNTIF([.A110:.A119];&quot;=tanh&quot;)" office:value-type="float" office:value="0" calcext:value-type="float">
            <text:p>0</text:p>
          </table:table-cell>
          <table:table-cell table:style-name="ce36" table:formula="of:=COUNTIF([.B110:.B119];&quot;=sigmoid&quot;)" office:value-type="float" office:value="8" calcext:value-type="float">
            <text:p>8</text:p>
          </table:table-cell>
          <table:table-cell table:style-name="ce40" table:formula="of:=COUNTIF([.B110:.B119];&quot;=relu&quot;)" office:value-type="float" office:value="0" calcext:value-type="float">
            <text:p>0</text:p>
          </table:table-cell>
          <table:table-cell table:style-name="ce43" table:formula="of:=COUNTIF([.B110:.B119];&quot;=tanh&quot;)" office:value-type="float" office:value="2" calcext:value-type="float">
            <text:p>2</text:p>
          </table:table-cell>
          <table:table-cell table:style-name="ce36" table:formula="of:=COUNTIF([.C110:.C119];&quot;=sigmoid&quot;)" office:value-type="float" office:value="4" calcext:value-type="float">
            <text:p>4</text:p>
          </table:table-cell>
          <table:table-cell table:style-name="ce40" table:formula="of:=COUNTIF([.C110:.C119];&quot;=relu&quot;)" office:value-type="float" office:value="1" calcext:value-type="float">
            <text:p>1</text:p>
          </table:table-cell>
          <table:table-cell table:style-name="ce43" table:formula="of:=COUNTIF([.C110:.C119];&quot;=tanh&quot;)" office:value-type="float" office:value="5" calcext:value-type="float">
            <text:p>5</text:p>
          </table:table-cell>
          <table:table-cell table:style-name="ce36" table:formula="of:=COUNTIF([.D110:.D119];&quot;=sigmoid&quot;)" office:value-type="float" office:value="2" calcext:value-type="float">
            <text:p>2</text:p>
          </table:table-cell>
          <table:table-cell table:style-name="ce40" table:formula="of:=COUNTIF([.D110:.D119];&quot;=relu&quot;)" office:value-type="float" office:value="4" calcext:value-type="float">
            <text:p>4</text:p>
          </table:table-cell>
          <table:table-cell table:style-name="ce43" table:formula="of:=COUNTIF([.D110:.D119];&quot;=tanh&quot;)" office:value-type="float" office:value="4" calcext:value-type="float">
            <text:p>4</text:p>
          </table:table-cell>
          <table:table-cell table:style-name="ce36" table:formula="of:=COUNTIF([.E110:.E119];&quot;=sigmoid&quot;)" office:value-type="float" office:value="3" calcext:value-type="float">
            <text:p>3</text:p>
          </table:table-cell>
          <table:table-cell table:style-name="ce40" table:formula="of:=COUNTIF([.E110:.E119];&quot;=relu&quot;)" office:value-type="float" office:value="5" calcext:value-type="float">
            <text:p>5</text:p>
          </table:table-cell>
          <table:table-cell table:style-name="ce43" table:formula="of:=COUNTIF([.E110:.E119];&quot;=tanh&quot;)" office:value-type="float" office:value="2" calcext:value-type="float">
            <text:p>2</text:p>
          </table:table-cell>
          <table:table-cell table:style-name="ce36" table:formula="of:=COUNTIF([.F110:.F119];&quot;=sigmoid&quot;)" office:value-type="float" office:value="10" calcext:value-type="float">
            <text:p>10</text:p>
          </table:table-cell>
          <table:table-cell table:style-name="ce40" table:formula="of:=COUNTIF([.F110:.F119];&quot;=relu&quot;)" office:value-type="float" office:value="0" calcext:value-type="float">
            <text:p>0</text:p>
          </table:table-cell>
          <table:table-cell table:style-name="ce43" table:formula="of:=COUNTIF([.F110:.F119];&quot;=tanh&quot;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sigmoid</text:p>
          </table:table-cell>
          <table:table-cell table:number-columns-repeated="2"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/>
          <table:table-cell table:style-name="ce34"/>
          <table:table-cell table:style-name="ce37" table:formula="of:=[.I111]/COUNTA([.A110:.A119])" office:value-type="percentage" office:value="0.9" calcext:value-type="percentage">
            <text:p>90.00%</text:p>
          </table:table-cell>
          <table:table-cell table:style-name="ce41" table:formula="of:=[.J111]/COUNTA([.A110:.A119])" office:value-type="percentage" office:value="0.1" calcext:value-type="percentage">
            <text:p>10.00%</text:p>
          </table:table-cell>
          <table:table-cell table:style-name="ce44" table:formula="of:=[.K111]/COUNTA([.A110:.A119])" office:value-type="percentage" office:value="0" calcext:value-type="percentage">
            <text:p>0.00%</text:p>
          </table:table-cell>
          <table:table-cell table:style-name="ce37" table:formula="of:=[.L111]/COUNTA([.B110:.B119])" office:value-type="percentage" office:value="0.8" calcext:value-type="percentage">
            <text:p>80.00%</text:p>
          </table:table-cell>
          <table:table-cell table:style-name="ce41" table:formula="of:=[.M111]/COUNTA([.B110:.B119])" office:value-type="percentage" office:value="0" calcext:value-type="percentage">
            <text:p>0.00%</text:p>
          </table:table-cell>
          <table:table-cell table:style-name="ce44" table:formula="of:=[.N111]/COUNTA([.B110:.B119])" office:value-type="percentage" office:value="0.2" calcext:value-type="percentage">
            <text:p>20.00%</text:p>
          </table:table-cell>
          <table:table-cell table:style-name="ce37" table:formula="of:=[.O111]/COUNTA([.C110:.C119])" office:value-type="percentage" office:value="0.4" calcext:value-type="percentage">
            <text:p>40.00%</text:p>
          </table:table-cell>
          <table:table-cell table:style-name="ce41" table:formula="of:=[.P111]/COUNTA([.C110:.C119])" office:value-type="percentage" office:value="0.1" calcext:value-type="percentage">
            <text:p>10.00%</text:p>
          </table:table-cell>
          <table:table-cell table:style-name="ce44" table:formula="of:=[.Q111]/COUNTA([.C110:.C119])" office:value-type="percentage" office:value="0.5" calcext:value-type="percentage">
            <text:p>50.00%</text:p>
          </table:table-cell>
          <table:table-cell table:style-name="ce37" table:formula="of:=[.R111]/COUNTA([.D110:.D119])" office:value-type="percentage" office:value="0.2" calcext:value-type="percentage">
            <text:p>20.00%</text:p>
          </table:table-cell>
          <table:table-cell table:style-name="ce41" table:formula="of:=[.S111]/COUNTA([.D110:.D119])" office:value-type="percentage" office:value="0.4" calcext:value-type="percentage">
            <text:p>40.00%</text:p>
          </table:table-cell>
          <table:table-cell table:style-name="ce44" table:formula="of:=[.T111]/COUNTA([.D110:.D119])" office:value-type="percentage" office:value="0.4" calcext:value-type="percentage">
            <text:p>40.00%</text:p>
          </table:table-cell>
          <table:table-cell table:style-name="ce37" table:formula="of:=[.U111]/COUNTA([.E110:.E119])" office:value-type="percentage" office:value="0.3" calcext:value-type="percentage">
            <text:p>30.00%</text:p>
          </table:table-cell>
          <table:table-cell table:style-name="ce41" table:formula="of:=[.V111]/COUNTA([.E110:.E119])" office:value-type="percentage" office:value="0.5" calcext:value-type="percentage">
            <text:p>50.00%</text:p>
          </table:table-cell>
          <table:table-cell table:style-name="ce44" table:formula="of:=[.W111]/COUNTA([.E110:.E119])" office:value-type="percentage" office:value="0.2" calcext:value-type="percentage">
            <text:p>20.00%</text:p>
          </table:table-cell>
          <table:table-cell table:style-name="ce37" table:formula="of:=[.X111]/COUNTA([.F110:.F119])" office:value-type="percentage" office:value="1" calcext:value-type="percentage">
            <text:p>100.00%</text:p>
          </table:table-cell>
          <table:table-cell table:style-name="ce41" table:formula="of:=[.Y111]/COUNTA([.F110:.F119])" office:value-type="percentage" office:value="0" calcext:value-type="percentage">
            <text:p>0.00%</text:p>
          </table:table-cell>
          <table:table-cell table:style-name="ce44" table:formula="of:=[.Z111]/COUNTA([.F110:.F119]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3" office:value-type="string" calcext:value-type="string">
            <text:p>sigmoid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sigmoid</text:p>
          </table:table-cell>
          <table:table-cell/>
          <table:table-cell table:style-name="ce34"/>
          <table:table-cell table:number-columns-repeated="18"/>
        </table:table-row>
        <table:table-row table:style-name="ro1">
          <table:table-cell table:number-columns-repeated="3" office:value-type="string" calcext:value-type="string">
            <text:p>sigmoid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/>
          <table:table-cell table:style-name="ce34"/>
          <table:table-cell office:value-type="string" calcext:value-type="string">
            <text:p>sigmoid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tanh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sigmoid</text:p>
          </table:table-cell>
          <table:table-cell office:value-type="string" calcext:value-type="string">
            <text:p>tanh</text:p>
          </table:table-cell>
          <table:table-cell table:number-columns-repeated="3" office:value-type="string" calcext:value-type="string">
            <text:p>sigmoid</text:p>
          </table:table-cell>
          <table:table-cell/>
          <table:table-cell table:style-name="ce34" office:value-type="string" calcext:value-type="string">
            <text:p>Total</text:p>
          </table:table-cell>
          <table:table-cell table:style-name="ce30" table:formula="of:=[.I111]+[.L111]+[.R111]+[.U111]" office:value-type="float" office:value="22" calcext:value-type="float">
            <text:p>22</text:p>
          </table:table-cell>
          <table:table-cell table:style-name="ce30" table:formula="of:=[.J111]+[.M111]+[.S111]+[.V111]" office:value-type="float" office:value="10" calcext:value-type="float">
            <text:p>10</text:p>
          </table:table-cell>
          <table:table-cell table:style-name="ce30" table:formula="of:=[.K111]+[.N111]+[.T111]+[.W111]"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table:number-columns-repeated="3" office:value-type="string" calcext:value-type="string">
            <text:p>sigmoid</text:p>
          </table:table-cell>
          <table:table-cell table:number-columns-repeated="2" office:value-type="string" calcext:value-type="string">
            <text:p>tanh</text:p>
          </table:table-cell>
          <table:table-cell office:value-type="string" calcext:value-type="string">
            <text:p>sigmoid</text:p>
          </table:table-cell>
          <table:table-cell/>
          <table:table-cell table:style-name="ce34" office:value-type="string" calcext:value-type="string">
            <text:p>%</text:p>
          </table:table-cell>
          <table:table-cell table:style-name="ce38" table:formula="of:=[.I115]/COUNTA([.A110:.D119])" office:value-type="percentage" office:value="0.55" calcext:value-type="percentage">
            <text:p>55.00%</text:p>
          </table:table-cell>
          <table:table-cell table:style-name="ce38" table:formula="of:=[.J115]/COUNTA([.A110:.D119])" office:value-type="percentage" office:value="0.25" calcext:value-type="percentage">
            <text:p>25.00%</text:p>
          </table:table-cell>
          <table:table-cell table:style-name="ce38" table:formula="of:=[.K115]/COUNTA([.A110:.D119])" office:value-type="percentage" office:value="0.2" calcext:value-type="percentage">
            <text:p>20.00%</text:p>
          </table:table-cell>
          <table:table-cell table:style-name="ce45"/>
          <table:table-cell table:number-columns-repeated="14"/>
        </table:table-row>
        <table:table-row table:style-name="ro1">
          <table:table-cell office:value-type="string" calcext:value-type="string">
            <text:p>sigmoid</text:p>
          </table:table-cell>
          <table:table-cell table:number-columns-repeated="2" office:value-type="string" calcext:value-type="string">
            <text:p>tanh</text:p>
          </table:table-cell>
          <table:table-cell table:number-columns-repeated="2"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table:number-columns-repeated="20"/>
        </table:table-row>
        <table:table-row table:style-name="ro1">
          <table:table-cell table:number-columns-repeated="2" office:value-type="string" calcext:value-type="string">
            <text:p>sigmoid</text:p>
          </table:table-cell>
          <table:table-cell office:value-type="string" calcext:value-type="string">
            <text:p>tanh</text:p>
          </table:table-cell>
          <table:table-cell table:number-columns-repeated="3" office:value-type="string" calcext:value-type="string">
            <text:p>sigmoi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sigmoid</text:p>
          </table:table-cell>
          <table:table-cell table:number-columns-repeated="2" office:value-type="string" calcext:value-type="string">
            <text:p>tanh</text:p>
          </table:table-cell>
          <table:table-cell office:value-type="string" calcext:value-type="string">
            <text:p>sigmoid</text:p>
          </table:table-cell>
          <table:table-cell table:number-columns-repeated="20"/>
        </table:table-row>
      </table:table>
      <table:table table:name="Dropout Rates" table:style-name="ta1">
        <table:table-column table:style-name="co10" table:number-columns-repeated="30" table:default-cell-style-name="ce46"/>
        <table:table-column table:style-name="co11" table:number-columns-repeated="30" table:default-cell-style-name="Default"/>
        <table:table-row table:style-name="ro1">
          <table:table-cell table:style-name="ce1" office:value-type="string" calcext:value-type="string" table:number-columns-spanned="30" table:number-rows-spanned="1">
            <text:p>Dropout Rates by Generation</text:p>
          </table:table-cell>
          <table:covered-table-cell table:number-columns-repeated="29" table:style-name="Default"/>
          <table:table-cell table:number-columns-repeated="30"/>
        </table:table-row>
        <table:table-row table:style-name="ro1">
          <table:table-cell table:style-name="Default" table:number-columns-repeated="30"/>
          <table:table-cell table:number-columns-repeated="30"/>
        </table:table-row>
        <table:table-row table:style-name="ro1">
          <table:table-cell table:style-name="ce1" office:value-type="string" calcext:value-type="string" table:number-columns-spanned="30" table:number-rows-spanned="1">
            <text:p>Base EA MNIST LCMC</text:p>
          </table:table-cell>
          <table:covered-table-cell table:number-columns-repeated="29" table:style-name="Default"/>
          <table:table-cell table:number-columns-repeated="30"/>
        </table:table-row>
        <table:table-row table:style-name="ro1">
          <table:table-cell table:style-name="ce30" office:value-type="string" calcext:value-type="string" table:number-columns-spanned="30" table:number-rows-spanned="1">
            <text:p>Encoder</text:p>
          </table:table-cell>
          <table:covered-table-cell table:number-columns-repeated="29" table:style-name="Default"/>
          <table:table-cell table:number-columns-repeated="30"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 table:number-columns-spanned="2" table:number-rows-spanned="1">
            <text:p>11</text:p>
          </table:table-cell>
          <table:covered-table-cell table:style-name="ce30"/>
          <table:table-cell table:style-name="ce30" office:value-type="float" office:value="12" calcext:value-type="float" table:number-columns-spanned="2" table:number-rows-spanned="1">
            <text:p>12</text:p>
          </table:table-cell>
          <table:covered-table-cell table:style-name="ce30"/>
          <table:table-cell table:style-name="ce30" office:value-type="float" office:value="13" calcext:value-type="float" table:number-columns-spanned="2" table:number-rows-spanned="1">
            <text:p>13</text:p>
          </table:table-cell>
          <table:covered-table-cell table:style-name="ce30"/>
          <table:table-cell table:style-name="ce30" office:value-type="float" office:value="14" calcext:value-type="float" table:number-columns-spanned="2" table:number-rows-spanned="1">
            <text:p>14</text:p>
          </table:table-cell>
          <table:covered-table-cell table:style-name="ce30"/>
          <table:table-cell table:style-name="ce30" office:value-type="float" office:value="15" calcext:value-type="float" table:number-columns-spanned="2" table:number-rows-spanned="1">
            <text:p>15</text:p>
          </table:table-cell>
          <table:covered-table-cell table:style-name="ce30"/>
          <table:table-cell table:style-name="ce30" office:value-type="float" office:value="16" calcext:value-type="float" table:number-columns-spanned="2" table:number-rows-spanned="1">
            <text:p>16</text:p>
          </table:table-cell>
          <table:covered-table-cell table:style-name="ce30"/>
          <table:table-cell table:style-name="ce30" office:value-type="float" office:value="17" calcext:value-type="float" table:number-columns-spanned="2" table:number-rows-spanned="1">
            <text:p>17</text:p>
          </table:table-cell>
          <table:covered-table-cell table:style-name="ce30"/>
          <table:table-cell table:style-name="ce30" office:value-type="float" office:value="18" calcext:value-type="float" table:number-columns-spanned="2" table:number-rows-spanned="1">
            <text:p>18</text:p>
          </table:table-cell>
          <table:covered-table-cell table:style-name="ce30"/>
          <table:table-cell table:style-name="ce30" office:value-type="float" office:value="19" calcext:value-type="float" table:number-columns-spanned="2" table:number-rows-spanned="1">
            <text:p>19</text:p>
          </table:table-cell>
          <table:covered-table-cell table:style-name="ce30"/>
          <table:table-cell table:style-name="ce30" office:value-type="float" office:value="20" calcext:value-type="float" table:number-columns-spanned="2" table:number-rows-spanned="1">
            <text:p>20</text:p>
          </table:table-cell>
          <table:covered-table-cell table:style-name="ce30"/>
          <table:table-cell table:number-columns-repeated="30"/>
        </table:table-row>
        <table:table-row table:style-name="ro1">
          <table:table-cell office:value-type="float" office:value="0.0906065587621897" calcext:value-type="float">
            <text:p>0.091</text:p>
          </table:table-cell>
          <table:table-cell office:value-type="float" office:value="0.069676710515092" calcext:value-type="float">
            <text:p>0.070</text:p>
          </table:table-cell>
          <table:table-cell office:value-type="float" office:value="0.0899810395313337" calcext:value-type="float">
            <text:p>0.090</text:p>
          </table:table-cell>
          <table:table-cell table:number-columns-repeated="4" office:value-type="float" office:value="0.01" calcext:value-type="float">
            <text:p>0.010</text:p>
          </table:table-cell>
          <table:table-cell office:value-type="float" office:value="0.0271542619497899" calcext:value-type="float">
            <text:p>0.027</text:p>
          </table:table-cell>
          <table:table-cell office:value-type="float" office:value="0.0112781460279704" calcext:value-type="float">
            <text:p>0.011</text:p>
          </table:table-cell>
          <table:table-cell table:number-columns-repeated="2" office:value-type="float" office:value="0.01" calcext:value-type="float">
            <text:p>0.010</text:p>
          </table:table-cell>
          <table:table-cell office:value-type="float" office:value="0.0774476113860635" calcext:value-type="float">
            <text:p>0.077</text:p>
          </table:table-cell>
          <table:table-cell office:value-type="float" office:value="0.01" calcext:value-type="float">
            <text:p>0.010</text:p>
          </table:table-cell>
          <table:table-cell office:value-type="float" office:value="0.0774476113860635" calcext:value-type="float">
            <text:p>0.077</text:p>
          </table:table-cell>
          <table:table-cell office:value-type="float" office:value="0.01" calcext:value-type="float">
            <text:p>0.010</text:p>
          </table:table-cell>
          <table:table-cell office:value-type="float" office:value="0.0204010658361669" calcext:value-type="float">
            <text:p>0.020</text:p>
          </table:table-cell>
          <table:table-cell office:value-type="float" office:value="0.01" calcext:value-type="float">
            <text:p>0.010</text:p>
          </table:table-cell>
          <table:table-cell office:value-type="float" office:value="0.0204010658361669" calcext:value-type="float">
            <text:p>0.020</text:p>
          </table:table-cell>
          <table:table-cell table:number-columns-repeated="4" office:value-type="float" office:value="0.01" calcext:value-type="float">
            <text:p>0.010</text:p>
          </table:table-cell>
          <table:table-cell office:value-type="float" office:value="0.0140624120818056" calcext:value-type="float">
            <text:p>0.014</text:p>
          </table:table-cell>
          <table:table-cell office:value-type="float" office:value="0.0468765004441387" calcext:value-type="float">
            <text:p>0.047</text:p>
          </table:table-cell>
          <table:table-cell office:value-type="float" office:value="0.0704759116645809" calcext:value-type="float">
            <text:p>0.070</text:p>
          </table:table-cell>
          <table:table-cell office:value-type="float" office:value="0.01" calcext:value-type="float">
            <text:p>0.010</text:p>
          </table:table-cell>
          <table:table-cell office:value-type="float" office:value="0.0704759116645809" calcext:value-type="float">
            <text:p>0.070</text:p>
          </table:table-cell>
          <table:table-cell office:value-type="float" office:value="0.01" calcext:value-type="float">
            <text:p>0.010</text:p>
          </table:table-cell>
          <table:table-cell office:value-type="float" office:value="0.0704759116645809" calcext:value-type="float">
            <text:p>0.070</text:p>
          </table:table-cell>
          <table:table-cell office:value-type="float" office:value="0.01" calcext:value-type="float">
            <text:p>0.010</text:p>
          </table:table-cell>
          <table:table-cell table:number-columns-repeated="30"/>
        </table:table-row>
        <table:table-row table:style-name="ro1">
          <table:table-cell office:value-type="float" office:value="0.0365355072128657" calcext:value-type="float">
            <text:p>0.037</text:p>
          </table:table-cell>
          <table:table-cell office:value-type="float" office:value="0.0369519788202257" calcext:value-type="float">
            <text:p>0.037</text:p>
          </table:table-cell>
          <table:table-cell office:value-type="float" office:value="0.0908765805121515" calcext:value-type="float">
            <text:p>0.091</text:p>
          </table:table-cell>
          <table:table-cell table:number-columns-repeated="2" office:value-type="float" office:value="0.036384335765897" calcext:value-type="float">
            <text:p>0.036</text:p>
          </table:table-cell>
          <table:table-cell office:value-type="float" office:value="0.0347206645719284" calcext:value-type="float">
            <text:p>0.035</text:p>
          </table:table-cell>
          <table:table-cell table:number-columns-repeated="2" office:value-type="float" office:value="0.0686266411651362" calcext:value-type="float">
            <text:p>0.069</text:p>
          </table:table-cell>
          <table:table-cell office:value-type="float" office:value="0.0551461718378339" calcext:value-type="float">
            <text:p>0.055</text:p>
          </table:table-cell>
          <table:table-cell table:number-columns-repeated="2" office:value-type="float" office:value="0.0670481721056444" calcext:value-type="float">
            <text:p>0.067</text:p>
          </table:table-cell>
          <table:table-cell office:value-type="float" office:value="0.156805178261224" calcext:value-type="float">
            <text:p>0.157</text:p>
          </table:table-cell>
          <table:table-cell office:value-type="float" office:value="0.0670481721056444" calcext:value-type="float">
            <text:p>0.067</text:p>
          </table:table-cell>
          <table:table-cell office:value-type="float" office:value="0.156805178261224" calcext:value-type="float">
            <text:p>0.157</text:p>
          </table:table-cell>
          <table:table-cell office:value-type="float" office:value="0.042977314496099" calcext:value-type="float">
            <text:p>0.043</text:p>
          </table:table-cell>
          <table:table-cell office:value-type="float" office:value="0.172595897266426" calcext:value-type="float">
            <text:p>0.173</text:p>
          </table:table-cell>
          <table:table-cell office:value-type="float" office:value="0.042977314496099" calcext:value-type="float">
            <text:p>0.043</text:p>
          </table:table-cell>
          <table:table-cell office:value-type="float" office:value="0.172595897266426" calcext:value-type="float">
            <text:p>0.173</text:p>
          </table:table-cell>
          <table:table-cell office:value-type="float" office:value="0.01" calcext:value-type="float">
            <text:p>0.010</text:p>
          </table:table-cell>
          <table:table-cell office:value-type="float" office:value="0.168099305422666" calcext:value-type="float">
            <text:p>0.168</text:p>
          </table:table-cell>
          <table:table-cell office:value-type="float" office:value="0.01" calcext:value-type="float">
            <text:p>0.010</text:p>
          </table:table-cell>
          <table:table-cell office:value-type="float" office:value="0.168099305422666" calcext:value-type="float">
            <text:p>0.168</text:p>
          </table:table-cell>
          <table:table-cell office:value-type="float" office:value="0.01" calcext:value-type="float">
            <text:p>0.010</text:p>
          </table:table-cell>
          <table:table-cell office:value-type="float" office:value="0.168099305422666" calcext:value-type="float">
            <text:p>0.168</text:p>
          </table:table-cell>
          <table:table-cell office:value-type="float" office:value="0.01" calcext:value-type="float">
            <text:p>0.010</text:p>
          </table:table-cell>
          <table:table-cell office:value-type="float" office:value="0.168099305422666" calcext:value-type="float">
            <text:p>0.168</text:p>
          </table:table-cell>
          <table:table-cell office:value-type="float" office:value="0.01" calcext:value-type="float">
            <text:p>0.010</text:p>
          </table:table-cell>
          <table:table-cell office:value-type="float" office:value="0.168099305422666" calcext:value-type="float">
            <text:p>0.168</text:p>
          </table:table-cell>
          <table:table-cell office:value-type="float" office:value="0.0253514434995552" calcext:value-type="float">
            <text:p>0.025</text:p>
          </table:table-cell>
          <table:table-cell office:value-type="float" office:value="0.187413242580865" calcext:value-type="float">
            <text:p>0.187</text:p>
          </table:table-cell>
          <table:table-cell table:number-columns-repeated="30"/>
        </table:table-row>
        <table:table-row table:style-name="ro1">
          <table:table-cell office:value-type="float" office:value="0.01" calcext:value-type="float">
            <text:p>0.010</text:p>
          </table:table-cell>
          <table:table-cell office:value-type="float" office:value="0.0293720310052304" calcext:value-type="float">
            <text:p>0.029</text:p>
          </table:table-cell>
          <table:table-cell table:number-columns-repeated="4" office:value-type="float" office:value="0.01" calcext:value-type="float">
            <text:p>0.010</text:p>
          </table:table-cell>
          <table:table-cell office:value-type="float" office:value="0.0808484849993468" calcext:value-type="float">
            <text:p>0.081</text:p>
          </table:table-cell>
          <table:table-cell table:number-columns-repeated="4" office:value-type="float" office:value="0.0516387529778825" calcext:value-type="float">
            <text:p>0.052</text:p>
          </table:table-cell>
          <table:table-cell office:value-type="float" office:value="0.0398296275031892" calcext:value-type="float">
            <text:p>0.040</text:p>
          </table:table-cell>
          <table:table-cell office:value-type="float" office:value="0.01" calcext:value-type="float">
            <text:p>0.010</text:p>
          </table:table-cell>
          <table:table-cell office:value-type="float" office:value="0.0936287251995312" calcext:value-type="float">
            <text:p>0.094</text:p>
          </table:table-cell>
          <table:table-cell office:value-type="float" office:value="0.01" calcext:value-type="float">
            <text:p>0.010</text:p>
          </table:table-cell>
          <table:table-cell office:value-type="float" office:value="0.0936287251995312" calcext:value-type="float">
            <text:p>0.094</text:p>
          </table:table-cell>
          <table:table-cell office:value-type="float" office:value="0.01" calcext:value-type="float">
            <text:p>0.010</text:p>
          </table:table-cell>
          <table:table-cell office:value-type="float" office:value="0.130630951403609" calcext:value-type="float">
            <text:p>0.131</text:p>
          </table:table-cell>
          <table:table-cell office:value-type="float" office:value="0.01" calcext:value-type="float">
            <text:p>0.010</text:p>
          </table:table-cell>
          <table:table-cell office:value-type="float" office:value="0.130630951403609" calcext:value-type="float">
            <text:p>0.131</text:p>
          </table:table-cell>
          <table:table-cell office:value-type="float" office:value="0.01" calcext:value-type="float">
            <text:p>0.010</text:p>
          </table:table-cell>
          <table:table-cell office:value-type="float" office:value="0.130630951403609" calcext:value-type="float">
            <text:p>0.131</text:p>
          </table:table-cell>
          <table:table-cell office:value-type="float" office:value="0.01" calcext:value-type="float">
            <text:p>0.010</text:p>
          </table:table-cell>
          <table:table-cell office:value-type="float" office:value="0.0941677483519543" calcext:value-type="float">
            <text:p>0.094</text:p>
          </table:table-cell>
          <table:table-cell office:value-type="float" office:value="0.01" calcext:value-type="float">
            <text:p>0.010</text:p>
          </table:table-cell>
          <table:table-cell office:value-type="float" office:value="0.0941677483519543" calcext:value-type="float">
            <text:p>0.094</text:p>
          </table:table-cell>
          <table:table-cell office:value-type="float" office:value="0.01" calcext:value-type="float">
            <text:p>0.010</text:p>
          </table:table-cell>
          <table:table-cell office:value-type="float" office:value="0.0941677483519543" calcext:value-type="float">
            <text:p>0.094</text:p>
          </table:table-cell>
          <table:table-cell office:value-type="float" office:value="0.0162450607597779" calcext:value-type="float">
            <text:p>0.016</text:p>
          </table:table-cell>
          <table:table-cell office:value-type="float" office:value="0.136794340145156" calcext:value-type="float">
            <text:p>0.137</text:p>
          </table:table-cell>
          <table:table-cell table:number-columns-repeated="30"/>
        </table:table-row>
        <table:table-row table:style-name="ro1">
          <table:table-cell table:number-columns-repeated="3" office:value-type="float" office:value="0.01" calcext:value-type="float">
            <text:p>0.010</text:p>
          </table:table-cell>
          <table:table-cell office:value-type="float" office:value="0.0621774605793142" calcext:value-type="float">
            <text:p>0.062</text:p>
          </table:table-cell>
          <table:table-cell table:number-columns-repeated="6" office:value-type="float" office:value="0.01" calcext:value-type="float">
            <text:p>0.010</text:p>
          </table:table-cell>
          <table:table-cell office:value-type="float" office:value="0.0290435934706247" calcext:value-type="float">
            <text:p>0.029</text:p>
          </table:table-cell>
          <table:table-cell office:value-type="float" office:value="0.113794510687164" calcext:value-type="float">
            <text:p>0.114</text:p>
          </table:table-cell>
          <table:table-cell office:value-type="float" office:value="0.0290435934706247" calcext:value-type="float">
            <text:p>0.029</text:p>
          </table:table-cell>
          <table:table-cell office:value-type="float" office:value="0.113794510687164" calcext:value-type="float">
            <text:p>0.114</text:p>
          </table:table-cell>
          <table:table-cell office:value-type="float" office:value="0.01" calcext:value-type="float">
            <text:p>0.010</text:p>
          </table:table-cell>
          <table:table-cell office:value-type="float" office:value="0.143135425373541" calcext:value-type="float">
            <text:p>0.143</text:p>
          </table:table-cell>
          <table:table-cell office:value-type="float" office:value="0.01" calcext:value-type="float">
            <text:p>0.010</text:p>
          </table:table-cell>
          <table:table-cell office:value-type="float" office:value="0.143135425373541" calcext:value-type="float">
            <text:p>0.143</text:p>
          </table:table-cell>
          <table:table-cell office:value-type="float" office:value="0.01" calcext:value-type="float">
            <text:p>0.010</text:p>
          </table:table-cell>
          <table:table-cell office:value-type="float" office:value="0.153019470545612" calcext:value-type="float">
            <text:p>0.153</text:p>
          </table:table-cell>
          <table:table-cell office:value-type="float" office:value="0.0179187799483726" calcext:value-type="float">
            <text:p>0.018</text:p>
          </table:table-cell>
          <table:table-cell office:value-type="float" office:value="0.148440153800063" calcext:value-type="float">
            <text:p>0.148</text:p>
          </table:table-cell>
          <table:table-cell office:value-type="float" office:value="0.01" calcext:value-type="float">
            <text:p>0.010</text:p>
          </table:table-cell>
          <table:table-cell office:value-type="float" office:value="0.223704256088996" calcext:value-type="float">
            <text:p>0.224</text:p>
          </table:table-cell>
          <table:table-cell office:value-type="float" office:value="0.01" calcext:value-type="float">
            <text:p>0.010</text:p>
          </table:table-cell>
          <table:table-cell office:value-type="float" office:value="0.280332260056636" calcext:value-type="float">
            <text:p>0.280</text:p>
          </table:table-cell>
          <table:table-cell office:value-type="float" office:value="0.01" calcext:value-type="float">
            <text:p>0.010</text:p>
          </table:table-cell>
          <table:table-cell office:value-type="float" office:value="0.280332260056636" calcext:value-type="float">
            <text:p>0.280</text:p>
          </table:table-cell>
          <table:table-cell office:value-type="float" office:value="0.01" calcext:value-type="float">
            <text:p>0.010</text:p>
          </table:table-cell>
          <table:table-cell office:value-type="float" office:value="0.280332260056636" calcext:value-type="float">
            <text:p>0.280</text:p>
          </table:table-cell>
          <table:table-cell table:number-columns-repeated="30"/>
        </table:table-row>
        <table:table-row table:style-name="ro1">
          <table:table-cell table:number-columns-repeated="3" office:value-type="float" office:value="0.114123082280973" calcext:value-type="float">
            <text:p>0.114</text:p>
          </table:table-cell>
          <table:table-cell table:number-columns-repeated="3" office:value-type="float" office:value="0.0400639331563617" calcext:value-type="float">
            <text:p>0.040</text:p>
          </table:table-cell>
          <table:table-cell table:number-columns-repeated="3" office:value-type="float" office:value="0.0120777864530234" calcext:value-type="float">
            <text:p>0.012</text:p>
          </table:table-cell>
          <table:table-cell table:number-columns-repeated="2" office:value-type="float" office:value="0.01" calcext:value-type="float">
            <text:p>0.010</text:p>
          </table:table-cell>
          <table:table-cell office:value-type="float" office:value="0.0994247289503814" calcext:value-type="float">
            <text:p>0.099</text:p>
          </table:table-cell>
          <table:table-cell office:value-type="float" office:value="0.01" calcext:value-type="float">
            <text:p>0.010</text:p>
          </table:table-cell>
          <table:table-cell office:value-type="float" office:value="0.0994247289503814" calcext:value-type="float">
            <text:p>0.099</text:p>
          </table:table-cell>
          <table:table-cell office:value-type="float" office:value="0.0490417338353673" calcext:value-type="float">
            <text:p>0.049</text:p>
          </table:table-cell>
          <table:table-cell office:value-type="float" office:value="0.122605720388676" calcext:value-type="float">
            <text:p>0.123</text:p>
          </table:table-cell>
          <table:table-cell office:value-type="float" office:value="0.0490417338353673" calcext:value-type="float">
            <text:p>0.049</text:p>
          </table:table-cell>
          <table:table-cell office:value-type="float" office:value="0.122605720388676" calcext:value-type="float">
            <text:p>0.123</text:p>
          </table:table-cell>
          <table:table-cell office:value-type="float" office:value="0.01" calcext:value-type="float">
            <text:p>0.010</text:p>
          </table:table-cell>
          <table:table-cell office:value-type="float" office:value="0.0854019218778076" calcext:value-type="float">
            <text:p>0.085</text:p>
          </table:table-cell>
          <table:table-cell office:value-type="float" office:value="0.0141388154206527" calcext:value-type="float">
            <text:p>0.014</text:p>
          </table:table-cell>
          <table:table-cell office:value-type="float" office:value="0.0684447930274112" calcext:value-type="float">
            <text:p>0.068</text:p>
          </table:table-cell>
          <table:table-cell office:value-type="float" office:value="0.0141388154206527" calcext:value-type="float">
            <text:p>0.014</text:p>
          </table:table-cell>
          <table:table-cell office:value-type="float" office:value="0.0684447930274112" calcext:value-type="float">
            <text:p>0.068</text:p>
          </table:table-cell>
          <table:table-cell office:value-type="float" office:value="0.0433555107319851" calcext:value-type="float">
            <text:p>0.043</text:p>
          </table:table-cell>
          <table:table-cell office:value-type="float" office:value="0.0561364546035542" calcext:value-type="float">
            <text:p>0.056</text:p>
          </table:table-cell>
          <table:table-cell table:number-columns-repeated="2" office:value-type="float" office:value="0.01" calcext:value-type="float">
            <text:p>0.010</text:p>
          </table:table-cell>
          <table:table-cell office:value-type="float" office:value="0.0489680100754638" calcext:value-type="float">
            <text:p>0.049</text:p>
          </table:table-cell>
          <table:table-cell office:value-type="float" office:value="0.01" calcext:value-type="float">
            <text:p>0.010</text:p>
          </table:table-cell>
          <table:table-cell table:number-columns-repeated="30"/>
        </table:table-row>
        <table:table-row table:style-name="ro1">
          <table:table-cell office:value-type="float" office:value="0.0399322722464735" calcext:value-type="float">
            <text:p>0.040</text:p>
          </table:table-cell>
          <table:table-cell table:number-columns-repeated="5" office:value-type="float" office:value="0.01" calcext:value-type="float">
            <text:p>0.010</text:p>
          </table:table-cell>
          <table:table-cell table:number-columns-repeated="2" office:value-type="float" office:value="0.0146555038307985" calcext:value-type="float">
            <text:p>0.015</text:p>
          </table:table-cell>
          <table:table-cell table:number-columns-repeated="3" office:value-type="float" office:value="0.01" calcext:value-type="float">
            <text:p>0.010</text:p>
          </table:table-cell>
          <table:table-cell office:value-type="float" office:value="0.134193461716241" calcext:value-type="float">
            <text:p>0.134</text:p>
          </table:table-cell>
          <table:table-cell office:value-type="float" office:value="0.01" calcext:value-type="float">
            <text:p>0.010</text:p>
          </table:table-cell>
          <table:table-cell office:value-type="float" office:value="0.154925659203402" calcext:value-type="float">
            <text:p>0.155</text:p>
          </table:table-cell>
          <table:table-cell office:value-type="float" office:value="0.01" calcext:value-type="float">
            <text:p>0.010</text:p>
          </table:table-cell>
          <table:table-cell office:value-type="float" office:value="0.154925659203402" calcext:value-type="float">
            <text:p>0.155</text:p>
          </table:table-cell>
          <table:table-cell office:value-type="float" office:value="0.0539723279388291" calcext:value-type="float">
            <text:p>0.054</text:p>
          </table:table-cell>
          <table:table-cell office:value-type="float" office:value="0.229043076694329" calcext:value-type="float">
            <text:p>0.229</text:p>
          </table:table-cell>
          <table:table-cell office:value-type="float" office:value="0.0539723279388291" calcext:value-type="float">
            <text:p>0.054</text:p>
          </table:table-cell>
          <table:table-cell office:value-type="float" office:value="0.229043076694329" calcext:value-type="float">
            <text:p>0.229</text:p>
          </table:table-cell>
          <table:table-cell office:value-type="float" office:value="0.0539723279388291" calcext:value-type="float">
            <text:p>0.054</text:p>
          </table:table-cell>
          <table:table-cell office:value-type="float" office:value="0.229043076694329" calcext:value-type="float">
            <text:p>0.229</text:p>
          </table:table-cell>
          <table:table-cell office:value-type="float" office:value="0.104136914796993" calcext:value-type="float">
            <text:p>0.104</text:p>
          </table:table-cell>
          <table:table-cell office:value-type="float" office:value="0.216697273658886" calcext:value-type="float">
            <text:p>0.217</text:p>
          </table:table-cell>
          <table:table-cell office:value-type="float" office:value="0.104136914796993" calcext:value-type="float">
            <text:p>0.104</text:p>
          </table:table-cell>
          <table:table-cell office:value-type="float" office:value="0.216697273658886" calcext:value-type="float">
            <text:p>0.217</text:p>
          </table:table-cell>
          <table:table-cell office:value-type="float" office:value="0.104136914796993" calcext:value-type="float">
            <text:p>0.104</text:p>
          </table:table-cell>
          <table:table-cell office:value-type="float" office:value="0.216697273658886" calcext:value-type="float">
            <text:p>0.217</text:p>
          </table:table-cell>
          <table:table-cell office:value-type="float" office:value="0.0442311133696836" calcext:value-type="float">
            <text:p>0.044</text:p>
          </table:table-cell>
          <table:table-cell office:value-type="float" office:value="0.255219685213446" calcext:value-type="float">
            <text:p>0.255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.01" calcext:value-type="float">
            <text:p>0.010</text:p>
          </table:table-cell>
          <table:table-cell table:number-columns-repeated="4" office:value-type="float" office:value="0.0434472128476073" calcext:value-type="float">
            <text:p>0.043</text:p>
          </table:table-cell>
          <table:table-cell table:number-columns-repeated="2" office:value-type="float" office:value="0.101039206088308" calcext:value-type="float">
            <text:p>0.101</text:p>
          </table:table-cell>
          <table:table-cell table:number-columns-repeated="3" office:value-type="float" office:value="0.0610699472615306" calcext:value-type="float">
            <text:p>0.061</text:p>
          </table:table-cell>
          <table:table-cell office:value-type="float" office:value="0.0906137209052344" calcext:value-type="float">
            <text:p>0.091</text:p>
          </table:table-cell>
          <table:table-cell office:value-type="float" office:value="0.0504718271314973" calcext:value-type="float">
            <text:p>0.050</text:p>
          </table:table-cell>
          <table:table-cell office:value-type="float" office:value="0.095829351477273" calcext:value-type="float">
            <text:p>0.096</text:p>
          </table:table-cell>
          <table:table-cell office:value-type="float" office:value="0.0504718271314973" calcext:value-type="float">
            <text:p>0.050</text:p>
          </table:table-cell>
          <table:table-cell office:value-type="float" office:value="0.095829351477273" calcext:value-type="float">
            <text:p>0.096</text:p>
          </table:table-cell>
          <table:table-cell office:value-type="float" office:value="0.0504718271314973" calcext:value-type="float">
            <text:p>0.050</text:p>
          </table:table-cell>
          <table:table-cell office:value-type="float" office:value="0.095829351477273" calcext:value-type="float">
            <text:p>0.096</text:p>
          </table:table-cell>
          <table:table-cell office:value-type="float" office:value="0.0506899875583382" calcext:value-type="float">
            <text:p>0.051</text:p>
          </table:table-cell>
          <table:table-cell office:value-type="float" office:value="0.0693315174594771" calcext:value-type="float">
            <text:p>0.069</text:p>
          </table:table-cell>
          <table:table-cell office:value-type="float" office:value="0.0506899875583382" calcext:value-type="float">
            <text:p>0.051</text:p>
          </table:table-cell>
          <table:table-cell office:value-type="float" office:value="0.0693315174594771" calcext:value-type="float">
            <text:p>0.069</text:p>
          </table:table-cell>
          <table:table-cell office:value-type="float" office:value="0.0506899875583382" calcext:value-type="float">
            <text:p>0.051</text:p>
          </table:table-cell>
          <table:table-cell office:value-type="float" office:value="0.0693315174594771" calcext:value-type="float">
            <text:p>0.069</text:p>
          </table:table-cell>
          <table:table-cell office:value-type="float" office:value="0.0980737007553232" calcext:value-type="float">
            <text:p>0.098</text:p>
          </table:table-cell>
          <table:table-cell office:value-type="float" office:value="0.0601572251833696" calcext:value-type="float">
            <text:p>0.060</text:p>
          </table:table-cell>
          <table:table-cell office:value-type="float" office:value="0.0980737007553232" calcext:value-type="float">
            <text:p>0.098</text:p>
          </table:table-cell>
          <table:table-cell office:value-type="float" office:value="0.0601572251833696" calcext:value-type="float">
            <text:p>0.060</text:p>
          </table:table-cell>
          <table:table-cell office:value-type="float" office:value="0.0980737007553232" calcext:value-type="float">
            <text:p>0.098</text:p>
          </table:table-cell>
          <table:table-cell office:value-type="float" office:value="0.0601572251833696" calcext:value-type="float">
            <text:p>0.060</text:p>
          </table:table-cell>
          <table:table-cell table:number-columns-repeated="30"/>
        </table:table-row>
        <table:table-row table:style-name="ro1">
          <table:table-cell office:value-type="float" office:value="0.079838665614615" calcext:value-type="float">
            <text:p>0.080</text:p>
          </table:table-cell>
          <table:table-cell office:value-type="float" office:value="0.0822048350521046" calcext:value-type="float">
            <text:p>0.082</text:p>
          </table:table-cell>
          <table:table-cell office:value-type="float" office:value="0.0229536700822183" calcext:value-type="float">
            <text:p>0.023</text:p>
          </table:table-cell>
          <table:table-cell table:number-columns-repeated="5" office:value-type="float" office:value="0.0155685340191331" calcext:value-type="float">
            <text:p>0.016</text:p>
          </table:table-cell>
          <table:table-cell table:number-columns-repeated="2" office:value-type="float" office:value="0.0120648195615915" calcext:value-type="float">
            <text:p>0.012</text:p>
          </table:table-cell>
          <table:table-cell office:value-type="float" office:value="0.01" calcext:value-type="float">
            <text:p>0.010</text:p>
          </table:table-cell>
          <table:table-cell office:value-type="float" office:value="0.115616231384113" calcext:value-type="float">
            <text:p>0.116</text:p>
          </table:table-cell>
          <table:table-cell office:value-type="float" office:value="0.01" calcext:value-type="float">
            <text:p>0.010</text:p>
          </table:table-cell>
          <table:table-cell office:value-type="float" office:value="0.115616231384113" calcext:value-type="float">
            <text:p>0.116</text:p>
          </table:table-cell>
          <table:table-cell office:value-type="float" office:value="0.01" calcext:value-type="float">
            <text:p>0.010</text:p>
          </table:table-cell>
          <table:table-cell office:value-type="float" office:value="0.115616231384113" calcext:value-type="float">
            <text:p>0.116</text:p>
          </table:table-cell>
          <table:table-cell office:value-type="float" office:value="0.01" calcext:value-type="float">
            <text:p>0.010</text:p>
          </table:table-cell>
          <table:table-cell office:value-type="float" office:value="0.115616231384113" calcext:value-type="float">
            <text:p>0.116</text:p>
          </table:table-cell>
          <table:table-cell office:value-type="float" office:value="0.01" calcext:value-type="float">
            <text:p>0.010</text:p>
          </table:table-cell>
          <table:table-cell office:value-type="float" office:value="0.115616231384113" calcext:value-type="float">
            <text:p>0.116</text:p>
          </table:table-cell>
          <table:table-cell office:value-type="float" office:value="0.0938056527678413" calcext:value-type="float">
            <text:p>0.094</text:p>
          </table:table-cell>
          <table:table-cell office:value-type="float" office:value="0.0843436840501033" calcext:value-type="float">
            <text:p>0.084</text:p>
          </table:table-cell>
          <table:table-cell office:value-type="float" office:value="0.0938056527678413" calcext:value-type="float">
            <text:p>0.094</text:p>
          </table:table-cell>
          <table:table-cell office:value-type="float" office:value="0.0843436840501033" calcext:value-type="float">
            <text:p>0.084</text:p>
          </table:table-cell>
          <table:table-cell office:value-type="float" office:value="0.0938056527678413" calcext:value-type="float">
            <text:p>0.094</text:p>
          </table:table-cell>
          <table:table-cell office:value-type="float" office:value="0.0843436840501033" calcext:value-type="float">
            <text:p>0.084</text:p>
          </table:table-cell>
          <table:table-cell office:value-type="float" office:value="0.127819218240884" calcext:value-type="float">
            <text:p>0.128</text:p>
          </table:table-cell>
          <table:table-cell office:value-type="float" office:value="0.0172127724817457" calcext:value-type="float">
            <text:p>0.017</text:p>
          </table:table-cell>
          <table:table-cell office:value-type="float" office:value="0.127819218240884" calcext:value-type="float">
            <text:p>0.128</text:p>
          </table:table-cell>
          <table:table-cell office:value-type="float" office:value="0.0172127724817457" calcext:value-type="float">
            <text:p>0.017</text:p>
          </table:table-cell>
          <table:table-cell table:number-columns-repeated="30"/>
        </table:table-row>
        <table:table-row table:style-name="ro1">
          <table:table-cell table:number-columns-repeated="4" office:value-type="float" office:value="0.0871264222422235" calcext:value-type="float">
            <text:p>0.087</text:p>
          </table:table-cell>
          <table:table-cell office:value-type="float" office:value="0.0117465648871166" calcext:value-type="float">
            <text:p>0.012</text:p>
          </table:table-cell>
          <table:table-cell office:value-type="float" office:value="0.147315178736291" calcext:value-type="float">
            <text:p>0.147</text:p>
          </table:table-cell>
          <table:table-cell office:value-type="float" office:value="0.0624892248630618" calcext:value-type="float">
            <text:p>0.062</text:p>
          </table:table-cell>
          <table:table-cell office:value-type="float" office:value="0.131080651292756" calcext:value-type="float">
            <text:p>0.131</text:p>
          </table:table-cell>
          <table:table-cell table:number-columns-repeated="3" office:value-type="float" office:value="0.114281147723834" calcext:value-type="float">
            <text:p>0.114</text:p>
          </table:table-cell>
          <table:table-cell office:value-type="float" office:value="0.0619896213537798" calcext:value-type="float">
            <text:p>0.062</text:p>
          </table:table-cell>
          <table:table-cell office:value-type="float" office:value="0.114281147723834" calcext:value-type="float">
            <text:p>0.114</text:p>
          </table:table-cell>
          <table:table-cell office:value-type="float" office:value="0.0619896213537798" calcext:value-type="float">
            <text:p>0.062</text:p>
          </table:table-cell>
          <table:table-cell office:value-type="float" office:value="0.114281147723834" calcext:value-type="float">
            <text:p>0.114</text:p>
          </table:table-cell>
          <table:table-cell office:value-type="float" office:value="0.0619896213537798" calcext:value-type="float">
            <text:p>0.062</text:p>
          </table:table-cell>
          <table:table-cell office:value-type="float" office:value="0.0721327595238817" calcext:value-type="float">
            <text:p>0.072</text:p>
          </table:table-cell>
          <table:table-cell office:value-type="float" office:value="0.0202609525220388" calcext:value-type="float">
            <text:p>0.020</text:p>
          </table:table-cell>
          <table:table-cell office:value-type="float" office:value="0.0721327595238817" calcext:value-type="float">
            <text:p>0.072</text:p>
          </table:table-cell>
          <table:table-cell office:value-type="float" office:value="0.0202609525220388" calcext:value-type="float">
            <text:p>0.020</text:p>
          </table:table-cell>
          <table:table-cell office:value-type="float" office:value="0.0654713765933534" calcext:value-type="float">
            <text:p>0.065</text:p>
          </table:table-cell>
          <table:table-cell office:value-type="float" office:value="0.01" calcext:value-type="float">
            <text:p>0.010</text:p>
          </table:table-cell>
          <table:table-cell office:value-type="float" office:value="0.102958528886103" calcext:value-type="float">
            <text:p>0.103</text:p>
          </table:table-cell>
          <table:table-cell office:value-type="float" office:value="0.01" calcext:value-type="float">
            <text:p>0.010</text:p>
          </table:table-cell>
          <table:table-cell office:value-type="float" office:value="0.102958528886103" calcext:value-type="float">
            <text:p>0.103</text:p>
          </table:table-cell>
          <table:table-cell office:value-type="float" office:value="0.01" calcext:value-type="float">
            <text:p>0.010</text:p>
          </table:table-cell>
          <table:table-cell office:value-type="float" office:value="0.102958528886103" calcext:value-type="float">
            <text:p>0.103</text:p>
          </table:table-cell>
          <table:table-cell office:value-type="float" office:value="0.01" calcext:value-type="float">
            <text:p>0.010</text:p>
          </table:table-cell>
          <table:table-cell office:value-type="float" office:value="0.106508186214184" calcext:value-type="float">
            <text:p>0.107</text:p>
          </table:table-cell>
          <table:table-cell office:value-type="float" office:value="0.0212283758003853" calcext:value-type="float">
            <text:p>0.021</text:p>
          </table:table-cell>
          <table:table-cell table:number-columns-repeated="30"/>
        </table:table-row>
        <table:table-row table:style-name="ro1">
          <table:table-cell table:style-name="ce47" office:value-type="float" office:value="0.0751438852584323" calcext:value-type="float">
            <text:p>0.075</text:p>
          </table:table-cell>
          <table:table-cell table:number-columns-repeated="3" table:style-name="ce47" office:value-type="float" office:value="0.164517674431436" calcext:value-type="float">
            <text:p>0.165</text:p>
          </table:table-cell>
          <table:table-cell table:style-name="ce47" office:value-type="float" office:value="0.0843047688592537" calcext:value-type="float">
            <text:p>0.084</text:p>
          </table:table-cell>
          <table:table-cell table:number-columns-repeated="3" table:style-name="ce47" office:value-type="float" office:value="0.0785628008577349" calcext:value-type="float">
            <text:p>0.079</text:p>
          </table:table-cell>
          <table:table-cell table:style-name="ce47" office:value-type="float" office:value="0.0722875869672041" calcext:value-type="float">
            <text:p>0.072</text:p>
          </table:table-cell>
          <table:table-cell table:style-name="ce47" office:value-type="float" office:value="0.107734831234846" calcext:value-type="float">
            <text:p>0.108</text:p>
          </table:table-cell>
          <table:table-cell table:style-name="ce47" office:value-type="float" office:value="0.119782804512081" calcext:value-type="float">
            <text:p>0.120</text:p>
          </table:table-cell>
          <table:table-cell table:style-name="ce47" office:value-type="float" office:value="0.192023220117232" calcext:value-type="float">
            <text:p>0.192</text:p>
          </table:table-cell>
          <table:table-cell table:style-name="ce47" office:value-type="float" office:value="0.0566973971266027" calcext:value-type="float">
            <text:p>0.057</text:p>
          </table:table-cell>
          <table:table-cell table:style-name="ce47" office:value-type="float" office:value="0.132382622194398" calcext:value-type="float">
            <text:p>0.132</text:p>
          </table:table-cell>
          <table:table-cell table:style-name="ce47" office:value-type="float" office:value="0.0224005824073713" calcext:value-type="float">
            <text:p>0.022</text:p>
          </table:table-cell>
          <table:table-cell table:style-name="ce47" office:value-type="float" office:value="0.148582335995452" calcext:value-type="float">
            <text:p>0.149</text:p>
          </table:table-cell>
          <table:table-cell table:style-name="ce47" office:value-type="float" office:value="0.02496006629948" calcext:value-type="float">
            <text:p>0.025</text:p>
          </table:table-cell>
          <table:table-cell table:style-name="ce47" office:value-type="float" office:value="0.23863201246554" calcext:value-type="float">
            <text:p>0.239</text:p>
          </table:table-cell>
          <table:table-cell table:style-name="ce47" office:value-type="float" office:value="0.0703445304437513" calcext:value-type="float">
            <text:p>0.070</text:p>
          </table:table-cell>
          <table:table-cell table:style-name="ce47" office:value-type="float" office:value="0.201751069272378" calcext:value-type="float">
            <text:p>0.202</text:p>
          </table:table-cell>
          <table:table-cell table:style-name="ce47" office:value-type="float" office:value="0.0703445304437513" calcext:value-type="float">
            <text:p>0.070</text:p>
          </table:table-cell>
          <table:table-cell table:style-name="ce47" office:value-type="float" office:value="0.201751069272378" calcext:value-type="float">
            <text:p>0.202</text:p>
          </table:table-cell>
          <table:table-cell table:style-name="ce47" office:value-type="float" office:value="0.0979650626259883" calcext:value-type="float">
            <text:p>0.098</text:p>
          </table:table-cell>
          <table:table-cell table:style-name="ce47" office:value-type="float" office:value="0.149044184927287" calcext:value-type="float">
            <text:p>0.149</text:p>
          </table:table-cell>
          <table:table-cell table:style-name="ce47" office:value-type="float" office:value="0.0979650626259883" calcext:value-type="float">
            <text:p>0.098</text:p>
          </table:table-cell>
          <table:table-cell table:style-name="ce47" office:value-type="float" office:value="0.149044184927287" calcext:value-type="float">
            <text:p>0.149</text:p>
          </table:table-cell>
          <table:table-cell table:style-name="ce47" office:value-type="float" office:value="0.0979650626259883" calcext:value-type="float">
            <text:p>0.098</text:p>
          </table:table-cell>
          <table:table-cell table:style-name="ce47" office:value-type="float" office:value="0.149044184927287" calcext:value-type="float">
            <text:p>0.149</text:p>
          </table:table-cell>
          <table:table-cell table:style-name="ce47" office:value-type="float" office:value="0.112518556568799" calcext:value-type="float">
            <text:p>0.113</text:p>
          </table:table-cell>
          <table:table-cell table:style-name="ce47" office:value-type="float" office:value="0.172652741867272" calcext:value-type="float">
            <text:p>0.173</text:p>
          </table:table-cell>
          <table:table-cell table:number-columns-repeated="30"/>
        </table:table-row>
        <table:table-row table:style-name="ro1">
          <table:table-cell table:style-name="ce48" table:formula="of:=AVERAGE([.A6:.A15])" office:value-type="float" office:value="0.0553306393617773" calcext:value-type="float">
            <text:p>0.055</text:p>
          </table:table-cell>
          <table:table-cell table:style-name="ce48" table:formula="of:=AVERAGE([.B6:.B15])" office:value-type="float" office:value="0.0613972734347285" calcext:value-type="float">
            <text:p>0.061</text:p>
          </table:table-cell>
          <table:table-cell table:style-name="ce48" table:formula="of:=AVERAGE([.C6:.C15])" office:value-type="float" office:value="0.0643025681927943" calcext:value-type="float">
            <text:p>0.064</text:p>
          </table:table-cell>
          <table:table-cell table:style-name="ce48" table:formula="of:=AVERAGE([.D6:.D15])" office:value-type="float" office:value="0.0479285573041973" calcext:value-type="float">
            <text:p>0.048</text:p>
          </table:table-cell>
          <table:table-cell table:style-name="ce48" table:formula="of:=AVERAGE([.E6:.E15])" office:value-type="float" office:value="0.0271515349535369" calcext:value-type="float">
            <text:p>0.027</text:p>
          </table:table-cell>
          <table:table-cell table:style-name="ce48" table:formula="of:=AVERAGE([.F6:.F15])" office:value-type="float" office:value="0.0399678324189056" calcext:value-type="float">
            <text:p>0.040</text:p>
          </table:table-cell>
          <table:table-cell table:style-name="ce48" table:formula="of:=AVERAGE([.G6:.G15])" office:value-type="float" office:value="0.0453868182276543" calcext:value-type="float">
            <text:p>0.045</text:p>
          </table:table-cell>
          <table:table-cell table:style-name="ce48" table:formula="of:=AVERAGE([.H6:.H15])" office:value-type="float" office:value="0.0510404138634563" calcext:value-type="float">
            <text:p>0.051</text:p>
          </table:table-cell>
          <table:table-cell table:style-name="ce48" table:formula="of:=AVERAGE([.I6:.I15])" office:value-type="float" office:value="0.040984435881087" calcext:value-type="float">
            <text:p>0.041</text:p>
          </table:table-cell>
          <table:table-cell table:style-name="ce48" table:formula="of:=AVERAGE([.J6:.J15])" office:value-type="float" office:value="0.0453837670865329" calcext:value-type="float">
            <text:p>0.045</text:p>
          </table:table-cell>
          <table:table-cell table:style-name="ce48" table:formula="of:=AVERAGE([.K6:.K15])" office:value-type="float" office:value="0.0482864418051597" calcext:value-type="float">
            <text:p>0.048</text:p>
          </table:table-cell>
          <table:table-cell table:style-name="ce48" table:formula="of:=AVERAGE([.L6:.L15])" office:value-type="float" office:value="0.108173791226462" calcext:value-type="float">
            <text:p>0.108</text:p>
          </table:table-cell>
          <table:table-cell table:style-name="ce48" table:formula="of:=AVERAGE([.M6:.M15])" office:value-type="float" office:value="0.0367542137558203" calcext:value-type="float">
            <text:p>0.037</text:p>
          </table:table-cell>
          <table:table-cell table:style-name="ce48" table:formula="of:=AVERAGE([.N6:.N15])" office:value-type="float" office:value="0.110184424009733" calcext:value-type="float">
            <text:p>0.110</text:p>
          </table:table-cell>
          <table:table-cell table:style-name="ce48" table:formula="of:=AVERAGE([.O6:.O15])" office:value-type="float" office:value="0.0329172605594169" calcext:value-type="float">
            <text:p>0.033</text:p>
          </table:table-cell>
          <table:table-cell table:style-name="ce48" table:formula="of:=AVERAGE([.P6:.P15])" office:value-type="float" office:value="0.112931003347836" calcext:value-type="float">
            <text:p>0.113</text:p>
          </table:table-cell>
          <table:table-cell table:style-name="ce48" table:formula="of:=AVERAGE([.Q6:.Q15])" office:value-type="float" office:value="0.0333556029225154" calcext:value-type="float">
            <text:p>0.033</text:p>
          </table:table-cell>
          <table:table-cell table:style-name="ce48" table:formula="of:=AVERAGE([.R6:.R15])" office:value-type="float" office:value="0.128875068481171" calcext:value-type="float">
            <text:p>0.129</text:p>
          </table:table-cell>
          <table:table-cell table:style-name="ce48" table:formula="of:=AVERAGE([.S6:.S15])" office:value-type="float" office:value="0.03071396054648" calcext:value-type="float">
            <text:p>0.031</text:p>
          </table:table-cell>
          <table:table-cell table:style-name="ce48" table:formula="of:=AVERAGE([.T6:.T15])" office:value-type="float" office:value="0.118315449658203" calcext:value-type="float">
            <text:p>0.118</text:p>
          </table:table-cell>
          <table:table-cell table:style-name="ce48" table:formula="of:=AVERAGE([.U6:.U15])" office:value-type="float" office:value="0.0396341470671139" calcext:value-type="float">
            <text:p>0.040</text:p>
          </table:table-cell>
          <table:table-cell table:style-name="ce48" table:formula="of:=AVERAGE([.V6:.V15])" office:value-type="float" office:value="0.112008455113004" calcext:value-type="float">
            <text:p>0.112</text:p>
          </table:table-cell>
          <table:table-cell table:style-name="ce48" table:formula="of:=AVERAGE([.W6:.W15])" office:value-type="float" office:value="0.0507757374137722" calcext:value-type="float">
            <text:p>0.051</text:p>
          </table:table-cell>
          <table:table-cell table:style-name="ce48" table:formula="of:=AVERAGE([.X6:.X15])" office:value-type="float" office:value="0.113070926343092" calcext:value-type="float">
            <text:p>0.113</text:p>
          </table:table-cell>
          <table:table-cell table:style-name="ce48" table:formula="of:=AVERAGE([.Y6:.Y15])" office:value-type="float" office:value="0.0640771282228815" calcext:value-type="float">
            <text:p>0.064</text:p>
          </table:table-cell>
          <table:table-cell table:style-name="ce48" table:formula="of:=AVERAGE([.Z6:.Z15])" office:value-type="float" office:value="0.112897813625446" calcext:value-type="float">
            <text:p>0.113</text:p>
          </table:table-cell>
          <table:table-cell table:style-name="ce48" table:formula="of:=AVERAGE([.AA6:.AA15])" office:value-type="float" office:value="0.0641429336969872" calcext:value-type="float">
            <text:p>0.064</text:p>
          </table:table-cell>
          <table:table-cell table:style-name="ce48" table:formula="of:=AVERAGE([.AB6:.AB15])" office:value-type="float" office:value="0.101571077008254" calcext:value-type="float">
            <text:p>0.102</text:p>
          </table:table-cell>
          <table:table-cell table:style-name="ce48" table:formula="of:=AVERAGE([.AC6:.AC15])" office:value-type="float" office:value="0.0660191201148252" calcext:value-type="float">
            <text:p>0.066</text:p>
          </table:table-cell>
          <table:table-cell table:style-name="ce48" table:formula="of:=AVERAGE([.AD6:.AD15])" office:value-type="float" office:value="0.115101064332888" calcext:value-type="float">
            <text:p>0.115</text:p>
          </table:table-cell>
          <table:table-cell table:number-columns-repeated="30"/>
        </table:table-row>
        <table:table-row table:style-name="ro1">
          <table:table-cell table:style-name="ce48" table:formula="of:=MEDIAN([.A6:.A15])" office:value-type="float" office:value="0.0575380787524529" calcext:value-type="float">
            <text:p>0.058</text:p>
          </table:table-cell>
          <table:table-cell table:style-name="ce48" table:formula="of:=MEDIAN([.B6:.B15])" office:value-type="float" office:value="0.0533143446676588" calcext:value-type="float">
            <text:p>0.053</text:p>
          </table:table-cell>
          <table:table-cell table:style-name="ce48" table:formula="of:=MEDIAN([.C6:.C15])" office:value-type="float" office:value="0.0652868175449154" calcext:value-type="float">
            <text:p>0.065</text:p>
          </table:table-cell>
          <table:table-cell table:style-name="ce48" table:formula="of:=MEDIAN([.D6:.D15])" office:value-type="float" office:value="0.0382241344611293" calcext:value-type="float">
            <text:p>0.038</text:p>
          </table:table-cell>
          <table:table-cell table:style-name="ce48" table:formula="of:=MEDIAN([.E6:.E15])" office:value-type="float" office:value="0.0136575494531248" calcext:value-type="float">
            <text:p>0.014</text:p>
          </table:table-cell>
          <table:table-cell table:style-name="ce48" table:formula="of:=MEDIAN([.F6:.F15])" office:value-type="float" office:value="0.0251445992955307" calcext:value-type="float">
            <text:p>0.025</text:p>
          </table:table-cell>
          <table:table-cell table:style-name="ce48" table:formula="of:=MEDIAN([.G6:.G15])" office:value-type="float" office:value="0.0390288794410975" calcext:value-type="float">
            <text:p>0.039</text:p>
          </table:table-cell>
          <table:table-cell table:style-name="ce48" table:formula="of:=MEDIAN([.H6:.H15])" office:value-type="float" office:value="0.0393965074638362" calcext:value-type="float">
            <text:p>0.039</text:p>
          </table:table-cell>
          <table:table-cell table:style-name="ce48" table:formula="of:=MEDIAN([.I6:.I15])" office:value-type="float" office:value="0.0318582697154529" calcext:value-type="float">
            <text:p>0.032</text:p>
          </table:table-cell>
          <table:table-cell table:style-name="ce48" table:formula="of:=MEDIAN([.J6:.J15])" office:value-type="float" office:value="0.031851786269737" calcext:value-type="float">
            <text:p>0.032</text:p>
          </table:table-cell>
          <table:table-cell table:style-name="ce48" table:formula="of:=MEDIAN([.K6:.K15])" office:value-type="float" office:value="0.0403411732242536" calcext:value-type="float">
            <text:p>0.040</text:p>
          </table:table-cell>
          <table:table-cell table:style-name="ce48" table:formula="of:=MEDIAN([.L6:.L15])" office:value-type="float" office:value="0.106609619818773" calcext:value-type="float">
            <text:p>0.107</text:p>
          </table:table-cell>
          <table:table-cell table:style-name="ce48" table:formula="of:=MEDIAN([.M6:.M15])" office:value-type="float" office:value="0.0195217967353123" calcext:value-type="float">
            <text:p>0.020</text:p>
          </table:table-cell>
          <table:table-cell table:style-name="ce48" table:formula="of:=MEDIAN([.N6:.N15])" office:value-type="float" office:value="0.106609619818773" calcext:value-type="float">
            <text:p>0.107</text:p>
          </table:table-cell>
          <table:table-cell table:style-name="ce48" table:formula="of:=MEDIAN([.O6:.O15])" office:value-type="float" office:value="0.0162002912036857" calcext:value-type="float">
            <text:p>0.016</text:p>
          </table:table-cell>
          <table:table-cell table:style-name="ce48" table:formula="of:=MEDIAN([.P6:.P15])" office:value-type="float" office:value="0.119110975886395" calcext:value-type="float">
            <text:p>0.119</text:p>
          </table:table-cell>
          <table:table-cell table:style-name="ce48" table:formula="of:=MEDIAN([.Q6:.Q15])" office:value-type="float" office:value="0.0339686903977895" calcext:value-type="float">
            <text:p>0.034</text:p>
          </table:table-cell>
          <table:table-cell table:style-name="ce48" table:formula="of:=MEDIAN([.R6:.R15])" office:value-type="float" office:value="0.126618335896143" calcext:value-type="float">
            <text:p>0.127</text:p>
          </table:table-cell>
          <table:table-cell table:style-name="ce48" table:formula="of:=MEDIAN([.S6:.S15])" office:value-type="float" office:value="0.01" calcext:value-type="float">
            <text:p>0.010</text:p>
          </table:table-cell>
          <table:table-cell table:style-name="ce48" table:formula="of:=MEDIAN([.T6:.T15])" office:value-type="float" office:value="0.123123591393861" calcext:value-type="float">
            <text:p>0.123</text:p>
          </table:table-cell>
          <table:table-cell table:style-name="ce48" table:formula="of:=MEDIAN([.U6:.U15])" office:value-type="float" office:value="0.0343043837533554" calcext:value-type="float">
            <text:p>0.034</text:p>
          </table:table-cell>
          <table:table-cell table:style-name="ce48" table:formula="of:=MEDIAN([.V6:.V15])" office:value-type="float" office:value="0.107487317726856" calcext:value-type="float">
            <text:p>0.107</text:p>
          </table:table-cell>
          <table:table-cell table:style-name="ce48" table:formula="of:=MEDIAN([.W6:.W15])" office:value-type="float" office:value="0.0324144014894955" calcext:value-type="float">
            <text:p>0.032</text:p>
          </table:table-cell>
          <table:table-cell table:style-name="ce48" table:formula="of:=MEDIAN([.X6:.X15])" office:value-type="float" office:value="0.0892557162010288" calcext:value-type="float">
            <text:p>0.089</text:p>
          </table:table-cell>
          <table:table-cell table:style-name="ce48" table:formula="of:=MEDIAN([.Y6:.Y15])" office:value-type="float" office:value="0.0821407822162111" calcext:value-type="float">
            <text:p>0.082</text:p>
          </table:table-cell>
          <table:table-cell table:style-name="ce48" table:formula="of:=MEDIAN([.Z6:.Z15])" office:value-type="float" office:value="0.0892557162010288" calcext:value-type="float">
            <text:p>0.089</text:p>
          </table:table-cell>
          <table:table-cell table:style-name="ce48" table:formula="of:=MEDIAN([.AA6:.AA15])" office:value-type="float" office:value="0.0842204871452846" calcext:value-type="float">
            <text:p>0.084</text:p>
          </table:table-cell>
          <table:table-cell table:style-name="ce48" table:formula="of:=MEDIAN([.AB6:.AB15])" office:value-type="float" office:value="0.077162486767662" calcext:value-type="float">
            <text:p>0.077</text:p>
          </table:table-cell>
          <table:table-cell table:style-name="ce48" table:formula="of:=MEDIAN([.AC6:.AC15])" office:value-type="float" office:value="0.0597219608700224" calcext:value-type="float">
            <text:p>0.060</text:p>
          </table:table-cell>
          <table:table-cell table:style-name="ce48" table:formula="of:=MEDIAN([.AD6:.AD15])" office:value-type="float" office:value="0.0984757826642628" calcext:value-type="float">
            <text:p>0.098</text:p>
          </table:table-cell>
          <table:table-cell table:number-columns-repeated="30"/>
        </table:table-row>
        <table:table-row table:style-name="ro1">
          <table:table-cell table:style-name="Default" table:number-columns-repeated="30"/>
          <table:table-cell table:number-columns-repeated="30"/>
        </table:table-row>
        <table:table-row table:style-name="ro1">
          <table:table-cell table:style-name="ce30" office:value-type="string" calcext:value-type="string" table:number-columns-spanned="30" table:number-rows-spanned="1">
            <text:p>Decoder</text:p>
          </table:table-cell>
          <table:covered-table-cell table:number-columns-repeated="29" table:style-name="Default"/>
          <table:table-cell table:number-columns-repeated="30"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 table:number-columns-spanned="2" table:number-rows-spanned="1">
            <text:p>11</text:p>
          </table:table-cell>
          <table:covered-table-cell table:style-name="ce30"/>
          <table:table-cell table:style-name="ce30" office:value-type="float" office:value="12" calcext:value-type="float" table:number-columns-spanned="2" table:number-rows-spanned="1">
            <text:p>12</text:p>
          </table:table-cell>
          <table:covered-table-cell table:style-name="ce30"/>
          <table:table-cell table:style-name="ce30" office:value-type="float" office:value="13" calcext:value-type="float" table:number-columns-spanned="2" table:number-rows-spanned="1">
            <text:p>13</text:p>
          </table:table-cell>
          <table:covered-table-cell table:style-name="ce30"/>
          <table:table-cell table:style-name="ce30" office:value-type="float" office:value="14" calcext:value-type="float" table:number-columns-spanned="2" table:number-rows-spanned="1">
            <text:p>14</text:p>
          </table:table-cell>
          <table:covered-table-cell table:style-name="ce30"/>
          <table:table-cell table:style-name="ce30" office:value-type="float" office:value="15" calcext:value-type="float" table:number-columns-spanned="2" table:number-rows-spanned="1">
            <text:p>15</text:p>
          </table:table-cell>
          <table:covered-table-cell table:style-name="ce30"/>
          <table:table-cell table:style-name="ce30" office:value-type="float" office:value="16" calcext:value-type="float" table:number-columns-spanned="2" table:number-rows-spanned="1">
            <text:p>16</text:p>
          </table:table-cell>
          <table:covered-table-cell table:style-name="ce30"/>
          <table:table-cell table:style-name="ce30" office:value-type="float" office:value="17" calcext:value-type="float" table:number-columns-spanned="2" table:number-rows-spanned="1">
            <text:p>17</text:p>
          </table:table-cell>
          <table:covered-table-cell table:style-name="ce30"/>
          <table:table-cell table:style-name="ce30" office:value-type="float" office:value="18" calcext:value-type="float" table:number-columns-spanned="2" table:number-rows-spanned="1">
            <text:p>18</text:p>
          </table:table-cell>
          <table:covered-table-cell table:style-name="ce30"/>
          <table:table-cell table:style-name="ce30" office:value-type="float" office:value="19" calcext:value-type="float" table:number-columns-spanned="2" table:number-rows-spanned="1">
            <text:p>19</text:p>
          </table:table-cell>
          <table:covered-table-cell table:style-name="ce30"/>
          <table:table-cell table:style-name="ce30" office:value-type="float" office:value="20" calcext:value-type="float" table:number-columns-spanned="2" table:number-rows-spanned="1">
            <text:p>20</text:p>
          </table:table-cell>
          <table:covered-table-cell table:style-name="ce30"/>
          <table:table-cell table:number-columns-repeated="30"/>
        </table:table-row>
        <table:table-row table:style-name="ro1">
          <table:table-cell office:value-type="float" office:value="0.01" calcext:value-type="float">
            <text:p>0.010</text:p>
          </table:table-cell>
          <table:table-cell office:value-type="float" office:value="0.0334330014256453" calcext:value-type="float">
            <text:p>0.033</text:p>
          </table:table-cell>
          <table:table-cell table:number-columns-repeated="5" office:value-type="float" office:value="0.01" calcext:value-type="float">
            <text:p>0.010</text:p>
          </table:table-cell>
          <table:table-cell office:value-type="float" office:value="0.0711098626342218" calcext:value-type="float">
            <text:p>0.071</text:p>
          </table:table-cell>
          <table:table-cell office:value-type="float" office:value="0.0698111610715931" calcext:value-type="float">
            <text:p>0.070</text:p>
          </table:table-cell>
          <table:table-cell office:value-type="float" office:value="0.0665561810956886" calcext:value-type="float">
            <text:p>0.067</text:p>
          </table:table-cell>
          <table:table-cell office:value-type="float" office:value="0.0829979765926131" calcext:value-type="float">
            <text:p>0.083</text:p>
          </table:table-cell>
          <table:table-cell office:value-type="float" office:value="0.0665561810956886" calcext:value-type="float">
            <text:p>0.067</text:p>
          </table:table-cell>
          <table:table-cell office:value-type="float" office:value="0.0829979765926131" calcext:value-type="float">
            <text:p>0.083</text:p>
          </table:table-cell>
          <table:table-cell office:value-type="float" office:value="0.0665561810956886" calcext:value-type="float">
            <text:p>0.067</text:p>
          </table:table-cell>
          <table:table-cell office:value-type="float" office:value="0.0167581565659909" calcext:value-type="float">
            <text:p>0.017</text:p>
          </table:table-cell>
          <table:table-cell office:value-type="float" office:value="0.0884435380752756" calcext:value-type="float">
            <text:p>0.088</text:p>
          </table:table-cell>
          <table:table-cell office:value-type="float" office:value="0.0167581565659909" calcext:value-type="float">
            <text:p>0.017</text:p>
          </table:table-cell>
          <table:table-cell office:value-type="float" office:value="0.0884435380752756" calcext:value-type="float">
            <text:p>0.088</text:p>
          </table:table-cell>
          <table:table-cell office:value-type="float" office:value="0.0192023690146958" calcext:value-type="float">
            <text:p>0.019</text:p>
          </table:table-cell>
          <table:table-cell office:value-type="float" office:value="0.0986849259110953" calcext:value-type="float">
            <text:p>0.099</text:p>
          </table:table-cell>
          <table:table-cell office:value-type="float" office:value="0.0192023690146958" calcext:value-type="float">
            <text:p>0.019</text:p>
          </table:table-cell>
          <table:table-cell office:value-type="float" office:value="0.0986849259110953" calcext:value-type="float">
            <text:p>0.099</text:p>
          </table:table-cell>
          <table:table-cell office:value-type="float" office:value="0.0345277846949458" calcext:value-type="float">
            <text:p>0.035</text:p>
          </table:table-cell>
          <table:table-cell office:value-type="float" office:value="0.104378625559601" calcext:value-type="float">
            <text:p>0.104</text:p>
          </table:table-cell>
          <table:table-cell office:value-type="float" office:value="0.0827980955590911" calcext:value-type="float">
            <text:p>0.083</text:p>
          </table:table-cell>
          <table:table-cell office:value-type="float" office:value="0.180060278386453" calcext:value-type="float">
            <text:p>0.180</text:p>
          </table:table-cell>
          <table:table-cell office:value-type="float" office:value="0.0827980955590911" calcext:value-type="float">
            <text:p>0.083</text:p>
          </table:table-cell>
          <table:table-cell office:value-type="float" office:value="0.180060278386453" calcext:value-type="float">
            <text:p>0.180</text:p>
          </table:table-cell>
          <table:table-cell office:value-type="float" office:value="0.0827980955590911" calcext:value-type="float">
            <text:p>0.083</text:p>
          </table:table-cell>
          <table:table-cell office:value-type="float" office:value="0.180060278386453" calcext:value-type="float">
            <text:p>0.180</text:p>
          </table:table-cell>
          <table:table-cell table:number-columns-repeated="30"/>
        </table:table-row>
        <table:table-row table:style-name="ro1">
          <table:table-cell office:value-type="float" office:value="0.0177749567961875" calcext:value-type="float">
            <text:p>0.018</text:p>
          </table:table-cell>
          <table:table-cell office:value-type="float" office:value="0.01" calcext:value-type="float">
            <text:p>0.010</text:p>
          </table:table-cell>
          <table:table-cell office:value-type="float" office:value="0.0306933001681006" calcext:value-type="float">
            <text:p>0.031</text:p>
          </table:table-cell>
          <table:table-cell table:number-columns-repeated="2" office:value-type="float" office:value="0.0741496765068918" calcext:value-type="float">
            <text:p>0.074</text:p>
          </table:table-cell>
          <table:table-cell table:number-columns-repeated="4" office:value-type="float" office:value="0.01" calcext:value-type="float">
            <text:p>0.010</text:p>
          </table:table-cell>
          <table:table-cell office:value-type="float" office:value="0.0337392629960424" calcext:value-type="float">
            <text:p>0.034</text:p>
          </table:table-cell>
          <table:table-cell office:value-type="float" office:value="0.0374664924105034" calcext:value-type="float">
            <text:p>0.037</text:p>
          </table:table-cell>
          <table:table-cell office:value-type="float" office:value="0.0337392629960424" calcext:value-type="float">
            <text:p>0.034</text:p>
          </table:table-cell>
          <table:table-cell office:value-type="float" office:value="0.0374664924105034" calcext:value-type="float">
            <text:p>0.037</text:p>
          </table:table-cell>
          <table:table-cell office:value-type="float" office:value="0.0337392629960424" calcext:value-type="float">
            <text:p>0.034</text:p>
          </table:table-cell>
          <table:table-cell table:number-columns-repeated="4" office:value-type="float" office:value="0.01" calcext:value-type="float">
            <text:p>0.010</text:p>
          </table:table-cell>
          <table:table-cell office:value-type="float" office:value="0.0309344560354564" calcext:value-type="float">
            <text:p>0.031</text:p>
          </table:table-cell>
          <table:table-cell office:value-type="float" office:value="0.01" calcext:value-type="float">
            <text:p>0.010</text:p>
          </table:table-cell>
          <table:table-cell office:value-type="float" office:value="0.0309344560354564" calcext:value-type="float">
            <text:p>0.031</text:p>
          </table:table-cell>
          <table:table-cell office:value-type="float" office:value="0.01" calcext:value-type="float">
            <text:p>0.010</text:p>
          </table:table-cell>
          <table:table-cell office:value-type="float" office:value="0.0309344560354564" calcext:value-type="float">
            <text:p>0.031</text:p>
          </table:table-cell>
          <table:table-cell office:value-type="float" office:value="0.01" calcext:value-type="float">
            <text:p>0.010</text:p>
          </table:table-cell>
          <table:table-cell office:value-type="float" office:value="0.0309344560354564" calcext:value-type="float">
            <text:p>0.031</text:p>
          </table:table-cell>
          <table:table-cell office:value-type="float" office:value="0.01" calcext:value-type="float">
            <text:p>0.010</text:p>
          </table:table-cell>
          <table:table-cell office:value-type="float" office:value="0.0309344560354564" calcext:value-type="float">
            <text:p>0.031</text:p>
          </table:table-cell>
          <table:table-cell office:value-type="float" office:value="0.01" calcext:value-type="float">
            <text:p>0.010</text:p>
          </table:table-cell>
          <table:table-cell office:value-type="float" office:value="0.0493499952889608" calcext:value-type="float">
            <text:p>0.049</text:p>
          </table:table-cell>
          <table:table-cell office:value-type="float" office:value="0.031617992277531" calcext:value-type="float">
            <text:p>0.032</text:p>
          </table:table-cell>
          <table:table-cell table:number-columns-repeated="30"/>
        </table:table-row>
        <table:table-row table:style-name="ro1">
          <table:table-cell office:value-type="float" office:value="0.142360224668672" calcext:value-type="float">
            <text:p>0.142</text:p>
          </table:table-cell>
          <table:table-cell office:value-type="float" office:value="0.136827865718921" calcext:value-type="float">
            <text:p>0.137</text:p>
          </table:table-cell>
          <table:table-cell office:value-type="float" office:value="0.158582400613331" calcext:value-type="float">
            <text:p>0.159</text:p>
          </table:table-cell>
          <table:table-cell office:value-type="float" office:value="0.136958482596312" calcext:value-type="float">
            <text:p>0.137</text:p>
          </table:table-cell>
          <table:table-cell table:number-columns-repeated="2" office:value-type="float" office:value="0.164738004351981" calcext:value-type="float">
            <text:p>0.165</text:p>
          </table:table-cell>
          <table:table-cell office:value-type="float" office:value="0.193067012904058" calcext:value-type="float">
            <text:p>0.193</text:p>
          </table:table-cell>
          <table:table-cell table:number-columns-repeated="3" office:value-type="float" office:value="0.134096265063319" calcext:value-type="float">
            <text:p>0.134</text:p>
          </table:table-cell>
          <table:table-cell office:value-type="float" office:value="0.110855475389239" calcext:value-type="float">
            <text:p>0.111</text:p>
          </table:table-cell>
          <table:table-cell office:value-type="float" office:value="0.134096265063319" calcext:value-type="float">
            <text:p>0.134</text:p>
          </table:table-cell>
          <table:table-cell office:value-type="float" office:value="0.120425791649126" calcext:value-type="float">
            <text:p>0.120</text:p>
          </table:table-cell>
          <table:table-cell office:value-type="float" office:value="0.161294155911457" calcext:value-type="float">
            <text:p>0.161</text:p>
          </table:table-cell>
          <table:table-cell office:value-type="float" office:value="0.120425791649126" calcext:value-type="float">
            <text:p>0.120</text:p>
          </table:table-cell>
          <table:table-cell office:value-type="float" office:value="0.161294155911457" calcext:value-type="float">
            <text:p>0.161</text:p>
          </table:table-cell>
          <table:table-cell office:value-type="float" office:value="0.0258420569827654" calcext:value-type="float">
            <text:p>0.026</text:p>
          </table:table-cell>
          <table:table-cell office:value-type="float" office:value="0.138327426567962" calcext:value-type="float">
            <text:p>0.138</text:p>
          </table:table-cell>
          <table:table-cell office:value-type="float" office:value="0.0258420569827654" calcext:value-type="float">
            <text:p>0.026</text:p>
          </table:table-cell>
          <table:table-cell office:value-type="float" office:value="0.138327426567962" calcext:value-type="float">
            <text:p>0.138</text:p>
          </table:table-cell>
          <table:table-cell office:value-type="float" office:value="0.0258420569827654" calcext:value-type="float">
            <text:p>0.026</text:p>
          </table:table-cell>
          <table:table-cell office:value-type="float" office:value="0.138327426567962" calcext:value-type="float">
            <text:p>0.138</text:p>
          </table:table-cell>
          <table:table-cell office:value-type="float" office:value="0.0296375360291168" calcext:value-type="float">
            <text:p>0.030</text:p>
          </table:table-cell>
          <table:table-cell office:value-type="float" office:value="0.141264066207533" calcext:value-type="float">
            <text:p>0.141</text:p>
          </table:table-cell>
          <table:table-cell office:value-type="float" office:value="0.0296375360291168" calcext:value-type="float">
            <text:p>0.030</text:p>
          </table:table-cell>
          <table:table-cell office:value-type="float" office:value="0.141264066207533" calcext:value-type="float">
            <text:p>0.141</text:p>
          </table:table-cell>
          <table:table-cell office:value-type="float" office:value="0.0296375360291168" calcext:value-type="float">
            <text:p>0.030</text:p>
          </table:table-cell>
          <table:table-cell office:value-type="float" office:value="0.141264066207533" calcext:value-type="float">
            <text:p>0.141</text:p>
          </table:table-cell>
          <table:table-cell office:value-type="float" office:value="0.01" calcext:value-type="float">
            <text:p>0.010</text:p>
          </table:table-cell>
          <table:table-cell office:value-type="float" office:value="0.152690511783123" calcext:value-type="float">
            <text:p>0.153</text:p>
          </table:table-cell>
          <table:table-cell table:number-columns-repeated="30"/>
        </table:table-row>
        <table:table-row table:style-name="ro1">
          <table:table-cell table:number-columns-repeated="3" office:value-type="float" office:value="0.0672888736348943" calcext:value-type="float">
            <text:p>0.067</text:p>
          </table:table-cell>
          <table:table-cell office:value-type="float" office:value="0.0478886572251729" calcext:value-type="float">
            <text:p>0.048</text:p>
          </table:table-cell>
          <table:table-cell table:number-columns-repeated="6" office:value-type="float" office:value="0.0160367123596981" calcext:value-type="float">
            <text:p>0.016</text:p>
          </table:table-cell>
          <table:table-cell table:number-columns-repeated="4" office:value-type="float" office:value="0.01" calcext:value-type="float">
            <text:p>0.010</text:p>
          </table:table-cell>
          <table:table-cell office:value-type="float" office:value="0.0566051225734458" calcext:value-type="float">
            <text:p>0.057</text:p>
          </table:table-cell>
          <table:table-cell office:value-type="float" office:value="0.01" calcext:value-type="float">
            <text:p>0.010</text:p>
          </table:table-cell>
          <table:table-cell office:value-type="float" office:value="0.0566051225734458" calcext:value-type="float">
            <text:p>0.057</text:p>
          </table:table-cell>
          <table:table-cell office:value-type="float" office:value="0.01" calcext:value-type="float">
            <text:p>0.010</text:p>
          </table:table-cell>
          <table:table-cell office:value-type="float" office:value="0.0343498053552605" calcext:value-type="float">
            <text:p>0.034</text:p>
          </table:table-cell>
          <table:table-cell office:value-type="float" office:value="0.01" calcext:value-type="float">
            <text:p>0.010</text:p>
          </table:table-cell>
          <table:table-cell office:value-type="float" office:value="0.0558077813687163" calcext:value-type="float">
            <text:p>0.056</text:p>
          </table:table-cell>
          <table:table-cell office:value-type="float" office:value="0.109297677381582" calcext:value-type="float">
            <text:p>0.109</text:p>
          </table:table-cell>
          <table:table-cell office:value-type="float" office:value="0.0435875849668369" calcext:value-type="float">
            <text:p>0.044</text:p>
          </table:table-cell>
          <table:table-cell office:value-type="float" office:value="0.089534766014024" calcext:value-type="float">
            <text:p>0.090</text:p>
          </table:table-cell>
          <table:table-cell office:value-type="float" office:value="0.01" calcext:value-type="float">
            <text:p>0.010</text:p>
          </table:table-cell>
          <table:table-cell office:value-type="float" office:value="0.0719654273659523" calcext:value-type="float">
            <text:p>0.072</text:p>
          </table:table-cell>
          <table:table-cell office:value-type="float" office:value="0.01" calcext:value-type="float">
            <text:p>0.010</text:p>
          </table:table-cell>
          <table:table-cell office:value-type="float" office:value="0.0719654273659523" calcext:value-type="float">
            <text:p>0.072</text:p>
          </table:table-cell>
          <table:table-cell office:value-type="float" office:value="0.01" calcext:value-type="float">
            <text:p>0.010</text:p>
          </table:table-cell>
          <table:table-cell office:value-type="float" office:value="0.0719654273659523" calcext:value-type="float">
            <text:p>0.072</text:p>
          </table:table-cell>
          <table:table-cell table:number-columns-repeated="30"/>
        </table:table-row>
        <table:table-row table:style-name="ro1">
          <table:table-cell table:number-columns-repeated="3" office:value-type="float" office:value="0.172156734841132" calcext:value-type="float">
            <text:p>0.172</text:p>
          </table:table-cell>
          <table:table-cell table:number-columns-repeated="3" office:value-type="float" office:value="0.0982707215654086" calcext:value-type="float">
            <text:p>0.098</text:p>
          </table:table-cell>
          <table:table-cell table:number-columns-repeated="3" office:value-type="float" office:value="0.196419623175393" calcext:value-type="float">
            <text:p>0.196</text:p>
          </table:table-cell>
          <table:table-cell office:value-type="float" office:value="0.178393396216068" calcext:value-type="float">
            <text:p>0.178</text:p>
          </table:table-cell>
          <table:table-cell office:value-type="float" office:value="0.115198883803893" calcext:value-type="float">
            <text:p>0.115</text:p>
          </table:table-cell>
          <table:table-cell office:value-type="float" office:value="0.178393396216068" calcext:value-type="float">
            <text:p>0.178</text:p>
          </table:table-cell>
          <table:table-cell office:value-type="float" office:value="0.115198883803893" calcext:value-type="float">
            <text:p>0.115</text:p>
          </table:table-cell>
          <table:table-cell office:value-type="float" office:value="0.178393396216068" calcext:value-type="float">
            <text:p>0.178</text:p>
          </table:table-cell>
          <table:table-cell office:value-type="float" office:value="0.160092302112496" calcext:value-type="float">
            <text:p>0.160</text:p>
          </table:table-cell>
          <table:table-cell office:value-type="float" office:value="0.121474103102779" calcext:value-type="float">
            <text:p>0.121</text:p>
          </table:table-cell>
          <table:table-cell office:value-type="float" office:value="0.160092302112496" calcext:value-type="float">
            <text:p>0.160</text:p>
          </table:table-cell>
          <table:table-cell office:value-type="float" office:value="0.121474103102779" calcext:value-type="float">
            <text:p>0.121</text:p>
          </table:table-cell>
          <table:table-cell office:value-type="float" office:value="0.170018308122844" calcext:value-type="float">
            <text:p>0.170</text:p>
          </table:table-cell>
          <table:table-cell office:value-type="float" office:value="0.115655634565968" calcext:value-type="float">
            <text:p>0.116</text:p>
          </table:table-cell>
          <table:table-cell office:value-type="float" office:value="0.166596730430002" calcext:value-type="float">
            <text:p>0.167</text:p>
          </table:table-cell>
          <table:table-cell office:value-type="float" office:value="0.0142420088897743" calcext:value-type="float">
            <text:p>0.014</text:p>
          </table:table-cell>
          <table:table-cell office:value-type="float" office:value="0.166596730430002" calcext:value-type="float">
            <text:p>0.167</text:p>
          </table:table-cell>
          <table:table-cell office:value-type="float" office:value="0.0142420088897743" calcext:value-type="float">
            <text:p>0.014</text:p>
          </table:table-cell>
          <table:table-cell office:value-type="float" office:value="0.209966480704639" calcext:value-type="float">
            <text:p>0.210</text:p>
          </table:table-cell>
          <table:table-cell office:value-type="float" office:value="0.01" calcext:value-type="float">
            <text:p>0.010</text:p>
          </table:table-cell>
          <table:table-cell office:value-type="float" office:value="0.189619007861783" calcext:value-type="float">
            <text:p>0.190</text:p>
          </table:table-cell>
          <table:table-cell office:value-type="float" office:value="0.01" calcext:value-type="float">
            <text:p>0.010</text:p>
          </table:table-cell>
          <table:table-cell office:value-type="float" office:value="0.142503406503779" calcext:value-type="float">
            <text:p>0.143</text:p>
          </table:table-cell>
          <table:table-cell office:value-type="float" office:value="0.0416269672117504" calcext:value-type="float">
            <text:p>0.042</text:p>
          </table:table-cell>
          <table:table-cell table:number-columns-repeated="30"/>
        </table:table-row>
        <table:table-row table:style-name="ro1">
          <table:table-cell office:value-type="float" office:value="0.194716664279362" calcext:value-type="float">
            <text:p>0.195</text:p>
          </table:table-cell>
          <table:table-cell table:number-columns-repeated="5" office:value-type="float" office:value="0.136381730814801" calcext:value-type="float">
            <text:p>0.136</text:p>
          </table:table-cell>
          <table:table-cell table:number-columns-repeated="2" office:value-type="float" office:value="0.0842912749239192" calcext:value-type="float">
            <text:p>0.084</text:p>
          </table:table-cell>
          <table:table-cell table:number-columns-repeated="2" office:value-type="float" office:value="0.125521815141071" calcext:value-type="float">
            <text:p>0.126</text:p>
          </table:table-cell>
          <table:table-cell office:value-type="float" office:value="0.0443563085722303" calcext:value-type="float">
            <text:p>0.044</text:p>
          </table:table-cell>
          <table:table-cell office:value-type="float" office:value="0.125521815141071" calcext:value-type="float">
            <text:p>0.126</text:p>
          </table:table-cell>
          <table:table-cell office:value-type="float" office:value="0.01" calcext:value-type="float">
            <text:p>0.010</text:p>
          </table:table-cell>
          <table:table-cell office:value-type="float" office:value="0.091749261544002" calcext:value-type="float">
            <text:p>0.092</text:p>
          </table:table-cell>
          <table:table-cell office:value-type="float" office:value="0.01" calcext:value-type="float">
            <text:p>0.010</text:p>
          </table:table-cell>
          <table:table-cell office:value-type="float" office:value="0.091749261544002" calcext:value-type="float">
            <text:p>0.092</text:p>
          </table:table-cell>
          <table:table-cell office:value-type="float" office:value="0.01" calcext:value-type="float">
            <text:p>0.010</text:p>
          </table:table-cell>
          <table:table-cell office:value-type="float" office:value="0.0488786927677931" calcext:value-type="float">
            <text:p>0.049</text:p>
          </table:table-cell>
          <table:table-cell office:value-type="float" office:value="0.01" calcext:value-type="float">
            <text:p>0.010</text:p>
          </table:table-cell>
          <table:table-cell office:value-type="float" office:value="0.0488786927677931" calcext:value-type="float">
            <text:p>0.049</text:p>
          </table:table-cell>
          <table:table-cell office:value-type="float" office:value="0.01" calcext:value-type="float">
            <text:p>0.010</text:p>
          </table:table-cell>
          <table:table-cell office:value-type="float" office:value="0.0488786927677931" calcext:value-type="float">
            <text:p>0.049</text:p>
          </table:table-cell>
          <table:table-cell office:value-type="float" office:value="0.049946412671371" calcext:value-type="float">
            <text:p>0.050</text:p>
          </table:table-cell>
          <table:table-cell office:value-type="float" office:value="0.0988615825117539" calcext:value-type="float">
            <text:p>0.099</text:p>
          </table:table-cell>
          <table:table-cell office:value-type="float" office:value="0.049946412671371" calcext:value-type="float">
            <text:p>0.050</text:p>
          </table:table-cell>
          <table:table-cell office:value-type="float" office:value="0.0988615825117539" calcext:value-type="float">
            <text:p>0.099</text:p>
          </table:table-cell>
          <table:table-cell office:value-type="float" office:value="0.049946412671371" calcext:value-type="float">
            <text:p>0.050</text:p>
          </table:table-cell>
          <table:table-cell office:value-type="float" office:value="0.0988615825117539" calcext:value-type="float">
            <text:p>0.099</text:p>
          </table:table-cell>
          <table:table-cell office:value-type="float" office:value="0.01" calcext:value-type="float">
            <text:p>0.010</text:p>
          </table:table-cell>
          <table:table-cell office:value-type="float" office:value="0.0471094339276644" calcext:value-type="float">
            <text:p>0.047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.0619814024357594" calcext:value-type="float">
            <text:p>0.062</text:p>
          </table:table-cell>
          <table:table-cell table:number-columns-repeated="4" office:value-type="float" office:value="0.0874038173581108" calcext:value-type="float">
            <text:p>0.087</text:p>
          </table:table-cell>
          <table:table-cell table:number-columns-repeated="2" office:value-type="float" office:value="0.0517683491761646" calcext:value-type="float">
            <text:p>0.052</text:p>
          </table:table-cell>
          <table:table-cell table:number-columns-repeated="2" office:value-type="float" office:value="0.0761019645278822" calcext:value-type="float">
            <text:p>0.076</text:p>
          </table:table-cell>
          <table:table-cell office:value-type="float" office:value="0.01" calcext:value-type="float">
            <text:p>0.010</text:p>
          </table:table-cell>
          <table:table-cell office:value-type="float" office:value="0.0761019645278822" calcext:value-type="float">
            <text:p>0.076</text:p>
          </table:table-cell>
          <table:table-cell office:value-type="float" office:value="0.074080929859995" calcext:value-type="float">
            <text:p>0.074</text:p>
          </table:table-cell>
          <table:table-cell office:value-type="float" office:value="0.01" calcext:value-type="float">
            <text:p>0.010</text:p>
          </table:table-cell>
          <table:table-cell office:value-type="float" office:value="0.074080929859995" calcext:value-type="float">
            <text:p>0.074</text:p>
          </table:table-cell>
          <table:table-cell office:value-type="float" office:value="0.01" calcext:value-type="float">
            <text:p>0.010</text:p>
          </table:table-cell>
          <table:table-cell office:value-type="float" office:value="0.074080929859995" calcext:value-type="float">
            <text:p>0.074</text:p>
          </table:table-cell>
          <table:table-cell office:value-type="float" office:value="0.01" calcext:value-type="float">
            <text:p>0.010</text:p>
          </table:table-cell>
          <table:table-cell office:value-type="float" office:value="0.0384269048221003" calcext:value-type="float">
            <text:p>0.038</text:p>
          </table:table-cell>
          <table:table-cell office:value-type="float" office:value="0.0274512262171505" calcext:value-type="float">
            <text:p>0.027</text:p>
          </table:table-cell>
          <table:table-cell office:value-type="float" office:value="0.0384269048221003" calcext:value-type="float">
            <text:p>0.038</text:p>
          </table:table-cell>
          <table:table-cell office:value-type="float" office:value="0.0274512262171505" calcext:value-type="float">
            <text:p>0.027</text:p>
          </table:table-cell>
          <table:table-cell office:value-type="float" office:value="0.0384269048221003" calcext:value-type="float">
            <text:p>0.038</text:p>
          </table:table-cell>
          <table:table-cell office:value-type="float" office:value="0.0274512262171505" calcext:value-type="float">
            <text:p>0.027</text:p>
          </table:table-cell>
          <table:table-cell office:value-type="float" office:value="0.0348954931638542" calcext:value-type="float">
            <text:p>0.035</text:p>
          </table:table-cell>
          <table:table-cell office:value-type="float" office:value="0.01" calcext:value-type="float">
            <text:p>0.010</text:p>
          </table:table-cell>
          <table:table-cell office:value-type="float" office:value="0.0348954931638542" calcext:value-type="float">
            <text:p>0.035</text:p>
          </table:table-cell>
          <table:table-cell office:value-type="float" office:value="0.01" calcext:value-type="float">
            <text:p>0.010</text:p>
          </table:table-cell>
          <table:table-cell office:value-type="float" office:value="0.0348954931638542" calcext:value-type="float">
            <text:p>0.035</text:p>
          </table:table-cell>
          <table:table-cell office:value-type="float" office:value="0.01" calcext:value-type="float">
            <text:p>0.010</text:p>
          </table:table-cell>
          <table:table-cell table:number-columns-repeated="30"/>
        </table:table-row>
        <table:table-row table:style-name="ro1">
          <table:table-cell office:value-type="float" office:value="0.135972869589428" calcext:value-type="float">
            <text:p>0.136</text:p>
          </table:table-cell>
          <table:table-cell office:value-type="float" office:value="0.182119733107008" calcext:value-type="float">
            <text:p>0.182</text:p>
          </table:table-cell>
          <table:table-cell office:value-type="float" office:value="0.246030577771564" calcext:value-type="float">
            <text:p>0.246</text:p>
          </table:table-cell>
          <table:table-cell table:number-columns-repeated="5" office:value-type="float" office:value="0.201636104000947" calcext:value-type="float">
            <text:p>0.202</text:p>
          </table:table-cell>
          <table:table-cell table:number-columns-repeated="2" office:value-type="float" office:value="0.226411739797526" calcext:value-type="float">
            <text:p>0.226</text:p>
          </table:table-cell>
          <table:table-cell office:value-type="float" office:value="0.01" calcext:value-type="float">
            <text:p>0.010</text:p>
          </table:table-cell>
          <table:table-cell office:value-type="float" office:value="0.213489975657044" calcext:value-type="float">
            <text:p>0.213</text:p>
          </table:table-cell>
          <table:table-cell office:value-type="float" office:value="0.01" calcext:value-type="float">
            <text:p>0.010</text:p>
          </table:table-cell>
          <table:table-cell office:value-type="float" office:value="0.213489975657044" calcext:value-type="float">
            <text:p>0.213</text:p>
          </table:table-cell>
          <table:table-cell office:value-type="float" office:value="0.01" calcext:value-type="float">
            <text:p>0.010</text:p>
          </table:table-cell>
          <table:table-cell office:value-type="float" office:value="0.213489975657044" calcext:value-type="float">
            <text:p>0.213</text:p>
          </table:table-cell>
          <table:table-cell office:value-type="float" office:value="0.01" calcext:value-type="float">
            <text:p>0.010</text:p>
          </table:table-cell>
          <table:table-cell office:value-type="float" office:value="0.213489975657044" calcext:value-type="float">
            <text:p>0.213</text:p>
          </table:table-cell>
          <table:table-cell office:value-type="float" office:value="0.01" calcext:value-type="float">
            <text:p>0.010</text:p>
          </table:table-cell>
          <table:table-cell office:value-type="float" office:value="0.213489975657044" calcext:value-type="float">
            <text:p>0.213</text:p>
          </table:table-cell>
          <table:table-cell office:value-type="float" office:value="0.0832487132423926" calcext:value-type="float">
            <text:p>0.083</text:p>
          </table:table-cell>
          <table:table-cell office:value-type="float" office:value="0.276213319336888" calcext:value-type="float">
            <text:p>0.276</text:p>
          </table:table-cell>
          <table:table-cell office:value-type="float" office:value="0.0832487132423926" calcext:value-type="float">
            <text:p>0.083</text:p>
          </table:table-cell>
          <table:table-cell office:value-type="float" office:value="0.276213319336888" calcext:value-type="float">
            <text:p>0.276</text:p>
          </table:table-cell>
          <table:table-cell office:value-type="float" office:value="0.0832487132423926" calcext:value-type="float">
            <text:p>0.083</text:p>
          </table:table-cell>
          <table:table-cell office:value-type="float" office:value="0.276213319336888" calcext:value-type="float">
            <text:p>0.276</text:p>
          </table:table-cell>
          <table:table-cell office:value-type="float" office:value="0.0425118962021231" calcext:value-type="float">
            <text:p>0.043</text:p>
          </table:table-cell>
          <table:table-cell office:value-type="float" office:value="0.266336746382842" calcext:value-type="float">
            <text:p>0.266</text:p>
          </table:table-cell>
          <table:table-cell office:value-type="float" office:value="0.0425118962021231" calcext:value-type="float">
            <text:p>0.043</text:p>
          </table:table-cell>
          <table:table-cell office:value-type="float" office:value="0.266336746382842" calcext:value-type="float">
            <text:p>0.266</text:p>
          </table:table-cell>
          <table:table-cell table:number-columns-repeated="30"/>
        </table:table-row>
        <table:table-row table:style-name="ro1">
          <table:table-cell table:number-columns-repeated="4" office:value-type="float" office:value="0.0489851302456518" calcext:value-type="float">
            <text:p>0.049</text:p>
          </table:table-cell>
          <table:table-cell office:value-type="float" office:value="0.0836858716579975" calcext:value-type="float">
            <text:p>0.084</text:p>
          </table:table-cell>
          <table:table-cell office:value-type="float" office:value="0.0426785338257209" calcext:value-type="float">
            <text:p>0.043</text:p>
          </table:table-cell>
          <table:table-cell office:value-type="float" office:value="0.0165026322300312" calcext:value-type="float">
            <text:p>0.017</text:p>
          </table:table-cell>
          <table:table-cell office:value-type="float" office:value="0.0366257755209951" calcext:value-type="float">
            <text:p>0.037</text:p>
          </table:table-cell>
          <table:table-cell table:number-columns-repeated="2" office:value-type="float" office:value="0.01" calcext:value-type="float">
            <text:p>0.010</text:p>
          </table:table-cell>
          <table:table-cell office:value-type="float" office:value="0.11958176118225" calcext:value-type="float">
            <text:p>0.120</text:p>
          </table:table-cell>
          <table:table-cell office:value-type="float" office:value="0.01" calcext:value-type="float">
            <text:p>0.010</text:p>
          </table:table-cell>
          <table:table-cell office:value-type="float" office:value="0.11958176118225" calcext:value-type="float">
            <text:p>0.120</text:p>
          </table:table-cell>
          <table:table-cell office:value-type="float" office:value="0.01" calcext:value-type="float">
            <text:p>0.010</text:p>
          </table:table-cell>
          <table:table-cell office:value-type="float" office:value="0.11958176118225" calcext:value-type="float">
            <text:p>0.120</text:p>
          </table:table-cell>
          <table:table-cell office:value-type="float" office:value="0.01" calcext:value-type="float">
            <text:p>0.010</text:p>
          </table:table-cell>
          <table:table-cell office:value-type="float" office:value="0.139469347476997" calcext:value-type="float">
            <text:p>0.139</text:p>
          </table:table-cell>
          <table:table-cell office:value-type="float" office:value="0.02524645526673" calcext:value-type="float">
            <text:p>0.025</text:p>
          </table:table-cell>
          <table:table-cell office:value-type="float" office:value="0.139469347476997" calcext:value-type="float">
            <text:p>0.139</text:p>
          </table:table-cell>
          <table:table-cell office:value-type="float" office:value="0.02524645526673" calcext:value-type="float">
            <text:p>0.025</text:p>
          </table:table-cell>
          <table:table-cell office:value-type="float" office:value="0.0560916891989291" calcext:value-type="float">
            <text:p>0.056</text:p>
          </table:table-cell>
          <table:table-cell office:value-type="float" office:value="0.118301265383438" calcext:value-type="float">
            <text:p>0.118</text:p>
          </table:table-cell>
          <table:table-cell office:value-type="float" office:value="0.0797994266858573" calcext:value-type="float">
            <text:p>0.080</text:p>
          </table:table-cell>
          <table:table-cell office:value-type="float" office:value="0.0979398955414301" calcext:value-type="float">
            <text:p>0.098</text:p>
          </table:table-cell>
          <table:table-cell office:value-type="float" office:value="0.0797994266858573" calcext:value-type="float">
            <text:p>0.080</text:p>
          </table:table-cell>
          <table:table-cell office:value-type="float" office:value="0.0979398955414301" calcext:value-type="float">
            <text:p>0.098</text:p>
          </table:table-cell>
          <table:table-cell office:value-type="float" office:value="0.0797994266858573" calcext:value-type="float">
            <text:p>0.080</text:p>
          </table:table-cell>
          <table:table-cell office:value-type="float" office:value="0.0979398955414301" calcext:value-type="float">
            <text:p>0.098</text:p>
          </table:table-cell>
          <table:table-cell office:value-type="float" office:value="0.101807775034765" calcext:value-type="float">
            <text:p>0.102</text:p>
          </table:table-cell>
          <table:table-cell office:value-type="float" office:value="0.073568723160362" calcext:value-type="float">
            <text:p>0.074</text:p>
          </table:table-cell>
          <table:table-cell table:number-columns-repeated="30"/>
        </table:table-row>
        <table:table-row table:style-name="ro1">
          <table:table-cell table:style-name="ce47" office:value-type="float" office:value="0.0575440200499663" calcext:value-type="float">
            <text:p>0.058</text:p>
          </table:table-cell>
          <table:table-cell table:number-columns-repeated="3" table:style-name="ce47" office:value-type="float" office:value="0.101929053828263" calcext:value-type="float">
            <text:p>0.102</text:p>
          </table:table-cell>
          <table:table-cell table:style-name="ce47" office:value-type="float" office:value="0.0862250274029868" calcext:value-type="float">
            <text:p>0.086</text:p>
          </table:table-cell>
          <table:table-cell table:number-columns-repeated="3" table:style-name="ce47" office:value-type="float" office:value="0.0964408536157653" calcext:value-type="float">
            <text:p>0.096</text:p>
          </table:table-cell>
          <table:table-cell table:style-name="ce47" office:value-type="float" office:value="0.106665184135296" calcext:value-type="float">
            <text:p>0.107</text:p>
          </table:table-cell>
          <table:table-cell table:style-name="ce47" office:value-type="float" office:value="0.123568443842213" calcext:value-type="float">
            <text:p>0.124</text:p>
          </table:table-cell>
          <table:table-cell table:style-name="ce47" office:value-type="float" office:value="0.166513570416372" calcext:value-type="float">
            <text:p>0.167</text:p>
          </table:table-cell>
          <table:table-cell table:style-name="ce47" office:value-type="float" office:value="0.0425218582727275" calcext:value-type="float">
            <text:p>0.043</text:p>
          </table:table-cell>
          <table:table-cell table:style-name="ce47" office:value-type="float" office:value="0.139573482489718" calcext:value-type="float">
            <text:p>0.140</text:p>
          </table:table-cell>
          <table:table-cell table:style-name="ce47" office:value-type="float" office:value="0.01" calcext:value-type="float">
            <text:p>0.010</text:p>
          </table:table-cell>
          <table:table-cell table:style-name="ce47" office:value-type="float" office:value="0.185074206386417" calcext:value-type="float">
            <text:p>0.185</text:p>
          </table:table-cell>
          <table:table-cell table:style-name="ce47" office:value-type="float" office:value="0.0103261415648607" calcext:value-type="float">
            <text:p>0.010</text:p>
          </table:table-cell>
          <table:table-cell table:style-name="ce47" office:value-type="float" office:value="0.20005784499193" calcext:value-type="float">
            <text:p>0.200</text:p>
          </table:table-cell>
          <table:table-cell table:style-name="ce47" office:value-type="float" office:value="0.01" calcext:value-type="float">
            <text:p>0.010</text:p>
          </table:table-cell>
          <table:table-cell table:style-name="ce47" office:value-type="float" office:value="0.130993408019289" calcext:value-type="float">
            <text:p>0.131</text:p>
          </table:table-cell>
          <table:table-cell table:style-name="ce47" office:value-type="float" office:value="0.0630998970486883" calcext:value-type="float">
            <text:p>0.063</text:p>
          </table:table-cell>
          <table:table-cell table:style-name="ce47" office:value-type="float" office:value="0.130993408019289" calcext:value-type="float">
            <text:p>0.131</text:p>
          </table:table-cell>
          <table:table-cell table:style-name="ce47" office:value-type="float" office:value="0.0630998970486883" calcext:value-type="float">
            <text:p>0.063</text:p>
          </table:table-cell>
          <table:table-cell table:style-name="ce47" office:value-type="float" office:value="0.0497408844253411" calcext:value-type="float">
            <text:p>0.050</text:p>
          </table:table-cell>
          <table:table-cell table:style-name="ce47" office:value-type="float" office:value="0.01" calcext:value-type="float">
            <text:p>0.010</text:p>
          </table:table-cell>
          <table:table-cell table:style-name="ce47" office:value-type="float" office:value="0.0497408844253411" calcext:value-type="float">
            <text:p>0.050</text:p>
          </table:table-cell>
          <table:table-cell table:style-name="ce47" office:value-type="float" office:value="0.01" calcext:value-type="float">
            <text:p>0.010</text:p>
          </table:table-cell>
          <table:table-cell table:style-name="ce47" office:value-type="float" office:value="0.0497408844253411" calcext:value-type="float">
            <text:p>0.050</text:p>
          </table:table-cell>
          <table:table-cell table:style-name="ce47" office:value-type="float" office:value="0.01" calcext:value-type="float">
            <text:p>0.010</text:p>
          </table:table-cell>
          <table:table-cell table:style-name="ce47" office:value-type="float" office:value="0.0480511412125966" calcext:value-type="float">
            <text:p>0.048</text:p>
          </table:table-cell>
          <table:table-cell table:style-name="ce47" office:value-type="float" office:value="0.0841776371097345" calcext:value-type="float">
            <text:p>0.084</text:p>
          </table:table-cell>
          <table:table-cell table:number-columns-repeated="30"/>
        </table:table-row>
        <table:table-row table:style-name="ro1">
          <table:table-cell table:style-name="ce48" table:formula="of:=AVERAGE([.A21:.A30])" office:value-type="float" office:value="0.0908780876541053" calcext:value-type="float">
            <text:p>0.091</text:p>
          </table:table-cell>
          <table:table-cell table:style-name="ce48" table:formula="of:=AVERAGE([.B21:.B30])" office:value-type="float" office:value="0.0951103526052076" calcext:value-type="float">
            <text:p>0.095</text:p>
          </table:table-cell>
          <table:table-cell table:style-name="ce48" table:formula="of:=AVERAGE([.C21:.C30])" office:value-type="float" office:value="0.105945161927585" calcext:value-type="float">
            <text:p>0.106</text:p>
          </table:table-cell>
          <table:table-cell table:style-name="ce48" table:formula="of:=AVERAGE([.D21:.D30])" office:value-type="float" office:value="0.0943603374141559" calcext:value-type="float">
            <text:p>0.094</text:p>
          </table:table-cell>
          <table:table-cell table:style-name="ce48" table:formula="of:=AVERAGE([.E21:.E30])" office:value-type="float" office:value="0.0958527666018823" calcext:value-type="float">
            <text:p>0.096</text:p>
          </table:table-cell>
          <table:table-cell table:style-name="ce48" table:formula="of:=AVERAGE([.F21:.F30])" office:value-type="float" office:value="0.0863586477892433" calcext:value-type="float">
            <text:p>0.086</text:p>
          </table:table-cell>
          <table:table-cell table:style-name="ce48" table:formula="of:=AVERAGE([.G21:.G30])" office:value-type="float" office:value="0.0876162562385976" calcext:value-type="float">
            <text:p>0.088</text:p>
          </table:table-cell>
          <table:table-cell table:style-name="ce48" table:formula="of:=AVERAGE([.H21:.H30])" office:value-type="float" office:value="0.0898424820470423" calcext:value-type="float">
            <text:p>0.090</text:p>
          </table:table-cell>
          <table:table-cell table:style-name="ce48" table:formula="of:=AVERAGE([.I21:.I30])" office:value-type="float" office:value="0.0971064465271779" calcext:value-type="float">
            <text:p>0.097</text:p>
          </table:table-cell>
          <table:table-cell table:style-name="ce48" table:formula="of:=AVERAGE([.J21:.J30])" office:value-type="float" office:value="0.0990425781039508" calcext:value-type="float">
            <text:p>0.099</text:p>
          </table:table-cell>
          <table:table-cell table:style-name="ce48" table:formula="of:=AVERAGE([.K21:.K30])" office:value-type="float" office:value="0.0706970468367101" calcext:value-type="float">
            <text:p>0.071</text:p>
          </table:table-cell>
          <table:table-cell table:style-name="ce48" table:formula="of:=AVERAGE([.L21:.L30])" office:value-type="float" office:value="0.0890420718969843" calcext:value-type="float">
            <text:p>0.089</text:p>
          </table:table-cell>
          <table:table-cell table:style-name="ce48" table:formula="of:=AVERAGE([.M21:.M30])" office:value-type="float" office:value="0.0719325317988099" calcext:value-type="float">
            <text:p>0.072</text:p>
          </table:table-cell>
          <table:table-cell table:style-name="ce48" table:formula="of:=AVERAGE([.N21:.N30])" office:value-type="float" office:value="0.0785222233420302" calcext:value-type="float">
            <text:p>0.079</text:p>
          </table:table-cell>
          <table:table-cell table:style-name="ce48" table:formula="of:=AVERAGE([.O21:.O30])" office:value-type="float" office:value="0.0762618270329721" calcext:value-type="float">
            <text:p>0.076</text:p>
          </table:table-cell>
          <table:table-cell table:style-name="ce48" table:formula="of:=AVERAGE([.P21:.P30])" office:value-type="float" office:value="0.0726777175855418" calcext:value-type="float">
            <text:p>0.073</text:p>
          </table:table-cell>
          <table:table-cell table:style-name="ce48" table:formula="of:=AVERAGE([.Q21:.Q30])" office:value-type="float" office:value="0.070290576056362" calcext:value-type="float">
            <text:p>0.070</text:p>
          </table:table-cell>
          <table:table-cell table:style-name="ce48" table:formula="of:=AVERAGE([.R21:.R30])" office:value-type="float" office:value="0.0675860191437584" calcext:value-type="float">
            <text:p>0.068</text:p>
          </table:table-cell>
          <table:table-cell table:style-name="ce48" table:formula="of:=AVERAGE([.S21:.S30])" office:value-type="float" office:value="0.0609236655829409" calcext:value-type="float">
            <text:p>0.061</text:p>
          </table:table-cell>
          <table:table-cell table:style-name="ce48" table:formula="of:=AVERAGE([.T21:.T30])" office:value-type="float" office:value="0.0750834234002431" calcext:value-type="float">
            <text:p>0.075</text:p>
          </table:table-cell>
          <table:table-cell table:style-name="ce48" table:formula="of:=AVERAGE([.U21:.U30])" office:value-type="float" office:value="0.0617144109114347" calcext:value-type="float">
            <text:p>0.062</text:p>
          </table:table-cell>
          <table:table-cell table:style-name="ce48" table:formula="of:=AVERAGE([.V21:.V30])" office:value-type="float" office:value="0.0904496439504372" calcext:value-type="float">
            <text:p>0.090</text:p>
          </table:table-cell>
          <table:table-cell table:style-name="ce48" table:formula="of:=AVERAGE([.W21:.W30])" office:value-type="float" office:value="0.060644643400342" calcext:value-type="float">
            <text:p>0.061</text:p>
          </table:table-cell>
          <table:table-cell table:style-name="ce48" table:formula="of:=AVERAGE([.X21:.X30])" office:value-type="float" office:value="0.0869885490278155" calcext:value-type="float">
            <text:p>0.087</text:p>
          </table:table-cell>
          <table:table-cell table:style-name="ce48" table:formula="of:=AVERAGE([.Y21:.Y30])" office:value-type="float" office:value="0.066096749851712" calcext:value-type="float">
            <text:p>0.066</text:p>
          </table:table-cell>
          <table:table-cell table:style-name="ce48" table:formula="of:=AVERAGE([.Z21:.Z30])" office:value-type="float" office:value="0.090630456935001" calcext:value-type="float">
            <text:p>0.091</text:p>
          </table:table-cell>
          <table:table-cell table:style-name="ce48" table:formula="of:=AVERAGE([.AA21:.AA30])" office:value-type="float" office:value="0.0599883208633994" calcext:value-type="float">
            <text:p>0.060</text:p>
          </table:table-cell>
          <table:table-cell table:style-name="ce48" table:formula="of:=AVERAGE([.AB21:.AB30])" office:value-type="float" office:value="0.0896427996395964" calcext:value-type="float">
            <text:p>0.090</text:p>
          </table:table-cell>
          <table:table-cell table:style-name="ce48" table:formula="of:=AVERAGE([.AC21:.AC30])" office:value-type="float" office:value="0.053191780296517" calcext:value-type="float">
            <text:p>0.053</text:p>
          </table:table-cell>
          <table:table-cell table:style-name="ce48" table:formula="of:=AVERAGE([.AD21:.AD30])" office:value-type="float" office:value="0.0959153717605413" calcext:value-type="float">
            <text:p>0.096</text:p>
          </table:table-cell>
          <table:table-cell table:number-columns-repeated="30"/>
        </table:table-row>
        <table:table-row table:style-name="ro1">
          <table:table-cell table:style-name="ce48" table:formula="of:=MEDIAN([.A21:.A30])" office:value-type="float" office:value="0.0646351380353269" calcext:value-type="float">
            <text:p>0.065</text:p>
          </table:table-cell>
          <table:table-cell table:style-name="ce48" table:formula="of:=MEDIAN([.B21:.B30])" office:value-type="float" office:value="0.0846089637315787" calcext:value-type="float">
            <text:p>0.085</text:p>
          </table:table-cell>
          <table:table-cell table:style-name="ce48" table:formula="of:=MEDIAN([.C21:.C30])" office:value-type="float" office:value="0.0946664355931869" calcext:value-type="float">
            <text:p>0.095</text:p>
          </table:table-cell>
          <table:table-cell table:style-name="ce48" table:formula="of:=MEDIAN([.D21:.D30])" office:value-type="float" office:value="0.0928372694617597" calcext:value-type="float">
            <text:p>0.093</text:p>
          </table:table-cell>
          <table:table-cell table:style-name="ce48" table:formula="of:=MEDIAN([.E21:.E30])" office:value-type="float" office:value="0.0868144223805488" calcext:value-type="float">
            <text:p>0.087</text:p>
          </table:table-cell>
          <table:table-cell table:style-name="ce48" table:formula="of:=MEDIAN([.F21:.F30])" office:value-type="float" office:value="0.091922335486938" calcext:value-type="float">
            <text:p>0.092</text:p>
          </table:table-cell>
          <table:table-cell table:style-name="ce48" table:formula="of:=MEDIAN([.G21:.G30])" office:value-type="float" office:value="0.0680298120500419" calcext:value-type="float">
            <text:p>0.068</text:p>
          </table:table-cell>
          <table:table-cell table:style-name="ce48" table:formula="of:=MEDIAN([.H21:.H30])" office:value-type="float" office:value="0.0777005687790705" calcext:value-type="float">
            <text:p>0.078</text:p>
          </table:table-cell>
          <table:table-cell table:style-name="ce48" table:formula="of:=MEDIAN([.I21:.I30])" office:value-type="float" office:value="0.0913835743315891" calcext:value-type="float">
            <text:p>0.091</text:p>
          </table:table-cell>
          <table:table-cell table:style-name="ce48" table:formula="of:=MEDIAN([.J21:.J30])" office:value-type="float" office:value="0.0998352041850476" calcext:value-type="float">
            <text:p>0.100</text:p>
          </table:table-cell>
          <table:table-cell table:style-name="ce48" table:formula="of:=MEDIAN([.K21:.K30])" office:value-type="float" office:value="0.0636771425824217" calcext:value-type="float">
            <text:p>0.064</text:p>
          </table:table-cell>
          <table:table-cell table:style-name="ce48" table:formula="of:=MEDIAN([.L21:.L30])" office:value-type="float" office:value="0.0713290728117854" calcext:value-type="float">
            <text:p>0.071</text:p>
          </table:table-cell>
          <table:table-cell table:style-name="ce48" table:formula="of:=MEDIAN([.M21:.M30])" office:value-type="float" office:value="0.0785394532263041" calcext:value-type="float">
            <text:p>0.079</text:p>
          </table:table-cell>
          <table:table-cell table:style-name="ce48" table:formula="of:=MEDIAN([.N21:.N30])" office:value-type="float" office:value="0.0501477220458655" calcext:value-type="float">
            <text:p>0.050</text:p>
          </table:table-cell>
          <table:table-cell table:style-name="ce48" table:formula="of:=MEDIAN([.O21:.O30])" office:value-type="float" office:value="0.0653430262167204" calcext:value-type="float">
            <text:p>0.065</text:p>
          </table:table-cell>
          <table:table-cell table:style-name="ce48" table:formula="of:=MEDIAN([.P21:.P30])" office:value-type="float" office:value="0.0493848398200681" calcext:value-type="float">
            <text:p>0.049</text:p>
          </table:table-cell>
          <table:table-cell table:style-name="ce48" table:formula="of:=MEDIAN([.Q21:.Q30])" office:value-type="float" office:value="0.0412235897781056" calcext:value-type="float">
            <text:p>0.041</text:p>
          </table:table-cell>
          <table:table-cell table:style-name="ce48" table:formula="of:=MEDIAN([.R21:.R30])" office:value-type="float" office:value="0.0370625740172616" calcext:value-type="float">
            <text:p>0.037</text:p>
          </table:table-cell>
          <table:table-cell table:style-name="ce48" table:formula="of:=MEDIAN([.S21:.S30])" office:value-type="float" office:value="0.0326421306953584" calcext:value-type="float">
            <text:p>0.033</text:p>
          </table:table-cell>
          <table:table-cell table:style-name="ce48" table:formula="of:=MEDIAN([.T21:.T30])" office:value-type="float" office:value="0.0559892949082407" calcext:value-type="float">
            <text:p>0.056</text:p>
          </table:table-cell>
          <table:table-cell table:style-name="ce48" table:formula="of:=MEDIAN([.U21:.U30])" office:value-type="float" office:value="0.0471173430954083" calcext:value-type="float">
            <text:p>0.047</text:p>
          </table:table-cell>
          <table:table-cell table:style-name="ce48" table:formula="of:=MEDIAN([.V21:.V30])" office:value-type="float" office:value="0.0808924114798918" calcext:value-type="float">
            <text:p>0.081</text:p>
          </table:table-cell>
          <table:table-cell table:style-name="ce48" table:formula="of:=MEDIAN([.W21:.W30])" office:value-type="float" office:value="0.046664234696089" calcext:value-type="float">
            <text:p>0.047</text:p>
          </table:table-cell>
          <table:table-cell table:style-name="ce48" table:formula="of:=MEDIAN([.X21:.X30])" office:value-type="float" office:value="0.0937373307777271" calcext:value-type="float">
            <text:p>0.094</text:p>
          </table:table-cell>
          <table:table-cell table:style-name="ce48" table:formula="of:=MEDIAN([.Y21:.Y30])" office:value-type="float" office:value="0.0498436485483561" calcext:value-type="float">
            <text:p>0.050</text:p>
          </table:table-cell>
          <table:table-cell table:style-name="ce48" table:formula="of:=MEDIAN([.Z21:.Z30])" office:value-type="float" office:value="0.0849526614536912" calcext:value-type="float">
            <text:p>0.085</text:p>
          </table:table-cell>
          <table:table-cell table:style-name="ce48" table:formula="of:=MEDIAN([.AA21:.AA30])" office:value-type="float" office:value="0.0461263903137321" calcext:value-type="float">
            <text:p>0.046</text:p>
          </table:table-cell>
          <table:table-cell table:style-name="ce48" table:formula="of:=MEDIAN([.AB21:.AB30])" office:value-type="float" office:value="0.0849526614536912" calcext:value-type="float">
            <text:p>0.085</text:p>
          </table:table-cell>
          <table:table-cell table:style-name="ce48" table:formula="of:=MEDIAN([.AC21:.AC30])" office:value-type="float" office:value="0.0452815187073598" calcext:value-type="float">
            <text:p>0.045</text:p>
          </table:table-cell>
          <table:table-cell table:style-name="ce48" table:formula="of:=MEDIAN([.AD21:.AD30])" office:value-type="float" office:value="0.0727670752631571" calcext:value-type="float">
            <text:p>0.073</text:p>
          </table:table-cell>
          <table:table-cell table:number-columns-repeated="30"/>
        </table:table-row>
        <table:table-row table:style-name="ro1" table:number-rows-repeated="3">
          <table:table-cell table:style-name="Default" table:number-columns-repeated="30"/>
          <table:table-cell table:number-columns-repeated="30"/>
        </table:table-row>
        <table:table-row table:style-name="ro1">
          <table:table-cell table:style-name="ce1" office:value-type="string" calcext:value-type="string" table:number-columns-spanned="30" table:number-rows-spanned="1">
            <text:p>Base EA MNIST MSE</text:p>
          </table:table-cell>
          <table:covered-table-cell table:number-columns-repeated="29" table:style-name="Default"/>
          <table:table-cell table:number-columns-repeated="30"/>
        </table:table-row>
        <table:table-row table:style-name="ro1">
          <table:table-cell table:style-name="ce30" office:value-type="string" calcext:value-type="string" table:number-columns-spanned="30" table:number-rows-spanned="1">
            <text:p>Encoder</text:p>
          </table:table-cell>
          <table:covered-table-cell table:number-columns-repeated="29" table:style-name="Default"/>
          <table:table-cell table:number-columns-repeated="30"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 table:number-columns-spanned="2" table:number-rows-spanned="1">
            <text:p>11</text:p>
          </table:table-cell>
          <table:covered-table-cell table:style-name="ce30"/>
          <table:table-cell table:style-name="ce30" office:value-type="float" office:value="12" calcext:value-type="float" table:number-columns-spanned="2" table:number-rows-spanned="1">
            <text:p>12</text:p>
          </table:table-cell>
          <table:covered-table-cell table:style-name="ce30"/>
          <table:table-cell table:style-name="ce30" office:value-type="float" office:value="13" calcext:value-type="float" table:number-columns-spanned="2" table:number-rows-spanned="1">
            <text:p>13</text:p>
          </table:table-cell>
          <table:covered-table-cell table:style-name="ce30"/>
          <table:table-cell table:style-name="ce30" office:value-type="float" office:value="14" calcext:value-type="float" table:number-columns-spanned="2" table:number-rows-spanned="1">
            <text:p>14</text:p>
          </table:table-cell>
          <table:covered-table-cell table:style-name="ce30"/>
          <table:table-cell table:style-name="ce30" office:value-type="float" office:value="15" calcext:value-type="float" table:number-columns-spanned="2" table:number-rows-spanned="1">
            <text:p>15</text:p>
          </table:table-cell>
          <table:covered-table-cell table:style-name="ce30"/>
          <table:table-cell table:style-name="ce30" office:value-type="float" office:value="16" calcext:value-type="float" table:number-columns-spanned="2" table:number-rows-spanned="1">
            <text:p>16</text:p>
          </table:table-cell>
          <table:covered-table-cell table:style-name="ce30"/>
          <table:table-cell table:style-name="ce30" office:value-type="float" office:value="17" calcext:value-type="float" table:number-columns-spanned="2" table:number-rows-spanned="1">
            <text:p>17</text:p>
          </table:table-cell>
          <table:covered-table-cell table:style-name="ce30"/>
          <table:table-cell table:style-name="ce30" office:value-type="float" office:value="18" calcext:value-type="float" table:number-columns-spanned="2" table:number-rows-spanned="1">
            <text:p>18</text:p>
          </table:table-cell>
          <table:covered-table-cell table:style-name="ce30"/>
          <table:table-cell table:style-name="ce30" office:value-type="float" office:value="19" calcext:value-type="float" table:number-columns-spanned="2" table:number-rows-spanned="1">
            <text:p>19</text:p>
          </table:table-cell>
          <table:covered-table-cell table:style-name="ce30"/>
          <table:table-cell table:style-name="ce30" office:value-type="float" office:value="20" calcext:value-type="float" table:number-columns-spanned="2" table:number-rows-spanned="1">
            <text:p>20</text:p>
          </table:table-cell>
          <table:covered-table-cell table:style-name="ce30"/>
          <table:table-cell table:number-columns-repeated="30"/>
        </table:table-row>
        <table:table-row table:style-name="ro1">
          <table:table-cell table:number-columns-repeated="3" office:value-type="float" office:value="0.152505998218951" calcext:value-type="float">
            <text:p>0.153</text:p>
          </table:table-cell>
          <table:table-cell table:number-columns-repeated="2" office:value-type="float" office:value="0.142620715425161" calcext:value-type="float">
            <text:p>0.143</text:p>
          </table:table-cell>
          <table:table-cell office:value-type="float" office:value="0.0380233850966374" calcext:value-type="float">
            <text:p>0.038</text:p>
          </table:table-cell>
          <table:table-cell office:value-type="float" office:value="0.0324345225023999" calcext:value-type="float">
            <text:p>0.032</text:p>
          </table:table-cell>
          <table:table-cell table:number-columns-repeated="4" office:value-type="float" office:value="0.01" calcext:value-type="float">
            <text:p>0.010</text:p>
          </table:table-cell>
          <table:table-cell office:value-type="float" office:value="0.100774326822155" calcext:value-type="float">
            <text:p>0.101</text:p>
          </table:table-cell>
          <table:table-cell office:value-type="float" office:value="0.01" calcext:value-type="float">
            <text:p>0.010</text:p>
          </table:table-cell>
          <table:table-cell office:value-type="float" office:value="0.100774326822155" calcext:value-type="float">
            <text:p>0.101</text:p>
          </table:table-cell>
          <table:table-cell office:value-type="float" office:value="0.01" calcext:value-type="float">
            <text:p>0.010</text:p>
          </table:table-cell>
          <table:table-cell office:value-type="float" office:value="0.100774326822155" calcext:value-type="float">
            <text:p>0.101</text:p>
          </table:table-cell>
          <table:table-cell office:value-type="float" office:value="0.01" calcext:value-type="float">
            <text:p>0.010</text:p>
          </table:table-cell>
          <table:table-cell office:value-type="float" office:value="0.107690343154922" calcext:value-type="float">
            <text:p>0.108</text:p>
          </table:table-cell>
          <table:table-cell office:value-type="float" office:value="0.01" calcext:value-type="float">
            <text:p>0.010</text:p>
          </table:table-cell>
          <table:table-cell office:value-type="float" office:value="0.094508270339516" calcext:value-type="float">
            <text:p>0.095</text:p>
          </table:table-cell>
          <table:table-cell office:value-type="float" office:value="0.01" calcext:value-type="float">
            <text:p>0.010</text:p>
          </table:table-cell>
          <table:table-cell office:value-type="float" office:value="0.094508270339516" calcext:value-type="float">
            <text:p>0.095</text:p>
          </table:table-cell>
          <table:table-cell office:value-type="float" office:value="0.01" calcext:value-type="float">
            <text:p>0.010</text:p>
          </table:table-cell>
          <table:table-cell office:value-type="float" office:value="0.094508270339516" calcext:value-type="float">
            <text:p>0.095</text:p>
          </table:table-cell>
          <table:table-cell office:value-type="float" office:value="0.064608424139749" calcext:value-type="float">
            <text:p>0.065</text:p>
          </table:table-cell>
          <table:table-cell office:value-type="float" office:value="0.0805117012516311" calcext:value-type="float">
            <text:p>0.081</text:p>
          </table:table-cell>
          <table:table-cell office:value-type="float" office:value="0.064608424139749" calcext:value-type="float">
            <text:p>0.065</text:p>
          </table:table-cell>
          <table:table-cell office:value-type="float" office:value="0.0805117012516311" calcext:value-type="float">
            <text:p>0.081</text:p>
          </table:table-cell>
          <table:table-cell office:value-type="float" office:value="0.023900443859144" calcext:value-type="float">
            <text:p>0.024</text:p>
          </table:table-cell>
          <table:table-cell office:value-type="float" office:value="0.136206401405848" calcext:value-type="float">
            <text:p>0.136</text:p>
          </table:table-cell>
          <table:table-cell table:number-columns-repeated="30"/>
        </table:table-row>
        <table:table-row table:style-name="ro1">
          <table:table-cell office:value-type="float" office:value="0.0853728014475202" calcext:value-type="float">
            <text:p>0.085</text:p>
          </table:table-cell>
          <table:table-cell office:value-type="float" office:value="0.138812480214954" calcext:value-type="float">
            <text:p>0.139</text:p>
          </table:table-cell>
          <table:table-cell table:number-columns-repeated="3" office:value-type="float" office:value="0.0638387965878825" calcext:value-type="float">
            <text:p>0.064</text:p>
          </table:table-cell>
          <table:table-cell table:number-columns-repeated="6" office:value-type="float" office:value="0.01" calcext:value-type="float">
            <text:p>0.010</text:p>
          </table:table-cell>
          <table:table-cell office:value-type="float" office:value="0.0646931615639994" calcext:value-type="float">
            <text:p>0.065</text:p>
          </table:table-cell>
          <table:table-cell office:value-type="float" office:value="0.01" calcext:value-type="float">
            <text:p>0.010</text:p>
          </table:table-cell>
          <table:table-cell office:value-type="float" office:value="0.0646931615639994" calcext:value-type="float">
            <text:p>0.065</text:p>
          </table:table-cell>
          <table:table-cell table:number-columns-repeated="2" office:value-type="float" office:value="0.01" calcext:value-type="float">
            <text:p>0.010</text:p>
          </table:table-cell>
          <table:table-cell office:value-type="float" office:value="0.0250290079453002" calcext:value-type="float">
            <text:p>0.025</text:p>
          </table:table-cell>
          <table:table-cell office:value-type="float" office:value="0.0152535184690372" calcext:value-type="float">
            <text:p>0.015</text:p>
          </table:table-cell>
          <table:table-cell table:number-columns-repeated="5" office:value-type="float" office:value="0.01" calcext:value-type="float">
            <text:p>0.010</text:p>
          </table:table-cell>
          <table:table-cell office:value-type="float" office:value="0.112822396872993" calcext:value-type="float">
            <text:p>0.113</text:p>
          </table:table-cell>
          <table:table-cell office:value-type="float" office:value="0.01" calcext:value-type="float">
            <text:p>0.010</text:p>
          </table:table-cell>
          <table:table-cell office:value-type="float" office:value="0.112822396872993" calcext:value-type="float">
            <text:p>0.113</text:p>
          </table:table-cell>
          <table:table-cell office:value-type="float" office:value="0.01" calcext:value-type="float">
            <text:p>0.010</text:p>
          </table:table-cell>
          <table:table-cell office:value-type="float" office:value="0.112822396872993" calcext:value-type="float">
            <text:p>0.113</text:p>
          </table:table-cell>
          <table:table-cell office:value-type="float" office:value="0.0791586549327911" calcext:value-type="float">
            <text:p>0.079</text:p>
          </table:table-cell>
          <table:table-cell office:value-type="float" office:value="0.0697592879333004" calcext:value-type="float">
            <text:p>0.070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.0795647113804944" calcext:value-type="float">
            <text:p>0.080</text:p>
          </table:table-cell>
          <table:table-cell office:value-type="float" office:value="0.0997444550365449" calcext:value-type="float">
            <text:p>0.100</text:p>
          </table:table-cell>
          <table:table-cell table:number-columns-repeated="7" office:value-type="float" office:value="0.144672198650024" calcext:value-type="float">
            <text:p>0.145</text:p>
          </table:table-cell>
          <table:table-cell office:value-type="float" office:value="0.0524702366817424" calcext:value-type="float">
            <text:p>0.052</text:p>
          </table:table-cell>
          <table:table-cell office:value-type="float" office:value="0.0969183094149608" calcext:value-type="float">
            <text:p>0.097</text:p>
          </table:table-cell>
          <table:table-cell office:value-type="float" office:value="0.0795925475889553" calcext:value-type="float">
            <text:p>0.080</text:p>
          </table:table-cell>
          <table:table-cell office:value-type="float" office:value="0.16561572585049" calcext:value-type="float">
            <text:p>0.166</text:p>
          </table:table-cell>
          <table:table-cell office:value-type="float" office:value="0.0795925475889553" calcext:value-type="float">
            <text:p>0.080</text:p>
          </table:table-cell>
          <table:table-cell office:value-type="float" office:value="0.16561572585049" calcext:value-type="float">
            <text:p>0.166</text:p>
          </table:table-cell>
          <table:table-cell office:value-type="float" office:value="0.01" calcext:value-type="float">
            <text:p>0.010</text:p>
          </table:table-cell>
          <table:table-cell office:value-type="float" office:value="0.0789108236695295" calcext:value-type="float">
            <text:p>0.079</text:p>
          </table:table-cell>
          <table:table-cell office:value-type="float" office:value="0.01" calcext:value-type="float">
            <text:p>0.010</text:p>
          </table:table-cell>
          <table:table-cell office:value-type="float" office:value="0.0789108236695295" calcext:value-type="float">
            <text:p>0.079</text:p>
          </table:table-cell>
          <table:table-cell office:value-type="float" office:value="0.01" calcext:value-type="float">
            <text:p>0.010</text:p>
          </table:table-cell>
          <table:table-cell office:value-type="float" office:value="0.0789108236695295" calcext:value-type="float">
            <text:p>0.079</text:p>
          </table:table-cell>
          <table:table-cell office:value-type="float" office:value="0.01" calcext:value-type="float">
            <text:p>0.010</text:p>
          </table:table-cell>
          <table:table-cell office:value-type="float" office:value="0.0789108236695295" calcext:value-type="float">
            <text:p>0.079</text:p>
          </table:table-cell>
          <table:table-cell office:value-type="float" office:value="0.01" calcext:value-type="float">
            <text:p>0.010</text:p>
          </table:table-cell>
          <table:table-cell office:value-type="float" office:value="0.0789108236695295" calcext:value-type="float">
            <text:p>0.079</text:p>
          </table:table-cell>
          <table:table-cell office:value-type="float" office:value="0.01" calcext:value-type="float">
            <text:p>0.010</text:p>
          </table:table-cell>
          <table:table-cell office:value-type="float" office:value="0.16150844025064" calcext:value-type="float">
            <text:p>0.162</text:p>
          </table:table-cell>
          <table:table-cell office:value-type="float" office:value="0.01" calcext:value-type="float">
            <text:p>0.010</text:p>
          </table:table-cell>
          <table:table-cell office:value-type="float" office:value="0.16150844025064" calcext:value-type="float">
            <text:p>0.162</text:p>
          </table:table-cell>
          <table:table-cell table:number-columns-repeated="30"/>
        </table:table-row>
        <table:table-row table:style-name="ro1">
          <table:table-cell table:number-columns-repeated="4" office:value-type="float" office:value="0.112064318677566" calcext:value-type="float">
            <text:p>0.112</text:p>
          </table:table-cell>
          <table:table-cell office:value-type="float" office:value="0.0359438961089575" calcext:value-type="float">
            <text:p>0.036</text:p>
          </table:table-cell>
          <table:table-cell table:number-columns-repeated="2" office:value-type="float" office:value="0.01" calcext:value-type="float">
            <text:p>0.010</text:p>
          </table:table-cell>
          <table:table-cell table:number-columns-repeated="3" office:value-type="float" office:value="0.0300284086426083" calcext:value-type="float">
            <text:p>0.030</text:p>
          </table:table-cell>
          <table:table-cell office:value-type="float" office:value="0.0711174995688028" calcext:value-type="float">
            <text:p>0.071</text:p>
          </table:table-cell>
          <table:table-cell office:value-type="float" office:value="0.0338965392269887" calcext:value-type="float">
            <text:p>0.034</text:p>
          </table:table-cell>
          <table:table-cell office:value-type="float" office:value="0.0711174995688028" calcext:value-type="float">
            <text:p>0.071</text:p>
          </table:table-cell>
          <table:table-cell office:value-type="float" office:value="0.0338965392269887" calcext:value-type="float">
            <text:p>0.034</text:p>
          </table:table-cell>
          <table:table-cell office:value-type="float" office:value="0.0735021909503728" calcext:value-type="float">
            <text:p>0.074</text:p>
          </table:table-cell>
          <table:table-cell office:value-type="float" office:value="0.010333067205649" calcext:value-type="float">
            <text:p>0.010</text:p>
          </table:table-cell>
          <table:table-cell office:value-type="float" office:value="0.0735021909503728" calcext:value-type="float">
            <text:p>0.074</text:p>
          </table:table-cell>
          <table:table-cell office:value-type="float" office:value="0.010333067205649" calcext:value-type="float">
            <text:p>0.010</text:p>
          </table:table-cell>
          <table:table-cell office:value-type="float" office:value="0.0368746122986315" calcext:value-type="float">
            <text:p>0.037</text:p>
          </table:table-cell>
          <table:table-cell office:value-type="float" office:value="0.0351554869211344" calcext:value-type="float">
            <text:p>0.035</text:p>
          </table:table-cell>
          <table:table-cell office:value-type="float" office:value="0.122070023185715" calcext:value-type="float">
            <text:p>0.122</text:p>
          </table:table-cell>
          <table:table-cell office:value-type="float" office:value="0.0416362318087985" calcext:value-type="float">
            <text:p>0.042</text:p>
          </table:table-cell>
          <table:table-cell office:value-type="float" office:value="0.167771980535573" calcext:value-type="float">
            <text:p>0.168</text:p>
          </table:table-cell>
          <table:table-cell office:value-type="float" office:value="0.0231094565046458" calcext:value-type="float">
            <text:p>0.023</text:p>
          </table:table-cell>
          <table:table-cell office:value-type="float" office:value="0.167771980535573" calcext:value-type="float">
            <text:p>0.168</text:p>
          </table:table-cell>
          <table:table-cell office:value-type="float" office:value="0.0231094565046458" calcext:value-type="float">
            <text:p>0.023</text:p>
          </table:table-cell>
          <table:table-cell office:value-type="float" office:value="0.167771980535573" calcext:value-type="float">
            <text:p>0.168</text:p>
          </table:table-cell>
          <table:table-cell office:value-type="float" office:value="0.0231094565046458" calcext:value-type="float">
            <text:p>0.023</text:p>
          </table:table-cell>
          <table:table-cell office:value-type="float" office:value="0.0897921674769265" calcext:value-type="float">
            <text:p>0.090</text:p>
          </table:table-cell>
          <table:table-cell office:value-type="float" office:value="0.01" calcext:value-type="float">
            <text:p>0.010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.0832055470105003" calcext:value-type="float">
            <text:p>0.083</text:p>
          </table:table-cell>
          <table:table-cell table:number-columns-repeated="2" office:value-type="float" office:value="0.0454284775793835" calcext:value-type="float">
            <text:p>0.045</text:p>
          </table:table-cell>
          <table:table-cell office:value-type="float" office:value="0.0709122202425656" calcext:value-type="float">
            <text:p>0.071</text:p>
          </table:table-cell>
          <table:table-cell table:number-columns-repeated="4" office:value-type="float" office:value="0.01" calcext:value-type="float">
            <text:p>0.010</text:p>
          </table:table-cell>
          <table:table-cell office:value-type="float" office:value="0.0325535103713798" calcext:value-type="float">
            <text:p>0.033</text:p>
          </table:table-cell>
          <table:table-cell office:value-type="float" office:value="0.0424254564412902" calcext:value-type="float">
            <text:p>0.042</text:p>
          </table:table-cell>
          <table:table-cell office:value-type="float" office:value="0.079358446890658" calcext:value-type="float">
            <text:p>0.079</text:p>
          </table:table-cell>
          <table:table-cell office:value-type="float" office:value="0.0424254564412902" calcext:value-type="float">
            <text:p>0.042</text:p>
          </table:table-cell>
          <table:table-cell office:value-type="float" office:value="0.079358446890658" calcext:value-type="float">
            <text:p>0.079</text:p>
          </table:table-cell>
          <table:table-cell office:value-type="float" office:value="0.0424254564412902" calcext:value-type="float">
            <text:p>0.042</text:p>
          </table:table-cell>
          <table:table-cell office:value-type="float" office:value="0.079358446890658" calcext:value-type="float">
            <text:p>0.079</text:p>
          </table:table-cell>
          <table:table-cell office:value-type="float" office:value="0.0424254564412902" calcext:value-type="float">
            <text:p>0.042</text:p>
          </table:table-cell>
          <table:table-cell office:value-type="float" office:value="0.079358446890658" calcext:value-type="float">
            <text:p>0.079</text:p>
          </table:table-cell>
          <table:table-cell office:value-type="float" office:value="0.0477638268257028" calcext:value-type="float">
            <text:p>0.048</text:p>
          </table:table-cell>
          <table:table-cell office:value-type="float" office:value="0.123908905596342" calcext:value-type="float">
            <text:p>0.124</text:p>
          </table:table-cell>
          <table:table-cell office:value-type="float" office:value="0.0477638268257028" calcext:value-type="float">
            <text:p>0.048</text:p>
          </table:table-cell>
          <table:table-cell office:value-type="float" office:value="0.123908905596342" calcext:value-type="float">
            <text:p>0.124</text:p>
          </table:table-cell>
          <table:table-cell office:value-type="float" office:value="0.0477638268257028" calcext:value-type="float">
            <text:p>0.048</text:p>
          </table:table-cell>
          <table:table-cell office:value-type="float" office:value="0.123908905596342" calcext:value-type="float">
            <text:p>0.124</text:p>
          </table:table-cell>
          <table:table-cell office:value-type="float" office:value="0.0477638268257028" calcext:value-type="float">
            <text:p>0.048</text:p>
          </table:table-cell>
          <table:table-cell office:value-type="float" office:value="0.123908905596342" calcext:value-type="float">
            <text:p>0.124</text:p>
          </table:table-cell>
          <table:table-cell office:value-type="float" office:value="0.0477638268257028" calcext:value-type="float">
            <text:p>0.048</text:p>
          </table:table-cell>
          <table:table-cell office:value-type="float" office:value="0.123908905596342" calcext:value-type="float">
            <text:p>0.124</text:p>
          </table:table-cell>
          <table:table-cell office:value-type="float" office:value="0.01" calcext:value-type="float">
            <text:p>0.010</text:p>
          </table:table-cell>
          <table:table-cell office:value-type="float" office:value="0.183183871264432" calcext:value-type="float">
            <text:p>0.183</text:p>
          </table:table-cell>
          <table:table-cell table:number-columns-repeated="30"/>
        </table:table-row>
        <table:table-row table:style-name="ro1">
          <table:table-cell office:value-type="float" office:value="0.131984172136596" calcext:value-type="float">
            <text:p>0.132</text:p>
          </table:table-cell>
          <table:table-cell office:value-type="float" office:value="0.0870053646746172" calcext:value-type="float">
            <text:p>0.087</text:p>
          </table:table-cell>
          <table:table-cell office:value-type="float" office:value="0.0503506589872709" calcext:value-type="float">
            <text:p>0.050</text:p>
          </table:table-cell>
          <table:table-cell table:number-columns-repeated="3" office:value-type="float" office:value="0.0178190067434173" calcext:value-type="float">
            <text:p>0.018</text:p>
          </table:table-cell>
          <table:table-cell table:number-columns-repeated="5" office:value-type="float" office:value="0.01" calcext:value-type="float">
            <text:p>0.010</text:p>
          </table:table-cell>
          <table:table-cell office:value-type="float" office:value="0.0717965021487084" calcext:value-type="float">
            <text:p>0.072</text:p>
          </table:table-cell>
          <table:table-cell office:value-type="float" office:value="0.01" calcext:value-type="float">
            <text:p>0.010</text:p>
          </table:table-cell>
          <table:table-cell office:value-type="float" office:value="0.0717965021487084" calcext:value-type="float">
            <text:p>0.072</text:p>
          </table:table-cell>
          <table:table-cell office:value-type="float" office:value="0.0237798179633855" calcext:value-type="float">
            <text:p>0.024</text:p>
          </table:table-cell>
          <table:table-cell office:value-type="float" office:value="0.01" calcext:value-type="float">
            <text:p>0.010</text:p>
          </table:table-cell>
          <table:table-cell office:value-type="float" office:value="0.026780884369971" calcext:value-type="float">
            <text:p>0.027</text:p>
          </table:table-cell>
          <table:table-cell office:value-type="float" office:value="0.01" calcext:value-type="float">
            <text:p>0.010</text:p>
          </table:table-cell>
          <table:table-cell office:value-type="float" office:value="0.026780884369971" calcext:value-type="float">
            <text:p>0.027</text:p>
          </table:table-cell>
          <table:table-cell table:number-columns-repeated="7" office:value-type="float" office:value="0.01" calcext:value-type="float">
            <text:p>0.010</text:p>
          </table:table-cell>
          <table:table-cell office:value-type="float" office:value="0.0519380851061076" calcext:value-type="float">
            <text:p>0.052</text:p>
          </table:table-cell>
          <table:table-cell office:value-type="float" office:value="0.0599659809223571" calcext:value-type="float">
            <text:p>0.060</text:p>
          </table:table-cell>
          <table:table-cell office:value-type="float" office:value="0.0857818324694319" calcext:value-type="float">
            <text:p>0.086</text:p>
          </table:table-cell>
          <table:table-cell office:value-type="float" office:value="0.0522881061565412" calcext:value-type="float">
            <text:p>0.052</text:p>
          </table:table-cell>
          <table:table-cell table:number-columns-repeated="30"/>
        </table:table-row>
        <table:table-row table:style-name="ro1">
          <table:table-cell table:number-columns-repeated="3" office:value-type="float" office:value="0.132465361353035" calcext:value-type="float">
            <text:p>0.132</text:p>
          </table:table-cell>
          <table:table-cell office:value-type="float" office:value="0.121496761068257" calcext:value-type="float">
            <text:p>0.121</text:p>
          </table:table-cell>
          <table:table-cell office:value-type="float" office:value="0.0787298695411297" calcext:value-type="float">
            <text:p>0.079</text:p>
          </table:table-cell>
          <table:table-cell office:value-type="float" office:value="0.0723866491966748" calcext:value-type="float">
            <text:p>0.072</text:p>
          </table:table-cell>
          <table:table-cell office:value-type="float" office:value="0.026910317463284" calcext:value-type="float">
            <text:p>0.027</text:p>
          </table:table-cell>
          <table:table-cell table:number-columns-repeated="4" office:value-type="float" office:value="0.0198072966680259" calcext:value-type="float">
            <text:p>0.020</text:p>
          </table:table-cell>
          <table:table-cell office:value-type="float" office:value="0.12525564087174" calcext:value-type="float">
            <text:p>0.125</text:p>
          </table:table-cell>
          <table:table-cell office:value-type="float" office:value="0.0198072966680259" calcext:value-type="float">
            <text:p>0.020</text:p>
          </table:table-cell>
          <table:table-cell office:value-type="float" office:value="0.12525564087174" calcext:value-type="float">
            <text:p>0.125</text:p>
          </table:table-cell>
          <table:table-cell office:value-type="float" office:value="0.0198072966680259" calcext:value-type="float">
            <text:p>0.020</text:p>
          </table:table-cell>
          <table:table-cell office:value-type="float" office:value="0.12525564087174" calcext:value-type="float">
            <text:p>0.125</text:p>
          </table:table-cell>
          <table:table-cell office:value-type="float" office:value="0.0198072966680259" calcext:value-type="float">
            <text:p>0.020</text:p>
          </table:table-cell>
          <table:table-cell office:value-type="float" office:value="0.12525564087174" calcext:value-type="float">
            <text:p>0.125</text:p>
          </table:table-cell>
          <table:table-cell office:value-type="float" office:value="0.0138131509581653" calcext:value-type="float">
            <text:p>0.014</text:p>
          </table:table-cell>
          <table:table-cell office:value-type="float" office:value="0.174194819711574" calcext:value-type="float">
            <text:p>0.174</text:p>
          </table:table-cell>
          <table:table-cell office:value-type="float" office:value="0.0138131509581653" calcext:value-type="float">
            <text:p>0.014</text:p>
          </table:table-cell>
          <table:table-cell office:value-type="float" office:value="0.174194819711574" calcext:value-type="float">
            <text:p>0.174</text:p>
          </table:table-cell>
          <table:table-cell office:value-type="float" office:value="0.0138131509581653" calcext:value-type="float">
            <text:p>0.014</text:p>
          </table:table-cell>
          <table:table-cell office:value-type="float" office:value="0.174194819711574" calcext:value-type="float">
            <text:p>0.174</text:p>
          </table:table-cell>
          <table:table-cell office:value-type="float" office:value="0.0138131509581653" calcext:value-type="float">
            <text:p>0.014</text:p>
          </table:table-cell>
          <table:table-cell office:value-type="float" office:value="0.174194819711574" calcext:value-type="float">
            <text:p>0.174</text:p>
          </table:table-cell>
          <table:table-cell office:value-type="float" office:value="0.0138131509581653" calcext:value-type="float">
            <text:p>0.014</text:p>
          </table:table-cell>
          <table:table-cell office:value-type="float" office:value="0.174194819711574" calcext:value-type="float">
            <text:p>0.174</text:p>
          </table:table-cell>
          <table:table-cell office:value-type="float" office:value="0.01" calcext:value-type="float">
            <text:p>0.010</text:p>
          </table:table-cell>
          <table:table-cell office:value-type="float" office:value="0.225788938594013" calcext:value-type="float">
            <text:p>0.226</text:p>
          </table:table-cell>
          <table:table-cell table:number-columns-repeated="30"/>
        </table:table-row>
        <table:table-row table:style-name="ro1">
          <table:table-cell table:number-columns-repeated="3" office:value-type="float" office:value="0.0221578686748088" calcext:value-type="float">
            <text:p>0.022</text:p>
          </table:table-cell>
          <table:table-cell table:number-columns-repeated="8" office:value-type="float" office:value="0.01" calcext:value-type="float">
            <text:p>0.010</text:p>
          </table:table-cell>
          <table:table-cell office:value-type="float" office:value="0.106231080626631" calcext:value-type="float">
            <text:p>0.106</text:p>
          </table:table-cell>
          <table:table-cell office:value-type="float" office:value="0.0156688492655772" calcext:value-type="float">
            <text:p>0.016</text:p>
          </table:table-cell>
          <table:table-cell office:value-type="float" office:value="0.176028084210175" calcext:value-type="float">
            <text:p>0.176</text:p>
          </table:table-cell>
          <table:table-cell office:value-type="float" office:value="0.01" calcext:value-type="float">
            <text:p>0.010</text:p>
          </table:table-cell>
          <table:table-cell office:value-type="float" office:value="0.22532241501223" calcext:value-type="float">
            <text:p>0.225</text:p>
          </table:table-cell>
          <table:table-cell office:value-type="float" office:value="0.01" calcext:value-type="float">
            <text:p>0.010</text:p>
          </table:table-cell>
          <table:table-cell office:value-type="float" office:value="0.22532241501223" calcext:value-type="float">
            <text:p>0.225</text:p>
          </table:table-cell>
          <table:table-cell office:value-type="float" office:value="0.01" calcext:value-type="float">
            <text:p>0.010</text:p>
          </table:table-cell>
          <table:table-cell office:value-type="float" office:value="0.22532241501223" calcext:value-type="float">
            <text:p>0.225</text:p>
          </table:table-cell>
          <table:table-cell office:value-type="float" office:value="0.01" calcext:value-type="float">
            <text:p>0.010</text:p>
          </table:table-cell>
          <table:table-cell office:value-type="float" office:value="0.22532241501223" calcext:value-type="float">
            <text:p>0.225</text:p>
          </table:table-cell>
          <table:table-cell office:value-type="float" office:value="0.01" calcext:value-type="float">
            <text:p>0.010</text:p>
          </table:table-cell>
          <table:table-cell office:value-type="float" office:value="0.22532241501223" calcext:value-type="float">
            <text:p>0.225</text:p>
          </table:table-cell>
          <table:table-cell office:value-type="float" office:value="0.01" calcext:value-type="float">
            <text:p>0.010</text:p>
          </table:table-cell>
          <table:table-cell office:value-type="float" office:value="0.22532241501223" calcext:value-type="float">
            <text:p>0.225</text:p>
          </table:table-cell>
          <table:table-cell office:value-type="float" office:value="0.0136044629683047" calcext:value-type="float">
            <text:p>0.014</text:p>
          </table:table-cell>
          <table:table-cell office:value-type="float" office:value="0.216822885460752" calcext:value-type="float">
            <text:p>0.217</text:p>
          </table:table-cell>
          <table:table-cell office:value-type="float" office:value="0.0136044629683047" calcext:value-type="float">
            <text:p>0.014</text:p>
          </table:table-cell>
          <table:table-cell office:value-type="float" office:value="0.216822885460752" calcext:value-type="float">
            <text:p>0.217</text:p>
          </table:table-cell>
          <table:table-cell table:number-columns-repeated="30"/>
        </table:table-row>
        <table:table-row table:style-name="ro1">
          <table:table-cell office:value-type="float" office:value="0.092403699079432" calcext:value-type="float">
            <text:p>0.092</text:p>
          </table:table-cell>
          <table:table-cell office:value-type="float" office:value="0.181676268262747" calcext:value-type="float">
            <text:p>0.182</text:p>
          </table:table-cell>
          <table:table-cell office:value-type="float" office:value="0.184064388789549" calcext:value-type="float">
            <text:p>0.184</text:p>
          </table:table-cell>
          <table:table-cell table:number-columns-repeated="3" office:value-type="float" office:value="0.142183705462468" calcext:value-type="float">
            <text:p>0.142</text:p>
          </table:table-cell>
          <table:table-cell table:number-columns-repeated="2" office:value-type="float" office:value="0.113800449065016" calcext:value-type="float">
            <text:p>0.114</text:p>
          </table:table-cell>
          <table:table-cell table:number-columns-repeated="3" office:value-type="float" office:value="0.208516877505418" calcext:value-type="float">
            <text:p>0.209</text:p>
          </table:table-cell>
          <table:table-cell office:value-type="float" office:value="0.0435480107650252" calcext:value-type="float">
            <text:p>0.044</text:p>
          </table:table-cell>
          <table:table-cell office:value-type="float" office:value="0.127516439694077" calcext:value-type="float">
            <text:p>0.128</text:p>
          </table:table-cell>
          <table:table-cell office:value-type="float" office:value="0.0251639293074489" calcext:value-type="float">
            <text:p>0.025</text:p>
          </table:table-cell>
          <table:table-cell office:value-type="float" office:value="0.127516439694077" calcext:value-type="float">
            <text:p>0.128</text:p>
          </table:table-cell>
          <table:table-cell office:value-type="float" office:value="0.0251639293074489" calcext:value-type="float">
            <text:p>0.025</text:p>
          </table:table-cell>
          <table:table-cell office:value-type="float" office:value="0.127516439694077" calcext:value-type="float">
            <text:p>0.128</text:p>
          </table:table-cell>
          <table:table-cell office:value-type="float" office:value="0.0251639293074489" calcext:value-type="float">
            <text:p>0.025</text:p>
          </table:table-cell>
          <table:table-cell office:value-type="float" office:value="0.127516439694077" calcext:value-type="float">
            <text:p>0.128</text:p>
          </table:table-cell>
          <table:table-cell office:value-type="float" office:value="0.0251639293074489" calcext:value-type="float">
            <text:p>0.025</text:p>
          </table:table-cell>
          <table:table-cell office:value-type="float" office:value="0.127516439694077" calcext:value-type="float">
            <text:p>0.128</text:p>
          </table:table-cell>
          <table:table-cell office:value-type="float" office:value="0.0251639293074489" calcext:value-type="float">
            <text:p>0.025</text:p>
          </table:table-cell>
          <table:table-cell office:value-type="float" office:value="0.127516439694077" calcext:value-type="float">
            <text:p>0.128</text:p>
          </table:table-cell>
          <table:table-cell office:value-type="float" office:value="0.0251639293074489" calcext:value-type="float">
            <text:p>0.025</text:p>
          </table:table-cell>
          <table:table-cell office:value-type="float" office:value="0.01" calcext:value-type="float">
            <text:p>0.010</text:p>
          </table:table-cell>
          <table:table-cell office:value-type="float" office:value="0.0357097925332813" calcext:value-type="float">
            <text:p>0.036</text:p>
          </table:table-cell>
          <table:table-cell office:value-type="float" office:value="0.01" calcext:value-type="float">
            <text:p>0.010</text:p>
          </table:table-cell>
          <table:table-cell office:value-type="float" office:value="0.0357097925332813" calcext:value-type="float">
            <text:p>0.036</text:p>
          </table:table-cell>
          <table:table-cell office:value-type="float" office:value="0.01" calcext:value-type="float">
            <text:p>0.010</text:p>
          </table:table-cell>
          <table:table-cell office:value-type="float" office:value="0.0357097925332813" calcext:value-type="float">
            <text:p>0.036</text:p>
          </table:table-cell>
          <table:table-cell table:number-columns-repeated="30"/>
        </table:table-row>
        <table:table-row table:style-name="ro1">
          <table:table-cell office:value-type="float" office:value="0.159293541268053" calcext:value-type="float">
            <text:p>0.159</text:p>
          </table:table-cell>
          <table:table-cell table:number-columns-repeated="2" office:value-type="float" office:value="0.154162810965434" calcext:value-type="float">
            <text:p>0.154</text:p>
          </table:table-cell>
          <table:table-cell office:value-type="float" office:value="0.240262927978162" calcext:value-type="float">
            <text:p>0.240</text:p>
          </table:table-cell>
          <table:table-cell office:value-type="float" office:value="0.260143441782012" calcext:value-type="float">
            <text:p>0.260</text:p>
          </table:table-cell>
          <table:table-cell table:number-columns-repeated="3" office:value-type="float" office:value="0.264929137329479" calcext:value-type="float">
            <text:p>0.265</text:p>
          </table:table-cell>
          <table:table-cell table:number-columns-repeated="2" office:value-type="float" office:value="0.276861830255288" calcext:value-type="float">
            <text:p>0.277</text:p>
          </table:table-cell>
          <table:table-cell office:value-type="float" office:value="0.296776516584502" calcext:value-type="float">
            <text:p>0.297</text:p>
          </table:table-cell>
          <table:table-cell office:value-type="float" office:value="0.0559860191943355" calcext:value-type="float">
            <text:p>0.056</text:p>
          </table:table-cell>
          <table:table-cell office:value-type="float" office:value="0.296776516584502" calcext:value-type="float">
            <text:p>0.297</text:p>
          </table:table-cell>
          <table:table-cell office:value-type="float" office:value="0.0559860191943355" calcext:value-type="float">
            <text:p>0.056</text:p>
          </table:table-cell>
          <table:table-cell office:value-type="float" office:value="0.296776516584502" calcext:value-type="float">
            <text:p>0.297</text:p>
          </table:table-cell>
          <table:table-cell office:value-type="float" office:value="0.0559860191943355" calcext:value-type="float">
            <text:p>0.056</text:p>
          </table:table-cell>
          <table:table-cell office:value-type="float" office:value="0.296776516584502" calcext:value-type="float">
            <text:p>0.297</text:p>
          </table:table-cell>
          <table:table-cell office:value-type="float" office:value="0.0559860191943355" calcext:value-type="float">
            <text:p>0.056</text:p>
          </table:table-cell>
          <table:table-cell office:value-type="float" office:value="0.296776516584502" calcext:value-type="float">
            <text:p>0.297</text:p>
          </table:table-cell>
          <table:table-cell office:value-type="float" office:value="0.0559860191943355" calcext:value-type="float">
            <text:p>0.056</text:p>
          </table:table-cell>
          <table:table-cell office:value-type="float" office:value="0.296776516584502" calcext:value-type="float">
            <text:p>0.297</text:p>
          </table:table-cell>
          <table:table-cell office:value-type="float" office:value="0.0559860191943355" calcext:value-type="float">
            <text:p>0.056</text:p>
          </table:table-cell>
          <table:table-cell office:value-type="float" office:value="0.414529928940362" calcext:value-type="float">
            <text:p>0.415</text:p>
          </table:table-cell>
          <table:table-cell office:value-type="float" office:value="0.0976395370954221" calcext:value-type="float">
            <text:p>0.098</text:p>
          </table:table-cell>
          <table:table-cell office:value-type="float" office:value="0.407380470590758" calcext:value-type="float">
            <text:p>0.407</text:p>
          </table:table-cell>
          <table:table-cell office:value-type="float" office:value="0.0538019494507531" calcext:value-type="float">
            <text:p>0.054</text:p>
          </table:table-cell>
          <table:table-cell office:value-type="float" office:value="0.407380470590758" calcext:value-type="float">
            <text:p>0.407</text:p>
          </table:table-cell>
          <table:table-cell office:value-type="float" office:value="0.0538019494507531" calcext:value-type="float">
            <text:p>0.054</text:p>
          </table:table-cell>
          <table:table-cell office:value-type="float" office:value="0.407380470590758" calcext:value-type="float">
            <text:p>0.407</text:p>
          </table:table-cell>
          <table:table-cell office:value-type="float" office:value="0.0538019494507531" calcext:value-type="float">
            <text:p>0.054</text:p>
          </table:table-cell>
          <table:table-cell table:number-columns-repeated="30"/>
        </table:table-row>
        <table:table-row table:style-name="ro1">
          <table:table-cell table:style-name="ce57" table:formula="of:=AVERAGE([.A39:.A48])" office:value-type="float" office:value="0.105101801924696" calcext:value-type="float">
            <text:p>0.105</text:p>
          </table:table-cell>
          <table:table-cell table:style-name="ce57" table:formula="of:=AVERAGE([.B39:.B48])" office:value-type="float" office:value="0.114362072943311" calcext:value-type="float">
            <text:p>0.114</text:p>
          </table:table-cell>
          <table:table-cell table:style-name="ce57" table:formula="of:=AVERAGE([.C39:.C48])" office:value-type="float" office:value="0.101678313487043" calcext:value-type="float">
            <text:p>0.102</text:p>
          </table:table-cell>
          <table:table-cell table:style-name="ce57" table:formula="of:=AVERAGE([.D39:.D48])" office:value-type="float" office:value="0.104038690817232" calcext:value-type="float">
            <text:p>0.104</text:p>
          </table:table-cell>
          <table:table-cell table:style-name="ce57" table:formula="of:=AVERAGE([.E39:.E48])" office:value-type="float" office:value="0.0966863850543618" calcext:value-type="float">
            <text:p>0.097</text:p>
          </table:table-cell>
          <table:table-cell table:style-name="ce57" table:formula="of:=AVERAGE([.F39:.F48])" office:value-type="float" office:value="0.0720014082478701" calcext:value-type="float">
            <text:p>0.072</text:p>
          </table:table-cell>
          <table:table-cell table:style-name="ce57" table:formula="of:=AVERAGE([.G39:.G48])" office:value-type="float" office:value="0.0632746625010203" calcext:value-type="float">
            <text:p>0.063</text:p>
          </table:table-cell>
          <table:table-cell table:style-name="ce57" table:formula="of:=AVERAGE([.H39:.H48])" office:value-type="float" office:value="0.0623237490355153" calcext:value-type="float">
            <text:p>0.062</text:p>
          </table:table-cell>
          <table:table-cell table:style-name="ce57" table:formula="of:=AVERAGE([.I39:.I48])" office:value-type="float" office:value="0.0729886611721364" calcext:value-type="float">
            <text:p>0.073</text:p>
          </table:table-cell>
          <table:table-cell table:style-name="ce57" table:formula="of:=AVERAGE([.J39:.J48])" office:value-type="float" office:value="0.0752440122092744" calcext:value-type="float">
            <text:p>0.075</text:p>
          </table:table-cell>
          <table:table-cell table:style-name="ce57" table:formula="of:=AVERAGE([.K39:.K48])" office:value-type="float" office:value="0.0731113883449781" calcext:value-type="float">
            <text:p>0.073</text:p>
          </table:table-cell>
          <table:table-cell table:style-name="ce57" table:formula="of:=AVERAGE([.L39:.L48])" office:value-type="float" office:value="0.0778458037525202" calcext:value-type="float">
            <text:p>0.078</text:p>
          </table:table-cell>
          <table:table-cell table:style-name="ce57" table:formula="of:=AVERAGE([.M39:.M48])" office:value-type="float" office:value="0.0682904605811231" calcext:value-type="float">
            <text:p>0.068</text:p>
          </table:table-cell>
          <table:table-cell table:style-name="ce57" table:formula="of:=AVERAGE([.N39:.N48])" office:value-type="float" office:value="0.0898568376086699" calcext:value-type="float">
            <text:p>0.090</text:p>
          </table:table-cell>
          <table:table-cell table:style-name="ce57" table:formula="of:=AVERAGE([.O39:.O48])" office:value-type="float" office:value="0.0693400265890609" calcext:value-type="float">
            <text:p>0.069</text:p>
          </table:table-cell>
          <table:table-cell table:style-name="ce57" table:formula="of:=AVERAGE([.P39:.P48])" office:value-type="float" office:value="0.0807809571154706" calcext:value-type="float">
            <text:p>0.081</text:p>
          </table:table-cell>
          <table:table-cell table:style-name="ce57" table:formula="of:=AVERAGE([.Q39:.Q48])" office:value-type="float" office:value="0.0641837792653539" calcext:value-type="float">
            <text:p>0.064</text:p>
          </table:table-cell>
          <table:table-cell table:style-name="ce57" table:formula="of:=AVERAGE([.R39:.R48])" office:value-type="float" office:value="0.073327420377555" calcext:value-type="float">
            <text:p>0.073</text:p>
          </table:table-cell>
          <table:table-cell table:style-name="ce57" table:formula="of:=AVERAGE([.S39:.S48])" office:value-type="float" office:value="0.058952543073105" calcext:value-type="float">
            <text:p>0.059</text:p>
          </table:table-cell>
          <table:table-cell table:style-name="ce57" table:formula="of:=AVERAGE([.T39:.T48])" office:value-type="float" office:value="0.0833150669752111" calcext:value-type="float">
            <text:p>0.083</text:p>
          </table:table-cell>
          <table:table-cell table:style-name="ce57" table:formula="of:=AVERAGE([.U39:.U48])" office:value-type="float" office:value="0.0657939957248162" calcext:value-type="float">
            <text:p>0.066</text:p>
          </table:table-cell>
          <table:table-cell table:style-name="ce57" table:formula="of:=AVERAGE([.V39:.V48])" office:value-type="float" office:value="0.0839631414639775" calcext:value-type="float">
            <text:p>0.084</text:p>
          </table:table-cell>
          <table:table-cell table:style-name="ce57" table:formula="of:=AVERAGE([.W39:.W48])" office:value-type="float" office:value="0.082139532695388" calcext:value-type="float">
            <text:p>0.082</text:p>
          </table:table-cell>
          <table:table-cell table:style-name="ce57" table:formula="of:=AVERAGE([.X39:.X48])" office:value-type="float" office:value="0.0965580554109701" calcext:value-type="float">
            <text:p>0.097</text:p>
          </table:table-cell>
          <table:table-cell table:style-name="ce57" table:formula="of:=AVERAGE([.Y39:.Y48])" office:value-type="float" office:value="0.0751337853049948" calcext:value-type="float">
            <text:p>0.075</text:p>
          </table:table-cell>
          <table:table-cell table:style-name="ce57" table:formula="of:=AVERAGE([.Z39:.Z48])" office:value-type="float" office:value="0.091829226060298" calcext:value-type="float">
            <text:p>0.092</text:p>
          </table:table-cell>
          <table:table-cell table:style-name="ce57" table:formula="of:=AVERAGE([.AA39:.AA48])" office:value-type="float" office:value="0.0796880401124361" calcext:value-type="float">
            <text:p>0.080</text:p>
          </table:table-cell>
          <table:table-cell table:style-name="ce57" table:formula="of:=AVERAGE([.AB39:.AB48])" office:value-type="float" office:value="0.104235632855497" calcext:value-type="float">
            <text:p>0.104</text:p>
          </table:table-cell>
          <table:table-cell table:style-name="ce57" table:formula="of:=AVERAGE([.AC39:.AC48])" office:value-type="float" office:value="0.0739618032297356" calcext:value-type="float">
            <text:p>0.074</text:p>
          </table:table-cell>
          <table:table-cell table:style-name="ce57" table:formula="of:=AVERAGE([.AD39:.AD48])" office:value-type="float" office:value="0.114506967304956" calcext:value-type="float">
            <text:p>0.115</text:p>
          </table:table-cell>
          <table:table-cell table:number-columns-repeated="30"/>
        </table:table-row>
        <table:table-row table:style-name="ro1">
          <table:table-cell table:style-name="ce48" table:formula="of:=MEDIAN([.A39:.A48])" office:value-type="float" office:value="0.102234008878499" calcext:value-type="float">
            <text:p>0.102</text:p>
          </table:table-cell>
          <table:table-cell table:style-name="ce48" table:formula="of:=MEDIAN([.B39:.B48])" office:value-type="float" office:value="0.122264840015301" calcext:value-type="float">
            <text:p>0.122</text:p>
          </table:table-cell>
          <table:table-cell table:style-name="ce48" table:formula="of:=MEDIAN([.C39:.C48])" office:value-type="float" office:value="0.105904386857055" calcext:value-type="float">
            <text:p>0.106</text:p>
          </table:table-cell>
          <table:table-cell table:style-name="ce48" table:formula="of:=MEDIAN([.D39:.D48])" office:value-type="float" office:value="0.116780539872912" calcext:value-type="float">
            <text:p>0.117</text:p>
          </table:table-cell>
          <table:table-cell table:style-name="ce48" table:formula="of:=MEDIAN([.E39:.E48])" office:value-type="float" office:value="0.0748210448918477" calcext:value-type="float">
            <text:p>0.075</text:p>
          </table:table-cell>
          <table:table-cell table:style-name="ce48" table:formula="of:=MEDIAN([.F39:.F48])" office:value-type="float" office:value="0.0279211959200273" calcext:value-type="float">
            <text:p>0.028</text:p>
          </table:table-cell>
          <table:table-cell table:style-name="ce48" table:formula="of:=MEDIAN([.G39:.G48])" office:value-type="float" office:value="0.018455158731642" calcext:value-type="float">
            <text:p>0.018</text:p>
          </table:table-cell>
          <table:table-cell table:style-name="ce48" table:formula="of:=MEDIAN([.H39:.H48])" office:value-type="float" office:value="0.014903648334013" calcext:value-type="float">
            <text:p>0.015</text:p>
          </table:table-cell>
          <table:table-cell table:style-name="ce48" table:formula="of:=MEDIAN([.I39:.I48])" office:value-type="float" office:value="0.014903648334013" calcext:value-type="float">
            <text:p>0.015</text:p>
          </table:table-cell>
          <table:table-cell table:style-name="ce48" table:formula="of:=MEDIAN([.J39:.J48])" office:value-type="float" office:value="0.0249178526553171" calcext:value-type="float">
            <text:p>0.025</text:p>
          </table:table-cell>
          <table:table-cell table:style-name="ce48" table:formula="of:=MEDIAN([.K39:.K48])" office:value-type="float" office:value="0.031116376554658" calcext:value-type="float">
            <text:p>0.031</text:p>
          </table:table-cell>
          <table:table-cell table:style-name="ce48" table:formula="of:=MEDIAN([.L39:.L48])" office:value-type="float" office:value="0.0755774745196832" calcext:value-type="float">
            <text:p>0.076</text:p>
          </table:table-cell>
          <table:table-cell table:style-name="ce48" table:formula="of:=MEDIAN([.M39:.M48])" office:value-type="float" office:value="0.031116376554658" calcext:value-type="float">
            <text:p>0.031</text:p>
          </table:table-cell>
          <table:table-cell table:style-name="ce48" table:formula="of:=MEDIAN([.N39:.N48])" office:value-type="float" office:value="0.0755774745196832" calcext:value-type="float">
            <text:p>0.076</text:p>
          </table:table-cell>
          <table:table-cell table:style-name="ce48" table:formula="of:=MEDIAN([.O39:.O48])" office:value-type="float" office:value="0.0331026372023378" calcext:value-type="float">
            <text:p>0.033</text:p>
          </table:table-cell>
          <table:table-cell table:style-name="ce48" table:formula="of:=MEDIAN([.P39:.P48])" office:value-type="float" office:value="0.0676722330424968" calcext:value-type="float">
            <text:p>0.068</text:p>
          </table:table-cell>
          <table:table-cell table:style-name="ce48" table:formula="of:=MEDIAN([.Q39:.Q48])" office:value-type="float" office:value="0.0259049461576356" calcext:value-type="float">
            <text:p>0.026</text:p>
          </table:table-cell>
          <table:table-cell table:style-name="ce48" table:formula="of:=MEDIAN([.R39:.R48])" office:value-type="float" office:value="0.0674484214319325" calcext:value-type="float">
            <text:p>0.067</text:p>
          </table:table-cell>
          <table:table-cell table:style-name="ce48" table:formula="of:=MEDIAN([.S39:.S48])" office:value-type="float" office:value="0.0202970176640681" calcext:value-type="float">
            <text:p>0.020</text:p>
          </table:table-cell>
          <table:table-cell table:style-name="ce48" table:formula="of:=MEDIAN([.T39:.T48])" office:value-type="float" office:value="0.0674484214319325" calcext:value-type="float">
            <text:p>0.067</text:p>
          </table:table-cell>
          <table:table-cell table:style-name="ce48" table:formula="of:=MEDIAN([.U39:.U48])" office:value-type="float" office:value="0.0119065754790827" calcext:value-type="float">
            <text:p>0.012</text:p>
          </table:table-cell>
          <table:table-cell table:style-name="ce48" table:formula="of:=MEDIAN([.V39:.V48])" office:value-type="float" office:value="0.0674484214319325" calcext:value-type="float">
            <text:p>0.067</text:p>
          </table:table-cell>
          <table:table-cell table:style-name="ce48" table:formula="of:=MEDIAN([.W39:.W48])" office:value-type="float" office:value="0.0119065754790827" calcext:value-type="float">
            <text:p>0.012</text:p>
          </table:table-cell>
          <table:table-cell table:style-name="ce48" table:formula="of:=MEDIAN([.X39:.X48])" office:value-type="float" office:value="0.096073903717469" calcext:value-type="float">
            <text:p>0.096</text:p>
          </table:table-cell>
          <table:table-cell table:style-name="ce48" table:formula="of:=MEDIAN([.Y39:.Y48])" office:value-type="float" office:value="0.0119065754790827" calcext:value-type="float">
            <text:p>0.012</text:p>
          </table:table-cell>
          <table:table-cell table:style-name="ce48" table:formula="of:=MEDIAN([.Z39:.Z48])" office:value-type="float" office:value="0.0797112624605803" calcext:value-type="float">
            <text:p>0.080</text:p>
          </table:table-cell>
          <table:table-cell table:style-name="ce48" table:formula="of:=MEDIAN([.AA39:.AA48])" office:value-type="float" office:value="0.030788488891934" calcext:value-type="float">
            <text:p>0.031</text:p>
          </table:table-cell>
          <table:table-cell table:style-name="ce48" table:formula="of:=MEDIAN([.AB39:.AB48])" office:value-type="float" office:value="0.0966670490623121" calcext:value-type="float">
            <text:p>0.097</text:p>
          </table:table-cell>
          <table:table-cell table:style-name="ce48" table:formula="of:=MEDIAN([.AC39:.AC48])" office:value-type="float" office:value="0.0187524534137244" calcext:value-type="float">
            <text:p>0.019</text:p>
          </table:table-cell>
          <table:table-cell table:style-name="ce48" table:formula="of:=MEDIAN([.AD39:.AD48])" office:value-type="float" office:value="0.102982844669574" calcext:value-type="float">
            <text:p>0.103</text:p>
          </table:table-cell>
          <table:table-cell table:number-columns-repeated="30"/>
        </table:table-row>
        <table:table-row table:style-name="ro1">
          <table:table-cell table:style-name="Default" table:number-columns-repeated="30"/>
          <table:table-cell table:number-columns-repeated="30"/>
        </table:table-row>
        <table:table-row table:style-name="ro1">
          <table:table-cell table:style-name="ce30" office:value-type="string" calcext:value-type="string" table:number-columns-spanned="30" table:number-rows-spanned="1">
            <text:p>Decoder</text:p>
          </table:table-cell>
          <table:covered-table-cell table:number-columns-repeated="29" table:style-name="Default"/>
          <table:table-cell table:number-columns-repeated="30"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 table:number-columns-spanned="2" table:number-rows-spanned="1">
            <text:p>11</text:p>
          </table:table-cell>
          <table:covered-table-cell table:style-name="ce30"/>
          <table:table-cell table:style-name="ce30" office:value-type="float" office:value="12" calcext:value-type="float" table:number-columns-spanned="2" table:number-rows-spanned="1">
            <text:p>12</text:p>
          </table:table-cell>
          <table:covered-table-cell table:style-name="ce30"/>
          <table:table-cell table:style-name="ce30" office:value-type="float" office:value="13" calcext:value-type="float" table:number-columns-spanned="2" table:number-rows-spanned="1">
            <text:p>13</text:p>
          </table:table-cell>
          <table:covered-table-cell table:style-name="ce30"/>
          <table:table-cell table:style-name="ce30" office:value-type="float" office:value="14" calcext:value-type="float" table:number-columns-spanned="2" table:number-rows-spanned="1">
            <text:p>14</text:p>
          </table:table-cell>
          <table:covered-table-cell table:style-name="ce30"/>
          <table:table-cell table:style-name="ce30" office:value-type="float" office:value="15" calcext:value-type="float" table:number-columns-spanned="2" table:number-rows-spanned="1">
            <text:p>15</text:p>
          </table:table-cell>
          <table:covered-table-cell table:style-name="ce30"/>
          <table:table-cell table:style-name="ce30" office:value-type="float" office:value="16" calcext:value-type="float" table:number-columns-spanned="2" table:number-rows-spanned="1">
            <text:p>16</text:p>
          </table:table-cell>
          <table:covered-table-cell table:style-name="ce30"/>
          <table:table-cell table:style-name="ce30" office:value-type="float" office:value="17" calcext:value-type="float" table:number-columns-spanned="2" table:number-rows-spanned="1">
            <text:p>17</text:p>
          </table:table-cell>
          <table:covered-table-cell table:style-name="ce30"/>
          <table:table-cell table:style-name="ce30" office:value-type="float" office:value="18" calcext:value-type="float" table:number-columns-spanned="2" table:number-rows-spanned="1">
            <text:p>18</text:p>
          </table:table-cell>
          <table:covered-table-cell table:style-name="ce30"/>
          <table:table-cell table:style-name="ce30" office:value-type="float" office:value="19" calcext:value-type="float" table:number-columns-spanned="2" table:number-rows-spanned="1">
            <text:p>19</text:p>
          </table:table-cell>
          <table:covered-table-cell table:style-name="ce30"/>
          <table:table-cell table:style-name="ce30" office:value-type="float" office:value="20" calcext:value-type="float" table:number-columns-spanned="2" table:number-rows-spanned="1">
            <text:p>20</text:p>
          </table:table-cell>
          <table:covered-table-cell table:style-name="ce30"/>
          <table:table-cell table:number-columns-repeated="30"/>
        </table:table-row>
        <table:table-row table:style-name="ro1">
          <table:table-cell table:number-columns-repeated="3" office:value-type="float" office:value="0.186257211226781" calcext:value-type="float">
            <text:p>0.186</text:p>
          </table:table-cell>
          <table:table-cell table:number-columns-repeated="2" office:value-type="float" office:value="0.135799634146616" calcext:value-type="float">
            <text:p>0.136</text:p>
          </table:table-cell>
          <table:table-cell office:value-type="float" office:value="0.0621201460503585" calcext:value-type="float">
            <text:p>0.062</text:p>
          </table:table-cell>
          <table:table-cell office:value-type="float" office:value="0.0244688438651411" calcext:value-type="float">
            <text:p>0.024</text:p>
          </table:table-cell>
          <table:table-cell table:number-columns-repeated="3" office:value-type="float" office:value="0.052486226081791" calcext:value-type="float">
            <text:p>0.052</text:p>
          </table:table-cell>
          <table:table-cell office:value-type="float" office:value="0.0615033317689172" calcext:value-type="float">
            <text:p>0.062</text:p>
          </table:table-cell>
          <table:table-cell office:value-type="float" office:value="0.052486226081791" calcext:value-type="float">
            <text:p>0.052</text:p>
          </table:table-cell>
          <table:table-cell office:value-type="float" office:value="0.0615033317689172" calcext:value-type="float">
            <text:p>0.062</text:p>
          </table:table-cell>
          <table:table-cell office:value-type="float" office:value="0.052486226081791" calcext:value-type="float">
            <text:p>0.052</text:p>
          </table:table-cell>
          <table:table-cell office:value-type="float" office:value="0.0615033317689172" calcext:value-type="float">
            <text:p>0.062</text:p>
          </table:table-cell>
          <table:table-cell office:value-type="float" office:value="0.052486226081791" calcext:value-type="float">
            <text:p>0.052</text:p>
          </table:table-cell>
          <table:table-cell office:value-type="float" office:value="0.0925543556843686" calcext:value-type="float">
            <text:p>0.093</text:p>
          </table:table-cell>
          <table:table-cell office:value-type="float" office:value="0.0526959780372322" calcext:value-type="float">
            <text:p>0.053</text:p>
          </table:table-cell>
          <table:table-cell office:value-type="float" office:value="0.0733545017174393" calcext:value-type="float">
            <text:p>0.073</text:p>
          </table:table-cell>
          <table:table-cell office:value-type="float" office:value="0.0653001549725406" calcext:value-type="float">
            <text:p>0.065</text:p>
          </table:table-cell>
          <table:table-cell office:value-type="float" office:value="0.0733545017174393" calcext:value-type="float">
            <text:p>0.073</text:p>
          </table:table-cell>
          <table:table-cell office:value-type="float" office:value="0.0653001549725406" calcext:value-type="float">
            <text:p>0.065</text:p>
          </table:table-cell>
          <table:table-cell office:value-type="float" office:value="0.0733545017174393" calcext:value-type="float">
            <text:p>0.073</text:p>
          </table:table-cell>
          <table:table-cell office:value-type="float" office:value="0.0653001549725406" calcext:value-type="float">
            <text:p>0.065</text:p>
          </table:table-cell>
          <table:table-cell office:value-type="float" office:value="0.0874566689916893" calcext:value-type="float">
            <text:p>0.087</text:p>
          </table:table-cell>
          <table:table-cell office:value-type="float" office:value="0.127076179732008" calcext:value-type="float">
            <text:p>0.127</text:p>
          </table:table-cell>
          <table:table-cell office:value-type="float" office:value="0.0874566689916893" calcext:value-type="float">
            <text:p>0.087</text:p>
          </table:table-cell>
          <table:table-cell office:value-type="float" office:value="0.127076179732008" calcext:value-type="float">
            <text:p>0.127</text:p>
          </table:table-cell>
          <table:table-cell office:value-type="float" office:value="0.0777012626932024" calcext:value-type="float">
            <text:p>0.078</text:p>
          </table:table-cell>
          <table:table-cell office:value-type="float" office:value="0.219492210600668" calcext:value-type="float">
            <text:p>0.219</text:p>
          </table:table-cell>
          <table:table-cell table:number-columns-repeated="30"/>
        </table:table-row>
        <table:table-row table:style-name="ro1">
          <table:table-cell office:value-type="float" office:value="0.0317767003711296" calcext:value-type="float">
            <text:p>0.032</text:p>
          </table:table-cell>
          <table:table-cell table:number-columns-repeated="4" office:value-type="float" office:value="0.01" calcext:value-type="float">
            <text:p>0.010</text:p>
          </table:table-cell>
          <table:table-cell table:number-columns-repeated="5" office:value-type="float" office:value="0.0459202009019761" calcext:value-type="float">
            <text:p>0.046</text:p>
          </table:table-cell>
          <table:table-cell office:value-type="float" office:value="0.175747891536291" calcext:value-type="float">
            <text:p>0.176</text:p>
          </table:table-cell>
          <table:table-cell office:value-type="float" office:value="0.0362614839718151" calcext:value-type="float">
            <text:p>0.036</text:p>
          </table:table-cell>
          <table:table-cell office:value-type="float" office:value="0.175747891536291" calcext:value-type="float">
            <text:p>0.176</text:p>
          </table:table-cell>
          <table:table-cell office:value-type="float" office:value="0.0362614839718151" calcext:value-type="float">
            <text:p>0.036</text:p>
          </table:table-cell>
          <table:table-cell office:value-type="float" office:value="0.151019288700614" calcext:value-type="float">
            <text:p>0.151</text:p>
          </table:table-cell>
          <table:table-cell office:value-type="float" office:value="0.01" calcext:value-type="float">
            <text:p>0.010</text:p>
          </table:table-cell>
          <table:table-cell office:value-type="float" office:value="0.138849635137812" calcext:value-type="float">
            <text:p>0.139</text:p>
          </table:table-cell>
          <table:table-cell office:value-type="float" office:value="0.01" calcext:value-type="float">
            <text:p>0.010</text:p>
          </table:table-cell>
          <table:table-cell office:value-type="float" office:value="0.11114174104657" calcext:value-type="float">
            <text:p>0.111</text:p>
          </table:table-cell>
          <table:table-cell office:value-type="float" office:value="0.03016362726958" calcext:value-type="float">
            <text:p>0.030</text:p>
          </table:table-cell>
          <table:table-cell office:value-type="float" office:value="0.0682905612949568" calcext:value-type="float">
            <text:p>0.068</text:p>
          </table:table-cell>
          <table:table-cell office:value-type="float" office:value="0.01" calcext:value-type="float">
            <text:p>0.010</text:p>
          </table:table-cell>
          <table:table-cell office:value-type="float" office:value="0.0206921092322804" calcext:value-type="float">
            <text:p>0.021</text:p>
          </table:table-cell>
          <table:table-cell office:value-type="float" office:value="0.056478631168407" calcext:value-type="float">
            <text:p>0.056</text:p>
          </table:table-cell>
          <table:table-cell office:value-type="float" office:value="0.0206921092322804" calcext:value-type="float">
            <text:p>0.021</text:p>
          </table:table-cell>
          <table:table-cell office:value-type="float" office:value="0.056478631168407" calcext:value-type="float">
            <text:p>0.056</text:p>
          </table:table-cell>
          <table:table-cell office:value-type="float" office:value="0.0206921092322804" calcext:value-type="float">
            <text:p>0.021</text:p>
          </table:table-cell>
          <table:table-cell office:value-type="float" office:value="0.056478631168407" calcext:value-type="float">
            <text:p>0.056</text:p>
          </table:table-cell>
          <table:table-cell office:value-type="float" office:value="0.0315343347664357" calcext:value-type="float">
            <text:p>0.032</text:p>
          </table:table-cell>
          <table:table-cell office:value-type="float" office:value="0.0912722009482932" calcext:value-type="float">
            <text:p>0.091</text:p>
          </table:table-cell>
          <table:table-cell table:number-columns-repeated="30"/>
        </table:table-row>
        <table:table-row table:style-name="ro1">
          <table:table-cell table:number-columns-repeated="3" office:value-type="float" office:value="0.01" calcext:value-type="float">
            <text:p>0.010</text:p>
          </table:table-cell>
          <table:table-cell table:number-columns-repeated="7" office:value-type="float" office:value="0.0645353175533913" calcext:value-type="float">
            <text:p>0.065</text:p>
          </table:table-cell>
          <table:table-cell office:value-type="float" office:value="0.145935338227471" calcext:value-type="float">
            <text:p>0.146</text:p>
          </table:table-cell>
          <table:table-cell office:value-type="float" office:value="0.0749660378152918" calcext:value-type="float">
            <text:p>0.075</text:p>
          </table:table-cell>
          <table:table-cell office:value-type="float" office:value="0.13019667025123" calcext:value-type="float">
            <text:p>0.130</text:p>
          </table:table-cell>
          <table:table-cell office:value-type="float" office:value="0.124760882887122" calcext:value-type="float">
            <text:p>0.125</text:p>
          </table:table-cell>
          <table:table-cell office:value-type="float" office:value="0.13019667025123" calcext:value-type="float">
            <text:p>0.130</text:p>
          </table:table-cell>
          <table:table-cell office:value-type="float" office:value="0.124760882887122" calcext:value-type="float">
            <text:p>0.125</text:p>
          </table:table-cell>
          <table:table-cell office:value-type="float" office:value="0.0718486645350473" calcext:value-type="float">
            <text:p>0.072</text:p>
          </table:table-cell>
          <table:table-cell office:value-type="float" office:value="0.0990752821566769" calcext:value-type="float">
            <text:p>0.099</text:p>
          </table:table-cell>
          <table:table-cell office:value-type="float" office:value="0.0718486645350473" calcext:value-type="float">
            <text:p>0.072</text:p>
          </table:table-cell>
          <table:table-cell office:value-type="float" office:value="0.0990752821566769" calcext:value-type="float">
            <text:p>0.099</text:p>
          </table:table-cell>
          <table:table-cell office:value-type="float" office:value="0.0718486645350473" calcext:value-type="float">
            <text:p>0.072</text:p>
          </table:table-cell>
          <table:table-cell office:value-type="float" office:value="0.0990752821566769" calcext:value-type="float">
            <text:p>0.099</text:p>
          </table:table-cell>
          <table:table-cell office:value-type="float" office:value="0.0718486645350473" calcext:value-type="float">
            <text:p>0.072</text:p>
          </table:table-cell>
          <table:table-cell office:value-type="float" office:value="0.0990752821566769" calcext:value-type="float">
            <text:p>0.099</text:p>
          </table:table-cell>
          <table:table-cell office:value-type="float" office:value="0.0718486645350473" calcext:value-type="float">
            <text:p>0.072</text:p>
          </table:table-cell>
          <table:table-cell office:value-type="float" office:value="0.0990752821566769" calcext:value-type="float">
            <text:p>0.099</text:p>
          </table:table-cell>
          <table:table-cell office:value-type="float" office:value="0.0556436081319964" calcext:value-type="float">
            <text:p>0.056</text:p>
          </table:table-cell>
          <table:table-cell office:value-type="float" office:value="0.0571327946756824" calcext:value-type="float">
            <text:p>0.057</text:p>
          </table:table-cell>
          <table:table-cell office:value-type="float" office:value="0.0556436081319964" calcext:value-type="float">
            <text:p>0.056</text:p>
          </table:table-cell>
          <table:table-cell office:value-type="float" office:value="0.0571327946756824" calcext:value-type="float">
            <text:p>0.057</text:p>
          </table:table-cell>
          <table:table-cell table:number-columns-repeated="30"/>
        </table:table-row>
        <table:table-row table:style-name="ro1">
          <table:table-cell table:number-columns-repeated="4" office:value-type="float" office:value="0.0897356495221046" calcext:value-type="float">
            <text:p>0.090</text:p>
          </table:table-cell>
          <table:table-cell office:value-type="float" office:value="0.0406443061538133" calcext:value-type="float">
            <text:p>0.041</text:p>
          </table:table-cell>
          <table:table-cell table:number-columns-repeated="2" office:value-type="float" office:value="0.01" calcext:value-type="float">
            <text:p>0.010</text:p>
          </table:table-cell>
          <table:table-cell table:number-columns-repeated="3" office:value-type="float" office:value="0.068408519949292" calcext:value-type="float">
            <text:p>0.068</text:p>
          </table:table-cell>
          <table:table-cell office:value-type="float" office:value="0.0861465219800667" calcext:value-type="float">
            <text:p>0.086</text:p>
          </table:table-cell>
          <table:table-cell office:value-type="float" office:value="0.01" calcext:value-type="float">
            <text:p>0.010</text:p>
          </table:table-cell>
          <table:table-cell office:value-type="float" office:value="0.0861465219800667" calcext:value-type="float">
            <text:p>0.086</text:p>
          </table:table-cell>
          <table:table-cell office:value-type="float" office:value="0.01" calcext:value-type="float">
            <text:p>0.010</text:p>
          </table:table-cell>
          <table:table-cell office:value-type="float" office:value="0.0239915891428401" calcext:value-type="float">
            <text:p>0.024</text:p>
          </table:table-cell>
          <table:table-cell office:value-type="float" office:value="0.0111415852375816" calcext:value-type="float">
            <text:p>0.011</text:p>
          </table:table-cell>
          <table:table-cell office:value-type="float" office:value="0.0239915891428401" calcext:value-type="float">
            <text:p>0.024</text:p>
          </table:table-cell>
          <table:table-cell office:value-type="float" office:value="0.0111415852375816" calcext:value-type="float">
            <text:p>0.011</text:p>
          </table:table-cell>
          <table:table-cell office:value-type="float" office:value="0.0341240800646176" calcext:value-type="float">
            <text:p>0.034</text:p>
          </table:table-cell>
          <table:table-cell office:value-type="float" office:value="0.0300863347181422" calcext:value-type="float">
            <text:p>0.030</text:p>
          </table:table-cell>
          <table:table-cell office:value-type="float" office:value="0.065983726682913" calcext:value-type="float">
            <text:p>0.066</text:p>
          </table:table-cell>
          <table:table-cell table:number-columns-repeated="9" office:value-type="float" office:value="0.01" calcext:value-type="float">
            <text:p>0.010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.182525077100076" calcext:value-type="float">
            <text:p>0.183</text:p>
          </table:table-cell>
          <table:table-cell table:number-columns-repeated="2" office:value-type="float" office:value="0.198618741914941" calcext:value-type="float">
            <text:p>0.199</text:p>
          </table:table-cell>
          <table:table-cell office:value-type="float" office:value="0.286317886664107" calcext:value-type="float">
            <text:p>0.286</text:p>
          </table:table-cell>
          <table:table-cell table:number-columns-repeated="2" office:value-type="float" office:value="0.149243441553799" calcext:value-type="float">
            <text:p>0.149</text:p>
          </table:table-cell>
          <table:table-cell table:number-columns-repeated="2" office:value-type="float" office:value="0.134855115695078" calcext:value-type="float">
            <text:p>0.135</text:p>
          </table:table-cell>
          <table:table-cell office:value-type="float" office:value="0.159996558187685" calcext:value-type="float">
            <text:p>0.160</text:p>
          </table:table-cell>
          <table:table-cell office:value-type="float" office:value="0.108395510502076" calcext:value-type="float">
            <text:p>0.108</text:p>
          </table:table-cell>
          <table:table-cell office:value-type="float" office:value="0.186843435739737" calcext:value-type="float">
            <text:p>0.187</text:p>
          </table:table-cell>
          <table:table-cell office:value-type="float" office:value="0.108395510502076" calcext:value-type="float">
            <text:p>0.108</text:p>
          </table:table-cell>
          <table:table-cell office:value-type="float" office:value="0.186843435739737" calcext:value-type="float">
            <text:p>0.187</text:p>
          </table:table-cell>
          <table:table-cell office:value-type="float" office:value="0.108395510502076" calcext:value-type="float">
            <text:p>0.108</text:p>
          </table:table-cell>
          <table:table-cell office:value-type="float" office:value="0.186843435739737" calcext:value-type="float">
            <text:p>0.187</text:p>
          </table:table-cell>
          <table:table-cell office:value-type="float" office:value="0.108395510502076" calcext:value-type="float">
            <text:p>0.108</text:p>
          </table:table-cell>
          <table:table-cell office:value-type="float" office:value="0.186843435739737" calcext:value-type="float">
            <text:p>0.187</text:p>
          </table:table-cell>
          <table:table-cell office:value-type="float" office:value="0.0810654927433664" calcext:value-type="float">
            <text:p>0.081</text:p>
          </table:table-cell>
          <table:table-cell office:value-type="float" office:value="0.209535746364882" calcext:value-type="float">
            <text:p>0.210</text:p>
          </table:table-cell>
          <table:table-cell office:value-type="float" office:value="0.0810654927433664" calcext:value-type="float">
            <text:p>0.081</text:p>
          </table:table-cell>
          <table:table-cell office:value-type="float" office:value="0.209535746364882" calcext:value-type="float">
            <text:p>0.210</text:p>
          </table:table-cell>
          <table:table-cell office:value-type="float" office:value="0.0810654927433664" calcext:value-type="float">
            <text:p>0.081</text:p>
          </table:table-cell>
          <table:table-cell office:value-type="float" office:value="0.209535746364882" calcext:value-type="float">
            <text:p>0.210</text:p>
          </table:table-cell>
          <table:table-cell office:value-type="float" office:value="0.0810654927433664" calcext:value-type="float">
            <text:p>0.081</text:p>
          </table:table-cell>
          <table:table-cell office:value-type="float" office:value="0.209535746364882" calcext:value-type="float">
            <text:p>0.210</text:p>
          </table:table-cell>
          <table:table-cell office:value-type="float" office:value="0.0810654927433664" calcext:value-type="float">
            <text:p>0.081</text:p>
          </table:table-cell>
          <table:table-cell office:value-type="float" office:value="0.209535746364882" calcext:value-type="float">
            <text:p>0.210</text:p>
          </table:table-cell>
          <table:table-cell office:value-type="float" office:value="0.0897009683617266" calcext:value-type="float">
            <text:p>0.090</text:p>
          </table:table-cell>
          <table:table-cell office:value-type="float" office:value="0.283929567272009" calcext:value-type="float">
            <text:p>0.284</text:p>
          </table:table-cell>
          <table:table-cell table:number-columns-repeated="30"/>
        </table:table-row>
        <table:table-row table:style-name="ro1">
          <table:table-cell office:value-type="float" office:value="0.177313186329937" calcext:value-type="float">
            <text:p>0.177</text:p>
          </table:table-cell>
          <table:table-cell office:value-type="float" office:value="0.263006198977382" calcext:value-type="float">
            <text:p>0.263</text:p>
          </table:table-cell>
          <table:table-cell office:value-type="float" office:value="0.282486731128694" calcext:value-type="float">
            <text:p>0.282</text:p>
          </table:table-cell>
          <table:table-cell table:number-columns-repeated="3" office:value-type="float" office:value="0.305425124789536" calcext:value-type="float">
            <text:p>0.305</text:p>
          </table:table-cell>
          <table:table-cell office:value-type="float" office:value="0.332674653343278" calcext:value-type="float">
            <text:p>0.333</text:p>
          </table:table-cell>
          <table:table-cell table:number-columns-repeated="3" office:value-type="float" office:value="0.33434656352228" calcext:value-type="float">
            <text:p>0.334</text:p>
          </table:table-cell>
          <table:table-cell office:value-type="float" office:value="0.0423478777962709" calcext:value-type="float">
            <text:p>0.042</text:p>
          </table:table-cell>
          <table:table-cell office:value-type="float" office:value="0.416729391778626" calcext:value-type="float">
            <text:p>0.417</text:p>
          </table:table-cell>
          <table:table-cell office:value-type="float" office:value="0.0423478777962709" calcext:value-type="float">
            <text:p>0.042</text:p>
          </table:table-cell>
          <table:table-cell office:value-type="float" office:value="0.416729391778626" calcext:value-type="float">
            <text:p>0.417</text:p>
          </table:table-cell>
          <table:table-cell office:value-type="float" office:value="0.0754814954493528" calcext:value-type="float">
            <text:p>0.075</text:p>
          </table:table-cell>
          <table:table-cell office:value-type="float" office:value="0.417225733151312" calcext:value-type="float">
            <text:p>0.417</text:p>
          </table:table-cell>
          <table:table-cell office:value-type="float" office:value="0.01" calcext:value-type="float">
            <text:p>0.010</text:p>
          </table:table-cell>
          <table:table-cell office:value-type="float" office:value="0.362274435429545" calcext:value-type="float">
            <text:p>0.362</text:p>
          </table:table-cell>
          <table:table-cell office:value-type="float" office:value="0.01" calcext:value-type="float">
            <text:p>0.010</text:p>
          </table:table-cell>
          <table:table-cell office:value-type="float" office:value="0.362274435429545" calcext:value-type="float">
            <text:p>0.362</text:p>
          </table:table-cell>
          <table:table-cell office:value-type="float" office:value="0.0112423644088438" calcext:value-type="float">
            <text:p>0.011</text:p>
          </table:table-cell>
          <table:table-cell office:value-type="float" office:value="0.381079921541842" calcext:value-type="float">
            <text:p>0.381</text:p>
          </table:table-cell>
          <table:table-cell office:value-type="float" office:value="0.0112423644088438" calcext:value-type="float">
            <text:p>0.011</text:p>
          </table:table-cell>
          <table:table-cell office:value-type="float" office:value="0.381079921541842" calcext:value-type="float">
            <text:p>0.381</text:p>
          </table:table-cell>
          <table:table-cell office:value-type="float" office:value="0.0112423644088438" calcext:value-type="float">
            <text:p>0.011</text:p>
          </table:table-cell>
          <table:table-cell office:value-type="float" office:value="0.381079921541842" calcext:value-type="float">
            <text:p>0.381</text:p>
          </table:table-cell>
          <table:table-cell office:value-type="float" office:value="0.01" calcext:value-type="float">
            <text:p>0.010</text:p>
          </table:table-cell>
          <table:table-cell office:value-type="float" office:value="0.367388411205195" calcext:value-type="float">
            <text:p>0.367</text:p>
          </table:table-cell>
          <table:table-cell office:value-type="float" office:value="0.01" calcext:value-type="float">
            <text:p>0.010</text:p>
          </table:table-cell>
          <table:table-cell office:value-type="float" office:value="0.403246213530562" calcext:value-type="float">
            <text:p>0.403</text:p>
          </table:table-cell>
          <table:table-cell table:number-columns-repeated="30"/>
        </table:table-row>
        <table:table-row table:style-name="ro1">
          <table:table-cell table:number-columns-repeated="3" office:value-type="float" office:value="0.0854162373074176" calcext:value-type="float">
            <text:p>0.085</text:p>
          </table:table-cell>
          <table:table-cell table:number-columns-repeated="7" office:value-type="float" office:value="0.01" calcext:value-type="float">
            <text:p>0.010</text:p>
          </table:table-cell>
          <table:table-cell office:value-type="float" office:value="0.130957276786879" calcext:value-type="float">
            <text:p>0.131</text:p>
          </table:table-cell>
          <table:table-cell office:value-type="float" office:value="0.01" calcext:value-type="float">
            <text:p>0.010</text:p>
          </table:table-cell>
          <table:table-cell office:value-type="float" office:value="0.130957276786879" calcext:value-type="float">
            <text:p>0.131</text:p>
          </table:table-cell>
          <table:table-cell office:value-type="float" office:value="0.01" calcext:value-type="float">
            <text:p>0.010</text:p>
          </table:table-cell>
          <table:table-cell office:value-type="float" office:value="0.130957276786879" calcext:value-type="float">
            <text:p>0.131</text:p>
          </table:table-cell>
          <table:table-cell office:value-type="float" office:value="0.01" calcext:value-type="float">
            <text:p>0.010</text:p>
          </table:table-cell>
          <table:table-cell office:value-type="float" office:value="0.130957276786879" calcext:value-type="float">
            <text:p>0.131</text:p>
          </table:table-cell>
          <table:table-cell office:value-type="float" office:value="0.01" calcext:value-type="float">
            <text:p>0.010</text:p>
          </table:table-cell>
          <table:table-cell office:value-type="float" office:value="0.173451325326926" calcext:value-type="float">
            <text:p>0.173</text:p>
          </table:table-cell>
          <table:table-cell office:value-type="float" office:value="0.0515548460527862" calcext:value-type="float">
            <text:p>0.052</text:p>
          </table:table-cell>
          <table:table-cell office:value-type="float" office:value="0.173451325326926" calcext:value-type="float">
            <text:p>0.173</text:p>
          </table:table-cell>
          <table:table-cell office:value-type="float" office:value="0.0515548460527862" calcext:value-type="float">
            <text:p>0.052</text:p>
          </table:table-cell>
          <table:table-cell office:value-type="float" office:value="0.173451325326926" calcext:value-type="float">
            <text:p>0.173</text:p>
          </table:table-cell>
          <table:table-cell office:value-type="float" office:value="0.0515548460527862" calcext:value-type="float">
            <text:p>0.052</text:p>
          </table:table-cell>
          <table:table-cell office:value-type="float" office:value="0.173451325326926" calcext:value-type="float">
            <text:p>0.173</text:p>
          </table:table-cell>
          <table:table-cell office:value-type="float" office:value="0.0515548460527862" calcext:value-type="float">
            <text:p>0.052</text:p>
          </table:table-cell>
          <table:table-cell office:value-type="float" office:value="0.173451325326926" calcext:value-type="float">
            <text:p>0.173</text:p>
          </table:table-cell>
          <table:table-cell office:value-type="float" office:value="0.0515548460527862" calcext:value-type="float">
            <text:p>0.052</text:p>
          </table:table-cell>
          <table:table-cell office:value-type="float" office:value="0.221392228377038" calcext:value-type="float">
            <text:p>0.221</text:p>
          </table:table-cell>
          <table:table-cell office:value-type="float" office:value="0.0255376714877217" calcext:value-type="float">
            <text:p>0.026</text:p>
          </table:table-cell>
          <table:table-cell table:number-columns-repeated="30"/>
        </table:table-row>
        <table:table-row table:style-name="ro1">
          <table:table-cell table:number-columns-repeated="3" office:value-type="float" office:value="0.17776919768143" calcext:value-type="float">
            <text:p>0.178</text:p>
          </table:table-cell>
          <table:table-cell table:number-columns-repeated="4" office:value-type="float" office:value="0.174213045165721" calcext:value-type="float">
            <text:p>0.174</text:p>
          </table:table-cell>
          <table:table-cell table:number-columns-repeated="3" office:value-type="float" office:value="0.111390523896489" calcext:value-type="float">
            <text:p>0.111</text:p>
          </table:table-cell>
          <table:table-cell office:value-type="float" office:value="0.117074974096893" calcext:value-type="float">
            <text:p>0.117</text:p>
          </table:table-cell>
          <table:table-cell office:value-type="float" office:value="0.111390523896489" calcext:value-type="float">
            <text:p>0.111</text:p>
          </table:table-cell>
          <table:table-cell office:value-type="float" office:value="0.0618727272486386" calcext:value-type="float">
            <text:p>0.062</text:p>
          </table:table-cell>
          <table:table-cell office:value-type="float" office:value="0.105332055230639" calcext:value-type="float">
            <text:p>0.105</text:p>
          </table:table-cell>
          <table:table-cell office:value-type="float" office:value="0.103263037747528" calcext:value-type="float">
            <text:p>0.103</text:p>
          </table:table-cell>
          <table:table-cell office:value-type="float" office:value="0.0718115880630505" calcext:value-type="float">
            <text:p>0.072</text:p>
          </table:table-cell>
          <table:table-cell office:value-type="float" office:value="0.103263037747528" calcext:value-type="float">
            <text:p>0.103</text:p>
          </table:table-cell>
          <table:table-cell office:value-type="float" office:value="0.0718115880630505" calcext:value-type="float">
            <text:p>0.072</text:p>
          </table:table-cell>
          <table:table-cell office:value-type="float" office:value="0.103263037747528" calcext:value-type="float">
            <text:p>0.103</text:p>
          </table:table-cell>
          <table:table-cell office:value-type="float" office:value="0.0718115880630505" calcext:value-type="float">
            <text:p>0.072</text:p>
          </table:table-cell>
          <table:table-cell office:value-type="float" office:value="0.103263037747528" calcext:value-type="float">
            <text:p>0.103</text:p>
          </table:table-cell>
          <table:table-cell office:value-type="float" office:value="0.0718115880630505" calcext:value-type="float">
            <text:p>0.072</text:p>
          </table:table-cell>
          <table:table-cell office:value-type="float" office:value="0.103263037747528" calcext:value-type="float">
            <text:p>0.103</text:p>
          </table:table-cell>
          <table:table-cell office:value-type="float" office:value="0.0718115880630505" calcext:value-type="float">
            <text:p>0.072</text:p>
          </table:table-cell>
          <table:table-cell office:value-type="float" office:value="0.103263037747528" calcext:value-type="float">
            <text:p>0.103</text:p>
          </table:table-cell>
          <table:table-cell office:value-type="float" office:value="0.0718115880630505" calcext:value-type="float">
            <text:p>0.072</text:p>
          </table:table-cell>
          <table:table-cell office:value-type="float" office:value="0.0713551428420695" calcext:value-type="float">
            <text:p>0.071</text:p>
          </table:table-cell>
          <table:table-cell office:value-type="float" office:value="0.0456948804616463" calcext:value-type="float">
            <text:p>0.046</text:p>
          </table:table-cell>
          <table:table-cell office:value-type="float" office:value="0.0713551428420695" calcext:value-type="float">
            <text:p>0.071</text:p>
          </table:table-cell>
          <table:table-cell office:value-type="float" office:value="0.0456948804616463" calcext:value-type="float">
            <text:p>0.046</text:p>
          </table:table-cell>
          <table:table-cell table:number-columns-repeated="30"/>
        </table:table-row>
        <table:table-row table:style-name="ro1">
          <table:table-cell office:value-type="float" office:value="0.109502471618305" calcext:value-type="float">
            <text:p>0.110</text:p>
          </table:table-cell>
          <table:table-cell office:value-type="float" office:value="0.139436752971921" calcext:value-type="float">
            <text:p>0.139</text:p>
          </table:table-cell>
          <table:table-cell office:value-type="float" office:value="0.149041073294644" calcext:value-type="float">
            <text:p>0.149</text:p>
          </table:table-cell>
          <table:table-cell table:number-columns-repeated="3" office:value-type="float" office:value="0.183889358099069" calcext:value-type="float">
            <text:p>0.184</text:p>
          </table:table-cell>
          <table:table-cell table:number-columns-repeated="2" office:value-type="float" office:value="0.192480306532348" calcext:value-type="float">
            <text:p>0.192</text:p>
          </table:table-cell>
          <table:table-cell table:number-columns-repeated="2" office:value-type="float" office:value="0.231678703514908" calcext:value-type="float">
            <text:p>0.232</text:p>
          </table:table-cell>
          <table:table-cell office:value-type="float" office:value="0.0550110741294147" calcext:value-type="float">
            <text:p>0.055</text:p>
          </table:table-cell>
          <table:table-cell office:value-type="float" office:value="0.231678703514908" calcext:value-type="float">
            <text:p>0.232</text:p>
          </table:table-cell>
          <table:table-cell office:value-type="float" office:value="0.0519625013502468" calcext:value-type="float">
            <text:p>0.052</text:p>
          </table:table-cell>
          <table:table-cell office:value-type="float" office:value="0.161728969110788" calcext:value-type="float">
            <text:p>0.162</text:p>
          </table:table-cell>
          <table:table-cell office:value-type="float" office:value="0.0519625013502468" calcext:value-type="float">
            <text:p>0.052</text:p>
          </table:table-cell>
          <table:table-cell office:value-type="float" office:value="0.161728969110788" calcext:value-type="float">
            <text:p>0.162</text:p>
          </table:table-cell>
          <table:table-cell office:value-type="float" office:value="0.0519625013502468" calcext:value-type="float">
            <text:p>0.052</text:p>
          </table:table-cell>
          <table:table-cell office:value-type="float" office:value="0.161728969110788" calcext:value-type="float">
            <text:p>0.162</text:p>
          </table:table-cell>
          <table:table-cell office:value-type="float" office:value="0.0519625013502468" calcext:value-type="float">
            <text:p>0.052</text:p>
          </table:table-cell>
          <table:table-cell office:value-type="float" office:value="0.161728969110788" calcext:value-type="float">
            <text:p>0.162</text:p>
          </table:table-cell>
          <table:table-cell office:value-type="float" office:value="0.0519625013502468" calcext:value-type="float">
            <text:p>0.052</text:p>
          </table:table-cell>
          <table:table-cell office:value-type="float" office:value="0.161728969110788" calcext:value-type="float">
            <text:p>0.162</text:p>
          </table:table-cell>
          <table:table-cell office:value-type="float" office:value="0.0519625013502468" calcext:value-type="float">
            <text:p>0.052</text:p>
          </table:table-cell>
          <table:table-cell office:value-type="float" office:value="0.161728969110788" calcext:value-type="float">
            <text:p>0.162</text:p>
          </table:table-cell>
          <table:table-cell office:value-type="float" office:value="0.01" calcext:value-type="float">
            <text:p>0.010</text:p>
          </table:table-cell>
          <table:table-cell office:value-type="float" office:value="0.233683291747533" calcext:value-type="float">
            <text:p>0.234</text:p>
          </table:table-cell>
          <table:table-cell office:value-type="float" office:value="0.01" calcext:value-type="float">
            <text:p>0.010</text:p>
          </table:table-cell>
          <table:table-cell office:value-type="float" office:value="0.233683291747533" calcext:value-type="float">
            <text:p>0.234</text:p>
          </table:table-cell>
          <table:table-cell office:value-type="float" office:value="0.01" calcext:value-type="float">
            <text:p>0.010</text:p>
          </table:table-cell>
          <table:table-cell office:value-type="float" office:value="0.233683291747533" calcext:value-type="float">
            <text:p>0.234</text:p>
          </table:table-cell>
          <table:table-cell table:number-columns-repeated="30"/>
        </table:table-row>
        <table:table-row table:style-name="ro1">
          <table:table-cell office:value-type="float" office:value="0.106447070845268" calcext:value-type="float">
            <text:p>0.106</text:p>
          </table:table-cell>
          <table:table-cell table:number-columns-repeated="2" office:value-type="float" office:value="0.164796146438996" calcext:value-type="float">
            <text:p>0.165</text:p>
          </table:table-cell>
          <table:table-cell office:value-type="float" office:value="0.157003261501261" calcext:value-type="float">
            <text:p>0.157</text:p>
          </table:table-cell>
          <table:table-cell office:value-type="float" office:value="0.187830278394066" calcext:value-type="float">
            <text:p>0.188</text:p>
          </table:table-cell>
          <table:table-cell table:number-columns-repeated="3" office:value-type="float" office:value="0.205016817381827" calcext:value-type="float">
            <text:p>0.205</text:p>
          </table:table-cell>
          <table:table-cell table:number-columns-repeated="2" office:value-type="float" office:value="0.296439327808263" calcext:value-type="float">
            <text:p>0.296</text:p>
          </table:table-cell>
          <table:table-cell office:value-type="float" office:value="0.038853711097815" calcext:value-type="float">
            <text:p>0.039</text:p>
          </table:table-cell>
          <table:table-cell office:value-type="float" office:value="0.372235796807448" calcext:value-type="float">
            <text:p>0.372</text:p>
          </table:table-cell>
          <table:table-cell office:value-type="float" office:value="0.038853711097815" calcext:value-type="float">
            <text:p>0.039</text:p>
          </table:table-cell>
          <table:table-cell office:value-type="float" office:value="0.372235796807448" calcext:value-type="float">
            <text:p>0.372</text:p>
          </table:table-cell>
          <table:table-cell office:value-type="float" office:value="0.038853711097815" calcext:value-type="float">
            <text:p>0.039</text:p>
          </table:table-cell>
          <table:table-cell office:value-type="float" office:value="0.372235796807448" calcext:value-type="float">
            <text:p>0.372</text:p>
          </table:table-cell>
          <table:table-cell office:value-type="float" office:value="0.038853711097815" calcext:value-type="float">
            <text:p>0.039</text:p>
          </table:table-cell>
          <table:table-cell office:value-type="float" office:value="0.372235796807448" calcext:value-type="float">
            <text:p>0.372</text:p>
          </table:table-cell>
          <table:table-cell office:value-type="float" office:value="0.038853711097815" calcext:value-type="float">
            <text:p>0.039</text:p>
          </table:table-cell>
          <table:table-cell office:value-type="float" office:value="0.372235796807448" calcext:value-type="float">
            <text:p>0.372</text:p>
          </table:table-cell>
          <table:table-cell office:value-type="float" office:value="0.038853711097815" calcext:value-type="float">
            <text:p>0.039</text:p>
          </table:table-cell>
          <table:table-cell office:value-type="float" office:value="0.372235796807448" calcext:value-type="float">
            <text:p>0.372</text:p>
          </table:table-cell>
          <table:table-cell office:value-type="float" office:value="0.0291241274137587" calcext:value-type="float">
            <text:p>0.029</text:p>
          </table:table-cell>
          <table:table-cell office:value-type="float" office:value="0.408296005558016" calcext:value-type="float">
            <text:p>0.408</text:p>
          </table:table-cell>
          <table:table-cell office:value-type="float" office:value="0.01" calcext:value-type="float">
            <text:p>0.010</text:p>
          </table:table-cell>
          <table:table-cell office:value-type="float" office:value="0.408612231468241" calcext:value-type="float">
            <text:p>0.409</text:p>
          </table:table-cell>
          <table:table-cell office:value-type="float" office:value="0.01" calcext:value-type="float">
            <text:p>0.010</text:p>
          </table:table-cell>
          <table:table-cell office:value-type="float" office:value="0.408612231468241" calcext:value-type="float">
            <text:p>0.409</text:p>
          </table:table-cell>
          <table:table-cell office:value-type="float" office:value="0.01" calcext:value-type="float">
            <text:p>0.010</text:p>
          </table:table-cell>
          <table:table-cell office:value-type="float" office:value="0.408612231468241" calcext:value-type="float">
            <text:p>0.409</text:p>
          </table:table-cell>
          <table:table-cell table:number-columns-repeated="30"/>
        </table:table-row>
        <table:table-row table:style-name="ro1">
          <table:table-cell table:style-name="ce57" table:formula="of:=AVERAGE([.A54:.A63])" office:value-type="float" office:value="0.115674280200245" calcext:value-type="float">
            <text:p>0.116</text:p>
          </table:table-cell>
          <table:table-cell table:style-name="ce57" table:formula="of:=AVERAGE([.B54:.B63])" office:value-type="float" office:value="0.130894247122611" calcext:value-type="float">
            <text:p>0.131</text:p>
          </table:table-cell>
          <table:table-cell table:style-name="ce57" table:formula="of:=AVERAGE([.C54:.C63])" office:value-type="float" office:value="0.135412098851501" calcext:value-type="float">
            <text:p>0.135</text:p>
          </table:table-cell>
          <table:table-cell table:style-name="ce57" table:formula="of:=AVERAGE([.D54:.D63])" office:value-type="float" office:value="0.132922013269264" calcext:value-type="float">
            <text:p>0.133</text:p>
          </table:table-cell>
          <table:table-cell table:style-name="ce57" table:formula="of:=AVERAGE([.E54:.E63])" office:value-type="float" office:value="0.139865495096632" calcext:value-type="float">
            <text:p>0.140</text:p>
          </table:table-cell>
          <table:table-cell table:style-name="ce57" table:formula="of:=AVERAGE([.F54:.F63])" office:value-type="float" office:value="0.121036345149568" calcext:value-type="float">
            <text:p>0.121</text:p>
          </table:table-cell>
          <table:table-cell table:style-name="ce57" table:formula="of:=AVERAGE([.G54:.G63])" office:value-type="float" office:value="0.120855262629748" calcext:value-type="float">
            <text:p>0.121</text:p>
          </table:table-cell>
          <table:table-cell table:style-name="ce57" table:formula="of:=AVERAGE([.H54:.H63])" office:value-type="float" office:value="0.121943959151447" calcext:value-type="float">
            <text:p>0.122</text:p>
          </table:table-cell>
          <table:table-cell table:style-name="ce57" table:formula="of:=AVERAGE([.I54:.I63])" office:value-type="float" office:value="0.135006049892347" calcext:value-type="float">
            <text:p>0.135</text:p>
          </table:table-cell>
          <table:table-cell table:style-name="ce57" table:formula="of:=AVERAGE([.J54:.J63])" office:value-type="float" office:value="0.137520194141608" calcext:value-type="float">
            <text:p>0.138</text:p>
          </table:table-cell>
          <table:table-cell table:style-name="ce57" table:formula="of:=AVERAGE([.K54:.K63])" office:value-type="float" office:value="0.0961973507922095" calcext:value-type="float">
            <text:p>0.096</text:p>
          </table:table-cell>
          <table:table-cell table:style-name="ce57" table:formula="of:=AVERAGE([.L54:.L63])" office:value-type="float" office:value="0.150259159960611" calcext:value-type="float">
            <text:p>0.150</text:p>
          </table:table-cell>
          <table:table-cell table:style-name="ce57" table:formula="of:=AVERAGE([.M54:.M63])" office:value-type="float" office:value="0.0887984020318431" calcext:value-type="float">
            <text:p>0.089</text:p>
          </table:table-cell>
          <table:table-cell table:style-name="ce57" table:formula="of:=AVERAGE([.N54:.N63])" office:value-type="float" office:value="0.147637824160797" calcext:value-type="float">
            <text:p>0.148</text:p>
          </table:table-cell>
          <table:table-cell table:style-name="ce57" table:formula="of:=AVERAGE([.O54:.O63])" office:value-type="float" office:value="0.0875624412797499" calcext:value-type="float">
            <text:p>0.088</text:p>
          </table:table-cell>
          <table:table-cell table:style-name="ce57" table:formula="of:=AVERAGE([.P54:.P63])" office:value-type="float" office:value="0.141823421707883" calcext:value-type="float">
            <text:p>0.142</text:p>
          </table:table-cell>
          <table:table-cell table:style-name="ce57" table:formula="of:=AVERAGE([.Q54:.Q63])" office:value-type="float" office:value="0.0770676281984613" calcext:value-type="float">
            <text:p>0.077</text:p>
          </table:table-cell>
          <table:table-cell table:style-name="ce57" table:formula="of:=AVERAGE([.R54:.R63])" office:value-type="float" office:value="0.133780707058206" calcext:value-type="float">
            <text:p>0.134</text:p>
          </table:table-cell>
          <table:table-cell table:style-name="ce57" table:formula="of:=AVERAGE([.S54:.S63])" office:value-type="float" office:value="0.0749065055629556" calcext:value-type="float">
            <text:p>0.075</text:p>
          </table:table-cell>
          <table:table-cell table:style-name="ce57" table:formula="of:=AVERAGE([.T54:.T63])" office:value-type="float" office:value="0.145376678094544" calcext:value-type="float">
            <text:p>0.145</text:p>
          </table:table-cell>
          <table:table-cell table:style-name="ce57" table:formula="of:=AVERAGE([.U54:.U63])" office:value-type="float" office:value="0.0739315886905082" calcext:value-type="float">
            <text:p>0.074</text:p>
          </table:table-cell>
          <table:table-cell table:style-name="ce57" table:formula="of:=AVERAGE([.V54:.V63])" office:value-type="float" office:value="0.143232230507001" calcext:value-type="float">
            <text:p>0.143</text:p>
          </table:table-cell>
          <table:table-cell table:style-name="ce57" table:formula="of:=AVERAGE([.W54:.W63])" office:value-type="float" office:value="0.0626004124475437" calcext:value-type="float">
            <text:p>0.063</text:p>
          </table:table-cell>
          <table:table-cell table:style-name="ce57" table:formula="of:=AVERAGE([.X54:.X63])" office:value-type="float" office:value="0.151486114498899" calcext:value-type="float">
            <text:p>0.151</text:p>
          </table:table-cell>
          <table:table-cell table:style-name="ce57" table:formula="of:=AVERAGE([.Y54:.Y63])" office:value-type="float" office:value="0.0579019662985681" calcext:value-type="float">
            <text:p>0.058</text:p>
          </table:table-cell>
          <table:table-cell table:style-name="ce57" table:formula="of:=AVERAGE([.Z54:.Z63])" office:value-type="float" office:value="0.164890771829543" calcext:value-type="float">
            <text:p>0.165</text:p>
          </table:table-cell>
          <table:table-cell table:style-name="ce57" table:formula="of:=AVERAGE([.AA54:.AA63])" office:value-type="float" office:value="0.0529664347268328" calcext:value-type="float">
            <text:p>0.053</text:p>
          </table:table-cell>
          <table:table-cell table:style-name="ce57" table:formula="of:=AVERAGE([.AB54:.AB63])" office:value-type="float" office:value="0.156715701287638" calcext:value-type="float">
            <text:p>0.157</text:p>
          </table:table-cell>
          <table:table-cell table:style-name="ce57" table:formula="of:=AVERAGE([.AC54:.AC63])" office:value-type="float" office:value="0.0587327545172469" calcext:value-type="float">
            <text:p>0.059</text:p>
          </table:table-cell>
          <table:table-cell table:style-name="ce57" table:formula="of:=AVERAGE([.AD54:.AD63])" office:value-type="float" office:value="0.177860106219236" calcext:value-type="float">
            <text:p>0.178</text:p>
          </table:table-cell>
          <table:table-cell table:number-columns-repeated="30"/>
        </table:table-row>
        <table:table-row table:style-name="ro1">
          <table:table-cell table:style-name="ce48" table:formula="of:=MEDIAN([.A54:.A63])" office:value-type="float" office:value="0.107974771231787" calcext:value-type="float">
            <text:p>0.108</text:p>
          </table:table-cell>
          <table:table-cell table:style-name="ce48" table:formula="of:=MEDIAN([.B54:.B63])" office:value-type="float" office:value="0.152116449705459" calcext:value-type="float">
            <text:p>0.152</text:p>
          </table:table-cell>
          <table:table-cell table:style-name="ce48" table:formula="of:=MEDIAN([.C54:.C63])" office:value-type="float" office:value="0.15691860986682" calcext:value-type="float">
            <text:p>0.157</text:p>
          </table:table-cell>
          <table:table-cell table:style-name="ce48" table:formula="of:=MEDIAN([.D54:.D63])" office:value-type="float" office:value="0.146401447823939" calcext:value-type="float">
            <text:p>0.146</text:p>
          </table:table-cell>
          <table:table-cell table:style-name="ce48" table:formula="of:=MEDIAN([.E54:.E63])" office:value-type="float" office:value="0.155006339656169" calcext:value-type="float">
            <text:p>0.155</text:p>
          </table:table-cell>
          <table:table-cell table:style-name="ce48" table:formula="of:=MEDIAN([.F54:.F63])" office:value-type="float" office:value="0.106889379553595" calcext:value-type="float">
            <text:p>0.107</text:p>
          </table:table-cell>
          <table:table-cell table:style-name="ce48" table:formula="of:=MEDIAN([.G54:.G63])" office:value-type="float" office:value="0.106889379553595" calcext:value-type="float">
            <text:p>0.107</text:p>
          </table:table-cell>
          <table:table-cell table:style-name="ce48" table:formula="of:=MEDIAN([.H54:.H63])" office:value-type="float" office:value="0.0898995219228905" calcext:value-type="float">
            <text:p>0.090</text:p>
          </table:table-cell>
          <table:table-cell table:style-name="ce48" table:formula="of:=MEDIAN([.I54:.I63])" office:value-type="float" office:value="0.0898995219228905" calcext:value-type="float">
            <text:p>0.090</text:p>
          </table:table-cell>
          <table:table-cell table:style-name="ce48" table:formula="of:=MEDIAN([.J54:.J63])" office:value-type="float" office:value="0.0898995219228905" calcext:value-type="float">
            <text:p>0.090</text:p>
          </table:table-cell>
          <table:table-cell table:style-name="ce48" table:formula="of:=MEDIAN([.K54:.K63])" office:value-type="float" office:value="0.0972710162410714" calcext:value-type="float">
            <text:p>0.097</text:p>
          </table:table-cell>
          <table:table-cell table:style-name="ce48" table:formula="of:=MEDIAN([.L54:.L63])" office:value-type="float" office:value="0.0931782808558904" calcext:value-type="float">
            <text:p>0.093</text:p>
          </table:table-cell>
          <table:table-cell table:style-name="ce48" table:formula="of:=MEDIAN([.M54:.M63])" office:value-type="float" office:value="0.0740096246143527" calcext:value-type="float">
            <text:p>0.074</text:p>
          </table:table-cell>
          <table:table-cell table:style-name="ce48" table:formula="of:=MEDIAN([.N54:.N63])" office:value-type="float" office:value="0.115046469058881" calcext:value-type="float">
            <text:p>0.115</text:p>
          </table:table-cell>
          <table:table-cell table:style-name="ce48" table:formula="of:=MEDIAN([.O54:.O63])" office:value-type="float" office:value="0.0893722665984404" calcext:value-type="float">
            <text:p>0.089</text:p>
          </table:table-cell>
          <table:table-cell table:style-name="ce48" table:formula="of:=MEDIAN([.P54:.P63])" office:value-type="float" office:value="0.0982862354750863" calcext:value-type="float">
            <text:p>0.098</text:p>
          </table:table-cell>
          <table:table-cell table:style-name="ce48" table:formula="of:=MEDIAN([.Q54:.Q63])" office:value-type="float" office:value="0.0822015101097079" calcext:value-type="float">
            <text:p>0.082</text:p>
          </table:table-cell>
          <table:table-cell table:style-name="ce48" table:formula="of:=MEDIAN([.R54:.R63])" office:value-type="float" office:value="0.0854434351098637" calcext:value-type="float">
            <text:p>0.085</text:p>
          </table:table-cell>
          <table:table-cell table:style-name="ce48" table:formula="of:=MEDIAN([.S54:.S63])" office:value-type="float" office:value="0.0726015831262433" calcext:value-type="float">
            <text:p>0.073</text:p>
          </table:table-cell>
          <table:table-cell table:style-name="ce48" table:formula="of:=MEDIAN([.T54:.T63])" office:value-type="float" office:value="0.0854434351098637" calcext:value-type="float">
            <text:p>0.085</text:p>
          </table:table-cell>
          <table:table-cell table:style-name="ce48" table:formula="of:=MEDIAN([.U54:.U63])" office:value-type="float" office:value="0.0700696129150021" calcext:value-type="float">
            <text:p>0.070</text:p>
          </table:table-cell>
          <table:table-cell table:style-name="ce48" table:formula="of:=MEDIAN([.V54:.V63])" office:value-type="float" office:value="0.0854434351098637" calcext:value-type="float">
            <text:p>0.085</text:p>
          </table:table-cell>
          <table:table-cell table:style-name="ce48" table:formula="of:=MEDIAN([.W54:.W63])" office:value-type="float" office:value="0.0619055829426471" calcext:value-type="float">
            <text:p>0.062</text:p>
          </table:table-cell>
          <table:table-cell table:style-name="ce48" table:formula="of:=MEDIAN([.X54:.X63])" office:value-type="float" office:value="0.0854434351098637" calcext:value-type="float">
            <text:p>0.085</text:p>
          </table:table-cell>
          <table:table-cell table:style-name="ce48" table:formula="of:=MEDIAN([.Y54:.Y63])" office:value-type="float" office:value="0.0462703868836639" calcext:value-type="float">
            <text:p>0.046</text:p>
          </table:table-cell>
          <table:table-cell table:style-name="ce48" table:formula="of:=MEDIAN([.Z54:.Z63])" office:value-type="float" office:value="0.113075730944342" calcext:value-type="float">
            <text:p>0.113</text:p>
          </table:table-cell>
          <table:table-cell table:style-name="ce48" table:formula="of:=MEDIAN([.AA54:.AA63])" office:value-type="float" office:value="0.0381678586821384" calcext:value-type="float">
            <text:p>0.038</text:p>
          </table:table-cell>
          <table:table-cell table:style-name="ce48" table:formula="of:=MEDIAN([.AB54:.AB63])" office:value-type="float" office:value="0.0921044872038452" calcext:value-type="float">
            <text:p>0.092</text:p>
          </table:table-cell>
          <table:table-cell table:style-name="ce48" table:formula="of:=MEDIAN([.AC54:.AC63])" office:value-type="float" office:value="0.043588971449216" calcext:value-type="float">
            <text:p>0.044</text:p>
          </table:table-cell>
          <table:table-cell table:style-name="ce48" table:formula="of:=MEDIAN([.AD54:.AD63])" office:value-type="float" office:value="0.155382205774481" calcext:value-type="float">
            <text:p>0.155</text:p>
          </table:table-cell>
          <table:table-cell table:number-columns-repeated="30"/>
        </table:table-row>
        <table:table-row table:style-name="ro1" table:number-rows-repeated="3">
          <table:table-cell table:style-name="Default" table:number-columns-repeated="30"/>
          <table:table-cell table:number-columns-repeated="30"/>
        </table:table-row>
        <table:table-row table:style-name="ro1">
          <table:table-cell table:style-name="ce1" office:value-type="string" calcext:value-type="string" table:number-columns-spanned="30" table:number-rows-spanned="1">
            <text:p>Base EA Fashion-MNIST LCMC</text:p>
          </table:table-cell>
          <table:covered-table-cell table:number-columns-repeated="29" table:style-name="Default"/>
          <table:table-cell table:number-columns-repeated="30"/>
        </table:table-row>
        <table:table-row table:style-name="ro1">
          <table:table-cell table:style-name="ce30" office:value-type="string" calcext:value-type="string" table:number-columns-spanned="30" table:number-rows-spanned="1">
            <text:p>Encoder</text:p>
          </table:table-cell>
          <table:covered-table-cell table:number-columns-repeated="29" table:style-name="Default"/>
          <table:table-cell table:number-columns-repeated="30"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 table:number-columns-spanned="2" table:number-rows-spanned="1">
            <text:p>11</text:p>
          </table:table-cell>
          <table:covered-table-cell table:style-name="ce30"/>
          <table:table-cell table:style-name="ce30" office:value-type="float" office:value="12" calcext:value-type="float" table:number-columns-spanned="2" table:number-rows-spanned="1">
            <text:p>12</text:p>
          </table:table-cell>
          <table:covered-table-cell table:style-name="ce30"/>
          <table:table-cell table:style-name="ce30" office:value-type="float" office:value="13" calcext:value-type="float" table:number-columns-spanned="2" table:number-rows-spanned="1">
            <text:p>13</text:p>
          </table:table-cell>
          <table:covered-table-cell table:style-name="ce30"/>
          <table:table-cell table:style-name="ce30" office:value-type="float" office:value="14" calcext:value-type="float" table:number-columns-spanned="2" table:number-rows-spanned="1">
            <text:p>14</text:p>
          </table:table-cell>
          <table:covered-table-cell table:style-name="ce30"/>
          <table:table-cell table:style-name="ce30" office:value-type="float" office:value="15" calcext:value-type="float" table:number-columns-spanned="2" table:number-rows-spanned="1">
            <text:p>15</text:p>
          </table:table-cell>
          <table:covered-table-cell table:style-name="ce30"/>
          <table:table-cell table:style-name="ce30" office:value-type="float" office:value="16" calcext:value-type="float" table:number-columns-spanned="2" table:number-rows-spanned="1">
            <text:p>16</text:p>
          </table:table-cell>
          <table:covered-table-cell table:style-name="ce30"/>
          <table:table-cell table:style-name="ce30" office:value-type="float" office:value="17" calcext:value-type="float" table:number-columns-spanned="2" table:number-rows-spanned="1">
            <text:p>17</text:p>
          </table:table-cell>
          <table:covered-table-cell table:style-name="ce30"/>
          <table:table-cell table:style-name="ce30" office:value-type="float" office:value="18" calcext:value-type="float" table:number-columns-spanned="2" table:number-rows-spanned="1">
            <text:p>18</text:p>
          </table:table-cell>
          <table:covered-table-cell table:style-name="ce30"/>
          <table:table-cell table:style-name="ce30" office:value-type="float" office:value="19" calcext:value-type="float" table:number-columns-spanned="2" table:number-rows-spanned="1">
            <text:p>19</text:p>
          </table:table-cell>
          <table:covered-table-cell table:style-name="ce30"/>
          <table:table-cell table:style-name="ce30" office:value-type="float" office:value="20" calcext:value-type="float" table:number-columns-spanned="2" table:number-rows-spanned="1">
            <text:p>20</text:p>
          </table:table-cell>
          <table:covered-table-cell table:style-name="ce30"/>
          <table:table-cell table:number-columns-repeated="30"/>
        </table:table-row>
        <table:table-row table:style-name="ro1">
          <table:table-cell table:number-columns-repeated="2" office:value-type="float" office:value="0.179263113608942" calcext:value-type="float">
            <text:p>0.179</text:p>
          </table:table-cell>
          <table:table-cell table:number-columns-repeated="2" office:value-type="float" office:value="0.160423857694704" calcext:value-type="float">
            <text:p>0.160</text:p>
          </table:table-cell>
          <table:table-cell office:value-type="float" office:value="0.192226324397335" calcext:value-type="float">
            <text:p>0.192</text:p>
          </table:table-cell>
          <table:table-cell office:value-type="float" office:value="0.19573300447036" calcext:value-type="float">
            <text:p>0.196</text:p>
          </table:table-cell>
          <table:table-cell table:number-columns-repeated="5" office:value-type="float" office:value="0.225820577368458" calcext:value-type="float">
            <text:p>0.226</text:p>
          </table:table-cell>
          <table:table-cell office:value-type="float" office:value="0.0486442697100177" calcext:value-type="float">
            <text:p>0.049</text:p>
          </table:table-cell>
          <table:table-cell office:value-type="float" office:value="0.219800763746406" calcext:value-type="float">
            <text:p>0.220</text:p>
          </table:table-cell>
          <table:table-cell office:value-type="float" office:value="0.01" calcext:value-type="float">
            <text:p>0.010</text:p>
          </table:table-cell>
          <table:table-cell office:value-type="float" office:value="0.219800763746406" calcext:value-type="float">
            <text:p>0.220</text:p>
          </table:table-cell>
          <table:table-cell office:value-type="float" office:value="0.01" calcext:value-type="float">
            <text:p>0.010</text:p>
          </table:table-cell>
          <table:table-cell office:value-type="float" office:value="0.235371871449877" calcext:value-type="float">
            <text:p>0.235</text:p>
          </table:table-cell>
          <table:table-cell office:value-type="float" office:value="0.101030056788135" calcext:value-type="float">
            <text:p>0.101</text:p>
          </table:table-cell>
          <table:table-cell office:value-type="float" office:value="0.235371871449877" calcext:value-type="float">
            <text:p>0.235</text:p>
          </table:table-cell>
          <table:table-cell office:value-type="float" office:value="0.101030056788135" calcext:value-type="float">
            <text:p>0.101</text:p>
          </table:table-cell>
          <table:table-cell office:value-type="float" office:value="0.184763359650238" calcext:value-type="float">
            <text:p>0.185</text:p>
          </table:table-cell>
          <table:table-cell office:value-type="float" office:value="0.0667903346494878" calcext:value-type="float">
            <text:p>0.067</text:p>
          </table:table-cell>
          <table:table-cell office:value-type="float" office:value="0.184763359650238" calcext:value-type="float">
            <text:p>0.185</text:p>
          </table:table-cell>
          <table:table-cell office:value-type="float" office:value="0.0667903346494878" calcext:value-type="float">
            <text:p>0.067</text:p>
          </table:table-cell>
          <table:table-cell office:value-type="float" office:value="0.184763359650238" calcext:value-type="float">
            <text:p>0.185</text:p>
          </table:table-cell>
          <table:table-cell office:value-type="float" office:value="0.0667903346494878" calcext:value-type="float">
            <text:p>0.067</text:p>
          </table:table-cell>
          <table:table-cell office:value-type="float" office:value="0.184763359650238" calcext:value-type="float">
            <text:p>0.185</text:p>
          </table:table-cell>
          <table:table-cell office:value-type="float" office:value="0.0667903346494878" calcext:value-type="float">
            <text:p>0.067</text:p>
          </table:table-cell>
          <table:table-cell office:value-type="float" office:value="0.184763359650238" calcext:value-type="float">
            <text:p>0.185</text:p>
          </table:table-cell>
          <table:table-cell office:value-type="float" office:value="0.0667903346494878" calcext:value-type="float">
            <text:p>0.067</text:p>
          </table:table-cell>
          <table:table-cell table:number-columns-repeated="30"/>
        </table:table-row>
        <table:table-row table:style-name="ro1">
          <table:table-cell table:number-columns-repeated="6" office:value-type="float" office:value="0.0694402378348547" calcext:value-type="float">
            <text:p>0.069</text:p>
          </table:table-cell>
          <table:table-cell table:number-columns-repeated="3" office:value-type="float" office:value="0.112095193555814" calcext:value-type="float">
            <text:p>0.112</text:p>
          </table:table-cell>
          <table:table-cell office:value-type="float" office:value="0.112343325697069" calcext:value-type="float">
            <text:p>0.112</text:p>
          </table:table-cell>
          <table:table-cell office:value-type="float" office:value="0.161239379351809" calcext:value-type="float">
            <text:p>0.161</text:p>
          </table:table-cell>
          <table:table-cell office:value-type="float" office:value="0.116458972417388" calcext:value-type="float">
            <text:p>0.116</text:p>
          </table:table-cell>
          <table:table-cell office:value-type="float" office:value="0.161239379351809" calcext:value-type="float">
            <text:p>0.161</text:p>
          </table:table-cell>
          <table:table-cell office:value-type="float" office:value="0.116458972417388" calcext:value-type="float">
            <text:p>0.116</text:p>
          </table:table-cell>
          <table:table-cell office:value-type="float" office:value="0.161239379351809" calcext:value-type="float">
            <text:p>0.161</text:p>
          </table:table-cell>
          <table:table-cell office:value-type="float" office:value="0.116458972417388" calcext:value-type="float">
            <text:p>0.116</text:p>
          </table:table-cell>
          <table:table-cell office:value-type="float" office:value="0.238999515103658" calcext:value-type="float">
            <text:p>0.239</text:p>
          </table:table-cell>
          <table:table-cell office:value-type="float" office:value="0.095446786714245" calcext:value-type="float">
            <text:p>0.095</text:p>
          </table:table-cell>
          <table:table-cell office:value-type="float" office:value="0.207528617529728" calcext:value-type="float">
            <text:p>0.208</text:p>
          </table:table-cell>
          <table:table-cell office:value-type="float" office:value="0.0619490902847892" calcext:value-type="float">
            <text:p>0.062</text:p>
          </table:table-cell>
          <table:table-cell office:value-type="float" office:value="0.207528617529728" calcext:value-type="float">
            <text:p>0.208</text:p>
          </table:table-cell>
          <table:table-cell office:value-type="float" office:value="0.0619490902847892" calcext:value-type="float">
            <text:p>0.062</text:p>
          </table:table-cell>
          <table:table-cell office:value-type="float" office:value="0.207528617529728" calcext:value-type="float">
            <text:p>0.208</text:p>
          </table:table-cell>
          <table:table-cell office:value-type="float" office:value="0.0619490902847892" calcext:value-type="float">
            <text:p>0.062</text:p>
          </table:table-cell>
          <table:table-cell office:value-type="float" office:value="0.15947628784336" calcext:value-type="float">
            <text:p>0.159</text:p>
          </table:table-cell>
          <table:table-cell office:value-type="float" office:value="0.01" calcext:value-type="float">
            <text:p>0.010</text:p>
          </table:table-cell>
          <table:table-cell office:value-type="float" office:value="0.15947628784336" calcext:value-type="float">
            <text:p>0.159</text:p>
          </table:table-cell>
          <table:table-cell office:value-type="float" office:value="0.01" calcext:value-type="float">
            <text:p>0.010</text:p>
          </table:table-cell>
          <table:table-cell office:value-type="float" office:value="0.15947628784336" calcext:value-type="float">
            <text:p>0.159</text:p>
          </table:table-cell>
          <table:table-cell office:value-type="float" office:value="0.01" calcext:value-type="float">
            <text:p>0.010</text:p>
          </table:table-cell>
          <table:table-cell table:number-columns-repeated="30"/>
        </table:table-row>
        <table:table-row table:style-name="ro1">
          <table:table-cell office:value-type="float" office:value="0.0262661194832029" calcext:value-type="float">
            <text:p>0.026</text:p>
          </table:table-cell>
          <table:table-cell table:number-columns-repeated="8" office:value-type="float" office:value="0.01" calcext:value-type="float">
            <text:p>0.010</text:p>
          </table:table-cell>
          <table:table-cell office:value-type="float" office:value="0.0576203843989659" calcext:value-type="float">
            <text:p>0.058</text:p>
          </table:table-cell>
          <table:table-cell office:value-type="float" office:value="0.0677624030174243" calcext:value-type="float">
            <text:p>0.068</text:p>
          </table:table-cell>
          <table:table-cell office:value-type="float" office:value="0.0551528907549832" calcext:value-type="float">
            <text:p>0.055</text:p>
          </table:table-cell>
          <table:table-cell office:value-type="float" office:value="0.113892643059652" calcext:value-type="float">
            <text:p>0.114</text:p>
          </table:table-cell>
          <table:table-cell office:value-type="float" office:value="0.0263894263742812" calcext:value-type="float">
            <text:p>0.026</text:p>
          </table:table-cell>
          <table:table-cell office:value-type="float" office:value="0.113892643059652" calcext:value-type="float">
            <text:p>0.114</text:p>
          </table:table-cell>
          <table:table-cell office:value-type="float" office:value="0.0263894263742812" calcext:value-type="float">
            <text:p>0.026</text:p>
          </table:table-cell>
          <table:table-cell office:value-type="float" office:value="0.161972116134194" calcext:value-type="float">
            <text:p>0.162</text:p>
          </table:table-cell>
          <table:table-cell office:value-type="float" office:value="0.034996979026132" calcext:value-type="float">
            <text:p>0.035</text:p>
          </table:table-cell>
          <table:table-cell office:value-type="float" office:value="0.118879033126171" calcext:value-type="float">
            <text:p>0.119</text:p>
          </table:table-cell>
          <table:table-cell office:value-type="float" office:value="0.104483003339448" calcext:value-type="float">
            <text:p>0.104</text:p>
          </table:table-cell>
          <table:table-cell office:value-type="float" office:value="0.128628085442862" calcext:value-type="float">
            <text:p>0.129</text:p>
          </table:table-cell>
          <table:table-cell office:value-type="float" office:value="0.0952259251841748" calcext:value-type="float">
            <text:p>0.095</text:p>
          </table:table-cell>
          <table:table-cell office:value-type="float" office:value="0.128628085442862" calcext:value-type="float">
            <text:p>0.129</text:p>
          </table:table-cell>
          <table:table-cell office:value-type="float" office:value="0.0952259251841748" calcext:value-type="float">
            <text:p>0.095</text:p>
          </table:table-cell>
          <table:table-cell office:value-type="float" office:value="0.0861110246731747" calcext:value-type="float">
            <text:p>0.086</text:p>
          </table:table-cell>
          <table:table-cell office:value-type="float" office:value="0.0420586418947604" calcext:value-type="float">
            <text:p>0.042</text:p>
          </table:table-cell>
          <table:table-cell table:number-columns-repeated="4" office:value-type="float" office:value="0.01" calcext:value-type="float">
            <text:p>0.010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.138570392978993" calcext:value-type="float">
            <text:p>0.139</text:p>
          </table:table-cell>
          <table:table-cell office:value-type="float" office:value="0.167299028614485" calcext:value-type="float">
            <text:p>0.167</text:p>
          </table:table-cell>
          <table:table-cell office:value-type="float" office:value="0.104492010431629" calcext:value-type="float">
            <text:p>0.104</text:p>
          </table:table-cell>
          <table:table-cell table:number-columns-repeated="7" office:value-type="float" office:value="0.01" calcext:value-type="float">
            <text:p>0.010</text:p>
          </table:table-cell>
          <table:table-cell office:value-type="float" office:value="0.0476692308463783" calcext:value-type="float">
            <text:p>0.048</text:p>
          </table:table-cell>
          <table:table-cell office:value-type="float" office:value="0.01" calcext:value-type="float">
            <text:p>0.010</text:p>
          </table:table-cell>
          <table:table-cell office:value-type="float" office:value="0.0476692308463783" calcext:value-type="float">
            <text:p>0.048</text:p>
          </table:table-cell>
          <table:table-cell office:value-type="float" office:value="0.01" calcext:value-type="float">
            <text:p>0.010</text:p>
          </table:table-cell>
          <table:table-cell office:value-type="float" office:value="0.0476692308463783" calcext:value-type="float">
            <text:p>0.048</text:p>
          </table:table-cell>
          <table:table-cell office:value-type="float" office:value="0.0474471977576099" calcext:value-type="float">
            <text:p>0.047</text:p>
          </table:table-cell>
          <table:table-cell office:value-type="float" office:value="0.0191400417984215" calcext:value-type="float">
            <text:p>0.019</text:p>
          </table:table-cell>
          <table:table-cell office:value-type="float" office:value="0.0629296156735671" calcext:value-type="float">
            <text:p>0.063</text:p>
          </table:table-cell>
          <table:table-cell office:value-type="float" office:value="0.0560617032223789" calcext:value-type="float">
            <text:p>0.056</text:p>
          </table:table-cell>
          <table:table-cell office:value-type="float" office:value="0.0629296156735671" calcext:value-type="float">
            <text:p>0.063</text:p>
          </table:table-cell>
          <table:table-cell office:value-type="float" office:value="0.0560617032223789" calcext:value-type="float">
            <text:p>0.056</text:p>
          </table:table-cell>
          <table:table-cell office:value-type="float" office:value="0.0629296156735671" calcext:value-type="float">
            <text:p>0.063</text:p>
          </table:table-cell>
          <table:table-cell office:value-type="float" office:value="0.0560617032223789" calcext:value-type="float">
            <text:p>0.056</text:p>
          </table:table-cell>
          <table:table-cell office:value-type="float" office:value="0.0629296156735671" calcext:value-type="float">
            <text:p>0.063</text:p>
          </table:table-cell>
          <table:table-cell office:value-type="float" office:value="0.0560617032223789" calcext:value-type="float">
            <text:p>0.056</text:p>
          </table:table-cell>
          <table:table-cell office:value-type="float" office:value="0.01" calcext:value-type="float">
            <text:p>0.010</text:p>
          </table:table-cell>
          <table:table-cell office:value-type="float" office:value="0.0696103198455834" calcext:value-type="float">
            <text:p>0.070</text:p>
          </table:table-cell>
          <table:table-cell office:value-type="float" office:value="0.0254360039698696" calcext:value-type="float">
            <text:p>0.025</text:p>
          </table:table-cell>
          <table:table-cell office:value-type="float" office:value="0.0710434609954392" calcext:value-type="float">
            <text:p>0.071</text:p>
          </table:table-cell>
          <table:table-cell table:number-columns-repeated="30"/>
        </table:table-row>
        <table:table-row table:style-name="ro1">
          <table:table-cell office:value-type="float" office:value="0.0502811864790761" calcext:value-type="float">
            <text:p>0.050</text:p>
          </table:table-cell>
          <table:table-cell office:value-type="float" office:value="0.0592702006231996" calcext:value-type="float">
            <text:p>0.059</text:p>
          </table:table-cell>
          <table:table-cell table:number-columns-repeated="9" office:value-type="float" office:value="0.01" calcext:value-type="float">
            <text:p>0.010</text:p>
          </table:table-cell>
          <table:table-cell office:value-type="float" office:value="0.0406146781337705" calcext:value-type="float">
            <text:p>0.041</text:p>
          </table:table-cell>
          <table:table-cell office:value-type="float" office:value="0.01" calcext:value-type="float">
            <text:p>0.010</text:p>
          </table:table-cell>
          <table:table-cell office:value-type="float" office:value="0.0406146781337705" calcext:value-type="float">
            <text:p>0.041</text:p>
          </table:table-cell>
          <table:table-cell office:value-type="float" office:value="0.01" calcext:value-type="float">
            <text:p>0.010</text:p>
          </table:table-cell>
          <table:table-cell office:value-type="float" office:value="0.0406146781337705" calcext:value-type="float">
            <text:p>0.041</text:p>
          </table:table-cell>
          <table:table-cell office:value-type="float" office:value="0.01" calcext:value-type="float">
            <text:p>0.010</text:p>
          </table:table-cell>
          <table:table-cell office:value-type="float" office:value="0.0406146781337705" calcext:value-type="float">
            <text:p>0.041</text:p>
          </table:table-cell>
          <table:table-cell office:value-type="float" office:value="0.01" calcext:value-type="float">
            <text:p>0.010</text:p>
          </table:table-cell>
          <table:table-cell office:value-type="float" office:value="0.0406146781337705" calcext:value-type="float">
            <text:p>0.041</text:p>
          </table:table-cell>
          <table:table-cell office:value-type="float" office:value="0.01" calcext:value-type="float">
            <text:p>0.010</text:p>
          </table:table-cell>
          <table:table-cell office:value-type="float" office:value="0.0406146781337705" calcext:value-type="float">
            <text:p>0.041</text:p>
          </table:table-cell>
          <table:table-cell office:value-type="float" office:value="0.01" calcext:value-type="float">
            <text:p>0.010</text:p>
          </table:table-cell>
          <table:table-cell office:value-type="float" office:value="0.0406146781337705" calcext:value-type="float">
            <text:p>0.041</text:p>
          </table:table-cell>
          <table:table-cell office:value-type="float" office:value="0.0125277486588012" calcext:value-type="float">
            <text:p>0.013</text:p>
          </table:table-cell>
          <table:table-cell office:value-type="float" office:value="0.0930653130651067" calcext:value-type="float">
            <text:p>0.093</text:p>
          </table:table-cell>
          <table:table-cell office:value-type="float" office:value="0.0125277486588012" calcext:value-type="float">
            <text:p>0.013</text:p>
          </table:table-cell>
          <table:table-cell office:value-type="float" office:value="0.0930653130651067" calcext:value-type="float">
            <text:p>0.093</text:p>
          </table:table-cell>
          <table:table-cell office:value-type="float" office:value="0.0125277486588012" calcext:value-type="float">
            <text:p>0.013</text:p>
          </table:table-cell>
          <table:table-cell office:value-type="float" office:value="0.0930653130651067" calcext:value-type="float">
            <text:p>0.093</text:p>
          </table:table-cell>
          <table:table-cell table:number-columns-repeated="30"/>
        </table:table-row>
        <table:table-row table:style-name="ro1">
          <table:table-cell office:value-type="float" office:value="0.206675870165709" calcext:value-type="float">
            <text:p>0.207</text:p>
          </table:table-cell>
          <table:table-cell table:number-columns-repeated="2" office:value-type="float" office:value="0.135674572820364" calcext:value-type="float">
            <text:p>0.136</text:p>
          </table:table-cell>
          <table:table-cell table:number-columns-repeated="2" office:value-type="float" office:value="0.059401365946996" calcext:value-type="float">
            <text:p>0.059</text:p>
          </table:table-cell>
          <table:table-cell office:value-type="float" office:value="0.0597789712457637" calcext:value-type="float">
            <text:p>0.060</text:p>
          </table:table-cell>
          <table:table-cell table:number-columns-repeated="5" office:value-type="float" office:value="0.079384987817468" calcext:value-type="float">
            <text:p>0.079</text:p>
          </table:table-cell>
          <table:table-cell office:value-type="float" office:value="0.149205807818088" calcext:value-type="float">
            <text:p>0.149</text:p>
          </table:table-cell>
          <table:table-cell office:value-type="float" office:value="0.079384987817468" calcext:value-type="float">
            <text:p>0.079</text:p>
          </table:table-cell>
          <table:table-cell office:value-type="float" office:value="0.149205807818088" calcext:value-type="float">
            <text:p>0.149</text:p>
          </table:table-cell>
          <table:table-cell office:value-type="float" office:value="0.079384987817468" calcext:value-type="float">
            <text:p>0.079</text:p>
          </table:table-cell>
          <table:table-cell office:value-type="float" office:value="0.149205807818088" calcext:value-type="float">
            <text:p>0.149</text:p>
          </table:table-cell>
          <table:table-cell office:value-type="float" office:value="0.079384987817468" calcext:value-type="float">
            <text:p>0.079</text:p>
          </table:table-cell>
          <table:table-cell office:value-type="float" office:value="0.149205807818088" calcext:value-type="float">
            <text:p>0.149</text:p>
          </table:table-cell>
          <table:table-cell office:value-type="float" office:value="0.079384987817468" calcext:value-type="float">
            <text:p>0.079</text:p>
          </table:table-cell>
          <table:table-cell office:value-type="float" office:value="0.149205807818088" calcext:value-type="float">
            <text:p>0.149</text:p>
          </table:table-cell>
          <table:table-cell office:value-type="float" office:value="0.079384987817468" calcext:value-type="float">
            <text:p>0.079</text:p>
          </table:table-cell>
          <table:table-cell office:value-type="float" office:value="0.149205807818088" calcext:value-type="float">
            <text:p>0.149</text:p>
          </table:table-cell>
          <table:table-cell office:value-type="float" office:value="0.130260246113392" calcext:value-type="float">
            <text:p>0.130</text:p>
          </table:table-cell>
          <table:table-cell office:value-type="float" office:value="0.141214566233691" calcext:value-type="float">
            <text:p>0.141</text:p>
          </table:table-cell>
          <table:table-cell office:value-type="float" office:value="0.130260246113392" calcext:value-type="float">
            <text:p>0.130</text:p>
          </table:table-cell>
          <table:table-cell office:value-type="float" office:value="0.141214566233691" calcext:value-type="float">
            <text:p>0.141</text:p>
          </table:table-cell>
          <table:table-cell office:value-type="float" office:value="0.130260246113392" calcext:value-type="float">
            <text:p>0.130</text:p>
          </table:table-cell>
          <table:table-cell office:value-type="float" office:value="0.141214566233691" calcext:value-type="float">
            <text:p>0.141</text:p>
          </table:table-cell>
          <table:table-cell office:value-type="float" office:value="0.179411242385126" calcext:value-type="float">
            <text:p>0.179</text:p>
          </table:table-cell>
          <table:table-cell office:value-type="float" office:value="0.169137473952106" calcext:value-type="float">
            <text:p>0.169</text:p>
          </table:table-cell>
          <table:table-cell table:number-columns-repeated="30"/>
        </table:table-row>
        <table:table-row table:style-name="ro1">
          <table:table-cell office:value-type="float" office:value="0.01" calcext:value-type="float">
            <text:p>0.010</text:p>
          </table:table-cell>
          <table:table-cell table:number-columns-repeated="2" office:value-type="float" office:value="0.0318652891693563" calcext:value-type="float">
            <text:p>0.032</text:p>
          </table:table-cell>
          <table:table-cell table:number-columns-repeated="3" office:value-type="float" office:value="0.01" calcext:value-type="float">
            <text:p>0.010</text:p>
          </table:table-cell>
          <table:table-cell office:value-type="float" office:value="0.0538083588884933" calcext:value-type="float">
            <text:p>0.054</text:p>
          </table:table-cell>
          <table:table-cell office:value-type="float" office:value="0.105661991746049" calcext:value-type="float">
            <text:p>0.106</text:p>
          </table:table-cell>
          <table:table-cell office:value-type="float" office:value="0.132718994163452" calcext:value-type="float">
            <text:p>0.133</text:p>
          </table:table-cell>
          <table:table-cell table:number-columns-repeated="2" office:value-type="float" office:value="0.177489686068154" calcext:value-type="float">
            <text:p>0.177</text:p>
          </table:table-cell>
          <table:table-cell office:value-type="float" office:value="0.105856454216105" calcext:value-type="float">
            <text:p>0.106</text:p>
          </table:table-cell>
          <table:table-cell office:value-type="float" office:value="0.154526129586635" calcext:value-type="float">
            <text:p>0.155</text:p>
          </table:table-cell>
          <table:table-cell office:value-type="float" office:value="0.187786916624074" calcext:value-type="float">
            <text:p>0.188</text:p>
          </table:table-cell>
          <table:table-cell office:value-type="float" office:value="0.154526129586635" calcext:value-type="float">
            <text:p>0.155</text:p>
          </table:table-cell>
          <table:table-cell office:value-type="float" office:value="0.187786916624074" calcext:value-type="float">
            <text:p>0.188</text:p>
          </table:table-cell>
          <table:table-cell office:value-type="float" office:value="0.154526129586635" calcext:value-type="float">
            <text:p>0.155</text:p>
          </table:table-cell>
          <table:table-cell office:value-type="float" office:value="0.187786916624074" calcext:value-type="float">
            <text:p>0.188</text:p>
          </table:table-cell>
          <table:table-cell office:value-type="float" office:value="0.0173396725733044" calcext:value-type="float">
            <text:p>0.017</text:p>
          </table:table-cell>
          <table:table-cell office:value-type="float" office:value="0.215220776896209" calcext:value-type="float">
            <text:p>0.215</text:p>
          </table:table-cell>
          <table:table-cell office:value-type="float" office:value="0.01" calcext:value-type="float">
            <text:p>0.010</text:p>
          </table:table-cell>
          <table:table-cell office:value-type="float" office:value="0.23290307464965" calcext:value-type="float">
            <text:p>0.233</text:p>
          </table:table-cell>
          <table:table-cell office:value-type="float" office:value="0.01" calcext:value-type="float">
            <text:p>0.010</text:p>
          </table:table-cell>
          <table:table-cell office:value-type="float" office:value="0.23290307464965" calcext:value-type="float">
            <text:p>0.233</text:p>
          </table:table-cell>
          <table:table-cell office:value-type="float" office:value="0.01" calcext:value-type="float">
            <text:p>0.010</text:p>
          </table:table-cell>
          <table:table-cell office:value-type="float" office:value="0.23290307464965" calcext:value-type="float">
            <text:p>0.233</text:p>
          </table:table-cell>
          <table:table-cell office:value-type="float" office:value="0.01" calcext:value-type="float">
            <text:p>0.010</text:p>
          </table:table-cell>
          <table:table-cell office:value-type="float" office:value="0.23290307464965" calcext:value-type="float">
            <text:p>0.233</text:p>
          </table:table-cell>
          <table:table-cell office:value-type="float" office:value="0.0455551907348518" calcext:value-type="float">
            <text:p>0.046</text:p>
          </table:table-cell>
          <table:table-cell office:value-type="float" office:value="0.287832541275178" calcext:value-type="float">
            <text:p>0.288</text:p>
          </table:table-cell>
          <table:table-cell table:number-columns-repeated="30"/>
        </table:table-row>
        <table:table-row table:style-name="ro1">
          <table:table-cell office:value-type="float" office:value="0.107138124243464" calcext:value-type="float">
            <text:p>0.107</text:p>
          </table:table-cell>
          <table:table-cell office:value-type="float" office:value="0.129342419035756" calcext:value-type="float">
            <text:p>0.129</text:p>
          </table:table-cell>
          <table:table-cell office:value-type="float" office:value="0.128635311783252" calcext:value-type="float">
            <text:p>0.129</text:p>
          </table:table-cell>
          <table:table-cell office:value-type="float" office:value="0.199324186279673" calcext:value-type="float">
            <text:p>0.199</text:p>
          </table:table-cell>
          <table:table-cell table:number-columns-repeated="3" office:value-type="float" office:value="0.0782815161455385" calcext:value-type="float">
            <text:p>0.078</text:p>
          </table:table-cell>
          <table:table-cell table:number-columns-repeated="4" office:value-type="float" office:value="0.0621708264748141" calcext:value-type="float">
            <text:p>0.062</text:p>
          </table:table-cell>
          <table:table-cell office:value-type="float" office:value="0.0628952240365079" calcext:value-type="float">
            <text:p>0.063</text:p>
          </table:table-cell>
          <table:table-cell office:value-type="float" office:value="0.0621708264748141" calcext:value-type="float">
            <text:p>0.062</text:p>
          </table:table-cell>
          <table:table-cell office:value-type="float" office:value="0.0628952240365079" calcext:value-type="float">
            <text:p>0.063</text:p>
          </table:table-cell>
          <table:table-cell office:value-type="float" office:value="0.0403244029055248" calcext:value-type="float">
            <text:p>0.040</text:p>
          </table:table-cell>
          <table:table-cell office:value-type="float" office:value="0.103077443409188" calcext:value-type="float">
            <text:p>0.103</text:p>
          </table:table-cell>
          <table:table-cell office:value-type="float" office:value="0.0403244029055248" calcext:value-type="float">
            <text:p>0.040</text:p>
          </table:table-cell>
          <table:table-cell office:value-type="float" office:value="0.103077443409188" calcext:value-type="float">
            <text:p>0.103</text:p>
          </table:table-cell>
          <table:table-cell office:value-type="float" office:value="0.0403244029055248" calcext:value-type="float">
            <text:p>0.040</text:p>
          </table:table-cell>
          <table:table-cell office:value-type="float" office:value="0.103077443409188" calcext:value-type="float">
            <text:p>0.103</text:p>
          </table:table-cell>
          <table:table-cell office:value-type="float" office:value="0.01" calcext:value-type="float">
            <text:p>0.010</text:p>
          </table:table-cell>
          <table:table-cell office:value-type="float" office:value="0.107589786009326" calcext:value-type="float">
            <text:p>0.108</text:p>
          </table:table-cell>
          <table:table-cell office:value-type="float" office:value="0.01" calcext:value-type="float">
            <text:p>0.010</text:p>
          </table:table-cell>
          <table:table-cell office:value-type="float" office:value="0.0725460059041604" calcext:value-type="float">
            <text:p>0.073</text:p>
          </table:table-cell>
          <table:table-cell office:value-type="float" office:value="0.0536538319306834" calcext:value-type="float">
            <text:p>0.054</text:p>
          </table:table-cell>
          <table:table-cell office:value-type="float" office:value="0.173369818504948" calcext:value-type="float">
            <text:p>0.173</text:p>
          </table:table-cell>
          <table:table-cell office:value-type="float" office:value="0.0536538319306834" calcext:value-type="float">
            <text:p>0.054</text:p>
          </table:table-cell>
          <table:table-cell office:value-type="float" office:value="0.173369818504948" calcext:value-type="float">
            <text:p>0.173</text:p>
          </table:table-cell>
          <table:table-cell office:value-type="float" office:value="0.0888097557206068" calcext:value-type="float">
            <text:p>0.089</text:p>
          </table:table-cell>
          <table:table-cell office:value-type="float" office:value="0.236453645268378" calcext:value-type="float">
            <text:p>0.236</text:p>
          </table:table-cell>
          <table:table-cell table:number-columns-repeated="30"/>
        </table:table-row>
        <table:table-row table:style-name="ro1">
          <table:table-cell table:number-columns-repeated="4" office:value-type="float" office:value="0.112922202307888" calcext:value-type="float">
            <text:p>0.113</text:p>
          </table:table-cell>
          <table:table-cell table:number-columns-repeated="6" office:value-type="float" office:value="0.0929241141805589" calcext:value-type="float">
            <text:p>0.093</text:p>
          </table:table-cell>
          <table:table-cell office:value-type="float" office:value="0.158804838805701" calcext:value-type="float">
            <text:p>0.159</text:p>
          </table:table-cell>
          <table:table-cell office:value-type="float" office:value="0.103566136613865" calcext:value-type="float">
            <text:p>0.104</text:p>
          </table:table-cell>
          <table:table-cell office:value-type="float" office:value="0.190762984142518" calcext:value-type="float">
            <text:p>0.191</text:p>
          </table:table-cell>
          <table:table-cell office:value-type="float" office:value="0.0579566194714641" calcext:value-type="float">
            <text:p>0.058</text:p>
          </table:table-cell>
          <table:table-cell office:value-type="float" office:value="0.0889104261903849" calcext:value-type="float">
            <text:p>0.089</text:p>
          </table:table-cell>
          <table:table-cell office:value-type="float" office:value="0.078045761229181" calcext:value-type="float">
            <text:p>0.078</text:p>
          </table:table-cell>
          <table:table-cell office:value-type="float" office:value="0.042536307656398" calcext:value-type="float">
            <text:p>0.043</text:p>
          </table:table-cell>
          <table:table-cell office:value-type="float" office:value="0.0131552439481347" calcext:value-type="float">
            <text:p>0.013</text:p>
          </table:table-cell>
          <table:table-cell office:value-type="float" office:value="0.042536307656398" calcext:value-type="float">
            <text:p>0.043</text:p>
          </table:table-cell>
          <table:table-cell office:value-type="float" office:value="0.0131552439481347" calcext:value-type="float">
            <text:p>0.013</text:p>
          </table:table-cell>
          <table:table-cell office:value-type="float" office:value="0.042536307656398" calcext:value-type="float">
            <text:p>0.043</text:p>
          </table:table-cell>
          <table:table-cell office:value-type="float" office:value="0.0131552439481347" calcext:value-type="float">
            <text:p>0.013</text:p>
          </table:table-cell>
          <table:table-cell office:value-type="float" office:value="0.042536307656398" calcext:value-type="float">
            <text:p>0.043</text:p>
          </table:table-cell>
          <table:table-cell office:value-type="float" office:value="0.0131552439481347" calcext:value-type="float">
            <text:p>0.013</text:p>
          </table:table-cell>
          <table:table-cell office:value-type="float" office:value="0.01" calcext:value-type="float">
            <text:p>0.010</text:p>
          </table:table-cell>
          <table:table-cell office:value-type="float" office:value="0.0101789998231803" calcext:value-type="float">
            <text:p>0.010</text:p>
          </table:table-cell>
          <table:table-cell table:number-columns-repeated="3" office:value-type="float" office:value="0.01" calcext:value-type="float">
            <text:p>0.010</text:p>
          </table:table-cell>
          <table:table-cell office:value-type="float" office:value="0.0341807128144951" calcext:value-type="float">
            <text:p>0.034</text:p>
          </table:table-cell>
          <table:table-cell table:number-columns-repeated="30"/>
        </table:table-row>
        <table:table-row table:style-name="ro1">
          <table:table-cell table:number-columns-repeated="3" office:value-type="float" office:value="0.0377710601132987" calcext:value-type="float">
            <text:p>0.038</text:p>
          </table:table-cell>
          <table:table-cell office:value-type="float" office:value="0.068664840556546" calcext:value-type="float">
            <text:p>0.069</text:p>
          </table:table-cell>
          <table:table-cell office:value-type="float" office:value="0.0282879398425394" calcext:value-type="float">
            <text:p>0.028</text:p>
          </table:table-cell>
          <table:table-cell office:value-type="float" office:value="0.052585247185749" calcext:value-type="float">
            <text:p>0.053</text:p>
          </table:table-cell>
          <table:table-cell office:value-type="float" office:value="0.0972095119116281" calcext:value-type="float">
            <text:p>0.097</text:p>
          </table:table-cell>
          <table:table-cell table:number-columns-repeated="3" office:value-type="float" office:value="0.0397337031279494" calcext:value-type="float">
            <text:p>0.040</text:p>
          </table:table-cell>
          <table:table-cell office:value-type="float" office:value="0.0201916841307148" calcext:value-type="float">
            <text:p>0.020</text:p>
          </table:table-cell>
          <table:table-cell office:value-type="float" office:value="0.12549373384318" calcext:value-type="float">
            <text:p>0.125</text:p>
          </table:table-cell>
          <table:table-cell office:value-type="float" office:value="0.0303219642135817" calcext:value-type="float">
            <text:p>0.030</text:p>
          </table:table-cell>
          <table:table-cell office:value-type="float" office:value="0.0867924279813263" calcext:value-type="float">
            <text:p>0.087</text:p>
          </table:table-cell>
          <table:table-cell office:value-type="float" office:value="0.0303219642135817" calcext:value-type="float">
            <text:p>0.030</text:p>
          </table:table-cell>
          <table:table-cell office:value-type="float" office:value="0.0867924279813263" calcext:value-type="float">
            <text:p>0.087</text:p>
          </table:table-cell>
          <table:table-cell office:value-type="float" office:value="0.0198480271597038" calcext:value-type="float">
            <text:p>0.020</text:p>
          </table:table-cell>
          <table:table-cell office:value-type="float" office:value="0.151344172366967" calcext:value-type="float">
            <text:p>0.151</text:p>
          </table:table-cell>
          <table:table-cell office:value-type="float" office:value="0.0198480271597038" calcext:value-type="float">
            <text:p>0.020</text:p>
          </table:table-cell>
          <table:table-cell office:value-type="float" office:value="0.151344172366967" calcext:value-type="float">
            <text:p>0.151</text:p>
          </table:table-cell>
          <table:table-cell office:value-type="float" office:value="0.0198480271597038" calcext:value-type="float">
            <text:p>0.020</text:p>
          </table:table-cell>
          <table:table-cell office:value-type="float" office:value="0.151344172366967" calcext:value-type="float">
            <text:p>0.151</text:p>
          </table:table-cell>
          <table:table-cell office:value-type="float" office:value="0.01" calcext:value-type="float">
            <text:p>0.010</text:p>
          </table:table-cell>
          <table:table-cell office:value-type="float" office:value="0.142524483908053" calcext:value-type="float">
            <text:p>0.143</text:p>
          </table:table-cell>
          <table:table-cell office:value-type="float" office:value="0.01" calcext:value-type="float">
            <text:p>0.010</text:p>
          </table:table-cell>
          <table:table-cell office:value-type="float" office:value="0.142524483908053" calcext:value-type="float">
            <text:p>0.143</text:p>
          </table:table-cell>
          <table:table-cell office:value-type="float" office:value="0.01" calcext:value-type="float">
            <text:p>0.010</text:p>
          </table:table-cell>
          <table:table-cell office:value-type="float" office:value="0.142524483908053" calcext:value-type="float">
            <text:p>0.143</text:p>
          </table:table-cell>
          <table:table-cell office:value-type="float" office:value="0.0235567183342843" calcext:value-type="float">
            <text:p>0.024</text:p>
          </table:table-cell>
          <table:table-cell office:value-type="float" office:value="0.0606354039834494" calcext:value-type="float">
            <text:p>0.061</text:p>
          </table:table-cell>
          <table:table-cell table:number-columns-repeated="30"/>
        </table:table-row>
        <table:table-row table:style-name="ro1">
          <table:table-cell table:style-name="ce57" table:formula="of:=AVERAGE([.A72:.A81])" office:value-type="float" office:value="0.0938328307215428" calcext:value-type="float">
            <text:p>0.094</text:p>
          </table:table-cell>
          <table:table-cell table:style-name="ce57" table:formula="of:=AVERAGE([.B72:.B81])" office:value-type="float" office:value="0.0904119488492652" calcext:value-type="float">
            <text:p>0.090</text:p>
          </table:table-cell>
          <table:table-cell table:style-name="ce57" table:formula="of:=AVERAGE([.C72:.C81])" office:value-type="float" office:value="0.0864031560338203" calcext:value-type="float">
            <text:p>0.086</text:p>
          </table:table-cell>
          <table:table-cell table:style-name="ce57" table:formula="of:=AVERAGE([.D72:.D81])" office:value-type="float" office:value="0.0804668701052291" calcext:value-type="float">
            <text:p>0.080</text:p>
          </table:table-cell>
          <table:table-cell table:style-name="ce57" table:formula="of:=AVERAGE([.E72:.E81])" office:value-type="float" office:value="0.0560561498347823" calcext:value-type="float">
            <text:p>0.056</text:p>
          </table:table-cell>
          <table:table-cell table:style-name="ce57" table:formula="of:=AVERAGE([.F72:.F81])" office:value-type="float" office:value="0.0588743091062825" calcext:value-type="float">
            <text:p>0.059</text:p>
          </table:table-cell>
          <table:table-cell table:style-name="ce57" table:formula="of:=AVERAGE([.G72:.G81])" office:value-type="float" office:value="0.0769524259867959" calcext:value-type="float">
            <text:p>0.077</text:p>
          </table:table-cell>
          <table:table-cell table:style-name="ce57" table:formula="of:=AVERAGE([.H72:.H81])" office:value-type="float" office:value="0.0747791394271111" calcext:value-type="float">
            <text:p>0.075</text:p>
          </table:table-cell>
          <table:table-cell table:style-name="ce57" table:formula="of:=AVERAGE([.I72:.I81])" office:value-type="float" office:value="0.0774848396688514" calcext:value-type="float">
            <text:p>0.077</text:p>
          </table:table-cell>
          <table:table-cell table:style-name="ce57" table:formula="of:=AVERAGE([.J72:.J81])" office:value-type="float" office:value="0.0867487605133437" calcext:value-type="float">
            <text:p>0.087</text:p>
          </table:table-cell>
          <table:table-cell table:style-name="ce57" table:formula="of:=AVERAGE([.K72:.K81])" office:value-type="float" office:value="0.0972864383034543" calcext:value-type="float">
            <text:p>0.097</text:p>
          </table:table-cell>
          <table:table-cell table:style-name="ce57" table:formula="of:=AVERAGE([.L72:.L81])" office:value-type="float" office:value="0.0855557398390284" calcext:value-type="float">
            <text:p>0.086</text:p>
          </table:table-cell>
          <table:table-cell table:style-name="ce57" table:formula="of:=AVERAGE([.M72:.M81])" office:value-type="float" office:value="0.103209967839288" calcext:value-type="float">
            <text:p>0.103</text:p>
          </table:table-cell>
          <table:table-cell table:style-name="ce57" table:formula="of:=AVERAGE([.N72:.N81])" office:value-type="float" office:value="0.0785769303703278" calcext:value-type="float">
            <text:p>0.079</text:p>
          </table:table-cell>
          <table:table-cell table:style-name="ce57" table:formula="of:=AVERAGE([.O72:.O81])" office:value-type="float" office:value="0.0908400696871462" calcext:value-type="float">
            <text:p>0.091</text:p>
          </table:table-cell>
          <table:table-cell table:style-name="ce57" table:formula="of:=AVERAGE([.P72:.P81])" office:value-type="float" office:value="0.0846040664833675" calcext:value-type="float">
            <text:p>0.085</text:p>
          </table:table-cell>
          <table:table-cell table:style-name="ce57" table:formula="of:=AVERAGE([.Q72:.Q81])" office:value-type="float" office:value="0.103041055557107" calcext:value-type="float">
            <text:p>0.103</text:p>
          </table:table-cell>
          <table:table-cell table:style-name="ce57" table:formula="of:=AVERAGE([.R72:.R81])" office:value-type="float" office:value="0.0895798126627156" calcext:value-type="float">
            <text:p>0.090</text:p>
          </table:table-cell>
          <table:table-cell table:style-name="ce57" table:formula="of:=AVERAGE([.S72:.S81])" office:value-type="float" office:value="0.0834142535891742" calcext:value-type="float">
            <text:p>0.083</text:p>
          </table:table-cell>
          <table:table-cell table:style-name="ce57" table:formula="of:=AVERAGE([.T72:.T81])" office:value-type="float" office:value="0.0996141976207109" calcext:value-type="float">
            <text:p>0.100</text:p>
          </table:table-cell>
          <table:table-cell table:style-name="ce57" table:formula="of:=AVERAGE([.U72:.U81])" office:value-type="float" office:value="0.0755619000929965" calcext:value-type="float">
            <text:p>0.076</text:p>
          </table:table-cell>
          <table:table-cell table:style-name="ce57" table:formula="of:=AVERAGE([.V72:.V81])" office:value-type="float" office:value="0.0974839816266767" calcext:value-type="float">
            <text:p>0.097</text:p>
          </table:table-cell>
          <table:table-cell table:style-name="ce57" table:formula="of:=AVERAGE([.W72:.W81])" office:value-type="float" office:value="0.0796646232066185" calcext:value-type="float">
            <text:p>0.080</text:p>
          </table:table-cell>
          <table:table-cell table:style-name="ce57" table:formula="of:=AVERAGE([.X72:.X81])" office:value-type="float" office:value="0.092298510611829" calcext:value-type="float">
            <text:p>0.092</text:p>
          </table:table-cell>
          <table:table-cell table:style-name="ce57" table:formula="of:=AVERAGE([.Y72:.Y81])" office:value-type="float" office:value="0.0719722114543216" calcext:value-type="float">
            <text:p>0.072</text:p>
          </table:table-cell>
          <table:table-cell table:style-name="ce57" table:formula="of:=AVERAGE([.Z72:.Z81])" office:value-type="float" office:value="0.0968166935951256" calcext:value-type="float">
            <text:p>0.097</text:p>
          </table:table-cell>
          <table:table-cell table:style-name="ce57" table:formula="of:=AVERAGE([.AA72:.AA81])" office:value-type="float" office:value="0.0590681474196475" calcext:value-type="float">
            <text:p>0.059</text:p>
          </table:table-cell>
          <table:table-cell table:style-name="ce57" table:formula="of:=AVERAGE([.AB72:.AB81])" office:value-type="float" office:value="0.094947791085652" calcext:value-type="float">
            <text:p>0.095</text:p>
          </table:table-cell>
          <table:table-cell table:style-name="ce57" table:formula="of:=AVERAGE([.AC72:.AC81])" office:value-type="float" office:value="0.0739536307297138" calcext:value-type="float">
            <text:p>0.074</text:p>
          </table:table-cell>
          <table:table-cell table:style-name="ce57" table:formula="of:=AVERAGE([.AD72:.AD81])" office:value-type="float" office:value="0.103913888600364" calcext:value-type="float">
            <text:p>0.104</text:p>
          </table:table-cell>
          <table:table-cell table:number-columns-repeated="30"/>
        </table:table-row>
        <table:table-row table:style-name="ro1">
          <table:table-cell table:style-name="ce48" table:formula="of:=MEDIAN([.A72:.A81])" office:value-type="float" office:value="0.0882891810391594" calcext:value-type="float">
            <text:p>0.088</text:p>
          </table:table-cell>
          <table:table-cell table:style-name="ce48" table:formula="of:=MEDIAN([.B72:.B81])" office:value-type="float" office:value="0.0911812200713714" calcext:value-type="float">
            <text:p>0.091</text:p>
          </table:table-cell>
          <table:table-cell table:style-name="ce48" table:formula="of:=MEDIAN([.C72:.C81])" office:value-type="float" office:value="0.0911812200713714" calcext:value-type="float">
            <text:p>0.091</text:p>
          </table:table-cell>
          <table:table-cell table:style-name="ce48" table:formula="of:=MEDIAN([.D72:.D81])" office:value-type="float" office:value="0.0690525391957004" calcext:value-type="float">
            <text:p>0.069</text:p>
          </table:table-cell>
          <table:table-cell table:style-name="ce48" table:formula="of:=MEDIAN([.E72:.E81])" office:value-type="float" office:value="0.0438446528947677" calcext:value-type="float">
            <text:p>0.044</text:p>
          </table:table-cell>
          <table:table-cell table:style-name="ce48" table:formula="of:=MEDIAN([.F72:.F81])" office:value-type="float" office:value="0.0561821092157564" calcext:value-type="float">
            <text:p>0.056</text:p>
          </table:table-cell>
          <table:table-cell table:style-name="ce48" table:formula="of:=MEDIAN([.G72:.G81])" office:value-type="float" office:value="0.0788332519815033" calcext:value-type="float">
            <text:p>0.079</text:p>
          </table:table-cell>
          <table:table-cell table:style-name="ce48" table:formula="of:=MEDIAN([.H72:.H81])" office:value-type="float" office:value="0.070777907146141" calcext:value-type="float">
            <text:p>0.071</text:p>
          </table:table-cell>
          <table:table-cell table:style-name="ce48" table:formula="of:=MEDIAN([.I72:.I81])" office:value-type="float" office:value="0.070777907146141" calcext:value-type="float">
            <text:p>0.071</text:p>
          </table:table-cell>
          <table:table-cell table:style-name="ce48" table:formula="of:=MEDIAN([.J72:.J81])" office:value-type="float" office:value="0.070777907146141" calcext:value-type="float">
            <text:p>0.071</text:p>
          </table:table-cell>
          <table:table-cell table:style-name="ce48" table:formula="of:=MEDIAN([.K72:.K81])" office:value-type="float" office:value="0.0735736954174462" calcext:value-type="float">
            <text:p>0.074</text:p>
          </table:table-cell>
          <table:table-cell table:style-name="ce48" table:formula="of:=MEDIAN([.L72:.L81])" office:value-type="float" office:value="0.0832306803251865" calcext:value-type="float">
            <text:p>0.083</text:p>
          </table:table-cell>
          <table:table-cell table:style-name="ce48" table:formula="of:=MEDIAN([.M72:.M81])" office:value-type="float" office:value="0.09663881543856" calcext:value-type="float">
            <text:p>0.097</text:p>
          </table:table-cell>
          <table:table-cell table:style-name="ce48" table:formula="of:=MEDIAN([.N72:.N81])" office:value-type="float" office:value="0.060425921753986" calcext:value-type="float">
            <text:p>0.060</text:p>
          </table:table-cell>
          <table:table-cell table:style-name="ce48" table:formula="of:=MEDIAN([.O72:.O81])" office:value-type="float" office:value="0.0841477070039265" calcext:value-type="float">
            <text:p>0.084</text:p>
          </table:table-cell>
          <table:table-cell table:style-name="ce48" table:formula="of:=MEDIAN([.P72:.P81])" office:value-type="float" office:value="0.0824190946052537" calcext:value-type="float">
            <text:p>0.082</text:p>
          </table:table-cell>
          <table:table-cell table:style-name="ce48" table:formula="of:=MEDIAN([.Q72:.Q81])" office:value-type="float" office:value="0.063416092787539" calcext:value-type="float">
            <text:p>0.063</text:p>
          </table:table-cell>
          <table:table-cell table:style-name="ce48" table:formula="of:=MEDIAN([.R72:.R81])" office:value-type="float" office:value="0.09823842175119" calcext:value-type="float">
            <text:p>0.098</text:p>
          </table:table-cell>
          <table:table-cell table:style-name="ce48" table:formula="of:=MEDIAN([.S72:.S81])" office:value-type="float" office:value="0.0527329616649825" calcext:value-type="float">
            <text:p>0.053</text:p>
          </table:table-cell>
          <table:table-cell table:style-name="ce48" table:formula="of:=MEDIAN([.T72:.T81])" office:value-type="float" office:value="0.102053750098662" calcext:value-type="float">
            <text:p>0.102</text:p>
          </table:table-cell>
          <table:table-cell table:style-name="ce48" table:formula="of:=MEDIAN([.U72:.U81])" office:value-type="float" office:value="0.0527329616649825" calcext:value-type="float">
            <text:p>0.053</text:p>
          </table:table-cell>
          <table:table-cell table:style-name="ce48" table:formula="of:=MEDIAN([.V72:.V81])" office:value-type="float" office:value="0.0810081299168313" calcext:value-type="float">
            <text:p>0.081</text:p>
          </table:table-cell>
          <table:table-cell table:style-name="ce48" table:formula="of:=MEDIAN([.W72:.W81])" office:value-type="float" office:value="0.0527329616649825" calcext:value-type="float">
            <text:p>0.053</text:p>
          </table:table-cell>
          <table:table-cell table:style-name="ce48" table:formula="of:=MEDIAN([.X72:.X81])" office:value-type="float" office:value="0.0696681702768241" calcext:value-type="float">
            <text:p>0.070</text:p>
          </table:table-cell>
          <table:table-cell table:style-name="ce48" table:formula="of:=MEDIAN([.Y72:.Y81])" office:value-type="float" office:value="0.0582917238021252" calcext:value-type="float">
            <text:p>0.058</text:p>
          </table:table-cell>
          <table:table-cell table:style-name="ce48" table:formula="of:=MEDIAN([.Z72:.Z81])" office:value-type="float" office:value="0.0799278238572972" calcext:value-type="float">
            <text:p>0.080</text:p>
          </table:table-cell>
          <table:table-cell table:style-name="ce48" table:formula="of:=MEDIAN([.AA72:.AA81])" office:value-type="float" office:value="0.0112638743294006" calcext:value-type="float">
            <text:p>0.011</text:p>
          </table:table-cell>
          <table:table-cell table:style-name="ce48" table:formula="of:=MEDIAN([.AB72:.AB81])" office:value-type="float" office:value="0.0813378164553451" calcext:value-type="float">
            <text:p>0.081</text:p>
          </table:table-cell>
          <table:table-cell table:style-name="ce48" table:formula="of:=MEDIAN([.AC72:.AC81])" office:value-type="float" office:value="0.0354955973523607" calcext:value-type="float">
            <text:p>0.035</text:p>
          </table:table-cell>
          <table:table-cell table:style-name="ce48" table:formula="of:=MEDIAN([.AD72:.AD81])" office:value-type="float" office:value="0.0689168978224635" calcext:value-type="float">
            <text:p>0.069</text:p>
          </table:table-cell>
          <table:table-cell table:number-columns-repeated="30"/>
        </table:table-row>
        <table:table-row table:style-name="ro1">
          <table:table-cell table:style-name="Default" table:number-columns-repeated="30"/>
          <table:table-cell table:number-columns-repeated="30"/>
        </table:table-row>
        <table:table-row table:style-name="ro1">
          <table:table-cell table:style-name="ce30" office:value-type="string" calcext:value-type="string" table:number-columns-spanned="30" table:number-rows-spanned="1">
            <text:p>Decoder</text:p>
          </table:table-cell>
          <table:covered-table-cell table:number-columns-repeated="29" table:style-name="Default"/>
          <table:table-cell table:number-columns-repeated="30"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 table:number-columns-spanned="2" table:number-rows-spanned="1">
            <text:p>11</text:p>
          </table:table-cell>
          <table:covered-table-cell table:style-name="ce30"/>
          <table:table-cell table:style-name="ce30" office:value-type="float" office:value="12" calcext:value-type="float" table:number-columns-spanned="2" table:number-rows-spanned="1">
            <text:p>12</text:p>
          </table:table-cell>
          <table:covered-table-cell table:style-name="ce30"/>
          <table:table-cell table:style-name="ce30" office:value-type="float" office:value="13" calcext:value-type="float" table:number-columns-spanned="2" table:number-rows-spanned="1">
            <text:p>13</text:p>
          </table:table-cell>
          <table:covered-table-cell table:style-name="ce30"/>
          <table:table-cell table:style-name="ce30" office:value-type="float" office:value="14" calcext:value-type="float" table:number-columns-spanned="2" table:number-rows-spanned="1">
            <text:p>14</text:p>
          </table:table-cell>
          <table:covered-table-cell table:style-name="ce30"/>
          <table:table-cell table:style-name="ce30" office:value-type="float" office:value="15" calcext:value-type="float" table:number-columns-spanned="2" table:number-rows-spanned="1">
            <text:p>15</text:p>
          </table:table-cell>
          <table:covered-table-cell table:style-name="ce30"/>
          <table:table-cell table:style-name="ce30" office:value-type="float" office:value="16" calcext:value-type="float" table:number-columns-spanned="2" table:number-rows-spanned="1">
            <text:p>16</text:p>
          </table:table-cell>
          <table:covered-table-cell table:style-name="ce30"/>
          <table:table-cell table:style-name="ce30" office:value-type="float" office:value="17" calcext:value-type="float" table:number-columns-spanned="2" table:number-rows-spanned="1">
            <text:p>17</text:p>
          </table:table-cell>
          <table:covered-table-cell table:style-name="ce30"/>
          <table:table-cell table:style-name="ce30" office:value-type="float" office:value="18" calcext:value-type="float" table:number-columns-spanned="2" table:number-rows-spanned="1">
            <text:p>18</text:p>
          </table:table-cell>
          <table:covered-table-cell table:style-name="ce30"/>
          <table:table-cell table:style-name="ce30" office:value-type="float" office:value="19" calcext:value-type="float" table:number-columns-spanned="2" table:number-rows-spanned="1">
            <text:p>19</text:p>
          </table:table-cell>
          <table:covered-table-cell table:style-name="ce30"/>
          <table:table-cell table:style-name="ce30" office:value-type="float" office:value="20" calcext:value-type="float" table:number-columns-spanned="2" table:number-rows-spanned="1">
            <text:p>20</text:p>
          </table:table-cell>
          <table:covered-table-cell table:style-name="ce30"/>
          <table:table-cell table:number-columns-repeated="30"/>
        </table:table-row>
        <table:table-row table:style-name="ro1">
          <table:table-cell table:number-columns-repeated="2" office:value-type="float" office:value="0.049842926572408" calcext:value-type="float">
            <text:p>0.050</text:p>
          </table:table-cell>
          <table:table-cell table:number-columns-repeated="2" office:value-type="float" office:value="0.0501851483806134" calcext:value-type="float">
            <text:p>0.050</text:p>
          </table:table-cell>
          <table:table-cell table:number-columns-repeated="6" office:value-type="float" office:value="0.01" calcext:value-type="float">
            <text:p>0.010</text:p>
          </table:table-cell>
          <table:table-cell office:value-type="float" office:value="0.0429321846646542" calcext:value-type="float">
            <text:p>0.043</text:p>
          </table:table-cell>
          <table:table-cell office:value-type="float" office:value="0.01" calcext:value-type="float">
            <text:p>0.010</text:p>
          </table:table-cell>
          <table:table-cell office:value-type="float" office:value="0.0909970064501225" calcext:value-type="float">
            <text:p>0.091</text:p>
          </table:table-cell>
          <table:table-cell office:value-type="float" office:value="0.01" calcext:value-type="float">
            <text:p>0.010</text:p>
          </table:table-cell>
          <table:table-cell office:value-type="float" office:value="0.0909970064501225" calcext:value-type="float">
            <text:p>0.091</text:p>
          </table:table-cell>
          <table:table-cell office:value-type="float" office:value="0.01" calcext:value-type="float">
            <text:p>0.010</text:p>
          </table:table-cell>
          <table:table-cell office:value-type="float" office:value="0.0391939614441873" calcext:value-type="float">
            <text:p>0.039</text:p>
          </table:table-cell>
          <table:table-cell office:value-type="float" office:value="0.01" calcext:value-type="float">
            <text:p>0.010</text:p>
          </table:table-cell>
          <table:table-cell office:value-type="float" office:value="0.0391939614441873" calcext:value-type="float">
            <text:p>0.039</text:p>
          </table:table-cell>
          <table:table-cell table:number-columns-repeated="11" office:value-type="float" office:value="0.01" calcext:value-type="float">
            <text:p>0.010</text:p>
          </table:table-cell>
          <table:table-cell table:number-columns-repeated="30"/>
        </table:table-row>
        <table:table-row table:style-name="ro1">
          <table:table-cell table:number-columns-repeated="6" office:value-type="float" office:value="0.157630000123197" calcext:value-type="float">
            <text:p>0.158</text:p>
          </table:table-cell>
          <table:table-cell table:number-columns-repeated="3" office:value-type="float" office:value="0.164625707783981" calcext:value-type="float">
            <text:p>0.165</text:p>
          </table:table-cell>
          <table:table-cell office:value-type="float" office:value="0.0995604392357479" calcext:value-type="float">
            <text:p>0.100</text:p>
          </table:table-cell>
          <table:table-cell office:value-type="float" office:value="0.0703653859963986" calcext:value-type="float">
            <text:p>0.070</text:p>
          </table:table-cell>
          <table:table-cell office:value-type="float" office:value="0.13389145252097" calcext:value-type="float">
            <text:p>0.134</text:p>
          </table:table-cell>
          <table:table-cell office:value-type="float" office:value="0.0703653859963986" calcext:value-type="float">
            <text:p>0.070</text:p>
          </table:table-cell>
          <table:table-cell office:value-type="float" office:value="0.13389145252097" calcext:value-type="float">
            <text:p>0.134</text:p>
          </table:table-cell>
          <table:table-cell office:value-type="float" office:value="0.0703653859963986" calcext:value-type="float">
            <text:p>0.070</text:p>
          </table:table-cell>
          <table:table-cell office:value-type="float" office:value="0.13389145252097" calcext:value-type="float">
            <text:p>0.134</text:p>
          </table:table-cell>
          <table:table-cell office:value-type="float" office:value="0.0145616597518073" calcext:value-type="float">
            <text:p>0.015</text:p>
          </table:table-cell>
          <table:table-cell office:value-type="float" office:value="0.130212120598222" calcext:value-type="float">
            <text:p>0.130</text:p>
          </table:table-cell>
          <table:table-cell office:value-type="float" office:value="0.01" calcext:value-type="float">
            <text:p>0.010</text:p>
          </table:table-cell>
          <table:table-cell office:value-type="float" office:value="0.162252722459909" calcext:value-type="float">
            <text:p>0.162</text:p>
          </table:table-cell>
          <table:table-cell office:value-type="float" office:value="0.01" calcext:value-type="float">
            <text:p>0.010</text:p>
          </table:table-cell>
          <table:table-cell office:value-type="float" office:value="0.162252722459909" calcext:value-type="float">
            <text:p>0.162</text:p>
          </table:table-cell>
          <table:table-cell office:value-type="float" office:value="0.01" calcext:value-type="float">
            <text:p>0.010</text:p>
          </table:table-cell>
          <table:table-cell office:value-type="float" office:value="0.162252722459909" calcext:value-type="float">
            <text:p>0.162</text:p>
          </table:table-cell>
          <table:table-cell office:value-type="float" office:value="0.01" calcext:value-type="float">
            <text:p>0.010</text:p>
          </table:table-cell>
          <table:table-cell office:value-type="float" office:value="0.210950713848716" calcext:value-type="float">
            <text:p>0.211</text:p>
          </table:table-cell>
          <table:table-cell office:value-type="float" office:value="0.01" calcext:value-type="float">
            <text:p>0.010</text:p>
          </table:table-cell>
          <table:table-cell office:value-type="float" office:value="0.210950713848716" calcext:value-type="float">
            <text:p>0.211</text:p>
          </table:table-cell>
          <table:table-cell office:value-type="float" office:value="0.01" calcext:value-type="float">
            <text:p>0.010</text:p>
          </table:table-cell>
          <table:table-cell office:value-type="float" office:value="0.210950713848716" calcext:value-type="float">
            <text:p>0.211</text:p>
          </table:table-cell>
          <table:table-cell table:number-columns-repeated="30"/>
        </table:table-row>
        <table:table-row table:style-name="ro1">
          <table:table-cell office:value-type="float" office:value="0.184963611435357" calcext:value-type="float">
            <text:p>0.185</text:p>
          </table:table-cell>
          <table:table-cell table:number-columns-repeated="2" office:value-type="float" office:value="0.221635827979583" calcext:value-type="float">
            <text:p>0.222</text:p>
          </table:table-cell>
          <table:table-cell table:number-columns-repeated="4" office:value-type="float" office:value="0.144189305041306" calcext:value-type="float">
            <text:p>0.144</text:p>
          </table:table-cell>
          <table:table-cell table:number-columns-repeated="2" office:value-type="float" office:value="0.16184143345352" calcext:value-type="float">
            <text:p>0.162</text:p>
          </table:table-cell>
          <table:table-cell office:value-type="float" office:value="0.151801937840236" calcext:value-type="float">
            <text:p>0.152</text:p>
          </table:table-cell>
          <table:table-cell office:value-type="float" office:value="0.168804394682978" calcext:value-type="float">
            <text:p>0.169</text:p>
          </table:table-cell>
          <table:table-cell office:value-type="float" office:value="0.194799880810818" calcext:value-type="float">
            <text:p>0.195</text:p>
          </table:table-cell>
          <table:table-cell office:value-type="float" office:value="0.139805662720898" calcext:value-type="float">
            <text:p>0.140</text:p>
          </table:table-cell>
          <table:table-cell office:value-type="float" office:value="0.218199276988288" calcext:value-type="float">
            <text:p>0.218</text:p>
          </table:table-cell>
          <table:table-cell office:value-type="float" office:value="0.139805662720898" calcext:value-type="float">
            <text:p>0.140</text:p>
          </table:table-cell>
          <table:table-cell office:value-type="float" office:value="0.218199276988288" calcext:value-type="float">
            <text:p>0.218</text:p>
          </table:table-cell>
          <table:table-cell office:value-type="float" office:value="0.0894081702169323" calcext:value-type="float">
            <text:p>0.089</text:p>
          </table:table-cell>
          <table:table-cell office:value-type="float" office:value="0.2831715029962" calcext:value-type="float">
            <text:p>0.283</text:p>
          </table:table-cell>
          <table:table-cell office:value-type="float" office:value="0.114050825496968" calcext:value-type="float">
            <text:p>0.114</text:p>
          </table:table-cell>
          <table:table-cell office:value-type="float" office:value="0.279488665779628" calcext:value-type="float">
            <text:p>0.279</text:p>
          </table:table-cell>
          <table:table-cell office:value-type="float" office:value="0.15649770192005" calcext:value-type="float">
            <text:p>0.156</text:p>
          </table:table-cell>
          <table:table-cell office:value-type="float" office:value="0.298806443644533" calcext:value-type="float">
            <text:p>0.299</text:p>
          </table:table-cell>
          <table:table-cell office:value-type="float" office:value="0.15649770192005" calcext:value-type="float">
            <text:p>0.156</text:p>
          </table:table-cell>
          <table:table-cell office:value-type="float" office:value="0.298806443644533" calcext:value-type="float">
            <text:p>0.299</text:p>
          </table:table-cell>
          <table:table-cell office:value-type="float" office:value="0.173663829555091" calcext:value-type="float">
            <text:p>0.174</text:p>
          </table:table-cell>
          <table:table-cell office:value-type="float" office:value="0.440915431117242" calcext:value-type="float">
            <text:p>0.441</text:p>
          </table:table-cell>
          <table:table-cell office:value-type="float" office:value="0.216871481818522" calcext:value-type="float">
            <text:p>0.217</text:p>
          </table:table-cell>
          <table:table-cell office:value-type="float" office:value="0.366898569987559" calcext:value-type="float">
            <text:p>0.367</text:p>
          </table:table-cell>
          <table:table-cell office:value-type="float" office:value="0.216871481818522" calcext:value-type="float">
            <text:p>0.217</text:p>
          </table:table-cell>
          <table:table-cell office:value-type="float" office:value="0.366898569987559" calcext:value-type="float">
            <text:p>0.367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.0257705595600291" calcext:value-type="float">
            <text:p>0.026</text:p>
          </table:table-cell>
          <table:table-cell table:number-columns-repeated="2" office:value-type="float" office:value="0.01" calcext:value-type="float">
            <text:p>0.010</text:p>
          </table:table-cell>
          <table:table-cell office:value-type="float" office:value="0.0873241412884768" calcext:value-type="float">
            <text:p>0.087</text:p>
          </table:table-cell>
          <table:table-cell office:value-type="float" office:value="0.0801298154899591" calcext:value-type="float">
            <text:p>0.080</text:p>
          </table:table-cell>
          <table:table-cell table:number-columns-repeated="2" office:value-type="float" office:value="0.138953821066044" calcext:value-type="float">
            <text:p>0.139</text:p>
          </table:table-cell>
          <table:table-cell table:number-columns-repeated="2" office:value-type="float" office:value="0.0638909565545437" calcext:value-type="float">
            <text:p>0.064</text:p>
          </table:table-cell>
          <table:table-cell office:value-type="float" office:value="0.10331419379924" calcext:value-type="float">
            <text:p>0.103</text:p>
          </table:table-cell>
          <table:table-cell office:value-type="float" office:value="0.0638909565545437" calcext:value-type="float">
            <text:p>0.064</text:p>
          </table:table-cell>
          <table:table-cell office:value-type="float" office:value="0.10331419379924" calcext:value-type="float">
            <text:p>0.103</text:p>
          </table:table-cell>
          <table:table-cell office:value-type="float" office:value="0.0638909565545437" calcext:value-type="float">
            <text:p>0.064</text:p>
          </table:table-cell>
          <table:table-cell office:value-type="float" office:value="0.10331419379924" calcext:value-type="float">
            <text:p>0.103</text:p>
          </table:table-cell>
          <table:table-cell office:value-type="float" office:value="0.0638909565545437" calcext:value-type="float">
            <text:p>0.064</text:p>
          </table:table-cell>
          <table:table-cell office:value-type="float" office:value="0.107337037044488" calcext:value-type="float">
            <text:p>0.107</text:p>
          </table:table-cell>
          <table:table-cell office:value-type="float" office:value="0.0878317553041993" calcext:value-type="float">
            <text:p>0.088</text:p>
          </table:table-cell>
          <table:table-cell office:value-type="float" office:value="0.187641735030794" calcext:value-type="float">
            <text:p>0.188</text:p>
          </table:table-cell>
          <table:table-cell office:value-type="float" office:value="0.0583798517006055" calcext:value-type="float">
            <text:p>0.058</text:p>
          </table:table-cell>
          <table:table-cell office:value-type="float" office:value="0.187641735030794" calcext:value-type="float">
            <text:p>0.188</text:p>
          </table:table-cell>
          <table:table-cell office:value-type="float" office:value="0.0583798517006055" calcext:value-type="float">
            <text:p>0.058</text:p>
          </table:table-cell>
          <table:table-cell office:value-type="float" office:value="0.187641735030794" calcext:value-type="float">
            <text:p>0.188</text:p>
          </table:table-cell>
          <table:table-cell office:value-type="float" office:value="0.0583798517006055" calcext:value-type="float">
            <text:p>0.058</text:p>
          </table:table-cell>
          <table:table-cell office:value-type="float" office:value="0.187641735030794" calcext:value-type="float">
            <text:p>0.188</text:p>
          </table:table-cell>
          <table:table-cell office:value-type="float" office:value="0.0583798517006055" calcext:value-type="float">
            <text:p>0.058</text:p>
          </table:table-cell>
          <table:table-cell office:value-type="float" office:value="0.241986657307409" calcext:value-type="float">
            <text:p>0.242</text:p>
          </table:table-cell>
          <table:table-cell office:value-type="float" office:value="0.0253801344216225" calcext:value-type="float">
            <text:p>0.025</text:p>
          </table:table-cell>
          <table:table-cell office:value-type="float" office:value="0.26833300094005" calcext:value-type="float">
            <text:p>0.268</text:p>
          </table:table-cell>
          <table:table-cell office:value-type="float" office:value="0.0783309258217873" calcext:value-type="float">
            <text:p>0.078</text:p>
          </table:table-cell>
          <table:table-cell table:number-columns-repeated="30"/>
        </table:table-row>
        <table:table-row table:style-name="ro1">
          <table:table-cell office:value-type="float" office:value="0.206029294353537" calcext:value-type="float">
            <text:p>0.206</text:p>
          </table:table-cell>
          <table:table-cell office:value-type="float" office:value="0.173970230748348" calcext:value-type="float">
            <text:p>0.174</text:p>
          </table:table-cell>
          <table:table-cell table:number-columns-repeated="8" office:value-type="float" office:value="0.298931099577778" calcext:value-type="float">
            <text:p>0.299</text:p>
          </table:table-cell>
          <table:table-cell office:value-type="float" office:value="0.200968367311877" calcext:value-type="float">
            <text:p>0.201</text:p>
          </table:table-cell>
          <table:table-cell office:value-type="float" office:value="0.298931099577778" calcext:value-type="float">
            <text:p>0.299</text:p>
          </table:table-cell>
          <table:table-cell office:value-type="float" office:value="0.200968367311877" calcext:value-type="float">
            <text:p>0.201</text:p>
          </table:table-cell>
          <table:table-cell office:value-type="float" office:value="0.298931099577778" calcext:value-type="float">
            <text:p>0.299</text:p>
          </table:table-cell>
          <table:table-cell office:value-type="float" office:value="0.200968367311877" calcext:value-type="float">
            <text:p>0.201</text:p>
          </table:table-cell>
          <table:table-cell office:value-type="float" office:value="0.298931099577778" calcext:value-type="float">
            <text:p>0.299</text:p>
          </table:table-cell>
          <table:table-cell office:value-type="float" office:value="0.200968367311877" calcext:value-type="float">
            <text:p>0.201</text:p>
          </table:table-cell>
          <table:table-cell office:value-type="float" office:value="0.298931099577778" calcext:value-type="float">
            <text:p>0.299</text:p>
          </table:table-cell>
          <table:table-cell office:value-type="float" office:value="0.200968367311877" calcext:value-type="float">
            <text:p>0.201</text:p>
          </table:table-cell>
          <table:table-cell office:value-type="float" office:value="0.298931099577778" calcext:value-type="float">
            <text:p>0.299</text:p>
          </table:table-cell>
          <table:table-cell office:value-type="float" office:value="0.200968367311877" calcext:value-type="float">
            <text:p>0.201</text:p>
          </table:table-cell>
          <table:table-cell office:value-type="float" office:value="0.298931099577778" calcext:value-type="float">
            <text:p>0.299</text:p>
          </table:table-cell>
          <table:table-cell office:value-type="float" office:value="0.200968367311877" calcext:value-type="float">
            <text:p>0.201</text:p>
          </table:table-cell>
          <table:table-cell office:value-type="float" office:value="0.298931099577778" calcext:value-type="float">
            <text:p>0.299</text:p>
          </table:table-cell>
          <table:table-cell office:value-type="float" office:value="0.291429091072567" calcext:value-type="float">
            <text:p>0.291</text:p>
          </table:table-cell>
          <table:table-cell office:value-type="float" office:value="0.363245682646819" calcext:value-type="float">
            <text:p>0.363</text:p>
          </table:table-cell>
          <table:table-cell office:value-type="float" office:value="0.291429091072567" calcext:value-type="float">
            <text:p>0.291</text:p>
          </table:table-cell>
          <table:table-cell office:value-type="float" office:value="0.363245682646819" calcext:value-type="float">
            <text:p>0.363</text:p>
          </table:table-cell>
          <table:table-cell office:value-type="float" office:value="0.291429091072567" calcext:value-type="float">
            <text:p>0.291</text:p>
          </table:table-cell>
          <table:table-cell office:value-type="float" office:value="0.363245682646819" calcext:value-type="float">
            <text:p>0.363</text:p>
          </table:table-cell>
          <table:table-cell table:number-columns-repeated="30"/>
        </table:table-row>
        <table:table-row table:style-name="ro1">
          <table:table-cell office:value-type="float" office:value="0.064945943433152" calcext:value-type="float">
            <text:p>0.065</text:p>
          </table:table-cell>
          <table:table-cell table:number-columns-repeated="5" office:value-type="float" office:value="0.01" calcext:value-type="float">
            <text:p>0.010</text:p>
          </table:table-cell>
          <table:table-cell table:number-columns-repeated="4" office:value-type="float" office:value="0.0369608726191989" calcext:value-type="float">
            <text:p>0.037</text:p>
          </table:table-cell>
          <table:table-cell office:value-type="float" office:value="0.183472010561626" calcext:value-type="float">
            <text:p>0.183</text:p>
          </table:table-cell>
          <table:table-cell office:value-type="float" office:value="0.0369608726191989" calcext:value-type="float">
            <text:p>0.037</text:p>
          </table:table-cell>
          <table:table-cell office:value-type="float" office:value="0.183472010561626" calcext:value-type="float">
            <text:p>0.183</text:p>
          </table:table-cell>
          <table:table-cell office:value-type="float" office:value="0.0369608726191989" calcext:value-type="float">
            <text:p>0.037</text:p>
          </table:table-cell>
          <table:table-cell office:value-type="float" office:value="0.183472010561626" calcext:value-type="float">
            <text:p>0.183</text:p>
          </table:table-cell>
          <table:table-cell office:value-type="float" office:value="0.0369608726191989" calcext:value-type="float">
            <text:p>0.037</text:p>
          </table:table-cell>
          <table:table-cell office:value-type="float" office:value="0.183472010561626" calcext:value-type="float">
            <text:p>0.183</text:p>
          </table:table-cell>
          <table:table-cell office:value-type="float" office:value="0.0369608726191989" calcext:value-type="float">
            <text:p>0.037</text:p>
          </table:table-cell>
          <table:table-cell office:value-type="float" office:value="0.183472010561626" calcext:value-type="float">
            <text:p>0.183</text:p>
          </table:table-cell>
          <table:table-cell office:value-type="float" office:value="0.0369608726191989" calcext:value-type="float">
            <text:p>0.037</text:p>
          </table:table-cell>
          <table:table-cell office:value-type="float" office:value="0.183472010561626" calcext:value-type="float">
            <text:p>0.183</text:p>
          </table:table-cell>
          <table:table-cell office:value-type="float" office:value="0.0369608726191989" calcext:value-type="float">
            <text:p>0.037</text:p>
          </table:table-cell>
          <table:table-cell office:value-type="float" office:value="0.18427797616332" calcext:value-type="float">
            <text:p>0.184</text:p>
          </table:table-cell>
          <table:table-cell office:value-type="float" office:value="0.114947937804657" calcext:value-type="float">
            <text:p>0.115</text:p>
          </table:table-cell>
          <table:table-cell office:value-type="float" office:value="0.18427797616332" calcext:value-type="float">
            <text:p>0.184</text:p>
          </table:table-cell>
          <table:table-cell office:value-type="float" office:value="0.114947937804657" calcext:value-type="float">
            <text:p>0.115</text:p>
          </table:table-cell>
          <table:table-cell office:value-type="float" office:value="0.18427797616332" calcext:value-type="float">
            <text:p>0.184</text:p>
          </table:table-cell>
          <table:table-cell office:value-type="float" office:value="0.114947937804657" calcext:value-type="float">
            <text:p>0.115</text:p>
          </table:table-cell>
          <table:table-cell office:value-type="float" office:value="0.210122611902557" calcext:value-type="float">
            <text:p>0.210</text:p>
          </table:table-cell>
          <table:table-cell office:value-type="float" office:value="0.0614027967903835" calcext:value-type="float">
            <text:p>0.061</text:p>
          </table:table-cell>
          <table:table-cell table:number-columns-repeated="30"/>
        </table:table-row>
        <table:table-row table:style-name="ro1">
          <table:table-cell table:number-columns-repeated="7" office:value-type="float" office:value="0.01" calcext:value-type="float">
            <text:p>0.010</text:p>
          </table:table-cell>
          <table:table-cell office:value-type="float" office:value="0.0810196413058175" calcext:value-type="float">
            <text:p>0.081</text:p>
          </table:table-cell>
          <table:table-cell office:value-type="float" office:value="0.118849136137415" calcext:value-type="float">
            <text:p>0.119</text:p>
          </table:table-cell>
          <table:table-cell office:value-type="float" office:value="0.103462684672177" calcext:value-type="float">
            <text:p>0.103</text:p>
          </table:table-cell>
          <table:table-cell office:value-type="float" office:value="0.102159718176201" calcext:value-type="float">
            <text:p>0.102</text:p>
          </table:table-cell>
          <table:table-cell office:value-type="float" office:value="0.103462684672177" calcext:value-type="float">
            <text:p>0.103</text:p>
          </table:table-cell>
          <table:table-cell office:value-type="float" office:value="0.045339824888721" calcext:value-type="float">
            <text:p>0.045</text:p>
          </table:table-cell>
          <table:table-cell office:value-type="float" office:value="0.0636513249445664" calcext:value-type="float">
            <text:p>0.064</text:p>
          </table:table-cell>
          <table:table-cell office:value-type="float" office:value="0.045339824888721" calcext:value-type="float">
            <text:p>0.045</text:p>
          </table:table-cell>
          <table:table-cell office:value-type="float" office:value="0.0636513249445664" calcext:value-type="float">
            <text:p>0.064</text:p>
          </table:table-cell>
          <table:table-cell office:value-type="float" office:value="0.045339824888721" calcext:value-type="float">
            <text:p>0.045</text:p>
          </table:table-cell>
          <table:table-cell office:value-type="float" office:value="0.0636513249445664" calcext:value-type="float">
            <text:p>0.064</text:p>
          </table:table-cell>
          <table:table-cell office:value-type="float" office:value="0.131501220169157" calcext:value-type="float">
            <text:p>0.132</text:p>
          </table:table-cell>
          <table:table-cell office:value-type="float" office:value="0.134662339924345" calcext:value-type="float">
            <text:p>0.135</text:p>
          </table:table-cell>
          <table:table-cell office:value-type="float" office:value="0.144042030487798" calcext:value-type="float">
            <text:p>0.144</text:p>
          </table:table-cell>
          <table:table-cell office:value-type="float" office:value="0.148506610378432" calcext:value-type="float">
            <text:p>0.149</text:p>
          </table:table-cell>
          <table:table-cell office:value-type="float" office:value="0.144042030487798" calcext:value-type="float">
            <text:p>0.144</text:p>
          </table:table-cell>
          <table:table-cell office:value-type="float" office:value="0.148506610378432" calcext:value-type="float">
            <text:p>0.149</text:p>
          </table:table-cell>
          <table:table-cell office:value-type="float" office:value="0.144042030487798" calcext:value-type="float">
            <text:p>0.144</text:p>
          </table:table-cell>
          <table:table-cell office:value-type="float" office:value="0.148506610378432" calcext:value-type="float">
            <text:p>0.149</text:p>
          </table:table-cell>
          <table:table-cell office:value-type="float" office:value="0.144042030487798" calcext:value-type="float">
            <text:p>0.144</text:p>
          </table:table-cell>
          <table:table-cell office:value-type="float" office:value="0.148506610378432" calcext:value-type="float">
            <text:p>0.149</text:p>
          </table:table-cell>
          <table:table-cell office:value-type="float" office:value="0.167080161753392" calcext:value-type="float">
            <text:p>0.167</text:p>
          </table:table-cell>
          <table:table-cell office:value-type="float" office:value="0.162533177874774" calcext:value-type="float">
            <text:p>0.163</text:p>
          </table:table-cell>
          <table:table-cell table:number-columns-repeated="30"/>
        </table:table-row>
        <table:table-row table:style-name="ro1">
          <table:table-cell office:value-type="float" office:value="0.0861800884744748" calcext:value-type="float">
            <text:p>0.086</text:p>
          </table:table-cell>
          <table:table-cell office:value-type="float" office:value="0.0987864717685704" calcext:value-type="float">
            <text:p>0.099</text:p>
          </table:table-cell>
          <table:table-cell office:value-type="float" office:value="0.0243111596595365" calcext:value-type="float">
            <text:p>0.024</text:p>
          </table:table-cell>
          <table:table-cell office:value-type="float" office:value="0.0785152093333152" calcext:value-type="float">
            <text:p>0.079</text:p>
          </table:table-cell>
          <table:table-cell table:number-columns-repeated="3" office:value-type="float" office:value="0.0953426266051618" calcext:value-type="float">
            <text:p>0.095</text:p>
          </table:table-cell>
          <table:table-cell table:number-columns-repeated="3" office:value-type="float" office:value="0.0928373486747573" calcext:value-type="float">
            <text:p>0.093</text:p>
          </table:table-cell>
          <table:table-cell office:value-type="float" office:value="0.112757436751135" calcext:value-type="float">
            <text:p>0.113</text:p>
          </table:table-cell>
          <table:table-cell office:value-type="float" office:value="0.0928373486747573" calcext:value-type="float">
            <text:p>0.093</text:p>
          </table:table-cell>
          <table:table-cell office:value-type="float" office:value="0.112757436751135" calcext:value-type="float">
            <text:p>0.113</text:p>
          </table:table-cell>
          <table:table-cell office:value-type="float" office:value="0.0928373486747573" calcext:value-type="float">
            <text:p>0.093</text:p>
          </table:table-cell>
          <table:table-cell office:value-type="float" office:value="0.116619197312699" calcext:value-type="float">
            <text:p>0.117</text:p>
          </table:table-cell>
          <table:table-cell office:value-type="float" office:value="0.01" calcext:value-type="float">
            <text:p>0.010</text:p>
          </table:table-cell>
          <table:table-cell office:value-type="float" office:value="0.116619197312699" calcext:value-type="float">
            <text:p>0.117</text:p>
          </table:table-cell>
          <table:table-cell office:value-type="float" office:value="0.01" calcext:value-type="float">
            <text:p>0.010</text:p>
          </table:table-cell>
          <table:table-cell office:value-type="float" office:value="0.116619197312699" calcext:value-type="float">
            <text:p>0.117</text:p>
          </table:table-cell>
          <table:table-cell office:value-type="float" office:value="0.01" calcext:value-type="float">
            <text:p>0.010</text:p>
          </table:table-cell>
          <table:table-cell office:value-type="float" office:value="0.12371542553032" calcext:value-type="float">
            <text:p>0.124</text:p>
          </table:table-cell>
          <table:table-cell office:value-type="float" office:value="0.110050954527992" calcext:value-type="float">
            <text:p>0.110</text:p>
          </table:table-cell>
          <table:table-cell office:value-type="float" office:value="0.0764884448545116" calcext:value-type="float">
            <text:p>0.076</text:p>
          </table:table-cell>
          <table:table-cell office:value-type="float" office:value="0.0457063976148845" calcext:value-type="float">
            <text:p>0.046</text:p>
          </table:table-cell>
          <table:table-cell office:value-type="float" office:value="0.12648938611894" calcext:value-type="float">
            <text:p>0.126</text:p>
          </table:table-cell>
          <table:table-cell office:value-type="float" office:value="0.01" calcext:value-type="float">
            <text:p>0.010</text:p>
          </table:table-cell>
          <table:table-cell office:value-type="float" office:value="0.12648938611894" calcext:value-type="float">
            <text:p>0.126</text:p>
          </table:table-cell>
          <table:table-cell office:value-type="float" office:value="0.01" calcext:value-type="float">
            <text:p>0.010</text:p>
          </table:table-cell>
          <table:table-cell office:value-type="float" office:value="0.180932623466964" calcext:value-type="float">
            <text:p>0.181</text:p>
          </table:table-cell>
          <table:table-cell office:value-type="float" office:value="0.01" calcext:value-type="float">
            <text:p>0.010</text:p>
          </table:table-cell>
          <table:table-cell table:number-columns-repeated="30"/>
        </table:table-row>
        <table:table-row table:style-name="ro1">
          <table:table-cell table:number-columns-repeated="4" office:value-type="float" office:value="0.185829595347344" calcext:value-type="float">
            <text:p>0.186</text:p>
          </table:table-cell>
          <table:table-cell table:number-columns-repeated="6" office:value-type="float" office:value="0.212956143258724" calcext:value-type="float">
            <text:p>0.213</text:p>
          </table:table-cell>
          <table:table-cell office:value-type="float" office:value="0.113317050910799" calcext:value-type="float">
            <text:p>0.113</text:p>
          </table:table-cell>
          <table:table-cell office:value-type="float" office:value="0.261728838879933" calcext:value-type="float">
            <text:p>0.262</text:p>
          </table:table-cell>
          <table:table-cell office:value-type="float" office:value="0.130196947516672" calcext:value-type="float">
            <text:p>0.130</text:p>
          </table:table-cell>
          <table:table-cell office:value-type="float" office:value="0.257058894653286" calcext:value-type="float">
            <text:p>0.257</text:p>
          </table:table-cell>
          <table:table-cell office:value-type="float" office:value="0.151018348530983" calcext:value-type="float">
            <text:p>0.151</text:p>
          </table:table-cell>
          <table:table-cell office:value-type="float" office:value="0.286341204755236" calcext:value-type="float">
            <text:p>0.286</text:p>
          </table:table-cell>
          <table:table-cell office:value-type="float" office:value="0.0492880407719154" calcext:value-type="float">
            <text:p>0.049</text:p>
          </table:table-cell>
          <table:table-cell office:value-type="float" office:value="0.276559210516416" calcext:value-type="float">
            <text:p>0.277</text:p>
          </table:table-cell>
          <table:table-cell office:value-type="float" office:value="0.0492880407719154" calcext:value-type="float">
            <text:p>0.049</text:p>
          </table:table-cell>
          <table:table-cell office:value-type="float" office:value="0.276559210516416" calcext:value-type="float">
            <text:p>0.277</text:p>
          </table:table-cell>
          <table:table-cell office:value-type="float" office:value="0.0492880407719154" calcext:value-type="float">
            <text:p>0.049</text:p>
          </table:table-cell>
          <table:table-cell office:value-type="float" office:value="0.276559210516416" calcext:value-type="float">
            <text:p>0.277</text:p>
          </table:table-cell>
          <table:table-cell office:value-type="float" office:value="0.0492880407719154" calcext:value-type="float">
            <text:p>0.049</text:p>
          </table:table-cell>
          <table:table-cell office:value-type="float" office:value="0.276559210516416" calcext:value-type="float">
            <text:p>0.277</text:p>
          </table:table-cell>
          <table:table-cell office:value-type="float" office:value="0.079262466181436" calcext:value-type="float">
            <text:p>0.079</text:p>
          </table:table-cell>
          <table:table-cell office:value-type="float" office:value="0.255174145678323" calcext:value-type="float">
            <text:p>0.255</text:p>
          </table:table-cell>
          <table:table-cell office:value-type="float" office:value="0.0990484345748103" calcext:value-type="float">
            <text:p>0.099</text:p>
          </table:table-cell>
          <table:table-cell office:value-type="float" office:value="0.259115315967737" calcext:value-type="float">
            <text:p>0.259</text:p>
          </table:table-cell>
          <table:table-cell office:value-type="float" office:value="0.0603258643787003" calcext:value-type="float">
            <text:p>0.060</text:p>
          </table:table-cell>
          <table:table-cell office:value-type="float" office:value="0.252415009903465" calcext:value-type="float">
            <text:p>0.252</text:p>
          </table:table-cell>
          <table:table-cell table:number-columns-repeated="30"/>
        </table:table-row>
        <table:table-row table:style-name="ro1">
          <table:table-cell table:number-columns-repeated="3" office:value-type="float" office:value="0.14468063900114" calcext:value-type="float">
            <text:p>0.145</text:p>
          </table:table-cell>
          <table:table-cell office:value-type="float" office:value="0.113388192431656" calcext:value-type="float">
            <text:p>0.113</text:p>
          </table:table-cell>
          <table:table-cell office:value-type="float" office:value="0.120060504146343" calcext:value-type="float">
            <text:p>0.120</text:p>
          </table:table-cell>
          <table:table-cell office:value-type="float" office:value="0.0804810554895986" calcext:value-type="float">
            <text:p>0.080</text:p>
          </table:table-cell>
          <table:table-cell table:number-columns-repeated="4" office:value-type="float" office:value="0.01" calcext:value-type="float">
            <text:p>0.010</text:p>
          </table:table-cell>
          <table:table-cell office:value-type="float" office:value="0.103612811138774" calcext:value-type="float">
            <text:p>0.104</text:p>
          </table:table-cell>
          <table:table-cell office:value-type="float" office:value="0.0660957850738581" calcext:value-type="float">
            <text:p>0.066</text:p>
          </table:table-cell>
          <table:table-cell office:value-type="float" office:value="0.0818450930021921" calcext:value-type="float">
            <text:p>0.082</text:p>
          </table:table-cell>
          <table:table-cell office:value-type="float" office:value="0.0910322656765592" calcext:value-type="float">
            <text:p>0.091</text:p>
          </table:table-cell>
          <table:table-cell office:value-type="float" office:value="0.0818450930021921" calcext:value-type="float">
            <text:p>0.082</text:p>
          </table:table-cell>
          <table:table-cell office:value-type="float" office:value="0.0910322656765592" calcext:value-type="float">
            <text:p>0.091</text:p>
          </table:table-cell>
          <table:table-cell office:value-type="float" office:value="0.0228642202721496" calcext:value-type="float">
            <text:p>0.023</text:p>
          </table:table-cell>
          <table:table-cell office:value-type="float" office:value="0.0898481584647552" calcext:value-type="float">
            <text:p>0.090</text:p>
          </table:table-cell>
          <table:table-cell office:value-type="float" office:value="0.0228642202721496" calcext:value-type="float">
            <text:p>0.023</text:p>
          </table:table-cell>
          <table:table-cell office:value-type="float" office:value="0.0898481584647552" calcext:value-type="float">
            <text:p>0.090</text:p>
          </table:table-cell>
          <table:table-cell office:value-type="float" office:value="0.0228642202721496" calcext:value-type="float">
            <text:p>0.023</text:p>
          </table:table-cell>
          <table:table-cell office:value-type="float" office:value="0.0898481584647552" calcext:value-type="float">
            <text:p>0.090</text:p>
          </table:table-cell>
          <table:table-cell office:value-type="float" office:value="0.066918154135055" calcext:value-type="float">
            <text:p>0.067</text:p>
          </table:table-cell>
          <table:table-cell office:value-type="float" office:value="0.0638220622008565" calcext:value-type="float">
            <text:p>0.064</text:p>
          </table:table-cell>
          <table:table-cell office:value-type="float" office:value="0.066918154135055" calcext:value-type="float">
            <text:p>0.067</text:p>
          </table:table-cell>
          <table:table-cell office:value-type="float" office:value="0.0638220622008565" calcext:value-type="float">
            <text:p>0.064</text:p>
          </table:table-cell>
          <table:table-cell office:value-type="float" office:value="0.066918154135055" calcext:value-type="float">
            <text:p>0.067</text:p>
          </table:table-cell>
          <table:table-cell office:value-type="float" office:value="0.0638220622008565" calcext:value-type="float">
            <text:p>0.064</text:p>
          </table:table-cell>
          <table:table-cell office:value-type="float" office:value="0.0720115222823788" calcext:value-type="float">
            <text:p>0.072</text:p>
          </table:table-cell>
          <table:table-cell office:value-type="float" office:value="0.01" calcext:value-type="float">
            <text:p>0.010</text:p>
          </table:table-cell>
          <table:table-cell table:number-columns-repeated="30"/>
        </table:table-row>
        <table:table-row table:style-name="ro1">
          <table:table-cell table:style-name="ce57" table:formula="of:=AVERAGE([.A87:.A96])" office:value-type="float" office:value="0.111587265830064" calcext:value-type="float">
            <text:p>0.112</text:p>
          </table:table-cell>
          <table:table-cell table:style-name="ce57" table:formula="of:=AVERAGE([.B87:.B96])" office:value-type="float" office:value="0.107814625110062" calcext:value-type="float">
            <text:p>0.108</text:p>
          </table:table-cell>
          <table:table-cell table:style-name="ce57" table:formula="of:=AVERAGE([.C87:.C96])" office:value-type="float" office:value="0.111320347006919" calcext:value-type="float">
            <text:p>0.111</text:p>
          </table:table-cell>
          <table:table-cell table:style-name="ce57" table:formula="of:=AVERAGE([.D87:.D96])" office:value-type="float" office:value="0.105866855023521" calcext:value-type="float">
            <text:p>0.106</text:p>
          </table:table-cell>
          <table:table-cell table:style-name="ce57" table:formula="of:=AVERAGE([.E87:.E96])" office:value-type="float" office:value="0.114643382004099" calcext:value-type="float">
            <text:p>0.115</text:p>
          </table:table-cell>
          <table:table-cell table:style-name="ce57" table:formula="of:=AVERAGE([.F87:.F96])" office:value-type="float" office:value="0.109966004558572" calcext:value-type="float">
            <text:p>0.110</text:p>
          </table:table-cell>
          <table:table-cell table:style-name="ce57" table:formula="of:=AVERAGE([.G87:.G96])" office:value-type="float" office:value="0.112195957595219" calcext:value-type="float">
            <text:p>0.112</text:p>
          </table:table-cell>
          <table:table-cell table:style-name="ce57" table:formula="of:=AVERAGE([.H87:.H96])" office:value-type="float" office:value="0.120812606773982" calcext:value-type="float">
            <text:p>0.121</text:p>
          </table:table-cell>
          <table:table-cell table:style-name="ce57" table:formula="of:=AVERAGE([.I87:.I96])" office:value-type="float" office:value="0.117089269805992" calcext:value-type="float">
            <text:p>0.117</text:p>
          </table:table-cell>
          <table:table-cell table:style-name="ce57" table:formula="of:=AVERAGE([.J87:.J96])" office:value-type="float" office:value="0.108040148243316" calcext:value-type="float">
            <text:p>0.108</text:p>
          </table:table-cell>
          <table:table-cell table:style-name="ce57" table:formula="of:=AVERAGE([.K87:.K96])" office:value-type="float" office:value="0.120170355399368" calcext:value-type="float">
            <text:p>0.120</text:p>
          </table:table-cell>
          <table:table-cell table:style-name="ce57" table:formula="of:=AVERAGE([.L87:.L96])" office:value-type="float" office:value="0.126259891938403" calcext:value-type="float">
            <text:p>0.126</text:p>
          </table:table-cell>
          <table:table-cell table:style-name="ce57" table:formula="of:=AVERAGE([.M87:.M96])" office:value-type="float" office:value="0.115906192899888" calcext:value-type="float">
            <text:p>0.116</text:p>
          </table:table-cell>
          <table:table-cell table:style-name="ce57" table:formula="of:=AVERAGE([.N87:.N96])" office:value-type="float" office:value="0.126645349220995" calcext:value-type="float">
            <text:p>0.127</text:p>
          </table:table-cell>
          <table:table-cell table:style-name="ce57" table:formula="of:=AVERAGE([.O87:.O96])" office:value-type="float" office:value="0.118374509057476" calcext:value-type="float">
            <text:p>0.118</text:p>
          </table:table-cell>
          <table:table-cell table:style-name="ce57" table:formula="of:=AVERAGE([.P87:.P96])" office:value-type="float" office:value="0.121289845363714" calcext:value-type="float">
            <text:p>0.121</text:p>
          </table:table-cell>
          <table:table-cell table:style-name="ce57" table:formula="of:=AVERAGE([.Q87:.Q96])" office:value-type="float" office:value="0.0869052489576403" calcext:value-type="float">
            <text:p>0.087</text:p>
          </table:table-cell>
          <table:table-cell table:style-name="ce57" table:formula="of:=AVERAGE([.R87:.R96])" office:value-type="float" office:value="0.128716604502134" calcext:value-type="float">
            <text:p>0.129</text:p>
          </table:table-cell>
          <table:table-cell table:style-name="ce57" table:formula="of:=AVERAGE([.S87:.S96])" office:value-type="float" office:value="0.105559957837137" calcext:value-type="float">
            <text:p>0.106</text:p>
          </table:table-cell>
          <table:table-cell table:style-name="ce57" table:formula="of:=AVERAGE([.T87:.T96])" office:value-type="float" office:value="0.135708292104264" calcext:value-type="float">
            <text:p>0.136</text:p>
          </table:table-cell>
          <table:table-cell table:style-name="ce57" table:formula="of:=AVERAGE([.U87:.U96])" office:value-type="float" office:value="0.108848953188653" calcext:value-type="float">
            <text:p>0.109</text:p>
          </table:table-cell>
          <table:table-cell table:style-name="ce57" table:formula="of:=AVERAGE([.V87:.V96])" office:value-type="float" office:value="0.149029592388962" calcext:value-type="float">
            <text:p>0.149</text:p>
          </table:table-cell>
          <table:table-cell table:style-name="ce57" table:formula="of:=AVERAGE([.W87:.W96])" office:value-type="float" office:value="0.108612245067532" calcext:value-type="float">
            <text:p>0.109</text:p>
          </table:table-cell>
          <table:table-cell table:style-name="ce57" table:formula="of:=AVERAGE([.X87:.X96])" office:value-type="float" office:value="0.147791233589807" calcext:value-type="float">
            <text:p>0.148</text:p>
          </table:table-cell>
          <table:table-cell table:style-name="ce57" table:formula="of:=AVERAGE([.Y87:.Y96])" office:value-type="float" office:value="0.1273724668745" calcext:value-type="float">
            <text:p>0.127</text:p>
          </table:table-cell>
          <table:table-cell table:style-name="ce57" table:formula="of:=AVERAGE([.Z87:.Z96])" office:value-type="float" office:value="0.167594243537565" calcext:value-type="float">
            <text:p>0.168</text:p>
          </table:table-cell>
          <table:table-cell table:style-name="ce57" table:formula="of:=AVERAGE([.AA87:.AA96])" office:value-type="float" office:value="0.139106321167842" calcext:value-type="float">
            <text:p>0.139</text:p>
          </table:table-cell>
          <table:table-cell table:style-name="ce57" table:formula="of:=AVERAGE([.AB87:.AB96])" office:value-type="float" office:value="0.15728670272564" calcext:value-type="float">
            <text:p>0.157</text:p>
          </table:table-cell>
          <table:table-cell table:style-name="ce57" table:formula="of:=AVERAGE([.AC87:.AC96])" office:value-type="float" office:value="0.148710635761513" calcext:value-type="float">
            <text:p>0.149</text:p>
          </table:table-cell>
          <table:table-cell table:style-name="ce57" table:formula="of:=AVERAGE([.AD87:.AD96])" office:value-type="float" office:value="0.15257768768735" calcext:value-type="float">
            <text:p>0.153</text:p>
          </table:table-cell>
          <table:table-cell table:number-columns-repeated="30"/>
        </table:table-row>
        <table:table-row table:style-name="ro1">
          <table:table-cell table:style-name="ce48" table:formula="of:=MEDIAN([.A87:.A96])" office:value-type="float" office:value="0.115430363737807" calcext:value-type="float">
            <text:p>0.115</text:p>
          </table:table-cell>
          <table:table-cell table:style-name="ce48" table:formula="of:=MEDIAN([.B87:.B96])" office:value-type="float" office:value="0.121733555384855" calcext:value-type="float">
            <text:p>0.122</text:p>
          </table:table-cell>
          <table:table-cell table:style-name="ce48" table:formula="of:=MEDIAN([.C87:.C96])" office:value-type="float" office:value="0.0974328936908767" calcext:value-type="float">
            <text:p>0.097</text:p>
          </table:table-cell>
          <table:table-cell table:style-name="ce48" table:formula="of:=MEDIAN([.D87:.D96])" office:value-type="float" office:value="0.0959517008824856" calcext:value-type="float">
            <text:p>0.096</text:p>
          </table:table-cell>
          <table:table-cell table:style-name="ce48" table:formula="of:=MEDIAN([.E87:.E96])" office:value-type="float" office:value="0.107701565375752" calcext:value-type="float">
            <text:p>0.108</text:p>
          </table:table-cell>
          <table:table-cell table:style-name="ce48" table:formula="of:=MEDIAN([.F87:.F96])" office:value-type="float" office:value="0.0879118410473802" calcext:value-type="float">
            <text:p>0.088</text:p>
          </table:table-cell>
          <table:table-cell table:style-name="ce48" table:formula="of:=MEDIAN([.G87:.G96])" office:value-type="float" office:value="0.117148223835603" calcext:value-type="float">
            <text:p>0.117</text:p>
          </table:table-cell>
          <table:table-cell table:style-name="ce48" table:formula="of:=MEDIAN([.H87:.H96])" office:value-type="float" office:value="0.115895584870401" calcext:value-type="float">
            <text:p>0.116</text:p>
          </table:table-cell>
          <table:table-cell table:style-name="ce48" table:formula="of:=MEDIAN([.I87:.I96])" office:value-type="float" office:value="0.105843242406086" calcext:value-type="float">
            <text:p>0.106</text:p>
          </table:table-cell>
          <table:table-cell table:style-name="ce48" table:formula="of:=MEDIAN([.J87:.J96])" office:value-type="float" office:value="0.0961988939552526" calcext:value-type="float">
            <text:p>0.096</text:p>
          </table:table-cell>
          <table:table-cell table:style-name="ce48" table:formula="of:=MEDIAN([.K87:.K96])" office:value-type="float" office:value="0.108185123944955" calcext:value-type="float">
            <text:p>0.108</text:p>
          </table:table-cell>
          <table:table-cell table:style-name="ce48" table:formula="of:=MEDIAN([.L87:.L96])" office:value-type="float" office:value="0.0981500166734672" calcext:value-type="float">
            <text:p>0.098</text:p>
          </table:table-cell>
          <table:table-cell table:style-name="ce48" table:formula="of:=MEDIAN([.M87:.M96])" office:value-type="float" office:value="0.108035815275188" calcext:value-type="float">
            <text:p>0.108</text:p>
          </table:table-cell>
          <table:table-cell table:style-name="ce48" table:formula="of:=MEDIAN([.N87:.N96])" office:value-type="float" office:value="0.0919348071756582" calcext:value-type="float">
            <text:p>0.092</text:p>
          </table:table-cell>
          <table:table-cell table:style-name="ce48" table:formula="of:=MEDIAN([.O87:.O96])" office:value-type="float" office:value="0.10996669555597" calcext:value-type="float">
            <text:p>0.110</text:p>
          </table:table-cell>
          <table:table-cell table:style-name="ce48" table:formula="of:=MEDIAN([.P87:.P96])" office:value-type="float" office:value="0.0774616111155514" calcext:value-type="float">
            <text:p>0.077</text:p>
          </table:table-cell>
          <table:table-cell table:style-name="ce48" table:formula="of:=MEDIAN([.Q87:.Q96])" office:value-type="float" office:value="0.0693481054944239" calcext:value-type="float">
            <text:p>0.069</text:p>
          </table:table-cell>
          <table:table-cell table:style-name="ce48" table:formula="of:=MEDIAN([.R87:.R96])" office:value-type="float" office:value="0.0888399568844772" calcext:value-type="float">
            <text:p>0.089</text:p>
          </table:table-cell>
          <table:table-cell table:style-name="ce48" table:formula="of:=MEDIAN([.S87:.S96])" office:value-type="float" office:value="0.115335011404834" calcext:value-type="float">
            <text:p>0.115</text:p>
          </table:table-cell>
          <table:table-cell table:style-name="ce48" table:formula="of:=MEDIAN([.T87:.T96])" office:value-type="float" office:value="0.11225524919455" calcext:value-type="float">
            <text:p>0.112</text:p>
          </table:table-cell>
          <table:table-cell table:style-name="ce48" table:formula="of:=MEDIAN([.U87:.U96])" office:value-type="float" office:value="0.133878728009059" calcext:value-type="float">
            <text:p>0.134</text:p>
          </table:table-cell>
          <table:table-cell table:style-name="ce48" table:formula="of:=MEDIAN([.V87:.V96])" office:value-type="float" office:value="0.129278782453212" calcext:value-type="float">
            <text:p>0.129</text:p>
          </table:table-cell>
          <table:table-cell table:style-name="ce48" table:formula="of:=MEDIAN([.W87:.W96])" office:value-type="float" office:value="0.110265237671155" calcext:value-type="float">
            <text:p>0.110</text:p>
          </table:table-cell>
          <table:table-cell table:style-name="ce48" table:formula="of:=MEDIAN([.X87:.X96])" office:value-type="float" office:value="0.131727274091545" calcext:value-type="float">
            <text:p>0.132</text:p>
          </table:table-cell>
          <table:table-cell table:style-name="ce48" table:formula="of:=MEDIAN([.Y87:.Y96])" office:value-type="float" office:value="0.135265708303369" calcext:value-type="float">
            <text:p>0.135</text:p>
          </table:table-cell>
          <table:table-cell table:style-name="ce48" table:formula="of:=MEDIAN([.Z87:.Z96])" office:value-type="float" office:value="0.131727274091545" calcext:value-type="float">
            <text:p>0.132</text:p>
          </table:table-cell>
          <table:table-cell table:style-name="ce48" table:formula="of:=MEDIAN([.AA87:.AA96])" office:value-type="float" office:value="0.135265708303369" calcext:value-type="float">
            <text:p>0.135</text:p>
          </table:table-cell>
          <table:table-cell table:style-name="ce48" table:formula="of:=MEDIAN([.AB87:.AB96])" office:value-type="float" office:value="0.131727274091545" calcext:value-type="float">
            <text:p>0.132</text:p>
          </table:table-cell>
          <table:table-cell table:style-name="ce48" table:formula="of:=MEDIAN([.AC87:.AC96])" office:value-type="float" office:value="0.174006392610178" calcext:value-type="float">
            <text:p>0.174</text:p>
          </table:table-cell>
          <table:table-cell table:style-name="ce48" table:formula="of:=MEDIAN([.AD87:.AD96])" office:value-type="float" office:value="0.120432051848281" calcext:value-type="float">
            <text:p>0.120</text:p>
          </table:table-cell>
          <table:table-cell table:number-columns-repeated="30"/>
        </table:table-row>
        <table:table-row table:style-name="ro1" table:number-rows-repeated="3">
          <table:table-cell table:style-name="Default" table:number-columns-repeated="30"/>
          <table:table-cell table:number-columns-repeated="30"/>
        </table:table-row>
        <table:table-row table:style-name="ro1">
          <table:table-cell table:style-name="ce1" office:value-type="string" calcext:value-type="string" table:number-columns-spanned="30" table:number-rows-spanned="1">
            <text:p>EA MNIST Target-Size 10 LCMC</text:p>
          </table:table-cell>
          <table:covered-table-cell table:number-columns-repeated="29" table:style-name="Default"/>
          <table:table-cell table:number-columns-repeated="30"/>
        </table:table-row>
        <table:table-row table:style-name="ro1">
          <table:table-cell table:style-name="ce30" office:value-type="string" calcext:value-type="string" table:number-columns-spanned="30" table:number-rows-spanned="1">
            <text:p>Encoder</text:p>
          </table:table-cell>
          <table:covered-table-cell table:number-columns-repeated="29" table:style-name="Default"/>
          <table:table-cell table:number-columns-repeated="30"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 table:number-columns-spanned="2" table:number-rows-spanned="1">
            <text:p>11</text:p>
          </table:table-cell>
          <table:covered-table-cell table:style-name="ce30"/>
          <table:table-cell table:style-name="ce30" office:value-type="float" office:value="12" calcext:value-type="float" table:number-columns-spanned="2" table:number-rows-spanned="1">
            <text:p>12</text:p>
          </table:table-cell>
          <table:covered-table-cell table:style-name="ce30"/>
          <table:table-cell table:style-name="ce30" office:value-type="float" office:value="13" calcext:value-type="float" table:number-columns-spanned="2" table:number-rows-spanned="1">
            <text:p>13</text:p>
          </table:table-cell>
          <table:covered-table-cell table:style-name="ce30"/>
          <table:table-cell table:style-name="ce30" office:value-type="float" office:value="14" calcext:value-type="float" table:number-columns-spanned="2" table:number-rows-spanned="1">
            <text:p>14</text:p>
          </table:table-cell>
          <table:covered-table-cell table:style-name="ce30"/>
          <table:table-cell table:style-name="ce30" office:value-type="float" office:value="15" calcext:value-type="float" table:number-columns-spanned="2" table:number-rows-spanned="1">
            <text:p>15</text:p>
          </table:table-cell>
          <table:covered-table-cell table:style-name="ce30"/>
          <table:table-cell table:style-name="ce30" office:value-type="float" office:value="16" calcext:value-type="float" table:number-columns-spanned="2" table:number-rows-spanned="1">
            <text:p>16</text:p>
          </table:table-cell>
          <table:covered-table-cell table:style-name="ce30"/>
          <table:table-cell table:style-name="ce30" office:value-type="float" office:value="17" calcext:value-type="float" table:number-columns-spanned="2" table:number-rows-spanned="1">
            <text:p>17</text:p>
          </table:table-cell>
          <table:covered-table-cell table:style-name="ce30"/>
          <table:table-cell table:style-name="ce30" office:value-type="float" office:value="18" calcext:value-type="float" table:number-columns-spanned="2" table:number-rows-spanned="1">
            <text:p>18</text:p>
          </table:table-cell>
          <table:covered-table-cell table:style-name="ce30"/>
          <table:table-cell table:style-name="ce30" office:value-type="float" office:value="19" calcext:value-type="float" table:number-columns-spanned="2" table:number-rows-spanned="1">
            <text:p>19</text:p>
          </table:table-cell>
          <table:covered-table-cell table:style-name="ce30"/>
          <table:table-cell table:style-name="ce30" office:value-type="float" office:value="20" calcext:value-type="float" table:number-columns-spanned="2" table:number-rows-spanned="1">
            <text:p>20</text:p>
          </table:table-cell>
          <table:covered-table-cell table:style-name="ce30"/>
          <table:table-cell table:number-columns-repeated="30"/>
        </table:table-row>
        <table:table-row table:style-name="ro1">
          <table:table-cell table:number-columns-repeated="11" office:value-type="float" office:value="0.01" calcext:value-type="float">
            <text:p>0.010</text:p>
          </table:table-cell>
          <table:table-cell office:value-type="float" office:value="0.165676561142427" calcext:value-type="float">
            <text:p>0.166</text:p>
          </table:table-cell>
          <table:table-cell office:value-type="float" office:value="0.01" calcext:value-type="float">
            <text:p>0.010</text:p>
          </table:table-cell>
          <table:table-cell office:value-type="float" office:value="0.165676561142427" calcext:value-type="float">
            <text:p>0.166</text:p>
          </table:table-cell>
          <table:table-cell office:value-type="float" office:value="0.01" calcext:value-type="float">
            <text:p>0.010</text:p>
          </table:table-cell>
          <table:table-cell office:value-type="float" office:value="0.118025979151185" calcext:value-type="float">
            <text:p>0.118</text:p>
          </table:table-cell>
          <table:table-cell office:value-type="float" office:value="0.01" calcext:value-type="float">
            <text:p>0.010</text:p>
          </table:table-cell>
          <table:table-cell office:value-type="float" office:value="0.118025979151185" calcext:value-type="float">
            <text:p>0.118</text:p>
          </table:table-cell>
          <table:table-cell office:value-type="float" office:value="0.01" calcext:value-type="float">
            <text:p>0.010</text:p>
          </table:table-cell>
          <table:table-cell office:value-type="float" office:value="0.118025979151185" calcext:value-type="float">
            <text:p>0.118</text:p>
          </table:table-cell>
          <table:table-cell office:value-type="float" office:value="0.0372946587437776" calcext:value-type="float">
            <text:p>0.037</text:p>
          </table:table-cell>
          <table:table-cell office:value-type="float" office:value="0.102641856488372" calcext:value-type="float">
            <text:p>0.103</text:p>
          </table:table-cell>
          <table:table-cell office:value-type="float" office:value="0.01" calcext:value-type="float">
            <text:p>0.010</text:p>
          </table:table-cell>
          <table:table-cell office:value-type="float" office:value="0.174264745898761" calcext:value-type="float">
            <text:p>0.174</text:p>
          </table:table-cell>
          <table:table-cell office:value-type="float" office:value="0.01" calcext:value-type="float">
            <text:p>0.010</text:p>
          </table:table-cell>
          <table:table-cell office:value-type="float" office:value="0.157546203542964" calcext:value-type="float">
            <text:p>0.158</text:p>
          </table:table-cell>
          <table:table-cell office:value-type="float" office:value="0.01" calcext:value-type="float">
            <text:p>0.010</text:p>
          </table:table-cell>
          <table:table-cell office:value-type="float" office:value="0.157546203542964" calcext:value-type="float">
            <text:p>0.158</text:p>
          </table:table-cell>
          <table:table-cell office:value-type="float" office:value="0.01" calcext:value-type="float">
            <text:p>0.010</text:p>
          </table:table-cell>
          <table:table-cell office:value-type="float" office:value="0.157546203542964" calcext:value-type="float">
            <text:p>0.158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.0928647607495917" calcext:value-type="float">
            <text:p>0.093</text:p>
          </table:table-cell>
          <table:table-cell table:number-columns-repeated="5" office:value-type="float" office:value="0.0826182277740372" calcext:value-type="float">
            <text:p>0.083</text:p>
          </table:table-cell>
          <table:table-cell office:value-type="float" office:value="0.179226516621452" calcext:value-type="float">
            <text:p>0.179</text:p>
          </table:table-cell>
          <table:table-cell office:value-type="float" office:value="0.13340613825999" calcext:value-type="float">
            <text:p>0.133</text:p>
          </table:table-cell>
          <table:table-cell office:value-type="float" office:value="0.0897179608617089" calcext:value-type="float">
            <text:p>0.090</text:p>
          </table:table-cell>
          <table:table-cell office:value-type="float" office:value="0.01" calcext:value-type="float">
            <text:p>0.010</text:p>
          </table:table-cell>
          <table:table-cell office:value-type="float" office:value="0.0611863428953123" calcext:value-type="float">
            <text:p>0.061</text:p>
          </table:table-cell>
          <table:table-cell office:value-type="float" office:value="0.01" calcext:value-type="float">
            <text:p>0.010</text:p>
          </table:table-cell>
          <table:table-cell office:value-type="float" office:value="0.115258502189537" calcext:value-type="float">
            <text:p>0.115</text:p>
          </table:table-cell>
          <table:table-cell office:value-type="float" office:value="0.08170855617756" calcext:value-type="float">
            <text:p>0.082</text:p>
          </table:table-cell>
          <table:table-cell office:value-type="float" office:value="0.137927318888928" calcext:value-type="float">
            <text:p>0.138</text:p>
          </table:table-cell>
          <table:table-cell office:value-type="float" office:value="0.01" calcext:value-type="float">
            <text:p>0.010</text:p>
          </table:table-cell>
          <table:table-cell office:value-type="float" office:value="0.154828606687193" calcext:value-type="float">
            <text:p>0.155</text:p>
          </table:table-cell>
          <table:table-cell office:value-type="float" office:value="0.01" calcext:value-type="float">
            <text:p>0.010</text:p>
          </table:table-cell>
          <table:table-cell office:value-type="float" office:value="0.154828606687193" calcext:value-type="float">
            <text:p>0.155</text:p>
          </table:table-cell>
          <table:table-cell office:value-type="float" office:value="0.01" calcext:value-type="float">
            <text:p>0.010</text:p>
          </table:table-cell>
          <table:table-cell office:value-type="float" office:value="0.154828606687193" calcext:value-type="float">
            <text:p>0.155</text:p>
          </table:table-cell>
          <table:table-cell office:value-type="float" office:value="0.074940538378179" calcext:value-type="float">
            <text:p>0.075</text:p>
          </table:table-cell>
          <table:table-cell office:value-type="float" office:value="0.0885698193248758" calcext:value-type="float">
            <text:p>0.089</text:p>
          </table:table-cell>
          <table:table-cell office:value-type="float" office:value="0.074940538378179" calcext:value-type="float">
            <text:p>0.075</text:p>
          </table:table-cell>
          <table:table-cell office:value-type="float" office:value="0.0885698193248758" calcext:value-type="float">
            <text:p>0.089</text:p>
          </table:table-cell>
          <table:table-cell office:value-type="float" office:value="0.074940538378179" calcext:value-type="float">
            <text:p>0.075</text:p>
          </table:table-cell>
          <table:table-cell office:value-type="float" office:value="0.0885698193248758" calcext:value-type="float">
            <text:p>0.089</text:p>
          </table:table-cell>
          <table:table-cell office:value-type="float" office:value="0.074940538378179" calcext:value-type="float">
            <text:p>0.075</text:p>
          </table:table-cell>
          <table:table-cell office:value-type="float" office:value="0.0885698193248758" calcext:value-type="float">
            <text:p>0.089</text:p>
          </table:table-cell>
          <table:table-cell table:number-columns-repeated="30"/>
        </table:table-row>
        <table:table-row table:style-name="ro1">
          <table:table-cell office:value-type="float" office:value="0.206408132663319" calcext:value-type="float">
            <text:p>0.206</text:p>
          </table:table-cell>
          <table:table-cell office:value-type="float" office:value="0.136143820566521" calcext:value-type="float">
            <text:p>0.136</text:p>
          </table:table-cell>
          <table:table-cell office:value-type="float" office:value="0.114131237978925" calcext:value-type="float">
            <text:p>0.114</text:p>
          </table:table-cell>
          <table:table-cell table:number-columns-repeated="8" office:value-type="float" office:value="0.161298719243833" calcext:value-type="float">
            <text:p>0.161</text:p>
          </table:table-cell>
          <table:table-cell office:value-type="float" office:value="0.173636706204637" calcext:value-type="float">
            <text:p>0.174</text:p>
          </table:table-cell>
          <table:table-cell office:value-type="float" office:value="0.151592403556207" calcext:value-type="float">
            <text:p>0.152</text:p>
          </table:table-cell>
          <table:table-cell office:value-type="float" office:value="0.222911439661044" calcext:value-type="float">
            <text:p>0.223</text:p>
          </table:table-cell>
          <table:table-cell office:value-type="float" office:value="0.142079101786678" calcext:value-type="float">
            <text:p>0.142</text:p>
          </table:table-cell>
          <table:table-cell office:value-type="float" office:value="0.247384314920499" calcext:value-type="float">
            <text:p>0.247</text:p>
          </table:table-cell>
          <table:table-cell office:value-type="float" office:value="0.0935820144896062" calcext:value-type="float">
            <text:p>0.094</text:p>
          </table:table-cell>
          <table:table-cell office:value-type="float" office:value="0.198822606232932" calcext:value-type="float">
            <text:p>0.199</text:p>
          </table:table-cell>
          <table:table-cell office:value-type="float" office:value="0.0599934032628778" calcext:value-type="float">
            <text:p>0.060</text:p>
          </table:table-cell>
          <table:table-cell office:value-type="float" office:value="0.140745665958084" calcext:value-type="float">
            <text:p>0.141</text:p>
          </table:table-cell>
          <table:table-cell office:value-type="float" office:value="0.0599934032628778" calcext:value-type="float">
            <text:p>0.060</text:p>
          </table:table-cell>
          <table:table-cell office:value-type="float" office:value="0.140745665958084" calcext:value-type="float">
            <text:p>0.141</text:p>
          </table:table-cell>
          <table:table-cell office:value-type="float" office:value="0.0599934032628778" calcext:value-type="float">
            <text:p>0.060</text:p>
          </table:table-cell>
          <table:table-cell office:value-type="float" office:value="0.140745665958084" calcext:value-type="float">
            <text:p>0.141</text:p>
          </table:table-cell>
          <table:table-cell office:value-type="float" office:value="0.0599934032628778" calcext:value-type="float">
            <text:p>0.060</text:p>
          </table:table-cell>
          <table:table-cell office:value-type="float" office:value="0.140745665958084" calcext:value-type="float">
            <text:p>0.141</text:p>
          </table:table-cell>
          <table:table-cell office:value-type="float" office:value="0.137051699439569" calcext:value-type="float">
            <text:p>0.137</text:p>
          </table:table-cell>
          <table:table-cell office:value-type="float" office:value="0.174474798450433" calcext:value-type="float">
            <text:p>0.174</text:p>
          </table:table-cell>
          <table:table-cell office:value-type="float" office:value="0.0622432431257771" calcext:value-type="float">
            <text:p>0.062</text:p>
          </table:table-cell>
          <table:table-cell office:value-type="float" office:value="0.18775911614228" calcext:value-type="float">
            <text:p>0.188</text:p>
          </table:table-cell>
          <table:table-cell table:number-columns-repeated="30"/>
        </table:table-row>
        <table:table-row table:style-name="ro1">
          <table:table-cell office:value-type="float" office:value="0.136590494989999" calcext:value-type="float">
            <text:p>0.137</text:p>
          </table:table-cell>
          <table:table-cell office:value-type="float" office:value="0.184455296126848" calcext:value-type="float">
            <text:p>0.184</text:p>
          </table:table-cell>
          <table:table-cell table:number-columns-repeated="2" office:value-type="float" office:value="0.180323584462479" calcext:value-type="float">
            <text:p>0.180</text:p>
          </table:table-cell>
          <table:table-cell table:number-columns-repeated="2" office:value-type="float" office:value="0.174726040136174" calcext:value-type="float">
            <text:p>0.175</text:p>
          </table:table-cell>
          <table:table-cell table:number-columns-repeated="2" office:value-type="float" office:value="0.26690382724001" calcext:value-type="float">
            <text:p>0.267</text:p>
          </table:table-cell>
          <table:table-cell table:number-columns-repeated="3" office:value-type="float" office:value="0.307953903395981" calcext:value-type="float">
            <text:p>0.308</text:p>
          </table:table-cell>
          <table:table-cell office:value-type="float" office:value="0.0418581559677054" calcext:value-type="float">
            <text:p>0.042</text:p>
          </table:table-cell>
          <table:table-cell office:value-type="float" office:value="0.307953903395981" calcext:value-type="float">
            <text:p>0.308</text:p>
          </table:table-cell>
          <table:table-cell office:value-type="float" office:value="0.0418581559677054" calcext:value-type="float">
            <text:p>0.042</text:p>
          </table:table-cell>
          <table:table-cell office:value-type="float" office:value="0.307953903395981" calcext:value-type="float">
            <text:p>0.308</text:p>
          </table:table-cell>
          <table:table-cell office:value-type="float" office:value="0.0418581559677054" calcext:value-type="float">
            <text:p>0.042</text:p>
          </table:table-cell>
          <table:table-cell office:value-type="float" office:value="0.307953903395981" calcext:value-type="float">
            <text:p>0.308</text:p>
          </table:table-cell>
          <table:table-cell office:value-type="float" office:value="0.0418581559677054" calcext:value-type="float">
            <text:p>0.042</text:p>
          </table:table-cell>
          <table:table-cell office:value-type="float" office:value="0.307953903395981" calcext:value-type="float">
            <text:p>0.308</text:p>
          </table:table-cell>
          <table:table-cell office:value-type="float" office:value="0.0418581559677054" calcext:value-type="float">
            <text:p>0.042</text:p>
          </table:table-cell>
          <table:table-cell office:value-type="float" office:value="0.307953903395981" calcext:value-type="float">
            <text:p>0.308</text:p>
          </table:table-cell>
          <table:table-cell office:value-type="float" office:value="0.0418581559677054" calcext:value-type="float">
            <text:p>0.042</text:p>
          </table:table-cell>
          <table:table-cell office:value-type="float" office:value="0.307953903395981" calcext:value-type="float">
            <text:p>0.308</text:p>
          </table:table-cell>
          <table:table-cell office:value-type="float" office:value="0.0418581559677054" calcext:value-type="float">
            <text:p>0.042</text:p>
          </table:table-cell>
          <table:table-cell office:value-type="float" office:value="0.25427093709325" calcext:value-type="float">
            <text:p>0.254</text:p>
          </table:table-cell>
          <table:table-cell office:value-type="float" office:value="0.0645028452355783" calcext:value-type="float">
            <text:p>0.065</text:p>
          </table:table-cell>
          <table:table-cell office:value-type="float" office:value="0.25427093709325" calcext:value-type="float">
            <text:p>0.254</text:p>
          </table:table-cell>
          <table:table-cell office:value-type="float" office:value="0.0645028452355783" calcext:value-type="float">
            <text:p>0.065</text:p>
          </table:table-cell>
          <table:table-cell office:value-type="float" office:value="0.25427093709325" calcext:value-type="float">
            <text:p>0.254</text:p>
          </table:table-cell>
          <table:table-cell office:value-type="float" office:value="0.0645028452355783" calcext:value-type="float">
            <text:p>0.065</text:p>
          </table:table-cell>
          <table:table-cell table:number-columns-repeated="30"/>
        </table:table-row>
        <table:table-row table:style-name="ro1">
          <table:table-cell office:value-type="float" office:value="0.190407120363603" calcext:value-type="float">
            <text:p>0.190</text:p>
          </table:table-cell>
          <table:table-cell office:value-type="float" office:value="0.226073116421865" calcext:value-type="float">
            <text:p>0.226</text:p>
          </table:table-cell>
          <table:table-cell office:value-type="float" office:value="0.21872149880737" calcext:value-type="float">
            <text:p>0.219</text:p>
          </table:table-cell>
          <table:table-cell table:number-columns-repeated="2" office:value-type="float" office:value="0.22194264870861" calcext:value-type="float">
            <text:p>0.222</text:p>
          </table:table-cell>
          <table:table-cell office:value-type="float" office:value="0.248837265275467" calcext:value-type="float">
            <text:p>0.249</text:p>
          </table:table-cell>
          <table:table-cell table:number-columns-repeated="2" office:value-type="float" office:value="0.356677130186984" calcext:value-type="float">
            <text:p>0.357</text:p>
          </table:table-cell>
          <table:table-cell table:number-columns-repeated="3" office:value-type="float" office:value="0.265449457398829" calcext:value-type="float">
            <text:p>0.265</text:p>
          </table:table-cell>
          <table:table-cell office:value-type="float" office:value="0.0752573262301796" calcext:value-type="float">
            <text:p>0.075</text:p>
          </table:table-cell>
          <table:table-cell office:value-type="float" office:value="0.265449457398829" calcext:value-type="float">
            <text:p>0.265</text:p>
          </table:table-cell>
          <table:table-cell office:value-type="float" office:value="0.0752573262301796" calcext:value-type="float">
            <text:p>0.075</text:p>
          </table:table-cell>
          <table:table-cell office:value-type="float" office:value="0.265449457398829" calcext:value-type="float">
            <text:p>0.265</text:p>
          </table:table-cell>
          <table:table-cell office:value-type="float" office:value="0.0752573262301796" calcext:value-type="float">
            <text:p>0.075</text:p>
          </table:table-cell>
          <table:table-cell office:value-type="float" office:value="0.303453537247825" calcext:value-type="float">
            <text:p>0.303</text:p>
          </table:table-cell>
          <table:table-cell office:value-type="float" office:value="0.0594973116164304" calcext:value-type="float">
            <text:p>0.059</text:p>
          </table:table-cell>
          <table:table-cell office:value-type="float" office:value="0.334811642000604" calcext:value-type="float">
            <text:p>0.335</text:p>
          </table:table-cell>
          <table:table-cell office:value-type="float" office:value="0.0469261007794777" calcext:value-type="float">
            <text:p>0.047</text:p>
          </table:table-cell>
          <table:table-cell office:value-type="float" office:value="0.250044177213188" calcext:value-type="float">
            <text:p>0.250</text:p>
          </table:table-cell>
          <table:table-cell office:value-type="float" office:value="0.01" calcext:value-type="float">
            <text:p>0.010</text:p>
          </table:table-cell>
          <table:table-cell office:value-type="float" office:value="0.250044177213188" calcext:value-type="float">
            <text:p>0.250</text:p>
          </table:table-cell>
          <table:table-cell office:value-type="float" office:value="0.01" calcext:value-type="float">
            <text:p>0.010</text:p>
          </table:table-cell>
          <table:table-cell office:value-type="float" office:value="0.250044177213188" calcext:value-type="float">
            <text:p>0.250</text:p>
          </table:table-cell>
          <table:table-cell office:value-type="float" office:value="0.01" calcext:value-type="float">
            <text:p>0.010</text:p>
          </table:table-cell>
          <table:table-cell office:value-type="float" office:value="0.250044177213188" calcext:value-type="float">
            <text:p>0.250</text:p>
          </table:table-cell>
          <table:table-cell office:value-type="float" office:value="0.01" calcext:value-type="float">
            <text:p>0.010</text:p>
          </table:table-cell>
          <table:table-cell office:value-type="float" office:value="0.252566584243607" calcext:value-type="float">
            <text:p>0.253</text:p>
          </table:table-cell>
          <table:table-cell office:value-type="float" office:value="0.0887023765605261" calcext:value-type="float">
            <text:p>0.089</text:p>
          </table:table-cell>
          <table:table-cell table:number-columns-repeated="30"/>
        </table:table-row>
        <table:table-row table:style-name="ro1">
          <table:table-cell office:value-type="float" office:value="0.0629475431142018" calcext:value-type="float">
            <text:p>0.063</text:p>
          </table:table-cell>
          <table:table-cell office:value-type="float" office:value="0.0598173444048013" calcext:value-type="float">
            <text:p>0.060</text:p>
          </table:table-cell>
          <table:table-cell office:value-type="float" office:value="0.13125652887156" calcext:value-type="float">
            <text:p>0.131</text:p>
          </table:table-cell>
          <table:table-cell office:value-type="float" office:value="0.173908997104023" calcext:value-type="float">
            <text:p>0.174</text:p>
          </table:table-cell>
          <table:table-cell office:value-type="float" office:value="0.20526360592489" calcext:value-type="float">
            <text:p>0.205</text:p>
          </table:table-cell>
          <table:table-cell table:number-columns-repeated="6" office:value-type="float" office:value="0.232507271865683" calcext:value-type="float">
            <text:p>0.233</text:p>
          </table:table-cell>
          <table:table-cell office:value-type="float" office:value="0.0323062777625854" calcext:value-type="float">
            <text:p>0.032</text:p>
          </table:table-cell>
          <table:table-cell office:value-type="float" office:value="0.232507271865683" calcext:value-type="float">
            <text:p>0.233</text:p>
          </table:table-cell>
          <table:table-cell office:value-type="float" office:value="0.0323062777625854" calcext:value-type="float">
            <text:p>0.032</text:p>
          </table:table-cell>
          <table:table-cell office:value-type="float" office:value="0.232507271865683" calcext:value-type="float">
            <text:p>0.233</text:p>
          </table:table-cell>
          <table:table-cell office:value-type="float" office:value="0.0323062777625854" calcext:value-type="float">
            <text:p>0.032</text:p>
          </table:table-cell>
          <table:table-cell office:value-type="float" office:value="0.298988008225039" calcext:value-type="float">
            <text:p>0.299</text:p>
          </table:table-cell>
          <table:table-cell office:value-type="float" office:value="0.0761285825355162" calcext:value-type="float">
            <text:p>0.076</text:p>
          </table:table-cell>
          <table:table-cell office:value-type="float" office:value="0.309228541941637" calcext:value-type="float">
            <text:p>0.309</text:p>
          </table:table-cell>
          <table:table-cell office:value-type="float" office:value="0.0555486955687568" calcext:value-type="float">
            <text:p>0.056</text:p>
          </table:table-cell>
          <table:table-cell office:value-type="float" office:value="0.293218277641166" calcext:value-type="float">
            <text:p>0.293</text:p>
          </table:table-cell>
          <table:table-cell office:value-type="float" office:value="0.0357546659852011" calcext:value-type="float">
            <text:p>0.036</text:p>
          </table:table-cell>
          <table:table-cell office:value-type="float" office:value="0.293218277641166" calcext:value-type="float">
            <text:p>0.293</text:p>
          </table:table-cell>
          <table:table-cell office:value-type="float" office:value="0.0357546659852011" calcext:value-type="float">
            <text:p>0.036</text:p>
          </table:table-cell>
          <table:table-cell office:value-type="float" office:value="0.293218277641166" calcext:value-type="float">
            <text:p>0.293</text:p>
          </table:table-cell>
          <table:table-cell office:value-type="float" office:value="0.0357546659852011" calcext:value-type="float">
            <text:p>0.036</text:p>
          </table:table-cell>
          <table:table-cell office:value-type="float" office:value="0.293218277641166" calcext:value-type="float">
            <text:p>0.293</text:p>
          </table:table-cell>
          <table:table-cell office:value-type="float" office:value="0.0357546659852011" calcext:value-type="float">
            <text:p>0.036</text:p>
          </table:table-cell>
          <table:table-cell office:value-type="float" office:value="0.326710294421278" calcext:value-type="float">
            <text:p>0.327</text:p>
          </table:table-cell>
          <table:table-cell office:value-type="float" office:value="0.0645051912191208" calcext:value-type="float">
            <text:p>0.065</text:p>
          </table:table-cell>
          <table:table-cell table:number-columns-repeated="30"/>
        </table:table-row>
        <table:table-row table:style-name="ro1">
          <table:table-cell office:value-type="float" office:value="0.125223309816773" calcext:value-type="float">
            <text:p>0.125</text:p>
          </table:table-cell>
          <table:table-cell office:value-type="float" office:value="0.0966419471008959" calcext:value-type="float">
            <text:p>0.097</text:p>
          </table:table-cell>
          <table:table-cell table:number-columns-repeated="2" office:value-type="float" office:value="0.0472330536287665" calcext:value-type="float">
            <text:p>0.047</text:p>
          </table:table-cell>
          <table:table-cell office:value-type="float" office:value="0.0154564768929065" calcext:value-type="float">
            <text:p>0.015</text:p>
          </table:table-cell>
          <table:table-cell table:number-columns-repeated="5" office:value-type="float" office:value="0.0156277651197908" calcext:value-type="float">
            <text:p>0.016</text:p>
          </table:table-cell>
          <table:table-cell office:value-type="float" office:value="0.0485757753402134" calcext:value-type="float">
            <text:p>0.049</text:p>
          </table:table-cell>
          <table:table-cell office:value-type="float" office:value="0.0782864355752695" calcext:value-type="float">
            <text:p>0.078</text:p>
          </table:table-cell>
          <table:table-cell office:value-type="float" office:value="0.0730100825156274" calcext:value-type="float">
            <text:p>0.073</text:p>
          </table:table-cell>
          <table:table-cell office:value-type="float" office:value="0.110877670588305" calcext:value-type="float">
            <text:p>0.111</text:p>
          </table:table-cell>
          <table:table-cell office:value-type="float" office:value="0.01" calcext:value-type="float">
            <text:p>0.010</text:p>
          </table:table-cell>
          <table:table-cell office:value-type="float" office:value="0.14819517087144" calcext:value-type="float">
            <text:p>0.148</text:p>
          </table:table-cell>
          <table:table-cell office:value-type="float" office:value="0.01" calcext:value-type="float">
            <text:p>0.010</text:p>
          </table:table-cell>
          <table:table-cell office:value-type="float" office:value="0.14819517087144" calcext:value-type="float">
            <text:p>0.148</text:p>
          </table:table-cell>
          <table:table-cell office:value-type="float" office:value="0.0692502098060471" calcext:value-type="float">
            <text:p>0.069</text:p>
          </table:table-cell>
          <table:table-cell office:value-type="float" office:value="0.137714077231607" calcext:value-type="float">
            <text:p>0.138</text:p>
          </table:table-cell>
          <table:table-cell office:value-type="float" office:value="0.0692502098060471" calcext:value-type="float">
            <text:p>0.069</text:p>
          </table:table-cell>
          <table:table-cell office:value-type="float" office:value="0.137714077231607" calcext:value-type="float">
            <text:p>0.138</text:p>
          </table:table-cell>
          <table:table-cell office:value-type="float" office:value="0.0692502098060471" calcext:value-type="float">
            <text:p>0.069</text:p>
          </table:table-cell>
          <table:table-cell office:value-type="float" office:value="0.137714077231607" calcext:value-type="float">
            <text:p>0.138</text:p>
          </table:table-cell>
          <table:table-cell office:value-type="float" office:value="0.0692502098060471" calcext:value-type="float">
            <text:p>0.069</text:p>
          </table:table-cell>
          <table:table-cell office:value-type="float" office:value="0.137714077231607" calcext:value-type="float">
            <text:p>0.138</text:p>
          </table:table-cell>
          <table:table-cell office:value-type="float" office:value="0.0692502098060471" calcext:value-type="float">
            <text:p>0.069</text:p>
          </table:table-cell>
          <table:table-cell office:value-type="float" office:value="0.137714077231607" calcext:value-type="float">
            <text:p>0.138</text:p>
          </table:table-cell>
          <table:table-cell office:value-type="float" office:value="0.0692502098060471" calcext:value-type="float">
            <text:p>0.069</text:p>
          </table:table-cell>
          <table:table-cell office:value-type="float" office:value="0.137714077231607" calcext:value-type="float">
            <text:p>0.138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.0760684936275702" calcext:value-type="float">
            <text:p>0.076</text:p>
          </table:table-cell>
          <table:table-cell office:value-type="float" office:value="0.128523616346732" calcext:value-type="float">
            <text:p>0.129</text:p>
          </table:table-cell>
          <table:table-cell table:number-columns-repeated="2" office:value-type="float" office:value="0.108069024628266" calcext:value-type="float">
            <text:p>0.108</text:p>
          </table:table-cell>
          <table:table-cell office:value-type="float" office:value="0.151219565060334" calcext:value-type="float">
            <text:p>0.151</text:p>
          </table:table-cell>
          <table:table-cell office:value-type="float" office:value="0.178717861370279" calcext:value-type="float">
            <text:p>0.179</text:p>
          </table:table-cell>
          <table:table-cell table:number-columns-repeated="3" office:value-type="float" office:value="0.151518706874688" calcext:value-type="float">
            <text:p>0.152</text:p>
          </table:table-cell>
          <table:table-cell office:value-type="float" office:value="0.119428277569152" calcext:value-type="float">
            <text:p>0.119</text:p>
          </table:table-cell>
          <table:table-cell office:value-type="float" office:value="0.146783070394596" calcext:value-type="float">
            <text:p>0.147</text:p>
          </table:table-cell>
          <table:table-cell office:value-type="float" office:value="0.159756914153887" calcext:value-type="float">
            <text:p>0.160</text:p>
          </table:table-cell>
          <table:table-cell office:value-type="float" office:value="0.132444187058216" calcext:value-type="float">
            <text:p>0.132</text:p>
          </table:table-cell>
          <table:table-cell office:value-type="float" office:value="0.213510688967658" calcext:value-type="float">
            <text:p>0.214</text:p>
          </table:table-cell>
          <table:table-cell office:value-type="float" office:value="0.106763763389789" calcext:value-type="float">
            <text:p>0.107</text:p>
          </table:table-cell>
          <table:table-cell office:value-type="float" office:value="0.0974081703920917" calcext:value-type="float">
            <text:p>0.097</text:p>
          </table:table-cell>
          <table:table-cell office:value-type="float" office:value="0.111798142876578" calcext:value-type="float">
            <text:p>0.112</text:p>
          </table:table-cell>
          <table:table-cell office:value-type="float" office:value="0.0974081703920917" calcext:value-type="float">
            <text:p>0.097</text:p>
          </table:table-cell>
          <table:table-cell office:value-type="float" office:value="0.111798142876578" calcext:value-type="float">
            <text:p>0.112</text:p>
          </table:table-cell>
          <table:table-cell office:value-type="float" office:value="0.0974081703920917" calcext:value-type="float">
            <text:p>0.097</text:p>
          </table:table-cell>
          <table:table-cell office:value-type="float" office:value="0.111798142876578" calcext:value-type="float">
            <text:p>0.112</text:p>
          </table:table-cell>
          <table:table-cell office:value-type="float" office:value="0.0974081703920917" calcext:value-type="float">
            <text:p>0.097</text:p>
          </table:table-cell>
          <table:table-cell office:value-type="float" office:value="0.111798142876578" calcext:value-type="float">
            <text:p>0.112</text:p>
          </table:table-cell>
          <table:table-cell office:value-type="float" office:value="0.0974081703920917" calcext:value-type="float">
            <text:p>0.097</text:p>
          </table:table-cell>
          <table:table-cell office:value-type="float" office:value="0.111798142876578" calcext:value-type="float">
            <text:p>0.112</text:p>
          </table:table-cell>
          <table:table-cell office:value-type="float" office:value="0.0927361007611211" calcext:value-type="float">
            <text:p>0.093</text:p>
          </table:table-cell>
          <table:table-cell office:value-type="float" office:value="0.134408529601462" calcext:value-type="float">
            <text:p>0.134</text:p>
          </table:table-cell>
          <table:table-cell office:value-type="float" office:value="0.082961723410689" calcext:value-type="float">
            <text:p>0.083</text:p>
          </table:table-cell>
          <table:table-cell office:value-type="float" office:value="0.0750742617927797" calcext:value-type="float">
            <text:p>0.075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.0862076239617673" calcext:value-type="float">
            <text:p>0.086</text:p>
          </table:table-cell>
          <table:table-cell office:value-type="float" office:value="0.0979145382143544" calcext:value-type="float">
            <text:p>0.098</text:p>
          </table:table-cell>
          <table:table-cell office:value-type="float" office:value="0.157504124887085" calcext:value-type="float">
            <text:p>0.158</text:p>
          </table:table-cell>
          <table:table-cell office:value-type="float" office:value="0.222809099113686" calcext:value-type="float">
            <text:p>0.223</text:p>
          </table:table-cell>
          <table:table-cell table:number-columns-repeated="2" office:value-type="float" office:value="0.124895235477319" calcext:value-type="float">
            <text:p>0.125</text:p>
          </table:table-cell>
          <table:table-cell office:value-type="float" office:value="0.0770327207071638" calcext:value-type="float">
            <text:p>0.077</text:p>
          </table:table-cell>
          <table:table-cell table:number-columns-repeated="3" office:value-type="float" office:value="0.115710989946754" calcext:value-type="float">
            <text:p>0.116</text:p>
          </table:table-cell>
          <table:table-cell office:value-type="float" office:value="0.11533467936667" calcext:value-type="float">
            <text:p>0.115</text:p>
          </table:table-cell>
          <table:table-cell office:value-type="float" office:value="0.115710989946754" calcext:value-type="float">
            <text:p>0.116</text:p>
          </table:table-cell>
          <table:table-cell office:value-type="float" office:value="0.11533467936667" calcext:value-type="float">
            <text:p>0.115</text:p>
          </table:table-cell>
          <table:table-cell office:value-type="float" office:value="0.115710989946754" calcext:value-type="float">
            <text:p>0.116</text:p>
          </table:table-cell>
          <table:table-cell office:value-type="float" office:value="0.11533467936667" calcext:value-type="float">
            <text:p>0.115</text:p>
          </table:table-cell>
          <table:table-cell office:value-type="float" office:value="0.175310202152638" calcext:value-type="float">
            <text:p>0.175</text:p>
          </table:table-cell>
          <table:table-cell office:value-type="float" office:value="0.0919927885991501" calcext:value-type="float">
            <text:p>0.092</text:p>
          </table:table-cell>
          <table:table-cell office:value-type="float" office:value="0.257572243631392" calcext:value-type="float">
            <text:p>0.258</text:p>
          </table:table-cell>
          <table:table-cell office:value-type="float" office:value="0.01" calcext:value-type="float">
            <text:p>0.010</text:p>
          </table:table-cell>
          <table:table-cell office:value-type="float" office:value="0.257572243631392" calcext:value-type="float">
            <text:p>0.258</text:p>
          </table:table-cell>
          <table:table-cell office:value-type="float" office:value="0.01" calcext:value-type="float">
            <text:p>0.010</text:p>
          </table:table-cell>
          <table:table-cell office:value-type="float" office:value="0.257572243631392" calcext:value-type="float">
            <text:p>0.258</text:p>
          </table:table-cell>
          <table:table-cell office:value-type="float" office:value="0.01" calcext:value-type="float">
            <text:p>0.010</text:p>
          </table:table-cell>
          <table:table-cell office:value-type="float" office:value="0.257572243631392" calcext:value-type="float">
            <text:p>0.258</text:p>
          </table:table-cell>
          <table:table-cell office:value-type="float" office:value="0.01" calcext:value-type="float">
            <text:p>0.010</text:p>
          </table:table-cell>
          <table:table-cell office:value-type="float" office:value="0.318655462626585" calcext:value-type="float">
            <text:p>0.319</text:p>
          </table:table-cell>
          <table:table-cell office:value-type="float" office:value="0.01" calcext:value-type="float">
            <text:p>0.010</text:p>
          </table:table-cell>
          <table:table-cell office:value-type="float" office:value="0.318655462626585" calcext:value-type="float">
            <text:p>0.319</text:p>
          </table:table-cell>
          <table:table-cell office:value-type="float" office:value="0.01" calcext:value-type="float">
            <text:p>0.010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.0302450005804805" calcext:value-type="float">
            <text:p>0.030</text:p>
          </table:table-cell>
          <table:table-cell office:value-type="float" office:value="0.0308741899607447" calcext:value-type="float">
            <text:p>0.031</text:p>
          </table:table-cell>
          <table:table-cell table:number-columns-repeated="5" office:value-type="float" office:value="0.01" calcext:value-type="float">
            <text:p>0.010</text:p>
          </table:table-cell>
          <table:table-cell table:number-columns-repeated="2" office:value-type="float" office:value="0.0128130664961666" calcext:value-type="float">
            <text:p>0.013</text:p>
          </table:table-cell>
          <table:table-cell office:value-type="float" office:value="0.0263889511359077" calcext:value-type="float">
            <text:p>0.026</text:p>
          </table:table-cell>
          <table:table-cell office:value-type="float" office:value="0.0936962540395301" calcext:value-type="float">
            <text:p>0.094</text:p>
          </table:table-cell>
          <table:table-cell office:value-type="float" office:value="0.0263889511359077" calcext:value-type="float">
            <text:p>0.026</text:p>
          </table:table-cell>
          <table:table-cell office:value-type="float" office:value="0.0936962540395301" calcext:value-type="float">
            <text:p>0.094</text:p>
          </table:table-cell>
          <table:table-cell office:value-type="float" office:value="0.0263889511359077" calcext:value-type="float">
            <text:p>0.026</text:p>
          </table:table-cell>
          <table:table-cell office:value-type="float" office:value="0.0936962540395301" calcext:value-type="float">
            <text:p>0.094</text:p>
          </table:table-cell>
          <table:table-cell office:value-type="float" office:value="0.0263889511359077" calcext:value-type="float">
            <text:p>0.026</text:p>
          </table:table-cell>
          <table:table-cell office:value-type="float" office:value="0.0936962540395301" calcext:value-type="float">
            <text:p>0.094</text:p>
          </table:table-cell>
          <table:table-cell office:value-type="float" office:value="0.01" calcext:value-type="float">
            <text:p>0.010</text:p>
          </table:table-cell>
          <table:table-cell office:value-type="float" office:value="0.108804311113394" calcext:value-type="float">
            <text:p>0.109</text:p>
          </table:table-cell>
          <table:table-cell office:value-type="float" office:value="0.0155676822292434" calcext:value-type="float">
            <text:p>0.016</text:p>
          </table:table-cell>
          <table:table-cell office:value-type="float" office:value="0.162794950769439" calcext:value-type="float">
            <text:p>0.163</text:p>
          </table:table-cell>
          <table:table-cell office:value-type="float" office:value="0.0155676822292434" calcext:value-type="float">
            <text:p>0.016</text:p>
          </table:table-cell>
          <table:table-cell office:value-type="float" office:value="0.162794950769439" calcext:value-type="float">
            <text:p>0.163</text:p>
          </table:table-cell>
          <table:table-cell office:value-type="float" office:value="0.0869761838413645" calcext:value-type="float">
            <text:p>0.087</text:p>
          </table:table-cell>
          <table:table-cell office:value-type="float" office:value="0.178498503988956" calcext:value-type="float">
            <text:p>0.178</text:p>
          </table:table-cell>
          <table:table-cell office:value-type="float" office:value="0.124767977034141" calcext:value-type="float">
            <text:p>0.125</text:p>
          </table:table-cell>
          <table:table-cell office:value-type="float" office:value="0.172187884862586" calcext:value-type="float">
            <text:p>0.172</text:p>
          </table:table-cell>
          <table:table-cell office:value-type="float" office:value="0.124767977034141" calcext:value-type="float">
            <text:p>0.125</text:p>
          </table:table-cell>
          <table:table-cell office:value-type="float" office:value="0.172187884862586" calcext:value-type="float">
            <text:p>0.172</text:p>
          </table:table-cell>
          <table:table-cell table:number-columns-repeated="30"/>
        </table:table-row>
        <table:table-row table:style-name="ro1">
          <table:table-cell table:style-name="ce48" table:formula="of:=AVERAGE([.A105:.A114])" office:value-type="float" office:value="0.101696247986731" calcext:value-type="float">
            <text:p>0.102</text:p>
          </table:table-cell>
          <table:table-cell table:style-name="ce48" table:formula="of:=AVERAGE([.B105:.B114])" office:value-type="float" office:value="0.0998517403540341" calcext:value-type="float">
            <text:p>0.100</text:p>
          </table:table-cell>
          <table:table-cell table:style-name="ce48" table:formula="of:=AVERAGE([.C105:.C114])" office:value-type="float" office:value="0.104159647604497" calcext:value-type="float">
            <text:p>0.104</text:p>
          </table:table-cell>
          <table:table-cell table:style-name="ce48" table:formula="of:=AVERAGE([.D105:.D114])" office:value-type="float" office:value="0.11528983804371" calcext:value-type="float">
            <text:p>0.115</text:p>
          </table:table-cell>
          <table:table-cell table:style-name="ce48" table:formula="of:=AVERAGE([.E105:.E114])" office:value-type="float" office:value="0.12121838424224" calcext:value-type="float">
            <text:p>0.121</text:p>
          </table:table-cell>
          <table:table-cell table:style-name="ce48" table:formula="of:=AVERAGE([.F105:.F114])" office:value-type="float" office:value="0.121173008995264" calcext:value-type="float">
            <text:p>0.121</text:p>
          </table:table-cell>
          <table:table-cell table:style-name="ce48" table:formula="of:=AVERAGE([.G105:.G114])" office:value-type="float" office:value="0.143924603827794" calcext:value-type="float">
            <text:p>0.144</text:p>
          </table:table-cell>
          <table:table-cell table:style-name="ce48" table:formula="of:=AVERAGE([.H105:.H114])" office:value-type="float" office:value="0.14607926578596" calcext:value-type="float">
            <text:p>0.146</text:p>
          </table:table-cell>
          <table:table-cell table:style-name="ce48" table:formula="of:=AVERAGE([.I105:.I114])" office:value-type="float" office:value="0.140628601860172" calcext:value-type="float">
            <text:p>0.141</text:p>
          </table:table-cell>
          <table:table-cell table:style-name="ce48" table:formula="of:=AVERAGE([.J105:.J114])" office:value-type="float" office:value="0.136259784120343" calcext:value-type="float">
            <text:p>0.136</text:p>
          </table:table-cell>
          <table:table-cell table:style-name="ce48" table:formula="of:=AVERAGE([.K105:.K114])" office:value-type="float" office:value="0.129731334589635" calcext:value-type="float">
            <text:p>0.130</text:p>
          </table:table-cell>
          <table:table-cell table:style-name="ce48" table:formula="of:=AVERAGE([.L105:.L114])" office:value-type="float" office:value="0.0984021809578912" calcext:value-type="float">
            <text:p>0.098</text:p>
          </table:table-cell>
          <table:table-cell table:style-name="ce48" table:formula="of:=AVERAGE([.M105:.M114])" office:value-type="float" office:value="0.135236997396888" calcext:value-type="float">
            <text:p>0.135</text:p>
          </table:table-cell>
          <table:table-cell table:style-name="ce48" table:formula="of:=AVERAGE([.N105:.N114])" office:value-type="float" office:value="0.11056210540062" calcext:value-type="float">
            <text:p>0.111</text:p>
          </table:table-cell>
          <table:table-cell table:style-name="ce48" table:formula="of:=AVERAGE([.O105:.O114])" office:value-type="float" office:value="0.140530892067505" calcext:value-type="float">
            <text:p>0.141</text:p>
          </table:table-cell>
          <table:table-cell table:style-name="ce48" table:formula="of:=AVERAGE([.P105:.P114])" office:value-type="float" office:value="0.111674924058851" calcext:value-type="float">
            <text:p>0.112</text:p>
          </table:table-cell>
          <table:table-cell table:style-name="ce48" table:formula="of:=AVERAGE([.Q105:.Q114])" office:value-type="float" office:value="0.133308478703909" calcext:value-type="float">
            <text:p>0.133</text:p>
          </table:table-cell>
          <table:table-cell table:style-name="ce48" table:formula="of:=AVERAGE([.R105:.R114])" office:value-type="float" office:value="0.109484359857766" calcext:value-type="float">
            <text:p>0.109</text:p>
          </table:table-cell>
          <table:table-cell table:style-name="ce48" table:formula="of:=AVERAGE([.S105:.S114])" office:value-type="float" office:value="0.146621811443063" calcext:value-type="float">
            <text:p>0.147</text:p>
          </table:table-cell>
          <table:table-cell table:style-name="ce48" table:formula="of:=AVERAGE([.T105:.T114])" office:value-type="float" office:value="0.0926249735333981" calcext:value-type="float">
            <text:p>0.093</text:p>
          </table:table-cell>
          <table:table-cell table:style-name="ce48" table:formula="of:=AVERAGE([.U105:.U114])" office:value-type="float" office:value="0.139830272631576" calcext:value-type="float">
            <text:p>0.140</text:p>
          </table:table-cell>
          <table:table-cell table:style-name="ce48" table:formula="of:=AVERAGE([.V105:.V114])" office:value-type="float" office:value="0.090813612196418" calcext:value-type="float">
            <text:p>0.091</text:p>
          </table:table-cell>
          <table:table-cell table:style-name="ce48" table:formula="of:=AVERAGE([.W105:.W114])" office:value-type="float" office:value="0.143594860595017" calcext:value-type="float">
            <text:p>0.144</text:p>
          </table:table-cell>
          <table:table-cell table:style-name="ce48" table:formula="of:=AVERAGE([.X105:.X114])" office:value-type="float" office:value="0.0913500224012251" calcext:value-type="float">
            <text:p>0.091</text:p>
          </table:table-cell>
          <table:table-cell table:style-name="ce48" table:formula="of:=AVERAGE([.Y105:.Y114])" office:value-type="float" office:value="0.145367414125956" calcext:value-type="float">
            <text:p>0.145</text:p>
          </table:table-cell>
          <table:table-cell table:style-name="ce48" table:formula="of:=AVERAGE([.Z105:.Z114])" office:value-type="float" office:value="0.0935129924143844" calcext:value-type="float">
            <text:p>0.094</text:p>
          </table:table-cell>
          <table:table-cell table:style-name="ce48" table:formula="of:=AVERAGE([.AA105:.AA114])" office:value-type="float" office:value="0.162493537999325" calcext:value-type="float">
            <text:p>0.162</text:p>
          </table:table-cell>
          <table:table-cell table:style-name="ce48" table:formula="of:=AVERAGE([.AB105:.AB114])" office:value-type="float" office:value="0.0985158824234707" calcext:value-type="float">
            <text:p>0.099</text:p>
          </table:table-cell>
          <table:table-cell table:style-name="ce48" table:formula="of:=AVERAGE([.AC105:.AC114])" office:value-type="float" office:value="0.157636697013955" calcext:value-type="float">
            <text:p>0.158</text:p>
          </table:table-cell>
          <table:table-cell table:style-name="ce48" table:formula="of:=AVERAGE([.AD105:.AD114])" office:value-type="float" office:value="0.104656177591232" calcext:value-type="float">
            <text:p>0.105</text:p>
          </table:table-cell>
          <table:table-cell table:number-columns-repeated="30"/>
        </table:table-row>
        <table:table-row table:style-name="ro1">
          <table:table-cell table:style-name="ce48" table:formula="of:=MEDIAN([.A105:.A114])" office:value-type="float" office:value="0.0895361923556795" calcext:value-type="float">
            <text:p>0.090</text:p>
          </table:table-cell>
          <table:table-cell table:style-name="ce48" table:formula="of:=MEDIAN([.B105:.B114])" office:value-type="float" office:value="0.0895361923556795" calcext:value-type="float">
            <text:p>0.090</text:p>
          </table:table-cell>
          <table:table-cell table:style-name="ce48" table:formula="of:=MEDIAN([.C105:.C114])" office:value-type="float" office:value="0.10602288809664" calcext:value-type="float">
            <text:p>0.106</text:p>
          </table:table-cell>
          <table:table-cell table:style-name="ce48" table:formula="of:=MEDIAN([.D105:.D114])" office:value-type="float" office:value="0.132786574757676" calcext:value-type="float">
            <text:p>0.133</text:p>
          </table:table-cell>
          <table:table-cell table:style-name="ce48" table:formula="of:=MEDIAN([.E105:.E114])" office:value-type="float" office:value="0.13468387193605" calcext:value-type="float">
            <text:p>0.135</text:p>
          </table:table-cell>
          <table:table-cell table:style-name="ce48" table:formula="of:=MEDIAN([.F105:.F114])" office:value-type="float" office:value="0.138057400268827" calcext:value-type="float">
            <text:p>0.138</text:p>
          </table:table-cell>
          <table:table-cell table:style-name="ce48" table:formula="of:=MEDIAN([.G105:.G114])" office:value-type="float" office:value="0.143096977360576" calcext:value-type="float">
            <text:p>0.143</text:p>
          </table:table-cell>
          <table:table-cell table:style-name="ce48" table:formula="of:=MEDIAN([.H105:.H114])" office:value-type="float" office:value="0.156408713059261" calcext:value-type="float">
            <text:p>0.156</text:p>
          </table:table-cell>
          <table:table-cell table:style-name="ce48" table:formula="of:=MEDIAN([.I105:.I114])" office:value-type="float" office:value="0.142462422567339" calcext:value-type="float">
            <text:p>0.142</text:p>
          </table:table-cell>
          <table:table-cell table:style-name="ce48" table:formula="of:=MEDIAN([.J105:.J114])" office:value-type="float" office:value="0.133614848410721" calcext:value-type="float">
            <text:p>0.134</text:p>
          </table:table-cell>
          <table:table-cell table:style-name="ce48" table:formula="of:=MEDIAN([.K105:.K114])" office:value-type="float" office:value="0.117569633757953" calcext:value-type="float">
            <text:p>0.118</text:p>
          </table:table-cell>
          <table:table-cell table:style-name="ce48" table:formula="of:=MEDIAN([.L105:.L114])" office:value-type="float" office:value="0.0859913448073998" calcext:value-type="float">
            <text:p>0.086</text:p>
          </table:table-cell>
          <table:table-cell table:style-name="ce48" table:formula="of:=MEDIAN([.M105:.M114])" office:value-type="float" office:value="0.133651696751481" calcext:value-type="float">
            <text:p>0.134</text:p>
          </table:table-cell>
          <table:table-cell table:style-name="ce48" table:formula="of:=MEDIAN([.N105:.N114])" office:value-type="float" office:value="0.113068086388921" calcext:value-type="float">
            <text:p>0.113</text:p>
          </table:table-cell>
          <table:table-cell table:style-name="ce48" table:formula="of:=MEDIAN([.O105:.O114])" office:value-type="float" office:value="0.128895045866716" calcext:value-type="float">
            <text:p>0.129</text:p>
          </table:table-cell>
          <table:table-cell table:style-name="ce48" table:formula="of:=MEDIAN([.P105:.P114])" office:value-type="float" office:value="0.11104922137823" calcext:value-type="float">
            <text:p>0.111</text:p>
          </table:table-cell>
          <table:table-cell table:style-name="ce48" table:formula="of:=MEDIAN([.Q105:.Q114])" office:value-type="float" office:value="0.095495092440849" calcext:value-type="float">
            <text:p>0.095</text:p>
          </table:table-cell>
          <table:table-cell table:style-name="ce48" table:formula="of:=MEDIAN([.R105:.R114])" office:value-type="float" office:value="0.102747198458054" calcext:value-type="float">
            <text:p>0.103</text:p>
          </table:table-cell>
          <table:table-cell table:style-name="ce48" table:formula="of:=MEDIAN([.S105:.S114])" office:value-type="float" office:value="0.0833291900990694" calcext:value-type="float">
            <text:p>0.083</text:p>
          </table:table-cell>
          <table:table-cell table:style-name="ce48" table:formula="of:=MEDIAN([.T105:.T114])" office:value-type="float" office:value="0.110301226994986" calcext:value-type="float">
            <text:p>0.110</text:p>
          </table:table-cell>
          <table:table-cell table:style-name="ce48" table:formula="of:=MEDIAN([.U105:.U114])" office:value-type="float" office:value="0.0833291900990694" calcext:value-type="float">
            <text:p>0.083</text:p>
          </table:table-cell>
          <table:table-cell table:style-name="ce48" table:formula="of:=MEDIAN([.V105:.V114])" office:value-type="float" office:value="0.107219999682475" calcext:value-type="float">
            <text:p>0.107</text:p>
          </table:table-cell>
          <table:table-cell table:style-name="ce48" table:formula="of:=MEDIAN([.W105:.W114])" office:value-type="float" office:value="0.0861743543851354" calcext:value-type="float">
            <text:p>0.086</text:p>
          </table:table-cell>
          <table:table-cell table:style-name="ce48" table:formula="of:=MEDIAN([.X105:.X114])" office:value-type="float" office:value="0.100183981100727" calcext:value-type="float">
            <text:p>0.100</text:p>
          </table:table-cell>
          <table:table-cell table:style-name="ce48" table:formula="of:=MEDIAN([.Y105:.Y114])" office:value-type="float" office:value="0.0921921771167281" calcext:value-type="float">
            <text:p>0.092</text:p>
          </table:table-cell>
          <table:table-cell table:style-name="ce48" table:formula="of:=MEDIAN([.Z105:.Z114])" office:value-type="float" office:value="0.100183981100727" calcext:value-type="float">
            <text:p>0.100</text:p>
          </table:table-cell>
          <table:table-cell table:style-name="ce48" table:formula="of:=MEDIAN([.AA105:.AA114])" office:value-type="float" office:value="0.130909838236855" calcext:value-type="float">
            <text:p>0.131</text:p>
          </table:table-cell>
          <table:table-cell table:style-name="ce48" table:formula="of:=MEDIAN([.AB105:.AB114])" office:value-type="float" office:value="0.111489174463169" calcext:value-type="float">
            <text:p>0.111</text:p>
          </table:table-cell>
          <table:table-cell table:style-name="ce48" table:formula="of:=MEDIAN([.AC105:.AC114])" office:value-type="float" office:value="0.103864850222415" calcext:value-type="float">
            <text:p>0.104</text:p>
          </table:table-cell>
          <table:table-cell table:style-name="ce48" table:formula="of:=MEDIAN([.AD105:.AD114])" office:value-type="float" office:value="0.0886360979427009" calcext:value-type="float">
            <text:p>0.089</text:p>
          </table:table-cell>
          <table:table-cell table:number-columns-repeated="30"/>
        </table:table-row>
        <table:table-row table:style-name="ro1">
          <table:table-cell table:style-name="Default" table:number-columns-repeated="30"/>
          <table:table-cell table:number-columns-repeated="30"/>
        </table:table-row>
        <table:table-row table:style-name="ro1">
          <table:table-cell table:style-name="ce30" office:value-type="string" calcext:value-type="string" table:number-columns-spanned="30" table:number-rows-spanned="1">
            <text:p>Decoder</text:p>
          </table:table-cell>
          <table:covered-table-cell table:number-columns-repeated="29" table:style-name="Default"/>
          <table:table-cell table:number-columns-repeated="30"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 table:number-columns-spanned="2" table:number-rows-spanned="1">
            <text:p>11</text:p>
          </table:table-cell>
          <table:covered-table-cell table:style-name="ce30"/>
          <table:table-cell table:style-name="ce30" office:value-type="float" office:value="12" calcext:value-type="float" table:number-columns-spanned="2" table:number-rows-spanned="1">
            <text:p>12</text:p>
          </table:table-cell>
          <table:covered-table-cell table:style-name="ce30"/>
          <table:table-cell table:style-name="ce30" office:value-type="float" office:value="13" calcext:value-type="float" table:number-columns-spanned="2" table:number-rows-spanned="1">
            <text:p>13</text:p>
          </table:table-cell>
          <table:covered-table-cell table:style-name="ce30"/>
          <table:table-cell table:style-name="ce30" office:value-type="float" office:value="14" calcext:value-type="float" table:number-columns-spanned="2" table:number-rows-spanned="1">
            <text:p>14</text:p>
          </table:table-cell>
          <table:covered-table-cell table:style-name="ce30"/>
          <table:table-cell table:style-name="ce30" office:value-type="float" office:value="15" calcext:value-type="float" table:number-columns-spanned="2" table:number-rows-spanned="1">
            <text:p>15</text:p>
          </table:table-cell>
          <table:covered-table-cell table:style-name="ce30"/>
          <table:table-cell table:style-name="ce30" office:value-type="float" office:value="16" calcext:value-type="float" table:number-columns-spanned="2" table:number-rows-spanned="1">
            <text:p>16</text:p>
          </table:table-cell>
          <table:covered-table-cell table:style-name="ce30"/>
          <table:table-cell table:style-name="ce30" office:value-type="float" office:value="17" calcext:value-type="float" table:number-columns-spanned="2" table:number-rows-spanned="1">
            <text:p>17</text:p>
          </table:table-cell>
          <table:covered-table-cell table:style-name="ce30"/>
          <table:table-cell table:style-name="ce30" office:value-type="float" office:value="18" calcext:value-type="float" table:number-columns-spanned="2" table:number-rows-spanned="1">
            <text:p>18</text:p>
          </table:table-cell>
          <table:covered-table-cell table:style-name="ce30"/>
          <table:table-cell table:style-name="ce30" office:value-type="float" office:value="19" calcext:value-type="float" table:number-columns-spanned="2" table:number-rows-spanned="1">
            <text:p>19</text:p>
          </table:table-cell>
          <table:covered-table-cell table:style-name="ce30"/>
          <table:table-cell table:style-name="ce30" office:value-type="float" office:value="20" calcext:value-type="float" table:number-columns-spanned="2" table:number-rows-spanned="1">
            <text:p>20</text:p>
          </table:table-cell>
          <table:covered-table-cell table:style-name="ce30"/>
          <table:table-cell table:number-columns-repeated="30"/>
        </table:table-row>
        <table:table-row table:style-name="ro1">
          <table:table-cell office:value-type="float" office:value="0.0758919639025693" calcext:value-type="float">
            <text:p>0.076</text:p>
          </table:table-cell>
          <table:table-cell table:number-columns-repeated="4" office:value-type="float" office:value="0.116285309930872" calcext:value-type="float">
            <text:p>0.116</text:p>
          </table:table-cell>
          <table:table-cell table:number-columns-repeated="5" office:value-type="float" office:value="0.0905272372934168" calcext:value-type="float">
            <text:p>0.091</text:p>
          </table:table-cell>
          <table:table-cell office:value-type="float" office:value="0.0564488643364713" calcext:value-type="float">
            <text:p>0.056</text:p>
          </table:table-cell>
          <table:table-cell office:value-type="float" office:value="0.0905272372934168" calcext:value-type="float">
            <text:p>0.091</text:p>
          </table:table-cell>
          <table:table-cell office:value-type="float" office:value="0.0564488643364713" calcext:value-type="float">
            <text:p>0.056</text:p>
          </table:table-cell>
          <table:table-cell office:value-type="float" office:value="0.0905272372934168" calcext:value-type="float">
            <text:p>0.091</text:p>
          </table:table-cell>
          <table:table-cell office:value-type="float" office:value="0.0536579938426128" calcext:value-type="float">
            <text:p>0.054</text:p>
          </table:table-cell>
          <table:table-cell office:value-type="float" office:value="0.0470870877368647" calcext:value-type="float">
            <text:p>0.047</text:p>
          </table:table-cell>
          <table:table-cell office:value-type="float" office:value="0.0536579938426128" calcext:value-type="float">
            <text:p>0.054</text:p>
          </table:table-cell>
          <table:table-cell office:value-type="float" office:value="0.0470870877368647" calcext:value-type="float">
            <text:p>0.047</text:p>
          </table:table-cell>
          <table:table-cell office:value-type="float" office:value="0.0536579938426128" calcext:value-type="float">
            <text:p>0.054</text:p>
          </table:table-cell>
          <table:table-cell office:value-type="float" office:value="0.0470870877368647" calcext:value-type="float">
            <text:p>0.047</text:p>
          </table:table-cell>
          <table:table-cell office:value-type="float" office:value="0.0621371811560585" calcext:value-type="float">
            <text:p>0.062</text:p>
          </table:table-cell>
          <table:table-cell office:value-type="float" office:value="0.0282475613333316" calcext:value-type="float">
            <text:p>0.028</text:p>
          </table:table-cell>
          <table:table-cell office:value-type="float" office:value="0.0521838559768632" calcext:value-type="float">
            <text:p>0.052</text:p>
          </table:table-cell>
          <table:table-cell office:value-type="float" office:value="0.0288325871782514" calcext:value-type="float">
            <text:p>0.029</text:p>
          </table:table-cell>
          <table:table-cell office:value-type="float" office:value="0.0167611598768535" calcext:value-type="float">
            <text:p>0.017</text:p>
          </table:table-cell>
          <table:table-cell office:value-type="float" office:value="0.033081813954372" calcext:value-type="float">
            <text:p>0.033</text:p>
          </table:table-cell>
          <table:table-cell office:value-type="float" office:value="0.0167611598768535" calcext:value-type="float">
            <text:p>0.017</text:p>
          </table:table-cell>
          <table:table-cell office:value-type="float" office:value="0.033081813954372" calcext:value-type="float">
            <text:p>0.033</text:p>
          </table:table-cell>
          <table:table-cell office:value-type="float" office:value="0.0167611598768535" calcext:value-type="float">
            <text:p>0.017</text:p>
          </table:table-cell>
          <table:table-cell office:value-type="float" office:value="0.033081813954372" calcext:value-type="float">
            <text:p>0.033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.0763633053792597" calcext:value-type="float">
            <text:p>0.076</text:p>
          </table:table-cell>
          <table:table-cell table:number-columns-repeated="5" office:value-type="float" office:value="0.047535775222352" calcext:value-type="float">
            <text:p>0.048</text:p>
          </table:table-cell>
          <table:table-cell office:value-type="float" office:value="0.0292147651246201" calcext:value-type="float">
            <text:p>0.029</text:p>
          </table:table-cell>
          <table:table-cell office:value-type="float" office:value="0.01" calcext:value-type="float">
            <text:p>0.010</text:p>
          </table:table-cell>
          <table:table-cell office:value-type="float" office:value="0.0353686422069708" calcext:value-type="float">
            <text:p>0.035</text:p>
          </table:table-cell>
          <table:table-cell office:value-type="float" office:value="0.112268237158439" calcext:value-type="float">
            <text:p>0.112</text:p>
          </table:table-cell>
          <table:table-cell office:value-type="float" office:value="0.0304647985931023" calcext:value-type="float">
            <text:p>0.030</text:p>
          </table:table-cell>
          <table:table-cell office:value-type="float" office:value="0.0304339006832558" calcext:value-type="float">
            <text:p>0.030</text:p>
          </table:table-cell>
          <table:table-cell table:number-columns-repeated="9" office:value-type="float" office:value="0.01" calcext:value-type="float">
            <text:p>0.010</text:p>
          </table:table-cell>
          <table:table-cell office:value-type="float" office:value="0.0608547261910054" calcext:value-type="float">
            <text:p>0.061</text:p>
          </table:table-cell>
          <table:table-cell office:value-type="float" office:value="0.01" calcext:value-type="float">
            <text:p>0.010</text:p>
          </table:table-cell>
          <table:table-cell office:value-type="float" office:value="0.0608547261910054" calcext:value-type="float">
            <text:p>0.061</text:p>
          </table:table-cell>
          <table:table-cell office:value-type="float" office:value="0.01" calcext:value-type="float">
            <text:p>0.010</text:p>
          </table:table-cell>
          <table:table-cell office:value-type="float" office:value="0.0608547261910054" calcext:value-type="float">
            <text:p>0.061</text:p>
          </table:table-cell>
          <table:table-cell office:value-type="float" office:value="0.01" calcext:value-type="float">
            <text:p>0.010</text:p>
          </table:table-cell>
          <table:table-cell office:value-type="float" office:value="0.0608547261910054" calcext:value-type="float">
            <text:p>0.061</text:p>
          </table:table-cell>
          <table:table-cell office:value-type="float" office:value="0.01" calcext:value-type="float">
            <text:p>0.010</text:p>
          </table:table-cell>
          <table:table-cell table:number-columns-repeated="30"/>
        </table:table-row>
        <table:table-row table:style-name="ro1">
          <table:table-cell office:value-type="float" office:value="0.0671183817171196" calcext:value-type="float">
            <text:p>0.067</text:p>
          </table:table-cell>
          <table:table-cell office:value-type="float" office:value="0.148622328825231" calcext:value-type="float">
            <text:p>0.149</text:p>
          </table:table-cell>
          <table:table-cell office:value-type="float" office:value="0.01" calcext:value-type="float">
            <text:p>0.010</text:p>
          </table:table-cell>
          <table:table-cell table:number-columns-repeated="7" office:value-type="float" office:value="0.0274002401551181" calcext:value-type="float">
            <text:p>0.027</text:p>
          </table:table-cell>
          <table:table-cell office:value-type="float" office:value="0.130343017447406" calcext:value-type="float">
            <text:p>0.130</text:p>
          </table:table-cell>
          <table:table-cell office:value-type="float" office:value="0.0274002401551181" calcext:value-type="float">
            <text:p>0.027</text:p>
          </table:table-cell>
          <table:table-cell office:value-type="float" office:value="0.199793306008398" calcext:value-type="float">
            <text:p>0.200</text:p>
          </table:table-cell>
          <table:table-cell office:value-type="float" office:value="0.0105198652188362" calcext:value-type="float">
            <text:p>0.011</text:p>
          </table:table-cell>
          <table:table-cell office:value-type="float" office:value="0.130021381755197" calcext:value-type="float">
            <text:p>0.130</text:p>
          </table:table-cell>
          <table:table-cell office:value-type="float" office:value="0.0974976777550985" calcext:value-type="float">
            <text:p>0.097</text:p>
          </table:table-cell>
          <table:table-cell office:value-type="float" office:value="0.0543500726256832" calcext:value-type="float">
            <text:p>0.054</text:p>
          </table:table-cell>
          <table:table-cell office:value-type="float" office:value="0.01" calcext:value-type="float">
            <text:p>0.010</text:p>
          </table:table-cell>
          <table:table-cell office:value-type="float" office:value="0.028707645138044" calcext:value-type="float">
            <text:p>0.029</text:p>
          </table:table-cell>
          <table:table-cell office:value-type="float" office:value="0.0397947486223118" calcext:value-type="float">
            <text:p>0.040</text:p>
          </table:table-cell>
          <table:table-cell office:value-type="float" office:value="0.028707645138044" calcext:value-type="float">
            <text:p>0.029</text:p>
          </table:table-cell>
          <table:table-cell office:value-type="float" office:value="0.0397947486223118" calcext:value-type="float">
            <text:p>0.040</text:p>
          </table:table-cell>
          <table:table-cell office:value-type="float" office:value="0.028707645138044" calcext:value-type="float">
            <text:p>0.029</text:p>
          </table:table-cell>
          <table:table-cell office:value-type="float" office:value="0.0397947486223118" calcext:value-type="float">
            <text:p>0.040</text:p>
          </table:table-cell>
          <table:table-cell office:value-type="float" office:value="0.028707645138044" calcext:value-type="float">
            <text:p>0.029</text:p>
          </table:table-cell>
          <table:table-cell office:value-type="float" office:value="0.0397947486223118" calcext:value-type="float">
            <text:p>0.040</text:p>
          </table:table-cell>
          <table:table-cell office:value-type="float" office:value="0.0482599183597723" calcext:value-type="float">
            <text:p>0.048</text:p>
          </table:table-cell>
          <table:table-cell office:value-type="float" office:value="0.0667067278752965" calcext:value-type="float">
            <text:p>0.067</text:p>
          </table:table-cell>
          <table:table-cell office:value-type="float" office:value="0.0156126977515521" calcext:value-type="float">
            <text:p>0.016</text:p>
          </table:table-cell>
          <table:table-cell office:value-type="float" office:value="0.108565124043515" calcext:value-type="float">
            <text:p>0.109</text:p>
          </table:table-cell>
          <table:table-cell table:number-columns-repeated="30"/>
        </table:table-row>
        <table:table-row table:style-name="ro1">
          <table:table-cell office:value-type="float" office:value="0.023702775318153" calcext:value-type="float">
            <text:p>0.024</text:p>
          </table:table-cell>
          <table:table-cell office:value-type="float" office:value="0.01" calcext:value-type="float">
            <text:p>0.010</text:p>
          </table:table-cell>
          <table:table-cell table:number-columns-repeated="2" office:value-type="float" office:value="0.0193647901274054" calcext:value-type="float">
            <text:p>0.019</text:p>
          </table:table-cell>
          <table:table-cell table:number-columns-repeated="6" office:value-type="float" office:value="0.01" calcext:value-type="float">
            <text:p>0.010</text:p>
          </table:table-cell>
          <table:table-cell office:value-type="float" office:value="0.0310747051708422" calcext:value-type="float">
            <text:p>0.031</text:p>
          </table:table-cell>
          <table:table-cell office:value-type="float" office:value="0.01" calcext:value-type="float">
            <text:p>0.010</text:p>
          </table:table-cell>
          <table:table-cell office:value-type="float" office:value="0.0310747051708422" calcext:value-type="float">
            <text:p>0.031</text:p>
          </table:table-cell>
          <table:table-cell office:value-type="float" office:value="0.01" calcext:value-type="float">
            <text:p>0.010</text:p>
          </table:table-cell>
          <table:table-cell office:value-type="float" office:value="0.0310747051708422" calcext:value-type="float">
            <text:p>0.031</text:p>
          </table:table-cell>
          <table:table-cell office:value-type="float" office:value="0.01" calcext:value-type="float">
            <text:p>0.010</text:p>
          </table:table-cell>
          <table:table-cell office:value-type="float" office:value="0.0310747051708422" calcext:value-type="float">
            <text:p>0.031</text:p>
          </table:table-cell>
          <table:table-cell office:value-type="float" office:value="0.01" calcext:value-type="float">
            <text:p>0.010</text:p>
          </table:table-cell>
          <table:table-cell office:value-type="float" office:value="0.0310747051708422" calcext:value-type="float">
            <text:p>0.031</text:p>
          </table:table-cell>
          <table:table-cell office:value-type="float" office:value="0.01" calcext:value-type="float">
            <text:p>0.010</text:p>
          </table:table-cell>
          <table:table-cell office:value-type="float" office:value="0.0310747051708422" calcext:value-type="float">
            <text:p>0.031</text:p>
          </table:table-cell>
          <table:table-cell office:value-type="float" office:value="0.01" calcext:value-type="float">
            <text:p>0.010</text:p>
          </table:table-cell>
          <table:table-cell office:value-type="float" office:value="0.0310747051708422" calcext:value-type="float">
            <text:p>0.031</text:p>
          </table:table-cell>
          <table:table-cell table:number-columns-repeated="7" office:value-type="float" office:value="0.01" calcext:value-type="float">
            <text:p>0.010</text:p>
          </table:table-cell>
          <table:table-cell table:number-columns-repeated="30"/>
        </table:table-row>
        <table:table-row table:style-name="ro1">
          <table:table-cell office:value-type="float" office:value="0.109349239087219" calcext:value-type="float">
            <text:p>0.109</text:p>
          </table:table-cell>
          <table:table-cell office:value-type="float" office:value="0.191826231967612" calcext:value-type="float">
            <text:p>0.192</text:p>
          </table:table-cell>
          <table:table-cell office:value-type="float" office:value="0.211831686685189" calcext:value-type="float">
            <text:p>0.212</text:p>
          </table:table-cell>
          <table:table-cell table:number-columns-repeated="2" office:value-type="float" office:value="0.183166366941051" calcext:value-type="float">
            <text:p>0.183</text:p>
          </table:table-cell>
          <table:table-cell office:value-type="float" office:value="0.15245198121341" calcext:value-type="float">
            <text:p>0.152</text:p>
          </table:table-cell>
          <table:table-cell table:number-columns-repeated="2" office:value-type="float" office:value="0.117118197340832" calcext:value-type="float">
            <text:p>0.117</text:p>
          </table:table-cell>
          <table:table-cell table:number-columns-repeated="2" office:value-type="float" office:value="0.15912345164568" calcext:value-type="float">
            <text:p>0.159</text:p>
          </table:table-cell>
          <table:table-cell office:value-type="float" office:value="0.113596097753344" calcext:value-type="float">
            <text:p>0.114</text:p>
          </table:table-cell>
          <table:table-cell office:value-type="float" office:value="0.15912345164568" calcext:value-type="float">
            <text:p>0.159</text:p>
          </table:table-cell>
          <table:table-cell office:value-type="float" office:value="0.113596097753344" calcext:value-type="float">
            <text:p>0.114</text:p>
          </table:table-cell>
          <table:table-cell office:value-type="float" office:value="0.15912345164568" calcext:value-type="float">
            <text:p>0.159</text:p>
          </table:table-cell>
          <table:table-cell office:value-type="float" office:value="0.113596097753344" calcext:value-type="float">
            <text:p>0.114</text:p>
          </table:table-cell>
          <table:table-cell office:value-type="float" office:value="0.15912345164568" calcext:value-type="float">
            <text:p>0.159</text:p>
          </table:table-cell>
          <table:table-cell office:value-type="float" office:value="0.0322694061157781" calcext:value-type="float">
            <text:p>0.032</text:p>
          </table:table-cell>
          <table:table-cell office:value-type="float" office:value="0.128155282156818" calcext:value-type="float">
            <text:p>0.128</text:p>
          </table:table-cell>
          <table:table-cell office:value-type="float" office:value="0.01" calcext:value-type="float">
            <text:p>0.010</text:p>
          </table:table-cell>
          <table:table-cell office:value-type="float" office:value="0.183637262387199" calcext:value-type="float">
            <text:p>0.184</text:p>
          </table:table-cell>
          <table:table-cell office:value-type="float" office:value="0.01" calcext:value-type="float">
            <text:p>0.010</text:p>
          </table:table-cell>
          <table:table-cell office:value-type="float" office:value="0.121464682057973" calcext:value-type="float">
            <text:p>0.121</text:p>
          </table:table-cell>
          <table:table-cell office:value-type="float" office:value="0.01" calcext:value-type="float">
            <text:p>0.010</text:p>
          </table:table-cell>
          <table:table-cell office:value-type="float" office:value="0.121464682057973" calcext:value-type="float">
            <text:p>0.121</text:p>
          </table:table-cell>
          <table:table-cell office:value-type="float" office:value="0.01" calcext:value-type="float">
            <text:p>0.010</text:p>
          </table:table-cell>
          <table:table-cell office:value-type="float" office:value="0.121464682057973" calcext:value-type="float">
            <text:p>0.121</text:p>
          </table:table-cell>
          <table:table-cell office:value-type="float" office:value="0.01" calcext:value-type="float">
            <text:p>0.010</text:p>
          </table:table-cell>
          <table:table-cell office:value-type="float" office:value="0.121464682057973" calcext:value-type="float">
            <text:p>0.121</text:p>
          </table:table-cell>
          <table:table-cell office:value-type="float" office:value="0.01" calcext:value-type="float">
            <text:p>0.010</text:p>
          </table:table-cell>
          <table:table-cell office:value-type="float" office:value="0.090689715043579" calcext:value-type="float">
            <text:p>0.091</text:p>
          </table:table-cell>
          <table:table-cell table:number-columns-repeated="30"/>
        </table:table-row>
        <table:table-row table:style-name="ro1">
          <table:table-cell office:value-type="float" office:value="0.0659269994140011" calcext:value-type="float">
            <text:p>0.066</text:p>
          </table:table-cell>
          <table:table-cell table:number-columns-repeated="3" office:value-type="float" office:value="0.01" calcext:value-type="float">
            <text:p>0.010</text:p>
          </table:table-cell>
          <table:table-cell office:value-type="float" office:value="0.0239049184573532" calcext:value-type="float">
            <text:p>0.024</text:p>
          </table:table-cell>
          <table:table-cell table:number-columns-repeated="5" office:value-type="float" office:value="0.01" calcext:value-type="float">
            <text:p>0.010</text:p>
          </table:table-cell>
          <table:table-cell office:value-type="float" office:value="0.18338556834274" calcext:value-type="float">
            <text:p>0.183</text:p>
          </table:table-cell>
          <table:table-cell office:value-type="float" office:value="0.01" calcext:value-type="float">
            <text:p>0.010</text:p>
          </table:table-cell>
          <table:table-cell office:value-type="float" office:value="0.18338556834274" calcext:value-type="float">
            <text:p>0.183</text:p>
          </table:table-cell>
          <table:table-cell office:value-type="float" office:value="0.01" calcext:value-type="float">
            <text:p>0.010</text:p>
          </table:table-cell>
          <table:table-cell office:value-type="float" office:value="0.18338556834274" calcext:value-type="float">
            <text:p>0.183</text:p>
          </table:table-cell>
          <table:table-cell office:value-type="float" office:value="0.01" calcext:value-type="float">
            <text:p>0.010</text:p>
          </table:table-cell>
          <table:table-cell office:value-type="float" office:value="0.116654465569983" calcext:value-type="float">
            <text:p>0.117</text:p>
          </table:table-cell>
          <table:table-cell office:value-type="float" office:value="0.097852991115972" calcext:value-type="float">
            <text:p>0.098</text:p>
          </table:table-cell>
          <table:table-cell office:value-type="float" office:value="0.0177262219007781" calcext:value-type="float">
            <text:p>0.018</text:p>
          </table:table-cell>
          <table:table-cell office:value-type="float" office:value="0.0901558770765707" calcext:value-type="float">
            <text:p>0.090</text:p>
          </table:table-cell>
          <table:table-cell table:number-columns-repeated="10" office:value-type="float" office:value="0.01" calcext:value-type="float">
            <text:p>0.010</text:p>
          </table:table-cell>
          <table:table-cell table:number-columns-repeated="30"/>
        </table:table-row>
        <table:table-row table:style-name="ro1">
          <table:table-cell office:value-type="float" office:value="0.207725779741987" calcext:value-type="float">
            <text:p>0.208</text:p>
          </table:table-cell>
          <table:table-cell office:value-type="float" office:value="0.181421502004322" calcext:value-type="float">
            <text:p>0.181</text:p>
          </table:table-cell>
          <table:table-cell table:number-columns-repeated="2" office:value-type="float" office:value="0.166828796883316" calcext:value-type="float">
            <text:p>0.167</text:p>
          </table:table-cell>
          <table:table-cell office:value-type="float" office:value="0.219754888955298" calcext:value-type="float">
            <text:p>0.220</text:p>
          </table:table-cell>
          <table:table-cell table:number-columns-repeated="5" office:value-type="float" office:value="0.174852555364613" calcext:value-type="float">
            <text:p>0.175</text:p>
          </table:table-cell>
          <table:table-cell office:value-type="float" office:value="0.0482716299572675" calcext:value-type="float">
            <text:p>0.048</text:p>
          </table:table-cell>
          <table:table-cell office:value-type="float" office:value="0.190894122122098" calcext:value-type="float">
            <text:p>0.191</text:p>
          </table:table-cell>
          <table:table-cell office:value-type="float" office:value="0.0186166665631864" calcext:value-type="float">
            <text:p>0.019</text:p>
          </table:table-cell>
          <table:table-cell office:value-type="float" office:value="0.20404935380749" calcext:value-type="float">
            <text:p>0.204</text:p>
          </table:table-cell>
          <table:table-cell office:value-type="float" office:value="0.0410846560101832" calcext:value-type="float">
            <text:p>0.041</text:p>
          </table:table-cell>
          <table:table-cell office:value-type="float" office:value="0.143548646824676" calcext:value-type="float">
            <text:p>0.144</text:p>
          </table:table-cell>
          <table:table-cell office:value-type="float" office:value="0.0410846560101832" calcext:value-type="float">
            <text:p>0.041</text:p>
          </table:table-cell>
          <table:table-cell office:value-type="float" office:value="0.143548646824676" calcext:value-type="float">
            <text:p>0.144</text:p>
          </table:table-cell>
          <table:table-cell office:value-type="float" office:value="0.01" calcext:value-type="float">
            <text:p>0.010</text:p>
          </table:table-cell>
          <table:table-cell office:value-type="float" office:value="0.0627994270514068" calcext:value-type="float">
            <text:p>0.063</text:p>
          </table:table-cell>
          <table:table-cell office:value-type="float" office:value="0.01" calcext:value-type="float">
            <text:p>0.010</text:p>
          </table:table-cell>
          <table:table-cell office:value-type="float" office:value="0.0627994270514068" calcext:value-type="float">
            <text:p>0.063</text:p>
          </table:table-cell>
          <table:table-cell office:value-type="float" office:value="0.01" calcext:value-type="float">
            <text:p>0.010</text:p>
          </table:table-cell>
          <table:table-cell office:value-type="float" office:value="0.0627994270514068" calcext:value-type="float">
            <text:p>0.063</text:p>
          </table:table-cell>
          <table:table-cell office:value-type="float" office:value="0.01" calcext:value-type="float">
            <text:p>0.010</text:p>
          </table:table-cell>
          <table:table-cell office:value-type="float" office:value="0.0627994270514068" calcext:value-type="float">
            <text:p>0.063</text:p>
          </table:table-cell>
          <table:table-cell office:value-type="float" office:value="0.01" calcext:value-type="float">
            <text:p>0.010</text:p>
          </table:table-cell>
          <table:table-cell office:value-type="float" office:value="0.0627994270514068" calcext:value-type="float">
            <text:p>0.063</text:p>
          </table:table-cell>
          <table:table-cell office:value-type="float" office:value="0.01" calcext:value-type="float">
            <text:p>0.010</text:p>
          </table:table-cell>
          <table:table-cell office:value-type="float" office:value="0.0627994270514068" calcext:value-type="float">
            <text:p>0.063</text:p>
          </table:table-cell>
          <table:table-cell table:number-columns-repeated="30"/>
        </table:table-row>
        <table:table-row table:style-name="ro1">
          <table:table-cell table:number-columns-repeated="6" office:value-type="float" office:value="0.01" calcext:value-type="float">
            <text:p>0.010</text:p>
          </table:table-cell>
          <table:table-cell office:value-type="float" office:value="0.0317743473147181" calcext:value-type="float">
            <text:p>0.032</text:p>
          </table:table-cell>
          <table:table-cell table:number-columns-repeated="3" office:value-type="float" office:value="0.0367020560926845" calcext:value-type="float">
            <text:p>0.037</text:p>
          </table:table-cell>
          <table:table-cell office:value-type="float" office:value="0.0619107779092298" calcext:value-type="float">
            <text:p>0.062</text:p>
          </table:table-cell>
          <table:table-cell office:value-type="float" office:value="0.0952778519634214" calcext:value-type="float">
            <text:p>0.095</text:p>
          </table:table-cell>
          <table:table-cell office:value-type="float" office:value="0.110103288095341" calcext:value-type="float">
            <text:p>0.110</text:p>
          </table:table-cell>
          <table:table-cell office:value-type="float" office:value="0.144780844756776" calcext:value-type="float">
            <text:p>0.145</text:p>
          </table:table-cell>
          <table:table-cell office:value-type="float" office:value="0.0733866124085878" calcext:value-type="float">
            <text:p>0.073</text:p>
          </table:table-cell>
          <table:table-cell office:value-type="float" office:value="0.13541104075339" calcext:value-type="float">
            <text:p>0.135</text:p>
          </table:table-cell>
          <table:table-cell office:value-type="float" office:value="0.0837101753285279" calcext:value-type="float">
            <text:p>0.084</text:p>
          </table:table-cell>
          <table:table-cell office:value-type="float" office:value="0.143744047042457" calcext:value-type="float">
            <text:p>0.144</text:p>
          </table:table-cell>
          <table:table-cell office:value-type="float" office:value="0.0837101753285279" calcext:value-type="float">
            <text:p>0.084</text:p>
          </table:table-cell>
          <table:table-cell office:value-type="float" office:value="0.143744047042457" calcext:value-type="float">
            <text:p>0.144</text:p>
          </table:table-cell>
          <table:table-cell office:value-type="float" office:value="0.0837101753285279" calcext:value-type="float">
            <text:p>0.084</text:p>
          </table:table-cell>
          <table:table-cell office:value-type="float" office:value="0.143744047042457" calcext:value-type="float">
            <text:p>0.144</text:p>
          </table:table-cell>
          <table:table-cell office:value-type="float" office:value="0.0837101753285279" calcext:value-type="float">
            <text:p>0.084</text:p>
          </table:table-cell>
          <table:table-cell office:value-type="float" office:value="0.143744047042457" calcext:value-type="float">
            <text:p>0.144</text:p>
          </table:table-cell>
          <table:table-cell office:value-type="float" office:value="0.0837101753285279" calcext:value-type="float">
            <text:p>0.084</text:p>
          </table:table-cell>
          <table:table-cell office:value-type="float" office:value="0.143744047042457" calcext:value-type="float">
            <text:p>0.144</text:p>
          </table:table-cell>
          <table:table-cell office:value-type="float" office:value="0.128439149687559" calcext:value-type="float">
            <text:p>0.128</text:p>
          </table:table-cell>
          <table:table-cell office:value-type="float" office:value="0.110687286507532" calcext:value-type="float">
            <text:p>0.111</text:p>
          </table:table-cell>
          <table:table-cell office:value-type="float" office:value="0.052984379151289" calcext:value-type="float">
            <text:p>0.053</text:p>
          </table:table-cell>
          <table:table-cell office:value-type="float" office:value="0.104142018649611" calcext:value-type="float">
            <text:p>0.104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.108895786526557" calcext:value-type="float">
            <text:p>0.109</text:p>
          </table:table-cell>
          <table:table-cell table:number-columns-repeated="2" office:value-type="float" office:value="0.01" calcext:value-type="float">
            <text:p>0.010</text:p>
          </table:table-cell>
          <table:table-cell office:value-type="float" office:value="0.0663116809834764" calcext:value-type="float">
            <text:p>0.066</text:p>
          </table:table-cell>
          <table:table-cell table:number-columns-repeated="2" office:value-type="float" office:value="0.120596239188534" calcext:value-type="float">
            <text:p>0.121</text:p>
          </table:table-cell>
          <table:table-cell office:value-type="float" office:value="0.180871522314421" calcext:value-type="float">
            <text:p>0.181</text:p>
          </table:table-cell>
          <table:table-cell table:number-columns-repeated="2" office:value-type="float" office:value="0.255268460737065" calcext:value-type="float">
            <text:p>0.255</text:p>
          </table:table-cell>
          <table:table-cell office:value-type="float" office:value="0.0381113990244863" calcext:value-type="float">
            <text:p>0.038</text:p>
          </table:table-cell>
          <table:table-cell office:value-type="float" office:value="0.255268460737065" calcext:value-type="float">
            <text:p>0.255</text:p>
          </table:table-cell>
          <table:table-cell office:value-type="float" office:value="0.0381113990244863" calcext:value-type="float">
            <text:p>0.038</text:p>
          </table:table-cell>
          <table:table-cell office:value-type="float" office:value="0.255268460737065" calcext:value-type="float">
            <text:p>0.255</text:p>
          </table:table-cell>
          <table:table-cell office:value-type="float" office:value="0.0381113990244863" calcext:value-type="float">
            <text:p>0.038</text:p>
          </table:table-cell>
          <table:table-cell office:value-type="float" office:value="0.255268460737065" calcext:value-type="float">
            <text:p>0.255</text:p>
          </table:table-cell>
          <table:table-cell office:value-type="float" office:value="0.01" calcext:value-type="float">
            <text:p>0.010</text:p>
          </table:table-cell>
          <table:table-cell office:value-type="float" office:value="0.329475085812727" calcext:value-type="float">
            <text:p>0.329</text:p>
          </table:table-cell>
          <table:table-cell office:value-type="float" office:value="0.01" calcext:value-type="float">
            <text:p>0.010</text:p>
          </table:table-cell>
          <table:table-cell office:value-type="float" office:value="0.418324811604456" calcext:value-type="float">
            <text:p>0.418</text:p>
          </table:table-cell>
          <table:table-cell office:value-type="float" office:value="0.01" calcext:value-type="float">
            <text:p>0.010</text:p>
          </table:table-cell>
          <table:table-cell office:value-type="float" office:value="0.418324811604456" calcext:value-type="float">
            <text:p>0.418</text:p>
          </table:table-cell>
          <table:table-cell office:value-type="float" office:value="0.01" calcext:value-type="float">
            <text:p>0.010</text:p>
          </table:table-cell>
          <table:table-cell office:value-type="float" office:value="0.418324811604456" calcext:value-type="float">
            <text:p>0.418</text:p>
          </table:table-cell>
          <table:table-cell office:value-type="float" office:value="0.01" calcext:value-type="float">
            <text:p>0.010</text:p>
          </table:table-cell>
          <table:table-cell office:value-type="float" office:value="0.418324811604456" calcext:value-type="float">
            <text:p>0.418</text:p>
          </table:table-cell>
          <table:table-cell office:value-type="float" office:value="0.01" calcext:value-type="float">
            <text:p>0.010</text:p>
          </table:table-cell>
          <table:table-cell office:value-type="float" office:value="0.478276368340838" calcext:value-type="float">
            <text:p>0.478</text:p>
          </table:table-cell>
          <table:table-cell office:value-type="float" office:value="0.01" calcext:value-type="float">
            <text:p>0.010</text:p>
          </table:table-cell>
          <table:table-cell office:value-type="float" office:value="0.478276368340838" calcext:value-type="float">
            <text:p>0.478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.0232885983769384" calcext:value-type="float">
            <text:p>0.023</text:p>
          </table:table-cell>
          <table:table-cell office:value-type="float" office:value="0.0162213320705335" calcext:value-type="float">
            <text:p>0.016</text:p>
          </table:table-cell>
          <table:table-cell table:number-columns-repeated="2" office:value-type="float" office:value="0.01" calcext:value-type="float">
            <text:p>0.010</text:p>
          </table:table-cell>
          <table:table-cell office:value-type="float" office:value="0.0101470925471749" calcext:value-type="float">
            <text:p>0.010</text:p>
          </table:table-cell>
          <table:table-cell table:number-columns-repeated="2" office:value-type="float" office:value="0.0532911225863397" calcext:value-type="float">
            <text:p>0.053</text:p>
          </table:table-cell>
          <table:table-cell table:number-columns-repeated="2" office:value-type="float" office:value="0.0173570816789891" calcext:value-type="float">
            <text:p>0.017</text:p>
          </table:table-cell>
          <table:table-cell office:value-type="float" office:value="0.0680837980938193" calcext:value-type="float">
            <text:p>0.068</text:p>
          </table:table-cell>
          <table:table-cell office:value-type="float" office:value="0.0868606910740479" calcext:value-type="float">
            <text:p>0.087</text:p>
          </table:table-cell>
          <table:table-cell office:value-type="float" office:value="0.0680837980938193" calcext:value-type="float">
            <text:p>0.068</text:p>
          </table:table-cell>
          <table:table-cell office:value-type="float" office:value="0.0868606910740479" calcext:value-type="float">
            <text:p>0.087</text:p>
          </table:table-cell>
          <table:table-cell office:value-type="float" office:value="0.0680837980938193" calcext:value-type="float">
            <text:p>0.068</text:p>
          </table:table-cell>
          <table:table-cell office:value-type="float" office:value="0.0868606910740479" calcext:value-type="float">
            <text:p>0.087</text:p>
          </table:table-cell>
          <table:table-cell office:value-type="float" office:value="0.0680837980938193" calcext:value-type="float">
            <text:p>0.068</text:p>
          </table:table-cell>
          <table:table-cell office:value-type="float" office:value="0.0868606910740479" calcext:value-type="float">
            <text:p>0.087</text:p>
          </table:table-cell>
          <table:table-cell office:value-type="float" office:value="0.0628484185290581" calcext:value-type="float">
            <text:p>0.063</text:p>
          </table:table-cell>
          <table:table-cell office:value-type="float" office:value="0.110745949807926" calcext:value-type="float">
            <text:p>0.111</text:p>
          </table:table-cell>
          <table:table-cell office:value-type="float" office:value="0.01" calcext:value-type="float">
            <text:p>0.010</text:p>
          </table:table-cell>
          <table:table-cell office:value-type="float" office:value="0.0801953960568065" calcext:value-type="float">
            <text:p>0.080</text:p>
          </table:table-cell>
          <table:table-cell office:value-type="float" office:value="0.01" calcext:value-type="float">
            <text:p>0.010</text:p>
          </table:table-cell>
          <table:table-cell office:value-type="float" office:value="0.0801953960568065" calcext:value-type="float">
            <text:p>0.080</text:p>
          </table:table-cell>
          <table:table-cell office:value-type="float" office:value="0.0194758055448635" calcext:value-type="float">
            <text:p>0.019</text:p>
          </table:table-cell>
          <table:table-cell office:value-type="float" office:value="0.0164248133338217" calcext:value-type="float">
            <text:p>0.016</text:p>
          </table:table-cell>
          <table:table-cell office:value-type="float" office:value="0.01" calcext:value-type="float">
            <text:p>0.010</text:p>
          </table:table-cell>
          <table:table-cell office:value-type="float" office:value="0.0194051252838152" calcext:value-type="float">
            <text:p>0.019</text:p>
          </table:table-cell>
          <table:table-cell office:value-type="float" office:value="0.01" calcext:value-type="float">
            <text:p>0.010</text:p>
          </table:table-cell>
          <table:table-cell office:value-type="float" office:value="0.0194051252838152" calcext:value-type="float">
            <text:p>0.019</text:p>
          </table:table-cell>
          <table:table-cell table:number-columns-repeated="30"/>
        </table:table-row>
        <table:table-row table:style-name="ro1">
          <table:table-cell table:style-name="ce48" table:formula="of:=AVERAGE([.A120:.A129])" office:value-type="float" office:value="0.0768262829463804" calcext:value-type="float">
            <text:p>0.077</text:p>
          </table:table-cell>
          <table:table-cell table:style-name="ce48" table:formula="of:=AVERAGE([.B120:.B129])" office:value-type="float" office:value="0.0876703063010792" calcext:value-type="float">
            <text:p>0.088</text:p>
          </table:table-cell>
          <table:table-cell table:style-name="ce48" table:formula="of:=AVERAGE([.C120:.C129])" office:value-type="float" office:value="0.0618067690919668" calcext:value-type="float">
            <text:p>0.062</text:p>
          </table:table-cell>
          <table:table-cell table:style-name="ce48" table:formula="of:=AVERAGE([.D120:.D129])" office:value-type="float" office:value="0.0600581279260115" calcext:value-type="float">
            <text:p>0.060</text:p>
          </table:table-cell>
          <table:table-cell table:style-name="ce48" table:formula="of:=AVERAGE([.E120:.E129])" office:value-type="float" office:value="0.0714359180645521" calcext:value-type="float">
            <text:p>0.071</text:p>
          </table:table-cell>
          <table:table-cell table:style-name="ce48" table:formula="of:=AVERAGE([.F120:.F129])" office:value-type="float" office:value="0.0653511120984619" calcext:value-type="float">
            <text:p>0.065</text:p>
          </table:table-cell>
          <table:table-cell table:style-name="ce48" table:formula="of:=AVERAGE([.G120:.G129])" office:value-type="float" office:value="0.0683095714465924" calcext:value-type="float">
            <text:p>0.068</text:p>
          </table:table-cell>
          <table:table-cell table:style-name="ce48" table:formula="of:=AVERAGE([.H120:.H129])" office:value-type="float" office:value="0.0729977696272045" calcext:value-type="float">
            <text:p>0.073</text:p>
          </table:table-cell>
          <table:table-cell table:style-name="ce48" table:formula="of:=AVERAGE([.I120:.I129])" office:value-type="float" office:value="0.0791231082967567" calcext:value-type="float">
            <text:p>0.079</text:p>
          </table:table-cell>
          <table:table-cell table:style-name="ce48" table:formula="of:=AVERAGE([.J120:.J129])" office:value-type="float" office:value="0.0816599725174537" calcext:value-type="float">
            <text:p>0.082</text:p>
          </table:table-cell>
          <table:table-cell table:style-name="ce48" table:formula="of:=AVERAGE([.K120:.K129])" office:value-type="float" office:value="0.0843494095194045" calcext:value-type="float">
            <text:p>0.084</text:p>
          </table:table-cell>
          <table:table-cell table:style-name="ce48" table:formula="of:=AVERAGE([.L120:.L129])" office:value-type="float" office:value="0.095581685358395" calcext:value-type="float">
            <text:p>0.096</text:p>
          </table:table-cell>
          <table:table-cell table:style-name="ce48" table:formula="of:=AVERAGE([.M120:.M129])" office:value-type="float" office:value="0.0849647594071884" calcext:value-type="float">
            <text:p>0.085</text:p>
          </table:table-cell>
          <table:table-cell table:style-name="ce48" table:formula="of:=AVERAGE([.N120:.N129])" office:value-type="float" office:value="0.0981129904533312" calcext:value-type="float">
            <text:p>0.098</text:p>
          </table:table-cell>
          <table:table-cell table:style-name="ce48" table:formula="of:=AVERAGE([.O120:.O129])" office:value-type="float" office:value="0.0742402212401813" calcext:value-type="float">
            <text:p>0.074</text:p>
          </table:table-cell>
          <table:table-cell table:style-name="ce48" table:formula="of:=AVERAGE([.P120:.P129])" office:value-type="float" office:value="0.0954797056526822" calcext:value-type="float">
            <text:p>0.095</text:p>
          </table:table-cell>
          <table:table-cell table:style-name="ce48" table:formula="of:=AVERAGE([.Q120:.Q129])" office:value-type="float" office:value="0.050088527275743" calcext:value-type="float">
            <text:p>0.050</text:p>
          </table:table-cell>
          <table:table-cell table:style-name="ce48" table:formula="of:=AVERAGE([.R120:.R129])" office:value-type="float" office:value="0.100672383176356" calcext:value-type="float">
            <text:p>0.101</text:p>
          </table:table-cell>
          <table:table-cell table:style-name="ce48" table:formula="of:=AVERAGE([.S120:.S129])" office:value-type="float" office:value="0.0317725159909863" calcext:value-type="float">
            <text:p>0.032</text:p>
          </table:table-cell>
          <table:table-cell table:style-name="ce48" table:formula="of:=AVERAGE([.T120:.T129])" office:value-type="float" office:value="0.111628921132919" calcext:value-type="float">
            <text:p>0.112</text:p>
          </table:table-cell>
          <table:table-cell table:style-name="ce48" table:formula="of:=AVERAGE([.U120:.U129])" office:value-type="float" office:value="0.0265629706793473" calcext:value-type="float">
            <text:p>0.027</text:p>
          </table:table-cell>
          <table:table-cell table:style-name="ce48" table:formula="of:=AVERAGE([.V120:.V129])" office:value-type="float" office:value="0.0924570673768743" calcext:value-type="float">
            <text:p>0.092</text:p>
          </table:table-cell>
          <table:table-cell table:style-name="ce48" table:formula="of:=AVERAGE([.W120:.W129])" office:value-type="float" office:value="0.0306531107805283" calcext:value-type="float">
            <text:p>0.031</text:p>
          </table:table-cell>
          <table:table-cell table:style-name="ce48" table:formula="of:=AVERAGE([.X120:.X129])" office:value-type="float" office:value="0.0925155699613662" calcext:value-type="float">
            <text:p>0.093</text:p>
          </table:table-cell>
          <table:table-cell table:style-name="ce48" table:formula="of:=AVERAGE([.Y120:.Y129])" office:value-type="float" office:value="0.0259509512079294" calcext:value-type="float">
            <text:p>0.026</text:p>
          </table:table-cell>
          <table:table-cell table:style-name="ce48" table:formula="of:=AVERAGE([.Z120:.Z129])" office:value-type="float" office:value="0.0865634343666799" calcext:value-type="float">
            <text:p>0.087</text:p>
          </table:table-cell>
          <table:table-cell table:style-name="ce48" table:formula="of:=AVERAGE([.AA120:.AA129])" office:value-type="float" office:value="0.031431495411519" calcext:value-type="float">
            <text:p>0.031</text:p>
          </table:table-cell>
          <table:table-cell table:style-name="ce48" table:formula="of:=AVERAGE([.AB120:.AB129])" office:value-type="float" office:value="0.0922421431071233" calcext:value-type="float">
            <text:p>0.092</text:p>
          </table:table-cell>
          <table:table-cell table:style-name="ce48" table:formula="of:=AVERAGE([.AC120:.AC129])" office:value-type="float" office:value="0.02062129629707" calcext:value-type="float">
            <text:p>0.021</text:p>
          </table:table-cell>
          <table:table-cell table:style-name="ce48" table:formula="of:=AVERAGE([.AD120:.AD129])" office:value-type="float" office:value="0.0926959592367137" calcext:value-type="float">
            <text:p>0.093</text:p>
          </table:table-cell>
          <table:table-cell table:number-columns-repeated="30"/>
        </table:table-row>
        <table:table-row table:style-name="ro1">
          <table:table-cell table:style-name="ce48" table:formula="of:=MEDIAN([.A120:.A129])" office:value-type="float" office:value="0.0715051728098444" calcext:value-type="float">
            <text:p>0.072</text:p>
          </table:table-cell>
          <table:table-cell table:style-name="ce48" table:formula="of:=MEDIAN([.B120:.B129])" office:value-type="float" office:value="0.0926295459529084" calcext:value-type="float">
            <text:p>0.093</text:p>
          </table:table-cell>
          <table:table-cell table:style-name="ce48" table:formula="of:=MEDIAN([.C120:.C129])" office:value-type="float" office:value="0.0177930610989695" calcext:value-type="float">
            <text:p>0.018</text:p>
          </table:table-cell>
          <table:table-cell table:style-name="ce48" table:formula="of:=MEDIAN([.D120:.D129])" office:value-type="float" office:value="0.0233825151412617" calcext:value-type="float">
            <text:p>0.023</text:p>
          </table:table-cell>
          <table:table-cell table:style-name="ce48" table:formula="of:=MEDIAN([.E120:.E129])" office:value-type="float" office:value="0.0374680076887351" calcext:value-type="float">
            <text:p>0.037</text:p>
          </table:table-cell>
          <table:table-cell table:style-name="ce48" table:formula="of:=MEDIAN([.F120:.F129])" office:value-type="float" office:value="0.0374680076887351" calcext:value-type="float">
            <text:p>0.037</text:p>
          </table:table-cell>
          <table:table-cell table:style-name="ce48" table:formula="of:=MEDIAN([.G120:.G129])" office:value-type="float" office:value="0.0504134489043458" calcext:value-type="float">
            <text:p>0.050</text:p>
          </table:table-cell>
          <table:table-cell table:style-name="ce48" table:formula="of:=MEDIAN([.H120:.H129])" office:value-type="float" office:value="0.0449965893395121" calcext:value-type="float">
            <text:p>0.045</text:p>
          </table:table-cell>
          <table:table-cell table:style-name="ce48" table:formula="of:=MEDIAN([.I120:.I129])" office:value-type="float" office:value="0.0320511481239013" calcext:value-type="float">
            <text:p>0.032</text:p>
          </table:table-cell>
          <table:table-cell table:style-name="ce48" table:formula="of:=MEDIAN([.J120:.J129])" office:value-type="float" office:value="0.0360353491498276" calcext:value-type="float">
            <text:p>0.036</text:p>
          </table:table-cell>
          <table:table-cell table:style-name="ce48" table:formula="of:=MEDIAN([.K120:.K129])" office:value-type="float" office:value="0.0649972880015246" calcext:value-type="float">
            <text:p>0.065</text:p>
          </table:table-cell>
          <table:table-cell table:style-name="ce48" table:formula="of:=MEDIAN([.L120:.L129])" office:value-type="float" office:value="0.0886939641837324" calcext:value-type="float">
            <text:p>0.089</text:p>
          </table:table-cell>
          <table:table-cell table:style-name="ce48" table:formula="of:=MEDIAN([.M120:.M129])" office:value-type="float" office:value="0.0622663312151453" calcext:value-type="float">
            <text:p>0.062</text:p>
          </table:table-cell>
          <table:table-cell table:style-name="ce48" table:formula="of:=MEDIAN([.N120:.N129])" office:value-type="float" office:value="0.0886939641837324" calcext:value-type="float">
            <text:p>0.089</text:p>
          </table:table-cell>
          <table:table-cell table:style-name="ce48" table:formula="of:=MEDIAN([.O120:.O129])" office:value-type="float" office:value="0.0608708959682161" calcext:value-type="float">
            <text:p>0.061</text:p>
          </table:table-cell>
          <table:table-cell table:style-name="ce48" table:formula="of:=MEDIAN([.P120:.P129])" office:value-type="float" office:value="0.0921791844145732" calcext:value-type="float">
            <text:p>0.092</text:p>
          </table:table-cell>
          <table:table-cell table:style-name="ce48" table:formula="of:=MEDIAN([.Q120:.Q129])" office:value-type="float" office:value="0.047371324926398" calcext:value-type="float">
            <text:p>0.047</text:p>
          </table:table-cell>
          <table:table-cell table:style-name="ce48" table:formula="of:=MEDIAN([.R120:.R129])" office:value-type="float" office:value="0.09235684109501" calcext:value-type="float">
            <text:p>0.092</text:p>
          </table:table-cell>
          <table:table-cell table:style-name="ce48" table:formula="of:=MEDIAN([.S120:.S129])" office:value-type="float" office:value="0.023216933519411" calcext:value-type="float">
            <text:p>0.023</text:p>
          </table:table-cell>
          <table:table-cell table:style-name="ce48" table:formula="of:=MEDIAN([.T120:.T129])" office:value-type="float" office:value="0.0764776520639888" calcext:value-type="float">
            <text:p>0.076</text:p>
          </table:table-cell>
          <table:table-cell table:style-name="ce48" table:formula="of:=MEDIAN([.U120:.U129])" office:value-type="float" office:value="0.01" calcext:value-type="float">
            <text:p>0.010</text:p>
          </table:table-cell>
          <table:table-cell table:style-name="ce48" table:formula="of:=MEDIAN([.V120:.V129])" office:value-type="float" office:value="0.0512970878368593" calcext:value-type="float">
            <text:p>0.051</text:p>
          </table:table-cell>
          <table:table-cell table:style-name="ce48" table:formula="of:=MEDIAN([.W120:.W129])" office:value-type="float" office:value="0.019353822569022" calcext:value-type="float">
            <text:p>0.019</text:p>
          </table:table-cell>
          <table:table-cell table:style-name="ce48" table:formula="of:=MEDIAN([.X120:.X129])" office:value-type="float" office:value="0.0512970878368593" calcext:value-type="float">
            <text:p>0.051</text:p>
          </table:table-cell>
          <table:table-cell table:style-name="ce48" table:formula="of:=MEDIAN([.Y120:.Y129])" office:value-type="float" office:value="0.0133805799384267" calcext:value-type="float">
            <text:p>0.013</text:p>
          </table:table-cell>
          <table:table-cell table:style-name="ce48" table:formula="of:=MEDIAN([.Z120:.Z129])" office:value-type="float" office:value="0.0364382812883419" calcext:value-type="float">
            <text:p>0.036</text:p>
          </table:table-cell>
          <table:table-cell table:style-name="ce48" table:formula="of:=MEDIAN([.AA120:.AA129])" office:value-type="float" office:value="0.01" calcext:value-type="float">
            <text:p>0.010</text:p>
          </table:table-cell>
          <table:table-cell table:style-name="ce48" table:formula="of:=MEDIAN([.AB120:.AB129])" office:value-type="float" office:value="0.0479406205028894" calcext:value-type="float">
            <text:p>0.048</text:p>
          </table:table-cell>
          <table:table-cell table:style-name="ce48" table:formula="of:=MEDIAN([.AC120:.AC129])" office:value-type="float" office:value="0.01" calcext:value-type="float">
            <text:p>0.010</text:p>
          </table:table-cell>
          <table:table-cell table:style-name="ce48" table:formula="of:=MEDIAN([.AD120:.AD129])" office:value-type="float" office:value="0.0479406205028894" calcext:value-type="float">
            <text:p>0.048</text:p>
          </table:table-cell>
          <table:table-cell table:number-columns-repeated="30"/>
        </table:table-row>
        <table:table-row table:style-name="ro1" table:number-rows-repeated="3">
          <table:table-cell table:style-name="Default" table:number-columns-repeated="30"/>
          <table:table-cell table:number-columns-repeated="30"/>
        </table:table-row>
        <table:table-row table:style-name="ro1">
          <table:table-cell table:style-name="ce1" office:value-type="string" calcext:value-type="string" table:number-columns-spanned="30" table:number-rows-spanned="1">
            <text:p>EA MNIST Target-Size 2 LCMC</text:p>
          </table:table-cell>
          <table:covered-table-cell table:number-columns-repeated="29" table:style-name="Default"/>
          <table:table-cell table:number-columns-repeated="30"/>
        </table:table-row>
        <table:table-row table:style-name="ro1">
          <table:table-cell table:style-name="ce30" office:value-type="string" calcext:value-type="string" table:number-columns-spanned="30" table:number-rows-spanned="1">
            <text:p>Encoder</text:p>
          </table:table-cell>
          <table:covered-table-cell table:number-columns-repeated="29" table:style-name="Default"/>
          <table:table-cell table:number-columns-repeated="30"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 table:number-columns-spanned="2" table:number-rows-spanned="1">
            <text:p>11</text:p>
          </table:table-cell>
          <table:covered-table-cell table:style-name="ce30"/>
          <table:table-cell table:style-name="ce30" office:value-type="float" office:value="12" calcext:value-type="float" table:number-columns-spanned="2" table:number-rows-spanned="1">
            <text:p>12</text:p>
          </table:table-cell>
          <table:covered-table-cell table:style-name="ce30"/>
          <table:table-cell table:style-name="ce30" office:value-type="float" office:value="13" calcext:value-type="float" table:number-columns-spanned="2" table:number-rows-spanned="1">
            <text:p>13</text:p>
          </table:table-cell>
          <table:covered-table-cell table:style-name="ce30"/>
          <table:table-cell table:style-name="ce30" office:value-type="float" office:value="14" calcext:value-type="float" table:number-columns-spanned="2" table:number-rows-spanned="1">
            <text:p>14</text:p>
          </table:table-cell>
          <table:covered-table-cell table:style-name="ce30"/>
          <table:table-cell table:style-name="ce30" office:value-type="float" office:value="15" calcext:value-type="float" table:number-columns-spanned="2" table:number-rows-spanned="1">
            <text:p>15</text:p>
          </table:table-cell>
          <table:covered-table-cell table:style-name="ce30"/>
          <table:table-cell table:style-name="ce30" office:value-type="float" office:value="16" calcext:value-type="float" table:number-columns-spanned="2" table:number-rows-spanned="1">
            <text:p>16</text:p>
          </table:table-cell>
          <table:covered-table-cell table:style-name="ce30"/>
          <table:table-cell table:style-name="ce30" office:value-type="float" office:value="17" calcext:value-type="float" table:number-columns-spanned="2" table:number-rows-spanned="1">
            <text:p>17</text:p>
          </table:table-cell>
          <table:covered-table-cell table:style-name="ce30"/>
          <table:table-cell table:style-name="ce30" office:value-type="float" office:value="18" calcext:value-type="float" table:number-columns-spanned="2" table:number-rows-spanned="1">
            <text:p>18</text:p>
          </table:table-cell>
          <table:covered-table-cell table:style-name="ce30"/>
          <table:table-cell table:style-name="ce30" office:value-type="float" office:value="19" calcext:value-type="float" table:number-columns-spanned="2" table:number-rows-spanned="1">
            <text:p>19</text:p>
          </table:table-cell>
          <table:covered-table-cell table:style-name="ce30"/>
          <table:table-cell table:style-name="ce30" office:value-type="float" office:value="20" calcext:value-type="float" table:number-columns-spanned="2" table:number-rows-spanned="1">
            <text:p>20</text:p>
          </table:table-cell>
          <table:covered-table-cell table:style-name="ce30"/>
          <table:table-cell table:number-columns-repeated="30"/>
        </table:table-row>
        <table:table-row table:style-name="ro1">
          <table:table-cell office:value-type="float" office:value="0.183886251581347" calcext:value-type="float">
            <text:p>0.184</text:p>
          </table:table-cell>
          <table:table-cell office:value-type="float" office:value="0.212159635286879" calcext:value-type="float">
            <text:p>0.212</text:p>
          </table:table-cell>
          <table:table-cell office:value-type="float" office:value="0.227862200096848" calcext:value-type="float">
            <text:p>0.228</text:p>
          </table:table-cell>
          <table:table-cell table:number-columns-repeated="2" office:value-type="float" office:value="0.247828080101198" calcext:value-type="float">
            <text:p>0.248</text:p>
          </table:table-cell>
          <table:table-cell table:number-columns-repeated="6" office:value-type="float" office:value="0.251176260663623" calcext:value-type="float">
            <text:p>0.251</text:p>
          </table:table-cell>
          <table:table-cell office:value-type="float" office:value="0.134807926821677" calcext:value-type="float">
            <text:p>0.135</text:p>
          </table:table-cell>
          <table:table-cell office:value-type="float" office:value="0.278436805448906" calcext:value-type="float">
            <text:p>0.278</text:p>
          </table:table-cell>
          <table:table-cell office:value-type="float" office:value="0.0204547018437025" calcext:value-type="float">
            <text:p>0.020</text:p>
          </table:table-cell>
          <table:table-cell office:value-type="float" office:value="0.31598388068134" calcext:value-type="float">
            <text:p>0.316</text:p>
          </table:table-cell>
          <table:table-cell office:value-type="float" office:value="0.0344925392866561" calcext:value-type="float">
            <text:p>0.034</text:p>
          </table:table-cell>
          <table:table-cell office:value-type="float" office:value="0.31598388068134" calcext:value-type="float">
            <text:p>0.316</text:p>
          </table:table-cell>
          <table:table-cell office:value-type="float" office:value="0.0344925392866561" calcext:value-type="float">
            <text:p>0.034</text:p>
          </table:table-cell>
          <table:table-cell office:value-type="float" office:value="0.31598388068134" calcext:value-type="float">
            <text:p>0.316</text:p>
          </table:table-cell>
          <table:table-cell office:value-type="float" office:value="0.0344925392866561" calcext:value-type="float">
            <text:p>0.034</text:p>
          </table:table-cell>
          <table:table-cell office:value-type="float" office:value="0.224983686032571" calcext:value-type="float">
            <text:p>0.225</text:p>
          </table:table-cell>
          <table:table-cell office:value-type="float" office:value="0.01" calcext:value-type="float">
            <text:p>0.010</text:p>
          </table:table-cell>
          <table:table-cell office:value-type="float" office:value="0.224983686032571" calcext:value-type="float">
            <text:p>0.225</text:p>
          </table:table-cell>
          <table:table-cell office:value-type="float" office:value="0.01" calcext:value-type="float">
            <text:p>0.010</text:p>
          </table:table-cell>
          <table:table-cell office:value-type="float" office:value="0.224983686032571" calcext:value-type="float">
            <text:p>0.225</text:p>
          </table:table-cell>
          <table:table-cell office:value-type="float" office:value="0.01" calcext:value-type="float">
            <text:p>0.010</text:p>
          </table:table-cell>
          <table:table-cell office:value-type="float" office:value="0.239295532779623" calcext:value-type="float">
            <text:p>0.239</text:p>
          </table:table-cell>
          <table:table-cell office:value-type="float" office:value="0.01" calcext:value-type="float">
            <text:p>0.010</text:p>
          </table:table-cell>
          <table:table-cell office:value-type="float" office:value="0.170894720862591" calcext:value-type="float">
            <text:p>0.171</text:p>
          </table:table-cell>
          <table:table-cell office:value-type="float" office:value="0.0916975445877188" calcext:value-type="float">
            <text:p>0.092</text:p>
          </table:table-cell>
          <table:table-cell table:number-columns-repeated="30"/>
        </table:table-row>
        <table:table-row table:style-name="ro1">
          <table:table-cell table:number-columns-repeated="4" office:value-type="float" office:value="0.104419950623925" calcext:value-type="float">
            <text:p>0.104</text:p>
          </table:table-cell>
          <table:table-cell office:value-type="float" office:value="0.125597252046683" calcext:value-type="float">
            <text:p>0.126</text:p>
          </table:table-cell>
          <table:table-cell office:value-type="float" office:value="0.0902980906438739" calcext:value-type="float">
            <text:p>0.090</text:p>
          </table:table-cell>
          <table:table-cell office:value-type="float" office:value="0.103599629065825" calcext:value-type="float">
            <text:p>0.104</text:p>
          </table:table-cell>
          <table:table-cell office:value-type="float" office:value="0.0869337250559482" calcext:value-type="float">
            <text:p>0.087</text:p>
          </table:table-cell>
          <table:table-cell table:number-columns-repeated="2" office:value-type="float" office:value="0.122111052922898" calcext:value-type="float">
            <text:p>0.122</text:p>
          </table:table-cell>
          <table:table-cell office:value-type="float" office:value="0.0975708547689606" calcext:value-type="float">
            <text:p>0.098</text:p>
          </table:table-cell>
          <table:table-cell office:value-type="float" office:value="0.138591709941701" calcext:value-type="float">
            <text:p>0.139</text:p>
          </table:table-cell>
          <table:table-cell office:value-type="float" office:value="0.228192378637062" calcext:value-type="float">
            <text:p>0.228</text:p>
          </table:table-cell>
          <table:table-cell office:value-type="float" office:value="0.174660394494525" calcext:value-type="float">
            <text:p>0.175</text:p>
          </table:table-cell>
          <table:table-cell office:value-type="float" office:value="0.228192378637062" calcext:value-type="float">
            <text:p>0.228</text:p>
          </table:table-cell>
          <table:table-cell office:value-type="float" office:value="0.174660394494525" calcext:value-type="float">
            <text:p>0.175</text:p>
          </table:table-cell>
          <table:table-cell office:value-type="float" office:value="0.206669537211796" calcext:value-type="float">
            <text:p>0.207</text:p>
          </table:table-cell>
          <table:table-cell office:value-type="float" office:value="0.2045805063887" calcext:value-type="float">
            <text:p>0.205</text:p>
          </table:table-cell>
          <table:table-cell office:value-type="float" office:value="0.206669537211796" calcext:value-type="float">
            <text:p>0.207</text:p>
          </table:table-cell>
          <table:table-cell office:value-type="float" office:value="0.2045805063887" calcext:value-type="float">
            <text:p>0.205</text:p>
          </table:table-cell>
          <table:table-cell office:value-type="float" office:value="0.214386907558342" calcext:value-type="float">
            <text:p>0.214</text:p>
          </table:table-cell>
          <table:table-cell office:value-type="float" office:value="0.170024733207157" calcext:value-type="float">
            <text:p>0.170</text:p>
          </table:table-cell>
          <table:table-cell office:value-type="float" office:value="0.25966664479895" calcext:value-type="float">
            <text:p>0.260</text:p>
          </table:table-cell>
          <table:table-cell office:value-type="float" office:value="0.172522270553655" calcext:value-type="float">
            <text:p>0.173</text:p>
          </table:table-cell>
          <table:table-cell office:value-type="float" office:value="0.277566161849574" calcext:value-type="float">
            <text:p>0.278</text:p>
          </table:table-cell>
          <table:table-cell office:value-type="float" office:value="0.101305317444882" calcext:value-type="float">
            <text:p>0.101</text:p>
          </table:table-cell>
          <table:table-cell office:value-type="float" office:value="0.277566161849574" calcext:value-type="float">
            <text:p>0.278</text:p>
          </table:table-cell>
          <table:table-cell office:value-type="float" office:value="0.101305317444882" calcext:value-type="float">
            <text:p>0.101</text:p>
          </table:table-cell>
          <table:table-cell office:value-type="float" office:value="0.201461147817972" calcext:value-type="float">
            <text:p>0.201</text:p>
          </table:table-cell>
          <table:table-cell office:value-type="float" office:value="0.172930262494569" calcext:value-type="float">
            <text:p>0.173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.113336405479076" calcext:value-type="float">
            <text:p>0.113</text:p>
          </table:table-cell>
          <table:table-cell office:value-type="float" office:value="0.167206951707601" calcext:value-type="float">
            <text:p>0.167</text:p>
          </table:table-cell>
          <table:table-cell office:value-type="float" office:value="0.164504270436948" calcext:value-type="float">
            <text:p>0.165</text:p>
          </table:table-cell>
          <table:table-cell table:number-columns-repeated="2" office:value-type="float" office:value="0.2244477307206" calcext:value-type="float">
            <text:p>0.224</text:p>
          </table:table-cell>
          <table:table-cell table:number-columns-repeated="2" office:value-type="float" office:value="0.249692604515205" calcext:value-type="float">
            <text:p>0.250</text:p>
          </table:table-cell>
          <table:table-cell office:value-type="float" office:value="0.23047079749035" calcext:value-type="float">
            <text:p>0.230</text:p>
          </table:table-cell>
          <table:table-cell office:value-type="float" office:value="0.333915104897581" calcext:value-type="float">
            <text:p>0.334</text:p>
          </table:table-cell>
          <table:table-cell office:value-type="float" office:value="0.329898882223276" calcext:value-type="float">
            <text:p>0.330</text:p>
          </table:table-cell>
          <table:table-cell office:value-type="float" office:value="0.0944350078146315" calcext:value-type="float">
            <text:p>0.094</text:p>
          </table:table-cell>
          <table:table-cell office:value-type="float" office:value="0.319484187314514" calcext:value-type="float">
            <text:p>0.319</text:p>
          </table:table-cell>
          <table:table-cell office:value-type="float" office:value="0.173241461260728" calcext:value-type="float">
            <text:p>0.173</text:p>
          </table:table-cell>
          <table:table-cell office:value-type="float" office:value="0.319484187314514" calcext:value-type="float">
            <text:p>0.319</text:p>
          </table:table-cell>
          <table:table-cell office:value-type="float" office:value="0.173241461260728" calcext:value-type="float">
            <text:p>0.173</text:p>
          </table:table-cell>
          <table:table-cell office:value-type="float" office:value="0.319484187314514" calcext:value-type="float">
            <text:p>0.319</text:p>
          </table:table-cell>
          <table:table-cell office:value-type="float" office:value="0.173241461260728" calcext:value-type="float">
            <text:p>0.173</text:p>
          </table:table-cell>
          <table:table-cell office:value-type="float" office:value="0.319484187314514" calcext:value-type="float">
            <text:p>0.319</text:p>
          </table:table-cell>
          <table:table-cell office:value-type="float" office:value="0.173241461260728" calcext:value-type="float">
            <text:p>0.173</text:p>
          </table:table-cell>
          <table:table-cell office:value-type="float" office:value="0.319484187314514" calcext:value-type="float">
            <text:p>0.319</text:p>
          </table:table-cell>
          <table:table-cell office:value-type="float" office:value="0.173241461260728" calcext:value-type="float">
            <text:p>0.173</text:p>
          </table:table-cell>
          <table:table-cell office:value-type="float" office:value="0.319484187314514" calcext:value-type="float">
            <text:p>0.319</text:p>
          </table:table-cell>
          <table:table-cell office:value-type="float" office:value="0.173241461260728" calcext:value-type="float">
            <text:p>0.173</text:p>
          </table:table-cell>
          <table:table-cell office:value-type="float" office:value="0.319484187314514" calcext:value-type="float">
            <text:p>0.319</text:p>
          </table:table-cell>
          <table:table-cell office:value-type="float" office:value="0.173241461260728" calcext:value-type="float">
            <text:p>0.173</text:p>
          </table:table-cell>
          <table:table-cell office:value-type="float" office:value="0.319484187314514" calcext:value-type="float">
            <text:p>0.319</text:p>
          </table:table-cell>
          <table:table-cell office:value-type="float" office:value="0.173241461260728" calcext:value-type="float">
            <text:p>0.173</text:p>
          </table:table-cell>
          <table:table-cell office:value-type="float" office:value="0.339389892503577" calcext:value-type="float">
            <text:p>0.339</text:p>
          </table:table-cell>
          <table:table-cell office:value-type="float" office:value="0.254699035333784" calcext:value-type="float">
            <text:p>0.255</text:p>
          </table:table-cell>
          <table:table-cell table:number-columns-repeated="30"/>
        </table:table-row>
        <table:table-row table:style-name="ro1">
          <table:table-cell office:value-type="float" office:value="0.0300769560598451" calcext:value-type="float">
            <text:p>0.030</text:p>
          </table:table-cell>
          <table:table-cell office:value-type="float" office:value="0.0502927348036142" calcext:value-type="float">
            <text:p>0.050</text:p>
          </table:table-cell>
          <table:table-cell table:number-columns-repeated="3" office:value-type="float" office:value="0.0488718474990847" calcext:value-type="float">
            <text:p>0.049</text:p>
          </table:table-cell>
          <table:table-cell office:value-type="float" office:value="0.01" calcext:value-type="float">
            <text:p>0.010</text:p>
          </table:table-cell>
          <table:table-cell table:number-columns-repeated="5" office:value-type="float" office:value="0.0104538212267149" calcext:value-type="float">
            <text:p>0.010</text:p>
          </table:table-cell>
          <table:table-cell office:value-type="float" office:value="0.0361756356867138" calcext:value-type="float">
            <text:p>0.036</text:p>
          </table:table-cell>
          <table:table-cell office:value-type="float" office:value="0.0509345961646153" calcext:value-type="float">
            <text:p>0.051</text:p>
          </table:table-cell>
          <table:table-cell office:value-type="float" office:value="0.01" calcext:value-type="float">
            <text:p>0.010</text:p>
          </table:table-cell>
          <table:table-cell office:value-type="float" office:value="0.0906832925831771" calcext:value-type="float">
            <text:p>0.091</text:p>
          </table:table-cell>
          <table:table-cell office:value-type="float" office:value="0.01" calcext:value-type="float">
            <text:p>0.010</text:p>
          </table:table-cell>
          <table:table-cell office:value-type="float" office:value="0.0906832925831771" calcext:value-type="float">
            <text:p>0.091</text:p>
          </table:table-cell>
          <table:table-cell office:value-type="float" office:value="0.01" calcext:value-type="float">
            <text:p>0.010</text:p>
          </table:table-cell>
          <table:table-cell office:value-type="float" office:value="0.0906832925831771" calcext:value-type="float">
            <text:p>0.091</text:p>
          </table:table-cell>
          <table:table-cell office:value-type="float" office:value="0.01" calcext:value-type="float">
            <text:p>0.010</text:p>
          </table:table-cell>
          <table:table-cell office:value-type="float" office:value="0.0906832925831771" calcext:value-type="float">
            <text:p>0.091</text:p>
          </table:table-cell>
          <table:table-cell office:value-type="float" office:value="0.01" calcext:value-type="float">
            <text:p>0.010</text:p>
          </table:table-cell>
          <table:table-cell office:value-type="float" office:value="0.219218842464186" calcext:value-type="float">
            <text:p>0.219</text:p>
          </table:table-cell>
          <table:table-cell office:value-type="float" office:value="0.0366069787343651" calcext:value-type="float">
            <text:p>0.037</text:p>
          </table:table-cell>
          <table:table-cell office:value-type="float" office:value="0.219218842464186" calcext:value-type="float">
            <text:p>0.219</text:p>
          </table:table-cell>
          <table:table-cell office:value-type="float" office:value="0.0366069787343651" calcext:value-type="float">
            <text:p>0.037</text:p>
          </table:table-cell>
          <table:table-cell office:value-type="float" office:value="0.219218842464186" calcext:value-type="float">
            <text:p>0.219</text:p>
          </table:table-cell>
          <table:table-cell office:value-type="float" office:value="0.0366069787343651" calcext:value-type="float">
            <text:p>0.037</text:p>
          </table:table-cell>
          <table:table-cell office:value-type="float" office:value="0.219218842464186" calcext:value-type="float">
            <text:p>0.219</text:p>
          </table:table-cell>
          <table:table-cell office:value-type="float" office:value="0.0366069787343651" calcext:value-type="float">
            <text:p>0.037</text:p>
          </table:table-cell>
          <table:table-cell table:number-columns-repeated="30"/>
        </table:table-row>
        <table:table-row table:style-name="ro1">
          <table:table-cell table:number-columns-repeated="4" office:value-type="float" office:value="0.0575628209426436" calcext:value-type="float">
            <text:p>0.058</text:p>
          </table:table-cell>
          <table:table-cell office:value-type="float" office:value="0.0187288247853061" calcext:value-type="float">
            <text:p>0.019</text:p>
          </table:table-cell>
          <table:table-cell office:value-type="float" office:value="0.01" calcext:value-type="float">
            <text:p>0.010</text:p>
          </table:table-cell>
          <table:table-cell table:number-columns-repeated="2" office:value-type="float" office:value="0.0560450767770692" calcext:value-type="float">
            <text:p>0.056</text:p>
          </table:table-cell>
          <table:table-cell table:number-columns-repeated="2" office:value-type="float" office:value="0.020715410526576" calcext:value-type="float">
            <text:p>0.021</text:p>
          </table:table-cell>
          <table:table-cell office:value-type="float" office:value="0.0135182645141279" calcext:value-type="float">
            <text:p>0.014</text:p>
          </table:table-cell>
          <table:table-cell office:value-type="float" office:value="0.208634814946355" calcext:value-type="float">
            <text:p>0.209</text:p>
          </table:table-cell>
          <table:table-cell office:value-type="float" office:value="0.01" calcext:value-type="float">
            <text:p>0.010</text:p>
          </table:table-cell>
          <table:table-cell office:value-type="float" office:value="0.214106585952536" calcext:value-type="float">
            <text:p>0.214</text:p>
          </table:table-cell>
          <table:table-cell office:value-type="float" office:value="0.040405058840734" calcext:value-type="float">
            <text:p>0.040</text:p>
          </table:table-cell>
          <table:table-cell office:value-type="float" office:value="0.247073723014733" calcext:value-type="float">
            <text:p>0.247</text:p>
          </table:table-cell>
          <table:table-cell office:value-type="float" office:value="0.040405058840734" calcext:value-type="float">
            <text:p>0.040</text:p>
          </table:table-cell>
          <table:table-cell office:value-type="float" office:value="0.247073723014733" calcext:value-type="float">
            <text:p>0.247</text:p>
          </table:table-cell>
          <table:table-cell office:value-type="float" office:value="0.0322107157209589" calcext:value-type="float">
            <text:p>0.032</text:p>
          </table:table-cell>
          <table:table-cell office:value-type="float" office:value="0.15477567723265" calcext:value-type="float">
            <text:p>0.155</text:p>
          </table:table-cell>
          <table:table-cell office:value-type="float" office:value="0.0322107157209589" calcext:value-type="float">
            <text:p>0.032</text:p>
          </table:table-cell>
          <table:table-cell office:value-type="float" office:value="0.15477567723265" calcext:value-type="float">
            <text:p>0.155</text:p>
          </table:table-cell>
          <table:table-cell office:value-type="float" office:value="0.01" calcext:value-type="float">
            <text:p>0.010</text:p>
          </table:table-cell>
          <table:table-cell office:value-type="float" office:value="0.177388664219257" calcext:value-type="float">
            <text:p>0.177</text:p>
          </table:table-cell>
          <table:table-cell office:value-type="float" office:value="0.01" calcext:value-type="float">
            <text:p>0.010</text:p>
          </table:table-cell>
          <table:table-cell office:value-type="float" office:value="0.187620051495527" calcext:value-type="float">
            <text:p>0.188</text:p>
          </table:table-cell>
          <table:table-cell office:value-type="float" office:value="0.01" calcext:value-type="float">
            <text:p>0.010</text:p>
          </table:table-cell>
          <table:table-cell office:value-type="float" office:value="0.191227959402478" calcext:value-type="float">
            <text:p>0.191</text:p>
          </table:table-cell>
          <table:table-cell office:value-type="float" office:value="0.01" calcext:value-type="float">
            <text:p>0.010</text:p>
          </table:table-cell>
          <table:table-cell office:value-type="float" office:value="0.191227959402478" calcext:value-type="float">
            <text:p>0.191</text:p>
          </table:table-cell>
          <table:table-cell table:number-columns-repeated="30"/>
        </table:table-row>
        <table:table-row table:style-name="ro1">
          <table:table-cell table:number-columns-repeated="5" table:style-name="Default" office:value-type="float" office:value="0.185845852828778" calcext:value-type="float">
            <text:p>0.185845852828778</text:p>
          </table:table-cell>
          <table:table-cell table:style-name="Default" office:value-type="float" office:value="0.072789287716008" calcext:value-type="float">
            <text:p>0.072789287716008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2" table:style-name="Default" office:value-type="float" office:value="0.0376610569236003" calcext:value-type="float">
            <text:p>0.0376610569236</text:p>
          </table:table-cell>
          <table:table-cell table:number-columns-repeated="10" table:style-name="Default" office:value-type="float" office:value="0.01" calcext:value-type="float">
            <text:p>0.01</text:p>
          </table:table-cell>
          <table:table-cell table:style-name="Default" office:value-type="float" office:value="0.0384881826834207" calcext:value-type="float">
            <text:p>0.038488182683421</text:p>
          </table:table-cell>
          <table:table-cell table:number-columns-repeated="4" table:style-name="Default" office:value-type="float" office:value="0.01" calcext:value-type="float">
            <text:p>0.01</text:p>
          </table:table-cell>
          <table:table-cell table:style-name="Default" office:value-type="float" office:value="0.0583872196998651" calcext:value-type="float">
            <text:p>0.058387219699865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103629954623569" calcext:value-type="float">
            <text:p>0.103629954623569</text:p>
          </table:table-cell>
          <table:table-cell table:style-name="Default" office:value-type="float" office:value="0.0991138836171194" calcext:value-type="float">
            <text:p>0.099113883617119</text:p>
          </table:table-cell>
          <table:table-cell table:style-name="Default" office:value-type="float" office:value="0.103629954623569" calcext:value-type="float">
            <text:p>0.103629954623569</text:p>
          </table:table-cell>
          <table:table-cell table:style-name="Default" office:value-type="float" office:value="0.0991138836171194" calcext:value-type="float">
            <text:p>0.099113883617119</text:p>
          </table:table-cell>
          <table:table-cell table:number-columns-repeated="30"/>
        </table:table-row>
        <table:table-row table:style-name="ro1">
          <table:table-cell office:value-type="float" office:value="0.202896066490318" calcext:value-type="float">
            <text:p>0.203</text:p>
          </table:table-cell>
          <table:table-cell table:number-columns-repeated="8" office:value-type="float" office:value="0.198787621784951" calcext:value-type="float">
            <text:p>0.199</text:p>
          </table:table-cell>
          <table:table-cell table:number-columns-repeated="2" office:value-type="float" office:value="0.152662822250239" calcext:value-type="float">
            <text:p>0.153</text:p>
          </table:table-cell>
          <table:table-cell office:value-type="float" office:value="0.0891356092154316" calcext:value-type="float">
            <text:p>0.089</text:p>
          </table:table-cell>
          <table:table-cell office:value-type="float" office:value="0.152662822250239" calcext:value-type="float">
            <text:p>0.153</text:p>
          </table:table-cell>
          <table:table-cell office:value-type="float" office:value="0.0891356092154316" calcext:value-type="float">
            <text:p>0.089</text:p>
          </table:table-cell>
          <table:table-cell office:value-type="float" office:value="0.152662822250239" calcext:value-type="float">
            <text:p>0.153</text:p>
          </table:table-cell>
          <table:table-cell office:value-type="float" office:value="0.0891356092154316" calcext:value-type="float">
            <text:p>0.089</text:p>
          </table:table-cell>
          <table:table-cell office:value-type="float" office:value="0.139766631674745" calcext:value-type="float">
            <text:p>0.140</text:p>
          </table:table-cell>
          <table:table-cell office:value-type="float" office:value="0.0794124454336059" calcext:value-type="float">
            <text:p>0.079</text:p>
          </table:table-cell>
          <table:table-cell office:value-type="float" office:value="0.110824762652824" calcext:value-type="float">
            <text:p>0.111</text:p>
          </table:table-cell>
          <table:table-cell office:value-type="float" office:value="0.0612129769776893" calcext:value-type="float">
            <text:p>0.061</text:p>
          </table:table-cell>
          <table:table-cell office:value-type="float" office:value="0.110824762652824" calcext:value-type="float">
            <text:p>0.111</text:p>
          </table:table-cell>
          <table:table-cell office:value-type="float" office:value="0.0612129769776893" calcext:value-type="float">
            <text:p>0.061</text:p>
          </table:table-cell>
          <table:table-cell office:value-type="float" office:value="0.0730548731518836" calcext:value-type="float">
            <text:p>0.073</text:p>
          </table:table-cell>
          <table:table-cell office:value-type="float" office:value="0.0296205800580904" calcext:value-type="float">
            <text:p>0.030</text:p>
          </table:table-cell>
          <table:table-cell office:value-type="float" office:value="0.0730548731518836" calcext:value-type="float">
            <text:p>0.073</text:p>
          </table:table-cell>
          <table:table-cell office:value-type="float" office:value="0.0296205800580904" calcext:value-type="float">
            <text:p>0.030</text:p>
          </table:table-cell>
          <table:table-cell office:value-type="float" office:value="0.105748539343332" calcext:value-type="float">
            <text:p>0.106</text:p>
          </table:table-cell>
          <table:table-cell office:value-type="float" office:value="0.01" calcext:value-type="float">
            <text:p>0.010</text:p>
          </table:table-cell>
          <table:table-cell office:value-type="float" office:value="0.105748539343332" calcext:value-type="float">
            <text:p>0.106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.01" calcext:value-type="float">
            <text:p>0.010</text:p>
          </table:table-cell>
          <table:table-cell table:number-columns-repeated="2" office:value-type="float" office:value="0.016663458378034" calcext:value-type="float">
            <text:p>0.017</text:p>
          </table:table-cell>
          <table:table-cell table:number-columns-repeated="7" office:value-type="float" office:value="0.0399730371974717" calcext:value-type="float">
            <text:p>0.040</text:p>
          </table:table-cell>
          <table:table-cell office:value-type="float" office:value="0.123165270050288" calcext:value-type="float">
            <text:p>0.123</text:p>
          </table:table-cell>
          <table:table-cell office:value-type="float" office:value="0.0399730371974717" calcext:value-type="float">
            <text:p>0.040</text:p>
          </table:table-cell>
          <table:table-cell office:value-type="float" office:value="0.123165270050288" calcext:value-type="float">
            <text:p>0.123</text:p>
          </table:table-cell>
          <table:table-cell office:value-type="float" office:value="0.0399730371974717" calcext:value-type="float">
            <text:p>0.040</text:p>
          </table:table-cell>
          <table:table-cell office:value-type="float" office:value="0.123165270050288" calcext:value-type="float">
            <text:p>0.123</text:p>
          </table:table-cell>
          <table:table-cell office:value-type="float" office:value="0.0399730371974717" calcext:value-type="float">
            <text:p>0.040</text:p>
          </table:table-cell>
          <table:table-cell office:value-type="float" office:value="0.123165270050288" calcext:value-type="float">
            <text:p>0.123</text:p>
          </table:table-cell>
          <table:table-cell office:value-type="float" office:value="0.0674731702456066" calcext:value-type="float">
            <text:p>0.067</text:p>
          </table:table-cell>
          <table:table-cell office:value-type="float" office:value="0.0588312043169019" calcext:value-type="float">
            <text:p>0.059</text:p>
          </table:table-cell>
          <table:table-cell office:value-type="float" office:value="0.117091963972528" calcext:value-type="float">
            <text:p>0.117</text:p>
          </table:table-cell>
          <table:table-cell office:value-type="float" office:value="0.01" calcext:value-type="float">
            <text:p>0.010</text:p>
          </table:table-cell>
          <table:table-cell office:value-type="float" office:value="0.117091963972528" calcext:value-type="float">
            <text:p>0.117</text:p>
          </table:table-cell>
          <table:table-cell office:value-type="float" office:value="0.01" calcext:value-type="float">
            <text:p>0.010</text:p>
          </table:table-cell>
          <table:table-cell office:value-type="float" office:value="0.109675684702426" calcext:value-type="float">
            <text:p>0.110</text:p>
          </table:table-cell>
          <table:table-cell office:value-type="float" office:value="0.0979695415427198" calcext:value-type="float">
            <text:p>0.098</text:p>
          </table:table-cell>
          <table:table-cell office:value-type="float" office:value="0.109675684702426" calcext:value-type="float">
            <text:p>0.110</text:p>
          </table:table-cell>
          <table:table-cell office:value-type="float" office:value="0.0979695415427198" calcext:value-type="float">
            <text:p>0.098</text:p>
          </table:table-cell>
          <table:table-cell office:value-type="float" office:value="0.0603908950262285" calcext:value-type="float">
            <text:p>0.060</text:p>
          </table:table-cell>
          <table:table-cell table:style-name="Default" office:value-type="float" office:value="0.109418880215076" calcext:value-type="float">
            <text:p>0.109418880215076</text:p>
          </table:table-cell>
          <table:table-cell table:number-columns-repeated="30"/>
        </table:table-row>
        <table:table-row table:style-name="ro1">
          <table:table-cell office:value-type="float" office:value="0.106276653732462" calcext:value-type="float">
            <text:p>0.106</text:p>
          </table:table-cell>
          <table:table-cell office:value-type="float" office:value="0.0384637103522427" calcext:value-type="float">
            <text:p>0.038</text:p>
          </table:table-cell>
          <table:table-cell office:value-type="float" office:value="0.01" calcext:value-type="float">
            <text:p>0.010</text:p>
          </table:table-cell>
          <table:table-cell office:value-type="float" office:value="0.101811282878535" calcext:value-type="float">
            <text:p>0.102</text:p>
          </table:table-cell>
          <table:table-cell office:value-type="float" office:value="0.0353368906695533" calcext:value-type="float">
            <text:p>0.035</text:p>
          </table:table-cell>
          <table:table-cell office:value-type="float" office:value="0.0894068693088759" calcext:value-type="float">
            <text:p>0.089</text:p>
          </table:table-cell>
          <table:table-cell table:number-columns-repeated="2" office:value-type="float" office:value="0.129985938027625" calcext:value-type="float">
            <text:p>0.130</text:p>
          </table:table-cell>
          <table:table-cell table:number-columns-repeated="2" office:value-type="float" office:value="0.142615073721581" calcext:value-type="float">
            <text:p>0.143</text:p>
          </table:table-cell>
          <table:table-cell office:value-type="float" office:value="0.150327808647427" calcext:value-type="float">
            <text:p>0.150</text:p>
          </table:table-cell>
          <table:table-cell office:value-type="float" office:value="0.157021054357259" calcext:value-type="float">
            <text:p>0.157</text:p>
          </table:table-cell>
          <table:table-cell office:value-type="float" office:value="0.137877786602046" calcext:value-type="float">
            <text:p>0.138</text:p>
          </table:table-cell>
          <table:table-cell office:value-type="float" office:value="0.189211748442555" calcext:value-type="float">
            <text:p>0.189</text:p>
          </table:table-cell>
          <table:table-cell office:value-type="float" office:value="0.137877786602046" calcext:value-type="float">
            <text:p>0.138</text:p>
          </table:table-cell>
          <table:table-cell office:value-type="float" office:value="0.189211748442555" calcext:value-type="float">
            <text:p>0.189</text:p>
          </table:table-cell>
          <table:table-cell office:value-type="float" office:value="0.137877786602046" calcext:value-type="float">
            <text:p>0.138</text:p>
          </table:table-cell>
          <table:table-cell office:value-type="float" office:value="0.189211748442555" calcext:value-type="float">
            <text:p>0.189</text:p>
          </table:table-cell>
          <table:table-cell office:value-type="float" office:value="0.18210171019548" calcext:value-type="float">
            <text:p>0.182</text:p>
          </table:table-cell>
          <table:table-cell office:value-type="float" office:value="0.211468367435941" calcext:value-type="float">
            <text:p>0.211</text:p>
          </table:table-cell>
          <table:table-cell office:value-type="float" office:value="0.184641115863181" calcext:value-type="float">
            <text:p>0.185</text:p>
          </table:table-cell>
          <table:table-cell office:value-type="float" office:value="0.178780667112332" calcext:value-type="float">
            <text:p>0.179</text:p>
          </table:table-cell>
          <table:table-cell office:value-type="float" office:value="0.138310408435512" calcext:value-type="float">
            <text:p>0.138</text:p>
          </table:table-cell>
          <table:table-cell office:value-type="float" office:value="0.201225433218201" calcext:value-type="float">
            <text:p>0.201</text:p>
          </table:table-cell>
          <table:table-cell office:value-type="float" office:value="0.138310408435512" calcext:value-type="float">
            <text:p>0.138</text:p>
          </table:table-cell>
          <table:table-cell office:value-type="float" office:value="0.201225433218201" calcext:value-type="float">
            <text:p>0.201</text:p>
          </table:table-cell>
          <table:table-cell office:value-type="float" office:value="0.138310408435512" calcext:value-type="float">
            <text:p>0.138</text:p>
          </table:table-cell>
          <table:table-cell office:value-type="float" office:value="0.201225433218201" calcext:value-type="float">
            <text:p>0.201</text:p>
          </table:table-cell>
          <table:table-cell office:value-type="float" office:value="0.1621333541306" calcext:value-type="float">
            <text:p>0.162</text:p>
          </table:table-cell>
          <table:table-cell office:value-type="float" office:value="0.180748597107836" calcext:value-type="float">
            <text:p>0.181</text:p>
          </table:table-cell>
          <table:table-cell table:number-columns-repeated="30"/>
        </table:table-row>
        <table:table-row table:style-name="ro1">
          <table:table-cell office:value-type="float" office:value="0.0995188873635196" calcext:value-type="float">
            <text:p>0.100</text:p>
          </table:table-cell>
          <table:table-cell table:number-columns-repeated="6" office:value-type="float" office:value="0.124250165310676" calcext:value-type="float">
            <text:p>0.124</text:p>
          </table:table-cell>
          <table:table-cell table:number-columns-repeated="2" office:value-type="float" office:value="0.0776070152891626" calcext:value-type="float">
            <text:p>0.078</text:p>
          </table:table-cell>
          <table:table-cell table:number-columns-repeated="2" office:value-type="float" office:value="0.0465738161281133" calcext:value-type="float">
            <text:p>0.047</text:p>
          </table:table-cell>
          <table:table-cell office:value-type="float" office:value="0.101091064896033" calcext:value-type="float">
            <text:p>0.101</text:p>
          </table:table-cell>
          <table:table-cell office:value-type="float" office:value="0.146649831405094" calcext:value-type="float">
            <text:p>0.147</text:p>
          </table:table-cell>
          <table:table-cell office:value-type="float" office:value="0.0161926306483613" calcext:value-type="float">
            <text:p>0.016</text:p>
          </table:table-cell>
          <table:table-cell office:value-type="float" office:value="0.16042844010812" calcext:value-type="float">
            <text:p>0.160</text:p>
          </table:table-cell>
          <table:table-cell office:value-type="float" office:value="0.173694840751738" calcext:value-type="float">
            <text:p>0.174</text:p>
          </table:table-cell>
          <table:table-cell office:value-type="float" office:value="0.16042844010812" calcext:value-type="float">
            <text:p>0.160</text:p>
          </table:table-cell>
          <table:table-cell office:value-type="float" office:value="0.173694840751738" calcext:value-type="float">
            <text:p>0.174</text:p>
          </table:table-cell>
          <table:table-cell office:value-type="float" office:value="0.0976739936060696" calcext:value-type="float">
            <text:p>0.098</text:p>
          </table:table-cell>
          <table:table-cell office:value-type="float" office:value="0.0855164625942922" calcext:value-type="float">
            <text:p>0.086</text:p>
          </table:table-cell>
          <table:table-cell office:value-type="float" office:value="0.0976739936060696" calcext:value-type="float">
            <text:p>0.098</text:p>
          </table:table-cell>
          <table:table-cell office:value-type="float" office:value="0.0855164625942922" calcext:value-type="float">
            <text:p>0.086</text:p>
          </table:table-cell>
          <table:table-cell office:value-type="float" office:value="0.0625663280366587" calcext:value-type="float">
            <text:p>0.063</text:p>
          </table:table-cell>
          <table:table-cell office:value-type="float" office:value="0.128359304870176" calcext:value-type="float">
            <text:p>0.128</text:p>
          </table:table-cell>
          <table:table-cell office:value-type="float" office:value="0.0813551088489407" calcext:value-type="float">
            <text:p>0.081</text:p>
          </table:table-cell>
          <table:table-cell office:value-type="float" office:value="0.138272590686049" calcext:value-type="float">
            <text:p>0.138</text:p>
          </table:table-cell>
          <table:table-cell office:value-type="float" office:value="0.0813551088489407" calcext:value-type="float">
            <text:p>0.081</text:p>
          </table:table-cell>
          <table:table-cell office:value-type="float" office:value="0.138272590686049" calcext:value-type="float">
            <text:p>0.138</text:p>
          </table:table-cell>
          <table:table-cell office:value-type="float" office:value="0.0813551088489407" calcext:value-type="float">
            <text:p>0.081</text:p>
          </table:table-cell>
          <table:table-cell office:value-type="float" office:value="0.138272590686049" calcext:value-type="float">
            <text:p>0.138</text:p>
          </table:table-cell>
          <table:table-cell table:number-columns-repeated="30"/>
        </table:table-row>
        <table:table-row table:style-name="ro1">
          <table:table-cell table:style-name="ce48" table:formula="of:=AVERAGE([.A138:.A147])" office:value-type="float" office:value="0.109381984510191" calcext:value-type="float">
            <text:p>0.109</text:p>
          </table:table-cell>
          <table:table-cell table:style-name="ce48" table:formula="of:=AVERAGE([.B138:.B147])" office:value-type="float" office:value="0.109511889741279" calcext:value-type="float">
            <text:p>0.110</text:p>
          </table:table-cell>
          <table:table-cell table:style-name="ce48" table:formula="of:=AVERAGE([.C138:.C147])" office:value-type="float" office:value="0.114147086917254" calcext:value-type="float">
            <text:p>0.114</text:p>
          </table:table-cell>
          <table:table-cell table:style-name="ce48" table:formula="of:=AVERAGE([.D138:.D147])" office:value-type="float" office:value="0.125054535078477" calcext:value-type="float">
            <text:p>0.125</text:p>
          </table:table-cell>
          <table:table-cell table:style-name="ce48" table:formula="of:=AVERAGE([.E138:.E147])" office:value-type="float" office:value="0.12496673029443" calcext:value-type="float">
            <text:p>0.125</text:p>
          </table:table-cell>
          <table:table-cell table:style-name="ce48" table:formula="of:=AVERAGE([.F138:.F147])" office:value-type="float" office:value="0.111112906334608" calcext:value-type="float">
            <text:p>0.111</text:p>
          </table:table-cell>
          <table:table-cell table:style-name="ce48" table:formula="of:=AVERAGE([.G138:.G147])" office:value-type="float" office:value="0.117396415456916" calcext:value-type="float">
            <text:p>0.117</text:p>
          </table:table-cell>
          <table:table-cell table:style-name="ce48" table:formula="of:=AVERAGE([.H138:.H147])" office:value-type="float" office:value="0.113831615746137" calcext:value-type="float">
            <text:p>0.114</text:p>
          </table:table-cell>
          <table:table-cell table:style-name="ce48" table:formula="of:=AVERAGE([.I138:.I147])" office:value-type="float" office:value="0.113157114774693" calcext:value-type="float">
            <text:p>0.113</text:p>
          </table:table-cell>
          <table:table-cell table:style-name="ce48" table:formula="of:=AVERAGE([.J138:.J147])" office:value-type="float" office:value="0.11301963995348" calcext:value-type="float">
            <text:p>0.113</text:p>
          </table:table-cell>
          <table:table-cell table:style-name="ce48" table:formula="of:=AVERAGE([.K138:.K147])" office:value-type="float" office:value="0.110215556761995" calcext:value-type="float">
            <text:p>0.110</text:p>
          </table:table-cell>
          <table:table-cell table:style-name="ce48" table:formula="of:=AVERAGE([.L138:.L147])" office:value-type="float" office:value="0.109305809373009" calcext:value-type="float">
            <text:p>0.109</text:p>
          </table:table-cell>
          <table:table-cell table:style-name="ce48" table:formula="of:=AVERAGE([.M138:.M147])" office:value-type="float" office:value="0.137421144501995" calcext:value-type="float">
            <text:p>0.137</text:p>
          </table:table-cell>
          <table:table-cell table:style-name="ce48" table:formula="of:=AVERAGE([.N138:.N147])" office:value-type="float" office:value="0.102016840190813" calcext:value-type="float">
            <text:p>0.102</text:p>
          </table:table-cell>
          <table:table-cell table:style-name="ce48" table:formula="of:=AVERAGE([.O138:.O147])" office:value-type="float" office:value="0.14956908842147" calcext:value-type="float">
            <text:p>0.150</text:p>
          </table:table-cell>
          <table:table-cell table:style-name="ce48" table:formula="of:=AVERAGE([.P138:.P147])" office:value-type="float" office:value="0.122467558651665" calcext:value-type="float">
            <text:p>0.122</text:p>
          </table:table-cell>
          <table:table-cell table:style-name="ce48" table:formula="of:=AVERAGE([.Q138:.Q147])" office:value-type="float" office:value="0.146127185221394" calcext:value-type="float">
            <text:p>0.146</text:p>
          </table:table-cell>
          <table:table-cell table:style-name="ce48" table:formula="of:=AVERAGE([.R138:.R147])" office:value-type="float" office:value="0.1244872534629" calcext:value-type="float">
            <text:p>0.124</text:p>
          </table:table-cell>
          <table:table-cell table:style-name="ce48" table:formula="of:=AVERAGE([.S138:.S147])" office:value-type="float" office:value="0.143310525021177" calcext:value-type="float">
            <text:p>0.143</text:p>
          </table:table-cell>
          <table:table-cell table:style-name="ce48" table:formula="of:=AVERAGE([.T138:.T147])" office:value-type="float" office:value="0.103260737817698" calcext:value-type="float">
            <text:p>0.103</text:p>
          </table:table-cell>
          <table:table-cell table:style-name="ce48" table:formula="of:=AVERAGE([.U138:.U147])" office:value-type="float" office:value="0.140198062530417" calcext:value-type="float">
            <text:p>0.140</text:p>
          </table:table-cell>
          <table:table-cell table:style-name="ce48" table:formula="of:=AVERAGE([.V138:.V147])" office:value-type="float" office:value="0.0863551978384848" calcext:value-type="float">
            <text:p>0.086</text:p>
          </table:table-cell>
          <table:table-cell table:style-name="ce48" table:formula="of:=AVERAGE([.W138:.W147])" office:value-type="float" office:value="0.14343769342068" calcext:value-type="float">
            <text:p>0.143</text:p>
          </table:table-cell>
          <table:table-cell table:style-name="ce48" table:formula="of:=AVERAGE([.X138:.X147])" office:value-type="float" office:value="0.0948964692914473" calcext:value-type="float">
            <text:p>0.095</text:p>
          </table:table-cell>
          <table:table-cell table:style-name="ce48" table:formula="of:=AVERAGE([.Y138:.Y147])" office:value-type="float" office:value="0.151203617249947" calcext:value-type="float">
            <text:p>0.151</text:p>
          </table:table-cell>
          <table:table-cell table:style-name="ce48" table:formula="of:=AVERAGE([.Z138:.Z147])" office:value-type="float" office:value="0.0985861954440562" calcext:value-type="float">
            <text:p>0.099</text:p>
          </table:table-cell>
          <table:table-cell table:style-name="ce48" table:formula="of:=AVERAGE([.AA138:.AA147])" office:value-type="float" office:value="0.160428442036168" calcext:value-type="float">
            <text:p>0.160</text:p>
          </table:table-cell>
          <table:table-cell table:style-name="ce48" table:formula="of:=AVERAGE([.AB138:.AB147])" office:value-type="float" office:value="0.105896316590654" calcext:value-type="float">
            <text:p>0.106</text:p>
          </table:table-cell>
          <table:table-cell table:style-name="ce48" table:formula="of:=AVERAGE([.AC138:.AC147])" office:value-type="float" office:value="0.1454222455621" calcext:value-type="float">
            <text:p>0.145</text:p>
          </table:table-cell>
          <table:table-cell table:style-name="ce48" table:formula="of:=AVERAGE([.AD138:.AD147])" office:value-type="float" office:value="0.1284715732179" calcext:value-type="float">
            <text:p>0.128</text:p>
          </table:table-cell>
          <table:table-cell table:number-columns-repeated="30"/>
        </table:table-row>
        <table:table-row table:style-name="ro1">
          <table:table-cell table:style-name="ce48" table:formula="of:=MEDIAN([.A138:.A147])" office:value-type="float" office:value="0.105348302178194" calcext:value-type="float">
            <text:p>0.105</text:p>
          </table:table-cell>
          <table:table-cell table:style-name="ce48" table:formula="of:=MEDIAN([.B138:.B147])" office:value-type="float" office:value="0.108878178051501" calcext:value-type="float">
            <text:p>0.109</text:p>
          </table:table-cell>
          <table:table-cell table:style-name="ce48" table:formula="of:=MEDIAN([.C138:.C147])" office:value-type="float" office:value="0.114335057967301" calcext:value-type="float">
            <text:p>0.114</text:p>
          </table:table-cell>
          <table:table-cell table:style-name="ce48" table:formula="of:=MEDIAN([.D138:.D147])" office:value-type="float" office:value="0.114335057967301" calcext:value-type="float">
            <text:p>0.114</text:p>
          </table:table-cell>
          <table:table-cell table:style-name="ce48" table:formula="of:=MEDIAN([.E138:.E147])" office:value-type="float" office:value="0.12492370867868" calcext:value-type="float">
            <text:p>0.125</text:p>
          </table:table-cell>
          <table:table-cell table:style-name="ce48" table:formula="of:=MEDIAN([.F138:.F147])" office:value-type="float" office:value="0.0898524799763749" calcext:value-type="float">
            <text:p>0.090</text:p>
          </table:table-cell>
          <table:table-cell table:style-name="ce48" table:formula="of:=MEDIAN([.G138:.G147])" office:value-type="float" office:value="0.113924897188251" calcext:value-type="float">
            <text:p>0.114</text:p>
          </table:table-cell>
          <table:table-cell table:style-name="ce48" table:formula="of:=MEDIAN([.H138:.H147])" office:value-type="float" office:value="0.0822703701725554" calcext:value-type="float">
            <text:p>0.082</text:p>
          </table:table-cell>
          <table:table-cell table:style-name="ce48" table:formula="of:=MEDIAN([.I138:.I147])" office:value-type="float" office:value="0.0998590341060303" calcext:value-type="float">
            <text:p>0.100</text:p>
          </table:table-cell>
          <table:table-cell table:style-name="ce48" table:formula="of:=MEDIAN([.J138:.J147])" office:value-type="float" office:value="0.0843424345255057" calcext:value-type="float">
            <text:p>0.084</text:p>
          </table:table-cell>
          <table:table-cell table:style-name="ce48" table:formula="of:=MEDIAN([.K138:.K147])" office:value-type="float" office:value="0.0720723354485369" calcext:value-type="float">
            <text:p>0.072</text:p>
          </table:table-cell>
          <table:table-cell table:style-name="ce48" table:formula="of:=MEDIAN([.L138:.L147])" office:value-type="float" office:value="0.112128167473161" calcext:value-type="float">
            <text:p>0.112</text:p>
          </table:table-cell>
          <table:table-cell table:style-name="ce48" table:formula="of:=MEDIAN([.M138:.M147])" office:value-type="float" office:value="0.14226380900357" calcext:value-type="float">
            <text:p>0.142</text:p>
          </table:table-cell>
          <table:table-cell table:style-name="ce48" table:formula="of:=MEDIAN([.N138:.N147])" office:value-type="float" office:value="0.10615043963286" calcext:value-type="float">
            <text:p>0.106</text:p>
          </table:table-cell>
          <table:table-cell table:style-name="ce48" table:formula="of:=MEDIAN([.O138:.O147])" office:value-type="float" office:value="0.145270304426142" calcext:value-type="float">
            <text:p>0.145</text:p>
          </table:table-cell>
          <table:table-cell table:style-name="ce48" table:formula="of:=MEDIAN([.P138:.P147])" office:value-type="float" office:value="0.148203365655508" calcext:value-type="float">
            <text:p>0.148</text:p>
          </table:table-cell>
          <table:table-cell table:style-name="ce48" table:formula="of:=MEDIAN([.Q138:.Q147])" office:value-type="float" office:value="0.138822209138396" calcext:value-type="float">
            <text:p>0.139</text:p>
          </table:table-cell>
          <table:table-cell table:style-name="ce48" table:formula="of:=MEDIAN([.R138:.R147])" office:value-type="float" office:value="0.148203365655508" calcext:value-type="float">
            <text:p>0.148</text:p>
          </table:table-cell>
          <table:table-cell table:style-name="ce48" table:formula="of:=MEDIAN([.S138:.S147])" office:value-type="float" office:value="0.104249378129447" calcext:value-type="float">
            <text:p>0.104</text:p>
          </table:table-cell>
          <table:table-cell table:style-name="ce48" table:formula="of:=MEDIAN([.T138:.T147])" office:value-type="float" office:value="0.0733647197859908" calcext:value-type="float">
            <text:p>0.073</text:p>
          </table:table-cell>
          <table:table-cell table:style-name="ce48" table:formula="of:=MEDIAN([.U138:.U147])" office:value-type="float" office:value="0.113958363312676" calcext:value-type="float">
            <text:p>0.114</text:p>
          </table:table-cell>
          <table:table-cell table:style-name="ce48" table:formula="of:=MEDIAN([.V138:.V147])" office:value-type="float" office:value="0.0733647197859908" calcext:value-type="float">
            <text:p>0.073</text:p>
          </table:table-cell>
          <table:table-cell table:style-name="ce48" table:formula="of:=MEDIAN([.W138:.W147])" office:value-type="float" office:value="0.12770118620402" calcext:value-type="float">
            <text:p>0.128</text:p>
          </table:table-cell>
          <table:table-cell table:style-name="ce48" table:formula="of:=MEDIAN([.X138:.X147])" office:value-type="float" office:value="0.0824831418022706" calcext:value-type="float">
            <text:p>0.082</text:p>
          </table:table-cell>
          <table:table-cell table:style-name="ce48" table:formula="of:=MEDIAN([.Y138:.Y147])" office:value-type="float" office:value="0.123993046568969" calcext:value-type="float">
            <text:p>0.124</text:p>
          </table:table-cell>
          <table:table-cell table:style-name="ce48" table:formula="of:=MEDIAN([.Z138:.Z147])" office:value-type="float" office:value="0.0996374294938009" calcext:value-type="float">
            <text:p>0.100</text:p>
          </table:table-cell>
          <table:table-cell table:style-name="ce48" table:formula="of:=MEDIAN([.AA138:.AA147])" office:value-type="float" office:value="0.123993046568969" calcext:value-type="float">
            <text:p>0.124</text:p>
          </table:table-cell>
          <table:table-cell table:style-name="ce48" table:formula="of:=MEDIAN([.AB138:.AB147])" office:value-type="float" office:value="0.100209600531001" calcext:value-type="float">
            <text:p>0.100</text:p>
          </table:table-cell>
          <table:table-cell table:style-name="ce48" table:formula="of:=MEDIAN([.AC138:.AC147])" office:value-type="float" office:value="0.133940946736966" calcext:value-type="float">
            <text:p>0.134</text:p>
          </table:table-cell>
          <table:table-cell table:style-name="ce48" table:formula="of:=MEDIAN([.AD138:.AD147])" office:value-type="float" office:value="0.123845735450563" calcext:value-type="float">
            <text:p>0.124</text:p>
          </table:table-cell>
          <table:table-cell table:number-columns-repeated="30"/>
        </table:table-row>
        <table:table-row table:style-name="ro1">
          <table:table-cell table:style-name="Default" table:number-columns-repeated="30"/>
          <table:table-cell table:number-columns-repeated="30"/>
        </table:table-row>
        <table:table-row table:style-name="ro1">
          <table:table-cell table:style-name="ce30" office:value-type="string" calcext:value-type="string" table:number-columns-spanned="30" table:number-rows-spanned="1">
            <text:p>Decoder</text:p>
          </table:table-cell>
          <table:covered-table-cell table:number-columns-repeated="29" table:style-name="Default"/>
          <table:table-cell table:number-columns-repeated="30"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 table:number-columns-spanned="2" table:number-rows-spanned="1">
            <text:p>11</text:p>
          </table:table-cell>
          <table:covered-table-cell table:style-name="ce30"/>
          <table:table-cell table:style-name="ce30" office:value-type="float" office:value="12" calcext:value-type="float" table:number-columns-spanned="2" table:number-rows-spanned="1">
            <text:p>12</text:p>
          </table:table-cell>
          <table:covered-table-cell table:style-name="ce30"/>
          <table:table-cell table:style-name="ce30" office:value-type="float" office:value="13" calcext:value-type="float" table:number-columns-spanned="2" table:number-rows-spanned="1">
            <text:p>13</text:p>
          </table:table-cell>
          <table:covered-table-cell table:style-name="ce30"/>
          <table:table-cell table:style-name="ce30" office:value-type="float" office:value="14" calcext:value-type="float" table:number-columns-spanned="2" table:number-rows-spanned="1">
            <text:p>14</text:p>
          </table:table-cell>
          <table:covered-table-cell table:style-name="ce30"/>
          <table:table-cell table:style-name="ce30" office:value-type="float" office:value="15" calcext:value-type="float" table:number-columns-spanned="2" table:number-rows-spanned="1">
            <text:p>15</text:p>
          </table:table-cell>
          <table:covered-table-cell table:style-name="ce30"/>
          <table:table-cell table:style-name="ce30" office:value-type="float" office:value="16" calcext:value-type="float" table:number-columns-spanned="2" table:number-rows-spanned="1">
            <text:p>16</text:p>
          </table:table-cell>
          <table:covered-table-cell table:style-name="ce30"/>
          <table:table-cell table:style-name="ce30" office:value-type="float" office:value="17" calcext:value-type="float" table:number-columns-spanned="2" table:number-rows-spanned="1">
            <text:p>17</text:p>
          </table:table-cell>
          <table:covered-table-cell table:style-name="ce30"/>
          <table:table-cell table:style-name="ce30" office:value-type="float" office:value="18" calcext:value-type="float" table:number-columns-spanned="2" table:number-rows-spanned="1">
            <text:p>18</text:p>
          </table:table-cell>
          <table:covered-table-cell table:style-name="ce30"/>
          <table:table-cell table:style-name="ce30" office:value-type="float" office:value="19" calcext:value-type="float" table:number-columns-spanned="2" table:number-rows-spanned="1">
            <text:p>19</text:p>
          </table:table-cell>
          <table:covered-table-cell table:style-name="ce30"/>
          <table:table-cell table:style-name="ce30" office:value-type="float" office:value="20" calcext:value-type="float" table:number-columns-spanned="2" table:number-rows-spanned="1">
            <text:p>20</text:p>
          </table:table-cell>
          <table:covered-table-cell table:style-name="ce30"/>
          <table:table-cell table:number-columns-repeated="30"/>
        </table:table-row>
        <table:table-row table:style-name="ro1">
          <table:table-cell office:value-type="float" office:value="0.0833017125560297" calcext:value-type="float">
            <text:p>0.083</text:p>
          </table:table-cell>
          <table:table-cell office:value-type="float" office:value="0.0155245040253095" calcext:value-type="float">
            <text:p>0.016</text:p>
          </table:table-cell>
          <table:table-cell office:value-type="float" office:value="0.0392918501621254" calcext:value-type="float">
            <text:p>0.039</text:p>
          </table:table-cell>
          <table:table-cell table:number-columns-repeated="2" office:value-type="float" office:value="0.01" calcext:value-type="float">
            <text:p>0.010</text:p>
          </table:table-cell>
          <table:table-cell table:number-columns-repeated="5" office:value-type="float" office:value="0.0813581492785329" calcext:value-type="float">
            <text:p>0.081</text:p>
          </table:table-cell>
          <table:table-cell office:value-type="float" office:value="0.0810198436283893" calcext:value-type="float">
            <text:p>0.081</text:p>
          </table:table-cell>
          <table:table-cell office:value-type="float" office:value="0.0813581492785329" calcext:value-type="float">
            <text:p>0.081</text:p>
          </table:table-cell>
          <table:table-cell office:value-type="float" office:value="0.0268729772576744" calcext:value-type="float">
            <text:p>0.027</text:p>
          </table:table-cell>
          <table:table-cell office:value-type="float" office:value="0.036500884690251" calcext:value-type="float">
            <text:p>0.037</text:p>
          </table:table-cell>
          <table:table-cell table:number-columns-repeated="6" office:value-type="float" office:value="0.01" calcext:value-type="float">
            <text:p>0.010</text:p>
          </table:table-cell>
          <table:table-cell office:value-type="float" office:value="0.0350199920950784" calcext:value-type="float">
            <text:p>0.035</text:p>
          </table:table-cell>
          <table:table-cell office:value-type="float" office:value="0.0436579056948461" calcext:value-type="float">
            <text:p>0.044</text:p>
          </table:table-cell>
          <table:table-cell office:value-type="float" office:value="0.0350199920950784" calcext:value-type="float">
            <text:p>0.035</text:p>
          </table:table-cell>
          <table:table-cell office:value-type="float" office:value="0.0436579056948461" calcext:value-type="float">
            <text:p>0.044</text:p>
          </table:table-cell>
          <table:table-cell office:value-type="float" office:value="0.0350199920950784" calcext:value-type="float">
            <text:p>0.035</text:p>
          </table:table-cell>
          <table:table-cell office:value-type="float" office:value="0.0436579056948461" calcext:value-type="float">
            <text:p>0.044</text:p>
          </table:table-cell>
          <table:table-cell office:value-type="float" office:value="0.0666372961468676" calcext:value-type="float">
            <text:p>0.067</text:p>
          </table:table-cell>
          <table:table-cell office:value-type="float" office:value="0.0647870064337876" calcext:value-type="float">
            <text:p>0.065</text:p>
          </table:table-cell>
          <table:table-cell office:value-type="float" office:value="0.134868801811764" calcext:value-type="float">
            <text:p>0.135</text:p>
          </table:table-cell>
          <table:table-cell office:value-type="float" office:value="0.0455602938438284" calcext:value-type="float">
            <text:p>0.046</text:p>
          </table:table-cell>
          <table:table-cell table:number-columns-repeated="30"/>
        </table:table-row>
        <table:table-row table:style-name="ro1">
          <table:table-cell table:number-columns-repeated="4" office:value-type="float" office:value="0.0394115233051022" calcext:value-type="float">
            <text:p>0.039</text:p>
          </table:table-cell>
          <table:table-cell office:value-type="float" office:value="0.114801141835893" calcext:value-type="float">
            <text:p>0.115</text:p>
          </table:table-cell>
          <table:table-cell office:value-type="float" office:value="0.0515687158239451" calcext:value-type="float">
            <text:p>0.052</text:p>
          </table:table-cell>
          <table:table-cell office:value-type="float" office:value="0.0695305998923795" calcext:value-type="float">
            <text:p>0.070</text:p>
          </table:table-cell>
          <table:table-cell office:value-type="float" office:value="0.15803837436006" calcext:value-type="float">
            <text:p>0.158</text:p>
          </table:table-cell>
          <table:table-cell table:number-columns-repeated="2" office:value-type="float" office:value="0.106982698219717" calcext:value-type="float">
            <text:p>0.107</text:p>
          </table:table-cell>
          <table:table-cell office:value-type="float" office:value="0.0321978471658389" calcext:value-type="float">
            <text:p>0.032</text:p>
          </table:table-cell>
          <table:table-cell office:value-type="float" office:value="0.0752106778004703" calcext:value-type="float">
            <text:p>0.075</text:p>
          </table:table-cell>
          <table:table-cell office:value-type="float" office:value="0.0163364354887032" calcext:value-type="float">
            <text:p>0.016</text:p>
          </table:table-cell>
          <table:table-cell office:value-type="float" office:value="0.0917784914800584" calcext:value-type="float">
            <text:p>0.092</text:p>
          </table:table-cell>
          <table:table-cell office:value-type="float" office:value="0.0163364354887032" calcext:value-type="float">
            <text:p>0.016</text:p>
          </table:table-cell>
          <table:table-cell office:value-type="float" office:value="0.0917784914800584" calcext:value-type="float">
            <text:p>0.092</text:p>
          </table:table-cell>
          <table:table-cell office:value-type="float" office:value="0.0385747142648336" calcext:value-type="float">
            <text:p>0.039</text:p>
          </table:table-cell>
          <table:table-cell office:value-type="float" office:value="0.0137217510987093" calcext:value-type="float">
            <text:p>0.014</text:p>
          </table:table-cell>
          <table:table-cell office:value-type="float" office:value="0.0385747142648336" calcext:value-type="float">
            <text:p>0.039</text:p>
          </table:table-cell>
          <table:table-cell office:value-type="float" office:value="0.0137217510987093" calcext:value-type="float">
            <text:p>0.014</text:p>
          </table:table-cell>
          <table:table-cell office:value-type="float" office:value="0.0982042431444989" calcext:value-type="float">
            <text:p>0.098</text:p>
          </table:table-cell>
          <table:table-cell office:value-type="float" office:value="0.01" calcext:value-type="float">
            <text:p>0.010</text:p>
          </table:table-cell>
          <table:table-cell office:value-type="float" office:value="0.150722279366731" calcext:value-type="float">
            <text:p>0.151</text:p>
          </table:table-cell>
          <table:table-cell office:value-type="float" office:value="0.01" calcext:value-type="float">
            <text:p>0.010</text:p>
          </table:table-cell>
          <table:table-cell office:value-type="float" office:value="0.0916679783948687" calcext:value-type="float">
            <text:p>0.092</text:p>
          </table:table-cell>
          <table:table-cell office:value-type="float" office:value="0.0675052303842618" calcext:value-type="float">
            <text:p>0.068</text:p>
          </table:table-cell>
          <table:table-cell office:value-type="float" office:value="0.0916679783948687" calcext:value-type="float">
            <text:p>0.092</text:p>
          </table:table-cell>
          <table:table-cell office:value-type="float" office:value="0.0675052303842618" calcext:value-type="float">
            <text:p>0.068</text:p>
          </table:table-cell>
          <table:table-cell office:value-type="float" office:value="0.0185682070995663" calcext:value-type="float">
            <text:p>0.019</text:p>
          </table:table-cell>
          <table:table-cell office:value-type="float" office:value="0.0618345906960063" calcext:value-type="float">
            <text:p>0.062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.0528816850116094" calcext:value-type="float">
            <text:p>0.053</text:p>
          </table:table-cell>
          <table:table-cell office:value-type="float" office:value="0.0402991305011825" calcext:value-type="float">
            <text:p>0.040</text:p>
          </table:table-cell>
          <table:table-cell office:value-type="float" office:value="0.0706445180675592" calcext:value-type="float">
            <text:p>0.071</text:p>
          </table:table-cell>
          <table:table-cell table:number-columns-repeated="2" office:value-type="float" office:value="0.081642553595923" calcext:value-type="float">
            <text:p>0.082</text:p>
          </table:table-cell>
          <table:table-cell table:number-columns-repeated="2" office:value-type="float" office:value="0.14165016807163" calcext:value-type="float">
            <text:p>0.142</text:p>
          </table:table-cell>
          <table:table-cell office:value-type="float" office:value="0.157780543987364" calcext:value-type="float">
            <text:p>0.158</text:p>
          </table:table-cell>
          <table:table-cell office:value-type="float" office:value="0.174471488254229" calcext:value-type="float">
            <text:p>0.174</text:p>
          </table:table-cell>
          <table:table-cell office:value-type="float" office:value="0.124603929641622" calcext:value-type="float">
            <text:p>0.125</text:p>
          </table:table-cell>
          <table:table-cell office:value-type="float" office:value="0.188287239631162" calcext:value-type="float">
            <text:p>0.188</text:p>
          </table:table-cell>
          <table:table-cell office:value-type="float" office:value="0.208464940510988" calcext:value-type="float">
            <text:p>0.208</text:p>
          </table:table-cell>
          <table:table-cell office:value-type="float" office:value="0.230357359716079" calcext:value-type="float">
            <text:p>0.230</text:p>
          </table:table-cell>
          <table:table-cell office:value-type="float" office:value="0.208464940510988" calcext:value-type="float">
            <text:p>0.208</text:p>
          </table:table-cell>
          <table:table-cell office:value-type="float" office:value="0.230357359716079" calcext:value-type="float">
            <text:p>0.230</text:p>
          </table:table-cell>
          <table:table-cell office:value-type="float" office:value="0.208464940510988" calcext:value-type="float">
            <text:p>0.208</text:p>
          </table:table-cell>
          <table:table-cell office:value-type="float" office:value="0.230357359716079" calcext:value-type="float">
            <text:p>0.230</text:p>
          </table:table-cell>
          <table:table-cell office:value-type="float" office:value="0.208464940510988" calcext:value-type="float">
            <text:p>0.208</text:p>
          </table:table-cell>
          <table:table-cell office:value-type="float" office:value="0.230357359716079" calcext:value-type="float">
            <text:p>0.230</text:p>
          </table:table-cell>
          <table:table-cell office:value-type="float" office:value="0.208464940510988" calcext:value-type="float">
            <text:p>0.208</text:p>
          </table:table-cell>
          <table:table-cell office:value-type="float" office:value="0.230357359716079" calcext:value-type="float">
            <text:p>0.230</text:p>
          </table:table-cell>
          <table:table-cell office:value-type="float" office:value="0.208464940510988" calcext:value-type="float">
            <text:p>0.208</text:p>
          </table:table-cell>
          <table:table-cell office:value-type="float" office:value="0.230357359716079" calcext:value-type="float">
            <text:p>0.230</text:p>
          </table:table-cell>
          <table:table-cell office:value-type="float" office:value="0.208464940510988" calcext:value-type="float">
            <text:p>0.208</text:p>
          </table:table-cell>
          <table:table-cell office:value-type="float" office:value="0.230357359716079" calcext:value-type="float">
            <text:p>0.230</text:p>
          </table:table-cell>
          <table:table-cell office:value-type="float" office:value="0.208464940510988" calcext:value-type="float">
            <text:p>0.208</text:p>
          </table:table-cell>
          <table:table-cell office:value-type="float" office:value="0.230357359716079" calcext:value-type="float">
            <text:p>0.230</text:p>
          </table:table-cell>
          <table:table-cell office:value-type="float" office:value="0.266707969823166" calcext:value-type="float">
            <text:p>0.267</text:p>
          </table:table-cell>
          <table:table-cell office:value-type="float" office:value="0.228227776187571" calcext:value-type="float">
            <text:p>0.228</text:p>
          </table:table-cell>
          <table:table-cell table:number-columns-repeated="30"/>
        </table:table-row>
        <table:table-row table:style-name="ro1">
          <table:table-cell office:value-type="float" office:value="0.0315511516780178" calcext:value-type="float">
            <text:p>0.032</text:p>
          </table:table-cell>
          <table:table-cell office:value-type="float" office:value="0.0151384924055944" calcext:value-type="float">
            <text:p>0.015</text:p>
          </table:table-cell>
          <table:table-cell table:number-columns-repeated="4" office:value-type="float" office:value="0.01" calcext:value-type="float">
            <text:p>0.010</text:p>
          </table:table-cell>
          <table:table-cell table:number-columns-repeated="4" office:value-type="float" office:value="0.0122068879097054" calcext:value-type="float">
            <text:p>0.012</text:p>
          </table:table-cell>
          <table:table-cell office:value-type="float" office:value="0.0608950023477757" calcext:value-type="float">
            <text:p>0.061</text:p>
          </table:table-cell>
          <table:table-cell office:value-type="float" office:value="0.0122068879097054" calcext:value-type="float">
            <text:p>0.012</text:p>
          </table:table-cell>
          <table:table-cell office:value-type="float" office:value="0.0925227779364414" calcext:value-type="float">
            <text:p>0.093</text:p>
          </table:table-cell>
          <table:table-cell office:value-type="float" office:value="0.01" calcext:value-type="float">
            <text:p>0.010</text:p>
          </table:table-cell>
          <table:table-cell office:value-type="float" office:value="0.0134489215569409" calcext:value-type="float">
            <text:p>0.013</text:p>
          </table:table-cell>
          <table:table-cell office:value-type="float" office:value="0.01" calcext:value-type="float">
            <text:p>0.010</text:p>
          </table:table-cell>
          <table:table-cell office:value-type="float" office:value="0.0134489215569409" calcext:value-type="float">
            <text:p>0.013</text:p>
          </table:table-cell>
          <table:table-cell office:value-type="float" office:value="0.01" calcext:value-type="float">
            <text:p>0.010</text:p>
          </table:table-cell>
          <table:table-cell office:value-type="float" office:value="0.0134489215569409" calcext:value-type="float">
            <text:p>0.013</text:p>
          </table:table-cell>
          <table:table-cell office:value-type="float" office:value="0.01" calcext:value-type="float">
            <text:p>0.010</text:p>
          </table:table-cell>
          <table:table-cell office:value-type="float" office:value="0.0134489215569409" calcext:value-type="float">
            <text:p>0.013</text:p>
          </table:table-cell>
          <table:table-cell table:number-columns-repeated="2" office:value-type="float" office:value="0.01" calcext:value-type="float">
            <text:p>0.010</text:p>
          </table:table-cell>
          <table:table-cell office:value-type="float" office:value="0.0105532924354759" calcext:value-type="float">
            <text:p>0.011</text:p>
          </table:table-cell>
          <table:table-cell office:value-type="float" office:value="0.01" calcext:value-type="float">
            <text:p>0.010</text:p>
          </table:table-cell>
          <table:table-cell office:value-type="float" office:value="0.0105532924354759" calcext:value-type="float">
            <text:p>0.011</text:p>
          </table:table-cell>
          <table:table-cell office:value-type="float" office:value="0.01" calcext:value-type="float">
            <text:p>0.010</text:p>
          </table:table-cell>
          <table:table-cell office:value-type="float" office:value="0.0105532924354759" calcext:value-type="float">
            <text:p>0.011</text:p>
          </table:table-cell>
          <table:table-cell office:value-type="float" office:value="0.01" calcext:value-type="float">
            <text:p>0.010</text:p>
          </table:table-cell>
          <table:table-cell office:value-type="float" office:value="0.0105532924354759" calcext:value-type="float">
            <text:p>0.011</text:p>
          </table:table-cell>
          <table:table-cell table:number-columns-repeated="30"/>
        </table:table-row>
        <table:table-row table:style-name="ro1">
          <table:table-cell table:number-columns-repeated="4" office:value-type="float" office:value="0.128880841411619" calcext:value-type="float">
            <text:p>0.129</text:p>
          </table:table-cell>
          <table:table-cell office:value-type="float" office:value="0.163316506612371" calcext:value-type="float">
            <text:p>0.163</text:p>
          </table:table-cell>
          <table:table-cell office:value-type="float" office:value="0.0894654581580418" calcext:value-type="float">
            <text:p>0.089</text:p>
          </table:table-cell>
          <table:table-cell table:number-columns-repeated="2" office:value-type="float" office:value="0.0848265810471368" calcext:value-type="float">
            <text:p>0.085</text:p>
          </table:table-cell>
          <table:table-cell table:number-columns-repeated="2" office:value-type="float" office:value="0.0928158987851489" calcext:value-type="float">
            <text:p>0.093</text:p>
          </table:table-cell>
          <table:table-cell office:value-type="float" office:value="0.0429755983079712" calcext:value-type="float">
            <text:p>0.043</text:p>
          </table:table-cell>
          <table:table-cell office:value-type="float" office:value="0.0377395715005531" calcext:value-type="float">
            <text:p>0.038</text:p>
          </table:table-cell>
          <table:table-cell office:value-type="float" office:value="0.0548718097466843" calcext:value-type="float">
            <text:p>0.055</text:p>
          </table:table-cell>
          <table:table-cell office:value-type="float" office:value="0.0210487842526884" calcext:value-type="float">
            <text:p>0.021</text:p>
          </table:table-cell>
          <table:table-cell table:number-columns-repeated="4" office:value-type="float" office:value="0.01" calcext:value-type="float">
            <text:p>0.010</text:p>
          </table:table-cell>
          <table:table-cell office:value-type="float" office:value="0.0417540021339526" calcext:value-type="float">
            <text:p>0.042</text:p>
          </table:table-cell>
          <table:table-cell office:value-type="float" office:value="0.0116086261975068" calcext:value-type="float">
            <text:p>0.012</text:p>
          </table:table-cell>
          <table:table-cell office:value-type="float" office:value="0.0417540021339526" calcext:value-type="float">
            <text:p>0.042</text:p>
          </table:table-cell>
          <table:table-cell office:value-type="float" office:value="0.0116086261975068" calcext:value-type="float">
            <text:p>0.012</text:p>
          </table:table-cell>
          <table:table-cell table:number-columns-repeated="2" office:value-type="float" office:value="0.01" calcext:value-type="float">
            <text:p>0.010</text:p>
          </table:table-cell>
          <table:table-cell office:value-type="float" office:value="0.0751726974893978" calcext:value-type="float">
            <text:p>0.075</text:p>
          </table:table-cell>
          <table:table-cell office:value-type="float" office:value="0.0681754819789252" calcext:value-type="float">
            <text:p>0.068</text:p>
          </table:table-cell>
          <table:table-cell office:value-type="float" office:value="0.073254052703714" calcext:value-type="float">
            <text:p>0.073</text:p>
          </table:table-cell>
          <table:table-cell office:value-type="float" office:value="0.0718158695046657" calcext:value-type="float">
            <text:p>0.072</text:p>
          </table:table-cell>
          <table:table-cell office:value-type="float" office:value="0.073254052703714" calcext:value-type="float">
            <text:p>0.073</text:p>
          </table:table-cell>
          <table:table-cell office:value-type="float" office:value="0.0718158695046657" calcext:value-type="float">
            <text:p>0.072</text:p>
          </table:table-cell>
          <table:table-cell table:number-columns-repeated="30"/>
        </table:table-row>
        <table:table-row table:style-name="ro1">
          <table:table-cell table:number-columns-repeated="5" table:style-name="Default" office:value-type="float" office:value="0.093835255467888" calcext:value-type="float">
            <text:p>0.093835255467888</text:p>
          </table:table-cell>
          <table:table-cell table:style-name="Default" office:value-type="float" office:value="0.0342383591199381" calcext:value-type="float">
            <text:p>0.034238359119938</text:p>
          </table:table-cell>
          <table:table-cell table:number-columns-repeated="3" table:style-name="Default" office:value-type="float" office:value="0.01" calcext:value-type="float">
            <text:p>0.01</text:p>
          </table:table-cell>
          <table:table-cell table:style-name="Default" office:value-type="float" office:value="0.0216970220840429" calcext:value-type="float">
            <text:p>0.021697022084043</text:p>
          </table:table-cell>
          <table:table-cell table:style-name="Default" office:value-type="float" office:value="0.13108577016548" calcext:value-type="float">
            <text:p>0.13108577016548</text:p>
          </table:table-cell>
          <table:table-cell table:style-name="Default" office:value-type="float" office:value="0.0216970220840429" calcext:value-type="float">
            <text:p>0.021697022084043</text:p>
          </table:table-cell>
          <table:table-cell table:style-name="Default" office:value-type="float" office:value="0.13108577016548" calcext:value-type="float">
            <text:p>0.13108577016548</text:p>
          </table:table-cell>
          <table:table-cell table:style-name="Default" office:value-type="float" office:value="0.0216970220840429" calcext:value-type="float">
            <text:p>0.021697022084043</text:p>
          </table:table-cell>
          <table:table-cell table:style-name="Default" office:value-type="float" office:value="0.13108577016548" calcext:value-type="float">
            <text:p>0.13108577016548</text:p>
          </table:table-cell>
          <table:table-cell table:style-name="Default" office:value-type="float" office:value="0.0216970220840429" calcext:value-type="float">
            <text:p>0.021697022084043</text:p>
          </table:table-cell>
          <table:table-cell table:style-name="Default" office:value-type="float" office:value="0.13108577016548" calcext:value-type="float">
            <text:p>0.13108577016548</text:p>
          </table:table-cell>
          <table:table-cell table:style-name="Default" office:value-type="float" office:value="0.0216970220840429" calcext:value-type="float">
            <text:p>0.021697022084043</text:p>
          </table:table-cell>
          <table:table-cell table:style-name="Default" office:value-type="float" office:value="0.0953938795014927" calcext:value-type="float">
            <text:p>0.095393879501493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174102471199787" calcext:value-type="float">
            <text:p>0.174102471199787</text:p>
          </table:table-cell>
          <table:table-cell table:style-name="Default" office:value-type="float" office:value="0.0324588878443497" calcext:value-type="float">
            <text:p>0.03245888784435</text:p>
          </table:table-cell>
          <table:table-cell table:style-name="Default" office:value-type="float" office:value="0.174102471199787" calcext:value-type="float">
            <text:p>0.174102471199787</text:p>
          </table:table-cell>
          <table:table-cell table:style-name="Default" office:value-type="float" office:value="0.0324588878443497" calcext:value-type="float">
            <text:p>0.03245888784435</text:p>
          </table:table-cell>
          <table:table-cell table:style-name="Default" office:value-type="float" office:value="0.188732686935977" calcext:value-type="float">
            <text:p>0.188732686935977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264249532593563" calcext:value-type="float">
            <text:p>0.264249532593563</text:p>
          </table:table-cell>
          <table:table-cell table:style-name="Default" office:value-type="float" office:value="0.0341568231537274" calcext:value-type="float">
            <text:p>0.034156823153727</text:p>
          </table:table-cell>
          <table:table-cell table:style-name="Default" office:value-type="float" office:value="0.264249532593563" calcext:value-type="float">
            <text:p>0.264249532593563</text:p>
          </table:table-cell>
          <table:table-cell table:style-name="Default" office:value-type="float" office:value="0.0341568231537274" calcext:value-type="float">
            <text:p>0.034156823153727</text:p>
          </table:table-cell>
          <table:table-cell table:number-columns-repeated="30"/>
        </table:table-row>
        <table:table-row table:style-name="ro1">
          <table:table-cell office:value-type="float" office:value="0.0916782185692381" calcext:value-type="float">
            <text:p>0.092</text:p>
          </table:table-cell>
          <table:table-cell table:number-columns-repeated="8" office:value-type="float" office:value="0.026284238453132" calcext:value-type="float">
            <text:p>0.026</text:p>
          </table:table-cell>
          <table:table-cell office:value-type="float" office:value="0.0343193484513805" calcext:value-type="float">
            <text:p>0.034</text:p>
          </table:table-cell>
          <table:table-cell office:value-type="float" office:value="0.0517596302474483" calcext:value-type="float">
            <text:p>0.052</text:p>
          </table:table-cell>
          <table:table-cell office:value-type="float" office:value="0.0343193484513805" calcext:value-type="float">
            <text:p>0.034</text:p>
          </table:table-cell>
          <table:table-cell office:value-type="float" office:value="0.0517596302474483" calcext:value-type="float">
            <text:p>0.052</text:p>
          </table:table-cell>
          <table:table-cell office:value-type="float" office:value="0.0343193484513805" calcext:value-type="float">
            <text:p>0.034</text:p>
          </table:table-cell>
          <table:table-cell office:value-type="float" office:value="0.0517596302474483" calcext:value-type="float">
            <text:p>0.052</text:p>
          </table:table-cell>
          <table:table-cell office:value-type="float" office:value="0.0343193484513805" calcext:value-type="float">
            <text:p>0.034</text:p>
          </table:table-cell>
          <table:table-cell office:value-type="float" office:value="0.146814301819652" calcext:value-type="float">
            <text:p>0.147</text:p>
          </table:table-cell>
          <table:table-cell office:value-type="float" office:value="0.01" calcext:value-type="float">
            <text:p>0.010</text:p>
          </table:table-cell>
          <table:table-cell office:value-type="float" office:value="0.072683783521427" calcext:value-type="float">
            <text:p>0.073</text:p>
          </table:table-cell>
          <table:table-cell office:value-type="float" office:value="0.01" calcext:value-type="float">
            <text:p>0.010</text:p>
          </table:table-cell>
          <table:table-cell office:value-type="float" office:value="0.072683783521427" calcext:value-type="float">
            <text:p>0.073</text:p>
          </table:table-cell>
          <table:table-cell office:value-type="float" office:value="0.01" calcext:value-type="float">
            <text:p>0.010</text:p>
          </table:table-cell>
          <table:table-cell office:value-type="float" office:value="0.127654759910566" calcext:value-type="float">
            <text:p>0.128</text:p>
          </table:table-cell>
          <table:table-cell office:value-type="float" office:value="0.01" calcext:value-type="float">
            <text:p>0.010</text:p>
          </table:table-cell>
          <table:table-cell office:value-type="float" office:value="0.127654759910566" calcext:value-type="float">
            <text:p>0.128</text:p>
          </table:table-cell>
          <table:table-cell office:value-type="float" office:value="0.01" calcext:value-type="float">
            <text:p>0.010</text:p>
          </table:table-cell>
          <table:table-cell office:value-type="float" office:value="0.0800070691066791" calcext:value-type="float">
            <text:p>0.080</text:p>
          </table:table-cell>
          <table:table-cell office:value-type="float" office:value="0.01" calcext:value-type="float">
            <text:p>0.010</text:p>
          </table:table-cell>
          <table:table-cell office:value-type="float" office:value="0.0800070691066791" calcext:value-type="float">
            <text:p>0.080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30"/>
        </table:table-row>
        <table:table-row table:style-name="ro1">
          <table:table-cell office:value-type="float" office:value="0.0905943672269546" calcext:value-type="float">
            <text:p>0.091</text:p>
          </table:table-cell>
          <table:table-cell office:value-type="float" office:value="0.0702329289266108" calcext:value-type="float">
            <text:p>0.070</text:p>
          </table:table-cell>
          <table:table-cell table:number-columns-repeated="2" office:value-type="float" office:value="0.0693141435397697" calcext:value-type="float">
            <text:p>0.069</text:p>
          </table:table-cell>
          <table:table-cell table:number-columns-repeated="6" office:value-type="float" office:value="0.0107847592297404" calcext:value-type="float">
            <text:p>0.011</text:p>
          </table:table-cell>
          <table:table-cell office:value-type="float" office:value="0.114055613557965" calcext:value-type="float">
            <text:p>0.114</text:p>
          </table:table-cell>
          <table:table-cell office:value-type="float" office:value="0.0107847592297404" calcext:value-type="float">
            <text:p>0.011</text:p>
          </table:table-cell>
          <table:table-cell office:value-type="float" office:value="0.114055613557965" calcext:value-type="float">
            <text:p>0.114</text:p>
          </table:table-cell>
          <table:table-cell office:value-type="float" office:value="0.0107847592297404" calcext:value-type="float">
            <text:p>0.011</text:p>
          </table:table-cell>
          <table:table-cell office:value-type="float" office:value="0.114055613557965" calcext:value-type="float">
            <text:p>0.114</text:p>
          </table:table-cell>
          <table:table-cell office:value-type="float" office:value="0.0107847592297404" calcext:value-type="float">
            <text:p>0.011</text:p>
          </table:table-cell>
          <table:table-cell office:value-type="float" office:value="0.114055613557965" calcext:value-type="float">
            <text:p>0.114</text:p>
          </table:table-cell>
          <table:table-cell office:value-type="float" office:value="0.0107847592297404" calcext:value-type="float">
            <text:p>0.011</text:p>
          </table:table-cell>
          <table:table-cell office:value-type="float" office:value="0.0774175978897104" calcext:value-type="float">
            <text:p>0.077</text:p>
          </table:table-cell>
          <table:table-cell office:value-type="float" office:value="0.01" calcext:value-type="float">
            <text:p>0.010</text:p>
          </table:table-cell>
          <table:table-cell office:value-type="float" office:value="0.0197166924861508" calcext:value-type="float">
            <text:p>0.020</text:p>
          </table:table-cell>
          <table:table-cell office:value-type="float" office:value="0.01" calcext:value-type="float">
            <text:p>0.010</text:p>
          </table:table-cell>
          <table:table-cell office:value-type="float" office:value="0.0197166924861508" calcext:value-type="float">
            <text:p>0.020</text:p>
          </table:table-cell>
          <table:table-cell office:value-type="float" office:value="0.01" calcext:value-type="float">
            <text:p>0.010</text:p>
          </table:table-cell>
          <table:table-cell office:value-type="float" office:value="0.0164945585648804" calcext:value-type="float">
            <text:p>0.016</text:p>
          </table:table-cell>
          <table:table-cell office:value-type="float" office:value="0.0259152705670599" calcext:value-type="float">
            <text:p>0.026</text:p>
          </table:table-cell>
          <table:table-cell office:value-type="float" office:value="0.0164945585648804" calcext:value-type="float">
            <text:p>0.016</text:p>
          </table:table-cell>
          <table:table-cell office:value-type="float" office:value="0.0259152705670599" calcext:value-type="float">
            <text:p>0.026</text:p>
          </table:table-cell>
          <table:table-cell office:value-type="float" office:value="0.0114563993713214" calcext:value-type="float">
            <text:p>0.011</text:p>
          </table:table-cell>
          <table:table-cell office:value-type="float" office:value="0.0690818208185634" calcext:value-type="float">
            <text:p>0.069</text:p>
          </table:table-cell>
          <table:table-cell table:number-columns-repeated="30"/>
        </table:table-row>
        <table:table-row table:style-name="ro1">
          <table:table-cell office:value-type="float" office:value="0.0905943672269546" calcext:value-type="float">
            <text:p>0.091</text:p>
          </table:table-cell>
          <table:table-cell office:value-type="float" office:value="0.01" calcext:value-type="float">
            <text:p>0.010</text:p>
          </table:table-cell>
          <table:table-cell office:value-type="float" office:value="0.116476487895661" calcext:value-type="float">
            <text:p>0.116</text:p>
          </table:table-cell>
          <table:table-cell office:value-type="float" office:value="0.01" calcext:value-type="float">
            <text:p>0.010</text:p>
          </table:table-cell>
          <table:table-cell office:value-type="float" office:value="0.0132141250439217" calcext:value-type="float">
            <text:p>0.013</text:p>
          </table:table-cell>
          <table:table-cell office:value-type="float" office:value="0.0873642140375251" calcext:value-type="float">
            <text:p>0.087</text:p>
          </table:table-cell>
          <table:table-cell table:number-columns-repeated="2" office:value-type="float" office:value="0.112080156344219" calcext:value-type="float">
            <text:p>0.112</text:p>
          </table:table-cell>
          <table:table-cell table:number-columns-repeated="2" office:value-type="float" office:value="0.0971177017907879" calcext:value-type="float">
            <text:p>0.097</text:p>
          </table:table-cell>
          <table:table-cell office:value-type="float" office:value="0.18878940734471" calcext:value-type="float">
            <text:p>0.189</text:p>
          </table:table-cell>
          <table:table-cell office:value-type="float" office:value="0.0787320692853425" calcext:value-type="float">
            <text:p>0.079</text:p>
          </table:table-cell>
          <table:table-cell office:value-type="float" office:value="0.17176897150709" calcext:value-type="float">
            <text:p>0.172</text:p>
          </table:table-cell>
          <table:table-cell office:value-type="float" office:value="0.0454020407261178" calcext:value-type="float">
            <text:p>0.045</text:p>
          </table:table-cell>
          <table:table-cell office:value-type="float" office:value="0.17176897150709" calcext:value-type="float">
            <text:p>0.172</text:p>
          </table:table-cell>
          <table:table-cell office:value-type="float" office:value="0.0454020407261178" calcext:value-type="float">
            <text:p>0.045</text:p>
          </table:table-cell>
          <table:table-cell office:value-type="float" office:value="0.17176897150709" calcext:value-type="float">
            <text:p>0.172</text:p>
          </table:table-cell>
          <table:table-cell office:value-type="float" office:value="0.0454020407261178" calcext:value-type="float">
            <text:p>0.045</text:p>
          </table:table-cell>
          <table:table-cell office:value-type="float" office:value="0.106921031138106" calcext:value-type="float">
            <text:p>0.107</text:p>
          </table:table-cell>
          <table:table-cell office:value-type="float" office:value="0.0805319011577644" calcext:value-type="float">
            <text:p>0.081</text:p>
          </table:table-cell>
          <table:table-cell office:value-type="float" office:value="0.168519489671483" calcext:value-type="float">
            <text:p>0.169</text:p>
          </table:table-cell>
          <table:table-cell office:value-type="float" office:value="0.0287506509523348" calcext:value-type="float">
            <text:p>0.029</text:p>
          </table:table-cell>
          <table:table-cell office:value-type="float" office:value="0.181172850017912" calcext:value-type="float">
            <text:p>0.181</text:p>
          </table:table-cell>
          <table:table-cell office:value-type="float" office:value="0.0452624672526733" calcext:value-type="float">
            <text:p>0.045</text:p>
          </table:table-cell>
          <table:table-cell office:value-type="float" office:value="0.181172850017912" calcext:value-type="float">
            <text:p>0.181</text:p>
          </table:table-cell>
          <table:table-cell office:value-type="float" office:value="0.0452624672526733" calcext:value-type="float">
            <text:p>0.045</text:p>
          </table:table-cell>
          <table:table-cell office:value-type="float" office:value="0.181172850017912" calcext:value-type="float">
            <text:p>0.181</text:p>
          </table:table-cell>
          <table:table-cell office:value-type="float" office:value="0.0452624672526733" calcext:value-type="float">
            <text:p>0.045</text:p>
          </table:table-cell>
          <table:table-cell office:value-type="float" office:value="0.146467517017051" calcext:value-type="float">
            <text:p>0.146</text:p>
          </table:table-cell>
          <table:table-cell office:value-type="float" office:value="0.0345856539792313" calcext:value-type="float">
            <text:p>0.035</text:p>
          </table:table-cell>
          <table:table-cell table:number-columns-repeated="30"/>
        </table:table-row>
        <table:table-row table:style-name="ro1">
          <table:table-cell office:value-type="float" office:value="0.132322660589317" calcext:value-type="float">
            <text:p>0.132</text:p>
          </table:table-cell>
          <table:table-cell table:number-columns-repeated="6" office:value-type="float" office:value="0.0282404944542141" calcext:value-type="float">
            <text:p>0.028</text:p>
          </table:table-cell>
          <table:table-cell table:number-columns-repeated="3" office:value-type="float" office:value="0.01" calcext:value-type="float">
            <text:p>0.010</text:p>
          </table:table-cell>
          <table:table-cell office:value-type="float" office:value="0.12701928500428" calcext:value-type="float">
            <text:p>0.127</text:p>
          </table:table-cell>
          <table:table-cell office:value-type="float" office:value="0.01" calcext:value-type="float">
            <text:p>0.010</text:p>
          </table:table-cell>
          <table:table-cell office:value-type="float" office:value="0.121035069205704" calcext:value-type="float">
            <text:p>0.121</text:p>
          </table:table-cell>
          <table:table-cell office:value-type="float" office:value="0.0812619098456001" calcext:value-type="float">
            <text:p>0.081</text:p>
          </table:table-cell>
          <table:table-cell office:value-type="float" office:value="0.0594451411001565" calcext:value-type="float">
            <text:p>0.059</text:p>
          </table:table-cell>
          <table:table-cell office:value-type="float" office:value="0.0687599199532169" calcext:value-type="float">
            <text:p>0.069</text:p>
          </table:table-cell>
          <table:table-cell office:value-type="float" office:value="0.0594451411001565" calcext:value-type="float">
            <text:p>0.059</text:p>
          </table:table-cell>
          <table:table-cell office:value-type="float" office:value="0.0687599199532169" calcext:value-type="float">
            <text:p>0.069</text:p>
          </table:table-cell>
          <table:table-cell office:value-type="float" office:value="0.0779054543061183" calcext:value-type="float">
            <text:p>0.078</text:p>
          </table:table-cell>
          <table:table-cell office:value-type="float" office:value="0.01" calcext:value-type="float">
            <text:p>0.010</text:p>
          </table:table-cell>
          <table:table-cell office:value-type="float" office:value="0.0779054543061183" calcext:value-type="float">
            <text:p>0.078</text:p>
          </table:table-cell>
          <table:table-cell office:value-type="float" office:value="0.01" calcext:value-type="float">
            <text:p>0.010</text:p>
          </table:table-cell>
          <table:table-cell office:value-type="float" office:value="0.125800946312801" calcext:value-type="float">
            <text:p>0.126</text:p>
          </table:table-cell>
          <table:table-cell office:value-type="float" office:value="0.138989522132257" calcext:value-type="float">
            <text:p>0.139</text:p>
          </table:table-cell>
          <table:table-cell office:value-type="float" office:value="0.193685919012797" calcext:value-type="float">
            <text:p>0.194</text:p>
          </table:table-cell>
          <table:table-cell office:value-type="float" office:value="0.192450702755057" calcext:value-type="float">
            <text:p>0.192</text:p>
          </table:table-cell>
          <table:table-cell office:value-type="float" office:value="0.193685919012797" calcext:value-type="float">
            <text:p>0.194</text:p>
          </table:table-cell>
          <table:table-cell office:value-type="float" office:value="0.192450702755057" calcext:value-type="float">
            <text:p>0.192</text:p>
          </table:table-cell>
          <table:table-cell office:value-type="float" office:value="0.193685919012797" calcext:value-type="float">
            <text:p>0.194</text:p>
          </table:table-cell>
          <table:table-cell office:value-type="float" office:value="0.192450702755057" calcext:value-type="float">
            <text:p>0.192</text:p>
          </table:table-cell>
          <table:table-cell table:number-columns-repeated="30"/>
        </table:table-row>
        <table:table-row table:style-name="ro1">
          <table:table-cell table:style-name="ce48" table:formula="of:=AVERAGE([.A153:.A162])" office:value-type="float" office:value="0.083505178304273" calcext:value-type="float">
            <text:p>0.084</text:p>
          </table:table-cell>
          <table:table-cell table:style-name="ce48" table:formula="of:=AVERAGE([.B153:.B162])" office:value-type="float" office:value="0.0480429963461079" calcext:value-type="float">
            <text:p>0.048</text:p>
          </table:table-cell>
          <table:table-cell table:style-name="ce48" table:formula="of:=AVERAGE([.C153:.C162])" office:value-type="float" office:value="0.0592033965190694" calcext:value-type="float">
            <text:p>0.059</text:p>
          </table:table-cell>
          <table:table-cell table:style-name="ce48" table:formula="of:=AVERAGE([.D153:.D162])" office:value-type="float" office:value="0.0486611014699284" calcext:value-type="float">
            <text:p>0.049</text:p>
          </table:table-cell>
          <table:table-cell table:style-name="ce48" table:formula="of:=AVERAGE([.E153:.E162])" office:value-type="float" office:value="0.0552119074693083" calcext:value-type="float">
            <text:p>0.055</text:p>
          </table:table-cell>
          <table:table-cell table:style-name="ce48" table:formula="of:=AVERAGE([.F153:.F162])" office:value-type="float" office:value="0.0500946942150993" calcext:value-type="float">
            <text:p>0.050</text:p>
          </table:table-cell>
          <table:table-cell table:style-name="ce48" table:formula="of:=AVERAGE([.G153:.G162])" office:value-type="float" office:value="0.057696203468069" calcext:value-type="float">
            <text:p>0.058</text:p>
          </table:table-cell>
          <table:table-cell table:style-name="ce48" table:formula="of:=AVERAGE([.H153:.H162])" office:value-type="float" office:value="0.0647229314694156" calcext:value-type="float">
            <text:p>0.065</text:p>
          </table:table-cell>
          <table:table-cell table:style-name="ce48" table:formula="of:=AVERAGE([.I153:.I162])" office:value-type="float" office:value="0.0605330877654129" calcext:value-type="float">
            <text:p>0.061</text:p>
          </table:table-cell>
          <table:table-cell table:style-name="ce48" table:formula="of:=AVERAGE([.J153:.J162])" office:value-type="float" office:value="0.0641753954003285" calcext:value-type="float">
            <text:p>0.064</text:p>
          </table:table-cell>
          <table:table-cell table:style-name="ce48" table:formula="of:=AVERAGE([.K153:.K162])" office:value-type="float" office:value="0.095440192741148" calcext:value-type="float">
            <text:p>0.095</text:p>
          </table:table-cell>
          <table:table-cell table:style-name="ce48" table:formula="of:=AVERAGE([.L153:.L162])" office:value-type="float" office:value="0.055033572517093" calcext:value-type="float">
            <text:p>0.055</text:p>
          </table:table-cell>
          <table:table-cell table:style-name="ce48" table:formula="of:=AVERAGE([.M153:.M162])" office:value-type="float" office:value="0.0988773995624178" calcext:value-type="float">
            <text:p>0.099</text:p>
          </table:table-cell>
          <table:table-cell table:style-name="ce48" table:formula="of:=AVERAGE([.N153:.N162])" office:value-type="float" office:value="0.0583150600475959" calcext:value-type="float">
            <text:p>0.058</text:p>
          </table:table-cell>
          <table:table-cell table:style-name="ce48" table:formula="of:=AVERAGE([.O153:.O162])" office:value-type="float" office:value="0.0786365424134772" calcext:value-type="float">
            <text:p>0.079</text:p>
          </table:table-cell>
          <table:table-cell table:style-name="ce48" table:formula="of:=AVERAGE([.P153:.P162])" office:value-type="float" office:value="0.0533098941640636" calcext:value-type="float">
            <text:p>0.053</text:p>
          </table:table-cell>
          <table:table-cell table:style-name="ce48" table:formula="of:=AVERAGE([.Q153:.Q162])" office:value-type="float" office:value="0.0903658374483106" calcext:value-type="float">
            <text:p>0.090</text:p>
          </table:table-cell>
          <table:table-cell table:style-name="ce48" table:formula="of:=AVERAGE([.R153:.R162])" office:value-type="float" office:value="0.0430722852807906" calcext:value-type="float">
            <text:p>0.043</text:p>
          </table:table-cell>
          <table:table-cell table:style-name="ce48" table:formula="of:=AVERAGE([.S153:.S162])" office:value-type="float" office:value="0.0742564324823569" calcext:value-type="float">
            <text:p>0.074</text:p>
          </table:table-cell>
          <table:table-cell table:style-name="ce48" table:formula="of:=AVERAGE([.T153:.T162])" office:value-type="float" office:value="0.039621963817006" calcext:value-type="float">
            <text:p>0.040</text:p>
          </table:table-cell>
          <table:table-cell table:style-name="ce48" table:formula="of:=AVERAGE([.U153:.U162])" office:value-type="float" office:value="0.0909819990626425" calcext:value-type="float">
            <text:p>0.091</text:p>
          </table:table-cell>
          <table:table-cell table:style-name="ce48" table:formula="of:=AVERAGE([.V153:.V162])" office:value-type="float" office:value="0.0396833430405116" calcext:value-type="float">
            <text:p>0.040</text:p>
          </table:table-cell>
          <table:table-cell table:style-name="ce48" table:formula="of:=AVERAGE([.W153:.W162])" office:value-type="float" office:value="0.104265493190001" calcext:value-type="float">
            <text:p>0.104</text:p>
          </table:table-cell>
          <table:table-cell table:style-name="ce48" table:formula="of:=AVERAGE([.X153:.X162])" office:value-type="float" office:value="0.0541279435075681" calcext:value-type="float">
            <text:p>0.054</text:p>
          </table:table-cell>
          <table:table-cell table:style-name="ce48" table:formula="of:=AVERAGE([.Y153:.Y162])" office:value-type="float" office:value="0.112806638293246" calcext:value-type="float">
            <text:p>0.113</text:p>
          </table:table-cell>
          <table:table-cell table:style-name="ce48" table:formula="of:=AVERAGE([.Z153:.Z162])" office:value-type="float" office:value="0.0703877710784379" calcext:value-type="float">
            <text:p>0.070</text:p>
          </table:table-cell>
          <table:table-cell table:style-name="ce48" table:formula="of:=AVERAGE([.AA153:.AA162])" office:value-type="float" office:value="0.118563419705227" calcext:value-type="float">
            <text:p>0.119</text:p>
          </table:table-cell>
          <table:table-cell table:style-name="ce48" table:formula="of:=AVERAGE([.AB153:.AB162])" office:value-type="float" office:value="0.0752804022202788" calcext:value-type="float">
            <text:p>0.075</text:p>
          </table:table-cell>
          <table:table-cell table:style-name="ce48" table:formula="of:=AVERAGE([.AC153:.AC162])" office:value-type="float" office:value="0.119926546853962" calcext:value-type="float">
            <text:p>0.120</text:p>
          </table:table-cell>
          <table:table-cell table:style-name="ce48" table:formula="of:=AVERAGE([.AD153:.AD162])" office:value-type="float" office:value="0.0758266823374127" calcext:value-type="float">
            <text:p>0.076</text:p>
          </table:table-cell>
          <table:table-cell table:number-columns-repeated="30"/>
        </table:table-row>
        <table:table-row table:style-name="ro1">
          <table:table-cell table:style-name="ce48" table:formula="of:=MEDIAN([.A153:.A162])" office:value-type="float" office:value="0.0905943672269546" calcext:value-type="float">
            <text:p>0.091</text:p>
          </table:table-cell>
          <table:table-cell table:style-name="ce48" table:formula="of:=MEDIAN([.B153:.B162])" office:value-type="float" office:value="0.0338260088796581" calcext:value-type="float">
            <text:p>0.034</text:p>
          </table:table-cell>
          <table:table-cell table:style-name="ce48" table:formula="of:=MEDIAN([.C153:.C162])" office:value-type="float" office:value="0.0398553269031423" calcext:value-type="float">
            <text:p>0.040</text:p>
          </table:table-cell>
          <table:table-cell table:style-name="ce48" table:formula="of:=MEDIAN([.D153:.D162])" office:value-type="float" office:value="0.0338260088796581" calcext:value-type="float">
            <text:p>0.034</text:p>
          </table:table-cell>
          <table:table-cell table:style-name="ce48" table:formula="of:=MEDIAN([.E153:.E162])" office:value-type="float" office:value="0.027262366453673" calcext:value-type="float">
            <text:p>0.027</text:p>
          </table:table-cell>
          <table:table-cell table:style-name="ce48" table:formula="of:=MEDIAN([.F153:.F162])" office:value-type="float" office:value="0.0429035374719416" calcext:value-type="float">
            <text:p>0.043</text:p>
          </table:table-cell>
          <table:table-cell table:style-name="ce48" table:formula="of:=MEDIAN([.G153:.G162])" office:value-type="float" office:value="0.0488855471732968" calcext:value-type="float">
            <text:p>0.049</text:p>
          </table:table-cell>
          <table:table-cell table:style-name="ce48" table:formula="of:=MEDIAN([.H153:.H162])" office:value-type="float" office:value="0.0538211938658325" calcext:value-type="float">
            <text:p>0.054</text:p>
          </table:table-cell>
          <table:table-cell table:style-name="ce48" table:formula="of:=MEDIAN([.I153:.I162])" office:value-type="float" office:value="0.0538211938658325" calcext:value-type="float">
            <text:p>0.054</text:p>
          </table:table-cell>
          <table:table-cell table:style-name="ce48" table:formula="of:=MEDIAN([.J153:.J162])" office:value-type="float" office:value="0.0578387488649567" calcext:value-type="float">
            <text:p>0.058</text:p>
          </table:table-cell>
          <table:table-cell table:style-name="ce48" table:formula="of:=MEDIAN([.K153:.K162])" office:value-type="float" office:value="0.0975377285931772" calcext:value-type="float">
            <text:p>0.098</text:p>
          </table:table-cell>
          <table:table-cell table:style-name="ce48" table:formula="of:=MEDIAN([.L153:.L162])" office:value-type="float" office:value="0.0360294599759668" calcext:value-type="float">
            <text:p>0.036</text:p>
          </table:table-cell>
          <table:table-cell table:style-name="ce48" table:formula="of:=MEDIAN([.M153:.M162])" office:value-type="float" office:value="0.103289195747203" calcext:value-type="float">
            <text:p>0.103</text:p>
          </table:table-cell>
          <table:table-cell table:style-name="ce48" table:formula="of:=MEDIAN([.N153:.N162])" office:value-type="float" office:value="0.0354101165708157" calcext:value-type="float">
            <text:p>0.035</text:p>
          </table:table-cell>
          <table:table-cell table:style-name="ce48" table:formula="of:=MEDIAN([.O153:.O162])" office:value-type="float" office:value="0.0556023856738024" calcext:value-type="float">
            <text:p>0.056</text:p>
          </table:table-cell>
          <table:table-cell table:style-name="ce48" table:formula="of:=MEDIAN([.P153:.P162])" office:value-type="float" office:value="0.0280081852677117" calcext:value-type="float">
            <text:p>0.028</text:p>
          </table:table-cell>
          <table:table-cell table:style-name="ce48" table:formula="of:=MEDIAN([.Q153:.Q162])" office:value-type="float" office:value="0.0867503773290608" calcext:value-type="float">
            <text:p>0.087</text:p>
          </table:table-cell>
          <table:table-cell table:style-name="ce48" table:formula="of:=MEDIAN([.R153:.R162])" office:value-type="float" office:value="0.0122532551642249" calcext:value-type="float">
            <text:p>0.012</text:p>
          </table:table-cell>
          <table:table-cell table:style-name="ce48" table:formula="of:=MEDIAN([.S153:.S162])" office:value-type="float" office:value="0.0750506907055687" calcext:value-type="float">
            <text:p>0.075</text:p>
          </table:table-cell>
          <table:table-cell table:style-name="ce48" table:formula="of:=MEDIAN([.T153:.T162])" office:value-type="float" office:value="0.01" calcext:value-type="float">
            <text:p>0.010</text:p>
          </table:table-cell>
          <table:table-cell table:style-name="ce48" table:formula="of:=MEDIAN([.U153:.U162])" office:value-type="float" office:value="0.0752946189137727" calcext:value-type="float">
            <text:p>0.075</text:p>
          </table:table-cell>
          <table:table-cell table:style-name="ce48" table:formula="of:=MEDIAN([.V153:.V162])" office:value-type="float" office:value="0.0108043130987534" calcext:value-type="float">
            <text:p>0.011</text:p>
          </table:table-cell>
          <table:table-cell table:style-name="ce48" table:formula="of:=MEDIAN([.W153:.W162])" office:value-type="float" office:value="0.126727853111683" calcext:value-type="float">
            <text:p>0.127</text:p>
          </table:table-cell>
          <table:table-cell table:style-name="ce48" table:formula="of:=MEDIAN([.X153:.X162])" office:value-type="float" office:value="0.0215060901399128" calcext:value-type="float">
            <text:p>0.022</text:p>
          </table:table-cell>
          <table:table-cell table:style-name="ce48" table:formula="of:=MEDIAN([.Y153:.Y162])" office:value-type="float" office:value="0.109661369152717" calcext:value-type="float">
            <text:p>0.110</text:p>
          </table:table-cell>
          <table:table-cell table:style-name="ce48" table:formula="of:=MEDIAN([.Z153:.Z162])" office:value-type="float" office:value="0.0444601864737597" calcext:value-type="float">
            <text:p>0.044</text:p>
          </table:table-cell>
          <table:table-cell table:style-name="ce48" table:formula="of:=MEDIAN([.AA153:.AA162])" office:value-type="float" office:value="0.0858375237507739" calcext:value-type="float">
            <text:p>0.086</text:p>
          </table:table-cell>
          <table:table-cell table:style-name="ce48" table:formula="of:=MEDIAN([.AB153:.AB162])" office:value-type="float" office:value="0.0550247368432304" calcext:value-type="float">
            <text:p>0.055</text:p>
          </table:table-cell>
          <table:table-cell table:style-name="ce48" table:formula="of:=MEDIAN([.AC153:.AC162])" office:value-type="float" office:value="0.107437935459222" calcext:value-type="float">
            <text:p>0.107</text:p>
          </table:table-cell>
          <table:table-cell table:style-name="ce48" table:formula="of:=MEDIAN([.AD153:.AD162])" office:value-type="float" office:value="0.0536974422699173" calcext:value-type="float">
            <text:p>0.054</text:p>
          </table:table-cell>
          <table:table-cell table:number-columns-repeated="30"/>
        </table:table-row>
        <table:table-row table:style-name="ro1" table:number-rows-repeated="3">
          <table:table-cell table:style-name="Default" table:number-columns-repeated="30"/>
          <table:table-cell table:number-columns-repeated="30"/>
        </table:table-row>
        <table:table-row table:style-name="ro1">
          <table:table-cell table:style-name="ce1" office:value-type="string" calcext:value-type="string" table:number-columns-spanned="30" table:number-rows-spanned="1">
            <text:p>EA YPMSD Target-Size 22 LCMC</text:p>
          </table:table-cell>
          <table:covered-table-cell table:number-columns-repeated="29" table:style-name="Default"/>
          <table:table-cell table:number-columns-repeated="30"/>
        </table:table-row>
        <table:table-row table:style-name="ro1">
          <table:table-cell table:style-name="ce30" office:value-type="string" calcext:value-type="string" table:number-columns-spanned="30" table:number-rows-spanned="1">
            <text:p>Encoder</text:p>
          </table:table-cell>
          <table:covered-table-cell table:number-columns-repeated="29" table:style-name="Default"/>
          <table:table-cell table:number-columns-repeated="30"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 table:number-columns-spanned="2" table:number-rows-spanned="1">
            <text:p>11</text:p>
          </table:table-cell>
          <table:covered-table-cell table:style-name="ce30"/>
          <table:table-cell table:style-name="ce30" office:value-type="float" office:value="12" calcext:value-type="float" table:number-columns-spanned="2" table:number-rows-spanned="1">
            <text:p>12</text:p>
          </table:table-cell>
          <table:covered-table-cell table:style-name="ce30"/>
          <table:table-cell table:style-name="ce30" office:value-type="float" office:value="13" calcext:value-type="float" table:number-columns-spanned="2" table:number-rows-spanned="1">
            <text:p>13</text:p>
          </table:table-cell>
          <table:covered-table-cell table:style-name="ce30"/>
          <table:table-cell table:style-name="ce30" office:value-type="float" office:value="14" calcext:value-type="float" table:number-columns-spanned="2" table:number-rows-spanned="1">
            <text:p>14</text:p>
          </table:table-cell>
          <table:covered-table-cell table:style-name="ce30"/>
          <table:table-cell table:style-name="ce30" office:value-type="float" office:value="15" calcext:value-type="float" table:number-columns-spanned="2" table:number-rows-spanned="1">
            <text:p>15</text:p>
          </table:table-cell>
          <table:covered-table-cell table:style-name="ce30"/>
          <table:table-cell table:style-name="ce30" office:value-type="float" office:value="16" calcext:value-type="float" table:number-columns-spanned="2" table:number-rows-spanned="1">
            <text:p>16</text:p>
          </table:table-cell>
          <table:covered-table-cell table:style-name="ce30"/>
          <table:table-cell table:style-name="ce30" office:value-type="float" office:value="17" calcext:value-type="float" table:number-columns-spanned="2" table:number-rows-spanned="1">
            <text:p>17</text:p>
          </table:table-cell>
          <table:covered-table-cell table:style-name="ce30"/>
          <table:table-cell table:style-name="ce30" office:value-type="float" office:value="18" calcext:value-type="float" table:number-columns-spanned="2" table:number-rows-spanned="1">
            <text:p>18</text:p>
          </table:table-cell>
          <table:covered-table-cell table:style-name="ce30"/>
          <table:table-cell table:style-name="ce30" office:value-type="float" office:value="19" calcext:value-type="float" table:number-columns-spanned="2" table:number-rows-spanned="1">
            <text:p>19</text:p>
          </table:table-cell>
          <table:covered-table-cell table:style-name="ce30"/>
          <table:table-cell table:style-name="ce30" office:value-type="float" office:value="20" calcext:value-type="float" table:number-columns-spanned="2" table:number-rows-spanned="1">
            <text:p>20</text:p>
          </table:table-cell>
          <table:covered-table-cell table:style-name="ce30"/>
          <table:table-cell table:number-columns-repeated="30"/>
        </table:table-row>
        <table:table-row table:style-name="ro1">
          <table:table-cell office:value-type="float" office:value="0.162144722296206" calcext:value-type="float">
            <text:p>0.162</text:p>
          </table:table-cell>
          <table:table-cell office:value-type="float" office:value="0.153856305774421" calcext:value-type="float">
            <text:p>0.154</text:p>
          </table:table-cell>
          <table:table-cell table:number-columns-repeated="9" office:value-type="float" office:value="0.155196035672534" calcext:value-type="float">
            <text:p>0.155</text:p>
          </table:table-cell>
          <table:table-cell office:value-type="float" office:value="0.135510329752663" calcext:value-type="float">
            <text:p>0.136</text:p>
          </table:table-cell>
          <table:table-cell office:value-type="float" office:value="0.124704139204186" calcext:value-type="float">
            <text:p>0.125</text:p>
          </table:table-cell>
          <table:table-cell office:value-type="float" office:value="0.103002931543862" calcext:value-type="float">
            <text:p>0.103</text:p>
          </table:table-cell>
          <table:table-cell office:value-type="float" office:value="0.0465395482300647" calcext:value-type="float">
            <text:p>0.047</text:p>
          </table:table-cell>
          <table:table-cell office:value-type="float" office:value="0.0499938315615618" calcext:value-type="float">
            <text:p>0.050</text:p>
          </table:table-cell>
          <table:table-cell office:value-type="float" office:value="0.0465395482300647" calcext:value-type="float">
            <text:p>0.047</text:p>
          </table:table-cell>
          <table:table-cell office:value-type="float" office:value="0.0499938315615618" calcext:value-type="float">
            <text:p>0.050</text:p>
          </table:table-cell>
          <table:table-cell office:value-type="float" office:value="0.0465395482300647" calcext:value-type="float">
            <text:p>0.047</text:p>
          </table:table-cell>
          <table:table-cell office:value-type="float" office:value="0.0499938315615618" calcext:value-type="float">
            <text:p>0.050</text:p>
          </table:table-cell>
          <table:table-cell office:value-type="float" office:value="0.0465395482300647" calcext:value-type="float">
            <text:p>0.047</text:p>
          </table:table-cell>
          <table:table-cell office:value-type="float" office:value="0.0499938315615618" calcext:value-type="float">
            <text:p>0.050</text:p>
          </table:table-cell>
          <table:table-cell office:value-type="float" office:value="0.0210061661854682" calcext:value-type="float">
            <text:p>0.021</text:p>
          </table:table-cell>
          <table:table-cell office:value-type="float" office:value="0.0633689458986475" calcext:value-type="float">
            <text:p>0.063</text:p>
          </table:table-cell>
          <table:table-cell office:value-type="float" office:value="0.0210061661854682" calcext:value-type="float">
            <text:p>0.021</text:p>
          </table:table-cell>
          <table:table-cell office:value-type="float" office:value="0.0633689458986475" calcext:value-type="float">
            <text:p>0.063</text:p>
          </table:table-cell>
          <table:table-cell office:value-type="float" office:value="0.010153187032768" calcext:value-type="float">
            <text:p>0.010</text:p>
          </table:table-cell>
          <table:table-cell office:value-type="float" office:value="0.132963094786854" calcext:value-type="float">
            <text:p>0.133</text:p>
          </table:table-cell>
          <table:table-cell office:value-type="float" office:value="0.010153187032768" calcext:value-type="float">
            <text:p>0.010</text:p>
          </table:table-cell>
          <table:table-cell office:value-type="float" office:value="0.132963094786854" calcext:value-type="float">
            <text:p>0.133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.124945173860281" calcext:value-type="float">
            <text:p>0.125</text:p>
          </table:table-cell>
          <table:table-cell office:value-type="float" office:value="0.0903358447096436" calcext:value-type="float">
            <text:p>0.090</text:p>
          </table:table-cell>
          <table:table-cell table:number-columns-repeated="4" office:value-type="float" office:value="0.116109810533859" calcext:value-type="float">
            <text:p>0.116</text:p>
          </table:table-cell>
          <table:table-cell office:value-type="float" office:value="0.156081467660237" calcext:value-type="float">
            <text:p>0.156</text:p>
          </table:table-cell>
          <table:table-cell table:number-columns-repeated="3" office:value-type="float" office:value="0.0527556481429398" calcext:value-type="float">
            <text:p>0.053</text:p>
          </table:table-cell>
          <table:table-cell office:value-type="float" office:value="0.0584973572372907" calcext:value-type="float">
            <text:p>0.058</text:p>
          </table:table-cell>
          <table:table-cell office:value-type="float" office:value="0.0527556481429398" calcext:value-type="float">
            <text:p>0.053</text:p>
          </table:table-cell>
          <table:table-cell office:value-type="float" office:value="0.0584973572372907" calcext:value-type="float">
            <text:p>0.058</text:p>
          </table:table-cell>
          <table:table-cell office:value-type="float" office:value="0.0634940944282562" calcext:value-type="float">
            <text:p>0.063</text:p>
          </table:table-cell>
          <table:table-cell office:value-type="float" office:value="0.01" calcext:value-type="float">
            <text:p>0.010</text:p>
          </table:table-cell>
          <table:table-cell office:value-type="float" office:value="0.0634940944282562" calcext:value-type="float">
            <text:p>0.063</text:p>
          </table:table-cell>
          <table:table-cell office:value-type="float" office:value="0.01" calcext:value-type="float">
            <text:p>0.010</text:p>
          </table:table-cell>
          <table:table-cell office:value-type="float" office:value="0.0634940944282562" calcext:value-type="float">
            <text:p>0.063</text:p>
          </table:table-cell>
          <table:table-cell office:value-type="float" office:value="0.01" calcext:value-type="float">
            <text:p>0.010</text:p>
          </table:table-cell>
          <table:table-cell office:value-type="float" office:value="0.0634940944282562" calcext:value-type="float">
            <text:p>0.063</text:p>
          </table:table-cell>
          <table:table-cell office:value-type="float" office:value="0.01" calcext:value-type="float">
            <text:p>0.010</text:p>
          </table:table-cell>
          <table:table-cell office:value-type="float" office:value="0.0634940944282562" calcext:value-type="float">
            <text:p>0.063</text:p>
          </table:table-cell>
          <table:table-cell office:value-type="float" office:value="0.01" calcext:value-type="float">
            <text:p>0.010</text:p>
          </table:table-cell>
          <table:table-cell office:value-type="float" office:value="0.134007719536332" calcext:value-type="float">
            <text:p>0.134</text:p>
          </table:table-cell>
          <table:table-cell office:value-type="float" office:value="0.0594986952730018" calcext:value-type="float">
            <text:p>0.059</text:p>
          </table:table-cell>
          <table:table-cell office:value-type="float" office:value="0.13254692269396" calcext:value-type="float">
            <text:p>0.133</text:p>
          </table:table-cell>
          <table:table-cell office:value-type="float" office:value="0.0449274871687619" calcext:value-type="float">
            <text:p>0.045</text:p>
          </table:table-cell>
          <table:table-cell office:value-type="float" office:value="0.169278365482076" calcext:value-type="float">
            <text:p>0.169</text:p>
          </table:table-cell>
          <table:table-cell office:value-type="float" office:value="0.0107731208185279" calcext:value-type="float">
            <text:p>0.011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.0840527868731805" calcext:value-type="float">
            <text:p>0.084</text:p>
          </table:table-cell>
          <table:table-cell table:number-columns-repeated="2" office:value-type="float" office:value="0.103822623736313" calcext:value-type="float">
            <text:p>0.104</text:p>
          </table:table-cell>
          <table:table-cell table:number-columns-repeated="2" office:value-type="float" office:value="0.0714626339776488" calcext:value-type="float">
            <text:p>0.071</text:p>
          </table:table-cell>
          <table:table-cell office:value-type="float" office:value="0.096091330545916" calcext:value-type="float">
            <text:p>0.096</text:p>
          </table:table-cell>
          <table:table-cell table:number-columns-repeated="4" office:value-type="float" office:value="0.0426347719673433" calcext:value-type="float">
            <text:p>0.043</text:p>
          </table:table-cell>
          <table:table-cell office:value-type="float" office:value="0.116256978835561" calcext:value-type="float">
            <text:p>0.116</text:p>
          </table:table-cell>
          <table:table-cell office:value-type="float" office:value="0.0426347719673433" calcext:value-type="float">
            <text:p>0.043</text:p>
          </table:table-cell>
          <table:table-cell office:value-type="float" office:value="0.116256978835561" calcext:value-type="float">
            <text:p>0.116</text:p>
          </table:table-cell>
          <table:table-cell office:value-type="float" office:value="0.0392320420638453" calcext:value-type="float">
            <text:p>0.039</text:p>
          </table:table-cell>
          <table:table-cell office:value-type="float" office:value="0.0911198211336435" calcext:value-type="float">
            <text:p>0.091</text:p>
          </table:table-cell>
          <table:table-cell office:value-type="float" office:value="0.0392320420638453" calcext:value-type="float">
            <text:p>0.039</text:p>
          </table:table-cell>
          <table:table-cell office:value-type="float" office:value="0.0911198211336435" calcext:value-type="float">
            <text:p>0.091</text:p>
          </table:table-cell>
          <table:table-cell office:value-type="float" office:value="0.0132196761591915" calcext:value-type="float">
            <text:p>0.013</text:p>
          </table:table-cell>
          <table:table-cell office:value-type="float" office:value="0.0850524694232732" calcext:value-type="float">
            <text:p>0.085</text:p>
          </table:table-cell>
          <table:table-cell office:value-type="float" office:value="0.0132196761591915" calcext:value-type="float">
            <text:p>0.013</text:p>
          </table:table-cell>
          <table:table-cell office:value-type="float" office:value="0.0850524694232732" calcext:value-type="float">
            <text:p>0.085</text:p>
          </table:table-cell>
          <table:table-cell office:value-type="float" office:value="0.0132196761591915" calcext:value-type="float">
            <text:p>0.013</text:p>
          </table:table-cell>
          <table:table-cell office:value-type="float" office:value="0.0850524694232732" calcext:value-type="float">
            <text:p>0.085</text:p>
          </table:table-cell>
          <table:table-cell office:value-type="float" office:value="0.0132196761591915" calcext:value-type="float">
            <text:p>0.013</text:p>
          </table:table-cell>
          <table:table-cell office:value-type="float" office:value="0.0850524694232732" calcext:value-type="float">
            <text:p>0.085</text:p>
          </table:table-cell>
          <table:table-cell office:value-type="float" office:value="0.032304577156057" calcext:value-type="float">
            <text:p>0.032</text:p>
          </table:table-cell>
          <table:table-cell office:value-type="float" office:value="0.117467129658595" calcext:value-type="float">
            <text:p>0.117</text:p>
          </table:table-cell>
          <table:table-cell office:value-type="float" office:value="0.032304577156057" calcext:value-type="float">
            <text:p>0.032</text:p>
          </table:table-cell>
          <table:table-cell office:value-type="float" office:value="0.117467129658595" calcext:value-type="float">
            <text:p>0.117</text:p>
          </table:table-cell>
          <table:table-cell table:number-columns-repeated="30"/>
        </table:table-row>
        <table:table-row table:style-name="ro1">
          <table:table-cell office:value-type="float" office:value="0.155193778188725" calcext:value-type="float">
            <text:p>0.155</text:p>
          </table:table-cell>
          <table:table-cell office:value-type="float" office:value="0.0955462216395254" calcext:value-type="float">
            <text:p>0.096</text:p>
          </table:table-cell>
          <table:table-cell table:number-columns-repeated="3" office:value-type="float" office:value="0.0105771211929592" calcext:value-type="float">
            <text:p>0.011</text:p>
          </table:table-cell>
          <table:table-cell table:number-columns-repeated="6" office:value-type="float" office:value="0.051766408594218" calcext:value-type="float">
            <text:p>0.052</text:p>
          </table:table-cell>
          <table:table-cell office:value-type="float" office:value="0.108075816824528" calcext:value-type="float">
            <text:p>0.108</text:p>
          </table:table-cell>
          <table:table-cell office:value-type="float" office:value="0.051766408594218" calcext:value-type="float">
            <text:p>0.052</text:p>
          </table:table-cell>
          <table:table-cell office:value-type="float" office:value="0.108075816824528" calcext:value-type="float">
            <text:p>0.108</text:p>
          </table:table-cell>
          <table:table-cell office:value-type="float" office:value="0.0304846908322056" calcext:value-type="float">
            <text:p>0.030</text:p>
          </table:table-cell>
          <table:table-cell office:value-type="float" office:value="0.132579218087544" calcext:value-type="float">
            <text:p>0.133</text:p>
          </table:table-cell>
          <table:table-cell office:value-type="float" office:value="0.0304846908322056" calcext:value-type="float">
            <text:p>0.030</text:p>
          </table:table-cell>
          <table:table-cell office:value-type="float" office:value="0.132579218087544" calcext:value-type="float">
            <text:p>0.133</text:p>
          </table:table-cell>
          <table:table-cell office:value-type="float" office:value="0.0304846908322056" calcext:value-type="float">
            <text:p>0.030</text:p>
          </table:table-cell>
          <table:table-cell office:value-type="float" office:value="0.132579218087544" calcext:value-type="float">
            <text:p>0.133</text:p>
          </table:table-cell>
          <table:table-cell office:value-type="float" office:value="0.0716081613809913" calcext:value-type="float">
            <text:p>0.072</text:p>
          </table:table-cell>
          <table:table-cell office:value-type="float" office:value="0.203478538073087" calcext:value-type="float">
            <text:p>0.203</text:p>
          </table:table-cell>
          <table:table-cell office:value-type="float" office:value="0.0830338294325236" calcext:value-type="float">
            <text:p>0.083</text:p>
          </table:table-cell>
          <table:table-cell office:value-type="float" office:value="0.143066251835854" calcext:value-type="float">
            <text:p>0.143</text:p>
          </table:table-cell>
          <table:table-cell office:value-type="float" office:value="0.0830338294325236" calcext:value-type="float">
            <text:p>0.083</text:p>
          </table:table-cell>
          <table:table-cell office:value-type="float" office:value="0.143066251835854" calcext:value-type="float">
            <text:p>0.143</text:p>
          </table:table-cell>
          <table:table-cell office:value-type="float" office:value="0.0830338294325236" calcext:value-type="float">
            <text:p>0.083</text:p>
          </table:table-cell>
          <table:table-cell office:value-type="float" office:value="0.143066251835854" calcext:value-type="float">
            <text:p>0.143</text:p>
          </table:table-cell>
          <table:table-cell office:value-type="float" office:value="0.0830338294325236" calcext:value-type="float">
            <text:p>0.083</text:p>
          </table:table-cell>
          <table:table-cell office:value-type="float" office:value="0.143066251835854" calcext:value-type="float">
            <text:p>0.143</text:p>
          </table:table-cell>
          <table:table-cell table:number-columns-repeated="30"/>
        </table:table-row>
        <table:table-row table:style-name="ro1">
          <table:table-cell office:value-type="float" office:value="0.162329536233822" calcext:value-type="float">
            <text:p>0.162</text:p>
          </table:table-cell>
          <table:table-cell table:number-columns-repeated="2" office:value-type="float" office:value="0.179094065164769" calcext:value-type="float">
            <text:p>0.179</text:p>
          </table:table-cell>
          <table:table-cell office:value-type="float" office:value="0.0977046211822129" calcext:value-type="float">
            <text:p>0.098</text:p>
          </table:table-cell>
          <table:table-cell table:number-columns-repeated="2" office:value-type="float" office:value="0.14750051668408" calcext:value-type="float">
            <text:p>0.148</text:p>
          </table:table-cell>
          <table:table-cell table:number-columns-repeated="5" office:value-type="float" office:value="0.190930340229256" calcext:value-type="float">
            <text:p>0.191</text:p>
          </table:table-cell>
          <table:table-cell office:value-type="float" office:value="0.0538936398116236" calcext:value-type="float">
            <text:p>0.054</text:p>
          </table:table-cell>
          <table:table-cell office:value-type="float" office:value="0.248352735103914" calcext:value-type="float">
            <text:p>0.248</text:p>
          </table:table-cell>
          <table:table-cell office:value-type="float" office:value="0.0951314121671886" calcext:value-type="float">
            <text:p>0.095</text:p>
          </table:table-cell>
          <table:table-cell office:value-type="float" office:value="0.218863388271509" calcext:value-type="float">
            <text:p>0.219</text:p>
          </table:table-cell>
          <table:table-cell office:value-type="float" office:value="0.044686011690724" calcext:value-type="float">
            <text:p>0.045</text:p>
          </table:table-cell>
          <table:table-cell office:value-type="float" office:value="0.165232731347758" calcext:value-type="float">
            <text:p>0.165</text:p>
          </table:table-cell>
          <table:table-cell office:value-type="float" office:value="0.0790089010531007" calcext:value-type="float">
            <text:p>0.079</text:p>
          </table:table-cell>
          <table:table-cell office:value-type="float" office:value="0.154667202773619" calcext:value-type="float">
            <text:p>0.155</text:p>
          </table:table-cell>
          <table:table-cell office:value-type="float" office:value="0.0796949377760502" calcext:value-type="float">
            <text:p>0.080</text:p>
          </table:table-cell>
          <table:table-cell office:value-type="float" office:value="0.154667202773619" calcext:value-type="float">
            <text:p>0.155</text:p>
          </table:table-cell>
          <table:table-cell office:value-type="float" office:value="0.0796949377760502" calcext:value-type="float">
            <text:p>0.080</text:p>
          </table:table-cell>
          <table:table-cell office:value-type="float" office:value="0.154667202773619" calcext:value-type="float">
            <text:p>0.155</text:p>
          </table:table-cell>
          <table:table-cell office:value-type="float" office:value="0.0796949377760502" calcext:value-type="float">
            <text:p>0.080</text:p>
          </table:table-cell>
          <table:table-cell office:value-type="float" office:value="0.184713894581625" calcext:value-type="float">
            <text:p>0.185</text:p>
          </table:table-cell>
          <table:table-cell office:value-type="float" office:value="0.01" calcext:value-type="float">
            <text:p>0.010</text:p>
          </table:table-cell>
          <table:table-cell office:value-type="float" office:value="0.113047973425738" calcext:value-type="float">
            <text:p>0.113</text:p>
          </table:table-cell>
          <table:table-cell office:value-type="float" office:value="0.0259649181318527" calcext:value-type="float">
            <text:p>0.026</text:p>
          </table:table-cell>
          <table:table-cell office:value-type="float" office:value="0.113047973425738" calcext:value-type="float">
            <text:p>0.113</text:p>
          </table:table-cell>
          <table:table-cell office:value-type="float" office:value="0.0259649181318527" calcext:value-type="float">
            <text:p>0.026</text:p>
          </table:table-cell>
          <table:table-cell table:number-columns-repeated="30"/>
        </table:table-row>
        <table:table-row table:style-name="ro1">
          <table:table-cell table:number-columns-repeated="2" table:style-name="Default" office:value-type="float" office:value="0.143666815003634" calcext:value-type="float">
            <text:p>0.143666815003634</text:p>
          </table:table-cell>
          <table:table-cell table:number-columns-repeated="5" table:style-name="Default" office:value-type="float" office:value="0.061482793340662" calcext:value-type="float">
            <text:p>0.061482793340662</text:p>
          </table:table-cell>
          <table:table-cell table:number-columns-repeated="3" table:style-name="Default" office:value-type="float" office:value="0.0622195059598161" calcext:value-type="float">
            <text:p>0.062219505959816</text:p>
          </table:table-cell>
          <table:table-cell table:style-name="Default" office:value-type="float" office:value="0.121740554010071" calcext:value-type="float">
            <text:p>0.121740554010071</text:p>
          </table:table-cell>
          <table:table-cell table:style-name="Default" office:value-type="float" office:value="0.0479781384734321" calcext:value-type="float">
            <text:p>0.047978138473432</text:p>
          </table:table-cell>
          <table:table-cell table:style-name="Default" office:value-type="float" office:value="0.121740554010071" calcext:value-type="float">
            <text:p>0.121740554010071</text:p>
          </table:table-cell>
          <table:table-cell table:style-name="Default" office:value-type="float" office:value="0.0479781384734321" calcext:value-type="float">
            <text:p>0.047978138473432</text:p>
          </table:table-cell>
          <table:table-cell table:style-name="Default" office:value-type="float" office:value="0.0977212818645831" calcext:value-type="float">
            <text:p>0.097721281864583</text:p>
          </table:table-cell>
          <table:table-cell table:style-name="Default" office:value-type="float" office:value="0.032463667958302" calcext:value-type="float">
            <text:p>0.032463667958302</text:p>
          </table:table-cell>
          <table:table-cell table:style-name="Default" office:value-type="float" office:value="0.0860819009922225" calcext:value-type="float">
            <text:p>0.086081900992223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115998339305658" calcext:value-type="float">
            <text:p>0.115998339305658</text:p>
          </table:table-cell>
          <table:table-cell table:style-name="Default" office:value-type="float" office:value="0.0141305200165743" calcext:value-type="float">
            <text:p>0.014130520016574</text:p>
          </table:table-cell>
          <table:table-cell table:style-name="Default" office:value-type="float" office:value="0.115998339305658" calcext:value-type="float">
            <text:p>0.115998339305658</text:p>
          </table:table-cell>
          <table:table-cell table:style-name="Default" office:value-type="float" office:value="0.0141305200165743" calcext:value-type="float">
            <text:p>0.014130520016574</text:p>
          </table:table-cell>
          <table:table-cell table:style-name="Default" office:value-type="float" office:value="0.15428534686306" calcext:value-type="float">
            <text:p>0.15428534686306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15428534686306" calcext:value-type="float">
            <text:p>0.15428534686306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15428534686306" calcext:value-type="float">
            <text:p>0.15428534686306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15428534686306" calcext:value-type="float">
            <text:p>0.15428534686306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30"/>
        </table:table-row>
        <table:table-row table:style-name="ro1">
          <table:table-cell office:value-type="float" office:value="0.0315954498304271" calcext:value-type="float">
            <text:p>0.032</text:p>
          </table:table-cell>
          <table:table-cell office:value-type="float" office:value="0.0885689798266393" calcext:value-type="float">
            <text:p>0.089</text:p>
          </table:table-cell>
          <table:table-cell table:number-columns-repeated="4" office:value-type="float" office:value="0.0147318636698298" calcext:value-type="float">
            <text:p>0.015</text:p>
          </table:table-cell>
          <table:table-cell office:value-type="float" office:value="0.0434371695122807" calcext:value-type="float">
            <text:p>0.043</text:p>
          </table:table-cell>
          <table:table-cell table:number-columns-repeated="4" office:value-type="float" office:value="0.119527375351748" calcext:value-type="float">
            <text:p>0.120</text:p>
          </table:table-cell>
          <table:table-cell office:value-type="float" office:value="0.0999071235373473" calcext:value-type="float">
            <text:p>0.100</text:p>
          </table:table-cell>
          <table:table-cell office:value-type="float" office:value="0.119527375351748" calcext:value-type="float">
            <text:p>0.120</text:p>
          </table:table-cell>
          <table:table-cell office:value-type="float" office:value="0.0999071235373473" calcext:value-type="float">
            <text:p>0.100</text:p>
          </table:table-cell>
          <table:table-cell office:value-type="float" office:value="0.121239746178876" calcext:value-type="float">
            <text:p>0.121</text:p>
          </table:table-cell>
          <table:table-cell office:value-type="float" office:value="0.0744264071083446" calcext:value-type="float">
            <text:p>0.074</text:p>
          </table:table-cell>
          <table:table-cell office:value-type="float" office:value="0.105966981875293" calcext:value-type="float">
            <text:p>0.106</text:p>
          </table:table-cell>
          <table:table-cell office:value-type="float" office:value="0.0803375433923076" calcext:value-type="float">
            <text:p>0.080</text:p>
          </table:table-cell>
          <table:table-cell office:value-type="float" office:value="0.105966981875293" calcext:value-type="float">
            <text:p>0.106</text:p>
          </table:table-cell>
          <table:table-cell office:value-type="float" office:value="0.0803375433923076" calcext:value-type="float">
            <text:p>0.080</text:p>
          </table:table-cell>
          <table:table-cell office:value-type="float" office:value="0.172333423486328" calcext:value-type="float">
            <text:p>0.172</text:p>
          </table:table-cell>
          <table:table-cell office:value-type="float" office:value="0.0102155313719123" calcext:value-type="float">
            <text:p>0.010</text:p>
          </table:table-cell>
          <table:table-cell office:value-type="float" office:value="0.0883872737533368" calcext:value-type="float">
            <text:p>0.088</text:p>
          </table:table-cell>
          <table:table-cell office:value-type="float" office:value="0.01" calcext:value-type="float">
            <text:p>0.010</text:p>
          </table:table-cell>
          <table:table-cell office:value-type="float" office:value="0.0883872737533368" calcext:value-type="float">
            <text:p>0.088</text:p>
          </table:table-cell>
          <table:table-cell office:value-type="float" office:value="0.01" calcext:value-type="float">
            <text:p>0.010</text:p>
          </table:table-cell>
          <table:table-cell office:value-type="float" office:value="0.0883872737533368" calcext:value-type="float">
            <text:p>0.088</text:p>
          </table:table-cell>
          <table:table-cell office:value-type="float" office:value="0.01" calcext:value-type="float">
            <text:p>0.010</text:p>
          </table:table-cell>
          <table:table-cell office:value-type="float" office:value="0.0883872737533368" calcext:value-type="float">
            <text:p>0.088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30"/>
        </table:table-row>
        <table:table-row table:style-name="ro1">
          <table:table-cell office:value-type="float" office:value="0.236157411139564" calcext:value-type="float">
            <text:p>0.236</text:p>
          </table:table-cell>
          <table:table-cell table:number-columns-repeated="2" office:value-type="float" office:value="0.172813253095499" calcext:value-type="float">
            <text:p>0.173</text:p>
          </table:table-cell>
          <table:table-cell office:value-type="float" office:value="0.145662585633655" calcext:value-type="float">
            <text:p>0.146</text:p>
          </table:table-cell>
          <table:table-cell office:value-type="float" office:value="0.12711040121121" calcext:value-type="float">
            <text:p>0.127</text:p>
          </table:table-cell>
          <table:table-cell table:number-columns-repeated="5" office:value-type="float" office:value="0.0900722119596646" calcext:value-type="float">
            <text:p>0.090</text:p>
          </table:table-cell>
          <table:table-cell office:value-type="float" office:value="0.057302542278279" calcext:value-type="float">
            <text:p>0.057</text:p>
          </table:table-cell>
          <table:table-cell office:value-type="float" office:value="0.0563656330032452" calcext:value-type="float">
            <text:p>0.056</text:p>
          </table:table-cell>
          <table:table-cell office:value-type="float" office:value="0.0655199679341178" calcext:value-type="float">
            <text:p>0.066</text:p>
          </table:table-cell>
          <table:table-cell office:value-type="float" office:value="0.0157956367824905" calcext:value-type="float">
            <text:p>0.016</text:p>
          </table:table-cell>
          <table:table-cell office:value-type="float" office:value="0.056601156956904" calcext:value-type="float">
            <text:p>0.057</text:p>
          </table:table-cell>
          <table:table-cell office:value-type="float" office:value="0.0183489158942354" calcext:value-type="float">
            <text:p>0.018</text:p>
          </table:table-cell>
          <table:table-cell office:value-type="float" office:value="0.056601156956904" calcext:value-type="float">
            <text:p>0.057</text:p>
          </table:table-cell>
          <table:table-cell office:value-type="float" office:value="0.0183489158942354" calcext:value-type="float">
            <text:p>0.018</text:p>
          </table:table-cell>
          <table:table-cell office:value-type="float" office:value="0.0934446757904593" calcext:value-type="float">
            <text:p>0.093</text:p>
          </table:table-cell>
          <table:table-cell office:value-type="float" office:value="0.01" calcext:value-type="float">
            <text:p>0.010</text:p>
          </table:table-cell>
          <table:table-cell office:value-type="float" office:value="0.0934446757904593" calcext:value-type="float">
            <text:p>0.093</text:p>
          </table:table-cell>
          <table:table-cell office:value-type="float" office:value="0.01" calcext:value-type="float">
            <text:p>0.010</text:p>
          </table:table-cell>
          <table:table-cell office:value-type="float" office:value="0.0934446757904593" calcext:value-type="float">
            <text:p>0.093</text:p>
          </table:table-cell>
          <table:table-cell office:value-type="float" office:value="0.01" calcext:value-type="float">
            <text:p>0.010</text:p>
          </table:table-cell>
          <table:table-cell office:value-type="float" office:value="0.0934446757904593" calcext:value-type="float">
            <text:p>0.093</text:p>
          </table:table-cell>
          <table:table-cell office:value-type="float" office:value="0.01" calcext:value-type="float">
            <text:p>0.010</text:p>
          </table:table-cell>
          <table:table-cell office:value-type="float" office:value="0.0934446757904593" calcext:value-type="float">
            <text:p>0.093</text:p>
          </table:table-cell>
          <table:table-cell office:value-type="float" office:value="0.01" calcext:value-type="float">
            <text:p>0.010</text:p>
          </table:table-cell>
          <table:table-cell office:value-type="float" office:value="0.0974418974690251" calcext:value-type="float">
            <text:p>0.097</text:p>
          </table:table-cell>
          <table:table-cell table:style-name="Default" office:value-type="float" office:value="0.0117748914556833" calcext:value-type="float">
            <text:p>0.011774891455683</text:p>
          </table:table-cell>
          <table:table-cell table:number-columns-repeated="30"/>
        </table:table-row>
        <table:table-row table:style-name="ro1">
          <table:table-cell table:number-columns-repeated="11" office:value-type="float" office:value="0.01" calcext:value-type="float">
            <text:p>0.010</text:p>
          </table:table-cell>
          <table:table-cell office:value-type="float" office:value="0.0965506394651328" calcext:value-type="float">
            <text:p>0.097</text:p>
          </table:table-cell>
          <table:table-cell office:value-type="float" office:value="0.01" calcext:value-type="float">
            <text:p>0.010</text:p>
          </table:table-cell>
          <table:table-cell office:value-type="float" office:value="0.0965506394651328" calcext:value-type="float">
            <text:p>0.097</text:p>
          </table:table-cell>
          <table:table-cell office:value-type="float" office:value="0.01" calcext:value-type="float">
            <text:p>0.010</text:p>
          </table:table-cell>
          <table:table-cell office:value-type="float" office:value="0.0965506394651328" calcext:value-type="float">
            <text:p>0.097</text:p>
          </table:table-cell>
          <table:table-cell office:value-type="float" office:value="0.0131255688971269" calcext:value-type="float">
            <text:p>0.013</text:p>
          </table:table-cell>
          <table:table-cell office:value-type="float" office:value="0.133398225047988" calcext:value-type="float">
            <text:p>0.133</text:p>
          </table:table-cell>
          <table:table-cell office:value-type="float" office:value="0.0131255688971269" calcext:value-type="float">
            <text:p>0.013</text:p>
          </table:table-cell>
          <table:table-cell office:value-type="float" office:value="0.133398225047988" calcext:value-type="float">
            <text:p>0.133</text:p>
          </table:table-cell>
          <table:table-cell office:value-type="float" office:value="0.0131255688971269" calcext:value-type="float">
            <text:p>0.013</text:p>
          </table:table-cell>
          <table:table-cell office:value-type="float" office:value="0.133398225047988" calcext:value-type="float">
            <text:p>0.133</text:p>
          </table:table-cell>
          <table:table-cell office:value-type="float" office:value="0.0131255688971269" calcext:value-type="float">
            <text:p>0.013</text:p>
          </table:table-cell>
          <table:table-cell office:value-type="float" office:value="0.133398225047988" calcext:value-type="float">
            <text:p>0.133</text:p>
          </table:table-cell>
          <table:table-cell office:value-type="float" office:value="0.01" calcext:value-type="float">
            <text:p>0.010</text:p>
          </table:table-cell>
          <table:table-cell office:value-type="float" office:value="0.131505958273298" calcext:value-type="float">
            <text:p>0.132</text:p>
          </table:table-cell>
          <table:table-cell office:value-type="float" office:value="0.01" calcext:value-type="float">
            <text:p>0.010</text:p>
          </table:table-cell>
          <table:table-cell office:value-type="float" office:value="0.131505958273298" calcext:value-type="float">
            <text:p>0.132</text:p>
          </table:table-cell>
          <table:table-cell office:value-type="float" office:value="0.01" calcext:value-type="float">
            <text:p>0.010</text:p>
          </table:table-cell>
          <table:table-cell office:value-type="float" office:value="0.131505958273298" calcext:value-type="float">
            <text:p>0.132</text:p>
          </table:table-cell>
          <table:table-cell table:number-columns-repeated="30"/>
        </table:table-row>
        <table:table-row table:style-name="ro1">
          <table:table-cell table:number-columns-repeated="3" office:value-type="float" office:value="0.107216306545751" calcext:value-type="float">
            <text:p>0.107</text:p>
          </table:table-cell>
          <table:table-cell table:number-columns-repeated="3" office:value-type="float" office:value="0.0966946197090751" calcext:value-type="float">
            <text:p>0.097</text:p>
          </table:table-cell>
          <table:table-cell table:number-columns-repeated="3" office:value-type="float" office:value="0.0590152659863829" calcext:value-type="float">
            <text:p>0.059</text:p>
          </table:table-cell>
          <table:table-cell office:value-type="float" office:value="0.10155583496765" calcext:value-type="float">
            <text:p>0.102</text:p>
          </table:table-cell>
          <table:table-cell office:value-type="float" office:value="0.0766352596681743" calcext:value-type="float">
            <text:p>0.077</text:p>
          </table:table-cell>
          <table:table-cell office:value-type="float" office:value="0.041562972071336" calcext:value-type="float">
            <text:p>0.042</text:p>
          </table:table-cell>
          <table:table-cell office:value-type="float" office:value="0.0766352596681743" calcext:value-type="float">
            <text:p>0.077</text:p>
          </table:table-cell>
          <table:table-cell office:value-type="float" office:value="0.041562972071336" calcext:value-type="float">
            <text:p>0.042</text:p>
          </table:table-cell>
          <table:table-cell office:value-type="float" office:value="0.196516111264975" calcext:value-type="float">
            <text:p>0.197</text:p>
          </table:table-cell>
          <table:table-cell office:value-type="float" office:value="0.0993013289333717" calcext:value-type="float">
            <text:p>0.099</text:p>
          </table:table-cell>
          <table:table-cell office:value-type="float" office:value="0.196516111264975" calcext:value-type="float">
            <text:p>0.197</text:p>
          </table:table-cell>
          <table:table-cell office:value-type="float" office:value="0.0993013289333717" calcext:value-type="float">
            <text:p>0.099</text:p>
          </table:table-cell>
          <table:table-cell office:value-type="float" office:value="0.114349042990924" calcext:value-type="float">
            <text:p>0.114</text:p>
          </table:table-cell>
          <table:table-cell office:value-type="float" office:value="0.110744721466799" calcext:value-type="float">
            <text:p>0.111</text:p>
          </table:table-cell>
          <table:table-cell office:value-type="float" office:value="0.114349042990924" calcext:value-type="float">
            <text:p>0.114</text:p>
          </table:table-cell>
          <table:table-cell office:value-type="float" office:value="0.110744721466799" calcext:value-type="float">
            <text:p>0.111</text:p>
          </table:table-cell>
          <table:table-cell office:value-type="float" office:value="0.114349042990924" calcext:value-type="float">
            <text:p>0.114</text:p>
          </table:table-cell>
          <table:table-cell office:value-type="float" office:value="0.110744721466799" calcext:value-type="float">
            <text:p>0.111</text:p>
          </table:table-cell>
          <table:table-cell office:value-type="float" office:value="0.114349042990924" calcext:value-type="float">
            <text:p>0.114</text:p>
          </table:table-cell>
          <table:table-cell office:value-type="float" office:value="0.110744721466799" calcext:value-type="float">
            <text:p>0.111</text:p>
          </table:table-cell>
          <table:table-cell office:value-type="float" office:value="0.147814123840735" calcext:value-type="float">
            <text:p>0.148</text:p>
          </table:table-cell>
          <table:table-cell office:value-type="float" office:value="0.154191574598029" calcext:value-type="float">
            <text:p>0.154</text:p>
          </table:table-cell>
          <table:table-cell office:value-type="float" office:value="0.141288702282629" calcext:value-type="float">
            <text:p>0.141</text:p>
          </table:table-cell>
          <table:table-cell office:value-type="float" office:value="0.163048930093402" calcext:value-type="float">
            <text:p>0.163</text:p>
          </table:table-cell>
          <table:table-cell table:number-columns-repeated="30"/>
        </table:table-row>
        <table:table-row table:style-name="ro1">
          <table:table-cell table:style-name="ce48" table:formula="of:=AVERAGE([.A171:.A180])" office:value-type="float" office:value="0.121730197997159" calcext:value-type="float">
            <text:p>0.122</text:p>
          </table:table-cell>
          <table:table-cell table:style-name="ce48" table:formula="of:=AVERAGE([.B171:.B180])" office:value-type="float" office:value="0.11597599077837" calcext:value-type="float">
            <text:p>0.116</text:p>
          </table:table-cell>
          <table:table-cell table:style-name="ce48" table:formula="of:=AVERAGE([.C171:.C180])" office:value-type="float" office:value="0.0905269907127961" calcext:value-type="float">
            <text:p>0.091</text:p>
          </table:table-cell>
          <table:table-cell table:style-name="ce48" table:formula="of:=AVERAGE([.D171:.D180])" office:value-type="float" office:value="0.08119820746711" calcext:value-type="float">
            <text:p>0.081</text:p>
          </table:table-cell>
          <table:table-cell table:style-name="ce48" table:formula="of:=AVERAGE([.E171:.E180])" office:value-type="float" office:value="0.0810865795991858" calcext:value-type="float">
            <text:p>0.081</text:p>
          </table:table-cell>
          <table:table-cell table:style-name="ce48" table:formula="of:=AVERAGE([.F171:.F180])" office:value-type="float" office:value="0.0815016894141571" calcext:value-type="float">
            <text:p>0.082</text:p>
          </table:table-cell>
          <table:table-cell table:style-name="ce48" table:formula="of:=AVERAGE([.G171:.G180])" office:value-type="float" office:value="0.0874101366374773" calcext:value-type="float">
            <text:p>0.087</text:p>
          </table:table-cell>
          <table:table-cell table:style-name="ce48" table:formula="of:=AVERAGE([.H171:.H180])" office:value-type="float" office:value="0.09374433833812" calcext:value-type="float">
            <text:p>0.094</text:p>
          </table:table-cell>
          <table:table-cell table:style-name="ce48" table:formula="of:=AVERAGE([.I171:.I180])" office:value-type="float" office:value="0.0834117563863903" calcext:value-type="float">
            <text:p>0.083</text:p>
          </table:table-cell>
          <table:table-cell table:style-name="ce48" table:formula="of:=AVERAGE([.J171:.J180])" office:value-type="float" office:value="0.087665813284517" calcext:value-type="float">
            <text:p>0.088</text:p>
          </table:table-cell>
          <table:table-cell table:style-name="ce48" table:formula="of:=AVERAGE([.K171:.K180])" office:value-type="float" office:value="0.0878488935914564" calcext:value-type="float">
            <text:p>0.088</text:p>
          </table:table-cell>
          <table:table-cell table:style-name="ce48" table:formula="of:=AVERAGE([.L171:.L180])" office:value-type="float" office:value="0.081459862901216" calcext:value-type="float">
            <text:p>0.081</text:p>
          </table:table-cell>
          <table:table-cell table:style-name="ce48" table:formula="of:=AVERAGE([.M171:.M180])" office:value-type="float" office:value="0.0913636859976712" calcext:value-type="float">
            <text:p>0.091</text:p>
          </table:table-cell>
          <table:table-cell table:style-name="ce48" table:formula="of:=AVERAGE([.N171:.N180])" office:value-type="float" office:value="0.0782759006938169" calcext:value-type="float">
            <text:p>0.078</text:p>
          </table:table-cell>
          <table:table-cell table:style-name="ce48" table:formula="of:=AVERAGE([.O171:.O180])" office:value-type="float" office:value="0.0880692060091219" calcext:value-type="float">
            <text:p>0.088</text:p>
          </table:table-cell>
          <table:table-cell table:style-name="ce48" table:formula="of:=AVERAGE([.P171:.P180])" office:value-type="float" office:value="0.064946984183286" calcext:value-type="float">
            <text:p>0.065</text:p>
          </table:table-cell>
          <table:table-cell table:style-name="ce48" table:formula="of:=AVERAGE([.Q171:.Q180])" office:value-type="float" office:value="0.0803274826888651" calcext:value-type="float">
            <text:p>0.080</text:p>
          </table:table-cell>
          <table:table-cell table:style-name="ce48" table:formula="of:=AVERAGE([.R171:.R180])" office:value-type="float" office:value="0.0704087785103752" calcext:value-type="float">
            <text:p>0.070</text:p>
          </table:table-cell>
          <table:table-cell table:style-name="ce48" table:formula="of:=AVERAGE([.S171:.S180])" office:value-type="float" office:value="0.0751289821282799" calcext:value-type="float">
            <text:p>0.075</text:p>
          </table:table-cell>
          <table:table-cell table:style-name="ce48" table:formula="of:=AVERAGE([.T171:.T180])" office:value-type="float" office:value="0.0705931466772098" calcext:value-type="float">
            <text:p>0.071</text:p>
          </table:table-cell>
          <table:table-cell table:style-name="ce48" table:formula="of:=AVERAGE([.U171:.U180])" office:value-type="float" office:value="0.0858779733442619" calcext:value-type="float">
            <text:p>0.086</text:p>
          </table:table-cell>
          <table:table-cell table:style-name="ce48" table:formula="of:=AVERAGE([.V171:.V180])" office:value-type="float" office:value="0.0706708774737246" calcext:value-type="float">
            <text:p>0.071</text:p>
          </table:table-cell>
          <table:table-cell table:style-name="ce48" table:formula="of:=AVERAGE([.W171:.W180])" office:value-type="float" office:value="0.0799012877273966" calcext:value-type="float">
            <text:p>0.080</text:p>
          </table:table-cell>
          <table:table-cell table:style-name="ce48" table:formula="of:=AVERAGE([.X171:.X180])" office:value-type="float" office:value="0.0655325551448612" calcext:value-type="float">
            <text:p>0.066</text:p>
          </table:table-cell>
          <table:table-cell table:style-name="ce48" table:formula="of:=AVERAGE([.Y171:.Y180])" office:value-type="float" office:value="0.0896447625292921" calcext:value-type="float">
            <text:p>0.090</text:p>
          </table:table-cell>
          <table:table-cell table:style-name="ce48" table:formula="of:=AVERAGE([.Z171:.Z180])" office:value-type="float" office:value="0.0633237042170874" calcext:value-type="float">
            <text:p>0.063</text:p>
          </table:table-cell>
          <table:table-cell table:style-name="ce48" table:formula="of:=AVERAGE([.AA171:.AA180])" office:value-type="float" office:value="0.0865017909988638" calcext:value-type="float">
            <text:p>0.087</text:p>
          </table:table-cell>
          <table:table-cell table:style-name="ce48" table:formula="of:=AVERAGE([.AB171:.AB180])" office:value-type="float" office:value="0.0780086414453245" calcext:value-type="float">
            <text:p>0.078</text:p>
          </table:table-cell>
          <table:table-cell table:style-name="ce48" table:formula="of:=AVERAGE([.AC171:.AC180])" office:value-type="float" office:value="0.0899221152897214" calcext:value-type="float">
            <text:p>0.090</text:p>
          </table:table-cell>
          <table:table-cell table:style-name="ce48" table:formula="of:=AVERAGE([.AD171:.AD180])" office:value-type="float" office:value="0.0756564295054067" calcext:value-type="float">
            <text:p>0.076</text:p>
          </table:table-cell>
          <table:table-cell table:number-columns-repeated="30"/>
        </table:table-row>
        <table:table-row table:style-name="ro1">
          <table:table-cell table:style-name="ce48" table:formula="of:=MEDIAN([.A171:.A180])" office:value-type="float" office:value="0.134305994431958" calcext:value-type="float">
            <text:p>0.134</text:p>
          </table:table-cell>
          <table:table-cell table:style-name="ce48" table:formula="of:=MEDIAN([.B171:.B180])" office:value-type="float" office:value="0.116080740203016" calcext:value-type="float">
            <text:p>0.116</text:p>
          </table:table-cell>
          <table:table-cell table:style-name="ce48" table:formula="of:=MEDIAN([.C171:.C180])" office:value-type="float" office:value="0.0970792342229783" calcext:value-type="float">
            <text:p>0.097</text:p>
          </table:table-cell>
          <table:table-cell table:style-name="ce48" table:formula="of:=MEDIAN([.D171:.D180])" office:value-type="float" office:value="0.097199620445644" calcext:value-type="float">
            <text:p>0.097</text:p>
          </table:table-cell>
          <table:table-cell table:style-name="ce48" table:formula="of:=MEDIAN([.E171:.E180])" office:value-type="float" office:value="0.0840786268433619" calcext:value-type="float">
            <text:p>0.084</text:p>
          </table:table-cell>
          <table:table-cell table:style-name="ce48" table:formula="of:=MEDIAN([.F171:.F180])" office:value-type="float" office:value="0.0807674229686567" calcext:value-type="float">
            <text:p>0.081</text:p>
          </table:table-cell>
          <table:table-cell table:style-name="ce48" table:formula="of:=MEDIAN([.G171:.G180])" office:value-type="float" office:value="0.0757775026501633" calcext:value-type="float">
            <text:p>0.076</text:p>
          </table:table-cell>
          <table:table-cell table:style-name="ce48" table:formula="of:=MEDIAN([.H171:.H180])" office:value-type="float" office:value="0.0761458589597404" calcext:value-type="float">
            <text:p>0.076</text:p>
          </table:table-cell>
          <table:table-cell table:style-name="ce48" table:formula="of:=MEDIAN([.I171:.I180])" office:value-type="float" office:value="0.0606173859730995" calcext:value-type="float">
            <text:p>0.061</text:p>
          </table:table-cell>
          <table:table-cell table:style-name="ce48" table:formula="of:=MEDIAN([.J171:.J180])" office:value-type="float" office:value="0.0761458589597404" calcext:value-type="float">
            <text:p>0.076</text:p>
          </table:table-cell>
          <table:table-cell table:style-name="ce48" table:formula="of:=MEDIAN([.K171:.K180])" office:value-type="float" office:value="0.0669689009732267" calcext:value-type="float">
            <text:p>0.067</text:p>
          </table:table-cell>
          <table:table-cell table:style-name="ce48" table:formula="of:=MEDIAN([.L171:.L180])" office:value-type="float" office:value="0.0775239983512118" calcext:value-type="float">
            <text:p>0.078</text:p>
          </table:table-cell>
          <table:table-cell table:style-name="ce48" table:formula="of:=MEDIAN([.M171:.M180])" office:value-type="float" office:value="0.0710776138011461" calcext:value-type="float">
            <text:p>0.071</text:p>
          </table:table-cell>
          <table:table-cell table:style-name="ce48" table:formula="of:=MEDIAN([.N171:.N180])" office:value-type="float" office:value="0.0958410258161607" calcext:value-type="float">
            <text:p>0.096</text:p>
          </table:table-cell>
          <table:table-cell table:style-name="ce48" table:formula="of:=MEDIAN([.O171:.O180])" office:value-type="float" office:value="0.0600476256925801" calcext:value-type="float">
            <text:p>0.060</text:p>
          </table:table-cell>
          <table:table-cell table:style-name="ce48" table:formula="of:=MEDIAN([.P171:.P180])" office:value-type="float" office:value="0.0622101193349532" calcext:value-type="float">
            <text:p>0.062</text:p>
          </table:table-cell>
          <table:table-cell table:style-name="ce48" table:formula="of:=MEDIAN([.Q171:.Q180])" office:value-type="float" office:value="0.0600476256925801" calcext:value-type="float">
            <text:p>0.060</text:p>
          </table:table-cell>
          <table:table-cell table:style-name="ce48" table:formula="of:=MEDIAN([.R171:.R180])" office:value-type="float" office:value="0.0796732222227042" calcext:value-type="float">
            <text:p>0.080</text:p>
          </table:table-cell>
          <table:table-cell table:style-name="ce48" table:formula="of:=MEDIAN([.S171:.S180])" office:value-type="float" office:value="0.0784693851093577" calcext:value-type="float">
            <text:p>0.078</text:p>
          </table:table-cell>
          <table:table-cell table:style-name="ce48" table:formula="of:=MEDIAN([.T171:.T180])" office:value-type="float" office:value="0.0800162405841789" calcext:value-type="float">
            <text:p>0.080</text:p>
          </table:table-cell>
          <table:table-cell table:style-name="ce48" table:formula="of:=MEDIAN([.U171:.U180])" office:value-type="float" office:value="0.0825264185857253" calcext:value-type="float">
            <text:p>0.083</text:p>
          </table:table-cell>
          <table:table-cell table:style-name="ce48" table:formula="of:=MEDIAN([.V171:.V180])" office:value-type="float" office:value="0.064844384668806" calcext:value-type="float">
            <text:p>0.065</text:p>
          </table:table-cell>
          <table:table-cell table:style-name="ce48" table:formula="of:=MEDIAN([.W171:.W180])" office:value-type="float" office:value="0.0857105515929302" calcext:value-type="float">
            <text:p>0.086</text:p>
          </table:table-cell>
          <table:table-cell table:style-name="ce48" table:formula="of:=MEDIAN([.X171:.X180])" office:value-type="float" office:value="0.0715319418373488" calcext:value-type="float">
            <text:p>0.072</text:p>
          </table:table-cell>
          <table:table-cell table:style-name="ce48" table:formula="of:=MEDIAN([.Y171:.Y180])" office:value-type="float" office:value="0.0909159747718981" calcext:value-type="float">
            <text:p>0.091</text:p>
          </table:table-cell>
          <table:table-cell table:style-name="ce48" table:formula="of:=MEDIAN([.Z171:.Z180])" office:value-type="float" office:value="0.0614338205858247" calcext:value-type="float">
            <text:p>0.061</text:p>
          </table:table-cell>
          <table:table-cell table:style-name="ce48" table:formula="of:=MEDIAN([.AA171:.AA180])" office:value-type="float" office:value="0.0909159747718981" calcext:value-type="float">
            <text:p>0.091</text:p>
          </table:table-cell>
          <table:table-cell table:style-name="ce48" table:formula="of:=MEDIAN([.AB171:.AB180])" office:value-type="float" office:value="0.0811973084136785" calcext:value-type="float">
            <text:p>0.081</text:p>
          </table:table-cell>
          <table:table-cell table:style-name="ce48" table:formula="of:=MEDIAN([.AC171:.AC180])" office:value-type="float" office:value="0.0929145856111809" calcext:value-type="float">
            <text:p>0.093</text:p>
          </table:table-cell>
          <table:table-cell table:style-name="ce48" table:formula="of:=MEDIAN([.AD171:.AD180])" office:value-type="float" office:value="0.0717160238952239" calcext:value-type="float">
            <text:p>0.072</text:p>
          </table:table-cell>
          <table:table-cell table:number-columns-repeated="30"/>
        </table:table-row>
        <table:table-row table:style-name="ro1">
          <table:table-cell table:style-name="Default" table:number-columns-repeated="30"/>
          <table:table-cell table:number-columns-repeated="30"/>
        </table:table-row>
        <table:table-row table:style-name="ro1">
          <table:table-cell table:style-name="ce30" office:value-type="string" calcext:value-type="string" table:number-columns-spanned="30" table:number-rows-spanned="1">
            <text:p>Decoder</text:p>
          </table:table-cell>
          <table:covered-table-cell table:number-columns-repeated="29" table:style-name="Default"/>
          <table:table-cell table:number-columns-repeated="30"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 table:number-columns-spanned="2" table:number-rows-spanned="1">
            <text:p>11</text:p>
          </table:table-cell>
          <table:covered-table-cell table:style-name="ce30"/>
          <table:table-cell table:style-name="ce30" office:value-type="float" office:value="12" calcext:value-type="float" table:number-columns-spanned="2" table:number-rows-spanned="1">
            <text:p>12</text:p>
          </table:table-cell>
          <table:covered-table-cell table:style-name="ce30"/>
          <table:table-cell table:style-name="ce30" office:value-type="float" office:value="13" calcext:value-type="float" table:number-columns-spanned="2" table:number-rows-spanned="1">
            <text:p>13</text:p>
          </table:table-cell>
          <table:covered-table-cell table:style-name="ce30"/>
          <table:table-cell table:style-name="ce30" office:value-type="float" office:value="14" calcext:value-type="float" table:number-columns-spanned="2" table:number-rows-spanned="1">
            <text:p>14</text:p>
          </table:table-cell>
          <table:covered-table-cell table:style-name="ce30"/>
          <table:table-cell table:style-name="ce30" office:value-type="float" office:value="15" calcext:value-type="float" table:number-columns-spanned="2" table:number-rows-spanned="1">
            <text:p>15</text:p>
          </table:table-cell>
          <table:covered-table-cell table:style-name="ce30"/>
          <table:table-cell table:style-name="ce30" office:value-type="float" office:value="16" calcext:value-type="float" table:number-columns-spanned="2" table:number-rows-spanned="1">
            <text:p>16</text:p>
          </table:table-cell>
          <table:covered-table-cell table:style-name="ce30"/>
          <table:table-cell table:style-name="ce30" office:value-type="float" office:value="17" calcext:value-type="float" table:number-columns-spanned="2" table:number-rows-spanned="1">
            <text:p>17</text:p>
          </table:table-cell>
          <table:covered-table-cell table:style-name="ce30"/>
          <table:table-cell table:style-name="ce30" office:value-type="float" office:value="18" calcext:value-type="float" table:number-columns-spanned="2" table:number-rows-spanned="1">
            <text:p>18</text:p>
          </table:table-cell>
          <table:covered-table-cell table:style-name="ce30"/>
          <table:table-cell table:style-name="ce30" office:value-type="float" office:value="19" calcext:value-type="float" table:number-columns-spanned="2" table:number-rows-spanned="1">
            <text:p>19</text:p>
          </table:table-cell>
          <table:covered-table-cell table:style-name="ce30"/>
          <table:table-cell table:style-name="ce30" office:value-type="float" office:value="20" calcext:value-type="float" table:number-columns-spanned="2" table:number-rows-spanned="1">
            <text:p>20</text:p>
          </table:table-cell>
          <table:covered-table-cell table:style-name="ce30"/>
          <table:table-cell table:number-columns-repeated="30"/>
        </table:table-row>
        <table:table-row table:style-name="ro1">
          <table:table-cell office:value-type="float" office:value="0.0985214696621916" calcext:value-type="float">
            <text:p>0.099</text:p>
          </table:table-cell>
          <table:table-cell office:value-type="float" office:value="0.121062356318145" calcext:value-type="float">
            <text:p>0.121</text:p>
          </table:table-cell>
          <table:table-cell table:number-columns-repeated="8" office:value-type="float" office:value="0.0795373515973953" calcext:value-type="float">
            <text:p>0.080</text:p>
          </table:table-cell>
          <table:table-cell office:value-type="float" office:value="0.08658986249423" calcext:value-type="float">
            <text:p>0.087</text:p>
          </table:table-cell>
          <table:table-cell office:value-type="float" office:value="0.0795373515973953" calcext:value-type="float">
            <text:p>0.080</text:p>
          </table:table-cell>
          <table:table-cell office:value-type="float" office:value="0.0992879986105932" calcext:value-type="float">
            <text:p>0.099</text:p>
          </table:table-cell>
          <table:table-cell office:value-type="float" office:value="0.0198367140018423" calcext:value-type="float">
            <text:p>0.020</text:p>
          </table:table-cell>
          <table:table-cell office:value-type="float" office:value="0.156630390754836" calcext:value-type="float">
            <text:p>0.157</text:p>
          </table:table-cell>
          <table:table-cell office:value-type="float" office:value="0.0337904341624805" calcext:value-type="float">
            <text:p>0.034</text:p>
          </table:table-cell>
          <table:table-cell office:value-type="float" office:value="0.156630390754836" calcext:value-type="float">
            <text:p>0.157</text:p>
          </table:table-cell>
          <table:table-cell office:value-type="float" office:value="0.0337904341624805" calcext:value-type="float">
            <text:p>0.034</text:p>
          </table:table-cell>
          <table:table-cell office:value-type="float" office:value="0.156630390754836" calcext:value-type="float">
            <text:p>0.157</text:p>
          </table:table-cell>
          <table:table-cell office:value-type="float" office:value="0.0337904341624805" calcext:value-type="float">
            <text:p>0.034</text:p>
          </table:table-cell>
          <table:table-cell office:value-type="float" office:value="0.156630390754836" calcext:value-type="float">
            <text:p>0.157</text:p>
          </table:table-cell>
          <table:table-cell office:value-type="float" office:value="0.0337904341624805" calcext:value-type="float">
            <text:p>0.034</text:p>
          </table:table-cell>
          <table:table-cell office:value-type="float" office:value="0.109180963790741" calcext:value-type="float">
            <text:p>0.109</text:p>
          </table:table-cell>
          <table:table-cell office:value-type="float" office:value="0.0429174456774253" calcext:value-type="float">
            <text:p>0.043</text:p>
          </table:table-cell>
          <table:table-cell office:value-type="float" office:value="0.109180963790741" calcext:value-type="float">
            <text:p>0.109</text:p>
          </table:table-cell>
          <table:table-cell office:value-type="float" office:value="0.0429174456774253" calcext:value-type="float">
            <text:p>0.043</text:p>
          </table:table-cell>
          <table:table-cell office:value-type="float" office:value="0.144894030892341" calcext:value-type="float">
            <text:p>0.145</text:p>
          </table:table-cell>
          <table:table-cell office:value-type="float" office:value="0.01" calcext:value-type="float">
            <text:p>0.010</text:p>
          </table:table-cell>
          <table:table-cell office:value-type="float" office:value="0.144894030892341" calcext:value-type="float">
            <text:p>0.145</text:p>
          </table:table-cell>
          <table:table-cell office:value-type="float" office:value="0.01" calcext:value-type="float">
            <text:p>0.010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.0855384033039905" calcext:value-type="float">
            <text:p>0.086</text:p>
          </table:table-cell>
          <table:table-cell office:value-type="float" office:value="0.0218100056173387" calcext:value-type="float">
            <text:p>0.022</text:p>
          </table:table-cell>
          <table:table-cell table:number-columns-repeated="5" office:value-type="float" office:value="0.01" calcext:value-type="float">
            <text:p>0.010</text:p>
          </table:table-cell>
          <table:table-cell table:number-columns-repeated="2" office:value-type="float" office:value="0.073342764987214" calcext:value-type="float">
            <text:p>0.073</text:p>
          </table:table-cell>
          <table:table-cell office:value-type="float" office:value="0.153370370252047" calcext:value-type="float">
            <text:p>0.153</text:p>
          </table:table-cell>
          <table:table-cell office:value-type="float" office:value="0.073342764987214" calcext:value-type="float">
            <text:p>0.073</text:p>
          </table:table-cell>
          <table:table-cell office:value-type="float" office:value="0.153370370252047" calcext:value-type="float">
            <text:p>0.153</text:p>
          </table:table-cell>
          <table:table-cell office:value-type="float" office:value="0.073342764987214" calcext:value-type="float">
            <text:p>0.073</text:p>
          </table:table-cell>
          <table:table-cell office:value-type="float" office:value="0.112937944198551" calcext:value-type="float">
            <text:p>0.113</text:p>
          </table:table-cell>
          <table:table-cell office:value-type="float" office:value="0.0747616154504629" calcext:value-type="float">
            <text:p>0.075</text:p>
          </table:table-cell>
          <table:table-cell office:value-type="float" office:value="0.112937944198551" calcext:value-type="float">
            <text:p>0.113</text:p>
          </table:table-cell>
          <table:table-cell office:value-type="float" office:value="0.0747616154504629" calcext:value-type="float">
            <text:p>0.075</text:p>
          </table:table-cell>
          <table:table-cell office:value-type="float" office:value="0.112937944198551" calcext:value-type="float">
            <text:p>0.113</text:p>
          </table:table-cell>
          <table:table-cell office:value-type="float" office:value="0.0747616154504629" calcext:value-type="float">
            <text:p>0.075</text:p>
          </table:table-cell>
          <table:table-cell office:value-type="float" office:value="0.112937944198551" calcext:value-type="float">
            <text:p>0.113</text:p>
          </table:table-cell>
          <table:table-cell office:value-type="float" office:value="0.0747616154504629" calcext:value-type="float">
            <text:p>0.075</text:p>
          </table:table-cell>
          <table:table-cell office:value-type="float" office:value="0.112937944198551" calcext:value-type="float">
            <text:p>0.113</text:p>
          </table:table-cell>
          <table:table-cell office:value-type="float" office:value="0.0747616154504629" calcext:value-type="float">
            <text:p>0.075</text:p>
          </table:table-cell>
          <table:table-cell office:value-type="float" office:value="0.0660647535760569" calcext:value-type="float">
            <text:p>0.066</text:p>
          </table:table-cell>
          <table:table-cell office:value-type="float" office:value="0.0950929910015438" calcext:value-type="float">
            <text:p>0.095</text:p>
          </table:table-cell>
          <table:table-cell office:value-type="float" office:value="0.0889054127597882" calcext:value-type="float">
            <text:p>0.089</text:p>
          </table:table-cell>
          <table:table-cell office:value-type="float" office:value="0.146144364123479" calcext:value-type="float">
            <text:p>0.146</text:p>
          </table:table-cell>
          <table:table-cell office:value-type="float" office:value="0.108690343023867" calcext:value-type="float">
            <text:p>0.109</text:p>
          </table:table-cell>
          <table:table-cell office:value-type="float" office:value="0.15564982900454" calcext:value-type="float">
            <text:p>0.156</text:p>
          </table:table-cell>
          <table:table-cell table:number-columns-repeated="30"/>
        </table:table-row>
        <table:table-row table:style-name="ro1">
          <table:table-cell table:number-columns-repeated="10" office:value-type="float" office:value="0.01" calcext:value-type="float">
            <text:p>0.010</text:p>
          </table:table-cell>
          <table:table-cell office:value-type="float" office:value="0.102949962458468" calcext:value-type="float">
            <text:p>0.103</text:p>
          </table:table-cell>
          <table:table-cell office:value-type="float" office:value="0.01" calcext:value-type="float">
            <text:p>0.010</text:p>
          </table:table-cell>
          <table:table-cell office:value-type="float" office:value="0.102949962458468" calcext:value-type="float">
            <text:p>0.103</text:p>
          </table:table-cell>
          <table:table-cell office:value-type="float" office:value="0.01" calcext:value-type="float">
            <text:p>0.010</text:p>
          </table:table-cell>
          <table:table-cell office:value-type="float" office:value="0.129414387728663" calcext:value-type="float">
            <text:p>0.129</text:p>
          </table:table-cell>
          <table:table-cell office:value-type="float" office:value="0.0217008683297963" calcext:value-type="float">
            <text:p>0.022</text:p>
          </table:table-cell>
          <table:table-cell office:value-type="float" office:value="0.129414387728663" calcext:value-type="float">
            <text:p>0.129</text:p>
          </table:table-cell>
          <table:table-cell office:value-type="float" office:value="0.0217008683297963" calcext:value-type="float">
            <text:p>0.022</text:p>
          </table:table-cell>
          <table:table-cell office:value-type="float" office:value="0.165722647713725" calcext:value-type="float">
            <text:p>0.166</text:p>
          </table:table-cell>
          <table:table-cell office:value-type="float" office:value="0.01" calcext:value-type="float">
            <text:p>0.010</text:p>
          </table:table-cell>
          <table:table-cell office:value-type="float" office:value="0.165722647713725" calcext:value-type="float">
            <text:p>0.166</text:p>
          </table:table-cell>
          <table:table-cell office:value-type="float" office:value="0.01" calcext:value-type="float">
            <text:p>0.010</text:p>
          </table:table-cell>
          <table:table-cell office:value-type="float" office:value="0.165722647713725" calcext:value-type="float">
            <text:p>0.166</text:p>
          </table:table-cell>
          <table:table-cell office:value-type="float" office:value="0.01" calcext:value-type="float">
            <text:p>0.010</text:p>
          </table:table-cell>
          <table:table-cell office:value-type="float" office:value="0.165722647713725" calcext:value-type="float">
            <text:p>0.166</text:p>
          </table:table-cell>
          <table:table-cell office:value-type="float" office:value="0.01" calcext:value-type="float">
            <text:p>0.010</text:p>
          </table:table-cell>
          <table:table-cell office:value-type="float" office:value="0.148932500262329" calcext:value-type="float">
            <text:p>0.149</text:p>
          </table:table-cell>
          <table:table-cell office:value-type="float" office:value="0.0268643112528034" calcext:value-type="float">
            <text:p>0.027</text:p>
          </table:table-cell>
          <table:table-cell office:value-type="float" office:value="0.148932500262329" calcext:value-type="float">
            <text:p>0.149</text:p>
          </table:table-cell>
          <table:table-cell office:value-type="float" office:value="0.0268643112528034" calcext:value-type="float">
            <text:p>0.027</text:p>
          </table:table-cell>
          <table:table-cell table:number-columns-repeated="30"/>
        </table:table-row>
        <table:table-row table:style-name="ro1">
          <table:table-cell office:value-type="float" office:value="0.0968123785193614" calcext:value-type="float">
            <text:p>0.097</text:p>
          </table:table-cell>
          <table:table-cell office:value-type="float" office:value="0.0690205567622129" calcext:value-type="float">
            <text:p>0.069</text:p>
          </table:table-cell>
          <table:table-cell table:number-columns-repeated="3" office:value-type="float" office:value="0.0352488746413808" calcext:value-type="float">
            <text:p>0.035</text:p>
          </table:table-cell>
          <table:table-cell table:number-columns-repeated="5" office:value-type="float" office:value="0.0241592411734522" calcext:value-type="float">
            <text:p>0.024</text:p>
          </table:table-cell>
          <table:table-cell office:value-type="float" office:value="0.064014526890764" calcext:value-type="float">
            <text:p>0.064</text:p>
          </table:table-cell>
          <table:table-cell office:value-type="float" office:value="0.0241592411734522" calcext:value-type="float">
            <text:p>0.024</text:p>
          </table:table-cell>
          <table:table-cell office:value-type="float" office:value="0.064014526890764" calcext:value-type="float">
            <text:p>0.064</text:p>
          </table:table-cell>
          <table:table-cell office:value-type="float" office:value="0.0241592411734522" calcext:value-type="float">
            <text:p>0.024</text:p>
          </table:table-cell>
          <table:table-cell office:value-type="float" office:value="0.0681190614952051" calcext:value-type="float">
            <text:p>0.068</text:p>
          </table:table-cell>
          <table:table-cell office:value-type="float" office:value="0.01" calcext:value-type="float">
            <text:p>0.010</text:p>
          </table:table-cell>
          <table:table-cell office:value-type="float" office:value="0.0681190614952051" calcext:value-type="float">
            <text:p>0.068</text:p>
          </table:table-cell>
          <table:table-cell office:value-type="float" office:value="0.01" calcext:value-type="float">
            <text:p>0.010</text:p>
          </table:table-cell>
          <table:table-cell office:value-type="float" office:value="0.0681190614952051" calcext:value-type="float">
            <text:p>0.068</text:p>
          </table:table-cell>
          <table:table-cell office:value-type="float" office:value="0.01" calcext:value-type="float">
            <text:p>0.010</text:p>
          </table:table-cell>
          <table:table-cell office:value-type="float" office:value="0.103685450729867" calcext:value-type="float">
            <text:p>0.104</text:p>
          </table:table-cell>
          <table:table-cell office:value-type="float" office:value="0.01" calcext:value-type="float">
            <text:p>0.010</text:p>
          </table:table-cell>
          <table:table-cell office:value-type="float" office:value="0.0511027420796043" calcext:value-type="float">
            <text:p>0.051</text:p>
          </table:table-cell>
          <table:table-cell office:value-type="float" office:value="0.0638392564906834" calcext:value-type="float">
            <text:p>0.064</text:p>
          </table:table-cell>
          <table:table-cell office:value-type="float" office:value="0.0511027420796043" calcext:value-type="float">
            <text:p>0.051</text:p>
          </table:table-cell>
          <table:table-cell office:value-type="float" office:value="0.0638392564906834" calcext:value-type="float">
            <text:p>0.064</text:p>
          </table:table-cell>
          <table:table-cell office:value-type="float" office:value="0.0511027420796043" calcext:value-type="float">
            <text:p>0.051</text:p>
          </table:table-cell>
          <table:table-cell office:value-type="float" office:value="0.0638392564906834" calcext:value-type="float">
            <text:p>0.064</text:p>
          </table:table-cell>
          <table:table-cell office:value-type="float" office:value="0.0511027420796043" calcext:value-type="float">
            <text:p>0.051</text:p>
          </table:table-cell>
          <table:table-cell office:value-type="float" office:value="0.0638392564906834" calcext:value-type="float">
            <text:p>0.064</text:p>
          </table:table-cell>
          <table:table-cell table:number-columns-repeated="30"/>
        </table:table-row>
        <table:table-row table:style-name="ro1">
          <table:table-cell office:value-type="float" office:value="0.189076527651083" calcext:value-type="float">
            <text:p>0.189</text:p>
          </table:table-cell>
          <table:table-cell table:number-columns-repeated="2" office:value-type="float" office:value="0.201858538707214" calcext:value-type="float">
            <text:p>0.202</text:p>
          </table:table-cell>
          <table:table-cell office:value-type="float" office:value="0.207163062776765" calcext:value-type="float">
            <text:p>0.207</text:p>
          </table:table-cell>
          <table:table-cell table:number-columns-repeated="2" office:value-type="float" office:value="0.173552237267161" calcext:value-type="float">
            <text:p>0.174</text:p>
          </table:table-cell>
          <table:table-cell table:number-columns-repeated="4" office:value-type="float" office:value="0.136526941639772" calcext:value-type="float">
            <text:p>0.137</text:p>
          </table:table-cell>
          <table:table-cell office:value-type="float" office:value="0.0371377674357887" calcext:value-type="float">
            <text:p>0.037</text:p>
          </table:table-cell>
          <table:table-cell office:value-type="float" office:value="0.136526941639772" calcext:value-type="float">
            <text:p>0.137</text:p>
          </table:table-cell>
          <table:table-cell office:value-type="float" office:value="0.0171122194631448" calcext:value-type="float">
            <text:p>0.017</text:p>
          </table:table-cell>
          <table:table-cell office:value-type="float" office:value="0.162145460144142" calcext:value-type="float">
            <text:p>0.162</text:p>
          </table:table-cell>
          <table:table-cell office:value-type="float" office:value="0.0621069575269729" calcext:value-type="float">
            <text:p>0.062</text:p>
          </table:table-cell>
          <table:table-cell office:value-type="float" office:value="0.141004088186139" calcext:value-type="float">
            <text:p>0.141</text:p>
          </table:table-cell>
          <table:table-cell office:value-type="float" office:value="0.123813504803086" calcext:value-type="float">
            <text:p>0.124</text:p>
          </table:table-cell>
          <table:table-cell office:value-type="float" office:value="0.0514285081410252" calcext:value-type="float">
            <text:p>0.051</text:p>
          </table:table-cell>
          <table:table-cell office:value-type="float" office:value="0.0924450281826754" calcext:value-type="float">
            <text:p>0.092</text:p>
          </table:table-cell>
          <table:table-cell office:value-type="float" office:value="0.01" calcext:value-type="float">
            <text:p>0.010</text:p>
          </table:table-cell>
          <table:table-cell office:value-type="float" office:value="0.0924450281826754" calcext:value-type="float">
            <text:p>0.092</text:p>
          </table:table-cell>
          <table:table-cell office:value-type="float" office:value="0.01" calcext:value-type="float">
            <text:p>0.010</text:p>
          </table:table-cell>
          <table:table-cell office:value-type="float" office:value="0.0924450281826754" calcext:value-type="float">
            <text:p>0.092</text:p>
          </table:table-cell>
          <table:table-cell office:value-type="float" office:value="0.01" calcext:value-type="float">
            <text:p>0.010</text:p>
          </table:table-cell>
          <table:table-cell office:value-type="float" office:value="0.0552985774264235" calcext:value-type="float">
            <text:p>0.055</text:p>
          </table:table-cell>
          <table:table-cell office:value-type="float" office:value="0.01" calcext:value-type="float">
            <text:p>0.010</text:p>
          </table:table-cell>
          <table:table-cell office:value-type="float" office:value="0.0283657628161625" calcext:value-type="float">
            <text:p>0.028</text:p>
          </table:table-cell>
          <table:table-cell office:value-type="float" office:value="0.01" calcext:value-type="float">
            <text:p>0.010</text:p>
          </table:table-cell>
          <table:table-cell office:value-type="float" office:value="0.0283657628161625" calcext:value-type="float">
            <text:p>0.028</text:p>
          </table:table-cell>
          <table:table-cell office:value-type="float" office:value="0.01" calcext:value-type="float">
            <text:p>0.010</text:p>
          </table:table-cell>
          <table:table-cell table:number-columns-repeated="30"/>
        </table:table-row>
        <table:table-row table:style-name="ro1">
          <table:table-cell table:number-columns-repeated="2" table:style-name="Default" office:value-type="float" office:value="0.135615724232383" calcext:value-type="float">
            <text:p>0.135615724232383</text:p>
          </table:table-cell>
          <table:table-cell table:number-columns-repeated="5" table:style-name="Default" office:value-type="float" office:value="0.0230447063724325" calcext:value-type="float">
            <text:p>0.023044706372433</text:p>
          </table:table-cell>
          <table:table-cell table:number-columns-repeated="3" table:style-name="Default" office:value-type="float" office:value="0.01" calcext:value-type="float">
            <text:p>0.01</text:p>
          </table:table-cell>
          <table:table-cell table:style-name="Default" office:value-type="float" office:value="0.0112661650672627" calcext:value-type="float">
            <text:p>0.011266165067263</text:p>
          </table:table-cell>
          <table:table-cell table:style-name="Default" office:value-type="float" office:value="0.0118256275418321" calcext:value-type="float">
            <text:p>0.011825627541832</text:p>
          </table:table-cell>
          <table:table-cell table:style-name="Default" office:value-type="float" office:value="0.0112661650672627" calcext:value-type="float">
            <text:p>0.011266165067263</text:p>
          </table:table-cell>
          <table:table-cell table:style-name="Default" office:value-type="float" office:value="0.0118256275418321" calcext:value-type="float">
            <text:p>0.011825627541832</text:p>
          </table:table-cell>
          <table:table-cell table:style-name="Default" office:value-type="float" office:value="0.0251995594559038" calcext:value-type="float">
            <text:p>0.025199559455904</text:p>
          </table:table-cell>
          <table:table-cell table:number-columns-repeated="8" table:style-name="Default" office:value-type="float" office:value="0.01" calcext:value-type="float">
            <text:p>0.01</text:p>
          </table:table-cell>
          <table:table-cell table:style-name="Default" office:value-type="float" office:value="0.0111750845680468" calcext:value-type="float">
            <text:p>0.011175084568047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0111750845680468" calcext:value-type="float">
            <text:p>0.011175084568047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0111750845680468" calcext:value-type="float">
            <text:p>0.011175084568047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0111750845680468" calcext:value-type="float">
            <text:p>0.011175084568047</text:p>
          </table:table-cell>
          <table:table-cell table:number-columns-repeated="30"/>
        </table:table-row>
        <table:table-row table:style-name="ro1">
          <table:table-cell office:value-type="float" office:value="0.01" calcext:value-type="float">
            <text:p>0.010</text:p>
          </table:table-cell>
          <table:table-cell office:value-type="float" office:value="0.0111061016494669" calcext:value-type="float">
            <text:p>0.011</text:p>
          </table:table-cell>
          <table:table-cell table:number-columns-repeated="4" office:value-type="float" office:value="0.0227113422733734" calcext:value-type="float">
            <text:p>0.023</text:p>
          </table:table-cell>
          <table:table-cell office:value-type="float" office:value="0.0108581176628855" calcext:value-type="float">
            <text:p>0.011</text:p>
          </table:table-cell>
          <table:table-cell table:number-columns-repeated="3" office:value-type="float" office:value="0.0130340146269548" calcext:value-type="float">
            <text:p>0.013</text:p>
          </table:table-cell>
          <table:table-cell office:value-type="float" office:value="0.128236408747206" calcext:value-type="float">
            <text:p>0.128</text:p>
          </table:table-cell>
          <table:table-cell office:value-type="float" office:value="0.0130340146269548" calcext:value-type="float">
            <text:p>0.013</text:p>
          </table:table-cell>
          <table:table-cell office:value-type="float" office:value="0.128236408747206" calcext:value-type="float">
            <text:p>0.128</text:p>
          </table:table-cell>
          <table:table-cell office:value-type="float" office:value="0.0130340146269548" calcext:value-type="float">
            <text:p>0.013</text:p>
          </table:table-cell>
          <table:table-cell office:value-type="float" office:value="0.111372159803534" calcext:value-type="float">
            <text:p>0.111</text:p>
          </table:table-cell>
          <table:table-cell office:value-type="float" office:value="0.0307180418414651" calcext:value-type="float">
            <text:p>0.031</text:p>
          </table:table-cell>
          <table:table-cell office:value-type="float" office:value="0.11191752685694" calcext:value-type="float">
            <text:p>0.112</text:p>
          </table:table-cell>
          <table:table-cell office:value-type="float" office:value="0.0337265286139056" calcext:value-type="float">
            <text:p>0.034</text:p>
          </table:table-cell>
          <table:table-cell office:value-type="float" office:value="0.11191752685694" calcext:value-type="float">
            <text:p>0.112</text:p>
          </table:table-cell>
          <table:table-cell office:value-type="float" office:value="0.0337265286139056" calcext:value-type="float">
            <text:p>0.034</text:p>
          </table:table-cell>
          <table:table-cell office:value-type="float" office:value="0.118832783756095" calcext:value-type="float">
            <text:p>0.119</text:p>
          </table:table-cell>
          <table:table-cell office:value-type="float" office:value="0.115106973729952" calcext:value-type="float">
            <text:p>0.115</text:p>
          </table:table-cell>
          <table:table-cell office:value-type="float" office:value="0.142137572018922" calcext:value-type="float">
            <text:p>0.142</text:p>
          </table:table-cell>
          <table:table-cell office:value-type="float" office:value="0.113403588354614" calcext:value-type="float">
            <text:p>0.113</text:p>
          </table:table-cell>
          <table:table-cell office:value-type="float" office:value="0.142137572018922" calcext:value-type="float">
            <text:p>0.142</text:p>
          </table:table-cell>
          <table:table-cell office:value-type="float" office:value="0.113403588354614" calcext:value-type="float">
            <text:p>0.113</text:p>
          </table:table-cell>
          <table:table-cell office:value-type="float" office:value="0.142137572018922" calcext:value-type="float">
            <text:p>0.142</text:p>
          </table:table-cell>
          <table:table-cell office:value-type="float" office:value="0.113403588354614" calcext:value-type="float">
            <text:p>0.113</text:p>
          </table:table-cell>
          <table:table-cell office:value-type="float" office:value="0.142137572018922" calcext:value-type="float">
            <text:p>0.142</text:p>
          </table:table-cell>
          <table:table-cell table:style-name="Default" office:value-type="float" office:value="0.113403588354614" calcext:value-type="float">
            <text:p>0.113403588354614</text:p>
          </table:table-cell>
          <table:table-cell table:number-columns-repeated="30"/>
        </table:table-row>
        <table:table-row table:style-name="ro1">
          <table:table-cell table:number-columns-repeated="4" office:value-type="float" office:value="0.01" calcext:value-type="float">
            <text:p>0.010</text:p>
          </table:table-cell>
          <table:table-cell office:value-type="float" office:value="0.0596278601957544" calcext:value-type="float">
            <text:p>0.060</text:p>
          </table:table-cell>
          <table:table-cell table:number-columns-repeated="5" office:value-type="float" office:value="0.0670797845138444" calcext:value-type="float">
            <text:p>0.067</text:p>
          </table:table-cell>
          <table:table-cell office:value-type="float" office:value="0.01" calcext:value-type="float">
            <text:p>0.010</text:p>
          </table:table-cell>
          <table:table-cell office:value-type="float" office:value="0.174839093452968" calcext:value-type="float">
            <text:p>0.175</text:p>
          </table:table-cell>
          <table:table-cell office:value-type="float" office:value="0.01" calcext:value-type="float">
            <text:p>0.010</text:p>
          </table:table-cell>
          <table:table-cell office:value-type="float" office:value="0.179342487372459" calcext:value-type="float">
            <text:p>0.179</text:p>
          </table:table-cell>
          <table:table-cell office:value-type="float" office:value="0.0834988286511896" calcext:value-type="float">
            <text:p>0.083</text:p>
          </table:table-cell>
          <table:table-cell office:value-type="float" office:value="0.131170966397093" calcext:value-type="float">
            <text:p>0.131</text:p>
          </table:table-cell>
          <table:table-cell office:value-type="float" office:value="0.0834988286511896" calcext:value-type="float">
            <text:p>0.083</text:p>
          </table:table-cell>
          <table:table-cell office:value-type="float" office:value="0.131170966397093" calcext:value-type="float">
            <text:p>0.131</text:p>
          </table:table-cell>
          <table:table-cell office:value-type="float" office:value="0.14528634240927" calcext:value-type="float">
            <text:p>0.145</text:p>
          </table:table-cell>
          <table:table-cell office:value-type="float" office:value="0.215113963817431" calcext:value-type="float">
            <text:p>0.215</text:p>
          </table:table-cell>
          <table:table-cell office:value-type="float" office:value="0.14528634240927" calcext:value-type="float">
            <text:p>0.145</text:p>
          </table:table-cell>
          <table:table-cell office:value-type="float" office:value="0.215113963817431" calcext:value-type="float">
            <text:p>0.215</text:p>
          </table:table-cell>
          <table:table-cell office:value-type="float" office:value="0.14528634240927" calcext:value-type="float">
            <text:p>0.145</text:p>
          </table:table-cell>
          <table:table-cell office:value-type="float" office:value="0.215113963817431" calcext:value-type="float">
            <text:p>0.215</text:p>
          </table:table-cell>
          <table:table-cell office:value-type="float" office:value="0.14528634240927" calcext:value-type="float">
            <text:p>0.145</text:p>
          </table:table-cell>
          <table:table-cell office:value-type="float" office:value="0.215113963817431" calcext:value-type="float">
            <text:p>0.215</text:p>
          </table:table-cell>
          <table:table-cell office:value-type="float" office:value="0.14528634240927" calcext:value-type="float">
            <text:p>0.145</text:p>
          </table:table-cell>
          <table:table-cell office:value-type="float" office:value="0.215113963817431" calcext:value-type="float">
            <text:p>0.215</text:p>
          </table:table-cell>
          <table:table-cell office:value-type="float" office:value="0.153127657982654" calcext:value-type="float">
            <text:p>0.153</text:p>
          </table:table-cell>
          <table:table-cell office:value-type="float" office:value="0.225988545008958" calcext:value-type="float">
            <text:p>0.226</text:p>
          </table:table-cell>
          <table:table-cell table:number-columns-repeated="30"/>
        </table:table-row>
        <table:table-row table:style-name="ro1">
          <table:table-cell office:value-type="float" office:value="0.0729732015695097" calcext:value-type="float">
            <text:p>0.073</text:p>
          </table:table-cell>
          <table:table-cell table:number-columns-repeated="9" office:value-type="float" office:value="0.042001145414625" calcext:value-type="float">
            <text:p>0.042</text:p>
          </table:table-cell>
          <table:table-cell office:value-type="float" office:value="0.124174880734415" calcext:value-type="float">
            <text:p>0.124</text:p>
          </table:table-cell>
          <table:table-cell office:value-type="float" office:value="0.042001145414625" calcext:value-type="float">
            <text:p>0.042</text:p>
          </table:table-cell>
          <table:table-cell office:value-type="float" office:value="0.124174880734415" calcext:value-type="float">
            <text:p>0.124</text:p>
          </table:table-cell>
          <table:table-cell office:value-type="float" office:value="0.042001145414625" calcext:value-type="float">
            <text:p>0.042</text:p>
          </table:table-cell>
          <table:table-cell office:value-type="float" office:value="0.124174880734415" calcext:value-type="float">
            <text:p>0.124</text:p>
          </table:table-cell>
          <table:table-cell office:value-type="float" office:value="0.042001145414625" calcext:value-type="float">
            <text:p>0.042</text:p>
          </table:table-cell>
          <table:table-cell office:value-type="float" office:value="0.171344908333378" calcext:value-type="float">
            <text:p>0.171</text:p>
          </table:table-cell>
          <table:table-cell office:value-type="float" office:value="0.01" calcext:value-type="float">
            <text:p>0.010</text:p>
          </table:table-cell>
          <table:table-cell office:value-type="float" office:value="0.171344908333378" calcext:value-type="float">
            <text:p>0.171</text:p>
          </table:table-cell>
          <table:table-cell office:value-type="float" office:value="0.01" calcext:value-type="float">
            <text:p>0.010</text:p>
          </table:table-cell>
          <table:table-cell office:value-type="float" office:value="0.171344908333378" calcext:value-type="float">
            <text:p>0.171</text:p>
          </table:table-cell>
          <table:table-cell office:value-type="float" office:value="0.01" calcext:value-type="float">
            <text:p>0.010</text:p>
          </table:table-cell>
          <table:table-cell office:value-type="float" office:value="0.171344908333378" calcext:value-type="float">
            <text:p>0.171</text:p>
          </table:table-cell>
          <table:table-cell office:value-type="float" office:value="0.01" calcext:value-type="float">
            <text:p>0.010</text:p>
          </table:table-cell>
          <table:table-cell office:value-type="float" office:value="0.150927812263583" calcext:value-type="float">
            <text:p>0.151</text:p>
          </table:table-cell>
          <table:table-cell office:value-type="float" office:value="0.0179150441031488" calcext:value-type="float">
            <text:p>0.018</text:p>
          </table:table-cell>
          <table:table-cell office:value-type="float" office:value="0.150927812263583" calcext:value-type="float">
            <text:p>0.151</text:p>
          </table:table-cell>
          <table:table-cell office:value-type="float" office:value="0.0179150441031488" calcext:value-type="float">
            <text:p>0.018</text:p>
          </table:table-cell>
          <table:table-cell office:value-type="float" office:value="0.150927812263583" calcext:value-type="float">
            <text:p>0.151</text:p>
          </table:table-cell>
          <table:table-cell office:value-type="float" office:value="0.0179150441031488" calcext:value-type="float">
            <text:p>0.018</text:p>
          </table:table-cell>
          <table:table-cell table:number-columns-repeated="30"/>
        </table:table-row>
        <table:table-row table:style-name="ro1">
          <table:table-cell table:number-columns-repeated="3" office:value-type="float" office:value="0.01" calcext:value-type="float">
            <text:p>0.010</text:p>
          </table:table-cell>
          <table:table-cell table:number-columns-repeated="3" office:value-type="float" office:value="0.0426685542186293" calcext:value-type="float">
            <text:p>0.043</text:p>
          </table:table-cell>
          <table:table-cell table:number-columns-repeated="3" office:value-type="float" office:value="0.0718946191240033" calcext:value-type="float">
            <text:p>0.072</text:p>
          </table:table-cell>
          <table:table-cell office:value-type="float" office:value="0.0480336094123061" calcext:value-type="float">
            <text:p>0.048</text:p>
          </table:table-cell>
          <table:table-cell office:value-type="float" office:value="0.123218942312706" calcext:value-type="float">
            <text:p>0.123</text:p>
          </table:table-cell>
          <table:table-cell office:value-type="float" office:value="0.0569016684233025" calcext:value-type="float">
            <text:p>0.057</text:p>
          </table:table-cell>
          <table:table-cell office:value-type="float" office:value="0.123218942312706" calcext:value-type="float">
            <text:p>0.123</text:p>
          </table:table-cell>
          <table:table-cell office:value-type="float" office:value="0.0569016684233025" calcext:value-type="float">
            <text:p>0.057</text:p>
          </table:table-cell>
          <table:table-cell office:value-type="float" office:value="0.124917679627363" calcext:value-type="float">
            <text:p>0.125</text:p>
          </table:table-cell>
          <table:table-cell office:value-type="float" office:value="0.0407145284936428" calcext:value-type="float">
            <text:p>0.041</text:p>
          </table:table-cell>
          <table:table-cell office:value-type="float" office:value="0.124917679627363" calcext:value-type="float">
            <text:p>0.125</text:p>
          </table:table-cell>
          <table:table-cell office:value-type="float" office:value="0.0407145284936428" calcext:value-type="float">
            <text:p>0.041</text:p>
          </table:table-cell>
          <table:table-cell office:value-type="float" office:value="0.143327330076624" calcext:value-type="float">
            <text:p>0.143</text:p>
          </table:table-cell>
          <table:table-cell office:value-type="float" office:value="0.01" calcext:value-type="float">
            <text:p>0.010</text:p>
          </table:table-cell>
          <table:table-cell office:value-type="float" office:value="0.143327330076624" calcext:value-type="float">
            <text:p>0.143</text:p>
          </table:table-cell>
          <table:table-cell office:value-type="float" office:value="0.01" calcext:value-type="float">
            <text:p>0.010</text:p>
          </table:table-cell>
          <table:table-cell office:value-type="float" office:value="0.143327330076624" calcext:value-type="float">
            <text:p>0.143</text:p>
          </table:table-cell>
          <table:table-cell office:value-type="float" office:value="0.01" calcext:value-type="float">
            <text:p>0.010</text:p>
          </table:table-cell>
          <table:table-cell office:value-type="float" office:value="0.143327330076624" calcext:value-type="float">
            <text:p>0.143</text:p>
          </table:table-cell>
          <table:table-cell office:value-type="float" office:value="0.01" calcext:value-type="float">
            <text:p>0.010</text:p>
          </table:table-cell>
          <table:table-cell office:value-type="float" office:value="0.196964182413875" calcext:value-type="float">
            <text:p>0.197</text:p>
          </table:table-cell>
          <table:table-cell office:value-type="float" office:value="0.01" calcext:value-type="float">
            <text:p>0.010</text:p>
          </table:table-cell>
          <table:table-cell office:value-type="float" office:value="0.202861267953928" calcext:value-type="float">
            <text:p>0.203</text:p>
          </table:table-cell>
          <table:table-cell office:value-type="float" office:value="0.01" calcext:value-type="float">
            <text:p>0.010</text:p>
          </table:table-cell>
          <table:table-cell table:number-columns-repeated="30"/>
        </table:table-row>
        <table:table-row table:style-name="ro1">
          <table:table-cell table:style-name="ce48" table:formula="of:=AVERAGE([.A186:.A195])" office:value-type="float" office:value="0.0718537704938519" calcext:value-type="float">
            <text:p>0.072</text:p>
          </table:table-cell>
          <table:table-cell table:style-name="ce48" table:formula="of:=AVERAGE([.B186:.B195])" office:value-type="float" office:value="0.0696202826388037" calcext:value-type="float">
            <text:p>0.070</text:p>
          </table:table-cell>
          <table:table-cell table:style-name="ce48" table:formula="of:=AVERAGE([.C186:.C195])" office:value-type="float" office:value="0.045621196462376" calcext:value-type="float">
            <text:p>0.046</text:p>
          </table:table-cell>
          <table:table-cell table:style-name="ce48" table:formula="of:=AVERAGE([.D186:.D195])" office:value-type="float" office:value="0.0482375037294601" calcext:value-type="float">
            <text:p>0.048</text:p>
          </table:table-cell>
          <table:table-cell table:style-name="ce48" table:formula="of:=AVERAGE([.E186:.E195])" office:value-type="float" office:value="0.0498392071980752" calcext:value-type="float">
            <text:p>0.050</text:p>
          </table:table-cell>
          <table:table-cell table:style-name="ce48" table:formula="of:=AVERAGE([.F186:.F195])" office:value-type="float" office:value="0.0494754362830913" calcext:value-type="float">
            <text:p>0.049</text:p>
          </table:table-cell>
          <table:table-cell table:style-name="ce48" table:formula="of:=AVERAGE([.G186:.G195])" office:value-type="float" office:value="0.047510190749841" calcext:value-type="float">
            <text:p>0.048</text:p>
          </table:table-cell>
          <table:table-cell table:style-name="ce48" table:formula="of:=AVERAGE([.H186:.H195])" office:value-type="float" office:value="0.0464233098090047" calcext:value-type="float">
            <text:p>0.046</text:p>
          </table:table-cell>
          <table:table-cell table:style-name="ce48" table:formula="of:=AVERAGE([.I186:.I195])" office:value-type="float" office:value="0.0527575863077261" calcext:value-type="float">
            <text:p>0.053</text:p>
          </table:table-cell>
          <table:table-cell table:style-name="ce48" table:formula="of:=AVERAGE([.J186:.J195])" office:value-type="float" office:value="0.0503714853365564" calcext:value-type="float">
            <text:p>0.050</text:p>
          </table:table-cell>
          <table:table-cell table:style-name="ce48" table:formula="of:=AVERAGE([.K186:.K195])" office:value-type="float" office:value="0.0840958886392888" calcext:value-type="float">
            <text:p>0.084</text:p>
          </table:table-cell>
          <table:table-cell table:style-name="ce48" table:formula="of:=AVERAGE([.L186:.L195])" office:value-type="float" office:value="0.0622167848857516" calcext:value-type="float">
            <text:p>0.062</text:p>
          </table:table-cell>
          <table:table-cell table:style-name="ce48" table:formula="of:=AVERAGE([.M186:.M195])" office:value-type="float" office:value="0.0833631474536608" calcext:value-type="float">
            <text:p>0.083</text:p>
          </table:table-cell>
          <table:table-cell table:style-name="ce48" table:formula="of:=AVERAGE([.N186:.N195])" office:value-type="float" office:value="0.0592589123685824" calcext:value-type="float">
            <text:p>0.059</text:p>
          </table:table-cell>
          <table:table-cell table:style-name="ce48" table:formula="of:=AVERAGE([.O186:.O195])" office:value-type="float" office:value="0.0998371849976633" calcext:value-type="float">
            <text:p>0.100</text:p>
          </table:table-cell>
          <table:table-cell table:style-name="ce48" table:formula="of:=AVERAGE([.P186:.P195])" office:value-type="float" office:value="0.0535861688275705" calcext:value-type="float">
            <text:p>0.054</text:p>
          </table:table-cell>
          <table:table-cell table:style-name="ce48" table:formula="of:=AVERAGE([.Q186:.Q195])" office:value-type="float" office:value="0.109259423244921" calcext:value-type="float">
            <text:p>0.109</text:p>
          </table:table-cell>
          <table:table-cell table:style-name="ce48" table:formula="of:=AVERAGE([.R186:.R195])" office:value-type="float" office:value="0.0417293449588406" calcext:value-type="float">
            <text:p>0.042</text:p>
          </table:table-cell>
          <table:table-cell table:style-name="ce48" table:formula="of:=AVERAGE([.S186:.S195])" office:value-type="float" office:value="0.117773118002121" calcext:value-type="float">
            <text:p>0.118</text:p>
          </table:table-cell>
          <table:table-cell table:style-name="ce48" table:formula="of:=AVERAGE([.T186:.T195])" office:value-type="float" office:value="0.041739254204428" calcext:value-type="float">
            <text:p>0.042</text:p>
          </table:table-cell>
          <table:table-cell table:style-name="ce48" table:formula="of:=AVERAGE([.U186:.U195])" office:value-type="float" office:value="0.122021282615502" calcext:value-type="float">
            <text:p>0.122</text:p>
          </table:table-cell>
          <table:table-cell table:style-name="ce48" table:formula="of:=AVERAGE([.V186:.V195])" office:value-type="float" office:value="0.0498772987160326" calcext:value-type="float">
            <text:p>0.050</text:p>
          </table:table-cell>
          <table:table-cell table:style-name="ce48" table:formula="of:=AVERAGE([.W186:.W195])" office:value-type="float" office:value="0.114348547880349" calcext:value-type="float">
            <text:p>0.114</text:p>
          </table:table-cell>
          <table:table-cell table:style-name="ce48" table:formula="of:=AVERAGE([.X186:.X195])" office:value-type="float" office:value="0.0561210954358663" calcext:value-type="float">
            <text:p>0.056</text:p>
          </table:table-cell>
          <table:table-cell table:style-name="ce48" table:formula="of:=AVERAGE([.Y186:.Y195])" office:value-type="float" office:value="0.103904874135495" calcext:value-type="float">
            <text:p>0.104</text:p>
          </table:table-cell>
          <table:table-cell table:style-name="ce48" table:formula="of:=AVERAGE([.Z186:.Z195])" office:value-type="float" office:value="0.0589457374012893" calcext:value-type="float">
            <text:p>0.059</text:p>
          </table:table-cell>
          <table:table-cell table:style-name="ce48" table:formula="of:=AVERAGE([.AA186:.AA195])" office:value-type="float" office:value="0.110751635791587" calcext:value-type="float">
            <text:p>0.111</text:p>
          </table:table-cell>
          <table:table-cell table:style-name="ce48" table:formula="of:=AVERAGE([.AB186:.AB195])" office:value-type="float" office:value="0.0624455612710206" calcext:value-type="float">
            <text:p>0.062</text:p>
          </table:table-cell>
          <table:table-cell table:style-name="ce48" table:formula="of:=AVERAGE([.AC186:.AC195])" office:value-type="float" office:value="0.114103968929339" calcext:value-type="float">
            <text:p>0.114</text:p>
          </table:table-cell>
          <table:table-cell table:style-name="ce48" table:formula="of:=AVERAGE([.AD186:.AD195])" office:value-type="float" office:value="0.0644835658782794" calcext:value-type="float">
            <text:p>0.064</text:p>
          </table:table-cell>
          <table:table-cell table:number-columns-repeated="30"/>
        </table:table-row>
        <table:table-row table:style-name="ro1">
          <table:table-cell table:style-name="ce48" table:formula="of:=MEDIAN([.A186:.A195])" office:value-type="float" office:value="0.0792558024367501" calcext:value-type="float">
            <text:p>0.079</text:p>
          </table:table-cell>
          <table:table-cell table:style-name="ce48" table:formula="of:=MEDIAN([.B186:.B195])" office:value-type="float" office:value="0.055510851088419" calcext:value-type="float">
            <text:p>0.056</text:p>
          </table:table-cell>
          <table:table-cell table:style-name="ce48" table:formula="of:=MEDIAN([.C186:.C195])" office:value-type="float" office:value="0.022878024322903" calcext:value-type="float">
            <text:p>0.023</text:p>
          </table:table-cell>
          <table:table-cell table:style-name="ce48" table:formula="of:=MEDIAN([.D186:.D195])" office:value-type="float" office:value="0.0291467905069066" calcext:value-type="float">
            <text:p>0.029</text:p>
          </table:table-cell>
          <table:table-cell table:style-name="ce48" table:formula="of:=MEDIAN([.E186:.E195])" office:value-type="float" office:value="0.0386250100280029" calcext:value-type="float">
            <text:p>0.039</text:p>
          </table:table-cell>
          <table:table-cell table:style-name="ce48" table:formula="of:=MEDIAN([.F186:.F195])" office:value-type="float" office:value="0.0330801932940386" calcext:value-type="float">
            <text:p>0.033</text:p>
          </table:table-cell>
          <table:table-cell table:style-name="ce48" table:formula="of:=MEDIAN([.G186:.G195])" office:value-type="float" office:value="0.0330801932940386" calcext:value-type="float">
            <text:p>0.033</text:p>
          </table:table-cell>
          <table:table-cell table:style-name="ce48" table:formula="of:=MEDIAN([.H186:.H195])" office:value-type="float" office:value="0.0330801932940386" calcext:value-type="float">
            <text:p>0.033</text:p>
          </table:table-cell>
          <table:table-cell table:style-name="ce48" table:formula="of:=MEDIAN([.I186:.I195])" office:value-type="float" office:value="0.0545404649642347" calcext:value-type="float">
            <text:p>0.055</text:p>
          </table:table-cell>
          <table:table-cell table:style-name="ce48" table:formula="of:=MEDIAN([.J186:.J195])" office:value-type="float" office:value="0.0450173774134656" calcext:value-type="float">
            <text:p>0.045</text:p>
          </table:table-cell>
          <table:table-cell table:style-name="ce48" table:formula="of:=MEDIAN([.K186:.K195])" office:value-type="float" office:value="0.094769912476349" calcext:value-type="float">
            <text:p>0.095</text:p>
          </table:table-cell>
          <table:table-cell table:style-name="ce48" table:formula="of:=MEDIAN([.L186:.L195])" office:value-type="float" office:value="0.0494514069189638" calcext:value-type="float">
            <text:p>0.049</text:p>
          </table:table-cell>
          <table:table-cell table:style-name="ce48" table:formula="of:=MEDIAN([.M186:.M195])" office:value-type="float" office:value="0.101118980534531" calcext:value-type="float">
            <text:p>0.101</text:p>
          </table:table-cell>
          <table:table-cell table:style-name="ce48" table:formula="of:=MEDIAN([.N186:.N195])" office:value-type="float" office:value="0.0330801932940386" calcext:value-type="float">
            <text:p>0.033</text:p>
          </table:table-cell>
          <table:table-cell table:style-name="ce48" table:formula="of:=MEDIAN([.O186:.O195])" office:value-type="float" office:value="0.112155052001043" calcext:value-type="float">
            <text:p>0.112</text:p>
          </table:table-cell>
          <table:table-cell table:style-name="ce48" table:formula="of:=MEDIAN([.P186:.P195])" office:value-type="float" office:value="0.0372524813280616" calcext:value-type="float">
            <text:p>0.037</text:p>
          </table:table-cell>
          <table:table-cell table:style-name="ce48" table:formula="of:=MEDIAN([.Q186:.Q195])" office:value-type="float" office:value="0.118375724500819" calcext:value-type="float">
            <text:p>0.118</text:p>
          </table:table-cell>
          <table:table-cell table:style-name="ce48" table:formula="of:=MEDIAN([.R186:.R195])" office:value-type="float" office:value="0.0337584813881931" calcext:value-type="float">
            <text:p>0.034</text:p>
          </table:table-cell>
          <table:table-cell table:style-name="ce48" table:formula="of:=MEDIAN([.S186:.S195])" office:value-type="float" office:value="0.128132637137588" calcext:value-type="float">
            <text:p>0.128</text:p>
          </table:table-cell>
          <table:table-cell table:style-name="ce48" table:formula="of:=MEDIAN([.T186:.T195])" office:value-type="float" office:value="0.01" calcext:value-type="float">
            <text:p>0.010</text:p>
          </table:table-cell>
          <table:table-cell table:style-name="ce48" table:formula="of:=MEDIAN([.U186:.U195])" office:value-type="float" office:value="0.13108005691636" calcext:value-type="float">
            <text:p>0.131</text:p>
          </table:table-cell>
          <table:table-cell table:style-name="ce48" table:formula="of:=MEDIAN([.V186:.V195])" office:value-type="float" office:value="0.01" calcext:value-type="float">
            <text:p>0.010</text:p>
          </table:table-cell>
          <table:table-cell table:style-name="ce48" table:formula="of:=MEDIAN([.W186:.W195])" office:value-type="float" office:value="0.127537758108737" calcext:value-type="float">
            <text:p>0.128</text:p>
          </table:table-cell>
          <table:table-cell table:style-name="ce48" table:formula="of:=MEDIAN([.X186:.X195])" office:value-type="float" office:value="0.027046265122736" calcext:value-type="float">
            <text:p>0.027</text:p>
          </table:table-cell>
          <table:table-cell table:style-name="ce48" table:formula="of:=MEDIAN([.Y186:.Y195])" office:value-type="float" office:value="0.125659267904832" calcext:value-type="float">
            <text:p>0.126</text:p>
          </table:table-cell>
          <table:table-cell table:style-name="ce48" table:formula="of:=MEDIAN([.Z186:.Z195])" office:value-type="float" office:value="0.0304162448902871" calcext:value-type="float">
            <text:p>0.030</text:p>
          </table:table-cell>
          <table:table-cell table:style-name="ce48" table:formula="of:=MEDIAN([.AA186:.AA195])" office:value-type="float" office:value="0.143515801455632" calcext:value-type="float">
            <text:p>0.144</text:p>
          </table:table-cell>
          <table:table-cell table:style-name="ce48" table:formula="of:=MEDIAN([.AB186:.AB195])" office:value-type="float" office:value="0.0223896776779761" calcext:value-type="float">
            <text:p>0.022</text:p>
          </table:table-cell>
          <table:table-cell table:style-name="ce48" table:formula="of:=MEDIAN([.AC186:.AC195])" office:value-type="float" office:value="0.143515801455632" calcext:value-type="float">
            <text:p>0.144</text:p>
          </table:table-cell>
          <table:table-cell table:style-name="ce48" table:formula="of:=MEDIAN([.AD186:.AD195])" office:value-type="float" office:value="0.0223896776779761" calcext:value-type="float">
            <text:p>0.022</text:p>
          </table:table-cell>
          <table:table-cell table:number-columns-repeated="30"/>
        </table:table-row>
        <table:table-row table:style-name="ro1" table:number-rows-repeated="3">
          <table:table-cell table:style-name="Default" table:number-columns-repeated="30"/>
          <table:table-cell table:number-columns-repeated="30"/>
        </table:table-row>
        <table:table-row table:style-name="ro1">
          <table:table-cell table:style-name="ce1" office:value-type="string" calcext:value-type="string" table:number-columns-spanned="30" table:number-rows-spanned="1">
            <text:p>EA YPMSD lin enc Target-Size 22 LCMC</text:p>
          </table:table-cell>
          <table:covered-table-cell table:number-columns-repeated="29" table:style-name="Default"/>
          <table:table-cell table:number-columns-repeated="30"/>
        </table:table-row>
        <table:table-row table:style-name="ro1">
          <table:table-cell table:style-name="ce30" office:value-type="string" calcext:value-type="string" table:number-columns-spanned="30" table:number-rows-spanned="1">
            <text:p>Encoder</text:p>
          </table:table-cell>
          <table:covered-table-cell table:number-columns-repeated="29" table:style-name="Default"/>
          <table:table-cell table:number-columns-repeated="30"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 table:number-columns-spanned="2" table:number-rows-spanned="1">
            <text:p>11</text:p>
          </table:table-cell>
          <table:covered-table-cell table:style-name="ce30"/>
          <table:table-cell table:style-name="ce30" office:value-type="float" office:value="12" calcext:value-type="float" table:number-columns-spanned="2" table:number-rows-spanned="1">
            <text:p>12</text:p>
          </table:table-cell>
          <table:covered-table-cell table:style-name="ce30"/>
          <table:table-cell table:style-name="ce30" office:value-type="float" office:value="13" calcext:value-type="float" table:number-columns-spanned="2" table:number-rows-spanned="1">
            <text:p>13</text:p>
          </table:table-cell>
          <table:covered-table-cell table:style-name="ce30"/>
          <table:table-cell table:style-name="ce30" office:value-type="float" office:value="14" calcext:value-type="float" table:number-columns-spanned="2" table:number-rows-spanned="1">
            <text:p>14</text:p>
          </table:table-cell>
          <table:covered-table-cell table:style-name="ce30"/>
          <table:table-cell table:style-name="ce30" office:value-type="float" office:value="15" calcext:value-type="float" table:number-columns-spanned="2" table:number-rows-spanned="1">
            <text:p>15</text:p>
          </table:table-cell>
          <table:covered-table-cell table:style-name="ce30"/>
          <table:table-cell table:style-name="ce30" office:value-type="float" office:value="16" calcext:value-type="float" table:number-columns-spanned="2" table:number-rows-spanned="1">
            <text:p>16</text:p>
          </table:table-cell>
          <table:covered-table-cell table:style-name="ce30"/>
          <table:table-cell table:style-name="ce30" office:value-type="float" office:value="17" calcext:value-type="float" table:number-columns-spanned="2" table:number-rows-spanned="1">
            <text:p>17</text:p>
          </table:table-cell>
          <table:covered-table-cell table:style-name="ce30"/>
          <table:table-cell table:style-name="ce30" office:value-type="float" office:value="18" calcext:value-type="float" table:number-columns-spanned="2" table:number-rows-spanned="1">
            <text:p>18</text:p>
          </table:table-cell>
          <table:covered-table-cell table:style-name="ce30"/>
          <table:table-cell table:style-name="ce30" office:value-type="float" office:value="19" calcext:value-type="float" table:number-columns-spanned="2" table:number-rows-spanned="1">
            <text:p>19</text:p>
          </table:table-cell>
          <table:covered-table-cell table:style-name="ce30"/>
          <table:table-cell table:style-name="ce30" office:value-type="float" office:value="20" calcext:value-type="float" table:number-columns-spanned="2" table:number-rows-spanned="1">
            <text:p>20</text:p>
          </table:table-cell>
          <table:covered-table-cell table:style-name="ce30"/>
          <table:table-cell table:number-columns-repeated="30"/>
        </table:table-row>
        <table:table-row table:style-name="ro1">
          <table:table-cell table:number-columns-repeated="3" office:value-type="float" office:value="0.0579088102939979" calcext:value-type="float">
            <text:p>0.058</text:p>
          </table:table-cell>
          <table:table-cell office:value-type="float" office:value="0.0872915571673401" calcext:value-type="float">
            <text:p>0.087</text:p>
          </table:table-cell>
          <table:table-cell table:number-columns-repeated="7" office:value-type="float" office:value="0.01" calcext:value-type="float">
            <text:p>0.010</text:p>
          </table:table-cell>
          <table:table-cell office:value-type="float" office:value="0.168366773883455" calcext:value-type="float">
            <text:p>0.168</text:p>
          </table:table-cell>
          <table:table-cell office:value-type="float" office:value="0.01" calcext:value-type="float">
            <text:p>0.010</text:p>
          </table:table-cell>
          <table:table-cell office:value-type="float" office:value="0.168366773883455" calcext:value-type="float">
            <text:p>0.168</text:p>
          </table:table-cell>
          <table:table-cell office:value-type="float" office:value="0.01" calcext:value-type="float">
            <text:p>0.010</text:p>
          </table:table-cell>
          <table:table-cell office:value-type="float" office:value="0.116621530878864" calcext:value-type="float">
            <text:p>0.117</text:p>
          </table:table-cell>
          <table:table-cell office:value-type="float" office:value="0.0147411425439968" calcext:value-type="float">
            <text:p>0.015</text:p>
          </table:table-cell>
          <table:table-cell office:value-type="float" office:value="0.113674689693464" calcext:value-type="float">
            <text:p>0.114</text:p>
          </table:table-cell>
          <table:table-cell office:value-type="float" office:value="0.0147411425439968" calcext:value-type="float">
            <text:p>0.015</text:p>
          </table:table-cell>
          <table:table-cell office:value-type="float" office:value="0.113674689693464" calcext:value-type="float">
            <text:p>0.114</text:p>
          </table:table-cell>
          <table:table-cell office:value-type="float" office:value="0.0785572362626066" calcext:value-type="float">
            <text:p>0.079</text:p>
          </table:table-cell>
          <table:table-cell office:value-type="float" office:value="0.0899435590939202" calcext:value-type="float">
            <text:p>0.090</text:p>
          </table:table-cell>
          <table:table-cell office:value-type="float" office:value="0.01" calcext:value-type="float">
            <text:p>0.010</text:p>
          </table:table-cell>
          <table:table-cell office:value-type="float" office:value="0.0998605318006379" calcext:value-type="float">
            <text:p>0.100</text:p>
          </table:table-cell>
          <table:table-cell office:value-type="float" office:value="0.01" calcext:value-type="float">
            <text:p>0.010</text:p>
          </table:table-cell>
          <table:table-cell office:value-type="float" office:value="0.0998605318006379" calcext:value-type="float">
            <text:p>0.100</text:p>
          </table:table-cell>
          <table:table-cell office:value-type="float" office:value="0.01" calcext:value-type="float">
            <text:p>0.010</text:p>
          </table:table-cell>
          <table:table-cell office:value-type="float" office:value="0.0998605318006379" calcext:value-type="float">
            <text:p>0.100</text:p>
          </table:table-cell>
          <table:table-cell office:value-type="float" office:value="0.01" calcext:value-type="float">
            <text:p>0.010</text:p>
          </table:table-cell>
          <table:table-cell office:value-type="float" office:value="0.0998605318006379" calcext:value-type="float">
            <text:p>0.100</text:p>
          </table:table-cell>
          <table:table-cell table:number-columns-repeated="30"/>
        </table:table-row>
        <table:table-row table:style-name="ro1">
          <table:table-cell table:number-columns-repeated="4" office:value-type="float" office:value="0.0256319022141203" calcext:value-type="float">
            <text:p>0.026</text:p>
          </table:table-cell>
          <table:table-cell table:number-columns-repeated="2" office:value-type="float" office:value="0.0208783427451861" calcext:value-type="float">
            <text:p>0.021</text:p>
          </table:table-cell>
          <table:table-cell table:number-columns-repeated="2" office:value-type="float" office:value="0.0170157489069195" calcext:value-type="float">
            <text:p>0.017</text:p>
          </table:table-cell>
          <table:table-cell table:number-columns-repeated="3" office:value-type="float" office:value="0.01" calcext:value-type="float">
            <text:p>0.010</text:p>
          </table:table-cell>
          <table:table-cell office:value-type="float" office:value="0.13058288394559" calcext:value-type="float">
            <text:p>0.131</text:p>
          </table:table-cell>
          <table:table-cell office:value-type="float" office:value="0.170922351335149" calcext:value-type="float">
            <text:p>0.171</text:p>
          </table:table-cell>
          <table:table-cell office:value-type="float" office:value="0.163202644369632" calcext:value-type="float">
            <text:p>0.163</text:p>
          </table:table-cell>
          <table:table-cell office:value-type="float" office:value="0.170922351335149" calcext:value-type="float">
            <text:p>0.171</text:p>
          </table:table-cell>
          <table:table-cell office:value-type="float" office:value="0.163202644369632" calcext:value-type="float">
            <text:p>0.163</text:p>
          </table:table-cell>
          <table:table-cell office:value-type="float" office:value="0.170922351335149" calcext:value-type="float">
            <text:p>0.171</text:p>
          </table:table-cell>
          <table:table-cell office:value-type="float" office:value="0.163202644369632" calcext:value-type="float">
            <text:p>0.163</text:p>
          </table:table-cell>
          <table:table-cell office:value-type="float" office:value="0.170922351335149" calcext:value-type="float">
            <text:p>0.171</text:p>
          </table:table-cell>
          <table:table-cell office:value-type="float" office:value="0.163202644369632" calcext:value-type="float">
            <text:p>0.163</text:p>
          </table:table-cell>
          <table:table-cell office:value-type="float" office:value="0.116654889797129" calcext:value-type="float">
            <text:p>0.117</text:p>
          </table:table-cell>
          <table:table-cell office:value-type="float" office:value="0.169855214853871" calcext:value-type="float">
            <text:p>0.170</text:p>
          </table:table-cell>
          <table:table-cell office:value-type="float" office:value="0.116654889797129" calcext:value-type="float">
            <text:p>0.117</text:p>
          </table:table-cell>
          <table:table-cell office:value-type="float" office:value="0.169855214853871" calcext:value-type="float">
            <text:p>0.170</text:p>
          </table:table-cell>
          <table:table-cell office:value-type="float" office:value="0.141385169291197" calcext:value-type="float">
            <text:p>0.141</text:p>
          </table:table-cell>
          <table:table-cell office:value-type="float" office:value="0.161680963429354" calcext:value-type="float">
            <text:p>0.162</text:p>
          </table:table-cell>
          <table:table-cell office:value-type="float" office:value="0.102162479299283" calcext:value-type="float">
            <text:p>0.102</text:p>
          </table:table-cell>
          <table:table-cell office:value-type="float" office:value="0.0613212788555196" calcext:value-type="float">
            <text:p>0.061</text:p>
          </table:table-cell>
          <table:table-cell office:value-type="float" office:value="0.102162479299283" calcext:value-type="float">
            <text:p>0.102</text:p>
          </table:table-cell>
          <table:table-cell office:value-type="float" office:value="0.0613212788555196" calcext:value-type="float">
            <text:p>0.061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.0492488127046457" calcext:value-type="float">
            <text:p>0.049</text:p>
          </table:table-cell>
          <table:table-cell table:number-columns-repeated="9" office:value-type="float" office:value="0.01" calcext:value-type="float">
            <text:p>0.010</text:p>
          </table:table-cell>
          <table:table-cell office:value-type="float" office:value="0.0521786974060579" calcext:value-type="float">
            <text:p>0.052</text:p>
          </table:table-cell>
          <table:table-cell office:value-type="float" office:value="0.01" calcext:value-type="float">
            <text:p>0.010</text:p>
          </table:table-cell>
          <table:table-cell office:value-type="float" office:value="0.0211338240819905" calcext:value-type="float">
            <text:p>0.021</text:p>
          </table:table-cell>
          <table:table-cell office:value-type="float" office:value="0.01" calcext:value-type="float">
            <text:p>0.010</text:p>
          </table:table-cell>
          <table:table-cell office:value-type="float" office:value="0.0211338240819905" calcext:value-type="float">
            <text:p>0.021</text:p>
          </table:table-cell>
          <table:table-cell office:value-type="float" office:value="0.01" calcext:value-type="float">
            <text:p>0.010</text:p>
          </table:table-cell>
          <table:table-cell office:value-type="float" office:value="0.0211338240819905" calcext:value-type="float">
            <text:p>0.021</text:p>
          </table:table-cell>
          <table:table-cell office:value-type="float" office:value="0.01" calcext:value-type="float">
            <text:p>0.010</text:p>
          </table:table-cell>
          <table:table-cell office:value-type="float" office:value="0.0200839335502591" calcext:value-type="float">
            <text:p>0.020</text:p>
          </table:table-cell>
          <table:table-cell office:value-type="float" office:value="0.01" calcext:value-type="float">
            <text:p>0.010</text:p>
          </table:table-cell>
          <table:table-cell office:value-type="float" office:value="0.0200839335502591" calcext:value-type="float">
            <text:p>0.020</text:p>
          </table:table-cell>
          <table:table-cell office:value-type="float" office:value="0.0945091728445644" calcext:value-type="float">
            <text:p>0.095</text:p>
          </table:table-cell>
          <table:table-cell office:value-type="float" office:value="0.0175106679838256" calcext:value-type="float">
            <text:p>0.018</text:p>
          </table:table-cell>
          <table:table-cell table:number-columns-repeated="6" office:value-type="float" office:value="0.01" calcext:value-type="float">
            <text:p>0.010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.0978618718528285" calcext:value-type="float">
            <text:p>0.098</text:p>
          </table:table-cell>
          <table:table-cell office:value-type="float" office:value="0.0454780660048327" calcext:value-type="float">
            <text:p>0.045</text:p>
          </table:table-cell>
          <table:table-cell table:number-columns-repeated="4" office:value-type="float" office:value="0.0523975512967846" calcext:value-type="float">
            <text:p>0.052</text:p>
          </table:table-cell>
          <table:table-cell table:number-columns-repeated="4" office:value-type="float" office:value="0.01" calcext:value-type="float">
            <text:p>0.010</text:p>
          </table:table-cell>
          <table:table-cell office:value-type="float" office:value="0.0828490529508408" calcext:value-type="float">
            <text:p>0.083</text:p>
          </table:table-cell>
          <table:table-cell office:value-type="float" office:value="0.01" calcext:value-type="float">
            <text:p>0.010</text:p>
          </table:table-cell>
          <table:table-cell office:value-type="float" office:value="0.0828490529508408" calcext:value-type="float">
            <text:p>0.083</text:p>
          </table:table-cell>
          <table:table-cell office:value-type="float" office:value="0.01" calcext:value-type="float">
            <text:p>0.010</text:p>
          </table:table-cell>
          <table:table-cell office:value-type="float" office:value="0.0828490529508408" calcext:value-type="float">
            <text:p>0.083</text:p>
          </table:table-cell>
          <table:table-cell office:value-type="float" office:value="0.01" calcext:value-type="float">
            <text:p>0.010</text:p>
          </table:table-cell>
          <table:table-cell office:value-type="float" office:value="0.0828490529508408" calcext:value-type="float">
            <text:p>0.083</text:p>
          </table:table-cell>
          <table:table-cell office:value-type="float" office:value="0.01" calcext:value-type="float">
            <text:p>0.010</text:p>
          </table:table-cell>
          <table:table-cell office:value-type="float" office:value="0.0389521917495733" calcext:value-type="float">
            <text:p>0.039</text:p>
          </table:table-cell>
          <table:table-cell office:value-type="float" office:value="0.0129926518956757" calcext:value-type="float">
            <text:p>0.013</text:p>
          </table:table-cell>
          <table:table-cell office:value-type="float" office:value="0.173218522529792" calcext:value-type="float">
            <text:p>0.173</text:p>
          </table:table-cell>
          <table:table-cell office:value-type="float" office:value="0.0433485303211814" calcext:value-type="float">
            <text:p>0.043</text:p>
          </table:table-cell>
          <table:table-cell office:value-type="float" office:value="0.161481501975877" calcext:value-type="float">
            <text:p>0.161</text:p>
          </table:table-cell>
          <table:table-cell office:value-type="float" office:value="0.0433485303211814" calcext:value-type="float">
            <text:p>0.043</text:p>
          </table:table-cell>
          <table:table-cell office:value-type="float" office:value="0.161481501975877" calcext:value-type="float">
            <text:p>0.161</text:p>
          </table:table-cell>
          <table:table-cell office:value-type="float" office:value="0.126792903868044" calcext:value-type="float">
            <text:p>0.127</text:p>
          </table:table-cell>
          <table:table-cell office:value-type="float" office:value="0.213497795529931" calcext:value-type="float">
            <text:p>0.213</text:p>
          </table:table-cell>
          <table:table-cell office:value-type="float" office:value="0.0904008505128308" calcext:value-type="float">
            <text:p>0.090</text:p>
          </table:table-cell>
          <table:table-cell office:value-type="float" office:value="0.186419858449774" calcext:value-type="float">
            <text:p>0.186</text:p>
          </table:table-cell>
          <table:table-cell table:number-columns-repeated="30"/>
        </table:table-row>
        <table:table-row table:style-name="ro1">
          <table:table-cell office:value-type="float" office:value="0.0309933671652355" calcext:value-type="float">
            <text:p>0.031</text:p>
          </table:table-cell>
          <table:table-cell table:number-columns-repeated="2" office:value-type="float" office:value="0.01" calcext:value-type="float">
            <text:p>0.010</text:p>
          </table:table-cell>
          <table:table-cell table:number-columns-repeated="2" office:value-type="float" office:value="0.0390106574655586" calcext:value-type="float">
            <text:p>0.039</text:p>
          </table:table-cell>
          <table:table-cell table:number-columns-repeated="6" office:value-type="float" office:value="0.0146933989876182" calcext:value-type="float">
            <text:p>0.015</text:p>
          </table:table-cell>
          <table:table-cell office:value-type="float" office:value="0.0761840779787415" calcext:value-type="float">
            <text:p>0.076</text:p>
          </table:table-cell>
          <table:table-cell office:value-type="float" office:value="0.0146933989876182" calcext:value-type="float">
            <text:p>0.015</text:p>
          </table:table-cell>
          <table:table-cell office:value-type="float" office:value="0.0761840779787415" calcext:value-type="float">
            <text:p>0.076</text:p>
          </table:table-cell>
          <table:table-cell office:value-type="float" office:value="0.0146933989876182" calcext:value-type="float">
            <text:p>0.015</text:p>
          </table:table-cell>
          <table:table-cell office:value-type="float" office:value="0.0761840779787415" calcext:value-type="float">
            <text:p>0.076</text:p>
          </table:table-cell>
          <table:table-cell office:value-type="float" office:value="0.0146933989876182" calcext:value-type="float">
            <text:p>0.015</text:p>
          </table:table-cell>
          <table:table-cell office:value-type="float" office:value="0.0761840779787415" calcext:value-type="float">
            <text:p>0.076</text:p>
          </table:table-cell>
          <table:table-cell office:value-type="float" office:value="0.0146933989876182" calcext:value-type="float">
            <text:p>0.015</text:p>
          </table:table-cell>
          <table:table-cell office:value-type="float" office:value="0.0761840779787415" calcext:value-type="float">
            <text:p>0.076</text:p>
          </table:table-cell>
          <table:table-cell office:value-type="float" office:value="0.0146933989876182" calcext:value-type="float">
            <text:p>0.015</text:p>
          </table:table-cell>
          <table:table-cell office:value-type="float" office:value="0.0761840779787415" calcext:value-type="float">
            <text:p>0.076</text:p>
          </table:table-cell>
          <table:table-cell office:value-type="float" office:value="0.0146933989876182" calcext:value-type="float">
            <text:p>0.015</text:p>
          </table:table-cell>
          <table:table-cell office:value-type="float" office:value="0.0761840779787415" calcext:value-type="float">
            <text:p>0.076</text:p>
          </table:table-cell>
          <table:table-cell table:number-columns-repeated="6" office:value-type="float" office:value="0.01" calcext:value-type="float">
            <text:p>0.010</text:p>
          </table:table-cell>
          <table:table-cell table:number-columns-repeated="30"/>
        </table:table-row>
        <table:table-row table:style-name="ro1">
          <table:table-cell table:number-columns-repeated="2" table:style-name="Default" office:value-type="float" office:value="0.0413764184877684" calcext:value-type="float">
            <text:p>0.041376418487768</text:p>
          </table:table-cell>
          <table:table-cell table:number-columns-repeated="3" table:style-name="Default" office:value-type="float" office:value="0.0848163188586563" calcext:value-type="float">
            <text:p>0.084816318858656</text:p>
          </table:table-cell>
          <table:table-cell table:number-columns-repeated="6" table:style-name="Default" office:value-type="float" office:value="0.01" calcext:value-type="float">
            <text:p>0.01</text:p>
          </table:table-cell>
          <table:table-cell table:style-name="Default" office:value-type="float" office:value="0.0234973552423498" calcext:value-type="float">
            <text:p>0.02349735524235</text:p>
          </table:table-cell>
          <table:table-cell table:style-name="Default" office:value-type="float" office:value="0.0995036260142977" calcext:value-type="float">
            <text:p>0.099503626014298</text:p>
          </table:table-cell>
          <table:table-cell table:style-name="Default" office:value-type="float" office:value="0.0948613538917375" calcext:value-type="float">
            <text:p>0.094861353891738</text:p>
          </table:table-cell>
          <table:table-cell table:style-name="Default" office:value-type="float" office:value="0.0995036260142977" calcext:value-type="float">
            <text:p>0.099503626014298</text:p>
          </table:table-cell>
          <table:table-cell table:style-name="Default" office:value-type="float" office:value="0.0948613538917375" calcext:value-type="float">
            <text:p>0.094861353891738</text:p>
          </table:table-cell>
          <table:table-cell table:style-name="Default" office:value-type="float" office:value="0.0446238857093381" calcext:value-type="float">
            <text:p>0.044623885709338</text:p>
          </table:table-cell>
          <table:table-cell table:style-name="Default" office:value-type="float" office:value="0.119858671644058" calcext:value-type="float">
            <text:p>0.119858671644058</text:p>
          </table:table-cell>
          <table:table-cell table:style-name="Default" office:value-type="float" office:value="0.0685416836063358" calcext:value-type="float">
            <text:p>0.068541683606336</text:p>
          </table:table-cell>
          <table:table-cell table:style-name="Default" office:value-type="float" office:value="0.126069824456811" calcext:value-type="float">
            <text:p>0.126069824456811</text:p>
          </table:table-cell>
          <table:table-cell table:style-name="Default" office:value-type="float" office:value="0.0685416836063358" calcext:value-type="float">
            <text:p>0.068541683606336</text:p>
          </table:table-cell>
          <table:table-cell table:style-name="Default" office:value-type="float" office:value="0.126069824456811" calcext:value-type="float">
            <text:p>0.126069824456811</text:p>
          </table:table-cell>
          <table:table-cell table:style-name="Default" office:value-type="float" office:value="0.0685416836063358" calcext:value-type="float">
            <text:p>0.068541683606336</text:p>
          </table:table-cell>
          <table:table-cell table:style-name="Default" office:value-type="float" office:value="0.126069824456811" calcext:value-type="float">
            <text:p>0.126069824456811</text:p>
          </table:table-cell>
          <table:table-cell table:style-name="Default" office:value-type="float" office:value="0.0510324291323301" calcext:value-type="float">
            <text:p>0.05103242913233</text:p>
          </table:table-cell>
          <table:table-cell table:style-name="Default" office:value-type="float" office:value="0.151051279541543" calcext:value-type="float">
            <text:p>0.151051279541543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140969933084137" calcext:value-type="float">
            <text:p>0.140969933084137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140969933084137" calcext:value-type="float">
            <text:p>0.140969933084137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.01" calcext:value-type="float">
            <text:p>0.010</text:p>
          </table:table-cell>
          <table:table-cell table:number-columns-repeated="2" office:value-type="float" office:value="0.036219433312057" calcext:value-type="float">
            <text:p>0.036</text:p>
          </table:table-cell>
          <table:table-cell office:value-type="float" office:value="0.0534141782646858" calcext:value-type="float">
            <text:p>0.053</text:p>
          </table:table-cell>
          <table:table-cell office:value-type="float" office:value="0.036219433312057" calcext:value-type="float">
            <text:p>0.036</text:p>
          </table:table-cell>
          <table:table-cell office:value-type="float" office:value="0.0534141782646858" calcext:value-type="float">
            <text:p>0.053</text:p>
          </table:table-cell>
          <table:table-cell office:value-type="float" office:value="0.036219433312057" calcext:value-type="float">
            <text:p>0.036</text:p>
          </table:table-cell>
          <table:table-cell office:value-type="float" office:value="0.0534141782646858" calcext:value-type="float">
            <text:p>0.053</text:p>
          </table:table-cell>
          <table:table-cell office:value-type="float" office:value="0.01" calcext:value-type="float">
            <text:p>0.010</text:p>
          </table:table-cell>
          <table:table-cell office:value-type="float" office:value="0.0671108707291092" calcext:value-type="float">
            <text:p>0.067</text:p>
          </table:table-cell>
          <table:table-cell office:value-type="float" office:value="0.01" calcext:value-type="float">
            <text:p>0.010</text:p>
          </table:table-cell>
          <table:table-cell office:value-type="float" office:value="0.0509993004543853" calcext:value-type="float">
            <text:p>0.051</text:p>
          </table:table-cell>
          <table:table-cell office:value-type="float" office:value="0.01" calcext:value-type="float">
            <text:p>0.010</text:p>
          </table:table-cell>
          <table:table-cell office:value-type="float" office:value="0.0509993004543853" calcext:value-type="float">
            <text:p>0.051</text:p>
          </table:table-cell>
          <table:table-cell office:value-type="float" office:value="0.01" calcext:value-type="float">
            <text:p>0.010</text:p>
          </table:table-cell>
          <table:table-cell office:value-type="float" office:value="0.0509993004543853" calcext:value-type="float">
            <text:p>0.051</text:p>
          </table:table-cell>
          <table:table-cell office:value-type="float" office:value="0.01" calcext:value-type="float">
            <text:p>0.010</text:p>
          </table:table-cell>
          <table:table-cell office:value-type="float" office:value="0.0509993004543853" calcext:value-type="float">
            <text:p>0.051</text:p>
          </table:table-cell>
          <table:table-cell office:value-type="float" office:value="0.01" calcext:value-type="float">
            <text:p>0.010</text:p>
          </table:table-cell>
          <table:table-cell office:value-type="float" office:value="0.0509993004543853" calcext:value-type="float">
            <text:p>0.051</text:p>
          </table:table-cell>
          <table:table-cell office:value-type="float" office:value="0.01" calcext:value-type="float">
            <text:p>0.010</text:p>
          </table:table-cell>
          <table:table-cell table:style-name="Default" office:value-type="float" office:value="0.0509993004543853" calcext:value-type="float">
            <text:p>0.050999300454385</text:p>
          </table:table-cell>
          <table:table-cell table:number-columns-repeated="30"/>
        </table:table-row>
        <table:table-row table:style-name="ro1">
          <table:table-cell table:number-columns-repeated="6" office:value-type="float" office:value="0.01" calcext:value-type="float">
            <text:p>0.010</text:p>
          </table:table-cell>
          <table:table-cell table:number-columns-repeated="3" office:value-type="float" office:value="0.0224078123544171" calcext:value-type="float">
            <text:p>0.022</text:p>
          </table:table-cell>
          <table:table-cell office:value-type="float" office:value="0.0224365146347905" calcext:value-type="float">
            <text:p>0.022</text:p>
          </table:table-cell>
          <table:table-cell office:value-type="float" office:value="0.01" calcext:value-type="float">
            <text:p>0.010</text:p>
          </table:table-cell>
          <table:table-cell office:value-type="float" office:value="0.049249910766317" calcext:value-type="float">
            <text:p>0.049</text:p>
          </table:table-cell>
          <table:table-cell office:value-type="float" office:value="0.01" calcext:value-type="float">
            <text:p>0.010</text:p>
          </table:table-cell>
          <table:table-cell office:value-type="float" office:value="0.049249910766317" calcext:value-type="float">
            <text:p>0.049</text:p>
          </table:table-cell>
          <table:table-cell office:value-type="float" office:value="0.01" calcext:value-type="float">
            <text:p>0.010</text:p>
          </table:table-cell>
          <table:table-cell office:value-type="float" office:value="0.049249910766317" calcext:value-type="float">
            <text:p>0.049</text:p>
          </table:table-cell>
          <table:table-cell office:value-type="float" office:value="0.01" calcext:value-type="float">
            <text:p>0.010</text:p>
          </table:table-cell>
          <table:table-cell office:value-type="float" office:value="0.049249910766317" calcext:value-type="float">
            <text:p>0.049</text:p>
          </table:table-cell>
          <table:table-cell table:number-columns-repeated="8" office:value-type="float" office:value="0.01" calcext:value-type="float">
            <text:p>0.010</text:p>
          </table:table-cell>
          <table:table-cell office:value-type="float" office:value="0.0154367979224455" calcext:value-type="float">
            <text:p>0.015</text:p>
          </table:table-cell>
          <table:table-cell office:value-type="float" office:value="0.108264898202023" calcext:value-type="float">
            <text:p>0.108</text:p>
          </table:table-cell>
          <table:table-cell office:value-type="float" office:value="0.0419976785538278" calcext:value-type="float">
            <text:p>0.042</text:p>
          </table:table-cell>
          <table:table-cell table:style-name="Default" office:value-type="float" office:value="0.0849806654578263" calcext:value-type="float">
            <text:p>0.084980665457826</text:p>
          </table:table-cell>
          <table:table-cell table:number-columns-repeated="30"/>
        </table:table-row>
        <table:table-row table:style-name="ro1">
          <table:table-cell office:value-type="float" office:value="0.0622279214309131" calcext:value-type="float">
            <text:p>0.062</text:p>
          </table:table-cell>
          <table:table-cell office:value-type="float" office:value="0.0415095137376447" calcext:value-type="float">
            <text:p>0.042</text:p>
          </table:table-cell>
          <table:table-cell table:number-columns-repeated="2" office:value-type="float" office:value="0.055737984009783" calcext:value-type="float">
            <text:p>0.056</text:p>
          </table:table-cell>
          <table:table-cell office:value-type="float" office:value="0.011201016924771" calcext:value-type="float">
            <text:p>0.011</text:p>
          </table:table-cell>
          <table:table-cell table:number-columns-repeated="5" office:value-type="float" office:value="0.0220541236455631" calcext:value-type="float">
            <text:p>0.022</text:p>
          </table:table-cell>
          <table:table-cell office:value-type="float" office:value="0.01" calcext:value-type="float">
            <text:p>0.010</text:p>
          </table:table-cell>
          <table:table-cell office:value-type="float" office:value="0.140316375500982" calcext:value-type="float">
            <text:p>0.140</text:p>
          </table:table-cell>
          <table:table-cell office:value-type="float" office:value="0.01" calcext:value-type="float">
            <text:p>0.010</text:p>
          </table:table-cell>
          <table:table-cell office:value-type="float" office:value="0.140316375500982" calcext:value-type="float">
            <text:p>0.140</text:p>
          </table:table-cell>
          <table:table-cell office:value-type="float" office:value="0.01" calcext:value-type="float">
            <text:p>0.010</text:p>
          </table:table-cell>
          <table:table-cell office:value-type="float" office:value="0.155525998429495" calcext:value-type="float">
            <text:p>0.156</text:p>
          </table:table-cell>
          <table:table-cell office:value-type="float" office:value="0.01" calcext:value-type="float">
            <text:p>0.010</text:p>
          </table:table-cell>
          <table:table-cell office:value-type="float" office:value="0.155525998429495" calcext:value-type="float">
            <text:p>0.156</text:p>
          </table:table-cell>
          <table:table-cell office:value-type="float" office:value="0.0305715767041663" calcext:value-type="float">
            <text:p>0.031</text:p>
          </table:table-cell>
          <table:table-cell office:value-type="float" office:value="0.134947672805224" calcext:value-type="float">
            <text:p>0.135</text:p>
          </table:table-cell>
          <table:table-cell office:value-type="float" office:value="0.0305715767041663" calcext:value-type="float">
            <text:p>0.031</text:p>
          </table:table-cell>
          <table:table-cell office:value-type="float" office:value="0.134947672805224" calcext:value-type="float">
            <text:p>0.135</text:p>
          </table:table-cell>
          <table:table-cell office:value-type="float" office:value="0.0305715767041663" calcext:value-type="float">
            <text:p>0.031</text:p>
          </table:table-cell>
          <table:table-cell office:value-type="float" office:value="0.134947672805224" calcext:value-type="float">
            <text:p>0.135</text:p>
          </table:table-cell>
          <table:table-cell office:value-type="float" office:value="0.0305715767041663" calcext:value-type="float">
            <text:p>0.031</text:p>
          </table:table-cell>
          <table:table-cell office:value-type="float" office:value="0.134947672805224" calcext:value-type="float">
            <text:p>0.135</text:p>
          </table:table-cell>
          <table:table-cell office:value-type="float" office:value="0.01" calcext:value-type="float">
            <text:p>0.010</text:p>
          </table:table-cell>
          <table:table-cell office:value-type="float" office:value="0.105756890687831" calcext:value-type="float">
            <text:p>0.106</text:p>
          </table:table-cell>
          <table:table-cell office:value-type="float" office:value="0.01" calcext:value-type="float">
            <text:p>0.010</text:p>
          </table:table-cell>
          <table:table-cell office:value-type="float" office:value="0.105756890687831" calcext:value-type="float">
            <text:p>0.106</text:p>
          </table:table-cell>
          <table:table-cell table:number-columns-repeated="30"/>
        </table:table-row>
        <table:table-row table:style-name="ro1">
          <table:table-cell office:value-type="float" office:value="0.0805223285489553" calcext:value-type="float">
            <text:p>0.081</text:p>
          </table:table-cell>
          <table:table-cell table:number-columns-repeated="2" office:value-type="float" office:value="0.0657620304531603" calcext:value-type="float">
            <text:p>0.066</text:p>
          </table:table-cell>
          <table:table-cell table:number-columns-repeated="7" office:value-type="float" office:value="0.0187098397719137" calcext:value-type="float">
            <text:p>0.019</text:p>
          </table:table-cell>
          <table:table-cell office:value-type="float" office:value="0.0517437928458958" calcext:value-type="float">
            <text:p>0.052</text:p>
          </table:table-cell>
          <table:table-cell office:value-type="float" office:value="0.141001024821389" calcext:value-type="float">
            <text:p>0.141</text:p>
          </table:table-cell>
          <table:table-cell office:value-type="float" office:value="0.0517437928458958" calcext:value-type="float">
            <text:p>0.052</text:p>
          </table:table-cell>
          <table:table-cell office:value-type="float" office:value="0.141001024821389" calcext:value-type="float">
            <text:p>0.141</text:p>
          </table:table-cell>
          <table:table-cell office:value-type="float" office:value="0.0171198586682036" calcext:value-type="float">
            <text:p>0.017</text:p>
          </table:table-cell>
          <table:table-cell office:value-type="float" office:value="0.153923966401073" calcext:value-type="float">
            <text:p>0.154</text:p>
          </table:table-cell>
          <table:table-cell office:value-type="float" office:value="0.0171198586682036" calcext:value-type="float">
            <text:p>0.017</text:p>
          </table:table-cell>
          <table:table-cell office:value-type="float" office:value="0.153923966401073" calcext:value-type="float">
            <text:p>0.154</text:p>
          </table:table-cell>
          <table:table-cell office:value-type="float" office:value="0.0171198586682036" calcext:value-type="float">
            <text:p>0.017</text:p>
          </table:table-cell>
          <table:table-cell office:value-type="float" office:value="0.153923966401073" calcext:value-type="float">
            <text:p>0.154</text:p>
          </table:table-cell>
          <table:table-cell office:value-type="float" office:value="0.01" calcext:value-type="float">
            <text:p>0.010</text:p>
          </table:table-cell>
          <table:table-cell office:value-type="float" office:value="0.221288877786099" calcext:value-type="float">
            <text:p>0.221</text:p>
          </table:table-cell>
          <table:table-cell office:value-type="float" office:value="0.01" calcext:value-type="float">
            <text:p>0.010</text:p>
          </table:table-cell>
          <table:table-cell office:value-type="float" office:value="0.221288877786099" calcext:value-type="float">
            <text:p>0.221</text:p>
          </table:table-cell>
          <table:table-cell office:value-type="float" office:value="0.0237520922820138" calcext:value-type="float">
            <text:p>0.024</text:p>
          </table:table-cell>
          <table:table-cell office:value-type="float" office:value="0.311348732982701" calcext:value-type="float">
            <text:p>0.311</text:p>
          </table:table-cell>
          <table:table-cell office:value-type="float" office:value="0.0651683938510256" calcext:value-type="float">
            <text:p>0.065</text:p>
          </table:table-cell>
          <table:table-cell office:value-type="float" office:value="0.277738376263958" calcext:value-type="float">
            <text:p>0.278</text:p>
          </table:table-cell>
          <table:table-cell office:value-type="float" office:value="0.0651683938510256" calcext:value-type="float">
            <text:p>0.065</text:p>
          </table:table-cell>
          <table:table-cell office:value-type="float" office:value="0.277738376263958" calcext:value-type="float">
            <text:p>0.278</text:p>
          </table:table-cell>
          <table:table-cell table:number-columns-repeated="30"/>
        </table:table-row>
        <table:table-row table:style-name="ro1">
          <table:table-cell table:style-name="ce48" table:formula="of:=AVERAGE([.A204:.A213])" office:value-type="float" office:value="0.0465771432698464" calcext:value-type="float">
            <text:p>0.047</text:p>
          </table:table-cell>
          <table:table-cell table:style-name="ce48" table:formula="of:=AVERAGE([.B204:.B213])" office:value-type="float" office:value="0.0409299359744166" calcext:value-type="float">
            <text:p>0.041</text:p>
          </table:table-cell>
          <table:table-cell table:style-name="ce48" table:formula="of:=AVERAGE([.C204:.C213])" office:value-type="float" office:value="0.037533511183455" calcext:value-type="float">
            <text:p>0.038</text:p>
          </table:table-cell>
          <table:table-cell table:style-name="ce48" table:formula="of:=AVERAGE([.D204:.D213])" office:value-type="float" office:value="0.0393595810784157" calcext:value-type="float">
            <text:p>0.039</text:p>
          </table:table-cell>
          <table:table-cell table:style-name="ce48" table:formula="of:=AVERAGE([.E204:.E213])" office:value-type="float" office:value="0.026701372706287" calcext:value-type="float">
            <text:p>0.027</text:p>
          </table:table-cell>
          <table:table-cell table:style-name="ce48" table:formula="of:=AVERAGE([.F204:.F213])" office:value-type="float" office:value="0.0178733256447066" calcext:value-type="float">
            <text:p>0.018</text:p>
          </table:table-cell>
          <table:table-cell table:style-name="ce48" table:formula="of:=AVERAGE([.G204:.G213])" office:value-type="float" office:value="0.0187278474963216" calcext:value-type="float">
            <text:p>0.019</text:p>
          </table:table-cell>
          <table:table-cell table:style-name="ce48" table:formula="of:=AVERAGE([.H204:.H213])" office:value-type="float" office:value="0.0144880923666432" calcext:value-type="float">
            <text:p>0.014</text:p>
          </table:table-cell>
          <table:table-cell table:style-name="ce48" table:formula="of:=AVERAGE([.I204:.I213])" office:value-type="float" office:value="0.0137865174759512" calcext:value-type="float">
            <text:p>0.014</text:p>
          </table:table-cell>
          <table:table-cell table:style-name="ce48" table:formula="of:=AVERAGE([.J204:.J213])" office:value-type="float" office:value="0.0164113310351943" calcext:value-type="float">
            <text:p>0.016</text:p>
          </table:table-cell>
          <table:table-cell table:style-name="ce48" table:formula="of:=AVERAGE([.K204:.K213])" office:value-type="float" office:value="0.0172656625145571" calcext:value-type="float">
            <text:p>0.017</text:p>
          </table:table-cell>
          <table:table-cell table:style-name="ce48" table:formula="of:=AVERAGE([.L204:.L213])" office:value-type="float" office:value="0.0917640330760407" calcext:value-type="float">
            <text:p>0.092</text:p>
          </table:table-cell>
          <table:table-cell table:style-name="ce48" table:formula="of:=AVERAGE([.M204:.M213])" office:value-type="float" office:value="0.0423082602495018" calcext:value-type="float">
            <text:p>0.042</text:p>
          </table:table-cell>
          <table:table-cell table:style-name="ce48" table:formula="of:=AVERAGE([.N204:.N213])" office:value-type="float" office:value="0.099057921650977" calcext:value-type="float">
            <text:p>0.099</text:p>
          </table:table-cell>
          <table:table-cell table:style-name="ce48" table:formula="of:=AVERAGE([.O204:.O213])" office:value-type="float" office:value="0.0388458668317326" calcext:value-type="float">
            <text:p>0.039</text:p>
          </table:table-cell>
          <table:table-cell table:style-name="ce48" table:formula="of:=AVERAGE([.P204:.P213])" office:value-type="float" office:value="0.0966966538013378" calcext:value-type="float">
            <text:p>0.097</text:p>
          </table:table-cell>
          <table:table-cell table:style-name="ce48" table:formula="of:=AVERAGE([.Q204:.Q213])" office:value-type="float" office:value="0.0312100637244306" calcext:value-type="float">
            <text:p>0.031</text:p>
          </table:table-cell>
          <table:table-cell table:style-name="ce48" table:formula="of:=AVERAGE([.R204:.R213])" office:value-type="float" office:value="0.100271370704472" calcext:value-type="float">
            <text:p>0.100</text:p>
          </table:table-cell>
          <table:table-cell table:style-name="ce48" table:formula="of:=AVERAGE([.S204:.S213])" office:value-type="float" office:value="0.035659001184547" calcext:value-type="float">
            <text:p>0.036</text:p>
          </table:table-cell>
          <table:table-cell table:style-name="ce48" table:formula="of:=AVERAGE([.T204:.T213])" office:value-type="float" office:value="0.0888038301459163" calcext:value-type="float">
            <text:p>0.089</text:p>
          </table:table-cell>
          <table:table-cell table:style-name="ce48" table:formula="of:=AVERAGE([.U204:.U213])" office:value-type="float" office:value="0.0362011437253531" calcext:value-type="float">
            <text:p>0.036</text:p>
          </table:table-cell>
          <table:table-cell table:style-name="ce48" table:formula="of:=AVERAGE([.V204:.V213])" office:value-type="float" office:value="0.10725909835091" calcext:value-type="float">
            <text:p>0.107</text:p>
          </table:table-cell>
          <table:table-cell table:style-name="ce48" table:formula="of:=AVERAGE([.W204:.W213])" office:value-type="float" office:value="0.0408319252260995" calcext:value-type="float">
            <text:p>0.041</text:p>
          </table:table-cell>
          <table:table-cell table:style-name="ce48" table:formula="of:=AVERAGE([.X204:.X213])" office:value-type="float" office:value="0.106819767009547" calcext:value-type="float">
            <text:p>0.107</text:p>
          </table:table-cell>
          <table:table-cell table:style-name="ce48" table:formula="of:=AVERAGE([.Y204:.Y213])" office:value-type="float" office:value="0.0340089797730889" calcext:value-type="float">
            <text:p>0.034</text:p>
          </table:table-cell>
          <table:table-cell table:style-name="ce48" table:formula="of:=AVERAGE([.Z204:.Z213])" office:value-type="float" office:value="0.110136998298972" calcext:value-type="float">
            <text:p>0.110</text:p>
          </table:table-cell>
          <table:table-cell table:style-name="ce48" table:formula="of:=AVERAGE([.AA204:.AA213])" office:value-type="float" office:value="0.0369560574940798" calcext:value-type="float">
            <text:p>0.037</text:p>
          </table:table-cell>
          <table:table-cell table:style-name="ce48" table:formula="of:=AVERAGE([.AB204:.AB213])" office:value-type="float" office:value="0.107840900487842" calcext:value-type="float">
            <text:p>0.108</text:p>
          </table:table-cell>
          <table:table-cell table:style-name="ce48" table:formula="of:=AVERAGE([.AC204:.AC213])" office:value-type="float" office:value="0.0359729402216968" calcext:value-type="float">
            <text:p>0.036</text:p>
          </table:table-cell>
          <table:table-cell table:style-name="ce48" table:formula="of:=AVERAGE([.AD204:.AD213])" office:value-type="float" office:value="0.102804683505407" calcext:value-type="float">
            <text:p>0.103</text:p>
          </table:table-cell>
          <table:table-cell table:number-columns-repeated="30"/>
        </table:table-row>
        <table:table-row table:style-name="ro1">
          <table:table-cell table:style-name="ce48" table:formula="of:=MEDIAN([.A204:.A213])" office:value-type="float" office:value="0.0453126155962071" calcext:value-type="float">
            <text:p>0.045</text:p>
          </table:table-cell>
          <table:table-cell table:style-name="ce48" table:formula="of:=MEDIAN([.B204:.B213])" office:value-type="float" office:value="0.0414429661127066" calcext:value-type="float">
            <text:p>0.041</text:p>
          </table:table-cell>
          <table:table-cell table:style-name="ce48" table:formula="of:=MEDIAN([.C204:.C213])" office:value-type="float" office:value="0.0355549841094765" calcext:value-type="float">
            <text:p>0.036</text:p>
          </table:table-cell>
          <table:table-cell table:style-name="ce48" table:formula="of:=MEDIAN([.D204:.D213])" office:value-type="float" office:value="0.0323212798398394" calcext:value-type="float">
            <text:p>0.032</text:p>
          </table:table-cell>
          <table:table-cell table:style-name="ce48" table:formula="of:=MEDIAN([.E204:.E213])" office:value-type="float" office:value="0.0149554283483424" calcext:value-type="float">
            <text:p>0.015</text:p>
          </table:table-cell>
          <table:table-cell table:style-name="ce48" table:formula="of:=MEDIAN([.F204:.F213])" office:value-type="float" office:value="0.0123466994938091" calcext:value-type="float">
            <text:p>0.012</text:p>
          </table:table-cell>
          <table:table-cell table:style-name="ce48" table:formula="of:=MEDIAN([.G204:.G213])" office:value-type="float" office:value="0.0158545739472689" calcext:value-type="float">
            <text:p>0.016</text:p>
          </table:table-cell>
          <table:table-cell table:style-name="ce48" table:formula="of:=MEDIAN([.H204:.H213])" office:value-type="float" office:value="0.0123466994938091" calcext:value-type="float">
            <text:p>0.012</text:p>
          </table:table-cell>
          <table:table-cell table:style-name="ce48" table:formula="of:=MEDIAN([.I204:.I213])" office:value-type="float" office:value="0.01" calcext:value-type="float">
            <text:p>0.010</text:p>
          </table:table-cell>
          <table:table-cell table:style-name="ce48" table:formula="of:=MEDIAN([.J204:.J213])" office:value-type="float" office:value="0.0123466994938091" calcext:value-type="float">
            <text:p>0.012</text:p>
          </table:table-cell>
          <table:table-cell table:style-name="ce48" table:formula="of:=MEDIAN([.K204:.K213])" office:value-type="float" office:value="0.01" calcext:value-type="float">
            <text:p>0.010</text:p>
          </table:table-cell>
          <table:table-cell table:style-name="ce48" table:formula="of:=MEDIAN([.L204:.L213])" office:value-type="float" office:value="0.0795165654647911" calcext:value-type="float">
            <text:p>0.080</text:p>
          </table:table-cell>
          <table:table-cell table:style-name="ce48" table:formula="of:=MEDIAN([.M204:.M213])" office:value-type="float" office:value="0.0123466994938091" calcext:value-type="float">
            <text:p>0.012</text:p>
          </table:table-cell>
          <table:table-cell table:style-name="ce48" table:formula="of:=MEDIAN([.N204:.N213])" office:value-type="float" office:value="0.0888552034212892" calcext:value-type="float">
            <text:p>0.089</text:p>
          </table:table-cell>
          <table:table-cell table:style-name="ce48" table:formula="of:=MEDIAN([.O204:.O213])" office:value-type="float" office:value="0.0123466994938091" calcext:value-type="float">
            <text:p>0.012</text:p>
          </table:table-cell>
          <table:table-cell table:style-name="ce48" table:formula="of:=MEDIAN([.P204:.P213])" office:value-type="float" office:value="0.0888552034212892" calcext:value-type="float">
            <text:p>0.089</text:p>
          </table:table-cell>
          <table:table-cell table:style-name="ce48" table:formula="of:=MEDIAN([.Q204:.Q213])" office:value-type="float" office:value="0.0123466994938091" calcext:value-type="float">
            <text:p>0.012</text:p>
          </table:table-cell>
          <table:table-cell table:style-name="ce48" table:formula="of:=MEDIAN([.R204:.R213])" office:value-type="float" office:value="0.0982618713221524" calcext:value-type="float">
            <text:p>0.098</text:p>
          </table:table-cell>
          <table:table-cell table:style-name="ce48" table:formula="of:=MEDIAN([.S204:.S213])" office:value-type="float" office:value="0.0147172707658075" calcext:value-type="float">
            <text:p>0.015</text:p>
          </table:table-cell>
          <table:table-cell table:style-name="ce48" table:formula="of:=MEDIAN([.T204:.T213])" office:value-type="float" office:value="0.0949293838361028" calcext:value-type="float">
            <text:p>0.095</text:p>
          </table:table-cell>
          <table:table-cell table:style-name="ce48" table:formula="of:=MEDIAN([.U204:.U213])" office:value-type="float" office:value="0.013843025441647" calcext:value-type="float">
            <text:p>0.014</text:p>
          </table:table-cell>
          <table:table-cell table:style-name="ce48" table:formula="of:=MEDIAN([.V204:.V213])" office:value-type="float" office:value="0.108006691775366" calcext:value-type="float">
            <text:p>0.108</text:p>
          </table:table-cell>
          <table:table-cell table:style-name="ce48" table:formula="of:=MEDIAN([.W204:.W213])" office:value-type="float" office:value="0.0226324878458922" calcext:value-type="float">
            <text:p>0.023</text:p>
          </table:table-cell>
          <table:table-cell table:style-name="ce48" table:formula="of:=MEDIAN([.X204:.X213])" office:value-type="float" office:value="0.112965178128724" calcext:value-type="float">
            <text:p>0.113</text:p>
          </table:table-cell>
          <table:table-cell table:style-name="ce48" table:formula="of:=MEDIAN([.Y204:.Y213])" office:value-type="float" office:value="0.0168760461410069" calcext:value-type="float">
            <text:p>0.017</text:p>
          </table:table-cell>
          <table:table-cell table:style-name="ce48" table:formula="of:=MEDIAN([.Z204:.Z213])" office:value-type="float" office:value="0.117404102302931" calcext:value-type="float">
            <text:p>0.117</text:p>
          </table:table-cell>
          <table:table-cell table:style-name="ce48" table:formula="of:=MEDIAN([.AA204:.AA213])" office:value-type="float" office:value="0.01" calcext:value-type="float">
            <text:p>0.010</text:p>
          </table:table-cell>
          <table:table-cell table:style-name="ce48" table:formula="of:=MEDIAN([.AB204:.AB213])" office:value-type="float" office:value="0.102808711244234" calcext:value-type="float">
            <text:p>0.103</text:p>
          </table:table-cell>
          <table:table-cell table:style-name="ce48" table:formula="of:=MEDIAN([.AC204:.AC213])" office:value-type="float" office:value="0.01" calcext:value-type="float">
            <text:p>0.010</text:p>
          </table:table-cell>
          <table:table-cell table:style-name="ce48" table:formula="of:=MEDIAN([.AD204:.AD213])" office:value-type="float" office:value="0.0924205986292321" calcext:value-type="float">
            <text:p>0.092</text:p>
          </table:table-cell>
          <table:table-cell table:number-columns-repeated="30"/>
        </table:table-row>
        <table:table-row table:style-name="ro1">
          <table:table-cell table:style-name="Default" table:number-columns-repeated="30"/>
          <table:table-cell table:number-columns-repeated="30"/>
        </table:table-row>
        <table:table-row table:style-name="ro1">
          <table:table-cell table:style-name="ce30" office:value-type="string" calcext:value-type="string" table:number-columns-spanned="30" table:number-rows-spanned="1">
            <text:p>Decoder</text:p>
          </table:table-cell>
          <table:covered-table-cell table:number-columns-repeated="29" table:style-name="Default"/>
          <table:table-cell table:number-columns-repeated="30"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 table:number-columns-spanned="2" table:number-rows-spanned="1">
            <text:p>11</text:p>
          </table:table-cell>
          <table:covered-table-cell table:style-name="ce30"/>
          <table:table-cell table:style-name="ce30" office:value-type="float" office:value="12" calcext:value-type="float" table:number-columns-spanned="2" table:number-rows-spanned="1">
            <text:p>12</text:p>
          </table:table-cell>
          <table:covered-table-cell table:style-name="ce30"/>
          <table:table-cell table:style-name="ce30" office:value-type="float" office:value="13" calcext:value-type="float" table:number-columns-spanned="2" table:number-rows-spanned="1">
            <text:p>13</text:p>
          </table:table-cell>
          <table:covered-table-cell table:style-name="ce30"/>
          <table:table-cell table:style-name="ce30" office:value-type="float" office:value="14" calcext:value-type="float" table:number-columns-spanned="2" table:number-rows-spanned="1">
            <text:p>14</text:p>
          </table:table-cell>
          <table:covered-table-cell table:style-name="ce30"/>
          <table:table-cell table:style-name="ce30" office:value-type="float" office:value="15" calcext:value-type="float" table:number-columns-spanned="2" table:number-rows-spanned="1">
            <text:p>15</text:p>
          </table:table-cell>
          <table:covered-table-cell table:style-name="ce30"/>
          <table:table-cell table:style-name="ce30" office:value-type="float" office:value="16" calcext:value-type="float" table:number-columns-spanned="2" table:number-rows-spanned="1">
            <text:p>16</text:p>
          </table:table-cell>
          <table:covered-table-cell table:style-name="ce30"/>
          <table:table-cell table:style-name="ce30" office:value-type="float" office:value="17" calcext:value-type="float" table:number-columns-spanned="2" table:number-rows-spanned="1">
            <text:p>17</text:p>
          </table:table-cell>
          <table:covered-table-cell table:style-name="ce30"/>
          <table:table-cell table:style-name="ce30" office:value-type="float" office:value="18" calcext:value-type="float" table:number-columns-spanned="2" table:number-rows-spanned="1">
            <text:p>18</text:p>
          </table:table-cell>
          <table:covered-table-cell table:style-name="ce30"/>
          <table:table-cell table:style-name="ce30" office:value-type="float" office:value="19" calcext:value-type="float" table:number-columns-spanned="2" table:number-rows-spanned="1">
            <text:p>19</text:p>
          </table:table-cell>
          <table:covered-table-cell table:style-name="ce30"/>
          <table:table-cell table:style-name="ce30" office:value-type="float" office:value="20" calcext:value-type="float" table:number-columns-spanned="2" table:number-rows-spanned="1">
            <text:p>20</text:p>
          </table:table-cell>
          <table:covered-table-cell table:style-name="ce30"/>
          <table:table-cell table:number-columns-repeated="30"/>
        </table:table-row>
        <table:table-row table:style-name="ro1">
          <table:table-cell table:number-columns-repeated="3" office:value-type="float" office:value="0.132950488405518" calcext:value-type="float">
            <text:p>0.133</text:p>
          </table:table-cell>
          <table:table-cell office:value-type="float" office:value="0.0819576994352106" calcext:value-type="float">
            <text:p>0.082</text:p>
          </table:table-cell>
          <table:table-cell table:number-columns-repeated="3" office:value-type="float" office:value="0.118295393358407" calcext:value-type="float">
            <text:p>0.118</text:p>
          </table:table-cell>
          <table:table-cell table:number-columns-repeated="3" office:value-type="float" office:value="0.14129397388753" calcext:value-type="float">
            <text:p>0.141</text:p>
          </table:table-cell>
          <table:table-cell office:value-type="float" office:value="0.0899489939325621" calcext:value-type="float">
            <text:p>0.090</text:p>
          </table:table-cell>
          <table:table-cell office:value-type="float" office:value="0.14129397388753" calcext:value-type="float">
            <text:p>0.141</text:p>
          </table:table-cell>
          <table:table-cell office:value-type="float" office:value="0.0899489939325621" calcext:value-type="float">
            <text:p>0.090</text:p>
          </table:table-cell>
          <table:table-cell office:value-type="float" office:value="0.14129397388753" calcext:value-type="float">
            <text:p>0.141</text:p>
          </table:table-cell>
          <table:table-cell office:value-type="float" office:value="0.153442507039746" calcext:value-type="float">
            <text:p>0.153</text:p>
          </table:table-cell>
          <table:table-cell office:value-type="float" office:value="0.189042211325199" calcext:value-type="float">
            <text:p>0.189</text:p>
          </table:table-cell>
          <table:table-cell office:value-type="float" office:value="0.0657614641384312" calcext:value-type="float">
            <text:p>0.066</text:p>
          </table:table-cell>
          <table:table-cell office:value-type="float" office:value="0.214317989176908" calcext:value-type="float">
            <text:p>0.214</text:p>
          </table:table-cell>
          <table:table-cell office:value-type="float" office:value="0.0657614641384312" calcext:value-type="float">
            <text:p>0.066</text:p>
          </table:table-cell>
          <table:table-cell office:value-type="float" office:value="0.214317989176908" calcext:value-type="float">
            <text:p>0.214</text:p>
          </table:table-cell>
          <table:table-cell office:value-type="float" office:value="0.088782231645509" calcext:value-type="float">
            <text:p>0.089</text:p>
          </table:table-cell>
          <table:table-cell office:value-type="float" office:value="0.135418689411619" calcext:value-type="float">
            <text:p>0.135</text:p>
          </table:table-cell>
          <table:table-cell office:value-type="float" office:value="0.119228144968033" calcext:value-type="float">
            <text:p>0.119</text:p>
          </table:table-cell>
          <table:table-cell office:value-type="float" office:value="0.236723000096583" calcext:value-type="float">
            <text:p>0.237</text:p>
          </table:table-cell>
          <table:table-cell office:value-type="float" office:value="0.119228144968033" calcext:value-type="float">
            <text:p>0.119</text:p>
          </table:table-cell>
          <table:table-cell office:value-type="float" office:value="0.236723000096583" calcext:value-type="float">
            <text:p>0.237</text:p>
          </table:table-cell>
          <table:table-cell office:value-type="float" office:value="0.119228144968033" calcext:value-type="float">
            <text:p>0.119</text:p>
          </table:table-cell>
          <table:table-cell office:value-type="float" office:value="0.236723000096583" calcext:value-type="float">
            <text:p>0.237</text:p>
          </table:table-cell>
          <table:table-cell office:value-type="float" office:value="0.119228144968033" calcext:value-type="float">
            <text:p>0.119</text:p>
          </table:table-cell>
          <table:table-cell office:value-type="float" office:value="0.236723000096583" calcext:value-type="float">
            <text:p>0.237</text:p>
          </table:table-cell>
          <table:table-cell table:number-columns-repeated="30"/>
        </table:table-row>
        <table:table-row table:style-name="ro1">
          <table:table-cell table:number-columns-repeated="4" office:value-type="float" office:value="0.146453911690152" calcext:value-type="float">
            <text:p>0.146</text:p>
          </table:table-cell>
          <table:table-cell table:number-columns-repeated="2" office:value-type="float" office:value="0.114343715228885" calcext:value-type="float">
            <text:p>0.114</text:p>
          </table:table-cell>
          <table:table-cell table:number-columns-repeated="2" office:value-type="float" office:value="0.069033617650298" calcext:value-type="float">
            <text:p>0.069</text:p>
          </table:table-cell>
          <table:table-cell office:value-type="float" office:value="0.057153026452241" calcext:value-type="float">
            <text:p>0.057</text:p>
          </table:table-cell>
          <table:table-cell office:value-type="float" office:value="0.0483013240370196" calcext:value-type="float">
            <text:p>0.048</text:p>
          </table:table-cell>
          <table:table-cell office:value-type="float" office:value="0.0792391993792021" calcext:value-type="float">
            <text:p>0.079</text:p>
          </table:table-cell>
          <table:table-cell office:value-type="float" office:value="0.0483013240370196" calcext:value-type="float">
            <text:p>0.048</text:p>
          </table:table-cell>
          <table:table-cell table:number-columns-repeated="8" office:value-type="float" office:value="0.01" calcext:value-type="float">
            <text:p>0.010</text:p>
          </table:table-cell>
          <table:table-cell office:value-type="float" office:value="0.0947345847099019" calcext:value-type="float">
            <text:p>0.095</text:p>
          </table:table-cell>
          <table:table-cell office:value-type="float" office:value="0.01" calcext:value-type="float">
            <text:p>0.010</text:p>
          </table:table-cell>
          <table:table-cell office:value-type="float" office:value="0.0947345847099019" calcext:value-type="float">
            <text:p>0.095</text:p>
          </table:table-cell>
          <table:table-cell table:number-columns-repeated="4" office:value-type="float" office:value="0.01" calcext:value-type="float">
            <text:p>0.010</text:p>
          </table:table-cell>
          <table:table-cell office:value-type="float" office:value="0.0166189271260878" calcext:value-type="float">
            <text:p>0.017</text:p>
          </table:table-cell>
          <table:table-cell office:value-type="float" office:value="0.01" calcext:value-type="float">
            <text:p>0.010</text:p>
          </table:table-cell>
          <table:table-cell office:value-type="float" office:value="0.0166189271260878" calcext:value-type="float">
            <text:p>0.017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.176373458208053" calcext:value-type="float">
            <text:p>0.176</text:p>
          </table:table-cell>
          <table:table-cell table:number-columns-repeated="8" office:value-type="float" office:value="0.132938514727067" calcext:value-type="float">
            <text:p>0.133</text:p>
          </table:table-cell>
          <table:table-cell office:value-type="float" office:value="0.0625248288114767" calcext:value-type="float">
            <text:p>0.063</text:p>
          </table:table-cell>
          <table:table-cell office:value-type="float" office:value="0.132938514727067" calcext:value-type="float">
            <text:p>0.133</text:p>
          </table:table-cell>
          <table:table-cell office:value-type="float" office:value="0.0349579763199252" calcext:value-type="float">
            <text:p>0.035</text:p>
          </table:table-cell>
          <table:table-cell office:value-type="float" office:value="0.148813332749152" calcext:value-type="float">
            <text:p>0.149</text:p>
          </table:table-cell>
          <table:table-cell office:value-type="float" office:value="0.0349579763199252" calcext:value-type="float">
            <text:p>0.035</text:p>
          </table:table-cell>
          <table:table-cell office:value-type="float" office:value="0.148813332749152" calcext:value-type="float">
            <text:p>0.149</text:p>
          </table:table-cell>
          <table:table-cell office:value-type="float" office:value="0.0349579763199252" calcext:value-type="float">
            <text:p>0.035</text:p>
          </table:table-cell>
          <table:table-cell office:value-type="float" office:value="0.148813332749152" calcext:value-type="float">
            <text:p>0.149</text:p>
          </table:table-cell>
          <table:table-cell office:value-type="float" office:value="0.0173504713110723" calcext:value-type="float">
            <text:p>0.017</text:p>
          </table:table-cell>
          <table:table-cell office:value-type="float" office:value="0.095191816111863" calcext:value-type="float">
            <text:p>0.095</text:p>
          </table:table-cell>
          <table:table-cell office:value-type="float" office:value="0.0173504713110723" calcext:value-type="float">
            <text:p>0.017</text:p>
          </table:table-cell>
          <table:table-cell office:value-type="float" office:value="0.095191816111863" calcext:value-type="float">
            <text:p>0.095</text:p>
          </table:table-cell>
          <table:table-cell office:value-type="float" office:value="0.01" calcext:value-type="float">
            <text:p>0.010</text:p>
          </table:table-cell>
          <table:table-cell office:value-type="float" office:value="0.0526940346181288" calcext:value-type="float">
            <text:p>0.053</text:p>
          </table:table-cell>
          <table:table-cell table:number-columns-repeated="5" office:value-type="float" office:value="0.01" calcext:value-type="float">
            <text:p>0.010</text:p>
          </table:table-cell>
          <table:table-cell office:value-type="float" office:value="0.0142505209892041" calcext:value-type="float">
            <text:p>0.014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.01" calcext:value-type="float">
            <text:p>0.010</text:p>
          </table:table-cell>
          <table:table-cell office:value-type="float" office:value="0.0468391531814073" calcext:value-type="float">
            <text:p>0.047</text:p>
          </table:table-cell>
          <table:table-cell table:number-columns-repeated="4" office:value-type="float" office:value="0.120127044580535" calcext:value-type="float">
            <text:p>0.120</text:p>
          </table:table-cell>
          <table:table-cell office:value-type="float" office:value="0.0904591080672663" calcext:value-type="float">
            <text:p>0.090</text:p>
          </table:table-cell>
          <table:table-cell table:number-columns-repeated="2" office:value-type="float" office:value="0.0491173580346493" calcext:value-type="float">
            <text:p>0.049</text:p>
          </table:table-cell>
          <table:table-cell office:value-type="float" office:value="0.132463913232999" calcext:value-type="float">
            <text:p>0.132</text:p>
          </table:table-cell>
          <table:table-cell office:value-type="float" office:value="0.0491173580346493" calcext:value-type="float">
            <text:p>0.049</text:p>
          </table:table-cell>
          <table:table-cell office:value-type="float" office:value="0.132463913232999" calcext:value-type="float">
            <text:p>0.132</text:p>
          </table:table-cell>
          <table:table-cell office:value-type="float" office:value="0.0491173580346493" calcext:value-type="float">
            <text:p>0.049</text:p>
          </table:table-cell>
          <table:table-cell office:value-type="float" office:value="0.132463913232999" calcext:value-type="float">
            <text:p>0.132</text:p>
          </table:table-cell>
          <table:table-cell office:value-type="float" office:value="0.0491173580346493" calcext:value-type="float">
            <text:p>0.049</text:p>
          </table:table-cell>
          <table:table-cell office:value-type="float" office:value="0.132463913232999" calcext:value-type="float">
            <text:p>0.132</text:p>
          </table:table-cell>
          <table:table-cell office:value-type="float" office:value="0.0491173580346493" calcext:value-type="float">
            <text:p>0.049</text:p>
          </table:table-cell>
          <table:table-cell office:value-type="float" office:value="0.0593921898456153" calcext:value-type="float">
            <text:p>0.059</text:p>
          </table:table-cell>
          <table:table-cell office:value-type="float" office:value="0.0866036279866426" calcext:value-type="float">
            <text:p>0.087</text:p>
          </table:table-cell>
          <table:table-cell office:value-type="float" office:value="0.0730440654652345" calcext:value-type="float">
            <text:p>0.073</text:p>
          </table:table-cell>
          <table:table-cell office:value-type="float" office:value="0.0681870306432588" calcext:value-type="float">
            <text:p>0.068</text:p>
          </table:table-cell>
          <table:table-cell office:value-type="float" office:value="0.0769648979828149" calcext:value-type="float">
            <text:p>0.077</text:p>
          </table:table-cell>
          <table:table-cell office:value-type="float" office:value="0.140577446369279" calcext:value-type="float">
            <text:p>0.141</text:p>
          </table:table-cell>
          <table:table-cell office:value-type="float" office:value="0.0769648979828149" calcext:value-type="float">
            <text:p>0.077</text:p>
          </table:table-cell>
          <table:table-cell office:value-type="float" office:value="0.140577446369279" calcext:value-type="float">
            <text:p>0.141</text:p>
          </table:table-cell>
          <table:table-cell office:value-type="float" office:value="0.0925515151254818" calcext:value-type="float">
            <text:p>0.093</text:p>
          </table:table-cell>
          <table:table-cell office:value-type="float" office:value="0.162645647385152" calcext:value-type="float">
            <text:p>0.163</text:p>
          </table:table-cell>
          <table:table-cell office:value-type="float" office:value="0.164881478409892" calcext:value-type="float">
            <text:p>0.165</text:p>
          </table:table-cell>
          <table:table-cell office:value-type="float" office:value="0.201507153714561" calcext:value-type="float">
            <text:p>0.202</text:p>
          </table:table-cell>
          <table:table-cell table:number-columns-repeated="30"/>
        </table:table-row>
        <table:table-row table:style-name="ro1">
          <table:table-cell office:value-type="float" office:value="0.118931170503676" calcext:value-type="float">
            <text:p>0.119</text:p>
          </table:table-cell>
          <table:table-cell table:number-columns-repeated="2" office:value-type="float" office:value="0.0908670039490196" calcext:value-type="float">
            <text:p>0.091</text:p>
          </table:table-cell>
          <table:table-cell table:number-columns-repeated="2" office:value-type="float" office:value="0.0764438364114823" calcext:value-type="float">
            <text:p>0.076</text:p>
          </table:table-cell>
          <table:table-cell table:number-columns-repeated="5" office:value-type="float" office:value="0.142170137145895" calcext:value-type="float">
            <text:p>0.142</text:p>
          </table:table-cell>
          <table:table-cell office:value-type="float" office:value="0.0900119844420572" calcext:value-type="float">
            <text:p>0.090</text:p>
          </table:table-cell>
          <table:table-cell office:value-type="float" office:value="0.142170137145895" calcext:value-type="float">
            <text:p>0.142</text:p>
          </table:table-cell>
          <table:table-cell office:value-type="float" office:value="0.0900119844420572" calcext:value-type="float">
            <text:p>0.090</text:p>
          </table:table-cell>
          <table:table-cell office:value-type="float" office:value="0.142170137145895" calcext:value-type="float">
            <text:p>0.142</text:p>
          </table:table-cell>
          <table:table-cell office:value-type="float" office:value="0.0900119844420572" calcext:value-type="float">
            <text:p>0.090</text:p>
          </table:table-cell>
          <table:table-cell office:value-type="float" office:value="0.142170137145895" calcext:value-type="float">
            <text:p>0.142</text:p>
          </table:table-cell>
          <table:table-cell office:value-type="float" office:value="0.0900119844420572" calcext:value-type="float">
            <text:p>0.090</text:p>
          </table:table-cell>
          <table:table-cell office:value-type="float" office:value="0.142170137145895" calcext:value-type="float">
            <text:p>0.142</text:p>
          </table:table-cell>
          <table:table-cell office:value-type="float" office:value="0.0900119844420572" calcext:value-type="float">
            <text:p>0.090</text:p>
          </table:table-cell>
          <table:table-cell office:value-type="float" office:value="0.142170137145895" calcext:value-type="float">
            <text:p>0.142</text:p>
          </table:table-cell>
          <table:table-cell office:value-type="float" office:value="0.0900119844420572" calcext:value-type="float">
            <text:p>0.090</text:p>
          </table:table-cell>
          <table:table-cell office:value-type="float" office:value="0.142170137145895" calcext:value-type="float">
            <text:p>0.142</text:p>
          </table:table-cell>
          <table:table-cell office:value-type="float" office:value="0.0900119844420572" calcext:value-type="float">
            <text:p>0.090</text:p>
          </table:table-cell>
          <table:table-cell office:value-type="float" office:value="0.142170137145895" calcext:value-type="float">
            <text:p>0.142</text:p>
          </table:table-cell>
          <table:table-cell office:value-type="float" office:value="0.171477943474742" calcext:value-type="float">
            <text:p>0.171</text:p>
          </table:table-cell>
          <table:table-cell office:value-type="float" office:value="0.059347433634477" calcext:value-type="float">
            <text:p>0.059</text:p>
          </table:table-cell>
          <table:table-cell office:value-type="float" office:value="0.171477943474742" calcext:value-type="float">
            <text:p>0.171</text:p>
          </table:table-cell>
          <table:table-cell office:value-type="float" office:value="0.059347433634477" calcext:value-type="float">
            <text:p>0.059</text:p>
          </table:table-cell>
          <table:table-cell office:value-type="float" office:value="0.171477943474742" calcext:value-type="float">
            <text:p>0.171</text:p>
          </table:table-cell>
          <table:table-cell office:value-type="float" office:value="0.059347433634477" calcext:value-type="float">
            <text:p>0.059</text:p>
          </table:table-cell>
          <table:table-cell table:number-columns-repeated="30"/>
        </table:table-row>
        <table:table-row table:style-name="ro1">
          <table:table-cell table:number-columns-repeated="2" table:style-name="Default" office:value-type="float" office:value="0.121678274556554" calcext:value-type="float">
            <text:p>0.121678274556554</text:p>
          </table:table-cell>
          <table:table-cell table:number-columns-repeated="3" table:style-name="Default" office:value-type="float" office:value="0.151540764318162" calcext:value-type="float">
            <text:p>0.151540764318162</text:p>
          </table:table-cell>
          <table:table-cell table:style-name="Default" office:value-type="float" office:value="0.0985627724145039" calcext:value-type="float">
            <text:p>0.098562772414504</text:p>
          </table:table-cell>
          <table:table-cell table:number-columns-repeated="4" table:style-name="Default" office:value-type="float" office:value="0.0840045388584438" calcext:value-type="float">
            <text:p>0.084004538858444</text:p>
          </table:table-cell>
          <table:table-cell table:style-name="Default" office:value-type="float" office:value="0.0369466324390883" calcext:value-type="float">
            <text:p>0.036946632439088</text:p>
          </table:table-cell>
          <table:table-cell table:style-name="Default" office:value-type="float" office:value="0.0840045388584438" calcext:value-type="float">
            <text:p>0.084004538858444</text:p>
          </table:table-cell>
          <table:table-cell table:style-name="Default" office:value-type="float" office:value="0.0505691322743281" calcext:value-type="float">
            <text:p>0.050569132274328</text:p>
          </table:table-cell>
          <table:table-cell table:style-name="Default" office:value-type="float" office:value="0.0352546559856938" calcext:value-type="float">
            <text:p>0.035254655985694</text:p>
          </table:table-cell>
          <table:table-cell table:style-name="Default" office:value-type="float" office:value="0.0505691322743281" calcext:value-type="float">
            <text:p>0.050569132274328</text:p>
          </table:table-cell>
          <table:table-cell table:style-name="Default" office:value-type="float" office:value="0.0352546559856938" calcext:value-type="float">
            <text:p>0.035254655985694</text:p>
          </table:table-cell>
          <table:table-cell table:style-name="Default" office:value-type="float" office:value="0.0644384089910411" calcext:value-type="float">
            <text:p>0.064438408991041</text:p>
          </table:table-cell>
          <table:table-cell table:style-name="Default" office:value-type="float" office:value="0.107638554937841" calcext:value-type="float">
            <text:p>0.107638554937841</text:p>
          </table:table-cell>
          <table:table-cell table:style-name="Default" office:value-type="float" office:value="0.0478071038676604" calcext:value-type="float">
            <text:p>0.04780710386766</text:p>
          </table:table-cell>
          <table:table-cell table:style-name="Default" office:value-type="float" office:value="0.0695341964848706" calcext:value-type="float">
            <text:p>0.069534196484871</text:p>
          </table:table-cell>
          <table:table-cell table:style-name="Default" office:value-type="float" office:value="0.0478071038676604" calcext:value-type="float">
            <text:p>0.04780710386766</text:p>
          </table:table-cell>
          <table:table-cell table:style-name="Default" office:value-type="float" office:value="0.0695341964848706" calcext:value-type="float">
            <text:p>0.069534196484871</text:p>
          </table:table-cell>
          <table:table-cell table:style-name="Default" office:value-type="float" office:value="0.0478071038676604" calcext:value-type="float">
            <text:p>0.04780710386766</text:p>
          </table:table-cell>
          <table:table-cell table:style-name="Default" office:value-type="float" office:value="0.0695341964848706" calcext:value-type="float">
            <text:p>0.06953419648487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0419189337670923" calcext:value-type="float">
            <text:p>0.041918933767092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159795241100635" calcext:value-type="float">
            <text:p>0.159795241100635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159795241100635" calcext:value-type="float">
            <text:p>0.159795241100635</text:p>
          </table:table-cell>
          <table:table-cell table:number-columns-repeated="30"/>
        </table:table-row>
        <table:table-row table:style-name="ro1">
          <table:table-cell office:value-type="float" office:value="0.279147421411555" calcext:value-type="float">
            <text:p>0.279</text:p>
          </table:table-cell>
          <table:table-cell table:number-columns-repeated="8" office:value-type="float" office:value="0.213593371287859" calcext:value-type="float">
            <text:p>0.214</text:p>
          </table:table-cell>
          <table:table-cell office:value-type="float" office:value="0.262419688182308" calcext:value-type="float">
            <text:p>0.262</text:p>
          </table:table-cell>
          <table:table-cell office:value-type="float" office:value="0.0344177017424598" calcext:value-type="float">
            <text:p>0.034</text:p>
          </table:table-cell>
          <table:table-cell office:value-type="float" office:value="0.262419688182308" calcext:value-type="float">
            <text:p>0.262</text:p>
          </table:table-cell>
          <table:table-cell office:value-type="float" office:value="0.0344177017424598" calcext:value-type="float">
            <text:p>0.034</text:p>
          </table:table-cell>
          <table:table-cell office:value-type="float" office:value="0.262419688182308" calcext:value-type="float">
            <text:p>0.262</text:p>
          </table:table-cell>
          <table:table-cell office:value-type="float" office:value="0.0344177017424598" calcext:value-type="float">
            <text:p>0.034</text:p>
          </table:table-cell>
          <table:table-cell office:value-type="float" office:value="0.262419688182308" calcext:value-type="float">
            <text:p>0.262</text:p>
          </table:table-cell>
          <table:table-cell office:value-type="float" office:value="0.01" calcext:value-type="float">
            <text:p>0.010</text:p>
          </table:table-cell>
          <table:table-cell office:value-type="float" office:value="0.288102385700274" calcext:value-type="float">
            <text:p>0.288</text:p>
          </table:table-cell>
          <table:table-cell office:value-type="float" office:value="0.0280662467538207" calcext:value-type="float">
            <text:p>0.028</text:p>
          </table:table-cell>
          <table:table-cell office:value-type="float" office:value="0.198843132030842" calcext:value-type="float">
            <text:p>0.199</text:p>
          </table:table-cell>
          <table:table-cell office:value-type="float" office:value="0.0280662467538207" calcext:value-type="float">
            <text:p>0.028</text:p>
          </table:table-cell>
          <table:table-cell office:value-type="float" office:value="0.198843132030842" calcext:value-type="float">
            <text:p>0.199</text:p>
          </table:table-cell>
          <table:table-cell office:value-type="float" office:value="0.0280662467538207" calcext:value-type="float">
            <text:p>0.028</text:p>
          </table:table-cell>
          <table:table-cell office:value-type="float" office:value="0.198843132030842" calcext:value-type="float">
            <text:p>0.199</text:p>
          </table:table-cell>
          <table:table-cell office:value-type="float" office:value="0.0280662467538207" calcext:value-type="float">
            <text:p>0.028</text:p>
          </table:table-cell>
          <table:table-cell office:value-type="float" office:value="0.198843132030842" calcext:value-type="float">
            <text:p>0.199</text:p>
          </table:table-cell>
          <table:table-cell office:value-type="float" office:value="0.0280662467538207" calcext:value-type="float">
            <text:p>0.028</text:p>
          </table:table-cell>
          <table:table-cell office:value-type="float" office:value="0.198843132030842" calcext:value-type="float">
            <text:p>0.199</text:p>
          </table:table-cell>
          <table:table-cell office:value-type="float" office:value="0.0280662467538207" calcext:value-type="float">
            <text:p>0.028</text:p>
          </table:table-cell>
          <table:table-cell table:style-name="Default" office:value-type="float" office:value="0.198843132030842" calcext:value-type="float">
            <text:p>0.198843132030842</text:p>
          </table:table-cell>
          <table:table-cell table:number-columns-repeated="30"/>
        </table:table-row>
        <table:table-row table:style-name="ro1">
          <table:table-cell office:value-type="float" office:value="0.0251368777369825" calcext:value-type="float">
            <text:p>0.025</text:p>
          </table:table-cell>
          <table:table-cell table:number-columns-repeated="3" office:value-type="float" office:value="0.0558717745377686" calcext:value-type="float">
            <text:p>0.056</text:p>
          </table:table-cell>
          <table:table-cell office:value-type="float" office:value="0.0513272145039998" calcext:value-type="float">
            <text:p>0.051</text:p>
          </table:table-cell>
          <table:table-cell table:number-columns-repeated="4" office:value-type="float" office:value="0.01" calcext:value-type="float">
            <text:p>0.010</text:p>
          </table:table-cell>
          <table:table-cell office:value-type="float" office:value="0.053882455992764" calcext:value-type="float">
            <text:p>0.054</text:p>
          </table:table-cell>
          <table:table-cell office:value-type="float" office:value="0.163579778427206" calcext:value-type="float">
            <text:p>0.164</text:p>
          </table:table-cell>
          <table:table-cell office:value-type="float" office:value="0.01" calcext:value-type="float">
            <text:p>0.010</text:p>
          </table:table-cell>
          <table:table-cell office:value-type="float" office:value="0.163579778427206" calcext:value-type="float">
            <text:p>0.164</text:p>
          </table:table-cell>
          <table:table-cell office:value-type="float" office:value="0.01" calcext:value-type="float">
            <text:p>0.010</text:p>
          </table:table-cell>
          <table:table-cell office:value-type="float" office:value="0.163579778427206" calcext:value-type="float">
            <text:p>0.164</text:p>
          </table:table-cell>
          <table:table-cell office:value-type="float" office:value="0.01" calcext:value-type="float">
            <text:p>0.010</text:p>
          </table:table-cell>
          <table:table-cell office:value-type="float" office:value="0.163579778427206" calcext:value-type="float">
            <text:p>0.164</text:p>
          </table:table-cell>
          <table:table-cell office:value-type="float" office:value="0.01" calcext:value-type="float">
            <text:p>0.010</text:p>
          </table:table-cell>
          <table:table-cell office:value-type="float" office:value="0.202584063508291" calcext:value-type="float">
            <text:p>0.203</text:p>
          </table:table-cell>
          <table:table-cell office:value-type="float" office:value="0.01" calcext:value-type="float">
            <text:p>0.010</text:p>
          </table:table-cell>
          <table:table-cell office:value-type="float" office:value="0.202584063508291" calcext:value-type="float">
            <text:p>0.203</text:p>
          </table:table-cell>
          <table:table-cell office:value-type="float" office:value="0.01" calcext:value-type="float">
            <text:p>0.010</text:p>
          </table:table-cell>
          <table:table-cell office:value-type="float" office:value="0.202584063508291" calcext:value-type="float">
            <text:p>0.203</text:p>
          </table:table-cell>
          <table:table-cell office:value-type="float" office:value="0.01" calcext:value-type="float">
            <text:p>0.010</text:p>
          </table:table-cell>
          <table:table-cell office:value-type="float" office:value="0.202584063508291" calcext:value-type="float">
            <text:p>0.203</text:p>
          </table:table-cell>
          <table:table-cell office:value-type="float" office:value="0.01" calcext:value-type="float">
            <text:p>0.010</text:p>
          </table:table-cell>
          <table:table-cell office:value-type="float" office:value="0.220767667178958" calcext:value-type="float">
            <text:p>0.221</text:p>
          </table:table-cell>
          <table:table-cell office:value-type="float" office:value="0.0644684614861751" calcext:value-type="float">
            <text:p>0.064</text:p>
          </table:table-cell>
          <table:table-cell office:value-type="float" office:value="0.174969040019894" calcext:value-type="float">
            <text:p>0.175</text:p>
          </table:table-cell>
          <table:table-cell office:value-type="float" office:value="0.0649464927175157" calcext:value-type="float">
            <text:p>0.065</text:p>
          </table:table-cell>
          <table:table-cell table:number-columns-repeated="30"/>
        </table:table-row>
        <table:table-row table:style-name="ro1">
          <table:table-cell office:value-type="float" office:value="0.232507887358498" calcext:value-type="float">
            <text:p>0.233</text:p>
          </table:table-cell>
          <table:table-cell office:value-type="float" office:value="0.195022165607512" calcext:value-type="float">
            <text:p>0.195</text:p>
          </table:table-cell>
          <table:table-cell table:number-columns-repeated="2" office:value-type="float" office:value="0.202315744347062" calcext:value-type="float">
            <text:p>0.202</text:p>
          </table:table-cell>
          <table:table-cell office:value-type="float" office:value="0.179937932632407" calcext:value-type="float">
            <text:p>0.180</text:p>
          </table:table-cell>
          <table:table-cell table:number-columns-repeated="5" office:value-type="float" office:value="0.174954526845742" calcext:value-type="float">
            <text:p>0.175</text:p>
          </table:table-cell>
          <table:table-cell office:value-type="float" office:value="0.0574953397945682" calcext:value-type="float">
            <text:p>0.057</text:p>
          </table:table-cell>
          <table:table-cell office:value-type="float" office:value="0.231052344812043" calcext:value-type="float">
            <text:p>0.231</text:p>
          </table:table-cell>
          <table:table-cell office:value-type="float" office:value="0.0574953397945682" calcext:value-type="float">
            <text:p>0.057</text:p>
          </table:table-cell>
          <table:table-cell office:value-type="float" office:value="0.231052344812043" calcext:value-type="float">
            <text:p>0.231</text:p>
          </table:table-cell>
          <table:table-cell office:value-type="float" office:value="0.0697523848082997" calcext:value-type="float">
            <text:p>0.070</text:p>
          </table:table-cell>
          <table:table-cell office:value-type="float" office:value="0.307370965783382" calcext:value-type="float">
            <text:p>0.307</text:p>
          </table:table-cell>
          <table:table-cell office:value-type="float" office:value="0.0697523848082997" calcext:value-type="float">
            <text:p>0.070</text:p>
          </table:table-cell>
          <table:table-cell office:value-type="float" office:value="0.307370965783382" calcext:value-type="float">
            <text:p>0.307</text:p>
          </table:table-cell>
          <table:table-cell office:value-type="float" office:value="0.054050107618236" calcext:value-type="float">
            <text:p>0.054</text:p>
          </table:table-cell>
          <table:table-cell office:value-type="float" office:value="0.212059601975481" calcext:value-type="float">
            <text:p>0.212</text:p>
          </table:table-cell>
          <table:table-cell office:value-type="float" office:value="0.054050107618236" calcext:value-type="float">
            <text:p>0.054</text:p>
          </table:table-cell>
          <table:table-cell office:value-type="float" office:value="0.212059601975481" calcext:value-type="float">
            <text:p>0.212</text:p>
          </table:table-cell>
          <table:table-cell office:value-type="float" office:value="0.054050107618236" calcext:value-type="float">
            <text:p>0.054</text:p>
          </table:table-cell>
          <table:table-cell office:value-type="float" office:value="0.212059601975481" calcext:value-type="float">
            <text:p>0.212</text:p>
          </table:table-cell>
          <table:table-cell office:value-type="float" office:value="0.054050107618236" calcext:value-type="float">
            <text:p>0.054</text:p>
          </table:table-cell>
          <table:table-cell office:value-type="float" office:value="0.212059601975481" calcext:value-type="float">
            <text:p>0.212</text:p>
          </table:table-cell>
          <table:table-cell office:value-type="float" office:value="0.0405384922893761" calcext:value-type="float">
            <text:p>0.041</text:p>
          </table:table-cell>
          <table:table-cell office:value-type="float" office:value="0.174854476551682" calcext:value-type="float">
            <text:p>0.175</text:p>
          </table:table-cell>
          <table:table-cell office:value-type="float" office:value="0.0405384922893761" calcext:value-type="float">
            <text:p>0.041</text:p>
          </table:table-cell>
          <table:table-cell office:value-type="float" office:value="0.174854476551682" calcext:value-type="float">
            <text:p>0.175</text:p>
          </table:table-cell>
          <table:table-cell table:number-columns-repeated="30"/>
        </table:table-row>
        <table:table-row table:style-name="ro1">
          <table:table-cell office:value-type="float" office:value="0.121331373886226" calcext:value-type="float">
            <text:p>0.121</text:p>
          </table:table-cell>
          <table:table-cell table:number-columns-repeated="2" office:value-type="float" office:value="0.189368897401795" calcext:value-type="float">
            <text:p>0.189</text:p>
          </table:table-cell>
          <table:table-cell table:number-columns-repeated="7" office:value-type="float" office:value="0.162548202233706" calcext:value-type="float">
            <text:p>0.163</text:p>
          </table:table-cell>
          <table:table-cell office:value-type="float" office:value="0.105563190463497" calcext:value-type="float">
            <text:p>0.106</text:p>
          </table:table-cell>
          <table:table-cell office:value-type="float" office:value="0.145976923123653" calcext:value-type="float">
            <text:p>0.146</text:p>
          </table:table-cell>
          <table:table-cell office:value-type="float" office:value="0.105563190463497" calcext:value-type="float">
            <text:p>0.106</text:p>
          </table:table-cell>
          <table:table-cell office:value-type="float" office:value="0.145976923123653" calcext:value-type="float">
            <text:p>0.146</text:p>
          </table:table-cell>
          <table:table-cell office:value-type="float" office:value="0.100614833804189" calcext:value-type="float">
            <text:p>0.101</text:p>
          </table:table-cell>
          <table:table-cell office:value-type="float" office:value="0.113532074036429" calcext:value-type="float">
            <text:p>0.114</text:p>
          </table:table-cell>
          <table:table-cell office:value-type="float" office:value="0.100614833804189" calcext:value-type="float">
            <text:p>0.101</text:p>
          </table:table-cell>
          <table:table-cell office:value-type="float" office:value="0.113532074036429" calcext:value-type="float">
            <text:p>0.114</text:p>
          </table:table-cell>
          <table:table-cell office:value-type="float" office:value="0.100614833804189" calcext:value-type="float">
            <text:p>0.101</text:p>
          </table:table-cell>
          <table:table-cell office:value-type="float" office:value="0.113532074036429" calcext:value-type="float">
            <text:p>0.114</text:p>
          </table:table-cell>
          <table:table-cell office:value-type="float" office:value="0.198616445038039" calcext:value-type="float">
            <text:p>0.199</text:p>
          </table:table-cell>
          <table:table-cell office:value-type="float" office:value="0.166661485296248" calcext:value-type="float">
            <text:p>0.167</text:p>
          </table:table-cell>
          <table:table-cell office:value-type="float" office:value="0.198616445038039" calcext:value-type="float">
            <text:p>0.199</text:p>
          </table:table-cell>
          <table:table-cell office:value-type="float" office:value="0.166661485296248" calcext:value-type="float">
            <text:p>0.167</text:p>
          </table:table-cell>
          <table:table-cell office:value-type="float" office:value="0.217804233294045" calcext:value-type="float">
            <text:p>0.218</text:p>
          </table:table-cell>
          <table:table-cell office:value-type="float" office:value="0.24864957592527" calcext:value-type="float">
            <text:p>0.249</text:p>
          </table:table-cell>
          <table:table-cell office:value-type="float" office:value="0.202977453597652" calcext:value-type="float">
            <text:p>0.203</text:p>
          </table:table-cell>
          <table:table-cell office:value-type="float" office:value="0.171721752652299" calcext:value-type="float">
            <text:p>0.172</text:p>
          </table:table-cell>
          <table:table-cell office:value-type="float" office:value="0.202977453597652" calcext:value-type="float">
            <text:p>0.203</text:p>
          </table:table-cell>
          <table:table-cell office:value-type="float" office:value="0.171721752652299" calcext:value-type="float">
            <text:p>0.172</text:p>
          </table:table-cell>
          <table:table-cell table:number-columns-repeated="30"/>
        </table:table-row>
        <table:table-row table:style-name="ro1">
          <table:table-cell table:style-name="ce48" table:formula="of:=AVERAGE([.A219:.A228])" office:value-type="float" office:value="0.136451086375721" calcext:value-type="float">
            <text:p>0.136</text:p>
          </table:table-cell>
          <table:table-cell table:style-name="ce48" table:formula="of:=AVERAGE([.B219:.B228])" office:value-type="float" office:value="0.133217934564423" calcext:value-type="float">
            <text:p>0.133</text:p>
          </table:table-cell>
          <table:table-cell table:style-name="ce48" table:formula="of:=AVERAGE([.C219:.C228])" office:value-type="float" office:value="0.136273962384581" calcext:value-type="float">
            <text:p>0.136</text:p>
          </table:table-cell>
          <table:table-cell table:style-name="ce48" table:formula="of:=AVERAGE([.D219:.D228])" office:value-type="float" office:value="0.1343790863569" calcext:value-type="float">
            <text:p>0.134</text:p>
          </table:table-cell>
          <table:table-cell table:style-name="ce48" table:formula="of:=AVERAGE([.E219:.E228])" office:value-type="float" office:value="0.132109598928251" calcext:value-type="float">
            <text:p>0.132</text:p>
          </table:table-cell>
          <table:table-cell table:style-name="ce48" table:formula="of:=AVERAGE([.F219:.F228])" office:value-type="float" office:value="0.12875336778226" calcext:value-type="float">
            <text:p>0.129</text:p>
          </table:table-cell>
          <table:table-cell table:style-name="ce48" table:formula="of:=AVERAGE([.G219:.G228])" office:value-type="float" office:value="0.122766534668795" calcext:value-type="float">
            <text:p>0.123</text:p>
          </table:table-cell>
          <table:table-cell table:style-name="ce48" table:formula="of:=AVERAGE([.H219:.H228])" office:value-type="float" office:value="0.122099599070381" calcext:value-type="float">
            <text:p>0.122</text:p>
          </table:table-cell>
          <table:table-cell table:style-name="ce48" table:formula="of:=AVERAGE([.I219:.I228])" office:value-type="float" office:value="0.116777364947313" calcext:value-type="float">
            <text:p>0.117</text:p>
          </table:table-cell>
          <table:table-cell table:style-name="ce48" table:formula="of:=AVERAGE([.J219:.J228])" office:value-type="float" office:value="0.125163071994512" calcext:value-type="float">
            <text:p>0.125</text:p>
          </table:table-cell>
          <table:table-cell table:style-name="ce48" table:formula="of:=AVERAGE([.K219:.K228])" office:value-type="float" office:value="0.0852191562665116" calcext:value-type="float">
            <text:p>0.085</text:p>
          </table:table-cell>
          <table:table-cell table:style-name="ce48" table:formula="of:=AVERAGE([.L219:.L228])" office:value-type="float" office:value="0.124727480280861" calcext:value-type="float">
            <text:p>0.125</text:p>
          </table:table-cell>
          <table:table-cell table:style-name="ce48" table:formula="of:=AVERAGE([.M219:.M228])" office:value-type="float" office:value="0.0769008010629602" calcext:value-type="float">
            <text:p>0.077</text:p>
          </table:table-cell>
          <table:table-cell table:style-name="ce48" table:formula="of:=AVERAGE([.N219:.N228])" office:value-type="float" office:value="0.117609841392092" calcext:value-type="float">
            <text:p>0.118</text:p>
          </table:table-cell>
          <table:table-cell table:style-name="ce48" table:formula="of:=AVERAGE([.O219:.O228])" office:value-type="float" office:value="0.0839810212091209" calcext:value-type="float">
            <text:p>0.084</text:p>
          </table:table-cell>
          <table:table-cell table:style-name="ce48" table:formula="of:=AVERAGE([.P219:.P228])" office:value-type="float" office:value="0.126772042324271" calcext:value-type="float">
            <text:p>0.127</text:p>
          </table:table-cell>
          <table:table-cell table:style-name="ce48" table:formula="of:=AVERAGE([.Q219:.Q228])" office:value-type="float" office:value="0.0741580744164148" calcext:value-type="float">
            <text:p>0.074</text:p>
          </table:table-cell>
          <table:table-cell table:style-name="ce48" table:formula="of:=AVERAGE([.R219:.R228])" office:value-type="float" office:value="0.139106279756453" calcext:value-type="float">
            <text:p>0.139</text:p>
          </table:table-cell>
          <table:table-cell table:style-name="ce48" table:formula="of:=AVERAGE([.S219:.S228])" office:value-type="float" office:value="0.0675638465289373" calcext:value-type="float">
            <text:p>0.068</text:p>
          </table:table-cell>
          <table:table-cell table:style-name="ce48" table:formula="of:=AVERAGE([.T219:.T228])" office:value-type="float" office:value="0.115225257494893" calcext:value-type="float">
            <text:p>0.115</text:p>
          </table:table-cell>
          <table:table-cell table:style-name="ce48" table:formula="of:=AVERAGE([.U219:.U228])" office:value-type="float" office:value="0.0895047304359822" calcext:value-type="float">
            <text:p>0.090</text:p>
          </table:table-cell>
          <table:table-cell table:style-name="ce48" table:formula="of:=AVERAGE([.V219:.V228])" office:value-type="float" office:value="0.110806608910008" calcext:value-type="float">
            <text:p>0.111</text:p>
          </table:table-cell>
          <table:table-cell table:style-name="ce48" table:formula="of:=AVERAGE([.W219:.W228])" office:value-type="float" office:value="0.0922063578888855" calcext:value-type="float">
            <text:p>0.092</text:p>
          </table:table-cell>
          <table:table-cell table:style-name="ce48" table:formula="of:=AVERAGE([.X219:.X228])" office:value-type="float" office:value="0.123926303401733" calcext:value-type="float">
            <text:p>0.124</text:p>
          </table:table-cell>
          <table:table-cell table:style-name="ce48" table:formula="of:=AVERAGE([.Y219:.Y228])" office:value-type="float" office:value="0.0900175637599982" calcext:value-type="float">
            <text:p>0.090</text:p>
          </table:table-cell>
          <table:table-cell table:style-name="ce48" table:formula="of:=AVERAGE([.Z219:.Z228])" office:value-type="float" office:value="0.116811912379902" calcext:value-type="float">
            <text:p>0.117</text:p>
          </table:table-cell>
          <table:table-cell table:style-name="ce48" table:formula="of:=AVERAGE([.AA219:.AA228])" office:value-type="float" office:value="0.0905607463388063" calcext:value-type="float">
            <text:p>0.091</text:p>
          </table:table-cell>
          <table:table-cell table:style-name="ce48" table:formula="of:=AVERAGE([.AB219:.AB228])" office:value-type="float" office:value="0.125501807206393" calcext:value-type="float">
            <text:p>0.126</text:p>
          </table:table-cell>
          <table:table-cell table:style-name="ce48" table:formula="of:=AVERAGE([.AC219:.AC228])" office:value-type="float" office:value="0.0932138799513409" calcext:value-type="float">
            <text:p>0.093</text:p>
          </table:table-cell>
          <table:table-cell table:style-name="ce48" table:formula="of:=AVERAGE([.AD219:.AD228])" office:value-type="float" office:value="0.129860813061389" calcext:value-type="float">
            <text:p>0.130</text:p>
          </table:table-cell>
          <table:table-cell table:number-columns-repeated="30"/>
        </table:table-row>
        <table:table-row table:style-name="ro1">
          <table:table-cell table:style-name="ce48" table:formula="of:=MEDIAN([.A219:.A228])" office:value-type="float" office:value="0.127314381481036" calcext:value-type="float">
            <text:p>0.127</text:p>
          </table:table-cell>
          <table:table-cell table:style-name="ce48" table:formula="of:=MEDIAN([.B219:.B228])" office:value-type="float" office:value="0.139702200047835" calcext:value-type="float">
            <text:p>0.140</text:p>
          </table:table-cell>
          <table:table-cell table:style-name="ce48" table:formula="of:=MEDIAN([.C219:.C228])" office:value-type="float" office:value="0.139702200047835" calcext:value-type="float">
            <text:p>0.140</text:p>
          </table:table-cell>
          <table:table-cell table:style-name="ce48" table:formula="of:=MEDIAN([.D219:.D228])" office:value-type="float" office:value="0.13969621320861" calcext:value-type="float">
            <text:p>0.140</text:p>
          </table:table-cell>
          <table:table-cell table:style-name="ce48" table:formula="of:=MEDIAN([.E219:.E228])" office:value-type="float" office:value="0.126532779653801" calcext:value-type="float">
            <text:p>0.127</text:p>
          </table:table-cell>
          <table:table-cell table:style-name="ce48" table:formula="of:=MEDIAN([.F219:.F228])" office:value-type="float" office:value="0.126532779653801" calcext:value-type="float">
            <text:p>0.127</text:p>
          </table:table-cell>
          <table:table-cell table:style-name="ce48" table:formula="of:=MEDIAN([.G219:.G228])" office:value-type="float" office:value="0.126532779653801" calcext:value-type="float">
            <text:p>0.127</text:p>
          </table:table-cell>
          <table:table-cell table:style-name="ce48" table:formula="of:=MEDIAN([.H219:.H228])" office:value-type="float" office:value="0.137116244307299" calcext:value-type="float">
            <text:p>0.137</text:p>
          </table:table-cell>
          <table:table-cell table:style-name="ce48" table:formula="of:=MEDIAN([.I219:.I228])" office:value-type="float" office:value="0.137116244307299" calcext:value-type="float">
            <text:p>0.137</text:p>
          </table:table-cell>
          <table:table-cell table:style-name="ce48" table:formula="of:=MEDIAN([.J219:.J228])" office:value-type="float" office:value="0.137116244307299" calcext:value-type="float">
            <text:p>0.137</text:p>
          </table:table-cell>
          <table:table-cell table:style-name="ce48" table:formula="of:=MEDIAN([.K219:.K228])" office:value-type="float" office:value="0.0845940966558821" calcext:value-type="float">
            <text:p>0.085</text:p>
          </table:table-cell>
          <table:table-cell table:style-name="ce48" table:formula="of:=MEDIAN([.L219:.L228])" office:value-type="float" office:value="0.137116244307299" calcext:value-type="float">
            <text:p>0.137</text:p>
          </table:table-cell>
          <table:table-cell table:style-name="ce48" table:formula="of:=MEDIAN([.M219:.M228])" office:value-type="float" office:value="0.0737221668635652" calcext:value-type="float">
            <text:p>0.074</text:p>
          </table:table-cell>
          <table:table-cell table:style-name="ce48" table:formula="of:=MEDIAN([.N219:.N228])" office:value-type="float" office:value="0.141732055516712" calcext:value-type="float">
            <text:p>0.142</text:p>
          </table:table-cell>
          <table:table-cell table:style-name="ce48" table:formula="of:=MEDIAN([.O219:.O228])" office:value-type="float" office:value="0.0798821846251784" calcext:value-type="float">
            <text:p>0.080</text:p>
          </table:table-cell>
          <table:table-cell table:style-name="ce48" table:formula="of:=MEDIAN([.P219:.P228])" office:value-type="float" office:value="0.127851105591162" calcext:value-type="float">
            <text:p>0.128</text:p>
          </table:table-cell>
          <table:table-cell table:style-name="ce48" table:formula="of:=MEDIAN([.Q219:.Q228])" office:value-type="float" office:value="0.0677569244733654" calcext:value-type="float">
            <text:p>0.068</text:p>
          </table:table-cell>
          <table:table-cell table:style-name="ce48" table:formula="of:=MEDIAN([.R219:.R228])" office:value-type="float" office:value="0.127851105591162" calcext:value-type="float">
            <text:p>0.128</text:p>
          </table:table-cell>
          <table:table-cell table:style-name="ce48" table:formula="of:=MEDIAN([.S219:.S228])" office:value-type="float" office:value="0.0567211487319257" calcext:value-type="float">
            <text:p>0.057</text:p>
          </table:table-cell>
          <table:table-cell table:style-name="ce48" table:formula="of:=MEDIAN([.T219:.T228])" office:value-type="float" office:value="0.104361945074146" calcext:value-type="float">
            <text:p>0.104</text:p>
          </table:table-cell>
          <table:table-cell table:style-name="ce48" table:formula="of:=MEDIAN([.U219:.U228])" office:value-type="float" office:value="0.0809131485553718" calcext:value-type="float">
            <text:p>0.081</text:p>
          </table:table-cell>
          <table:table-cell table:style-name="ce48" table:formula="of:=MEDIAN([.V219:.V228])" office:value-type="float" office:value="0.115305252761741" calcext:value-type="float">
            <text:p>0.115</text:p>
          </table:table-cell>
          <table:table-cell table:style-name="ce48" table:formula="of:=MEDIAN([.W219:.W228])" office:value-type="float" office:value="0.0834884412124361" calcext:value-type="float">
            <text:p>0.083</text:p>
          </table:table-cell>
          <table:table-cell table:style-name="ce48" table:formula="of:=MEDIAN([.X219:.X228])" office:value-type="float" office:value="0.141373791757587" calcext:value-type="float">
            <text:p>0.141</text:p>
          </table:table-cell>
          <table:table-cell table:style-name="ce48" table:formula="of:=MEDIAN([.Y219:.Y228])" office:value-type="float" office:value="0.0655075028005254" calcext:value-type="float">
            <text:p>0.066</text:p>
          </table:table-cell>
          <table:table-cell table:style-name="ce48" table:formula="of:=MEDIAN([.Z219:.Z228])" office:value-type="float" office:value="0.0999624400018782" calcext:value-type="float">
            <text:p>0.100</text:p>
          </table:table-cell>
          <table:table-cell table:style-name="ce48" table:formula="of:=MEDIAN([.AA219:.AA228])" office:value-type="float" office:value="0.0665450037074289" calcext:value-type="float">
            <text:p>0.067</text:p>
          </table:table-cell>
          <table:table-cell table:style-name="ce48" table:formula="of:=MEDIAN([.AB219:.AB228])" office:value-type="float" office:value="0.161220444242893" calcext:value-type="float">
            <text:p>0.161</text:p>
          </table:table-cell>
          <table:table-cell table:style-name="ce48" table:formula="of:=MEDIAN([.AC219:.AC228])" office:value-type="float" office:value="0.0798833186287047" calcext:value-type="float">
            <text:p>0.080</text:p>
          </table:table-cell>
          <table:table-cell table:style-name="ce48" table:formula="of:=MEDIAN([.AD219:.AD228])" office:value-type="float" office:value="0.165758496876467" calcext:value-type="float">
            <text:p>0.166</text:p>
          </table:table-cell>
          <table:table-cell table:number-columns-repeated="30"/>
        </table:table-row>
        <table:table-row table:style-name="ro1" table:number-rows-repeated="3">
          <table:table-cell table:style-name="Default" table:number-columns-repeated="30"/>
          <table:table-cell table:number-columns-repeated="30"/>
        </table:table-row>
        <table:table-row table:style-name="ro1">
          <table:table-cell table:style-name="ce1" office:value-type="string" calcext:value-type="string" table:number-columns-spanned="60" table:number-rows-spanned="1">
            <text:p>EA MNIST Target-Size 10 6 layers LCMC</text:p>
          </table:table-cell>
          <table:covered-table-cell table:number-columns-repeated="29" table:style-name="Default"/>
          <table:covered-table-cell table:number-columns-repeated="30"/>
        </table:table-row>
        <table:table-row table:style-name="ro1">
          <table:table-cell table:style-name="ce30" office:value-type="string" calcext:value-type="string" table:number-columns-spanned="59" table:number-rows-spanned="1">
            <text:p>Encoder</text:p>
          </table:table-cell>
          <table:covered-table-cell table:number-columns-repeated="29" table:style-name="Default"/>
          <table:covered-table-cell table:number-columns-repeated="29"/>
          <table:table-cell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 table:number-columns-spanned="2" table:number-rows-spanned="1">
            <text:p>11</text:p>
          </table:table-cell>
          <table:covered-table-cell table:style-name="ce30"/>
          <table:table-cell table:style-name="ce30" office:value-type="float" office:value="12" calcext:value-type="float" table:number-columns-spanned="2" table:number-rows-spanned="1">
            <text:p>12</text:p>
          </table:table-cell>
          <table:covered-table-cell table:style-name="ce30"/>
          <table:table-cell table:style-name="ce30" office:value-type="float" office:value="13" calcext:value-type="float" table:number-columns-spanned="2" table:number-rows-spanned="1">
            <text:p>13</text:p>
          </table:table-cell>
          <table:covered-table-cell table:style-name="ce30"/>
          <table:table-cell table:style-name="ce30" office:value-type="float" office:value="14" calcext:value-type="float" table:number-columns-spanned="2" table:number-rows-spanned="1">
            <text:p>14</text:p>
          </table:table-cell>
          <table:covered-table-cell table:style-name="ce30"/>
          <table:table-cell table:style-name="ce30" office:value-type="float" office:value="15" calcext:value-type="float" table:number-columns-spanned="2" table:number-rows-spanned="1">
            <text:p>15</text:p>
          </table:table-cell>
          <table:covered-table-cell table:style-name="ce30"/>
          <table:table-cell table:style-name="ce30" office:value-type="float" office:value="16" calcext:value-type="float" table:number-columns-spanned="2" table:number-rows-spanned="1">
            <text:p>16</text:p>
          </table:table-cell>
          <table:covered-table-cell table:style-name="ce30"/>
          <table:table-cell table:style-name="ce30" office:value-type="float" office:value="17" calcext:value-type="float" table:number-columns-spanned="2" table:number-rows-spanned="1">
            <text:p>17</text:p>
          </table:table-cell>
          <table:covered-table-cell table:style-name="ce30"/>
          <table:table-cell table:style-name="ce30" office:value-type="float" office:value="18" calcext:value-type="float" table:number-columns-spanned="2" table:number-rows-spanned="1">
            <text:p>18</text:p>
          </table:table-cell>
          <table:covered-table-cell table:style-name="ce30"/>
          <table:table-cell table:style-name="ce30" office:value-type="float" office:value="19" calcext:value-type="float" table:number-columns-spanned="2" table:number-rows-spanned="1">
            <text:p>19</text:p>
          </table:table-cell>
          <table:covered-table-cell table:style-name="ce30"/>
          <table:table-cell table:style-name="ce30" office:value-type="float" office:value="20" calcext:value-type="float" table:number-columns-spanned="2" table:number-rows-spanned="1">
            <text:p>20</text:p>
          </table:table-cell>
          <table:covered-table-cell table:style-name="ce30" office:value-type="float" office:value="21" calcext:value-type="float">
            <text:p>21</text:p>
          </table:covered-table-cell>
          <table:table-cell table:style-name="ce30" office:value-type="float" office:value="21" calcext:value-type="float" table:number-columns-spanned="3" table:number-rows-spanned="1">
            <text:p>21</text:p>
          </table:table-cell>
          <table:covered-table-cell table:number-columns-repeated="2" table:style-name="ce30"/>
          <table:table-cell table:style-name="ce30" office:value-type="float" office:value="22" calcext:value-type="float" table:number-columns-spanned="3" table:number-rows-spanned="1">
            <text:p>22</text:p>
          </table:table-cell>
          <table:covered-table-cell table:number-columns-repeated="2" table:style-name="ce30"/>
          <table:table-cell table:style-name="ce30" office:value-type="float" office:value="23" calcext:value-type="float" table:number-columns-spanned="3" table:number-rows-spanned="1">
            <text:p>23</text:p>
          </table:table-cell>
          <table:covered-table-cell table:number-columns-repeated="2" table:style-name="ce30"/>
          <table:table-cell table:style-name="ce30" office:value-type="float" office:value="24" calcext:value-type="float" table:number-columns-spanned="3" table:number-rows-spanned="1">
            <text:p>24</text:p>
          </table:table-cell>
          <table:covered-table-cell table:number-columns-repeated="2" table:style-name="ce30"/>
          <table:table-cell table:style-name="ce30" office:value-type="float" office:value="25" calcext:value-type="float" table:number-columns-spanned="3" table:number-rows-spanned="1">
            <text:p>25</text:p>
          </table:table-cell>
          <table:covered-table-cell table:number-columns-repeated="2" table:style-name="ce30"/>
          <table:table-cell table:style-name="ce30" office:value-type="float" office:value="26" calcext:value-type="float" table:number-columns-spanned="3" table:number-rows-spanned="1">
            <text:p>26</text:p>
          </table:table-cell>
          <table:covered-table-cell table:number-columns-repeated="2" table:style-name="ce30"/>
          <table:table-cell table:style-name="ce30" office:value-type="float" office:value="27" calcext:value-type="float" table:number-columns-spanned="3" table:number-rows-spanned="1">
            <text:p>27</text:p>
          </table:table-cell>
          <table:covered-table-cell table:number-columns-repeated="2" table:style-name="ce30"/>
          <table:table-cell table:style-name="ce30" office:value-type="float" office:value="28" calcext:value-type="float" table:number-columns-spanned="3" table:number-rows-spanned="1">
            <text:p>28</text:p>
          </table:table-cell>
          <table:covered-table-cell table:number-columns-repeated="2" table:style-name="ce30"/>
          <table:table-cell table:style-name="ce30" office:value-type="float" office:value="29" calcext:value-type="float" table:number-columns-spanned="3" table:number-rows-spanned="1">
            <text:p>29</text:p>
          </table:table-cell>
          <table:covered-table-cell table:number-columns-repeated="2" table:style-name="ce30"/>
          <table:table-cell table:style-name="ce30" office:value-type="float" office:value="30" calcext:value-type="float" table:number-columns-spanned="3" table:number-rows-spanned="1">
            <text:p>30</text:p>
          </table:table-cell>
          <table:covered-table-cell table:number-columns-repeated="2" table:style-name="ce30"/>
        </table:table-row>
        <table:table-row table:style-name="ro1">
          <table:table-cell table:number-columns-repeated="2" office:value-type="float" office:value="0.0815556309112247" calcext:value-type="float">
            <text:p>0.082</text:p>
          </table:table-cell>
          <table:table-cell office:value-type="float" office:value="0.106662505081645" calcext:value-type="float">
            <text:p>0.107</text:p>
          </table:table-cell>
          <table:table-cell office:value-type="float" office:value="0.0652401688636218" calcext:value-type="float">
            <text:p>0.065</text:p>
          </table:table-cell>
          <table:table-cell office:value-type="float" office:value="0.0427794217448812" calcext:value-type="float">
            <text:p>0.043</text:p>
          </table:table-cell>
          <table:table-cell office:value-type="float" office:value="0.01" calcext:value-type="float">
            <text:p>0.010</text:p>
          </table:table-cell>
          <table:table-cell table:number-columns-repeated="2" office:value-type="float" office:value="0.0772411702510501" calcext:value-type="float">
            <text:p>0.077</text:p>
          </table:table-cell>
          <table:table-cell table:number-columns-repeated="3" office:value-type="float" office:value="0.135787508508548" calcext:value-type="float">
            <text:p>0.136</text:p>
          </table:table-cell>
          <table:table-cell office:value-type="float" office:value="0.163402520082607" calcext:value-type="float">
            <text:p>0.163</text:p>
          </table:table-cell>
          <table:table-cell office:value-type="float" office:value="0.119231306535911" calcext:value-type="float">
            <text:p>0.119</text:p>
          </table:table-cell>
          <table:table-cell office:value-type="float" office:value="0.254897801839068" calcext:value-type="float">
            <text:p>0.255</text:p>
          </table:table-cell>
          <table:table-cell office:value-type="float" office:value="0.137903789515757" calcext:value-type="float">
            <text:p>0.138</text:p>
          </table:table-cell>
          <table:table-cell office:value-type="float" office:value="0.153488798643108" calcext:value-type="float">
            <text:p>0.153</text:p>
          </table:table-cell>
          <table:table-cell office:value-type="float" office:value="0.201225854606911" calcext:value-type="float">
            <text:p>0.201</text:p>
          </table:table-cell>
          <table:table-cell office:value-type="float" office:value="0.150493075642369" calcext:value-type="float">
            <text:p>0.150</text:p>
          </table:table-cell>
          <table:table-cell office:value-type="float" office:value="0.201225854606911" calcext:value-type="float">
            <text:p>0.201</text:p>
          </table:table-cell>
          <table:table-cell office:value-type="float" office:value="0.150493075642369" calcext:value-type="float">
            <text:p>0.150</text:p>
          </table:table-cell>
          <table:table-cell office:value-type="float" office:value="0.217247795614026" calcext:value-type="float">
            <text:p>0.217</text:p>
          </table:table-cell>
          <table:table-cell office:value-type="float" office:value="0.01" calcext:value-type="float">
            <text:p>0.010</text:p>
          </table:table-cell>
          <table:table-cell office:value-type="float" office:value="0.217247795614026" calcext:value-type="float">
            <text:p>0.217</text:p>
          </table:table-cell>
          <table:table-cell office:value-type="float" office:value="0.01" calcext:value-type="float">
            <text:p>0.010</text:p>
          </table:table-cell>
          <table:table-cell office:value-type="float" office:value="0.217247795614026" calcext:value-type="float">
            <text:p>0.217</text:p>
          </table:table-cell>
          <table:table-cell office:value-type="float" office:value="0.01" calcext:value-type="float">
            <text:p>0.010</text:p>
          </table:table-cell>
          <table:table-cell office:value-type="float" office:value="0.217247795614026" calcext:value-type="float">
            <text:p>0.217</text:p>
          </table:table-cell>
          <table:table-cell office:value-type="float" office:value="0.01" calcext:value-type="float">
            <text:p>0.010</text:p>
          </table:table-cell>
          <table:table-cell office:value-type="float" office:value="0.217247795614026" calcext:value-type="float">
            <text:p>0.217</text:p>
          </table:table-cell>
          <table:table-cell office:value-type="float" office:value="0.01" calcext:value-type="float">
            <text:p>0.010</text:p>
          </table:table-cell>
          <table:table-cell table:style-name="ce46" office:value-type="float" office:value="0.217247795614026" calcext:value-type="float">
            <text:p>0.217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129952275874061" calcext:value-type="float">
            <text:p>0.130</text:p>
          </table:table-cell>
          <table:table-cell table:style-name="ce46" office:value-type="float" office:value="0.217247795614026" calcext:value-type="float">
            <text:p>0.217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129952275874061" calcext:value-type="float">
            <text:p>0.130</text:p>
          </table:table-cell>
          <table:table-cell table:style-name="ce46" office:value-type="float" office:value="0.217247795614026" calcext:value-type="float">
            <text:p>0.217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129952275874061" calcext:value-type="float">
            <text:p>0.130</text:p>
          </table:table-cell>
          <table:table-cell table:style-name="ce46" office:value-type="float" office:value="0.172869487605953" calcext:value-type="float">
            <text:p>0.173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43391843933438" calcext:value-type="float">
            <text:p>0.043</text:p>
          </table:table-cell>
          <table:table-cell table:style-name="ce46" office:value-type="float" office:value="0.153961210998627" calcext:value-type="float">
            <text:p>0.154</text:p>
          </table:table-cell>
          <table:table-cell table:style-name="ce46" office:value-type="float" office:value="0.0705228369296777" calcext:value-type="float">
            <text:p>0.071</text:p>
          </table:table-cell>
          <table:table-cell table:style-name="ce46" office:value-type="float" office:value="0.098833378997346" calcext:value-type="float">
            <text:p>0.099</text:p>
          </table:table-cell>
          <table:table-cell table:style-name="ce46" office:value-type="float" office:value="0.153961210998627" calcext:value-type="float">
            <text:p>0.154</text:p>
          </table:table-cell>
          <table:table-cell table:style-name="ce46" office:value-type="float" office:value="0.0705228369296777" calcext:value-type="float">
            <text:p>0.071</text:p>
          </table:table-cell>
          <table:table-cell table:style-name="ce46" office:value-type="float" office:value="0.098833378997346" calcext:value-type="float">
            <text:p>0.099</text:p>
          </table:table-cell>
          <table:table-cell table:style-name="ce46" office:value-type="float" office:value="0.153961210998627" calcext:value-type="float">
            <text:p>0.154</text:p>
          </table:table-cell>
          <table:table-cell table:style-name="ce46" office:value-type="float" office:value="0.0705228369296777" calcext:value-type="float">
            <text:p>0.071</text:p>
          </table:table-cell>
          <table:table-cell table:style-name="ce46" office:value-type="float" office:value="0.098833378997346" calcext:value-type="float">
            <text:p>0.099</text:p>
          </table:table-cell>
          <table:table-cell table:style-name="ce46" office:value-type="float" office:value="0.153961210998627" calcext:value-type="float">
            <text:p>0.154</text:p>
          </table:table-cell>
          <table:table-cell table:style-name="ce46" office:value-type="float" office:value="0.0705228369296777" calcext:value-type="float">
            <text:p>0.071</text:p>
          </table:table-cell>
          <table:table-cell table:style-name="ce46" office:value-type="float" office:value="0.098833378997346" calcext:value-type="float">
            <text:p>0.099</text:p>
          </table:table-cell>
          <table:table-cell table:style-name="ce46" office:value-type="float" office:value="0.153961210998627" calcext:value-type="float">
            <text:p>0.154</text:p>
          </table:table-cell>
          <table:table-cell table:style-name="ce46" office:value-type="float" office:value="0.0705228369296777" calcext:value-type="float">
            <text:p>0.071</text:p>
          </table:table-cell>
          <table:table-cell table:style-name="ce46" office:value-type="float" office:value="0.098833378997346" calcext:value-type="float">
            <text:p>0.099</text:p>
          </table:table-cell>
          <table:table-cell table:style-name="ce46" office:value-type="float" office:value="0.153961210998627" calcext:value-type="float">
            <text:p>0.154</text:p>
          </table:table-cell>
          <table:table-cell table:style-name="ce46" office:value-type="float" office:value="0.0705228369296777" calcext:value-type="float">
            <text:p>0.071</text:p>
          </table:table-cell>
          <table:table-cell table:style-name="ce46" office:value-type="float" office:value="0.098833378997346" calcext:value-type="float">
            <text:p>0.099</text:p>
          </table:table-cell>
        </table:table-row>
        <table:table-row table:style-name="ro1">
          <table:table-cell table:number-columns-repeated="3" office:value-type="float" office:value="0.051605208393382" calcext:value-type="float">
            <text:p>0.052</text:p>
          </table:table-cell>
          <table:table-cell table:number-columns-repeated="2" office:value-type="float" office:value="0.0919951831374175" calcext:value-type="float">
            <text:p>0.092</text:p>
          </table:table-cell>
          <table:table-cell table:number-columns-repeated="2" office:value-type="float" office:value="0.0481345726619524" calcext:value-type="float">
            <text:p>0.048</text:p>
          </table:table-cell>
          <table:table-cell office:value-type="float" office:value="0.140383829129971" calcext:value-type="float">
            <text:p>0.140</text:p>
          </table:table-cell>
          <table:table-cell office:value-type="float" office:value="0.0728878474255524" calcext:value-type="float">
            <text:p>0.073</text:p>
          </table:table-cell>
          <table:table-cell table:number-columns-repeated="2" office:value-type="float" office:value="0.01" calcext:value-type="float">
            <text:p>0.010</text:p>
          </table:table-cell>
          <table:table-cell office:value-type="float" office:value="0.145074024775484" calcext:value-type="float">
            <text:p>0.145</text:p>
          </table:table-cell>
          <table:table-cell office:value-type="float" office:value="0.01" calcext:value-type="float">
            <text:p>0.010</text:p>
          </table:table-cell>
          <table:table-cell office:value-type="float" office:value="0.111290517573386" calcext:value-type="float">
            <text:p>0.111</text:p>
          </table:table-cell>
          <table:table-cell office:value-type="float" office:value="0.01" calcext:value-type="float">
            <text:p>0.010</text:p>
          </table:table-cell>
          <table:table-cell office:value-type="float" office:value="0.111290517573386" calcext:value-type="float">
            <text:p>0.111</text:p>
          </table:table-cell>
          <table:table-cell office:value-type="float" office:value="0.01" calcext:value-type="float">
            <text:p>0.010</text:p>
          </table:table-cell>
          <table:table-cell office:value-type="float" office:value="0.111290517573386" calcext:value-type="float">
            <text:p>0.111</text:p>
          </table:table-cell>
          <table:table-cell office:value-type="float" office:value="0.01" calcext:value-type="float">
            <text:p>0.010</text:p>
          </table:table-cell>
          <table:table-cell office:value-type="float" office:value="0.025285790571015" calcext:value-type="float">
            <text:p>0.025</text:p>
          </table:table-cell>
          <table:table-cell office:value-type="float" office:value="0.0454940292699294" calcext:value-type="float">
            <text:p>0.045</text:p>
          </table:table-cell>
          <table:table-cell office:value-type="float" office:value="0.0214106278417047" calcext:value-type="float">
            <text:p>0.021</text:p>
          </table:table-cell>
          <table:table-cell office:value-type="float" office:value="0.0454940292699294" calcext:value-type="float">
            <text:p>0.045</text:p>
          </table:table-cell>
          <table:table-cell office:value-type="float" office:value="0.0214106278417047" calcext:value-type="float">
            <text:p>0.021</text:p>
          </table:table-cell>
          <table:table-cell office:value-type="float" office:value="0.0454940292699294" calcext:value-type="float">
            <text:p>0.045</text:p>
          </table:table-cell>
          <table:table-cell office:value-type="float" office:value="0.0214106278417047" calcext:value-type="float">
            <text:p>0.021</text:p>
          </table:table-cell>
          <table:table-cell office:value-type="float" office:value="0.0454940292699294" calcext:value-type="float">
            <text:p>0.045</text:p>
          </table:table-cell>
          <table:table-cell office:value-type="float" office:value="0.0214106278417047" calcext:value-type="float">
            <text:p>0.021</text:p>
          </table:table-cell>
          <table:table-cell office:value-type="float" office:value="0.0454940292699294" calcext:value-type="float">
            <text:p>0.045</text:p>
          </table:table-cell>
          <table:table-cell office:value-type="float" office:value="0.0214106278417047" calcext:value-type="float">
            <text:p>0.021</text:p>
          </table:table-cell>
          <table:table-cell table:style-name="ce46" office:value-type="float" office:value="0.0610392395674686" calcext:value-type="float">
            <text:p>0.061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103545613780932" calcext:value-type="float">
            <text:p>0.104</text:p>
          </table:table-cell>
          <table:table-cell table:number-columns-repeated="2" table:style-name="ce46" office:value-type="float" office:value="0.01" calcext:value-type="float">
            <text:p>0.010</text:p>
          </table:table-cell>
          <table:table-cell table:style-name="ce46" office:value-type="float" office:value="0.130617349723441" calcext:value-type="float">
            <text:p>0.131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517991247525734" calcext:value-type="float">
            <text:p>0.052</text:p>
          </table:table-cell>
          <table:table-cell table:style-name="ce46" office:value-type="float" office:value="0.133315379836404" calcext:value-type="float">
            <text:p>0.133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517991247525734" calcext:value-type="float">
            <text:p>0.052</text:p>
          </table:table-cell>
          <table:table-cell table:style-name="ce46" office:value-type="float" office:value="0.133315379836404" calcext:value-type="float">
            <text:p>0.133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517991247525734" calcext:value-type="float">
            <text:p>0.052</text:p>
          </table:table-cell>
          <table:table-cell table:style-name="ce46" office:value-type="float" office:value="0.133315379836404" calcext:value-type="float">
            <text:p>0.133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517991247525734" calcext:value-type="float">
            <text:p>0.052</text:p>
          </table:table-cell>
          <table:table-cell table:style-name="ce46" office:value-type="float" office:value="0.133315379836404" calcext:value-type="float">
            <text:p>0.133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517991247525734" calcext:value-type="float">
            <text:p>0.052</text:p>
          </table:table-cell>
          <table:table-cell table:style-name="ce46" office:value-type="float" office:value="0.133315379836404" calcext:value-type="float">
            <text:p>0.133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517991247525734" calcext:value-type="float">
            <text:p>0.052</text:p>
          </table:table-cell>
          <table:table-cell table:style-name="ce46" office:value-type="float" office:value="0.133315379836404" calcext:value-type="float">
            <text:p>0.133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295700974898028" calcext:value-type="float">
            <text:p>0.030</text:p>
          </table:table-cell>
          <table:table-cell table:style-name="ce46" office:value-type="float" office:value="0.105414173107038" calcext:value-type="float">
            <text:p>0.105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735925746920213" calcext:value-type="float">
            <text:p>0.074</text:p>
          </table:table-cell>
          <table:table-cell table:style-name="ce46" office:value-type="float" office:value="0.113949132758373" calcext:value-type="float">
            <text:p>0.114</text:p>
          </table:table-cell>
        </table:table-row>
        <table:table-row table:style-name="ro1">
          <table:table-cell office:value-type="float" office:value="0.0394492375724682" calcext:value-type="float">
            <text:p>0.039</text:p>
          </table:table-cell>
          <table:table-cell office:value-type="float" office:value="0.11127459278838" calcext:value-type="float">
            <text:p>0.111</text:p>
          </table:table-cell>
          <table:table-cell table:number-columns-repeated="3" office:value-type="float" office:value="0.130340726833456" calcext:value-type="float">
            <text:p>0.130</text:p>
          </table:table-cell>
          <table:table-cell office:value-type="float" office:value="0.104795292345621" calcext:value-type="float">
            <text:p>0.105</text:p>
          </table:table-cell>
          <table:table-cell table:number-columns-repeated="3" office:value-type="float" office:value="0.0783255082057907" calcext:value-type="float">
            <text:p>0.078</text:p>
          </table:table-cell>
          <table:table-cell table:number-columns-repeated="2" office:value-type="float" office:value="0.01" calcext:value-type="float">
            <text:p>0.010</text:p>
          </table:table-cell>
          <table:table-cell office:value-type="float" office:value="0.0935012101767874" calcext:value-type="float">
            <text:p>0.094</text:p>
          </table:table-cell>
          <table:table-cell office:value-type="float" office:value="0.0422541224690193" calcext:value-type="float">
            <text:p>0.042</text:p>
          </table:table-cell>
          <table:table-cell office:value-type="float" office:value="0.135585467737522" calcext:value-type="float">
            <text:p>0.136</text:p>
          </table:table-cell>
          <table:table-cell office:value-type="float" office:value="0.0422541224690193" calcext:value-type="float">
            <text:p>0.042</text:p>
          </table:table-cell>
          <table:table-cell office:value-type="float" office:value="0.135585467737522" calcext:value-type="float">
            <text:p>0.136</text:p>
          </table:table-cell>
          <table:table-cell office:value-type="float" office:value="0.103580572513894" calcext:value-type="float">
            <text:p>0.104</text:p>
          </table:table-cell>
          <table:table-cell office:value-type="float" office:value="0.0733622264902628" calcext:value-type="float">
            <text:p>0.073</text:p>
          </table:table-cell>
          <table:table-cell office:value-type="float" office:value="0.103580572513894" calcext:value-type="float">
            <text:p>0.104</text:p>
          </table:table-cell>
          <table:table-cell office:value-type="float" office:value="0.0733622264902628" calcext:value-type="float">
            <text:p>0.073</text:p>
          </table:table-cell>
          <table:table-cell office:value-type="float" office:value="0.0789672263190647" calcext:value-type="float">
            <text:p>0.079</text:p>
          </table:table-cell>
          <table:table-cell office:value-type="float" office:value="0.01" calcext:value-type="float">
            <text:p>0.010</text:p>
          </table:table-cell>
          <table:table-cell office:value-type="float" office:value="0.0789672263190647" calcext:value-type="float">
            <text:p>0.079</text:p>
          </table:table-cell>
          <table:table-cell office:value-type="float" office:value="0.01" calcext:value-type="float">
            <text:p>0.010</text:p>
          </table:table-cell>
          <table:table-cell office:value-type="float" office:value="0.0789672263190647" calcext:value-type="float">
            <text:p>0.079</text:p>
          </table:table-cell>
          <table:table-cell office:value-type="float" office:value="0.01" calcext:value-type="float">
            <text:p>0.010</text:p>
          </table:table-cell>
          <table:table-cell office:value-type="float" office:value="0.0789672263190647" calcext:value-type="float">
            <text:p>0.079</text:p>
          </table:table-cell>
          <table:table-cell office:value-type="float" office:value="0.01" calcext:value-type="float">
            <text:p>0.010</text:p>
          </table:table-cell>
          <table:table-cell office:value-type="float" office:value="0.0789672263190647" calcext:value-type="float">
            <text:p>0.079</text:p>
          </table:table-cell>
          <table:table-cell office:value-type="float" office:value="0.01" calcext:value-type="float">
            <text:p>0.010</text:p>
          </table:table-cell>
          <table:table-cell table:style-name="ce46" office:value-type="float" office:value="0.0789672263190647" calcext:value-type="float">
            <text:p>0.079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590529890707364" calcext:value-type="float">
            <text:p>0.059</text:p>
          </table:table-cell>
          <table:table-cell table:style-name="ce46" office:value-type="float" office:value="0.0789672263190647" calcext:value-type="float">
            <text:p>0.079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590529890707364" calcext:value-type="float">
            <text:p>0.059</text:p>
          </table:table-cell>
          <table:table-cell table:style-name="ce46" office:value-type="float" office:value="0.0789672263190647" calcext:value-type="float">
            <text:p>0.079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590529890707364" calcext:value-type="float">
            <text:p>0.059</text:p>
          </table:table-cell>
          <table:table-cell table:style-name="ce46" office:value-type="float" office:value="0.13499163821128" calcext:value-type="float">
            <text:p>0.135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568033303978248" calcext:value-type="float">
            <text:p>0.057</text:p>
          </table:table-cell>
          <table:table-cell table:style-name="ce46" office:value-type="float" office:value="0.13499163821128" calcext:value-type="float">
            <text:p>0.135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568033303978248" calcext:value-type="float">
            <text:p>0.057</text:p>
          </table:table-cell>
          <table:table-cell table:style-name="ce46" office:value-type="float" office:value="0.094869977156323" calcext:value-type="float">
            <text:p>0.095</text:p>
          </table:table-cell>
          <table:table-cell table:style-name="ce46" office:value-type="float" office:value="0.0358122012041111" calcext:value-type="float">
            <text:p>0.036</text:p>
          </table:table-cell>
          <table:table-cell table:style-name="ce46" office:value-type="float" office:value="0.0832878007048294" calcext:value-type="float">
            <text:p>0.083</text:p>
          </table:table-cell>
          <table:table-cell table:style-name="ce46" office:value-type="float" office:value="0.094869977156323" calcext:value-type="float">
            <text:p>0.095</text:p>
          </table:table-cell>
          <table:table-cell table:style-name="ce46" office:value-type="float" office:value="0.0358122012041111" calcext:value-type="float">
            <text:p>0.036</text:p>
          </table:table-cell>
          <table:table-cell table:style-name="ce46" office:value-type="float" office:value="0.0832878007048294" calcext:value-type="float">
            <text:p>0.083</text:p>
          </table:table-cell>
          <table:table-cell table:style-name="ce46" office:value-type="float" office:value="0.094869977156323" calcext:value-type="float">
            <text:p>0.095</text:p>
          </table:table-cell>
          <table:table-cell table:style-name="ce46" office:value-type="float" office:value="0.0358122012041111" calcext:value-type="float">
            <text:p>0.036</text:p>
          </table:table-cell>
          <table:table-cell table:style-name="ce46" office:value-type="float" office:value="0.0832878007048294" calcext:value-type="float">
            <text:p>0.083</text:p>
          </table:table-cell>
          <table:table-cell table:style-name="ce46" office:value-type="float" office:value="0.094869977156323" calcext:value-type="float">
            <text:p>0.095</text:p>
          </table:table-cell>
          <table:table-cell table:style-name="ce46" office:value-type="float" office:value="0.0358122012041111" calcext:value-type="float">
            <text:p>0.036</text:p>
          </table:table-cell>
          <table:table-cell table:style-name="ce46" office:value-type="float" office:value="0.0832878007048294" calcext:value-type="float">
            <text:p>0.083</text:p>
          </table:table-cell>
          <table:table-cell table:style-name="ce46" office:value-type="float" office:value="0.0569330933115822" calcext:value-type="float">
            <text:p>0.057</text:p>
          </table:table-cell>
          <table:table-cell table:style-name="ce46" office:value-type="float" office:value="0.0418402995433993" calcext:value-type="float">
            <text:p>0.042</text:p>
          </table:table-cell>
          <table:table-cell table:style-name="ce46" office:value-type="float" office:value="0.01" calcext:value-type="float">
            <text:p>0.010</text:p>
          </table:table-cell>
        </table:table-row>
        <table:table-row table:style-name="ro1">
          <table:table-cell table:number-columns-repeated="2" office:value-type="float" office:value="0.178807725602765" calcext:value-type="float">
            <text:p>0.179</text:p>
          </table:table-cell>
          <table:table-cell table:number-columns-repeated="2" office:value-type="float" office:value="0.194653464082753" calcext:value-type="float">
            <text:p>0.195</text:p>
          </table:table-cell>
          <table:table-cell table:number-columns-repeated="2" office:value-type="float" office:value="0.174048122441893" calcext:value-type="float">
            <text:p>0.174</text:p>
          </table:table-cell>
          <table:table-cell office:value-type="float" office:value="0.140173262845433" calcext:value-type="float">
            <text:p>0.140</text:p>
          </table:table-cell>
          <table:table-cell office:value-type="float" office:value="0.0719144030468406" calcext:value-type="float">
            <text:p>0.072</text:p>
          </table:table-cell>
          <table:table-cell office:value-type="float" office:value="0.102952945928838" calcext:value-type="float">
            <text:p>0.103</text:p>
          </table:table-cell>
          <table:table-cell table:number-columns-repeated="2" office:value-type="float" office:value="0.168653216428494" calcext:value-type="float">
            <text:p>0.169</text:p>
          </table:table-cell>
          <table:table-cell office:value-type="float" office:value="0.0800522131434951" calcext:value-type="float">
            <text:p>0.080</text:p>
          </table:table-cell>
          <table:table-cell office:value-type="float" office:value="0.168653216428494" calcext:value-type="float">
            <text:p>0.169</text:p>
          </table:table-cell>
          <table:table-cell office:value-type="float" office:value="0.0800522131434951" calcext:value-type="float">
            <text:p>0.080</text:p>
          </table:table-cell>
          <table:table-cell office:value-type="float" office:value="0.168653216428494" calcext:value-type="float">
            <text:p>0.169</text:p>
          </table:table-cell>
          <table:table-cell office:value-type="float" office:value="0.0800522131434951" calcext:value-type="float">
            <text:p>0.080</text:p>
          </table:table-cell>
          <table:table-cell office:value-type="float" office:value="0.217328214934029" calcext:value-type="float">
            <text:p>0.217</text:p>
          </table:table-cell>
          <table:table-cell office:value-type="float" office:value="0.0962963254605638" calcext:value-type="float">
            <text:p>0.096</text:p>
          </table:table-cell>
          <table:table-cell office:value-type="float" office:value="0.217328214934029" calcext:value-type="float">
            <text:p>0.217</text:p>
          </table:table-cell>
          <table:table-cell office:value-type="float" office:value="0.0962963254605638" calcext:value-type="float">
            <text:p>0.096</text:p>
          </table:table-cell>
          <table:table-cell office:value-type="float" office:value="0.217328214934029" calcext:value-type="float">
            <text:p>0.217</text:p>
          </table:table-cell>
          <table:table-cell office:value-type="float" office:value="0.0962963254605638" calcext:value-type="float">
            <text:p>0.096</text:p>
          </table:table-cell>
          <table:table-cell office:value-type="float" office:value="0.220261175448473" calcext:value-type="float">
            <text:p>0.220</text:p>
          </table:table-cell>
          <table:table-cell office:value-type="float" office:value="0.01" calcext:value-type="float">
            <text:p>0.010</text:p>
          </table:table-cell>
          <table:table-cell office:value-type="float" office:value="0.220261175448473" calcext:value-type="float">
            <text:p>0.220</text:p>
          </table:table-cell>
          <table:table-cell office:value-type="float" office:value="0.01" calcext:value-type="float">
            <text:p>0.010</text:p>
          </table:table-cell>
          <table:table-cell office:value-type="float" office:value="0.220261175448473" calcext:value-type="float">
            <text:p>0.220</text:p>
          </table:table-cell>
          <table:table-cell office:value-type="float" office:value="0.01" calcext:value-type="float">
            <text:p>0.010</text:p>
          </table:table-cell>
          <table:table-cell office:value-type="float" office:value="0.220261175448473" calcext:value-type="float">
            <text:p>0.220</text:p>
          </table:table-cell>
          <table:table-cell office:value-type="float" office:value="0.01" calcext:value-type="float">
            <text:p>0.010</text:p>
          </table:table-cell>
          <table:table-cell table:style-name="ce46" office:value-type="float" office:value="0.148047537346044" calcext:value-type="float">
            <text:p>0.148</text:p>
          </table:table-cell>
          <table:table-cell table:style-name="ce46" office:value-type="float" office:value="0.0292946035360665" calcext:value-type="float">
            <text:p>0.029</text:p>
          </table:table-cell>
          <table:table-cell table:style-name="ce46" office:value-type="float" office:value="0.17611872535792" calcext:value-type="float">
            <text:p>0.176</text:p>
          </table:table-cell>
          <table:table-cell table:style-name="ce46" office:value-type="float" office:value="0.193942141941579" calcext:value-type="float">
            <text:p>0.194</text:p>
          </table:table-cell>
          <table:table-cell table:style-name="ce46" office:value-type="float" office:value="0.0709613709050783" calcext:value-type="float">
            <text:p>0.071</text:p>
          </table:table-cell>
          <table:table-cell table:style-name="ce46" office:value-type="float" office:value="0.193135251953473" calcext:value-type="float">
            <text:p>0.193</text:p>
          </table:table-cell>
          <table:table-cell table:style-name="ce46" office:value-type="float" office:value="0.193942141941579" calcext:value-type="float">
            <text:p>0.194</text:p>
          </table:table-cell>
          <table:table-cell table:style-name="ce46" office:value-type="float" office:value="0.0709613709050783" calcext:value-type="float">
            <text:p>0.071</text:p>
          </table:table-cell>
          <table:table-cell table:style-name="ce46" office:value-type="float" office:value="0.193135251953473" calcext:value-type="float">
            <text:p>0.193</text:p>
          </table:table-cell>
          <table:table-cell table:style-name="ce46" office:value-type="float" office:value="0.193942141941579" calcext:value-type="float">
            <text:p>0.194</text:p>
          </table:table-cell>
          <table:table-cell table:style-name="ce46" office:value-type="float" office:value="0.0709613709050783" calcext:value-type="float">
            <text:p>0.071</text:p>
          </table:table-cell>
          <table:table-cell table:style-name="ce46" office:value-type="float" office:value="0.193135251953473" calcext:value-type="float">
            <text:p>0.193</text:p>
          </table:table-cell>
          <table:table-cell table:style-name="ce46" office:value-type="float" office:value="0.0987661468842162" calcext:value-type="float">
            <text:p>0.099</text:p>
          </table:table-cell>
          <table:table-cell table:style-name="ce46" office:value-type="float" office:value="0.143261302376402" calcext:value-type="float">
            <text:p>0.143</text:p>
          </table:table-cell>
          <table:table-cell table:style-name="ce46" office:value-type="float" office:value="0.224894747901072" calcext:value-type="float">
            <text:p>0.225</text:p>
          </table:table-cell>
          <table:table-cell table:style-name="ce46" office:value-type="float" office:value="0.0987661468842162" calcext:value-type="float">
            <text:p>0.099</text:p>
          </table:table-cell>
          <table:table-cell table:style-name="ce46" office:value-type="float" office:value="0.143261302376402" calcext:value-type="float">
            <text:p>0.143</text:p>
          </table:table-cell>
          <table:table-cell table:style-name="ce46" office:value-type="float" office:value="0.224894747901072" calcext:value-type="float">
            <text:p>0.225</text:p>
          </table:table-cell>
          <table:table-cell table:style-name="ce46" office:value-type="float" office:value="0.128400037437209" calcext:value-type="float">
            <text:p>0.128</text:p>
          </table:table-cell>
          <table:table-cell table:style-name="ce46" office:value-type="float" office:value="0.169953681961504" calcext:value-type="float">
            <text:p>0.170</text:p>
          </table:table-cell>
          <table:table-cell table:style-name="ce46" office:value-type="float" office:value="0.162705903917648" calcext:value-type="float">
            <text:p>0.163</text:p>
          </table:table-cell>
          <table:table-cell table:style-name="ce46" office:value-type="float" office:value="0.128400037437209" calcext:value-type="float">
            <text:p>0.128</text:p>
          </table:table-cell>
          <table:table-cell table:style-name="ce46" office:value-type="float" office:value="0.169953681961504" calcext:value-type="float">
            <text:p>0.170</text:p>
          </table:table-cell>
          <table:table-cell table:style-name="ce46" office:value-type="float" office:value="0.162705903917648" calcext:value-type="float">
            <text:p>0.163</text:p>
          </table:table-cell>
          <table:table-cell table:style-name="ce46" office:value-type="float" office:value="0.128400037437209" calcext:value-type="float">
            <text:p>0.128</text:p>
          </table:table-cell>
          <table:table-cell table:style-name="ce46" office:value-type="float" office:value="0.169953681961504" calcext:value-type="float">
            <text:p>0.170</text:p>
          </table:table-cell>
          <table:table-cell table:style-name="ce46" office:value-type="float" office:value="0.162705903917648" calcext:value-type="float">
            <text:p>0.163</text:p>
          </table:table-cell>
          <table:table-cell table:style-name="ce46" office:value-type="float" office:value="0.128400037437209" calcext:value-type="float">
            <text:p>0.128</text:p>
          </table:table-cell>
          <table:table-cell table:style-name="ce46" office:value-type="float" office:value="0.169953681961504" calcext:value-type="float">
            <text:p>0.170</text:p>
          </table:table-cell>
          <table:table-cell table:style-name="ce46" office:value-type="float" office:value="0.162705903917648" calcext:value-type="float">
            <text:p>0.163</text:p>
          </table:table-cell>
        </table:table-row>
        <table:table-row table:style-name="ro1">
          <table:table-cell office:value-type="float" office:value="0.025201491939079" calcext:value-type="float">
            <text:p>0.025</text:p>
          </table:table-cell>
          <table:table-cell office:value-type="float" office:value="0.0660753859205565" calcext:value-type="float">
            <text:p>0.066</text:p>
          </table:table-cell>
          <table:table-cell office:value-type="float" office:value="0.0427977067179562" calcext:value-type="float">
            <text:p>0.043</text:p>
          </table:table-cell>
          <table:table-cell table:number-columns-repeated="2" office:value-type="float" office:value="0.0426585295862272" calcext:value-type="float">
            <text:p>0.043</text:p>
          </table:table-cell>
          <table:table-cell table:number-columns-repeated="2" office:value-type="float" office:value="0.01" calcext:value-type="float">
            <text:p>0.010</text:p>
          </table:table-cell>
          <table:table-cell office:value-type="float" office:value="0.0200273771034126" calcext:value-type="float">
            <text:p>0.020</text:p>
          </table:table-cell>
          <table:table-cell office:value-type="float" office:value="0.0143292496277329" calcext:value-type="float">
            <text:p>0.014</text:p>
          </table:table-cell>
          <table:table-cell table:number-columns-repeated="2" office:value-type="float" office:value="0.01" calcext:value-type="float">
            <text:p>0.010</text:p>
          </table:table-cell>
          <table:table-cell office:value-type="float" office:value="0.160742700528186" calcext:value-type="float">
            <text:p>0.161</text:p>
          </table:table-cell>
          <table:table-cell office:value-type="float" office:value="0.01" calcext:value-type="float">
            <text:p>0.010</text:p>
          </table:table-cell>
          <table:table-cell office:value-type="float" office:value="0.160742700528186" calcext:value-type="float">
            <text:p>0.161</text:p>
          </table:table-cell>
          <table:table-cell office:value-type="float" office:value="0.01" calcext:value-type="float">
            <text:p>0.010</text:p>
          </table:table-cell>
          <table:table-cell office:value-type="float" office:value="0.160742700528186" calcext:value-type="float">
            <text:p>0.161</text:p>
          </table:table-cell>
          <table:table-cell office:value-type="float" office:value="0.01" calcext:value-type="float">
            <text:p>0.010</text:p>
          </table:table-cell>
          <table:table-cell office:value-type="float" office:value="0.160742700528186" calcext:value-type="float">
            <text:p>0.161</text:p>
          </table:table-cell>
          <table:table-cell office:value-type="float" office:value="0.01" calcext:value-type="float">
            <text:p>0.010</text:p>
          </table:table-cell>
          <table:table-cell office:value-type="float" office:value="0.160742700528186" calcext:value-type="float">
            <text:p>0.161</text:p>
          </table:table-cell>
          <table:table-cell office:value-type="float" office:value="0.0559952750196702" calcext:value-type="float">
            <text:p>0.056</text:p>
          </table:table-cell>
          <table:table-cell office:value-type="float" office:value="0.156968476676686" calcext:value-type="float">
            <text:p>0.157</text:p>
          </table:table-cell>
          <table:table-cell office:value-type="float" office:value="0.0559952750196702" calcext:value-type="float">
            <text:p>0.056</text:p>
          </table:table-cell>
          <table:table-cell office:value-type="float" office:value="0.156968476676686" calcext:value-type="float">
            <text:p>0.157</text:p>
          </table:table-cell>
          <table:table-cell office:value-type="float" office:value="0.0559952750196702" calcext:value-type="float">
            <text:p>0.056</text:p>
          </table:table-cell>
          <table:table-cell office:value-type="float" office:value="0.156968476676686" calcext:value-type="float">
            <text:p>0.157</text:p>
          </table:table-cell>
          <table:table-cell office:value-type="float" office:value="0.0559952750196702" calcext:value-type="float">
            <text:p>0.056</text:p>
          </table:table-cell>
          <table:table-cell office:value-type="float" office:value="0.156968476676686" calcext:value-type="float">
            <text:p>0.157</text:p>
          </table:table-cell>
          <table:table-cell office:value-type="float" office:value="0.0559952750196702" calcext:value-type="float">
            <text:p>0.056</text:p>
          </table:table-cell>
          <table:table-cell office:value-type="float" office:value="0.156968476676686" calcext:value-type="float">
            <text:p>0.157</text:p>
          </table:table-cell>
          <table:table-cell table:style-name="ce46" office:value-type="float" office:value="0.0559952750196702" calcext:value-type="float">
            <text:p>0.056</text:p>
          </table:table-cell>
          <table:table-cell table:style-name="ce46" office:value-type="float" office:value="0.156968476676686" calcext:value-type="float">
            <text:p>0.157</text:p>
          </table:table-cell>
          <table:table-cell table:style-name="ce46" office:value-type="float" office:value="0.0945752318996511" calcext:value-type="float">
            <text:p>0.095</text:p>
          </table:table-cell>
          <table:table-cell table:style-name="ce46" office:value-type="float" office:value="0.0810111870368963" calcext:value-type="float">
            <text:p>0.081</text:p>
          </table:table-cell>
          <table:table-cell table:style-name="ce46" office:value-type="float" office:value="0.190820511662151" calcext:value-type="float">
            <text:p>0.191</text:p>
          </table:table-cell>
          <table:table-cell table:style-name="ce46" office:value-type="float" office:value="0.0776668935878409" calcext:value-type="float">
            <text:p>0.078</text:p>
          </table:table-cell>
          <table:table-cell table:style-name="ce46" office:value-type="float" office:value="0.0810111870368963" calcext:value-type="float">
            <text:p>0.081</text:p>
          </table:table-cell>
          <table:table-cell table:style-name="ce46" office:value-type="float" office:value="0.190820511662151" calcext:value-type="float">
            <text:p>0.191</text:p>
          </table:table-cell>
          <table:table-cell table:style-name="ce46" office:value-type="float" office:value="0.0776668935878409" calcext:value-type="float">
            <text:p>0.078</text:p>
          </table:table-cell>
          <table:table-cell table:style-name="ce46" office:value-type="float" office:value="0.0346059900876646" calcext:value-type="float">
            <text:p>0.035</text:p>
          </table:table-cell>
          <table:table-cell table:style-name="ce46" office:value-type="float" office:value="0.231309967622438" calcext:value-type="float">
            <text:p>0.231</text:p>
          </table:table-cell>
          <table:table-cell table:style-name="ce46" office:value-type="float" office:value="0.0854940320933608" calcext:value-type="float">
            <text:p>0.085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773738992007443" calcext:value-type="float">
            <text:p>0.077</text:p>
          </table:table-cell>
          <table:table-cell table:style-name="ce46" office:value-type="float" office:value="0.0845312672329641" calcext:value-type="float">
            <text:p>0.085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773738992007443" calcext:value-type="float">
            <text:p>0.077</text:p>
          </table:table-cell>
          <table:table-cell table:style-name="ce46" office:value-type="float" office:value="0.0845312672329641" calcext:value-type="float">
            <text:p>0.085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773738992007443" calcext:value-type="float">
            <text:p>0.077</text:p>
          </table:table-cell>
          <table:table-cell table:style-name="ce46" office:value-type="float" office:value="0.0845312672329641" calcext:value-type="float">
            <text:p>0.085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773738992007443" calcext:value-type="float">
            <text:p>0.077</text:p>
          </table:table-cell>
          <table:table-cell table:style-name="ce46" office:value-type="float" office:value="0.0845312672329641" calcext:value-type="float">
            <text:p>0.085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773738992007443" calcext:value-type="float">
            <text:p>0.077</text:p>
          </table:table-cell>
          <table:table-cell table:style-name="ce46" office:value-type="float" office:value="0.0845312672329641" calcext:value-type="float">
            <text:p>0.085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773738992007443" calcext:value-type="float">
            <text:p>0.077</text:p>
          </table:table-cell>
          <table:table-cell table:style-name="ce46" office:value-type="float" office:value="0.0845312672329641" calcext:value-type="float">
            <text:p>0.085</text:p>
          </table:table-cell>
        </table:table-row>
        <table:table-row table:style-name="ro1">
          <table:table-cell table:number-columns-repeated="7" office:value-type="float" office:value="0.103740835292478" calcext:value-type="float">
            <text:p>0.104</text:p>
          </table:table-cell>
          <table:table-cell table:number-columns-repeated="4" office:value-type="float" office:value="0.100350647732306" calcext:value-type="float">
            <text:p>0.100</text:p>
          </table:table-cell>
          <table:table-cell office:value-type="float" office:value="0.104322118923454" calcext:value-type="float">
            <text:p>0.104</text:p>
          </table:table-cell>
          <table:table-cell office:value-type="float" office:value="0.0544749727470067" calcext:value-type="float">
            <text:p>0.054</text:p>
          </table:table-cell>
          <table:table-cell office:value-type="float" office:value="0.025269867468525" calcext:value-type="float">
            <text:p>0.025</text:p>
          </table:table-cell>
          <table:table-cell office:value-type="float" office:value="0.0544749727470067" calcext:value-type="float">
            <text:p>0.054</text:p>
          </table:table-cell>
          <table:table-cell office:value-type="float" office:value="0.025269867468525" calcext:value-type="float">
            <text:p>0.025</text:p>
          </table:table-cell>
          <table:table-cell office:value-type="float" office:value="0.0544749727470067" calcext:value-type="float">
            <text:p>0.054</text:p>
          </table:table-cell>
          <table:table-cell office:value-type="float" office:value="0.025269867468525" calcext:value-type="float">
            <text:p>0.025</text:p>
          </table:table-cell>
          <table:table-cell office:value-type="float" office:value="0.0544749727470067" calcext:value-type="float">
            <text:p>0.054</text:p>
          </table:table-cell>
          <table:table-cell office:value-type="float" office:value="0.025269867468525" calcext:value-type="float">
            <text:p>0.025</text:p>
          </table:table-cell>
          <table:table-cell office:value-type="float" office:value="0.0544749727470067" calcext:value-type="float">
            <text:p>0.054</text:p>
          </table:table-cell>
          <table:table-cell office:value-type="float" office:value="0.025269867468525" calcext:value-type="float">
            <text:p>0.025</text:p>
          </table:table-cell>
          <table:table-cell office:value-type="float" office:value="0.0906939603082496" calcext:value-type="float">
            <text:p>0.091</text:p>
          </table:table-cell>
          <table:table-cell office:value-type="float" office:value="0.0530450103989851" calcext:value-type="float">
            <text:p>0.053</text:p>
          </table:table-cell>
          <table:table-cell office:value-type="float" office:value="0.042766349853461" calcext:value-type="float">
            <text:p>0.043</text:p>
          </table:table-cell>
          <table:table-cell office:value-type="float" office:value="0.0570931019881069" calcext:value-type="float">
            <text:p>0.057</text:p>
          </table:table-cell>
          <table:table-cell office:value-type="float" office:value="0.042766349853461" calcext:value-type="float">
            <text:p>0.043</text:p>
          </table:table-cell>
          <table:table-cell office:value-type="float" office:value="0.0570931019881069" calcext:value-type="float">
            <text:p>0.057</text:p>
          </table:table-cell>
          <table:table-cell office:value-type="float" office:value="0.042766349853461" calcext:value-type="float">
            <text:p>0.043</text:p>
          </table:table-cell>
          <table:table-cell office:value-type="float" office:value="0.0570931019881069" calcext:value-type="float">
            <text:p>0.057</text:p>
          </table:table-cell>
          <table:table-cell table:style-name="ce46" office:value-type="float" office:value="0.042766349853461" calcext:value-type="float">
            <text:p>0.043</text:p>
          </table:table-cell>
          <table:table-cell table:style-name="ce46" office:value-type="float" office:value="0.0570931019881069" calcext:value-type="float">
            <text:p>0.057</text:p>
          </table:table-cell>
          <table:table-cell table:number-columns-repeated="13" table:style-name="ce46" office:value-type="float" office:value="0.01" calcext:value-type="float">
            <text:p>0.010</text:p>
          </table:table-cell>
          <table:table-cell table:style-name="ce46" office:value-type="float" office:value="0.0621227230619679" calcext:value-type="float">
            <text:p>0.062</text:p>
          </table:table-cell>
          <table:table-cell table:style-name="ce46" office:value-type="float" office:value="0.0118782259968735" calcext:value-type="float">
            <text:p>0.012</text:p>
          </table:table-cell>
          <table:table-cell table:style-name="ce46" office:value-type="float" office:value="0.100652855373156" calcext:value-type="float">
            <text:p>0.101</text:p>
          </table:table-cell>
          <table:table-cell table:style-name="ce46" office:value-type="float" office:value="0.0621227230619679" calcext:value-type="float">
            <text:p>0.062</text:p>
          </table:table-cell>
          <table:table-cell table:style-name="ce46" office:value-type="float" office:value="0.0118782259968735" calcext:value-type="float">
            <text:p>0.012</text:p>
          </table:table-cell>
          <table:table-cell table:style-name="ce46" office:value-type="float" office:value="0.100652855373156" calcext:value-type="float">
            <text:p>0.101</text:p>
          </table:table-cell>
          <table:table-cell table:style-name="ce46" office:value-type="float" office:value="0.0621227230619679" calcext:value-type="float">
            <text:p>0.062</text:p>
          </table:table-cell>
          <table:table-cell table:style-name="ce46" office:value-type="float" office:value="0.0118782259968735" calcext:value-type="float">
            <text:p>0.012</text:p>
          </table:table-cell>
          <table:table-cell table:style-name="ce46" office:value-type="float" office:value="0.100652855373156" calcext:value-type="float">
            <text:p>0.101</text:p>
          </table:table-cell>
          <table:table-cell table:style-name="ce46" office:value-type="float" office:value="0.0621227230619679" calcext:value-type="float">
            <text:p>0.062</text:p>
          </table:table-cell>
          <table:table-cell table:style-name="ce46" office:value-type="float" office:value="0.0118782259968735" calcext:value-type="float">
            <text:p>0.012</text:p>
          </table:table-cell>
          <table:table-cell table:style-name="ce46" office:value-type="float" office:value="0.100652855373156" calcext:value-type="float">
            <text:p>0.101</text:p>
          </table:table-cell>
          <table:table-cell table:style-name="ce46" office:value-type="float" office:value="0.0621227230619679" calcext:value-type="float">
            <text:p>0.062</text:p>
          </table:table-cell>
          <table:table-cell table:style-name="ce46" office:value-type="float" office:value="0.0118782259968735" calcext:value-type="float">
            <text:p>0.012</text:p>
          </table:table-cell>
          <table:table-cell table:style-name="ce46" office:value-type="float" office:value="0.100652855373156" calcext:value-type="float">
            <text:p>0.101</text:p>
          </table:table-cell>
        </table:table-row>
        <table:table-row table:style-name="ro1">
          <table:table-cell office:value-type="float" office:value="0.0261309518161446" calcext:value-type="float">
            <text:p>0.026</text:p>
          </table:table-cell>
          <table:table-cell office:value-type="float" office:value="0.0397146943022028" calcext:value-type="float">
            <text:p>0.040</text:p>
          </table:table-cell>
          <table:table-cell table:number-columns-repeated="2" office:value-type="float" office:value="0.01" calcext:value-type="float">
            <text:p>0.010</text:p>
          </table:table-cell>
          <table:table-cell office:value-type="float" office:value="0.0285204683910051" calcext:value-type="float">
            <text:p>0.029</text:p>
          </table:table-cell>
          <table:table-cell table:number-columns-repeated="6" office:value-type="float" office:value="0.01" calcext:value-type="float">
            <text:p>0.010</text:p>
          </table:table-cell>
          <table:table-cell office:value-type="float" office:value="0.161253957824652" calcext:value-type="float">
            <text:p>0.161</text:p>
          </table:table-cell>
          <table:table-cell office:value-type="float" office:value="0.027568459174885" calcext:value-type="float">
            <text:p>0.028</text:p>
          </table:table-cell>
          <table:table-cell office:value-type="float" office:value="0.224726683589647" calcext:value-type="float">
            <text:p>0.225</text:p>
          </table:table-cell>
          <table:table-cell office:value-type="float" office:value="0.027568459174885" calcext:value-type="float">
            <text:p>0.028</text:p>
          </table:table-cell>
          <table:table-cell office:value-type="float" office:value="0.224726683589647" calcext:value-type="float">
            <text:p>0.225</text:p>
          </table:table-cell>
          <table:table-cell office:value-type="float" office:value="0.0480302301476526" calcext:value-type="float">
            <text:p>0.048</text:p>
          </table:table-cell>
          <table:table-cell office:value-type="float" office:value="0.176949483878961" calcext:value-type="float">
            <text:p>0.177</text:p>
          </table:table-cell>
          <table:table-cell office:value-type="float" office:value="0.0480302301476526" calcext:value-type="float">
            <text:p>0.048</text:p>
          </table:table-cell>
          <table:table-cell office:value-type="float" office:value="0.176949483878961" calcext:value-type="float">
            <text:p>0.177</text:p>
          </table:table-cell>
          <table:table-cell office:value-type="float" office:value="0.0480302301476526" calcext:value-type="float">
            <text:p>0.048</text:p>
          </table:table-cell>
          <table:table-cell office:value-type="float" office:value="0.176949483878961" calcext:value-type="float">
            <text:p>0.177</text:p>
          </table:table-cell>
          <table:table-cell office:value-type="float" office:value="0.0247276807850902" calcext:value-type="float">
            <text:p>0.025</text:p>
          </table:table-cell>
          <table:table-cell office:value-type="float" office:value="0.190104376491344" calcext:value-type="float">
            <text:p>0.190</text:p>
          </table:table-cell>
          <table:table-cell office:value-type="float" office:value="0.0247276807850902" calcext:value-type="float">
            <text:p>0.025</text:p>
          </table:table-cell>
          <table:table-cell office:value-type="float" office:value="0.190104376491344" calcext:value-type="float">
            <text:p>0.190</text:p>
          </table:table-cell>
          <table:table-cell office:value-type="float" office:value="0.0247276807850902" calcext:value-type="float">
            <text:p>0.025</text:p>
          </table:table-cell>
          <table:table-cell office:value-type="float" office:value="0.190104376491344" calcext:value-type="float">
            <text:p>0.190</text:p>
          </table:table-cell>
          <table:table-cell office:value-type="float" office:value="0.0247276807850902" calcext:value-type="float">
            <text:p>0.025</text:p>
          </table:table-cell>
          <table:table-cell office:value-type="float" office:value="0.190104376491344" calcext:value-type="float">
            <text:p>0.190</text:p>
          </table:table-cell>
          <table:table-cell table:style-name="ce46" office:value-type="float" office:value="0.0247276807850902" calcext:value-type="float">
            <text:p>0.025</text:p>
          </table:table-cell>
          <table:table-cell table:style-name="ce46" office:value-type="float" office:value="0.190104376491344" calcext:value-type="float">
            <text:p>0.190</text:p>
          </table:table-cell>
          <table:table-cell table:style-name="ce46" office:value-type="float" office:value="0.0634607733162324" calcext:value-type="float">
            <text:p>0.063</text:p>
          </table:table-cell>
          <table:table-cell table:style-name="ce46" office:value-type="float" office:value="0.0247276807850902" calcext:value-type="float">
            <text:p>0.025</text:p>
          </table:table-cell>
          <table:table-cell table:style-name="ce46" office:value-type="float" office:value="0.190104376491344" calcext:value-type="float">
            <text:p>0.190</text:p>
          </table:table-cell>
          <table:table-cell table:style-name="ce46" office:value-type="float" office:value="0.0634607733162324" calcext:value-type="float">
            <text:p>0.063</text:p>
          </table:table-cell>
          <table:table-cell table:style-name="ce46" office:value-type="float" office:value="0.0247276807850902" calcext:value-type="float">
            <text:p>0.025</text:p>
          </table:table-cell>
          <table:table-cell table:style-name="ce46" office:value-type="float" office:value="0.190104376491344" calcext:value-type="float">
            <text:p>0.190</text:p>
          </table:table-cell>
          <table:table-cell table:style-name="ce46" office:value-type="float" office:value="0.0634607733162324" calcext:value-type="float">
            <text:p>0.063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17050042724436" calcext:value-type="float">
            <text:p>0.171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181739011291815" calcext:value-type="float">
            <text:p>0.018</text:p>
          </table:table-cell>
          <table:table-cell table:style-name="ce46" office:value-type="float" office:value="0.109799258576376" calcext:value-type="float">
            <text:p>0.110</text:p>
          </table:table-cell>
          <table:table-cell table:style-name="ce46" office:value-type="float" office:value="0.0574666185160885" calcext:value-type="float">
            <text:p>0.057</text:p>
          </table:table-cell>
          <table:table-cell table:style-name="ce46" office:value-type="float" office:value="0.101410600859512" calcext:value-type="float">
            <text:p>0.101</text:p>
          </table:table-cell>
          <table:table-cell table:style-name="ce46" office:value-type="float" office:value="0.182706843513191" calcext:value-type="float">
            <text:p>0.183</text:p>
          </table:table-cell>
          <table:table-cell table:style-name="ce46" office:value-type="float" office:value="0.0208778055074428" calcext:value-type="float">
            <text:p>0.021</text:p>
          </table:table-cell>
          <table:table-cell table:style-name="ce46" office:value-type="float" office:value="0.101410600859512" calcext:value-type="float">
            <text:p>0.101</text:p>
          </table:table-cell>
          <table:table-cell table:style-name="ce46" office:value-type="float" office:value="0.182706843513191" calcext:value-type="float">
            <text:p>0.183</text:p>
          </table:table-cell>
          <table:table-cell table:style-name="ce46" office:value-type="float" office:value="0.0208778055074428" calcext:value-type="float">
            <text:p>0.021</text:p>
          </table:table-cell>
          <table:table-cell table:style-name="ce46" office:value-type="float" office:value="0.155325482881532" calcext:value-type="float">
            <text:p>0.155</text:p>
          </table:table-cell>
          <table:table-cell table:style-name="ce46" office:value-type="float" office:value="0.242240091911182" calcext:value-type="float">
            <text:p>0.242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155325482881532" calcext:value-type="float">
            <text:p>0.155</text:p>
          </table:table-cell>
          <table:table-cell table:style-name="ce46" office:value-type="float" office:value="0.242240091911182" calcext:value-type="float">
            <text:p>0.242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155325482881532" calcext:value-type="float">
            <text:p>0.155</text:p>
          </table:table-cell>
          <table:table-cell table:style-name="ce46" office:value-type="float" office:value="0.242240091911182" calcext:value-type="float">
            <text:p>0.242</text:p>
          </table:table-cell>
          <table:table-cell table:style-name="ce46" office:value-type="float" office:value="0.01" calcext:value-type="float">
            <text:p>0.010</text:p>
          </table:table-cell>
        </table:table-row>
        <table:table-row table:style-name="ro1">
          <table:table-cell office:value-type="float" office:value="0.208257858111333" calcext:value-type="float">
            <text:p>0.208</text:p>
          </table:table-cell>
          <table:table-cell table:number-columns-repeated="2" office:value-type="float" office:value="0.194715773774393" calcext:value-type="float">
            <text:p>0.195</text:p>
          </table:table-cell>
          <table:table-cell office:value-type="float" office:value="0.176393552469253" calcext:value-type="float">
            <text:p>0.176</text:p>
          </table:table-cell>
          <table:table-cell office:value-type="float" office:value="0.121460619537627" calcext:value-type="float">
            <text:p>0.121</text:p>
          </table:table-cell>
          <table:table-cell office:value-type="float" office:value="0.0605205592948003" calcext:value-type="float">
            <text:p>0.061</text:p>
          </table:table-cell>
          <table:table-cell office:value-type="float" office:value="0.0531382461576875" calcext:value-type="float">
            <text:p>0.053</text:p>
          </table:table-cell>
          <table:table-cell table:number-columns-repeated="3" office:value-type="float" office:value="0.113478774201445" calcext:value-type="float">
            <text:p>0.113</text:p>
          </table:table-cell>
          <table:table-cell office:value-type="float" office:value="0.079791911096565" calcext:value-type="float">
            <text:p>0.080</text:p>
          </table:table-cell>
          <table:table-cell office:value-type="float" office:value="0.138319150778108" calcext:value-type="float">
            <text:p>0.138</text:p>
          </table:table-cell>
          <table:table-cell office:value-type="float" office:value="0.145267774616349" calcext:value-type="float">
            <text:p>0.145</text:p>
          </table:table-cell>
          <table:table-cell office:value-type="float" office:value="0.155608996589899" calcext:value-type="float">
            <text:p>0.156</text:p>
          </table:table-cell>
          <table:table-cell office:value-type="float" office:value="0.145267774616349" calcext:value-type="float">
            <text:p>0.145</text:p>
          </table:table-cell>
          <table:table-cell office:value-type="float" office:value="0.155608996589899" calcext:value-type="float">
            <text:p>0.156</text:p>
          </table:table-cell>
          <table:table-cell office:value-type="float" office:value="0.183229407641695" calcext:value-type="float">
            <text:p>0.183</text:p>
          </table:table-cell>
          <table:table-cell office:value-type="float" office:value="0.125675145086222" calcext:value-type="float">
            <text:p>0.126</text:p>
          </table:table-cell>
          <table:table-cell office:value-type="float" office:value="0.183229407641695" calcext:value-type="float">
            <text:p>0.183</text:p>
          </table:table-cell>
          <table:table-cell office:value-type="float" office:value="0.125675145086222" calcext:value-type="float">
            <text:p>0.126</text:p>
          </table:table-cell>
          <table:table-cell office:value-type="float" office:value="0.183229407641695" calcext:value-type="float">
            <text:p>0.183</text:p>
          </table:table-cell>
          <table:table-cell office:value-type="float" office:value="0.125675145086222" calcext:value-type="float">
            <text:p>0.126</text:p>
          </table:table-cell>
          <table:table-cell office:value-type="float" office:value="0.0953030235224169" calcext:value-type="float">
            <text:p>0.095</text:p>
          </table:table-cell>
          <table:table-cell office:value-type="float" office:value="0.049060173366037" calcext:value-type="float">
            <text:p>0.049</text:p>
          </table:table-cell>
          <table:table-cell office:value-type="float" office:value="0.103977566373127" calcext:value-type="float">
            <text:p>0.104</text:p>
          </table:table-cell>
          <table:table-cell office:value-type="float" office:value="0.074457944058404" calcext:value-type="float">
            <text:p>0.074</text:p>
          </table:table-cell>
          <table:table-cell office:value-type="float" office:value="0.103977566373127" calcext:value-type="float">
            <text:p>0.104</text:p>
          </table:table-cell>
          <table:table-cell office:value-type="float" office:value="0.074457944058404" calcext:value-type="float">
            <text:p>0.074</text:p>
          </table:table-cell>
          <table:table-cell office:value-type="float" office:value="0.103977566373127" calcext:value-type="float">
            <text:p>0.104</text:p>
          </table:table-cell>
          <table:table-cell office:value-type="float" office:value="0.074457944058404" calcext:value-type="float">
            <text:p>0.074</text:p>
          </table:table-cell>
          <table:table-cell table:style-name="ce46" office:value-type="float" office:value="0.103977566373127" calcext:value-type="float">
            <text:p>0.104</text:p>
          </table:table-cell>
          <table:table-cell table:style-name="ce46" office:value-type="float" office:value="0.074457944058404" calcext:value-type="float">
            <text:p>0.074</text:p>
          </table:table-cell>
          <table:table-cell table:style-name="ce46" office:value-type="float" office:value="0.0448952292925512" calcext:value-type="float">
            <text:p>0.045</text:p>
          </table:table-cell>
          <table:table-cell table:style-name="ce46" office:value-type="float" office:value="0.147290247613932" calcext:value-type="float">
            <text:p>0.147</text:p>
          </table:table-cell>
          <table:table-cell table:style-name="ce46" office:value-type="float" office:value="0.085606853628413" calcext:value-type="float">
            <text:p>0.086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147290247613932" calcext:value-type="float">
            <text:p>0.147</text:p>
          </table:table-cell>
          <table:table-cell table:style-name="ce46" office:value-type="float" office:value="0.085606853628413" calcext:value-type="float">
            <text:p>0.086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147290247613932" calcext:value-type="float">
            <text:p>0.147</text:p>
          </table:table-cell>
          <table:table-cell table:style-name="ce46" office:value-type="float" office:value="0.085606853628413" calcext:value-type="float">
            <text:p>0.086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147290247613932" calcext:value-type="float">
            <text:p>0.147</text:p>
          </table:table-cell>
          <table:table-cell table:style-name="ce46" office:value-type="float" office:value="0.085606853628413" calcext:value-type="float">
            <text:p>0.086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164085049096728" calcext:value-type="float">
            <text:p>0.164</text:p>
          </table:table-cell>
          <table:table-cell table:style-name="ce46" office:value-type="float" office:value="0.124545128739517" calcext:value-type="float">
            <text:p>0.125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164085049096728" calcext:value-type="float">
            <text:p>0.164</text:p>
          </table:table-cell>
          <table:table-cell table:style-name="ce46" office:value-type="float" office:value="0.124545128739517" calcext:value-type="float">
            <text:p>0.125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164085049096728" calcext:value-type="float">
            <text:p>0.164</text:p>
          </table:table-cell>
          <table:table-cell table:style-name="ce46" office:value-type="float" office:value="0.124545128739517" calcext:value-type="float">
            <text:p>0.125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164085049096728" calcext:value-type="float">
            <text:p>0.164</text:p>
          </table:table-cell>
          <table:table-cell table:style-name="ce46" office:value-type="float" office:value="0.124545128739517" calcext:value-type="float">
            <text:p>0.125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203618956664917" calcext:value-type="float">
            <text:p>0.204</text:p>
          </table:table-cell>
          <table:table-cell table:style-name="ce46" office:value-type="float" office:value="0.0722757160903684" calcext:value-type="float">
            <text:p>0.072</text:p>
          </table:table-cell>
          <table:table-cell table:style-name="ce46" office:value-type="float" office:value="0.0271972824300648" calcext:value-type="float">
            <text:p>0.027</text:p>
          </table:table-cell>
        </table:table-row>
        <table:table-row table:style-name="ro1">
          <table:table-cell table:number-columns-repeated="3" office:value-type="float" office:value="0.131987627868359" calcext:value-type="float">
            <text:p>0.132</text:p>
          </table:table-cell>
          <table:table-cell office:value-type="float" office:value="0.136323597589545" calcext:value-type="float">
            <text:p>0.136</text:p>
          </table:table-cell>
          <table:table-cell table:number-columns-repeated="2" office:value-type="float" office:value="0.194836376048133" calcext:value-type="float">
            <text:p>0.195</text:p>
          </table:table-cell>
          <table:table-cell office:value-type="float" office:value="0.182955637565831" calcext:value-type="float">
            <text:p>0.183</text:p>
          </table:table-cell>
          <table:table-cell table:number-columns-repeated="2" office:value-type="float" office:value="0.144798736682804" calcext:value-type="float">
            <text:p>0.145</text:p>
          </table:table-cell>
          <table:table-cell office:value-type="float" office:value="0.186781377414438" calcext:value-type="float">
            <text:p>0.187</text:p>
          </table:table-cell>
          <table:table-cell office:value-type="float" office:value="0.126496907967031" calcext:value-type="float">
            <text:p>0.126</text:p>
          </table:table-cell>
          <table:table-cell office:value-type="float" office:value="0.01" calcext:value-type="float">
            <text:p>0.010</text:p>
          </table:table-cell>
          <table:table-cell office:value-type="float" office:value="0.14944887397318" calcext:value-type="float">
            <text:p>0.149</text:p>
          </table:table-cell>
          <table:table-cell office:value-type="float" office:value="0.01" calcext:value-type="float">
            <text:p>0.010</text:p>
          </table:table-cell>
          <table:table-cell office:value-type="float" office:value="0.14944887397318" calcext:value-type="float">
            <text:p>0.149</text:p>
          </table:table-cell>
          <table:table-cell office:value-type="float" office:value="0.01" calcext:value-type="float">
            <text:p>0.010</text:p>
          </table:table-cell>
          <table:table-cell office:value-type="float" office:value="0.121607933544685" calcext:value-type="float">
            <text:p>0.122</text:p>
          </table:table-cell>
          <table:table-cell office:value-type="float" office:value="0.10551435174976" calcext:value-type="float">
            <text:p>0.106</text:p>
          </table:table-cell>
          <table:table-cell office:value-type="float" office:value="0.121607933544685" calcext:value-type="float">
            <text:p>0.122</text:p>
          </table:table-cell>
          <table:table-cell office:value-type="float" office:value="0.10551435174976" calcext:value-type="float">
            <text:p>0.106</text:p>
          </table:table-cell>
          <table:table-cell office:value-type="float" office:value="0.121607933544685" calcext:value-type="float">
            <text:p>0.122</text:p>
          </table:table-cell>
          <table:table-cell office:value-type="float" office:value="0.10551435174976" calcext:value-type="float">
            <text:p>0.106</text:p>
          </table:table-cell>
          <table:table-cell office:value-type="float" office:value="0.121607933544685" calcext:value-type="float">
            <text:p>0.122</text:p>
          </table:table-cell>
          <table:table-cell office:value-type="float" office:value="0.10551435174976" calcext:value-type="float">
            <text:p>0.106</text:p>
          </table:table-cell>
          <table:table-cell office:value-type="float" office:value="0.107281029561227" calcext:value-type="float">
            <text:p>0.107</text:p>
          </table:table-cell>
          <table:table-cell office:value-type="float" office:value="0.102934530090638" calcext:value-type="float">
            <text:p>0.103</text:p>
          </table:table-cell>
          <table:table-cell office:value-type="float" office:value="0.107281029561227" calcext:value-type="float">
            <text:p>0.107</text:p>
          </table:table-cell>
          <table:table-cell office:value-type="float" office:value="0.102934530090638" calcext:value-type="float">
            <text:p>0.103</text:p>
          </table:table-cell>
          <table:table-cell office:value-type="float" office:value="0.107281029561227" calcext:value-type="float">
            <text:p>0.107</text:p>
          </table:table-cell>
          <table:table-cell office:value-type="float" office:value="0.102934530090638" calcext:value-type="float">
            <text:p>0.103</text:p>
          </table:table-cell>
          <table:table-cell table:style-name="ce46" office:value-type="float" office:value="0.130515537073692" calcext:value-type="float">
            <text:p>0.131</text:p>
          </table:table-cell>
          <table:table-cell table:style-name="ce46" office:value-type="float" office:value="0.055204620231958" calcext:value-type="float">
            <text:p>0.055</text:p>
          </table:table-cell>
          <table:table-cell table:style-name="ce46" office:value-type="float" office:value="0.0692757464534845" calcext:value-type="float">
            <text:p>0.069</text:p>
          </table:table-cell>
          <table:table-cell table:style-name="ce46" office:value-type="float" office:value="0.135520529349732" calcext:value-type="float">
            <text:p>0.136</text:p>
          </table:table-cell>
          <table:table-cell table:style-name="ce46" office:value-type="float" office:value="0.0459372983868288" calcext:value-type="float">
            <text:p>0.046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135520529349732" calcext:value-type="float">
            <text:p>0.136</text:p>
          </table:table-cell>
          <table:table-cell table:style-name="ce46" office:value-type="float" office:value="0.0459372983868288" calcext:value-type="float">
            <text:p>0.046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938686197617378" calcext:value-type="float">
            <text:p>0.094</text:p>
          </table:table-cell>
          <table:table-cell table:style-name="ce46" office:value-type="float" office:value="0.0515939781477177" calcext:value-type="float">
            <text:p>0.052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459632184267853" calcext:value-type="float">
            <text:p>0.046</text:p>
          </table:table-cell>
          <table:table-cell table:style-name="ce46" office:value-type="float" office:value="0.080860296036983" calcext:value-type="float">
            <text:p>0.081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459632184267853" calcext:value-type="float">
            <text:p>0.046</text:p>
          </table:table-cell>
          <table:table-cell table:style-name="ce46" office:value-type="float" office:value="0.080860296036983" calcext:value-type="float">
            <text:p>0.081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459632184267853" calcext:value-type="float">
            <text:p>0.046</text:p>
          </table:table-cell>
          <table:table-cell table:style-name="ce46" office:value-type="float" office:value="0.080860296036983" calcext:value-type="float">
            <text:p>0.081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459632184267853" calcext:value-type="float">
            <text:p>0.046</text:p>
          </table:table-cell>
          <table:table-cell table:style-name="ce46" office:value-type="float" office:value="0.080860296036983" calcext:value-type="float">
            <text:p>0.081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459632184267853" calcext:value-type="float">
            <text:p>0.046</text:p>
          </table:table-cell>
          <table:table-cell table:style-name="ce46" office:value-type="float" office:value="0.080860296036983" calcext:value-type="float">
            <text:p>0.081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723321608821533" calcext:value-type="float">
            <text:p>0.072</text:p>
          </table:table-cell>
          <table:table-cell table:style-name="ce46" office:value-type="float" office:value="0.0544544734269239" calcext:value-type="float">
            <text:p>0.054</text:p>
          </table:table-cell>
          <table:table-cell table:style-name="ce46" office:value-type="float" office:value="0.01" calcext:value-type="float">
            <text:p>0.010</text:p>
          </table:table-cell>
        </table:table-row>
        <table:table-row table:style-name="ro1">
          <table:table-cell table:number-columns-repeated="2" office:value-type="float" office:value="0.187665872617104" calcext:value-type="float">
            <text:p>0.188</text:p>
          </table:table-cell>
          <table:table-cell office:value-type="float" office:value="0.252067285290048" calcext:value-type="float">
            <text:p>0.252</text:p>
          </table:table-cell>
          <table:table-cell office:value-type="float" office:value="0.2624747039355" calcext:value-type="float">
            <text:p>0.262</text:p>
          </table:table-cell>
          <table:table-cell office:value-type="float" office:value="0.297517356683654" calcext:value-type="float">
            <text:p>0.298</text:p>
          </table:table-cell>
          <table:table-cell table:number-columns-repeated="5" office:value-type="float" office:value="0.273482100444289" calcext:value-type="float">
            <text:p>0.273</text:p>
          </table:table-cell>
          <table:table-cell office:value-type="float" office:value="0.226045281983206" calcext:value-type="float">
            <text:p>0.226</text:p>
          </table:table-cell>
          <table:table-cell office:value-type="float" office:value="0.0683077151204667" calcext:value-type="float">
            <text:p>0.068</text:p>
          </table:table-cell>
          <table:table-cell office:value-type="float" office:value="0.226045281983206" calcext:value-type="float">
            <text:p>0.226</text:p>
          </table:table-cell>
          <table:table-cell office:value-type="float" office:value="0.0683077151204667" calcext:value-type="float">
            <text:p>0.068</text:p>
          </table:table-cell>
          <table:table-cell office:value-type="float" office:value="0.226045281983206" calcext:value-type="float">
            <text:p>0.226</text:p>
          </table:table-cell>
          <table:table-cell office:value-type="float" office:value="0.0683077151204667" calcext:value-type="float">
            <text:p>0.068</text:p>
          </table:table-cell>
          <table:table-cell office:value-type="float" office:value="0.183958003222176" calcext:value-type="float">
            <text:p>0.184</text:p>
          </table:table-cell>
          <table:table-cell office:value-type="float" office:value="0.0419125377223127" calcext:value-type="float">
            <text:p>0.042</text:p>
          </table:table-cell>
          <table:table-cell office:value-type="float" office:value="0.183958003222176" calcext:value-type="float">
            <text:p>0.184</text:p>
          </table:table-cell>
          <table:table-cell office:value-type="float" office:value="0.0419125377223127" calcext:value-type="float">
            <text:p>0.042</text:p>
          </table:table-cell>
          <table:table-cell office:value-type="float" office:value="0.119235196719713" calcext:value-type="float">
            <text:p>0.119</text:p>
          </table:table-cell>
          <table:table-cell office:value-type="float" office:value="0.0895249943096127" calcext:value-type="float">
            <text:p>0.090</text:p>
          </table:table-cell>
          <table:table-cell office:value-type="float" office:value="0.189656177472361" calcext:value-type="float">
            <text:p>0.190</text:p>
          </table:table-cell>
          <table:table-cell office:value-type="float" office:value="0.133205340835181" calcext:value-type="float">
            <text:p>0.133</text:p>
          </table:table-cell>
          <table:table-cell office:value-type="float" office:value="0.189656177472361" calcext:value-type="float">
            <text:p>0.190</text:p>
          </table:table-cell>
          <table:table-cell office:value-type="float" office:value="0.133205340835181" calcext:value-type="float">
            <text:p>0.133</text:p>
          </table:table-cell>
          <table:table-cell office:value-type="float" office:value="0.147822750170434" calcext:value-type="float">
            <text:p>0.148</text:p>
          </table:table-cell>
          <table:table-cell office:value-type="float" office:value="0.256553345346591" calcext:value-type="float">
            <text:p>0.257</text:p>
          </table:table-cell>
          <table:table-cell office:value-type="float" office:value="0.18450049752836" calcext:value-type="float">
            <text:p>0.185</text:p>
          </table:table-cell>
          <table:table-cell office:value-type="float" office:value="0.327267316762783" calcext:value-type="float">
            <text:p>0.327</text:p>
          </table:table-cell>
          <table:table-cell table:style-name="ce46" office:value-type="float" office:value="0.18450049752836" calcext:value-type="float">
            <text:p>0.185</text:p>
          </table:table-cell>
          <table:table-cell table:style-name="ce46" office:value-type="float" office:value="0.327267316762783" calcext:value-type="float">
            <text:p>0.327</text:p>
          </table:table-cell>
          <table:table-cell table:style-name="ce46" office:value-type="float" office:value="0.0832895280118158" calcext:value-type="float">
            <text:p>0.083</text:p>
          </table:table-cell>
          <table:table-cell table:style-name="ce46" office:value-type="float" office:value="0.18450049752836" calcext:value-type="float">
            <text:p>0.185</text:p>
          </table:table-cell>
          <table:table-cell table:style-name="ce46" office:value-type="float" office:value="0.327267316762783" calcext:value-type="float">
            <text:p>0.327</text:p>
          </table:table-cell>
          <table:table-cell table:style-name="ce46" office:value-type="float" office:value="0.0832895280118158" calcext:value-type="float">
            <text:p>0.083</text:p>
          </table:table-cell>
          <table:table-cell table:style-name="ce46" office:value-type="float" office:value="0.189888748506956" calcext:value-type="float">
            <text:p>0.190</text:p>
          </table:table-cell>
          <table:table-cell table:style-name="ce46" office:value-type="float" office:value="0.279918757748714" calcext:value-type="float">
            <text:p>0.280</text:p>
          </table:table-cell>
          <table:table-cell table:style-name="ce46" office:value-type="float" office:value="0.0278107394129682" calcext:value-type="float">
            <text:p>0.028</text:p>
          </table:table-cell>
          <table:table-cell table:style-name="ce46" office:value-type="float" office:value="0.189888748506956" calcext:value-type="float">
            <text:p>0.190</text:p>
          </table:table-cell>
          <table:table-cell table:style-name="ce46" office:value-type="float" office:value="0.279918757748714" calcext:value-type="float">
            <text:p>0.280</text:p>
          </table:table-cell>
          <table:table-cell table:style-name="ce46" office:value-type="float" office:value="0.0278107394129682" calcext:value-type="float">
            <text:p>0.028</text:p>
          </table:table-cell>
          <table:table-cell table:style-name="ce46" office:value-type="float" office:value="0.0909650812304412" calcext:value-type="float">
            <text:p>0.091</text:p>
          </table:table-cell>
          <table:table-cell table:style-name="ce46" office:value-type="float" office:value="0.327756383232485" calcext:value-type="float">
            <text:p>0.328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909650812304412" calcext:value-type="float">
            <text:p>0.091</text:p>
          </table:table-cell>
          <table:table-cell table:style-name="ce46" office:value-type="float" office:value="0.327756383232485" calcext:value-type="float">
            <text:p>0.328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909650812304412" calcext:value-type="float">
            <text:p>0.091</text:p>
          </table:table-cell>
          <table:table-cell table:style-name="ce46" office:value-type="float" office:value="0.327756383232485" calcext:value-type="float">
            <text:p>0.328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534610966880526" calcext:value-type="float">
            <text:p>0.053</text:p>
          </table:table-cell>
          <table:table-cell table:style-name="ce46" office:value-type="float" office:value="0.412012348437765" calcext:value-type="float">
            <text:p>0.412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534610966880526" calcext:value-type="float">
            <text:p>0.053</text:p>
          </table:table-cell>
          <table:table-cell table:style-name="ce46" office:value-type="float" office:value="0.412012348437765" calcext:value-type="float">
            <text:p>0.412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534610966880526" calcext:value-type="float">
            <text:p>0.053</text:p>
          </table:table-cell>
          <table:table-cell table:style-name="ce46" office:value-type="float" office:value="0.412012348437765" calcext:value-type="float">
            <text:p>0.412</text:p>
          </table:table-cell>
          <table:table-cell table:style-name="ce46" office:value-type="float" office:value="0.01" calcext:value-type="float">
            <text:p>0.010</text:p>
          </table:table-cell>
        </table:table-row>
        <table:table-row table:style-name="ro1">
          <table:table-cell table:style-name="ce48" table:formula="of:=AVERAGE([.A237:.A246])" office:value-type="float" office:value="0.103440244012434" calcext:value-type="float">
            <text:p>0.103</text:p>
          </table:table-cell>
          <table:table-cell table:style-name="ce48" table:formula="of:=AVERAGE([.B237:.B246])" office:value-type="float" office:value="0.114714334747084" calcext:value-type="float">
            <text:p>0.115</text:p>
          </table:table-cell>
          <table:table-cell table:style-name="ce48" table:formula="of:=AVERAGE([.C237:.C246])" office:value-type="float" office:value="0.121857113333447" calcext:value-type="float">
            <text:p>0.122</text:p>
          </table:table-cell>
          <table:table-cell table:style-name="ce48" table:formula="of:=AVERAGE([.D237:.D246])" office:value-type="float" office:value="0.121382076179025" calcext:value-type="float">
            <text:p>0.121</text:p>
          </table:table-cell>
          <table:table-cell table:style-name="ce48" table:formula="of:=AVERAGE([.E237:.E246])" office:value-type="float" office:value="0.122789763969677" calcext:value-type="float">
            <text:p>0.123</text:p>
          </table:table-cell>
          <table:table-cell table:style-name="ce48" table:formula="of:=AVERAGE([.F237:.F246])" office:value-type="float" office:value="0.0989557858529167" calcext:value-type="float">
            <text:p>0.099</text:p>
          </table:table-cell>
          <table:table-cell table:style-name="ce48" table:formula="of:=AVERAGE([.G237:.G246])" office:value-type="float" office:value="0.0977191333424511" calcext:value-type="float">
            <text:p>0.098</text:p>
          </table:table-cell>
          <table:table-cell table:style-name="ce48" table:formula="of:=AVERAGE([.H237:.H246])" office:value-type="float" office:value="0.103000254679791" calcext:value-type="float">
            <text:p>0.103</text:p>
          </table:table-cell>
          <table:table-cell table:style-name="ce48" table:formula="of:=AVERAGE([.I237:.I246])" office:value-type="float" office:value="0.104639331875731" calcext:value-type="float">
            <text:p>0.105</text:p>
          </table:table-cell>
          <table:table-cell table:style-name="ce48" table:formula="of:=AVERAGE([.J237:.J246])" office:value-type="float" office:value="0.101853362472952" calcext:value-type="float">
            <text:p>0.102</text:p>
          </table:table-cell>
          <table:table-cell table:style-name="ce48" table:formula="of:=AVERAGE([.K237:.K246])" office:value-type="float" office:value="0.087712547371615" calcext:value-type="float">
            <text:p>0.088</text:p>
          </table:table-cell>
          <table:table-cell table:style-name="ce48" table:formula="of:=AVERAGE([.L237:.L246])" office:value-type="float" office:value="0.112497561135324" calcext:value-type="float">
            <text:p>0.112</text:p>
          </table:table-cell>
          <table:table-cell table:style-name="ce48" table:formula="of:=AVERAGE([.M237:.M246])" office:value-type="float" office:value="0.0952944007928051" calcext:value-type="float">
            <text:p>0.095</text:p>
          </table:table-cell>
          <table:table-cell table:style-name="ce48" table:formula="of:=AVERAGE([.N237:.N246])" office:value-type="float" office:value="0.12264819635902" calcext:value-type="float">
            <text:p>0.123</text:p>
          </table:table-cell>
          <table:table-cell table:style-name="ce48" table:formula="of:=AVERAGE([.O237:.O246])" office:value-type="float" office:value="0.0971616490907897" calcext:value-type="float">
            <text:p>0.097</text:p>
          </table:table-cell>
          <table:table-cell table:style-name="ce48" table:formula="of:=AVERAGE([.P237:.P246])" office:value-type="float" office:value="0.112507296039423" calcext:value-type="float">
            <text:p>0.113</text:p>
          </table:table-cell>
          <table:table-cell table:style-name="ce48" table:formula="of:=AVERAGE([.Q237:.Q246])" office:value-type="float" office:value="0.113343518935805" calcext:value-type="float">
            <text:p>0.113</text:p>
          </table:table-cell>
          <table:table-cell table:style-name="ce48" table:formula="of:=AVERAGE([.R237:.R246])" office:value-type="float" office:value="0.106750623160055" calcext:value-type="float">
            <text:p>0.107</text:p>
          </table:table-cell>
          <table:table-cell table:style-name="ce48" table:formula="of:=AVERAGE([.S237:.S246])" office:value-type="float" office:value="0.113343518935805" calcext:value-type="float">
            <text:p>0.113</text:p>
          </table:table-cell>
          <table:table-cell table:style-name="ce48" table:formula="of:=AVERAGE([.T237:.T246])" office:value-type="float" office:value="0.0981501504598177" calcext:value-type="float">
            <text:p>0.098</text:p>
          </table:table-cell>
          <table:table-cell table:style-name="ce48" table:formula="of:=AVERAGE([.U237:.U246])" office:value-type="float" office:value="0.114161028195747" calcext:value-type="float">
            <text:p>0.114</text:p>
          </table:table-cell>
          <table:table-cell table:style-name="ce48" table:formula="of:=AVERAGE([.V237:.V246])" office:value-type="float" office:value="0.0817609272472035" calcext:value-type="float">
            <text:p>0.082</text:p>
          </table:table-cell>
          <table:table-cell table:style-name="ce48" table:formula="of:=AVERAGE([.W237:.W246])" office:value-type="float" office:value="0.113995427730397" calcext:value-type="float">
            <text:p>0.114</text:p>
          </table:table-cell>
          <table:table-cell table:style-name="ce48" table:formula="of:=AVERAGE([.X237:.X246])" office:value-type="float" office:value="0.0739308357359697" calcext:value-type="float">
            <text:p>0.074</text:p>
          </table:table-cell>
          <table:table-cell table:style-name="ce48" table:formula="of:=AVERAGE([.Y237:.Y246])" office:value-type="float" office:value="0.108637430571643" calcext:value-type="float">
            <text:p>0.109</text:p>
          </table:table-cell>
          <table:table-cell table:style-name="ce48" table:formula="of:=AVERAGE([.Z237:.Z246])" office:value-type="float" office:value="0.0766174397982064" calcext:value-type="float">
            <text:p>0.077</text:p>
          </table:table-cell>
          <table:table-cell table:style-name="ce48" table:formula="of:=AVERAGE([.AA237:.AA246])" office:value-type="float" office:value="0.10445408784145" calcext:value-type="float">
            <text:p>0.104</text:p>
          </table:table-cell>
          <table:table-cell table:style-name="ce48" table:formula="of:=AVERAGE([.AB237:.AB246])" office:value-type="float" office:value="0.0889522402493474" calcext:value-type="float">
            <text:p>0.089</text:p>
          </table:table-cell>
          <table:table-cell table:style-name="ce48" table:formula="of:=AVERAGE([.AC237:.AC246])" office:value-type="float" office:value="0.108121862577243" calcext:value-type="float">
            <text:p>0.108</text:p>
          </table:table-cell>
          <table:table-cell table:style-name="ce48" table:formula="of:=AVERAGE([.AD237:.AD246])" office:value-type="float" office:value="0.0960236373909666" calcext:value-type="float">
            <text:p>0.096</text:p>
          </table:table-cell>
          <table:table-cell table:style-name="ce48" table:formula="of:=AVERAGE([.AE237:.AE246])" office:value-type="float" office:value="0.104778470548" calcext:value-type="float">
            <text:p>0.105</text:p>
          </table:table-cell>
          <table:table-cell table:style-name="ce48" table:formula="of:=AVERAGE([.AF237:.AF246])" office:value-type="float" office:value="0.0920390439745348" calcext:value-type="float">
            <text:p>0.092</text:p>
          </table:table-cell>
          <table:table-cell table:style-name="ce48" table:formula="of:=AVERAGE([.AG237:.AG246])" office:value-type="float" office:value="0.0834166113057385" calcext:value-type="float">
            <text:p>0.083</text:p>
          </table:table-cell>
          <table:table-cell table:style-name="ce48" table:formula="of:=AVERAGE([.AH237:.AH246])" office:value-type="float" office:value="0.108320730618868" calcext:value-type="float">
            <text:p>0.108</text:p>
          </table:table-cell>
          <table:table-cell table:style-name="ce48" table:formula="of:=AVERAGE([.AI237:.AI246])" office:value-type="float" office:value="0.0950697727836597" calcext:value-type="float">
            <text:p>0.095</text:p>
          </table:table-cell>
          <table:table-cell table:style-name="ce48" table:formula="of:=AVERAGE([.AJ237:.AJ246])" office:value-type="float" office:value="0.07671750615376" calcext:value-type="float">
            <text:p>0.077</text:p>
          </table:table-cell>
          <table:table-cell table:style-name="ce48" table:formula="of:=AVERAGE([.AK237:.AK246])" office:value-type="float" office:value="0.108859555716728" calcext:value-type="float">
            <text:p>0.109</text:p>
          </table:table-cell>
          <table:table-cell table:style-name="ce48" table:formula="of:=AVERAGE([.AL237:.AL246])" office:value-type="float" office:value="0.0945148293575102" calcext:value-type="float">
            <text:p>0.095</text:p>
          </table:table-cell>
          <table:table-cell table:style-name="ce48" table:formula="of:=AVERAGE([.AM237:.AM246])" office:value-type="float" office:value="0.0714394303051716" calcext:value-type="float">
            <text:p>0.071</text:p>
          </table:table-cell>
          <table:table-cell table:style-name="ce48" table:formula="of:=AVERAGE([.AN237:.AN246])" office:value-type="float" office:value="0.0997456873729102" calcext:value-type="float">
            <text:p>0.100</text:p>
          </table:table-cell>
          <table:table-cell table:style-name="ce48" table:formula="of:=AVERAGE([.AO237:.AO246])" office:value-type="float" office:value="0.0971690480049294" calcext:value-type="float">
            <text:p>0.097</text:p>
          </table:table-cell>
          <table:table-cell table:style-name="ce48" table:formula="of:=AVERAGE([.AP237:.AP246])" office:value-type="float" office:value="0.0579950577627468" calcext:value-type="float">
            <text:p>0.058</text:p>
          </table:table-cell>
          <table:table-cell table:style-name="ce48" table:formula="of:=AVERAGE([.AQ237:.AQ246])" office:value-type="float" office:value="0.0720111444494463" calcext:value-type="float">
            <text:p>0.072</text:p>
          </table:table-cell>
          <table:table-cell table:style-name="ce48" table:formula="of:=AVERAGE([.AR237:.AR246])" office:value-type="float" office:value="0.0966979954733654" calcext:value-type="float">
            <text:p>0.097</text:p>
          </table:table-cell>
          <table:table-cell table:style-name="ce48" table:formula="of:=AVERAGE([.AS237:.AS246])" office:value-type="float" office:value="0.06958447228817" calcext:value-type="float">
            <text:p>0.070</text:p>
          </table:table-cell>
          <table:table-cell table:style-name="ce48" table:formula="of:=AVERAGE([.AT237:.AT246])" office:value-type="float" office:value="0.0832144007714601" calcext:value-type="float">
            <text:p>0.083</text:p>
          </table:table-cell>
          <table:table-cell table:style-name="ce48" table:formula="of:=AVERAGE([.AU237:.AU246])" office:value-type="float" office:value="0.110651624198256" calcext:value-type="float">
            <text:p>0.111</text:p>
          </table:table-cell>
          <table:table-cell table:style-name="ce48" table:formula="of:=AVERAGE([.AV237:.AV246])" office:value-type="float" office:value="0.0776393235553214" calcext:value-type="float">
            <text:p>0.078</text:p>
          </table:table-cell>
          <table:table-cell table:style-name="ce48" table:formula="of:=AVERAGE([.AW237:.AW246])" office:value-type="float" office:value="0.0861777898267594" calcext:value-type="float">
            <text:p>0.086</text:p>
          </table:table-cell>
          <table:table-cell table:style-name="ce48" table:formula="of:=AVERAGE([.AX237:.AX246])" office:value-type="float" office:value="0.113320862156766" calcext:value-type="float">
            <text:p>0.113</text:p>
          </table:table-cell>
          <table:table-cell table:style-name="ce48" table:formula="of:=AVERAGE([.AY237:.AY246])" office:value-type="float" office:value="0.071420439156979" calcext:value-type="float">
            <text:p>0.071</text:p>
          </table:table-cell>
          <table:table-cell table:style-name="ce48" table:formula="of:=AVERAGE([.AZ237:.AZ246])" office:value-type="float" office:value="0.0878188795747225" calcext:value-type="float">
            <text:p>0.088</text:p>
          </table:table-cell>
          <table:table-cell table:style-name="ce48" table:formula="of:=AVERAGE([.BA237:.BA246])" office:value-type="float" office:value="0.127699783517093" calcext:value-type="float">
            <text:p>0.128</text:p>
          </table:table-cell>
          <table:table-cell table:style-name="ce48" table:formula="of:=AVERAGE([.BB237:.BB246])" office:value-type="float" office:value="0.0703326586062347" calcext:value-type="float">
            <text:p>0.070</text:p>
          </table:table-cell>
          <table:table-cell table:style-name="ce48" table:formula="of:=AVERAGE([.BC237:.BC246])" office:value-type="float" office:value="0.0878188795747225" calcext:value-type="float">
            <text:p>0.088</text:p>
          </table:table-cell>
          <table:table-cell table:style-name="ce48" table:formula="of:=AVERAGE([.BD237:.BD246])" office:value-type="float" office:value="0.125476880790816" calcext:value-type="float">
            <text:p>0.125</text:p>
          </table:table-cell>
          <table:table-cell table:style-name="ce48" table:formula="of:=AVERAGE([.BE237:.BE246])" office:value-type="float" office:value="0.0675425379332981" calcext:value-type="float">
            <text:p>0.068</text:p>
          </table:table-cell>
          <table:table-cell table:style-name="ce48" table:formula="of:=AVERAGE([.BF237:.BF246])" office:value-type="float" office:value="0.0906154761926041" calcext:value-type="float">
            <text:p>0.091</text:p>
          </table:table-cell>
          <table:table-cell table:style-name="ce48" table:formula="of:=AVERAGE([.BG237:.BG246])" office:value-type="float" office:value="0.122614414819046" calcext:value-type="float">
            <text:p>0.123</text:p>
          </table:table-cell>
          <table:table-cell table:style-name="ce48" table:formula="of:=AVERAGE([.BH237:.BH246])" office:value-type="float" office:value="0.0627869820709551" calcext:value-type="float">
            <text:p>0.063</text:p>
          </table:table-cell>
        </table:table-row>
        <table:table-row table:style-name="ro1">
          <table:table-cell table:style-name="ce48" table:formula="of:=MEDIAN([.A237:.A246])" office:value-type="float" office:value="0.0926482331018511" calcext:value-type="float">
            <text:p>0.093</text:p>
          </table:table-cell>
          <table:table-cell table:style-name="ce48" table:formula="of:=MEDIAN([.B237:.B246])" office:value-type="float" office:value="0.107507714040429" calcext:value-type="float">
            <text:p>0.108</text:p>
          </table:table-cell>
          <table:table-cell table:style-name="ce48" table:formula="of:=MEDIAN([.C237:.C246])" office:value-type="float" office:value="0.11850161595755" calcext:value-type="float">
            <text:p>0.119</text:p>
          </table:table-cell>
          <table:table-cell table:style-name="ce48" table:formula="of:=MEDIAN([.D237:.D246])" office:value-type="float" office:value="0.117040781062967" calcext:value-type="float">
            <text:p>0.117</text:p>
          </table:table-cell>
          <table:table-cell table:style-name="ce48" table:formula="of:=MEDIAN([.E237:.E246])" office:value-type="float" office:value="0.112600727415052" calcext:value-type="float">
            <text:p>0.113</text:p>
          </table:table-cell>
          <table:table-cell table:style-name="ce48" table:formula="of:=MEDIAN([.F237:.F246])" office:value-type="float" office:value="0.0821306972936389" calcext:value-type="float">
            <text:p>0.082</text:p>
          </table:table-cell>
          <table:table-cell table:style-name="ce48" table:formula="of:=MEDIAN([.G237:.G246])" office:value-type="float" office:value="0.0777833392284204" calcext:value-type="float">
            <text:p>0.078</text:p>
          </table:table-cell>
          <table:table-cell table:style-name="ce48" table:formula="of:=MEDIAN([.H237:.H246])" office:value-type="float" office:value="0.0893380779690485" calcext:value-type="float">
            <text:p>0.089</text:p>
          </table:table-cell>
          <table:table-cell table:style-name="ce48" table:formula="of:=MEDIAN([.I237:.I246])" office:value-type="float" office:value="0.101651796830572" calcext:value-type="float">
            <text:p>0.102</text:p>
          </table:table-cell>
          <table:table-cell table:style-name="ce48" table:formula="of:=MEDIAN([.J237:.J246])" office:value-type="float" office:value="0.106914710966875" calcext:value-type="float">
            <text:p>0.107</text:p>
          </table:table-cell>
          <table:table-cell table:style-name="ce48" table:formula="of:=MEDIAN([.K237:.K246])" office:value-type="float" office:value="0.0900712794144357" calcext:value-type="float">
            <text:p>0.090</text:p>
          </table:table-cell>
          <table:table-cell table:style-name="ce48" table:formula="of:=MEDIAN([.L237:.L246])" office:value-type="float" office:value="0.121320634850781" calcext:value-type="float">
            <text:p>0.121</text:p>
          </table:table-cell>
          <table:table-cell table:style-name="ce48" table:formula="of:=MEDIAN([.M237:.M246])" office:value-type="float" office:value="0.0868531396414588" calcext:value-type="float">
            <text:p>0.087</text:p>
          </table:table-cell>
          <table:table-cell table:style-name="ce48" table:formula="of:=MEDIAN([.N237:.N246])" office:value-type="float" office:value="0.123437992655454" calcext:value-type="float">
            <text:p>0.123</text:p>
          </table:table-cell>
          <table:table-cell table:style-name="ce48" table:formula="of:=MEDIAN([.O237:.O246])" office:value-type="float" office:value="0.0961893811313819" calcext:value-type="float">
            <text:p>0.096</text:p>
          </table:table-cell>
          <table:table-cell table:style-name="ce48" table:formula="of:=MEDIAN([.P237:.P246])" office:value-type="float" office:value="0.123437992655454" calcext:value-type="float">
            <text:p>0.123</text:p>
          </table:table-cell>
          <table:table-cell table:style-name="ce48" table:formula="of:=MEDIAN([.Q237:.Q246])" office:value-type="float" office:value="0.112594253029289" calcext:value-type="float">
            <text:p>0.113</text:p>
          </table:table-cell>
          <table:table-cell table:style-name="ce48" table:formula="of:=MEDIAN([.R237:.R246])" office:value-type="float" office:value="0.108402434661573" calcext:value-type="float">
            <text:p>0.108</text:p>
          </table:table-cell>
          <table:table-cell table:style-name="ce48" table:formula="of:=MEDIAN([.S237:.S246])" office:value-type="float" office:value="0.112594253029289" calcext:value-type="float">
            <text:p>0.113</text:p>
          </table:table-cell>
          <table:table-cell table:style-name="ce48" table:formula="of:=MEDIAN([.T237:.T246])" office:value-type="float" office:value="0.100905338605162" calcext:value-type="float">
            <text:p>0.101</text:p>
          </table:table-cell>
          <table:table-cell table:style-name="ce48" table:formula="of:=MEDIAN([.U237:.U246])" office:value-type="float" office:value="0.0991012115193891" calcext:value-type="float">
            <text:p>0.099</text:p>
          </table:table-cell>
          <table:table-cell table:style-name="ce48" table:formula="of:=MEDIAN([.V237:.V246])" office:value-type="float" office:value="0.0929106598850882" calcext:value-type="float">
            <text:p>0.093</text:p>
          </table:table-cell>
          <table:table-cell table:style-name="ce48" table:formula="of:=MEDIAN([.W237:.W246])" office:value-type="float" office:value="0.0929984919153332" calcext:value-type="float">
            <text:p>0.093</text:p>
          </table:table-cell>
          <table:table-cell table:style-name="ce48" table:formula="of:=MEDIAN([.X237:.X246])" office:value-type="float" office:value="0.051052591882511" calcext:value-type="float">
            <text:p>0.051</text:p>
          </table:table-cell>
          <table:table-cell table:style-name="ce48" table:formula="of:=MEDIAN([.Y237:.Y246])" office:value-type="float" office:value="0.0914723963460958" calcext:value-type="float">
            <text:p>0.091</text:p>
          </table:table-cell>
          <table:table-cell table:style-name="ce48" table:formula="of:=MEDIAN([.Z237:.Z246])" office:value-type="float" office:value="0.0657755230232555" calcext:value-type="float">
            <text:p>0.066</text:p>
          </table:table-cell>
          <table:table-cell table:style-name="ce48" table:formula="of:=MEDIAN([.AA237:.AA246])" office:value-type="float" office:value="0.0914723963460958" calcext:value-type="float">
            <text:p>0.091</text:p>
          </table:table-cell>
          <table:table-cell table:style-name="ce48" table:formula="of:=MEDIAN([.AB237:.AB246])" office:value-type="float" office:value="0.0657755230232555" calcext:value-type="float">
            <text:p>0.066</text:p>
          </table:table-cell>
          <table:table-cell table:style-name="ce48" table:formula="of:=MEDIAN([.AC237:.AC246])" office:value-type="float" office:value="0.0914723963460958" calcext:value-type="float">
            <text:p>0.091</text:p>
          </table:table-cell>
          <table:table-cell table:style-name="ce48" table:formula="of:=MEDIAN([.AD237:.AD246])" office:value-type="float" office:value="0.0657755230232555" calcext:value-type="float">
            <text:p>0.066</text:p>
          </table:table-cell>
          <table:table-cell table:style-name="ce48" table:formula="of:=MEDIAN([.AE237:.AE246])" office:value-type="float" office:value="0.0914723963460958" calcext:value-type="float">
            <text:p>0.091</text:p>
          </table:table-cell>
          <table:table-cell table:style-name="ce48" table:formula="of:=MEDIAN([.AF237:.AF246])" office:value-type="float" office:value="0.0561488611100325" calcext:value-type="float">
            <text:p>0.056</text:p>
          </table:table-cell>
          <table:table-cell table:style-name="ce48" table:formula="of:=MEDIAN([.AG237:.AG246])" office:value-type="float" office:value="0.0762826372326501" calcext:value-type="float">
            <text:p>0.076</text:p>
          </table:table-cell>
          <table:table-cell table:style-name="ce48" table:formula="of:=MEDIAN([.AH237:.AH246])" office:value-type="float" office:value="0.108265858193314" calcext:value-type="float">
            <text:p>0.108</text:p>
          </table:table-cell>
          <table:table-cell table:style-name="ce48" table:formula="of:=MEDIAN([.AI237:.AI246])" office:value-type="float" office:value="0.0584493346459535" calcext:value-type="float">
            <text:p>0.058</text:p>
          </table:table-cell>
          <table:table-cell table:style-name="ce48" table:formula="of:=MEDIAN([.AJ237:.AJ246])" office:value-type="float" office:value="0.0705638334520367" calcext:value-type="float">
            <text:p>0.071</text:p>
          </table:table-cell>
          <table:table-cell table:style-name="ce48" table:formula="of:=MEDIAN([.AK237:.AK246])" office:value-type="float" office:value="0.108265858193314" calcext:value-type="float">
            <text:p>0.108</text:p>
          </table:table-cell>
          <table:table-cell table:style-name="ce48" table:formula="of:=MEDIAN([.AL237:.AL246])" office:value-type="float" office:value="0.0613802478288258" calcext:value-type="float">
            <text:p>0.061</text:p>
          </table:table-cell>
          <table:table-cell table:style-name="ce48" table:formula="of:=MEDIAN([.AM237:.AM246])" office:value-type="float" office:value="0.0612568811934844" calcext:value-type="float">
            <text:p>0.061</text:p>
          </table:table-cell>
          <table:table-cell table:style-name="ce48" table:formula="of:=MEDIAN([.AN237:.AN246])" office:value-type="float" office:value="0.114430128986509" calcext:value-type="float">
            <text:p>0.114</text:p>
          </table:table-cell>
          <table:table-cell table:style-name="ce48" table:formula="of:=MEDIAN([.AO237:.AO246])" office:value-type="float" office:value="0.0613802478288258" calcext:value-type="float">
            <text:p>0.061</text:p>
          </table:table-cell>
          <table:table-cell table:style-name="ce48" table:formula="of:=MEDIAN([.AP237:.AP246])" office:value-type="float" office:value="0.0356012916732031" calcext:value-type="float">
            <text:p>0.036</text:p>
          </table:table-cell>
          <table:table-cell table:style-name="ce48" table:formula="of:=MEDIAN([.AQ237:.AQ246])" office:value-type="float" office:value="0.0684641498286133" calcext:value-type="float">
            <text:p>0.068</text:p>
          </table:table-cell>
          <table:table-cell table:style-name="ce48" table:formula="of:=MEDIAN([.AR237:.AR246])" office:value-type="float" office:value="0.0791170976188636" calcext:value-type="float">
            <text:p>0.079</text:p>
          </table:table-cell>
          <table:table-cell table:style-name="ce48" table:formula="of:=MEDIAN([.AS237:.AS246])" office:value-type="float" office:value="0.0571349744569566" calcext:value-type="float">
            <text:p>0.057</text:p>
          </table:table-cell>
          <table:table-cell table:style-name="ce48" table:formula="of:=MEDIAN([.AT237:.AT246])" office:value-type="float" office:value="0.0929175291933821" calcext:value-type="float">
            <text:p>0.093</text:p>
          </table:table-cell>
          <table:table-cell table:style-name="ce48" table:formula="of:=MEDIAN([.AU237:.AU246])" office:value-type="float" office:value="0.0791170976188636" calcext:value-type="float">
            <text:p>0.079</text:p>
          </table:table-cell>
          <table:table-cell table:style-name="ce48" table:formula="of:=MEDIAN([.AV237:.AV246])" office:value-type="float" office:value="0.0839095339688968" calcext:value-type="float">
            <text:p>0.084</text:p>
          </table:table-cell>
          <table:table-cell table:style-name="ce48" table:formula="of:=MEDIAN([.AW237:.AW246])" office:value-type="float" office:value="0.0929175291933821" calcext:value-type="float">
            <text:p>0.093</text:p>
          </table:table-cell>
          <table:table-cell table:style-name="ce48" table:formula="of:=MEDIAN([.AX237:.AX246])" office:value-type="float" office:value="0.0791170976188636" calcext:value-type="float">
            <text:p>0.079</text:p>
          </table:table-cell>
          <table:table-cell table:style-name="ce48" table:formula="of:=MEDIAN([.AY237:.AY246])" office:value-type="float" office:value="0.0839095339688968" calcext:value-type="float">
            <text:p>0.084</text:p>
          </table:table-cell>
          <table:table-cell table:style-name="ce48" table:formula="of:=MEDIAN([.AZ237:.AZ246])" office:value-type="float" office:value="0.0784963501091455" calcext:value-type="float">
            <text:p>0.078</text:p>
          </table:table-cell>
          <table:table-cell table:style-name="ce48" table:formula="of:=MEDIAN([.BA237:.BA246])" office:value-type="float" office:value="0.0791170976188636" calcext:value-type="float">
            <text:p>0.079</text:p>
          </table:table-cell>
          <table:table-cell table:style-name="ce48" table:formula="of:=MEDIAN([.BB237:.BB246])" office:value-type="float" office:value="0.0839095339688968" calcext:value-type="float">
            <text:p>0.084</text:p>
          </table:table-cell>
          <table:table-cell table:style-name="ce48" table:formula="of:=MEDIAN([.BC237:.BC246])" office:value-type="float" office:value="0.0784963501091455" calcext:value-type="float">
            <text:p>0.078</text:p>
          </table:table-cell>
          <table:table-cell table:style-name="ce48" table:formula="of:=MEDIAN([.BD237:.BD246])" office:value-type="float" office:value="0.0791170976188636" calcext:value-type="float">
            <text:p>0.079</text:p>
          </table:table-cell>
          <table:table-cell table:style-name="ce48" table:formula="of:=MEDIAN([.BE237:.BE246])" office:value-type="float" office:value="0.0839095339688968" calcext:value-type="float">
            <text:p>0.084</text:p>
          </table:table-cell>
          <table:table-cell table:style-name="ce48" table:formula="of:=MEDIAN([.BF237:.BF246])" office:value-type="float" office:value="0.0672274419720606" calcext:value-type="float">
            <text:p>0.067</text:p>
          </table:table-cell>
          <table:table-cell table:style-name="ce48" table:formula="of:=MEDIAN([.BG237:.BG246])" office:value-type="float" office:value="0.0729341453911948" calcext:value-type="float">
            <text:p>0.073</text:p>
          </table:table-cell>
          <table:table-cell table:style-name="ce48" table:formula="of:=MEDIAN([.BH237:.BH246])" office:value-type="float" office:value="0.0558642748315145" calcext:value-type="float">
            <text:p>0.056</text:p>
          </table:table-cell>
        </table:table-row>
        <table:table-row table:style-name="ro1">
          <table:table-cell table:style-name="Default" table:number-columns-repeated="30"/>
          <table:table-cell table:number-columns-repeated="30"/>
        </table:table-row>
        <table:table-row table:style-name="ro1">
          <table:table-cell table:style-name="ce30" office:value-type="string" calcext:value-type="string" table:number-columns-spanned="59" table:number-rows-spanned="1">
            <text:p>Decoder</text:p>
          </table:table-cell>
          <table:covered-table-cell table:number-columns-repeated="29" table:style-name="Default"/>
          <table:covered-table-cell table:number-columns-repeated="29"/>
          <table:table-cell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 table:number-columns-spanned="2" table:number-rows-spanned="1">
            <text:p>11</text:p>
          </table:table-cell>
          <table:covered-table-cell table:style-name="ce30"/>
          <table:table-cell table:style-name="ce30" office:value-type="float" office:value="12" calcext:value-type="float" table:number-columns-spanned="2" table:number-rows-spanned="1">
            <text:p>12</text:p>
          </table:table-cell>
          <table:covered-table-cell table:style-name="ce30"/>
          <table:table-cell table:style-name="ce30" office:value-type="float" office:value="13" calcext:value-type="float" table:number-columns-spanned="2" table:number-rows-spanned="1">
            <text:p>13</text:p>
          </table:table-cell>
          <table:covered-table-cell table:style-name="ce30"/>
          <table:table-cell table:style-name="ce30" office:value-type="float" office:value="14" calcext:value-type="float" table:number-columns-spanned="2" table:number-rows-spanned="1">
            <text:p>14</text:p>
          </table:table-cell>
          <table:covered-table-cell table:style-name="ce30"/>
          <table:table-cell table:style-name="ce30" office:value-type="float" office:value="15" calcext:value-type="float" table:number-columns-spanned="2" table:number-rows-spanned="1">
            <text:p>15</text:p>
          </table:table-cell>
          <table:covered-table-cell table:style-name="ce30"/>
          <table:table-cell table:style-name="ce30" office:value-type="float" office:value="16" calcext:value-type="float" table:number-columns-spanned="2" table:number-rows-spanned="1">
            <text:p>16</text:p>
          </table:table-cell>
          <table:covered-table-cell table:style-name="ce30"/>
          <table:table-cell table:style-name="ce30" office:value-type="float" office:value="17" calcext:value-type="float" table:number-columns-spanned="2" table:number-rows-spanned="1">
            <text:p>17</text:p>
          </table:table-cell>
          <table:covered-table-cell table:style-name="ce30"/>
          <table:table-cell table:style-name="ce30" office:value-type="float" office:value="18" calcext:value-type="float" table:number-columns-spanned="2" table:number-rows-spanned="1">
            <text:p>18</text:p>
          </table:table-cell>
          <table:covered-table-cell table:style-name="ce30"/>
          <table:table-cell table:style-name="ce30" office:value-type="float" office:value="19" calcext:value-type="float" table:number-columns-spanned="2" table:number-rows-spanned="1">
            <text:p>19</text:p>
          </table:table-cell>
          <table:covered-table-cell table:style-name="ce30"/>
          <table:table-cell table:style-name="ce30" office:value-type="float" office:value="20" calcext:value-type="float" table:number-columns-spanned="2" table:number-rows-spanned="1">
            <text:p>20</text:p>
          </table:table-cell>
          <table:covered-table-cell table:style-name="ce30" office:value-type="float" office:value="21" calcext:value-type="float">
            <text:p>21</text:p>
          </table:covered-table-cell>
          <table:table-cell table:style-name="ce30" office:value-type="float" office:value="21" calcext:value-type="float" table:number-columns-spanned="3" table:number-rows-spanned="1">
            <text:p>21</text:p>
          </table:table-cell>
          <table:covered-table-cell table:number-columns-repeated="2" table:style-name="ce30"/>
          <table:table-cell table:style-name="ce30" office:value-type="float" office:value="22" calcext:value-type="float" table:number-columns-spanned="3" table:number-rows-spanned="1">
            <text:p>22</text:p>
          </table:table-cell>
          <table:covered-table-cell table:number-columns-repeated="2" table:style-name="ce30"/>
          <table:table-cell table:style-name="ce30" office:value-type="float" office:value="23" calcext:value-type="float" table:number-columns-spanned="3" table:number-rows-spanned="1">
            <text:p>23</text:p>
          </table:table-cell>
          <table:covered-table-cell table:number-columns-repeated="2" table:style-name="ce30"/>
          <table:table-cell table:style-name="ce30" office:value-type="float" office:value="24" calcext:value-type="float" table:number-columns-spanned="3" table:number-rows-spanned="1">
            <text:p>24</text:p>
          </table:table-cell>
          <table:covered-table-cell table:number-columns-repeated="2" table:style-name="ce30"/>
          <table:table-cell table:style-name="ce30" office:value-type="float" office:value="25" calcext:value-type="float" table:number-columns-spanned="3" table:number-rows-spanned="1">
            <text:p>25</text:p>
          </table:table-cell>
          <table:covered-table-cell table:number-columns-repeated="2" table:style-name="ce30"/>
          <table:table-cell table:style-name="ce30" office:value-type="float" office:value="26" calcext:value-type="float" table:number-columns-spanned="3" table:number-rows-spanned="1">
            <text:p>26</text:p>
          </table:table-cell>
          <table:covered-table-cell table:number-columns-repeated="2" table:style-name="ce30"/>
          <table:table-cell table:style-name="ce30" office:value-type="float" office:value="27" calcext:value-type="float" table:number-columns-spanned="3" table:number-rows-spanned="1">
            <text:p>27</text:p>
          </table:table-cell>
          <table:covered-table-cell table:number-columns-repeated="2" table:style-name="ce30"/>
          <table:table-cell table:style-name="ce30" office:value-type="float" office:value="28" calcext:value-type="float" table:number-columns-spanned="3" table:number-rows-spanned="1">
            <text:p>28</text:p>
          </table:table-cell>
          <table:covered-table-cell table:number-columns-repeated="2" table:style-name="ce30"/>
          <table:table-cell table:style-name="ce30" office:value-type="float" office:value="29" calcext:value-type="float" table:number-columns-spanned="3" table:number-rows-spanned="1">
            <text:p>29</text:p>
          </table:table-cell>
          <table:covered-table-cell table:number-columns-repeated="2" table:style-name="ce30"/>
          <table:table-cell table:style-name="ce30" office:value-type="float" office:value="30" calcext:value-type="float" table:number-columns-spanned="3" table:number-rows-spanned="1">
            <text:p>30</text:p>
          </table:table-cell>
          <table:covered-table-cell table:number-columns-repeated="2" table:style-name="ce30"/>
        </table:table-row>
        <table:table-row table:style-name="ro1">
          <table:table-cell table:number-columns-repeated="2" office:value-type="float" office:value="0.0390093967305087" calcext:value-type="float">
            <text:p>0.039</text:p>
          </table:table-cell>
          <table:table-cell office:value-type="float" office:value="0.0299987287587147" calcext:value-type="float">
            <text:p>0.030</text:p>
          </table:table-cell>
          <table:table-cell table:number-columns-repeated="2" office:value-type="float" office:value="0.01" calcext:value-type="float">
            <text:p>0.010</text:p>
          </table:table-cell>
          <table:table-cell office:value-type="float" office:value="0.0365552319849044" calcext:value-type="float">
            <text:p>0.037</text:p>
          </table:table-cell>
          <table:table-cell table:number-columns-repeated="2" office:value-type="float" office:value="0.0440384237640186" calcext:value-type="float">
            <text:p>0.044</text:p>
          </table:table-cell>
          <table:table-cell table:number-columns-repeated="2" office:value-type="float" office:value="0.01" calcext:value-type="float">
            <text:p>0.010</text:p>
          </table:table-cell>
          <table:table-cell office:value-type="float" office:value="0.0593860693232454" calcext:value-type="float">
            <text:p>0.059</text:p>
          </table:table-cell>
          <table:table-cell table:number-columns-repeated="3" office:value-type="float" office:value="0.01" calcext:value-type="float">
            <text:p>0.010</text:p>
          </table:table-cell>
          <table:table-cell office:value-type="float" office:value="0.0434242360203291" calcext:value-type="float">
            <text:p>0.043</text:p>
          </table:table-cell>
          <table:table-cell office:value-type="float" office:value="0.1159081089566" calcext:value-type="float">
            <text:p>0.116</text:p>
          </table:table-cell>
          <table:table-cell office:value-type="float" office:value="0.01" calcext:value-type="float">
            <text:p>0.010</text:p>
          </table:table-cell>
          <table:table-cell office:value-type="float" office:value="0.101743651438053" calcext:value-type="float">
            <text:p>0.102</text:p>
          </table:table-cell>
          <table:table-cell office:value-type="float" office:value="0.01" calcext:value-type="float">
            <text:p>0.010</text:p>
          </table:table-cell>
          <table:table-cell office:value-type="float" office:value="0.101743651438053" calcext:value-type="float">
            <text:p>0.102</text:p>
          </table:table-cell>
          <table:table-cell office:value-type="float" office:value="0.0169694137703359" calcext:value-type="float">
            <text:p>0.017</text:p>
          </table:table-cell>
          <table:table-cell office:value-type="float" office:value="0.0947686318208927" calcext:value-type="float">
            <text:p>0.095</text:p>
          </table:table-cell>
          <table:table-cell office:value-type="float" office:value="0.0169694137703359" calcext:value-type="float">
            <text:p>0.017</text:p>
          </table:table-cell>
          <table:table-cell office:value-type="float" office:value="0.0947686318208927" calcext:value-type="float">
            <text:p>0.095</text:p>
          </table:table-cell>
          <table:table-cell office:value-type="float" office:value="0.0169694137703359" calcext:value-type="float">
            <text:p>0.017</text:p>
          </table:table-cell>
          <table:table-cell office:value-type="float" office:value="0.0947686318208927" calcext:value-type="float">
            <text:p>0.095</text:p>
          </table:table-cell>
          <table:table-cell office:value-type="float" office:value="0.0169694137703359" calcext:value-type="float">
            <text:p>0.017</text:p>
          </table:table-cell>
          <table:table-cell office:value-type="float" office:value="0.0947686318208927" calcext:value-type="float">
            <text:p>0.095</text:p>
          </table:table-cell>
          <table:table-cell office:value-type="float" office:value="0.0169694137703359" calcext:value-type="float">
            <text:p>0.017</text:p>
          </table:table-cell>
          <table:table-cell office:value-type="float" office:value="0.0947686318208927" calcext:value-type="float">
            <text:p>0.095</text:p>
          </table:table-cell>
          <table:table-cell table:style-name="ce46" office:value-type="float" office:value="0.0961992182943539" calcext:value-type="float">
            <text:p>0.096</text:p>
          </table:table-cell>
          <table:table-cell table:style-name="ce46" office:value-type="float" office:value="0.0169694137703359" calcext:value-type="float">
            <text:p>0.017</text:p>
          </table:table-cell>
          <table:table-cell table:style-name="ce46" office:value-type="float" office:value="0.0947686318208927" calcext:value-type="float">
            <text:p>0.095</text:p>
          </table:table-cell>
          <table:table-cell table:style-name="ce46" office:value-type="float" office:value="0.0961992182943539" calcext:value-type="float">
            <text:p>0.096</text:p>
          </table:table-cell>
          <table:table-cell table:style-name="ce46" office:value-type="float" office:value="0.0169694137703359" calcext:value-type="float">
            <text:p>0.017</text:p>
          </table:table-cell>
          <table:table-cell table:style-name="ce46" office:value-type="float" office:value="0.0947686318208927" calcext:value-type="float">
            <text:p>0.095</text:p>
          </table:table-cell>
          <table:table-cell table:style-name="ce46" office:value-type="float" office:value="0.0961992182943539" calcext:value-type="float">
            <text:p>0.096</text:p>
          </table:table-cell>
          <table:table-cell table:style-name="ce46" office:value-type="float" office:value="0.0169694137703359" calcext:value-type="float">
            <text:p>0.017</text:p>
          </table:table-cell>
          <table:table-cell table:style-name="ce46" office:value-type="float" office:value="0.0947686318208927" calcext:value-type="float">
            <text:p>0.095</text:p>
          </table:table-cell>
          <table:table-cell table:style-name="ce46" office:value-type="float" office:value="0.0189189911584044" calcext:value-type="float">
            <text:p>0.019</text:p>
          </table:table-cell>
          <table:table-cell table:style-name="ce46" office:value-type="float" office:value="0.0464080658703324" calcext:value-type="float">
            <text:p>0.046</text:p>
          </table:table-cell>
          <table:table-cell table:style-name="ce46" office:value-type="float" office:value="0.110492606540388" calcext:value-type="float">
            <text:p>0.110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366406872490175" calcext:value-type="float">
            <text:p>0.037</text:p>
          </table:table-cell>
          <table:table-cell table:style-name="ce46" office:value-type="float" office:value="0.17046494758692" calcext:value-type="float">
            <text:p>0.170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366406872490175" calcext:value-type="float">
            <text:p>0.037</text:p>
          </table:table-cell>
          <table:table-cell table:style-name="ce46" office:value-type="float" office:value="0.17046494758692" calcext:value-type="float">
            <text:p>0.170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366406872490175" calcext:value-type="float">
            <text:p>0.037</text:p>
          </table:table-cell>
          <table:table-cell table:style-name="ce46" office:value-type="float" office:value="0.17046494758692" calcext:value-type="float">
            <text:p>0.170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366406872490175" calcext:value-type="float">
            <text:p>0.037</text:p>
          </table:table-cell>
          <table:table-cell table:style-name="ce46" office:value-type="float" office:value="0.17046494758692" calcext:value-type="float">
            <text:p>0.170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366406872490175" calcext:value-type="float">
            <text:p>0.037</text:p>
          </table:table-cell>
          <table:table-cell table:style-name="ce46" office:value-type="float" office:value="0.17046494758692" calcext:value-type="float">
            <text:p>0.170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366406872490175" calcext:value-type="float">
            <text:p>0.037</text:p>
          </table:table-cell>
          <table:table-cell table:style-name="ce46" office:value-type="float" office:value="0.17046494758692" calcext:value-type="float">
            <text:p>0.170</text:p>
          </table:table-cell>
        </table:table-row>
        <table:table-row table:style-name="ro1">
          <table:table-cell table:number-columns-repeated="3" office:value-type="float" office:value="0.154808185075341" calcext:value-type="float">
            <text:p>0.155</text:p>
          </table:table-cell>
          <table:table-cell table:number-columns-repeated="2" office:value-type="float" office:value="0.0840634382509617" calcext:value-type="float">
            <text:p>0.084</text:p>
          </table:table-cell>
          <table:table-cell table:number-columns-repeated="4" office:value-type="float" office:value="0.01" calcext:value-type="float">
            <text:p>0.010</text:p>
          </table:table-cell>
          <table:table-cell office:value-type="float" office:value="0.0228144807592985" calcext:value-type="float">
            <text:p>0.023</text:p>
          </table:table-cell>
          <table:table-cell office:value-type="float" office:value="0.0470226474294307" calcext:value-type="float">
            <text:p>0.047</text:p>
          </table:table-cell>
          <table:table-cell office:value-type="float" office:value="0.0228144807592985" calcext:value-type="float">
            <text:p>0.023</text:p>
          </table:table-cell>
          <table:table-cell office:value-type="float" office:value="0.01" calcext:value-type="float">
            <text:p>0.010</text:p>
          </table:table-cell>
          <table:table-cell office:value-type="float" office:value="0.0623361655938659" calcext:value-type="float">
            <text:p>0.062</text:p>
          </table:table-cell>
          <table:table-cell office:value-type="float" office:value="0.01" calcext:value-type="float">
            <text:p>0.010</text:p>
          </table:table-cell>
          <table:table-cell office:value-type="float" office:value="0.0623361655938659" calcext:value-type="float">
            <text:p>0.062</text:p>
          </table:table-cell>
          <table:table-cell office:value-type="float" office:value="0.01" calcext:value-type="float">
            <text:p>0.010</text:p>
          </table:table-cell>
          <table:table-cell office:value-type="float" office:value="0.0623361655938659" calcext:value-type="float">
            <text:p>0.062</text:p>
          </table:table-cell>
          <table:table-cell office:value-type="float" office:value="0.0720503936648103" calcext:value-type="float">
            <text:p>0.072</text:p>
          </table:table-cell>
          <table:table-cell office:value-type="float" office:value="0.01" calcext:value-type="float">
            <text:p>0.010</text:p>
          </table:table-cell>
          <table:table-cell office:value-type="float" office:value="0.0137608263701911" calcext:value-type="float">
            <text:p>0.014</text:p>
          </table:table-cell>
          <table:table-cell office:value-type="float" office:value="0.01" calcext:value-type="float">
            <text:p>0.010</text:p>
          </table:table-cell>
          <table:table-cell office:value-type="float" office:value="0.0137608263701911" calcext:value-type="float">
            <text:p>0.014</text:p>
          </table:table-cell>
          <table:table-cell office:value-type="float" office:value="0.01" calcext:value-type="float">
            <text:p>0.010</text:p>
          </table:table-cell>
          <table:table-cell office:value-type="float" office:value="0.0137608263701911" calcext:value-type="float">
            <text:p>0.014</text:p>
          </table:table-cell>
          <table:table-cell office:value-type="float" office:value="0.01" calcext:value-type="float">
            <text:p>0.010</text:p>
          </table:table-cell>
          <table:table-cell office:value-type="float" office:value="0.0137608263701911" calcext:value-type="float">
            <text:p>0.014</text:p>
          </table:table-cell>
          <table:table-cell office:value-type="float" office:value="0.01" calcext:value-type="float">
            <text:p>0.010</text:p>
          </table:table-cell>
          <table:table-cell office:value-type="float" office:value="0.0137608263701911" calcext:value-type="float">
            <text:p>0.014</text:p>
          </table:table-cell>
          <table:table-cell office:value-type="float" office:value="0.01" calcext:value-type="float">
            <text:p>0.010</text:p>
          </table:table-cell>
          <table:table-cell table:style-name="ce46" office:value-type="float" office:value="0.103022468633677" calcext:value-type="float">
            <text:p>0.103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101980456836305" calcext:value-type="float">
            <text:p>0.102</text:p>
          </table:table-cell>
          <table:table-cell table:style-name="ce46" office:value-type="float" office:value="0.0369295242571572" calcext:value-type="float">
            <text:p>0.037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11282665188808" calcext:value-type="float">
            <text:p>0.113</text:p>
          </table:table-cell>
          <table:table-cell table:style-name="ce46" office:value-type="float" office:value="0.0670850304528196" calcext:value-type="float">
            <text:p>0.067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151659657260587" calcext:value-type="float">
            <text:p>0.015</text:p>
          </table:table-cell>
          <table:table-cell table:style-name="ce46" office:value-type="float" office:value="0.0670850304528196" calcext:value-type="float">
            <text:p>0.067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151659657260587" calcext:value-type="float">
            <text:p>0.015</text:p>
          </table:table-cell>
          <table:table-cell table:style-name="ce46" office:value-type="float" office:value="0.0670850304528196" calcext:value-type="float">
            <text:p>0.067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151659657260587" calcext:value-type="float">
            <text:p>0.015</text:p>
          </table:table-cell>
          <table:table-cell table:style-name="ce46" office:value-type="float" office:value="0.0670850304528196" calcext:value-type="float">
            <text:p>0.067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151659657260587" calcext:value-type="float">
            <text:p>0.015</text:p>
          </table:table-cell>
          <table:table-cell table:style-name="ce46" office:value-type="float" office:value="0.0670850304528196" calcext:value-type="float">
            <text:p>0.067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151659657260587" calcext:value-type="float">
            <text:p>0.015</text:p>
          </table:table-cell>
          <table:table-cell table:style-name="ce46" office:value-type="float" office:value="0.0670850304528196" calcext:value-type="float">
            <text:p>0.067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151659657260587" calcext:value-type="float">
            <text:p>0.015</text:p>
          </table:table-cell>
          <table:table-cell table:style-name="ce46" office:value-type="float" office:value="0.0478239207570863" calcext:value-type="float">
            <text:p>0.048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324981554760078" calcext:value-type="float">
            <text:p>0.032</text:p>
          </table:table-cell>
          <table:table-cell table:style-name="ce46" office:value-type="float" office:value="0.0380826147774264" calcext:value-type="float">
            <text:p>0.038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773765431905003" calcext:value-type="float">
            <text:p>0.077</text:p>
          </table:table-cell>
        </table:table-row>
        <table:table-row table:style-name="ro1">
          <table:table-cell office:value-type="float" office:value="0.0858594440529576" calcext:value-type="float">
            <text:p>0.086</text:p>
          </table:table-cell>
          <table:table-cell office:value-type="float" office:value="0.0677920344964331" calcext:value-type="float">
            <text:p>0.068</text:p>
          </table:table-cell>
          <table:table-cell table:number-columns-repeated="3" office:value-type="float" office:value="0.0449325966379401" calcext:value-type="float">
            <text:p>0.045</text:p>
          </table:table-cell>
          <table:table-cell office:value-type="float" office:value="0.109212596789949" calcext:value-type="float">
            <text:p>0.109</text:p>
          </table:table-cell>
          <table:table-cell table:number-columns-repeated="3" office:value-type="float" office:value="0.0323390310117455" calcext:value-type="float">
            <text:p>0.032</text:p>
          </table:table-cell>
          <table:table-cell office:value-type="float" office:value="0.0336824373134392" calcext:value-type="float">
            <text:p>0.034</text:p>
          </table:table-cell>
          <table:table-cell office:value-type="float" office:value="0.0757832533440417" calcext:value-type="float">
            <text:p>0.076</text:p>
          </table:table-cell>
          <table:table-cell office:value-type="float" office:value="0.01" calcext:value-type="float">
            <text:p>0.010</text:p>
          </table:table-cell>
          <table:table-cell office:value-type="float" office:value="0.113091092494574" calcext:value-type="float">
            <text:p>0.113</text:p>
          </table:table-cell>
          <table:table-cell office:value-type="float" office:value="0.01" calcext:value-type="float">
            <text:p>0.010</text:p>
          </table:table-cell>
          <table:table-cell office:value-type="float" office:value="0.113091092494574" calcext:value-type="float">
            <text:p>0.113</text:p>
          </table:table-cell>
          <table:table-cell office:value-type="float" office:value="0.01" calcext:value-type="float">
            <text:p>0.010</text:p>
          </table:table-cell>
          <table:table-cell office:value-type="float" office:value="0.11453343008762" calcext:value-type="float">
            <text:p>0.115</text:p>
          </table:table-cell>
          <table:table-cell office:value-type="float" office:value="0.01" calcext:value-type="float">
            <text:p>0.010</text:p>
          </table:table-cell>
          <table:table-cell office:value-type="float" office:value="0.11453343008762" calcext:value-type="float">
            <text:p>0.115</text:p>
          </table:table-cell>
          <table:table-cell table:number-columns-repeated="11" office:value-type="float" office:value="0.01" calcext:value-type="float">
            <text:p>0.010</text:p>
          </table:table-cell>
          <table:table-cell table:style-name="ce46" office:value-type="float" office:value="0.100562565515881" calcext:value-type="float">
            <text:p>0.101</text:p>
          </table:table-cell>
          <table:table-cell table:number-columns-repeated="2" table:style-name="ce46" office:value-type="float" office:value="0.01" calcext:value-type="float">
            <text:p>0.010</text:p>
          </table:table-cell>
          <table:table-cell table:style-name="ce46" office:value-type="float" office:value="0.100562565515881" calcext:value-type="float">
            <text:p>0.101</text:p>
          </table:table-cell>
          <table:table-cell table:number-columns-repeated="2" table:style-name="ce46" office:value-type="float" office:value="0.01" calcext:value-type="float">
            <text:p>0.010</text:p>
          </table:table-cell>
          <table:table-cell table:style-name="ce46" office:value-type="float" office:value="0.100562565515881" calcext:value-type="float">
            <text:p>0.101</text:p>
          </table:table-cell>
          <table:table-cell table:number-columns-repeated="2" table:style-name="ce46" office:value-type="float" office:value="0.01" calcext:value-type="float">
            <text:p>0.010</text:p>
          </table:table-cell>
          <table:table-cell table:style-name="ce46" office:value-type="float" office:value="0.0578905044785424" calcext:value-type="float">
            <text:p>0.058</text:p>
          </table:table-cell>
          <table:table-cell table:number-columns-repeated="2" table:style-name="ce46" office:value-type="float" office:value="0.01" calcext:value-type="float">
            <text:p>0.010</text:p>
          </table:table-cell>
          <table:table-cell table:style-name="ce46" office:value-type="float" office:value="0.0578905044785424" calcext:value-type="float">
            <text:p>0.058</text:p>
          </table:table-cell>
          <table:table-cell table:number-columns-repeated="16" table:style-name="ce46" office:value-type="float" office:value="0.01" calcext:value-type="float">
            <text:p>0.010</text:p>
          </table:table-cell>
          <table:table-cell table:style-name="ce46" office:value-type="float" office:value="0.0303727377125598" calcext:value-type="float">
            <text:p>0.030</text:p>
          </table:table-cell>
        </table:table-row>
        <table:table-row table:style-name="ro1">
          <table:table-cell table:number-columns-repeated="2" office:value-type="float" office:value="0.131736138396564" calcext:value-type="float">
            <text:p>0.132</text:p>
          </table:table-cell>
          <table:table-cell table:number-columns-repeated="2" office:value-type="float" office:value="0.148909523958274" calcext:value-type="float">
            <text:p>0.149</text:p>
          </table:table-cell>
          <table:table-cell table:number-columns-repeated="2" office:value-type="float" office:value="0.106493517185804" calcext:value-type="float">
            <text:p>0.106</text:p>
          </table:table-cell>
          <table:table-cell office:value-type="float" office:value="0.0689910594352989" calcext:value-type="float">
            <text:p>0.069</text:p>
          </table:table-cell>
          <table:table-cell office:value-type="float" office:value="0.0745806754910594" calcext:value-type="float">
            <text:p>0.075</text:p>
          </table:table-cell>
          <table:table-cell office:value-type="float" office:value="0.179111095257193" calcext:value-type="float">
            <text:p>0.179</text:p>
          </table:table-cell>
          <table:table-cell office:value-type="float" office:value="0.187601487586165" calcext:value-type="float">
            <text:p>0.188</text:p>
          </table:table-cell>
          <table:table-cell office:value-type="float" office:value="0.0634475897515886" calcext:value-type="float">
            <text:p>0.063</text:p>
          </table:table-cell>
          <table:table-cell office:value-type="float" office:value="0.187601487586165" calcext:value-type="float">
            <text:p>0.188</text:p>
          </table:table-cell>
          <table:table-cell office:value-type="float" office:value="0.0634475897515886" calcext:value-type="float">
            <text:p>0.063</text:p>
          </table:table-cell>
          <table:table-cell office:value-type="float" office:value="0.187601487586165" calcext:value-type="float">
            <text:p>0.188</text:p>
          </table:table-cell>
          <table:table-cell office:value-type="float" office:value="0.0634475897515886" calcext:value-type="float">
            <text:p>0.063</text:p>
          </table:table-cell>
          <table:table-cell office:value-type="float" office:value="0.187601487586165" calcext:value-type="float">
            <text:p>0.188</text:p>
          </table:table-cell>
          <table:table-cell office:value-type="float" office:value="0.01" calcext:value-type="float">
            <text:p>0.010</text:p>
          </table:table-cell>
          <table:table-cell office:value-type="float" office:value="0.167531798184862" calcext:value-type="float">
            <text:p>0.168</text:p>
          </table:table-cell>
          <table:table-cell office:value-type="float" office:value="0.01" calcext:value-type="float">
            <text:p>0.010</text:p>
          </table:table-cell>
          <table:table-cell office:value-type="float" office:value="0.167531798184862" calcext:value-type="float">
            <text:p>0.168</text:p>
          </table:table-cell>
          <table:table-cell office:value-type="float" office:value="0.01" calcext:value-type="float">
            <text:p>0.010</text:p>
          </table:table-cell>
          <table:table-cell office:value-type="float" office:value="0.167531798184862" calcext:value-type="float">
            <text:p>0.168</text:p>
          </table:table-cell>
          <table:table-cell office:value-type="float" office:value="0.0324231673872959" calcext:value-type="float">
            <text:p>0.032</text:p>
          </table:table-cell>
          <table:table-cell office:value-type="float" office:value="0.154710749953485" calcext:value-type="float">
            <text:p>0.155</text:p>
          </table:table-cell>
          <table:table-cell office:value-type="float" office:value="0.0324231673872959" calcext:value-type="float">
            <text:p>0.032</text:p>
          </table:table-cell>
          <table:table-cell office:value-type="float" office:value="0.154710749953485" calcext:value-type="float">
            <text:p>0.155</text:p>
          </table:table-cell>
          <table:table-cell office:value-type="float" office:value="0.0324231673872959" calcext:value-type="float">
            <text:p>0.032</text:p>
          </table:table-cell>
          <table:table-cell office:value-type="float" office:value="0.154710749953485" calcext:value-type="float">
            <text:p>0.155</text:p>
          </table:table-cell>
          <table:table-cell office:value-type="float" office:value="0.0324231673872959" calcext:value-type="float">
            <text:p>0.032</text:p>
          </table:table-cell>
          <table:table-cell office:value-type="float" office:value="0.154710749953485" calcext:value-type="float">
            <text:p>0.155</text:p>
          </table:table-cell>
          <table:table-cell table:style-name="ce46" office:value-type="float" office:value="0.01080170034028" calcext:value-type="float">
            <text:p>0.011</text:p>
          </table:table-cell>
          <table:table-cell table:style-name="ce46" office:value-type="float" office:value="0.0706431870589617" calcext:value-type="float">
            <text:p>0.071</text:p>
          </table:table-cell>
          <table:table-cell table:style-name="ce46" office:value-type="float" office:value="0.199133906121047" calcext:value-type="float">
            <text:p>0.199</text:p>
          </table:table-cell>
          <table:table-cell table:style-name="ce46" office:value-type="float" office:value="0.036440162728808" calcext:value-type="float">
            <text:p>0.036</text:p>
          </table:table-cell>
          <table:table-cell table:style-name="ce46" office:value-type="float" office:value="0.0326044487242674" calcext:value-type="float">
            <text:p>0.033</text:p>
          </table:table-cell>
          <table:table-cell table:style-name="ce46" office:value-type="float" office:value="0.172095736529979" calcext:value-type="float">
            <text:p>0.172</text:p>
          </table:table-cell>
          <table:table-cell table:style-name="ce46" office:value-type="float" office:value="0.036440162728808" calcext:value-type="float">
            <text:p>0.036</text:p>
          </table:table-cell>
          <table:table-cell table:style-name="ce46" office:value-type="float" office:value="0.0326044487242674" calcext:value-type="float">
            <text:p>0.033</text:p>
          </table:table-cell>
          <table:table-cell table:style-name="ce46" office:value-type="float" office:value="0.172095736529979" calcext:value-type="float">
            <text:p>0.172</text:p>
          </table:table-cell>
          <table:table-cell table:style-name="ce46" office:value-type="float" office:value="0.036440162728808" calcext:value-type="float">
            <text:p>0.036</text:p>
          </table:table-cell>
          <table:table-cell table:style-name="ce46" office:value-type="float" office:value="0.0326044487242674" calcext:value-type="float">
            <text:p>0.033</text:p>
          </table:table-cell>
          <table:table-cell table:style-name="ce46" office:value-type="float" office:value="0.172095736529979" calcext:value-type="float">
            <text:p>0.172</text:p>
          </table:table-cell>
          <table:table-cell table:number-columns-repeated="2" table:style-name="ce46" office:value-type="float" office:value="0.01" calcext:value-type="float">
            <text:p>0.010</text:p>
          </table:table-cell>
          <table:table-cell table:style-name="ce46" office:value-type="float" office:value="0.147476650706802" calcext:value-type="float">
            <text:p>0.147</text:p>
          </table:table-cell>
          <table:table-cell table:number-columns-repeated="2" table:style-name="ce46" office:value-type="float" office:value="0.01" calcext:value-type="float">
            <text:p>0.010</text:p>
          </table:table-cell>
          <table:table-cell table:style-name="ce46" office:value-type="float" office:value="0.147476650706802" calcext:value-type="float">
            <text:p>0.147</text:p>
          </table:table-cell>
          <table:table-cell table:style-name="ce46" office:value-type="float" office:value="0.0162982053685044" calcext:value-type="float">
            <text:p>0.016</text:p>
          </table:table-cell>
          <table:table-cell table:style-name="ce46" office:value-type="float" office:value="0.0450160914938232" calcext:value-type="float">
            <text:p>0.045</text:p>
          </table:table-cell>
          <table:table-cell table:style-name="ce46" office:value-type="float" office:value="0.127473643483611" calcext:value-type="float">
            <text:p>0.127</text:p>
          </table:table-cell>
          <table:table-cell table:style-name="ce46" office:value-type="float" office:value="0.0162982053685044" calcext:value-type="float">
            <text:p>0.016</text:p>
          </table:table-cell>
          <table:table-cell table:style-name="ce46" office:value-type="float" office:value="0.0450160914938232" calcext:value-type="float">
            <text:p>0.045</text:p>
          </table:table-cell>
          <table:table-cell table:style-name="ce46" office:value-type="float" office:value="0.127473643483611" calcext:value-type="float">
            <text:p>0.127</text:p>
          </table:table-cell>
          <table:table-cell table:style-name="ce46" office:value-type="float" office:value="0.0162982053685044" calcext:value-type="float">
            <text:p>0.016</text:p>
          </table:table-cell>
          <table:table-cell table:style-name="ce46" office:value-type="float" office:value="0.0450160914938232" calcext:value-type="float">
            <text:p>0.045</text:p>
          </table:table-cell>
          <table:table-cell table:style-name="ce46" office:value-type="float" office:value="0.127473643483611" calcext:value-type="float">
            <text:p>0.127</text:p>
          </table:table-cell>
          <table:table-cell table:style-name="ce46" office:value-type="float" office:value="0.0162982053685044" calcext:value-type="float">
            <text:p>0.016</text:p>
          </table:table-cell>
          <table:table-cell table:style-name="ce46" office:value-type="float" office:value="0.0450160914938232" calcext:value-type="float">
            <text:p>0.045</text:p>
          </table:table-cell>
          <table:table-cell table:style-name="ce46" office:value-type="float" office:value="0.127473643483611" calcext:value-type="float">
            <text:p>0.127</text:p>
          </table:table-cell>
        </table:table-row>
        <table:table-row table:style-name="ro1">
          <table:table-cell office:value-type="float" office:value="0.0302325317195317" calcext:value-type="float">
            <text:p>0.030</text:p>
          </table:table-cell>
          <table:table-cell office:value-type="float" office:value="0.0474458048017586" calcext:value-type="float">
            <text:p>0.047</text:p>
          </table:table-cell>
          <table:table-cell office:value-type="float" office:value="0.126161568340605" calcext:value-type="float">
            <text:p>0.126</text:p>
          </table:table-cell>
          <table:table-cell table:number-columns-repeated="2" office:value-type="float" office:value="0.153120935432595" calcext:value-type="float">
            <text:p>0.153</text:p>
          </table:table-cell>
          <table:table-cell table:number-columns-repeated="2" office:value-type="float" office:value="0.145347967579724" calcext:value-type="float">
            <text:p>0.145</text:p>
          </table:table-cell>
          <table:table-cell office:value-type="float" office:value="0.0186364672544164" calcext:value-type="float">
            <text:p>0.019</text:p>
          </table:table-cell>
          <table:table-cell office:value-type="float" office:value="0.0228312239515344" calcext:value-type="float">
            <text:p>0.023</text:p>
          </table:table-cell>
          <table:table-cell office:value-type="float" office:value="0.01" calcext:value-type="float">
            <text:p>0.010</text:p>
          </table:table-cell>
          <table:table-cell office:value-type="float" office:value="0.0139433532291393" calcext:value-type="float">
            <text:p>0.014</text:p>
          </table:table-cell>
          <table:table-cell office:value-type="float" office:value="0.01" calcext:value-type="float">
            <text:p>0.010</text:p>
          </table:table-cell>
          <table:table-cell office:value-type="float" office:value="0.0139433532291393" calcext:value-type="float">
            <text:p>0.014</text:p>
          </table:table-cell>
          <table:table-cell office:value-type="float" office:value="0.01" calcext:value-type="float">
            <text:p>0.010</text:p>
          </table:table-cell>
          <table:table-cell office:value-type="float" office:value="0.0139433532291393" calcext:value-type="float">
            <text:p>0.014</text:p>
          </table:table-cell>
          <table:table-cell office:value-type="float" office:value="0.01" calcext:value-type="float">
            <text:p>0.010</text:p>
          </table:table-cell>
          <table:table-cell office:value-type="float" office:value="0.0139433532291393" calcext:value-type="float">
            <text:p>0.014</text:p>
          </table:table-cell>
          <table:table-cell office:value-type="float" office:value="0.01" calcext:value-type="float">
            <text:p>0.010</text:p>
          </table:table-cell>
          <table:table-cell office:value-type="float" office:value="0.0139433532291393" calcext:value-type="float">
            <text:p>0.014</text:p>
          </table:table-cell>
          <table:table-cell office:value-type="float" office:value="0.01" calcext:value-type="float">
            <text:p>0.010</text:p>
          </table:table-cell>
          <table:table-cell office:value-type="float" office:value="0.0229045734119239" calcext:value-type="float">
            <text:p>0.023</text:p>
          </table:table-cell>
          <table:table-cell office:value-type="float" office:value="0.01" calcext:value-type="float">
            <text:p>0.010</text:p>
          </table:table-cell>
          <table:table-cell office:value-type="float" office:value="0.0229045734119239" calcext:value-type="float">
            <text:p>0.023</text:p>
          </table:table-cell>
          <table:table-cell office:value-type="float" office:value="0.01" calcext:value-type="float">
            <text:p>0.010</text:p>
          </table:table-cell>
          <table:table-cell office:value-type="float" office:value="0.0229045734119239" calcext:value-type="float">
            <text:p>0.023</text:p>
          </table:table-cell>
          <table:table-cell office:value-type="float" office:value="0.01" calcext:value-type="float">
            <text:p>0.010</text:p>
          </table:table-cell>
          <table:table-cell office:value-type="float" office:value="0.0229045734119239" calcext:value-type="float">
            <text:p>0.023</text:p>
          </table:table-cell>
          <table:table-cell office:value-type="float" office:value="0.01" calcext:value-type="float">
            <text:p>0.010</text:p>
          </table:table-cell>
          <table:table-cell office:value-type="float" office:value="0.0229045734119239" calcext:value-type="float">
            <text:p>0.023</text:p>
          </table:table-cell>
          <table:table-cell office:value-type="float" office:value="0.01" calcext:value-type="float">
            <text:p>0.010</text:p>
          </table:table-cell>
          <table:table-cell table:style-name="ce46" office:value-type="float" office:value="0.0402887001425262" calcext:value-type="float">
            <text:p>0.040</text:p>
          </table:table-cell>
          <table:table-cell table:style-name="ce46" office:value-type="float" office:value="0.0229045734119239" calcext:value-type="float">
            <text:p>0.023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632452133718242" calcext:value-type="float">
            <text:p>0.063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133916853570916" calcext:value-type="float">
            <text:p>0.013</text:p>
          </table:table-cell>
          <table:table-cell table:style-name="ce46" office:value-type="float" office:value="0.0632452133718242" calcext:value-type="float">
            <text:p>0.063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133916853570916" calcext:value-type="float">
            <text:p>0.013</text:p>
          </table:table-cell>
          <table:table-cell table:style-name="ce46" office:value-type="float" office:value="0.0399782718734868" calcext:value-type="float">
            <text:p>0.040</text:p>
          </table:table-cell>
          <table:table-cell table:style-name="ce46" office:value-type="float" office:value="0.0216083748089514" calcext:value-type="float">
            <text:p>0.022</text:p>
          </table:table-cell>
          <table:table-cell table:number-columns-repeated="19" table:style-name="ce46" office:value-type="float" office:value="0.01" calcext:value-type="float">
            <text:p>0.010</text:p>
          </table:table-cell>
        </table:table-row>
        <table:table-row table:style-name="ro1">
          <table:table-cell table:number-columns-repeated="2" table:style-name="Default" office:value-type="float" office:value="0.0914163643830429" calcext:value-type="float">
            <text:p>0.091416364383043</text:p>
          </table:table-cell>
          <table:table-cell table:number-columns-repeated="5" office:value-type="float" office:value="0.0914163643830429" calcext:value-type="float">
            <text:p>0.091</text:p>
          </table:table-cell>
          <table:table-cell table:number-columns-repeated="3" office:value-type="float" office:value="0.12099939918671" calcext:value-type="float">
            <text:p>0.121</text:p>
          </table:table-cell>
          <table:table-cell office:value-type="float" office:value="0.0216587049997893" calcext:value-type="float">
            <text:p>0.022</text:p>
          </table:table-cell>
          <table:table-cell office:value-type="float" office:value="0.12099939918671" calcext:value-type="float">
            <text:p>0.121</text:p>
          </table:table-cell>
          <table:table-cell office:value-type="float" office:value="0.01" calcext:value-type="float">
            <text:p>0.010</text:p>
          </table:table-cell>
          <table:table-cell office:value-type="float" office:value="0.10668380310202" calcext:value-type="float">
            <text:p>0.107</text:p>
          </table:table-cell>
          <table:table-cell office:value-type="float" office:value="0.01" calcext:value-type="float">
            <text:p>0.010</text:p>
          </table:table-cell>
          <table:table-cell office:value-type="float" office:value="0.10668380310202" calcext:value-type="float">
            <text:p>0.107</text:p>
          </table:table-cell>
          <table:table-cell office:value-type="float" office:value="0.01" calcext:value-type="float">
            <text:p>0.010</text:p>
          </table:table-cell>
          <table:table-cell office:value-type="float" office:value="0.10668380310202" calcext:value-type="float">
            <text:p>0.107</text:p>
          </table:table-cell>
          <table:table-cell office:value-type="float" office:value="0.01" calcext:value-type="float">
            <text:p>0.010</text:p>
          </table:table-cell>
          <table:table-cell office:value-type="float" office:value="0.10668380310202" calcext:value-type="float">
            <text:p>0.107</text:p>
          </table:table-cell>
          <table:table-cell office:value-type="float" office:value="0.01" calcext:value-type="float">
            <text:p>0.010</text:p>
          </table:table-cell>
          <table:table-cell office:value-type="float" office:value="0.10668380310202" calcext:value-type="float">
            <text:p>0.107</text:p>
          </table:table-cell>
          <table:table-cell office:value-type="float" office:value="0.01" calcext:value-type="float">
            <text:p>0.010</text:p>
          </table:table-cell>
          <table:table-cell office:value-type="float" office:value="0.0881677616001225" calcext:value-type="float">
            <text:p>0.088</text:p>
          </table:table-cell>
          <table:table-cell office:value-type="float" office:value="0.01" calcext:value-type="float">
            <text:p>0.010</text:p>
          </table:table-cell>
          <table:table-cell office:value-type="float" office:value="0.0548180034424861" calcext:value-type="float">
            <text:p>0.055</text:p>
          </table:table-cell>
          <table:table-cell office:value-type="float" office:value="0.01" calcext:value-type="float">
            <text:p>0.010</text:p>
          </table:table-cell>
          <table:table-cell office:value-type="float" office:value="0.0548180034424861" calcext:value-type="float">
            <text:p>0.055</text:p>
          </table:table-cell>
          <table:table-cell office:value-type="float" office:value="0.01" calcext:value-type="float">
            <text:p>0.010</text:p>
          </table:table-cell>
          <table:table-cell office:value-type="float" office:value="0.0548180034424861" calcext:value-type="float">
            <text:p>0.055</text:p>
          </table:table-cell>
          <table:table-cell table:style-name="ce46" office:value-type="float" office:value="0.0848703602647187" calcext:value-type="float">
            <text:p>0.085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548180034424861" calcext:value-type="float">
            <text:p>0.055</text:p>
          </table:table-cell>
          <table:table-cell table:style-name="ce46" office:value-type="float" office:value="0.0158294806811787" calcext:value-type="float">
            <text:p>0.016</text:p>
          </table:table-cell>
          <table:table-cell table:style-name="ce46" office:value-type="float" office:value="0.0510303979336603" calcext:value-type="float">
            <text:p>0.051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158294806811787" calcext:value-type="float">
            <text:p>0.016</text:p>
          </table:table-cell>
          <table:table-cell table:style-name="ce46" office:value-type="float" office:value="0.0510303979336603" calcext:value-type="float">
            <text:p>0.051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158294806811787" calcext:value-type="float">
            <text:p>0.016</text:p>
          </table:table-cell>
          <table:table-cell table:style-name="ce46" office:value-type="float" office:value="0.0510303979336603" calcext:value-type="float">
            <text:p>0.051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158294806811787" calcext:value-type="float">
            <text:p>0.016</text:p>
          </table:table-cell>
          <table:table-cell table:style-name="ce46" office:value-type="float" office:value="0.0510303979336603" calcext:value-type="float">
            <text:p>0.051</text:p>
          </table:table-cell>
          <table:table-cell table:number-columns-repeated="3" table:style-name="ce46" office:value-type="float" office:value="0.01" calcext:value-type="float">
            <text:p>0.010</text:p>
          </table:table-cell>
          <table:table-cell table:style-name="ce46" office:value-type="float" office:value="0.017987188991475" calcext:value-type="float">
            <text:p>0.018</text:p>
          </table:table-cell>
          <table:table-cell table:number-columns-repeated="2" table:style-name="ce46" office:value-type="float" office:value="0.01" calcext:value-type="float">
            <text:p>0.010</text:p>
          </table:table-cell>
          <table:table-cell table:style-name="ce46" office:value-type="float" office:value="0.017987188991475" calcext:value-type="float">
            <text:p>0.018</text:p>
          </table:table-cell>
          <table:table-cell table:number-columns-repeated="2" table:style-name="ce46" office:value-type="float" office:value="0.01" calcext:value-type="float">
            <text:p>0.010</text:p>
          </table:table-cell>
          <table:table-cell table:style-name="ce46" office:value-type="float" office:value="0.017987188991475" calcext:value-type="float">
            <text:p>0.018</text:p>
          </table:table-cell>
          <table:table-cell table:number-columns-repeated="2" table:style-name="ce46" office:value-type="float" office:value="0.01" calcext:value-type="float">
            <text:p>0.010</text:p>
          </table:table-cell>
          <table:table-cell table:style-name="ce46" office:value-type="float" office:value="0.017987188991475" calcext:value-type="float">
            <text:p>0.018</text:p>
          </table:table-cell>
          <table:table-cell table:number-columns-repeated="2" table:style-name="ce46" office:value-type="float" office:value="0.01" calcext:value-type="float">
            <text:p>0.010</text:p>
          </table:table-cell>
          <table:table-cell table:style-name="ce46" office:value-type="float" office:value="0.017987188991475" calcext:value-type="float">
            <text:p>0.018</text:p>
          </table:table-cell>
        </table:table-row>
        <table:table-row table:style-name="ro1">
          <table:table-cell table:number-columns-repeated="2" office:value-type="float" office:value="0.01" calcext:value-type="float">
            <text:p>0.010</text:p>
          </table:table-cell>
          <table:table-cell table:number-columns-repeated="2" office:value-type="float" office:value="0.0463123955377448" calcext:value-type="float">
            <text:p>0.046</text:p>
          </table:table-cell>
          <table:table-cell office:value-type="float" office:value="0.01" calcext:value-type="float">
            <text:p>0.010</text:p>
          </table:table-cell>
          <table:table-cell office:value-type="float" office:value="0.0639645932938433" calcext:value-type="float">
            <text:p>0.064</text:p>
          </table:table-cell>
          <table:table-cell office:value-type="float" office:value="0.0611411993878641" calcext:value-type="float">
            <text:p>0.061</text:p>
          </table:table-cell>
          <table:table-cell table:number-columns-repeated="3" office:value-type="float" office:value="0.0707652808615079" calcext:value-type="float">
            <text:p>0.071</text:p>
          </table:table-cell>
          <table:table-cell office:value-type="float" office:value="0.049999186212773" calcext:value-type="float">
            <text:p>0.050</text:p>
          </table:table-cell>
          <table:table-cell office:value-type="float" office:value="0.0707652808615079" calcext:value-type="float">
            <text:p>0.071</text:p>
          </table:table-cell>
          <table:table-cell office:value-type="float" office:value="0.01" calcext:value-type="float">
            <text:p>0.010</text:p>
          </table:table-cell>
          <table:table-cell office:value-type="float" office:value="0.0775295273521085" calcext:value-type="float">
            <text:p>0.078</text:p>
          </table:table-cell>
          <table:table-cell office:value-type="float" office:value="0.01" calcext:value-type="float">
            <text:p>0.010</text:p>
          </table:table-cell>
          <table:table-cell office:value-type="float" office:value="0.0775295273521085" calcext:value-type="float">
            <text:p>0.078</text:p>
          </table:table-cell>
          <table:table-cell office:value-type="float" office:value="0.0368321834094766" calcext:value-type="float">
            <text:p>0.037</text:p>
          </table:table-cell>
          <table:table-cell office:value-type="float" office:value="0.0472698882593218" calcext:value-type="float">
            <text:p>0.047</text:p>
          </table:table-cell>
          <table:table-cell office:value-type="float" office:value="0.0368321834094766" calcext:value-type="float">
            <text:p>0.037</text:p>
          </table:table-cell>
          <table:table-cell office:value-type="float" office:value="0.0472698882593218" calcext:value-type="float">
            <text:p>0.047</text:p>
          </table:table-cell>
          <table:table-cell office:value-type="float" office:value="0.0368321834094766" calcext:value-type="float">
            <text:p>0.037</text:p>
          </table:table-cell>
          <table:table-cell office:value-type="float" office:value="0.0472698882593218" calcext:value-type="float">
            <text:p>0.047</text:p>
          </table:table-cell>
          <table:table-cell office:value-type="float" office:value="0.0417010394267991" calcext:value-type="float">
            <text:p>0.042</text:p>
          </table:table-cell>
          <table:table-cell office:value-type="float" office:value="0.01" calcext:value-type="float">
            <text:p>0.010</text:p>
          </table:table-cell>
          <table:table-cell office:value-type="float" office:value="0.0417010394267991" calcext:value-type="float">
            <text:p>0.042</text:p>
          </table:table-cell>
          <table:table-cell office:value-type="float" office:value="0.01" calcext:value-type="float">
            <text:p>0.010</text:p>
          </table:table-cell>
          <table:table-cell office:value-type="float" office:value="0.0417010394267991" calcext:value-type="float">
            <text:p>0.042</text:p>
          </table:table-cell>
          <table:table-cell office:value-type="float" office:value="0.01" calcext:value-type="float">
            <text:p>0.010</text:p>
          </table:table-cell>
          <table:table-cell office:value-type="float" office:value="0.0417010394267991" calcext:value-type="float">
            <text:p>0.042</text:p>
          </table:table-cell>
          <table:table-cell office:value-type="float" office:value="0.01" calcext:value-type="float">
            <text:p>0.010</text:p>
          </table:table-cell>
          <table:table-cell table:style-name="ce46" office:value-type="float" office:value="0.047871468169123" calcext:value-type="float">
            <text:p>0.048</text:p>
          </table:table-cell>
          <table:table-cell table:style-name="ce46" office:value-type="float" office:value="0.0417010394267991" calcext:value-type="float">
            <text:p>0.042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47871468169123" calcext:value-type="float">
            <text:p>0.048</text:p>
          </table:table-cell>
          <table:table-cell table:style-name="ce46" office:value-type="float" office:value="0.0417010394267991" calcext:value-type="float">
            <text:p>0.042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47871468169123" calcext:value-type="float">
            <text:p>0.048</text:p>
          </table:table-cell>
          <table:table-cell table:style-name="ce46" office:value-type="float" office:value="0.0417010394267991" calcext:value-type="float">
            <text:p>0.042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323825351210451" calcext:value-type="float">
            <text:p>0.032</text:p>
          </table:table-cell>
          <table:table-cell table:style-name="ce46" office:value-type="float" office:value="0.0545486713124838" calcext:value-type="float">
            <text:p>0.055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960950560847627" calcext:value-type="float">
            <text:p>0.096</text:p>
          </table:table-cell>
          <table:table-cell table:style-name="ce46" office:value-type="float" office:value="0.124521052959276" calcext:value-type="float">
            <text:p>0.125</text:p>
          </table:table-cell>
          <table:table-cell table:style-name="ce46" office:value-type="float" office:value="0.0924929584058876" calcext:value-type="float">
            <text:p>0.092</text:p>
          </table:table-cell>
          <table:table-cell table:style-name="ce46" office:value-type="float" office:value="0.0291937607259471" calcext:value-type="float">
            <text:p>0.029</text:p>
          </table:table-cell>
          <table:table-cell table:style-name="ce46" office:value-type="float" office:value="0.134792466432803" calcext:value-type="float">
            <text:p>0.135</text:p>
          </table:table-cell>
          <table:table-cell table:style-name="ce46" office:value-type="float" office:value="0.175202186561262" calcext:value-type="float">
            <text:p>0.175</text:p>
          </table:table-cell>
          <table:table-cell table:style-name="ce46" office:value-type="float" office:value="0.0291937607259471" calcext:value-type="float">
            <text:p>0.029</text:p>
          </table:table-cell>
          <table:table-cell table:style-name="ce46" office:value-type="float" office:value="0.134792466432803" calcext:value-type="float">
            <text:p>0.135</text:p>
          </table:table-cell>
          <table:table-cell table:style-name="ce46" office:value-type="float" office:value="0.175202186561262" calcext:value-type="float">
            <text:p>0.175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959608865546237" calcext:value-type="float">
            <text:p>0.096</text:p>
          </table:table-cell>
          <table:table-cell table:style-name="ce46" office:value-type="float" office:value="0.174513412170577" calcext:value-type="float">
            <text:p>0.175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959608865546237" calcext:value-type="float">
            <text:p>0.096</text:p>
          </table:table-cell>
          <table:table-cell table:style-name="ce46" office:value-type="float" office:value="0.174513412170577" calcext:value-type="float">
            <text:p>0.175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959608865546237" calcext:value-type="float">
            <text:p>0.096</text:p>
          </table:table-cell>
          <table:table-cell table:style-name="ce46" office:value-type="float" office:value="0.174513412170577" calcext:value-type="float">
            <text:p>0.175</text:p>
          </table:table-cell>
        </table:table-row>
        <table:table-row table:style-name="ro1">
          <table:table-cell office:value-type="float" office:value="0.0744614475360895" calcext:value-type="float">
            <text:p>0.074</text:p>
          </table:table-cell>
          <table:table-cell table:number-columns-repeated="2" office:value-type="float" office:value="0.128363749677059" calcext:value-type="float">
            <text:p>0.128</text:p>
          </table:table-cell>
          <table:table-cell office:value-type="float" office:value="0.0568792795032149" calcext:value-type="float">
            <text:p>0.057</text:p>
          </table:table-cell>
          <table:table-cell office:value-type="float" office:value="0.116054158322248" calcext:value-type="float">
            <text:p>0.116</text:p>
          </table:table-cell>
          <table:table-cell office:value-type="float" office:value="0.0945340687635765" calcext:value-type="float">
            <text:p>0.095</text:p>
          </table:table-cell>
          <table:table-cell office:value-type="float" office:value="0.0650753729621969" calcext:value-type="float">
            <text:p>0.065</text:p>
          </table:table-cell>
          <table:table-cell table:number-columns-repeated="3" office:value-type="float" office:value="0.0704069980236433" calcext:value-type="float">
            <text:p>0.070</text:p>
          </table:table-cell>
          <table:table-cell office:value-type="float" office:value="0.0426929517216003" calcext:value-type="float">
            <text:p>0.043</text:p>
          </table:table-cell>
          <table:table-cell office:value-type="float" office:value="0.0514321431905687" calcext:value-type="float">
            <text:p>0.051</text:p>
          </table:table-cell>
          <table:table-cell office:value-type="float" office:value="0.0288562041722215" calcext:value-type="float">
            <text:p>0.029</text:p>
          </table:table-cell>
          <table:table-cell office:value-type="float" office:value="0.0228894941297427" calcext:value-type="float">
            <text:p>0.023</text:p>
          </table:table-cell>
          <table:table-cell office:value-type="float" office:value="0.0288562041722215" calcext:value-type="float">
            <text:p>0.029</text:p>
          </table:table-cell>
          <table:table-cell office:value-type="float" office:value="0.0228894941297427" calcext:value-type="float">
            <text:p>0.023</text:p>
          </table:table-cell>
          <table:table-cell office:value-type="float" office:value="0.0377397089017609" calcext:value-type="float">
            <text:p>0.038</text:p>
          </table:table-cell>
          <table:table-cell office:value-type="float" office:value="0.01" calcext:value-type="float">
            <text:p>0.010</text:p>
          </table:table-cell>
          <table:table-cell office:value-type="float" office:value="0.0377397089017609" calcext:value-type="float">
            <text:p>0.038</text:p>
          </table:table-cell>
          <table:table-cell office:value-type="float" office:value="0.01" calcext:value-type="float">
            <text:p>0.010</text:p>
          </table:table-cell>
          <table:table-cell office:value-type="float" office:value="0.0377397089017609" calcext:value-type="float">
            <text:p>0.038</text:p>
          </table:table-cell>
          <table:table-cell table:number-columns-repeated="9" office:value-type="float" office:value="0.01" calcext:value-type="float">
            <text:p>0.010</text:p>
          </table:table-cell>
          <table:table-cell table:style-name="ce46" office:value-type="float" office:value="0.123413785147232" calcext:value-type="float">
            <text:p>0.123</text:p>
          </table:table-cell>
          <table:table-cell table:number-columns-repeated="2" table:style-name="ce46" office:value-type="float" office:value="0.01" calcext:value-type="float">
            <text:p>0.010</text:p>
          </table:table-cell>
          <table:table-cell table:style-name="ce46" office:value-type="float" office:value="0.100292206221187" calcext:value-type="float">
            <text:p>0.100</text:p>
          </table:table-cell>
          <table:table-cell table:style-name="ce46" office:value-type="float" office:value="0.0401234097900091" calcext:value-type="float">
            <text:p>0.040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100292206221187" calcext:value-type="float">
            <text:p>0.100</text:p>
          </table:table-cell>
          <table:table-cell table:style-name="ce46" office:value-type="float" office:value="0.0401234097900091" calcext:value-type="float">
            <text:p>0.040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100292206221187" calcext:value-type="float">
            <text:p>0.100</text:p>
          </table:table-cell>
          <table:table-cell table:style-name="ce46" office:value-type="float" office:value="0.0401234097900091" calcext:value-type="float">
            <text:p>0.040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100292206221187" calcext:value-type="float">
            <text:p>0.100</text:p>
          </table:table-cell>
          <table:table-cell table:style-name="ce46" office:value-type="float" office:value="0.0401234097900091" calcext:value-type="float">
            <text:p>0.040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107951524124785" calcext:value-type="float">
            <text:p>0.108</text:p>
          </table:table-cell>
          <table:table-cell table:number-columns-repeated="2" table:style-name="ce46" office:value-type="float" office:value="0.01" calcext:value-type="float">
            <text:p>0.010</text:p>
          </table:table-cell>
          <table:table-cell table:style-name="ce46" office:value-type="float" office:value="0.107951524124785" calcext:value-type="float">
            <text:p>0.108</text:p>
          </table:table-cell>
          <table:table-cell table:number-columns-repeated="2" table:style-name="ce46" office:value-type="float" office:value="0.01" calcext:value-type="float">
            <text:p>0.010</text:p>
          </table:table-cell>
          <table:table-cell table:style-name="ce46" office:value-type="float" office:value="0.107951524124785" calcext:value-type="float">
            <text:p>0.108</text:p>
          </table:table-cell>
          <table:table-cell table:number-columns-repeated="2" table:style-name="ce46" office:value-type="float" office:value="0.01" calcext:value-type="float">
            <text:p>0.010</text:p>
          </table:table-cell>
          <table:table-cell table:style-name="ce46" office:value-type="float" office:value="0.107951524124785" calcext:value-type="float">
            <text:p>0.108</text:p>
          </table:table-cell>
          <table:table-cell table:number-columns-repeated="5" table:style-name="ce46" office:value-type="float" office:value="0.01" calcext:value-type="float">
            <text:p>0.010</text:p>
          </table:table-cell>
        </table:table-row>
        <table:table-row table:style-name="ro1">
          <table:table-cell table:number-columns-repeated="3" office:value-type="float" office:value="0.160020093363656" calcext:value-type="float">
            <text:p>0.160</text:p>
          </table:table-cell>
          <table:table-cell office:value-type="float" office:value="0.0989994340425942" calcext:value-type="float">
            <text:p>0.099</text:p>
          </table:table-cell>
          <table:table-cell table:number-columns-repeated="2" office:value-type="float" office:value="0.175156331735536" calcext:value-type="float">
            <text:p>0.175</text:p>
          </table:table-cell>
          <table:table-cell office:value-type="float" office:value="0.144267480280424" calcext:value-type="float">
            <text:p>0.144</text:p>
          </table:table-cell>
          <table:table-cell table:number-columns-repeated="2" office:value-type="float" office:value="0.119806440411638" calcext:value-type="float">
            <text:p>0.120</text:p>
          </table:table-cell>
          <table:table-cell office:value-type="float" office:value="0.0723907897796917" calcext:value-type="float">
            <text:p>0.072</text:p>
          </table:table-cell>
          <table:table-cell office:value-type="float" office:value="0.0841881718624736" calcext:value-type="float">
            <text:p>0.084</text:p>
          </table:table-cell>
          <table:table-cell office:value-type="float" office:value="0.0930383451576288" calcext:value-type="float">
            <text:p>0.093</text:p>
          </table:table-cell>
          <table:table-cell office:value-type="float" office:value="0.0426785130989687" calcext:value-type="float">
            <text:p>0.043</text:p>
          </table:table-cell>
          <table:table-cell office:value-type="float" office:value="0.142418473045415" calcext:value-type="float">
            <text:p>0.142</text:p>
          </table:table-cell>
          <table:table-cell office:value-type="float" office:value="0.0426785130989687" calcext:value-type="float">
            <text:p>0.043</text:p>
          </table:table-cell>
          <table:table-cell office:value-type="float" office:value="0.142418473045415" calcext:value-type="float">
            <text:p>0.142</text:p>
          </table:table-cell>
          <table:table-cell office:value-type="float" office:value="0.01" calcext:value-type="float">
            <text:p>0.010</text:p>
          </table:table-cell>
          <table:table-cell office:value-type="float" office:value="0.110953101158992" calcext:value-type="float">
            <text:p>0.111</text:p>
          </table:table-cell>
          <table:table-cell office:value-type="float" office:value="0.01" calcext:value-type="float">
            <text:p>0.010</text:p>
          </table:table-cell>
          <table:table-cell office:value-type="float" office:value="0.110953101158992" calcext:value-type="float">
            <text:p>0.111</text:p>
          </table:table-cell>
          <table:table-cell office:value-type="float" office:value="0.01" calcext:value-type="float">
            <text:p>0.010</text:p>
          </table:table-cell>
          <table:table-cell office:value-type="float" office:value="0.110953101158992" calcext:value-type="float">
            <text:p>0.111</text:p>
          </table:table-cell>
          <table:table-cell office:value-type="float" office:value="0.01" calcext:value-type="float">
            <text:p>0.010</text:p>
          </table:table-cell>
          <table:table-cell office:value-type="float" office:value="0.110953101158992" calcext:value-type="float">
            <text:p>0.111</text:p>
          </table:table-cell>
          <table:table-cell office:value-type="float" office:value="0.01" calcext:value-type="float">
            <text:p>0.010</text:p>
          </table:table-cell>
          <table:table-cell office:value-type="float" office:value="0.0152974766113683" calcext:value-type="float">
            <text:p>0.015</text:p>
          </table:table-cell>
          <table:table-cell office:value-type="float" office:value="0.01" calcext:value-type="float">
            <text:p>0.010</text:p>
          </table:table-cell>
          <table:table-cell office:value-type="float" office:value="0.0152974766113683" calcext:value-type="float">
            <text:p>0.015</text:p>
          </table:table-cell>
          <table:table-cell office:value-type="float" office:value="0.01" calcext:value-type="float">
            <text:p>0.010</text:p>
          </table:table-cell>
          <table:table-cell office:value-type="float" office:value="0.0152974766113683" calcext:value-type="float">
            <text:p>0.015</text:p>
          </table:table-cell>
          <table:table-cell table:style-name="ce46" office:value-type="float" office:value="0.140875064833931" calcext:value-type="float">
            <text:p>0.141</text:p>
          </table:table-cell>
          <table:table-cell table:number-columns-repeated="2" table:style-name="ce46" office:value-type="float" office:value="0.01" calcext:value-type="float">
            <text:p>0.010</text:p>
          </table:table-cell>
          <table:table-cell table:style-name="ce46" office:value-type="float" office:value="0.0913987189005123" calcext:value-type="float">
            <text:p>0.091</text:p>
          </table:table-cell>
          <table:table-cell table:style-name="ce46" office:value-type="float" office:value="0.014343753000293" calcext:value-type="float">
            <text:p>0.014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913987189005123" calcext:value-type="float">
            <text:p>0.091</text:p>
          </table:table-cell>
          <table:table-cell table:style-name="ce46" office:value-type="float" office:value="0.014343753000293" calcext:value-type="float">
            <text:p>0.014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400513283536048" calcext:value-type="float">
            <text:p>0.040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262388709332056" calcext:value-type="float">
            <text:p>0.026</text:p>
          </table:table-cell>
          <table:table-cell table:style-name="ce46" office:value-type="float" office:value="0.0306333249438598" calcext:value-type="float">
            <text:p>0.031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175276295844641" calcext:value-type="float">
            <text:p>0.018</text:p>
          </table:table-cell>
          <table:table-cell table:style-name="ce46" office:value-type="float" office:value="0.0306333249438598" calcext:value-type="float">
            <text:p>0.031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175276295844641" calcext:value-type="float">
            <text:p>0.018</text:p>
          </table:table-cell>
          <table:table-cell table:style-name="ce46" office:value-type="float" office:value="0.0306333249438598" calcext:value-type="float">
            <text:p>0.031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175276295844641" calcext:value-type="float">
            <text:p>0.018</text:p>
          </table:table-cell>
          <table:table-cell table:style-name="ce46" office:value-type="float" office:value="0.0306333249438598" calcext:value-type="float">
            <text:p>0.031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175276295844641" calcext:value-type="float">
            <text:p>0.018</text:p>
          </table:table-cell>
          <table:table-cell table:style-name="ce46" office:value-type="float" office:value="0.0306333249438598" calcext:value-type="float">
            <text:p>0.031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0175276295844641" calcext:value-type="float">
            <text:p>0.018</text:p>
          </table:table-cell>
          <table:table-cell table:number-columns-repeated="3" table:style-name="ce46" office:value-type="float" office:value="0.01" calcext:value-type="float">
            <text:p>0.010</text:p>
          </table:table-cell>
        </table:table-row>
        <table:table-row table:style-name="ro1">
          <table:table-cell table:number-columns-repeated="2" office:value-type="float" office:value="0.102797552944567" calcext:value-type="float">
            <text:p>0.103</text:p>
          </table:table-cell>
          <table:table-cell office:value-type="float" office:value="0.038136177207407" calcext:value-type="float">
            <text:p>0.038</text:p>
          </table:table-cell>
          <table:table-cell office:value-type="float" office:value="0.01" calcext:value-type="float">
            <text:p>0.010</text:p>
          </table:table-cell>
          <table:table-cell office:value-type="float" office:value="0.0138319048570919" calcext:value-type="float">
            <text:p>0.014</text:p>
          </table:table-cell>
          <table:table-cell table:number-columns-repeated="5" office:value-type="float" office:value="0.01" calcext:value-type="float">
            <text:p>0.010</text:p>
          </table:table-cell>
          <table:table-cell office:value-type="float" office:value="0.123483358346466" calcext:value-type="float">
            <text:p>0.123</text:p>
          </table:table-cell>
          <table:table-cell office:value-type="float" office:value="0.01" calcext:value-type="float">
            <text:p>0.010</text:p>
          </table:table-cell>
          <table:table-cell office:value-type="float" office:value="0.123483358346466" calcext:value-type="float">
            <text:p>0.123</text:p>
          </table:table-cell>
          <table:table-cell office:value-type="float" office:value="0.01" calcext:value-type="float">
            <text:p>0.010</text:p>
          </table:table-cell>
          <table:table-cell office:value-type="float" office:value="0.123483358346466" calcext:value-type="float">
            <text:p>0.123</text:p>
          </table:table-cell>
          <table:table-cell office:value-type="float" office:value="0.01" calcext:value-type="float">
            <text:p>0.010</text:p>
          </table:table-cell>
          <table:table-cell office:value-type="float" office:value="0.10967030283975" calcext:value-type="float">
            <text:p>0.110</text:p>
          </table:table-cell>
          <table:table-cell office:value-type="float" office:value="0.01" calcext:value-type="float">
            <text:p>0.010</text:p>
          </table:table-cell>
          <table:table-cell office:value-type="float" office:value="0.10967030283975" calcext:value-type="float">
            <text:p>0.110</text:p>
          </table:table-cell>
          <table:table-cell office:value-type="float" office:value="0.01" calcext:value-type="float">
            <text:p>0.010</text:p>
          </table:table-cell>
          <table:table-cell office:value-type="float" office:value="0.17419981655845" calcext:value-type="float">
            <text:p>0.174</text:p>
          </table:table-cell>
          <table:table-cell office:value-type="float" office:value="0.01" calcext:value-type="float">
            <text:p>0.010</text:p>
          </table:table-cell>
          <table:table-cell office:value-type="float" office:value="0.20112196462805" calcext:value-type="float">
            <text:p>0.201</text:p>
          </table:table-cell>
          <table:table-cell office:value-type="float" office:value="0.0630873991365959" calcext:value-type="float">
            <text:p>0.063</text:p>
          </table:table-cell>
          <table:table-cell office:value-type="float" office:value="0.20112196462805" calcext:value-type="float">
            <text:p>0.201</text:p>
          </table:table-cell>
          <table:table-cell office:value-type="float" office:value="0.0630873991365959" calcext:value-type="float">
            <text:p>0.063</text:p>
          </table:table-cell>
          <table:table-cell office:value-type="float" office:value="0.201005063358898" calcext:value-type="float">
            <text:p>0.201</text:p>
          </table:table-cell>
          <table:table-cell office:value-type="float" office:value="0.01" calcext:value-type="float">
            <text:p>0.010</text:p>
          </table:table-cell>
          <table:table-cell office:value-type="float" office:value="0.231530637385932" calcext:value-type="float">
            <text:p>0.232</text:p>
          </table:table-cell>
          <table:table-cell office:value-type="float" office:value="0.01" calcext:value-type="float">
            <text:p>0.010</text:p>
          </table:table-cell>
          <table:table-cell table:style-name="ce46" office:value-type="float" office:value="0.118986155262445" calcext:value-type="float">
            <text:p>0.119</text:p>
          </table:table-cell>
          <table:table-cell table:style-name="ce46" office:value-type="float" office:value="0.231530637385932" calcext:value-type="float">
            <text:p>0.232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118986155262445" calcext:value-type="float">
            <text:p>0.119</text:p>
          </table:table-cell>
          <table:table-cell table:style-name="ce46" office:value-type="float" office:value="0.231530637385932" calcext:value-type="float">
            <text:p>0.232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104593963971105" calcext:value-type="float">
            <text:p>0.105</text:p>
          </table:table-cell>
          <table:table-cell table:style-name="ce46" office:value-type="float" office:value="0.219134062406017" calcext:value-type="float">
            <text:p>0.219</text:p>
          </table:table-cell>
          <table:table-cell table:style-name="ce46" office:value-type="float" office:value="0.106183077714523" calcext:value-type="float">
            <text:p>0.106</text:p>
          </table:table-cell>
          <table:table-cell table:style-name="ce46" office:value-type="float" office:value="0.104593963971105" calcext:value-type="float">
            <text:p>0.105</text:p>
          </table:table-cell>
          <table:table-cell table:style-name="ce46" office:value-type="float" office:value="0.219134062406017" calcext:value-type="float">
            <text:p>0.219</text:p>
          </table:table-cell>
          <table:table-cell table:style-name="ce46" office:value-type="float" office:value="0.106183077714523" calcext:value-type="float">
            <text:p>0.106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15612062673227" calcext:value-type="float">
            <text:p>0.156</text:p>
          </table:table-cell>
          <table:table-cell table:style-name="ce46" office:value-type="float" office:value="0.0934551303439431" calcext:value-type="float">
            <text:p>0.093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15612062673227" calcext:value-type="float">
            <text:p>0.156</text:p>
          </table:table-cell>
          <table:table-cell table:style-name="ce46" office:value-type="float" office:value="0.0934551303439431" calcext:value-type="float">
            <text:p>0.093</text:p>
          </table:table-cell>
          <table:table-cell table:style-name="ce46" office:value-type="float" office:value="0.01" calcext:value-type="float">
            <text:p>0.010</text:p>
          </table:table-cell>
          <table:table-cell table:style-name="ce46" office:value-type="float" office:value="0.15612062673227" calcext:value-type="float">
            <text:p>0.156</text:p>
          </table:table-cell>
          <table:table-cell table:style-name="ce46" office:value-type="float" office:value="0.0934551303439431" calcext:value-type="float">
            <text:p>0.093</text:p>
          </table:table-cell>
          <table:table-cell table:style-name="ce46" office:value-type="float" office:value="0.0287298425600821" calcext:value-type="float">
            <text:p>0.029</text:p>
          </table:table-cell>
          <table:table-cell table:style-name="ce46" office:value-type="float" office:value="0.208300794194608" calcext:value-type="float">
            <text:p>0.208</text:p>
          </table:table-cell>
          <table:table-cell table:style-name="ce46" office:value-type="float" office:value="0.103729895697764" calcext:value-type="float">
            <text:p>0.104</text:p>
          </table:table-cell>
          <table:table-cell table:style-name="ce46" office:value-type="float" office:value="0.0287298425600821" calcext:value-type="float">
            <text:p>0.029</text:p>
          </table:table-cell>
          <table:table-cell table:style-name="ce46" office:value-type="float" office:value="0.208300794194608" calcext:value-type="float">
            <text:p>0.208</text:p>
          </table:table-cell>
          <table:table-cell table:style-name="ce46" office:value-type="float" office:value="0.103729895697764" calcext:value-type="float">
            <text:p>0.104</text:p>
          </table:table-cell>
          <table:table-cell table:style-name="ce46" office:value-type="float" office:value="0.0287298425600821" calcext:value-type="float">
            <text:p>0.029</text:p>
          </table:table-cell>
          <table:table-cell table:style-name="ce46" office:value-type="float" office:value="0.208300794194608" calcext:value-type="float">
            <text:p>0.208</text:p>
          </table:table-cell>
          <table:table-cell table:style-name="ce46" office:value-type="float" office:value="0.103729895697764" calcext:value-type="float">
            <text:p>0.104</text:p>
          </table:table-cell>
        </table:table-row>
        <table:table-row table:style-name="ro1">
          <table:table-cell table:style-name="ce48" table:formula="of:=AVERAGE([.A252:.A261])" office:value-type="float" office:value="0.0880341154202259" calcext:value-type="float">
            <text:p>0.088</text:p>
          </table:table-cell>
          <table:table-cell table:style-name="ce48" table:formula="of:=AVERAGE([.B252:.B261])" office:value-type="float" office:value="0.0933389319868931" calcext:value-type="float">
            <text:p>0.093</text:p>
          </table:table-cell>
          <table:table-cell table:style-name="ce48" table:formula="of:=AVERAGE([.C252:.C261])" office:value-type="float" office:value="0.0969059382939785" calcext:value-type="float">
            <text:p>0.097</text:p>
          </table:table-cell>
          <table:table-cell table:style-name="ce48" table:formula="of:=AVERAGE([.D252:.D261])" office:value-type="float" office:value="0.0744633967746368" calcext:value-type="float">
            <text:p>0.074</text:p>
          </table:table-cell>
          <table:table-cell table:style-name="ce48" table:formula="of:=AVERAGE([.E252:.E261])" office:value-type="float" office:value="0.0805069246805219" calcext:value-type="float">
            <text:p>0.081</text:p>
          </table:table-cell>
          <table:table-cell table:style-name="ce48" table:formula="of:=AVERAGE([.F252:.F261])" office:value-type="float" office:value="0.084268067171638" calcext:value-type="float">
            <text:p>0.084</text:p>
          </table:table-cell>
          <table:table-cell table:style-name="ce48" table:formula="of:=AVERAGE([.G252:.G261])" office:value-type="float" office:value="0.0672616898804315" calcext:value-type="float">
            <text:p>0.067</text:p>
          </table:table-cell>
          <table:table-cell table:style-name="ce48" table:formula="of:=AVERAGE([.H252:.H261])" office:value-type="float" office:value="0.0571572716004739" calcext:value-type="float">
            <text:p>0.057</text:p>
          </table:table-cell>
          <table:table-cell table:style-name="ce48" table:formula="of:=AVERAGE([.I252:.I261])" office:value-type="float" office:value="0.0646259468703971" calcext:value-type="float">
            <text:p>0.065</text:p>
          </table:table-cell>
          <table:table-cell table:style-name="ce48" table:formula="of:=AVERAGE([.J252:.J261])" office:value-type="float" office:value="0.0608660873510456" calcext:value-type="float">
            <text:p>0.061</text:p>
          </table:table-cell>
          <table:table-cell table:style-name="ce48" table:formula="of:=AVERAGE([.K252:.K261])" office:value-type="float" office:value="0.0581605286220548" calcext:value-type="float">
            <text:p>0.058</text:p>
          </table:table-cell>
          <table:table-cell table:style-name="ce48" table:formula="of:=AVERAGE([.L252:.L261])" office:value-type="float" office:value="0.0586651136741879" calcext:value-type="float">
            <text:p>0.059</text:p>
          </table:table-cell>
          <table:table-cell table:style-name="ce48" table:formula="of:=AVERAGE([.M252:.M261])" office:value-type="float" office:value="0.0425500111092959" calcext:value-type="float">
            <text:p>0.043</text:p>
          </table:table-cell>
          <table:table-cell table:style-name="ce48" table:formula="of:=AVERAGE([.N252:.N261])" office:value-type="float" office:value="0.0639458950809318" calcext:value-type="float">
            <text:p>0.064</text:p>
          </table:table-cell>
          <table:table-cell table:style-name="ce48" table:formula="of:=AVERAGE([.O252:.O261])" office:value-type="float" office:value="0.0458924347113288" calcext:value-type="float">
            <text:p>0.046</text:p>
          </table:table-cell>
          <table:table-cell table:style-name="ce48" table:formula="of:=AVERAGE([.P252:.P261])" office:value-type="float" office:value="0.0745367059765918" calcext:value-type="float">
            <text:p>0.075</text:p>
          </table:table-cell>
          <table:table-cell table:style-name="ce48" table:formula="of:=AVERAGE([.Q252:.Q261])" office:value-type="float" office:value="0.0362718978467747" calcext:value-type="float">
            <text:p>0.036</text:p>
          </table:table-cell>
          <table:table-cell table:style-name="ce48" table:formula="of:=AVERAGE([.R252:.R261])" office:value-type="float" office:value="0.0636518407737115" calcext:value-type="float">
            <text:p>0.064</text:p>
          </table:table-cell>
          <table:table-cell table:style-name="ce48" table:formula="of:=AVERAGE([.S252:.S261])" office:value-type="float" office:value="0.0424769372132557" calcext:value-type="float">
            <text:p>0.042</text:p>
          </table:table-cell>
          <table:table-cell table:style-name="ce48" table:formula="of:=AVERAGE([.T252:.T261])" office:value-type="float" office:value="0.0584182242143249" calcext:value-type="float">
            <text:p>0.058</text:p>
          </table:table-cell>
          <table:table-cell table:style-name="ce48" table:formula="of:=AVERAGE([.U252:.U261])" office:value-type="float" office:value="0.0342406522422139" calcext:value-type="float">
            <text:p>0.034</text:p>
          </table:table-cell>
          <table:table-cell table:style-name="ce48" table:formula="of:=AVERAGE([.V252:.V261])" office:value-type="float" office:value="0.0577207222526088" calcext:value-type="float">
            <text:p>0.058</text:p>
          </table:table-cell>
          <table:table-cell table:style-name="ce48" table:formula="of:=AVERAGE([.W252:.W261])" office:value-type="float" office:value="0.0368880984994595" calcext:value-type="float">
            <text:p>0.037</text:p>
          </table:table-cell>
          <table:table-cell table:style-name="ce48" table:formula="of:=AVERAGE([.X252:.X261])" office:value-type="float" office:value="0.0561687643670088" calcext:value-type="float">
            <text:p>0.056</text:p>
          </table:table-cell>
          <table:table-cell table:style-name="ce48" table:formula="of:=AVERAGE([.Y252:.Y261])" office:value-type="float" office:value="0.0368880984994595" calcext:value-type="float">
            <text:p>0.037</text:p>
          </table:table-cell>
          <table:table-cell table:style-name="ce48" table:formula="of:=AVERAGE([.Z252:.Z261])" office:value-type="float" office:value="0.0432682260964828" calcext:value-type="float">
            <text:p>0.043</text:p>
          </table:table-cell>
          <table:table-cell table:style-name="ce48" table:formula="of:=AVERAGE([.AA252:.AA261])" office:value-type="float" office:value="0.0368764083725444" calcext:value-type="float">
            <text:p>0.037</text:p>
          </table:table-cell>
          <table:table-cell table:style-name="ce48" table:formula="of:=AVERAGE([.AB252:.AB261])" office:value-type="float" office:value="0.0379594861828232" calcext:value-type="float">
            <text:p>0.038</text:p>
          </table:table-cell>
          <table:table-cell table:style-name="ce48" table:formula="of:=AVERAGE([.AC252:.AC261])" office:value-type="float" office:value="0.0399289657752478" calcext:value-type="float">
            <text:p>0.040</text:p>
          </table:table-cell>
          <table:table-cell table:style-name="ce48" table:formula="of:=AVERAGE([.AD252:.AD261])" office:value-type="float" office:value="0.0379594861828232" calcext:value-type="float">
            <text:p>0.038</text:p>
          </table:table-cell>
          <table:table-cell table:style-name="ce48" table:formula="of:=AVERAGE([.AE252:.AE261])" office:value-type="float" office:value="0.0866891486604168" calcext:value-type="float">
            <text:p>0.087</text:p>
          </table:table-cell>
          <table:table-cell table:style-name="ce48" table:formula="of:=AVERAGE([.AF252:.AF261])" office:value-type="float" office:value="0.0433748851053953" calcext:value-type="float">
            <text:p>0.043</text:p>
          </table:table-cell>
          <table:table-cell table:style-name="ce48" table:formula="of:=AVERAGE([.AG252:.AG261])" office:value-type="float" office:value="0.0510700998220731" calcext:value-type="float">
            <text:p>0.051</text:p>
          </table:table-cell>
          <table:table-cell table:style-name="ce48" table:formula="of:=AVERAGE([.AH252:.AH261])" office:value-type="float" office:value="0.070775471340247" calcext:value-type="float">
            <text:p>0.071</text:p>
          </table:table-cell>
          <table:table-cell table:style-name="ce48" table:formula="of:=AVERAGE([.AI252:.AI261])" office:value-type="float" office:value="0.0458303100031297" calcext:value-type="float">
            <text:p>0.046</text:p>
          </table:table-cell>
          <table:table-cell table:style-name="ce48" table:formula="of:=AVERAGE([.AJ252:.AJ261])" office:value-type="float" office:value="0.0453082705596044" calcext:value-type="float">
            <text:p>0.045</text:p>
          </table:table-cell>
          <table:table-cell table:style-name="ce48" table:formula="of:=AVERAGE([.AK252:.AK261])" office:value-type="float" office:value="0.0723518028306792" calcext:value-type="float">
            <text:p>0.072</text:p>
          </table:table-cell>
          <table:table-cell table:style-name="ce48" table:formula="of:=AVERAGE([.AL252:.AL261])" office:value-type="float" office:value="0.0445906525051382" calcext:value-type="float">
            <text:p>0.045</text:p>
          </table:table-cell>
          <table:table-cell table:style-name="ce48" table:formula="of:=AVERAGE([.AM252:.AM261])" office:value-type="float" office:value="0.0451605097148545" calcext:value-type="float">
            <text:p>0.045</text:p>
          </table:table-cell>
          <table:table-cell table:style-name="ce48" table:formula="of:=AVERAGE([.AN252:.AN261])" office:value-type="float" office:value="0.0513462475040182" calcext:value-type="float">
            <text:p>0.051</text:p>
          </table:table-cell>
          <table:table-cell table:style-name="ce48" table:formula="of:=AVERAGE([.AO252:.AO261])" office:value-type="float" office:value="0.0495457430845722" calcext:value-type="float">
            <text:p>0.050</text:p>
          </table:table-cell>
          <table:table-cell table:style-name="ce48" table:formula="of:=AVERAGE([.AP252:.AP261])" office:value-type="float" office:value="0.0480176257444154" calcext:value-type="float">
            <text:p>0.048</text:p>
          </table:table-cell>
          <table:table-cell table:style-name="ce48" table:formula="of:=AVERAGE([.AQ252:.AQ261])" office:value-type="float" office:value="0.040782560286235" calcext:value-type="float">
            <text:p>0.041</text:p>
          </table:table-cell>
          <table:table-cell table:style-name="ce48" table:formula="of:=AVERAGE([.AR252:.AR261])" office:value-type="float" office:value="0.0458436174664233" calcext:value-type="float">
            <text:p>0.046</text:p>
          </table:table-cell>
          <table:table-cell table:style-name="ce48" table:formula="of:=AVERAGE([.AS252:.AS261])" office:value-type="float" office:value="0.0576583282354075" calcext:value-type="float">
            <text:p>0.058</text:p>
          </table:table-cell>
          <table:table-cell table:style-name="ce48" table:formula="of:=AVERAGE([.AT252:.AT261])" office:value-type="float" office:value="0.0294863640247411" calcext:value-type="float">
            <text:p>0.029</text:p>
          </table:table-cell>
          <table:table-cell table:style-name="ce48" table:formula="of:=AVERAGE([.AU252:.AU261])" office:value-type="float" office:value="0.0397553780414091" calcext:value-type="float">
            <text:p>0.040</text:p>
          </table:table-cell>
          <table:table-cell table:style-name="ce48" table:formula="of:=AVERAGE([.AV252:.AV261])" office:value-type="float" office:value="0.0667279699500925" calcext:value-type="float">
            <text:p>0.067</text:p>
          </table:table-cell>
          <table:table-cell table:style-name="ce48" table:formula="of:=AVERAGE([.AW252:.AW261])" office:value-type="float" office:value="0.0301161845615916" calcext:value-type="float">
            <text:p>0.030</text:p>
          </table:table-cell>
          <table:table-cell table:style-name="ce48" table:formula="of:=AVERAGE([.AX252:.AX261])" office:value-type="float" office:value="0.0432569871907914" calcext:value-type="float">
            <text:p>0.043</text:p>
          </table:table-cell>
          <table:table-cell table:style-name="ce48" table:formula="of:=AVERAGE([.AY252:.AY261])" office:value-type="float" office:value="0.0647276692277735" calcext:value-type="float">
            <text:p>0.065</text:p>
          </table:table-cell>
          <table:table-cell table:style-name="ce48" table:formula="of:=AVERAGE([.AZ252:.AZ261])" office:value-type="float" office:value="0.0300697927450051" calcext:value-type="float">
            <text:p>0.030</text:p>
          </table:table-cell>
          <table:table-cell table:style-name="ce48" table:formula="of:=AVERAGE([.BA252:.BA261])" office:value-type="float" office:value="0.0445918459492073" calcext:value-type="float">
            <text:p>0.045</text:p>
          </table:table-cell>
          <table:table-cell table:style-name="ce48" table:formula="of:=AVERAGE([.BB252:.BB261])" office:value-type="float" office:value="0.0656862683240871" calcext:value-type="float">
            <text:p>0.066</text:p>
          </table:table-cell>
          <table:table-cell table:style-name="ce48" table:formula="of:=AVERAGE([.BC252:.BC261])" office:value-type="float" office:value="0.0281436817754317" calcext:value-type="float">
            <text:p>0.028</text:p>
          </table:table-cell>
          <table:table-cell table:style-name="ce48" table:formula="of:=AVERAGE([.BD252:.BD261])" office:value-type="float" office:value="0.0445918459492073" calcext:value-type="float">
            <text:p>0.045</text:p>
          </table:table-cell>
          <table:table-cell table:style-name="ce48" table:formula="of:=AVERAGE([.BE252:.BE261])" office:value-type="float" office:value="0.067419487299082" calcext:value-type="float">
            <text:p>0.067</text:p>
          </table:table-cell>
          <table:table-cell table:style-name="ce48" table:formula="of:=AVERAGE([.BF252:.BF261])" office:value-type="float" office:value="0.0153110662706013" calcext:value-type="float">
            <text:p>0.015</text:p>
          </table:table-cell>
          <table:table-cell table:style-name="ce48" table:formula="of:=AVERAGE([.BG252:.BG261])" office:value-type="float" office:value="0.0445918459492073" calcext:value-type="float">
            <text:p>0.045</text:p>
          </table:table-cell>
          <table:table-cell table:style-name="ce48" table:formula="of:=AVERAGE([.BH252:.BH261])" office:value-type="float" office:value="0.0731918368833408" calcext:value-type="float">
            <text:p>0.073</text:p>
          </table:table-cell>
        </table:table-row>
        <table:table-row table:style-name="ro1">
          <table:table-cell table:style-name="ce48" table:formula="of:=MEDIAN([.A252:.A261])" office:value-type="float" office:value="0.0886379042180002" calcext:value-type="float">
            <text:p>0.089</text:p>
          </table:table-cell>
          <table:table-cell table:style-name="ce48" table:formula="of:=MEDIAN([.B252:.B261])" office:value-type="float" office:value="0.0971069586638049" calcext:value-type="float">
            <text:p>0.097</text:p>
          </table:table-cell>
          <table:table-cell table:style-name="ce48" table:formula="of:=MEDIAN([.C252:.C261])" office:value-type="float" office:value="0.108788966361824" calcext:value-type="float">
            <text:p>0.109</text:p>
          </table:table-cell>
          <table:table-cell table:style-name="ce48" table:formula="of:=MEDIAN([.D252:.D261])" office:value-type="float" office:value="0.0704713588770883" calcext:value-type="float">
            <text:p>0.070</text:p>
          </table:table-cell>
          <table:table-cell table:style-name="ce48" table:formula="of:=MEDIAN([.E252:.E261])" office:value-type="float" office:value="0.0877399013170023" calcext:value-type="float">
            <text:p>0.088</text:p>
          </table:table-cell>
          <table:table-cell table:style-name="ce48" table:formula="of:=MEDIAN([.F252:.F261])" office:value-type="float" office:value="0.0929752165733096" calcext:value-type="float">
            <text:p>0.093</text:p>
          </table:table-cell>
          <table:table-cell table:style-name="ce48" table:formula="of:=MEDIAN([.G252:.G261])" office:value-type="float" office:value="0.0631082861750305" calcext:value-type="float">
            <text:p>0.063</text:p>
          </table:table-cell>
          <table:table-cell table:style-name="ce48" table:formula="of:=MEDIAN([.H252:.H261])" office:value-type="float" office:value="0.057222710893831" calcext:value-type="float">
            <text:p>0.057</text:p>
          </table:table-cell>
          <table:table-cell table:style-name="ce48" table:formula="of:=MEDIAN([.I252:.I261])" office:value-type="float" office:value="0.0513730145176944" calcext:value-type="float">
            <text:p>0.051</text:p>
          </table:table-cell>
          <table:table-cell table:style-name="ce48" table:formula="of:=MEDIAN([.J252:.J261])" office:value-type="float" office:value="0.0520447176685412" calcext:value-type="float">
            <text:p>0.052</text:p>
          </table:table-cell>
          <table:table-cell table:style-name="ce48" table:formula="of:=MEDIAN([.K252:.K261])" office:value-type="float" office:value="0.0546926277680092" calcext:value-type="float">
            <text:p>0.055</text:p>
          </table:table-cell>
          <table:table-cell table:style-name="ce48" table:formula="of:=MEDIAN([.L252:.L261])" office:value-type="float" office:value="0.0371233119749336" calcext:value-type="float">
            <text:p>0.037</text:p>
          </table:table-cell>
          <table:table-cell table:style-name="ce48" table:formula="of:=MEDIAN([.M252:.M261])" office:value-type="float" office:value="0.0213997787006804" calcext:value-type="float">
            <text:p>0.021</text:p>
          </table:table-cell>
          <table:table-cell table:style-name="ce48" table:formula="of:=MEDIAN([.N252:.N261])" office:value-type="float" office:value="0.0426128298618043" calcext:value-type="float">
            <text:p>0.043</text:p>
          </table:table-cell>
          <table:table-cell table:style-name="ce48" table:formula="of:=MEDIAN([.O252:.O261])" office:value-type="float" office:value="0.0357673586355951" calcext:value-type="float">
            <text:p>0.036</text:p>
          </table:table-cell>
          <table:table-cell table:style-name="ce48" table:formula="of:=MEDIAN([.P252:.P261])" office:value-type="float" office:value="0.0699328464729872" calcext:value-type="float">
            <text:p>0.070</text:p>
          </table:table-cell>
          <table:table-cell table:style-name="ce48" table:formula="of:=MEDIAN([.Q252:.Q261])" office:value-type="float" office:value="0.0119716766145697" calcext:value-type="float">
            <text:p>0.012</text:p>
          </table:table-cell>
          <table:table-cell table:style-name="ce48" table:formula="of:=MEDIAN([.R252:.R261])" office:value-type="float" office:value="0.0548030269265939" calcext:value-type="float">
            <text:p>0.055</text:p>
          </table:table-cell>
          <table:table-cell table:style-name="ce48" table:formula="of:=MEDIAN([.S252:.S261])" office:value-type="float" office:value="0.025387768319308" calcext:value-type="float">
            <text:p>0.025</text:p>
          </table:table-cell>
          <table:table-cell table:style-name="ce48" table:formula="of:=MEDIAN([.T252:.T261])" office:value-type="float" office:value="0.0286349441296609" calcext:value-type="float">
            <text:p>0.029</text:p>
          </table:table-cell>
          <table:table-cell table:style-name="ce48" table:formula="of:=MEDIAN([.U252:.U261])" office:value-type="float" office:value="0.0153651200702635" calcext:value-type="float">
            <text:p>0.015</text:p>
          </table:table-cell>
          <table:table-cell table:style-name="ce48" table:formula="of:=MEDIAN([.V252:.V261])" office:value-type="float" office:value="0.0286349441296609" calcext:value-type="float">
            <text:p>0.029</text:p>
          </table:table-cell>
          <table:table-cell table:style-name="ce48" table:formula="of:=MEDIAN([.W252:.W261])" office:value-type="float" office:value="0.0153651200702635" calcext:value-type="float">
            <text:p>0.015</text:p>
          </table:table-cell>
          <table:table-cell table:style-name="ce48" table:formula="of:=MEDIAN([.X252:.X261])" office:value-type="float" office:value="0.036543699568298" calcext:value-type="float">
            <text:p>0.037</text:p>
          </table:table-cell>
          <table:table-cell table:style-name="ce48" table:formula="of:=MEDIAN([.Y252:.Y261])" office:value-type="float" office:value="0.0153651200702635" calcext:value-type="float">
            <text:p>0.015</text:p>
          </table:table-cell>
          <table:table-cell table:style-name="ce48" table:formula="of:=MEDIAN([.Z252:.Z261])" office:value-type="float" office:value="0.0126487383056841" calcext:value-type="float">
            <text:p>0.013</text:p>
          </table:table-cell>
          <table:table-cell table:style-name="ce48" table:formula="of:=MEDIAN([.AA252:.AA261])" office:value-type="float" office:value="0.0153651200702635" calcext:value-type="float">
            <text:p>0.015</text:p>
          </table:table-cell>
          <table:table-cell table:style-name="ce48" table:formula="of:=MEDIAN([.AB252:.AB261])" office:value-type="float" office:value="0.01" calcext:value-type="float">
            <text:p>0.010</text:p>
          </table:table-cell>
          <table:table-cell table:style-name="ce48" table:formula="of:=MEDIAN([.AC252:.AC261])" office:value-type="float" office:value="0.0153651200702635" calcext:value-type="float">
            <text:p>0.015</text:p>
          </table:table-cell>
          <table:table-cell table:style-name="ce48" table:formula="of:=MEDIAN([.AD252:.AD261])" office:value-type="float" office:value="0.01" calcext:value-type="float">
            <text:p>0.010</text:p>
          </table:table-cell>
          <table:table-cell table:style-name="ce48" table:formula="of:=MEDIAN([.AE252:.AE261])" office:value-type="float" office:value="0.0983808919051172" calcext:value-type="float">
            <text:p>0.098</text:p>
          </table:table-cell>
          <table:table-cell table:style-name="ce48" table:formula="of:=MEDIAN([.AF252:.AF261])" office:value-type="float" office:value="0.0134847068851679" calcext:value-type="float">
            <text:p>0.013</text:p>
          </table:table-cell>
          <table:table-cell table:style-name="ce48" table:formula="of:=MEDIAN([.AG252:.AG261])" office:value-type="float" office:value="0.01" calcext:value-type="float">
            <text:p>0.010</text:p>
          </table:table-cell>
          <table:table-cell table:style-name="ce48" table:formula="of:=MEDIAN([.AH252:.AH261])" office:value-type="float" office:value="0.0773219661361682" calcext:value-type="float">
            <text:p>0.077</text:p>
          </table:table-cell>
          <table:table-cell table:style-name="ce48" table:formula="of:=MEDIAN([.AI252:.AI261])" office:value-type="float" office:value="0.0247869312473017" calcext:value-type="float">
            <text:p>0.025</text:p>
          </table:table-cell>
          <table:table-cell table:style-name="ce48" table:formula="of:=MEDIAN([.AJ252:.AJ261])" office:value-type="float" office:value="0.01" calcext:value-type="float">
            <text:p>0.010</text:p>
          </table:table-cell>
          <table:table-cell table:style-name="ce48" table:formula="of:=MEDIAN([.AK252:.AK261])" office:value-type="float" office:value="0.0792418746766659" calcext:value-type="float">
            <text:p>0.079</text:p>
          </table:table-cell>
          <table:table-cell table:style-name="ce48" table:formula="of:=MEDIAN([.AL252:.AL261])" office:value-type="float" office:value="0.0247869312473017" calcext:value-type="float">
            <text:p>0.025</text:p>
          </table:table-cell>
          <table:table-cell table:style-name="ce48" table:formula="of:=MEDIAN([.AM252:.AM261])" office:value-type="float" office:value="0.0116958426785458" calcext:value-type="float">
            <text:p>0.012</text:p>
          </table:table-cell>
          <table:table-cell table:style-name="ce48" table:formula="of:=MEDIAN([.AN252:.AN261])" office:value-type="float" office:value="0.0400148001135458" calcext:value-type="float">
            <text:p>0.040</text:p>
          </table:table-cell>
          <table:table-cell table:style-name="ce48" table:formula="of:=MEDIAN([.AO252:.AO261])" office:value-type="float" office:value="0.0363639292571383" calcext:value-type="float">
            <text:p>0.036</text:p>
          </table:table-cell>
          <table:table-cell table:style-name="ce48" table:formula="of:=MEDIAN([.AP252:.AP261])" office:value-type="float" office:value="0.0125829828630293" calcext:value-type="float">
            <text:p>0.013</text:p>
          </table:table-cell>
          <table:table-cell table:style-name="ce48" table:formula="of:=MEDIAN([.AQ252:.AQ261])" office:value-type="float" office:value="0.0232314028125193" calcext:value-type="float">
            <text:p>0.023</text:p>
          </table:table-cell>
          <table:table-cell table:style-name="ce48" table:formula="of:=MEDIAN([.AR252:.AR261])" office:value-type="float" office:value="0.0233203436245087" calcext:value-type="float">
            <text:p>0.023</text:p>
          </table:table-cell>
          <table:table-cell table:style-name="ce48" table:formula="of:=MEDIAN([.AS252:.AS261])" office:value-type="float" office:value="0.0163467976552614" calcext:value-type="float">
            <text:p>0.016</text:p>
          </table:table-cell>
          <table:table-cell table:style-name="ce48" table:formula="of:=MEDIAN([.AT252:.AT261])" office:value-type="float" office:value="0.01" calcext:value-type="float">
            <text:p>0.010</text:p>
          </table:table-cell>
          <table:table-cell table:style-name="ce48" table:formula="of:=MEDIAN([.AU252:.AU261])" office:value-type="float" office:value="0.01" calcext:value-type="float">
            <text:p>0.010</text:p>
          </table:table-cell>
          <table:table-cell table:style-name="ce48" table:formula="of:=MEDIAN([.AV252:.AV261])" office:value-type="float" office:value="0.0177574092879696" calcext:value-type="float">
            <text:p>0.018</text:p>
          </table:table-cell>
          <table:table-cell table:style-name="ce48" table:formula="of:=MEDIAN([.AW252:.AW261])" office:value-type="float" office:value="0.0131491026842522" calcext:value-type="float">
            <text:p>0.013</text:p>
          </table:table-cell>
          <table:table-cell table:style-name="ce48" table:formula="of:=MEDIAN([.AX252:.AX261])" office:value-type="float" office:value="0.01" calcext:value-type="float">
            <text:p>0.010</text:p>
          </table:table-cell>
          <table:table-cell table:style-name="ce48" table:formula="of:=MEDIAN([.AY252:.AY261])" office:value-type="float" office:value="0.0177574092879696" calcext:value-type="float">
            <text:p>0.018</text:p>
          </table:table-cell>
          <table:table-cell table:style-name="ce48" table:formula="of:=MEDIAN([.AZ252:.AZ261])" office:value-type="float" office:value="0.0131491026842522" calcext:value-type="float">
            <text:p>0.013</text:p>
          </table:table-cell>
          <table:table-cell table:style-name="ce48" table:formula="of:=MEDIAN([.BA252:.BA261])" office:value-type="float" office:value="0.01" calcext:value-type="float">
            <text:p>0.010</text:p>
          </table:table-cell>
          <table:table-cell table:style-name="ce48" table:formula="of:=MEDIAN([.BB252:.BB261])" office:value-type="float" office:value="0.0177574092879696" calcext:value-type="float">
            <text:p>0.018</text:p>
          </table:table-cell>
          <table:table-cell table:style-name="ce48" table:formula="of:=MEDIAN([.BC252:.BC261])" office:value-type="float" office:value="0.0131491026842522" calcext:value-type="float">
            <text:p>0.013</text:p>
          </table:table-cell>
          <table:table-cell table:style-name="ce48" table:formula="of:=MEDIAN([.BD252:.BD261])" office:value-type="float" office:value="0.01" calcext:value-type="float">
            <text:p>0.010</text:p>
          </table:table-cell>
          <table:table-cell table:style-name="ce48" table:formula="of:=MEDIAN([.BE252:.BE261])" office:value-type="float" office:value="0.0252426722337414" calcext:value-type="float">
            <text:p>0.025</text:p>
          </table:table-cell>
          <table:table-cell table:style-name="ce48" table:formula="of:=MEDIAN([.BF252:.BF261])" office:value-type="float" office:value="0.01" calcext:value-type="float">
            <text:p>0.010</text:p>
          </table:table-cell>
          <table:table-cell table:style-name="ce48" table:formula="of:=MEDIAN([.BG252:.BG261])" office:value-type="float" office:value="0.01" calcext:value-type="float">
            <text:p>0.010</text:p>
          </table:table-cell>
          <table:table-cell table:style-name="ce48" table:formula="of:=MEDIAN([.BH252:.BH261])" office:value-type="float" office:value="0.0538746404515301" calcext:value-type="float">
            <text:p>0.054</text:p>
          </table:table-cell>
        </table:table-row>
      </table:table>
      <table:table table:name="Fitnesses" table:style-name="ta1">
        <table:table-column table:style-name="co12" table:number-columns-repeated="20" table:default-cell-style-name="ce31"/>
        <table:table-column table:style-name="co2" table:number-columns-repeated="10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Fitness by Generation</text:p>
          </table:table-cell>
          <table:covered-table-cell table:number-columns-repeated="19" table:style-name="Default"/>
          <table:table-cell table:number-columns-repeated="10"/>
        </table:table-row>
        <table:table-row table:style-name="ro1">
          <table:table-cell table:style-name="Default" table:number-columns-repeated="20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20" table:number-rows-spanned="1">
            <text:p>EA MNIST Target-Size 2 LCMC</text:p>
          </table:table-cell>
          <table:covered-table-cell table:number-columns-repeated="19" table:style-name="Default"/>
          <table:table-cell table:number-columns-repeated="10"/>
        </table:table-row>
        <table:table-row table:style-name="ro1">
          <table:table-cell table:style-name="ce30" office:value-type="float" office:value="1" calcext:value-type="float" table:number-columns-spanned="10" table:number-rows-spanned="1">
            <text:p>1</text:p>
          </table:table-cell>
          <table:covered-table-cell table:number-columns-repeated="9" table:style-name="ce30"/>
          <table:table-cell table:style-name="ce30" office:value-type="float" office:value="2" calcext:value-type="float" table:number-columns-spanned="10" table:number-rows-spanned="1">
            <text:p>2</text:p>
          </table:table-cell>
          <table:covered-table-cell table:number-columns-repeated="9" table:style-name="ce30"/>
          <table:table-cell table:number-columns-repeated="1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0.188195918367347" calcext:value-type="float">
            <text:p>1.88E-01</text:p>
          </table:table-cell>
          <table:table-cell office:value-type="float" office:value="0.227395918367347" calcext:value-type="float">
            <text:p>2.27E-01</text:p>
          </table:table-cell>
          <table:table-cell office:value-type="float" office:value="0.240195918367347" calcext:value-type="float">
            <text:p>2.40E-01</text:p>
          </table:table-cell>
          <table:table-cell office:value-type="float" office:value="0.297795918367347" calcext:value-type="float">
            <text:p>2.98E-01</text:p>
          </table:table-cell>
          <table:table-cell office:value-type="float" office:value="0.283395918367347" calcext:value-type="float">
            <text:p>2.83E-01</text:p>
          </table:table-cell>
          <table:table-cell office:value-type="float" office:value="0.302595918367347" calcext:value-type="float">
            <text:p>3.03E-01</text:p>
          </table:table-cell>
          <table:table-cell office:value-type="float" office:value="0.285795918367347" calcext:value-type="float">
            <text:p>2.86E-01</text:p>
          </table:table-cell>
          <table:table-cell office:value-type="float" office:value="0.296995918367347" calcext:value-type="float">
            <text:p>2.97E-01</text:p>
          </table:table-cell>
          <table:table-cell office:value-type="float" office:value="0.300195918367347" calcext:value-type="float">
            <text:p>3.00E-01</text:p>
          </table:table-cell>
          <table:table-cell office:value-type="float" office:value="0.327395918367347" calcext:value-type="float">
            <text:p>3.27E-01</text:p>
          </table:table-cell>
          <table:table-cell office:value-type="float" office:value="0.111395918367347" calcext:value-type="float">
            <text:p>1.11E-01</text:p>
          </table:table-cell>
          <table:table-cell office:value-type="float" office:value="0.103395918367347" calcext:value-type="float">
            <text:p>1.03E-01</text:p>
          </table:table-cell>
          <table:table-cell office:value-type="float" office:value="0.142595918367347" calcext:value-type="float">
            <text:p>1.43E-01</text:p>
          </table:table-cell>
          <table:table-cell office:value-type="float" office:value="0.112195918367347" calcext:value-type="float">
            <text:p>1.12E-01</text:p>
          </table:table-cell>
          <table:table-cell office:value-type="float" office:value="0.205795918367347" calcext:value-type="float">
            <text:p>2.06E-01</text:p>
          </table:table-cell>
          <table:table-cell office:value-type="float" office:value="0.132195918367347" calcext:value-type="float">
            <text:p>1.32E-01</text:p>
          </table:table-cell>
          <table:table-cell office:value-type="float" office:value="0.140195918367347" calcext:value-type="float">
            <text:p>1.40E-01</text:p>
          </table:table-cell>
          <table:table-cell office:value-type="float" office:value="0.178595918367347" calcext:value-type="float">
            <text:p>1.79E-01</text:p>
          </table:table-cell>
          <table:table-cell office:value-type="float" office:value="0.182595918367347" calcext:value-type="float">
            <text:p>1.83E-01</text:p>
          </table:table-cell>
          <table:table-cell office:value-type="float" office:value="0.181795918367347" calcext:value-type="float">
            <text:p>1.82E-01</text:p>
          </table:table-cell>
          <table:table-cell table:number-columns-repeated="10"/>
        </table:table-row>
        <table:table-row table:style-name="ro1">
          <table:table-cell office:value-type="float" office:value="0.286595918367347" calcext:value-type="float">
            <text:p>2.87E-01</text:p>
          </table:table-cell>
          <table:table-cell table:number-columns-repeated="2" office:value-type="float" office:value="0.319395918367347" calcext:value-type="float">
            <text:p>3.19E-01</text:p>
          </table:table-cell>
          <table:table-cell office:value-type="float" office:value="0.320995918367347" calcext:value-type="float">
            <text:p>3.21E-01</text:p>
          </table:table-cell>
          <table:table-cell office:value-type="float" office:value="0.343395918367347" calcext:value-type="float">
            <text:p>3.43E-01</text:p>
          </table:table-cell>
          <table:table-cell office:value-type="float" office:value="0.324195918367347" calcext:value-type="float">
            <text:p>3.24E-01</text:p>
          </table:table-cell>
          <table:table-cell office:value-type="float" office:value="0.379395918367347" calcext:value-type="float">
            <text:p>3.79E-01</text:p>
          </table:table-cell>
          <table:table-cell office:value-type="float" office:value="0.348195918367347" calcext:value-type="float">
            <text:p>3.48E-01</text:p>
          </table:table-cell>
          <table:table-cell office:value-type="float" office:value="0.377795918367347" calcext:value-type="float">
            <text:p>3.78E-01</text:p>
          </table:table-cell>
          <table:table-cell office:value-type="float" office:value="0.376995918367347" calcext:value-type="float">
            <text:p>3.77E-01</text:p>
          </table:table-cell>
          <table:table-cell office:value-type="float" office:value="0.128195918367347" calcext:value-type="float">
            <text:p>1.28E-01</text:p>
          </table:table-cell>
          <table:table-cell office:value-type="float" office:value="0.168995918367347" calcext:value-type="float">
            <text:p>1.69E-01</text:p>
          </table:table-cell>
          <table:table-cell office:value-type="float" office:value="0.152995918367347" calcext:value-type="float">
            <text:p>1.53E-01</text:p>
          </table:table-cell>
          <table:table-cell office:value-type="float" office:value="0.170595918367347" calcext:value-type="float">
            <text:p>1.71E-01</text:p>
          </table:table-cell>
          <table:table-cell office:value-type="float" office:value="0.204995918367347" calcext:value-type="float">
            <text:p>2.05E-01</text:p>
          </table:table-cell>
          <table:table-cell office:value-type="float" office:value="0.179395918367347" calcext:value-type="float">
            <text:p>1.79E-01</text:p>
          </table:table-cell>
          <table:table-cell office:value-type="float" office:value="0.182595918367347" calcext:value-type="float">
            <text:p>1.83E-01</text:p>
          </table:table-cell>
          <table:table-cell office:value-type="float" office:value="0.171395918367347" calcext:value-type="float">
            <text:p>1.71E-01</text:p>
          </table:table-cell>
          <table:table-cell office:value-type="float" office:value="0.179395918367347" calcext:value-type="float">
            <text:p>1.79E-01</text:p>
          </table:table-cell>
          <table:table-cell office:value-type="float" office:value="0.170595918367347" calcext:value-type="float">
            <text:p>1.71E-01</text:p>
          </table:table-cell>
          <table:table-cell table:number-columns-repeated="10"/>
        </table:table-row>
        <table:table-row table:style-name="ro1">
          <table:table-cell office:value-type="float" office:value="0.296195918367347" calcext:value-type="float">
            <text:p>2.96E-01</text:p>
          </table:table-cell>
          <table:table-cell office:value-type="float" office:value="0.279395918367347" calcext:value-type="float">
            <text:p>2.79E-01</text:p>
          </table:table-cell>
          <table:table-cell office:value-type="float" office:value="0.306595918367347" calcext:value-type="float">
            <text:p>3.07E-01</text:p>
          </table:table-cell>
          <table:table-cell office:value-type="float" office:value="0.346595918367347" calcext:value-type="float">
            <text:p>3.47E-01</text:p>
          </table:table-cell>
          <table:table-cell office:value-type="float" office:value="0.364995918367347" calcext:value-type="float">
            <text:p>3.65E-01</text:p>
          </table:table-cell>
          <table:table-cell office:value-type="float" office:value="0.345795918367347" calcext:value-type="float">
            <text:p>3.46E-01</text:p>
          </table:table-cell>
          <table:table-cell office:value-type="float" office:value="0.367395918367347" calcext:value-type="float">
            <text:p>3.67E-01</text:p>
          </table:table-cell>
          <table:table-cell office:value-type="float" office:value="0.351395918367347" calcext:value-type="float">
            <text:p>3.51E-01</text:p>
          </table:table-cell>
          <table:table-cell office:value-type="float" office:value="0.368995918367347" calcext:value-type="float">
            <text:p>3.69E-01</text:p>
          </table:table-cell>
          <table:table-cell office:value-type="float" office:value="0.364195918367347" calcext:value-type="float">
            <text:p>3.64E-01</text:p>
          </table:table-cell>
          <table:table-cell office:value-type="float" office:value="0.046595918367347" calcext:value-type="float">
            <text:p>4.66E-02</text:p>
          </table:table-cell>
          <table:table-cell office:value-type="float" office:value="0.184995918367347" calcext:value-type="float">
            <text:p>1.85E-01</text:p>
          </table:table-cell>
          <table:table-cell office:value-type="float" office:value="0.161795918367347" calcext:value-type="float">
            <text:p>1.62E-01</text:p>
          </table:table-cell>
          <table:table-cell table:number-columns-repeated="2" office:value-type="float" office:value="0.168995918367347" calcext:value-type="float">
            <text:p>1.69E-01</text:p>
          </table:table-cell>
          <table:table-cell office:value-type="float" office:value="0.187395918367347" calcext:value-type="float">
            <text:p>1.87E-01</text:p>
          </table:table-cell>
          <table:table-cell office:value-type="float" office:value="0.181795918367347" calcext:value-type="float">
            <text:p>1.82E-01</text:p>
          </table:table-cell>
          <table:table-cell office:value-type="float" office:value="0.196195918367347" calcext:value-type="float">
            <text:p>1.96E-01</text:p>
          </table:table-cell>
          <table:table-cell office:value-type="float" office:value="0.176195918367347" calcext:value-type="float">
            <text:p>1.76E-01</text:p>
          </table:table-cell>
          <table:table-cell office:value-type="float" office:value="0.224995918367347" calcext:value-type="float">
            <text:p>2.25E-01</text:p>
          </table:table-cell>
          <table:table-cell table:number-columns-repeated="10"/>
        </table:table-row>
        <table:table-row table:style-name="ro1">
          <table:table-cell office:value-type="float" office:value="0.308995918367347" calcext:value-type="float">
            <text:p>3.09E-01</text:p>
          </table:table-cell>
          <table:table-cell office:value-type="float" office:value="0.315395918367347" calcext:value-type="float">
            <text:p>3.15E-01</text:p>
          </table:table-cell>
          <table:table-cell office:value-type="float" office:value="0.319395918367347" calcext:value-type="float">
            <text:p>3.19E-01</text:p>
          </table:table-cell>
          <table:table-cell office:value-type="float" office:value="0.344195918367347" calcext:value-type="float">
            <text:p>3.44E-01</text:p>
          </table:table-cell>
          <table:table-cell office:value-type="float" office:value="0.372995918367347" calcext:value-type="float">
            <text:p>3.73E-01</text:p>
          </table:table-cell>
          <table:table-cell office:value-type="float" office:value="0.377795918367347" calcext:value-type="float">
            <text:p>3.78E-01</text:p>
          </table:table-cell>
          <table:table-cell office:value-type="float" office:value="0.396995918367347" calcext:value-type="float">
            <text:p>3.97E-01</text:p>
          </table:table-cell>
          <table:table-cell office:value-type="float" office:value="0.388995918367347" calcext:value-type="float">
            <text:p>3.89E-01</text:p>
          </table:table-cell>
          <table:table-cell office:value-type="float" office:value="0.401795918367347" calcext:value-type="float">
            <text:p>4.02E-01</text:p>
          </table:table-cell>
          <table:table-cell office:value-type="float" office:value="0.405795918367347" calcext:value-type="float">
            <text:p>4.06E-01</text:p>
          </table:table-cell>
          <table:table-cell office:value-type="float" office:value="0.109795918367347" calcext:value-type="float">
            <text:p>1.10E-01</text:p>
          </table:table-cell>
          <table:table-cell office:value-type="float" office:value="0.171395918367347" calcext:value-type="float">
            <text:p>1.71E-01</text:p>
          </table:table-cell>
          <table:table-cell office:value-type="float" office:value="0.191395918367347" calcext:value-type="float">
            <text:p>1.91E-01</text:p>
          </table:table-cell>
          <table:table-cell office:value-type="float" office:value="0.145795918367347" calcext:value-type="float">
            <text:p>1.46E-01</text:p>
          </table:table-cell>
          <table:table-cell office:value-type="float" office:value="0.168995918367347" calcext:value-type="float">
            <text:p>1.69E-01</text:p>
          </table:table-cell>
          <table:table-cell office:value-type="float" office:value="0.160195918367347" calcext:value-type="float">
            <text:p>1.60E-01</text:p>
          </table:table-cell>
          <table:table-cell office:value-type="float" office:value="0.195395918367347" calcext:value-type="float">
            <text:p>1.95E-01</text:p>
          </table:table-cell>
          <table:table-cell office:value-type="float" office:value="0.165795918367347" calcext:value-type="float">
            <text:p>1.66E-01</text:p>
          </table:table-cell>
          <table:table-cell office:value-type="float" office:value="0.204995918367347" calcext:value-type="float">
            <text:p>2.05E-01</text:p>
          </table:table-cell>
          <table:table-cell office:value-type="float" office:value="0.232995918367347" calcext:value-type="float">
            <text:p>2.33E-01</text:p>
          </table:table-cell>
          <table:table-cell table:number-columns-repeated="10"/>
        </table:table-row>
        <table:table-row table:style-name="ro1">
          <table:table-cell office:value-type="float" office:value="0.240195918367347" calcext:value-type="float">
            <text:p>2.40E-01</text:p>
          </table:table-cell>
          <table:table-cell office:value-type="float" office:value="0.284995918367347" calcext:value-type="float">
            <text:p>2.85E-01</text:p>
          </table:table-cell>
          <table:table-cell office:value-type="float" office:value="0.312995918367347" calcext:value-type="float">
            <text:p>3.13E-01</text:p>
          </table:table-cell>
          <table:table-cell office:value-type="float" office:value="0.326595918367347" calcext:value-type="float">
            <text:p>3.27E-01</text:p>
          </table:table-cell>
          <table:table-cell office:value-type="float" office:value="0.318595918367347" calcext:value-type="float">
            <text:p>3.19E-01</text:p>
          </table:table-cell>
          <table:table-cell office:value-type="float" office:value="0.340995918367347" calcext:value-type="float">
            <text:p>3.41E-01</text:p>
          </table:table-cell>
          <table:table-cell office:value-type="float" office:value="0.371395918367347" calcext:value-type="float">
            <text:p>3.71E-01</text:p>
          </table:table-cell>
          <table:table-cell office:value-type="float" office:value="0.375395918367347" calcext:value-type="float">
            <text:p>3.75E-01</text:p>
          </table:table-cell>
          <table:table-cell office:value-type="float" office:value="0.360995918367347" calcext:value-type="float">
            <text:p>3.61E-01</text:p>
          </table:table-cell>
          <table:table-cell office:value-type="float" office:value="0.368195918367347" calcext:value-type="float">
            <text:p>3.68E-01</text:p>
          </table:table-cell>
          <table:table-cell office:value-type="float" office:value="0.0705959183673469" calcext:value-type="float">
            <text:p>7.06E-02</text:p>
          </table:table-cell>
          <table:table-cell office:value-type="float" office:value="0.156995918367347" calcext:value-type="float">
            <text:p>1.57E-01</text:p>
          </table:table-cell>
          <table:table-cell office:value-type="float" office:value="0.143395918367347" calcext:value-type="float">
            <text:p>1.43E-01</text:p>
          </table:table-cell>
          <table:table-cell office:value-type="float" office:value="0.153795918367347" calcext:value-type="float">
            <text:p>1.54E-01</text:p>
          </table:table-cell>
          <table:table-cell office:value-type="float" office:value="0.139395918367347" calcext:value-type="float">
            <text:p>1.39E-01</text:p>
          </table:table-cell>
          <table:table-cell office:value-type="float" office:value="0.177795918367347" calcext:value-type="float">
            <text:p>1.78E-01</text:p>
          </table:table-cell>
          <table:table-cell office:value-type="float" office:value="0.162595918367347" calcext:value-type="float">
            <text:p>1.63E-01</text:p>
          </table:table-cell>
          <table:table-cell office:value-type="float" office:value="0.183395918367347" calcext:value-type="float">
            <text:p>1.83E-01</text:p>
          </table:table-cell>
          <table:table-cell office:value-type="float" office:value="0.171395918367347" calcext:value-type="float">
            <text:p>1.71E-01</text:p>
          </table:table-cell>
          <table:table-cell office:value-type="float" office:value="0.209795918367347" calcext:value-type="float">
            <text:p>2.10E-01</text:p>
          </table:table-cell>
          <table:table-cell table:number-columns-repeated="10"/>
        </table:table-row>
        <table:table-row table:style-name="ro1">
          <table:table-cell office:value-type="float" office:value="0.312995918367347" calcext:value-type="float">
            <text:p>3.13E-01</text:p>
          </table:table-cell>
          <table:table-cell office:value-type="float" office:value="0.284995918367347" calcext:value-type="float">
            <text:p>2.85E-01</text:p>
          </table:table-cell>
          <table:table-cell office:value-type="float" office:value="0.312995918367347" calcext:value-type="float">
            <text:p>3.13E-01</text:p>
          </table:table-cell>
          <table:table-cell office:value-type="float" office:value="0.334595918367347" calcext:value-type="float">
            <text:p>3.35E-01</text:p>
          </table:table-cell>
          <table:table-cell office:value-type="float" office:value="0.316995918367347" calcext:value-type="float">
            <text:p>3.17E-01</text:p>
          </table:table-cell>
          <table:table-cell office:value-type="float" office:value="0.327395918367347" calcext:value-type="float">
            <text:p>3.27E-01</text:p>
          </table:table-cell>
          <table:table-cell office:value-type="float" office:value="0.339395918367347" calcext:value-type="float">
            <text:p>3.39E-01</text:p>
          </table:table-cell>
          <table:table-cell office:value-type="float" office:value="0.394595918367347" calcext:value-type="float">
            <text:p>3.95E-01</text:p>
          </table:table-cell>
          <table:table-cell office:value-type="float" office:value="0.369795918367347" calcext:value-type="float">
            <text:p>3.70E-01</text:p>
          </table:table-cell>
          <table:table-cell office:value-type="float" office:value="0.359395918367347" calcext:value-type="float">
            <text:p>3.59E-01</text:p>
          </table:table-cell>
          <table:table-cell office:value-type="float" office:value="0.160195918367347" calcext:value-type="float">
            <text:p>1.60E-01</text:p>
          </table:table-cell>
          <table:table-cell office:value-type="float" office:value="0.183395918367347" calcext:value-type="float">
            <text:p>1.83E-01</text:p>
          </table:table-cell>
          <table:table-cell office:value-type="float" office:value="0.169795918367347" calcext:value-type="float">
            <text:p>1.70E-01</text:p>
          </table:table-cell>
          <table:table-cell office:value-type="float" office:value="0.134595918367347" calcext:value-type="float">
            <text:p>1.35E-01</text:p>
          </table:table-cell>
          <table:table-cell office:value-type="float" office:value="0.165795918367347" calcext:value-type="float">
            <text:p>1.66E-01</text:p>
          </table:table-cell>
          <table:table-cell office:value-type="float" office:value="0.159395918367347" calcext:value-type="float">
            <text:p>1.59E-01</text:p>
          </table:table-cell>
          <table:table-cell office:value-type="float" office:value="0.196195918367347" calcext:value-type="float">
            <text:p>1.96E-01</text:p>
          </table:table-cell>
          <table:table-cell office:value-type="float" office:value="0.172995918367347" calcext:value-type="float">
            <text:p>1.73E-01</text:p>
          </table:table-cell>
          <table:table-cell office:value-type="float" office:value="0.167395918367347" calcext:value-type="float">
            <text:p>1.67E-01</text:p>
          </table:table-cell>
          <table:table-cell office:value-type="float" office:value="0.164995918367347" calcext:value-type="float">
            <text:p>1.65E-01</text:p>
          </table:table-cell>
          <table:table-cell table:number-columns-repeated="10"/>
        </table:table-row>
        <table:table-row table:style-name="ro1">
          <table:table-cell office:value-type="float" office:value="0.120195918367347" calcext:value-type="float">
            <text:p>1.20E-01</text:p>
          </table:table-cell>
          <table:table-cell office:value-type="float" office:value="0.261795918367347" calcext:value-type="float">
            <text:p>2.62E-01</text:p>
          </table:table-cell>
          <table:table-cell office:value-type="float" office:value="0.305795918367347" calcext:value-type="float">
            <text:p>3.06E-01</text:p>
          </table:table-cell>
          <table:table-cell office:value-type="float" office:value="0.322595918367347" calcext:value-type="float">
            <text:p>3.23E-01</text:p>
          </table:table-cell>
          <table:table-cell office:value-type="float" office:value="0.296995918367347" calcext:value-type="float">
            <text:p>2.97E-01</text:p>
          </table:table-cell>
          <table:table-cell office:value-type="float" office:value="0.300995918367347" calcext:value-type="float">
            <text:p>3.01E-01</text:p>
          </table:table-cell>
          <table:table-cell office:value-type="float" office:value="0.348195918367347" calcext:value-type="float">
            <text:p>3.48E-01</text:p>
          </table:table-cell>
          <table:table-cell office:value-type="float" office:value="0.320995918367347" calcext:value-type="float">
            <text:p>3.21E-01</text:p>
          </table:table-cell>
          <table:table-cell office:value-type="float" office:value="0.312995918367347" calcext:value-type="float">
            <text:p>3.13E-01</text:p>
          </table:table-cell>
          <table:table-cell office:value-type="float" office:value="0.343395918367347" calcext:value-type="float">
            <text:p>3.43E-01</text:p>
          </table:table-cell>
          <table:table-cell office:value-type="float" office:value="0.109795918367347" calcext:value-type="float">
            <text:p>1.10E-01</text:p>
          </table:table-cell>
          <table:table-cell office:value-type="float" office:value="0.112995918367347" calcext:value-type="float">
            <text:p>1.13E-01</text:p>
          </table:table-cell>
          <table:table-cell office:value-type="float" office:value="0.141795918367347" calcext:value-type="float">
            <text:p>1.42E-01</text:p>
          </table:table-cell>
          <table:table-cell office:value-type="float" office:value="0.172995918367347" calcext:value-type="float">
            <text:p>1.73E-01</text:p>
          </table:table-cell>
          <table:table-cell office:value-type="float" office:value="0.188195918367347" calcext:value-type="float">
            <text:p>1.88E-01</text:p>
          </table:table-cell>
          <table:table-cell office:value-type="float" office:value="0.150595918367347" calcext:value-type="float">
            <text:p>1.51E-01</text:p>
          </table:table-cell>
          <table:table-cell office:value-type="float" office:value="0.179395918367347" calcext:value-type="float">
            <text:p>1.79E-01</text:p>
          </table:table-cell>
          <table:table-cell office:value-type="float" office:value="0.171395918367347" calcext:value-type="float">
            <text:p>1.71E-01</text:p>
          </table:table-cell>
          <table:table-cell office:value-type="float" office:value="0.157795918367347" calcext:value-type="float">
            <text:p>1.58E-01</text:p>
          </table:table-cell>
          <table:table-cell office:value-type="float" office:value="0.170595918367347" calcext:value-type="float">
            <text:p>1.71E-01</text:p>
          </table:table-cell>
          <table:table-cell table:number-columns-repeated="10"/>
        </table:table-row>
        <table:table-row table:style-name="ro1">
          <table:table-cell office:value-type="float" office:value="0.337795918367347" calcext:value-type="float">
            <text:p>3.38E-01</text:p>
          </table:table-cell>
          <table:table-cell office:value-type="float" office:value="0.374595918367347" calcext:value-type="float">
            <text:p>3.75E-01</text:p>
          </table:table-cell>
          <table:table-cell office:value-type="float" office:value="0.353795918367347" calcext:value-type="float">
            <text:p>3.54E-01</text:p>
          </table:table-cell>
          <table:table-cell office:value-type="float" office:value="0.347395918367347" calcext:value-type="float">
            <text:p>3.47E-01</text:p>
          </table:table-cell>
          <table:table-cell office:value-type="float" office:value="0.376195918367347" calcext:value-type="float">
            <text:p>3.76E-01</text:p>
          </table:table-cell>
          <table:table-cell office:value-type="float" office:value="0.384995918367347" calcext:value-type="float">
            <text:p>3.85E-01</text:p>
          </table:table-cell>
          <table:table-cell office:value-type="float" office:value="0.378595918367347" calcext:value-type="float">
            <text:p>3.79E-01</text:p>
          </table:table-cell>
          <table:table-cell office:value-type="float" office:value="0.369795918367347" calcext:value-type="float">
            <text:p>3.70E-01</text:p>
          </table:table-cell>
          <table:table-cell office:value-type="float" office:value="0.391395918367347" calcext:value-type="float">
            <text:p>3.91E-01</text:p>
          </table:table-cell>
          <table:table-cell office:value-type="float" office:value="0.386595918367347" calcext:value-type="float">
            <text:p>3.87E-01</text:p>
          </table:table-cell>
          <table:table-cell office:value-type="float" office:value="0.167395918367347" calcext:value-type="float">
            <text:p>1.67E-01</text:p>
          </table:table-cell>
          <table:table-cell office:value-type="float" office:value="0.180195918367347" calcext:value-type="float">
            <text:p>1.80E-01</text:p>
          </table:table-cell>
          <table:table-cell office:value-type="float" office:value="0.176195918367347" calcext:value-type="float">
            <text:p>1.76E-01</text:p>
          </table:table-cell>
          <table:table-cell office:value-type="float" office:value="0.219395918367347" calcext:value-type="float">
            <text:p>2.19E-01</text:p>
          </table:table-cell>
          <table:table-cell office:value-type="float" office:value="0.164995918367347" calcext:value-type="float">
            <text:p>1.65E-01</text:p>
          </table:table-cell>
          <table:table-cell office:value-type="float" office:value="0.159395918367347" calcext:value-type="float">
            <text:p>1.59E-01</text:p>
          </table:table-cell>
          <table:table-cell office:value-type="float" office:value="0.151395918367347" calcext:value-type="float">
            <text:p>1.51E-01</text:p>
          </table:table-cell>
          <table:table-cell office:value-type="float" office:value="0.158595918367347" calcext:value-type="float">
            <text:p>1.59E-01</text:p>
          </table:table-cell>
          <table:table-cell office:value-type="float" office:value="0.175395918367347" calcext:value-type="float">
            <text:p>1.75E-01</text:p>
          </table:table-cell>
          <table:table-cell office:value-type="float" office:value="0.227395918367347" calcext:value-type="float">
            <text:p>2.27E-01</text:p>
          </table:table-cell>
          <table:table-cell table:number-columns-repeated="10"/>
        </table:table-row>
        <table:table-row table:style-name="ro1">
          <table:table-cell office:value-type="float" office:value="0.304195918367347" calcext:value-type="float">
            <text:p>3.04E-01</text:p>
          </table:table-cell>
          <table:table-cell table:number-columns-repeated="2" office:value-type="float" office:value="0.312195918367347" calcext:value-type="float">
            <text:p>3.12E-01</text:p>
          </table:table-cell>
          <table:table-cell office:value-type="float" office:value="0.329795918367347" calcext:value-type="float">
            <text:p>3.30E-01</text:p>
          </table:table-cell>
          <table:table-cell office:value-type="float" office:value="0.313795918367347" calcext:value-type="float">
            <text:p>3.14E-01</text:p>
          </table:table-cell>
          <table:table-cell table:number-columns-repeated="2" office:value-type="float" office:value="0.347395918367347" calcext:value-type="float">
            <text:p>3.47E-01</text:p>
          </table:table-cell>
          <table:table-cell office:value-type="float" office:value="0.342595918367347" calcext:value-type="float">
            <text:p>3.43E-01</text:p>
          </table:table-cell>
          <table:table-cell office:value-type="float" office:value="0.332195918367347" calcext:value-type="float">
            <text:p>3.32E-01</text:p>
          </table:table-cell>
          <table:table-cell office:value-type="float" office:value="0.346595918367347" calcext:value-type="float">
            <text:p>3.47E-01</text:p>
          </table:table-cell>
          <table:table-cell office:value-type="float" office:value="0.158595918367347" calcext:value-type="float">
            <text:p>1.59E-01</text:p>
          </table:table-cell>
          <table:table-cell office:value-type="float" office:value="0.164195918367347" calcext:value-type="float">
            <text:p>1.64E-01</text:p>
          </table:table-cell>
          <table:table-cell office:value-type="float" office:value="0.188195918367347" calcext:value-type="float">
            <text:p>1.88E-01</text:p>
          </table:table-cell>
          <table:table-cell office:value-type="float" office:value="0.202595918367347" calcext:value-type="float">
            <text:p>2.03E-01</text:p>
          </table:table-cell>
          <table:table-cell office:value-type="float" office:value="0.222595918367347" calcext:value-type="float">
            <text:p>2.23E-01</text:p>
          </table:table-cell>
          <table:table-cell office:value-type="float" office:value="0.179395918367347" calcext:value-type="float">
            <text:p>1.79E-01</text:p>
          </table:table-cell>
          <table:table-cell office:value-type="float" office:value="0.182595918367347" calcext:value-type="float">
            <text:p>1.83E-01</text:p>
          </table:table-cell>
          <table:table-cell office:value-type="float" office:value="0.176995918367347" calcext:value-type="float">
            <text:p>1.77E-01</text:p>
          </table:table-cell>
          <table:table-cell office:value-type="float" office:value="0.176195918367347" calcext:value-type="float">
            <text:p>1.76E-01</text:p>
          </table:table-cell>
          <table:table-cell office:value-type="float" office:value="0.209795918367347" calcext:value-type="float">
            <text:p>2.10E-01</text:p>
          </table:table-cell>
          <table:table-cell table:number-columns-repeated="10"/>
        </table:table-row>
        <table:table-row table:style-name="ro1">
          <table:table-cell table:style-name="ce32" office:value-type="float" office:value="0.276995918367347" calcext:value-type="float">
            <text:p>2.77E-01</text:p>
          </table:table-cell>
          <table:table-cell table:style-name="ce32" office:value-type="float" office:value="0.334595918367347" calcext:value-type="float">
            <text:p>3.35E-01</text:p>
          </table:table-cell>
          <table:table-cell table:style-name="ce32" office:value-type="float" office:value="0.368995918367347" calcext:value-type="float">
            <text:p>3.69E-01</text:p>
          </table:table-cell>
          <table:table-cell table:style-name="ce32" office:value-type="float" office:value="0.333795918367347" calcext:value-type="float">
            <text:p>3.34E-01</text:p>
          </table:table-cell>
          <table:table-cell table:style-name="ce32" office:value-type="float" office:value="0.353795918367347" calcext:value-type="float">
            <text:p>3.54E-01</text:p>
          </table:table-cell>
          <table:table-cell table:style-name="ce32" office:value-type="float" office:value="0.364995918367347" calcext:value-type="float">
            <text:p>3.65E-01</text:p>
          </table:table-cell>
          <table:table-cell table:style-name="ce32" office:value-type="float" office:value="0.360995918367347" calcext:value-type="float">
            <text:p>3.61E-01</text:p>
          </table:table-cell>
          <table:table-cell table:style-name="ce32" office:value-type="float" office:value="0.369795918367347" calcext:value-type="float">
            <text:p>3.70E-01</text:p>
          </table:table-cell>
          <table:table-cell table:style-name="ce32" office:value-type="float" office:value="0.357795918367347" calcext:value-type="float">
            <text:p>3.58E-01</text:p>
          </table:table-cell>
          <table:table-cell table:style-name="ce32" office:value-type="float" office:value="0.382595918367347" calcext:value-type="float">
            <text:p>3.83E-01</text:p>
          </table:table-cell>
          <table:table-cell table:style-name="ce32" office:value-type="float" office:value="0.148995918367347" calcext:value-type="float">
            <text:p>1.49E-01</text:p>
          </table:table-cell>
          <table:table-cell table:style-name="ce32" office:value-type="float" office:value="0.192195918367347" calcext:value-type="float">
            <text:p>1.92E-01</text:p>
          </table:table-cell>
          <table:table-cell table:style-name="ce32" office:value-type="float" office:value="0.186595918367347" calcext:value-type="float">
            <text:p>1.87E-01</text:p>
          </table:table-cell>
          <table:table-cell table:style-name="ce32" office:value-type="float" office:value="0.188195918367347" calcext:value-type="float">
            <text:p>1.88E-01</text:p>
          </table:table-cell>
          <table:table-cell table:style-name="ce32" office:value-type="float" office:value="0.208995918367347" calcext:value-type="float">
            <text:p>2.09E-01</text:p>
          </table:table-cell>
          <table:table-cell table:style-name="ce32" office:value-type="float" office:value="0.160995918367347" calcext:value-type="float">
            <text:p>1.61E-01</text:p>
          </table:table-cell>
          <table:table-cell table:style-name="ce32" office:value-type="float" office:value="0.171395918367347" calcext:value-type="float">
            <text:p>1.71E-01</text:p>
          </table:table-cell>
          <table:table-cell table:style-name="ce32" office:value-type="float" office:value="0.198595918367347" calcext:value-type="float">
            <text:p>1.99E-01</text:p>
          </table:table-cell>
          <table:table-cell table:style-name="ce32" office:value-type="float" office:value="0.175395918367347" calcext:value-type="float">
            <text:p>1.75E-01</text:p>
          </table:table-cell>
          <table:table-cell table:style-name="ce32" office:value-type="float" office:value="0.216195918367347" calcext:value-type="float">
            <text:p>2.16E-01</text:p>
          </table:table-cell>
          <table:table-cell table:number-columns-repeated="10"/>
        </table:table-row>
        <table:table-row table:style-name="ro1">
          <table:table-cell table:style-name="ce33" table:formula="of:=AVERAGE([.A6:.A15])" office:value-type="float" office:value="0.267235918367347" calcext:value-type="float">
            <text:p>2.67E-01</text:p>
          </table:table-cell>
          <table:table-cell table:style-name="ce33" table:formula="of:=AVERAGE([.B6:.B15])" office:value-type="float" office:value="0.299475918367347" calcext:value-type="float">
            <text:p>2.99E-01</text:p>
          </table:table-cell>
          <table:table-cell table:style-name="ce33" table:formula="of:=AVERAGE([.C6:.C15])" office:value-type="float" office:value="0.315235918367347" calcext:value-type="float">
            <text:p>3.15E-01</text:p>
          </table:table-cell>
          <table:table-cell table:style-name="ce33" table:formula="of:=AVERAGE([.D6:.D15])" office:value-type="float" office:value="0.330435918367347" calcext:value-type="float">
            <text:p>3.30E-01</text:p>
          </table:table-cell>
          <table:table-cell table:style-name="ce33" table:formula="of:=AVERAGE([.E6:.E15])" office:value-type="float" office:value="0.334115918367347" calcext:value-type="float">
            <text:p>3.34E-01</text:p>
          </table:table-cell>
          <table:table-cell table:style-name="ce33" table:formula="of:=AVERAGE([.F6:.F15])" office:value-type="float" office:value="0.341715918367347" calcext:value-type="float">
            <text:p>3.42E-01</text:p>
          </table:table-cell>
          <table:table-cell table:style-name="ce33" table:formula="of:=AVERAGE([.G6:.G15])" office:value-type="float" office:value="0.357555918367347" calcext:value-type="float">
            <text:p>3.58E-01</text:p>
          </table:table-cell>
          <table:table-cell table:style-name="ce33" table:formula="of:=AVERAGE([.H6:.H15])" office:value-type="float" office:value="0.355875918367347" calcext:value-type="float">
            <text:p>3.56E-01</text:p>
          </table:table-cell>
          <table:table-cell table:style-name="ce33" table:formula="of:=AVERAGE([.I6:.I15])" office:value-type="float" office:value="0.357395918367347" calcext:value-type="float">
            <text:p>3.57E-01</text:p>
          </table:table-cell>
          <table:table-cell table:style-name="ce33" table:formula="of:=AVERAGE([.J6:.J15])" office:value-type="float" office:value="0.366115918367347" calcext:value-type="float">
            <text:p>3.66E-01</text:p>
          </table:table-cell>
          <table:table-cell table:style-name="ce33" table:formula="of:=AVERAGE([.K6:.K15])" office:value-type="float" office:value="0.121155918367347" calcext:value-type="float">
            <text:p>1.21E-01</text:p>
          </table:table-cell>
          <table:table-cell table:style-name="ce33" table:formula="of:=AVERAGE([.L6:.L15])" office:value-type="float" office:value="0.161875918367347" calcext:value-type="float">
            <text:p>1.62E-01</text:p>
          </table:table-cell>
          <table:table-cell table:style-name="ce33" table:formula="of:=AVERAGE([.M6:.M15])" office:value-type="float" office:value="0.165475918367347" calcext:value-type="float">
            <text:p>1.65E-01</text:p>
          </table:table-cell>
          <table:table-cell table:style-name="ce33" table:formula="of:=AVERAGE([.N6:.N15])" office:value-type="float" office:value="0.166915918367347" calcext:value-type="float">
            <text:p>1.67E-01</text:p>
          </table:table-cell>
          <table:table-cell table:style-name="ce33" table:formula="of:=AVERAGE([.O6:.O15])" office:value-type="float" office:value="0.183875918367347" calcext:value-type="float">
            <text:p>1.84E-01</text:p>
          </table:table-cell>
          <table:table-cell table:style-name="ce33" table:formula="of:=AVERAGE([.P6:.P15])" office:value-type="float" office:value="0.164675918367347" calcext:value-type="float">
            <text:p>1.65E-01</text:p>
          </table:table-cell>
          <table:table-cell table:style-name="ce33" table:formula="of:=AVERAGE([.Q6:.Q15])" office:value-type="float" office:value="0.174355918367347" calcext:value-type="float">
            <text:p>1.74E-01</text:p>
          </table:table-cell>
          <table:table-cell table:style-name="ce33" table:formula="of:=AVERAGE([.R6:.R15])" office:value-type="float" office:value="0.177395918367347" calcext:value-type="float">
            <text:p>1.77E-01</text:p>
          </table:table-cell>
          <table:table-cell table:style-name="ce33" table:formula="of:=AVERAGE([.S6:.S15])" office:value-type="float" office:value="0.176675918367347" calcext:value-type="float">
            <text:p>1.77E-01</text:p>
          </table:table-cell>
          <table:table-cell table:style-name="ce33" table:formula="of:=AVERAGE([.T6:.T15])" office:value-type="float" office:value="0.200915918367347" calcext:value-type="float">
            <text:p>2.01E-01</text:p>
          </table:table-cell>
          <table:table-cell table:number-columns-repeated="10"/>
        </table:table-row>
        <table:table-row table:style-name="ro1">
          <table:table-cell table:style-name="ce33" table:formula="of:=MEDIAN([.A6:.A15])" office:value-type="float" office:value="0.291395918367347" calcext:value-type="float">
            <text:p>2.91E-01</text:p>
          </table:table-cell>
          <table:table-cell table:style-name="ce33" table:formula="of:=MEDIAN([.B6:.B15])" office:value-type="float" office:value="0.298595918367347" calcext:value-type="float">
            <text:p>2.99E-01</text:p>
          </table:table-cell>
          <table:table-cell table:style-name="ce33" table:formula="of:=MEDIAN([.C6:.C15])" office:value-type="float" office:value="0.312995918367347" calcext:value-type="float">
            <text:p>3.13E-01</text:p>
          </table:table-cell>
          <table:table-cell table:style-name="ce33" table:formula="of:=MEDIAN([.D6:.D15])" office:value-type="float" office:value="0.331795918367347" calcext:value-type="float">
            <text:p>3.32E-01</text:p>
          </table:table-cell>
          <table:table-cell table:style-name="ce33" table:formula="of:=MEDIAN([.E6:.E15])" office:value-type="float" office:value="0.330995918367347" calcext:value-type="float">
            <text:p>3.31E-01</text:p>
          </table:table-cell>
          <table:table-cell table:style-name="ce33" table:formula="of:=MEDIAN([.F6:.F15])" office:value-type="float" office:value="0.343395918367347" calcext:value-type="float">
            <text:p>3.43E-01</text:p>
          </table:table-cell>
          <table:table-cell table:style-name="ce33" table:formula="of:=MEDIAN([.G6:.G15])" office:value-type="float" office:value="0.364195918367347" calcext:value-type="float">
            <text:p>3.64E-01</text:p>
          </table:table-cell>
          <table:table-cell table:style-name="ce33" table:formula="of:=MEDIAN([.H6:.H15])" office:value-type="float" office:value="0.360595918367347" calcext:value-type="float">
            <text:p>3.61E-01</text:p>
          </table:table-cell>
          <table:table-cell table:style-name="ce33" table:formula="of:=MEDIAN([.I6:.I15])" office:value-type="float" office:value="0.364995918367347" calcext:value-type="float">
            <text:p>3.65E-01</text:p>
          </table:table-cell>
          <table:table-cell table:style-name="ce33" table:formula="of:=MEDIAN([.J6:.J15])" office:value-type="float" office:value="0.366195918367347" calcext:value-type="float">
            <text:p>3.66E-01</text:p>
          </table:table-cell>
          <table:table-cell table:style-name="ce33" table:formula="of:=MEDIAN([.K6:.K15])" office:value-type="float" office:value="0.119795918367347" calcext:value-type="float">
            <text:p>1.20E-01</text:p>
          </table:table-cell>
          <table:table-cell table:style-name="ce33" table:formula="of:=MEDIAN([.L6:.L15])" office:value-type="float" office:value="0.170195918367347" calcext:value-type="float">
            <text:p>1.70E-01</text:p>
          </table:table-cell>
          <table:table-cell table:style-name="ce33" table:formula="of:=MEDIAN([.M6:.M15])" office:value-type="float" office:value="0.165795918367347" calcext:value-type="float">
            <text:p>1.66E-01</text:p>
          </table:table-cell>
          <table:table-cell table:style-name="ce33" table:formula="of:=MEDIAN([.N6:.N15])" office:value-type="float" office:value="0.169795918367347" calcext:value-type="float">
            <text:p>1.70E-01</text:p>
          </table:table-cell>
          <table:table-cell table:style-name="ce33" table:formula="of:=MEDIAN([.O6:.O15])" office:value-type="float" office:value="0.178595918367347" calcext:value-type="float">
            <text:p>1.79E-01</text:p>
          </table:table-cell>
          <table:table-cell table:style-name="ce33" table:formula="of:=MEDIAN([.P6:.P15])" office:value-type="float" office:value="0.160595918367347" calcext:value-type="float">
            <text:p>1.61E-01</text:p>
          </table:table-cell>
          <table:table-cell table:style-name="ce33" table:formula="of:=MEDIAN([.Q6:.Q15])" office:value-type="float" office:value="0.180595918367347" calcext:value-type="float">
            <text:p>1.81E-01</text:p>
          </table:table-cell>
          <table:table-cell table:style-name="ce33" table:formula="of:=MEDIAN([.R6:.R15])" office:value-type="float" office:value="0.174995918367347" calcext:value-type="float">
            <text:p>1.75E-01</text:p>
          </table:table-cell>
          <table:table-cell table:style-name="ce33" table:formula="of:=MEDIAN([.S6:.S15])" office:value-type="float" office:value="0.175795918367347" calcext:value-type="float">
            <text:p>1.76E-01</text:p>
          </table:table-cell>
          <table:table-cell table:style-name="ce33" table:formula="of:=MEDIAN([.T6:.T15])" office:value-type="float" office:value="0.209795918367347" calcext:value-type="float">
            <text:p>2.10E-01</text:p>
          </table:table-cell>
          <table:table-cell table:number-columns-repeated="10"/>
        </table:table-row>
        <table:table-row table:style-name="ro1" table:number-rows-repeated="3">
          <table:table-cell table:style-name="Default" table:number-columns-repeated="20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20" table:number-rows-spanned="1">
            <text:p>EA YPMSD Target-Size 22 LCMC</text:p>
          </table:table-cell>
          <table:covered-table-cell table:number-columns-repeated="19" table:style-name="Default"/>
          <table:table-cell table:number-columns-repeated="10"/>
        </table:table-row>
        <table:table-row table:style-name="ro1">
          <table:table-cell table:style-name="ce30" office:value-type="float" office:value="1" calcext:value-type="float" table:number-columns-spanned="10" table:number-rows-spanned="1">
            <text:p>1</text:p>
          </table:table-cell>
          <table:covered-table-cell table:number-columns-repeated="9" table:style-name="ce30"/>
          <table:table-cell table:style-name="ce30" office:value-type="float" office:value="2" calcext:value-type="float" table:number-columns-spanned="10" table:number-rows-spanned="1">
            <text:p>2</text:p>
          </table:table-cell>
          <table:covered-table-cell table:number-columns-repeated="9" table:style-name="ce30"/>
          <table:table-cell table:number-columns-repeated="1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0.258595918367347" calcext:value-type="float">
            <text:p>2.59E-01</text:p>
          </table:table-cell>
          <table:table-cell office:value-type="float" office:value="0.365795918367347" calcext:value-type="float">
            <text:p>3.66E-01</text:p>
          </table:table-cell>
          <table:table-cell office:value-type="float" office:value="0.406595918367347" calcext:value-type="float">
            <text:p>4.07E-01</text:p>
          </table:table-cell>
          <table:table-cell office:value-type="float" office:value="0.375395918367347" calcext:value-type="float">
            <text:p>3.75E-01</text:p>
          </table:table-cell>
          <table:table-cell office:value-type="float" office:value="0.384195918367347" calcext:value-type="float">
            <text:p>3.84E-01</text:p>
          </table:table-cell>
          <table:table-cell office:value-type="float" office:value="0.380195918367347" calcext:value-type="float">
            <text:p>3.80E-01</text:p>
          </table:table-cell>
          <table:table-cell office:value-type="float" office:value="0.395395918367347" calcext:value-type="float">
            <text:p>3.95E-01</text:p>
          </table:table-cell>
          <table:table-cell office:value-type="float" office:value="0.412195918367347" calcext:value-type="float">
            <text:p>4.12E-01</text:p>
          </table:table-cell>
          <table:table-cell office:value-type="float" office:value="0.387395918367347" calcext:value-type="float">
            <text:p>3.87E-01</text:p>
          </table:table-cell>
          <table:table-cell office:value-type="float" office:value="0.376995918367347" calcext:value-type="float">
            <text:p>3.77E-01</text:p>
          </table:table-cell>
          <table:table-cell office:value-type="float" office:value="0.0513959183673469" calcext:value-type="float">
            <text:p>5.14E-02</text:p>
          </table:table-cell>
          <table:table-cell office:value-type="float" office:value="0.115395918367347" calcext:value-type="float">
            <text:p>1.15E-01</text:p>
          </table:table-cell>
          <table:table-cell office:value-type="float" office:value="0.112995918367347" calcext:value-type="float">
            <text:p>1.13E-01</text:p>
          </table:table-cell>
          <table:table-cell office:value-type="float" office:value="0.180995918367347" calcext:value-type="float">
            <text:p>1.81E-01</text:p>
          </table:table-cell>
          <table:table-cell office:value-type="float" office:value="0.148195918367347" calcext:value-type="float">
            <text:p>1.48E-01</text:p>
          </table:table-cell>
          <table:table-cell office:value-type="float" office:value="0.227395918367347" calcext:value-type="float">
            <text:p>2.27E-01</text:p>
          </table:table-cell>
          <table:table-cell office:value-type="float" office:value="0.184195918367347" calcext:value-type="float">
            <text:p>1.84E-01</text:p>
          </table:table-cell>
          <table:table-cell office:value-type="float" office:value="0.249795918367347" calcext:value-type="float">
            <text:p>2.50E-01</text:p>
          </table:table-cell>
          <table:table-cell office:value-type="float" office:value="0.258595918367347" calcext:value-type="float">
            <text:p>2.59E-01</text:p>
          </table:table-cell>
          <table:table-cell office:value-type="float" office:value="0.271395918367347" calcext:value-type="float">
            <text:p>2.71E-01</text:p>
          </table:table-cell>
          <table:table-cell table:number-columns-repeated="10"/>
        </table:table-row>
        <table:table-row table:style-name="ro1">
          <table:table-cell office:value-type="float" office:value="0.373795918367347" calcext:value-type="float">
            <text:p>3.74E-01</text:p>
          </table:table-cell>
          <table:table-cell office:value-type="float" office:value="0.384195918367347" calcext:value-type="float">
            <text:p>3.84E-01</text:p>
          </table:table-cell>
          <table:table-cell office:value-type="float" office:value="0.371395918367347" calcext:value-type="float">
            <text:p>3.71E-01</text:p>
          </table:table-cell>
          <table:table-cell office:value-type="float" office:value="0.400195918367347" calcext:value-type="float">
            <text:p>4.00E-01</text:p>
          </table:table-cell>
          <table:table-cell office:value-type="float" office:value="0.416195918367347" calcext:value-type="float">
            <text:p>4.16E-01</text:p>
          </table:table-cell>
          <table:table-cell office:value-type="float" office:value="0.413795918367347" calcext:value-type="float">
            <text:p>4.14E-01</text:p>
          </table:table-cell>
          <table:table-cell office:value-type="float" office:value="0.419395918367347" calcext:value-type="float">
            <text:p>4.19E-01</text:p>
          </table:table-cell>
          <table:table-cell office:value-type="float" office:value="0.384995918367347" calcext:value-type="float">
            <text:p>3.85E-01</text:p>
          </table:table-cell>
          <table:table-cell office:value-type="float" office:value="0.401795918367347" calcext:value-type="float">
            <text:p>4.02E-01</text:p>
          </table:table-cell>
          <table:table-cell office:value-type="float" office:value="0.422595918367347" calcext:value-type="float">
            <text:p>4.23E-01</text:p>
          </table:table-cell>
          <table:table-cell office:value-type="float" office:value="0.228995918367347" calcext:value-type="float">
            <text:p>2.29E-01</text:p>
          </table:table-cell>
          <table:table-cell office:value-type="float" office:value="0.136195918367347" calcext:value-type="float">
            <text:p>1.36E-01</text:p>
          </table:table-cell>
          <table:table-cell office:value-type="float" office:value="0.316995918367347" calcext:value-type="float">
            <text:p>3.17E-01</text:p>
          </table:table-cell>
          <table:table-cell office:value-type="float" office:value="0.333795918367347" calcext:value-type="float">
            <text:p>3.34E-01</text:p>
          </table:table-cell>
          <table:table-cell office:value-type="float" office:value="0.310595918367347" calcext:value-type="float">
            <text:p>3.11E-01</text:p>
          </table:table-cell>
          <table:table-cell office:value-type="float" office:value="0.325795918367347" calcext:value-type="float">
            <text:p>3.26E-01</text:p>
          </table:table-cell>
          <table:table-cell office:value-type="float" office:value="0.369795918367347" calcext:value-type="float">
            <text:p>3.70E-01</text:p>
          </table:table-cell>
          <table:table-cell office:value-type="float" office:value="0.359395918367347" calcext:value-type="float">
            <text:p>3.59E-01</text:p>
          </table:table-cell>
          <table:table-cell office:value-type="float" office:value="0.292995918367347" calcext:value-type="float">
            <text:p>2.93E-01</text:p>
          </table:table-cell>
          <table:table-cell office:value-type="float" office:value="0.370595918367347" calcext:value-type="float">
            <text:p>3.71E-01</text:p>
          </table:table-cell>
          <table:table-cell table:number-columns-repeated="10"/>
        </table:table-row>
        <table:table-row table:style-name="ro1">
          <table:table-cell office:value-type="float" office:value="0.405795918367347" calcext:value-type="float">
            <text:p>4.06E-01</text:p>
          </table:table-cell>
          <table:table-cell office:value-type="float" office:value="0.411395918367347" calcext:value-type="float">
            <text:p>4.11E-01</text:p>
          </table:table-cell>
          <table:table-cell office:value-type="float" office:value="0.395395918367347" calcext:value-type="float">
            <text:p>3.95E-01</text:p>
          </table:table-cell>
          <table:table-cell office:value-type="float" office:value="0.415395918367347" calcext:value-type="float">
            <text:p>4.15E-01</text:p>
          </table:table-cell>
          <table:table-cell office:value-type="float" office:value="0.432995918367347" calcext:value-type="float">
            <text:p>4.33E-01</text:p>
          </table:table-cell>
          <table:table-cell office:value-type="float" office:value="0.436995918367347" calcext:value-type="float">
            <text:p>4.37E-01</text:p>
          </table:table-cell>
          <table:table-cell office:value-type="float" office:value="0.429795918367347" calcext:value-type="float">
            <text:p>4.30E-01</text:p>
          </table:table-cell>
          <table:table-cell office:value-type="float" office:value="0.452195918367347" calcext:value-type="float">
            <text:p>4.52E-01</text:p>
          </table:table-cell>
          <table:table-cell office:value-type="float" office:value="0.430595918367347" calcext:value-type="float">
            <text:p>4.31E-01</text:p>
          </table:table-cell>
          <table:table-cell office:value-type="float" office:value="0.433795918367347" calcext:value-type="float">
            <text:p>4.34E-01</text:p>
          </table:table-cell>
          <table:table-cell office:value-type="float" office:value="0.386595918367347" calcext:value-type="float">
            <text:p>3.87E-01</text:p>
          </table:table-cell>
          <table:table-cell office:value-type="float" office:value="0.358595918367347" calcext:value-type="float">
            <text:p>3.59E-01</text:p>
          </table:table-cell>
          <table:table-cell office:value-type="float" office:value="0.367395918367347" calcext:value-type="float">
            <text:p>3.67E-01</text:p>
          </table:table-cell>
          <table:table-cell office:value-type="float" office:value="0.322595918367347" calcext:value-type="float">
            <text:p>3.23E-01</text:p>
          </table:table-cell>
          <table:table-cell office:value-type="float" office:value="0.356995918367347" calcext:value-type="float">
            <text:p>3.57E-01</text:p>
          </table:table-cell>
          <table:table-cell office:value-type="float" office:value="0.332995918367347" calcext:value-type="float">
            <text:p>3.33E-01</text:p>
          </table:table-cell>
          <table:table-cell office:value-type="float" office:value="0.396195918367347" calcext:value-type="float">
            <text:p>3.96E-01</text:p>
          </table:table-cell>
          <table:table-cell office:value-type="float" office:value="0.394595918367347" calcext:value-type="float">
            <text:p>3.95E-01</text:p>
          </table:table-cell>
          <table:table-cell office:value-type="float" office:value="0.356995918367347" calcext:value-type="float">
            <text:p>3.57E-01</text:p>
          </table:table-cell>
          <table:table-cell office:value-type="float" office:value="0.392995918367347" calcext:value-type="float">
            <text:p>3.93E-01</text:p>
          </table:table-cell>
          <table:table-cell table:number-columns-repeated="10"/>
        </table:table-row>
        <table:table-row table:style-name="ro1">
          <table:table-cell office:value-type="float" office:value="0.375395918367347" calcext:value-type="float">
            <text:p>3.75E-01</text:p>
          </table:table-cell>
          <table:table-cell office:value-type="float" office:value="0.405795918367347" calcext:value-type="float">
            <text:p>4.06E-01</text:p>
          </table:table-cell>
          <table:table-cell office:value-type="float" office:value="0.377795918367347" calcext:value-type="float">
            <text:p>3.78E-01</text:p>
          </table:table-cell>
          <table:table-cell office:value-type="float" office:value="0.400995918367347" calcext:value-type="float">
            <text:p>4.01E-01</text:p>
          </table:table-cell>
          <table:table-cell office:value-type="float" office:value="0.409795918367347" calcext:value-type="float">
            <text:p>4.10E-01</text:p>
          </table:table-cell>
          <table:table-cell office:value-type="float" office:value="0.396195918367347" calcext:value-type="float">
            <text:p>3.96E-01</text:p>
          </table:table-cell>
          <table:table-cell office:value-type="float" office:value="0.402595918367347" calcext:value-type="float">
            <text:p>4.03E-01</text:p>
          </table:table-cell>
          <table:table-cell office:value-type="float" office:value="0.400195918367347" calcext:value-type="float">
            <text:p>4.00E-01</text:p>
          </table:table-cell>
          <table:table-cell office:value-type="float" office:value="0.392995918367347" calcext:value-type="float">
            <text:p>3.93E-01</text:p>
          </table:table-cell>
          <table:table-cell office:value-type="float" office:value="0.384195918367347" calcext:value-type="float">
            <text:p>3.84E-01</text:p>
          </table:table-cell>
          <table:table-cell office:value-type="float" office:value="0.351395918367347" calcext:value-type="float">
            <text:p>3.51E-01</text:p>
          </table:table-cell>
          <table:table-cell office:value-type="float" office:value="0.366595918367347" calcext:value-type="float">
            <text:p>3.67E-01</text:p>
          </table:table-cell>
          <table:table-cell office:value-type="float" office:value="0.306595918367347" calcext:value-type="float">
            <text:p>3.07E-01</text:p>
          </table:table-cell>
          <table:table-cell office:value-type="float" office:value="0.343395918367347" calcext:value-type="float">
            <text:p>3.43E-01</text:p>
          </table:table-cell>
          <table:table-cell office:value-type="float" office:value="0.364995918367347" calcext:value-type="float">
            <text:p>3.65E-01</text:p>
          </table:table-cell>
          <table:table-cell office:value-type="float" office:value="0.365795918367347" calcext:value-type="float">
            <text:p>3.66E-01</text:p>
          </table:table-cell>
          <table:table-cell office:value-type="float" office:value="0.372995918367347" calcext:value-type="float">
            <text:p>3.73E-01</text:p>
          </table:table-cell>
          <table:table-cell office:value-type="float" office:value="0.330595918367347" calcext:value-type="float">
            <text:p>3.31E-01</text:p>
          </table:table-cell>
          <table:table-cell office:value-type="float" office:value="0.360195918367347" calcext:value-type="float">
            <text:p>3.60E-01</text:p>
          </table:table-cell>
          <table:table-cell office:value-type="float" office:value="0.395395918367347" calcext:value-type="float">
            <text:p>3.95E-01</text:p>
          </table:table-cell>
          <table:table-cell table:number-columns-repeated="10"/>
        </table:table-row>
        <table:table-row table:style-name="ro1">
          <table:table-cell office:value-type="float" office:value="0.373795918367347" calcext:value-type="float">
            <text:p>3.74E-01</text:p>
          </table:table-cell>
          <table:table-cell office:value-type="float" office:value="0.341795918367347" calcext:value-type="float">
            <text:p>3.42E-01</text:p>
          </table:table-cell>
          <table:table-cell office:value-type="float" office:value="0.364995918367347" calcext:value-type="float">
            <text:p>3.65E-01</text:p>
          </table:table-cell>
          <table:table-cell office:value-type="float" office:value="0.368195918367347" calcext:value-type="float">
            <text:p>3.68E-01</text:p>
          </table:table-cell>
          <table:table-cell office:value-type="float" office:value="0.372195918367347" calcext:value-type="float">
            <text:p>3.72E-01</text:p>
          </table:table-cell>
          <table:table-cell office:value-type="float" office:value="0.384195918367347" calcext:value-type="float">
            <text:p>3.84E-01</text:p>
          </table:table-cell>
          <table:table-cell office:value-type="float" office:value="0.397795918367347" calcext:value-type="float">
            <text:p>3.98E-01</text:p>
          </table:table-cell>
          <table:table-cell office:value-type="float" office:value="0.393795918367347" calcext:value-type="float">
            <text:p>3.94E-01</text:p>
          </table:table-cell>
          <table:table-cell office:value-type="float" office:value="0.350595918367347" calcext:value-type="float">
            <text:p>3.51E-01</text:p>
          </table:table-cell>
          <table:table-cell office:value-type="float" office:value="0.364195918367347" calcext:value-type="float">
            <text:p>3.64E-01</text:p>
          </table:table-cell>
          <table:table-cell office:value-type="float" office:value="0.190595918367347" calcext:value-type="float">
            <text:p>1.91E-01</text:p>
          </table:table-cell>
          <table:table-cell office:value-type="float" office:value="0.327395918367347" calcext:value-type="float">
            <text:p>3.27E-01</text:p>
          </table:table-cell>
          <table:table-cell office:value-type="float" office:value="0.401795918367347" calcext:value-type="float">
            <text:p>4.02E-01</text:p>
          </table:table-cell>
          <table:table-cell office:value-type="float" office:value="0.396195918367347" calcext:value-type="float">
            <text:p>3.96E-01</text:p>
          </table:table-cell>
          <table:table-cell office:value-type="float" office:value="0.384995918367347" calcext:value-type="float">
            <text:p>3.85E-01</text:p>
          </table:table-cell>
          <table:table-cell office:value-type="float" office:value="0.372995918367347" calcext:value-type="float">
            <text:p>3.73E-01</text:p>
          </table:table-cell>
          <table:table-cell office:value-type="float" office:value="0.399395918367347" calcext:value-type="float">
            <text:p>3.99E-01</text:p>
          </table:table-cell>
          <table:table-cell office:value-type="float" office:value="0.408995918367347" calcext:value-type="float">
            <text:p>4.09E-01</text:p>
          </table:table-cell>
          <table:table-cell office:value-type="float" office:value="0.394595918367347" calcext:value-type="float">
            <text:p>3.95E-01</text:p>
          </table:table-cell>
          <table:table-cell office:value-type="float" office:value="0.408195918367347" calcext:value-type="float">
            <text:p>4.08E-01</text:p>
          </table:table-cell>
          <table:table-cell table:number-columns-repeated="10"/>
        </table:table-row>
        <table:table-row table:style-name="ro1">
          <table:table-cell office:value-type="float" office:value="0.341795918367347" calcext:value-type="float">
            <text:p>3.42E-01</text:p>
          </table:table-cell>
          <table:table-cell office:value-type="float" office:value="0.343395918367347" calcext:value-type="float">
            <text:p>3.43E-01</text:p>
          </table:table-cell>
          <table:table-cell office:value-type="float" office:value="0.398595918367347" calcext:value-type="float">
            <text:p>3.99E-01</text:p>
          </table:table-cell>
          <table:table-cell office:value-type="float" office:value="0.370595918367347" calcext:value-type="float">
            <text:p>3.71E-01</text:p>
          </table:table-cell>
          <table:table-cell office:value-type="float" office:value="0.402595918367347" calcext:value-type="float">
            <text:p>4.03E-01</text:p>
          </table:table-cell>
          <table:table-cell office:value-type="float" office:value="0.397795918367347" calcext:value-type="float">
            <text:p>3.98E-01</text:p>
          </table:table-cell>
          <table:table-cell office:value-type="float" office:value="0.390595918367347" calcext:value-type="float">
            <text:p>3.91E-01</text:p>
          </table:table-cell>
          <table:table-cell office:value-type="float" office:value="0.416995918367347" calcext:value-type="float">
            <text:p>4.17E-01</text:p>
          </table:table-cell>
          <table:table-cell office:value-type="float" office:value="0.420995918367347" calcext:value-type="float">
            <text:p>4.21E-01</text:p>
          </table:table-cell>
          <table:table-cell office:value-type="float" office:value="0.405795918367347" calcext:value-type="float">
            <text:p>4.06E-01</text:p>
          </table:table-cell>
          <table:table-cell office:value-type="float" office:value="0.213795918367347" calcext:value-type="float">
            <text:p>2.14E-01</text:p>
          </table:table-cell>
          <table:table-cell office:value-type="float" office:value="0.160995918367347" calcext:value-type="float">
            <text:p>1.61E-01</text:p>
          </table:table-cell>
          <table:table-cell office:value-type="float" office:value="0.347395918367347" calcext:value-type="float">
            <text:p>3.47E-01</text:p>
          </table:table-cell>
          <table:table-cell office:value-type="float" office:value="0.369795918367347" calcext:value-type="float">
            <text:p>3.70E-01</text:p>
          </table:table-cell>
          <table:table-cell office:value-type="float" office:value="0.362595918367347" calcext:value-type="float">
            <text:p>3.63E-01</text:p>
          </table:table-cell>
          <table:table-cell office:value-type="float" office:value="0.348195918367347" calcext:value-type="float">
            <text:p>3.48E-01</text:p>
          </table:table-cell>
          <table:table-cell office:value-type="float" office:value="0.388995918367347" calcext:value-type="float">
            <text:p>3.89E-01</text:p>
          </table:table-cell>
          <table:table-cell office:value-type="float" office:value="0.407395918367347" calcext:value-type="float">
            <text:p>4.07E-01</text:p>
          </table:table-cell>
          <table:table-cell office:value-type="float" office:value="0.390595918367347" calcext:value-type="float">
            <text:p>3.91E-01</text:p>
          </table:table-cell>
          <table:table-cell office:value-type="float" office:value="0.405795918367347" calcext:value-type="float">
            <text:p>4.06E-01</text:p>
          </table:table-cell>
          <table:table-cell table:number-columns-repeated="10"/>
        </table:table-row>
        <table:table-row table:style-name="ro1">
          <table:table-cell office:value-type="float" office:value="0.360995918367347" calcext:value-type="float">
            <text:p>3.61E-01</text:p>
          </table:table-cell>
          <table:table-cell office:value-type="float" office:value="0.342595918367347" calcext:value-type="float">
            <text:p>3.43E-01</text:p>
          </table:table-cell>
          <table:table-cell office:value-type="float" office:value="0.403395918367347" calcext:value-type="float">
            <text:p>4.03E-01</text:p>
          </table:table-cell>
          <table:table-cell office:value-type="float" office:value="0.395395918367347" calcext:value-type="float">
            <text:p>3.95E-01</text:p>
          </table:table-cell>
          <table:table-cell office:value-type="float" office:value="0.378595918367347" calcext:value-type="float">
            <text:p>3.79E-01</text:p>
          </table:table-cell>
          <table:table-cell office:value-type="float" office:value="0.396195918367347" calcext:value-type="float">
            <text:p>3.96E-01</text:p>
          </table:table-cell>
          <table:table-cell table:number-columns-repeated="2" office:value-type="float" office:value="0.420995918367347" calcext:value-type="float">
            <text:p>4.21E-01</text:p>
          </table:table-cell>
          <table:table-cell office:value-type="float" office:value="0.393795918367347" calcext:value-type="float">
            <text:p>3.94E-01</text:p>
          </table:table-cell>
          <table:table-cell office:value-type="float" office:value="0.395395918367347" calcext:value-type="float">
            <text:p>3.95E-01</text:p>
          </table:table-cell>
          <table:table-cell office:value-type="float" office:value="0.296995918367347" calcext:value-type="float">
            <text:p>2.97E-01</text:p>
          </table:table-cell>
          <table:table-cell office:value-type="float" office:value="0.298595918367347" calcext:value-type="float">
            <text:p>2.99E-01</text:p>
          </table:table-cell>
          <table:table-cell office:value-type="float" office:value="0.265795918367347" calcext:value-type="float">
            <text:p>2.66E-01</text:p>
          </table:table-cell>
          <table:table-cell office:value-type="float" office:value="0.305795918367347" calcext:value-type="float">
            <text:p>3.06E-01</text:p>
          </table:table-cell>
          <table:table-cell office:value-type="float" office:value="0.299395918367347" calcext:value-type="float">
            <text:p>2.99E-01</text:p>
          </table:table-cell>
          <table:table-cell office:value-type="float" office:value="0.344995918367347" calcext:value-type="float">
            <text:p>3.45E-01</text:p>
          </table:table-cell>
          <table:table-cell office:value-type="float" office:value="0.333795918367347" calcext:value-type="float">
            <text:p>3.34E-01</text:p>
          </table:table-cell>
          <table:table-cell office:value-type="float" office:value="0.331395918367347" calcext:value-type="float">
            <text:p>3.31E-01</text:p>
          </table:table-cell>
          <table:table-cell office:value-type="float" office:value="0.368995918367347" calcext:value-type="float">
            <text:p>3.69E-01</text:p>
          </table:table-cell>
          <table:table-cell office:value-type="float" office:value="0.384195918367347" calcext:value-type="float">
            <text:p>3.84E-01</text:p>
          </table:table-cell>
          <table:table-cell table:number-columns-repeated="10"/>
        </table:table-row>
        <table:table-row table:style-name="ro1">
          <table:table-cell office:value-type="float" office:value="0.284995918367347" calcext:value-type="float">
            <text:p>2.85E-01</text:p>
          </table:table-cell>
          <table:table-cell office:value-type="float" office:value="0.348995918367347" calcext:value-type="float">
            <text:p>3.49E-01</text:p>
          </table:table-cell>
          <table:table-cell office:value-type="float" office:value="0.352195918367347" calcext:value-type="float">
            <text:p>3.52E-01</text:p>
          </table:table-cell>
          <table:table-cell office:value-type="float" office:value="0.369795918367347" calcext:value-type="float">
            <text:p>3.70E-01</text:p>
          </table:table-cell>
          <table:table-cell office:value-type="float" office:value="0.396195918367347" calcext:value-type="float">
            <text:p>3.96E-01</text:p>
          </table:table-cell>
          <table:table-cell office:value-type="float" office:value="0.399395918367347" calcext:value-type="float">
            <text:p>3.99E-01</text:p>
          </table:table-cell>
          <table:table-cell office:value-type="float" office:value="0.396195918367347" calcext:value-type="float">
            <text:p>3.96E-01</text:p>
          </table:table-cell>
          <table:table-cell office:value-type="float" office:value="0.389795918367347" calcext:value-type="float">
            <text:p>3.90E-01</text:p>
          </table:table-cell>
          <table:table-cell office:value-type="float" office:value="0.405795918367347" calcext:value-type="float">
            <text:p>4.06E-01</text:p>
          </table:table-cell>
          <table:table-cell office:value-type="float" office:value="0.407395918367347" calcext:value-type="float">
            <text:p>4.07E-01</text:p>
          </table:table-cell>
          <table:table-cell office:value-type="float" office:value="0.040995918367347" calcext:value-type="float">
            <text:p>4.10E-02</text:p>
          </table:table-cell>
          <table:table-cell office:value-type="float" office:value="0.208995918367347" calcext:value-type="float">
            <text:p>2.09E-01</text:p>
          </table:table-cell>
          <table:table-cell office:value-type="float" office:value="0.105795918367347" calcext:value-type="float">
            <text:p>1.06E-01</text:p>
          </table:table-cell>
          <table:table-cell office:value-type="float" office:value="0.130595918367347" calcext:value-type="float">
            <text:p>1.31E-01</text:p>
          </table:table-cell>
          <table:table-cell office:value-type="float" office:value="0.201795918367347" calcext:value-type="float">
            <text:p>2.02E-01</text:p>
          </table:table-cell>
          <table:table-cell office:value-type="float" office:value="0.122595918367347" calcext:value-type="float">
            <text:p>1.23E-01</text:p>
          </table:table-cell>
          <table:table-cell office:value-type="float" office:value="0.107395918367347" calcext:value-type="float">
            <text:p>1.07E-01</text:p>
          </table:table-cell>
          <table:table-cell office:value-type="float" office:value="0.128195918367347" calcext:value-type="float">
            <text:p>1.28E-01</text:p>
          </table:table-cell>
          <table:table-cell office:value-type="float" office:value="0.158595918367347" calcext:value-type="float">
            <text:p>1.59E-01</text:p>
          </table:table-cell>
          <table:table-cell office:value-type="float" office:value="0.196195918367347" calcext:value-type="float">
            <text:p>1.96E-01</text:p>
          </table:table-cell>
          <table:table-cell table:number-columns-repeated="10"/>
        </table:table-row>
        <table:table-row table:style-name="ro1">
          <table:table-cell office:value-type="float" office:value="0.290595918367347" calcext:value-type="float">
            <text:p>2.91E-01</text:p>
          </table:table-cell>
          <table:table-cell table:number-columns-repeated="2" office:value-type="float" office:value="0.392195918367347" calcext:value-type="float">
            <text:p>3.92E-01</text:p>
          </table:table-cell>
          <table:table-cell office:value-type="float" office:value="0.380995918367347" calcext:value-type="float">
            <text:p>3.81E-01</text:p>
          </table:table-cell>
          <table:table-cell office:value-type="float" office:value="0.395395918367347" calcext:value-type="float">
            <text:p>3.95E-01</text:p>
          </table:table-cell>
          <table:table-cell office:value-type="float" office:value="0.415395918367347" calcext:value-type="float">
            <text:p>4.15E-01</text:p>
          </table:table-cell>
          <table:table-cell office:value-type="float" office:value="0.403395918367347" calcext:value-type="float">
            <text:p>4.03E-01</text:p>
          </table:table-cell>
          <table:table-cell office:value-type="float" office:value="0.387395918367347" calcext:value-type="float">
            <text:p>3.87E-01</text:p>
          </table:table-cell>
          <table:table-cell office:value-type="float" office:value="0.400995918367347" calcext:value-type="float">
            <text:p>4.01E-01</text:p>
          </table:table-cell>
          <table:table-cell office:value-type="float" office:value="0.396195918367347" calcext:value-type="float">
            <text:p>3.96E-01</text:p>
          </table:table-cell>
          <table:table-cell office:value-type="float" office:value="0.124195918367347" calcext:value-type="float">
            <text:p>1.24E-01</text:p>
          </table:table-cell>
          <table:table-cell office:value-type="float" office:value="0.156995918367347" calcext:value-type="float">
            <text:p>1.57E-01</text:p>
          </table:table-cell>
          <table:table-cell office:value-type="float" office:value="0.087395918367347" calcext:value-type="float">
            <text:p>8.74E-02</text:p>
          </table:table-cell>
          <table:table-cell office:value-type="float" office:value="0.168995918367347" calcext:value-type="float">
            <text:p>1.69E-01</text:p>
          </table:table-cell>
          <table:table-cell office:value-type="float" office:value="0.159395918367347" calcext:value-type="float">
            <text:p>1.59E-01</text:p>
          </table:table-cell>
          <table:table-cell office:value-type="float" office:value="0.176195918367347" calcext:value-type="float">
            <text:p>1.76E-01</text:p>
          </table:table-cell>
          <table:table-cell office:value-type="float" office:value="0.148995918367347" calcext:value-type="float">
            <text:p>1.49E-01</text:p>
          </table:table-cell>
          <table:table-cell office:value-type="float" office:value="0.134595918367347" calcext:value-type="float">
            <text:p>1.35E-01</text:p>
          </table:table-cell>
          <table:table-cell office:value-type="float" office:value="0.191395918367347" calcext:value-type="float">
            <text:p>1.91E-01</text:p>
          </table:table-cell>
          <table:table-cell office:value-type="float" office:value="0.172995918367347" calcext:value-type="float">
            <text:p>1.73E-01</text:p>
          </table:table-cell>
          <table:table-cell table:number-columns-repeated="10"/>
        </table:table-row>
        <table:table-row table:style-name="ro1">
          <table:table-cell table:style-name="ce32" office:value-type="float" office:value="0.412995918367347" calcext:value-type="float">
            <text:p>4.13E-01</text:p>
          </table:table-cell>
          <table:table-cell table:style-name="ce32" office:value-type="float" office:value="0.424195918367347" calcext:value-type="float">
            <text:p>4.24E-01</text:p>
          </table:table-cell>
          <table:table-cell table:style-name="ce32" office:value-type="float" office:value="0.412195918367347" calcext:value-type="float">
            <text:p>4.12E-01</text:p>
          </table:table-cell>
          <table:table-cell table:style-name="ce32" office:value-type="float" office:value="0.402595918367347" calcext:value-type="float">
            <text:p>4.03E-01</text:p>
          </table:table-cell>
          <table:table-cell table:style-name="ce32" office:value-type="float" office:value="0.420995918367347" calcext:value-type="float">
            <text:p>4.21E-01</text:p>
          </table:table-cell>
          <table:table-cell table:style-name="ce32" office:value-type="float" office:value="0.399395918367347" calcext:value-type="float">
            <text:p>3.99E-01</text:p>
          </table:table-cell>
          <table:table-cell table:style-name="ce32" office:value-type="float" office:value="0.425795918367347" calcext:value-type="float">
            <text:p>4.26E-01</text:p>
          </table:table-cell>
          <table:table-cell table:style-name="ce32" office:value-type="float" office:value="0.410595918367347" calcext:value-type="float">
            <text:p>4.11E-01</text:p>
          </table:table-cell>
          <table:table-cell table:style-name="ce32" office:value-type="float" office:value="0.415395918367347" calcext:value-type="float">
            <text:p>4.15E-01</text:p>
          </table:table-cell>
          <table:table-cell table:style-name="ce32" office:value-type="float" office:value="0.414595918367347" calcext:value-type="float">
            <text:p>4.15E-01</text:p>
          </table:table-cell>
          <table:table-cell table:style-name="ce32" office:value-type="float" office:value="0.236195918367347" calcext:value-type="float">
            <text:p>2.36E-01</text:p>
          </table:table-cell>
          <table:table-cell table:style-name="ce32" office:value-type="float" office:value="0.167395918367347" calcext:value-type="float">
            <text:p>1.67E-01</text:p>
          </table:table-cell>
          <table:table-cell table:style-name="ce32" office:value-type="float" office:value="0.330595918367347" calcext:value-type="float">
            <text:p>3.31E-01</text:p>
          </table:table-cell>
          <table:table-cell table:style-name="ce32" office:value-type="float" office:value="0.353795918367347" calcext:value-type="float">
            <text:p>3.54E-01</text:p>
          </table:table-cell>
          <table:table-cell table:style-name="ce32" office:value-type="float" office:value="0.391395918367347" calcext:value-type="float">
            <text:p>3.91E-01</text:p>
          </table:table-cell>
          <table:table-cell table:style-name="ce32" office:value-type="float" office:value="0.384195918367347" calcext:value-type="float">
            <text:p>3.84E-01</text:p>
          </table:table-cell>
          <table:table-cell table:number-columns-repeated="2" table:style-name="ce32" office:value-type="float" office:value="0.383395918367347" calcext:value-type="float">
            <text:p>3.83E-01</text:p>
          </table:table-cell>
          <table:table-cell table:style-name="ce32" office:value-type="float" office:value="0.404995918367347" calcext:value-type="float">
            <text:p>4.05E-01</text:p>
          </table:table-cell>
          <table:table-cell table:style-name="ce32" office:value-type="float" office:value="0.396995918367347" calcext:value-type="float">
            <text:p>3.97E-01</text:p>
          </table:table-cell>
          <table:table-cell table:number-columns-repeated="10"/>
        </table:table-row>
        <table:table-row table:style-name="ro1">
          <table:table-cell table:style-name="ce33" table:formula="of:=AVERAGE([.A24:.A33])" office:value-type="float" office:value="0.347875918367347" calcext:value-type="float">
            <text:p>3.48E-01</text:p>
          </table:table-cell>
          <table:table-cell table:style-name="ce33" table:formula="of:=AVERAGE([.B24:.B33])" office:value-type="float" office:value="0.376035918367347" calcext:value-type="float">
            <text:p>3.76E-01</text:p>
          </table:table-cell>
          <table:table-cell table:style-name="ce33" table:formula="of:=AVERAGE([.C24:.C33])" office:value-type="float" office:value="0.387475918367347" calcext:value-type="float">
            <text:p>3.87E-01</text:p>
          </table:table-cell>
          <table:table-cell table:style-name="ce33" table:formula="of:=AVERAGE([.D24:.D33])" office:value-type="float" office:value="0.387955918367347" calcext:value-type="float">
            <text:p>3.88E-01</text:p>
          </table:table-cell>
          <table:table-cell table:style-name="ce33" table:formula="of:=AVERAGE([.E24:.E33])" office:value-type="float" office:value="0.400915918367347" calcext:value-type="float">
            <text:p>4.01E-01</text:p>
          </table:table-cell>
          <table:table-cell table:style-name="ce33" table:formula="of:=AVERAGE([.F24:.F33])" office:value-type="float" office:value="0.401955918367347" calcext:value-type="float">
            <text:p>4.02E-01</text:p>
          </table:table-cell>
          <table:table-cell table:style-name="ce33" table:formula="of:=AVERAGE([.G24:.G33])" office:value-type="float" office:value="0.408195918367347" calcext:value-type="float">
            <text:p>4.08E-01</text:p>
          </table:table-cell>
          <table:table-cell table:style-name="ce33" table:formula="of:=AVERAGE([.H24:.H33])" office:value-type="float" office:value="0.406915918367347" calcext:value-type="float">
            <text:p>4.07E-01</text:p>
          </table:table-cell>
          <table:table-cell table:style-name="ce33" table:formula="of:=AVERAGE([.I24:.I33])" office:value-type="float" office:value="0.400035918367347" calcext:value-type="float">
            <text:p>4.00E-01</text:p>
          </table:table-cell>
          <table:table-cell table:style-name="ce33" table:formula="of:=AVERAGE([.J24:.J33])" office:value-type="float" office:value="0.400115918367347" calcext:value-type="float">
            <text:p>4.00E-01</text:p>
          </table:table-cell>
          <table:table-cell table:style-name="ce33" table:formula="of:=AVERAGE([.K24:.K33])" office:value-type="float" office:value="0.212115918367347" calcext:value-type="float">
            <text:p>2.12E-01</text:p>
          </table:table-cell>
          <table:table-cell table:style-name="ce33" table:formula="of:=AVERAGE([.L24:.L33])" office:value-type="float" office:value="0.229715918367347" calcext:value-type="float">
            <text:p>2.30E-01</text:p>
          </table:table-cell>
          <table:table-cell table:style-name="ce33" table:formula="of:=AVERAGE([.M24:.M33])" office:value-type="float" office:value="0.264275918367347" calcext:value-type="float">
            <text:p>2.64E-01</text:p>
          </table:table-cell>
          <table:table-cell table:style-name="ce33" table:formula="of:=AVERAGE([.N24:.N33])" office:value-type="float" office:value="0.290595918367347" calcext:value-type="float">
            <text:p>2.91E-01</text:p>
          </table:table-cell>
          <table:table-cell table:style-name="ce33" table:formula="of:=AVERAGE([.O24:.O33])" office:value-type="float" office:value="0.298035918367347" calcext:value-type="float">
            <text:p>2.98E-01</text:p>
          </table:table-cell>
          <table:table-cell table:style-name="ce33" table:formula="of:=AVERAGE([.P24:.P33])" office:value-type="float" office:value="0.300115918367347" calcext:value-type="float">
            <text:p>3.00E-01</text:p>
          </table:table-cell>
          <table:table-cell table:style-name="ce33" table:formula="of:=AVERAGE([.Q24:.Q33])" office:value-type="float" office:value="0.308515918367347" calcext:value-type="float">
            <text:p>3.09E-01</text:p>
          </table:table-cell>
          <table:table-cell table:style-name="ce33" table:formula="of:=AVERAGE([.R24:.R33])" office:value-type="float" office:value="0.312835918367347" calcext:value-type="float">
            <text:p>3.13E-01</text:p>
          </table:table-cell>
          <table:table-cell table:style-name="ce33" table:formula="of:=AVERAGE([.S24:.S33])" office:value-type="float" office:value="0.317795918367347" calcext:value-type="float">
            <text:p>3.18E-01</text:p>
          </table:table-cell>
          <table:table-cell table:style-name="ce33" table:formula="of:=AVERAGE([.T24:.T33])" office:value-type="float" office:value="0.339475918367347" calcext:value-type="float">
            <text:p>3.39E-01</text:p>
          </table:table-cell>
          <table:table-cell table:number-columns-repeated="10"/>
        </table:table-row>
        <table:table-row table:style-name="ro1">
          <table:table-cell table:style-name="ce33" table:formula="of:=MEDIAN([.A24:.A33])" office:value-type="float" office:value="0.367395918367347" calcext:value-type="float">
            <text:p>3.67E-01</text:p>
          </table:table-cell>
          <table:table-cell table:style-name="ce33" table:formula="of:=MEDIAN([.B24:.B33])" office:value-type="float" office:value="0.374995918367347" calcext:value-type="float">
            <text:p>3.75E-01</text:p>
          </table:table-cell>
          <table:table-cell table:style-name="ce33" table:formula="of:=MEDIAN([.C24:.C33])" office:value-type="float" office:value="0.393795918367347" calcext:value-type="float">
            <text:p>3.94E-01</text:p>
          </table:table-cell>
          <table:table-cell table:style-name="ce33" table:formula="of:=MEDIAN([.D24:.D33])" office:value-type="float" office:value="0.388195918367347" calcext:value-type="float">
            <text:p>3.88E-01</text:p>
          </table:table-cell>
          <table:table-cell table:style-name="ce33" table:formula="of:=MEDIAN([.E24:.E33])" office:value-type="float" office:value="0.399395918367347" calcext:value-type="float">
            <text:p>3.99E-01</text:p>
          </table:table-cell>
          <table:table-cell table:style-name="ce33" table:formula="of:=MEDIAN([.F24:.F33])" office:value-type="float" office:value="0.398595918367347" calcext:value-type="float">
            <text:p>3.99E-01</text:p>
          </table:table-cell>
          <table:table-cell table:style-name="ce33" table:formula="of:=MEDIAN([.G24:.G33])" office:value-type="float" office:value="0.402995918367347" calcext:value-type="float">
            <text:p>4.03E-01</text:p>
          </table:table-cell>
          <table:table-cell table:style-name="ce33" table:formula="of:=MEDIAN([.H24:.H33])" office:value-type="float" office:value="0.405395918367347" calcext:value-type="float">
            <text:p>4.05E-01</text:p>
          </table:table-cell>
          <table:table-cell table:style-name="ce33" table:formula="of:=MEDIAN([.I24:.I33])" office:value-type="float" office:value="0.401395918367347" calcext:value-type="float">
            <text:p>4.01E-01</text:p>
          </table:table-cell>
          <table:table-cell table:style-name="ce33" table:formula="of:=MEDIAN([.J24:.J33])" office:value-type="float" office:value="0.400995918367347" calcext:value-type="float">
            <text:p>4.01E-01</text:p>
          </table:table-cell>
          <table:table-cell table:style-name="ce33" table:formula="of:=MEDIAN([.K24:.K33])" office:value-type="float" office:value="0.221395918367347" calcext:value-type="float">
            <text:p>2.21E-01</text:p>
          </table:table-cell>
          <table:table-cell table:style-name="ce33" table:formula="of:=MEDIAN([.L24:.L33])" office:value-type="float" office:value="0.188195918367347" calcext:value-type="float">
            <text:p>1.88E-01</text:p>
          </table:table-cell>
          <table:table-cell table:style-name="ce33" table:formula="of:=MEDIAN([.M24:.M33])" office:value-type="float" office:value="0.311795918367347" calcext:value-type="float">
            <text:p>3.12E-01</text:p>
          </table:table-cell>
          <table:table-cell table:style-name="ce33" table:formula="of:=MEDIAN([.N24:.N33])" office:value-type="float" office:value="0.328195918367347" calcext:value-type="float">
            <text:p>3.28E-01</text:p>
          </table:table-cell>
          <table:table-cell table:style-name="ce33" table:formula="of:=MEDIAN([.O24:.O33])" office:value-type="float" office:value="0.333795918367347" calcext:value-type="float">
            <text:p>3.34E-01</text:p>
          </table:table-cell>
          <table:table-cell table:style-name="ce33" table:formula="of:=MEDIAN([.P24:.P33])" office:value-type="float" office:value="0.338995918367347" calcext:value-type="float">
            <text:p>3.39E-01</text:p>
          </table:table-cell>
          <table:table-cell table:style-name="ce33" table:formula="of:=MEDIAN([.Q24:.Q33])" office:value-type="float" office:value="0.371395918367347" calcext:value-type="float">
            <text:p>3.71E-01</text:p>
          </table:table-cell>
          <table:table-cell table:style-name="ce33" table:formula="of:=MEDIAN([.R24:.R33])" office:value-type="float" office:value="0.345395918367347" calcext:value-type="float">
            <text:p>3.45E-01</text:p>
          </table:table-cell>
          <table:table-cell table:style-name="ce33" table:formula="of:=MEDIAN([.S24:.S33])" office:value-type="float" office:value="0.358595918367347" calcext:value-type="float">
            <text:p>3.59E-01</text:p>
          </table:table-cell>
          <table:table-cell table:style-name="ce33" table:formula="of:=MEDIAN([.T24:.T33])" office:value-type="float" office:value="0.388595918367347" calcext:value-type="float">
            <text:p>3.89E-01</text:p>
          </table:table-cell>
          <table:table-cell table:number-columns-repeated="10"/>
        </table:table-row>
        <table:table-row table:style-name="ro1" table:number-rows-repeated="3">
          <table:table-cell table:style-name="Default" table:number-columns-repeated="20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20" table:number-rows-spanned="1">
            <text:p>EA YPMSD lin enc Target-Size 22 LCMC</text:p>
          </table:table-cell>
          <table:covered-table-cell table:number-columns-repeated="19" table:style-name="Default"/>
          <table:table-cell table:number-columns-repeated="10"/>
        </table:table-row>
        <table:table-row table:style-name="ro1">
          <table:table-cell table:style-name="ce30" office:value-type="float" office:value="1" calcext:value-type="float" table:number-columns-spanned="10" table:number-rows-spanned="1">
            <text:p>1</text:p>
          </table:table-cell>
          <table:covered-table-cell table:number-columns-repeated="9" table:style-name="ce30"/>
          <table:table-cell table:style-name="ce30" office:value-type="float" office:value="2" calcext:value-type="float" table:number-columns-spanned="10" table:number-rows-spanned="1">
            <text:p>2</text:p>
          </table:table-cell>
          <table:covered-table-cell table:number-columns-repeated="9" table:style-name="ce30"/>
          <table:table-cell table:number-columns-repeated="1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0.392195918367347" calcext:value-type="float">
            <text:p>3.92E-01</text:p>
          </table:table-cell>
          <table:table-cell office:value-type="float" office:value="0.420995918367347" calcext:value-type="float">
            <text:p>4.21E-01</text:p>
          </table:table-cell>
          <table:table-cell office:value-type="float" office:value="0.415395918367347" calcext:value-type="float">
            <text:p>4.15E-01</text:p>
          </table:table-cell>
          <table:table-cell office:value-type="float" office:value="0.412195918367347" calcext:value-type="float">
            <text:p>4.12E-01</text:p>
          </table:table-cell>
          <table:table-cell office:value-type="float" office:value="0.434595918367347" calcext:value-type="float">
            <text:p>4.35E-01</text:p>
          </table:table-cell>
          <table:table-cell office:value-type="float" office:value="0.425795918367347" calcext:value-type="float">
            <text:p>4.26E-01</text:p>
          </table:table-cell>
          <table:table-cell office:value-type="float" office:value="0.424995918367347" calcext:value-type="float">
            <text:p>4.25E-01</text:p>
          </table:table-cell>
          <table:table-cell office:value-type="float" office:value="0.461795918367347" calcext:value-type="float">
            <text:p>4.62E-01</text:p>
          </table:table-cell>
          <table:table-cell office:value-type="float" office:value="0.444995918367347" calcext:value-type="float">
            <text:p>4.45E-01</text:p>
          </table:table-cell>
          <table:table-cell office:value-type="float" office:value="0.464195918367347" calcext:value-type="float">
            <text:p>4.64E-01</text:p>
          </table:table-cell>
          <table:table-cell office:value-type="float" office:value="0.225795918367347" calcext:value-type="float">
            <text:p>2.26E-01</text:p>
          </table:table-cell>
          <table:table-cell office:value-type="float" office:value="0.252995918367347" calcext:value-type="float">
            <text:p>2.53E-01</text:p>
          </table:table-cell>
          <table:table-cell office:value-type="float" office:value="0.173795918367347" calcext:value-type="float">
            <text:p>1.74E-01</text:p>
          </table:table-cell>
          <table:table-cell office:value-type="float" office:value="0.212995918367347" calcext:value-type="float">
            <text:p>2.13E-01</text:p>
          </table:table-cell>
          <table:table-cell office:value-type="float" office:value="0.251395918367347" calcext:value-type="float">
            <text:p>2.51E-01</text:p>
          </table:table-cell>
          <table:table-cell office:value-type="float" office:value="0.238595918367347" calcext:value-type="float">
            <text:p>2.39E-01</text:p>
          </table:table-cell>
          <table:table-cell office:value-type="float" office:value="0.304995918367347" calcext:value-type="float">
            <text:p>3.05E-01</text:p>
          </table:table-cell>
          <table:table-cell office:value-type="float" office:value="0.282595918367347" calcext:value-type="float">
            <text:p>2.83E-01</text:p>
          </table:table-cell>
          <table:table-cell office:value-type="float" office:value="0.244995918367347" calcext:value-type="float">
            <text:p>2.45E-01</text:p>
          </table:table-cell>
          <table:table-cell office:value-type="float" office:value="0.334595918367347" calcext:value-type="float">
            <text:p>3.35E-01</text:p>
          </table:table-cell>
          <table:table-cell table:number-columns-repeated="10"/>
        </table:table-row>
        <table:table-row table:style-name="ro1">
          <table:table-cell office:value-type="float" office:value="0.427395918367347" calcext:value-type="float">
            <text:p>4.27E-01</text:p>
          </table:table-cell>
          <table:table-cell office:value-type="float" office:value="0.436195918367347" calcext:value-type="float">
            <text:p>4.36E-01</text:p>
          </table:table-cell>
          <table:table-cell office:value-type="float" office:value="0.441795918367347" calcext:value-type="float">
            <text:p>4.42E-01</text:p>
          </table:table-cell>
          <table:table-cell office:value-type="float" office:value="0.419395918367347" calcext:value-type="float">
            <text:p>4.19E-01</text:p>
          </table:table-cell>
          <table:table-cell office:value-type="float" office:value="0.461795918367347" calcext:value-type="float">
            <text:p>4.62E-01</text:p>
          </table:table-cell>
          <table:table-cell office:value-type="float" office:value="0.445795918367347" calcext:value-type="float">
            <text:p>4.46E-01</text:p>
          </table:table-cell>
          <table:table-cell office:value-type="float" office:value="0.448195918367347" calcext:value-type="float">
            <text:p>4.48E-01</text:p>
          </table:table-cell>
          <table:table-cell office:value-type="float" office:value="0.458595918367347" calcext:value-type="float">
            <text:p>4.59E-01</text:p>
          </table:table-cell>
          <table:table-cell office:value-type="float" office:value="0.465795918367347" calcext:value-type="float">
            <text:p>4.66E-01</text:p>
          </table:table-cell>
          <table:table-cell office:value-type="float" office:value="0.463395918367347" calcext:value-type="float">
            <text:p>4.63E-01</text:p>
          </table:table-cell>
          <table:table-cell office:value-type="float" office:value="0.132195918367347" calcext:value-type="float">
            <text:p>1.32E-01</text:p>
          </table:table-cell>
          <table:table-cell office:value-type="float" office:value="0.412195918367347" calcext:value-type="float">
            <text:p>4.12E-01</text:p>
          </table:table-cell>
          <table:table-cell office:value-type="float" office:value="0.418595918367347" calcext:value-type="float">
            <text:p>4.19E-01</text:p>
          </table:table-cell>
          <table:table-cell office:value-type="float" office:value="0.420195918367347" calcext:value-type="float">
            <text:p>4.20E-01</text:p>
          </table:table-cell>
          <table:table-cell office:value-type="float" office:value="0.416995918367347" calcext:value-type="float">
            <text:p>4.17E-01</text:p>
          </table:table-cell>
          <table:table-cell office:value-type="float" office:value="0.411395918367347" calcext:value-type="float">
            <text:p>4.11E-01</text:p>
          </table:table-cell>
          <table:table-cell office:value-type="float" office:value="0.430595918367347" calcext:value-type="float">
            <text:p>4.31E-01</text:p>
          </table:table-cell>
          <table:table-cell office:value-type="float" office:value="0.440195918367347" calcext:value-type="float">
            <text:p>4.40E-01</text:p>
          </table:table-cell>
          <table:table-cell office:value-type="float" office:value="0.432995918367347" calcext:value-type="float">
            <text:p>4.33E-01</text:p>
          </table:table-cell>
          <table:table-cell office:value-type="float" office:value="0.448195918367347" calcext:value-type="float">
            <text:p>4.48E-01</text:p>
          </table:table-cell>
          <table:table-cell table:number-columns-repeated="10"/>
        </table:table-row>
        <table:table-row table:style-name="ro1">
          <table:table-cell office:value-type="float" office:value="0.428995918367347" calcext:value-type="float">
            <text:p>4.29E-01</text:p>
          </table:table-cell>
          <table:table-cell office:value-type="float" office:value="0.396995918367347" calcext:value-type="float">
            <text:p>3.97E-01</text:p>
          </table:table-cell>
          <table:table-cell office:value-type="float" office:value="0.436995918367347" calcext:value-type="float">
            <text:p>4.37E-01</text:p>
          </table:table-cell>
          <table:table-cell office:value-type="float" office:value="0.445795918367347" calcext:value-type="float">
            <text:p>4.46E-01</text:p>
          </table:table-cell>
          <table:table-cell office:value-type="float" office:value="0.462595918367347" calcext:value-type="float">
            <text:p>4.63E-01</text:p>
          </table:table-cell>
          <table:table-cell office:value-type="float" office:value="0.450595918367347" calcext:value-type="float">
            <text:p>4.51E-01</text:p>
          </table:table-cell>
          <table:table-cell office:value-type="float" office:value="0.453795918367347" calcext:value-type="float">
            <text:p>4.54E-01</text:p>
          </table:table-cell>
          <table:table-cell office:value-type="float" office:value="0.458595918367347" calcext:value-type="float">
            <text:p>4.59E-01</text:p>
          </table:table-cell>
          <table:table-cell office:value-type="float" office:value="0.460195918367347" calcext:value-type="float">
            <text:p>4.60E-01</text:p>
          </table:table-cell>
          <table:table-cell office:value-type="float" office:value="0.452995918367347" calcext:value-type="float">
            <text:p>4.53E-01</text:p>
          </table:table-cell>
          <table:table-cell office:value-type="float" office:value="0.214595918367347" calcext:value-type="float">
            <text:p>2.15E-01</text:p>
          </table:table-cell>
          <table:table-cell office:value-type="float" office:value="0.246595918367347" calcext:value-type="float">
            <text:p>2.47E-01</text:p>
          </table:table-cell>
          <table:table-cell office:value-type="float" office:value="0.285795918367347" calcext:value-type="float">
            <text:p>2.86E-01</text:p>
          </table:table-cell>
          <table:table-cell office:value-type="float" office:value="0.297795918367347" calcext:value-type="float">
            <text:p>2.98E-01</text:p>
          </table:table-cell>
          <table:table-cell office:value-type="float" office:value="0.352195918367347" calcext:value-type="float">
            <text:p>3.52E-01</text:p>
          </table:table-cell>
          <table:table-cell office:value-type="float" office:value="0.386595918367347" calcext:value-type="float">
            <text:p>3.87E-01</text:p>
          </table:table-cell>
          <table:table-cell office:value-type="float" office:value="0.397795918367347" calcext:value-type="float">
            <text:p>3.98E-01</text:p>
          </table:table-cell>
          <table:table-cell office:value-type="float" office:value="0.420195918367347" calcext:value-type="float">
            <text:p>4.20E-01</text:p>
          </table:table-cell>
          <table:table-cell office:value-type="float" office:value="0.396995918367347" calcext:value-type="float">
            <text:p>3.97E-01</text:p>
          </table:table-cell>
          <table:table-cell office:value-type="float" office:value="0.439395918367347" calcext:value-type="float">
            <text:p>4.39E-01</text:p>
          </table:table-cell>
          <table:table-cell table:number-columns-repeated="10"/>
        </table:table-row>
        <table:table-row table:style-name="ro1">
          <table:table-cell office:value-type="float" office:value="0.314595918367347" calcext:value-type="float">
            <text:p>3.15E-01</text:p>
          </table:table-cell>
          <table:table-cell office:value-type="float" office:value="0.400995918367347" calcext:value-type="float">
            <text:p>4.01E-01</text:p>
          </table:table-cell>
          <table:table-cell office:value-type="float" office:value="0.360195918367347" calcext:value-type="float">
            <text:p>3.60E-01</text:p>
          </table:table-cell>
          <table:table-cell office:value-type="float" office:value="0.445795918367347" calcext:value-type="float">
            <text:p>4.46E-01</text:p>
          </table:table-cell>
          <table:table-cell office:value-type="float" office:value="0.413795918367347" calcext:value-type="float">
            <text:p>4.14E-01</text:p>
          </table:table-cell>
          <table:table-cell office:value-type="float" office:value="0.422595918367347" calcext:value-type="float">
            <text:p>4.23E-01</text:p>
          </table:table-cell>
          <table:table-cell office:value-type="float" office:value="0.428995918367347" calcext:value-type="float">
            <text:p>4.29E-01</text:p>
          </table:table-cell>
          <table:table-cell office:value-type="float" office:value="0.448995918367347" calcext:value-type="float">
            <text:p>4.49E-01</text:p>
          </table:table-cell>
          <table:table-cell office:value-type="float" office:value="0.466595918367347" calcext:value-type="float">
            <text:p>4.67E-01</text:p>
          </table:table-cell>
          <table:table-cell office:value-type="float" office:value="0.460195918367347" calcext:value-type="float">
            <text:p>4.60E-01</text:p>
          </table:table-cell>
          <table:table-cell office:value-type="float" office:value="0.194595918367347" calcext:value-type="float">
            <text:p>1.95E-01</text:p>
          </table:table-cell>
          <table:table-cell office:value-type="float" office:value="0.172195918367347" calcext:value-type="float">
            <text:p>1.72E-01</text:p>
          </table:table-cell>
          <table:table-cell office:value-type="float" office:value="0.166595918367347" calcext:value-type="float">
            <text:p>1.67E-01</text:p>
          </table:table-cell>
          <table:table-cell office:value-type="float" office:value="0.260195918367347" calcext:value-type="float">
            <text:p>2.60E-01</text:p>
          </table:table-cell>
          <table:table-cell office:value-type="float" office:value="0.279395918367347" calcext:value-type="float">
            <text:p>2.79E-01</text:p>
          </table:table-cell>
          <table:table-cell office:value-type="float" office:value="0.259395918367347" calcext:value-type="float">
            <text:p>2.59E-01</text:p>
          </table:table-cell>
          <table:table-cell office:value-type="float" office:value="0.265795918367347" calcext:value-type="float">
            <text:p>2.66E-01</text:p>
          </table:table-cell>
          <table:table-cell office:value-type="float" office:value="0.314595918367347" calcext:value-type="float">
            <text:p>3.15E-01</text:p>
          </table:table-cell>
          <table:table-cell office:value-type="float" office:value="0.266595918367347" calcext:value-type="float">
            <text:p>2.67E-01</text:p>
          </table:table-cell>
          <table:table-cell office:value-type="float" office:value="0.292195918367347" calcext:value-type="float">
            <text:p>2.92E-01</text:p>
          </table:table-cell>
          <table:table-cell table:number-columns-repeated="10"/>
        </table:table-row>
        <table:table-row table:style-name="ro1">
          <table:table-cell office:value-type="float" office:value="0.320195918367347" calcext:value-type="float">
            <text:p>3.20E-01</text:p>
          </table:table-cell>
          <table:table-cell office:value-type="float" office:value="0.402595918367347" calcext:value-type="float">
            <text:p>4.03E-01</text:p>
          </table:table-cell>
          <table:table-cell office:value-type="float" office:value="0.373795918367347" calcext:value-type="float">
            <text:p>3.74E-01</text:p>
          </table:table-cell>
          <table:table-cell office:value-type="float" office:value="0.409795918367347" calcext:value-type="float">
            <text:p>4.10E-01</text:p>
          </table:table-cell>
          <table:table-cell office:value-type="float" office:value="0.416195918367347" calcext:value-type="float">
            <text:p>4.16E-01</text:p>
          </table:table-cell>
          <table:table-cell office:value-type="float" office:value="0.444195918367347" calcext:value-type="float">
            <text:p>4.44E-01</text:p>
          </table:table-cell>
          <table:table-cell office:value-type="float" office:value="0.435395918367347" calcext:value-type="float">
            <text:p>4.35E-01</text:p>
          </table:table-cell>
          <table:table-cell office:value-type="float" office:value="0.453795918367347" calcext:value-type="float">
            <text:p>4.54E-01</text:p>
          </table:table-cell>
          <table:table-cell office:value-type="float" office:value="0.437795918367347" calcext:value-type="float">
            <text:p>4.38E-01</text:p>
          </table:table-cell>
          <table:table-cell office:value-type="float" office:value="0.445795918367347" calcext:value-type="float">
            <text:p>4.46E-01</text:p>
          </table:table-cell>
          <table:table-cell office:value-type="float" office:value="0.264195918367347" calcext:value-type="float">
            <text:p>2.64E-01</text:p>
          </table:table-cell>
          <table:table-cell office:value-type="float" office:value="0.213795918367347" calcext:value-type="float">
            <text:p>2.14E-01</text:p>
          </table:table-cell>
          <table:table-cell office:value-type="float" office:value="0.220195918367347" calcext:value-type="float">
            <text:p>2.20E-01</text:p>
          </table:table-cell>
          <table:table-cell office:value-type="float" office:value="0.300195918367347" calcext:value-type="float">
            <text:p>3.00E-01</text:p>
          </table:table-cell>
          <table:table-cell office:value-type="float" office:value="0.272995918367347" calcext:value-type="float">
            <text:p>2.73E-01</text:p>
          </table:table-cell>
          <table:table-cell office:value-type="float" office:value="0.287395918367347" calcext:value-type="float">
            <text:p>2.87E-01</text:p>
          </table:table-cell>
          <table:table-cell office:value-type="float" office:value="0.303395918367347" calcext:value-type="float">
            <text:p>3.03E-01</text:p>
          </table:table-cell>
          <table:table-cell office:value-type="float" office:value="0.269795918367347" calcext:value-type="float">
            <text:p>2.70E-01</text:p>
          </table:table-cell>
          <table:table-cell office:value-type="float" office:value="0.281795918367347" calcext:value-type="float">
            <text:p>2.82E-01</text:p>
          </table:table-cell>
          <table:table-cell office:value-type="float" office:value="0.322595918367347" calcext:value-type="float">
            <text:p>3.23E-01</text:p>
          </table:table-cell>
          <table:table-cell table:number-columns-repeated="10"/>
        </table:table-row>
        <table:table-row table:style-name="ro1">
          <table:table-cell office:value-type="float" office:value="0.392195918367347" calcext:value-type="float">
            <text:p>3.92E-01</text:p>
          </table:table-cell>
          <table:table-cell office:value-type="float" office:value="0.388195918367347" calcext:value-type="float">
            <text:p>3.88E-01</text:p>
          </table:table-cell>
          <table:table-cell office:value-type="float" office:value="0.416995918367347" calcext:value-type="float">
            <text:p>4.17E-01</text:p>
          </table:table-cell>
          <table:table-cell office:value-type="float" office:value="0.425795918367347" calcext:value-type="float">
            <text:p>4.26E-01</text:p>
          </table:table-cell>
          <table:table-cell office:value-type="float" office:value="0.421795918367347" calcext:value-type="float">
            <text:p>4.22E-01</text:p>
          </table:table-cell>
          <table:table-cell office:value-type="float" office:value="0.425795918367347" calcext:value-type="float">
            <text:p>4.26E-01</text:p>
          </table:table-cell>
          <table:table-cell table:number-columns-repeated="2" office:value-type="float" office:value="0.453795918367347" calcext:value-type="float">
            <text:p>4.54E-01</text:p>
          </table:table-cell>
          <table:table-cell office:value-type="float" office:value="0.456995918367347" calcext:value-type="float">
            <text:p>4.57E-01</text:p>
          </table:table-cell>
          <table:table-cell office:value-type="float" office:value="0.458595918367347" calcext:value-type="float">
            <text:p>4.59E-01</text:p>
          </table:table-cell>
          <table:table-cell office:value-type="float" office:value="0.0553959183673469" calcext:value-type="float">
            <text:p>5.54E-02</text:p>
          </table:table-cell>
          <table:table-cell office:value-type="float" office:value="0.119395918367347" calcext:value-type="float">
            <text:p>1.19E-01</text:p>
          </table:table-cell>
          <table:table-cell office:value-type="float" office:value="0.192195918367347" calcext:value-type="float">
            <text:p>1.92E-01</text:p>
          </table:table-cell>
          <table:table-cell office:value-type="float" office:value="0.199395918367347" calcext:value-type="float">
            <text:p>1.99E-01</text:p>
          </table:table-cell>
          <table:table-cell office:value-type="float" office:value="0.208995918367347" calcext:value-type="float">
            <text:p>2.09E-01</text:p>
          </table:table-cell>
          <table:table-cell office:value-type="float" office:value="0.172195918367347" calcext:value-type="float">
            <text:p>1.72E-01</text:p>
          </table:table-cell>
          <table:table-cell office:value-type="float" office:value="0.192195918367347" calcext:value-type="float">
            <text:p>1.92E-01</text:p>
          </table:table-cell>
          <table:table-cell office:value-type="float" office:value="0.213795918367347" calcext:value-type="float">
            <text:p>2.14E-01</text:p>
          </table:table-cell>
          <table:table-cell office:value-type="float" office:value="0.219395918367347" calcext:value-type="float">
            <text:p>2.19E-01</text:p>
          </table:table-cell>
          <table:table-cell office:value-type="float" office:value="0.288995918367347" calcext:value-type="float">
            <text:p>2.89E-01</text:p>
          </table:table-cell>
          <table:table-cell table:number-columns-repeated="10"/>
        </table:table-row>
        <table:table-row table:style-name="ro1">
          <table:table-cell office:value-type="float" office:value="0.392195918367347" calcext:value-type="float">
            <text:p>3.92E-01</text:p>
          </table:table-cell>
          <table:table-cell office:value-type="float" office:value="0.446595918367347" calcext:value-type="float">
            <text:p>4.47E-01</text:p>
          </table:table-cell>
          <table:table-cell office:value-type="float" office:value="0.454595918367347" calcext:value-type="float">
            <text:p>4.55E-01</text:p>
          </table:table-cell>
          <table:table-cell office:value-type="float" office:value="0.434595918367347" calcext:value-type="float">
            <text:p>4.35E-01</text:p>
          </table:table-cell>
          <table:table-cell office:value-type="float" office:value="0.448995918367347" calcext:value-type="float">
            <text:p>4.49E-01</text:p>
          </table:table-cell>
          <table:table-cell office:value-type="float" office:value="0.456995918367347" calcext:value-type="float">
            <text:p>4.57E-01</text:p>
          </table:table-cell>
          <table:table-cell office:value-type="float" office:value="0.452995918367347" calcext:value-type="float">
            <text:p>4.53E-01</text:p>
          </table:table-cell>
          <table:table-cell office:value-type="float" office:value="0.439395918367347" calcext:value-type="float">
            <text:p>4.39E-01</text:p>
          </table:table-cell>
          <table:table-cell office:value-type="float" office:value="0.444995918367347" calcext:value-type="float">
            <text:p>4.45E-01</text:p>
          </table:table-cell>
          <table:table-cell office:value-type="float" office:value="0.442595918367347" calcext:value-type="float">
            <text:p>4.43E-01</text:p>
          </table:table-cell>
          <table:table-cell office:value-type="float" office:value="0.037795918367347" calcext:value-type="float">
            <text:p>3.78E-02</text:p>
          </table:table-cell>
          <table:table-cell office:value-type="float" office:value="0.0705959183673469" calcext:value-type="float">
            <text:p>7.06E-02</text:p>
          </table:table-cell>
          <table:table-cell office:value-type="float" office:value="0.092195918367347" calcext:value-type="float">
            <text:p>9.22E-02</text:p>
          </table:table-cell>
          <table:table-cell office:value-type="float" office:value="0.249795918367347" calcext:value-type="float">
            <text:p>2.50E-01</text:p>
          </table:table-cell>
          <table:table-cell office:value-type="float" office:value="0.149795918367347" calcext:value-type="float">
            <text:p>1.50E-01</text:p>
          </table:table-cell>
          <table:table-cell office:value-type="float" office:value="0.192195918367347" calcext:value-type="float">
            <text:p>1.92E-01</text:p>
          </table:table-cell>
          <table:table-cell office:value-type="float" office:value="0.142595918367347" calcext:value-type="float">
            <text:p>1.43E-01</text:p>
          </table:table-cell>
          <table:table-cell office:value-type="float" office:value="0.183395918367347" calcext:value-type="float">
            <text:p>1.83E-01</text:p>
          </table:table-cell>
          <table:table-cell office:value-type="float" office:value="0.157795918367347" calcext:value-type="float">
            <text:p>1.58E-01</text:p>
          </table:table-cell>
          <table:table-cell office:value-type="float" office:value="0.159395918367347" calcext:value-type="float">
            <text:p>1.59E-01</text:p>
          </table:table-cell>
          <table:table-cell table:number-columns-repeated="10"/>
        </table:table-row>
        <table:table-row table:style-name="ro1">
          <table:table-cell office:value-type="float" office:value="0.306595918367347" calcext:value-type="float">
            <text:p>3.07E-01</text:p>
          </table:table-cell>
          <table:table-cell office:value-type="float" office:value="0.455395918367347" calcext:value-type="float">
            <text:p>4.55E-01</text:p>
          </table:table-cell>
          <table:table-cell office:value-type="float" office:value="0.437795918367347" calcext:value-type="float">
            <text:p>4.38E-01</text:p>
          </table:table-cell>
          <table:table-cell office:value-type="float" office:value="0.443395918367347" calcext:value-type="float">
            <text:p>4.43E-01</text:p>
          </table:table-cell>
          <table:table-cell office:value-type="float" office:value="0.427395918367347" calcext:value-type="float">
            <text:p>4.27E-01</text:p>
          </table:table-cell>
          <table:table-cell office:value-type="float" office:value="0.472995918367347" calcext:value-type="float">
            <text:p>4.73E-01</text:p>
          </table:table-cell>
          <table:table-cell office:value-type="float" office:value="0.462595918367347" calcext:value-type="float">
            <text:p>4.63E-01</text:p>
          </table:table-cell>
          <table:table-cell office:value-type="float" office:value="0.455395918367347" calcext:value-type="float">
            <text:p>4.55E-01</text:p>
          </table:table-cell>
          <table:table-cell office:value-type="float" office:value="0.460195918367347" calcext:value-type="float">
            <text:p>4.60E-01</text:p>
          </table:table-cell>
          <table:table-cell office:value-type="float" office:value="0.462595918367347" calcext:value-type="float">
            <text:p>4.63E-01</text:p>
          </table:table-cell>
          <table:table-cell office:value-type="float" office:value="0.143395918367347" calcext:value-type="float">
            <text:p>1.43E-01</text:p>
          </table:table-cell>
          <table:table-cell office:value-type="float" office:value="0.124995918367347" calcext:value-type="float">
            <text:p>1.25E-01</text:p>
          </table:table-cell>
          <table:table-cell office:value-type="float" office:value="0.131395918367347" calcext:value-type="float">
            <text:p>1.31E-01</text:p>
          </table:table-cell>
          <table:table-cell office:value-type="float" office:value="0.0585959183673469" calcext:value-type="float">
            <text:p>5.86E-02</text:p>
          </table:table-cell>
          <table:table-cell office:value-type="float" office:value="0.110595918367347" calcext:value-type="float">
            <text:p>1.11E-01</text:p>
          </table:table-cell>
          <table:table-cell office:value-type="float" office:value="0.136995918367347" calcext:value-type="float">
            <text:p>1.37E-01</text:p>
          </table:table-cell>
          <table:table-cell office:value-type="float" office:value="0.099395918367347" calcext:value-type="float">
            <text:p>9.94E-02</text:p>
          </table:table-cell>
          <table:table-cell office:value-type="float" office:value="0.0665959183673469" calcext:value-type="float">
            <text:p>6.66E-02</text:p>
          </table:table-cell>
          <table:table-cell office:value-type="float" office:value="0.104995918367347" calcext:value-type="float">
            <text:p>1.05E-01</text:p>
          </table:table-cell>
          <table:table-cell office:value-type="float" office:value="0.136995918367347" calcext:value-type="float">
            <text:p>1.37E-01</text:p>
          </table:table-cell>
          <table:table-cell table:number-columns-repeated="10"/>
        </table:table-row>
        <table:table-row table:style-name="ro1">
          <table:table-cell office:value-type="float" office:value="0.287395918367347" calcext:value-type="float">
            <text:p>2.87E-01</text:p>
          </table:table-cell>
          <table:table-cell office:value-type="float" office:value="0.400995918367347" calcext:value-type="float">
            <text:p>4.01E-01</text:p>
          </table:table-cell>
          <table:table-cell office:value-type="float" office:value="0.422595918367347" calcext:value-type="float">
            <text:p>4.23E-01</text:p>
          </table:table-cell>
          <table:table-cell office:value-type="float" office:value="0.416995918367347" calcext:value-type="float">
            <text:p>4.17E-01</text:p>
          </table:table-cell>
          <table:table-cell office:value-type="float" office:value="0.441795918367347" calcext:value-type="float">
            <text:p>4.42E-01</text:p>
          </table:table-cell>
          <table:table-cell office:value-type="float" office:value="0.454595918367347" calcext:value-type="float">
            <text:p>4.55E-01</text:p>
          </table:table-cell>
          <table:table-cell office:value-type="float" office:value="0.444195918367347" calcext:value-type="float">
            <text:p>4.44E-01</text:p>
          </table:table-cell>
          <table:table-cell office:value-type="float" office:value="0.458595918367347" calcext:value-type="float">
            <text:p>4.59E-01</text:p>
          </table:table-cell>
          <table:table-cell office:value-type="float" office:value="0.450595918367347" calcext:value-type="float">
            <text:p>4.51E-01</text:p>
          </table:table-cell>
          <table:table-cell office:value-type="float" office:value="0.443395918367347" calcext:value-type="float">
            <text:p>4.43E-01</text:p>
          </table:table-cell>
          <table:table-cell office:value-type="float" office:value="0.352995918367347" calcext:value-type="float">
            <text:p>3.53E-01</text:p>
          </table:table-cell>
          <table:table-cell office:value-type="float" office:value="0.376195918367347" calcext:value-type="float">
            <text:p>3.76E-01</text:p>
          </table:table-cell>
          <table:table-cell office:value-type="float" office:value="0.363395918367347" calcext:value-type="float">
            <text:p>3.63E-01</text:p>
          </table:table-cell>
          <table:table-cell office:value-type="float" office:value="0.371395918367347" calcext:value-type="float">
            <text:p>3.71E-01</text:p>
          </table:table-cell>
          <table:table-cell office:value-type="float" office:value="0.381795918367347" calcext:value-type="float">
            <text:p>3.82E-01</text:p>
          </table:table-cell>
          <table:table-cell office:value-type="float" office:value="0.408195918367347" calcext:value-type="float">
            <text:p>4.08E-01</text:p>
          </table:table-cell>
          <table:table-cell office:value-type="float" office:value="0.400995918367347" calcext:value-type="float">
            <text:p>4.01E-01</text:p>
          </table:table-cell>
          <table:table-cell office:value-type="float" office:value="0.419395918367347" calcext:value-type="float">
            <text:p>4.19E-01</text:p>
          </table:table-cell>
          <table:table-cell office:value-type="float" office:value="0.400995918367347" calcext:value-type="float">
            <text:p>4.01E-01</text:p>
          </table:table-cell>
          <table:table-cell office:value-type="float" office:value="0.408995918367347" calcext:value-type="float">
            <text:p>4.09E-01</text:p>
          </table:table-cell>
          <table:table-cell table:number-columns-repeated="10"/>
        </table:table-row>
        <table:table-row table:style-name="ro1">
          <table:table-cell table:style-name="ce32" office:value-type="float" office:value="0.392995918367347" calcext:value-type="float">
            <text:p>3.93E-01</text:p>
          </table:table-cell>
          <table:table-cell table:style-name="ce32" office:value-type="float" office:value="0.412995918367347" calcext:value-type="float">
            <text:p>4.13E-01</text:p>
          </table:table-cell>
          <table:table-cell table:style-name="ce32" office:value-type="float" office:value="0.408195918367347" calcext:value-type="float">
            <text:p>4.08E-01</text:p>
          </table:table-cell>
          <table:table-cell table:style-name="ce32" office:value-type="float" office:value="0.436195918367347" calcext:value-type="float">
            <text:p>4.36E-01</text:p>
          </table:table-cell>
          <table:table-cell table:style-name="ce32" office:value-type="float" office:value="0.427395918367347" calcext:value-type="float">
            <text:p>4.27E-01</text:p>
          </table:table-cell>
          <table:table-cell table:style-name="ce32" office:value-type="float" office:value="0.440195918367347" calcext:value-type="float">
            <text:p>4.40E-01</text:p>
          </table:table-cell>
          <table:table-cell table:style-name="ce32" office:value-type="float" office:value="0.435395918367347" calcext:value-type="float">
            <text:p>4.35E-01</text:p>
          </table:table-cell>
          <table:table-cell table:style-name="ce32" office:value-type="float" office:value="0.446595918367347" calcext:value-type="float">
            <text:p>4.47E-01</text:p>
          </table:table-cell>
          <table:table-cell table:style-name="ce32" office:value-type="float" office:value="0.441795918367347" calcext:value-type="float">
            <text:p>4.42E-01</text:p>
          </table:table-cell>
          <table:table-cell table:style-name="ce32" office:value-type="float" office:value="0.456195918367347" calcext:value-type="float">
            <text:p>4.56E-01</text:p>
          </table:table-cell>
          <table:table-cell table:style-name="ce32" office:value-type="float" office:value="0.0977959183673469" calcext:value-type="float">
            <text:p>9.78E-02</text:p>
          </table:table-cell>
          <table:table-cell table:style-name="ce32" office:value-type="float" office:value="0.179395918367347" calcext:value-type="float">
            <text:p>1.79E-01</text:p>
          </table:table-cell>
          <table:table-cell table:style-name="ce32" office:value-type="float" office:value="0.100195918367347" calcext:value-type="float">
            <text:p>1.00E-01</text:p>
          </table:table-cell>
          <table:table-cell table:style-name="ce32" office:value-type="float" office:value="0.096995918367347" calcext:value-type="float">
            <text:p>9.70E-02</text:p>
          </table:table-cell>
          <table:table-cell table:style-name="ce32" office:value-type="float" office:value="0.174595918367347" calcext:value-type="float">
            <text:p>1.75E-01</text:p>
          </table:table-cell>
          <table:table-cell table:style-name="ce32" office:value-type="float" office:value="0.127395918367347" calcext:value-type="float">
            <text:p>1.27E-01</text:p>
          </table:table-cell>
          <table:table-cell table:style-name="ce32" office:value-type="float" office:value="0.206595918367347" calcext:value-type="float">
            <text:p>2.07E-01</text:p>
          </table:table-cell>
          <table:table-cell table:style-name="ce32" office:value-type="float" office:value="0.203395918367347" calcext:value-type="float">
            <text:p>2.03E-01</text:p>
          </table:table-cell>
          <table:table-cell table:style-name="ce32" office:value-type="float" office:value="0.143395918367347" calcext:value-type="float">
            <text:p>1.43E-01</text:p>
          </table:table-cell>
          <table:table-cell table:style-name="ce32" office:value-type="float" office:value="0.164195918367347" calcext:value-type="float">
            <text:p>1.64E-01</text:p>
          </table:table-cell>
          <table:table-cell table:number-columns-repeated="10"/>
        </table:table-row>
        <table:table-row table:style-name="ro1">
          <table:table-cell table:style-name="ce33" table:formula="of:=AVERAGE([.A42:.A51])" office:value-type="float" office:value="0.365475918367347" calcext:value-type="float">
            <text:p>3.65E-01</text:p>
          </table:table-cell>
          <table:table-cell table:style-name="ce33" table:formula="of:=AVERAGE([.B42:.B51])" office:value-type="float" office:value="0.416195918367347" calcext:value-type="float">
            <text:p>4.16E-01</text:p>
          </table:table-cell>
          <table:table-cell table:style-name="ce33" table:formula="of:=AVERAGE([.C42:.C51])" office:value-type="float" office:value="0.416835918367347" calcext:value-type="float">
            <text:p>4.17E-01</text:p>
          </table:table-cell>
          <table:table-cell table:style-name="ce33" table:formula="of:=AVERAGE([.D42:.D51])" office:value-type="float" office:value="0.428995918367347" calcext:value-type="float">
            <text:p>4.29E-01</text:p>
          </table:table-cell>
          <table:table-cell table:style-name="ce33" table:formula="of:=AVERAGE([.E42:.E51])" office:value-type="float" office:value="0.435635918367347" calcext:value-type="float">
            <text:p>4.36E-01</text:p>
          </table:table-cell>
          <table:table-cell table:style-name="ce33" table:formula="of:=AVERAGE([.F42:.F51])" office:value-type="float" office:value="0.443955918367347" calcext:value-type="float">
            <text:p>4.44E-01</text:p>
          </table:table-cell>
          <table:table-cell table:style-name="ce33" table:formula="of:=AVERAGE([.G42:.G51])" office:value-type="float" office:value="0.444035918367347" calcext:value-type="float">
            <text:p>4.44E-01</text:p>
          </table:table-cell>
          <table:table-cell table:style-name="ce33" table:formula="of:=AVERAGE([.H42:.H51])" office:value-type="float" office:value="0.453555918367347" calcext:value-type="float">
            <text:p>4.54E-01</text:p>
          </table:table-cell>
          <table:table-cell table:style-name="ce33" table:formula="of:=AVERAGE([.I42:.I51])" office:value-type="float" office:value="0.452995918367347" calcext:value-type="float">
            <text:p>4.53E-01</text:p>
          </table:table-cell>
          <table:table-cell table:style-name="ce33" table:formula="of:=AVERAGE([.J42:.J51])" office:value-type="float" office:value="0.454995918367347" calcext:value-type="float">
            <text:p>4.55E-01</text:p>
          </table:table-cell>
          <table:table-cell table:style-name="ce33" table:formula="of:=AVERAGE([.K42:.K51])" office:value-type="float" office:value="0.171875918367347" calcext:value-type="float">
            <text:p>1.72E-01</text:p>
          </table:table-cell>
          <table:table-cell table:style-name="ce33" table:formula="of:=AVERAGE([.L42:.L51])" office:value-type="float" office:value="0.216835918367347" calcext:value-type="float">
            <text:p>2.17E-01</text:p>
          </table:table-cell>
          <table:table-cell table:style-name="ce33" table:formula="of:=AVERAGE([.M42:.M51])" office:value-type="float" office:value="0.214435918367347" calcext:value-type="float">
            <text:p>2.14E-01</text:p>
          </table:table-cell>
          <table:table-cell table:style-name="ce33" table:formula="of:=AVERAGE([.N42:.N51])" office:value-type="float" office:value="0.246755918367347" calcext:value-type="float">
            <text:p>2.47E-01</text:p>
          </table:table-cell>
          <table:table-cell table:style-name="ce33" table:formula="of:=AVERAGE([.O42:.O51])" office:value-type="float" office:value="0.259875918367347" calcext:value-type="float">
            <text:p>2.60E-01</text:p>
          </table:table-cell>
          <table:table-cell table:style-name="ce33" table:formula="of:=AVERAGE([.P42:.P51])" office:value-type="float" office:value="0.262035918367347" calcext:value-type="float">
            <text:p>2.62E-01</text:p>
          </table:table-cell>
          <table:table-cell table:style-name="ce33" table:formula="of:=AVERAGE([.Q42:.Q51])" office:value-type="float" office:value="0.274435918367347" calcext:value-type="float">
            <text:p>2.74E-01</text:p>
          </table:table-cell>
          <table:table-cell table:style-name="ce33" table:formula="of:=AVERAGE([.R42:.R51])" office:value-type="float" office:value="0.281395918367347" calcext:value-type="float">
            <text:p>2.81E-01</text:p>
          </table:table-cell>
          <table:table-cell table:style-name="ce33" table:formula="of:=AVERAGE([.S42:.S51])" office:value-type="float" office:value="0.264995918367347" calcext:value-type="float">
            <text:p>2.65E-01</text:p>
          </table:table-cell>
          <table:table-cell table:style-name="ce33" table:formula="of:=AVERAGE([.T42:.T51])" office:value-type="float" office:value="0.299555918367347" calcext:value-type="float">
            <text:p>3.00E-01</text:p>
          </table:table-cell>
          <table:table-cell table:number-columns-repeated="10"/>
        </table:table-row>
        <table:table-row table:style-name="ro1">
          <table:table-cell table:style-name="ce33" table:formula="of:=MEDIAN([.A42:.A51])" office:value-type="float" office:value="0.392195918367347" calcext:value-type="float">
            <text:p>3.92E-01</text:p>
          </table:table-cell>
          <table:table-cell table:style-name="ce33" table:formula="of:=MEDIAN([.B42:.B51])" office:value-type="float" office:value="0.407795918367347" calcext:value-type="float">
            <text:p>4.08E-01</text:p>
          </table:table-cell>
          <table:table-cell table:style-name="ce33" table:formula="of:=MEDIAN([.C42:.C51])" office:value-type="float" office:value="0.419795918367347" calcext:value-type="float">
            <text:p>4.20E-01</text:p>
          </table:table-cell>
          <table:table-cell table:style-name="ce33" table:formula="of:=MEDIAN([.D42:.D51])" office:value-type="float" office:value="0.430195918367347" calcext:value-type="float">
            <text:p>4.30E-01</text:p>
          </table:table-cell>
          <table:table-cell table:style-name="ce33" table:formula="of:=MEDIAN([.E42:.E51])" office:value-type="float" office:value="0.430995918367347" calcext:value-type="float">
            <text:p>4.31E-01</text:p>
          </table:table-cell>
          <table:table-cell table:style-name="ce33" table:formula="of:=MEDIAN([.F42:.F51])" office:value-type="float" office:value="0.444995918367347" calcext:value-type="float">
            <text:p>4.45E-01</text:p>
          </table:table-cell>
          <table:table-cell table:style-name="ce33" table:formula="of:=MEDIAN([.G42:.G51])" office:value-type="float" office:value="0.446195918367347" calcext:value-type="float">
            <text:p>4.46E-01</text:p>
          </table:table-cell>
          <table:table-cell table:style-name="ce33" table:formula="of:=MEDIAN([.H42:.H51])" office:value-type="float" office:value="0.454595918367347" calcext:value-type="float">
            <text:p>4.55E-01</text:p>
          </table:table-cell>
          <table:table-cell table:style-name="ce33" table:formula="of:=MEDIAN([.I42:.I51])" office:value-type="float" office:value="0.453795918367347" calcext:value-type="float">
            <text:p>4.54E-01</text:p>
          </table:table-cell>
          <table:table-cell table:style-name="ce33" table:formula="of:=MEDIAN([.J42:.J51])" office:value-type="float" office:value="0.457395918367347" calcext:value-type="float">
            <text:p>4.57E-01</text:p>
          </table:table-cell>
          <table:table-cell table:style-name="ce33" table:formula="of:=MEDIAN([.K42:.K51])" office:value-type="float" office:value="0.168995918367347" calcext:value-type="float">
            <text:p>1.69E-01</text:p>
          </table:table-cell>
          <table:table-cell table:style-name="ce33" table:formula="of:=MEDIAN([.L42:.L51])" office:value-type="float" office:value="0.196595918367347" calcext:value-type="float">
            <text:p>1.97E-01</text:p>
          </table:table-cell>
          <table:table-cell table:style-name="ce33" table:formula="of:=MEDIAN([.M42:.M51])" office:value-type="float" office:value="0.182995918367347" calcext:value-type="float">
            <text:p>1.83E-01</text:p>
          </table:table-cell>
          <table:table-cell table:style-name="ce33" table:formula="of:=MEDIAN([.N42:.N51])" office:value-type="float" office:value="0.254995918367347" calcext:value-type="float">
            <text:p>2.55E-01</text:p>
          </table:table-cell>
          <table:table-cell table:style-name="ce33" table:formula="of:=MEDIAN([.O42:.O51])" office:value-type="float" office:value="0.262195918367347" calcext:value-type="float">
            <text:p>2.62E-01</text:p>
          </table:table-cell>
          <table:table-cell table:style-name="ce33" table:formula="of:=MEDIAN([.P42:.P51])" office:value-type="float" office:value="0.248995918367347" calcext:value-type="float">
            <text:p>2.49E-01</text:p>
          </table:table-cell>
          <table:table-cell table:style-name="ce33" table:formula="of:=MEDIAN([.Q42:.Q51])" office:value-type="float" office:value="0.284595918367347" calcext:value-type="float">
            <text:p>2.85E-01</text:p>
          </table:table-cell>
          <table:table-cell table:style-name="ce33" table:formula="of:=MEDIAN([.R42:.R51])" office:value-type="float" office:value="0.276195918367347" calcext:value-type="float">
            <text:p>2.76E-01</text:p>
          </table:table-cell>
          <table:table-cell table:style-name="ce33" table:formula="of:=MEDIAN([.S42:.S51])" office:value-type="float" office:value="0.255795918367347" calcext:value-type="float">
            <text:p>2.56E-01</text:p>
          </table:table-cell>
          <table:table-cell table:style-name="ce33" table:formula="of:=MEDIAN([.T42:.T51])" office:value-type="float" office:value="0.307395918367347" calcext:value-type="float">
            <text:p>3.07E-01</text:p>
          </table:table-cell>
          <table:table-cell table:number-columns-repeated="10"/>
        </table:table-row>
        <table:table-row table:style-name="ro1" table:number-rows-repeated="3">
          <table:table-cell table:style-name="Default" table:number-columns-repeated="20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30" table:number-rows-spanned="1">
            <text:p>EA MNIST Target-Size 10 6 layers LCMC</text:p>
          </table:table-cell>
          <table:covered-table-cell table:number-columns-repeated="19" table:style-name="Default"/>
          <table:covered-table-cell table:number-columns-repeated="10"/>
        </table:table-row>
        <table:table-row table:style-name="ro1">
          <table:table-cell table:style-name="ce30" office:value-type="float" office:value="1" calcext:value-type="float" table:number-columns-spanned="10" table:number-rows-spanned="1">
            <text:p>1</text:p>
          </table:table-cell>
          <table:covered-table-cell table:number-columns-repeated="9" table:style-name="ce30"/>
          <table:table-cell table:style-name="ce30" office:value-type="float" office:value="2" calcext:value-type="float" table:number-columns-spanned="10" table:number-rows-spanned="1">
            <text:p>2</text:p>
          </table:table-cell>
          <table:covered-table-cell table:number-columns-repeated="9" table:style-name="ce30"/>
          <table:table-cell table:number-columns-repeated="1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.387395918367347" calcext:value-type="float">
            <text:p>3.87E-01</text:p>
          </table:table-cell>
          <table:table-cell office:value-type="float" office:value="0.393795918367347" calcext:value-type="float">
            <text:p>3.94E-01</text:p>
          </table:table-cell>
          <table:table-cell office:value-type="float" office:value="0.408195918367347" calcext:value-type="float">
            <text:p>4.08E-01</text:p>
          </table:table-cell>
          <table:table-cell office:value-type="float" office:value="0.425795918367347" calcext:value-type="float">
            <text:p>4.26E-01</text:p>
          </table:table-cell>
          <table:table-cell office:value-type="float" office:value="0.432195918367347" calcext:value-type="float">
            <text:p>4.32E-01</text:p>
          </table:table-cell>
          <table:table-cell office:value-type="float" office:value="0.441795918367347" calcext:value-type="float">
            <text:p>4.42E-01</text:p>
          </table:table-cell>
          <table:table-cell office:value-type="float" office:value="0.440995918367347" calcext:value-type="float">
            <text:p>4.41E-01</text:p>
          </table:table-cell>
          <table:table-cell office:value-type="float" office:value="0.431395918367347" calcext:value-type="float">
            <text:p>4.31E-01</text:p>
          </table:table-cell>
          <table:table-cell office:value-type="float" office:value="0.436195918367347" calcext:value-type="float">
            <text:p>4.36E-01</text:p>
          </table:table-cell>
          <table:table-cell office:value-type="float" office:value="0.441795918367347" calcext:value-type="float">
            <text:p>4.42E-01</text:p>
          </table:table-cell>
          <table:table-cell office:value-type="float" office:value="0.353795918367347" calcext:value-type="float">
            <text:p>3.54E-01</text:p>
          </table:table-cell>
          <table:table-cell table:number-columns-repeated="2" office:value-type="float" office:value="0.368195918367347" calcext:value-type="float">
            <text:p>3.68E-01</text:p>
          </table:table-cell>
          <table:table-cell office:value-type="float" office:value="0.385795918367347" calcext:value-type="float">
            <text:p>3.86E-01</text:p>
          </table:table-cell>
          <table:table-cell office:value-type="float" office:value="0.376195918367347" calcext:value-type="float">
            <text:p>3.76E-01</text:p>
          </table:table-cell>
          <table:table-cell office:value-type="float" office:value="0.375395918367347" calcext:value-type="float">
            <text:p>3.75E-01</text:p>
          </table:table-cell>
          <table:table-cell office:value-type="float" office:value="0.391395918367347" calcext:value-type="float">
            <text:p>3.91E-01</text:p>
          </table:table-cell>
          <table:table-cell office:value-type="float" office:value="0.379395918367347" calcext:value-type="float">
            <text:p>3.79E-01</text:p>
          </table:table-cell>
          <table:table-cell office:value-type="float" office:value="0.398595918367347" calcext:value-type="float">
            <text:p>3.99E-01</text:p>
          </table:table-cell>
          <table:table-cell office:value-type="float" office:value="0.415395918367347" calcext:value-type="float">
            <text:p>4.15E-01</text:p>
          </table:table-cell>
          <table:table-cell table:style-name="ce31" office:value-type="float" office:value="0.280195918367347" calcext:value-type="float">
            <text:p>2.80E-01</text:p>
          </table:table-cell>
          <table:table-cell table:style-name="ce31" office:value-type="float" office:value="0.308195918367347" calcext:value-type="float">
            <text:p>3.08E-01</text:p>
          </table:table-cell>
          <table:table-cell table:style-name="ce31" office:value-type="float" office:value="0.291395918367347" calcext:value-type="float">
            <text:p>2.91E-01</text:p>
          </table:table-cell>
          <table:table-cell table:style-name="ce31" office:value-type="float" office:value="0.310595918367347" calcext:value-type="float">
            <text:p>3.11E-01</text:p>
          </table:table-cell>
          <table:table-cell table:style-name="ce31" office:value-type="float" office:value="0.304195918367347" calcext:value-type="float">
            <text:p>3.04E-01</text:p>
          </table:table-cell>
          <table:table-cell table:style-name="ce31" office:value-type="float" office:value="0.320995918367347" calcext:value-type="float">
            <text:p>3.21E-01</text:p>
          </table:table-cell>
          <table:table-cell table:style-name="ce31" office:value-type="float" office:value="0.332995918367347" calcext:value-type="float">
            <text:p>3.33E-01</text:p>
          </table:table-cell>
          <table:table-cell table:number-columns-repeated="2" table:style-name="ce31" office:value-type="float" office:value="0.311395918367347" calcext:value-type="float">
            <text:p>3.11E-01</text:p>
          </table:table-cell>
          <table:table-cell table:style-name="ce31" office:value-type="float" office:value="0.320995918367347" calcext:value-type="float">
            <text:p>3.21E-01</text:p>
          </table:table-cell>
        </table:table-row>
        <table:table-row table:style-name="ro1">
          <table:table-cell office:value-type="float" office:value="0.366595918367347" calcext:value-type="float">
            <text:p>3.67E-01</text:p>
          </table:table-cell>
          <table:table-cell office:value-type="float" office:value="0.393795918367347" calcext:value-type="float">
            <text:p>3.94E-01</text:p>
          </table:table-cell>
          <table:table-cell office:value-type="float" office:value="0.378595918367347" calcext:value-type="float">
            <text:p>3.79E-01</text:p>
          </table:table-cell>
          <table:table-cell office:value-type="float" office:value="0.413795918367347" calcext:value-type="float">
            <text:p>4.14E-01</text:p>
          </table:table-cell>
          <table:table-cell office:value-type="float" office:value="0.415395918367347" calcext:value-type="float">
            <text:p>4.15E-01</text:p>
          </table:table-cell>
          <table:table-cell office:value-type="float" office:value="0.427395918367347" calcext:value-type="float">
            <text:p>4.27E-01</text:p>
          </table:table-cell>
          <table:table-cell office:value-type="float" office:value="0.417795918367347" calcext:value-type="float">
            <text:p>4.18E-01</text:p>
          </table:table-cell>
          <table:table-cell office:value-type="float" office:value="0.418595918367347" calcext:value-type="float">
            <text:p>4.19E-01</text:p>
          </table:table-cell>
          <table:table-cell office:value-type="float" office:value="0.424995918367347" calcext:value-type="float">
            <text:p>4.25E-01</text:p>
          </table:table-cell>
          <table:table-cell office:value-type="float" office:value="0.437795918367347" calcext:value-type="float">
            <text:p>4.38E-01</text:p>
          </table:table-cell>
          <table:table-cell office:value-type="float" office:value="0.353795918367347" calcext:value-type="float">
            <text:p>3.54E-01</text:p>
          </table:table-cell>
          <table:table-cell office:value-type="float" office:value="0.377795918367347" calcext:value-type="float">
            <text:p>3.78E-01</text:p>
          </table:table-cell>
          <table:table-cell office:value-type="float" office:value="0.374595918367347" calcext:value-type="float">
            <text:p>3.75E-01</text:p>
          </table:table-cell>
          <table:table-cell office:value-type="float" office:value="0.371395918367347" calcext:value-type="float">
            <text:p>3.71E-01</text:p>
          </table:table-cell>
          <table:table-cell office:value-type="float" office:value="0.396995918367347" calcext:value-type="float">
            <text:p>3.97E-01</text:p>
          </table:table-cell>
          <table:table-cell office:value-type="float" office:value="0.382595918367347" calcext:value-type="float">
            <text:p>3.83E-01</text:p>
          </table:table-cell>
          <table:table-cell office:value-type="float" office:value="0.386595918367347" calcext:value-type="float">
            <text:p>3.87E-01</text:p>
          </table:table-cell>
          <table:table-cell office:value-type="float" office:value="0.408995918367347" calcext:value-type="float">
            <text:p>4.09E-01</text:p>
          </table:table-cell>
          <table:table-cell office:value-type="float" office:value="0.399395918367347" calcext:value-type="float">
            <text:p>3.99E-01</text:p>
          </table:table-cell>
          <table:table-cell office:value-type="float" office:value="0.396995918367347" calcext:value-type="float">
            <text:p>3.97E-01</text:p>
          </table:table-cell>
          <table:table-cell table:style-name="ce31" office:value-type="float" office:value="0.237795918367347" calcext:value-type="float">
            <text:p>2.38E-01</text:p>
          </table:table-cell>
          <table:table-cell table:style-name="ce31" office:value-type="float" office:value="0.247395918367347" calcext:value-type="float">
            <text:p>2.47E-01</text:p>
          </table:table-cell>
          <table:table-cell table:style-name="ce31" office:value-type="float" office:value="0.289795918367347" calcext:value-type="float">
            <text:p>2.90E-01</text:p>
          </table:table-cell>
          <table:table-cell table:style-name="ce31" office:value-type="float" office:value="0.283395918367347" calcext:value-type="float">
            <text:p>2.83E-01</text:p>
          </table:table-cell>
          <table:table-cell table:style-name="ce31" office:value-type="float" office:value="0.291395918367347" calcext:value-type="float">
            <text:p>2.91E-01</text:p>
          </table:table-cell>
          <table:table-cell table:style-name="ce31" office:value-type="float" office:value="0.288995918367347" calcext:value-type="float">
            <text:p>2.89E-01</text:p>
          </table:table-cell>
          <table:table-cell table:style-name="ce31" office:value-type="float" office:value="0.291395918367347" calcext:value-type="float">
            <text:p>2.91E-01</text:p>
          </table:table-cell>
          <table:table-cell table:number-columns-repeated="2" table:style-name="ce31" office:value-type="float" office:value="0.295395918367347" calcext:value-type="float">
            <text:p>2.95E-01</text:p>
          </table:table-cell>
          <table:table-cell table:style-name="ce31" office:value-type="float" office:value="0.317795918367347" calcext:value-type="float">
            <text:p>3.18E-01</text:p>
          </table:table-cell>
        </table:table-row>
        <table:table-row table:style-name="ro1">
          <table:table-cell office:value-type="float" office:value="0.372995918367347" calcext:value-type="float">
            <text:p>3.73E-01</text:p>
          </table:table-cell>
          <table:table-cell office:value-type="float" office:value="0.394595918367347" calcext:value-type="float">
            <text:p>3.95E-01</text:p>
          </table:table-cell>
          <table:table-cell table:number-columns-repeated="2" office:value-type="float" office:value="0.416995918367347" calcext:value-type="float">
            <text:p>4.17E-01</text:p>
          </table:table-cell>
          <table:table-cell office:value-type="float" office:value="0.404195918367347" calcext:value-type="float">
            <text:p>4.04E-01</text:p>
          </table:table-cell>
          <table:table-cell office:value-type="float" office:value="0.426595918367347" calcext:value-type="float">
            <text:p>4.27E-01</text:p>
          </table:table-cell>
          <table:table-cell office:value-type="float" office:value="0.420995918367347" calcext:value-type="float">
            <text:p>4.21E-01</text:p>
          </table:table-cell>
          <table:table-cell office:value-type="float" office:value="0.419395918367347" calcext:value-type="float">
            <text:p>4.19E-01</text:p>
          </table:table-cell>
          <table:table-cell office:value-type="float" office:value="0.428995918367347" calcext:value-type="float">
            <text:p>4.29E-01</text:p>
          </table:table-cell>
          <table:table-cell office:value-type="float" office:value="0.436195918367347" calcext:value-type="float">
            <text:p>4.36E-01</text:p>
          </table:table-cell>
          <table:table-cell office:value-type="float" office:value="0.344195918367347" calcext:value-type="float">
            <text:p>3.44E-01</text:p>
          </table:table-cell>
          <table:table-cell office:value-type="float" office:value="0.336995918367347" calcext:value-type="float">
            <text:p>3.37E-01</text:p>
          </table:table-cell>
          <table:table-cell office:value-type="float" office:value="0.376195918367347" calcext:value-type="float">
            <text:p>3.76E-01</text:p>
          </table:table-cell>
          <table:table-cell office:value-type="float" office:value="0.384995918367347" calcext:value-type="float">
            <text:p>3.85E-01</text:p>
          </table:table-cell>
          <table:table-cell office:value-type="float" office:value="0.368995918367347" calcext:value-type="float">
            <text:p>3.69E-01</text:p>
          </table:table-cell>
          <table:table-cell office:value-type="float" office:value="0.407395918367347" calcext:value-type="float">
            <text:p>4.07E-01</text:p>
          </table:table-cell>
          <table:table-cell office:value-type="float" office:value="0.400995918367347" calcext:value-type="float">
            <text:p>4.01E-01</text:p>
          </table:table-cell>
          <table:table-cell office:value-type="float" office:value="0.401795918367347" calcext:value-type="float">
            <text:p>4.02E-01</text:p>
          </table:table-cell>
          <table:table-cell office:value-type="float" office:value="0.413795918367347" calcext:value-type="float">
            <text:p>4.14E-01</text:p>
          </table:table-cell>
          <table:table-cell office:value-type="float" office:value="0.404195918367347" calcext:value-type="float">
            <text:p>4.04E-01</text:p>
          </table:table-cell>
          <table:table-cell table:style-name="ce31" office:value-type="float" office:value="0.240995918367347" calcext:value-type="float">
            <text:p>2.41E-01</text:p>
          </table:table-cell>
          <table:table-cell table:style-name="ce31" office:value-type="float" office:value="0.261795918367347" calcext:value-type="float">
            <text:p>2.62E-01</text:p>
          </table:table-cell>
          <table:table-cell table:style-name="ce31" office:value-type="float" office:value="0.297795918367347" calcext:value-type="float">
            <text:p>2.98E-01</text:p>
          </table:table-cell>
          <table:table-cell table:style-name="ce31" office:value-type="float" office:value="0.309795918367347" calcext:value-type="float">
            <text:p>3.10E-01</text:p>
          </table:table-cell>
          <table:table-cell table:style-name="ce31" office:value-type="float" office:value="0.300995918367347" calcext:value-type="float">
            <text:p>3.01E-01</text:p>
          </table:table-cell>
          <table:table-cell table:style-name="ce31" office:value-type="float" office:value="0.328995918367347" calcext:value-type="float">
            <text:p>3.29E-01</text:p>
          </table:table-cell>
          <table:table-cell table:style-name="ce31" office:value-type="float" office:value="0.326595918367347" calcext:value-type="float">
            <text:p>3.27E-01</text:p>
          </table:table-cell>
          <table:table-cell table:style-name="ce31" office:value-type="float" office:value="0.319395918367347" calcext:value-type="float">
            <text:p>3.19E-01</text:p>
          </table:table-cell>
          <table:table-cell table:style-name="ce31" office:value-type="float" office:value="0.320195918367347" calcext:value-type="float">
            <text:p>3.20E-01</text:p>
          </table:table-cell>
          <table:table-cell table:style-name="ce31" office:value-type="float" office:value="0.336995918367347" calcext:value-type="float">
            <text:p>3.37E-01</text:p>
          </table:table-cell>
        </table:table-row>
        <table:table-row table:style-name="ro1">
          <table:table-cell office:value-type="float" office:value="0.384195918367347" calcext:value-type="float">
            <text:p>3.84E-01</text:p>
          </table:table-cell>
          <table:table-cell office:value-type="float" office:value="0.396995918367347" calcext:value-type="float">
            <text:p>3.97E-01</text:p>
          </table:table-cell>
          <table:table-cell office:value-type="float" office:value="0.376195918367347" calcext:value-type="float">
            <text:p>3.76E-01</text:p>
          </table:table-cell>
          <table:table-cell office:value-type="float" office:value="0.386595918367347" calcext:value-type="float">
            <text:p>3.87E-01</text:p>
          </table:table-cell>
          <table:table-cell office:value-type="float" office:value="0.396195918367347" calcext:value-type="float">
            <text:p>3.96E-01</text:p>
          </table:table-cell>
          <table:table-cell office:value-type="float" office:value="0.392995918367347" calcext:value-type="float">
            <text:p>3.93E-01</text:p>
          </table:table-cell>
          <table:table-cell office:value-type="float" office:value="0.410595918367347" calcext:value-type="float">
            <text:p>4.11E-01</text:p>
          </table:table-cell>
          <table:table-cell office:value-type="float" office:value="0.414595918367347" calcext:value-type="float">
            <text:p>4.15E-01</text:p>
          </table:table-cell>
          <table:table-cell office:value-type="float" office:value="0.417795918367347" calcext:value-type="float">
            <text:p>4.18E-01</text:p>
          </table:table-cell>
          <table:table-cell office:value-type="float" office:value="0.416195918367347" calcext:value-type="float">
            <text:p>4.16E-01</text:p>
          </table:table-cell>
          <table:table-cell office:value-type="float" office:value="0.337795918367347" calcext:value-type="float">
            <text:p>3.38E-01</text:p>
          </table:table-cell>
          <table:table-cell office:value-type="float" office:value="0.360995918367347" calcext:value-type="float">
            <text:p>3.61E-01</text:p>
          </table:table-cell>
          <table:table-cell office:value-type="float" office:value="0.368995918367347" calcext:value-type="float">
            <text:p>3.69E-01</text:p>
          </table:table-cell>
          <table:table-cell office:value-type="float" office:value="0.385795918367347" calcext:value-type="float">
            <text:p>3.86E-01</text:p>
          </table:table-cell>
          <table:table-cell table:number-columns-repeated="2" office:value-type="float" office:value="0.377795918367347" calcext:value-type="float">
            <text:p>3.78E-01</text:p>
          </table:table-cell>
          <table:table-cell office:value-type="float" office:value="0.378595918367347" calcext:value-type="float">
            <text:p>3.79E-01</text:p>
          </table:table-cell>
          <table:table-cell office:value-type="float" office:value="0.384995918367347" calcext:value-type="float">
            <text:p>3.85E-01</text:p>
          </table:table-cell>
          <table:table-cell office:value-type="float" office:value="0.395395918367347" calcext:value-type="float">
            <text:p>3.95E-01</text:p>
          </table:table-cell>
          <table:table-cell office:value-type="float" office:value="0.379395918367347" calcext:value-type="float">
            <text:p>3.79E-01</text:p>
          </table:table-cell>
          <table:table-cell table:style-name="ce31" office:value-type="float" office:value="0.281795918367347" calcext:value-type="float">
            <text:p>2.82E-01</text:p>
          </table:table-cell>
          <table:table-cell table:style-name="ce31" office:value-type="float" office:value="0.282595918367347" calcext:value-type="float">
            <text:p>2.83E-01</text:p>
          </table:table-cell>
          <table:table-cell table:style-name="ce31" office:value-type="float" office:value="0.260995918367347" calcext:value-type="float">
            <text:p>2.61E-01</text:p>
          </table:table-cell>
          <table:table-cell table:style-name="ce31" office:value-type="float" office:value="0.283395918367347" calcext:value-type="float">
            <text:p>2.83E-01</text:p>
          </table:table-cell>
          <table:table-cell table:number-columns-repeated="2" table:style-name="ce31" office:value-type="float" office:value="0.295395918367347" calcext:value-type="float">
            <text:p>2.95E-01</text:p>
          </table:table-cell>
          <table:table-cell table:style-name="ce31" office:value-type="float" office:value="0.308995918367347" calcext:value-type="float">
            <text:p>3.09E-01</text:p>
          </table:table-cell>
          <table:table-cell table:style-name="ce31" office:value-type="float" office:value="0.318595918367347" calcext:value-type="float">
            <text:p>3.19E-01</text:p>
          </table:table-cell>
          <table:table-cell table:style-name="ce31" office:value-type="float" office:value="0.300195918367347" calcext:value-type="float">
            <text:p>3.00E-01</text:p>
          </table:table-cell>
          <table:table-cell table:style-name="ce31" office:value-type="float" office:value="0.331395918367347" calcext:value-type="float">
            <text:p>3.31E-01</text:p>
          </table:table-cell>
        </table:table-row>
        <table:table-row table:style-name="ro1">
          <table:table-cell office:value-type="float" office:value="0.371395918367347" calcext:value-type="float">
            <text:p>3.71E-01</text:p>
          </table:table-cell>
          <table:table-cell office:value-type="float" office:value="0.400995918367347" calcext:value-type="float">
            <text:p>4.01E-01</text:p>
          </table:table-cell>
          <table:table-cell office:value-type="float" office:value="0.408195918367347" calcext:value-type="float">
            <text:p>4.08E-01</text:p>
          </table:table-cell>
          <table:table-cell office:value-type="float" office:value="0.407395918367347" calcext:value-type="float">
            <text:p>4.07E-01</text:p>
          </table:table-cell>
          <table:table-cell office:value-type="float" office:value="0.421795918367347" calcext:value-type="float">
            <text:p>4.22E-01</text:p>
          </table:table-cell>
          <table:table-cell office:value-type="float" office:value="0.416995918367347" calcext:value-type="float">
            <text:p>4.17E-01</text:p>
          </table:table-cell>
          <table:table-cell office:value-type="float" office:value="0.419395918367347" calcext:value-type="float">
            <text:p>4.19E-01</text:p>
          </table:table-cell>
          <table:table-cell office:value-type="float" office:value="0.423395918367347" calcext:value-type="float">
            <text:p>4.23E-01</text:p>
          </table:table-cell>
          <table:table-cell office:value-type="float" office:value="0.420995918367347" calcext:value-type="float">
            <text:p>4.21E-01</text:p>
          </table:table-cell>
          <table:table-cell office:value-type="float" office:value="0.421795918367347" calcext:value-type="float">
            <text:p>4.22E-01</text:p>
          </table:table-cell>
          <table:table-cell office:value-type="float" office:value="0.344995918367347" calcext:value-type="float">
            <text:p>3.45E-01</text:p>
          </table:table-cell>
          <table:table-cell office:value-type="float" office:value="0.342595918367347" calcext:value-type="float">
            <text:p>3.43E-01</text:p>
          </table:table-cell>
          <table:table-cell office:value-type="float" office:value="0.332995918367347" calcext:value-type="float">
            <text:p>3.33E-01</text:p>
          </table:table-cell>
          <table:table-cell office:value-type="float" office:value="0.353795918367347" calcext:value-type="float">
            <text:p>3.54E-01</text:p>
          </table:table-cell>
          <table:table-cell office:value-type="float" office:value="0.349795918367347" calcext:value-type="float">
            <text:p>3.50E-01</text:p>
          </table:table-cell>
          <table:table-cell office:value-type="float" office:value="0.375395918367347" calcext:value-type="float">
            <text:p>3.75E-01</text:p>
          </table:table-cell>
          <table:table-cell office:value-type="float" office:value="0.384995918367347" calcext:value-type="float">
            <text:p>3.85E-01</text:p>
          </table:table-cell>
          <table:table-cell office:value-type="float" office:value="0.376195918367347" calcext:value-type="float">
            <text:p>3.76E-01</text:p>
          </table:table-cell>
          <table:table-cell office:value-type="float" office:value="0.382595918367347" calcext:value-type="float">
            <text:p>3.83E-01</text:p>
          </table:table-cell>
          <table:table-cell office:value-type="float" office:value="0.396195918367347" calcext:value-type="float">
            <text:p>3.96E-01</text:p>
          </table:table-cell>
          <table:table-cell table:style-name="ce31" office:value-type="float" office:value="0.310595918367347" calcext:value-type="float">
            <text:p>3.11E-01</text:p>
          </table:table-cell>
          <table:table-cell table:style-name="ce31" office:value-type="float" office:value="0.272995918367347" calcext:value-type="float">
            <text:p>2.73E-01</text:p>
          </table:table-cell>
          <table:table-cell table:style-name="ce31" office:value-type="float" office:value="0.294595918367347" calcext:value-type="float">
            <text:p>2.95E-01</text:p>
          </table:table-cell>
          <table:table-cell table:style-name="ce31" office:value-type="float" office:value="0.312195918367347" calcext:value-type="float">
            <text:p>3.12E-01</text:p>
          </table:table-cell>
          <table:table-cell table:style-name="ce31" office:value-type="float" office:value="0.298595918367347" calcext:value-type="float">
            <text:p>2.99E-01</text:p>
          </table:table-cell>
          <table:table-cell table:style-name="ce31" office:value-type="float" office:value="0.293795918367347" calcext:value-type="float">
            <text:p>2.94E-01</text:p>
          </table:table-cell>
          <table:table-cell table:style-name="ce31" office:value-type="float" office:value="0.323395918367347" calcext:value-type="float">
            <text:p>3.23E-01</text:p>
          </table:table-cell>
          <table:table-cell table:style-name="ce31" office:value-type="float" office:value="0.304995918367347" calcext:value-type="float">
            <text:p>3.05E-01</text:p>
          </table:table-cell>
          <table:table-cell table:style-name="ce31" office:value-type="float" office:value="0.295395918367347" calcext:value-type="float">
            <text:p>2.95E-01</text:p>
          </table:table-cell>
          <table:table-cell table:style-name="ce31" office:value-type="float" office:value="0.329795918367347" calcext:value-type="float">
            <text:p>3.30E-01</text:p>
          </table:table-cell>
        </table:table-row>
        <table:table-row table:style-name="ro1">
          <table:table-cell office:value-type="float" office:value="0.365795918367347" calcext:value-type="float">
            <text:p>3.66E-01</text:p>
          </table:table-cell>
          <table:table-cell office:value-type="float" office:value="0.386595918367347" calcext:value-type="float">
            <text:p>3.87E-01</text:p>
          </table:table-cell>
          <table:table-cell office:value-type="float" office:value="0.420995918367347" calcext:value-type="float">
            <text:p>4.21E-01</text:p>
          </table:table-cell>
          <table:table-cell office:value-type="float" office:value="0.398595918367347" calcext:value-type="float">
            <text:p>3.99E-01</text:p>
          </table:table-cell>
          <table:table-cell table:number-columns-repeated="2" office:value-type="float" office:value="0.414595918367347" calcext:value-type="float">
            <text:p>4.15E-01</text:p>
          </table:table-cell>
          <table:table-cell office:value-type="float" office:value="0.428995918367347" calcext:value-type="float">
            <text:p>4.29E-01</text:p>
          </table:table-cell>
          <table:table-cell office:value-type="float" office:value="0.418595918367347" calcext:value-type="float">
            <text:p>4.19E-01</text:p>
          </table:table-cell>
          <table:table-cell office:value-type="float" office:value="0.422595918367347" calcext:value-type="float">
            <text:p>4.23E-01</text:p>
          </table:table-cell>
          <table:table-cell office:value-type="float" office:value="0.426595918367347" calcext:value-type="float">
            <text:p>4.27E-01</text:p>
          </table:table-cell>
          <table:table-cell office:value-type="float" office:value="0.351395918367347" calcext:value-type="float">
            <text:p>3.51E-01</text:p>
          </table:table-cell>
          <table:table-cell office:value-type="float" office:value="0.379395918367347" calcext:value-type="float">
            <text:p>3.79E-01</text:p>
          </table:table-cell>
          <table:table-cell office:value-type="float" office:value="0.368995918367347" calcext:value-type="float">
            <text:p>3.69E-01</text:p>
          </table:table-cell>
          <table:table-cell office:value-type="float" office:value="0.359395918367347" calcext:value-type="float">
            <text:p>3.59E-01</text:p>
          </table:table-cell>
          <table:table-cell office:value-type="float" office:value="0.380195918367347" calcext:value-type="float">
            <text:p>3.80E-01</text:p>
          </table:table-cell>
          <table:table-cell office:value-type="float" office:value="0.378595918367347" calcext:value-type="float">
            <text:p>3.79E-01</text:p>
          </table:table-cell>
          <table:table-cell office:value-type="float" office:value="0.396995918367347" calcext:value-type="float">
            <text:p>3.97E-01</text:p>
          </table:table-cell>
          <table:table-cell office:value-type="float" office:value="0.397795918367347" calcext:value-type="float">
            <text:p>3.98E-01</text:p>
          </table:table-cell>
          <table:table-cell office:value-type="float" office:value="0.400995918367347" calcext:value-type="float">
            <text:p>4.01E-01</text:p>
          </table:table-cell>
          <table:table-cell office:value-type="float" office:value="0.417795918367347" calcext:value-type="float">
            <text:p>4.18E-01</text:p>
          </table:table-cell>
          <table:table-cell table:style-name="ce31" office:value-type="float" office:value="0.081795918367347" calcext:value-type="float">
            <text:p>8.18E-02</text:p>
          </table:table-cell>
          <table:table-cell table:style-name="ce31" office:value-type="float" office:value="0.301795918367347" calcext:value-type="float">
            <text:p>3.02E-01</text:p>
          </table:table-cell>
          <table:table-cell table:style-name="ce31" office:value-type="float" office:value="0.289795918367347" calcext:value-type="float">
            <text:p>2.90E-01</text:p>
          </table:table-cell>
          <table:table-cell table:style-name="ce31" office:value-type="float" office:value="0.283395918367347" calcext:value-type="float">
            <text:p>2.83E-01</text:p>
          </table:table-cell>
          <table:table-cell table:style-name="ce31" office:value-type="float" office:value="0.288995918367347" calcext:value-type="float">
            <text:p>2.89E-01</text:p>
          </table:table-cell>
          <table:table-cell table:style-name="ce31" office:value-type="float" office:value="0.311395918367347" calcext:value-type="float">
            <text:p>3.11E-01</text:p>
          </table:table-cell>
          <table:table-cell table:style-name="ce31" office:value-type="float" office:value="0.308195918367347" calcext:value-type="float">
            <text:p>3.08E-01</text:p>
          </table:table-cell>
          <table:table-cell table:style-name="ce31" office:value-type="float" office:value="0.348995918367347" calcext:value-type="float">
            <text:p>3.49E-01</text:p>
          </table:table-cell>
          <table:table-cell table:style-name="ce31" office:value-type="float" office:value="0.324995918367347" calcext:value-type="float">
            <text:p>3.25E-01</text:p>
          </table:table-cell>
          <table:table-cell table:style-name="ce31" office:value-type="float" office:value="0.336195918367347" calcext:value-type="float">
            <text:p>3.36E-01</text:p>
          </table:table-cell>
        </table:table-row>
        <table:table-row table:style-name="ro1">
          <table:table-cell office:value-type="float" office:value="0.391395918367347" calcext:value-type="float">
            <text:p>3.91E-01</text:p>
          </table:table-cell>
          <table:table-cell office:value-type="float" office:value="0.412195918367347" calcext:value-type="float">
            <text:p>4.12E-01</text:p>
          </table:table-cell>
          <table:table-cell office:value-type="float" office:value="0.393795918367347" calcext:value-type="float">
            <text:p>3.94E-01</text:p>
          </table:table-cell>
          <table:table-cell office:value-type="float" office:value="0.409795918367347" calcext:value-type="float">
            <text:p>4.10E-01</text:p>
          </table:table-cell>
          <table:table-cell office:value-type="float" office:value="0.424995918367347" calcext:value-type="float">
            <text:p>4.25E-01</text:p>
          </table:table-cell>
          <table:table-cell office:value-type="float" office:value="0.420995918367347" calcext:value-type="float">
            <text:p>4.21E-01</text:p>
          </table:table-cell>
          <table:table-cell office:value-type="float" office:value="0.419395918367347" calcext:value-type="float">
            <text:p>4.19E-01</text:p>
          </table:table-cell>
          <table:table-cell office:value-type="float" office:value="0.425795918367347" calcext:value-type="float">
            <text:p>4.26E-01</text:p>
          </table:table-cell>
          <table:table-cell office:value-type="float" office:value="0.424195918367347" calcext:value-type="float">
            <text:p>4.24E-01</text:p>
          </table:table-cell>
          <table:table-cell office:value-type="float" office:value="0.428195918367347" calcext:value-type="float">
            <text:p>4.28E-01</text:p>
          </table:table-cell>
          <table:table-cell office:value-type="float" office:value="0.332195918367347" calcext:value-type="float">
            <text:p>3.32E-01</text:p>
          </table:table-cell>
          <table:table-cell office:value-type="float" office:value="0.363395918367347" calcext:value-type="float">
            <text:p>3.63E-01</text:p>
          </table:table-cell>
          <table:table-cell office:value-type="float" office:value="0.348995918367347" calcext:value-type="float">
            <text:p>3.49E-01</text:p>
          </table:table-cell>
          <table:table-cell office:value-type="float" office:value="0.367395918367347" calcext:value-type="float">
            <text:p>3.67E-01</text:p>
          </table:table-cell>
          <table:table-cell office:value-type="float" office:value="0.392195918367347" calcext:value-type="float">
            <text:p>3.92E-01</text:p>
          </table:table-cell>
          <table:table-cell office:value-type="float" office:value="0.371395918367347" calcext:value-type="float">
            <text:p>3.71E-01</text:p>
          </table:table-cell>
          <table:table-cell office:value-type="float" office:value="0.387395918367347" calcext:value-type="float">
            <text:p>3.87E-01</text:p>
          </table:table-cell>
          <table:table-cell office:value-type="float" office:value="0.389795918367347" calcext:value-type="float">
            <text:p>3.90E-01</text:p>
          </table:table-cell>
          <table:table-cell table:number-columns-repeated="2" office:value-type="float" office:value="0.395395918367347" calcext:value-type="float">
            <text:p>3.95E-01</text:p>
          </table:table-cell>
          <table:table-cell table:style-name="ce31" office:value-type="float" office:value="0.294595918367347" calcext:value-type="float">
            <text:p>2.95E-01</text:p>
          </table:table-cell>
          <table:table-cell table:style-name="ce31" office:value-type="float" office:value="0.264995918367347" calcext:value-type="float">
            <text:p>2.65E-01</text:p>
          </table:table-cell>
          <table:table-cell table:style-name="ce31" office:value-type="float" office:value="0.321795918367347" calcext:value-type="float">
            <text:p>3.22E-01</text:p>
          </table:table-cell>
          <table:table-cell table:style-name="ce31" office:value-type="float" office:value="0.330595918367347" calcext:value-type="float">
            <text:p>3.31E-01</text:p>
          </table:table-cell>
          <table:table-cell table:style-name="ce31" office:value-type="float" office:value="0.304995918367347" calcext:value-type="float">
            <text:p>3.05E-01</text:p>
          </table:table-cell>
          <table:table-cell table:style-name="ce31" office:value-type="float" office:value="0.306595918367347" calcext:value-type="float">
            <text:p>3.07E-01</text:p>
          </table:table-cell>
          <table:table-cell table:style-name="ce31" office:value-type="float" office:value="0.324195918367347" calcext:value-type="float">
            <text:p>3.24E-01</text:p>
          </table:table-cell>
          <table:table-cell table:style-name="ce31" office:value-type="float" office:value="0.323395918367347" calcext:value-type="float">
            <text:p>3.23E-01</text:p>
          </table:table-cell>
          <table:table-cell table:style-name="ce31" office:value-type="float" office:value="0.332995918367347" calcext:value-type="float">
            <text:p>3.33E-01</text:p>
          </table:table-cell>
          <table:table-cell table:style-name="ce31" office:value-type="float" office:value="0.333795918367347" calcext:value-type="float">
            <text:p>3.34E-01</text:p>
          </table:table-cell>
        </table:table-row>
        <table:table-row table:style-name="ro1">
          <table:table-cell office:value-type="float" office:value="0.360195918367347" calcext:value-type="float">
            <text:p>3.60E-01</text:p>
          </table:table-cell>
          <table:table-cell office:value-type="float" office:value="0.396995918367347" calcext:value-type="float">
            <text:p>3.97E-01</text:p>
          </table:table-cell>
          <table:table-cell office:value-type="float" office:value="0.377795918367347" calcext:value-type="float">
            <text:p>3.78E-01</text:p>
          </table:table-cell>
          <table:table-cell office:value-type="float" office:value="0.393795918367347" calcext:value-type="float">
            <text:p>3.94E-01</text:p>
          </table:table-cell>
          <table:table-cell office:value-type="float" office:value="0.403395918367347" calcext:value-type="float">
            <text:p>4.03E-01</text:p>
          </table:table-cell>
          <table:table-cell office:value-type="float" office:value="0.425795918367347" calcext:value-type="float">
            <text:p>4.26E-01</text:p>
          </table:table-cell>
          <table:table-cell office:value-type="float" office:value="0.423395918367347" calcext:value-type="float">
            <text:p>4.23E-01</text:p>
          </table:table-cell>
          <table:table-cell office:value-type="float" office:value="0.414595918367347" calcext:value-type="float">
            <text:p>4.15E-01</text:p>
          </table:table-cell>
          <table:table-cell office:value-type="float" office:value="0.432195918367347" calcext:value-type="float">
            <text:p>4.32E-01</text:p>
          </table:table-cell>
          <table:table-cell office:value-type="float" office:value="0.427395918367347" calcext:value-type="float">
            <text:p>4.27E-01</text:p>
          </table:table-cell>
          <table:table-cell office:value-type="float" office:value="0.328195918367347" calcext:value-type="float">
            <text:p>3.28E-01</text:p>
          </table:table-cell>
          <table:table-cell office:value-type="float" office:value="0.360995918367347" calcext:value-type="float">
            <text:p>3.61E-01</text:p>
          </table:table-cell>
          <table:table-cell office:value-type="float" office:value="0.359395918367347" calcext:value-type="float">
            <text:p>3.59E-01</text:p>
          </table:table-cell>
          <table:table-cell office:value-type="float" office:value="0.378595918367347" calcext:value-type="float">
            <text:p>3.79E-01</text:p>
          </table:table-cell>
          <table:table-cell table:number-columns-repeated="2" office:value-type="float" office:value="0.380995918367347" calcext:value-type="float">
            <text:p>3.81E-01</text:p>
          </table:table-cell>
          <table:table-cell office:value-type="float" office:value="0.393795918367347" calcext:value-type="float">
            <text:p>3.94E-01</text:p>
          </table:table-cell>
          <table:table-cell office:value-type="float" office:value="0.397795918367347" calcext:value-type="float">
            <text:p>3.98E-01</text:p>
          </table:table-cell>
          <table:table-cell office:value-type="float" office:value="0.412195918367347" calcext:value-type="float">
            <text:p>4.12E-01</text:p>
          </table:table-cell>
          <table:table-cell office:value-type="float" office:value="0.413795918367347" calcext:value-type="float">
            <text:p>4.14E-01</text:p>
          </table:table-cell>
          <table:table-cell table:style-name="ce31" office:value-type="float" office:value="0.232195918367347" calcext:value-type="float">
            <text:p>2.32E-01</text:p>
          </table:table-cell>
          <table:table-cell table:style-name="ce31" office:value-type="float" office:value="0.277795918367347" calcext:value-type="float">
            <text:p>2.78E-01</text:p>
          </table:table-cell>
          <table:table-cell table:style-name="ce31" office:value-type="float" office:value="0.292995918367347" calcext:value-type="float">
            <text:p>2.93E-01</text:p>
          </table:table-cell>
          <table:table-cell table:style-name="ce31" office:value-type="float" office:value="0.280195918367347" calcext:value-type="float">
            <text:p>2.80E-01</text:p>
          </table:table-cell>
          <table:table-cell table:style-name="ce31" office:value-type="float" office:value="0.266595918367347" calcext:value-type="float">
            <text:p>2.67E-01</text:p>
          </table:table-cell>
          <table:table-cell table:style-name="ce31" office:value-type="float" office:value="0.301795918367347" calcext:value-type="float">
            <text:p>3.02E-01</text:p>
          </table:table-cell>
          <table:table-cell table:style-name="ce31" office:value-type="float" office:value="0.323395918367347" calcext:value-type="float">
            <text:p>3.23E-01</text:p>
          </table:table-cell>
          <table:table-cell table:style-name="ce31" office:value-type="float" office:value="0.280195918367347" calcext:value-type="float">
            <text:p>2.80E-01</text:p>
          </table:table-cell>
          <table:table-cell table:style-name="ce31" office:value-type="float" office:value="0.285795918367347" calcext:value-type="float">
            <text:p>2.86E-01</text:p>
          </table:table-cell>
          <table:table-cell table:style-name="ce31" office:value-type="float" office:value="0.315395918367347" calcext:value-type="float">
            <text:p>3.15E-01</text:p>
          </table:table-cell>
        </table:table-row>
        <table:table-row table:style-name="ro1">
          <table:table-cell office:value-type="float" office:value="0.379395918367347" calcext:value-type="float">
            <text:p>3.79E-01</text:p>
          </table:table-cell>
          <table:table-cell office:value-type="float" office:value="0.377795918367347" calcext:value-type="float">
            <text:p>3.78E-01</text:p>
          </table:table-cell>
          <table:table-cell office:value-type="float" office:value="0.383395918367347" calcext:value-type="float">
            <text:p>3.83E-01</text:p>
          </table:table-cell>
          <table:table-cell office:value-type="float" office:value="0.408195918367347" calcext:value-type="float">
            <text:p>4.08E-01</text:p>
          </table:table-cell>
          <table:table-cell office:value-type="float" office:value="0.407395918367347" calcext:value-type="float">
            <text:p>4.07E-01</text:p>
          </table:table-cell>
          <table:table-cell office:value-type="float" office:value="0.412195918367347" calcext:value-type="float">
            <text:p>4.12E-01</text:p>
          </table:table-cell>
          <table:table-cell office:value-type="float" office:value="0.417795918367347" calcext:value-type="float">
            <text:p>4.18E-01</text:p>
          </table:table-cell>
          <table:table-cell office:value-type="float" office:value="0.425795918367347" calcext:value-type="float">
            <text:p>4.26E-01</text:p>
          </table:table-cell>
          <table:table-cell office:value-type="float" office:value="0.403395918367347" calcext:value-type="float">
            <text:p>4.03E-01</text:p>
          </table:table-cell>
          <table:table-cell office:value-type="float" office:value="0.422595918367347" calcext:value-type="float">
            <text:p>4.23E-01</text:p>
          </table:table-cell>
          <table:table-cell office:value-type="float" office:value="0.359395918367347" calcext:value-type="float">
            <text:p>3.59E-01</text:p>
          </table:table-cell>
          <table:table-cell office:value-type="float" office:value="0.365795918367347" calcext:value-type="float">
            <text:p>3.66E-01</text:p>
          </table:table-cell>
          <table:table-cell office:value-type="float" office:value="0.355395918367347" calcext:value-type="float">
            <text:p>3.55E-01</text:p>
          </table:table-cell>
          <table:table-cell office:value-type="float" office:value="0.376995918367347" calcext:value-type="float">
            <text:p>3.77E-01</text:p>
          </table:table-cell>
          <table:table-cell office:value-type="float" office:value="0.389795918367347" calcext:value-type="float">
            <text:p>3.90E-01</text:p>
          </table:table-cell>
          <table:table-cell table:number-columns-repeated="2" office:value-type="float" office:value="0.380195918367347" calcext:value-type="float">
            <text:p>3.80E-01</text:p>
          </table:table-cell>
          <table:table-cell office:value-type="float" office:value="0.397795918367347" calcext:value-type="float">
            <text:p>3.98E-01</text:p>
          </table:table-cell>
          <table:table-cell office:value-type="float" office:value="0.383395918367347" calcext:value-type="float">
            <text:p>3.83E-01</text:p>
          </table:table-cell>
          <table:table-cell office:value-type="float" office:value="0.393795918367347" calcext:value-type="float">
            <text:p>3.94E-01</text:p>
          </table:table-cell>
          <table:table-cell table:style-name="ce31" office:value-type="float" office:value="0.256195918367347" calcext:value-type="float">
            <text:p>2.56E-01</text:p>
          </table:table-cell>
          <table:table-cell table:style-name="ce31" office:value-type="float" office:value="0.287395918367347" calcext:value-type="float">
            <text:p>2.87E-01</text:p>
          </table:table-cell>
          <table:table-cell table:style-name="ce31" office:value-type="float" office:value="0.288995918367347" calcext:value-type="float">
            <text:p>2.89E-01</text:p>
          </table:table-cell>
          <table:table-cell table:style-name="ce31" office:value-type="float" office:value="0.303395918367347" calcext:value-type="float">
            <text:p>3.03E-01</text:p>
          </table:table-cell>
          <table:table-cell table:style-name="ce31" office:value-type="float" office:value="0.281795918367347" calcext:value-type="float">
            <text:p>2.82E-01</text:p>
          </table:table-cell>
          <table:table-cell table:style-name="ce31" office:value-type="float" office:value="0.295395918367347" calcext:value-type="float">
            <text:p>2.95E-01</text:p>
          </table:table-cell>
          <table:table-cell table:style-name="ce31" office:value-type="float" office:value="0.340995918367347" calcext:value-type="float">
            <text:p>3.41E-01</text:p>
          </table:table-cell>
          <table:table-cell table:style-name="ce31" office:value-type="float" office:value="0.315395918367347" calcext:value-type="float">
            <text:p>3.15E-01</text:p>
          </table:table-cell>
          <table:table-cell table:style-name="ce31" office:value-type="float" office:value="0.336195918367347" calcext:value-type="float">
            <text:p>3.36E-01</text:p>
          </table:table-cell>
          <table:table-cell table:style-name="ce31" office:value-type="float" office:value="0.324195918367347" calcext:value-type="float">
            <text:p>3.24E-01</text:p>
          </table:table-cell>
        </table:table-row>
        <table:table-row table:style-name="ro1">
          <table:table-cell office:value-type="float" office:value="0.304995918367347" calcext:value-type="float">
            <text:p>3.05E-01</text:p>
          </table:table-cell>
          <table:table-cell office:value-type="float" office:value="0.339395918367347" calcext:value-type="float">
            <text:p>3.39E-01</text:p>
          </table:table-cell>
          <table:table-cell office:value-type="float" office:value="0.342595918367347" calcext:value-type="float">
            <text:p>3.43E-01</text:p>
          </table:table-cell>
          <table:table-cell office:value-type="float" office:value="0.336995918367347" calcext:value-type="float">
            <text:p>3.37E-01</text:p>
          </table:table-cell>
          <table:table-cell office:value-type="float" office:value="0.352195918367347" calcext:value-type="float">
            <text:p>3.52E-01</text:p>
          </table:table-cell>
          <table:table-cell office:value-type="float" office:value="0.357795918367347" calcext:value-type="float">
            <text:p>3.58E-01</text:p>
          </table:table-cell>
          <table:table-cell office:value-type="float" office:value="0.360995918367347" calcext:value-type="float">
            <text:p>3.61E-01</text:p>
          </table:table-cell>
          <table:table-cell office:value-type="float" office:value="0.356195918367347" calcext:value-type="float">
            <text:p>3.56E-01</text:p>
          </table:table-cell>
          <table:table-cell office:value-type="float" office:value="0.343395918367347" calcext:value-type="float">
            <text:p>3.43E-01</text:p>
          </table:table-cell>
          <table:table-cell office:value-type="float" office:value="0.352195918367347" calcext:value-type="float">
            <text:p>3.52E-01</text:p>
          </table:table-cell>
          <table:table-cell office:value-type="float" office:value="0.233795918367347" calcext:value-type="float">
            <text:p>2.34E-01</text:p>
          </table:table-cell>
          <table:table-cell office:value-type="float" office:value="0.292195918367347" calcext:value-type="float">
            <text:p>2.92E-01</text:p>
          </table:table-cell>
          <table:table-cell office:value-type="float" office:value="0.252195918367347" calcext:value-type="float">
            <text:p>2.52E-01</text:p>
          </table:table-cell>
          <table:table-cell office:value-type="float" office:value="0.273795918367347" calcext:value-type="float">
            <text:p>2.74E-01</text:p>
          </table:table-cell>
          <table:table-cell office:value-type="float" office:value="0.280195918367347" calcext:value-type="float">
            <text:p>2.80E-01</text:p>
          </table:table-cell>
          <table:table-cell office:value-type="float" office:value="0.306595918367347" calcext:value-type="float">
            <text:p>3.07E-01</text:p>
          </table:table-cell>
          <table:table-cell office:value-type="float" office:value="0.283395918367347" calcext:value-type="float">
            <text:p>2.83E-01</text:p>
          </table:table-cell>
          <table:table-cell office:value-type="float" office:value="0.284195918367347" calcext:value-type="float">
            <text:p>2.84E-01</text:p>
          </table:table-cell>
          <table:table-cell office:value-type="float" office:value="0.280995918367347" calcext:value-type="float">
            <text:p>2.81E-01</text:p>
          </table:table-cell>
          <table:table-cell office:value-type="float" office:value="0.304195918367347" calcext:value-type="float">
            <text:p>3.04E-01</text:p>
          </table:table-cell>
          <table:table-cell table:style-name="ce31" office:value-type="float" office:value="0.209795918367347" calcext:value-type="float">
            <text:p>2.10E-01</text:p>
          </table:table-cell>
          <table:table-cell table:style-name="ce31" office:value-type="float" office:value="0.192995918367347" calcext:value-type="float">
            <text:p>1.93E-01</text:p>
          </table:table-cell>
          <table:table-cell table:style-name="ce31" office:value-type="float" office:value="0.268995918367347" calcext:value-type="float">
            <text:p>2.69E-01</text:p>
          </table:table-cell>
          <table:table-cell table:style-name="ce31" office:value-type="float" office:value="0.226595918367347" calcext:value-type="float">
            <text:p>2.27E-01</text:p>
          </table:table-cell>
          <table:table-cell table:style-name="ce31" office:value-type="float" office:value="0.234595918367347" calcext:value-type="float">
            <text:p>2.35E-01</text:p>
          </table:table-cell>
          <table:table-cell table:style-name="ce31" office:value-type="float" office:value="0.218595918367347" calcext:value-type="float">
            <text:p>2.19E-01</text:p>
          </table:table-cell>
          <table:table-cell table:style-name="ce31" office:value-type="float" office:value="0.252995918367347" calcext:value-type="float">
            <text:p>2.53E-01</text:p>
          </table:table-cell>
          <table:table-cell table:style-name="ce31" office:value-type="float" office:value="0.263395918367347" calcext:value-type="float">
            <text:p>2.63E-01</text:p>
          </table:table-cell>
          <table:table-cell table:style-name="ce31" office:value-type="float" office:value="0.248195918367347" calcext:value-type="float">
            <text:p>2.48E-01</text:p>
          </table:table-cell>
          <table:table-cell table:style-name="ce31" office:value-type="float" office:value="0.256995918367347" calcext:value-type="float">
            <text:p>2.57E-01</text:p>
          </table:table-cell>
        </table:table-row>
        <table:table-row table:style-name="ro1">
          <table:table-cell table:style-name="ce33" table:formula="of:=AVERAGE([.A60:.A69])" office:value-type="float" office:value="0.368435918367347" calcext:value-type="float">
            <text:p>3.68E-01</text:p>
          </table:table-cell>
          <table:table-cell table:style-name="ce33" table:formula="of:=AVERAGE([.B60:.B69])" office:value-type="float" office:value="0.389315918367347" calcext:value-type="float">
            <text:p>3.89E-01</text:p>
          </table:table-cell>
          <table:table-cell table:style-name="ce33" table:formula="of:=AVERAGE([.C60:.C69])" office:value-type="float" office:value="0.390675918367347" calcext:value-type="float">
            <text:p>3.91E-01</text:p>
          </table:table-cell>
          <table:table-cell table:style-name="ce33" table:formula="of:=AVERAGE([.D60:.D69])" office:value-type="float" office:value="0.399795918367347" calcext:value-type="float">
            <text:p>4.00E-01</text:p>
          </table:table-cell>
          <table:table-cell table:style-name="ce33" table:formula="of:=AVERAGE([.E60:.E69])" office:value-type="float" office:value="0.407235918367347" calcext:value-type="float">
            <text:p>4.07E-01</text:p>
          </table:table-cell>
          <table:table-cell table:style-name="ce33" table:formula="of:=AVERAGE([.F60:.F69])" office:value-type="float" office:value="0.413715918367347" calcext:value-type="float">
            <text:p>4.14E-01</text:p>
          </table:table-cell>
          <table:table-cell table:style-name="ce33" table:formula="of:=AVERAGE([.G60:.G69])" office:value-type="float" office:value="0.416035918367347" calcext:value-type="float">
            <text:p>4.16E-01</text:p>
          </table:table-cell>
          <table:table-cell table:style-name="ce33" table:formula="of:=AVERAGE([.H60:.H69])" office:value-type="float" office:value="0.414835918367347" calcext:value-type="float">
            <text:p>4.15E-01</text:p>
          </table:table-cell>
          <table:table-cell table:style-name="ce33" table:formula="of:=AVERAGE([.I60:.I69])" office:value-type="float" office:value="0.415475918367347" calcext:value-type="float">
            <text:p>4.15E-01</text:p>
          </table:table-cell>
          <table:table-cell table:style-name="ce33" table:formula="of:=AVERAGE([.J60:.J69])" office:value-type="float" office:value="0.421075918367347" calcext:value-type="float">
            <text:p>4.21E-01</text:p>
          </table:table-cell>
          <table:table-cell table:style-name="ce33" table:formula="of:=AVERAGE([.K60:.K69])" office:value-type="float" office:value="0.333955918367347" calcext:value-type="float">
            <text:p>3.34E-01</text:p>
          </table:table-cell>
          <table:table-cell table:style-name="ce33" table:formula="of:=AVERAGE([.L60:.L69])" office:value-type="float" office:value="0.354835918367347" calcext:value-type="float">
            <text:p>3.55E-01</text:p>
          </table:table-cell>
          <table:table-cell table:style-name="ce33" table:formula="of:=AVERAGE([.M60:.M69])" office:value-type="float" office:value="0.350595918367347" calcext:value-type="float">
            <text:p>3.51E-01</text:p>
          </table:table-cell>
          <table:table-cell table:style-name="ce33" table:formula="of:=AVERAGE([.N60:.N69])" office:value-type="float" office:value="0.363795918367347" calcext:value-type="float">
            <text:p>3.64E-01</text:p>
          </table:table-cell>
          <table:table-cell table:style-name="ce33" table:formula="of:=AVERAGE([.O60:.O69])" office:value-type="float" office:value="0.369315918367347" calcext:value-type="float">
            <text:p>3.69E-01</text:p>
          </table:table-cell>
          <table:table-cell table:style-name="ce33" table:formula="of:=AVERAGE([.P60:.P69])" office:value-type="float" office:value="0.373635918367347" calcext:value-type="float">
            <text:p>3.74E-01</text:p>
          </table:table-cell>
          <table:table-cell table:style-name="ce33" table:formula="of:=AVERAGE([.Q60:.Q69])" office:value-type="float" office:value="0.378435918367347" calcext:value-type="float">
            <text:p>3.78E-01</text:p>
          </table:table-cell>
          <table:table-cell table:style-name="ce33" table:formula="of:=AVERAGE([.R60:.R69])" office:value-type="float" office:value="0.381875918367347" calcext:value-type="float">
            <text:p>3.82E-01</text:p>
          </table:table-cell>
          <table:table-cell table:style-name="ce33" table:formula="of:=AVERAGE([.S60:.S69])" office:value-type="float" office:value="0.386275918367347" calcext:value-type="float">
            <text:p>3.86E-01</text:p>
          </table:table-cell>
          <table:table-cell table:style-name="ce33" table:formula="of:=AVERAGE([.T60:.T69])" office:value-type="float" office:value="0.391715918367347" calcext:value-type="float">
            <text:p>3.92E-01</text:p>
          </table:table-cell>
          <table:table-cell table:style-name="ce33" table:formula="of:=AVERAGE([.U60:.U69])" office:value-type="float" office:value="0.242595918367347" calcext:value-type="float">
            <text:p>2.43E-01</text:p>
          </table:table-cell>
          <table:table-cell table:style-name="ce33" table:formula="of:=AVERAGE([.V60:.V69])" office:value-type="float" office:value="0.269795918367347" calcext:value-type="float">
            <text:p>2.70E-01</text:p>
          </table:table-cell>
          <table:table-cell table:style-name="ce33" table:formula="of:=AVERAGE([.W60:.W69])" office:value-type="float" office:value="0.289715918367347" calcext:value-type="float">
            <text:p>2.90E-01</text:p>
          </table:table-cell>
          <table:table-cell table:style-name="ce33" table:formula="of:=AVERAGE([.X60:.X69])" office:value-type="float" office:value="0.292355918367347" calcext:value-type="float">
            <text:p>2.92E-01</text:p>
          </table:table-cell>
          <table:table-cell table:style-name="ce33" table:formula="of:=AVERAGE([.Y60:.Y69])" office:value-type="float" office:value="0.286755918367347" calcext:value-type="float">
            <text:p>2.87E-01</text:p>
          </table:table-cell>
          <table:table-cell table:style-name="ce33" table:formula="of:=AVERAGE([.Z60:.Z69])" office:value-type="float" office:value="0.296195918367347" calcext:value-type="float">
            <text:p>2.96E-01</text:p>
          </table:table-cell>
          <table:table-cell table:style-name="ce33" table:formula="of:=AVERAGE([.AA60:.AA69])" office:value-type="float" office:value="0.313315918367347" calcext:value-type="float">
            <text:p>3.13E-01</text:p>
          </table:table-cell>
          <table:table-cell table:style-name="ce33" table:formula="of:=AVERAGE([.AB60:.AB69])" office:value-type="float" office:value="0.308115918367347" calcext:value-type="float">
            <text:p>3.08E-01</text:p>
          </table:table-cell>
          <table:table-cell table:style-name="ce33" table:formula="of:=AVERAGE([.AC60:.AC69])" office:value-type="float" office:value="0.305075918367347" calcext:value-type="float">
            <text:p>3.05E-01</text:p>
          </table:table-cell>
          <table:table-cell table:style-name="ce33" table:formula="of:=AVERAGE([.AD60:.AD69])" office:value-type="float" office:value="0.320355918367347" calcext:value-type="float">
            <text:p>3.20E-01</text:p>
          </table:table-cell>
        </table:table-row>
        <table:table-row table:style-name="ro1">
          <table:table-cell table:style-name="ce33" table:formula="of:=MEDIAN([.A60:.A69])" office:value-type="float" office:value="0.372195918367347" calcext:value-type="float">
            <text:p>3.72E-01</text:p>
          </table:table-cell>
          <table:table-cell table:style-name="ce33" table:formula="of:=MEDIAN([.B60:.B69])" office:value-type="float" office:value="0.394195918367347" calcext:value-type="float">
            <text:p>3.94E-01</text:p>
          </table:table-cell>
          <table:table-cell table:style-name="ce33" table:formula="of:=MEDIAN([.C60:.C69])" office:value-type="float" office:value="0.388595918367347" calcext:value-type="float">
            <text:p>3.89E-01</text:p>
          </table:table-cell>
          <table:table-cell table:style-name="ce33" table:formula="of:=MEDIAN([.D60:.D69])" office:value-type="float" office:value="0.407795918367347" calcext:value-type="float">
            <text:p>4.08E-01</text:p>
          </table:table-cell>
          <table:table-cell table:style-name="ce33" table:formula="of:=MEDIAN([.E60:.E69])" office:value-type="float" office:value="0.410995918367347" calcext:value-type="float">
            <text:p>4.11E-01</text:p>
          </table:table-cell>
          <table:table-cell table:style-name="ce33" table:formula="of:=MEDIAN([.F60:.F69])" office:value-type="float" office:value="0.418995918367347" calcext:value-type="float">
            <text:p>4.19E-01</text:p>
          </table:table-cell>
          <table:table-cell table:style-name="ce33" table:formula="of:=MEDIAN([.G60:.G69])" office:value-type="float" office:value="0.419395918367347" calcext:value-type="float">
            <text:p>4.19E-01</text:p>
          </table:table-cell>
          <table:table-cell table:style-name="ce33" table:formula="of:=MEDIAN([.H60:.H69])" office:value-type="float" office:value="0.418995918367347" calcext:value-type="float">
            <text:p>4.19E-01</text:p>
          </table:table-cell>
          <table:table-cell table:style-name="ce33" table:formula="of:=MEDIAN([.I60:.I69])" office:value-type="float" office:value="0.423395918367347" calcext:value-type="float">
            <text:p>4.23E-01</text:p>
          </table:table-cell>
          <table:table-cell table:style-name="ce33" table:formula="of:=MEDIAN([.J60:.J69])" office:value-type="float" office:value="0.426995918367347" calcext:value-type="float">
            <text:p>4.27E-01</text:p>
          </table:table-cell>
          <table:table-cell table:style-name="ce33" table:formula="of:=MEDIAN([.K60:.K69])" office:value-type="float" office:value="0.344595918367347" calcext:value-type="float">
            <text:p>3.45E-01</text:p>
          </table:table-cell>
          <table:table-cell table:style-name="ce33" table:formula="of:=MEDIAN([.L60:.L69])" office:value-type="float" office:value="0.362195918367347" calcext:value-type="float">
            <text:p>3.62E-01</text:p>
          </table:table-cell>
          <table:table-cell table:style-name="ce33" table:formula="of:=MEDIAN([.M60:.M69])" office:value-type="float" office:value="0.363795918367347" calcext:value-type="float">
            <text:p>3.64E-01</text:p>
          </table:table-cell>
          <table:table-cell table:style-name="ce33" table:formula="of:=MEDIAN([.N60:.N69])" office:value-type="float" office:value="0.374195918367347" calcext:value-type="float">
            <text:p>3.74E-01</text:p>
          </table:table-cell>
          <table:table-cell table:style-name="ce33" table:formula="of:=MEDIAN([.O60:.O69])" office:value-type="float" office:value="0.378995918367347" calcext:value-type="float">
            <text:p>3.79E-01</text:p>
          </table:table-cell>
          <table:table-cell table:style-name="ce33" table:formula="of:=MEDIAN([.P60:.P69])" office:value-type="float" office:value="0.378195918367347" calcext:value-type="float">
            <text:p>3.78E-01</text:p>
          </table:table-cell>
          <table:table-cell table:style-name="ce33" table:formula="of:=MEDIAN([.Q60:.Q69])" office:value-type="float" office:value="0.386995918367347" calcext:value-type="float">
            <text:p>3.87E-01</text:p>
          </table:table-cell>
          <table:table-cell table:style-name="ce33" table:formula="of:=MEDIAN([.R60:.R69])" office:value-type="float" office:value="0.393795918367347" calcext:value-type="float">
            <text:p>3.94E-01</text:p>
          </table:table-cell>
          <table:table-cell table:style-name="ce33" table:formula="of:=MEDIAN([.S60:.S69])" office:value-type="float" office:value="0.396995918367347" calcext:value-type="float">
            <text:p>3.97E-01</text:p>
          </table:table-cell>
          <table:table-cell table:style-name="ce33" table:formula="of:=MEDIAN([.T60:.T69])" office:value-type="float" office:value="0.396595918367347" calcext:value-type="float">
            <text:p>3.97E-01</text:p>
          </table:table-cell>
          <table:table-cell table:style-name="ce33" table:formula="of:=MEDIAN([.U60:.U69])" office:value-type="float" office:value="0.248595918367347" calcext:value-type="float">
            <text:p>2.49E-01</text:p>
          </table:table-cell>
          <table:table-cell table:style-name="ce33" table:formula="of:=MEDIAN([.V60:.V69])" office:value-type="float" office:value="0.275395918367347" calcext:value-type="float">
            <text:p>2.75E-01</text:p>
          </table:table-cell>
          <table:table-cell table:style-name="ce33" table:formula="of:=MEDIAN([.W60:.W69])" office:value-type="float" office:value="0.290595918367347" calcext:value-type="float">
            <text:p>2.91E-01</text:p>
          </table:table-cell>
          <table:table-cell table:style-name="ce33" table:formula="of:=MEDIAN([.X60:.X69])" office:value-type="float" office:value="0.293395918367347" calcext:value-type="float">
            <text:p>2.93E-01</text:p>
          </table:table-cell>
          <table:table-cell table:style-name="ce33" table:formula="of:=MEDIAN([.Y60:.Y69])" office:value-type="float" office:value="0.293395918367347" calcext:value-type="float">
            <text:p>2.93E-01</text:p>
          </table:table-cell>
          <table:table-cell table:style-name="ce33" table:formula="of:=MEDIAN([.Z60:.Z69])" office:value-type="float" office:value="0.298595918367347" calcext:value-type="float">
            <text:p>2.99E-01</text:p>
          </table:table-cell>
          <table:table-cell table:style-name="ce33" table:formula="of:=MEDIAN([.AA60:.AA69])" office:value-type="float" office:value="0.323395918367347" calcext:value-type="float">
            <text:p>3.23E-01</text:p>
          </table:table-cell>
          <table:table-cell table:style-name="ce33" table:formula="of:=MEDIAN([.AB60:.AB69])" office:value-type="float" office:value="0.313395918367347" calcext:value-type="float">
            <text:p>3.13E-01</text:p>
          </table:table-cell>
          <table:table-cell table:style-name="ce33" table:formula="of:=MEDIAN([.AC60:.AC69])" office:value-type="float" office:value="0.305795918367347" calcext:value-type="float">
            <text:p>3.06E-01</text:p>
          </table:table-cell>
          <table:table-cell table:style-name="ce33" table:formula="of:=MEDIAN([.AD60:.AD69])" office:value-type="float" office:value="0.326995918367347" calcext:value-type="float">
            <text:p>3.27E-01</text:p>
          </table:table-cell>
        </table:table-row>
      </table:table>
      <table:table table:name="UUIDs" table:style-name="ta1">
        <table:table-column table:style-name="co13" table:default-cell-style-name="Default"/>
        <table:table-column table:style-name="co14" table:default-cell-style-name="ce83"/>
        <table:table-column table:style-name="co2" table:number-columns-repeated="2" table:default-cell-style-name="ce85"/>
        <table:table-column table:style-name="co15" table:default-cell-style-name="ce85"/>
        <table:table-column table:style-name="co2" table:number-columns-repeated="4" table:default-cell-style-name="Default"/>
        <table:table-row table:style-name="ro1">
          <table:table-cell table:style-name="ce34" office:value-type="string" calcext:value-type="string">
            <text:p>Autoencoders by UUID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34" office:value-type="string" calcext:value-type="string">
            <text:p>Base EA MNIST LCMC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UUID</text:p>
          </table:table-cell>
          <table:table-cell table:style-name="Default" office:value-type="string" calcext:value-type="string">
            <text:p>Training Time</text:p>
          </table:table-cell>
          <table:table-cell table:style-name="Default" office:value-type="string" calcext:value-type="string">
            <text:p>LCMC</text:p>
          </table:table-cell>
          <table:table-cell table:style-name="Default" office:value-type="string" calcext:value-type="string">
            <text:p>MSE</text:p>
          </table:table-cell>
          <table:table-cell table:style-name="Default" office:value-type="string" calcext:value-type="string">
            <text:p>Test Set LCM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52f3819-98ae-4546-a50f-0581c7f876b8</text:p>
          </table:table-cell>
          <table:table-cell office:value-type="float" office:value="9119.25193190575" calcext:value-type="float">
            <text:p>9119</text:p>
          </table:table-cell>
          <table:table-cell office:value-type="float" office:value="0.408995918367347" calcext:value-type="float">
            <text:p>0.40900</text:p>
          </table:table-cell>
          <table:table-cell table:style-name="Default"/>
          <table:table-cell office:value-type="float" office:value="0.412995918367347" calcext:value-type="float">
            <text:p>0.41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89f045a-329d-4daa-85a5-b41c3440d305</text:p>
          </table:table-cell>
          <table:table-cell office:value-type="float" office:value="9102.91223168373" calcext:value-type="float">
            <text:p>9103</text:p>
          </table:table-cell>
          <table:table-cell office:value-type="float" office:value="0.386595918367347" calcext:value-type="float">
            <text:p>0.38660</text:p>
          </table:table-cell>
          <table:table-cell table:style-name="Default"/>
          <table:table-cell office:value-type="float" office:value="0.386595918367347" calcext:value-type="float">
            <text:p>0.386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7a51163-e5c2-4300-b00a-22472ed7f692</text:p>
          </table:table-cell>
          <table:table-cell office:value-type="float" office:value="8396.74389529228" calcext:value-type="float">
            <text:p>8397</text:p>
          </table:table-cell>
          <table:table-cell office:value-type="float" office:value="0.409795918367347" calcext:value-type="float">
            <text:p>0.40980</text:p>
          </table:table-cell>
          <table:table-cell table:style-name="Default"/>
          <table:table-cell office:value-type="float" office:value="0.392195918367347" calcext:value-type="float">
            <text:p>0.392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b462b00-f367-4559-9d65-d43fce94dcb3</text:p>
          </table:table-cell>
          <table:table-cell office:value-type="float" office:value="9057.95710754395" calcext:value-type="float">
            <text:p>9058</text:p>
          </table:table-cell>
          <table:table-cell office:value-type="float" office:value="0.422949494949495" calcext:value-type="float">
            <text:p>0.42295</text:p>
          </table:table-cell>
          <table:table-cell table:style-name="Default"/>
          <table:table-cell office:value-type="float" office:value="0.414595918367347" calcext:value-type="float">
            <text:p>0.414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9f0101-922d-4a3e-bdff-faffe0562f17</text:p>
          </table:table-cell>
          <table:table-cell office:value-type="float" office:value="9171.04581332207" calcext:value-type="float">
            <text:p>9171</text:p>
          </table:table-cell>
          <table:table-cell office:value-type="float" office:value="0.370949494949495" calcext:value-type="float">
            <text:p>0.37095</text:p>
          </table:table-cell>
          <table:table-cell table:style-name="Default"/>
          <table:table-cell office:value-type="float" office:value="0.366595918367347" calcext:value-type="float">
            <text:p>0.366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216c0fb-ec6a-43c4-95cd-5a3c67c688ed</text:p>
          </table:table-cell>
          <table:table-cell office:value-type="float" office:value="7855.225522995" calcext:value-type="float">
            <text:p>7855</text:p>
          </table:table-cell>
          <table:table-cell office:value-type="float" office:value="0.404949494949495" calcext:value-type="float">
            <text:p>0.40495</text:p>
          </table:table-cell>
          <table:table-cell table:style-name="Default"/>
          <table:table-cell office:value-type="float" office:value="0.396195918367347" calcext:value-type="float">
            <text:p>0.396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7574571-34ec-4343-ba3a-3555a50be990</text:p>
          </table:table-cell>
          <table:table-cell office:value-type="float" office:value="10204.0075142384" calcext:value-type="float">
            <text:p>10204</text:p>
          </table:table-cell>
          <table:table-cell office:value-type="float" office:value="0.398349494949495" calcext:value-type="float">
            <text:p>0.39835</text:p>
          </table:table-cell>
          <table:table-cell table:style-name="Default"/>
          <table:table-cell office:value-type="float" office:value="0.389795918367347" calcext:value-type="float">
            <text:p>0.389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c0fe685-f410-4366-a4ff-542a36007e50</text:p>
          </table:table-cell>
          <table:table-cell office:value-type="float" office:value="9815.28200864792" calcext:value-type="float">
            <text:p>9815</text:p>
          </table:table-cell>
          <table:table-cell office:value-type="float" office:value="0.356549494949495" calcext:value-type="float">
            <text:p>0.35655</text:p>
          </table:table-cell>
          <table:table-cell table:style-name="Default"/>
          <table:table-cell office:value-type="float" office:value="0.353795918367347" calcext:value-type="float">
            <text:p>0.353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ea58bc8-b0dc-4f6c-a4fc-7230f421d32f</text:p>
          </table:table-cell>
          <table:table-cell office:value-type="float" office:value="10163.2905716896" calcext:value-type="float">
            <text:p>10163</text:p>
          </table:table-cell>
          <table:table-cell office:value-type="float" office:value="0.417149494949495" calcext:value-type="float">
            <text:p>0.41715</text:p>
          </table:table-cell>
          <table:table-cell table:style-name="Default"/>
          <table:table-cell office:value-type="float" office:value="0.400195918367347" calcext:value-type="float">
            <text:p>0.40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4f71c6e-b998-45eb-bffa-bd1c62ff0377</text:p>
          </table:table-cell>
          <table:table-cell office:value-type="float" office:value="10151.0329203606" calcext:value-type="float">
            <text:p>10151</text:p>
          </table:table-cell>
          <table:table-cell office:value-type="float" office:value="0.430149494949495" calcext:value-type="float">
            <text:p>0.43015</text:p>
          </table:table-cell>
          <table:table-cell table:style-name="Default"/>
          <table:table-cell office:value-type="float" office:value="0.427395918367347" calcext:value-type="float">
            <text:p>0.42740</text:p>
          </table:table-cell>
          <table:table-cell/>
          <table:table-cell table:style-name="ce34" office:value-type="string" calcext:value-type="string">
            <text:p>Best</text:p>
          </table:table-cell>
          <table:table-cell table:style-name="ce34" office:value-type="string" calcext:value-type="string">
            <text:p>Worst</text:p>
          </table:table-cell>
          <table:table-cell table:style-name="ce34" office:value-type="string" calcext:value-type="string">
            <text:p>Std. Dev.</text:p>
          </table:table-cell>
        </table:table-row>
        <table:table-row table:style-name="ro1">
          <table:table-cell/>
          <table:table-cell table:style-name="ce84" table:formula="of:=AVERAGE([.B5:.B14])" office:value-type="float" office:value="9303.67495176793" calcext:value-type="float">
            <text:p>9304</text:p>
          </table:table-cell>
          <table:table-cell table:style-name="ce86" table:formula="of:=AVERAGE([.C5:.C14])" office:value-type="float" office:value="0.400643421974851" calcext:value-type="float">
            <text:p>0.40064</text:p>
          </table:table-cell>
          <table:table-cell table:style-name="ce86"/>
          <table:table-cell table:style-name="ce86" table:formula="of:=AVERAGE([.E5:.E14])" office:value-type="float" office:value="0.394035918367347" calcext:value-type="float">
            <text:p>0.39404</text:p>
          </table:table-cell>
          <table:table-cell/>
          <table:table-cell table:style-name="ce28" table:formula="of:=MAX([.E5:.E14])" office:value-type="float" office:value="0.427395918367347" calcext:value-type="float">
            <text:p>0.4274</text:p>
          </table:table-cell>
          <table:table-cell table:style-name="ce28" table:formula="of:=MIN([.E5:.E14])" office:value-type="float" office:value="0.353795918367347" calcext:value-type="float">
            <text:p>0.3538</text:p>
          </table:table-cell>
          <table:table-cell table:style-name="ce28" table:formula="of:=STDEV([.E5:.E14])" office:value-type="float" office:value="0.0220771978898289" calcext:value-type="float">
            <text:p>0.0221</text:p>
          </table:table-cell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34" office:value-type="string" calcext:value-type="string">
            <text:p>Base EA MNIST MSE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UUID</text:p>
          </table:table-cell>
          <table:table-cell table:style-name="Default" office:value-type="string" calcext:value-type="string">
            <text:p>Training Time</text:p>
          </table:table-cell>
          <table:table-cell table:style-name="Default" office:value-type="string" calcext:value-type="string">
            <text:p>LCMC</text:p>
          </table:table-cell>
          <table:table-cell table:style-name="Default" office:value-type="string" calcext:value-type="string">
            <text:p>MSE</text:p>
          </table:table-cell>
          <table:table-cell table:style-name="Default" office:value-type="string" calcext:value-type="string">
            <text:p>Test Set LCM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f48c99-f248-4890-8127-f73f0f8e7a5d</text:p>
          </table:table-cell>
          <table:table-cell office:value-type="float" office:value="7924.22150850296" calcext:value-type="float">
            <text:p>7924</text:p>
          </table:table-cell>
          <table:table-cell office:value-type="float" office:value="0.366595918367347" calcext:value-type="float">
            <text:p>0.36660</text:p>
          </table:table-cell>
          <table:table-cell office:value-type="float" office:value="0.0104137314483523" calcext:value-type="float">
            <text:p>0.01041</text:p>
          </table:table-cell>
          <table:table-cell office:value-type="float" office:value="0.380195918367347" calcext:value-type="float">
            <text:p>0.38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778546-0627-4d0c-b5b7-5ec0be063459</text:p>
          </table:table-cell>
          <table:table-cell office:value-type="float" office:value="7936.38885068893" calcext:value-type="float">
            <text:p>7936</text:p>
          </table:table-cell>
          <table:table-cell office:value-type="float" office:value="0.367395918367347" calcext:value-type="float">
            <text:p>0.36740</text:p>
          </table:table-cell>
          <table:table-cell office:value-type="float" office:value="0.0104098357260227" calcext:value-type="float">
            <text:p>0.01041</text:p>
          </table:table-cell>
          <table:table-cell office:value-type="float" office:value="0.385795918367347" calcext:value-type="float">
            <text:p>0.385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3eb8455-1fc8-440e-8d28-72f830fcb937</text:p>
          </table:table-cell>
          <table:table-cell office:value-type="float" office:value="8236.15670323372" calcext:value-type="float">
            <text:p>8236</text:p>
          </table:table-cell>
          <table:table-cell office:value-type="float" office:value="0.416195918367347" calcext:value-type="float">
            <text:p>0.41620</text:p>
          </table:table-cell>
          <table:table-cell office:value-type="float" office:value="0.00525214476510882" calcext:value-type="float">
            <text:p>0.00525</text:p>
          </table:table-cell>
          <table:table-cell office:value-type="float" office:value="0.428195918367347" calcext:value-type="float">
            <text:p>0.428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bc8ae85-5696-4747-a8ee-725c96ef2f76</text:p>
          </table:table-cell>
          <table:table-cell office:value-type="float" office:value="8223.79686188698" calcext:value-type="float">
            <text:p>8224</text:p>
          </table:table-cell>
          <table:table-cell office:value-type="float" office:value="0.420195918367347" calcext:value-type="float">
            <text:p>0.42020</text:p>
          </table:table-cell>
          <table:table-cell office:value-type="float" office:value="0.00470384722575545" calcext:value-type="float">
            <text:p>0.00470</text:p>
          </table:table-cell>
          <table:table-cell office:value-type="float" office:value="0.429795918367347" calcext:value-type="float">
            <text:p>0.429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c9fec12-dc71-43ea-88bb-2bfe3f1329b5</text:p>
          </table:table-cell>
          <table:table-cell office:value-type="float" office:value="8286.52300310135" calcext:value-type="float">
            <text:p>8287</text:p>
          </table:table-cell>
          <table:table-cell office:value-type="float" office:value="0.360995918367347" calcext:value-type="float">
            <text:p>0.36100</text:p>
          </table:table-cell>
          <table:table-cell office:value-type="float" office:value="0.0133581506088376" calcext:value-type="float">
            <text:p>0.01336</text:p>
          </table:table-cell>
          <table:table-cell office:value-type="float" office:value="0.376995918367347" calcext:value-type="float">
            <text:p>0.377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d19f945-735f-4abe-b83d-12a0bbdf1038</text:p>
          </table:table-cell>
          <table:table-cell office:value-type="float" office:value="8037.2794251442" calcext:value-type="float">
            <text:p>8037</text:p>
          </table:table-cell>
          <table:table-cell office:value-type="float" office:value="0.375395918367347" calcext:value-type="float">
            <text:p>0.37540</text:p>
          </table:table-cell>
          <table:table-cell office:value-type="float" office:value="0.0123153952881694" calcext:value-type="float">
            <text:p>0.01232</text:p>
          </table:table-cell>
          <table:table-cell office:value-type="float" office:value="0.385795918367347" calcext:value-type="float">
            <text:p>0.385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605bf2-13a5-42fe-95ed-6bcbd794bf68</text:p>
          </table:table-cell>
          <table:table-cell office:value-type="float" office:value="8044.66746330261" calcext:value-type="float">
            <text:p>8045</text:p>
          </table:table-cell>
          <table:table-cell office:value-type="float" office:value="0.409795918367347" calcext:value-type="float">
            <text:p>0.40980</text:p>
          </table:table-cell>
          <table:table-cell office:value-type="float" office:value="0.00751037430018187" calcext:value-type="float">
            <text:p>0.00751</text:p>
          </table:table-cell>
          <table:table-cell office:value-type="float" office:value="0.410595918367347" calcext:value-type="float">
            <text:p>0.410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f408bfb-46fb-4553-a1d0-c12fc70a91da</text:p>
          </table:table-cell>
          <table:table-cell office:value-type="float" office:value="8031.11208152771" calcext:value-type="float">
            <text:p>8031</text:p>
          </table:table-cell>
          <table:table-cell office:value-type="float" office:value="0.361795918367347" calcext:value-type="float">
            <text:p>0.36180</text:p>
          </table:table-cell>
          <table:table-cell office:value-type="float" office:value="0.0117637990042567" calcext:value-type="float">
            <text:p>0.01176</text:p>
          </table:table-cell>
          <table:table-cell office:value-type="float" office:value="0.366595918367347" calcext:value-type="float">
            <text:p>0.366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ecd09b-df94-4656-9ec5-0ee5a0645b44</text:p>
          </table:table-cell>
          <table:table-cell office:value-type="float" office:value="8112.39138936996" calcext:value-type="float">
            <text:p>8112</text:p>
          </table:table-cell>
          <table:table-cell office:value-type="float" office:value="0.387395918367347" calcext:value-type="float">
            <text:p>0.38740</text:p>
          </table:table-cell>
          <table:table-cell office:value-type="float" office:value="0.009701082482934" calcext:value-type="float">
            <text:p>0.00970</text:p>
          </table:table-cell>
          <table:table-cell office:value-type="float" office:value="0.394595918367347" calcext:value-type="float">
            <text:p>0.394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3b7fc2c-0072-4c1d-a152-2128c9ade576</text:p>
          </table:table-cell>
          <table:table-cell office:value-type="float" office:value="8042.7537112236" calcext:value-type="float">
            <text:p>8043</text:p>
          </table:table-cell>
          <table:table-cell office:value-type="float" office:value="0.307395918367347" calcext:value-type="float">
            <text:p>0.30740</text:p>
          </table:table-cell>
          <table:table-cell office:value-type="float" office:value="0.0330263786017895" calcext:value-type="float">
            <text:p>0.03303</text:p>
          </table:table-cell>
          <table:table-cell office:value-type="float" office:value="0.316995918367347" calcext:value-type="float">
            <text:p>0.31700</text:p>
          </table:table-cell>
          <table:table-cell/>
          <table:table-cell table:style-name="ce34" office:value-type="string" calcext:value-type="string">
            <text:p>Best</text:p>
          </table:table-cell>
          <table:table-cell table:style-name="ce34" office:value-type="string" calcext:value-type="string">
            <text:p>Worst</text:p>
          </table:table-cell>
          <table:table-cell table:style-name="ce34" office:value-type="string" calcext:value-type="string">
            <text:p>Std. Dev.</text:p>
          </table:table-cell>
        </table:table-row>
        <table:table-row table:style-name="ro1">
          <table:table-cell/>
          <table:table-cell table:style-name="ce84" table:formula="of:=AVERAGE([.B21:.B30])" office:value-type="float" office:value="8087.5290997982" calcext:value-type="float">
            <text:p>8088</text:p>
          </table:table-cell>
          <table:table-cell table:style-name="ce86" table:formula="of:=AVERAGE([.C21:.C30])" office:value-type="float" office:value="0.377315918367347" calcext:value-type="float">
            <text:p>0.37732</text:p>
          </table:table-cell>
          <table:table-cell table:style-name="ce86" table:formula="of:=AVERAGE([.D21:.D30])" office:value-type="float" office:value="0.0118454739451408" calcext:value-type="float">
            <text:p>0.01185</text:p>
          </table:table-cell>
          <table:table-cell table:style-name="ce86" table:formula="of:=AVERAGE([.E21:.E30])" office:value-type="float" office:value="0.387555918367347" calcext:value-type="float">
            <text:p>0.38756</text:p>
          </table:table-cell>
          <table:table-cell/>
          <table:table-cell table:style-name="ce28" table:formula="of:=MAX([.E21:.E30])" office:value-type="float" office:value="0.429795918367347" calcext:value-type="float">
            <text:p>0.4298</text:p>
          </table:table-cell>
          <table:table-cell table:style-name="ce28" table:formula="of:=MIN([.E21:.E30])" office:value-type="float" office:value="0.316995918367347" calcext:value-type="float">
            <text:p>0.3170</text:p>
          </table:table-cell>
          <table:table-cell table:style-name="ce28" table:formula="of:=STDEV([.E21:.E30])" office:value-type="float" office:value="0.0326703127216948" calcext:value-type="float">
            <text:p>0.0327</text:p>
          </table:table-cell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34" office:value-type="string" calcext:value-type="string">
            <text:p>Base EA Fashion-MNIST LCMC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UUID</text:p>
          </table:table-cell>
          <table:table-cell table:style-name="Default" office:value-type="string" calcext:value-type="string">
            <text:p>Training Time</text:p>
          </table:table-cell>
          <table:table-cell table:style-name="Default" office:value-type="string" calcext:value-type="string">
            <text:p>LCMC</text:p>
          </table:table-cell>
          <table:table-cell table:style-name="Default" office:value-type="string" calcext:value-type="string">
            <text:p>MSE</text:p>
          </table:table-cell>
          <table:table-cell table:style-name="Default" office:value-type="string" calcext:value-type="string">
            <text:p>Test Set LCM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6ad738a-b965-4785-bc55-2fd8ee033d62</text:p>
          </table:table-cell>
          <table:table-cell office:value-type="float" office:value="7362.16372561455" calcext:value-type="float">
            <text:p>7362</text:p>
          </table:table-cell>
          <table:table-cell office:value-type="float" office:value="0.349795918367347" calcext:value-type="float">
            <text:p>0.34980</text:p>
          </table:table-cell>
          <table:table-cell/>
          <table:table-cell office:value-type="float" office:value="0.344195918367347" calcext:value-type="float">
            <text:p>0.344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36c29f9-5ef7-40c7-9a97-7788baa733cb</text:p>
          </table:table-cell>
          <table:table-cell office:value-type="float" office:value="7372.36924552918" calcext:value-type="float">
            <text:p>7372</text:p>
          </table:table-cell>
          <table:table-cell office:value-type="float" office:value="0.406595918367347" calcext:value-type="float">
            <text:p>0.40660</text:p>
          </table:table-cell>
          <table:table-cell/>
          <table:table-cell office:value-type="float" office:value="0.380995918367347" calcext:value-type="float">
            <text:p>0.38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14c29a-c034-41f0-991a-de3bf60a217e</text:p>
          </table:table-cell>
          <table:table-cell office:value-type="float" office:value="6951.78325796127" calcext:value-type="float">
            <text:p>6952</text:p>
          </table:table-cell>
          <table:table-cell office:value-type="float" office:value="0.381795918367347" calcext:value-type="float">
            <text:p>0.38180</text:p>
          </table:table-cell>
          <table:table-cell/>
          <table:table-cell office:value-type="float" office:value="0.373795918367347" calcext:value-type="float">
            <text:p>0.373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80d5dbf-51f1-467c-bc5b-216d31cebb87</text:p>
          </table:table-cell>
          <table:table-cell office:value-type="float" office:value="7106.98518371582" calcext:value-type="float">
            <text:p>7107</text:p>
          </table:table-cell>
          <table:table-cell office:value-type="float" office:value="0.372195918367347" calcext:value-type="float">
            <text:p>0.37220</text:p>
          </table:table-cell>
          <table:table-cell/>
          <table:table-cell office:value-type="float" office:value="0.390595918367347" calcext:value-type="float">
            <text:p>0.390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86278a-6c39-4f43-9922-57000a7a1e92</text:p>
          </table:table-cell>
          <table:table-cell office:value-type="float" office:value="9255.220952034" calcext:value-type="float">
            <text:p>9255</text:p>
          </table:table-cell>
          <table:table-cell office:value-type="float" office:value="0.384195918367347" calcext:value-type="float">
            <text:p>0.38420</text:p>
          </table:table-cell>
          <table:table-cell/>
          <table:table-cell office:value-type="float" office:value="0.403395918367347" calcext:value-type="float">
            <text:p>0.403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68a0acc-74cf-4daf-b013-da07f2bd9274</text:p>
          </table:table-cell>
          <table:table-cell office:value-type="float" office:value="8128.41462421417" calcext:value-type="float">
            <text:p>8128</text:p>
          </table:table-cell>
          <table:table-cell office:value-type="float" office:value="0.395395918367347" calcext:value-type="float">
            <text:p>0.39540</text:p>
          </table:table-cell>
          <table:table-cell/>
          <table:table-cell office:value-type="float" office:value="0.392995918367347" calcext:value-type="float">
            <text:p>0.39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c2ae7b-3c90-45eb-ab43-ce94fbf1bd64</text:p>
          </table:table-cell>
          <table:table-cell office:value-type="float" office:value="8946.03417682648" calcext:value-type="float">
            <text:p>8946</text:p>
          </table:table-cell>
          <table:table-cell office:value-type="float" office:value="0.392995918367347" calcext:value-type="float">
            <text:p>0.39300</text:p>
          </table:table-cell>
          <table:table-cell/>
          <table:table-cell office:value-type="float" office:value="0.401795918367347" calcext:value-type="float">
            <text:p>0.40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01580a-8daf-42ab-a454-7bcc1992d2cf</text:p>
          </table:table-cell>
          <table:table-cell office:value-type="float" office:value="8975.25123906136" calcext:value-type="float">
            <text:p>8975</text:p>
          </table:table-cell>
          <table:table-cell office:value-type="float" office:value="0.404195918367347" calcext:value-type="float">
            <text:p>0.40420</text:p>
          </table:table-cell>
          <table:table-cell/>
          <table:table-cell office:value-type="float" office:value="0.409795918367347" calcext:value-type="float">
            <text:p>0.409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aa5d2d0-1a99-4ae5-a153-217419bfe513</text:p>
          </table:table-cell>
          <table:table-cell office:value-type="float" office:value="8455.08311009407" calcext:value-type="float">
            <text:p>8455</text:p>
          </table:table-cell>
          <table:table-cell office:value-type="float" office:value="0.398595918367347" calcext:value-type="float">
            <text:p>0.39860</text:p>
          </table:table-cell>
          <table:table-cell/>
          <table:table-cell office:value-type="float" office:value="0.370595918367347" calcext:value-type="float">
            <text:p>0.370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862c5-a45c-4500-bfcf-0ea01223c743</text:p>
          </table:table-cell>
          <table:table-cell office:value-type="float" office:value="8424.00951051712" calcext:value-type="float">
            <text:p>8424</text:p>
          </table:table-cell>
          <table:table-cell office:value-type="float" office:value="0.409795918367347" calcext:value-type="float">
            <text:p>0.40980</text:p>
          </table:table-cell>
          <table:table-cell/>
          <table:table-cell office:value-type="float" office:value="0.390595918367347" calcext:value-type="float">
            <text:p>0.39060</text:p>
          </table:table-cell>
          <table:table-cell/>
          <table:table-cell table:style-name="ce34" office:value-type="string" calcext:value-type="string">
            <text:p>Best</text:p>
          </table:table-cell>
          <table:table-cell table:style-name="ce34" office:value-type="string" calcext:value-type="string">
            <text:p>Worst</text:p>
          </table:table-cell>
          <table:table-cell table:style-name="ce34" office:value-type="string" calcext:value-type="string">
            <text:p>Std. Dev.</text:p>
          </table:table-cell>
        </table:table-row>
        <table:table-row table:style-name="ro1">
          <table:table-cell/>
          <table:table-cell table:style-name="ce84" table:formula="of:=AVERAGE([.B36:.B45])" office:value-type="float" office:value="8097.7315025568" calcext:value-type="float">
            <text:p>8098</text:p>
          </table:table-cell>
          <table:table-cell table:style-name="ce86" table:formula="of:=AVERAGE([.C36:.C45])" office:value-type="float" office:value="0.389555918367347" calcext:value-type="float">
            <text:p>0.38956</text:p>
          </table:table-cell>
          <table:table-cell table:style-name="Default"/>
          <table:table-cell table:style-name="ce86" table:formula="of:=AVERAGE([.E36:.E45])" office:value-type="float" office:value="0.385875918367347" calcext:value-type="float">
            <text:p>0.38588</text:p>
          </table:table-cell>
          <table:table-cell/>
          <table:table-cell table:style-name="ce28" table:formula="of:=MAX([.E36:.E45])" office:value-type="float" office:value="0.409795918367347" calcext:value-type="float">
            <text:p>0.4098</text:p>
          </table:table-cell>
          <table:table-cell table:style-name="ce28" table:formula="of:=MIN([.E36:.E45])" office:value-type="float" office:value="0.344195918367347" calcext:value-type="float">
            <text:p>0.3442</text:p>
          </table:table-cell>
          <table:table-cell table:style-name="ce28" table:formula="of:=STDEV([.E36:.E45])" office:value-type="float" office:value="0.0193455593526439" calcext:value-type="float">
            <text:p>0.0193</text:p>
          </table:table-cell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34" office:value-type="string" calcext:value-type="string">
            <text:p>EA MNIST Target-Size 10 LCMC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UUID</text:p>
          </table:table-cell>
          <table:table-cell table:style-name="Default" office:value-type="string" calcext:value-type="string">
            <text:p>Training Time</text:p>
          </table:table-cell>
          <table:table-cell table:style-name="Default" office:value-type="string" calcext:value-type="string">
            <text:p>LCMC</text:p>
          </table:table-cell>
          <table:table-cell table:style-name="Default" office:value-type="string" calcext:value-type="string">
            <text:p>MSE</text:p>
          </table:table-cell>
          <table:table-cell table:style-name="Default" office:value-type="string" calcext:value-type="string">
            <text:p>Test Set LCM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003091-b4e6-4f61-947e-4d57514541b4</text:p>
          </table:table-cell>
          <table:table-cell office:value-type="float" office:value="6625.81810450554" calcext:value-type="float">
            <text:p>6626</text:p>
          </table:table-cell>
          <table:table-cell office:value-type="float" office:value="0.304195918367347" calcext:value-type="float">
            <text:p>0.30420</text:p>
          </table:table-cell>
          <table:table-cell/>
          <table:table-cell office:value-type="float" office:value="0.288195918367347" calcext:value-type="float">
            <text:p>0.288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b530d1b-b080-4704-8713-fae57dacb3f0</text:p>
          </table:table-cell>
          <table:table-cell office:value-type="float" office:value="6611.01700997353" calcext:value-type="float">
            <text:p>6611</text:p>
          </table:table-cell>
          <table:table-cell office:value-type="float" office:value="0.249795918367347" calcext:value-type="float">
            <text:p>0.24980</text:p>
          </table:table-cell>
          <table:table-cell/>
          <table:table-cell office:value-type="float" office:value="0.180995918367347" calcext:value-type="float">
            <text:p>0.18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54fdde-9c7b-47e1-aa87-fd6048cca51c</text:p>
          </table:table-cell>
          <table:table-cell office:value-type="float" office:value="6571.46049237251" calcext:value-type="float">
            <text:p>6571</text:p>
          </table:table-cell>
          <table:table-cell office:value-type="float" office:value="0.324995918367347" calcext:value-type="float">
            <text:p>0.32500</text:p>
          </table:table-cell>
          <table:table-cell/>
          <table:table-cell office:value-type="float" office:value="0.310595918367347" calcext:value-type="float">
            <text:p>0.310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1733948-6ef5-4aaf-8124-d15d095c95dc</text:p>
          </table:table-cell>
          <table:table-cell office:value-type="float" office:value="6539.28953433037" calcext:value-type="float">
            <text:p>6539</text:p>
          </table:table-cell>
          <table:table-cell office:value-type="float" office:value="0.305795918367347" calcext:value-type="float">
            <text:p>0.30580</text:p>
          </table:table-cell>
          <table:table-cell/>
          <table:table-cell office:value-type="float" office:value="0.288195918367347" calcext:value-type="float">
            <text:p>0.288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ec3a65e-3498-47f9-b486-476ca2b32246</text:p>
          </table:table-cell>
          <table:table-cell office:value-type="float" office:value="6587.37645745277" calcext:value-type="float">
            <text:p>6587</text:p>
          </table:table-cell>
          <table:table-cell office:value-type="float" office:value="0.317795918367347" calcext:value-type="float">
            <text:p>0.31780</text:p>
          </table:table-cell>
          <table:table-cell/>
          <table:table-cell office:value-type="float" office:value="0.305795918367347" calcext:value-type="float">
            <text:p>0.305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d9d5588-bf9e-4366-af11-c0225eb091c8</text:p>
          </table:table-cell>
          <table:table-cell office:value-type="float" office:value="6676.61798596382" calcext:value-type="float">
            <text:p>6677</text:p>
          </table:table-cell>
          <table:table-cell office:value-type="float" office:value="0.336995918367347" calcext:value-type="float">
            <text:p>0.33700</text:p>
          </table:table-cell>
          <table:table-cell/>
          <table:table-cell office:value-type="float" office:value="0.304195918367347" calcext:value-type="float">
            <text:p>0.304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9cddf6-ff4d-429d-b2f0-3fe5349975eb</text:p>
          </table:table-cell>
          <table:table-cell office:value-type="float" office:value="6747.39344549179" calcext:value-type="float">
            <text:p>6747</text:p>
          </table:table-cell>
          <table:table-cell office:value-type="float" office:value="0.329795918367347" calcext:value-type="float">
            <text:p>0.32980</text:p>
          </table:table-cell>
          <table:table-cell/>
          <table:table-cell office:value-type="float" office:value="0.312195918367347" calcext:value-type="float">
            <text:p>0.312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38382c-29f9-4e4c-a243-1efe59cef63c</text:p>
          </table:table-cell>
          <table:table-cell office:value-type="float" office:value="6715.46309328079" calcext:value-type="float">
            <text:p>6715</text:p>
          </table:table-cell>
          <table:table-cell office:value-type="float" office:value="0.322595918367347" calcext:value-type="float">
            <text:p>0.32260</text:p>
          </table:table-cell>
          <table:table-cell/>
          <table:table-cell office:value-type="float" office:value="0.314595918367347" calcext:value-type="float">
            <text:p>0.314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463ab7e-b65a-4413-bfe3-def581f03770</text:p>
          </table:table-cell>
          <table:table-cell office:value-type="float" office:value="6515.9626019001" calcext:value-type="float">
            <text:p>6516</text:p>
          </table:table-cell>
          <table:table-cell office:value-type="float" office:value="0.256195918367347" calcext:value-type="float">
            <text:p>0.25620</text:p>
          </table:table-cell>
          <table:table-cell/>
          <table:table-cell office:value-type="float" office:value="0.253795918367347" calcext:value-type="float">
            <text:p>0.253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80d820f-d308-4de6-96f8-9e4d470546fe</text:p>
          </table:table-cell>
          <table:table-cell office:value-type="float" office:value="6457.44695591927" calcext:value-type="float">
            <text:p>6457</text:p>
          </table:table-cell>
          <table:table-cell office:value-type="float" office:value="0.276195918367347" calcext:value-type="float">
            <text:p>0.27620</text:p>
          </table:table-cell>
          <table:table-cell/>
          <table:table-cell office:value-type="float" office:value="0.245795918367347" calcext:value-type="float">
            <text:p>0.24580</text:p>
          </table:table-cell>
          <table:table-cell/>
          <table:table-cell table:style-name="ce34" office:value-type="string" calcext:value-type="string">
            <text:p>Best</text:p>
          </table:table-cell>
          <table:table-cell table:style-name="ce34" office:value-type="string" calcext:value-type="string">
            <text:p>Worst</text:p>
          </table:table-cell>
          <table:table-cell table:style-name="ce34" office:value-type="string" calcext:value-type="string">
            <text:p>Std. Dev.</text:p>
          </table:table-cell>
        </table:table-row>
        <table:table-row table:style-name="ro1">
          <table:table-cell/>
          <table:table-cell table:style-name="ce84" table:formula="of:=AVERAGE([.B52:.B61])" office:value-type="float" office:value="6604.78456811905" calcext:value-type="float">
            <text:p>6605</text:p>
          </table:table-cell>
          <table:table-cell table:style-name="ce86" table:formula="of:=AVERAGE([.C52:.C61])" office:value-type="float" office:value="0.302435918367347" calcext:value-type="float">
            <text:p>0.30244</text:p>
          </table:table-cell>
          <table:table-cell table:style-name="Default"/>
          <table:table-cell table:style-name="ce86" table:formula="of:=AVERAGE([.E52:.E61])" office:value-type="float" office:value="0.280435918367347" calcext:value-type="float">
            <text:p>0.28044</text:p>
          </table:table-cell>
          <table:table-cell/>
          <table:table-cell table:style-name="ce28" table:formula="of:=MAX([.E52:.E61])" office:value-type="float" office:value="0.314595918367347" calcext:value-type="float">
            <text:p>0.3146</text:p>
          </table:table-cell>
          <table:table-cell table:style-name="ce28" table:formula="of:=MIN([.E52:.E61])" office:value-type="float" office:value="0.180995918367347" calcext:value-type="float">
            <text:p>0.1810</text:p>
          </table:table-cell>
          <table:table-cell table:style-name="ce28" table:formula="of:=STDEV([.E52:.E61])" office:value-type="float" office:value="0.042441154031854" calcext:value-type="float">
            <text:p>0.0424</text:p>
          </table:table-cell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34" office:value-type="string" calcext:value-type="string">
            <text:p>EA MNIST Target-Size 2 LCMC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UUID</text:p>
          </table:table-cell>
          <table:table-cell table:style-name="Default" office:value-type="string" calcext:value-type="string">
            <text:p>Training Time</text:p>
          </table:table-cell>
          <table:table-cell table:style-name="Default" office:value-type="string" calcext:value-type="string">
            <text:p>LCMC</text:p>
          </table:table-cell>
          <table:table-cell table:style-name="Default" office:value-type="string" calcext:value-type="string">
            <text:p>MSE</text:p>
          </table:table-cell>
          <table:table-cell table:style-name="Default" office:value-type="string" calcext:value-type="string">
            <text:p>Test Set LCM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5df102a-8273-4740-b40f-66182f04e915</text:p>
          </table:table-cell>
          <table:table-cell office:value-type="float" office:value="6189.14751410484" calcext:value-type="float">
            <text:p>6189</text:p>
          </table:table-cell>
          <table:table-cell office:value-type="float" office:value="0.181795918367347" calcext:value-type="float">
            <text:p>0.18180</text:p>
          </table:table-cell>
          <table:table-cell table:style-name="Default"/>
          <table:table-cell office:value-type="float" office:value="0.168195918367347" calcext:value-type="float">
            <text:p>0.168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7aec50f-03ce-4fea-afd5-14038b1460c3</text:p>
          </table:table-cell>
          <table:table-cell office:value-type="float" office:value="6263.7512319088" calcext:value-type="float">
            <text:p>6264</text:p>
          </table:table-cell>
          <table:table-cell office:value-type="float" office:value="0.170595918367347" calcext:value-type="float">
            <text:p>0.17060</text:p>
          </table:table-cell>
          <table:table-cell table:style-name="Default"/>
          <table:table-cell office:value-type="float" office:value="0.144995918367347" calcext:value-type="float">
            <text:p>0.14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d954557-81a2-4324-8a28-727f940ede85</text:p>
          </table:table-cell>
          <table:table-cell office:value-type="float" office:value="6284.68770265579" calcext:value-type="float">
            <text:p>6285</text:p>
          </table:table-cell>
          <table:table-cell office:value-type="float" office:value="0.224995918367347" calcext:value-type="float">
            <text:p>0.22500</text:p>
          </table:table-cell>
          <table:table-cell/>
          <table:table-cell office:value-type="float" office:value="0.180195918367347" calcext:value-type="float">
            <text:p>0.18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87713d5-4a92-48bf-996e-09fdebc797d9</text:p>
          </table:table-cell>
          <table:table-cell office:value-type="float" office:value="6313.33903479576" calcext:value-type="float">
            <text:p>6313</text:p>
          </table:table-cell>
          <table:table-cell office:value-type="float" office:value="0.232995918367347" calcext:value-type="float">
            <text:p>0.23300</text:p>
          </table:table-cell>
          <table:table-cell/>
          <table:table-cell office:value-type="float" office:value="0.160995918367347" calcext:value-type="float">
            <text:p>0.16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0461c39-069c-444a-9461-0866d83bfe2b</text:p>
          </table:table-cell>
          <table:table-cell office:value-type="float" office:value="6323.92704558372" calcext:value-type="float">
            <text:p>6324</text:p>
          </table:table-cell>
          <table:table-cell office:value-type="float" office:value="0.209795918367347" calcext:value-type="float">
            <text:p>0.20980</text:p>
          </table:table-cell>
          <table:table-cell/>
          <table:table-cell office:value-type="float" office:value="0.207395918367347" calcext:value-type="float">
            <text:p>0.207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c4130f-293a-4e64-816f-f8deb1abe4a6</text:p>
          </table:table-cell>
          <table:table-cell office:value-type="float" office:value="6435.53957247734" calcext:value-type="float">
            <text:p>6436</text:p>
          </table:table-cell>
          <table:table-cell office:value-type="float" office:value="0.164995918367347" calcext:value-type="float">
            <text:p>0.16500</text:p>
          </table:table-cell>
          <table:table-cell/>
          <table:table-cell office:value-type="float" office:value="0.152995918367347" calcext:value-type="float">
            <text:p>0.15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b27ab88-a736-48d8-9e9c-27ad0b254929</text:p>
          </table:table-cell>
          <table:table-cell office:value-type="float" office:value="6305.41623497009" calcext:value-type="float">
            <text:p>6305</text:p>
          </table:table-cell>
          <table:table-cell office:value-type="float" office:value="0.170595918367347" calcext:value-type="float">
            <text:p>0.17060</text:p>
          </table:table-cell>
          <table:table-cell/>
          <table:table-cell office:value-type="float" office:value="0.163395918367347" calcext:value-type="float">
            <text:p>0.163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d6fbea-27be-4e56-88fa-99f45aef3259</text:p>
          </table:table-cell>
          <table:table-cell office:value-type="float" office:value="6547.42343473435" calcext:value-type="float">
            <text:p>6547</text:p>
          </table:table-cell>
          <table:table-cell office:value-type="float" office:value="0.227395918367347" calcext:value-type="float">
            <text:p>0.22740</text:p>
          </table:table-cell>
          <table:table-cell/>
          <table:table-cell office:value-type="float" office:value="0.186595918367347" calcext:value-type="float">
            <text:p>0.186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cee0b37-1ec6-4432-9120-78f9158ebc99</text:p>
          </table:table-cell>
          <table:table-cell office:value-type="float" office:value="6569.12536478043" calcext:value-type="float">
            <text:p>6569</text:p>
          </table:table-cell>
          <table:table-cell office:value-type="float" office:value="0.209795918367347" calcext:value-type="float">
            <text:p>0.20980</text:p>
          </table:table-cell>
          <table:table-cell/>
          <table:table-cell office:value-type="float" office:value="0.210595918367347" calcext:value-type="float">
            <text:p>0.210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1edc7c7-4654-43bc-9c4b-8693e5362837</text:p>
          </table:table-cell>
          <table:table-cell office:value-type="float" office:value="6713.17298197746" calcext:value-type="float">
            <text:p>6713</text:p>
          </table:table-cell>
          <table:table-cell office:value-type="float" office:value="0.216195918367347" calcext:value-type="float">
            <text:p>0.21620</text:p>
          </table:table-cell>
          <table:table-cell/>
          <table:table-cell office:value-type="float" office:value="0.192995918367347" calcext:value-type="float">
            <text:p>0.19300</text:p>
          </table:table-cell>
          <table:table-cell/>
          <table:table-cell table:style-name="ce34" office:value-type="string" calcext:value-type="string">
            <text:p>Best</text:p>
          </table:table-cell>
          <table:table-cell table:style-name="ce34" office:value-type="string" calcext:value-type="string">
            <text:p>Worst</text:p>
          </table:table-cell>
          <table:table-cell table:style-name="ce34" office:value-type="string" calcext:value-type="string">
            <text:p>Std. Dev.</text:p>
          </table:table-cell>
        </table:table-row>
        <table:table-row table:style-name="ro1">
          <table:table-cell/>
          <table:table-cell table:style-name="ce84" table:formula="of:=AVERAGE([.B68:.B77])" office:value-type="float" office:value="6394.55301179886" calcext:value-type="float">
            <text:p>6395</text:p>
          </table:table-cell>
          <table:table-cell table:style-name="ce86" table:formula="of:=AVERAGE([.C68:.C77])" office:value-type="float" office:value="0.200915918367347" calcext:value-type="float">
            <text:p>0.20092</text:p>
          </table:table-cell>
          <table:table-cell table:style-name="Default"/>
          <table:table-cell table:style-name="ce86" table:formula="of:=AVERAGE([.E68:.E77])" office:value-type="float" office:value="0.176835918367347" calcext:value-type="float">
            <text:p>0.17684</text:p>
          </table:table-cell>
          <table:table-cell/>
          <table:table-cell table:style-name="ce28" table:formula="of:=MAX([.E68:.E77])" office:value-type="float" office:value="0.210595918367347" calcext:value-type="float">
            <text:p>0.2106</text:p>
          </table:table-cell>
          <table:table-cell table:style-name="ce28" table:formula="of:=MIN([.E68:.E77])" office:value-type="float" office:value="0.144995918367347" calcext:value-type="float">
            <text:p>0.1450</text:p>
          </table:table-cell>
          <table:table-cell table:style-name="ce28" table:formula="of:=STDEV([.E68:.E77])" office:value-type="float" office:value="0.0224342595153038" calcext:value-type="float">
            <text:p>0.0224</text:p>
          </table:table-cell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34" office:value-type="string" calcext:value-type="string">
            <text:p>EA YearPred Target-Size 22 LCMC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UUID</text:p>
          </table:table-cell>
          <table:table-cell table:style-name="Default" office:value-type="string" calcext:value-type="string">
            <text:p>Training Time</text:p>
          </table:table-cell>
          <table:table-cell table:style-name="Default" office:value-type="string" calcext:value-type="string">
            <text:p>LCMC</text:p>
          </table:table-cell>
          <table:table-cell table:style-name="Default" office:value-type="string" calcext:value-type="string">
            <text:p>MSE</text:p>
          </table:table-cell>
          <table:table-cell table:style-name="Default" office:value-type="string" calcext:value-type="string">
            <text:p>Test Set LCM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bf91339-b40a-4159-95c1-61cb93395023</text:p>
          </table:table-cell>
          <table:table-cell office:value-type="float" office:value="6261.90778064728" calcext:value-type="float">
            <text:p>6262</text:p>
          </table:table-cell>
          <table:table-cell office:value-type="float" office:value="0.271395918367347" calcext:value-type="float">
            <text:p>0.27140</text:p>
          </table:table-cell>
          <table:table-cell table:style-name="Default"/>
          <table:table-cell office:value-type="float" office:value="0.186595918367347" calcext:value-type="float">
            <text:p>0.186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947ace5-3247-42f5-a0f8-61b424ec8110</text:p>
          </table:table-cell>
          <table:table-cell office:value-type="float" office:value="6306.93308258057" calcext:value-type="float">
            <text:p>6307</text:p>
          </table:table-cell>
          <table:table-cell office:value-type="float" office:value="0.370595918367347" calcext:value-type="float">
            <text:p>0.37060</text:p>
          </table:table-cell>
          <table:table-cell table:style-name="Default"/>
          <table:table-cell office:value-type="float" office:value="0.327395918367347" calcext:value-type="float">
            <text:p>0.327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9740aa-e7c0-43ef-8baa-dded929324a2</text:p>
          </table:table-cell>
          <table:table-cell office:value-type="float" office:value="6845.80515789986" calcext:value-type="float">
            <text:p>6846</text:p>
          </table:table-cell>
          <table:table-cell office:value-type="float" office:value="0.392995918367347" calcext:value-type="float">
            <text:p>0.39300</text:p>
          </table:table-cell>
          <table:table-cell/>
          <table:table-cell office:value-type="float" office:value="0.388195918367347" calcext:value-type="float">
            <text:p>0.388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1945c92-9630-4e72-93a0-9ca9aa17bdd5</text:p>
          </table:table-cell>
          <table:table-cell office:value-type="float" office:value="6574.31270956993" calcext:value-type="float">
            <text:p>6574</text:p>
          </table:table-cell>
          <table:table-cell office:value-type="float" office:value="0.395395918367347" calcext:value-type="float">
            <text:p>0.39540</text:p>
          </table:table-cell>
          <table:table-cell/>
          <table:table-cell office:value-type="float" office:value="0.365795918367347" calcext:value-type="float">
            <text:p>0.365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a9436fd-f925-4759-bfa8-f86c4e24f10c</text:p>
          </table:table-cell>
          <table:table-cell office:value-type="float" office:value="5410.0284974575" calcext:value-type="float">
            <text:p>5410</text:p>
          </table:table-cell>
          <table:table-cell office:value-type="float" office:value="0.408195918367347" calcext:value-type="float">
            <text:p>0.40820</text:p>
          </table:table-cell>
          <table:table-cell/>
          <table:table-cell office:value-type="float" office:value="0.404995918367347" calcext:value-type="float">
            <text:p>0.40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ea97e26-7d52-4601-9cb5-204b18cedae4</text:p>
          </table:table-cell>
          <table:table-cell office:value-type="float" office:value="5490.18678116798" calcext:value-type="float">
            <text:p>5490</text:p>
          </table:table-cell>
          <table:table-cell office:value-type="float" office:value="0.405795918367347" calcext:value-type="float">
            <text:p>0.40580</text:p>
          </table:table-cell>
          <table:table-cell/>
          <table:table-cell office:value-type="float" office:value="0.400195918367347" calcext:value-type="float">
            <text:p>0.40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c7cad0d-dd24-4a7c-bcf1-2d8d5892cab2</text:p>
          </table:table-cell>
          <table:table-cell office:value-type="float" office:value="5707.68240118027" calcext:value-type="float">
            <text:p>5708</text:p>
          </table:table-cell>
          <table:table-cell office:value-type="float" office:value="0.384195918367347" calcext:value-type="float">
            <text:p>0.38420</text:p>
          </table:table-cell>
          <table:table-cell/>
          <table:table-cell office:value-type="float" office:value="0.368195918367347" calcext:value-type="float">
            <text:p>0.368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8c76f4-c1e1-4328-922b-6740b8f779b7</text:p>
          </table:table-cell>
          <table:table-cell office:value-type="float" office:value="5808.60031747818" calcext:value-type="float">
            <text:p>5809</text:p>
          </table:table-cell>
          <table:table-cell office:value-type="float" office:value="0.196195918367347" calcext:value-type="float">
            <text:p>0.19620</text:p>
          </table:table-cell>
          <table:table-cell/>
          <table:table-cell office:value-type="float" office:value="0.0745959183673469" calcext:value-type="float">
            <text:p>0.074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c5980ea-cfda-46f7-9285-e308c80c2a3a</text:p>
          </table:table-cell>
          <table:table-cell office:value-type="float" office:value="5592.68676161766" calcext:value-type="float">
            <text:p>5593</text:p>
          </table:table-cell>
          <table:table-cell office:value-type="float" office:value="0.172995918367347" calcext:value-type="float">
            <text:p>0.17300</text:p>
          </table:table-cell>
          <table:table-cell/>
          <table:table-cell office:value-type="float" office:value="0.195395918367347" calcext:value-type="float">
            <text:p>0.195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dd164d6-8311-4d30-b382-a41e95dd01ab</text:p>
          </table:table-cell>
          <table:table-cell office:value-type="float" office:value="5521.38738536835" calcext:value-type="float">
            <text:p>5521</text:p>
          </table:table-cell>
          <table:table-cell office:value-type="float" office:value="0.396995918367347" calcext:value-type="float">
            <text:p>0.39700</text:p>
          </table:table-cell>
          <table:table-cell/>
          <table:table-cell office:value-type="float" office:value="0.376995918367347" calcext:value-type="float">
            <text:p>0.37700</text:p>
          </table:table-cell>
          <table:table-cell/>
          <table:table-cell table:style-name="ce34" office:value-type="string" calcext:value-type="string">
            <text:p>Best</text:p>
          </table:table-cell>
          <table:table-cell table:style-name="ce34" office:value-type="string" calcext:value-type="string">
            <text:p>Worst</text:p>
          </table:table-cell>
          <table:table-cell table:style-name="ce34" office:value-type="string" calcext:value-type="string">
            <text:p>Std. Dev.</text:p>
          </table:table-cell>
        </table:table-row>
        <table:table-row table:style-name="ro1">
          <table:table-cell/>
          <table:table-cell table:style-name="ce84" table:formula="of:=AVERAGE([.B84:.B93])" office:value-type="float" office:value="5951.95308749676" calcext:value-type="float">
            <text:p>5952</text:p>
          </table:table-cell>
          <table:table-cell table:style-name="ce86" table:formula="of:=AVERAGE([.C84:.C93])" office:value-type="float" office:value="0.339475918367347" calcext:value-type="float">
            <text:p>0.33948</text:p>
          </table:table-cell>
          <table:table-cell table:style-name="Default"/>
          <table:table-cell table:style-name="ce86" table:formula="of:=AVERAGE([.E84:.E93])" office:value-type="float" office:value="0.308835918367347" calcext:value-type="float">
            <text:p>0.30884</text:p>
          </table:table-cell>
          <table:table-cell/>
          <table:table-cell table:style-name="ce28" table:formula="of:=MAX([.E84:.E93])" office:value-type="float" office:value="0.404995918367347" calcext:value-type="float">
            <text:p>0.4050</text:p>
          </table:table-cell>
          <table:table-cell table:style-name="ce28" table:formula="of:=MIN([.E84:.E93])" office:value-type="float" office:value="0.0745959183673469" calcext:value-type="float">
            <text:p>0.0746</text:p>
          </table:table-cell>
          <table:table-cell table:style-name="ce28" table:formula="of:=STDEV([.E84:.E93])" office:value-type="float" office:value="0.114663441815118" calcext:value-type="float">
            <text:p>0.1147</text:p>
          </table:table-cell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34" office:value-type="string" calcext:value-type="string">
            <text:p>EA YearPred lin enc Target-Size 22 LCMC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UUID</text:p>
          </table:table-cell>
          <table:table-cell table:style-name="Default" office:value-type="string" calcext:value-type="string">
            <text:p>Training Time</text:p>
          </table:table-cell>
          <table:table-cell table:style-name="Default" office:value-type="string" calcext:value-type="string">
            <text:p>LCMC</text:p>
          </table:table-cell>
          <table:table-cell table:style-name="Default" office:value-type="string" calcext:value-type="string">
            <text:p>MSE</text:p>
          </table:table-cell>
          <table:table-cell table:style-name="Default" office:value-type="string" calcext:value-type="string">
            <text:p>Test Set LCM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ce8e0e-0a1b-4d59-8ed0-648a1d8b78ad</text:p>
          </table:table-cell>
          <table:table-cell office:value-type="float" office:value="6227.19738698006" calcext:value-type="float">
            <text:p>6227</text:p>
          </table:table-cell>
          <table:table-cell office:value-type="float" office:value="0.334595918367347" calcext:value-type="float">
            <text:p>0.33460</text:p>
          </table:table-cell>
          <table:table-cell table:style-name="Default"/>
          <table:table-cell office:value-type="float" office:value="0.319395918367347" calcext:value-type="float">
            <text:p>0.319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efb0897-e768-4e57-a571-af68d4d8e13c</text:p>
          </table:table-cell>
          <table:table-cell office:value-type="float" office:value="6378.04642081261" calcext:value-type="float">
            <text:p>6378</text:p>
          </table:table-cell>
          <table:table-cell office:value-type="float" office:value="0.448195918367347" calcext:value-type="float">
            <text:p>0.44820</text:p>
          </table:table-cell>
          <table:table-cell table:style-name="Default"/>
          <table:table-cell office:value-type="float" office:value="0.455395918367347" calcext:value-type="float">
            <text:p>0.455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a21a668-66e9-499f-a8b8-a65b4bdef564</text:p>
          </table:table-cell>
          <table:table-cell office:value-type="float" office:value="6387.491522789" calcext:value-type="float">
            <text:p>6387</text:p>
          </table:table-cell>
          <table:table-cell office:value-type="float" office:value="0.439395918367347" calcext:value-type="float">
            <text:p>0.43940</text:p>
          </table:table-cell>
          <table:table-cell/>
          <table:table-cell office:value-type="float" office:value="0.419395918367347" calcext:value-type="float">
            <text:p>0.419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b7a406-f485-44ed-adaa-3afd07b68a79</text:p>
          </table:table-cell>
          <table:table-cell office:value-type="float" office:value="6357.51925778389" calcext:value-type="float">
            <text:p>6358</text:p>
          </table:table-cell>
          <table:table-cell office:value-type="float" office:value="0.292195918367347" calcext:value-type="float">
            <text:p>0.29220</text:p>
          </table:table-cell>
          <table:table-cell/>
          <table:table-cell office:value-type="float" office:value="0.296195918367347" calcext:value-type="float">
            <text:p>0.296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3282f9-a6b3-41fc-ac86-47cb86556118</text:p>
          </table:table-cell>
          <table:table-cell office:value-type="float" office:value="6369.76545619965" calcext:value-type="float">
            <text:p>6370</text:p>
          </table:table-cell>
          <table:table-cell office:value-type="float" office:value="0.322595918367347" calcext:value-type="float">
            <text:p>0.32260</text:p>
          </table:table-cell>
          <table:table-cell/>
          <table:table-cell office:value-type="float" office:value="0.293795918367347" calcext:value-type="float">
            <text:p>0.293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d774bd9-3eee-41c6-9fe8-e08890d996bc</text:p>
          </table:table-cell>
          <table:table-cell office:value-type="float" office:value="5905.39871501923" calcext:value-type="float">
            <text:p>5905</text:p>
          </table:table-cell>
          <table:table-cell office:value-type="float" office:value="0.288995918367347" calcext:value-type="float">
            <text:p>0.28900</text:p>
          </table:table-cell>
          <table:table-cell/>
          <table:table-cell office:value-type="float" office:value="0.248195918367347" calcext:value-type="float">
            <text:p>0.248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39a3c3-60e8-4e83-b06c-1eddbe97803b</text:p>
          </table:table-cell>
          <table:table-cell office:value-type="float" office:value="6061.91819024086" calcext:value-type="float">
            <text:p>6062</text:p>
          </table:table-cell>
          <table:table-cell office:value-type="float" office:value="0.159395918367347" calcext:value-type="float">
            <text:p>0.15940</text:p>
          </table:table-cell>
          <table:table-cell/>
          <table:table-cell office:value-type="float" office:value="0.156995918367347" calcext:value-type="float">
            <text:p>0.157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81ded54-4ca7-48c0-a821-2fb9aaa0788a</text:p>
          </table:table-cell>
          <table:table-cell office:value-type="float" office:value="5946.14081573486" calcext:value-type="float">
            <text:p>5946</text:p>
          </table:table-cell>
          <table:table-cell office:value-type="float" office:value="0.136995918367347" calcext:value-type="float">
            <text:p>0.13700</text:p>
          </table:table-cell>
          <table:table-cell/>
          <table:table-cell office:value-type="float" office:value="0.119395918367347" calcext:value-type="float">
            <text:p>0.119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d84df14-106d-45c8-bc3e-7ef02abca473</text:p>
          </table:table-cell>
          <table:table-cell office:value-type="float" office:value="5947.36519432068" calcext:value-type="float">
            <text:p>5947</text:p>
          </table:table-cell>
          <table:table-cell office:value-type="float" office:value="0.408995918367347" calcext:value-type="float">
            <text:p>0.40900</text:p>
          </table:table-cell>
          <table:table-cell/>
          <table:table-cell office:value-type="float" office:value="0.400195918367347" calcext:value-type="float">
            <text:p>0.40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cb3db11-f7dc-4fb4-809e-2b46fbcc4169</text:p>
          </table:table-cell>
          <table:table-cell office:value-type="float" office:value="5898.60253119469" calcext:value-type="float">
            <text:p>5899</text:p>
          </table:table-cell>
          <table:table-cell office:value-type="float" office:value="0.164195918367347" calcext:value-type="float">
            <text:p>0.16420</text:p>
          </table:table-cell>
          <table:table-cell/>
          <table:table-cell office:value-type="float" office:value="0.104995918367347" calcext:value-type="float">
            <text:p>0.10500</text:p>
          </table:table-cell>
          <table:table-cell/>
          <table:table-cell table:style-name="ce34" office:value-type="string" calcext:value-type="string">
            <text:p>Best</text:p>
          </table:table-cell>
          <table:table-cell table:style-name="ce34" office:value-type="string" calcext:value-type="string">
            <text:p>Worst</text:p>
          </table:table-cell>
          <table:table-cell table:style-name="ce34" office:value-type="string" calcext:value-type="string">
            <text:p>Std. Dev.</text:p>
          </table:table-cell>
        </table:table-row>
        <table:table-row table:style-name="ro1">
          <table:table-cell/>
          <table:table-cell table:style-name="ce84" table:formula="of:=AVERAGE([.B100:.B109])" office:value-type="float" office:value="6147.94454910755" calcext:value-type="float">
            <text:p>6148</text:p>
          </table:table-cell>
          <table:table-cell table:style-name="ce86" table:formula="of:=AVERAGE([.C100:.C109])" office:value-type="float" office:value="0.299555918367347" calcext:value-type="float">
            <text:p>0.29956</text:p>
          </table:table-cell>
          <table:table-cell table:style-name="Default"/>
          <table:table-cell table:style-name="ce86" table:formula="of:=AVERAGE([.E100:.E109])" office:value-type="float" office:value="0.281395918367347" calcext:value-type="float">
            <text:p>0.28140</text:p>
          </table:table-cell>
          <table:table-cell/>
          <table:table-cell table:style-name="ce28" table:formula="of:=MAX([.E100:.E109])" office:value-type="float" office:value="0.455395918367347" calcext:value-type="float">
            <text:p>0.4554</text:p>
          </table:table-cell>
          <table:table-cell table:style-name="ce28" table:formula="of:=MIN([.E100:.E109])" office:value-type="float" office:value="0.104995918367347" calcext:value-type="float">
            <text:p>0.1050</text:p>
          </table:table-cell>
          <table:table-cell table:style-name="ce28" table:formula="of:=STDEV([.E100:.E109])" office:value-type="float" office:value="0.124360050748712" calcext:value-type="float">
            <text:p>0.1244</text:p>
          </table:table-cell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34" office:value-type="string" calcext:value-type="string">
            <text:p>EA MNIST Target-Size 10 6 layers LCMC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UUID</text:p>
          </table:table-cell>
          <table:table-cell table:style-name="Default" office:value-type="string" calcext:value-type="string">
            <text:p>Training Time</text:p>
          </table:table-cell>
          <table:table-cell table:style-name="Default" office:value-type="string" calcext:value-type="string">
            <text:p>LCMC</text:p>
          </table:table-cell>
          <table:table-cell table:style-name="Default" office:value-type="string" calcext:value-type="string">
            <text:p>MSE</text:p>
          </table:table-cell>
          <table:table-cell table:style-name="Default" office:value-type="string" calcext:value-type="string">
            <text:p>Test Set LCM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d6bd3f-10f2-4df1-8717-bf2c955824db</text:p>
          </table:table-cell>
          <table:table-cell office:value-type="float" office:value="21161.2267172337" calcext:value-type="float">
            <text:p>21161</text:p>
          </table:table-cell>
          <table:table-cell office:value-type="float" office:value="0.320995918367347" calcext:value-type="float">
            <text:p>0.32100</text:p>
          </table:table-cell>
          <table:table-cell table:style-name="Default"/>
          <table:table-cell office:value-type="float" office:value="0.301795918367347" calcext:value-type="float">
            <text:p>0.30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d5ca75b-49a8-443c-84f6-25d9f8207ecf</text:p>
          </table:table-cell>
          <table:table-cell office:value-type="float" office:value="20237.9768188" calcext:value-type="float">
            <text:p>20238</text:p>
          </table:table-cell>
          <table:table-cell office:value-type="float" office:value="0.317795918367347" calcext:value-type="float">
            <text:p>0.31780</text:p>
          </table:table-cell>
          <table:table-cell table:style-name="Default"/>
          <table:table-cell office:value-type="float" office:value="0.308995918367347" calcext:value-type="float">
            <text:p>0.309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c970845-8cba-4e4a-9a2a-8c23df129206</text:p>
          </table:table-cell>
          <table:table-cell office:value-type="float" office:value="23222.1710615158" calcext:value-type="float">
            <text:p>23222</text:p>
          </table:table-cell>
          <table:table-cell office:value-type="float" office:value="0.336995918367347" calcext:value-type="float">
            <text:p>0.33700</text:p>
          </table:table-cell>
          <table:table-cell/>
          <table:table-cell office:value-type="float" office:value="0.333795918367347" calcext:value-type="float">
            <text:p>0.333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85db65f-232a-431a-90ac-e613a1cc099a</text:p>
          </table:table-cell>
          <table:table-cell office:value-type="float" office:value="21337.3893780708" calcext:value-type="float">
            <text:p>21337</text:p>
          </table:table-cell>
          <table:table-cell office:value-type="float" office:value="0.331395918367347" calcext:value-type="float">
            <text:p>0.33140</text:p>
          </table:table-cell>
          <table:table-cell/>
          <table:table-cell office:value-type="float" office:value="0.324195918367347" calcext:value-type="float">
            <text:p>0.324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635277-e9ff-440e-88ec-d532d907f7f1</text:p>
          </table:table-cell>
          <table:table-cell office:value-type="float" office:value="21469.6472029686" calcext:value-type="float">
            <text:p>21470</text:p>
          </table:table-cell>
          <table:table-cell office:value-type="float" office:value="0.329795918367347" calcext:value-type="float">
            <text:p>0.32980</text:p>
          </table:table-cell>
          <table:table-cell/>
          <table:table-cell office:value-type="float" office:value="0.318595918367347" calcext:value-type="float">
            <text:p>0.318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6683b0-4bd0-4224-9dc0-31ed71eeb349</text:p>
          </table:table-cell>
          <table:table-cell office:value-type="float" office:value="21545.7841098309" calcext:value-type="float">
            <text:p>21546</text:p>
          </table:table-cell>
          <table:table-cell office:value-type="float" office:value="0.336195918367347" calcext:value-type="float">
            <text:p>0.33620</text:p>
          </table:table-cell>
          <table:table-cell/>
          <table:table-cell office:value-type="float" office:value="0.336995918367347" calcext:value-type="float">
            <text:p>0.337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b673a3-3d8f-4e51-9912-9a5e1d40957a</text:p>
          </table:table-cell>
          <table:table-cell office:value-type="float" office:value="21628.7174739838" calcext:value-type="float">
            <text:p>21629</text:p>
          </table:table-cell>
          <table:table-cell office:value-type="float" office:value="0.333795918367347" calcext:value-type="float">
            <text:p>0.33380</text:p>
          </table:table-cell>
          <table:table-cell/>
          <table:table-cell office:value-type="float" office:value="0.338595918367347" calcext:value-type="float">
            <text:p>0.338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fee6c48-e8e9-4d0f-8785-684c15e92723</text:p>
          </table:table-cell>
          <table:table-cell office:value-type="float" office:value="21811.7670786381" calcext:value-type="float">
            <text:p>21812</text:p>
          </table:table-cell>
          <table:table-cell office:value-type="float" office:value="0.315395918367347" calcext:value-type="float">
            <text:p>0.31540</text:p>
          </table:table-cell>
          <table:table-cell/>
          <table:table-cell office:value-type="float" office:value="0.308195918367347" calcext:value-type="float">
            <text:p>0.308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19c670-e613-48dd-a96d-f69fa9c57cd8</text:p>
          </table:table-cell>
          <table:table-cell office:value-type="float" office:value="21668.6297183037" calcext:value-type="float">
            <text:p>21669</text:p>
          </table:table-cell>
          <table:table-cell office:value-type="float" office:value="0.324195918367347" calcext:value-type="float">
            <text:p>0.32420</text:p>
          </table:table-cell>
          <table:table-cell/>
          <table:table-cell office:value-type="float" office:value="0.311395918367347" calcext:value-type="float">
            <text:p>0.311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b0bb247-35ed-43ba-8e5a-0125b293aa3f</text:p>
          </table:table-cell>
          <table:table-cell office:value-type="float" office:value="20947.3419365883" calcext:value-type="float">
            <text:p>20947</text:p>
          </table:table-cell>
          <table:table-cell office:value-type="float" office:value="0.256995918367347" calcext:value-type="float">
            <text:p>0.25700</text:p>
          </table:table-cell>
          <table:table-cell/>
          <table:table-cell office:value-type="float" office:value="0.250595918367347" calcext:value-type="float">
            <text:p>0.25060</text:p>
          </table:table-cell>
          <table:table-cell/>
          <table:table-cell table:style-name="ce34" office:value-type="string" calcext:value-type="string">
            <text:p>Best</text:p>
          </table:table-cell>
          <table:table-cell table:style-name="ce34" office:value-type="string" calcext:value-type="string">
            <text:p>Worst</text:p>
          </table:table-cell>
          <table:table-cell table:style-name="ce34" office:value-type="string" calcext:value-type="string">
            <text:p>Std. Dev.</text:p>
          </table:table-cell>
        </table:table-row>
        <table:table-row table:style-name="ro1">
          <table:table-cell/>
          <table:table-cell table:style-name="ce84" table:formula="of:=AVERAGE([.B116:.B125])" office:value-type="float" office:value="21503.0651495934" calcext:value-type="float">
            <text:p>21503</text:p>
          </table:table-cell>
          <table:table-cell table:style-name="ce86" table:formula="of:=AVERAGE([.C116:.C125])" office:value-type="float" office:value="0.320355918367347" calcext:value-type="float">
            <text:p>0.32036</text:p>
          </table:table-cell>
          <table:table-cell table:style-name="Default"/>
          <table:table-cell table:style-name="ce86" table:formula="of:=AVERAGE([.E116:.E125])" office:value-type="float" office:value="0.313315918367347" calcext:value-type="float">
            <text:p>0.31332</text:p>
          </table:table-cell>
          <table:table-cell/>
          <table:table-cell table:style-name="ce28" table:formula="of:=MAX([.E116:.E125])" office:value-type="float" office:value="0.338595918367347" calcext:value-type="float">
            <text:p>0.3386</text:p>
          </table:table-cell>
          <table:table-cell table:style-name="ce28" table:formula="of:=MIN([.E116:.E125])" office:value-type="float" office:value="0.250595918367347" calcext:value-type="float">
            <text:p>0.2506</text:p>
          </table:table-cell>
          <table:table-cell table:style-name="ce28" table:formula="of:=STDEV([.E116:.E125])" office:value-type="float" office:value="0.0255616379235239" calcext:value-type="float">
            <text:p>0.0256</text:p>
          </table:table-cell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34" office:value-type="string" calcext:value-type="string">
            <text:p>EA MNIST Target-Size 10 MSE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UUID</text:p>
          </table:table-cell>
          <table:table-cell table:style-name="Default" office:value-type="string" calcext:value-type="string">
            <text:p>Training Time</text:p>
          </table:table-cell>
          <table:table-cell table:style-name="Default" office:value-type="string" calcext:value-type="string">
            <text:p>LCMC</text:p>
          </table:table-cell>
          <table:table-cell table:style-name="Default" office:value-type="string" calcext:value-type="string">
            <text:p>MSE</text:p>
          </table:table-cell>
          <table:table-cell table:style-name="Default" office:value-type="string" calcext:value-type="string">
            <text:p>Test Set LCM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9e9807-5efa-4a95-8e43-f4edfede8d68</text:p>
          </table:table-cell>
          <table:table-cell office:value-type="float" office:value="6511.10222625732" calcext:value-type="float">
            <text:p>6511</text:p>
          </table:table-cell>
          <table:table-cell/>
          <table:table-cell office:value-type="float" office:value="0.0208889544010162" calcext:value-type="float">
            <text:p>0.02089</text:p>
          </table:table-cell>
          <table:table-cell office:value-type="float" office:value="0.284995918367347" calcext:value-type="float">
            <text:p>0.28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b4a685c-32d8-4865-97aa-ec14e32ee2b7</text:p>
          </table:table-cell>
          <table:table-cell office:value-type="float" office:value="6659.54641485214" calcext:value-type="float">
            <text:p>6660</text:p>
          </table:table-cell>
          <table:table-cell/>
          <table:table-cell office:value-type="float" office:value="0.0196215696632862" calcext:value-type="float">
            <text:p>0.01962</text:p>
          </table:table-cell>
          <table:table-cell office:value-type="float" office:value="0.282595918367347" calcext:value-type="float">
            <text:p>0.282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145d0dd-3d9b-43dc-a891-b00a1c2e743d</text:p>
          </table:table-cell>
          <table:table-cell office:value-type="float" office:value="6531.76062083244" calcext:value-type="float">
            <text:p>6532</text:p>
          </table:table-cell>
          <table:table-cell/>
          <table:table-cell office:value-type="float" office:value="0.021304227411747" calcext:value-type="float">
            <text:p>0.02130</text:p>
          </table:table-cell>
          <table:table-cell office:value-type="float" office:value="0.324995918367347" calcext:value-type="float">
            <text:p>0.32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8210f46-1c3c-494c-a509-a4fac7d48a59</text:p>
          </table:table-cell>
          <table:table-cell office:value-type="float" office:value="8441.19426846504" calcext:value-type="float">
            <text:p>8441</text:p>
          </table:table-cell>
          <table:table-cell/>
          <table:table-cell office:value-type="float" office:value="0.0312677137553692" calcext:value-type="float">
            <text:p>0.03127</text:p>
          </table:table-cell>
          <table:table-cell office:value-type="float" office:value="0.233795918367347" calcext:value-type="float">
            <text:p>0.233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5adcac8-5aee-443a-bc08-01c06effbf11</text:p>
          </table:table-cell>
          <table:table-cell office:value-type="float" office:value="6508.87806177139" calcext:value-type="float">
            <text:p>6509</text:p>
          </table:table-cell>
          <table:table-cell/>
          <table:table-cell office:value-type="float" office:value="0.0183369964361191" calcext:value-type="float">
            <text:p>0.01834</text:p>
          </table:table-cell>
          <table:table-cell office:value-type="float" office:value="0.304995918367347" calcext:value-type="float">
            <text:p>0.30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2c7de2-65c4-47cc-8bd0-ac6775cf2a1a</text:p>
          </table:table-cell>
          <table:table-cell office:value-type="float" office:value="6528.86815047264" calcext:value-type="float">
            <text:p>6529</text:p>
          </table:table-cell>
          <table:table-cell/>
          <table:table-cell office:value-type="float" office:value="0.0217130370438099" calcext:value-type="float">
            <text:p>0.02171</text:p>
          </table:table-cell>
          <table:table-cell office:value-type="float" office:value="0.295395918367347" calcext:value-type="float">
            <text:p>0.295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5aad491-c758-44c3-a562-5dbffcd54f5b</text:p>
          </table:table-cell>
          <table:table-cell office:value-type="float" office:value="7470.62314391136" calcext:value-type="float">
            <text:p>7471</text:p>
          </table:table-cell>
          <table:table-cell/>
          <table:table-cell office:value-type="float" office:value="0.0306868571788073" calcext:value-type="float">
            <text:p>0.03069</text:p>
          </table:table-cell>
          <table:table-cell office:value-type="float" office:value="0.256995918367347" calcext:value-type="float">
            <text:p>0.257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ae545f-f797-4724-8f96-e197929578c4</text:p>
          </table:table-cell>
          <table:table-cell office:value-type="float" office:value="7526.28864216805" calcext:value-type="float">
            <text:p>7526</text:p>
          </table:table-cell>
          <table:table-cell/>
          <table:table-cell office:value-type="float" office:value="0.0238462202250958" calcext:value-type="float">
            <text:p>0.02385</text:p>
          </table:table-cell>
          <table:table-cell office:value-type="float" office:value="0.252195918367347" calcext:value-type="float">
            <text:p>0.252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9b5dc3-6de0-4b8e-966f-57a8188949e9</text:p>
          </table:table-cell>
          <table:table-cell office:value-type="float" office:value="6866.94568896294" calcext:value-type="float">
            <text:p>6867</text:p>
          </table:table-cell>
          <table:table-cell/>
          <table:table-cell office:value-type="float" office:value="0.0190246365964413" calcext:value-type="float">
            <text:p>0.01902</text:p>
          </table:table-cell>
          <table:table-cell office:value-type="float" office:value="0.306595918367347" calcext:value-type="float">
            <text:p>0.306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4553e58-76be-4103-be9d-4a9701156fb7</text:p>
          </table:table-cell>
          <table:table-cell office:value-type="float" office:value="7278.11259007454" calcext:value-type="float">
            <text:p>7278</text:p>
          </table:table-cell>
          <table:table-cell/>
          <table:table-cell office:value-type="float" office:value="0.0203380342572928" calcext:value-type="float">
            <text:p>0.02034</text:p>
          </table:table-cell>
          <table:table-cell office:value-type="float" office:value="0.309795918367347" calcext:value-type="float">
            <text:p>0.30980</text:p>
          </table:table-cell>
          <table:table-cell/>
          <table:table-cell table:style-name="ce34" office:value-type="string" calcext:value-type="string">
            <text:p>Best</text:p>
          </table:table-cell>
          <table:table-cell table:style-name="ce34" office:value-type="string" calcext:value-type="string">
            <text:p>Worst</text:p>
          </table:table-cell>
          <table:table-cell table:style-name="ce34" office:value-type="string" calcext:value-type="string">
            <text:p>Std. Dev.</text:p>
          </table:table-cell>
        </table:table-row>
        <table:table-row table:style-name="ro1">
          <table:table-cell/>
          <table:table-cell table:style-name="ce84" table:formula="of:=AVERAGE([.B132:.B141])" office:value-type="float" office:value="7032.33198077679" calcext:value-type="float">
            <text:p>7032</text:p>
          </table:table-cell>
          <table:table-cell table:style-name="ce86" table:formula="of:=AVERAGE([.C132:.C141])" office:value-type="string" office:string-value="" calcext:value-type="error">
            <text:p>#DIV/0!</text:p>
          </table:table-cell>
          <table:table-cell table:style-name="Default"/>
          <table:table-cell table:style-name="ce86" table:formula="of:=AVERAGE([.E132:.E141])" office:value-type="float" office:value="0.285235918367347" calcext:value-type="float">
            <text:p>0.28524</text:p>
          </table:table-cell>
          <table:table-cell/>
          <table:table-cell table:style-name="ce28" table:formula="of:=MAX([.E132:.E141])" office:value-type="float" office:value="0.324995918367347" calcext:value-type="float">
            <text:p>0.3250</text:p>
          </table:table-cell>
          <table:table-cell table:style-name="ce28" table:formula="of:=MIN([.E132:.E141])" office:value-type="float" office:value="0.233795918367347" calcext:value-type="float">
            <text:p>0.2338</text:p>
          </table:table-cell>
          <table:table-cell table:style-name="ce28" table:formula="of:=STDEV([.E132:.E141])" office:value-type="float" office:value="0.0292046875993868" calcext:value-type="float">
            <text:p>0.0292</text:p>
          </table:table-cell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34" office:value-type="string" calcext:value-type="string">
            <text:p>EA Fashion-MNIST Target-Size 10 LCMC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UUID</text:p>
          </table:table-cell>
          <table:table-cell table:style-name="Default" office:value-type="string" calcext:value-type="string">
            <text:p>Training Time</text:p>
          </table:table-cell>
          <table:table-cell table:style-name="Default" office:value-type="string" calcext:value-type="string">
            <text:p>LCMC</text:p>
          </table:table-cell>
          <table:table-cell table:style-name="Default" office:value-type="string" calcext:value-type="string">
            <text:p>MSE</text:p>
          </table:table-cell>
          <table:table-cell table:style-name="Default" office:value-type="string" calcext:value-type="string">
            <text:p>Test Set LCM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8c8e8c8-b2cb-4bc2-9837-b28cbb8cd619</text:p>
          </table:table-cell>
          <table:table-cell office:value-type="float" office:value="6468.69254350662" calcext:value-type="float">
            <text:p>6469</text:p>
          </table:table-cell>
          <table:table-cell office:value-type="float" office:value="0.409795918367347" calcext:value-type="float">
            <text:p>0.40980</text:p>
          </table:table-cell>
          <table:table-cell/>
          <table:table-cell office:value-type="float" office:value="0.396995918367347" calcext:value-type="float">
            <text:p>0.397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b40cbcb-12eb-4bb6-b2a8-33923efa965e</text:p>
          </table:table-cell>
          <table:table-cell office:value-type="float" office:value="7372.13759303093" calcext:value-type="float">
            <text:p>7372</text:p>
          </table:table-cell>
          <table:table-cell office:value-type="float" office:value="0.411395918367347" calcext:value-type="float">
            <text:p>0.41140</text:p>
          </table:table-cell>
          <table:table-cell/>
          <table:table-cell office:value-type="float" office:value="0.380995918367347" calcext:value-type="float">
            <text:p>0.38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44cc165-f623-45fa-9643-ddb717ad5269</text:p>
          </table:table-cell>
          <table:table-cell office:value-type="float" office:value="6108.02099084854" calcext:value-type="float">
            <text:p>6108</text:p>
          </table:table-cell>
          <table:table-cell office:value-type="float" office:value="0.352995918367347" calcext:value-type="float">
            <text:p>0.35300</text:p>
          </table:table-cell>
          <table:table-cell/>
          <table:table-cell office:value-type="float" office:value="0.333795918367347" calcext:value-type="float">
            <text:p>0.333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1180f34-f9fb-4c39-bc1e-de1813d2fcc0</text:p>
          </table:table-cell>
          <table:table-cell office:value-type="float" office:value="6310.77589726448" calcext:value-type="float">
            <text:p>6311</text:p>
          </table:table-cell>
          <table:table-cell office:value-type="float" office:value="0.352195918367347" calcext:value-type="float">
            <text:p>0.35220</text:p>
          </table:table-cell>
          <table:table-cell/>
          <table:table-cell office:value-type="float" office:value="0.316995918367347" calcext:value-type="float">
            <text:p>0.317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5a474d5-ad4e-4f62-a173-a76ad86af262</text:p>
          </table:table-cell>
          <table:table-cell office:value-type="float" office:value="6285.88415455818" calcext:value-type="float">
            <text:p>6286</text:p>
          </table:table-cell>
          <table:table-cell office:value-type="float" office:value="0.414595918367347" calcext:value-type="float">
            <text:p>0.41460</text:p>
          </table:table-cell>
          <table:table-cell/>
          <table:table-cell office:value-type="float" office:value="0.406595918367347" calcext:value-type="float">
            <text:p>0.406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1778f6d-21d1-43df-a77c-94e9c3119bcc</text:p>
          </table:table-cell>
          <table:table-cell office:value-type="float" office:value="6532.43947410584" calcext:value-type="float">
            <text:p>6532</text:p>
          </table:table-cell>
          <table:table-cell office:value-type="float" office:value="0.378595918367347" calcext:value-type="float">
            <text:p>0.37860</text:p>
          </table:table-cell>
          <table:table-cell/>
          <table:table-cell office:value-type="float" office:value="0.356195918367347" calcext:value-type="float">
            <text:p>0.356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bd2837-8c1c-4626-a245-e1be88e9d288</text:p>
          </table:table-cell>
          <table:table-cell office:value-type="float" office:value="6175.23312711716" calcext:value-type="float">
            <text:p>6175</text:p>
          </table:table-cell>
          <table:table-cell office:value-type="float" office:value="0.415395918367347" calcext:value-type="float">
            <text:p>0.41540</text:p>
          </table:table-cell>
          <table:table-cell/>
          <table:table-cell office:value-type="float" office:value="0.386595918367347" calcext:value-type="float">
            <text:p>0.386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45e189-3919-47f0-9861-3a301a930b9b</text:p>
          </table:table-cell>
          <table:table-cell office:value-type="float" office:value="6274.85782003403" calcext:value-type="float">
            <text:p>6275</text:p>
          </table:table-cell>
          <table:table-cell office:value-type="float" office:value="0.389795918367347" calcext:value-type="float">
            <text:p>0.38980</text:p>
          </table:table-cell>
          <table:table-cell/>
          <table:table-cell office:value-type="float" office:value="0.384195918367347" calcext:value-type="float">
            <text:p>0.384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ba8c65-9fe5-4d00-8faf-f30222acb98e</text:p>
          </table:table-cell>
          <table:table-cell office:value-type="float" office:value="6497.42746138573" calcext:value-type="float">
            <text:p>6497</text:p>
          </table:table-cell>
          <table:table-cell office:value-type="float" office:value="0.395795918367347" calcext:value-type="float">
            <text:p>0.39580</text:p>
          </table:table-cell>
          <table:table-cell/>
          <table:table-cell office:value-type="float" office:value="0.368995918367347" calcext:value-type="float">
            <text:p>0.369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146b6fc-b4b4-49a7-bbdc-e67f5967b50b</text:p>
          </table:table-cell>
          <table:table-cell office:value-type="float" office:value="6313.93102407455" calcext:value-type="float">
            <text:p>6314</text:p>
          </table:table-cell>
          <table:table-cell office:value-type="float" office:value="0.424195918367347" calcext:value-type="float">
            <text:p>0.42420</text:p>
          </table:table-cell>
          <table:table-cell/>
          <table:table-cell office:value-type="float" office:value="0.389795918367347" calcext:value-type="float">
            <text:p>0.38980</text:p>
          </table:table-cell>
          <table:table-cell/>
          <table:table-cell table:style-name="ce34" office:value-type="string" calcext:value-type="string">
            <text:p>Best</text:p>
          </table:table-cell>
          <table:table-cell table:style-name="ce34" office:value-type="string" calcext:value-type="string">
            <text:p>Worst</text:p>
          </table:table-cell>
          <table:table-cell table:style-name="ce34" office:value-type="string" calcext:value-type="string">
            <text:p>Std. Dev.</text:p>
          </table:table-cell>
        </table:table-row>
        <table:table-row table:style-name="ro1">
          <table:table-cell/>
          <table:table-cell table:style-name="ce84" table:formula="of:=AVERAGE([.B148:.B157])" office:value-type="float" office:value="6433.94000859261" calcext:value-type="float">
            <text:p>6434</text:p>
          </table:table-cell>
          <table:table-cell table:style-name="ce86" table:formula="of:=AVERAGE([.C148:.C157])" office:value-type="float" office:value="0.394475918367347" calcext:value-type="float">
            <text:p>0.39448</text:p>
          </table:table-cell>
          <table:table-cell table:style-name="Default"/>
          <table:table-cell table:style-name="ce86" table:formula="of:=AVERAGE([.E148:.E157])" office:value-type="float" office:value="0.372115918367347" calcext:value-type="float">
            <text:p>0.37212</text:p>
          </table:table-cell>
          <table:table-cell/>
          <table:table-cell table:style-name="ce28" table:formula="of:=MAX([.E148:.E157])" office:value-type="float" office:value="0.406595918367347" calcext:value-type="float">
            <text:p>0.4066</text:p>
          </table:table-cell>
          <table:table-cell table:style-name="ce28" table:formula="of:=MIN([.E148:.E157])" office:value-type="float" office:value="0.316995918367347" calcext:value-type="float">
            <text:p>0.3170</text:p>
          </table:table-cell>
          <table:table-cell table:style-name="ce28" table:formula="of:=STDEV([.E148:.E157])" office:value-type="float" office:value="0.0285282238415846" calcext:value-type="float">
            <text:p>0.0285</text:p>
          </table:table-cell>
        </table:table-row>
      </table:table>
      <table:table table:name="Baseline" table:style-name="ta1"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2" table:number-columns-repeated="4" table:default-cell-style-name="ce30"/>
        <table:table-column table:style-name="co2" table:number-columns-repeated="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default-cell-style-name="Default"/>
        <table:table-row table:style-name="ro1">
          <table:table-cell table:style-name="ce34" office:value-type="string" calcext:value-type="string">
            <text:p>Baseline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4" office:value-type="string" calcext:value-type="string">
            <text:p>Base Baseline MNIST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UUID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Momentum</text:p>
          </table:table-cell>
          <table:table-cell office:value-type="string" calcext:value-type="string" table:number-columns-spanned="4" table:number-rows-spanned="1">
            <text:p>Activations</text:p>
          </table:table-cell>
          <table:covered-table-cell table:number-columns-repeated="3" table:style-name="Default"/>
          <table:table-cell table:style-name="ce30" office:value-type="string" calcext:value-type="string" table:number-columns-spanned="4" table:number-rows-spanned="1">
            <text:p>Dropout Rates</text:p>
          </table:table-cell>
          <table:covered-table-cell table:number-columns-repeated="3"/>
          <table:table-cell office:value-type="string" calcext:value-type="string">
            <text:p>LCMC-Fitness</text:p>
          </table:table-cell>
          <table:table-cell office:value-type="string" calcext:value-type="string">
            <text:p>MSE-Fitness</text:p>
          </table:table-cell>
          <table:table-cell/>
        </table:table-row>
        <table:table-row table:style-name="ro1">
          <table:table-cell office:value-type="string" calcext:value-type="string">
            <text:p>c61e1d86-b786-4b5a-bb9a-8abc4a2db7cb</text:p>
          </table:table-cell>
          <table:table-cell office:value-type="float" office:value="0.0888413961841034" calcext:value-type="float">
            <text:p>0.088841396184103</text:p>
          </table:table-cell>
          <table:table-cell office:value-type="float" office:value="0.0479428701141452" calcext:value-type="float">
            <text:p>0.047942870114145</text:p>
          </table:table-cell>
          <table:table-cell table:number-columns-repeated="3" office:value-type="string" calcext:value-type="string">
            <text:p>relu</text:p>
          </table:table-cell>
          <table:table-cell office:value-type="string" calcext:value-type="string">
            <text:p>tanh</text:p>
          </table:table-cell>
          <table:table-cell office:value-type="float" office:value="0.09772535" calcext:value-type="float">
            <text:p>0.09772535</text:p>
          </table:table-cell>
          <table:table-cell office:value-type="float" office:value="0.04899339" calcext:value-type="float">
            <text:p>0.04899339</text:p>
          </table:table-cell>
          <table:table-cell office:value-type="float" office:value="0.0732452" calcext:value-type="float">
            <text:p>0.0732452</text:p>
          </table:table-cell>
          <table:table-cell office:value-type="float" office:value="0.01061873" calcext:value-type="float">
            <text:p>0.01061873</text:p>
          </table:table-cell>
          <table:table-cell office:value-type="float" office:value="0.075004081632653" calcext:value-type="float">
            <text:p>0.075004081632653</text:p>
          </table:table-cell>
          <table:table-cell office:value-type="float" office:value="0.95993227" calcext:value-type="float">
            <text:p>0.95993227</text:p>
          </table:table-cell>
          <table:table-cell/>
        </table:table-row>
        <table:table-row table:style-name="ro1">
          <table:table-cell office:value-type="string" calcext:value-type="string">
            <text:p>429e110a-ad95-4903-beb6-5c1441815eaa</text:p>
          </table:table-cell>
          <table:table-cell office:value-type="float" office:value="0.00700103029454193" calcext:value-type="float">
            <text:p>0.007001030294542</text:p>
          </table:table-cell>
          <table:table-cell office:value-type="float" office:value="0.0488072856475412" calcext:value-type="float">
            <text:p>0.04880728564754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8740408" calcext:value-type="float">
            <text:p>0.18740408</text:p>
          </table:table-cell>
          <table:table-cell office:value-type="float" office:value="0.20694122" calcext:value-type="float">
            <text:p>0.20694122</text:p>
          </table:table-cell>
          <table:table-cell office:value-type="float" office:value="0.0889423" calcext:value-type="float">
            <text:p>0.0889423</text:p>
          </table:table-cell>
          <table:table-cell office:value-type="float" office:value="0.12665583" calcext:value-type="float">
            <text:p>0.12665583</text:p>
          </table:table-cell>
          <table:table-cell office:value-type="float" office:value="0.312995918367347" calcext:value-type="float">
            <text:p>0.312995918367347</text:p>
          </table:table-cell>
          <table:table-cell office:value-type="float" office:value="0.042667467" calcext:value-type="float">
            <text:p>0.042667467</text:p>
          </table:table-cell>
          <table:table-cell/>
        </table:table-row>
        <table:table-row table:style-name="ro1">
          <table:table-cell office:value-type="string" calcext:value-type="string">
            <text:p>09e3024c-759f-4855-90d0-ef5dc069b9fd</text:p>
          </table:table-cell>
          <table:table-cell office:value-type="float" office:value="0.0409228042362365" calcext:value-type="float">
            <text:p>0.040922804236237</text:p>
          </table:table-cell>
          <table:table-cell office:value-type="float" office:value="0.0723299950597387" calcext:value-type="float">
            <text:p>0.072329995059739</text:p>
          </table:table-cell>
          <table:table-cell table:number-columns-repeated="4" office:value-type="string" calcext:value-type="string">
            <text:p>relu</text:p>
          </table:table-cell>
          <table:table-cell office:value-type="float" office:value="0.17043356" calcext:value-type="float">
            <text:p>0.17043356</text:p>
          </table:table-cell>
          <table:table-cell office:value-type="float" office:value="0.18397484" calcext:value-type="float">
            <text:p>0.18397484</text:p>
          </table:table-cell>
          <table:table-cell office:value-type="float" office:value="0.1750865" calcext:value-type="float">
            <text:p>0.1750865</text:p>
          </table:table-cell>
          <table:table-cell office:value-type="float" office:value="0.04154441" calcext:value-type="float">
            <text:p>0.04154441</text:p>
          </table:table-cell>
          <table:table-cell office:value-type="float" office:value="0.00419591836734701" calcext:value-type="float">
            <text:p>0.004195918367347</text:p>
          </table:table-cell>
          <table:table-cell office:value-type="float" office:value="0.11379513" calcext:value-type="float">
            <text:p>0.11379513</text:p>
          </table:table-cell>
          <table:table-cell/>
        </table:table-row>
        <table:table-row table:style-name="ro1">
          <table:table-cell office:value-type="string" calcext:value-type="string">
            <text:p>b0c0b693-95c6-4e35-a984-f962e4883e12</text:p>
          </table:table-cell>
          <table:table-cell office:value-type="float" office:value="0.0229224846949235" calcext:value-type="float">
            <text:p>0.022922484694924</text:p>
          </table:table-cell>
          <table:table-cell office:value-type="float" office:value="0.0146091870729094" calcext:value-type="float">
            <text:p>0.014609187072909</text:p>
          </table:table-cell>
          <table:table-cell table:number-columns-repeated="2" office:value-type="string" calcext:value-type="string">
            <text:p>sigmoid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igmoid</text:p>
          </table:table-cell>
          <table:table-cell office:value-type="float" office:value="0.01768395" calcext:value-type="float">
            <text:p>0.01768395</text:p>
          </table:table-cell>
          <table:table-cell office:value-type="float" office:value="0.13226638" calcext:value-type="float">
            <text:p>0.13226638</text:p>
          </table:table-cell>
          <table:table-cell office:value-type="float" office:value="0.1031416" calcext:value-type="float">
            <text:p>0.1031416</text:p>
          </table:table-cell>
          <table:table-cell office:value-type="float" office:value="0.2606941" calcext:value-type="float">
            <text:p>0.2606941</text:p>
          </table:table-cell>
          <table:table-cell office:value-type="float" office:value="0.376195918367347" calcext:value-type="float">
            <text:p>0.376195918367347</text:p>
          </table:table-cell>
          <table:table-cell office:value-type="float" office:value="0.012026025" calcext:value-type="float">
            <text:p>0.012026025</text:p>
          </table:table-cell>
          <table:table-cell/>
        </table:table-row>
        <table:table-row table:style-name="ro1">
          <table:table-cell office:value-type="string" calcext:value-type="string">
            <text:p>0441da4c-dffb-49a9-81d9-a05d0b18bd27</text:p>
          </table:table-cell>
          <table:table-cell office:value-type="float" office:value="0.164057426602527" calcext:value-type="float">
            <text:p>0.164057426602527</text:p>
          </table:table-cell>
          <table:table-cell office:value-type="float" office:value="0.0672505963672457" calcext:value-type="float">
            <text:p>0.067250596367246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relu</text:p>
          </table:table-cell>
          <table:table-cell office:value-type="float" office:value="0.14882462" calcext:value-type="float">
            <text:p>0.14882462</text:p>
          </table:table-cell>
          <table:table-cell office:value-type="float" office:value="0.202724" calcext:value-type="float">
            <text:p>0.202724</text:p>
          </table:table-cell>
          <table:table-cell office:value-type="float" office:value="0.12912348" calcext:value-type="float">
            <text:p>0.12912348</text:p>
          </table:table-cell>
          <table:table-cell office:value-type="float" office:value="0.03628858" calcext:value-type="float">
            <text:p>0.03628858</text:p>
          </table:table-cell>
          <table:table-cell office:value-type="float" office:value="0.0254040816326531" calcext:value-type="float">
            <text:p>0.025404081632653</text:p>
          </table:table-cell>
          <table:table-cell office:value-type="float" office:value="0.10995277" calcext:value-type="float">
            <text:p>0.10995277</text:p>
          </table:table-cell>
          <table:table-cell/>
        </table:table-row>
        <table:table-row table:style-name="ro1">
          <table:table-cell office:value-type="string" calcext:value-type="string">
            <text:p>b8f37d4b-c3f9-4f44-ac9c-0c92a4618d6f</text:p>
          </table:table-cell>
          <table:table-cell office:value-type="float" office:value="0.0805840588612395" calcext:value-type="float">
            <text:p>0.08058405886124</text:p>
          </table:table-cell>
          <table:table-cell office:value-type="float" office:value="0.175264276026377" calcext:value-type="float">
            <text:p>0.175264276026377</text:p>
          </table:table-cell>
          <table:table-cell table:number-columns-repeated="3" office:value-type="string" calcext:value-type="string">
            <text:p>tanh</text:p>
          </table:table-cell>
          <table:table-cell office:value-type="string" calcext:value-type="string">
            <text:p>sigmoid</text:p>
          </table:table-cell>
          <table:table-cell office:value-type="float" office:value="0.10981275" calcext:value-type="float">
            <text:p>0.10981275</text:p>
          </table:table-cell>
          <table:table-cell office:value-type="float" office:value="0.09313226" calcext:value-type="float">
            <text:p>0.09313226</text:p>
          </table:table-cell>
          <table:table-cell office:value-type="float" office:value="0.13823443" calcext:value-type="float">
            <text:p>0.13823443</text:p>
          </table:table-cell>
          <table:table-cell office:value-type="float" office:value="0.15963903" calcext:value-type="float">
            <text:p>0.15963903</text:p>
          </table:table-cell>
          <table:table-cell office:value-type="float" office:value="0.213795918367347" calcext:value-type="float">
            <text:p>0.213795918367347</text:p>
          </table:table-cell>
          <table:table-cell office:value-type="float" office:value="0.06815979" calcext:value-type="float">
            <text:p>0.06815979</text:p>
          </table:table-cell>
          <table:table-cell/>
        </table:table-row>
        <table:table-row table:style-name="ro1">
          <table:table-cell office:value-type="string" calcext:value-type="string">
            <text:p>a5a726e2-7f78-458e-a506-225249d30c29</text:p>
          </table:table-cell>
          <table:table-cell office:value-type="float" office:value="0.148454311486517" calcext:value-type="float">
            <text:p>0.148454311486517</text:p>
          </table:table-cell>
          <table:table-cell office:value-type="float" office:value="0.0318955879197894" calcext:value-type="float">
            <text:p>0.031895587919789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0.10309277" calcext:value-type="float">
            <text:p>0.10309277</text:p>
          </table:table-cell>
          <table:table-cell office:value-type="float" office:value="0.16028138" calcext:value-type="float">
            <text:p>0.16028138</text:p>
          </table:table-cell>
          <table:table-cell office:value-type="float" office:value="0.03534934" calcext:value-type="float">
            <text:p>0.03534934</text:p>
          </table:table-cell>
          <table:table-cell office:value-type="float" office:value="0.20697153" calcext:value-type="float">
            <text:p>0.20697153</text:p>
          </table:table-cell>
          <table:table-cell office:value-type="float" office:value="0.00700408163265309" calcext:value-type="float">
            <text:p>0.007004081632653</text:p>
          </table:table-cell>
          <table:table-cell office:value-type="float" office:value="0.85405624" calcext:value-type="float">
            <text:p>0.85405624</text:p>
          </table:table-cell>
          <table:table-cell/>
        </table:table-row>
        <table:table-row table:style-name="ro1">
          <table:table-cell office:value-type="string" calcext:value-type="string">
            <text:p>d208cdfd-a8eb-49eb-9148-ea5ecbc693a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111191346023342" calcext:value-type="float">
            <text:p>0.111191346023342</text:p>
          </table:table-cell>
          <table:table-cell table:number-columns-repeated="2" office:value-type="string" calcext:value-type="string">
            <text:p>tanh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relu</text:p>
          </table:table-cell>
          <table:table-cell office:value-type="float" office:value="0.10598899" calcext:value-type="float">
            <text:p>0.10598899</text:p>
          </table:table-cell>
          <table:table-cell office:value-type="float" office:value="0.13320029" calcext:value-type="float">
            <text:p>0.13320029</text:p>
          </table:table-cell>
          <table:table-cell office:value-type="float" office:value="0.12012232" calcext:value-type="float">
            <text:p>0.12012232</text:p>
          </table:table-cell>
          <table:table-cell office:value-type="float" office:value="0.10867152" calcext:value-type="float">
            <text:p>0.10867152</text:p>
          </table:table-cell>
          <table:table-cell office:value-type="float" office:value="0.012604081632653" calcext:value-type="float">
            <text:p>0.012604081632653</text:p>
          </table:table-cell>
          <table:table-cell office:value-type="float" office:value="0.11188764" calcext:value-type="float">
            <text:p>0.11188764</text:p>
          </table:table-cell>
          <table:table-cell/>
        </table:table-row>
        <table:table-row table:style-name="ro1">
          <table:table-cell office:value-type="string" calcext:value-type="string">
            <text:p>805b8463-b566-4209-8e1c-83f905acb4ba</text:p>
          </table:table-cell>
          <table:table-cell office:value-type="float" office:value="0.00444632157292695" calcext:value-type="float">
            <text:p>0.004446321572927</text:p>
          </table:table-cell>
          <table:table-cell office:value-type="float" office:value="0.148586131633575" calcext:value-type="float">
            <text:p>0.148586131633575</text:p>
          </table:table-cell>
          <table:table-cell office:value-type="string" calcext:value-type="string">
            <text:p>sigmoid</text:p>
          </table:table-cell>
          <table:table-cell table:number-columns-repeated="2"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0.050569" calcext:value-type="float">
            <text:p>0.050569</text:p>
          </table:table-cell>
          <table:table-cell office:value-type="float" office:value="0.06314674" calcext:value-type="float">
            <text:p>0.06314674</text:p>
          </table:table-cell>
          <table:table-cell office:value-type="float" office:value="0.03154802" calcext:value-type="float">
            <text:p>0.03154802</text:p>
          </table:table-cell>
          <table:table-cell office:value-type="float" office:value="0.11466895" calcext:value-type="float">
            <text:p>0.11466895</text:p>
          </table:table-cell>
          <table:table-cell office:value-type="float" office:value="0.023395918367347" calcext:value-type="float">
            <text:p>0.023395918367347</text:p>
          </table:table-cell>
          <table:table-cell office:value-type="float" office:value="0.113384426" calcext:value-type="float">
            <text:p>0.113384426</text:p>
          </table:table-cell>
          <table:table-cell/>
        </table:table-row>
        <table:table-row table:style-name="ro1">
          <table:table-cell table:style-name="ce74" office:value-type="string" calcext:value-type="string">
            <text:p>8073c6b6-7ebb-41be-8fb2-6d14030e97f1</text:p>
          </table:table-cell>
          <table:table-cell table:style-name="ce74" office:value-type="float" office:value="0.105677271862734" calcext:value-type="float">
            <text:p>0.105677271862734</text:p>
          </table:table-cell>
          <table:table-cell table:style-name="ce74" office:value-type="float" office:value="0.141828031303784" calcext:value-type="float">
            <text:p>0.141828031303784</text:p>
          </table:table-cell>
          <table:table-cell table:number-columns-repeated="2" table:style-name="ce40" office:value-type="string" calcext:value-type="string">
            <text:p>relu</text:p>
          </table:table-cell>
          <table:table-cell table:style-name="ce40" office:value-type="string" calcext:value-type="string">
            <text:p>sigmoid</text:p>
          </table:table-cell>
          <table:table-cell table:style-name="ce40" office:value-type="string" calcext:value-type="string">
            <text:p>relu</text:p>
          </table:table-cell>
          <table:table-cell table:style-name="ce74" office:value-type="float" office:value="0.24227548" calcext:value-type="float">
            <text:p>0.24227548</text:p>
          </table:table-cell>
          <table:table-cell table:style-name="ce74" office:value-type="float" office:value="0.01410758" calcext:value-type="float">
            <text:p>0.01410758</text:p>
          </table:table-cell>
          <table:table-cell table:style-name="ce74" office:value-type="float" office:value="0.0589428" calcext:value-type="float">
            <text:p>0.0589428</text:p>
          </table:table-cell>
          <table:table-cell table:style-name="ce74" office:value-type="float" office:value="0.22826119" calcext:value-type="float">
            <text:p>0.22826119</text:p>
          </table:table-cell>
          <table:table-cell table:style-name="ce74" office:value-type="float" office:value="0.057795918367347" calcext:value-type="float">
            <text:p>0.057795918367347</text:p>
          </table:table-cell>
          <table:table-cell table:style-name="ce74" office:value-type="float" office:value="0.10869892" calcext:value-type="float">
            <text:p>0.10869892</text:p>
          </table:table-cell>
          <table:table-cell/>
        </table:table-row>
        <table:table-row table:style-name="ro1">
          <table:table-cell table:style-name="ce74"/>
          <table:table-cell table:style-name="ce75" table:formula="of:=AVERAGE([.B5:.B14])" office:value-type="float" office:value="0.066291710579575" calcext:value-type="float">
            <text:p>0.066291710579575</text:p>
          </table:table-cell>
          <table:table-cell table:style-name="ce75" table:formula="of:=AVERAGE([.C5:.C14])" office:value-type="float" office:value="0.0859705307168448" calcext:value-type="float">
            <text:p>0.085970530716845</text:p>
          </table:table-cell>
          <table:table-cell table:style-name="ce75" table:number-columns-repeated="4"/>
          <table:table-cell table:style-name="ce75" table:formula="of:=AVERAGE([.H5:.H14])" office:value-type="float" office:value="0.123381055" calcext:value-type="float">
            <text:p>0.123381055</text:p>
          </table:table-cell>
          <table:table-cell table:style-name="ce75" table:formula="of:=AVERAGE([.I5:.I14])" office:value-type="float" office:value="0.123876808" calcext:value-type="float">
            <text:p>0.123876808</text:p>
          </table:table-cell>
          <table:table-cell table:style-name="ce75" table:formula="of:=AVERAGE([.J5:.J14])" office:value-type="float" office:value="0.095373599" calcext:value-type="float">
            <text:p>0.095373599</text:p>
          </table:table-cell>
          <table:table-cell table:style-name="ce75" table:formula="of:=AVERAGE([.K5:.K14])" office:value-type="float" office:value="0.129401387" calcext:value-type="float">
            <text:p>0.129401387</text:p>
          </table:table-cell>
          <table:table-cell table:style-name="ce75" table:formula="of:=AVERAGE([.L5:.L14])" office:value-type="float" office:value="0.110839183673469" calcext:value-type="float">
            <text:p>0.110839183673469</text:p>
          </table:table-cell>
          <table:table-cell table:style-name="ce75" table:formula="of:=AVERAGE([.M5:.M14])" office:value-type="float" office:value="0.2494560678" calcext:value-type="float">
            <text:p>0.2494560678</text:p>
          </table:table-cell>
          <table:table-cell table:style-name="ce87" office:value-type="string" calcext:value-type="string">
            <text:p>Average</text:p>
          </table:table-cell>
        </table:table-row>
        <table:table-row table:style-name="ro1">
          <table:table-cell/>
          <table:table-cell table:style-name="ce34" table:number-columns-repeated="10"/>
          <table:table-cell table:style-name="ce34" table:formula="of:=MIN([.L5:.L14])" office:value-type="float" office:value="0.00419591836734701" calcext:value-type="float">
            <text:p>0.004195918367347</text:p>
          </table:table-cell>
          <table:table-cell table:style-name="ce77" table:formula="of:=MAX([.M5:.M14])" office:value-type="float" office:value="0.95993227" calcext:value-type="float">
            <text:p>0.95993227</text:p>
          </table:table-cell>
          <table:table-cell table:style-name="ce87" office:value-type="string" calcext:value-type="string">
            <text:p>Worst</text:p>
          </table:table-cell>
        </table:table-row>
        <table:table-row table:style-name="ro1">
          <table:table-cell/>
          <table:table-cell table:style-name="ce34" table:number-columns-repeated="10"/>
          <table:table-cell table:style-name="ce34" table:formula="of:=MAX([.L5:.L14])" office:value-type="float" office:value="0.376195918367347" calcext:value-type="float">
            <text:p>0.376195918367347</text:p>
          </table:table-cell>
          <table:table-cell table:style-name="ce34" table:formula="of:=MIN([.M5:.M14])" office:value-type="float" office:value="0.012026025" calcext:value-type="float">
            <text:p>0.012026025</text:p>
          </table:table-cell>
          <table:table-cell table:style-name="ce87" office:value-type="string" calcext:value-type="string">
            <text:p>Best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ce34" office:value-type="string" calcext:value-type="string">
            <text:p>Std. Dev.</text:p>
          </table:table-cell>
          <table:table-cell/>
          <table:table-cell table:style-name="ce34" office:value-type="string" calcext:value-type="string">
            <text:p>sigmoid</text:p>
          </table:table-cell>
          <table:table-cell table:style-name="ce34" office:value-type="string" calcext:value-type="string">
            <text:p>relu</text:p>
          </table:table-cell>
          <table:table-cell table:style-name="ce34" office:value-type="string" calcext:value-type="string">
            <text:p>tanh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ce28" table:formula="of:=STDEV([.L5:.L14])" office:value-type="float" office:value="0.138535797545053" calcext:value-type="float">
            <text:p>0.1385</text:p>
          </table:table-cell>
          <table:table-cell/>
          <table:table-cell table:style-name="ce76" table:formula="of:=COUNTIF([.D5:.G14];&quot;=sigmoid&quot;)" office:value-type="float" office:value="10" calcext:value-type="float">
            <text:p>10</text:p>
          </table:table-cell>
          <table:table-cell table:style-name="ce76" table:formula="of:=COUNTIF([.D5:.G14];&quot;=relu&quot;)" office:value-type="float" office:value="17" calcext:value-type="float">
            <text:p>17</text:p>
          </table:table-cell>
          <table:table-cell table:style-name="ce76" table:formula="of:=COUNTIF([.D5:.G14];&quot;=tanh&quot;)" office:value-type="float" office:value="13" calcext:value-type="float">
            <text:p>13</text:p>
          </table:table-cell>
          <table:table-cell table:formula="of:=SUM([.K20:.M20])"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3"/>
          <table:table-cell table:style-name="ce45" table:formula="of:=[.K20]/COUNTA([.D5:.G14])" office:value-type="percentage" office:value="0.25" calcext:value-type="percentage">
            <text:p>25.00%</text:p>
          </table:table-cell>
          <table:table-cell table:style-name="ce45" table:formula="of:=[.L20]/COUNTA([.D5:.G14])" office:value-type="percentage" office:value="0.425" calcext:value-type="percentage">
            <text:p>42.50%</text:p>
          </table:table-cell>
          <table:table-cell table:style-name="ce45" table:formula="of:=[.M20]/COUNTA([.D5:.G14])" office:value-type="percentage" office:value="0.325" calcext:value-type="percentage">
            <text:p>32.50%</text:p>
          </table:table-cell>
          <table:table-cell table:style-name="ce45" table:formula="of:=SUM([.K21:.M21])" office:value-type="percentage" office:value="1" calcext:value-type="percentage">
            <text:p>100.00%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4" office:value-type="string" calcext:value-type="string">
            <text:p>Base Baseline Fashion-MNIST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UUID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Momentum</text:p>
          </table:table-cell>
          <table:table-cell office:value-type="string" calcext:value-type="string" table:number-columns-spanned="4" table:number-rows-spanned="1">
            <text:p>Activations</text:p>
          </table:table-cell>
          <table:covered-table-cell table:number-columns-repeated="3" table:style-name="Default"/>
          <table:table-cell table:style-name="ce30" office:value-type="string" calcext:value-type="string" table:number-columns-spanned="4" table:number-rows-spanned="1">
            <text:p>Dropout Rates</text:p>
          </table:table-cell>
          <table:covered-table-cell table:number-columns-repeated="3"/>
          <table:table-cell office:value-type="string" calcext:value-type="string">
            <text:p>LCMC-Fitness</text:p>
          </table:table-cell>
          <table:table-cell office:value-type="string" calcext:value-type="string">
            <text:p>MSE-Fitness</text:p>
          </table:table-cell>
          <table:table-cell/>
        </table:table-row>
        <table:table-row table:style-name="ro1">
          <table:table-cell office:value-type="string" calcext:value-type="string">
            <text:p>201f019b-e8a8-434c-8c7e-39bbd554a2d7</text:p>
          </table:table-cell>
          <table:table-cell office:value-type="float" office:value="0.200389309366673" calcext:value-type="float">
            <text:p>0.200389309366673</text:p>
          </table:table-cell>
          <table:table-cell office:value-type="float" office:value="0.250076845094253" calcext:value-type="float">
            <text:p>0.250076845094253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0.06366665" calcext:value-type="float">
            <text:p>0.06366665</text:p>
          </table:table-cell>
          <table:table-cell office:value-type="float" office:value="0.09648367" calcext:value-type="float">
            <text:p>0.09648367</text:p>
          </table:table-cell>
          <table:table-cell office:value-type="float" office:value="0.11264568" calcext:value-type="float">
            <text:p>0.11264568</text:p>
          </table:table-cell>
          <table:table-cell office:value-type="float" office:value="0.08959374" calcext:value-type="float">
            <text:p>0.08959374</text:p>
          </table:table-cell>
          <table:table-cell office:value-type="float" office:value="0.0678040816326531" calcext:value-type="float">
            <text:p>0.067804081632653</text:p>
          </table:table-cell>
          <table:table-cell office:value-type="float" office:value="0.2099706" calcext:value-type="float">
            <text:p>0.2099706</text:p>
          </table:table-cell>
          <table:table-cell/>
        </table:table-row>
        <table:table-row table:style-name="ro1">
          <table:table-cell office:value-type="string" calcext:value-type="string">
            <text:p>0bfd92a4-1611-4e65-b578-8efb63fc446c</text:p>
          </table:table-cell>
          <table:table-cell office:value-type="float" office:value="0.114827639705713" calcext:value-type="float">
            <text:p>0.114827639705713</text:p>
          </table:table-cell>
          <table:table-cell office:value-type="float" office:value="0.0328591830252909" calcext:value-type="float">
            <text:p>0.032859183025291</text:p>
          </table:table-cell>
          <table:table-cell table:number-columns-repeated="3" office:value-type="string" calcext:value-type="string">
            <text:p>sigmoid</text:p>
          </table:table-cell>
          <table:table-cell office:value-type="string" calcext:value-type="string">
            <text:p>tanh</text:p>
          </table:table-cell>
          <table:table-cell office:value-type="float" office:value="0.09932636" calcext:value-type="float">
            <text:p>0.09932636</text:p>
          </table:table-cell>
          <table:table-cell office:value-type="float" office:value="0.03123983" calcext:value-type="float">
            <text:p>0.03123983</text:p>
          </table:table-cell>
          <table:table-cell office:value-type="float" office:value="0.01652102" calcext:value-type="float">
            <text:p>0.01652102</text:p>
          </table:table-cell>
          <table:table-cell office:value-type="float" office:value="0.04649955" calcext:value-type="float">
            <text:p>0.04649955</text:p>
          </table:table-cell>
          <table:table-cell office:value-type="float" office:value="0.132195918367347" calcext:value-type="float">
            <text:p>0.132195918367347</text:p>
          </table:table-cell>
          <table:table-cell office:value-type="float" office:value="0.62750983" calcext:value-type="float">
            <text:p>0.62750983</text:p>
          </table:table-cell>
          <table:table-cell/>
        </table:table-row>
        <table:table-row table:style-name="ro1">
          <table:table-cell office:value-type="string" calcext:value-type="string">
            <text:p>e4cc870a-6d02-4125-a9e9-fa98d9af4b4d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164479809499996" calcext:value-type="float">
            <text:p>0.164479809499996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0.14160698" calcext:value-type="float">
            <text:p>0.14160698</text:p>
          </table:table-cell>
          <table:table-cell office:value-type="float" office:value="0.11619418" calcext:value-type="float">
            <text:p>0.11619418</text:p>
          </table:table-cell>
          <table:table-cell office:value-type="float" office:value="0.1007898" calcext:value-type="float">
            <text:p>0.1007898</text:p>
          </table:table-cell>
          <table:table-cell office:value-type="float" office:value="0.05456834" calcext:value-type="float">
            <text:p>0.05456834</text:p>
          </table:table-cell>
          <table:table-cell office:value-type="float" office:value="0.0825959183673469" calcext:value-type="float">
            <text:p>0.082595918367347</text:p>
          </table:table-cell>
          <table:table-cell office:value-type="float" office:value="0.5974704" calcext:value-type="float">
            <text:p>0.5974704</text:p>
          </table:table-cell>
          <table:table-cell/>
        </table:table-row>
        <table:table-row table:style-name="ro1">
          <table:table-cell office:value-type="string" calcext:value-type="string">
            <text:p>d41f170c-f864-4cdd-853d-b03c7a8449e4</text:p>
          </table:table-cell>
          <table:table-cell office:value-type="float" office:value="0.0677880387494495" calcext:value-type="float">
            <text:p>0.06778803874945</text:p>
          </table:table-cell>
          <table:table-cell office:value-type="float" office:value="0.0941600539527211" calcext:value-type="float">
            <text:p>0.094160053952721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tanh</text:p>
          </table:table-cell>
          <table:table-cell office:value-type="float" office:value="0.02207172" calcext:value-type="float">
            <text:p>0.02207172</text:p>
          </table:table-cell>
          <table:table-cell office:value-type="float" office:value="0.08627637" calcext:value-type="float">
            <text:p>0.08627637</text:p>
          </table:table-cell>
          <table:table-cell office:value-type="float" office:value="0.14874283" calcext:value-type="float">
            <text:p>0.14874283</text:p>
          </table:table-cell>
          <table:table-cell office:value-type="float" office:value="0.01" calcext:value-type="float">
            <text:p>0.01</text:p>
          </table:table-cell>
          <table:table-cell office:value-type="float" office:value="0.020604081632653" calcext:value-type="float">
            <text:p>0.020604081632653</text:p>
          </table:table-cell>
          <table:table-cell office:value-type="float" office:value="0.6429843" calcext:value-type="float">
            <text:p>0.6429843</text:p>
          </table:table-cell>
          <table:table-cell/>
        </table:table-row>
        <table:table-row table:style-name="ro1">
          <table:table-cell office:value-type="string" calcext:value-type="string">
            <text:p>ab05b62f-87c0-441c-88b9-edb01f303a6a</text:p>
          </table:table-cell>
          <table:table-cell office:value-type="float" office:value="0.0269484613924781" calcext:value-type="float">
            <text:p>0.026948461392478</text:p>
          </table:table-cell>
          <table:table-cell office:value-type="float" office:value="0.16307528377544" calcext:value-type="float">
            <text:p>0.16307528377544</text:p>
          </table:table-cell>
          <table:table-cell table:number-columns-repeated="3"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0.0248921" calcext:value-type="float">
            <text:p>0.0248921</text:p>
          </table:table-cell>
          <table:table-cell office:value-type="float" office:value="0.10163764" calcext:value-type="float">
            <text:p>0.10163764</text:p>
          </table:table-cell>
          <table:table-cell office:value-type="float" office:value="0.09544128" calcext:value-type="float">
            <text:p>0.09544128</text:p>
          </table:table-cell>
          <table:table-cell office:value-type="float" office:value="0.07139913" calcext:value-type="float">
            <text:p>0.07139913</text:p>
          </table:table-cell>
          <table:table-cell office:value-type="float" office:value="0.0353959183673469" calcext:value-type="float">
            <text:p>0.035395918367347</text:p>
          </table:table-cell>
          <table:table-cell office:value-type="float" office:value="0.20821914" calcext:value-type="float">
            <text:p>0.20821914</text:p>
          </table:table-cell>
          <table:table-cell/>
        </table:table-row>
        <table:table-row table:style-name="ro1">
          <table:table-cell office:value-type="string" calcext:value-type="string">
            <text:p>37acd002-d739-45cb-a6a4-b6a0a1ddbd37</text:p>
          </table:table-cell>
          <table:table-cell office:value-type="float" office:value="0.107317511400261" calcext:value-type="float">
            <text:p>0.107317511400261</text:p>
          </table:table-cell>
          <table:table-cell office:value-type="float" office:value="0.121296278613035" calcext:value-type="float">
            <text:p>0.121296278613035</text:p>
          </table:table-cell>
          <table:table-cell table:number-columns-repeated="2" office:value-type="string" calcext:value-type="string">
            <text:p>relu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float" office:value="0.09475142" calcext:value-type="float">
            <text:p>0.09475142</text:p>
          </table:table-cell>
          <table:table-cell office:value-type="float" office:value="0.19091395" calcext:value-type="float">
            <text:p>0.19091395</text:p>
          </table:table-cell>
          <table:table-cell office:value-type="float" office:value="0.01" calcext:value-type="float">
            <text:p>0.01</text:p>
          </table:table-cell>
          <table:table-cell office:value-type="float" office:value="0.30088679" calcext:value-type="float">
            <text:p>0.30088679</text:p>
          </table:table-cell>
          <table:table-cell office:value-type="float" office:value="0.0174040816326531" calcext:value-type="float">
            <text:p>0.017404081632653</text:p>
          </table:table-cell>
          <table:table-cell office:value-type="float" office:value="0.20805208" calcext:value-type="float">
            <text:p>0.20805208</text:p>
          </table:table-cell>
          <table:table-cell/>
        </table:table-row>
        <table:table-row table:style-name="ro1">
          <table:table-cell office:value-type="string" calcext:value-type="string">
            <text:p>f926a60d-4438-42fb-b4bd-0e9bd25b12cd</text:p>
          </table:table-cell>
          <table:table-cell office:value-type="float" office:value="0.13296197017815" calcext:value-type="float">
            <text:p>0.13296197017815</text:p>
          </table:table-cell>
          <table:table-cell office:value-type="float" office:value="0.184034196886237" calcext:value-type="float">
            <text:p>0.184034196886237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tanh</text:p>
          </table:table-cell>
          <table:table-cell office:value-type="float" office:value="0.11906397" calcext:value-type="float">
            <text:p>0.11906397</text:p>
          </table:table-cell>
          <table:table-cell office:value-type="float" office:value="0.15335049" calcext:value-type="float">
            <text:p>0.15335049</text:p>
          </table:table-cell>
          <table:table-cell office:value-type="float" office:value="0.01646147" calcext:value-type="float">
            <text:p>0.01646147</text:p>
          </table:table-cell>
          <table:table-cell office:value-type="float" office:value="0.11042703" calcext:value-type="float">
            <text:p>0.11042703</text:p>
          </table:table-cell>
          <table:table-cell office:value-type="float" office:value="0.0214040816326531" calcext:value-type="float">
            <text:p>0.021404081632653</text:p>
          </table:table-cell>
          <table:table-cell office:value-type="float" office:value="0.63399523" calcext:value-type="float">
            <text:p>0.63399523</text:p>
          </table:table-cell>
          <table:table-cell/>
        </table:table-row>
        <table:table-row table:style-name="ro1">
          <table:table-cell office:value-type="string" calcext:value-type="string">
            <text:p>fc256d71-d86d-446b-8d13-13469d18601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164200765678801" calcext:value-type="float">
            <text:p>0.164200765678801</text:p>
          </table:table-cell>
          <table:table-cell table:number-columns-repeated="3"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01" calcext:value-type="float">
            <text:p>0.01</text:p>
          </table:table-cell>
          <table:table-cell office:value-type="float" office:value="0.05952881" calcext:value-type="float">
            <text:p>0.0595288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215395918367347" calcext:value-type="float">
            <text:p>0.215395918367347</text:p>
          </table:table-cell>
          <table:table-cell office:value-type="float" office:value="0.23396675" calcext:value-type="float">
            <text:p>0.23396675</text:p>
          </table:table-cell>
          <table:table-cell/>
        </table:table-row>
        <table:table-row table:style-name="ro1">
          <table:table-cell office:value-type="string" calcext:value-type="string">
            <text:p>295927ff-4417-441e-a4ef-4e2fd4375650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53049354661824" calcext:value-type="float">
            <text:p>0.053049354661824</text:p>
          </table:table-cell>
          <table:table-cell table:number-columns-repeated="2" office:value-type="string" calcext:value-type="string">
            <text:p>tanh</text:p>
          </table:table-cell>
          <table:table-cell table:number-columns-repeated="2" office:value-type="string" calcext:value-type="string">
            <text:p>relu</text:p>
          </table:table-cell>
          <table:table-cell office:value-type="float" office:value="0.20866644" calcext:value-type="float">
            <text:p>0.20866644</text:p>
          </table:table-cell>
          <table:table-cell office:value-type="float" office:value="0.05384154" calcext:value-type="float">
            <text:p>0.05384154</text:p>
          </table:table-cell>
          <table:table-cell office:value-type="float" office:value="0.08655786" calcext:value-type="float">
            <text:p>0.08655786</text:p>
          </table:table-cell>
          <table:table-cell office:value-type="float" office:value="0.08510844" calcext:value-type="float">
            <text:p>0.08510844</text:p>
          </table:table-cell>
          <table:table-cell office:value-type="float" office:value="0.031804081632653" calcext:value-type="float">
            <text:p>0.031804081632653</text:p>
          </table:table-cell>
          <table:table-cell office:value-type="float" office:value="0.2109651" calcext:value-type="float">
            <text:p>0.2109651</text:p>
          </table:table-cell>
          <table:table-cell/>
        </table:table-row>
        <table:table-row table:style-name="ro1">
          <table:table-cell office:value-type="string" calcext:value-type="string">
            <text:p>5df42f12-99ec-4cb3-a8dc-48cca058e982</text:p>
          </table:table-cell>
          <table:table-cell office:value-type="float" office:value="0.129437393173333" calcext:value-type="float">
            <text:p>0.129437393173333</text:p>
          </table:table-cell>
          <table:table-cell office:value-type="float" office:value="0.154541468210631" calcext:value-type="float">
            <text:p>0.154541468210631</text:p>
          </table:table-cell>
          <table:table-cell table:number-columns-repeated="3" office:value-type="string" calcext:value-type="string">
            <text:p>sigmoid</text:p>
          </table:table-cell>
          <table:table-cell office:value-type="string" calcext:value-type="string">
            <text:p>tanh</text:p>
          </table:table-cell>
          <table:table-cell office:value-type="float" office:value="0.18707593" calcext:value-type="float">
            <text:p>0.18707593</text:p>
          </table:table-cell>
          <table:table-cell office:value-type="float" office:value="0.02907865" calcext:value-type="float">
            <text:p>0.02907865</text:p>
          </table:table-cell>
          <table:table-cell office:value-type="float" office:value="0.1181944" calcext:value-type="float">
            <text:p>0.1181944</text:p>
          </table:table-cell>
          <table:table-cell office:value-type="float" office:value="0.07778406" calcext:value-type="float">
            <text:p>0.07778406</text:p>
          </table:table-cell>
          <table:table-cell office:value-type="float" office:value="0.0158040816326531" calcext:value-type="float">
            <text:p>0.015804081632653</text:p>
          </table:table-cell>
          <table:table-cell office:value-type="float" office:value="0.6359848" calcext:value-type="float">
            <text:p>0.6359848</text:p>
          </table:table-cell>
          <table:table-cell/>
        </table:table-row>
        <table:table-row table:style-name="ro1">
          <table:table-cell table:style-name="ce74"/>
          <table:table-cell table:style-name="ce75" table:formula="of:=AVERAGE([.B27:.B36])" office:value-type="float" office:value="0.0779700323966058" calcext:value-type="float">
            <text:p>0.077970032396606</text:p>
          </table:table-cell>
          <table:table-cell table:style-name="ce75" table:formula="of:=AVERAGE([.C27:.C36])" office:value-type="float" office:value="0.138177323939823" calcext:value-type="float">
            <text:p>0.138177323939823</text:p>
          </table:table-cell>
          <table:table-cell table:style-name="ce75" table:number-columns-repeated="4"/>
          <table:table-cell table:style-name="ce75" table:formula="of:=AVERAGE([.H27:.H36])" office:value-type="float" office:value="0.097112157" calcext:value-type="float">
            <text:p>0.097112157</text:p>
          </table:table-cell>
          <table:table-cell table:style-name="ce75" table:formula="of:=AVERAGE([.I27:.I36])" office:value-type="float" office:value="0.091854513" calcext:value-type="float">
            <text:p>0.091854513</text:p>
          </table:table-cell>
          <table:table-cell table:style-name="ce75" table:formula="of:=AVERAGE([.J27:.J36])" office:value-type="float" office:value="0.071535434" calcext:value-type="float">
            <text:p>0.071535434</text:p>
          </table:table-cell>
          <table:table-cell table:style-name="ce75" table:formula="of:=AVERAGE([.K27:.K36])" office:value-type="float" office:value="0.085626708" calcext:value-type="float">
            <text:p>0.085626708</text:p>
          </table:table-cell>
          <table:table-cell table:style-name="ce75" table:formula="of:=AVERAGE([.L27:.L36])" office:value-type="float" office:value="0.0640408163265306" calcext:value-type="float">
            <text:p>0.064040816326531</text:p>
          </table:table-cell>
          <table:table-cell table:style-name="ce75" table:formula="of:=AVERAGE([.M27:.M36])" office:value-type="float" office:value="0.420911823" calcext:value-type="float">
            <text:p>0.420911823</text:p>
          </table:table-cell>
          <table:table-cell table:style-name="ce87" office:value-type="string" calcext:value-type="string">
            <text:p>Average</text:p>
          </table:table-cell>
        </table:table-row>
        <table:table-row table:style-name="ro1">
          <table:table-cell/>
          <table:table-cell table:style-name="ce34" table:number-columns-repeated="10"/>
          <table:table-cell table:style-name="ce34" table:formula="of:=MIN([.L27:.L36])" office:value-type="float" office:value="0.0158040816326531" calcext:value-type="float">
            <text:p>0.015804081632653</text:p>
          </table:table-cell>
          <table:table-cell table:style-name="ce77" table:formula="of:=MAX([.M27:.M36])" office:value-type="float" office:value="0.6429843" calcext:value-type="float">
            <text:p>0.6429843</text:p>
          </table:table-cell>
          <table:table-cell table:style-name="ce87" office:value-type="string" calcext:value-type="string">
            <text:p>Worst</text:p>
          </table:table-cell>
        </table:table-row>
        <table:table-row table:style-name="ro1">
          <table:table-cell/>
          <table:table-cell table:style-name="ce34" table:number-columns-repeated="10"/>
          <table:table-cell table:style-name="ce34" table:formula="of:=MAX([.L27:.L36])" office:value-type="float" office:value="0.215395918367347" calcext:value-type="float">
            <text:p>0.215395918367347</text:p>
          </table:table-cell>
          <table:table-cell table:style-name="ce34" table:formula="of:=MIN([.M27:.M36])" office:value-type="float" office:value="0.20805208" calcext:value-type="float">
            <text:p>0.20805208</text:p>
          </table:table-cell>
          <table:table-cell table:style-name="ce87" office:value-type="string" calcext:value-type="string">
            <text:p>Best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ce34" office:value-type="string" calcext:value-type="string">
            <text:p>Std. Dev.</text:p>
          </table:table-cell>
          <table:table-cell/>
          <table:table-cell table:style-name="ce34" office:value-type="string" calcext:value-type="string">
            <text:p>sigmoid</text:p>
          </table:table-cell>
          <table:table-cell table:style-name="ce34" office:value-type="string" calcext:value-type="string">
            <text:p>relu</text:p>
          </table:table-cell>
          <table:table-cell table:style-name="ce34" office:value-type="string" calcext:value-type="string">
            <text:p>tanh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ce28" table:formula="of:=STDEV([.L27:.L36])" office:value-type="float" office:value="0.0649598891037658" calcext:value-type="float">
            <text:p>0.0650</text:p>
          </table:table-cell>
          <table:table-cell/>
          <table:table-cell table:style-name="ce76" table:formula="of:=COUNTIF([.D27:.G36];&quot;=sigmoid&quot;)" office:value-type="float" office:value="11" calcext:value-type="float">
            <text:p>11</text:p>
          </table:table-cell>
          <table:table-cell table:style-name="ce76" table:formula="of:=COUNTIF([.D27:.G36];&quot;=relu&quot;)" office:value-type="float" office:value="14" calcext:value-type="float">
            <text:p>14</text:p>
          </table:table-cell>
          <table:table-cell table:style-name="ce76" table:formula="of:=COUNTIF([.D27:.G36];&quot;=tanh&quot;)" office:value-type="float" office:value="15" calcext:value-type="float">
            <text:p>15</text:p>
          </table:table-cell>
          <table:table-cell table:formula="of:=SUM([.K42:.M42])"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3"/>
          <table:table-cell table:style-name="ce45" table:formula="of:=[.K42]/COUNTA([.D27:.G36])" office:value-type="percentage" office:value="0.275" calcext:value-type="percentage">
            <text:p>27.50%</text:p>
          </table:table-cell>
          <table:table-cell table:style-name="ce45" table:formula="of:=[.L42]/COUNTA([.D27:.G36])" office:value-type="percentage" office:value="0.35" calcext:value-type="percentage">
            <text:p>35.00%</text:p>
          </table:table-cell>
          <table:table-cell table:style-name="ce45" table:formula="of:=[.M42]/COUNTA([.D27:.G36])" office:value-type="percentage" office:value="0.375" calcext:value-type="percentage">
            <text:p>37.50%</text:p>
          </table:table-cell>
          <table:table-cell table:style-name="ce45" table:formula="of:=SUM([.K43:.M43])" office:value-type="percentage" office:value="1" calcext:value-type="percentage">
            <text:p>100.00%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4" office:value-type="string" calcext:value-type="string">
            <text:p>Baseline YPMSD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UUID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Momentum</text:p>
          </table:table-cell>
          <table:table-cell office:value-type="string" calcext:value-type="string" table:number-columns-spanned="4" table:number-rows-spanned="1">
            <text:p>Activations</text:p>
          </table:table-cell>
          <table:covered-table-cell table:number-columns-repeated="3" table:style-name="Default"/>
          <table:table-cell table:style-name="ce30" office:value-type="string" calcext:value-type="string" table:number-columns-spanned="4" table:number-rows-spanned="1">
            <text:p>Dropout Rates</text:p>
          </table:table-cell>
          <table:covered-table-cell table:number-columns-repeated="3"/>
          <table:table-cell office:value-type="string" calcext:value-type="string">
            <text:p>LCMC-Fitness</text:p>
          </table:table-cell>
          <table:table-cell office:value-type="string" calcext:value-type="string">
            <text:p>MSE-Fitness</text:p>
          </table:table-cell>
          <table:table-cell/>
        </table:table-row>
        <table:table-row table:style-name="ro1">
          <table:table-cell office:value-type="string" calcext:value-type="string">
            <text:p>c125ee2a-cadb-4f34-8966-9bc6e3f15f0a</text:p>
          </table:table-cell>
          <table:table-cell office:value-type="float" office:value="0.0913641090810693" calcext:value-type="float">
            <text:p>0.091364109081069</text:p>
          </table:table-cell>
          <table:table-cell office:value-type="float" office:value="0.163969051007263" calcext:value-type="float">
            <text:p>0.163969051007263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inear</text:p>
          </table:table-cell>
          <table:table-cell office:value-type="float" office:value="0.2321854" calcext:value-type="float">
            <text:p>0.2321854</text:p>
          </table:table-cell>
          <table:table-cell office:value-type="float" office:value="0.12266415" calcext:value-type="float">
            <text:p>0.12266415</text:p>
          </table:table-cell>
          <table:table-cell office:value-type="float" office:value="0.22625824" calcext:value-type="float">
            <text:p>0.22625824</text:p>
          </table:table-cell>
          <table:table-cell office:value-type="float" office:value="0.07011476" calcext:value-type="float">
            <text:p>0.07011476</text:p>
          </table:table-cell>
          <table:table-cell office:value-type="float" office:value="0.092195918367347" calcext:value-type="float">
            <text:p>0.092195918367347</text:p>
          </table:table-cell>
          <table:table-cell office:value-type="float" office:value="281068.25" calcext:value-type="float">
            <text:p>281068.25</text:p>
          </table:table-cell>
          <table:table-cell/>
        </table:table-row>
        <table:table-row table:style-name="ro1">
          <table:table-cell office:value-type="string" calcext:value-type="string">
            <text:p>f4cb6e0e-3a03-4f07-8045-60757d221797</text:p>
          </table:table-cell>
          <table:table-cell office:value-type="float" office:value="0.0569470443821161" calcext:value-type="float">
            <text:p>0.056947044382116</text:p>
          </table:table-cell>
          <table:table-cell office:value-type="float" office:value="0.0670657704436327" calcext:value-type="float">
            <text:p>0.067065770443633</text:p>
          </table:table-cell>
          <table:table-cell table:number-columns-repeated="2" office:value-type="string" calcext:value-type="string">
            <text:p>sigmoid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inear</text:p>
          </table:table-cell>
          <table:table-cell office:value-type="float" office:value="0.03263686" calcext:value-type="float">
            <text:p>0.03263686</text:p>
          </table:table-cell>
          <table:table-cell office:value-type="float" office:value="0.04988722" calcext:value-type="float">
            <text:p>0.04988722</text:p>
          </table:table-cell>
          <table:table-cell office:value-type="float" office:value="0.07360102" calcext:value-type="float">
            <text:p>0.07360102</text:p>
          </table:table-cell>
          <table:table-cell office:value-type="float" office:value="0.11160729" calcext:value-type="float">
            <text:p>0.11160729</text:p>
          </table:table-cell>
          <table:table-cell office:value-type="float" office:value="0.0753959183673469" calcext:value-type="float">
            <text:p>0.075395918367347</text:p>
          </table:table-cell>
          <table:table-cell office:value-type="float" office:value="91928.57" calcext:value-type="float">
            <text:p>91928.57</text:p>
          </table:table-cell>
          <table:table-cell/>
        </table:table-row>
        <table:table-row table:style-name="ro1">
          <table:table-cell office:value-type="string" calcext:value-type="string">
            <text:p>0deebdf1-6737-4895-8c3b-884c7d8b3df8</text:p>
          </table:table-cell>
          <table:table-cell office:value-type="float" office:value="0.0814898939715322" calcext:value-type="float">
            <text:p>0.081489893971532</text:p>
          </table:table-cell>
          <table:table-cell office:value-type="float" office:value="0.245894601430821" calcext:value-type="float">
            <text:p>0.245894601430821</text:p>
          </table:table-cell>
          <table:table-cell table:number-columns-repeated="2" office:value-type="string" calcext:value-type="string">
            <text:p>sigmoid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inear</text:p>
          </table:table-cell>
          <table:table-cell office:value-type="float" office:value="0.01157414" calcext:value-type="float">
            <text:p>0.01157414</text:p>
          </table:table-cell>
          <table:table-cell office:value-type="float" office:value="0.14895639" calcext:value-type="float">
            <text:p>0.14895639</text:p>
          </table:table-cell>
          <table:table-cell office:value-type="float" office:value="0.08334618" calcext:value-type="float">
            <text:p>0.08334618</text:p>
          </table:table-cell>
          <table:table-cell office:value-type="float" office:value="0.17699568" calcext:value-type="float">
            <text:p>0.17699568</text:p>
          </table:table-cell>
          <table:table-cell office:value-type="float" office:value="0.0593959183673469" calcext:value-type="float">
            <text:p>0.059395918367347</text:p>
          </table:table-cell>
          <table:table-cell office:value-type="float" office:value="263004.06" calcext:value-type="float">
            <text:p>263004.06</text:p>
          </table:table-cell>
          <table:table-cell/>
        </table:table-row>
        <table:table-row table:style-name="ro1">
          <table:table-cell office:value-type="string" calcext:value-type="string">
            <text:p>07c019cf-0693-423b-8cf9-535845a6f557</text:p>
          </table:table-cell>
          <table:table-cell office:value-type="float" office:value="0.11497281231323" calcext:value-type="float">
            <text:p>0.11497281231323</text:p>
          </table:table-cell>
          <table:table-cell office:value-type="float" office:value="0.155763748926574" calcext:value-type="float">
            <text:p>0.155763748926574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inear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7184326" calcext:value-type="float">
            <text:p>0.17184326</text:p>
          </table:table-cell>
          <table:table-cell office:value-type="float" office:value="0.23638531" calcext:value-type="float">
            <text:p>0.23638531</text:p>
          </table:table-cell>
          <table:table-cell office:value-type="float" office:value="0.080195918367347" calcext:value-type="float">
            <text:p>0.080195918367347</text:p>
          </table:table-cell>
          <table:table-cell office:value-type="float" office:value="71885.2" calcext:value-type="float">
            <text:p>71885.2</text:p>
          </table:table-cell>
          <table:table-cell/>
        </table:table-row>
        <table:table-row table:style-name="ro1">
          <table:table-cell office:value-type="string" calcext:value-type="string">
            <text:p>5f127ebf-927e-4c1e-a964-b85b7e205c36</text:p>
          </table:table-cell>
          <table:table-cell office:value-type="float" office:value="0.0350434903489937" calcext:value-type="float">
            <text:p>0.035043490348994</text:p>
          </table:table-cell>
          <table:table-cell office:value-type="float" office:value="0.0384736933033709" calcext:value-type="float">
            <text:p>0.038473693303371</text:p>
          </table:table-cell>
          <table:table-cell office:value-type="string" calcext:value-type="string">
            <text:p>tanh</text:p>
          </table:table-cell>
          <table:table-cell table:number-columns-repeated="2" office:value-type="string" calcext:value-type="string">
            <text:p>sigmoid</text:p>
          </table:table-cell>
          <table:table-cell office:value-type="string" calcext:value-type="string">
            <text:p>linear</text:p>
          </table:table-cell>
          <table:table-cell office:value-type="float" office:value="0.1460301" calcext:value-type="float">
            <text:p>0.1460301</text:p>
          </table:table-cell>
          <table:table-cell office:value-type="float" office:value="0.14410126" calcext:value-type="float">
            <text:p>0.14410126</text:p>
          </table:table-cell>
          <table:table-cell office:value-type="float" office:value="0.02692362" calcext:value-type="float">
            <text:p>0.02692362</text:p>
          </table:table-cell>
          <table:table-cell office:value-type="float" office:value="0.24290304" calcext:value-type="float">
            <text:p>0.24290304</text:p>
          </table:table-cell>
          <table:table-cell office:value-type="float" office:value="0.0102040816326531" calcext:value-type="float">
            <text:p>0.010204081632653</text:p>
          </table:table-cell>
          <table:table-cell office:value-type="float" office:value="62776.98" calcext:value-type="float">
            <text:p>62776.98</text:p>
          </table:table-cell>
          <table:table-cell/>
        </table:table-row>
        <table:table-row table:style-name="ro1">
          <table:table-cell office:value-type="string" calcext:value-type="string">
            <text:p>81e21ab4-1cd4-4c4d-9824-1eed34131715</text:p>
          </table:table-cell>
          <table:table-cell office:value-type="float" office:value="0.0305238249436154" calcext:value-type="float">
            <text:p>0.030523824943615</text:p>
          </table:table-cell>
          <table:table-cell office:value-type="float" office:value="0.119420579041838" calcext:value-type="float">
            <text:p>0.119420579041838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inear</text:p>
          </table:table-cell>
          <table:table-cell office:value-type="float" office:value="0.04910894" calcext:value-type="float">
            <text:p>0.04910894</text:p>
          </table:table-cell>
          <table:table-cell office:value-type="float" office:value="0.11791346" calcext:value-type="float">
            <text:p>0.11791346</text:p>
          </table:table-cell>
          <table:table-cell office:value-type="float" office:value="0.08494841" calcext:value-type="float">
            <text:p>0.08494841</text:p>
          </table:table-cell>
          <table:table-cell office:value-type="float" office:value="0.01" calcext:value-type="float">
            <text:p>0.01</text:p>
          </table:table-cell>
          <table:table-cell office:value-type="float" office:value="0.0705959183673469" calcext:value-type="float">
            <text:p>0.070595918367347</text:p>
          </table:table-cell>
          <table:table-cell office:value-type="float" office:value="282057.8" calcext:value-type="float">
            <text:p>282057.8</text:p>
          </table:table-cell>
          <table:table-cell/>
        </table:table-row>
        <table:table-row table:style-name="ro1">
          <table:table-cell office:value-type="string" calcext:value-type="string">
            <text:p>58886b00-10cc-405e-98e5-62992c489a90</text:p>
          </table:table-cell>
          <table:table-cell office:value-type="float" office:value="0.0782485882916423" calcext:value-type="float">
            <text:p>0.078248588291642</text:p>
          </table:table-cell>
          <table:table-cell office:value-type="float" office:value="0.127184551590522" calcext:value-type="float">
            <text:p>0.127184551590522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linear</text:p>
          </table:table-cell>
          <table:table-cell office:value-type="float" office:value="0.0972092" calcext:value-type="float">
            <text:p>0.0972092</text:p>
          </table:table-cell>
          <table:table-cell office:value-type="float" office:value="0.01" calcext:value-type="float">
            <text:p>0.01</text:p>
          </table:table-cell>
          <table:table-cell office:value-type="float" office:value="0.20483379" calcext:value-type="float">
            <text:p>0.20483379</text:p>
          </table:table-cell>
          <table:table-cell office:value-type="float" office:value="0.06786081" calcext:value-type="float">
            <text:p>0.06786081</text:p>
          </table:table-cell>
          <table:table-cell office:value-type="float" office:value="0.00259591836734696" calcext:value-type="float">
            <text:p>0.002595918367347</text:p>
          </table:table-cell>
          <table:table-cell office:value-type="float" office:value="111443.99" calcext:value-type="float">
            <text:p>111443.99</text:p>
          </table:table-cell>
          <table:table-cell/>
        </table:table-row>
        <table:table-row table:style-name="ro1">
          <table:table-cell office:value-type="string" calcext:value-type="string">
            <text:p>a4be331d-6a01-42d2-bd0d-94c408157296</text:p>
          </table:table-cell>
          <table:table-cell office:value-type="float" office:value="0.0196197152442312" calcext:value-type="float">
            <text:p>0.019619715244231</text:p>
          </table:table-cell>
          <table:table-cell office:value-type="float" office:value="0.159391783179652" calcext:value-type="float">
            <text:p>0.159391783179652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inear</text:p>
          </table:table-cell>
          <table:table-cell office:value-type="float" office:value="0.15261275" calcext:value-type="float">
            <text:p>0.15261275</text:p>
          </table:table-cell>
          <table:table-cell office:value-type="float" office:value="0.0857584" calcext:value-type="float">
            <text:p>0.0857584</text:p>
          </table:table-cell>
          <table:table-cell office:value-type="float" office:value="0.12392693" calcext:value-type="float">
            <text:p>0.12392693</text:p>
          </table:table-cell>
          <table:table-cell office:value-type="float" office:value="0.14966564" calcext:value-type="float">
            <text:p>0.14966564</text:p>
          </table:table-cell>
          <table:table-cell office:value-type="float" office:value="0.0281959183673469" calcext:value-type="float">
            <text:p>0.028195918367347</text:p>
          </table:table-cell>
          <table:table-cell office:value-type="float" office:value="230976.55" calcext:value-type="float">
            <text:p>230976.55</text:p>
          </table:table-cell>
          <table:table-cell/>
        </table:table-row>
        <table:table-row table:style-name="ro1">
          <table:table-cell office:value-type="string" calcext:value-type="string">
            <text:p>84a9c723-dfe3-4f3b-a837-7ed9a8aca0c5</text:p>
          </table:table-cell>
          <table:table-cell office:value-type="float" office:value="0.0775907375976344" calcext:value-type="float">
            <text:p>0.077590737597634</text:p>
          </table:table-cell>
          <table:table-cell office:value-type="float" office:value="0.0269780398802442" calcext:value-type="float">
            <text:p>0.026978039880244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linear</text:p>
          </table:table-cell>
          <table:table-cell office:value-type="float" office:value="0.0614272" calcext:value-type="float">
            <text:p>0.0614272</text:p>
          </table:table-cell>
          <table:table-cell office:value-type="float" office:value="0.09451875" calcext:value-type="float">
            <text:p>0.09451875</text:p>
          </table:table-cell>
          <table:table-cell office:value-type="float" office:value="0.04385131" calcext:value-type="float">
            <text:p>0.04385131</text:p>
          </table:table-cell>
          <table:table-cell office:value-type="float" office:value="0.09389401" calcext:value-type="float">
            <text:p>0.09389401</text:p>
          </table:table-cell>
          <table:table-cell office:value-type="float" office:value="0.0553959183673469" calcext:value-type="float">
            <text:p>0.055395918367347</text:p>
          </table:table-cell>
          <table:table-cell office:value-type="float" office:value="338425.22" calcext:value-type="float">
            <text:p>338425.22</text:p>
          </table:table-cell>
          <table:table-cell/>
        </table:table-row>
        <table:table-row table:style-name="ro1">
          <table:table-cell office:value-type="string" calcext:value-type="string">
            <text:p>7ccfc5b6-91f3-4480-a625-b25dea569686</text:p>
          </table:table-cell>
          <table:table-cell office:value-type="float" office:value="0.0869200348689675" calcext:value-type="float">
            <text:p>0.086920034868968</text:p>
          </table:table-cell>
          <table:table-cell office:value-type="float" office:value="0.0328328108176832" calcext:value-type="float">
            <text:p>0.032832810817683</text:p>
          </table:table-cell>
          <table:table-cell table:number-columns-repeated="2" office:value-type="string" calcext:value-type="string">
            <text:p>relu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inear</text:p>
          </table:table-cell>
          <table:table-cell office:value-type="float" office:value="0.10597792" calcext:value-type="float">
            <text:p>0.10597792</text:p>
          </table:table-cell>
          <table:table-cell office:value-type="float" office:value="0.16507454" calcext:value-type="float">
            <text:p>0.16507454</text:p>
          </table:table-cell>
          <table:table-cell office:value-type="float" office:value="0.05542022" calcext:value-type="float">
            <text:p>0.05542022</text:p>
          </table:table-cell>
          <table:table-cell office:value-type="float" office:value="0.01" calcext:value-type="float">
            <text:p>0.01</text:p>
          </table:table-cell>
          <table:table-cell office:value-type="float" office:value="0.00860408163265303" calcext:value-type="float">
            <text:p>0.008604081632653</text:p>
          </table:table-cell>
          <table:table-cell office:value-type="float" office:value="103942.97" calcext:value-type="float">
            <text:p>103942.97</text:p>
          </table:table-cell>
          <table:table-cell/>
        </table:table-row>
        <table:table-row table:style-name="ro1">
          <table:table-cell table:style-name="ce74"/>
          <table:table-cell table:style-name="ce75" table:formula="of:=AVERAGE([.B49:.B58])" office:value-type="float" office:value="0.0672720251043033" calcext:value-type="float">
            <text:p>0.067272025104303</text:p>
          </table:table-cell>
          <table:table-cell table:style-name="ce75" table:formula="of:=AVERAGE([.C49:.C58])" office:value-type="float" office:value="0.11369746296216" calcext:value-type="float">
            <text:p>0.11369746296216</text:p>
          </table:table-cell>
          <table:table-cell table:style-name="ce75" table:number-columns-repeated="4"/>
          <table:table-cell table:style-name="ce75" table:formula="of:=AVERAGE([.H49:.H58])" office:value-type="float" office:value="0.089876251" calcext:value-type="float">
            <text:p>0.089876251</text:p>
          </table:table-cell>
          <table:table-cell table:style-name="ce75" table:formula="of:=AVERAGE([.I49:.I58])" office:value-type="float" office:value="0.094887417" calcext:value-type="float">
            <text:p>0.094887417</text:p>
          </table:table-cell>
          <table:table-cell table:style-name="ce75" table:formula="of:=AVERAGE([.J49:.J58])" office:value-type="float" office:value="0.109495298" calcext:value-type="float">
            <text:p>0.109495298</text:p>
          </table:table-cell>
          <table:table-cell table:style-name="ce75" table:formula="of:=AVERAGE([.K49:.K58])" office:value-type="float" office:value="0.116942654" calcext:value-type="float">
            <text:p>0.116942654</text:p>
          </table:table-cell>
          <table:table-cell table:style-name="ce75" table:formula="of:=AVERAGE([.L49:.L58])" office:value-type="float" office:value="0.0482775510204082" calcext:value-type="float">
            <text:p>0.048277551020408</text:p>
          </table:table-cell>
          <table:table-cell table:style-name="ce75" table:formula="of:=AVERAGE([.M49:.M58])" office:value-type="float" office:value="183750.959" calcext:value-type="float">
            <text:p>183750.959</text:p>
          </table:table-cell>
          <table:table-cell table:style-name="ce87" office:value-type="string" calcext:value-type="string">
            <text:p>Average</text:p>
          </table:table-cell>
        </table:table-row>
        <table:table-row table:style-name="ro1">
          <table:table-cell/>
          <table:table-cell table:style-name="ce34" table:number-columns-repeated="10"/>
          <table:table-cell table:style-name="ce34" table:formula="of:=MIN([.L49:.L58])" office:value-type="float" office:value="0.00259591836734696" calcext:value-type="float">
            <text:p>0.002595918367347</text:p>
          </table:table-cell>
          <table:table-cell table:style-name="ce77" table:formula="of:=MAX([.M49:.M58])" office:value-type="float" office:value="338425.22" calcext:value-type="float">
            <text:p>338425.22</text:p>
          </table:table-cell>
          <table:table-cell table:style-name="ce87" office:value-type="string" calcext:value-type="string">
            <text:p>Worst</text:p>
          </table:table-cell>
        </table:table-row>
        <table:table-row table:style-name="ro1">
          <table:table-cell/>
          <table:table-cell table:style-name="ce34" table:number-columns-repeated="10"/>
          <table:table-cell table:style-name="ce34" table:formula="of:=MAX([.L49:.L58])" office:value-type="float" office:value="0.092195918367347" calcext:value-type="float">
            <text:p>0.092195918367347</text:p>
          </table:table-cell>
          <table:table-cell table:style-name="ce34" table:formula="of:=MIN([.M49:.M58])" office:value-type="float" office:value="62776.98" calcext:value-type="float">
            <text:p>62776.98</text:p>
          </table:table-cell>
          <table:table-cell table:style-name="ce87" office:value-type="string" calcext:value-type="string">
            <text:p>Best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ce34" office:value-type="string" calcext:value-type="string">
            <text:p>Std. Dev.</text:p>
          </table:table-cell>
          <table:table-cell/>
          <table:table-cell table:style-name="ce34" office:value-type="string" calcext:value-type="string">
            <text:p>sigmoid</text:p>
          </table:table-cell>
          <table:table-cell table:style-name="ce34" office:value-type="string" calcext:value-type="string">
            <text:p>relu</text:p>
          </table:table-cell>
          <table:table-cell table:style-name="ce34" office:value-type="string" calcext:value-type="string">
            <text:p>tanh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ce28" table:formula="of:=STDEV([.L49:.L58])" office:value-type="float" office:value="0.0331143918957064" calcext:value-type="float">
            <text:p>0.0331</text:p>
          </table:table-cell>
          <table:table-cell/>
          <table:table-cell table:style-name="ce76" table:formula="of:=COUNTIF([.D49:.G58];&quot;=sigmoid&quot;)" office:value-type="float" office:value="12" calcext:value-type="float">
            <text:p>12</text:p>
          </table:table-cell>
          <table:table-cell table:style-name="ce76" table:formula="of:=COUNTIF([.D49:.G58];&quot;=relu&quot;)" office:value-type="float" office:value="8" calcext:value-type="float">
            <text:p>8</text:p>
          </table:table-cell>
          <table:table-cell table:style-name="ce76" table:formula="of:=COUNTIF([.D49:.G58];&quot;=tanh&quot;)" office:value-type="float" office:value="10" calcext:value-type="float">
            <text:p>10</text:p>
          </table:table-cell>
          <table:table-cell table:formula="of:=SUM([.K64:.M64])"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3"/>
          <table:table-cell table:style-name="ce45" table:formula="of:=[.K64]/COUNTA([.D49:.G58])" office:value-type="percentage" office:value="0.3" calcext:value-type="percentage">
            <text:p>30.00%</text:p>
          </table:table-cell>
          <table:table-cell table:style-name="ce45" table:formula="of:=[.L64]/COUNTA([.D49:.G58])" office:value-type="percentage" office:value="0.2" calcext:value-type="percentage">
            <text:p>20.00%</text:p>
          </table:table-cell>
          <table:table-cell table:style-name="ce45" table:formula="of:=[.M64]/COUNTA([.D49:.G58])" office:value-type="percentage" office:value="0.25" calcext:value-type="percentage">
            <text:p>25.00%</text:p>
          </table:table-cell>
          <table:table-cell table:style-name="ce45" table:formula="of:=SUM([.K65:.M65])" office:value-type="percentage" office:value="0.75" calcext:value-type="percentage">
            <text:p>75.00%</text:p>
          </table:table-cell>
        </table:table-row>
      </table:table>
      <table:table table:name="Configurations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row table:style-name="ro1">
          <table:table-cell table:style-name="ce29" office:value-type="string" calcext:value-type="string" table:number-columns-spanned="5" table:number-rows-spanned="1">
            <text:p>Configurations</text:p>
          </table:table-cell>
          <table:covered-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34" office:value-type="string" calcext:value-type="string">
            <text:p>Base EA</text:p>
          </table:table-cell>
          <table:table-cell office:value-type="string" calcext:value-type="string">
            <text:p>Base Value</text:p>
          </table:table-cell>
          <table:table-cell office:value-type="string" calcext:value-type="string">
            <text:p>Mutati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string" calcext:value-type="string">
            <text:p>Gaussian(0.05, 0.05)</text:p>
          </table:table-cell>
          <table:table-cell office:value-type="string" calcext:value-type="string">
            <text:p>Gaussian(0, 0.05)</text:p>
          </table:table-cell>
          <table:table-cell office:value-type="string" calcext:value-type="string">
            <text:p>0.001-0.000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mentum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Gaussian(0, 0.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ining Steps</text:p>
          </table:table-cell>
          <table:table-cell office:value-type="float" office:value="5000" calcext:value-type="float">
            <text:p>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ch-Size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vations</text:p>
          </table:table-cell>
          <table:table-cell office:value-type="string" calcext:value-type="string">
            <text:p>relu, tanh, sigmoid</text:p>
          </table:table-cell>
          <table:table-cell office:value-type="string" calcext:value-type="string">
            <text:p>Random new Activ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pout-Rates</text:p>
          </table:table-cell>
          <table:table-cell table:number-columns-repeated="2" office:value-type="string" calcext:value-type="string">
            <text:p>Gaussian(0.1, 0.05)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Pop-Siz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s-Per-Lay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ion-Ratio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er-Ratio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get-Size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ness</text:p>
          </table:table-cell>
          <table:table-cell office:value-type="string" calcext:value-type="string">
            <text:p>LCMC(N=100, K=50), MSE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34" office:value-type="string" calcext:value-type="string">
            <text:p>Base Basel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string" calcext:value-type="string">
            <text:p>Gaussian(0.05, 0.0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mentum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ing Steps</text:p>
          </table:table-cell>
          <table:table-cell office:value-type="float" office:value="5000" calcext:value-type="float">
            <text:p>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ch-Size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vations</text:p>
          </table:table-cell>
          <table:table-cell office:value-type="string" calcext:value-type="string">
            <text:p>relu, tanh, sigmo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pout-Rates</text:p>
          </table:table-cell>
          <table:table-cell office:value-type="string" calcext:value-type="string">
            <text:p>Gaussian(0.1, 0.0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p-Siz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s-Per-Lay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ion-Ratio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er-Ratio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get-Size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34" office:value-type="string" calcext:value-type="string">
            <text:p>Target-Size 10</text:p>
          </table:table-cell>
          <table:table-cell office:value-type="string" calcext:value-type="string">
            <text:p>Base Value</text:p>
          </table:table-cell>
          <table:table-cell office:value-type="string" calcext:value-type="string">
            <text:p>Mutati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string" calcext:value-type="string">
            <text:p>Gaussian(0.05, 0.025)</text:p>
          </table:table-cell>
          <table:table-cell office:value-type="string" calcext:value-type="string">
            <text:p>Gaussian(0, 0.025)</text:p>
          </table:table-cell>
          <table:table-cell office:value-type="float" office:value="0.00001" calcext:value-type="float">
            <text:p>1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mentum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Gaussian(0, 0.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ining Steps</text:p>
          </table:table-cell>
          <table:table-cell office:value-type="float" office:value="5000" calcext:value-type="float">
            <text:p>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ch-Size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vations</text:p>
          </table:table-cell>
          <table:table-cell office:value-type="string" calcext:value-type="string">
            <text:p>relu, tanh, sigmoid</text:p>
          </table:table-cell>
          <table:table-cell office:value-type="string" calcext:value-type="string">
            <text:p>Random new Activ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pout-Rates</text:p>
          </table:table-cell>
          <table:table-cell table:number-columns-repeated="2" office:value-type="string" calcext:value-type="string">
            <text:p>Gaussian(0.1, 0.05)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Pop-Siz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s-Per-Lay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ion-Ratio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er-Ratio</text:p>
          </table:table-cell>
          <table:table-cell office:value-type="float" office:value="0.115" calcext:value-type="float">
            <text:p>0.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get-Siz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ness</text:p>
          </table:table-cell>
          <table:table-cell office:value-type="string" calcext:value-type="string">
            <text:p>LCMC(N=100, K=50), MSE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34" office:value-type="string" calcext:value-type="string">
            <text:p>Target-Size 2</text:p>
          </table:table-cell>
          <table:table-cell office:value-type="string" calcext:value-type="string">
            <text:p>Base Value</text:p>
          </table:table-cell>
          <table:table-cell office:value-type="string" calcext:value-type="string">
            <text:p>Mutati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string" calcext:value-type="string">
            <text:p>Gaussian(0.05, 0.025)</text:p>
          </table:table-cell>
          <table:table-cell office:value-type="string" calcext:value-type="string">
            <text:p>Gaussian(0, 0.025)</text:p>
          </table:table-cell>
          <table:table-cell office:value-type="float" office:value="0.00001" calcext:value-type="float">
            <text:p>1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mentum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Gaussian(0, 0.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ining Steps</text:p>
          </table:table-cell>
          <table:table-cell office:value-type="float" office:value="5000" calcext:value-type="float">
            <text:p>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ch-Size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vations</text:p>
          </table:table-cell>
          <table:table-cell office:value-type="string" calcext:value-type="string">
            <text:p>relu, tanh, sigmoid</text:p>
          </table:table-cell>
          <table:table-cell office:value-type="string" calcext:value-type="string">
            <text:p>Random new Activ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pout-Rates</text:p>
          </table:table-cell>
          <table:table-cell table:number-columns-repeated="2" office:value-type="string" calcext:value-type="string">
            <text:p>Gaussian(0.1, 0.05)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Pop-Siz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s-Per-Lay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ion-Ratio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er-Ratio</text:p>
          </table:table-cell>
          <table:table-cell office:value-type="float" office:value="0.052" calcext:value-type="float">
            <text:p>0.0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get-Siz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ness</text:p>
          </table:table-cell>
          <table:table-cell office:value-type="string" calcext:value-type="string">
            <text:p>LCMC(N=100, K=50), MSE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34" office:value-type="string" calcext:value-type="string">
            <text:p>YPMSD Target-Size 22</text:p>
          </table:table-cell>
          <table:table-cell office:value-type="string" calcext:value-type="string">
            <text:p>Base Value</text:p>
          </table:table-cell>
          <table:table-cell office:value-type="string" calcext:value-type="string">
            <text:p>Mutati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string" calcext:value-type="string">
            <text:p>Gaussian(0.05, 0.025)</text:p>
          </table:table-cell>
          <table:table-cell office:value-type="string" calcext:value-type="string">
            <text:p>Gaussian(0, 0.025)</text:p>
          </table:table-cell>
          <table:table-cell office:value-type="float" office:value="0.00001" calcext:value-type="float">
            <text:p>1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mentum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Gaussian(0, 0.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ining Steps</text:p>
          </table:table-cell>
          <table:table-cell office:value-type="float" office:value="5000" calcext:value-type="float">
            <text:p>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ch-Size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vations</text:p>
          </table:table-cell>
          <table:table-cell office:value-type="string" calcext:value-type="string">
            <text:p>relu, tanh, sigmoid, linear output</text:p>
          </table:table-cell>
          <table:table-cell office:value-type="string" calcext:value-type="string">
            <text:p>Random new Activ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pout-Rates</text:p>
          </table:table-cell>
          <table:table-cell table:number-columns-repeated="2" office:value-type="string" calcext:value-type="string">
            <text:p>Gaussian(0.1, 0.05)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Pop-Siz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s-Per-Lay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ion-Ratio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er-Ratio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get-Siz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ness</text:p>
          </table:table-cell>
          <table:table-cell office:value-type="string" calcext:value-type="string">
            <text:p>LCMC(N=100, K=50), MSE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34" office:value-type="string" calcext:value-type="string">
            <text:p>Target-Size 10 <text:s/>6 layer</text:p>
          </table:table-cell>
          <table:table-cell office:value-type="string" calcext:value-type="string">
            <text:p>Base Value</text:p>
          </table:table-cell>
          <table:table-cell office:value-type="string" calcext:value-type="string">
            <text:p>Mutati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string" calcext:value-type="string">
            <text:p>Gaussian(0.05, 0.025)</text:p>
          </table:table-cell>
          <table:table-cell office:value-type="string" calcext:value-type="string">
            <text:p>Gaussian(0, 0.025)</text:p>
          </table:table-cell>
          <table:table-cell office:value-type="float" office:value="0.00001" calcext:value-type="float">
            <text:p>1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mentum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Gaussian(0, 0.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ining Steps</text:p>
          </table:table-cell>
          <table:table-cell office:value-type="float" office:value="5000" calcext:value-type="float">
            <text:p>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ch-Size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vations</text:p>
          </table:table-cell>
          <table:table-cell office:value-type="string" calcext:value-type="string">
            <text:p>relu, tanh, sigmoid</text:p>
          </table:table-cell>
          <table:table-cell office:value-type="string" calcext:value-type="string">
            <text:p>Random new Activ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pout-Rates</text:p>
          </table:table-cell>
          <table:table-cell table:number-columns-repeated="2" office:value-type="string" calcext:value-type="string">
            <text:p>Gaussian(0.1, 0.05)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Pop-Siz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s-Per-Lay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ion-Ratio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er-Ratio</text:p>
          </table:table-cell>
          <table:table-cell office:value-type="float" office:value="0.234" calcext:value-type="float">
            <text:p>0.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get-Siz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ness</text:p>
          </table:table-cell>
          <table:table-cell office:value-type="string" calcext:value-type="string">
            <text:p>LCMC(N=100, K=50), MS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">
      <number:number number:decimal-places="6" loext:min-decimal-places="6" number:min-integer-digits="1"/>
    </number:number-style>
    <number:number-style style:name="N11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4" loext:min-decimal-places="4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5">00/00/0000</text:date>, <text:time style:data-style-name="N2" text:time-value="10:25:26.2189548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5:21:42.957747404</meta:creation-date>
    <dc:date>2018-10-15T17:10:34.117741312</dc:date>
    <meta:editing-duration>P4DT2H59M28S</meta:editing-duration>
    <meta:editing-cycles>430</meta:editing-cycles>
    <meta:generator>LibreOffice/6.1.1.2$MacOSX_X86_64 LibreOffice_project/5d19a1bfa650b796764388cd8b33a5af1f5baa1b</meta:generator>
    <meta:document-statistic meta:table-count="8" meta:cell-count="14600" meta:object-count="0"/>
    <meta:user-defined meta:name=""/>
  </office:meta>
</office:document-meta>
</file>